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ScalaSans-RegularCon" svg:font-family="ScalaSans-RegularCon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288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9.356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1.037cm"/>
    </style:style>
    <style:style style:name="co11" style:family="table-column">
      <style:table-column-properties fo:break-before="auto" style:column-width="1.588cm"/>
    </style:style>
    <style:style style:name="co12" style:family="table-column">
      <style:table-column-properties fo:break-before="auto" style:column-width="0.677cm"/>
    </style:style>
    <style:style style:name="co13" style:family="table-column">
      <style:table-column-properties fo:break-before="auto" style:column-width="4.886cm"/>
    </style:style>
    <style:style style:name="co14" style:family="table-column">
      <style:table-column-properties fo:break-before="auto" style:column-width="3.413cm"/>
    </style:style>
    <style:style style:name="co15" style:family="table-column">
      <style:table-column-properties fo:break-before="auto" style:column-width="1.113cm"/>
    </style:style>
    <style:style style:name="co16" style:family="table-column">
      <style:table-column-properties fo:break-before="auto" style:column-width="0.808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1.677cm"/>
    </style:style>
    <style:style style:name="co19" style:family="table-column">
      <style:table-column-properties fo:break-before="auto" style:column-width="0.787cm"/>
    </style:style>
    <style:style style:name="co20" style:family="table-column">
      <style:table-column-properties fo:break-before="auto" style:column-width="3.092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94cm"/>
    </style:style>
    <style:style style:name="co23" style:family="table-column">
      <style:table-column-properties fo:break-before="auto" style:column-width="6.862cm"/>
    </style:style>
    <style:style style:name="co24" style:family="table-column">
      <style:table-column-properties fo:break-before="auto" style:column-width="5.265cm"/>
    </style:style>
    <style:style style:name="co25" style:family="table-column">
      <style:table-column-properties fo:break-before="auto" style:column-width="13.381cm"/>
    </style:style>
    <style:style style:name="co26" style:family="table-column">
      <style:table-column-properties fo:break-before="auto" style:column-width="5.787cm"/>
    </style:style>
    <style:style style:name="co27" style:family="table-column">
      <style:table-column-properties fo:break-before="auto" style:column-width="3.849cm"/>
    </style:style>
    <style:style style:name="co28" style:family="table-column">
      <style:table-column-properties fo:break-before="auto" style:column-width="4.15cm"/>
    </style:style>
    <style:style style:name="co29" style:family="table-column">
      <style:table-column-properties fo:break-before="auto" style:column-width="3.214cm"/>
    </style:style>
    <style:style style:name="co30" style:family="table-column">
      <style:table-column-properties fo:break-before="auto" style:column-width="1.806cm"/>
    </style:style>
    <style:style style:name="co31" style:family="table-column">
      <style:table-column-properties fo:break-before="auto" style:column-width="3.447cm"/>
    </style:style>
    <style:style style:name="co32" style:family="table-column">
      <style:table-column-properties fo:break-before="auto" style:column-width="3.815cm"/>
    </style:style>
    <style:style style:name="co33" style:family="table-column">
      <style:table-column-properties fo:break-before="auto" style:column-width="4.068cm"/>
    </style:style>
    <style:style style:name="co34" style:family="table-column">
      <style:table-column-properties fo:break-before="auto" style:column-width="11.183cm"/>
    </style:style>
    <style:style style:name="co35" style:family="table-column">
      <style:table-column-properties fo:break-before="auto" style:column-width="16.21cm"/>
    </style:style>
    <style:style style:name="co36" style:family="table-column">
      <style:table-column-properties fo:break-before="auto" style:column-width="0.764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1.461cm"/>
    </style:style>
    <style:style style:name="co39" style:family="table-column">
      <style:table-column-properties fo:break-before="auto" style:column-width="2.395cm"/>
    </style:style>
    <style:style style:name="co40" style:family="table-column">
      <style:table-column-properties fo:break-before="auto" style:column-width="3.949cm"/>
    </style:style>
    <style:style style:name="co41" style:family="table-column">
      <style:table-column-properties fo:break-before="auto" style:column-width="1.983cm"/>
    </style:style>
    <style:style style:name="co42" style:family="table-column">
      <style:table-column-properties fo:break-before="auto" style:column-width="2.33cm"/>
    </style:style>
    <style:style style:name="co43" style:family="table-column">
      <style:table-column-properties fo:break-before="auto" style:column-width="5.114cm"/>
    </style:style>
    <style:style style:name="co44" style:family="table-column">
      <style:table-column-properties fo:break-before="auto" style:column-width="4.217cm"/>
    </style:style>
    <style:style style:name="co45" style:family="table-column">
      <style:table-column-properties fo:break-before="auto" style:column-width="2.812cm"/>
    </style:style>
    <style:style style:name="co46" style:family="table-column">
      <style:table-column-properties fo:break-before="auto" style:column-width="2.778cm"/>
    </style:style>
    <style:style style:name="co47" style:family="table-column">
      <style:table-column-properties fo:break-before="auto" style:column-width="3.38cm"/>
    </style:style>
    <style:style style:name="co48" style:family="table-column">
      <style:table-column-properties fo:break-before="auto" style:column-width="8.311cm"/>
    </style:style>
    <style:style style:name="co49" style:family="table-column">
      <style:table-column-properties fo:break-before="auto" style:column-width="1.903cm"/>
    </style:style>
    <style:style style:name="co50" style:family="table-column">
      <style:table-column-properties fo:break-before="auto" style:column-width="1.106cm"/>
    </style:style>
    <style:style style:name="co51" style:family="table-column">
      <style:table-column-properties fo:break-before="auto" style:column-width="2.845cm"/>
    </style:style>
    <style:style style:name="co52" style:family="table-column">
      <style:table-column-properties fo:break-before="auto" style:column-width="8.123cm"/>
    </style:style>
    <style:style style:name="co53" style:family="table-column">
      <style:table-column-properties fo:break-before="auto" style:column-width="7.161cm"/>
    </style:style>
    <style:style style:name="co54" style:family="table-column">
      <style:table-column-properties fo:break-before="auto" style:column-width="5.424cm"/>
    </style:style>
    <style:style style:name="co55" style:family="table-column">
      <style:table-column-properties fo:break-before="auto" style:column-width="1.203cm"/>
    </style:style>
    <style:style style:name="co56" style:family="table-column">
      <style:table-column-properties fo:break-before="auto" style:column-width="3.881cm"/>
    </style:style>
    <style:style style:name="co57" style:family="table-column">
      <style:table-column-properties fo:break-before="auto" style:column-width="2.24cm"/>
    </style:style>
    <style:style style:name="co58" style:family="table-column">
      <style:table-column-properties fo:break-before="auto" style:column-width="5.387cm"/>
    </style:style>
    <style:style style:name="co59" style:family="table-column">
      <style:table-column-properties fo:break-before="auto" style:column-width="6.627cm"/>
    </style:style>
    <style:style style:name="co60" style:family="table-column">
      <style:table-column-properties fo:break-before="auto" style:column-width="1.339cm"/>
    </style:style>
    <style:style style:name="co61" style:family="table-column">
      <style:table-column-properties fo:break-before="auto" style:column-width="1.639cm"/>
    </style:style>
    <style:style style:name="co62" style:family="table-column">
      <style:table-column-properties fo:break-before="auto" style:column-width="3.782cm"/>
    </style:style>
    <style:style style:name="co63" style:family="table-column">
      <style:table-column-properties fo:break-before="auto" style:column-width="4.95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62cm" fo:break-before="auto" style:use-optimal-row-height="false"/>
    </style:style>
    <style:style style:name="ro3" style:family="table-row">
      <style:table-row-properties style:row-height="3.676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1.508cm" fo:break-before="auto" style:use-optimal-row-height="false"/>
    </style:style>
    <style:style style:name="ro6" style:family="table-row">
      <style:table-row-properties style:row-height="6.098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ro8" style:family="table-row">
      <style:table-row-properties style:row-height="4.484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3.92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0"/>
    <style:style style:name="ce2" style:family="table-cell" style:parent-style-name="Default" style:data-style-name="N0">
      <style:map style:condition="cell-content()=0" style:apply-style-name="Senza_20_nome1" style:base-cell-address="'purple_(wine_order)'.B1"/>
    </style:style>
    <style:style style:name="ce18" style:family="table-cell" style:parent-style-name="Default" style:data-style-name="N0">
      <style:map style:condition="cell-content()=0" style:apply-style-name="Senza_20_nome1" style:base-cell-address="'purple_(wine_order)'.B1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wrap-option="wrap" style:shrink-to-fit="true"/>
    </style:style>
    <style:style style:name="ce23" style:family="table-cell" style:parent-style-name="Default" style:data-style-name="N0">
      <style:table-cell-properties fo:wrap-option="wrap" style:shrink-to-fit="true"/>
    </style:style>
    <style:style style:name="ce24" style:family="table-cell" style:parent-style-name="Default" style:data-style-name="N0">
      <style:table-cell-properties fo:wrap-option="wrap" style:shrink-to-fit="true"/>
      <style:text-properties style:font-name="ScalaSans-RegularCon" fo:font-size="9pt" style:font-name-asian="ScalaSans-RegularCon" style:font-size-asian="9pt" style:font-name-complex="ScalaSans-RegularCon" style:font-size-complex="9pt"/>
    </style:style>
    <style:style style:name="ce8" style:family="table-cell" style:parent-style-name="Default" style:data-style-name="N0">
      <style:table-cell-properties fo:background-color="#ffff00"/>
    </style:style>
    <style:style style:name="ce25" style:family="table-cell" style:parent-style-name="Default" style:data-style-name="N0">
      <style:map style:condition="cell-content()=1" style:apply-style-name="Accent" style:base-cell-address="'yellow_(summer_visitor)'.T2"/>
    </style:style>
    <style:style style:name="ce26" style:family="table-cell" style:parent-style-name="Default" style:data-style-name="N0">
      <style:map style:condition="cell-content()=0" style:apply-style-name="Warning" style:base-cell-address="'yellow_(summer_visitor)'.T2"/>
    </style:style>
    <style:style style:name="ce14" style:family="table-cell" style:parent-style-name="Default" style:data-style-name="N0">
      <style:table-cell-properties fo:wrap-option="wrap"/>
    </style:style>
    <style:style style:name="ce12" style:family="table-cell" style:parent-style-name="Default" style:data-style-name="N0">
      <style:table-cell-properties fo:wrap-option="wrap"/>
    </style:style>
    <style:style style:name="ce11" style:family="table-cell" style:parent-style-name="Default" style:data-style-name="N0">
      <style:table-cell-properties style:cell-protect="none" style:print-content="true" fo:wrap-option="wrap"/>
    </style:style>
    <style:style style:name="ce19" style:family="table-cell" style:parent-style-name="Default">
      <style:table-cell-properties fo:wrap-option="wrap"/>
    </style:style>
    <style:style style:name="ce22" style:family="table-cell" style:parent-style-name="Default" style:data-style-name="N0">
      <style:map style:condition="cell-content()=1" style:apply-style-name="Accent" style:base-cell-address="'blue_(winter_visitor)'.T2"/>
    </style:style>
    <style:style style:name="ce27" style:family="table-cell" style:parent-style-name="Default" style:data-style-name="N0">
      <style:map style:condition="cell-content()=0" style:apply-style-name="Warning" style:base-cell-address="'blue_(winter_visitor)'.T2"/>
    </style:style>
    <style:style style:name="ce32" style:family="table-cell" style:parent-style-name="Default" style:data-style-name="N100"/>
    <style:style style:name="ce29" style:family="table-cell" style:parent-style-name="Default" style:data-style-name="N0">
      <style:map style:condition="cell-content()=1" style:apply-style-name="Accent" style:base-cell-address="automa.Z2"/>
    </style:style>
    <style:style style:name="ce30" style:family="table-cell" style:parent-style-name="Default" style:data-style-name="N0">
      <style:map style:condition="cell-content()=0" style:apply-style-name="Warning" style:base-cell-address="automa.Z2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ScalaSans-RegularCon" style:font-name-complex="ScalaSans-RegularCon" style:font-size-asian="9pt" style:font-size-complex="9pt"/>
    </style:style>
    <style:style style:name="T3" style:family="text">
      <style:text-properties style:font-name-asian="ScalaSans-RegularCon" style:font-name-complex="ScalaSans-RegularCon" style:font-size-asian="9pt" style:font-size-complex="9pt" fo:color="#000000"/>
    </style:style>
    <style:style style:name="T4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mas" table:style-name="ta1">
        <office:forms form:automatic-focus="false" form:apply-design-mode="false"/>
        <table:table-column table:style-name="co1" table:number-columns-repeated="7" table:default-cell-style-name="ce17"/>
        <table:table-column table:style-name="co2" table:default-cell-style-name="ce17"/>
        <table:table-column table:style-name="co1" table:number-columns-repeated="1016" table:default-cell-style-name="ce17"/>
        <table:table-row table:style-name="ro1">
          <table:table-cell office:value-type="string" calcext:value-type="string">
            <text:p>prog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yelllow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ira</text:p>
          </table:table-cell>
          <table:table-cell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146" calcext:value-type="float">
            <text:p>146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ae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 &amp; [.A2] &amp; &quot;=&gt;array( &quot;&amp;CHAR(10)&amp; &quot;  &quot;&quot;key&quot;&quot;=&gt;&quot;&amp;[.A2]&amp;&quot;, &quot;&amp;CHAR(10)&amp;  &quot;  &quot;&quot;name&quot;&quot;=&gt;clienttranslate(&quot;&quot;&quot;&amp;[.B2]&amp;&quot;&quot;&quot;), &quot;&amp;CHAR(10)&amp;  &quot;  &quot;&quot;green&quot;&quot;=&gt;&quot;&amp;[.C2]&amp;&quot;, &quot;&amp;CHAR(10)&amp;  &quot;  &quot;&quot;yellow&quot;&quot;=&gt;&quot;&amp;[.D2]&amp;&quot;, &quot;&amp;CHAR(10)&amp;  &quot;  &quot;&quot;purple&quot;&quot;=&gt;&quot;&amp;[.E2]&amp;&quot;, &quot;&amp;CHAR(10)&amp;  &quot;  &quot;&quot;blue&quot;&quot;=&gt;&quot;&amp;[.F2]&amp;&quot;, &quot;&amp;CHAR(10)&amp;  &quot;  &quot;&quot;lira&quot;&quot;=&gt;&quot;&amp;[.G2]&amp;&quot;), &quot;&amp;CHAR(10)" office:value-type="string" office:string-value="1=&gt;array( &#10;  &quot;key&quot;=&gt;1, &#10;  &quot;name&quot;=&gt;clienttranslate(&quot;Alaena&quot;), &#10;  &quot;green&quot;=&gt;1, &#10;  &quot;yellow&quot;=&gt;1, &#10;  &quot;purple&quot;=&gt;1, &#10;  &quot;blue&quot;=&gt;0, &#10;  &quot;lira&quot;=&gt;0), &#10;" calcext:value-type="string">
            <text:p>1=&gt;array( </text:p>
            <text:p>  "key"=&gt;1, </text:p>
            <text:p>  "name"=&gt;clienttranslate("Alaena"), </text:p>
            <text:p>  "green"=&gt;1, </text:p>
            <text:p>  "yellow"=&gt;1, </text:p>
            <text:p>  "purple"=&gt;1, </text:p>
            <text:p>  "blue"=&gt;0, </text:p>
            <text:p>  "lira"=&gt;0), </text:p>
            <text:p/>
          </table:table-cell>
          <table:table-cell table:style-name="Default" table:formula="of:=MOD( [.A2]-1;10)" office:value-type="float" office:value="0" calcext:value-type="float">
            <text:p>0</text:p>
          </table:table-cell>
          <table:table-cell table:style-name="Default" table:formula="of:=INT(([.A2]-1)/10)" office:value-type="float" office:value="0" calcext:value-type="float">
            <text:p>0</text:p>
          </table:table-cell>
          <table:table-cell table:formula="of:=&quot;.mamaPapaCard.card_&quot;&amp;[.$A2]&amp;&quot; {  background-position: -&quot;&amp;([.$I2])*[.K$1]&amp;&quot;px -&quot;&amp;([.$J2])*210&amp;&quot;px; }&quot;" office:value-type="string" office:string-value=".mamaPapaCard.card_1 {  background-position: -0px -0px; }" calcext:value-type="string">
            <text:p>.mamaPapaCard.card_1 { <text:s/>background-position: -0px -0px; }</text:p>
          </table:table-cell>
          <table:table-cell table:formula="of:=&quot;.mamaPapaCard.small.card_&quot;&amp;[.$A2]&amp;&quot; {  background-position: -&quot;&amp;([.$I2])*[.L$1]&amp;&quot;px -&quot;&amp;([.$J2])*105&amp;&quot;px; }&quot;" office:value-type="string" office:string-value=".mamaPapaCard.small.card_1 {  background-position: -0px -0px; }" calcext:value-type="string">
            <text:p>.mamaPapaCard.small.card_1 { <text:s/>background-position: -0px -0px; }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lys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3] &amp; &quot;=&gt;array( &quot;&amp;CHAR(10)&amp; &quot;  &quot;&quot;key&quot;&quot;=&gt;&quot;&amp;[.A3]&amp;&quot;, &quot;&amp;CHAR(10)&amp;  &quot;  &quot;&quot;name&quot;&quot;=&gt;clienttranslate(&quot;&quot;&quot;&amp;[.B3]&amp;&quot;&quot;&quot;), &quot;&amp;CHAR(10)&amp;  &quot;  &quot;&quot;green&quot;&quot;=&gt;&quot;&amp;[.C3]&amp;&quot;, &quot;&amp;CHAR(10)&amp;  &quot;  &quot;&quot;yellow&quot;&quot;=&gt;&quot;&amp;[.D3]&amp;&quot;, &quot;&amp;CHAR(10)&amp;  &quot;  &quot;&quot;purple&quot;&quot;=&gt;&quot;&amp;[.E3]&amp;&quot;, &quot;&amp;CHAR(10)&amp;  &quot;  &quot;&quot;blue&quot;&quot;=&gt;&quot;&amp;[.F3]&amp;&quot;, &quot;&amp;CHAR(10)&amp;  &quot;  &quot;&quot;lira&quot;&quot;=&gt;&quot;&amp;[.G3]&amp;&quot;), &quot;&amp;CHAR(10)" office:value-type="string" office:string-value="2=&gt;array( &#10;  &quot;key&quot;=&gt;2, &#10;  &quot;name&quot;=&gt;clienttranslate(&quot;Alyssa&quot;), &#10;  &quot;green&quot;=&gt;1, &#10;  &quot;yellow&quot;=&gt;1, &#10;  &quot;purple&quot;=&gt;0, &#10;  &quot;blue&quot;=&gt;1, &#10;  &quot;lira&quot;=&gt;0), &#10;" calcext:value-type="string">
            <text:p>2=&gt;array( </text:p>
            <text:p>  "key"=&gt;2, </text:p>
            <text:p>  "name"=&gt;clienttranslate("Alyssa"), </text:p>
            <text:p>  "green"=&gt;1, </text:p>
            <text:p>  "yellow"=&gt;1, </text:p>
            <text:p>  "purple"=&gt;0, </text:p>
            <text:p>  "blue"=&gt;1, </text:p>
            <text:p>  "lira"=&gt;0), </text:p>
            <text:p/>
          </table:table-cell>
          <table:table-cell table:style-name="Default" table:formula="of:=MOD( [.A3]-1;10)" office:value-type="float" office:value="1" calcext:value-type="float">
            <text:p>1</text:p>
          </table:table-cell>
          <table:table-cell table:style-name="Default" table:formula="of:=INT(([.A3]-1)/10)" office:value-type="float" office:value="0" calcext:value-type="float">
            <text:p>0</text:p>
          </table:table-cell>
          <table:table-cell table:formula="of:=&quot;.mamaPapaCard.card_&quot;&amp;[.$A3]&amp;&quot; {  background-position: -&quot;&amp;([.$I3])*[.K$1]&amp;&quot;px -&quot;&amp;([.$J3])*210&amp;&quot;px; }&quot;" office:value-type="string" office:string-value=".mamaPapaCard.card_2 {  background-position: -292px -0px; }" calcext:value-type="string">
            <text:p>.mamaPapaCard.card_2 { <text:s/>background-position: -292px -0px; }</text:p>
          </table:table-cell>
          <table:table-cell table:formula="of:=&quot;.mamaPapaCard.small.card_&quot;&amp;[.$A3]&amp;&quot; {  background-position: -&quot;&amp;([.$I3])*[.L$1]&amp;&quot;px -&quot;&amp;([.$J3])*105&amp;&quot;px; }&quot;" office:value-type="string" office:string-value=".mamaPapaCard.small.card_2 {  background-position: -146px -0px; }" calcext:value-type="string">
            <text:p>.mamaPapaCard.small.card_2 { <text:s/>background-position: -146px -0px; }</text:p>
          </table:table-cell>
          <table:table-cell table:number-columns-repeated="10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a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4] &amp; &quot;=&gt;array( &quot;&amp;CHAR(10)&amp; &quot;  &quot;&quot;key&quot;&quot;=&gt;&quot;&amp;[.A4]&amp;&quot;, &quot;&amp;CHAR(10)&amp;  &quot;  &quot;&quot;name&quot;&quot;=&gt;clienttranslate(&quot;&quot;&quot;&amp;[.B4]&amp;&quot;&quot;&quot;), &quot;&amp;CHAR(10)&amp;  &quot;  &quot;&quot;green&quot;&quot;=&gt;&quot;&amp;[.C4]&amp;&quot;, &quot;&amp;CHAR(10)&amp;  &quot;  &quot;&quot;yellow&quot;&quot;=&gt;&quot;&amp;[.D4]&amp;&quot;, &quot;&amp;CHAR(10)&amp;  &quot;  &quot;&quot;purple&quot;&quot;=&gt;&quot;&amp;[.E4]&amp;&quot;, &quot;&amp;CHAR(10)&amp;  &quot;  &quot;&quot;blue&quot;&quot;=&gt;&quot;&amp;[.F4]&amp;&quot;, &quot;&amp;CHAR(10)&amp;  &quot;  &quot;&quot;lira&quot;&quot;=&gt;&quot;&amp;[.G4]&amp;&quot;), &quot;&amp;CHAR(10)" office:value-type="string" office:string-value="3=&gt;array( &#10;  &quot;key&quot;=&gt;3, &#10;  &quot;name&quot;=&gt;clienttranslate(&quot;Deann&quot;), &#10;  &quot;green&quot;=&gt;1, &#10;  &quot;yellow&quot;=&gt;0, &#10;  &quot;purple&quot;=&gt;1, &#10;  &quot;blue&quot;=&gt;1, &#10;  &quot;lira&quot;=&gt;0), &#10;" calcext:value-type="string">
            <text:p>3=&gt;array( </text:p>
            <text:p>  "key"=&gt;3, </text:p>
            <text:p>  "name"=&gt;clienttranslate("Deann"), </text:p>
            <text:p>  "green"=&gt;1, </text:p>
            <text:p>  "yellow"=&gt;0, </text:p>
            <text:p>  "purple"=&gt;1, </text:p>
            <text:p>  "blue"=&gt;1, </text:p>
            <text:p>  "lira"=&gt;0), </text:p>
            <text:p/>
          </table:table-cell>
          <table:table-cell table:style-name="Default" table:formula="of:=MOD( [.A4]-1;10)" office:value-type="float" office:value="2" calcext:value-type="float">
            <text:p>2</text:p>
          </table:table-cell>
          <table:table-cell table:style-name="Default" table:formula="of:=INT(([.A4]-1)/10)" office:value-type="float" office:value="0" calcext:value-type="float">
            <text:p>0</text:p>
          </table:table-cell>
          <table:table-cell table:formula="of:=&quot;.mamaPapaCard.card_&quot;&amp;[.$A4]&amp;&quot; {  background-position: -&quot;&amp;([.$I4])*[.K$1]&amp;&quot;px -&quot;&amp;([.$J4])*210&amp;&quot;px; }&quot;" office:value-type="string" office:string-value=".mamaPapaCard.card_3 {  background-position: -584px -0px; }" calcext:value-type="string">
            <text:p>.mamaPapaCard.card_3 { <text:s/>background-position: -584px -0px; }</text:p>
          </table:table-cell>
          <table:table-cell table:formula="of:=&quot;.mamaPapaCard.small.card_&quot;&amp;[.$A4]&amp;&quot; {  background-position: -&quot;&amp;([.$I4])*[.L$1]&amp;&quot;px -&quot;&amp;([.$J4])*105&amp;&quot;px; }&quot;" office:value-type="string" office:string-value=".mamaPapaCard.small.card_3 {  background-position: -292px -0px; }" calcext:value-type="string">
            <text:p>.mamaPapaCard.small.card_3 { <text:s/>background-position: -292px -0px; }</text:p>
          </table:table-cell>
          <table:table-cell table:number-columns-repeated="10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go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5] &amp; &quot;=&gt;array( &quot;&amp;CHAR(10)&amp; &quot;  &quot;&quot;key&quot;&quot;=&gt;&quot;&amp;[.A5]&amp;&quot;, &quot;&amp;CHAR(10)&amp;  &quot;  &quot;&quot;name&quot;&quot;=&gt;clienttranslate(&quot;&quot;&quot;&amp;[.B5]&amp;&quot;&quot;&quot;), &quot;&amp;CHAR(10)&amp;  &quot;  &quot;&quot;green&quot;&quot;=&gt;&quot;&amp;[.C5]&amp;&quot;, &quot;&amp;CHAR(10)&amp;  &quot;  &quot;&quot;yellow&quot;&quot;=&gt;&quot;&amp;[.D5]&amp;&quot;, &quot;&amp;CHAR(10)&amp;  &quot;  &quot;&quot;purple&quot;&quot;=&gt;&quot;&amp;[.E5]&amp;&quot;, &quot;&amp;CHAR(10)&amp;  &quot;  &quot;&quot;blue&quot;&quot;=&gt;&quot;&amp;[.F5]&amp;&quot;, &quot;&amp;CHAR(10)&amp;  &quot;  &quot;&quot;lira&quot;&quot;=&gt;&quot;&amp;[.G5]&amp;&quot;), &quot;&amp;CHAR(10)" office:value-type="string" office:string-value="4=&gt;array( &#10;  &quot;key&quot;=&gt;4, &#10;  &quot;name&quot;=&gt;clienttranslate(&quot;Margot&quot;), &#10;  &quot;green&quot;=&gt;0, &#10;  &quot;yellow&quot;=&gt;1, &#10;  &quot;purple&quot;=&gt;1, &#10;  &quot;blue&quot;=&gt;1, &#10;  &quot;lira&quot;=&gt;0), &#10;" calcext:value-type="string">
            <text:p>4=&gt;array( </text:p>
            <text:p>  "key"=&gt;4, </text:p>
            <text:p>  "name"=&gt;clienttranslate("Margot"), </text:p>
            <text:p>  "green"=&gt;0, </text:p>
            <text:p>  "yellow"=&gt;1, </text:p>
            <text:p>  "purple"=&gt;1, </text:p>
            <text:p>  "blue"=&gt;1, </text:p>
            <text:p>  "lira"=&gt;0), </text:p>
            <text:p/>
          </table:table-cell>
          <table:table-cell table:style-name="Default" table:formula="of:=MOD( [.A5]-1;10)" office:value-type="float" office:value="3" calcext:value-type="float">
            <text:p>3</text:p>
          </table:table-cell>
          <table:table-cell table:style-name="Default" table:formula="of:=INT(([.A5]-1)/10)" office:value-type="float" office:value="0" calcext:value-type="float">
            <text:p>0</text:p>
          </table:table-cell>
          <table:table-cell table:formula="of:=&quot;.mamaPapaCard.card_&quot;&amp;[.$A5]&amp;&quot; {  background-position: -&quot;&amp;([.$I5])*[.K$1]&amp;&quot;px -&quot;&amp;([.$J5])*210&amp;&quot;px; }&quot;" office:value-type="string" office:string-value=".mamaPapaCard.card_4 {  background-position: -876px -0px; }" calcext:value-type="string">
            <text:p>.mamaPapaCard.card_4 { <text:s/>background-position: -876px -0px; }</text:p>
          </table:table-cell>
          <table:table-cell table:formula="of:=&quot;.mamaPapaCard.small.card_&quot;&amp;[.$A5]&amp;&quot; {  background-position: -&quot;&amp;([.$I5])*[.L$1]&amp;&quot;px -&quot;&amp;([.$J5])*105&amp;&quot;px; }&quot;" office:value-type="string" office:string-value=".mamaPapaCard.small.card_4 {  background-position: -438px -0px; }" calcext:value-type="string">
            <text:p>.mamaPapaCard.small.card_4 { <text:s/>background-position: -438px -0px; }</text:p>
          </table:table-cell>
          <table:table-cell table:number-columns-repeated="10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argar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&quot;&quot; &amp; [.A6] &amp; &quot;=&gt;array( &quot;&amp;CHAR(10)&amp; &quot;  &quot;&quot;key&quot;&quot;=&gt;&quot;&amp;[.A6]&amp;&quot;, &quot;&amp;CHAR(10)&amp;  &quot;  &quot;&quot;name&quot;&quot;=&gt;clienttranslate(&quot;&quot;&quot;&amp;[.B6]&amp;&quot;&quot;&quot;), &quot;&amp;CHAR(10)&amp;  &quot;  &quot;&quot;green&quot;&quot;=&gt;&quot;&amp;[.C6]&amp;&quot;, &quot;&amp;CHAR(10)&amp;  &quot;  &quot;&quot;yellow&quot;&quot;=&gt;&quot;&amp;[.D6]&amp;&quot;, &quot;&amp;CHAR(10)&amp;  &quot;  &quot;&quot;purple&quot;&quot;=&gt;&quot;&amp;[.E6]&amp;&quot;, &quot;&amp;CHAR(10)&amp;  &quot;  &quot;&quot;blue&quot;&quot;=&gt;&quot;&amp;[.F6]&amp;&quot;, &quot;&amp;CHAR(10)&amp;  &quot;  &quot;&quot;lira&quot;&quot;=&gt;&quot;&amp;[.G6]&amp;&quot;), &quot;&amp;CHAR(10)" office:value-type="string" office:string-value="5=&gt;array( &#10;  &quot;key&quot;=&gt;5, &#10;  &quot;name&quot;=&gt;clienttranslate(&quot;Margaret&quot;), &#10;  &quot;green&quot;=&gt;2, &#10;  &quot;yellow&quot;=&gt;1, &#10;  &quot;purple&quot;=&gt;0, &#10;  &quot;blue&quot;=&gt;0, &#10;  &quot;lira&quot;=&gt;0), &#10;" calcext:value-type="string">
            <text:p>5=&gt;array( </text:p>
            <text:p>  "key"=&gt;5, </text:p>
            <text:p>  "name"=&gt;clienttranslate("Margaret"), </text:p>
            <text:p>  "green"=&gt;2, </text:p>
            <text:p>  "yellow"=&gt;1, </text:p>
            <text:p>  "purple"=&gt;0, </text:p>
            <text:p>  "blue"=&gt;0, </text:p>
            <text:p>  "lira"=&gt;0), </text:p>
            <text:p/>
          </table:table-cell>
          <table:table-cell table:style-name="Default" table:formula="of:=MOD( [.A6]-1;10)" office:value-type="float" office:value="4" calcext:value-type="float">
            <text:p>4</text:p>
          </table:table-cell>
          <table:table-cell table:style-name="Default" table:formula="of:=INT(([.A6]-1)/10)" office:value-type="float" office:value="0" calcext:value-type="float">
            <text:p>0</text:p>
          </table:table-cell>
          <table:table-cell table:formula="of:=&quot;.mamaPapaCard.card_&quot;&amp;[.$A6]&amp;&quot; {  background-position: -&quot;&amp;([.$I6])*[.K$1]&amp;&quot;px -&quot;&amp;([.$J6])*210&amp;&quot;px; }&quot;" office:value-type="string" office:string-value=".mamaPapaCard.card_5 {  background-position: -1168px -0px; }" calcext:value-type="string">
            <text:p>.mamaPapaCard.card_5 { <text:s/>background-position: -1168px -0px; }</text:p>
          </table:table-cell>
          <table:table-cell table:formula="of:=&quot;.mamaPapaCard.small.card_&quot;&amp;[.$A6]&amp;&quot; {  background-position: -&quot;&amp;([.$I6])*[.L$1]&amp;&quot;px -&quot;&amp;([.$J6])*105&amp;&quot;px; }&quot;" office:value-type="string" office:string-value=".mamaPapaCard.small.card_5 {  background-position: -584px -0px; }" calcext:value-type="string">
            <text:p>.mamaPapaCard.small.card_5 { <text:s/>background-position: -584px -0px; }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ic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 &amp; [.A7] &amp; &quot;=&gt;array( &quot;&amp;CHAR(10)&amp; &quot;  &quot;&quot;key&quot;&quot;=&gt;&quot;&amp;[.A7]&amp;&quot;, &quot;&amp;CHAR(10)&amp;  &quot;  &quot;&quot;name&quot;&quot;=&gt;clienttranslate(&quot;&quot;&quot;&amp;[.B7]&amp;&quot;&quot;&quot;), &quot;&amp;CHAR(10)&amp;  &quot;  &quot;&quot;green&quot;&quot;=&gt;&quot;&amp;[.C7]&amp;&quot;, &quot;&amp;CHAR(10)&amp;  &quot;  &quot;&quot;yellow&quot;&quot;=&gt;&quot;&amp;[.D7]&amp;&quot;, &quot;&amp;CHAR(10)&amp;  &quot;  &quot;&quot;purple&quot;&quot;=&gt;&quot;&amp;[.E7]&amp;&quot;, &quot;&amp;CHAR(10)&amp;  &quot;  &quot;&quot;blue&quot;&quot;=&gt;&quot;&amp;[.F7]&amp;&quot;, &quot;&amp;CHAR(10)&amp;  &quot;  &quot;&quot;lira&quot;&quot;=&gt;&quot;&amp;[.G7]&amp;&quot;), &quot;&amp;CHAR(10)" office:value-type="string" office:string-value="6=&gt;array( &#10;  &quot;key&quot;=&gt;6, &#10;  &quot;name&quot;=&gt;clienttranslate(&quot;Nici&quot;), &#10;  &quot;green&quot;=&gt;2, &#10;  &quot;yellow&quot;=&gt;0, &#10;  &quot;purple&quot;=&gt;1, &#10;  &quot;blue&quot;=&gt;0, &#10;  &quot;lira&quot;=&gt;0), &#10;" calcext:value-type="string">
            <text:p>6=&gt;array( </text:p>
            <text:p>  "key"=&gt;6, </text:p>
            <text:p>  "name"=&gt;clienttranslate("Nici"), </text:p>
            <text:p>  "green"=&gt;2, </text:p>
            <text:p>  "yellow"=&gt;0, </text:p>
            <text:p>  "purple"=&gt;1, </text:p>
            <text:p>  "blue"=&gt;0, </text:p>
            <text:p>  "lira"=&gt;0), </text:p>
            <text:p/>
          </table:table-cell>
          <table:table-cell table:style-name="Default" table:formula="of:=MOD( [.A7]-1;10)" office:value-type="float" office:value="5" calcext:value-type="float">
            <text:p>5</text:p>
          </table:table-cell>
          <table:table-cell table:style-name="Default" table:formula="of:=INT(([.A7]-1)/10)" office:value-type="float" office:value="0" calcext:value-type="float">
            <text:p>0</text:p>
          </table:table-cell>
          <table:table-cell table:formula="of:=&quot;.mamaPapaCard.card_&quot;&amp;[.$A7]&amp;&quot; {  background-position: -&quot;&amp;([.$I7])*[.K$1]&amp;&quot;px -&quot;&amp;([.$J7])*210&amp;&quot;px; }&quot;" office:value-type="string" office:string-value=".mamaPapaCard.card_6 {  background-position: -1460px -0px; }" calcext:value-type="string">
            <text:p>.mamaPapaCard.card_6 { <text:s/>background-position: -1460px -0px; }</text:p>
          </table:table-cell>
          <table:table-cell table:formula="of:=&quot;.mamaPapaCard.small.card_&quot;&amp;[.$A7]&amp;&quot; {  background-position: -&quot;&amp;([.$I7])*[.L$1]&amp;&quot;px -&quot;&amp;([.$J7])*105&amp;&quot;px; }&quot;" office:value-type="string" office:string-value=".mamaPapaCard.small.card_6 {  background-position: -730px -0px; }" calcext:value-type="string">
            <text:p>.mamaPapaCard.small.card_6 { <text:s/>background-position: -730px -0px; }</text:p>
          </table:table-cell>
          <table:table-cell table:number-columns-repeated="101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Teruy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8] &amp; &quot;=&gt;array( &quot;&amp;CHAR(10)&amp; &quot;  &quot;&quot;key&quot;&quot;=&gt;&quot;&amp;[.A8]&amp;&quot;, &quot;&amp;CHAR(10)&amp;  &quot;  &quot;&quot;name&quot;&quot;=&gt;clienttranslate(&quot;&quot;&quot;&amp;[.B8]&amp;&quot;&quot;&quot;), &quot;&amp;CHAR(10)&amp;  &quot;  &quot;&quot;green&quot;&quot;=&gt;&quot;&amp;[.C8]&amp;&quot;, &quot;&amp;CHAR(10)&amp;  &quot;  &quot;&quot;yellow&quot;&quot;=&gt;&quot;&amp;[.D8]&amp;&quot;, &quot;&amp;CHAR(10)&amp;  &quot;  &quot;&quot;purple&quot;&quot;=&gt;&quot;&amp;[.E8]&amp;&quot;, &quot;&amp;CHAR(10)&amp;  &quot;  &quot;&quot;blue&quot;&quot;=&gt;&quot;&amp;[.F8]&amp;&quot;, &quot;&amp;CHAR(10)&amp;  &quot;  &quot;&quot;lira&quot;&quot;=&gt;&quot;&amp;[.G8]&amp;&quot;), &quot;&amp;CHAR(10)" office:value-type="string" office:string-value="7=&gt;array( &#10;  &quot;key&quot;=&gt;7, &#10;  &quot;name&quot;=&gt;clienttranslate(&quot;Teruyo&quot;), &#10;  &quot;green&quot;=&gt;2, &#10;  &quot;yellow&quot;=&gt;0, &#10;  &quot;purple&quot;=&gt;0, &#10;  &quot;blue&quot;=&gt;1, &#10;  &quot;lira&quot;=&gt;0), &#10;" calcext:value-type="string">
            <text:p>7=&gt;array( </text:p>
            <text:p>  "key"=&gt;7, </text:p>
            <text:p>  "name"=&gt;clienttranslate("Teruyo"), </text:p>
            <text:p>  "green"=&gt;2, </text:p>
            <text:p>  "yellow"=&gt;0, </text:p>
            <text:p>  "purple"=&gt;0, </text:p>
            <text:p>  "blue"=&gt;1, </text:p>
            <text:p>  "lira"=&gt;0), </text:p>
            <text:p/>
          </table:table-cell>
          <table:table-cell table:style-name="Default" table:formula="of:=MOD( [.A8]-1;10)" office:value-type="float" office:value="6" calcext:value-type="float">
            <text:p>6</text:p>
          </table:table-cell>
          <table:table-cell table:style-name="Default" table:formula="of:=INT(([.A8]-1)/10)" office:value-type="float" office:value="0" calcext:value-type="float">
            <text:p>0</text:p>
          </table:table-cell>
          <table:table-cell table:formula="of:=&quot;.mamaPapaCard.card_&quot;&amp;[.$A8]&amp;&quot; {  background-position: -&quot;&amp;([.$I8])*[.K$1]&amp;&quot;px -&quot;&amp;([.$J8])*210&amp;&quot;px; }&quot;" office:value-type="string" office:string-value=".mamaPapaCard.card_7 {  background-position: -1752px -0px; }" calcext:value-type="string">
            <text:p>.mamaPapaCard.card_7 { <text:s/>background-position: -1752px -0px; }</text:p>
          </table:table-cell>
          <table:table-cell table:formula="of:=&quot;.mamaPapaCard.small.card_&quot;&amp;[.$A8]&amp;&quot; {  background-position: -&quot;&amp;([.$I8])*[.L$1]&amp;&quot;px -&quot;&amp;([.$J8])*105&amp;&quot;px; }&quot;" office:value-type="string" office:string-value=".mamaPapaCard.small.card_7 {  background-position: -876px -0px; }" calcext:value-type="string">
            <text:p>.mamaPapaCard.small.card_7 { <text:s/>background-position: -876px -0px; }</text:p>
          </table:table-cell>
          <table:table-cell table:number-columns-repeated="101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mi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&quot;&quot; &amp; [.A9] &amp; &quot;=&gt;array( &quot;&amp;CHAR(10)&amp; &quot;  &quot;&quot;key&quot;&quot;=&gt;&quot;&amp;[.A9]&amp;&quot;, &quot;&amp;CHAR(10)&amp;  &quot;  &quot;&quot;name&quot;&quot;=&gt;clienttranslate(&quot;&quot;&quot;&amp;[.B9]&amp;&quot;&quot;&quot;), &quot;&amp;CHAR(10)&amp;  &quot;  &quot;&quot;green&quot;&quot;=&gt;&quot;&amp;[.C9]&amp;&quot;, &quot;&amp;CHAR(10)&amp;  &quot;  &quot;&quot;yellow&quot;&quot;=&gt;&quot;&amp;[.D9]&amp;&quot;, &quot;&amp;CHAR(10)&amp;  &quot;  &quot;&quot;purple&quot;&quot;=&gt;&quot;&amp;[.E9]&amp;&quot;, &quot;&amp;CHAR(10)&amp;  &quot;  &quot;&quot;blue&quot;&quot;=&gt;&quot;&amp;[.F9]&amp;&quot;, &quot;&amp;CHAR(10)&amp;  &quot;  &quot;&quot;lira&quot;&quot;=&gt;&quot;&amp;[.G9]&amp;&quot;), &quot;&amp;CHAR(10)" office:value-type="string" office:string-value="8=&gt;array( &#10;  &quot;key&quot;=&gt;8, &#10;  &quot;name&quot;=&gt;clienttranslate(&quot;Emily&quot;), &#10;  &quot;green&quot;=&gt;1, &#10;  &quot;yellow&quot;=&gt;2, &#10;  &quot;purple&quot;=&gt;0, &#10;  &quot;blue&quot;=&gt;0, &#10;  &quot;lira&quot;=&gt;0), &#10;" calcext:value-type="string">
            <text:p>8=&gt;array( </text:p>
            <text:p>  "key"=&gt;8, </text:p>
            <text:p>  "name"=&gt;clienttranslate("Emily"), </text:p>
            <text:p>  "green"=&gt;1, </text:p>
            <text:p>  "yellow"=&gt;2, </text:p>
            <text:p>  "purple"=&gt;0, </text:p>
            <text:p>  "blue"=&gt;0, </text:p>
            <text:p>  "lira"=&gt;0), </text:p>
            <text:p/>
          </table:table-cell>
          <table:table-cell table:style-name="Default" table:formula="of:=MOD( [.A9]-1;10)" office:value-type="float" office:value="7" calcext:value-type="float">
            <text:p>7</text:p>
          </table:table-cell>
          <table:table-cell table:style-name="Default" table:formula="of:=INT(([.A9]-1)/10)" office:value-type="float" office:value="0" calcext:value-type="float">
            <text:p>0</text:p>
          </table:table-cell>
          <table:table-cell table:formula="of:=&quot;.mamaPapaCard.card_&quot;&amp;[.$A9]&amp;&quot; {  background-position: -&quot;&amp;([.$I9])*[.K$1]&amp;&quot;px -&quot;&amp;([.$J9])*210&amp;&quot;px; }&quot;" office:value-type="string" office:string-value=".mamaPapaCard.card_8 {  background-position: -2044px -0px; }" calcext:value-type="string">
            <text:p>.mamaPapaCard.card_8 { <text:s/>background-position: -2044px -0px; }</text:p>
          </table:table-cell>
          <table:table-cell table:formula="of:=&quot;.mamaPapaCard.small.card_&quot;&amp;[.$A9]&amp;&quot; {  background-position: -&quot;&amp;([.$I9])*[.L$1]&amp;&quot;px -&quot;&amp;([.$J9])*105&amp;&quot;px; }&quot;" office:value-type="string" office:string-value=".mamaPapaCard.small.card_8 {  background-position: -1022px -0px; }" calcext:value-type="string">
            <text:p>.mamaPapaCard.small.card_8 { <text:s/>background-position: -1022px -0px; }</text:p>
          </table:table-cell>
          <table:table-cell table:number-columns-repeated="101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ebecc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 &amp; [.A10] &amp; &quot;=&gt;array( &quot;&amp;CHAR(10)&amp; &quot;  &quot;&quot;key&quot;&quot;=&gt;&quot;&amp;[.A10]&amp;&quot;, &quot;&amp;CHAR(10)&amp;  &quot;  &quot;&quot;name&quot;&quot;=&gt;clienttranslate(&quot;&quot;&quot;&amp;[.B10]&amp;&quot;&quot;&quot;), &quot;&amp;CHAR(10)&amp;  &quot;  &quot;&quot;green&quot;&quot;=&gt;&quot;&amp;[.C10]&amp;&quot;, &quot;&amp;CHAR(10)&amp;  &quot;  &quot;&quot;yellow&quot;&quot;=&gt;&quot;&amp;[.D10]&amp;&quot;, &quot;&amp;CHAR(10)&amp;  &quot;  &quot;&quot;purple&quot;&quot;=&gt;&quot;&amp;[.E10]&amp;&quot;, &quot;&amp;CHAR(10)&amp;  &quot;  &quot;&quot;blue&quot;&quot;=&gt;&quot;&amp;[.F10]&amp;&quot;, &quot;&amp;CHAR(10)&amp;  &quot;  &quot;&quot;lira&quot;&quot;=&gt;&quot;&amp;[.G10]&amp;&quot;), &quot;&amp;CHAR(10)" office:value-type="string" office:string-value="9=&gt;array( &#10;  &quot;key&quot;=&gt;9, &#10;  &quot;name&quot;=&gt;clienttranslate(&quot;Rebecca&quot;), &#10;  &quot;green&quot;=&gt;0, &#10;  &quot;yellow&quot;=&gt;2, &#10;  &quot;purple&quot;=&gt;1, &#10;  &quot;blue&quot;=&gt;0, &#10;  &quot;lira&quot;=&gt;0), &#10;" calcext:value-type="string">
            <text:p>9=&gt;array( </text:p>
            <text:p>  "key"=&gt;9, </text:p>
            <text:p>  "name"=&gt;clienttranslate("Rebecca"), </text:p>
            <text:p>  "green"=&gt;0, </text:p>
            <text:p>  "yellow"=&gt;2, </text:p>
            <text:p>  "purple"=&gt;1, </text:p>
            <text:p>  "blue"=&gt;0, </text:p>
            <text:p>  "lira"=&gt;0), </text:p>
            <text:p/>
          </table:table-cell>
          <table:table-cell table:style-name="Default" table:formula="of:=MOD( [.A10]-1;10)" office:value-type="float" office:value="8" calcext:value-type="float">
            <text:p>8</text:p>
          </table:table-cell>
          <table:table-cell table:style-name="Default" table:formula="of:=INT(([.A10]-1)/10)" office:value-type="float" office:value="0" calcext:value-type="float">
            <text:p>0</text:p>
          </table:table-cell>
          <table:table-cell table:formula="of:=&quot;.mamaPapaCard.card_&quot;&amp;[.$A10]&amp;&quot; {  background-position: -&quot;&amp;([.$I10])*[.K$1]&amp;&quot;px -&quot;&amp;([.$J10])*210&amp;&quot;px; }&quot;" office:value-type="string" office:string-value=".mamaPapaCard.card_9 {  background-position: -2336px -0px; }" calcext:value-type="string">
            <text:p>.mamaPapaCard.card_9 { <text:s/>background-position: -2336px -0px; }</text:p>
          </table:table-cell>
          <table:table-cell table:formula="of:=&quot;.mamaPapaCard.small.card_&quot;&amp;[.$A10]&amp;&quot; {  background-position: -&quot;&amp;([.$I10])*[.L$1]&amp;&quot;px -&quot;&amp;([.$J10])*105&amp;&quot;px; }&quot;" office:value-type="string" office:string-value=".mamaPapaCard.small.card_9 {  background-position: -1168px -0px; }" calcext:value-type="string">
            <text:p>.mamaPapaCard.small.card_9 { <text:s/>background-position: -1168px -0px; }</text:p>
          </table:table-cell>
          <table:table-cell table:number-columns-repeated="101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any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11] &amp; &quot;=&gt;array( &quot;&amp;CHAR(10)&amp; &quot;  &quot;&quot;key&quot;&quot;=&gt;&quot;&amp;[.A11]&amp;&quot;, &quot;&amp;CHAR(10)&amp;  &quot;  &quot;&quot;name&quot;&quot;=&gt;clienttranslate(&quot;&quot;&quot;&amp;[.B11]&amp;&quot;&quot;&quot;), &quot;&amp;CHAR(10)&amp;  &quot;  &quot;&quot;green&quot;&quot;=&gt;&quot;&amp;[.C11]&amp;&quot;, &quot;&amp;CHAR(10)&amp;  &quot;  &quot;&quot;yellow&quot;&quot;=&gt;&quot;&amp;[.D11]&amp;&quot;, &quot;&amp;CHAR(10)&amp;  &quot;  &quot;&quot;purple&quot;&quot;=&gt;&quot;&amp;[.E11]&amp;&quot;, &quot;&amp;CHAR(10)&amp;  &quot;  &quot;&quot;blue&quot;&quot;=&gt;&quot;&amp;[.F11]&amp;&quot;, &quot;&amp;CHAR(10)&amp;  &quot;  &quot;&quot;lira&quot;&quot;=&gt;&quot;&amp;[.G11]&amp;&quot;), &quot;&amp;CHAR(10)" office:value-type="string" office:string-value="10=&gt;array( &#10;  &quot;key&quot;=&gt;10, &#10;  &quot;name&quot;=&gt;clienttranslate(&quot;Danyel&quot;), &#10;  &quot;green&quot;=&gt;0, &#10;  &quot;yellow&quot;=&gt;2, &#10;  &quot;purple&quot;=&gt;0, &#10;  &quot;blue&quot;=&gt;1, &#10;  &quot;lira&quot;=&gt;0), &#10;" calcext:value-type="string">
            <text:p>10=&gt;array( </text:p>
            <text:p>  "key"=&gt;10, </text:p>
            <text:p>  "name"=&gt;clienttranslate("Danyel"), </text:p>
            <text:p>  "green"=&gt;0, </text:p>
            <text:p>  "yellow"=&gt;2, </text:p>
            <text:p>  "purple"=&gt;0, </text:p>
            <text:p>  "blue"=&gt;1, </text:p>
            <text:p>  "lira"=&gt;0), </text:p>
            <text:p/>
          </table:table-cell>
          <table:table-cell table:style-name="Default" table:formula="of:=MOD( [.A11]-1;10)" office:value-type="float" office:value="9" calcext:value-type="float">
            <text:p>9</text:p>
          </table:table-cell>
          <table:table-cell table:style-name="Default" table:formula="of:=INT(([.A11]-1)/10)" office:value-type="float" office:value="0" calcext:value-type="float">
            <text:p>0</text:p>
          </table:table-cell>
          <table:table-cell table:formula="of:=&quot;.mamaPapaCard.card_&quot;&amp;[.$A11]&amp;&quot; {  background-position: -&quot;&amp;([.$I11])*[.K$1]&amp;&quot;px -&quot;&amp;([.$J11])*210&amp;&quot;px; }&quot;" office:value-type="string" office:string-value=".mamaPapaCard.card_10 {  background-position: -2628px -0px; }" calcext:value-type="string">
            <text:p>.mamaPapaCard.card_10 { <text:s/>background-position: -2628px -0px; }</text:p>
          </table:table-cell>
          <table:table-cell table:formula="of:=&quot;.mamaPapaCard.small.card_&quot;&amp;[.$A11]&amp;&quot; {  background-position: -&quot;&amp;([.$I11])*[.L$1]&amp;&quot;px -&quot;&amp;([.$J11])*105&amp;&quot;px; }&quot;" office:value-type="string" office:string-value=".mamaPapaCard.small.card_10 {  background-position: -1314px -0px; }" calcext:value-type="string">
            <text:p>.mamaPapaCard.small.card_10 { <text:s/>background-position: -1314px -0px; }</text:p>
          </table:table-cell>
          <table:table-cell table:number-columns-repeated="101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Lau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 &amp; [.A12] &amp; &quot;=&gt;array( &quot;&amp;CHAR(10)&amp; &quot;  &quot;&quot;key&quot;&quot;=&gt;&quot;&amp;[.A12]&amp;&quot;, &quot;&amp;CHAR(10)&amp;  &quot;  &quot;&quot;name&quot;&quot;=&gt;clienttranslate(&quot;&quot;&quot;&amp;[.B12]&amp;&quot;&quot;&quot;), &quot;&amp;CHAR(10)&amp;  &quot;  &quot;&quot;green&quot;&quot;=&gt;&quot;&amp;[.C12]&amp;&quot;, &quot;&amp;CHAR(10)&amp;  &quot;  &quot;&quot;yellow&quot;&quot;=&gt;&quot;&amp;[.D12]&amp;&quot;, &quot;&amp;CHAR(10)&amp;  &quot;  &quot;&quot;purple&quot;&quot;=&gt;&quot;&amp;[.E12]&amp;&quot;, &quot;&amp;CHAR(10)&amp;  &quot;  &quot;&quot;blue&quot;&quot;=&gt;&quot;&amp;[.F12]&amp;&quot;, &quot;&amp;CHAR(10)&amp;  &quot;  &quot;&quot;lira&quot;&quot;=&gt;&quot;&amp;[.G12]&amp;&quot;), &quot;&amp;CHAR(10)" office:value-type="string" office:string-value="11=&gt;array( &#10;  &quot;key&quot;=&gt;11, &#10;  &quot;name&quot;=&gt;clienttranslate(&quot;Laura&quot;), &#10;  &quot;green&quot;=&gt;1, &#10;  &quot;yellow&quot;=&gt;0, &#10;  &quot;purple&quot;=&gt;2, &#10;  &quot;blue&quot;=&gt;0, &#10;  &quot;lira&quot;=&gt;0), &#10;" calcext:value-type="string">
            <text:p>11=&gt;array( </text:p>
            <text:p>  "key"=&gt;11, </text:p>
            <text:p>  "name"=&gt;clienttranslate("Laura"), </text:p>
            <text:p>  "green"=&gt;1, </text:p>
            <text:p>  "yellow"=&gt;0, </text:p>
            <text:p>  "purple"=&gt;2, </text:p>
            <text:p>  "blue"=&gt;0, </text:p>
            <text:p>  "lira"=&gt;0), </text:p>
            <text:p/>
          </table:table-cell>
          <table:table-cell table:style-name="Default" table:formula="of:=MOD( [.A12]-1;10)" office:value-type="float" office:value="0" calcext:value-type="float">
            <text:p>0</text:p>
          </table:table-cell>
          <table:table-cell table:style-name="Default" table:formula="of:=INT(([.A12]-1)/10)" office:value-type="float" office:value="1" calcext:value-type="float">
            <text:p>1</text:p>
          </table:table-cell>
          <table:table-cell table:formula="of:=&quot;.mamaPapaCard.card_&quot;&amp;[.$A12]&amp;&quot; {  background-position: -&quot;&amp;([.$I12])*[.K$1]&amp;&quot;px -&quot;&amp;([.$J12])*210&amp;&quot;px; }&quot;" office:value-type="string" office:string-value=".mamaPapaCard.card_11 {  background-position: -0px -210px; }" calcext:value-type="string">
            <text:p>.mamaPapaCard.card_11 { <text:s/>background-position: -0px -210px; }</text:p>
          </table:table-cell>
          <table:table-cell table:formula="of:=&quot;.mamaPapaCard.small.card_&quot;&amp;[.$A12]&amp;&quot; {  background-position: -&quot;&amp;([.$I12])*[.L$1]&amp;&quot;px -&quot;&amp;([.$J12])*105&amp;&quot;px; }&quot;" office:value-type="string" office:string-value=".mamaPapaCard.small.card_11 {  background-position: -0px -105px; }" calcext:value-type="string">
            <text:p>.mamaPapaCard.small.card_11 { <text:s/>background-position: -0px -105px; }</text:p>
          </table:table-cell>
          <table:table-cell table:number-columns-repeated="101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J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 &amp; [.A13] &amp; &quot;=&gt;array( &quot;&amp;CHAR(10)&amp; &quot;  &quot;&quot;key&quot;&quot;=&gt;&quot;&amp;[.A13]&amp;&quot;, &quot;&amp;CHAR(10)&amp;  &quot;  &quot;&quot;name&quot;&quot;=&gt;clienttranslate(&quot;&quot;&quot;&amp;[.B13]&amp;&quot;&quot;&quot;), &quot;&amp;CHAR(10)&amp;  &quot;  &quot;&quot;green&quot;&quot;=&gt;&quot;&amp;[.C13]&amp;&quot;, &quot;&amp;CHAR(10)&amp;  &quot;  &quot;&quot;yellow&quot;&quot;=&gt;&quot;&amp;[.D13]&amp;&quot;, &quot;&amp;CHAR(10)&amp;  &quot;  &quot;&quot;purple&quot;&quot;=&gt;&quot;&amp;[.E13]&amp;&quot;, &quot;&amp;CHAR(10)&amp;  &quot;  &quot;&quot;blue&quot;&quot;=&gt;&quot;&amp;[.F13]&amp;&quot;, &quot;&amp;CHAR(10)&amp;  &quot;  &quot;&quot;lira&quot;&quot;=&gt;&quot;&amp;[.G13]&amp;&quot;), &quot;&amp;CHAR(10)" office:value-type="string" office:string-value="12=&gt;array( &#10;  &quot;key&quot;=&gt;12, &#10;  &quot;name&quot;=&gt;clienttranslate(&quot;Jess&quot;), &#10;  &quot;green&quot;=&gt;0, &#10;  &quot;yellow&quot;=&gt;1, &#10;  &quot;purple&quot;=&gt;2, &#10;  &quot;blue&quot;=&gt;0, &#10;  &quot;lira&quot;=&gt;0), &#10;" calcext:value-type="string">
            <text:p>12=&gt;array( </text:p>
            <text:p>  "key"=&gt;12, </text:p>
            <text:p>  "name"=&gt;clienttranslate("Jess"), </text:p>
            <text:p>  "green"=&gt;0, </text:p>
            <text:p>  "yellow"=&gt;1, </text:p>
            <text:p>  "purple"=&gt;2, </text:p>
            <text:p>  "blue"=&gt;0, </text:p>
            <text:p>  "lira"=&gt;0), </text:p>
            <text:p/>
          </table:table-cell>
          <table:table-cell table:style-name="Default" table:formula="of:=MOD( [.A13]-1;10)" office:value-type="float" office:value="1" calcext:value-type="float">
            <text:p>1</text:p>
          </table:table-cell>
          <table:table-cell table:style-name="Default" table:formula="of:=INT(([.A13]-1)/10)" office:value-type="float" office:value="1" calcext:value-type="float">
            <text:p>1</text:p>
          </table:table-cell>
          <table:table-cell table:formula="of:=&quot;.mamaPapaCard.card_&quot;&amp;[.$A13]&amp;&quot; {  background-position: -&quot;&amp;([.$I13])*[.K$1]&amp;&quot;px -&quot;&amp;([.$J13])*210&amp;&quot;px; }&quot;" office:value-type="string" office:string-value=".mamaPapaCard.card_12 {  background-position: -292px -210px; }" calcext:value-type="string">
            <text:p>.mamaPapaCard.card_12 { <text:s/>background-position: -292px -210px; }</text:p>
          </table:table-cell>
          <table:table-cell table:formula="of:=&quot;.mamaPapaCard.small.card_&quot;&amp;[.$A13]&amp;&quot; {  background-position: -&quot;&amp;([.$I13])*[.L$1]&amp;&quot;px -&quot;&amp;([.$J13])*105&amp;&quot;px; }&quot;" office:value-type="string" office:string-value=".mamaPapaCard.small.card_12 {  background-position: -146px -105px; }" calcext:value-type="string">
            <text:p>.mamaPapaCard.small.card_12 { <text:s/>background-position: -146px -105px; }</text:p>
          </table:table-cell>
          <table:table-cell table:number-columns-repeated="101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ase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14] &amp; &quot;=&gt;array( &quot;&amp;CHAR(10)&amp; &quot;  &quot;&quot;key&quot;&quot;=&gt;&quot;&amp;[.A14]&amp;&quot;, &quot;&amp;CHAR(10)&amp;  &quot;  &quot;&quot;name&quot;&quot;=&gt;clienttranslate(&quot;&quot;&quot;&amp;[.B14]&amp;&quot;&quot;&quot;), &quot;&amp;CHAR(10)&amp;  &quot;  &quot;&quot;green&quot;&quot;=&gt;&quot;&amp;[.C14]&amp;&quot;, &quot;&amp;CHAR(10)&amp;  &quot;  &quot;&quot;yellow&quot;&quot;=&gt;&quot;&amp;[.D14]&amp;&quot;, &quot;&amp;CHAR(10)&amp;  &quot;  &quot;&quot;purple&quot;&quot;=&gt;&quot;&amp;[.E14]&amp;&quot;, &quot;&amp;CHAR(10)&amp;  &quot;  &quot;&quot;blue&quot;&quot;=&gt;&quot;&amp;[.F14]&amp;&quot;, &quot;&amp;CHAR(10)&amp;  &quot;  &quot;&quot;lira&quot;&quot;=&gt;&quot;&amp;[.G14]&amp;&quot;), &quot;&amp;CHAR(10)" office:value-type="string" office:string-value="13=&gt;array( &#10;  &quot;key&quot;=&gt;13, &#10;  &quot;name&quot;=&gt;clienttranslate(&quot;Casey&quot;), &#10;  &quot;green&quot;=&gt;0, &#10;  &quot;yellow&quot;=&gt;0, &#10;  &quot;purple&quot;=&gt;2, &#10;  &quot;blue&quot;=&gt;1, &#10;  &quot;lira&quot;=&gt;0), &#10;" calcext:value-type="string">
            <text:p>13=&gt;array( </text:p>
            <text:p>  "key"=&gt;13, </text:p>
            <text:p>  "name"=&gt;clienttranslate("Casey"), </text:p>
            <text:p>  "green"=&gt;0, </text:p>
            <text:p>  "yellow"=&gt;0, </text:p>
            <text:p>  "purple"=&gt;2, </text:p>
            <text:p>  "blue"=&gt;1, </text:p>
            <text:p>  "lira"=&gt;0), </text:p>
            <text:p/>
          </table:table-cell>
          <table:table-cell table:style-name="Default" table:formula="of:=MOD( [.A14]-1;10)" office:value-type="float" office:value="2" calcext:value-type="float">
            <text:p>2</text:p>
          </table:table-cell>
          <table:table-cell table:style-name="Default" table:formula="of:=INT(([.A14]-1)/10)" office:value-type="float" office:value="1" calcext:value-type="float">
            <text:p>1</text:p>
          </table:table-cell>
          <table:table-cell table:formula="of:=&quot;.mamaPapaCard.card_&quot;&amp;[.$A14]&amp;&quot; {  background-position: -&quot;&amp;([.$I14])*[.K$1]&amp;&quot;px -&quot;&amp;([.$J14])*210&amp;&quot;px; }&quot;" office:value-type="string" office:string-value=".mamaPapaCard.card_13 {  background-position: -584px -210px; }" calcext:value-type="string">
            <text:p>.mamaPapaCard.card_13 { <text:s/>background-position: -584px -210px; }</text:p>
          </table:table-cell>
          <table:table-cell table:formula="of:=&quot;.mamaPapaCard.small.card_&quot;&amp;[.$A14]&amp;&quot; {  background-position: -&quot;&amp;([.$I14])*[.L$1]&amp;&quot;px -&quot;&amp;([.$J14])*105&amp;&quot;px; }&quot;" office:value-type="string" office:string-value=".mamaPapaCard.small.card_13 {  background-position: -292px -105px; }" calcext:value-type="string">
            <text:p>.mamaPapaCard.small.card_13 { <text:s/>background-position: -292px -105px; }</text:p>
          </table:table-cell>
          <table:table-cell table:number-columns-repeated="101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hrist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&quot; &amp; [.A15] &amp; &quot;=&gt;array( &quot;&amp;CHAR(10)&amp; &quot;  &quot;&quot;key&quot;&quot;=&gt;&quot;&amp;[.A15]&amp;&quot;, &quot;&amp;CHAR(10)&amp;  &quot;  &quot;&quot;name&quot;&quot;=&gt;clienttranslate(&quot;&quot;&quot;&amp;[.B15]&amp;&quot;&quot;&quot;), &quot;&amp;CHAR(10)&amp;  &quot;  &quot;&quot;green&quot;&quot;=&gt;&quot;&amp;[.C15]&amp;&quot;, &quot;&amp;CHAR(10)&amp;  &quot;  &quot;&quot;yellow&quot;&quot;=&gt;&quot;&amp;[.D15]&amp;&quot;, &quot;&amp;CHAR(10)&amp;  &quot;  &quot;&quot;purple&quot;&quot;=&gt;&quot;&amp;[.E15]&amp;&quot;, &quot;&amp;CHAR(10)&amp;  &quot;  &quot;&quot;blue&quot;&quot;=&gt;&quot;&amp;[.F15]&amp;&quot;, &quot;&amp;CHAR(10)&amp;  &quot;  &quot;&quot;lira&quot;&quot;=&gt;&quot;&amp;[.G15]&amp;&quot;), &quot;&amp;CHAR(10)" office:value-type="string" office:string-value="14=&gt;array( &#10;  &quot;key&quot;=&gt;14, &#10;  &quot;name&quot;=&gt;clienttranslate(&quot;Christine&quot;), &#10;  &quot;green&quot;=&gt;1, &#10;  &quot;yellow&quot;=&gt;0, &#10;  &quot;purple&quot;=&gt;0, &#10;  &quot;blue&quot;=&gt;2, &#10;  &quot;lira&quot;=&gt;0), &#10;" calcext:value-type="string">
            <text:p>14=&gt;array( </text:p>
            <text:p>  "key"=&gt;14, </text:p>
            <text:p>  "name"=&gt;clienttranslate("Christine"), </text:p>
            <text:p>  "green"=&gt;1, </text:p>
            <text:p>  "yellow"=&gt;0, </text:p>
            <text:p>  "purple"=&gt;0, </text:p>
            <text:p>  "blue"=&gt;2, </text:p>
            <text:p>  "lira"=&gt;0), </text:p>
            <text:p/>
          </table:table-cell>
          <table:table-cell table:style-name="Default" table:formula="of:=MOD( [.A15]-1;10)" office:value-type="float" office:value="3" calcext:value-type="float">
            <text:p>3</text:p>
          </table:table-cell>
          <table:table-cell table:style-name="Default" table:formula="of:=INT(([.A15]-1)/10)" office:value-type="float" office:value="1" calcext:value-type="float">
            <text:p>1</text:p>
          </table:table-cell>
          <table:table-cell table:formula="of:=&quot;.mamaPapaCard.card_&quot;&amp;[.$A15]&amp;&quot; {  background-position: -&quot;&amp;([.$I15])*[.K$1]&amp;&quot;px -&quot;&amp;([.$J15])*210&amp;&quot;px; }&quot;" office:value-type="string" office:string-value=".mamaPapaCard.card_14 {  background-position: -876px -210px; }" calcext:value-type="string">
            <text:p>.mamaPapaCard.card_14 { <text:s/>background-position: -876px -210px; }</text:p>
          </table:table-cell>
          <table:table-cell table:formula="of:=&quot;.mamaPapaCard.small.card_&quot;&amp;[.$A15]&amp;&quot; {  background-position: -&quot;&amp;([.$I15])*[.L$1]&amp;&quot;px -&quot;&amp;([.$J15])*105&amp;&quot;px; }&quot;" office:value-type="string" office:string-value=".mamaPapaCard.small.card_14 {  background-position: -438px -105px; }" calcext:value-type="string">
            <text:p>.mamaPapaCard.small.card_14 { <text:s/>background-position: -438px -105px; }</text:p>
          </table:table-cell>
          <table:table-cell table:number-columns-repeated="101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Naj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&quot; &amp; [.A16] &amp; &quot;=&gt;array( &quot;&amp;CHAR(10)&amp; &quot;  &quot;&quot;key&quot;&quot;=&gt;&quot;&amp;[.A16]&amp;&quot;, &quot;&amp;CHAR(10)&amp;  &quot;  &quot;&quot;name&quot;&quot;=&gt;clienttranslate(&quot;&quot;&quot;&amp;[.B16]&amp;&quot;&quot;&quot;), &quot;&amp;CHAR(10)&amp;  &quot;  &quot;&quot;green&quot;&quot;=&gt;&quot;&amp;[.C16]&amp;&quot;, &quot;&amp;CHAR(10)&amp;  &quot;  &quot;&quot;yellow&quot;&quot;=&gt;&quot;&amp;[.D16]&amp;&quot;, &quot;&amp;CHAR(10)&amp;  &quot;  &quot;&quot;purple&quot;&quot;=&gt;&quot;&amp;[.E16]&amp;&quot;, &quot;&amp;CHAR(10)&amp;  &quot;  &quot;&quot;blue&quot;&quot;=&gt;&quot;&amp;[.F16]&amp;&quot;, &quot;&amp;CHAR(10)&amp;  &quot;  &quot;&quot;lira&quot;&quot;=&gt;&quot;&amp;[.G16]&amp;&quot;), &quot;&amp;CHAR(10)" office:value-type="string" office:string-value="15=&gt;array( &#10;  &quot;key&quot;=&gt;15, &#10;  &quot;name&quot;=&gt;clienttranslate(&quot;Naja&quot;), &#10;  &quot;green&quot;=&gt;0, &#10;  &quot;yellow&quot;=&gt;1, &#10;  &quot;purple&quot;=&gt;0, &#10;  &quot;blue&quot;=&gt;2, &#10;  &quot;lira&quot;=&gt;0), &#10;" calcext:value-type="string">
            <text:p>15=&gt;array( </text:p>
            <text:p>  "key"=&gt;15, </text:p>
            <text:p>  "name"=&gt;clienttranslate("Naja"), </text:p>
            <text:p>  "green"=&gt;0, </text:p>
            <text:p>  "yellow"=&gt;1, </text:p>
            <text:p>  "purple"=&gt;0, </text:p>
            <text:p>  "blue"=&gt;2, </text:p>
            <text:p>  "lira"=&gt;0), </text:p>
            <text:p/>
          </table:table-cell>
          <table:table-cell table:style-name="Default" table:formula="of:=MOD( [.A16]-1;10)" office:value-type="float" office:value="4" calcext:value-type="float">
            <text:p>4</text:p>
          </table:table-cell>
          <table:table-cell table:style-name="Default" table:formula="of:=INT(([.A16]-1)/10)" office:value-type="float" office:value="1" calcext:value-type="float">
            <text:p>1</text:p>
          </table:table-cell>
          <table:table-cell table:formula="of:=&quot;.mamaPapaCard.card_&quot;&amp;[.$A16]&amp;&quot; {  background-position: -&quot;&amp;([.$I16])*[.K$1]&amp;&quot;px -&quot;&amp;([.$J16])*210&amp;&quot;px; }&quot;" office:value-type="string" office:string-value=".mamaPapaCard.card_15 {  background-position: -1168px -210px; }" calcext:value-type="string">
            <text:p>.mamaPapaCard.card_15 { <text:s/>background-position: -1168px -210px; }</text:p>
          </table:table-cell>
          <table:table-cell table:formula="of:=&quot;.mamaPapaCard.small.card_&quot;&amp;[.$A16]&amp;&quot; {  background-position: -&quot;&amp;([.$I16])*[.L$1]&amp;&quot;px -&quot;&amp;([.$J16])*105&amp;&quot;px; }&quot;" office:value-type="string" office:string-value=".mamaPapaCard.small.card_15 {  background-position: -584px -105px; }" calcext:value-type="string">
            <text:p>.mamaPapaCard.small.card_15 { <text:s/>background-position: -584px -105px; }</text:p>
          </table:table-cell>
          <table:table-cell table:number-columns-repeated="101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Fal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&quot; &amp; [.A17] &amp; &quot;=&gt;array( &quot;&amp;CHAR(10)&amp; &quot;  &quot;&quot;key&quot;&quot;=&gt;&quot;&amp;[.A17]&amp;&quot;, &quot;&amp;CHAR(10)&amp;  &quot;  &quot;&quot;name&quot;&quot;=&gt;clienttranslate(&quot;&quot;&quot;&amp;[.B17]&amp;&quot;&quot;&quot;), &quot;&amp;CHAR(10)&amp;  &quot;  &quot;&quot;green&quot;&quot;=&gt;&quot;&amp;[.C17]&amp;&quot;, &quot;&amp;CHAR(10)&amp;  &quot;  &quot;&quot;yellow&quot;&quot;=&gt;&quot;&amp;[.D17]&amp;&quot;, &quot;&amp;CHAR(10)&amp;  &quot;  &quot;&quot;purple&quot;&quot;=&gt;&quot;&amp;[.E17]&amp;&quot;, &quot;&amp;CHAR(10)&amp;  &quot;  &quot;&quot;blue&quot;&quot;=&gt;&quot;&amp;[.F17]&amp;&quot;, &quot;&amp;CHAR(10)&amp;  &quot;  &quot;&quot;lira&quot;&quot;=&gt;&quot;&amp;[.G17]&amp;&quot;), &quot;&amp;CHAR(10)" office:value-type="string" office:string-value="16=&gt;array( &#10;  &quot;key&quot;=&gt;16, &#10;  &quot;name&quot;=&gt;clienttranslate(&quot;Falon&quot;), &#10;  &quot;green&quot;=&gt;0, &#10;  &quot;yellow&quot;=&gt;0, &#10;  &quot;purple&quot;=&gt;1, &#10;  &quot;blue&quot;=&gt;2, &#10;  &quot;lira&quot;=&gt;0), &#10;" calcext:value-type="string">
            <text:p>16=&gt;array( </text:p>
            <text:p>  "key"=&gt;16, </text:p>
            <text:p>  "name"=&gt;clienttranslate("Falon"), </text:p>
            <text:p>  "green"=&gt;0, </text:p>
            <text:p>  "yellow"=&gt;0, </text:p>
            <text:p>  "purple"=&gt;1, </text:p>
            <text:p>  "blue"=&gt;2, </text:p>
            <text:p>  "lira"=&gt;0), </text:p>
            <text:p/>
          </table:table-cell>
          <table:table-cell table:style-name="Default" table:formula="of:=MOD( [.A17]-1;10)" office:value-type="float" office:value="5" calcext:value-type="float">
            <text:p>5</text:p>
          </table:table-cell>
          <table:table-cell table:style-name="Default" table:formula="of:=INT(([.A17]-1)/10)" office:value-type="float" office:value="1" calcext:value-type="float">
            <text:p>1</text:p>
          </table:table-cell>
          <table:table-cell table:formula="of:=&quot;.mamaPapaCard.card_&quot;&amp;[.$A17]&amp;&quot; {  background-position: -&quot;&amp;([.$I17])*[.K$1]&amp;&quot;px -&quot;&amp;([.$J17])*210&amp;&quot;px; }&quot;" office:value-type="string" office:string-value=".mamaPapaCard.card_16 {  background-position: -1460px -210px; }" calcext:value-type="string">
            <text:p>.mamaPapaCard.card_16 { <text:s/>background-position: -1460px -210px; }</text:p>
          </table:table-cell>
          <table:table-cell table:formula="of:=&quot;.mamaPapaCard.small.card_&quot;&amp;[.$A17]&amp;&quot; {  background-position: -&quot;&amp;([.$I17])*[.L$1]&amp;&quot;px -&quot;&amp;([.$J17])*105&amp;&quot;px; }&quot;" office:value-type="string" office:string-value=".mamaPapaCard.small.card_16 {  background-position: -730px -105px; }" calcext:value-type="string">
            <text:p>.mamaPapaCard.small.card_16 { <text:s/>background-position: -730px -105px; }</text:p>
          </table:table-cell>
          <table:table-cell table:number-columns-repeated="101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Nic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&quot; &amp; [.A18] &amp; &quot;=&gt;array( &quot;&amp;CHAR(10)&amp; &quot;  &quot;&quot;key&quot;&quot;=&gt;&quot;&amp;[.A18]&amp;&quot;, &quot;&amp;CHAR(10)&amp;  &quot;  &quot;&quot;name&quot;&quot;=&gt;clienttranslate(&quot;&quot;&quot;&amp;[.B18]&amp;&quot;&quot;&quot;), &quot;&amp;CHAR(10)&amp;  &quot;  &quot;&quot;green&quot;&quot;=&gt;&quot;&amp;[.C18]&amp;&quot;, &quot;&amp;CHAR(10)&amp;  &quot;  &quot;&quot;yellow&quot;&quot;=&gt;&quot;&amp;[.D18]&amp;&quot;, &quot;&amp;CHAR(10)&amp;  &quot;  &quot;&quot;purple&quot;&quot;=&gt;&quot;&amp;[.E18]&amp;&quot;, &quot;&amp;CHAR(10)&amp;  &quot;  &quot;&quot;blue&quot;&quot;=&gt;&quot;&amp;[.F18]&amp;&quot;, &quot;&amp;CHAR(10)&amp;  &quot;  &quot;&quot;lira&quot;&quot;=&gt;&quot;&amp;[.G18]&amp;&quot;), &quot;&amp;CHAR(10)" office:value-type="string" office:string-value="17=&gt;array( &#10;  &quot;key&quot;=&gt;17, &#10;  &quot;name&quot;=&gt;clienttranslate(&quot;Nicole&quot;), &#10;  &quot;green&quot;=&gt;1, &#10;  &quot;yellow&quot;=&gt;0, &#10;  &quot;purple&quot;=&gt;0, &#10;  &quot;blue&quot;=&gt;1, &#10;  &quot;lira&quot;=&gt;2), &#10;" calcext:value-type="string">
            <text:p>17=&gt;array( </text:p>
            <text:p>  "key"=&gt;17, </text:p>
            <text:p>  "name"=&gt;clienttranslate("Nicole"), </text:p>
            <text:p>  "green"=&gt;1, </text:p>
            <text:p>  "yellow"=&gt;0, </text:p>
            <text:p>  "purple"=&gt;0, </text:p>
            <text:p>  "blue"=&gt;1, </text:p>
            <text:p>  "lira"=&gt;2), </text:p>
            <text:p/>
          </table:table-cell>
          <table:table-cell table:style-name="Default" table:formula="of:=MOD( [.A18]-1;10)" office:value-type="float" office:value="6" calcext:value-type="float">
            <text:p>6</text:p>
          </table:table-cell>
          <table:table-cell table:style-name="Default" table:formula="of:=INT(([.A18]-1)/10)" office:value-type="float" office:value="1" calcext:value-type="float">
            <text:p>1</text:p>
          </table:table-cell>
          <table:table-cell table:formula="of:=&quot;.mamaPapaCard.card_&quot;&amp;[.$A18]&amp;&quot; {  background-position: -&quot;&amp;([.$I18])*[.K$1]&amp;&quot;px -&quot;&amp;([.$J18])*210&amp;&quot;px; }&quot;" office:value-type="string" office:string-value=".mamaPapaCard.card_17 {  background-position: -1752px -210px; }" calcext:value-type="string">
            <text:p>.mamaPapaCard.card_17 { <text:s/>background-position: -1752px -210px; }</text:p>
          </table:table-cell>
          <table:table-cell table:formula="of:=&quot;.mamaPapaCard.small.card_&quot;&amp;[.$A18]&amp;&quot; {  background-position: -&quot;&amp;([.$I18])*[.L$1]&amp;&quot;px -&quot;&amp;([.$J18])*105&amp;&quot;px; }&quot;" office:value-type="string" office:string-value=".mamaPapaCard.small.card_17 {  background-position: -876px -105px; }" calcext:value-type="string">
            <text:p>.mamaPapaCard.small.card_17 { <text:s/>background-position: -876px -105px; }</text:p>
          </table:table-cell>
          <table:table-cell table:number-columns-repeated="101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ri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&quot;&quot; &amp; [.A19] &amp; &quot;=&gt;array( &quot;&amp;CHAR(10)&amp; &quot;  &quot;&quot;key&quot;&quot;=&gt;&quot;&amp;[.A19]&amp;&quot;, &quot;&amp;CHAR(10)&amp;  &quot;  &quot;&quot;name&quot;&quot;=&gt;clienttranslate(&quot;&quot;&quot;&amp;[.B19]&amp;&quot;&quot;&quot;), &quot;&amp;CHAR(10)&amp;  &quot;  &quot;&quot;green&quot;&quot;=&gt;&quot;&amp;[.C19]&amp;&quot;, &quot;&amp;CHAR(10)&amp;  &quot;  &quot;&quot;yellow&quot;&quot;=&gt;&quot;&amp;[.D19]&amp;&quot;, &quot;&amp;CHAR(10)&amp;  &quot;  &quot;&quot;purple&quot;&quot;=&gt;&quot;&amp;[.E19]&amp;&quot;, &quot;&amp;CHAR(10)&amp;  &quot;  &quot;&quot;blue&quot;&quot;=&gt;&quot;&amp;[.F19]&amp;&quot;, &quot;&amp;CHAR(10)&amp;  &quot;  &quot;&quot;lira&quot;&quot;=&gt;&quot;&amp;[.G19]&amp;&quot;), &quot;&amp;CHAR(10)" office:value-type="string" office:string-value="18=&gt;array( &#10;  &quot;key&quot;=&gt;18, &#10;  &quot;name&quot;=&gt;clienttranslate(&quot;Ariel&quot;), &#10;  &quot;green&quot;=&gt;0, &#10;  &quot;yellow&quot;=&gt;1, &#10;  &quot;purple&quot;=&gt;1, &#10;  &quot;blue&quot;=&gt;0, &#10;  &quot;lira&quot;=&gt;2), &#10;" calcext:value-type="string">
            <text:p>18=&gt;array( </text:p>
            <text:p>  "key"=&gt;18, </text:p>
            <text:p>  "name"=&gt;clienttranslate("Ariel"), </text:p>
            <text:p>  "green"=&gt;0, </text:p>
            <text:p>  "yellow"=&gt;1, </text:p>
            <text:p>  "purple"=&gt;1, </text:p>
            <text:p>  "blue"=&gt;0, </text:p>
            <text:p>  "lira"=&gt;2), </text:p>
            <text:p/>
          </table:table-cell>
          <table:table-cell table:style-name="Default" table:formula="of:=MOD( [.A19]-1;10)" office:value-type="float" office:value="7" calcext:value-type="float">
            <text:p>7</text:p>
          </table:table-cell>
          <table:table-cell table:style-name="Default" table:formula="of:=INT(([.A19]-1)/10)" office:value-type="float" office:value="1" calcext:value-type="float">
            <text:p>1</text:p>
          </table:table-cell>
          <table:table-cell table:formula="of:=&quot;.mamaPapaCard.card_&quot;&amp;[.$A19]&amp;&quot; {  background-position: -&quot;&amp;([.$I19])*[.K$1]&amp;&quot;px -&quot;&amp;([.$J19])*210&amp;&quot;px; }&quot;" office:value-type="string" office:string-value=".mamaPapaCard.card_18 {  background-position: -2044px -210px; }" calcext:value-type="string">
            <text:p>.mamaPapaCard.card_18 { <text:s/>background-position: -2044px -210px; }</text:p>
          </table:table-cell>
          <table:table-cell table:formula="of:=&quot;.mamaPapaCard.small.card_&quot;&amp;[.$A19]&amp;&quot; {  background-position: -&quot;&amp;([.$I19])*[.L$1]&amp;&quot;px -&quot;&amp;([.$J19])*105&amp;&quot;px; }&quot;" office:value-type="string" office:string-value=".mamaPapaCard.small.card_18 {  background-position: -1022px -105px; }" calcext:value-type="string">
            <text:p>.mamaPapaCard.small.card_18 { <text:s/>background-position: -1022px -105px; }</text:p>
          </table:table-cell>
          <table:table-cell table:number-columns-repeated="101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pas" table:style-name="ta1">
        <table:table-column table:style-name="co1" table:number-columns-repeated="3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1" table:number-columns-repeated="1018" table:default-cell-style-name="ce17"/>
        <table:table-row table:style-name="ro1">
          <table:table-cell office:value-type="string" calcext:value-type="string">
            <text:p>prog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>choice_bonus</text:p>
          </table:table-cell>
          <table:table-cell office:value-type="string" calcext:value-type="string">
            <text:p>choice_lira</text:p>
          </table:table-cell>
          <table:table-cell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146" calcext:value-type="float">
            <text:p>146</text:p>
          </table:table-cell>
          <table:table-cell table:number-columns-repeated="1014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And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ellis</text:p>
          </table:table-cell>
          <table:table-cell office:value-type="float" office:value="2" calcext:value-type="float">
            <text:p>2</text:p>
          </table:table-cell>
          <table:table-cell table:formula="of:=&quot;&quot; &amp; [.A2] &amp; &quot;=&gt;array( &quot;&amp;CHAR(10)&amp; &quot;  &quot;&quot;key&quot;&quot;=&gt;&quot;&amp;[.A2]&amp;&quot;, &quot;&amp;CHAR(10)&amp;  &quot;  &quot;&quot;name&quot;&quot;=&gt;clienttranslate(&quot;&quot;&quot;&amp;[.B2]&amp;&quot;&quot;&quot;), &quot;&amp;CHAR(10)&amp;  &quot;  &quot;&quot;lira&quot;&quot;=&gt;&quot;&amp;[.C2]&amp;&quot;, &quot;&amp;CHAR(10)&amp;  &quot;  &quot;&quot;choice_bonus&quot;&quot;=&gt;&quot;&quot;&quot;&amp;[.D2]&amp;&quot;&quot;&quot;, &quot;&amp;CHAR(10)&amp;  &quot;  &quot;&quot;choice_lira&quot;&quot;=&gt;&quot;&amp;[.E2]&amp;&quot;), &quot;&amp;CHAR(10)" office:value-type="string" office:string-value="101=&gt;array( &#10;  &quot;key&quot;=&gt;101, &#10;  &quot;name&quot;=&gt;clienttranslate(&quot;Andrew&quot;), &#10;  &quot;lira&quot;=&gt;4, &#10;  &quot;choice_bonus&quot;=&gt;&quot;trellis&quot;, &#10;  &quot;choice_lira&quot;=&gt;2), &#10;" calcext:value-type="string">
            <text:p>101=&gt;array( </text:p>
            <text:p>  "key"=&gt;101, </text:p>
            <text:p>  "name"=&gt;clienttranslate("Andrew"), </text:p>
            <text:p>  "lira"=&gt;4, </text:p>
            <text:p>  "choice_bonus"=&gt;"trellis", </text:p>
            <text:p>  "choice_lira"=&gt;2), </text:p>
            <text:p/>
          </table:table-cell>
          <table:table-cell table:style-name="Default" table:formula="of:=MOD( [.A2]-101+19;10)" office:value-type="float" office:value="9" calcext:value-type="float">
            <text:p>9</text:p>
          </table:table-cell>
          <table:table-cell table:style-name="Default" table:formula="of:=INT(([.A2]-101+19)/10)" office:value-type="float" office:value="1" calcext:value-type="float">
            <text:p>1</text:p>
          </table:table-cell>
          <table:table-cell table:formula="of:=&quot;.mamaPapaCard.card_&quot;&amp;[.$A2]&amp;&quot; {  background-position: -&quot;&amp;([.$G2])*[.I$1]&amp;&quot;px -&quot;&amp;([.$H2])*210&amp;&quot;px; }&quot;" office:value-type="string" office:string-value=".mamaPapaCard.card_101 {  background-position: -2628px -210px; }" calcext:value-type="string">
            <text:p>.mamaPapaCard.card_101 { <text:s/>background-position: -2628px -210px; }</text:p>
          </table:table-cell>
          <table:table-cell table:formula="of:=&quot;.mamaPapaCard.small.card_&quot;&amp;[.$A2]&amp;&quot; {  background-position: -&quot;&amp;([.$G2])*[.J$1]&amp;&quot;px -&quot;&amp;([.$H2])*105&amp;&quot;px; }&quot;" office:value-type="string" office:string-value=".mamaPapaCard.small.card_101 {  background-position: -1314px -105px; }" calcext:value-type="string">
            <text:p>.mamaPapaCard.small.card_101 { <text:s/>background-position: -1314px -105px; }</text:p>
          </table:table-cell>
          <table:table-cell table:number-columns-repeated="1014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rigation</text:p>
          </table:table-cell>
          <table:table-cell office:value-type="float" office:value="3" calcext:value-type="float">
            <text:p>3</text:p>
          </table:table-cell>
          <table:table-cell table:formula="of:=&quot;&quot; &amp; [.A3] &amp; &quot;=&gt;array( &quot;&amp;CHAR(10)&amp; &quot;  &quot;&quot;key&quot;&quot;=&gt;&quot;&amp;[.A3]&amp;&quot;, &quot;&amp;CHAR(10)&amp;  &quot;  &quot;&quot;name&quot;&quot;=&gt;clienttranslate(&quot;&quot;&quot;&amp;[.B3]&amp;&quot;&quot;&quot;), &quot;&amp;CHAR(10)&amp;  &quot;  &quot;&quot;lira&quot;&quot;=&gt;&quot;&amp;[.C3]&amp;&quot;, &quot;&amp;CHAR(10)&amp;  &quot;  &quot;&quot;choice_bonus&quot;&quot;=&gt;&quot;&quot;&quot;&amp;[.D3]&amp;&quot;&quot;&quot;, &quot;&amp;CHAR(10)&amp;  &quot;  &quot;&quot;choice_lira&quot;&quot;=&gt;&quot;&amp;[.E3]&amp;&quot;), &quot;&amp;CHAR(10)" office:value-type="string" office:string-value="102=&gt;array( &#10;  &quot;key&quot;=&gt;102, &#10;  &quot;name&quot;=&gt;clienttranslate(&quot;Christian&quot;), &#10;  &quot;lira&quot;=&gt;3, &#10;  &quot;choice_bonus&quot;=&gt;&quot;irrigation&quot;, &#10;  &quot;choice_lira&quot;=&gt;3), &#10;" calcext:value-type="string">
            <text:p>102=&gt;array( </text:p>
            <text:p>  "key"=&gt;102, </text:p>
            <text:p>  "name"=&gt;clienttranslate("Christian"), </text:p>
            <text:p>  "lira"=&gt;3, </text:p>
            <text:p>  "choice_bonus"=&gt;"irrigation", </text:p>
            <text:p>  "choice_lira"=&gt;3), </text:p>
            <text:p/>
          </table:table-cell>
          <table:table-cell table:style-name="Default" table:formula="of:=MOD( [.A3]-101+19;10)" office:value-type="float" office:value="0" calcext:value-type="float">
            <text:p>0</text:p>
          </table:table-cell>
          <table:table-cell table:style-name="Default" table:formula="of:=INT(([.A3]-101+19)/10)" office:value-type="float" office:value="2" calcext:value-type="float">
            <text:p>2</text:p>
          </table:table-cell>
          <table:table-cell table:formula="of:=&quot;.mamaPapaCard.card_&quot;&amp;[.$A3]&amp;&quot; {  background-position: -&quot;&amp;([.$G3])*[.I$1]&amp;&quot;px -&quot;&amp;([.$H3])*210&amp;&quot;px; }&quot;" office:value-type="string" office:string-value=".mamaPapaCard.card_102 {  background-position: -0px -420px; }" calcext:value-type="string">
            <text:p>.mamaPapaCard.card_102 { <text:s/>background-position: -0px -420px; }</text:p>
          </table:table-cell>
          <table:table-cell table:formula="of:=&quot;.mamaPapaCard.small.card_&quot;&amp;[.$A3]&amp;&quot; {  background-position: -&quot;&amp;([.$G3])*[.J$1]&amp;&quot;px -&quot;&amp;([.$H3])*105&amp;&quot;px; }&quot;" office:value-type="string" office:string-value=".mamaPapaCard.small.card_102 {  background-position: -0px -210px; }" calcext:value-type="string">
            <text:p>.mamaPapaCard.small.card_102 { <text:s/>background-position: -0px -210px; }</text:p>
          </table:table-cell>
          <table:table-cell table:number-columns-repeated="1014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J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ke</text:p>
          </table:table-cell>
          <table:table-cell office:value-type="float" office:value="2" calcext:value-type="float">
            <text:p>2</text:p>
          </table:table-cell>
          <table:table-cell table:formula="of:=&quot;&quot; &amp; [.A4] &amp; &quot;=&gt;array( &quot;&amp;CHAR(10)&amp; &quot;  &quot;&quot;key&quot;&quot;=&gt;&quot;&amp;[.A4]&amp;&quot;, &quot;&amp;CHAR(10)&amp;  &quot;  &quot;&quot;name&quot;&quot;=&gt;clienttranslate(&quot;&quot;&quot;&amp;[.B4]&amp;&quot;&quot;&quot;), &quot;&amp;CHAR(10)&amp;  &quot;  &quot;&quot;lira&quot;&quot;=&gt;&quot;&amp;[.C4]&amp;&quot;, &quot;&amp;CHAR(10)&amp;  &quot;  &quot;&quot;choice_bonus&quot;&quot;=&gt;&quot;&quot;&quot;&amp;[.D4]&amp;&quot;&quot;&quot;, &quot;&amp;CHAR(10)&amp;  &quot;  &quot;&quot;choice_lira&quot;&quot;=&gt;&quot;&amp;[.E4]&amp;&quot;), &quot;&amp;CHAR(10)" office:value-type="string" office:string-value="103=&gt;array( &#10;  &quot;key&quot;=&gt;103, &#10;  &quot;name&quot;=&gt;clienttranslate(&quot;Jay&quot;), &#10;  &quot;lira&quot;=&gt;5, &#10;  &quot;choice_bonus&quot;=&gt;&quot;yoke&quot;, &#10;  &quot;choice_lira&quot;=&gt;2), &#10;" calcext:value-type="string">
            <text:p>103=&gt;array( </text:p>
            <text:p>  "key"=&gt;103, </text:p>
            <text:p>  "name"=&gt;clienttranslate("Jay"), </text:p>
            <text:p>  "lira"=&gt;5, </text:p>
            <text:p>  "choice_bonus"=&gt;"yoke", </text:p>
            <text:p>  "choice_lira"=&gt;2), </text:p>
            <text:p/>
          </table:table-cell>
          <table:table-cell table:style-name="Default" table:formula="of:=MOD( [.A4]-101+19;10)" office:value-type="float" office:value="1" calcext:value-type="float">
            <text:p>1</text:p>
          </table:table-cell>
          <table:table-cell table:style-name="Default" table:formula="of:=INT(([.A4]-101+19)/10)" office:value-type="float" office:value="2" calcext:value-type="float">
            <text:p>2</text:p>
          </table:table-cell>
          <table:table-cell table:formula="of:=&quot;.mamaPapaCard.card_&quot;&amp;[.$A4]&amp;&quot; {  background-position: -&quot;&amp;([.$G4])*[.I$1]&amp;&quot;px -&quot;&amp;([.$H4])*210&amp;&quot;px; }&quot;" office:value-type="string" office:string-value=".mamaPapaCard.card_103 {  background-position: -292px -420px; }" calcext:value-type="string">
            <text:p>.mamaPapaCard.card_103 { <text:s/>background-position: -292px -420px; }</text:p>
          </table:table-cell>
          <table:table-cell table:formula="of:=&quot;.mamaPapaCard.small.card_&quot;&amp;[.$A4]&amp;&quot; {  background-position: -&quot;&amp;([.$G4])*[.J$1]&amp;&quot;px -&quot;&amp;([.$H4])*105&amp;&quot;px; }&quot;" office:value-type="string" office:string-value=".mamaPapaCard.small.card_103 {  background-position: -146px -210px; }" calcext:value-type="string">
            <text:p>.mamaPapaCard.small.card_103 { <text:s/>background-position: -146px -210px; }</text:p>
          </table:table-cell>
          <table:table-cell table:number-columns-repeated="1014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Jo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Cellar</text:p>
          </table:table-cell>
          <table:table-cell office:value-type="float" office:value="4" calcext:value-type="float">
            <text:p>4</text:p>
          </table:table-cell>
          <table:table-cell table:formula="of:=&quot;&quot; &amp; [.A5] &amp; &quot;=&gt;array( &quot;&amp;CHAR(10)&amp; &quot;  &quot;&quot;key&quot;&quot;=&gt;&quot;&amp;[.A5]&amp;&quot;, &quot;&amp;CHAR(10)&amp;  &quot;  &quot;&quot;name&quot;&quot;=&gt;clienttranslate(&quot;&quot;&quot;&amp;[.B5]&amp;&quot;&quot;&quot;), &quot;&amp;CHAR(10)&amp;  &quot;  &quot;&quot;lira&quot;&quot;=&gt;&quot;&amp;[.C5]&amp;&quot;, &quot;&amp;CHAR(10)&amp;  &quot;  &quot;&quot;choice_bonus&quot;&quot;=&gt;&quot;&quot;&quot;&amp;[.D5]&amp;&quot;&quot;&quot;, &quot;&amp;CHAR(10)&amp;  &quot;  &quot;&quot;choice_lira&quot;&quot;=&gt;&quot;&amp;[.E5]&amp;&quot;), &quot;&amp;CHAR(10)" office:value-type="string" office:string-value="104=&gt;array( &#10;  &quot;key&quot;=&gt;104, &#10;  &quot;name&quot;=&gt;clienttranslate(&quot;Josh&quot;), &#10;  &quot;lira&quot;=&gt;3, &#10;  &quot;choice_bonus&quot;=&gt;&quot;mediumCellar&quot;, &#10;  &quot;choice_lira&quot;=&gt;4), &#10;" calcext:value-type="string">
            <text:p>104=&gt;array( </text:p>
            <text:p>  "key"=&gt;104, </text:p>
            <text:p>  "name"=&gt;clienttranslate("Josh"), </text:p>
            <text:p>  "lira"=&gt;3, </text:p>
            <text:p>  "choice_bonus"=&gt;"mediumCellar", </text:p>
            <text:p>  "choice_lira"=&gt;4), </text:p>
            <text:p/>
          </table:table-cell>
          <table:table-cell table:style-name="Default" table:formula="of:=MOD( [.A5]-101+19;10)" office:value-type="float" office:value="2" calcext:value-type="float">
            <text:p>2</text:p>
          </table:table-cell>
          <table:table-cell table:style-name="Default" table:formula="of:=INT(([.A5]-101+19)/10)" office:value-type="float" office:value="2" calcext:value-type="float">
            <text:p>2</text:p>
          </table:table-cell>
          <table:table-cell table:formula="of:=&quot;.mamaPapaCard.card_&quot;&amp;[.$A5]&amp;&quot; {  background-position: -&quot;&amp;([.$G5])*[.I$1]&amp;&quot;px -&quot;&amp;([.$H5])*210&amp;&quot;px; }&quot;" office:value-type="string" office:string-value=".mamaPapaCard.card_104 {  background-position: -584px -420px; }" calcext:value-type="string">
            <text:p>.mamaPapaCard.card_104 { <text:s/>background-position: -584px -420px; }</text:p>
          </table:table-cell>
          <table:table-cell table:formula="of:=&quot;.mamaPapaCard.small.card_&quot;&amp;[.$A5]&amp;&quot; {  background-position: -&quot;&amp;([.$G5])*[.J$1]&amp;&quot;px -&quot;&amp;([.$H5])*105&amp;&quot;px; }&quot;" office:value-type="string" office:string-value=".mamaPapaCard.small.card_104 {  background-position: -292px -210px; }" calcext:value-type="string">
            <text:p>.mamaPapaCard.small.card_104 { <text:s/>background-position: -292px -210px; }</text:p>
          </table:table-cell>
          <table:table-cell table:number-columns-repeated="1014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Koz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ttage</text:p>
          </table:table-cell>
          <table:table-cell office:value-type="float" office:value="4" calcext:value-type="float">
            <text:p>4</text:p>
          </table:table-cell>
          <table:table-cell table:formula="of:=&quot;&quot; &amp; [.A6] &amp; &quot;=&gt;array( &quot;&amp;CHAR(10)&amp; &quot;  &quot;&quot;key&quot;&quot;=&gt;&quot;&amp;[.A6]&amp;&quot;, &quot;&amp;CHAR(10)&amp;  &quot;  &quot;&quot;name&quot;&quot;=&gt;clienttranslate(&quot;&quot;&quot;&amp;[.B6]&amp;&quot;&quot;&quot;), &quot;&amp;CHAR(10)&amp;  &quot;  &quot;&quot;lira&quot;&quot;=&gt;&quot;&amp;[.C6]&amp;&quot;, &quot;&amp;CHAR(10)&amp;  &quot;  &quot;&quot;choice_bonus&quot;&quot;=&gt;&quot;&quot;&quot;&amp;[.D6]&amp;&quot;&quot;&quot;, &quot;&amp;CHAR(10)&amp;  &quot;  &quot;&quot;choice_lira&quot;&quot;=&gt;&quot;&amp;[.E6]&amp;&quot;), &quot;&amp;CHAR(10)" office:value-type="string" office:string-value="105=&gt;array( &#10;  &quot;key&quot;=&gt;105, &#10;  &quot;name&quot;=&gt;clienttranslate(&quot;Kozi&quot;), &#10;  &quot;lira&quot;=&gt;2, &#10;  &quot;choice_bonus&quot;=&gt;&quot;cottage&quot;, &#10;  &quot;choice_lira&quot;=&gt;4), &#10;" calcext:value-type="string">
            <text:p>105=&gt;array( </text:p>
            <text:p>  "key"=&gt;105, </text:p>
            <text:p>  "name"=&gt;clienttranslate("Kozi"), </text:p>
            <text:p>  "lira"=&gt;2, </text:p>
            <text:p>  "choice_bonus"=&gt;"cottage", </text:p>
            <text:p>  "choice_lira"=&gt;4), </text:p>
            <text:p/>
          </table:table-cell>
          <table:table-cell table:style-name="Default" table:formula="of:=MOD( [.A6]-101+19;10)" office:value-type="float" office:value="3" calcext:value-type="float">
            <text:p>3</text:p>
          </table:table-cell>
          <table:table-cell table:style-name="Default" table:formula="of:=INT(([.A6]-101+19)/10)" office:value-type="float" office:value="2" calcext:value-type="float">
            <text:p>2</text:p>
          </table:table-cell>
          <table:table-cell table:formula="of:=&quot;.mamaPapaCard.card_&quot;&amp;[.$A6]&amp;&quot; {  background-position: -&quot;&amp;([.$G6])*[.I$1]&amp;&quot;px -&quot;&amp;([.$H6])*210&amp;&quot;px; }&quot;" office:value-type="string" office:string-value=".mamaPapaCard.card_105 {  background-position: -876px -420px; }" calcext:value-type="string">
            <text:p>.mamaPapaCard.card_105 { <text:s/>background-position: -876px -420px; }</text:p>
          </table:table-cell>
          <table:table-cell table:formula="of:=&quot;.mamaPapaCard.small.card_&quot;&amp;[.$A6]&amp;&quot; {  background-position: -&quot;&amp;([.$G6])*[.J$1]&amp;&quot;px -&quot;&amp;([.$H6])*105&amp;&quot;px; }&quot;" office:value-type="string" office:string-value=".mamaPapaCard.small.card_105 {  background-position: -438px -210px; }" calcext:value-type="string">
            <text:p>.mamaPapaCard.small.card_105 { <text:s/>background-position: -438px -210px; }</text:p>
          </table:table-cell>
          <table:table-cell table:number-columns-repeated="1014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Matt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mill</text:p>
          </table:table-cell>
          <table:table-cell office:value-type="float" office:value="5" calcext:value-type="float">
            <text:p>5</text:p>
          </table:table-cell>
          <table:table-cell table:formula="of:=&quot;&quot; &amp; [.A7] &amp; &quot;=&gt;array( &quot;&amp;CHAR(10)&amp; &quot;  &quot;&quot;key&quot;&quot;=&gt;&quot;&amp;[.A7]&amp;&quot;, &quot;&amp;CHAR(10)&amp;  &quot;  &quot;&quot;name&quot;&quot;=&gt;clienttranslate(&quot;&quot;&quot;&amp;[.B7]&amp;&quot;&quot;&quot;), &quot;&amp;CHAR(10)&amp;  &quot;  &quot;&quot;lira&quot;&quot;=&gt;&quot;&amp;[.C7]&amp;&quot;, &quot;&amp;CHAR(10)&amp;  &quot;  &quot;&quot;choice_bonus&quot;&quot;=&gt;&quot;&quot;&quot;&amp;[.D7]&amp;&quot;&quot;&quot;, &quot;&amp;CHAR(10)&amp;  &quot;  &quot;&quot;choice_lira&quot;&quot;=&gt;&quot;&amp;[.E7]&amp;&quot;), &quot;&amp;CHAR(10)" office:value-type="string" office:string-value="106=&gt;array( &#10;  &quot;key&quot;=&gt;106, &#10;  &quot;name&quot;=&gt;clienttranslate(&quot;Matthew&quot;), &#10;  &quot;lira&quot;=&gt;1, &#10;  &quot;choice_bonus&quot;=&gt;&quot;windmill&quot;, &#10;  &quot;choice_lira&quot;=&gt;5), &#10;" calcext:value-type="string">
            <text:p>106=&gt;array( </text:p>
            <text:p>  "key"=&gt;106, </text:p>
            <text:p>  "name"=&gt;clienttranslate("Matthew"), </text:p>
            <text:p>  "lira"=&gt;1, </text:p>
            <text:p>  "choice_bonus"=&gt;"windmill", </text:p>
            <text:p>  "choice_lira"=&gt;5), </text:p>
            <text:p/>
          </table:table-cell>
          <table:table-cell table:style-name="Default" table:formula="of:=MOD( [.A7]-101+19;10)" office:value-type="float" office:value="4" calcext:value-type="float">
            <text:p>4</text:p>
          </table:table-cell>
          <table:table-cell table:style-name="Default" table:formula="of:=INT(([.A7]-101+19)/10)" office:value-type="float" office:value="2" calcext:value-type="float">
            <text:p>2</text:p>
          </table:table-cell>
          <table:table-cell table:formula="of:=&quot;.mamaPapaCard.card_&quot;&amp;[.$A7]&amp;&quot; {  background-position: -&quot;&amp;([.$G7])*[.I$1]&amp;&quot;px -&quot;&amp;([.$H7])*210&amp;&quot;px; }&quot;" office:value-type="string" office:string-value=".mamaPapaCard.card_106 {  background-position: -1168px -420px; }" calcext:value-type="string">
            <text:p>.mamaPapaCard.card_106 { <text:s/>background-position: -1168px -420px; }</text:p>
          </table:table-cell>
          <table:table-cell table:formula="of:=&quot;.mamaPapaCard.small.card_&quot;&amp;[.$A7]&amp;&quot; {  background-position: -&quot;&amp;([.$G7])*[.J$1]&amp;&quot;px -&quot;&amp;([.$H7])*105&amp;&quot;px; }&quot;" office:value-type="string" office:string-value=".mamaPapaCard.small.card_106 {  background-position: -584px -210px; }" calcext:value-type="string">
            <text:p>.mamaPapaCard.small.card_106 { <text:s/>background-position: -584px -210px; }</text:p>
          </table:table-cell>
          <table:table-cell table:number-columns-repeated="1014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Mat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stingRoom</text:p>
          </table:table-cell>
          <table:table-cell office:value-type="float" office:value="6" calcext:value-type="float">
            <text:p>6</text:p>
          </table:table-cell>
          <table:table-cell table:formula="of:=&quot;&quot; &amp; [.A8] &amp; &quot;=&gt;array( &quot;&amp;CHAR(10)&amp; &quot;  &quot;&quot;key&quot;&quot;=&gt;&quot;&amp;[.A8]&amp;&quot;, &quot;&amp;CHAR(10)&amp;  &quot;  &quot;&quot;name&quot;&quot;=&gt;clienttranslate(&quot;&quot;&quot;&amp;[.B8]&amp;&quot;&quot;&quot;), &quot;&amp;CHAR(10)&amp;  &quot;  &quot;&quot;lira&quot;&quot;=&gt;&quot;&amp;[.C8]&amp;&quot;, &quot;&amp;CHAR(10)&amp;  &quot;  &quot;&quot;choice_bonus&quot;&quot;=&gt;&quot;&quot;&quot;&amp;[.D8]&amp;&quot;&quot;&quot;, &quot;&amp;CHAR(10)&amp;  &quot;  &quot;&quot;choice_lira&quot;&quot;=&gt;&quot;&amp;[.E8]&amp;&quot;), &quot;&amp;CHAR(10)" office:value-type="string" office:string-value="107=&gt;array( &#10;  &quot;key&quot;=&gt;107, &#10;  &quot;name&quot;=&gt;clienttranslate(&quot;Matt&quot;), &#10;  &quot;lira&quot;=&gt;0, &#10;  &quot;choice_bonus&quot;=&gt;&quot;tastingRoom&quot;, &#10;  &quot;choice_lira&quot;=&gt;6), &#10;" calcext:value-type="string">
            <text:p>107=&gt;array( </text:p>
            <text:p>  "key"=&gt;107, </text:p>
            <text:p>  "name"=&gt;clienttranslate("Matt"), </text:p>
            <text:p>  "lira"=&gt;0, </text:p>
            <text:p>  "choice_bonus"=&gt;"tastingRoom", </text:p>
            <text:p>  "choice_lira"=&gt;6), </text:p>
            <text:p/>
          </table:table-cell>
          <table:table-cell table:style-name="Default" table:formula="of:=MOD( [.A8]-101+19;10)" office:value-type="float" office:value="5" calcext:value-type="float">
            <text:p>5</text:p>
          </table:table-cell>
          <table:table-cell table:style-name="Default" table:formula="of:=INT(([.A8]-101+19)/10)" office:value-type="float" office:value="2" calcext:value-type="float">
            <text:p>2</text:p>
          </table:table-cell>
          <table:table-cell table:formula="of:=&quot;.mamaPapaCard.card_&quot;&amp;[.$A8]&amp;&quot; {  background-position: -&quot;&amp;([.$G8])*[.I$1]&amp;&quot;px -&quot;&amp;([.$H8])*210&amp;&quot;px; }&quot;" office:value-type="string" office:string-value=".mamaPapaCard.card_107 {  background-position: -1460px -420px; }" calcext:value-type="string">
            <text:p>.mamaPapaCard.card_107 { <text:s/>background-position: -1460px -420px; }</text:p>
          </table:table-cell>
          <table:table-cell table:formula="of:=&quot;.mamaPapaCard.small.card_&quot;&amp;[.$A8]&amp;&quot; {  background-position: -&quot;&amp;([.$G8])*[.J$1]&amp;&quot;px -&quot;&amp;([.$H8])*105&amp;&quot;px; }&quot;" office:value-type="string" office:string-value=".mamaPapaCard.small.card_107 {  background-position: -730px -210px; }" calcext:value-type="string">
            <text:p>.mamaPapaCard.small.card_107 { <text:s/>background-position: -730px -210px; }</text:p>
          </table:table-cell>
          <table:table-cell table:number-columns-repeated="1014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Pau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ellis</text:p>
          </table:table-cell>
          <table:table-cell office:value-type="float" office:value="1" calcext:value-type="float">
            <text:p>1</text:p>
          </table:table-cell>
          <table:table-cell table:formula="of:=&quot;&quot; &amp; [.A9] &amp; &quot;=&gt;array( &quot;&amp;CHAR(10)&amp; &quot;  &quot;&quot;key&quot;&quot;=&gt;&quot;&amp;[.A9]&amp;&quot;, &quot;&amp;CHAR(10)&amp;  &quot;  &quot;&quot;name&quot;&quot;=&gt;clienttranslate(&quot;&quot;&quot;&amp;[.B9]&amp;&quot;&quot;&quot;), &quot;&amp;CHAR(10)&amp;  &quot;  &quot;&quot;lira&quot;&quot;=&gt;&quot;&amp;[.C9]&amp;&quot;, &quot;&amp;CHAR(10)&amp;  &quot;  &quot;&quot;choice_bonus&quot;&quot;=&gt;&quot;&quot;&quot;&amp;[.D9]&amp;&quot;&quot;&quot;, &quot;&amp;CHAR(10)&amp;  &quot;  &quot;&quot;choice_lira&quot;&quot;=&gt;&quot;&amp;[.E9]&amp;&quot;), &quot;&amp;CHAR(10)" office:value-type="string" office:string-value="108=&gt;array( &#10;  &quot;key&quot;=&gt;108, &#10;  &quot;name&quot;=&gt;clienttranslate(&quot;Paul&quot;), &#10;  &quot;lira&quot;=&gt;5, &#10;  &quot;choice_bonus&quot;=&gt;&quot;trellis&quot;, &#10;  &quot;choice_lira&quot;=&gt;1), &#10;" calcext:value-type="string">
            <text:p>108=&gt;array( </text:p>
            <text:p>  "key"=&gt;108, </text:p>
            <text:p>  "name"=&gt;clienttranslate("Paul"), </text:p>
            <text:p>  "lira"=&gt;5, </text:p>
            <text:p>  "choice_bonus"=&gt;"trellis", </text:p>
            <text:p>  "choice_lira"=&gt;1), </text:p>
            <text:p/>
          </table:table-cell>
          <table:table-cell table:style-name="Default" table:formula="of:=MOD( [.A9]-101+19;10)" office:value-type="float" office:value="6" calcext:value-type="float">
            <text:p>6</text:p>
          </table:table-cell>
          <table:table-cell table:style-name="Default" table:formula="of:=INT(([.A9]-101+19)/10)" office:value-type="float" office:value="2" calcext:value-type="float">
            <text:p>2</text:p>
          </table:table-cell>
          <table:table-cell table:formula="of:=&quot;.mamaPapaCard.card_&quot;&amp;[.$A9]&amp;&quot; {  background-position: -&quot;&amp;([.$G9])*[.I$1]&amp;&quot;px -&quot;&amp;([.$H9])*210&amp;&quot;px; }&quot;" office:value-type="string" office:string-value=".mamaPapaCard.card_108 {  background-position: -1752px -420px; }" calcext:value-type="string">
            <text:p>.mamaPapaCard.card_108 { <text:s/>background-position: -1752px -420px; }</text:p>
          </table:table-cell>
          <table:table-cell table:formula="of:=&quot;.mamaPapaCard.small.card_&quot;&amp;[.$A9]&amp;&quot; {  background-position: -&quot;&amp;([.$G9])*[.J$1]&amp;&quot;px -&quot;&amp;([.$H9])*105&amp;&quot;px; }&quot;" office:value-type="string" office:string-value=".mamaPapaCard.small.card_108 {  background-position: -876px -210px; }" calcext:value-type="string">
            <text:p>.mamaPapaCard.small.card_108 { <text:s/>background-position: -876px -210px; }</text:p>
          </table:table-cell>
          <table:table-cell table:number-columns-repeated="1014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Steph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rigation</text:p>
          </table:table-cell>
          <table:table-cell office:value-type="float" office:value="2" calcext:value-type="float">
            <text:p>2</text:p>
          </table:table-cell>
          <table:table-cell table:formula="of:=&quot;&quot; &amp; [.A10] &amp; &quot;=&gt;array( &quot;&amp;CHAR(10)&amp; &quot;  &quot;&quot;key&quot;&quot;=&gt;&quot;&amp;[.A10]&amp;&quot;, &quot;&amp;CHAR(10)&amp;  &quot;  &quot;&quot;name&quot;&quot;=&gt;clienttranslate(&quot;&quot;&quot;&amp;[.B10]&amp;&quot;&quot;&quot;), &quot;&amp;CHAR(10)&amp;  &quot;  &quot;&quot;lira&quot;&quot;=&gt;&quot;&amp;[.C10]&amp;&quot;, &quot;&amp;CHAR(10)&amp;  &quot;  &quot;&quot;choice_bonus&quot;&quot;=&gt;&quot;&quot;&quot;&amp;[.D10]&amp;&quot;&quot;&quot;, &quot;&amp;CHAR(10)&amp;  &quot;  &quot;&quot;choice_lira&quot;&quot;=&gt;&quot;&amp;[.E10]&amp;&quot;), &quot;&amp;CHAR(10)" office:value-type="string" office:string-value="109=&gt;array( &#10;  &quot;key&quot;=&gt;109, &#10;  &quot;name&quot;=&gt;clienttranslate(&quot;Stephan&quot;), &#10;  &quot;lira&quot;=&gt;4, &#10;  &quot;choice_bonus&quot;=&gt;&quot;irrigation&quot;, &#10;  &quot;choice_lira&quot;=&gt;2), &#10;" calcext:value-type="string">
            <text:p>109=&gt;array( </text:p>
            <text:p>  "key"=&gt;109, </text:p>
            <text:p>  "name"=&gt;clienttranslate("Stephan"), </text:p>
            <text:p>  "lira"=&gt;4, </text:p>
            <text:p>  "choice_bonus"=&gt;"irrigation", </text:p>
            <text:p>  "choice_lira"=&gt;2), </text:p>
            <text:p/>
          </table:table-cell>
          <table:table-cell table:style-name="Default" table:formula="of:=MOD( [.A10]-101+19;10)" office:value-type="float" office:value="7" calcext:value-type="float">
            <text:p>7</text:p>
          </table:table-cell>
          <table:table-cell table:style-name="Default" table:formula="of:=INT(([.A10]-101+19)/10)" office:value-type="float" office:value="2" calcext:value-type="float">
            <text:p>2</text:p>
          </table:table-cell>
          <table:table-cell table:formula="of:=&quot;.mamaPapaCard.card_&quot;&amp;[.$A10]&amp;&quot; {  background-position: -&quot;&amp;([.$G10])*[.I$1]&amp;&quot;px -&quot;&amp;([.$H10])*210&amp;&quot;px; }&quot;" office:value-type="string" office:string-value=".mamaPapaCard.card_109 {  background-position: -2044px -420px; }" calcext:value-type="string">
            <text:p>.mamaPapaCard.card_109 { <text:s/>background-position: -2044px -420px; }</text:p>
          </table:table-cell>
          <table:table-cell table:formula="of:=&quot;.mamaPapaCard.small.card_&quot;&amp;[.$A10]&amp;&quot; {  background-position: -&quot;&amp;([.$G10])*[.J$1]&amp;&quot;px -&quot;&amp;([.$H10])*105&amp;&quot;px; }&quot;" office:value-type="string" office:string-value=".mamaPapaCard.small.card_109 {  background-position: -1022px -210px; }" calcext:value-type="string">
            <text:p>.mamaPapaCard.small.card_109 { <text:s/>background-position: -1022px -210px; }</text:p>
          </table:table-cell>
          <table:table-cell table:number-columns-repeated="1014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Stev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oke</text:p>
          </table:table-cell>
          <table:table-cell office:value-type="float" office:value="1" calcext:value-type="float">
            <text:p>1</text:p>
          </table:table-cell>
          <table:table-cell table:formula="of:=&quot;&quot; &amp; [.A11] &amp; &quot;=&gt;array( &quot;&amp;CHAR(10)&amp; &quot;  &quot;&quot;key&quot;&quot;=&gt;&quot;&amp;[.A11]&amp;&quot;, &quot;&amp;CHAR(10)&amp;  &quot;  &quot;&quot;name&quot;&quot;=&gt;clienttranslate(&quot;&quot;&quot;&amp;[.B11]&amp;&quot;&quot;&quot;), &quot;&amp;CHAR(10)&amp;  &quot;  &quot;&quot;lira&quot;&quot;=&gt;&quot;&amp;[.C11]&amp;&quot;, &quot;&amp;CHAR(10)&amp;  &quot;  &quot;&quot;choice_bonus&quot;&quot;=&gt;&quot;&quot;&quot;&amp;[.D11]&amp;&quot;&quot;&quot;, &quot;&amp;CHAR(10)&amp;  &quot;  &quot;&quot;choice_lira&quot;&quot;=&gt;&quot;&amp;[.E11]&amp;&quot;), &quot;&amp;CHAR(10)" office:value-type="string" office:string-value="110=&gt;array( &#10;  &quot;key&quot;=&gt;110, &#10;  &quot;name&quot;=&gt;clienttranslate(&quot;Steven&quot;), &#10;  &quot;lira&quot;=&gt;6, &#10;  &quot;choice_bonus&quot;=&gt;&quot;yoke&quot;, &#10;  &quot;choice_lira&quot;=&gt;1), &#10;" calcext:value-type="string">
            <text:p>110=&gt;array( </text:p>
            <text:p>  "key"=&gt;110, </text:p>
            <text:p>  "name"=&gt;clienttranslate("Steven"), </text:p>
            <text:p>  "lira"=&gt;6, </text:p>
            <text:p>  "choice_bonus"=&gt;"yoke", </text:p>
            <text:p>  "choice_lira"=&gt;1), </text:p>
            <text:p/>
          </table:table-cell>
          <table:table-cell table:style-name="Default" table:formula="of:=MOD( [.A11]-101+19;10)" office:value-type="float" office:value="8" calcext:value-type="float">
            <text:p>8</text:p>
          </table:table-cell>
          <table:table-cell table:style-name="Default" table:formula="of:=INT(([.A11]-101+19)/10)" office:value-type="float" office:value="2" calcext:value-type="float">
            <text:p>2</text:p>
          </table:table-cell>
          <table:table-cell table:formula="of:=&quot;.mamaPapaCard.card_&quot;&amp;[.$A11]&amp;&quot; {  background-position: -&quot;&amp;([.$G11])*[.I$1]&amp;&quot;px -&quot;&amp;([.$H11])*210&amp;&quot;px; }&quot;" office:value-type="string" office:string-value=".mamaPapaCard.card_110 {  background-position: -2336px -420px; }" calcext:value-type="string">
            <text:p>.mamaPapaCard.card_110 { <text:s/>background-position: -2336px -420px; }</text:p>
          </table:table-cell>
          <table:table-cell table:formula="of:=&quot;.mamaPapaCard.small.card_&quot;&amp;[.$A11]&amp;&quot; {  background-position: -&quot;&amp;([.$G11])*[.J$1]&amp;&quot;px -&quot;&amp;([.$H11])*105&amp;&quot;px; }&quot;" office:value-type="string" office:string-value=".mamaPapaCard.small.card_110 {  background-position: -1168px -210px; }" calcext:value-type="string">
            <text:p>.mamaPapaCard.small.card_110 { <text:s/>background-position: -1168px -210px; }</text:p>
          </table:table-cell>
          <table:table-cell table:number-columns-repeated="1014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Jo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Cellar</text:p>
          </table:table-cell>
          <table:table-cell office:value-type="float" office:value="3" calcext:value-type="float">
            <text:p>3</text:p>
          </table:table-cell>
          <table:table-cell table:formula="of:=&quot;&quot; &amp; [.A12] &amp; &quot;=&gt;array( &quot;&amp;CHAR(10)&amp; &quot;  &quot;&quot;key&quot;&quot;=&gt;&quot;&amp;[.A12]&amp;&quot;, &quot;&amp;CHAR(10)&amp;  &quot;  &quot;&quot;name&quot;&quot;=&gt;clienttranslate(&quot;&quot;&quot;&amp;[.B12]&amp;&quot;&quot;&quot;), &quot;&amp;CHAR(10)&amp;  &quot;  &quot;&quot;lira&quot;&quot;=&gt;&quot;&amp;[.C12]&amp;&quot;, &quot;&amp;CHAR(10)&amp;  &quot;  &quot;&quot;choice_bonus&quot;&quot;=&gt;&quot;&quot;&quot;&amp;[.D12]&amp;&quot;&quot;&quot;, &quot;&amp;CHAR(10)&amp;  &quot;  &quot;&quot;choice_lira&quot;&quot;=&gt;&quot;&amp;[.E12]&amp;&quot;), &quot;&amp;CHAR(10)" office:value-type="string" office:string-value="111=&gt;array( &#10;  &quot;key&quot;=&gt;111, &#10;  &quot;name&quot;=&gt;clienttranslate(&quot;Joel&quot;), &#10;  &quot;lira&quot;=&gt;4, &#10;  &quot;choice_bonus&quot;=&gt;&quot;mediumCellar&quot;, &#10;  &quot;choice_lira&quot;=&gt;3), &#10;" calcext:value-type="string">
            <text:p>111=&gt;array( </text:p>
            <text:p>  "key"=&gt;111, </text:p>
            <text:p>  "name"=&gt;clienttranslate("Joel"), </text:p>
            <text:p>  "lira"=&gt;4, </text:p>
            <text:p>  "choice_bonus"=&gt;"mediumCellar", </text:p>
            <text:p>  "choice_lira"=&gt;3), </text:p>
            <text:p/>
          </table:table-cell>
          <table:table-cell table:style-name="Default" table:formula="of:=MOD( [.A12]-101+19;10)" office:value-type="float" office:value="9" calcext:value-type="float">
            <text:p>9</text:p>
          </table:table-cell>
          <table:table-cell table:style-name="Default" table:formula="of:=INT(([.A12]-101+19)/10)" office:value-type="float" office:value="2" calcext:value-type="float">
            <text:p>2</text:p>
          </table:table-cell>
          <table:table-cell table:formula="of:=&quot;.mamaPapaCard.card_&quot;&amp;[.$A12]&amp;&quot; {  background-position: -&quot;&amp;([.$G12])*[.I$1]&amp;&quot;px -&quot;&amp;([.$H12])*210&amp;&quot;px; }&quot;" office:value-type="string" office:string-value=".mamaPapaCard.card_111 {  background-position: -2628px -420px; }" calcext:value-type="string">
            <text:p>.mamaPapaCard.card_111 { <text:s/>background-position: -2628px -420px; }</text:p>
          </table:table-cell>
          <table:table-cell table:formula="of:=&quot;.mamaPapaCard.small.card_&quot;&amp;[.$A12]&amp;&quot; {  background-position: -&quot;&amp;([.$G12])*[.J$1]&amp;&quot;px -&quot;&amp;([.$H12])*105&amp;&quot;px; }&quot;" office:value-type="string" office:string-value=".mamaPapaCard.small.card_111 {  background-position: -1314px -210px; }" calcext:value-type="string">
            <text:p>.mamaPapaCard.small.card_111 { <text:s/>background-position: -1314px -210px; }</text:p>
          </table:table-cell>
          <table:table-cell table:number-columns-repeated="1014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Raymo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ttage</text:p>
          </table:table-cell>
          <table:table-cell office:value-type="float" office:value="3" calcext:value-type="float">
            <text:p>3</text:p>
          </table:table-cell>
          <table:table-cell table:formula="of:=&quot;&quot; &amp; [.A13] &amp; &quot;=&gt;array( &quot;&amp;CHAR(10)&amp; &quot;  &quot;&quot;key&quot;&quot;=&gt;&quot;&amp;[.A13]&amp;&quot;, &quot;&amp;CHAR(10)&amp;  &quot;  &quot;&quot;name&quot;&quot;=&gt;clienttranslate(&quot;&quot;&quot;&amp;[.B13]&amp;&quot;&quot;&quot;), &quot;&amp;CHAR(10)&amp;  &quot;  &quot;&quot;lira&quot;&quot;=&gt;&quot;&amp;[.C13]&amp;&quot;, &quot;&amp;CHAR(10)&amp;  &quot;  &quot;&quot;choice_bonus&quot;&quot;=&gt;&quot;&quot;&quot;&amp;[.D13]&amp;&quot;&quot;&quot;, &quot;&amp;CHAR(10)&amp;  &quot;  &quot;&quot;choice_lira&quot;&quot;=&gt;&quot;&amp;[.E13]&amp;&quot;), &quot;&amp;CHAR(10)" office:value-type="string" office:string-value="112=&gt;array( &#10;  &quot;key&quot;=&gt;112, &#10;  &quot;name&quot;=&gt;clienttranslate(&quot;Raymond&quot;), &#10;  &quot;lira&quot;=&gt;3, &#10;  &quot;choice_bonus&quot;=&gt;&quot;cottage&quot;, &#10;  &quot;choice_lira&quot;=&gt;3), &#10;" calcext:value-type="string">
            <text:p>112=&gt;array( </text:p>
            <text:p>  "key"=&gt;112, </text:p>
            <text:p>  "name"=&gt;clienttranslate("Raymond"), </text:p>
            <text:p>  "lira"=&gt;3, </text:p>
            <text:p>  "choice_bonus"=&gt;"cottage", </text:p>
            <text:p>  "choice_lira"=&gt;3), </text:p>
            <text:p/>
          </table:table-cell>
          <table:table-cell table:style-name="Default" table:formula="of:=MOD( [.A13]-101+19;10)" office:value-type="float" office:value="0" calcext:value-type="float">
            <text:p>0</text:p>
          </table:table-cell>
          <table:table-cell table:style-name="Default" table:formula="of:=INT(([.A13]-101+19)/10)" office:value-type="float" office:value="3" calcext:value-type="float">
            <text:p>3</text:p>
          </table:table-cell>
          <table:table-cell table:formula="of:=&quot;.mamaPapaCard.card_&quot;&amp;[.$A13]&amp;&quot; {  background-position: -&quot;&amp;([.$G13])*[.I$1]&amp;&quot;px -&quot;&amp;([.$H13])*210&amp;&quot;px; }&quot;" office:value-type="string" office:string-value=".mamaPapaCard.card_112 {  background-position: -0px -630px; }" calcext:value-type="string">
            <text:p>.mamaPapaCard.card_112 { <text:s/>background-position: -0px -630px; }</text:p>
          </table:table-cell>
          <table:table-cell table:formula="of:=&quot;.mamaPapaCard.small.card_&quot;&amp;[.$A13]&amp;&quot; {  background-position: -&quot;&amp;([.$G13])*[.J$1]&amp;&quot;px -&quot;&amp;([.$H13])*105&amp;&quot;px; }&quot;" office:value-type="string" office:string-value=".mamaPapaCard.small.card_112 {  background-position: -0px -315px; }" calcext:value-type="string">
            <text:p>.mamaPapaCard.small.card_112 { <text:s/>background-position: -0px -315px; }</text:p>
          </table:table-cell>
          <table:table-cell table:number-columns-repeated="1014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Je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mill</text:p>
          </table:table-cell>
          <table:table-cell office:value-type="float" office:value="4" calcext:value-type="float">
            <text:p>4</text:p>
          </table:table-cell>
          <table:table-cell table:formula="of:=&quot;&quot; &amp; [.A14] &amp; &quot;=&gt;array( &quot;&amp;CHAR(10)&amp; &quot;  &quot;&quot;key&quot;&quot;=&gt;&quot;&amp;[.A14]&amp;&quot;, &quot;&amp;CHAR(10)&amp;  &quot;  &quot;&quot;name&quot;&quot;=&gt;clienttranslate(&quot;&quot;&quot;&amp;[.B14]&amp;&quot;&quot;&quot;), &quot;&amp;CHAR(10)&amp;  &quot;  &quot;&quot;lira&quot;&quot;=&gt;&quot;&amp;[.C14]&amp;&quot;, &quot;&amp;CHAR(10)&amp;  &quot;  &quot;&quot;choice_bonus&quot;&quot;=&gt;&quot;&quot;&quot;&amp;[.D14]&amp;&quot;&quot;&quot;, &quot;&amp;CHAR(10)&amp;  &quot;  &quot;&quot;choice_lira&quot;&quot;=&gt;&quot;&amp;[.E14]&amp;&quot;), &quot;&amp;CHAR(10)" office:value-type="string" office:string-value="113=&gt;array( &#10;  &quot;key&quot;=&gt;113, &#10;  &quot;name&quot;=&gt;clienttranslate(&quot;Jerry&quot;), &#10;  &quot;lira&quot;=&gt;2, &#10;  &quot;choice_bonus&quot;=&gt;&quot;windmill&quot;, &#10;  &quot;choice_lira&quot;=&gt;4), &#10;" calcext:value-type="string">
            <text:p>113=&gt;array( </text:p>
            <text:p>  "key"=&gt;113, </text:p>
            <text:p>  "name"=&gt;clienttranslate("Jerry"), </text:p>
            <text:p>  "lira"=&gt;2, </text:p>
            <text:p>  "choice_bonus"=&gt;"windmill", </text:p>
            <text:p>  "choice_lira"=&gt;4), </text:p>
            <text:p/>
          </table:table-cell>
          <table:table-cell table:style-name="Default" table:formula="of:=MOD( [.A14]-101+19;10)" office:value-type="float" office:value="1" calcext:value-type="float">
            <text:p>1</text:p>
          </table:table-cell>
          <table:table-cell table:style-name="Default" table:formula="of:=INT(([.A14]-101+19)/10)" office:value-type="float" office:value="3" calcext:value-type="float">
            <text:p>3</text:p>
          </table:table-cell>
          <table:table-cell table:formula="of:=&quot;.mamaPapaCard.card_&quot;&amp;[.$A14]&amp;&quot; {  background-position: -&quot;&amp;([.$G14])*[.I$1]&amp;&quot;px -&quot;&amp;([.$H14])*210&amp;&quot;px; }&quot;" office:value-type="string" office:string-value=".mamaPapaCard.card_113 {  background-position: -292px -630px; }" calcext:value-type="string">
            <text:p>.mamaPapaCard.card_113 { <text:s/>background-position: -292px -630px; }</text:p>
          </table:table-cell>
          <table:table-cell table:formula="of:=&quot;.mamaPapaCard.small.card_&quot;&amp;[.$A14]&amp;&quot; {  background-position: -&quot;&amp;([.$G14])*[.J$1]&amp;&quot;px -&quot;&amp;([.$H14])*105&amp;&quot;px; }&quot;" office:value-type="string" office:string-value=".mamaPapaCard.small.card_113 {  background-position: -146px -315px; }" calcext:value-type="string">
            <text:p>.mamaPapaCard.small.card_113 { <text:s/>background-position: -146px -315px; }</text:p>
          </table:table-cell>
          <table:table-cell table:number-columns-repeated="1014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Trev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tingRoom</text:p>
          </table:table-cell>
          <table:table-cell office:value-type="float" office:value="5" calcext:value-type="float">
            <text:p>5</text:p>
          </table:table-cell>
          <table:table-cell table:formula="of:=&quot;&quot; &amp; [.A15] &amp; &quot;=&gt;array( &quot;&amp;CHAR(10)&amp; &quot;  &quot;&quot;key&quot;&quot;=&gt;&quot;&amp;[.A15]&amp;&quot;, &quot;&amp;CHAR(10)&amp;  &quot;  &quot;&quot;name&quot;&quot;=&gt;clienttranslate(&quot;&quot;&quot;&amp;[.B15]&amp;&quot;&quot;&quot;), &quot;&amp;CHAR(10)&amp;  &quot;  &quot;&quot;lira&quot;&quot;=&gt;&quot;&amp;[.C15]&amp;&quot;, &quot;&amp;CHAR(10)&amp;  &quot;  &quot;&quot;choice_bonus&quot;&quot;=&gt;&quot;&quot;&quot;&amp;[.D15]&amp;&quot;&quot;&quot;, &quot;&amp;CHAR(10)&amp;  &quot;  &quot;&quot;choice_lira&quot;&quot;=&gt;&quot;&amp;[.E15]&amp;&quot;), &quot;&amp;CHAR(10)" office:value-type="string" office:string-value="114=&gt;array( &#10;  &quot;key&quot;=&gt;114, &#10;  &quot;name&quot;=&gt;clienttranslate(&quot;Trevor&quot;), &#10;  &quot;lira&quot;=&gt;1, &#10;  &quot;choice_bonus&quot;=&gt;&quot;tastingRoom&quot;, &#10;  &quot;choice_lira&quot;=&gt;5), &#10;" calcext:value-type="string">
            <text:p>114=&gt;array( </text:p>
            <text:p>  "key"=&gt;114, </text:p>
            <text:p>  "name"=&gt;clienttranslate("Trevor"), </text:p>
            <text:p>  "lira"=&gt;1, </text:p>
            <text:p>  "choice_bonus"=&gt;"tastingRoom", </text:p>
            <text:p>  "choice_lira"=&gt;5), </text:p>
            <text:p/>
          </table:table-cell>
          <table:table-cell table:style-name="Default" table:formula="of:=MOD( [.A15]-101+19;10)" office:value-type="float" office:value="2" calcext:value-type="float">
            <text:p>2</text:p>
          </table:table-cell>
          <table:table-cell table:style-name="Default" table:formula="of:=INT(([.A15]-101+19)/10)" office:value-type="float" office:value="3" calcext:value-type="float">
            <text:p>3</text:p>
          </table:table-cell>
          <table:table-cell table:formula="of:=&quot;.mamaPapaCard.card_&quot;&amp;[.$A15]&amp;&quot; {  background-position: -&quot;&amp;([.$G15])*[.I$1]&amp;&quot;px -&quot;&amp;([.$H15])*210&amp;&quot;px; }&quot;" office:value-type="string" office:string-value=".mamaPapaCard.card_114 {  background-position: -584px -630px; }" calcext:value-type="string">
            <text:p>.mamaPapaCard.card_114 { <text:s/>background-position: -584px -630px; }</text:p>
          </table:table-cell>
          <table:table-cell table:formula="of:=&quot;.mamaPapaCard.small.card_&quot;&amp;[.$A15]&amp;&quot; {  background-position: -&quot;&amp;([.$G15])*[.J$1]&amp;&quot;px -&quot;&amp;([.$H15])*105&amp;&quot;px; }&quot;" office:value-type="string" office:string-value=".mamaPapaCard.small.card_114 {  background-position: -292px -315px; }" calcext:value-type="string">
            <text:p>.mamaPapaCard.small.card_114 { <text:s/>background-position: -292px -315px; }</text:p>
          </table:table-cell>
          <table:table-cell table:number-columns-repeated="1014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Rafa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ker</text:p>
          </table:table-cell>
          <table:table-cell office:value-type="float" office:value="4" calcext:value-type="float">
            <text:p>4</text:p>
          </table:table-cell>
          <table:table-cell table:formula="of:=&quot;&quot; &amp; [.A16] &amp; &quot;=&gt;array( &quot;&amp;CHAR(10)&amp; &quot;  &quot;&quot;key&quot;&quot;=&gt;&quot;&amp;[.A16]&amp;&quot;, &quot;&amp;CHAR(10)&amp;  &quot;  &quot;&quot;name&quot;&quot;=&gt;clienttranslate(&quot;&quot;&quot;&amp;[.B16]&amp;&quot;&quot;&quot;), &quot;&amp;CHAR(10)&amp;  &quot;  &quot;&quot;lira&quot;&quot;=&gt;&quot;&amp;[.C16]&amp;&quot;, &quot;&amp;CHAR(10)&amp;  &quot;  &quot;&quot;choice_bonus&quot;&quot;=&gt;&quot;&quot;&quot;&amp;[.D16]&amp;&quot;&quot;&quot;, &quot;&amp;CHAR(10)&amp;  &quot;  &quot;&quot;choice_lira&quot;&quot;=&gt;&quot;&amp;[.E16]&amp;&quot;), &quot;&amp;CHAR(10)" office:value-type="string" office:string-value="115=&gt;array( &#10;  &quot;key&quot;=&gt;115, &#10;  &quot;name&quot;=&gt;clienttranslate(&quot;Rafael&quot;), &#10;  &quot;lira&quot;=&gt;2, &#10;  &quot;choice_bonus&quot;=&gt;&quot;worker&quot;, &#10;  &quot;choice_lira&quot;=&gt;4), &#10;" calcext:value-type="string">
            <text:p>115=&gt;array( </text:p>
            <text:p>  "key"=&gt;115, </text:p>
            <text:p>  "name"=&gt;clienttranslate("Rafael"), </text:p>
            <text:p>  "lira"=&gt;2, </text:p>
            <text:p>  "choice_bonus"=&gt;"worker", </text:p>
            <text:p>  "choice_lira"=&gt;4), </text:p>
            <text:p/>
          </table:table-cell>
          <table:table-cell table:style-name="Default" table:formula="of:=MOD( [.A16]-101+19;10)" office:value-type="float" office:value="3" calcext:value-type="float">
            <text:p>3</text:p>
          </table:table-cell>
          <table:table-cell table:style-name="Default" table:formula="of:=INT(([.A16]-101+19)/10)" office:value-type="float" office:value="3" calcext:value-type="float">
            <text:p>3</text:p>
          </table:table-cell>
          <table:table-cell table:formula="of:=&quot;.mamaPapaCard.card_&quot;&amp;[.$A16]&amp;&quot; {  background-position: -&quot;&amp;([.$G16])*[.I$1]&amp;&quot;px -&quot;&amp;([.$H16])*210&amp;&quot;px; }&quot;" office:value-type="string" office:string-value=".mamaPapaCard.card_115 {  background-position: -876px -630px; }" calcext:value-type="string">
            <text:p>.mamaPapaCard.card_115 { <text:s/>background-position: -876px -630px; }</text:p>
          </table:table-cell>
          <table:table-cell table:formula="of:=&quot;.mamaPapaCard.small.card_&quot;&amp;[.$A16]&amp;&quot; {  background-position: -&quot;&amp;([.$G16])*[.J$1]&amp;&quot;px -&quot;&amp;([.$H16])*105&amp;&quot;px; }&quot;" office:value-type="string" office:string-value=".mamaPapaCard.small.card_115 {  background-position: -438px -315px; }" calcext:value-type="string">
            <text:p>.mamaPapaCard.small.card_115 { <text:s/>background-position: -438px -315px; }</text:p>
          </table:table-cell>
          <table:table-cell table:number-columns-repeated="1014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G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er</text:p>
          </table:table-cell>
          <table:table-cell office:value-type="float" office:value="3" calcext:value-type="float">
            <text:p>3</text:p>
          </table:table-cell>
          <table:table-cell table:formula="of:=&quot;&quot; &amp; [.A17] &amp; &quot;=&gt;array( &quot;&amp;CHAR(10)&amp; &quot;  &quot;&quot;key&quot;&quot;=&gt;&quot;&amp;[.A17]&amp;&quot;, &quot;&amp;CHAR(10)&amp;  &quot;  &quot;&quot;name&quot;&quot;=&gt;clienttranslate(&quot;&quot;&quot;&amp;[.B17]&amp;&quot;&quot;&quot;), &quot;&amp;CHAR(10)&amp;  &quot;  &quot;&quot;lira&quot;&quot;=&gt;&quot;&amp;[.C17]&amp;&quot;, &quot;&amp;CHAR(10)&amp;  &quot;  &quot;&quot;choice_bonus&quot;&quot;=&gt;&quot;&quot;&quot;&amp;[.D17]&amp;&quot;&quot;&quot;, &quot;&amp;CHAR(10)&amp;  &quot;  &quot;&quot;choice_lira&quot;&quot;=&gt;&quot;&amp;[.E17]&amp;&quot;), &quot;&amp;CHAR(10)" office:value-type="string" office:string-value="116=&gt;array( &#10;  &quot;key&quot;=&gt;116, &#10;  &quot;name&quot;=&gt;clienttranslate(&quot;Gary&quot;), &#10;  &quot;lira&quot;=&gt;3, &#10;  &quot;choice_bonus&quot;=&gt;&quot;worker&quot;, &#10;  &quot;choice_lira&quot;=&gt;3), &#10;" calcext:value-type="string">
            <text:p>116=&gt;array( </text:p>
            <text:p>  "key"=&gt;116, </text:p>
            <text:p>  "name"=&gt;clienttranslate("Gary"), </text:p>
            <text:p>  "lira"=&gt;3, </text:p>
            <text:p>  "choice_bonus"=&gt;"worker", </text:p>
            <text:p>  "choice_lira"=&gt;3), </text:p>
            <text:p/>
          </table:table-cell>
          <table:table-cell table:style-name="Default" table:formula="of:=MOD( [.A17]-101+19;10)" office:value-type="float" office:value="4" calcext:value-type="float">
            <text:p>4</text:p>
          </table:table-cell>
          <table:table-cell table:style-name="Default" table:formula="of:=INT(([.A17]-101+19)/10)" office:value-type="float" office:value="3" calcext:value-type="float">
            <text:p>3</text:p>
          </table:table-cell>
          <table:table-cell table:formula="of:=&quot;.mamaPapaCard.card_&quot;&amp;[.$A17]&amp;&quot; {  background-position: -&quot;&amp;([.$G17])*[.I$1]&amp;&quot;px -&quot;&amp;([.$H17])*210&amp;&quot;px; }&quot;" office:value-type="string" office:string-value=".mamaPapaCard.card_116 {  background-position: -1168px -630px; }" calcext:value-type="string">
            <text:p>.mamaPapaCard.card_116 { <text:s/>background-position: -1168px -630px; }</text:p>
          </table:table-cell>
          <table:table-cell table:formula="of:=&quot;.mamaPapaCard.small.card_&quot;&amp;[.$A17]&amp;&quot; {  background-position: -&quot;&amp;([.$G17])*[.J$1]&amp;&quot;px -&quot;&amp;([.$H17])*105&amp;&quot;px; }&quot;" office:value-type="string" office:string-value=".mamaPapaCard.small.card_116 {  background-position: -584px -315px; }" calcext:value-type="string">
            <text:p>.mamaPapaCard.small.card_116 { <text:s/>background-position: -584px -315px; }</text:p>
          </table:table-cell>
          <table:table-cell table:number-columns-repeated="1014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Mor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p1</text:p>
          </table:table-cell>
          <table:table-cell office:value-type="float" office:value="3" calcext:value-type="float">
            <text:p>3</text:p>
          </table:table-cell>
          <table:table-cell table:formula="of:=&quot;&quot; &amp; [.A18] &amp; &quot;=&gt;array( &quot;&amp;CHAR(10)&amp; &quot;  &quot;&quot;key&quot;&quot;=&gt;&quot;&amp;[.A18]&amp;&quot;, &quot;&amp;CHAR(10)&amp;  &quot;  &quot;&quot;name&quot;&quot;=&gt;clienttranslate(&quot;&quot;&quot;&amp;[.B18]&amp;&quot;&quot;&quot;), &quot;&amp;CHAR(10)&amp;  &quot;  &quot;&quot;lira&quot;&quot;=&gt;&quot;&amp;[.C18]&amp;&quot;, &quot;&amp;CHAR(10)&amp;  &quot;  &quot;&quot;choice_bonus&quot;&quot;=&gt;&quot;&quot;&quot;&amp;[.D18]&amp;&quot;&quot;&quot;, &quot;&amp;CHAR(10)&amp;  &quot;  &quot;&quot;choice_lira&quot;&quot;=&gt;&quot;&amp;[.E18]&amp;&quot;), &quot;&amp;CHAR(10)" office:value-type="string" office:string-value="117=&gt;array( &#10;  &quot;key&quot;=&gt;117, &#10;  &quot;name&quot;=&gt;clienttranslate(&quot;Morten&quot;), &#10;  &quot;lira&quot;=&gt;4, &#10;  &quot;choice_bonus&quot;=&gt;&quot;vp1&quot;, &#10;  &quot;choice_lira&quot;=&gt;3), &#10;" calcext:value-type="string">
            <text:p>117=&gt;array( </text:p>
            <text:p>  "key"=&gt;117, </text:p>
            <text:p>  "name"=&gt;clienttranslate("Morten"), </text:p>
            <text:p>  "lira"=&gt;4, </text:p>
            <text:p>  "choice_bonus"=&gt;"vp1", </text:p>
            <text:p>  "choice_lira"=&gt;3), </text:p>
            <text:p/>
          </table:table-cell>
          <table:table-cell table:style-name="Default" table:formula="of:=MOD( [.A18]-101+19;10)" office:value-type="float" office:value="5" calcext:value-type="float">
            <text:p>5</text:p>
          </table:table-cell>
          <table:table-cell table:style-name="Default" table:formula="of:=INT(([.A18]-101+19)/10)" office:value-type="float" office:value="3" calcext:value-type="float">
            <text:p>3</text:p>
          </table:table-cell>
          <table:table-cell table:formula="of:=&quot;.mamaPapaCard.card_&quot;&amp;[.$A18]&amp;&quot; {  background-position: -&quot;&amp;([.$G18])*[.I$1]&amp;&quot;px -&quot;&amp;([.$H18])*210&amp;&quot;px; }&quot;" office:value-type="string" office:string-value=".mamaPapaCard.card_117 {  background-position: -1460px -630px; }" calcext:value-type="string">
            <text:p>.mamaPapaCard.card_117 { <text:s/>background-position: -1460px -630px; }</text:p>
          </table:table-cell>
          <table:table-cell table:formula="of:=&quot;.mamaPapaCard.small.card_&quot;&amp;[.$A18]&amp;&quot; {  background-position: -&quot;&amp;([.$G18])*[.J$1]&amp;&quot;px -&quot;&amp;([.$H18])*105&amp;&quot;px; }&quot;" office:value-type="string" office:string-value=".mamaPapaCard.small.card_117 {  background-position: -730px -315px; }" calcext:value-type="string">
            <text:p>.mamaPapaCard.small.card_117 { <text:s/>background-position: -730px -315px; }</text:p>
          </table:table-cell>
          <table:table-cell table:number-columns-repeated="1014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Al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p1</text:p>
          </table:table-cell>
          <table:table-cell office:value-type="float" office:value="2" calcext:value-type="float">
            <text:p>2</text:p>
          </table:table-cell>
          <table:table-cell table:formula="of:=&quot;&quot; &amp; [.A19] &amp; &quot;=&gt;array( &quot;&amp;CHAR(10)&amp; &quot;  &quot;&quot;key&quot;&quot;=&gt;&quot;&amp;[.A19]&amp;&quot;, &quot;&amp;CHAR(10)&amp;  &quot;  &quot;&quot;name&quot;&quot;=&gt;clienttranslate(&quot;&quot;&quot;&amp;[.B19]&amp;&quot;&quot;&quot;), &quot;&amp;CHAR(10)&amp;  &quot;  &quot;&quot;lira&quot;&quot;=&gt;&quot;&amp;[.C19]&amp;&quot;, &quot;&amp;CHAR(10)&amp;  &quot;  &quot;&quot;choice_bonus&quot;&quot;=&gt;&quot;&quot;&quot;&amp;[.D19]&amp;&quot;&quot;&quot;, &quot;&amp;CHAR(10)&amp;  &quot;  &quot;&quot;choice_lira&quot;&quot;=&gt;&quot;&amp;[.E19]&amp;&quot;), &quot;&amp;CHAR(10)" office:value-type="string" office:string-value="118=&gt;array( &#10;  &quot;key&quot;=&gt;118, &#10;  &quot;name&quot;=&gt;clienttranslate(&quot;Alan&quot;), &#10;  &quot;lira&quot;=&gt;5, &#10;  &quot;choice_bonus&quot;=&gt;&quot;vp1&quot;, &#10;  &quot;choice_lira&quot;=&gt;2), &#10;" calcext:value-type="string">
            <text:p>118=&gt;array( </text:p>
            <text:p>  "key"=&gt;118, </text:p>
            <text:p>  "name"=&gt;clienttranslate("Alan"), </text:p>
            <text:p>  "lira"=&gt;5, </text:p>
            <text:p>  "choice_bonus"=&gt;"vp1", </text:p>
            <text:p>  "choice_lira"=&gt;2), </text:p>
            <text:p/>
          </table:table-cell>
          <table:table-cell table:style-name="Default" table:formula="of:=MOD( [.A19]-101+19;10)" office:value-type="float" office:value="6" calcext:value-type="float">
            <text:p>6</text:p>
          </table:table-cell>
          <table:table-cell table:style-name="Default" table:formula="of:=INT(([.A19]-101+19)/10)" office:value-type="float" office:value="3" calcext:value-type="float">
            <text:p>3</text:p>
          </table:table-cell>
          <table:table-cell table:formula="of:=&quot;.mamaPapaCard.card_&quot;&amp;[.$A19]&amp;&quot; {  background-position: -&quot;&amp;([.$G19])*[.I$1]&amp;&quot;px -&quot;&amp;([.$H19])*210&amp;&quot;px; }&quot;" office:value-type="string" office:string-value=".mamaPapaCard.card_118 {  background-position: -1752px -630px; }" calcext:value-type="string">
            <text:p>.mamaPapaCard.card_118 { <text:s/>background-position: -1752px -630px; }</text:p>
          </table:table-cell>
          <table:table-cell table:formula="of:=&quot;.mamaPapaCard.small.card_&quot;&amp;[.$A19]&amp;&quot; {  background-position: -&quot;&amp;([.$G19])*[.J$1]&amp;&quot;px -&quot;&amp;([.$H19])*105&amp;&quot;px; }&quot;" office:value-type="string" office:string-value=".mamaPapaCard.small.card_118 {  background-position: -876px -315px; }" calcext:value-type="string">
            <text:p>.mamaPapaCard.small.card_118 { <text:s/>background-position: -876px -315px; }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n_(vine)" table:style-name="ta2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default-cell-style-name="ce17"/>
        <table:table-column table:style-name="co14" table:number-columns-repeated="3" table:default-cell-style-name="ce17"/>
        <table:table-column table:style-name="co1" table:number-columns-repeated="1012" table:default-cell-style-name="ce17"/>
        <table:table-row table:style-name="ro5">
          <table:table-cell office:value-type="string" calcext:value-type="string">
            <text:p>prog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llis</text:p>
          </table:table-cell>
          <table:table-cell office:value-type="string" calcext:value-type="string">
            <text:p>irriga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et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147" calcext:value-type="float">
            <text:p>147</text:p>
          </table:table-cell>
          <table:table-cell table:number-columns-repeated="1011"/>
        </table:table-row>
        <table:table-row table:style-name="ro5">
          <table:table-cell office:value-type="float" office:value="201" calcext:value-type="float">
            <text:p>201</text:p>
          </table:table-cell>
          <table:table-cell office:value-type="string" calcext:value-type="string">
            <text:p>Sangiove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&quot;&quot; &amp; [.A2] &amp; &quot;=&gt;array( &quot;&amp;CHAR(10)&amp; &quot;  &quot;&quot;key&quot;&quot;=&gt;&quot;&amp;[.A2]&amp;&quot;, &quot;&amp;CHAR(10)&amp;  &quot;  &quot;&quot;name&quot;&quot;=&gt;clienttranslate(&quot;&quot;&quot;&amp;[.B2]&amp;&quot;&quot;&quot;), &quot;&amp;CHAR(10)&amp;  &quot;  &quot;&quot;red&quot;&quot;=&gt;&quot;&amp;[.C2]&amp;&quot;, &quot;&amp;CHAR(10)&amp;  &quot;  &quot;&quot;white&quot;&quot;=&gt;&quot;&amp;[.D2]&amp;&quot;, &quot;&amp;CHAR(10)&amp;  &quot;  &quot;&quot;trellis&quot;&quot;=&gt;&quot;&amp;[.E2]&amp;&quot;, &quot;&amp;CHAR(10)&amp;  &quot;  &quot;&quot;irrigation&quot;&quot;=&gt;&quot;&amp;[.F2]&amp;&quot;, &quot;&amp;CHAR(10)&amp;  &quot;  &quot;&quot;qty&quot;&quot;=&gt;&quot;&amp;[.G2]&amp;&quot;, &quot;&amp;CHAR(10)&amp;  &quot;  &quot;&quot;set&quot;&quot;=&gt;&quot;&amp;[.H2]&amp;&quot;), &quot;&amp;CHAR(10)" office:value-type="string" office:string-value="201=&gt;array( &#10;  &quot;key&quot;=&gt;201, &#10;  &quot;name&quot;=&gt;clienttranslate(&quot;Sangiovese&quot;), &#10;  &quot;red&quot;=&gt;1, &#10;  &quot;white&quot;=&gt;0, &#10;  &quot;trellis&quot;=&gt;0, &#10;  &quot;irrigation&quot;=&gt;0, &#10;  &quot;qty&quot;=&gt;4, &#10;  &quot;set&quot;=&gt;0), &#10;" calcext:value-type="string">
            <text:p>201=&gt;array( </text:p>
            <text:p>  "key"=&gt;201, </text:p>
            <text:p>  "name"=&gt;clienttranslate("Sangiovese"), </text:p>
            <text:p>  "red"=&gt;1, </text:p>
            <text:p>  "white"=&gt;0, </text:p>
            <text:p>  "trellis"=&gt;0, </text:p>
            <text:p>  "irrigation"=&gt;0, </text:p>
            <text:p>  "qty"=&gt;4, </text:p>
            <text:p>  "set"=&gt;0), </text:p>
            <text:p/>
          </table:table-cell>
          <table:table-cell table:style-name="Default" table:formula="of:=MOD( [.A2]-[.$A$2];10)" office:value-type="float" office:value="0" calcext:value-type="float">
            <text:p>0</text:p>
          </table:table-cell>
          <table:table-cell table:style-name="Default" table:formula="of:=INT(([.A2]-[.$A$2])/10)" office:value-type="float" office:value="0" calcext:value-type="float">
            <text:p>0</text:p>
          </table:table-cell>
          <table:table-cell table:formula="of:=&quot;.card.card_&quot;&amp;[.$A2]&amp;&quot; {  background-position: -&quot; &amp; ([.J2]*192)&amp;&quot;px -&quot;&amp;([.K2])*[.L$1]&amp;&quot;px ; }&quot;" office:value-type="string" office:string-value=".card.card_201 {  background-position: -0px -0px ; }" calcext:value-type="string">
            <text:p>.card.card_201 { <text:s/>background-position: -0px -0px ; }</text:p>
          </table:table-cell>
          <table:table-cell table:formula="of:=&quot;.card.small.card_&quot;&amp;[.$A2]&amp;&quot; {  background-position: -&quot; &amp; ([.J2]*96)&amp;&quot;px -&quot;&amp;([.K2])*[.M$1]&amp;&quot;px ; }&quot;" office:value-type="string" office:string-value=".card.small.card_201 {  background-position: -0px -0px ; }" calcext:value-type="string">
            <text:p>.card.small.card_201 { <text:s/>background-position: -0px -0px ; }</text:p>
          </table:table-cell>
          <table:table-cell table:number-columns-repeated="1011"/>
        </table:table-row>
        <table:table-row table:style-name="ro5">
          <table:table-cell office:value-type="float" office:value="202" calcext:value-type="float">
            <text:p>202</text:p>
          </table:table-cell>
          <table:table-cell office:value-type="string" calcext:value-type="string">
            <text:p>Malvas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&quot;&quot; &amp; [.A3] &amp; &quot;=&gt;array( &quot;&amp;CHAR(10)&amp; &quot;  &quot;&quot;key&quot;&quot;=&gt;&quot;&amp;[.A3]&amp;&quot;, &quot;&amp;CHAR(10)&amp;  &quot;  &quot;&quot;name&quot;&quot;=&gt;clienttranslate(&quot;&quot;&quot;&amp;[.B3]&amp;&quot;&quot;&quot;), &quot;&amp;CHAR(10)&amp;  &quot;  &quot;&quot;red&quot;&quot;=&gt;&quot;&amp;[.C3]&amp;&quot;, &quot;&amp;CHAR(10)&amp;  &quot;  &quot;&quot;white&quot;&quot;=&gt;&quot;&amp;[.D3]&amp;&quot;, &quot;&amp;CHAR(10)&amp;  &quot;  &quot;&quot;trellis&quot;&quot;=&gt;&quot;&amp;[.E3]&amp;&quot;, &quot;&amp;CHAR(10)&amp;  &quot;  &quot;&quot;irrigation&quot;&quot;=&gt;&quot;&amp;[.F3]&amp;&quot;, &quot;&amp;CHAR(10)&amp;  &quot;  &quot;&quot;qty&quot;&quot;=&gt;&quot;&amp;[.G3]&amp;&quot;, &quot;&amp;CHAR(10)&amp;  &quot;  &quot;&quot;set&quot;&quot;=&gt;&quot;&amp;[.H3]&amp;&quot;), &quot;&amp;CHAR(10)" office:value-type="string" office:string-value="202=&gt;array( &#10;  &quot;key&quot;=&gt;202, &#10;  &quot;name&quot;=&gt;clienttranslate(&quot;Malvasia&quot;), &#10;  &quot;red&quot;=&gt;0, &#10;  &quot;white&quot;=&gt;1, &#10;  &quot;trellis&quot;=&gt;0, &#10;  &quot;irrigation&quot;=&gt;0, &#10;  &quot;qty&quot;=&gt;4, &#10;  &quot;set&quot;=&gt;0), &#10;" calcext:value-type="string">
            <text:p>202=&gt;array( </text:p>
            <text:p>  "key"=&gt;202, </text:p>
            <text:p>  "name"=&gt;clienttranslate("Malvasia"), </text:p>
            <text:p>  "red"=&gt;0, </text:p>
            <text:p>  "white"=&gt;1, </text:p>
            <text:p>  "trellis"=&gt;0, </text:p>
            <text:p>  "irrigation"=&gt;0, </text:p>
            <text:p>  "qty"=&gt;4, </text:p>
            <text:p>  "set"=&gt;0), </text:p>
            <text:p/>
          </table:table-cell>
          <table:table-cell table:style-name="Default" table:formula="of:=MOD( [.A3]-[.$A$2];10)" office:value-type="float" office:value="1" calcext:value-type="float">
            <text:p>1</text:p>
          </table:table-cell>
          <table:table-cell table:style-name="Default" table:formula="of:=INT(([.A3]-[.$A$2])/10)" office:value-type="float" office:value="0" calcext:value-type="float">
            <text:p>0</text:p>
          </table:table-cell>
          <table:table-cell table:formula="of:=&quot;.card.card_&quot;&amp;[.$A3]&amp;&quot; {  background-position: -&quot; &amp; ([.J3]*192)&amp;&quot;px -&quot;&amp;([.K3])*[.L$1]&amp;&quot;px ; }&quot;" office:value-type="string" office:string-value=".card.card_202 {  background-position: -192px -0px ; }" calcext:value-type="string">
            <text:p>.card.card_202 { <text:s/>background-position: -192px -0px ; }</text:p>
          </table:table-cell>
          <table:table-cell table:formula="of:=&quot;.card.small.card_&quot;&amp;[.$A3]&amp;&quot; {  background-position: -&quot; &amp; ([.J3]*96)&amp;&quot;px -&quot;&amp;([.K3])*[.M$1]&amp;&quot;px ; }&quot;" office:value-type="string" office:string-value=".card.small.card_202 {  background-position: -96px -0px ; }" calcext:value-type="string">
            <text:p>.card.small.card_202 { <text:s/>background-position: -96px -0px ; }</text:p>
          </table:table-cell>
          <table:table-cell table:number-columns-repeated="1011"/>
        </table:table-row>
        <table:table-row table:style-name="ro5">
          <table:table-cell office:value-type="float" office:value="203" calcext:value-type="float">
            <text:p>203</text:p>
          </table:table-cell>
          <table:table-cell office:value-type="string" calcext:value-type="string">
            <text:p>Pin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&quot;&quot; &amp; [.A4] &amp; &quot;=&gt;array( &quot;&amp;CHAR(10)&amp; &quot;  &quot;&quot;key&quot;&quot;=&gt;&quot;&amp;[.A4]&amp;&quot;, &quot;&amp;CHAR(10)&amp;  &quot;  &quot;&quot;name&quot;&quot;=&gt;clienttranslate(&quot;&quot;&quot;&amp;[.B4]&amp;&quot;&quot;&quot;), &quot;&amp;CHAR(10)&amp;  &quot;  &quot;&quot;red&quot;&quot;=&gt;&quot;&amp;[.C4]&amp;&quot;, &quot;&amp;CHAR(10)&amp;  &quot;  &quot;&quot;white&quot;&quot;=&gt;&quot;&amp;[.D4]&amp;&quot;, &quot;&amp;CHAR(10)&amp;  &quot;  &quot;&quot;trellis&quot;&quot;=&gt;&quot;&amp;[.E4]&amp;&quot;, &quot;&amp;CHAR(10)&amp;  &quot;  &quot;&quot;irrigation&quot;&quot;=&gt;&quot;&amp;[.F4]&amp;&quot;, &quot;&amp;CHAR(10)&amp;  &quot;  &quot;&quot;qty&quot;&quot;=&gt;&quot;&amp;[.G4]&amp;&quot;, &quot;&amp;CHAR(10)&amp;  &quot;  &quot;&quot;set&quot;&quot;=&gt;&quot;&amp;[.H4]&amp;&quot;), &quot;&amp;CHAR(10)" office:value-type="string" office:string-value="203=&gt;array( &#10;  &quot;key&quot;=&gt;203, &#10;  &quot;name&quot;=&gt;clienttranslate(&quot;Pinot&quot;), &#10;  &quot;red&quot;=&gt;1, &#10;  &quot;white&quot;=&gt;1, &#10;  &quot;trellis&quot;=&gt;1, &#10;  &quot;irrigation&quot;=&gt;0, &#10;  &quot;qty&quot;=&gt;6, &#10;  &quot;set&quot;=&gt;0), &#10;" calcext:value-type="string">
            <text:p>203=&gt;array( </text:p>
            <text:p>  "key"=&gt;203, </text:p>
            <text:p>  "name"=&gt;clienttranslate("Pinot"), </text:p>
            <text:p>  "red"=&gt;1, </text:p>
            <text:p>  "white"=&gt;1, </text:p>
            <text:p>  "trellis"=&gt;1, </text:p>
            <text:p>  "irrigation"=&gt;0, </text:p>
            <text:p>  "qty"=&gt;6, </text:p>
            <text:p>  "set"=&gt;0), </text:p>
            <text:p/>
          </table:table-cell>
          <table:table-cell table:style-name="Default" table:formula="of:=MOD( [.A4]-[.$A$2];10)" office:value-type="float" office:value="2" calcext:value-type="float">
            <text:p>2</text:p>
          </table:table-cell>
          <table:table-cell table:style-name="Default" table:formula="of:=INT(([.A4]-[.$A$2])/10)" office:value-type="float" office:value="0" calcext:value-type="float">
            <text:p>0</text:p>
          </table:table-cell>
          <table:table-cell table:formula="of:=&quot;.card.card_&quot;&amp;[.$A4]&amp;&quot; {  background-position: -&quot; &amp; ([.J4]*192)&amp;&quot;px -&quot;&amp;([.K4])*[.L$1]&amp;&quot;px ; }&quot;" office:value-type="string" office:string-value=".card.card_203 {  background-position: -384px -0px ; }" calcext:value-type="string">
            <text:p>.card.card_203 { <text:s/>background-position: -384px -0px ; }</text:p>
          </table:table-cell>
          <table:table-cell table:formula="of:=&quot;.card.small.card_&quot;&amp;[.$A4]&amp;&quot; {  background-position: -&quot; &amp; ([.J4]*96)&amp;&quot;px -&quot;&amp;([.K4])*[.M$1]&amp;&quot;px ; }&quot;" office:value-type="string" office:string-value=".card.small.card_203 {  background-position: -192px -0px ; }" calcext:value-type="string">
            <text:p>.card.small.card_203 { <text:s/>background-position: -192px -0px ; }</text:p>
          </table:table-cell>
          <table:table-cell table:number-columns-repeated="1011"/>
        </table:table-row>
        <table:table-row table:style-name="ro5">
          <table:table-cell office:value-type="float" office:value="204" calcext:value-type="float">
            <text:p>204</text:p>
          </table:table-cell>
          <table:table-cell office:value-type="string" calcext:value-type="string">
            <text:p>Syra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&quot; &amp; [.A5] &amp; &quot;=&gt;array( &quot;&amp;CHAR(10)&amp; &quot;  &quot;&quot;key&quot;&quot;=&gt;&quot;&amp;[.A5]&amp;&quot;, &quot;&amp;CHAR(10)&amp;  &quot;  &quot;&quot;name&quot;&quot;=&gt;clienttranslate(&quot;&quot;&quot;&amp;[.B5]&amp;&quot;&quot;&quot;), &quot;&amp;CHAR(10)&amp;  &quot;  &quot;&quot;red&quot;&quot;=&gt;&quot;&amp;[.C5]&amp;&quot;, &quot;&amp;CHAR(10)&amp;  &quot;  &quot;&quot;white&quot;&quot;=&gt;&quot;&amp;[.D5]&amp;&quot;, &quot;&amp;CHAR(10)&amp;  &quot;  &quot;&quot;trellis&quot;&quot;=&gt;&quot;&amp;[.E5]&amp;&quot;, &quot;&amp;CHAR(10)&amp;  &quot;  &quot;&quot;irrigation&quot;&quot;=&gt;&quot;&amp;[.F5]&amp;&quot;, &quot;&amp;CHAR(10)&amp;  &quot;  &quot;&quot;qty&quot;&quot;=&gt;&quot;&amp;[.G5]&amp;&quot;, &quot;&amp;CHAR(10)&amp;  &quot;  &quot;&quot;set&quot;&quot;=&gt;&quot;&amp;[.H5]&amp;&quot;), &quot;&amp;CHAR(10)" office:value-type="string" office:string-value="204=&gt;array( &#10;  &quot;key&quot;=&gt;204, &#10;  &quot;name&quot;=&gt;clienttranslate(&quot;Syrah&quot;), &#10;  &quot;red&quot;=&gt;2, &#10;  &quot;white&quot;=&gt;0, &#10;  &quot;trellis&quot;=&gt;1, &#10;  &quot;irrigation&quot;=&gt;0, &#10;  &quot;qty&quot;=&gt;5, &#10;  &quot;set&quot;=&gt;0), &#10;" calcext:value-type="string">
            <text:p>204=&gt;array( </text:p>
            <text:p>  "key"=&gt;204, </text:p>
            <text:p>  "name"=&gt;clienttranslate("Syrah"), </text:p>
            <text:p>  "red"=&gt;2, </text:p>
            <text:p>  "white"=&gt;0, </text:p>
            <text:p>  "trellis"=&gt;1, </text:p>
            <text:p>  "irrigation"=&gt;0, </text:p>
            <text:p>  "qty"=&gt;5, </text:p>
            <text:p>  "set"=&gt;0), </text:p>
            <text:p/>
          </table:table-cell>
          <table:table-cell table:style-name="Default" table:formula="of:=MOD( [.A5]-[.$A$2];10)" office:value-type="float" office:value="3" calcext:value-type="float">
            <text:p>3</text:p>
          </table:table-cell>
          <table:table-cell table:style-name="Default" table:formula="of:=INT(([.A5]-[.$A$2])/10)" office:value-type="float" office:value="0" calcext:value-type="float">
            <text:p>0</text:p>
          </table:table-cell>
          <table:table-cell table:formula="of:=&quot;.card.card_&quot;&amp;[.$A5]&amp;&quot; {  background-position: -&quot; &amp; ([.J5]*192)&amp;&quot;px -&quot;&amp;([.K5])*[.L$1]&amp;&quot;px ; }&quot;" office:value-type="string" office:string-value=".card.card_204 {  background-position: -576px -0px ; }" calcext:value-type="string">
            <text:p>.card.card_204 { <text:s/>background-position: -576px -0px ; }</text:p>
          </table:table-cell>
          <table:table-cell table:formula="of:=&quot;.card.small.card_&quot;&amp;[.$A5]&amp;&quot; {  background-position: -&quot; &amp; ([.J5]*96)&amp;&quot;px -&quot;&amp;([.K5])*[.M$1]&amp;&quot;px ; }&quot;" office:value-type="string" office:string-value=".card.small.card_204 {  background-position: -288px -0px ; }" calcext:value-type="string">
            <text:p>.card.small.card_204 { <text:s/>background-position: -288px -0px ; }</text:p>
          </table:table-cell>
          <table:table-cell table:number-columns-repeated="1011"/>
        </table:table-row>
        <table:table-row table:style-name="ro5">
          <table:table-cell office:value-type="float" office:value="205" calcext:value-type="float">
            <text:p>205</text:p>
          </table:table-cell>
          <table:table-cell office:value-type="string" calcext:value-type="string">
            <text:p>Trebbia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&quot; &amp; [.A6] &amp; &quot;=&gt;array( &quot;&amp;CHAR(10)&amp; &quot;  &quot;&quot;key&quot;&quot;=&gt;&quot;&amp;[.A6]&amp;&quot;, &quot;&amp;CHAR(10)&amp;  &quot;  &quot;&quot;name&quot;&quot;=&gt;clienttranslate(&quot;&quot;&quot;&amp;[.B6]&amp;&quot;&quot;&quot;), &quot;&amp;CHAR(10)&amp;  &quot;  &quot;&quot;red&quot;&quot;=&gt;&quot;&amp;[.C6]&amp;&quot;, &quot;&amp;CHAR(10)&amp;  &quot;  &quot;&quot;white&quot;&quot;=&gt;&quot;&amp;[.D6]&amp;&quot;, &quot;&amp;CHAR(10)&amp;  &quot;  &quot;&quot;trellis&quot;&quot;=&gt;&quot;&amp;[.E6]&amp;&quot;, &quot;&amp;CHAR(10)&amp;  &quot;  &quot;&quot;irrigation&quot;&quot;=&gt;&quot;&amp;[.F6]&amp;&quot;, &quot;&amp;CHAR(10)&amp;  &quot;  &quot;&quot;qty&quot;&quot;=&gt;&quot;&amp;[.G6]&amp;&quot;, &quot;&amp;CHAR(10)&amp;  &quot;  &quot;&quot;set&quot;&quot;=&gt;&quot;&amp;[.H6]&amp;&quot;), &quot;&amp;CHAR(10)" office:value-type="string" office:string-value="205=&gt;array( &#10;  &quot;key&quot;=&gt;205, &#10;  &quot;name&quot;=&gt;clienttranslate(&quot;Trebbiano&quot;), &#10;  &quot;red&quot;=&gt;0, &#10;  &quot;white&quot;=&gt;2, &#10;  &quot;trellis&quot;=&gt;1, &#10;  &quot;irrigation&quot;=&gt;0, &#10;  &quot;qty&quot;=&gt;5, &#10;  &quot;set&quot;=&gt;0), &#10;" calcext:value-type="string">
            <text:p>205=&gt;array( </text:p>
            <text:p>  "key"=&gt;205, </text:p>
            <text:p>  "name"=&gt;clienttranslate("Trebbiano"), </text:p>
            <text:p>  "red"=&gt;0, </text:p>
            <text:p>  "white"=&gt;2, </text:p>
            <text:p>  "trellis"=&gt;1, </text:p>
            <text:p>  "irrigation"=&gt;0, </text:p>
            <text:p>  "qty"=&gt;5, </text:p>
            <text:p>  "set"=&gt;0), </text:p>
            <text:p/>
          </table:table-cell>
          <table:table-cell table:style-name="Default" table:formula="of:=MOD( [.A6]-[.$A$2];10)" office:value-type="float" office:value="4" calcext:value-type="float">
            <text:p>4</text:p>
          </table:table-cell>
          <table:table-cell table:style-name="Default" table:formula="of:=INT(([.A6]-[.$A$2])/10)" office:value-type="float" office:value="0" calcext:value-type="float">
            <text:p>0</text:p>
          </table:table-cell>
          <table:table-cell table:formula="of:=&quot;.card.card_&quot;&amp;[.$A6]&amp;&quot; {  background-position: -&quot; &amp; ([.J6]*192)&amp;&quot;px -&quot;&amp;([.K6])*[.L$1]&amp;&quot;px ; }&quot;" office:value-type="string" office:string-value=".card.card_205 {  background-position: -768px -0px ; }" calcext:value-type="string">
            <text:p>.card.card_205 { <text:s/>background-position: -768px -0px ; }</text:p>
          </table:table-cell>
          <table:table-cell table:formula="of:=&quot;.card.small.card_&quot;&amp;[.$A6]&amp;&quot; {  background-position: -&quot; &amp; ([.J6]*96)&amp;&quot;px -&quot;&amp;([.K6])*[.M$1]&amp;&quot;px ; }&quot;" office:value-type="string" office:string-value=".card.small.card_205 {  background-position: -384px -0px ; }" calcext:value-type="string">
            <text:p>.card.small.card_205 { <text:s/>background-position: -384px -0px ; }</text:p>
          </table:table-cell>
          <table:table-cell table:number-columns-repeated="1011"/>
        </table:table-row>
        <table:table-row table:style-name="ro5">
          <table:table-cell office:value-type="float" office:value="206" calcext:value-type="float">
            <text:p>206</text:p>
          </table:table-cell>
          <table:table-cell office:value-type="string" calcext:value-type="string">
            <text:p>Merlo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&quot; &amp; [.A7] &amp; &quot;=&gt;array( &quot;&amp;CHAR(10)&amp; &quot;  &quot;&quot;key&quot;&quot;=&gt;&quot;&amp;[.A7]&amp;&quot;, &quot;&amp;CHAR(10)&amp;  &quot;  &quot;&quot;name&quot;&quot;=&gt;clienttranslate(&quot;&quot;&quot;&amp;[.B7]&amp;&quot;&quot;&quot;), &quot;&amp;CHAR(10)&amp;  &quot;  &quot;&quot;red&quot;&quot;=&gt;&quot;&amp;[.C7]&amp;&quot;, &quot;&amp;CHAR(10)&amp;  &quot;  &quot;&quot;white&quot;&quot;=&gt;&quot;&amp;[.D7]&amp;&quot;, &quot;&amp;CHAR(10)&amp;  &quot;  &quot;&quot;trellis&quot;&quot;=&gt;&quot;&amp;[.E7]&amp;&quot;, &quot;&amp;CHAR(10)&amp;  &quot;  &quot;&quot;irrigation&quot;&quot;=&gt;&quot;&amp;[.F7]&amp;&quot;, &quot;&amp;CHAR(10)&amp;  &quot;  &quot;&quot;qty&quot;&quot;=&gt;&quot;&amp;[.G7]&amp;&quot;, &quot;&amp;CHAR(10)&amp;  &quot;  &quot;&quot;set&quot;&quot;=&gt;&quot;&amp;[.H7]&amp;&quot;), &quot;&amp;CHAR(10)" office:value-type="string" office:string-value="206=&gt;array( &#10;  &quot;key&quot;=&gt;206, &#10;  &quot;name&quot;=&gt;clienttranslate(&quot;Merlot&quot;), &#10;  &quot;red&quot;=&gt;3, &#10;  &quot;white&quot;=&gt;0, &#10;  &quot;trellis&quot;=&gt;0, &#10;  &quot;irrigation&quot;=&gt;1, &#10;  &quot;qty&quot;=&gt;5, &#10;  &quot;set&quot;=&gt;0), &#10;" calcext:value-type="string">
            <text:p>206=&gt;array( </text:p>
            <text:p>  "key"=&gt;206, </text:p>
            <text:p>  "name"=&gt;clienttranslate("Merlot"), </text:p>
            <text:p>  "red"=&gt;3, </text:p>
            <text:p>  "white"=&gt;0, </text:p>
            <text:p>  "trellis"=&gt;0, </text:p>
            <text:p>  "irrigation"=&gt;1, </text:p>
            <text:p>  "qty"=&gt;5, </text:p>
            <text:p>  "set"=&gt;0), </text:p>
            <text:p/>
          </table:table-cell>
          <table:table-cell table:style-name="Default" table:formula="of:=MOD( [.A7]-[.$A$2];10)" office:value-type="float" office:value="5" calcext:value-type="float">
            <text:p>5</text:p>
          </table:table-cell>
          <table:table-cell table:style-name="Default" table:formula="of:=INT(([.A7]-[.$A$2])/10)" office:value-type="float" office:value="0" calcext:value-type="float">
            <text:p>0</text:p>
          </table:table-cell>
          <table:table-cell table:formula="of:=&quot;.card.card_&quot;&amp;[.$A7]&amp;&quot; {  background-position: -&quot; &amp; ([.J7]*192)&amp;&quot;px -&quot;&amp;([.K7])*[.L$1]&amp;&quot;px ; }&quot;" office:value-type="string" office:string-value=".card.card_206 {  background-position: -960px -0px ; }" calcext:value-type="string">
            <text:p>.card.card_206 { <text:s/>background-position: -960px -0px ; }</text:p>
          </table:table-cell>
          <table:table-cell table:formula="of:=&quot;.card.small.card_&quot;&amp;[.$A7]&amp;&quot; {  background-position: -&quot; &amp; ([.J7]*96)&amp;&quot;px -&quot;&amp;([.K7])*[.M$1]&amp;&quot;px ; }&quot;" office:value-type="string" office:string-value=".card.small.card_206 {  background-position: -480px -0px ; }" calcext:value-type="string">
            <text:p>.card.small.card_206 { <text:s/>background-position: -480px -0px ; }</text:p>
          </table:table-cell>
          <table:table-cell table:number-columns-repeated="1011"/>
        </table:table-row>
        <table:table-row table:style-name="ro5">
          <table:table-cell office:value-type="float" office:value="207" calcext:value-type="float">
            <text:p>207</text:p>
          </table:table-cell>
          <table:table-cell office:value-type="string" calcext:value-type="string">
            <text:p>Sauvignon Blan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&quot; &amp; [.A8] &amp; &quot;=&gt;array( &quot;&amp;CHAR(10)&amp; &quot;  &quot;&quot;key&quot;&quot;=&gt;&quot;&amp;[.A8]&amp;&quot;, &quot;&amp;CHAR(10)&amp;  &quot;  &quot;&quot;name&quot;&quot;=&gt;clienttranslate(&quot;&quot;&quot;&amp;[.B8]&amp;&quot;&quot;&quot;), &quot;&amp;CHAR(10)&amp;  &quot;  &quot;&quot;red&quot;&quot;=&gt;&quot;&amp;[.C8]&amp;&quot;, &quot;&amp;CHAR(10)&amp;  &quot;  &quot;&quot;white&quot;&quot;=&gt;&quot;&amp;[.D8]&amp;&quot;, &quot;&amp;CHAR(10)&amp;  &quot;  &quot;&quot;trellis&quot;&quot;=&gt;&quot;&amp;[.E8]&amp;&quot;, &quot;&amp;CHAR(10)&amp;  &quot;  &quot;&quot;irrigation&quot;&quot;=&gt;&quot;&amp;[.F8]&amp;&quot;, &quot;&amp;CHAR(10)&amp;  &quot;  &quot;&quot;qty&quot;&quot;=&gt;&quot;&amp;[.G8]&amp;&quot;, &quot;&amp;CHAR(10)&amp;  &quot;  &quot;&quot;set&quot;&quot;=&gt;&quot;&amp;[.H8]&amp;&quot;), &quot;&amp;CHAR(10)" office:value-type="string" office:string-value="207=&gt;array( &#10;  &quot;key&quot;=&gt;207, &#10;  &quot;name&quot;=&gt;clienttranslate(&quot;Sauvignon Blanc&quot;), &#10;  &quot;red&quot;=&gt;0, &#10;  &quot;white&quot;=&gt;3, &#10;  &quot;trellis&quot;=&gt;0, &#10;  &quot;irrigation&quot;=&gt;1, &#10;  &quot;qty&quot;=&gt;5, &#10;  &quot;set&quot;=&gt;0), &#10;" calcext:value-type="string">
            <text:p>207=&gt;array( </text:p>
            <text:p>  "key"=&gt;207, </text:p>
            <text:p>  "name"=&gt;clienttranslate("Sauvignon Blanc"), </text:p>
            <text:p>  "red"=&gt;0, </text:p>
            <text:p>  "white"=&gt;3, </text:p>
            <text:p>  "trellis"=&gt;0, </text:p>
            <text:p>  "irrigation"=&gt;1, </text:p>
            <text:p>  "qty"=&gt;5, </text:p>
            <text:p>  "set"=&gt;0), </text:p>
            <text:p/>
          </table:table-cell>
          <table:table-cell table:style-name="Default" table:formula="of:=MOD( [.A8]-[.$A$2];10)" office:value-type="float" office:value="6" calcext:value-type="float">
            <text:p>6</text:p>
          </table:table-cell>
          <table:table-cell table:style-name="Default" table:formula="of:=INT(([.A8]-[.$A$2])/10)" office:value-type="float" office:value="0" calcext:value-type="float">
            <text:p>0</text:p>
          </table:table-cell>
          <table:table-cell table:formula="of:=&quot;.card.card_&quot;&amp;[.$A8]&amp;&quot; {  background-position: -&quot; &amp; ([.J8]*192)&amp;&quot;px -&quot;&amp;([.K8])*[.L$1]&amp;&quot;px ; }&quot;" office:value-type="string" office:string-value=".card.card_207 {  background-position: -1152px -0px ; }" calcext:value-type="string">
            <text:p>.card.card_207 { <text:s/>background-position: -1152px -0px ; }</text:p>
          </table:table-cell>
          <table:table-cell table:formula="of:=&quot;.card.small.card_&quot;&amp;[.$A8]&amp;&quot; {  background-position: -&quot; &amp; ([.J8]*96)&amp;&quot;px -&quot;&amp;([.K8])*[.M$1]&amp;&quot;px ; }&quot;" office:value-type="string" office:string-value=".card.small.card_207 {  background-position: -576px -0px ; }" calcext:value-type="string">
            <text:p>.card.small.card_207 { <text:s/>background-position: -576px -0px ; }</text:p>
          </table:table-cell>
          <table:table-cell table:number-columns-repeated="1011"/>
        </table:table-row>
        <table:table-row table:style-name="ro5">
          <table:table-cell office:value-type="float" office:value="208" calcext:value-type="float">
            <text:p>208</text:p>
          </table:table-cell>
          <table:table-cell office:value-type="string" calcext:value-type="string">
            <text:p>Cabernet Sauvign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&quot;&quot; &amp; [.A9] &amp; &quot;=&gt;array( &quot;&amp;CHAR(10)&amp; &quot;  &quot;&quot;key&quot;&quot;=&gt;&quot;&amp;[.A9]&amp;&quot;, &quot;&amp;CHAR(10)&amp;  &quot;  &quot;&quot;name&quot;&quot;=&gt;clienttranslate(&quot;&quot;&quot;&amp;[.B9]&amp;&quot;&quot;&quot;), &quot;&amp;CHAR(10)&amp;  &quot;  &quot;&quot;red&quot;&quot;=&gt;&quot;&amp;[.C9]&amp;&quot;, &quot;&amp;CHAR(10)&amp;  &quot;  &quot;&quot;white&quot;&quot;=&gt;&quot;&amp;[.D9]&amp;&quot;, &quot;&amp;CHAR(10)&amp;  &quot;  &quot;&quot;trellis&quot;&quot;=&gt;&quot;&amp;[.E9]&amp;&quot;, &quot;&amp;CHAR(10)&amp;  &quot;  &quot;&quot;irrigation&quot;&quot;=&gt;&quot;&amp;[.F9]&amp;&quot;, &quot;&amp;CHAR(10)&amp;  &quot;  &quot;&quot;qty&quot;&quot;=&gt;&quot;&amp;[.G9]&amp;&quot;, &quot;&amp;CHAR(10)&amp;  &quot;  &quot;&quot;set&quot;&quot;=&gt;&quot;&amp;[.H9]&amp;&quot;), &quot;&amp;CHAR(10)" office:value-type="string" office:string-value="208=&gt;array( &#10;  &quot;key&quot;=&gt;208, &#10;  &quot;name&quot;=&gt;clienttranslate(&quot;Cabernet Sauvignon&quot;), &#10;  &quot;red&quot;=&gt;4, &#10;  &quot;white&quot;=&gt;0, &#10;  &quot;trellis&quot;=&gt;1, &#10;  &quot;irrigation&quot;=&gt;1, &#10;  &quot;qty&quot;=&gt;4, &#10;  &quot;set&quot;=&gt;0), &#10;" calcext:value-type="string">
            <text:p>208=&gt;array( </text:p>
            <text:p>  "key"=&gt;208, </text:p>
            <text:p>  "name"=&gt;clienttranslate("Cabernet Sauvignon"), </text:p>
            <text:p>  "red"=&gt;4, </text:p>
            <text:p>  "white"=&gt;0, </text:p>
            <text:p>  "trellis"=&gt;1, </text:p>
            <text:p>  "irrigation"=&gt;1, </text:p>
            <text:p>  "qty"=&gt;4, </text:p>
            <text:p>  "set"=&gt;0), </text:p>
            <text:p/>
          </table:table-cell>
          <table:table-cell table:style-name="Default" table:formula="of:=MOD( [.A9]-[.$A$2];10)" office:value-type="float" office:value="7" calcext:value-type="float">
            <text:p>7</text:p>
          </table:table-cell>
          <table:table-cell table:style-name="Default" table:formula="of:=INT(([.A9]-[.$A$2])/10)" office:value-type="float" office:value="0" calcext:value-type="float">
            <text:p>0</text:p>
          </table:table-cell>
          <table:table-cell table:formula="of:=&quot;.card.card_&quot;&amp;[.$A9]&amp;&quot; {  background-position: -&quot; &amp; ([.J9]*192)&amp;&quot;px -&quot;&amp;([.K9])*[.L$1]&amp;&quot;px ; }&quot;" office:value-type="string" office:string-value=".card.card_208 {  background-position: -1344px -0px ; }" calcext:value-type="string">
            <text:p>.card.card_208 { <text:s/>background-position: -1344px -0px ; }</text:p>
          </table:table-cell>
          <table:table-cell table:formula="of:=&quot;.card.small.card_&quot;&amp;[.$A9]&amp;&quot; {  background-position: -&quot; &amp; ([.J9]*96)&amp;&quot;px -&quot;&amp;([.K9])*[.M$1]&amp;&quot;px ; }&quot;" office:value-type="string" office:string-value=".card.small.card_208 {  background-position: -672px -0px ; }" calcext:value-type="string">
            <text:p>.card.small.card_208 { <text:s/>background-position: -672px -0px ; }</text:p>
          </table:table-cell>
          <table:table-cell table:number-columns-repeated="1011"/>
        </table:table-row>
        <table:table-row table:style-name="ro5">
          <table:table-cell office:value-type="float" office:value="209" calcext:value-type="float">
            <text:p>209</text:p>
          </table:table-cell>
          <table:table-cell office:value-type="string" calcext:value-type="string">
            <text:p>Chardonna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&quot;&quot; &amp; [.A10] &amp; &quot;=&gt;array( &quot;&amp;CHAR(10)&amp; &quot;  &quot;&quot;key&quot;&quot;=&gt;&quot;&amp;[.A10]&amp;&quot;, &quot;&amp;CHAR(10)&amp;  &quot;  &quot;&quot;name&quot;&quot;=&gt;clienttranslate(&quot;&quot;&quot;&amp;[.B10]&amp;&quot;&quot;&quot;), &quot;&amp;CHAR(10)&amp;  &quot;  &quot;&quot;red&quot;&quot;=&gt;&quot;&amp;[.C10]&amp;&quot;, &quot;&amp;CHAR(10)&amp;  &quot;  &quot;&quot;white&quot;&quot;=&gt;&quot;&amp;[.D10]&amp;&quot;, &quot;&amp;CHAR(10)&amp;  &quot;  &quot;&quot;trellis&quot;&quot;=&gt;&quot;&amp;[.E10]&amp;&quot;, &quot;&amp;CHAR(10)&amp;  &quot;  &quot;&quot;irrigation&quot;&quot;=&gt;&quot;&amp;[.F10]&amp;&quot;, &quot;&amp;CHAR(10)&amp;  &quot;  &quot;&quot;qty&quot;&quot;=&gt;&quot;&amp;[.G10]&amp;&quot;, &quot;&amp;CHAR(10)&amp;  &quot;  &quot;&quot;set&quot;&quot;=&gt;&quot;&amp;[.H10]&amp;&quot;), &quot;&amp;CHAR(10)" office:value-type="string" office:string-value="209=&gt;array( &#10;  &quot;key&quot;=&gt;209, &#10;  &quot;name&quot;=&gt;clienttranslate(&quot;Chardonnay&quot;), &#10;  &quot;red&quot;=&gt;0, &#10;  &quot;white&quot;=&gt;4, &#10;  &quot;trellis&quot;=&gt;1, &#10;  &quot;irrigation&quot;=&gt;1, &#10;  &quot;qty&quot;=&gt;4, &#10;  &quot;set&quot;=&gt;0), &#10;" calcext:value-type="string">
            <text:p>209=&gt;array( </text:p>
            <text:p>  "key"=&gt;209, </text:p>
            <text:p>  "name"=&gt;clienttranslate("Chardonnay"), </text:p>
            <text:p>  "red"=&gt;0, </text:p>
            <text:p>  "white"=&gt;4, </text:p>
            <text:p>  "trellis"=&gt;1, </text:p>
            <text:p>  "irrigation"=&gt;1, </text:p>
            <text:p>  "qty"=&gt;4, </text:p>
            <text:p>  "set"=&gt;0), </text:p>
            <text:p/>
          </table:table-cell>
          <table:table-cell table:style-name="Default" table:formula="of:=MOD( [.A10]-[.$A$2];10)" office:value-type="float" office:value="8" calcext:value-type="float">
            <text:p>8</text:p>
          </table:table-cell>
          <table:table-cell table:style-name="Default" table:formula="of:=INT(([.A10]-[.$A$2])/10)" office:value-type="float" office:value="0" calcext:value-type="float">
            <text:p>0</text:p>
          </table:table-cell>
          <table:table-cell table:formula="of:=&quot;.card.card_&quot;&amp;[.$A10]&amp;&quot; {  background-position: -&quot; &amp; ([.J10]*192)&amp;&quot;px -&quot;&amp;([.K10])*[.L$1]&amp;&quot;px ; }&quot;" office:value-type="string" office:string-value=".card.card_209 {  background-position: -1536px -0px ; }" calcext:value-type="string">
            <text:p>.card.card_209 { <text:s/>background-position: -1536px -0px ; }</text:p>
          </table:table-cell>
          <table:table-cell table:formula="of:=&quot;.card.small.card_&quot;&amp;[.$A10]&amp;&quot; {  background-position: -&quot; &amp; ([.J10]*96)&amp;&quot;px -&quot;&amp;([.K10])*[.M$1]&amp;&quot;px ; }&quot;" office:value-type="string" office:string-value=".card.small.card_209 {  background-position: -768px -0px ; }" calcext:value-type="string">
            <text:p>.card.small.card_209 { <text:s/>background-position: -768px -0px ; }</text:p>
          </table:table-cell>
          <table:table-cell table:number-columns-repeated="1011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="""" &amp; A2 &amp; """=&gt;array( "&amp;CODICE.CARATT(10)&amp; " <text:s/>""key""=&gt;"""&amp;A2&amp;""", "&amp;CODICE.CARATT(10)&amp;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/>" <text:s/>""name""=&gt;clienttranslate("""&amp;B2&amp;"""), "&amp;CODICE.CARATT(10)&amp;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/>" <text:s/>""red""=&gt;"&amp;C2&amp;", "&amp;CODICE.CARATT(10)&amp;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/>" <text:s/>""white""=&gt;"&amp;C2&amp;", "&amp;CODICE.CARATT(10)&amp;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/>" <text:s/>""trellis""=&gt;"&amp;C2&amp;", "&amp;CODICE.CARATT(10)&amp;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/>" <text:s/>""irrigation""=&gt;"&amp;C2&amp;", "&amp;CODICE.CARATT(10)&amp;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/>" <text:s/>""qty""=&gt;"&amp;C2&amp;"), "&amp;CODICE.CARATT(10)</text:p>
          </table:table-cell>
          <table:table-cell table:number-columns-repeated="1023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urple_(wine_order)" table:style-name="ta1">
        <table:table-column table:style-name="co15" table:default-cell-style-name="ce17"/>
        <table:table-column table:style-name="co16" table:default-cell-style-name="ce18"/>
        <table:table-column table:style-name="co17" table:number-columns-repeated="3" table:default-cell-style-name="ce18"/>
        <table:table-column table:style-name="co15" table:number-columns-repeated="3" table:default-cell-style-name="ce18"/>
        <table:table-column table:style-name="co18" table:number-columns-repeated="2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1" table:default-cell-style-name="ce17"/>
        <table:table-column table:style-name="co22" table:default-cell-style-name="ce17"/>
        <table:table-column table:style-name="co21" table:default-cell-style-name="ce17"/>
        <table:table-column table:style-name="co23" table:number-columns-repeated="2" table:default-cell-style-name="ce17"/>
        <table:table-column table:style-name="co21" table:number-columns-repeated="1006" table:default-cell-style-name="ce17"/>
        <table:table-row table:style-name="ro1">
          <table:table-cell office:value-type="string" calcext:value-type="string">
            <text:p>progr</text:p>
          </table:table-cell>
          <table:table-cell table:style-name="ce2" office:value-type="string" calcext:value-type="string">
            <text:p>red1</text:p>
          </table:table-cell>
          <table:table-cell table:style-name="ce2" office:value-type="string" calcext:value-type="string">
            <text:p>red2</text:p>
          </table:table-cell>
          <table:table-cell table:style-name="ce2" office:value-type="string" calcext:value-type="string">
            <text:p>red3</text:p>
          </table:table-cell>
          <table:table-cell table:style-name="ce2" office:value-type="string" calcext:value-type="string">
            <text:p>white1</text:p>
          </table:table-cell>
          <table:table-cell table:style-name="ce2" office:value-type="string" calcext:value-type="string">
            <text:p>white2</text:p>
          </table:table-cell>
          <table:table-cell table:style-name="ce2" office:value-type="string" calcext:value-type="string">
            <text:p>white3</text:p>
          </table:table-cell>
          <table:table-cell table:style-name="ce2" office:value-type="string" calcext:value-type="string">
            <text:p>blush1</text:p>
          </table:table-cell>
          <table:table-cell table:style-name="ce2" office:value-type="string" calcext:value-type="string">
            <text:p>blush2</text:p>
          </table:table-cell>
          <table:table-cell table:style-name="ce2" office:value-type="string" calcext:value-type="string">
            <text:p>sparkling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residual_payment</text:p>
          </table:table-cell>
          <table:table-cell table:style-name="ce2" office:value-type="string" calcext:value-type="string">
            <text:p>set</text:p>
          </table:table-cell>
          <table:table-cell office:value-type="string" calcext:value-type="string">
            <text:p>material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float" office:value="294" calcext:value-type="float">
            <text:p>294</text:p>
          </table:table-cell>
          <table:table-cell office:value-type="float" office:value="147" calcext:value-type="float">
            <text:p>147</text:p>
          </table:table-cell>
          <table:table-cell table:number-columns-repeated="1006"/>
        </table:table-row>
        <table:table-row table:style-name="ro6"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2] &amp; &quot;=&gt;array( &quot;&amp;CHAR(10)&amp; &quot;  &quot;&quot;key&quot;&quot;=&gt;&quot;&amp;[.A2]&amp;&quot;, &quot;&amp;CHAR(10)&amp; &quot;  &quot;&quot;red1&quot;&quot;=&gt;&quot;&amp;[.B2]&amp;&quot;, &quot;&amp;CHAR(10)&amp;  &quot;   &quot;&quot;red2&quot;&quot;=&gt;&quot;&amp;[.C2]&amp;&quot;, &quot;&amp;CHAR(10)&amp; &quot;  &quot;&quot;red3&quot;&quot;=&gt;&quot;&amp;[.D2]&amp;&quot;, &quot;&amp;CHAR(10) &amp;  &quot;  &quot;&quot;white1&quot;&quot;=&gt;&quot;&amp;[.E2]&amp;&quot;, &quot;&amp;CHAR(10) &amp;  &quot;  &quot;&quot;white2&quot;&quot;=&gt;&quot;&amp;[.F2]&amp;&quot;, &quot;&amp;CHAR(10) &amp;&quot;  &quot;&quot;white3&quot;&quot;=&gt;&quot;&amp;[.G2]&amp;&quot;, &quot;&amp;CHAR(10) &amp;&quot;  &quot;&quot;blush1&quot;&quot;=&gt;&quot;&amp;[.H2]&amp;&quot;, &quot;&amp;CHAR(10) &amp;&quot;  &quot;&quot;blush2&quot;&quot;=&gt;&quot;&amp;[.I2]&amp;&quot;, &quot;&amp;CHAR(10) &amp;&quot;  &quot;&quot;sparkling&quot;&quot;=&gt;&quot;&amp;[.J2]&amp;&quot;, &quot;&amp;CHAR(10)&amp;&quot;  &quot;&quot;vp&quot;&quot;=&gt;&quot;&amp;[.K2]&amp;&quot;, &quot;&amp;CHAR(10)  &amp;&quot;  &quot;&quot;resid&quot;&quot;=&gt;&quot;&amp;[.L2]&amp;&quot;, &quot;&amp;CHAR(10)&amp;&quot;  &quot;&quot;set&quot;&quot;=&gt;&quot;&amp;[.M2]&amp;&quot;), &quot;&amp;CHAR(10)" office:value-type="string" office:string-value="401=&gt;array( &#10;  &quot;key&quot;=&gt;401, &#10;  &quot;red1&quot;=&gt;5, &#10;   &quot;red2&quot;=&gt;0, &#10;  &quot;red3&quot;=&gt;0, &#10;  &quot;white1&quot;=&gt;0, &#10;  &quot;white2&quot;=&gt;0, &#10;  &quot;white3&quot;=&gt;0, &#10;  &quot;blush1&quot;=&gt;0, &#10;  &quot;blush2&quot;=&gt;0, &#10;  &quot;sparkling&quot;=&gt;0, &#10;  &quot;vp&quot;=&gt;2, &#10;  &quot;resid&quot;=&gt;1, &#10;  &quot;set&quot;=&gt;0), &#10;" calcext:value-type="string">
            <text:p>401=&gt;array( </text:p>
            <text:p>  "key"=&gt;401, </text:p>
            <text:p>  "red1"=&gt;5, </text:p>
            <text:p>   "red2"=&gt;0, </text:p>
            <text:p>  "red3"=&gt;0, </text:p>
            <text:p>  "white1"=&gt;0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2, </text:p>
            <text:p>  "resid"=&gt;1, </text:p>
            <text:p>  "set"=&gt;0), </text:p>
            <text:p/>
          </table:table-cell>
          <table:table-cell table:style-name="Default" table:formula="of:=MOD( [.A2]-[.$A$2];10)" office:value-type="float" office:value="0" calcext:value-type="float">
            <text:p>0</text:p>
          </table:table-cell>
          <table:table-cell table:formula="of:=INT(([.A2]-[.$A$2])/10)" office:value-type="float" office:value="0" calcext:value-type="float">
            <text:p>0</text:p>
          </table:table-cell>
          <table:table-cell table:formula="of:=&quot;.card.card_&quot;&amp;[.$A2]&amp;&quot; {  background-position: -&quot;&amp;[.O2]*192&amp;&quot;px -&quot;&amp;([.P2])*[.Q$1]&amp;&quot;px ; }&quot;" office:value-type="string" office:string-value=".card.card_401 {  background-position: -0px -0px ; }" calcext:value-type="string">
            <text:p>.card.card_401 { <text:s/>background-position: -0px -0px ; }</text:p>
          </table:table-cell>
          <table:table-cell table:formula="of:=&quot;.card.small.card_&quot;&amp;[.$A2]&amp;&quot; {  background-position: -&quot;&amp;[.O2]*96&amp;&quot;px -&quot;&amp;([.P2])*[.R$1]&amp;&quot;px ; }&quot;" office:value-type="string" office:string-value=".card.small.card_401 {  background-position: -0px -0px ; }" calcext:value-type="string">
            <text:p>.card.small.card_401 { <text:s/>background-position: -0px -0px ; }</text:p>
          </table:table-cell>
          <table:table-cell table:formula="of:=IF([.B2]&lt;[.C2];&quot;ko&quot;;&quot;&quot;)">
            <text:p/>
          </table:table-cell>
          <table:table-cell table:formula="of:=IF([.C2]&lt;[.D2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3] &amp; &quot;=&gt;array( &quot;&amp;CHAR(10)&amp; &quot;  &quot;&quot;key&quot;&quot;=&gt;&quot;&amp;[.A3]&amp;&quot;, &quot;&amp;CHAR(10)&amp; &quot;  &quot;&quot;red1&quot;&quot;=&gt;&quot;&amp;[.B3]&amp;&quot;, &quot;&amp;CHAR(10)&amp;  &quot;   &quot;&quot;red2&quot;&quot;=&gt;&quot;&amp;[.C3]&amp;&quot;, &quot;&amp;CHAR(10)&amp; &quot;  &quot;&quot;red3&quot;&quot;=&gt;&quot;&amp;[.D3]&amp;&quot;, &quot;&amp;CHAR(10) &amp;  &quot;  &quot;&quot;white1&quot;&quot;=&gt;&quot;&amp;[.E3]&amp;&quot;, &quot;&amp;CHAR(10) &amp;  &quot;  &quot;&quot;white2&quot;&quot;=&gt;&quot;&amp;[.F3]&amp;&quot;, &quot;&amp;CHAR(10) &amp;&quot;  &quot;&quot;white3&quot;&quot;=&gt;&quot;&amp;[.G3]&amp;&quot;, &quot;&amp;CHAR(10) &amp;&quot;  &quot;&quot;blush1&quot;&quot;=&gt;&quot;&amp;[.H3]&amp;&quot;, &quot;&amp;CHAR(10) &amp;&quot;  &quot;&quot;blush2&quot;&quot;=&gt;&quot;&amp;[.I3]&amp;&quot;, &quot;&amp;CHAR(10) &amp;&quot;  &quot;&quot;sparkling&quot;&quot;=&gt;&quot;&amp;[.J3]&amp;&quot;, &quot;&amp;CHAR(10)&amp;&quot;  &quot;&quot;vp&quot;&quot;=&gt;&quot;&amp;[.K3]&amp;&quot;, &quot;&amp;CHAR(10)  &amp;&quot;  &quot;&quot;resid&quot;&quot;=&gt;&quot;&amp;[.L3]&amp;&quot;, &quot;&amp;CHAR(10)&amp;&quot;  &quot;&quot;set&quot;&quot;=&gt;&quot;&amp;[.M3]&amp;&quot;), &quot;&amp;CHAR(10)" office:value-type="string" office:string-value="402=&gt;array( &#10;  &quot;key&quot;=&gt;402, &#10;  &quot;red1&quot;=&gt;2, &#10;   &quot;red2&quot;=&gt;0, &#10;  &quot;red3&quot;=&gt;0, &#10;  &quot;white1&quot;=&gt;2, &#10;  &quot;white2&quot;=&gt;0, &#10;  &quot;white3&quot;=&gt;0, &#10;  &quot;blush1&quot;=&gt;0, &#10;  &quot;blush2&quot;=&gt;0, &#10;  &quot;sparkling&quot;=&gt;0, &#10;  &quot;vp&quot;=&gt;2, &#10;  &quot;resid&quot;=&gt;1, &#10;  &quot;set&quot;=&gt;0), &#10;" calcext:value-type="string">
            <text:p>402=&gt;array( </text:p>
            <text:p>  "key"=&gt;402, </text:p>
            <text:p>  "red1"=&gt;2, </text:p>
            <text:p>   "red2"=&gt;0, </text:p>
            <text:p>  "red3"=&gt;0, </text:p>
            <text:p>  "white1"=&gt;2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2, </text:p>
            <text:p>  "resid"=&gt;1, </text:p>
            <text:p>  "set"=&gt;0), </text:p>
            <text:p/>
          </table:table-cell>
          <table:table-cell table:style-name="Default" table:formula="of:=MOD( [.A3]-[.$A$2];10)" office:value-type="float" office:value="1" calcext:value-type="float">
            <text:p>1</text:p>
          </table:table-cell>
          <table:table-cell table:formula="of:=INT(([.A3]-[.$A$2])/10)" office:value-type="float" office:value="0" calcext:value-type="float">
            <text:p>0</text:p>
          </table:table-cell>
          <table:table-cell table:formula="of:=&quot;.card.card_&quot;&amp;[.$A3]&amp;&quot; {  background-position: -&quot;&amp;[.O3]*192&amp;&quot;px -&quot;&amp;([.P3])*[.Q$1]&amp;&quot;px ; }&quot;" office:value-type="string" office:string-value=".card.card_402 {  background-position: -192px -0px ; }" calcext:value-type="string">
            <text:p>.card.card_402 { <text:s/>background-position: -192px -0px ; }</text:p>
          </table:table-cell>
          <table:table-cell table:formula="of:=&quot;.card.small.card_&quot;&amp;[.$A3]&amp;&quot; {  background-position: -&quot;&amp;[.O3]*96&amp;&quot;px -&quot;&amp;([.P3])*[.R$1]&amp;&quot;px ; }&quot;" office:value-type="string" office:string-value=".card.small.card_402 {  background-position: -96px -0px ; }" calcext:value-type="string">
            <text:p>.card.small.card_402 { <text:s/>background-position: -96px -0px ; }</text:p>
          </table:table-cell>
          <table:table-cell table:formula="of:=IF([.B3]&lt;[.C3];&quot;ko&quot;;&quot;&quot;)">
            <text:p/>
          </table:table-cell>
          <table:table-cell table:formula="of:=IF([.C3]&lt;[.D3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4] &amp; &quot;=&gt;array( &quot;&amp;CHAR(10)&amp; &quot;  &quot;&quot;key&quot;&quot;=&gt;&quot;&amp;[.A4]&amp;&quot;, &quot;&amp;CHAR(10)&amp; &quot;  &quot;&quot;red1&quot;&quot;=&gt;&quot;&amp;[.B4]&amp;&quot;, &quot;&amp;CHAR(10)&amp;  &quot;   &quot;&quot;red2&quot;&quot;=&gt;&quot;&amp;[.C4]&amp;&quot;, &quot;&amp;CHAR(10)&amp; &quot;  &quot;&quot;red3&quot;&quot;=&gt;&quot;&amp;[.D4]&amp;&quot;, &quot;&amp;CHAR(10) &amp;  &quot;  &quot;&quot;white1&quot;&quot;=&gt;&quot;&amp;[.E4]&amp;&quot;, &quot;&amp;CHAR(10) &amp;  &quot;  &quot;&quot;white2&quot;&quot;=&gt;&quot;&amp;[.F4]&amp;&quot;, &quot;&amp;CHAR(10) &amp;&quot;  &quot;&quot;white3&quot;&quot;=&gt;&quot;&amp;[.G4]&amp;&quot;, &quot;&amp;CHAR(10) &amp;&quot;  &quot;&quot;blush1&quot;&quot;=&gt;&quot;&amp;[.H4]&amp;&quot;, &quot;&amp;CHAR(10) &amp;&quot;  &quot;&quot;blush2&quot;&quot;=&gt;&quot;&amp;[.I4]&amp;&quot;, &quot;&amp;CHAR(10) &amp;&quot;  &quot;&quot;sparkling&quot;&quot;=&gt;&quot;&amp;[.J4]&amp;&quot;, &quot;&amp;CHAR(10)&amp;&quot;  &quot;&quot;vp&quot;&quot;=&gt;&quot;&amp;[.K4]&amp;&quot;, &quot;&amp;CHAR(10)  &amp;&quot;  &quot;&quot;resid&quot;&quot;=&gt;&quot;&amp;[.L4]&amp;&quot;, &quot;&amp;CHAR(10)&amp;&quot;  &quot;&quot;set&quot;&quot;=&gt;&quot;&amp;[.M4]&amp;&quot;), &quot;&amp;CHAR(10)" office:value-type="string" office:string-value="403=&gt;array( &#10;  &quot;key&quot;=&gt;403, &#10;  &quot;red1&quot;=&gt;3, &#10;   &quot;red2&quot;=&gt;0, &#10;  &quot;red3&quot;=&gt;0, &#10;  &quot;white1&quot;=&gt;1, &#10;  &quot;white2&quot;=&gt;0, &#10;  &quot;white3&quot;=&gt;0, &#10;  &quot;blush1&quot;=&gt;0, &#10;  &quot;blush2&quot;=&gt;0, &#10;  &quot;sparkling&quot;=&gt;0, &#10;  &quot;vp&quot;=&gt;2, &#10;  &quot;resid&quot;=&gt;1, &#10;  &quot;set&quot;=&gt;0), &#10;" calcext:value-type="string">
            <text:p>403=&gt;array( </text:p>
            <text:p>  "key"=&gt;403, </text:p>
            <text:p>  "red1"=&gt;3, </text:p>
            <text:p>   "red2"=&gt;0, </text:p>
            <text:p>  "red3"=&gt;0, </text:p>
            <text:p>  "white1"=&gt;1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2, </text:p>
            <text:p>  "resid"=&gt;1, </text:p>
            <text:p>  "set"=&gt;0), </text:p>
            <text:p/>
          </table:table-cell>
          <table:table-cell table:style-name="Default" table:formula="of:=MOD( [.A4]-[.$A$2];10)" office:value-type="float" office:value="2" calcext:value-type="float">
            <text:p>2</text:p>
          </table:table-cell>
          <table:table-cell table:formula="of:=INT(([.A4]-[.$A$2])/10)" office:value-type="float" office:value="0" calcext:value-type="float">
            <text:p>0</text:p>
          </table:table-cell>
          <table:table-cell table:formula="of:=&quot;.card.card_&quot;&amp;[.$A4]&amp;&quot; {  background-position: -&quot;&amp;[.O4]*192&amp;&quot;px -&quot;&amp;([.P4])*[.Q$1]&amp;&quot;px ; }&quot;" office:value-type="string" office:string-value=".card.card_403 {  background-position: -384px -0px ; }" calcext:value-type="string">
            <text:p>.card.card_403 { <text:s/>background-position: -384px -0px ; }</text:p>
          </table:table-cell>
          <table:table-cell table:formula="of:=&quot;.card.small.card_&quot;&amp;[.$A4]&amp;&quot; {  background-position: -&quot;&amp;[.O4]*96&amp;&quot;px -&quot;&amp;([.P4])*[.R$1]&amp;&quot;px ; }&quot;" office:value-type="string" office:string-value=".card.small.card_403 {  background-position: -192px -0px ; }" calcext:value-type="string">
            <text:p>.card.small.card_403 { <text:s/>background-position: -192px -0px ; }</text:p>
          </table:table-cell>
          <table:table-cell table:formula="of:=IF([.B4]&lt;[.C4];&quot;ko&quot;;&quot;&quot;)">
            <text:p/>
          </table:table-cell>
          <table:table-cell table:formula="of:=IF([.C4]&lt;[.D4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5] &amp; &quot;=&gt;array( &quot;&amp;CHAR(10)&amp; &quot;  &quot;&quot;key&quot;&quot;=&gt;&quot;&amp;[.A5]&amp;&quot;, &quot;&amp;CHAR(10)&amp; &quot;  &quot;&quot;red1&quot;&quot;=&gt;&quot;&amp;[.B5]&amp;&quot;, &quot;&amp;CHAR(10)&amp;  &quot;   &quot;&quot;red2&quot;&quot;=&gt;&quot;&amp;[.C5]&amp;&quot;, &quot;&amp;CHAR(10)&amp; &quot;  &quot;&quot;red3&quot;&quot;=&gt;&quot;&amp;[.D5]&amp;&quot;, &quot;&amp;CHAR(10) &amp;  &quot;  &quot;&quot;white1&quot;&quot;=&gt;&quot;&amp;[.E5]&amp;&quot;, &quot;&amp;CHAR(10) &amp;  &quot;  &quot;&quot;white2&quot;&quot;=&gt;&quot;&amp;[.F5]&amp;&quot;, &quot;&amp;CHAR(10) &amp;&quot;  &quot;&quot;white3&quot;&quot;=&gt;&quot;&amp;[.G5]&amp;&quot;, &quot;&amp;CHAR(10) &amp;&quot;  &quot;&quot;blush1&quot;&quot;=&gt;&quot;&amp;[.H5]&amp;&quot;, &quot;&amp;CHAR(10) &amp;&quot;  &quot;&quot;blush2&quot;&quot;=&gt;&quot;&amp;[.I5]&amp;&quot;, &quot;&amp;CHAR(10) &amp;&quot;  &quot;&quot;sparkling&quot;&quot;=&gt;&quot;&amp;[.J5]&amp;&quot;, &quot;&amp;CHAR(10)&amp;&quot;  &quot;&quot;vp&quot;&quot;=&gt;&quot;&amp;[.K5]&amp;&quot;, &quot;&amp;CHAR(10)  &amp;&quot;  &quot;&quot;resid&quot;&quot;=&gt;&quot;&amp;[.L5]&amp;&quot;, &quot;&amp;CHAR(10)&amp;&quot;  &quot;&quot;set&quot;&quot;=&gt;&quot;&amp;[.M5]&amp;&quot;), &quot;&amp;CHAR(10)" office:value-type="string" office:string-value="404=&gt;array( &#10;  &quot;key&quot;=&gt;404, &#10;  &quot;red1&quot;=&gt;1, &#10;   &quot;red2&quot;=&gt;0, &#10;  &quot;red3&quot;=&gt;0, &#10;  &quot;white1&quot;=&gt;3, &#10;  &quot;white2&quot;=&gt;0, &#10;  &quot;white3&quot;=&gt;0, &#10;  &quot;blush1&quot;=&gt;0, &#10;  &quot;blush2&quot;=&gt;0, &#10;  &quot;sparkling&quot;=&gt;0, &#10;  &quot;vp&quot;=&gt;2, &#10;  &quot;resid&quot;=&gt;1, &#10;  &quot;set&quot;=&gt;0), &#10;" calcext:value-type="string">
            <text:p>404=&gt;array( </text:p>
            <text:p>  "key"=&gt;404, </text:p>
            <text:p>  "red1"=&gt;1, </text:p>
            <text:p>   "red2"=&gt;0, </text:p>
            <text:p>  "red3"=&gt;0, </text:p>
            <text:p>  "white1"=&gt;3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2, </text:p>
            <text:p>  "resid"=&gt;1, </text:p>
            <text:p>  "set"=&gt;0), </text:p>
            <text:p/>
          </table:table-cell>
          <table:table-cell table:style-name="Default" table:formula="of:=MOD( [.A5]-[.$A$2];10)" office:value-type="float" office:value="3" calcext:value-type="float">
            <text:p>3</text:p>
          </table:table-cell>
          <table:table-cell table:formula="of:=INT(([.A5]-[.$A$2])/10)" office:value-type="float" office:value="0" calcext:value-type="float">
            <text:p>0</text:p>
          </table:table-cell>
          <table:table-cell table:formula="of:=&quot;.card.card_&quot;&amp;[.$A5]&amp;&quot; {  background-position: -&quot;&amp;[.O5]*192&amp;&quot;px -&quot;&amp;([.P5])*[.Q$1]&amp;&quot;px ; }&quot;" office:value-type="string" office:string-value=".card.card_404 {  background-position: -576px -0px ; }" calcext:value-type="string">
            <text:p>.card.card_404 { <text:s/>background-position: -576px -0px ; }</text:p>
          </table:table-cell>
          <table:table-cell table:formula="of:=&quot;.card.small.card_&quot;&amp;[.$A5]&amp;&quot; {  background-position: -&quot;&amp;[.O5]*96&amp;&quot;px -&quot;&amp;([.P5])*[.R$1]&amp;&quot;px ; }&quot;" office:value-type="string" office:string-value=".card.small.card_404 {  background-position: -288px -0px ; }" calcext:value-type="string">
            <text:p>.card.small.card_404 { <text:s/>background-position: -288px -0px ; }</text:p>
          </table:table-cell>
          <table:table-cell table:formula="of:=IF([.B5]&lt;[.C5];&quot;ko&quot;;&quot;&quot;)">
            <text:p/>
          </table:table-cell>
          <table:table-cell table:formula="of:=IF([.C5]&lt;[.D5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05" calcext:value-type="float">
            <text:p>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6] &amp; &quot;=&gt;array( &quot;&amp;CHAR(10)&amp; &quot;  &quot;&quot;key&quot;&quot;=&gt;&quot;&amp;[.A6]&amp;&quot;, &quot;&amp;CHAR(10)&amp; &quot;  &quot;&quot;red1&quot;&quot;=&gt;&quot;&amp;[.B6]&amp;&quot;, &quot;&amp;CHAR(10)&amp;  &quot;   &quot;&quot;red2&quot;&quot;=&gt;&quot;&amp;[.C6]&amp;&quot;, &quot;&amp;CHAR(10)&amp; &quot;  &quot;&quot;red3&quot;&quot;=&gt;&quot;&amp;[.D6]&amp;&quot;, &quot;&amp;CHAR(10) &amp;  &quot;  &quot;&quot;white1&quot;&quot;=&gt;&quot;&amp;[.E6]&amp;&quot;, &quot;&amp;CHAR(10) &amp;  &quot;  &quot;&quot;white2&quot;&quot;=&gt;&quot;&amp;[.F6]&amp;&quot;, &quot;&amp;CHAR(10) &amp;&quot;  &quot;&quot;white3&quot;&quot;=&gt;&quot;&amp;[.G6]&amp;&quot;, &quot;&amp;CHAR(10) &amp;&quot;  &quot;&quot;blush1&quot;&quot;=&gt;&quot;&amp;[.H6]&amp;&quot;, &quot;&amp;CHAR(10) &amp;&quot;  &quot;&quot;blush2&quot;&quot;=&gt;&quot;&amp;[.I6]&amp;&quot;, &quot;&amp;CHAR(10) &amp;&quot;  &quot;&quot;sparkling&quot;&quot;=&gt;&quot;&amp;[.J6]&amp;&quot;, &quot;&amp;CHAR(10)&amp;&quot;  &quot;&quot;vp&quot;&quot;=&gt;&quot;&amp;[.K6]&amp;&quot;, &quot;&amp;CHAR(10)  &amp;&quot;  &quot;&quot;resid&quot;&quot;=&gt;&quot;&amp;[.L6]&amp;&quot;, &quot;&amp;CHAR(10)&amp;&quot;  &quot;&quot;set&quot;&quot;=&gt;&quot;&amp;[.M6]&amp;&quot;), &quot;&amp;CHAR(10)" office:value-type="string" office:string-value="405=&gt;array( &#10;  &quot;key&quot;=&gt;405, &#10;  &quot;red1&quot;=&gt;0, &#10;   &quot;red2&quot;=&gt;0, &#10;  &quot;red3&quot;=&gt;0, &#10;  &quot;white1&quot;=&gt;5, &#10;  &quot;white2&quot;=&gt;0, &#10;  &quot;white3&quot;=&gt;0, &#10;  &quot;blush1&quot;=&gt;0, &#10;  &quot;blush2&quot;=&gt;0, &#10;  &quot;sparkling&quot;=&gt;0, &#10;  &quot;vp&quot;=&gt;2, &#10;  &quot;resid&quot;=&gt;1, &#10;  &quot;set&quot;=&gt;0), &#10;" calcext:value-type="string">
            <text:p>405=&gt;array( </text:p>
            <text:p>  "key"=&gt;405, </text:p>
            <text:p>  "red1"=&gt;0, </text:p>
            <text:p>   "red2"=&gt;0, </text:p>
            <text:p>  "red3"=&gt;0, </text:p>
            <text:p>  "white1"=&gt;5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2, </text:p>
            <text:p>  "resid"=&gt;1, </text:p>
            <text:p>  "set"=&gt;0), </text:p>
            <text:p/>
          </table:table-cell>
          <table:table-cell table:style-name="Default" table:formula="of:=MOD( [.A6]-[.$A$2];10)" office:value-type="float" office:value="4" calcext:value-type="float">
            <text:p>4</text:p>
          </table:table-cell>
          <table:table-cell table:formula="of:=INT(([.A6]-[.$A$2])/10)" office:value-type="float" office:value="0" calcext:value-type="float">
            <text:p>0</text:p>
          </table:table-cell>
          <table:table-cell table:formula="of:=&quot;.card.card_&quot;&amp;[.$A6]&amp;&quot; {  background-position: -&quot;&amp;[.O6]*192&amp;&quot;px -&quot;&amp;([.P6])*[.Q$1]&amp;&quot;px ; }&quot;" office:value-type="string" office:string-value=".card.card_405 {  background-position: -768px -0px ; }" calcext:value-type="string">
            <text:p>.card.card_405 { <text:s/>background-position: -768px -0px ; }</text:p>
          </table:table-cell>
          <table:table-cell table:formula="of:=&quot;.card.small.card_&quot;&amp;[.$A6]&amp;&quot; {  background-position: -&quot;&amp;[.O6]*96&amp;&quot;px -&quot;&amp;([.P6])*[.R$1]&amp;&quot;px ; }&quot;" office:value-type="string" office:string-value=".card.small.card_405 {  background-position: -384px -0px ; }" calcext:value-type="string">
            <text:p>.card.small.card_405 { <text:s/>background-position: -384px -0px ; }</text:p>
          </table:table-cell>
          <table:table-cell table:formula="of:=IF([.B6]&lt;[.C6];&quot;ko&quot;;&quot;&quot;)">
            <text:p/>
          </table:table-cell>
          <table:table-cell table:formula="of:=IF([.C6]&lt;[.D6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06" calcext:value-type="float">
            <text:p>4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7] &amp; &quot;=&gt;array( &quot;&amp;CHAR(10)&amp; &quot;  &quot;&quot;key&quot;&quot;=&gt;&quot;&amp;[.A7]&amp;&quot;, &quot;&amp;CHAR(10)&amp; &quot;  &quot;&quot;red1&quot;&quot;=&gt;&quot;&amp;[.B7]&amp;&quot;, &quot;&amp;CHAR(10)&amp;  &quot;   &quot;&quot;red2&quot;&quot;=&gt;&quot;&amp;[.C7]&amp;&quot;, &quot;&amp;CHAR(10)&amp; &quot;  &quot;&quot;red3&quot;&quot;=&gt;&quot;&amp;[.D7]&amp;&quot;, &quot;&amp;CHAR(10) &amp;  &quot;  &quot;&quot;white1&quot;&quot;=&gt;&quot;&amp;[.E7]&amp;&quot;, &quot;&amp;CHAR(10) &amp;  &quot;  &quot;&quot;white2&quot;&quot;=&gt;&quot;&amp;[.F7]&amp;&quot;, &quot;&amp;CHAR(10) &amp;&quot;  &quot;&quot;white3&quot;&quot;=&gt;&quot;&amp;[.G7]&amp;&quot;, &quot;&amp;CHAR(10) &amp;&quot;  &quot;&quot;blush1&quot;&quot;=&gt;&quot;&amp;[.H7]&amp;&quot;, &quot;&amp;CHAR(10) &amp;&quot;  &quot;&quot;blush2&quot;&quot;=&gt;&quot;&amp;[.I7]&amp;&quot;, &quot;&amp;CHAR(10) &amp;&quot;  &quot;&quot;sparkling&quot;&quot;=&gt;&quot;&amp;[.J7]&amp;&quot;, &quot;&amp;CHAR(10)&amp;&quot;  &quot;&quot;vp&quot;&quot;=&gt;&quot;&amp;[.K7]&amp;&quot;, &quot;&amp;CHAR(10)  &amp;&quot;  &quot;&quot;resid&quot;&quot;=&gt;&quot;&amp;[.L7]&amp;&quot;, &quot;&amp;CHAR(10)&amp;&quot;  &quot;&quot;set&quot;&quot;=&gt;&quot;&amp;[.M7]&amp;&quot;), &quot;&amp;CHAR(10)" office:value-type="string" office:string-value="406=&gt;array( &#10;  &quot;key&quot;=&gt;406, &#10;  &quot;red1&quot;=&gt;0, &#10;   &quot;red2&quot;=&gt;0, &#10;  &quot;red3&quot;=&gt;0, &#10;  &quot;white1&quot;=&gt;0, &#10;  &quot;white2&quot;=&gt;0, &#10;  &quot;white3&quot;=&gt;0, &#10;  &quot;blush1&quot;=&gt;4, &#10;  &quot;blush2&quot;=&gt;0, &#10;  &quot;sparkling&quot;=&gt;0, &#10;  &quot;vp&quot;=&gt;2, &#10;  &quot;resid&quot;=&gt;1, &#10;  &quot;set&quot;=&gt;0), &#10;" calcext:value-type="string">
            <text:p>406=&gt;array( </text:p>
            <text:p>  "key"=&gt;406, </text:p>
            <text:p>  "red1"=&gt;0, </text:p>
            <text:p>   "red2"=&gt;0, </text:p>
            <text:p>  "red3"=&gt;0, </text:p>
            <text:p>  "white1"=&gt;0, </text:p>
            <text:p>  "white2"=&gt;0, </text:p>
            <text:p>  "white3"=&gt;0, </text:p>
            <text:p>  "blush1"=&gt;4, </text:p>
            <text:p>  "blush2"=&gt;0, </text:p>
            <text:p>  "sparkling"=&gt;0, </text:p>
            <text:p>  "vp"=&gt;2, </text:p>
            <text:p>  "resid"=&gt;1, </text:p>
            <text:p>  "set"=&gt;0), </text:p>
            <text:p/>
          </table:table-cell>
          <table:table-cell table:style-name="Default" table:formula="of:=MOD( [.A7]-[.$A$2];10)" office:value-type="float" office:value="5" calcext:value-type="float">
            <text:p>5</text:p>
          </table:table-cell>
          <table:table-cell table:formula="of:=INT(([.A7]-[.$A$2])/10)" office:value-type="float" office:value="0" calcext:value-type="float">
            <text:p>0</text:p>
          </table:table-cell>
          <table:table-cell table:formula="of:=&quot;.card.card_&quot;&amp;[.$A7]&amp;&quot; {  background-position: -&quot;&amp;[.O7]*192&amp;&quot;px -&quot;&amp;([.P7])*[.Q$1]&amp;&quot;px ; }&quot;" office:value-type="string" office:string-value=".card.card_406 {  background-position: -960px -0px ; }" calcext:value-type="string">
            <text:p>.card.card_406 { <text:s/>background-position: -960px -0px ; }</text:p>
          </table:table-cell>
          <table:table-cell table:formula="of:=&quot;.card.small.card_&quot;&amp;[.$A7]&amp;&quot; {  background-position: -&quot;&amp;[.O7]*96&amp;&quot;px -&quot;&amp;([.P7])*[.R$1]&amp;&quot;px ; }&quot;" office:value-type="string" office:string-value=".card.small.card_406 {  background-position: -480px -0px ; }" calcext:value-type="string">
            <text:p>.card.small.card_406 { <text:s/>background-position: -480px -0px ; }</text:p>
          </table:table-cell>
          <table:table-cell table:formula="of:=IF([.B7]&lt;[.C7];&quot;ko&quot;;&quot;&quot;)">
            <text:p/>
          </table:table-cell>
          <table:table-cell table:formula="of:=IF([.C7]&lt;[.D7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8] &amp; &quot;=&gt;array( &quot;&amp;CHAR(10)&amp; &quot;  &quot;&quot;key&quot;&quot;=&gt;&quot;&amp;[.A8]&amp;&quot;, &quot;&amp;CHAR(10)&amp; &quot;  &quot;&quot;red1&quot;&quot;=&gt;&quot;&amp;[.B8]&amp;&quot;, &quot;&amp;CHAR(10)&amp;  &quot;   &quot;&quot;red2&quot;&quot;=&gt;&quot;&amp;[.C8]&amp;&quot;, &quot;&amp;CHAR(10)&amp; &quot;  &quot;&quot;red3&quot;&quot;=&gt;&quot;&amp;[.D8]&amp;&quot;, &quot;&amp;CHAR(10) &amp;  &quot;  &quot;&quot;white1&quot;&quot;=&gt;&quot;&amp;[.E8]&amp;&quot;, &quot;&amp;CHAR(10) &amp;  &quot;  &quot;&quot;white2&quot;&quot;=&gt;&quot;&amp;[.F8]&amp;&quot;, &quot;&amp;CHAR(10) &amp;&quot;  &quot;&quot;white3&quot;&quot;=&gt;&quot;&amp;[.G8]&amp;&quot;, &quot;&amp;CHAR(10) &amp;&quot;  &quot;&quot;blush1&quot;&quot;=&gt;&quot;&amp;[.H8]&amp;&quot;, &quot;&amp;CHAR(10) &amp;&quot;  &quot;&quot;blush2&quot;&quot;=&gt;&quot;&amp;[.I8]&amp;&quot;, &quot;&amp;CHAR(10) &amp;&quot;  &quot;&quot;sparkling&quot;&quot;=&gt;&quot;&amp;[.J8]&amp;&quot;, &quot;&amp;CHAR(10)&amp;&quot;  &quot;&quot;vp&quot;&quot;=&gt;&quot;&amp;[.K8]&amp;&quot;, &quot;&amp;CHAR(10)  &amp;&quot;  &quot;&quot;resid&quot;&quot;=&gt;&quot;&amp;[.L8]&amp;&quot;, &quot;&amp;CHAR(10)&amp;&quot;  &quot;&quot;set&quot;&quot;=&gt;&quot;&amp;[.M8]&amp;&quot;), &quot;&amp;CHAR(10)" office:value-type="string" office:string-value="407=&gt;array( &#10;  &quot;key&quot;=&gt;407, &#10;  &quot;red1&quot;=&gt;6, &#10;   &quot;red2&quot;=&gt;0, &#10;  &quot;red3&quot;=&gt;0, &#10;  &quot;white1&quot;=&gt;0, &#10;  &quot;white2&quot;=&gt;0, &#10;  &quot;white3&quot;=&gt;0, &#10;  &quot;blush1&quot;=&gt;0, &#10;  &quot;blush2&quot;=&gt;0, &#10;  &quot;sparkling&quot;=&gt;0, &#10;  &quot;vp&quot;=&gt;3, &#10;  &quot;resid&quot;=&gt;1, &#10;  &quot;set&quot;=&gt;0), &#10;" calcext:value-type="string">
            <text:p>407=&gt;array( </text:p>
            <text:p>  "key"=&gt;407, </text:p>
            <text:p>  "red1"=&gt;6, </text:p>
            <text:p>   "red2"=&gt;0, </text:p>
            <text:p>  "red3"=&gt;0, </text:p>
            <text:p>  "white1"=&gt;0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3, </text:p>
            <text:p>  "resid"=&gt;1, </text:p>
            <text:p>  "set"=&gt;0), </text:p>
            <text:p/>
          </table:table-cell>
          <table:table-cell table:style-name="Default" table:formula="of:=MOD( [.A8]-[.$A$2];10)" office:value-type="float" office:value="6" calcext:value-type="float">
            <text:p>6</text:p>
          </table:table-cell>
          <table:table-cell table:formula="of:=INT(([.A8]-[.$A$2])/10)" office:value-type="float" office:value="0" calcext:value-type="float">
            <text:p>0</text:p>
          </table:table-cell>
          <table:table-cell table:formula="of:=&quot;.card.card_&quot;&amp;[.$A8]&amp;&quot; {  background-position: -&quot;&amp;[.O8]*192&amp;&quot;px -&quot;&amp;([.P8])*[.Q$1]&amp;&quot;px ; }&quot;" office:value-type="string" office:string-value=".card.card_407 {  background-position: -1152px -0px ; }" calcext:value-type="string">
            <text:p>.card.card_407 { <text:s/>background-position: -1152px -0px ; }</text:p>
          </table:table-cell>
          <table:table-cell table:formula="of:=&quot;.card.small.card_&quot;&amp;[.$A8]&amp;&quot; {  background-position: -&quot;&amp;[.O8]*96&amp;&quot;px -&quot;&amp;([.P8])*[.R$1]&amp;&quot;px ; }&quot;" office:value-type="string" office:string-value=".card.small.card_407 {  background-position: -576px -0px ; }" calcext:value-type="string">
            <text:p>.card.small.card_407 { <text:s/>background-position: -576px -0px ; }</text:p>
          </table:table-cell>
          <table:table-cell table:formula="of:=IF([.B8]&lt;[.C8];&quot;ko&quot;;&quot;&quot;)">
            <text:p/>
          </table:table-cell>
          <table:table-cell table:formula="of:=IF([.C8]&lt;[.D8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9] &amp; &quot;=&gt;array( &quot;&amp;CHAR(10)&amp; &quot;  &quot;&quot;key&quot;&quot;=&gt;&quot;&amp;[.A9]&amp;&quot;, &quot;&amp;CHAR(10)&amp; &quot;  &quot;&quot;red1&quot;&quot;=&gt;&quot;&amp;[.B9]&amp;&quot;, &quot;&amp;CHAR(10)&amp;  &quot;   &quot;&quot;red2&quot;&quot;=&gt;&quot;&amp;[.C9]&amp;&quot;, &quot;&amp;CHAR(10)&amp; &quot;  &quot;&quot;red3&quot;&quot;=&gt;&quot;&amp;[.D9]&amp;&quot;, &quot;&amp;CHAR(10) &amp;  &quot;  &quot;&quot;white1&quot;&quot;=&gt;&quot;&amp;[.E9]&amp;&quot;, &quot;&amp;CHAR(10) &amp;  &quot;  &quot;&quot;white2&quot;&quot;=&gt;&quot;&amp;[.F9]&amp;&quot;, &quot;&amp;CHAR(10) &amp;&quot;  &quot;&quot;white3&quot;&quot;=&gt;&quot;&amp;[.G9]&amp;&quot;, &quot;&amp;CHAR(10) &amp;&quot;  &quot;&quot;blush1&quot;&quot;=&gt;&quot;&amp;[.H9]&amp;&quot;, &quot;&amp;CHAR(10) &amp;&quot;  &quot;&quot;blush2&quot;&quot;=&gt;&quot;&amp;[.I9]&amp;&quot;, &quot;&amp;CHAR(10) &amp;&quot;  &quot;&quot;sparkling&quot;&quot;=&gt;&quot;&amp;[.J9]&amp;&quot;, &quot;&amp;CHAR(10)&amp;&quot;  &quot;&quot;vp&quot;&quot;=&gt;&quot;&amp;[.K9]&amp;&quot;, &quot;&amp;CHAR(10)  &amp;&quot;  &quot;&quot;resid&quot;&quot;=&gt;&quot;&amp;[.L9]&amp;&quot;, &quot;&amp;CHAR(10)&amp;&quot;  &quot;&quot;set&quot;&quot;=&gt;&quot;&amp;[.M9]&amp;&quot;), &quot;&amp;CHAR(10)" office:value-type="string" office:string-value="408=&gt;array( &#10;  &quot;key&quot;=&gt;408, &#10;  &quot;red1&quot;=&gt;2, &#10;   &quot;red2&quot;=&gt;0, &#10;  &quot;red3&quot;=&gt;0, &#10;  &quot;white1&quot;=&gt;4, &#10;  &quot;white2&quot;=&gt;0, &#10;  &quot;white3&quot;=&gt;0, &#10;  &quot;blush1&quot;=&gt;0, &#10;  &quot;blush2&quot;=&gt;0, &#10;  &quot;sparkling&quot;=&gt;0, &#10;  &quot;vp&quot;=&gt;3, &#10;  &quot;resid&quot;=&gt;1, &#10;  &quot;set&quot;=&gt;0), &#10;" calcext:value-type="string">
            <text:p>408=&gt;array( </text:p>
            <text:p>  "key"=&gt;408, </text:p>
            <text:p>  "red1"=&gt;2, </text:p>
            <text:p>   "red2"=&gt;0, </text:p>
            <text:p>  "red3"=&gt;0, </text:p>
            <text:p>  "white1"=&gt;4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3, </text:p>
            <text:p>  "resid"=&gt;1, </text:p>
            <text:p>  "set"=&gt;0), </text:p>
            <text:p/>
          </table:table-cell>
          <table:table-cell table:style-name="Default" table:formula="of:=MOD( [.A9]-[.$A$2];10)" office:value-type="float" office:value="7" calcext:value-type="float">
            <text:p>7</text:p>
          </table:table-cell>
          <table:table-cell table:formula="of:=INT(([.A9]-[.$A$2])/10)" office:value-type="float" office:value="0" calcext:value-type="float">
            <text:p>0</text:p>
          </table:table-cell>
          <table:table-cell table:formula="of:=&quot;.card.card_&quot;&amp;[.$A9]&amp;&quot; {  background-position: -&quot;&amp;[.O9]*192&amp;&quot;px -&quot;&amp;([.P9])*[.Q$1]&amp;&quot;px ; }&quot;" office:value-type="string" office:string-value=".card.card_408 {  background-position: -1344px -0px ; }" calcext:value-type="string">
            <text:p>.card.card_408 { <text:s/>background-position: -1344px -0px ; }</text:p>
          </table:table-cell>
          <table:table-cell table:formula="of:=&quot;.card.small.card_&quot;&amp;[.$A9]&amp;&quot; {  background-position: -&quot;&amp;[.O9]*96&amp;&quot;px -&quot;&amp;([.P9])*[.R$1]&amp;&quot;px ; }&quot;" office:value-type="string" office:string-value=".card.small.card_408 {  background-position: -672px -0px ; }" calcext:value-type="string">
            <text:p>.card.small.card_408 { <text:s/>background-position: -672px -0px ; }</text:p>
          </table:table-cell>
          <table:table-cell table:formula="of:=IF([.B9]&lt;[.C9];&quot;ko&quot;;&quot;&quot;)">
            <text:p/>
          </table:table-cell>
          <table:table-cell table:formula="of:=IF([.C9]&lt;[.D9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10] &amp; &quot;=&gt;array( &quot;&amp;CHAR(10)&amp; &quot;  &quot;&quot;key&quot;&quot;=&gt;&quot;&amp;[.A10]&amp;&quot;, &quot;&amp;CHAR(10)&amp; &quot;  &quot;&quot;red1&quot;&quot;=&gt;&quot;&amp;[.B10]&amp;&quot;, &quot;&amp;CHAR(10)&amp;  &quot;   &quot;&quot;red2&quot;&quot;=&gt;&quot;&amp;[.C10]&amp;&quot;, &quot;&amp;CHAR(10)&amp; &quot;  &quot;&quot;red3&quot;&quot;=&gt;&quot;&amp;[.D10]&amp;&quot;, &quot;&amp;CHAR(10) &amp;  &quot;  &quot;&quot;white1&quot;&quot;=&gt;&quot;&amp;[.E10]&amp;&quot;, &quot;&amp;CHAR(10) &amp;  &quot;  &quot;&quot;white2&quot;&quot;=&gt;&quot;&amp;[.F10]&amp;&quot;, &quot;&amp;CHAR(10) &amp;&quot;  &quot;&quot;white3&quot;&quot;=&gt;&quot;&amp;[.G10]&amp;&quot;, &quot;&amp;CHAR(10) &amp;&quot;  &quot;&quot;blush1&quot;&quot;=&gt;&quot;&amp;[.H10]&amp;&quot;, &quot;&amp;CHAR(10) &amp;&quot;  &quot;&quot;blush2&quot;&quot;=&gt;&quot;&amp;[.I10]&amp;&quot;, &quot;&amp;CHAR(10) &amp;&quot;  &quot;&quot;sparkling&quot;&quot;=&gt;&quot;&amp;[.J10]&amp;&quot;, &quot;&amp;CHAR(10)&amp;&quot;  &quot;&quot;vp&quot;&quot;=&gt;&quot;&amp;[.K10]&amp;&quot;, &quot;&amp;CHAR(10)  &amp;&quot;  &quot;&quot;resid&quot;&quot;=&gt;&quot;&amp;[.L10]&amp;&quot;, &quot;&amp;CHAR(10)&amp;&quot;  &quot;&quot;set&quot;&quot;=&gt;&quot;&amp;[.M10]&amp;&quot;), &quot;&amp;CHAR(10)" office:value-type="string" office:string-value="409=&gt;array( &#10;  &quot;key&quot;=&gt;409, &#10;  &quot;red1&quot;=&gt;4, &#10;   &quot;red2&quot;=&gt;0, &#10;  &quot;red3&quot;=&gt;0, &#10;  &quot;white1&quot;=&gt;2, &#10;  &quot;white2&quot;=&gt;0, &#10;  &quot;white3&quot;=&gt;0, &#10;  &quot;blush1&quot;=&gt;0, &#10;  &quot;blush2&quot;=&gt;0, &#10;  &quot;sparkling&quot;=&gt;0, &#10;  &quot;vp&quot;=&gt;3, &#10;  &quot;resid&quot;=&gt;1, &#10;  &quot;set&quot;=&gt;0), &#10;" calcext:value-type="string">
            <text:p>409=&gt;array( </text:p>
            <text:p>  "key"=&gt;409, </text:p>
            <text:p>  "red1"=&gt;4, </text:p>
            <text:p>   "red2"=&gt;0, </text:p>
            <text:p>  "red3"=&gt;0, </text:p>
            <text:p>  "white1"=&gt;2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3, </text:p>
            <text:p>  "resid"=&gt;1, </text:p>
            <text:p>  "set"=&gt;0), </text:p>
            <text:p/>
          </table:table-cell>
          <table:table-cell table:style-name="Default" table:formula="of:=MOD( [.A10]-[.$A$2];10)" office:value-type="float" office:value="8" calcext:value-type="float">
            <text:p>8</text:p>
          </table:table-cell>
          <table:table-cell table:formula="of:=INT(([.A10]-[.$A$2])/10)" office:value-type="float" office:value="0" calcext:value-type="float">
            <text:p>0</text:p>
          </table:table-cell>
          <table:table-cell table:formula="of:=&quot;.card.card_&quot;&amp;[.$A10]&amp;&quot; {  background-position: -&quot;&amp;[.O10]*192&amp;&quot;px -&quot;&amp;([.P10])*[.Q$1]&amp;&quot;px ; }&quot;" office:value-type="string" office:string-value=".card.card_409 {  background-position: -1536px -0px ; }" calcext:value-type="string">
            <text:p>.card.card_409 { <text:s/>background-position: -1536px -0px ; }</text:p>
          </table:table-cell>
          <table:table-cell table:formula="of:=&quot;.card.small.card_&quot;&amp;[.$A10]&amp;&quot; {  background-position: -&quot;&amp;[.O10]*96&amp;&quot;px -&quot;&amp;([.P10])*[.R$1]&amp;&quot;px ; }&quot;" office:value-type="string" office:string-value=".card.small.card_409 {  background-position: -768px -0px ; }" calcext:value-type="string">
            <text:p>.card.small.card_409 { <text:s/>background-position: -768px -0px ; }</text:p>
          </table:table-cell>
          <table:table-cell table:formula="of:=IF([.B10]&lt;[.C10];&quot;ko&quot;;&quot;&quot;)">
            <text:p/>
          </table:table-cell>
          <table:table-cell table:formula="of:=IF([.C10]&lt;[.D10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11] &amp; &quot;=&gt;array( &quot;&amp;CHAR(10)&amp; &quot;  &quot;&quot;key&quot;&quot;=&gt;&quot;&amp;[.A11]&amp;&quot;, &quot;&amp;CHAR(10)&amp; &quot;  &quot;&quot;red1&quot;&quot;=&gt;&quot;&amp;[.B11]&amp;&quot;, &quot;&amp;CHAR(10)&amp;  &quot;   &quot;&quot;red2&quot;&quot;=&gt;&quot;&amp;[.C11]&amp;&quot;, &quot;&amp;CHAR(10)&amp; &quot;  &quot;&quot;red3&quot;&quot;=&gt;&quot;&amp;[.D11]&amp;&quot;, &quot;&amp;CHAR(10) &amp;  &quot;  &quot;&quot;white1&quot;&quot;=&gt;&quot;&amp;[.E11]&amp;&quot;, &quot;&amp;CHAR(10) &amp;  &quot;  &quot;&quot;white2&quot;&quot;=&gt;&quot;&amp;[.F11]&amp;&quot;, &quot;&amp;CHAR(10) &amp;&quot;  &quot;&quot;white3&quot;&quot;=&gt;&quot;&amp;[.G11]&amp;&quot;, &quot;&amp;CHAR(10) &amp;&quot;  &quot;&quot;blush1&quot;&quot;=&gt;&quot;&amp;[.H11]&amp;&quot;, &quot;&amp;CHAR(10) &amp;&quot;  &quot;&quot;blush2&quot;&quot;=&gt;&quot;&amp;[.I11]&amp;&quot;, &quot;&amp;CHAR(10) &amp;&quot;  &quot;&quot;sparkling&quot;&quot;=&gt;&quot;&amp;[.J11]&amp;&quot;, &quot;&amp;CHAR(10)&amp;&quot;  &quot;&quot;vp&quot;&quot;=&gt;&quot;&amp;[.K11]&amp;&quot;, &quot;&amp;CHAR(10)  &amp;&quot;  &quot;&quot;resid&quot;&quot;=&gt;&quot;&amp;[.L11]&amp;&quot;, &quot;&amp;CHAR(10)&amp;&quot;  &quot;&quot;set&quot;&quot;=&gt;&quot;&amp;[.M11]&amp;&quot;), &quot;&amp;CHAR(10)" office:value-type="string" office:string-value="410=&gt;array( &#10;  &quot;key&quot;=&gt;410, &#10;  &quot;red1&quot;=&gt;3, &#10;   &quot;red2&quot;=&gt;0, &#10;  &quot;red3&quot;=&gt;0, &#10;  &quot;white1&quot;=&gt;3, &#10;  &quot;white2&quot;=&gt;0, &#10;  &quot;white3&quot;=&gt;0, &#10;  &quot;blush1&quot;=&gt;0, &#10;  &quot;blush2&quot;=&gt;0, &#10;  &quot;sparkling&quot;=&gt;0, &#10;  &quot;vp&quot;=&gt;3, &#10;  &quot;resid&quot;=&gt;1, &#10;  &quot;set&quot;=&gt;0), &#10;" calcext:value-type="string">
            <text:p>410=&gt;array( </text:p>
            <text:p>  "key"=&gt;410, </text:p>
            <text:p>  "red1"=&gt;3, </text:p>
            <text:p>   "red2"=&gt;0, </text:p>
            <text:p>  "red3"=&gt;0, </text:p>
            <text:p>  "white1"=&gt;3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3, </text:p>
            <text:p>  "resid"=&gt;1, </text:p>
            <text:p>  "set"=&gt;0), </text:p>
            <text:p/>
          </table:table-cell>
          <table:table-cell table:style-name="Default" table:formula="of:=MOD( [.A11]-[.$A$2];10)" office:value-type="float" office:value="9" calcext:value-type="float">
            <text:p>9</text:p>
          </table:table-cell>
          <table:table-cell table:formula="of:=INT(([.A11]-[.$A$2])/10)" office:value-type="float" office:value="0" calcext:value-type="float">
            <text:p>0</text:p>
          </table:table-cell>
          <table:table-cell table:formula="of:=&quot;.card.card_&quot;&amp;[.$A11]&amp;&quot; {  background-position: -&quot;&amp;[.O11]*192&amp;&quot;px -&quot;&amp;([.P11])*[.Q$1]&amp;&quot;px ; }&quot;" office:value-type="string" office:string-value=".card.card_410 {  background-position: -1728px -0px ; }" calcext:value-type="string">
            <text:p>.card.card_410 { <text:s/>background-position: -1728px -0px ; }</text:p>
          </table:table-cell>
          <table:table-cell table:formula="of:=&quot;.card.small.card_&quot;&amp;[.$A11]&amp;&quot; {  background-position: -&quot;&amp;[.O11]*96&amp;&quot;px -&quot;&amp;([.P11])*[.R$1]&amp;&quot;px ; }&quot;" office:value-type="string" office:string-value=".card.small.card_410 {  background-position: -864px -0px ; }" calcext:value-type="string">
            <text:p>.card.small.card_410 { <text:s/>background-position: -864px -0px ; }</text:p>
          </table:table-cell>
          <table:table-cell table:formula="of:=IF([.B11]&lt;[.C11];&quot;ko&quot;;&quot;&quot;)">
            <text:p/>
          </table:table-cell>
          <table:table-cell table:formula="of:=IF([.C11]&lt;[.D11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11" calcext:value-type="float">
            <text:p>4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12] &amp; &quot;=&gt;array( &quot;&amp;CHAR(10)&amp; &quot;  &quot;&quot;key&quot;&quot;=&gt;&quot;&amp;[.A12]&amp;&quot;, &quot;&amp;CHAR(10)&amp; &quot;  &quot;&quot;red1&quot;&quot;=&gt;&quot;&amp;[.B12]&amp;&quot;, &quot;&amp;CHAR(10)&amp;  &quot;   &quot;&quot;red2&quot;&quot;=&gt;&quot;&amp;[.C12]&amp;&quot;, &quot;&amp;CHAR(10)&amp; &quot;  &quot;&quot;red3&quot;&quot;=&gt;&quot;&amp;[.D12]&amp;&quot;, &quot;&amp;CHAR(10) &amp;  &quot;  &quot;&quot;white1&quot;&quot;=&gt;&quot;&amp;[.E12]&amp;&quot;, &quot;&amp;CHAR(10) &amp;  &quot;  &quot;&quot;white2&quot;&quot;=&gt;&quot;&amp;[.F12]&amp;&quot;, &quot;&amp;CHAR(10) &amp;&quot;  &quot;&quot;white3&quot;&quot;=&gt;&quot;&amp;[.G12]&amp;&quot;, &quot;&amp;CHAR(10) &amp;&quot;  &quot;&quot;blush1&quot;&quot;=&gt;&quot;&amp;[.H12]&amp;&quot;, &quot;&amp;CHAR(10) &amp;&quot;  &quot;&quot;blush2&quot;&quot;=&gt;&quot;&amp;[.I12]&amp;&quot;, &quot;&amp;CHAR(10) &amp;&quot;  &quot;&quot;sparkling&quot;&quot;=&gt;&quot;&amp;[.J12]&amp;&quot;, &quot;&amp;CHAR(10)&amp;&quot;  &quot;&quot;vp&quot;&quot;=&gt;&quot;&amp;[.K12]&amp;&quot;, &quot;&amp;CHAR(10)  &amp;&quot;  &quot;&quot;resid&quot;&quot;=&gt;&quot;&amp;[.L12]&amp;&quot;, &quot;&amp;CHAR(10)&amp;&quot;  &quot;&quot;set&quot;&quot;=&gt;&quot;&amp;[.M12]&amp;&quot;), &quot;&amp;CHAR(10)" office:value-type="string" office:string-value="411=&gt;array( &#10;  &quot;key&quot;=&gt;411, &#10;  &quot;red1&quot;=&gt;4, &#10;   &quot;red2&quot;=&gt;3, &#10;  &quot;red3&quot;=&gt;0, &#10;  &quot;white1&quot;=&gt;0, &#10;  &quot;white2&quot;=&gt;0, &#10;  &quot;white3&quot;=&gt;0, &#10;  &quot;blush1&quot;=&gt;0, &#10;  &quot;blush2&quot;=&gt;0, &#10;  &quot;sparkling&quot;=&gt;0, &#10;  &quot;vp&quot;=&gt;3, &#10;  &quot;resid&quot;=&gt;1, &#10;  &quot;set&quot;=&gt;0), &#10;" calcext:value-type="string">
            <text:p>411=&gt;array( </text:p>
            <text:p>  "key"=&gt;411, </text:p>
            <text:p>  "red1"=&gt;4, </text:p>
            <text:p>   "red2"=&gt;3, </text:p>
            <text:p>  "red3"=&gt;0, </text:p>
            <text:p>  "white1"=&gt;0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3, </text:p>
            <text:p>  "resid"=&gt;1, </text:p>
            <text:p>  "set"=&gt;0), </text:p>
            <text:p/>
          </table:table-cell>
          <table:table-cell table:style-name="Default" table:formula="of:=MOD( [.A12]-[.$A$2];10)" office:value-type="float" office:value="0" calcext:value-type="float">
            <text:p>0</text:p>
          </table:table-cell>
          <table:table-cell table:formula="of:=INT(([.A12]-[.$A$2])/10)" office:value-type="float" office:value="1" calcext:value-type="float">
            <text:p>1</text:p>
          </table:table-cell>
          <table:table-cell table:formula="of:=&quot;.card.card_&quot;&amp;[.$A12]&amp;&quot; {  background-position: -&quot;&amp;[.O12]*192&amp;&quot;px -&quot;&amp;([.P12])*[.Q$1]&amp;&quot;px ; }&quot;" office:value-type="string" office:string-value=".card.card_411 {  background-position: -0px -294px ; }" calcext:value-type="string">
            <text:p>.card.card_411 { <text:s/>background-position: -0px -294px ; }</text:p>
          </table:table-cell>
          <table:table-cell table:formula="of:=&quot;.card.small.card_&quot;&amp;[.$A12]&amp;&quot; {  background-position: -&quot;&amp;[.O12]*96&amp;&quot;px -&quot;&amp;([.P12])*[.R$1]&amp;&quot;px ; }&quot;" office:value-type="string" office:string-value=".card.small.card_411 {  background-position: -0px -147px ; }" calcext:value-type="string">
            <text:p>.card.small.card_411 { <text:s/>background-position: -0px -147px ; }</text:p>
          </table:table-cell>
          <table:table-cell table:formula="of:=IF([.B12]&lt;[.C12];&quot;ko&quot;;&quot;&quot;)">
            <text:p/>
          </table:table-cell>
          <table:table-cell table:formula="of:=IF([.C12]&lt;[.D12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12" calcext:value-type="float">
            <text:p>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13] &amp; &quot;=&gt;array( &quot;&amp;CHAR(10)&amp; &quot;  &quot;&quot;key&quot;&quot;=&gt;&quot;&amp;[.A13]&amp;&quot;, &quot;&amp;CHAR(10)&amp; &quot;  &quot;&quot;red1&quot;&quot;=&gt;&quot;&amp;[.B13]&amp;&quot;, &quot;&amp;CHAR(10)&amp;  &quot;   &quot;&quot;red2&quot;&quot;=&gt;&quot;&amp;[.C13]&amp;&quot;, &quot;&amp;CHAR(10)&amp; &quot;  &quot;&quot;red3&quot;&quot;=&gt;&quot;&amp;[.D13]&amp;&quot;, &quot;&amp;CHAR(10) &amp;  &quot;  &quot;&quot;white1&quot;&quot;=&gt;&quot;&amp;[.E13]&amp;&quot;, &quot;&amp;CHAR(10) &amp;  &quot;  &quot;&quot;white2&quot;&quot;=&gt;&quot;&amp;[.F13]&amp;&quot;, &quot;&amp;CHAR(10) &amp;&quot;  &quot;&quot;white3&quot;&quot;=&gt;&quot;&amp;[.G13]&amp;&quot;, &quot;&amp;CHAR(10) &amp;&quot;  &quot;&quot;blush1&quot;&quot;=&gt;&quot;&amp;[.H13]&amp;&quot;, &quot;&amp;CHAR(10) &amp;&quot;  &quot;&quot;blush2&quot;&quot;=&gt;&quot;&amp;[.I13]&amp;&quot;, &quot;&amp;CHAR(10) &amp;&quot;  &quot;&quot;sparkling&quot;&quot;=&gt;&quot;&amp;[.J13]&amp;&quot;, &quot;&amp;CHAR(10)&amp;&quot;  &quot;&quot;vp&quot;&quot;=&gt;&quot;&amp;[.K13]&amp;&quot;, &quot;&amp;CHAR(10)  &amp;&quot;  &quot;&quot;resid&quot;&quot;=&gt;&quot;&amp;[.L13]&amp;&quot;, &quot;&amp;CHAR(10)&amp;&quot;  &quot;&quot;set&quot;&quot;=&gt;&quot;&amp;[.M13]&amp;&quot;), &quot;&amp;CHAR(10)" office:value-type="string" office:string-value="412=&gt;array( &#10;  &quot;key&quot;=&gt;412, &#10;  &quot;red1&quot;=&gt;0, &#10;   &quot;red2&quot;=&gt;0, &#10;  &quot;red3&quot;=&gt;0, &#10;  &quot;white1&quot;=&gt;6, &#10;  &quot;white2&quot;=&gt;0, &#10;  &quot;white3&quot;=&gt;0, &#10;  &quot;blush1&quot;=&gt;0, &#10;  &quot;blush2&quot;=&gt;0, &#10;  &quot;sparkling&quot;=&gt;0, &#10;  &quot;vp&quot;=&gt;3, &#10;  &quot;resid&quot;=&gt;1, &#10;  &quot;set&quot;=&gt;0), &#10;" calcext:value-type="string">
            <text:p>412=&gt;array( </text:p>
            <text:p>  "key"=&gt;412, </text:p>
            <text:p>  "red1"=&gt;0, </text:p>
            <text:p>   "red2"=&gt;0, </text:p>
            <text:p>  "red3"=&gt;0, </text:p>
            <text:p>  "white1"=&gt;6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3, </text:p>
            <text:p>  "resid"=&gt;1, </text:p>
            <text:p>  "set"=&gt;0), </text:p>
            <text:p/>
          </table:table-cell>
          <table:table-cell table:style-name="Default" table:formula="of:=MOD( [.A13]-[.$A$2];10)" office:value-type="float" office:value="1" calcext:value-type="float">
            <text:p>1</text:p>
          </table:table-cell>
          <table:table-cell table:formula="of:=INT(([.A13]-[.$A$2])/10)" office:value-type="float" office:value="1" calcext:value-type="float">
            <text:p>1</text:p>
          </table:table-cell>
          <table:table-cell table:formula="of:=&quot;.card.card_&quot;&amp;[.$A13]&amp;&quot; {  background-position: -&quot;&amp;[.O13]*192&amp;&quot;px -&quot;&amp;([.P13])*[.Q$1]&amp;&quot;px ; }&quot;" office:value-type="string" office:string-value=".card.card_412 {  background-position: -192px -294px ; }" calcext:value-type="string">
            <text:p>.card.card_412 { <text:s/>background-position: -192px -294px ; }</text:p>
          </table:table-cell>
          <table:table-cell table:formula="of:=&quot;.card.small.card_&quot;&amp;[.$A13]&amp;&quot; {  background-position: -&quot;&amp;[.O13]*96&amp;&quot;px -&quot;&amp;([.P13])*[.R$1]&amp;&quot;px ; }&quot;" office:value-type="string" office:string-value=".card.small.card_412 {  background-position: -96px -147px ; }" calcext:value-type="string">
            <text:p>.card.small.card_412 { <text:s/>background-position: -96px -147px ; }</text:p>
          </table:table-cell>
          <table:table-cell table:formula="of:=IF([.B13]&lt;[.C13];&quot;ko&quot;;&quot;&quot;)">
            <text:p/>
          </table:table-cell>
          <table:table-cell table:formula="of:=IF([.C13]&lt;[.D13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13" calcext:value-type="float">
            <text:p>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14] &amp; &quot;=&gt;array( &quot;&amp;CHAR(10)&amp; &quot;  &quot;&quot;key&quot;&quot;=&gt;&quot;&amp;[.A14]&amp;&quot;, &quot;&amp;CHAR(10)&amp; &quot;  &quot;&quot;red1&quot;&quot;=&gt;&quot;&amp;[.B14]&amp;&quot;, &quot;&amp;CHAR(10)&amp;  &quot;   &quot;&quot;red2&quot;&quot;=&gt;&quot;&amp;[.C14]&amp;&quot;, &quot;&amp;CHAR(10)&amp; &quot;  &quot;&quot;red3&quot;&quot;=&gt;&quot;&amp;[.D14]&amp;&quot;, &quot;&amp;CHAR(10) &amp;  &quot;  &quot;&quot;white1&quot;&quot;=&gt;&quot;&amp;[.E14]&amp;&quot;, &quot;&amp;CHAR(10) &amp;  &quot;  &quot;&quot;white2&quot;&quot;=&gt;&quot;&amp;[.F14]&amp;&quot;, &quot;&amp;CHAR(10) &amp;&quot;  &quot;&quot;white3&quot;&quot;=&gt;&quot;&amp;[.G14]&amp;&quot;, &quot;&amp;CHAR(10) &amp;&quot;  &quot;&quot;blush1&quot;&quot;=&gt;&quot;&amp;[.H14]&amp;&quot;, &quot;&amp;CHAR(10) &amp;&quot;  &quot;&quot;blush2&quot;&quot;=&gt;&quot;&amp;[.I14]&amp;&quot;, &quot;&amp;CHAR(10) &amp;&quot;  &quot;&quot;sparkling&quot;&quot;=&gt;&quot;&amp;[.J14]&amp;&quot;, &quot;&amp;CHAR(10)&amp;&quot;  &quot;&quot;vp&quot;&quot;=&gt;&quot;&amp;[.K14]&amp;&quot;, &quot;&amp;CHAR(10)  &amp;&quot;  &quot;&quot;resid&quot;&quot;=&gt;&quot;&amp;[.L14]&amp;&quot;, &quot;&amp;CHAR(10)&amp;&quot;  &quot;&quot;set&quot;&quot;=&gt;&quot;&amp;[.M14]&amp;&quot;), &quot;&amp;CHAR(10)" office:value-type="string" office:string-value="413=&gt;array( &#10;  &quot;key&quot;=&gt;413, &#10;  &quot;red1&quot;=&gt;0, &#10;   &quot;red2&quot;=&gt;0, &#10;  &quot;red3&quot;=&gt;0, &#10;  &quot;white1&quot;=&gt;4, &#10;  &quot;white2&quot;=&gt;3, &#10;  &quot;white3&quot;=&gt;0, &#10;  &quot;blush1&quot;=&gt;0, &#10;  &quot;blush2&quot;=&gt;0, &#10;  &quot;sparkling&quot;=&gt;0, &#10;  &quot;vp&quot;=&gt;3, &#10;  &quot;resid&quot;=&gt;1, &#10;  &quot;set&quot;=&gt;0), &#10;" calcext:value-type="string">
            <text:p>413=&gt;array( </text:p>
            <text:p>  "key"=&gt;413, </text:p>
            <text:p>  "red1"=&gt;0, </text:p>
            <text:p>   "red2"=&gt;0, </text:p>
            <text:p>  "red3"=&gt;0, </text:p>
            <text:p>  "white1"=&gt;4, </text:p>
            <text:p>  "white2"=&gt;3, </text:p>
            <text:p>  "white3"=&gt;0, </text:p>
            <text:p>  "blush1"=&gt;0, </text:p>
            <text:p>  "blush2"=&gt;0, </text:p>
            <text:p>  "sparkling"=&gt;0, </text:p>
            <text:p>  "vp"=&gt;3, </text:p>
            <text:p>  "resid"=&gt;1, </text:p>
            <text:p>  "set"=&gt;0), </text:p>
            <text:p/>
          </table:table-cell>
          <table:table-cell table:style-name="Default" table:formula="of:=MOD( [.A14]-[.$A$2];10)" office:value-type="float" office:value="2" calcext:value-type="float">
            <text:p>2</text:p>
          </table:table-cell>
          <table:table-cell table:formula="of:=INT(([.A14]-[.$A$2])/10)" office:value-type="float" office:value="1" calcext:value-type="float">
            <text:p>1</text:p>
          </table:table-cell>
          <table:table-cell table:formula="of:=&quot;.card.card_&quot;&amp;[.$A14]&amp;&quot; {  background-position: -&quot;&amp;[.O14]*192&amp;&quot;px -&quot;&amp;([.P14])*[.Q$1]&amp;&quot;px ; }&quot;" office:value-type="string" office:string-value=".card.card_413 {  background-position: -384px -294px ; }" calcext:value-type="string">
            <text:p>.card.card_413 { <text:s/>background-position: -384px -294px ; }</text:p>
          </table:table-cell>
          <table:table-cell table:formula="of:=&quot;.card.small.card_&quot;&amp;[.$A14]&amp;&quot; {  background-position: -&quot;&amp;[.O14]*96&amp;&quot;px -&quot;&amp;([.P14])*[.R$1]&amp;&quot;px ; }&quot;" office:value-type="string" office:string-value=".card.small.card_413 {  background-position: -192px -147px ; }" calcext:value-type="string">
            <text:p>.card.small.card_413 { <text:s/>background-position: -192px -147px ; }</text:p>
          </table:table-cell>
          <table:table-cell table:formula="of:=IF([.B14]&lt;[.C14];&quot;ko&quot;;&quot;&quot;)">
            <text:p/>
          </table:table-cell>
          <table:table-cell table:formula="of:=IF([.C14]&lt;[.D14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14" calcext:value-type="float">
            <text:p>4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15] &amp; &quot;=&gt;array( &quot;&amp;CHAR(10)&amp; &quot;  &quot;&quot;key&quot;&quot;=&gt;&quot;&amp;[.A15]&amp;&quot;, &quot;&amp;CHAR(10)&amp; &quot;  &quot;&quot;red1&quot;&quot;=&gt;&quot;&amp;[.B15]&amp;&quot;, &quot;&amp;CHAR(10)&amp;  &quot;   &quot;&quot;red2&quot;&quot;=&gt;&quot;&amp;[.C15]&amp;&quot;, &quot;&amp;CHAR(10)&amp; &quot;  &quot;&quot;red3&quot;&quot;=&gt;&quot;&amp;[.D15]&amp;&quot;, &quot;&amp;CHAR(10) &amp;  &quot;  &quot;&quot;white1&quot;&quot;=&gt;&quot;&amp;[.E15]&amp;&quot;, &quot;&amp;CHAR(10) &amp;  &quot;  &quot;&quot;white2&quot;&quot;=&gt;&quot;&amp;[.F15]&amp;&quot;, &quot;&amp;CHAR(10) &amp;&quot;  &quot;&quot;white3&quot;&quot;=&gt;&quot;&amp;[.G15]&amp;&quot;, &quot;&amp;CHAR(10) &amp;&quot;  &quot;&quot;blush1&quot;&quot;=&gt;&quot;&amp;[.H15]&amp;&quot;, &quot;&amp;CHAR(10) &amp;&quot;  &quot;&quot;blush2&quot;&quot;=&gt;&quot;&amp;[.I15]&amp;&quot;, &quot;&amp;CHAR(10) &amp;&quot;  &quot;&quot;sparkling&quot;&quot;=&gt;&quot;&amp;[.J15]&amp;&quot;, &quot;&amp;CHAR(10)&amp;&quot;  &quot;&quot;vp&quot;&quot;=&gt;&quot;&amp;[.K15]&amp;&quot;, &quot;&amp;CHAR(10)  &amp;&quot;  &quot;&quot;resid&quot;&quot;=&gt;&quot;&amp;[.L15]&amp;&quot;, &quot;&amp;CHAR(10)&amp;&quot;  &quot;&quot;set&quot;&quot;=&gt;&quot;&amp;[.M15]&amp;&quot;), &quot;&amp;CHAR(10)" office:value-type="string" office:string-value="414=&gt;array( &#10;  &quot;key&quot;=&gt;414, &#10;  &quot;red1&quot;=&gt;0, &#10;   &quot;red2&quot;=&gt;0, &#10;  &quot;red3&quot;=&gt;0, &#10;  &quot;white1&quot;=&gt;0, &#10;  &quot;white2&quot;=&gt;0, &#10;  &quot;white3&quot;=&gt;0, &#10;  &quot;blush1&quot;=&gt;6, &#10;  &quot;blush2&quot;=&gt;0, &#10;  &quot;sparkling&quot;=&gt;0, &#10;  &quot;vp&quot;=&gt;3, &#10;  &quot;resid&quot;=&gt;1, &#10;  &quot;set&quot;=&gt;0), &#10;" calcext:value-type="string">
            <text:p>414=&gt;array( </text:p>
            <text:p>  "key"=&gt;414, </text:p>
            <text:p>  "red1"=&gt;0, </text:p>
            <text:p>   "red2"=&gt;0, </text:p>
            <text:p>  "red3"=&gt;0, </text:p>
            <text:p>  "white1"=&gt;0, </text:p>
            <text:p>  "white2"=&gt;0, </text:p>
            <text:p>  "white3"=&gt;0, </text:p>
            <text:p>  "blush1"=&gt;6, </text:p>
            <text:p>  "blush2"=&gt;0, </text:p>
            <text:p>  "sparkling"=&gt;0, </text:p>
            <text:p>  "vp"=&gt;3, </text:p>
            <text:p>  "resid"=&gt;1, </text:p>
            <text:p>  "set"=&gt;0), </text:p>
            <text:p/>
          </table:table-cell>
          <table:table-cell table:style-name="Default" table:formula="of:=MOD( [.A15]-[.$A$2];10)" office:value-type="float" office:value="3" calcext:value-type="float">
            <text:p>3</text:p>
          </table:table-cell>
          <table:table-cell table:formula="of:=INT(([.A15]-[.$A$2])/10)" office:value-type="float" office:value="1" calcext:value-type="float">
            <text:p>1</text:p>
          </table:table-cell>
          <table:table-cell table:formula="of:=&quot;.card.card_&quot;&amp;[.$A15]&amp;&quot; {  background-position: -&quot;&amp;[.O15]*192&amp;&quot;px -&quot;&amp;([.P15])*[.Q$1]&amp;&quot;px ; }&quot;" office:value-type="string" office:string-value=".card.card_414 {  background-position: -576px -294px ; }" calcext:value-type="string">
            <text:p>.card.card_414 { <text:s/>background-position: -576px -294px ; }</text:p>
          </table:table-cell>
          <table:table-cell table:formula="of:=&quot;.card.small.card_&quot;&amp;[.$A15]&amp;&quot; {  background-position: -&quot;&amp;[.O15]*96&amp;&quot;px -&quot;&amp;([.P15])*[.R$1]&amp;&quot;px ; }&quot;" office:value-type="string" office:string-value=".card.small.card_414 {  background-position: -288px -147px ; }" calcext:value-type="string">
            <text:p>.card.small.card_414 { <text:s/>background-position: -288px -147px ; }</text:p>
          </table:table-cell>
          <table:table-cell table:formula="of:=IF([.B15]&lt;[.C15];&quot;ko&quot;;&quot;&quot;)">
            <text:p/>
          </table:table-cell>
          <table:table-cell table:formula="of:=IF([.C15]&lt;[.D15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15" calcext:value-type="float">
            <text:p>415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16] &amp; &quot;=&gt;array( &quot;&amp;CHAR(10)&amp; &quot;  &quot;&quot;key&quot;&quot;=&gt;&quot;&amp;[.A16]&amp;&quot;, &quot;&amp;CHAR(10)&amp; &quot;  &quot;&quot;red1&quot;&quot;=&gt;&quot;&amp;[.B16]&amp;&quot;, &quot;&amp;CHAR(10)&amp;  &quot;   &quot;&quot;red2&quot;&quot;=&gt;&quot;&amp;[.C16]&amp;&quot;, &quot;&amp;CHAR(10)&amp; &quot;  &quot;&quot;red3&quot;&quot;=&gt;&quot;&amp;[.D16]&amp;&quot;, &quot;&amp;CHAR(10) &amp;  &quot;  &quot;&quot;white1&quot;&quot;=&gt;&quot;&amp;[.E16]&amp;&quot;, &quot;&amp;CHAR(10) &amp;  &quot;  &quot;&quot;white2&quot;&quot;=&gt;&quot;&amp;[.F16]&amp;&quot;, &quot;&amp;CHAR(10) &amp;&quot;  &quot;&quot;white3&quot;&quot;=&gt;&quot;&amp;[.G16]&amp;&quot;, &quot;&amp;CHAR(10) &amp;&quot;  &quot;&quot;blush1&quot;&quot;=&gt;&quot;&amp;[.H16]&amp;&quot;, &quot;&amp;CHAR(10) &amp;&quot;  &quot;&quot;blush2&quot;&quot;=&gt;&quot;&amp;[.I16]&amp;&quot;, &quot;&amp;CHAR(10) &amp;&quot;  &quot;&quot;sparkling&quot;&quot;=&gt;&quot;&amp;[.J16]&amp;&quot;, &quot;&amp;CHAR(10)&amp;&quot;  &quot;&quot;vp&quot;&quot;=&gt;&quot;&amp;[.K16]&amp;&quot;, &quot;&amp;CHAR(10)  &amp;&quot;  &quot;&quot;resid&quot;&quot;=&gt;&quot;&amp;[.L16]&amp;&quot;, &quot;&amp;CHAR(10)&amp;&quot;  &quot;&quot;set&quot;&quot;=&gt;&quot;&amp;[.M16]&amp;&quot;), &quot;&amp;CHAR(10)" office:value-type="string" office:string-value="415=&gt;array( &#10;  &quot;key&quot;=&gt;415, &#10;  &quot;red1&quot;=&gt;8, &#10;   &quot;red2&quot;=&gt;0, &#10;  &quot;red3&quot;=&gt;0, &#10;  &quot;white1&quot;=&gt;0, &#10;  &quot;white2&quot;=&gt;0, &#10;  &quot;white3&quot;=&gt;0, &#10;  &quot;blush1&quot;=&gt;0, &#10;  &quot;blush2&quot;=&gt;0, &#10;  &quot;sparkling&quot;=&gt;0, &#10;  &quot;vp&quot;=&gt;4, &#10;  &quot;resid&quot;=&gt;1, &#10;  &quot;set&quot;=&gt;0), &#10;" calcext:value-type="string">
            <text:p>415=&gt;array( </text:p>
            <text:p>  "key"=&gt;415, </text:p>
            <text:p>  "red1"=&gt;8, </text:p>
            <text:p>   "red2"=&gt;0, </text:p>
            <text:p>  "red3"=&gt;0, </text:p>
            <text:p>  "white1"=&gt;0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4, </text:p>
            <text:p>  "resid"=&gt;1, </text:p>
            <text:p>  "set"=&gt;0), </text:p>
            <text:p/>
          </table:table-cell>
          <table:table-cell table:style-name="Default" table:formula="of:=MOD( [.A16]-[.$A$2];10)" office:value-type="float" office:value="4" calcext:value-type="float">
            <text:p>4</text:p>
          </table:table-cell>
          <table:table-cell table:formula="of:=INT(([.A16]-[.$A$2])/10)" office:value-type="float" office:value="1" calcext:value-type="float">
            <text:p>1</text:p>
          </table:table-cell>
          <table:table-cell table:formula="of:=&quot;.card.card_&quot;&amp;[.$A16]&amp;&quot; {  background-position: -&quot;&amp;[.O16]*192&amp;&quot;px -&quot;&amp;([.P16])*[.Q$1]&amp;&quot;px ; }&quot;" office:value-type="string" office:string-value=".card.card_415 {  background-position: -768px -294px ; }" calcext:value-type="string">
            <text:p>.card.card_415 { <text:s/>background-position: -768px -294px ; }</text:p>
          </table:table-cell>
          <table:table-cell table:formula="of:=&quot;.card.small.card_&quot;&amp;[.$A16]&amp;&quot; {  background-position: -&quot;&amp;[.O16]*96&amp;&quot;px -&quot;&amp;([.P16])*[.R$1]&amp;&quot;px ; }&quot;" office:value-type="string" office:string-value=".card.small.card_415 {  background-position: -384px -147px ; }" calcext:value-type="string">
            <text:p>.card.small.card_415 { <text:s/>background-position: -384px -147px ; }</text:p>
          </table:table-cell>
          <table:table-cell table:formula="of:=IF([.B16]&lt;[.C16];&quot;ko&quot;;&quot;&quot;)">
            <text:p/>
          </table:table-cell>
          <table:table-cell table:formula="of:=IF([.C16]&lt;[.D16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17] &amp; &quot;=&gt;array( &quot;&amp;CHAR(10)&amp; &quot;  &quot;&quot;key&quot;&quot;=&gt;&quot;&amp;[.A17]&amp;&quot;, &quot;&amp;CHAR(10)&amp; &quot;  &quot;&quot;red1&quot;&quot;=&gt;&quot;&amp;[.B17]&amp;&quot;, &quot;&amp;CHAR(10)&amp;  &quot;   &quot;&quot;red2&quot;&quot;=&gt;&quot;&amp;[.C17]&amp;&quot;, &quot;&amp;CHAR(10)&amp; &quot;  &quot;&quot;red3&quot;&quot;=&gt;&quot;&amp;[.D17]&amp;&quot;, &quot;&amp;CHAR(10) &amp;  &quot;  &quot;&quot;white1&quot;&quot;=&gt;&quot;&amp;[.E17]&amp;&quot;, &quot;&amp;CHAR(10) &amp;  &quot;  &quot;&quot;white2&quot;&quot;=&gt;&quot;&amp;[.F17]&amp;&quot;, &quot;&amp;CHAR(10) &amp;&quot;  &quot;&quot;white3&quot;&quot;=&gt;&quot;&amp;[.G17]&amp;&quot;, &quot;&amp;CHAR(10) &amp;&quot;  &quot;&quot;blush1&quot;&quot;=&gt;&quot;&amp;[.H17]&amp;&quot;, &quot;&amp;CHAR(10) &amp;&quot;  &quot;&quot;blush2&quot;&quot;=&gt;&quot;&amp;[.I17]&amp;&quot;, &quot;&amp;CHAR(10) &amp;&quot;  &quot;&quot;sparkling&quot;&quot;=&gt;&quot;&amp;[.J17]&amp;&quot;, &quot;&amp;CHAR(10)&amp;&quot;  &quot;&quot;vp&quot;&quot;=&gt;&quot;&amp;[.K17]&amp;&quot;, &quot;&amp;CHAR(10)  &amp;&quot;  &quot;&quot;resid&quot;&quot;=&gt;&quot;&amp;[.L17]&amp;&quot;, &quot;&amp;CHAR(10)&amp;&quot;  &quot;&quot;set&quot;&quot;=&gt;&quot;&amp;[.M17]&amp;&quot;), &quot;&amp;CHAR(10)" office:value-type="string" office:string-value="416=&gt;array( &#10;  &quot;key&quot;=&gt;416, &#10;  &quot;red1&quot;=&gt;5, &#10;   &quot;red2&quot;=&gt;0, &#10;  &quot;red3&quot;=&gt;0, &#10;  &quot;white1&quot;=&gt;3, &#10;  &quot;white2&quot;=&gt;0, &#10;  &quot;white3&quot;=&gt;0, &#10;  &quot;blush1&quot;=&gt;0, &#10;  &quot;blush2&quot;=&gt;0, &#10;  &quot;sparkling&quot;=&gt;0, &#10;  &quot;vp&quot;=&gt;4, &#10;  &quot;resid&quot;=&gt;1, &#10;  &quot;set&quot;=&gt;0), &#10;" calcext:value-type="string">
            <text:p>416=&gt;array( </text:p>
            <text:p>  "key"=&gt;416, </text:p>
            <text:p>  "red1"=&gt;5, </text:p>
            <text:p>   "red2"=&gt;0, </text:p>
            <text:p>  "red3"=&gt;0, </text:p>
            <text:p>  "white1"=&gt;3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4, </text:p>
            <text:p>  "resid"=&gt;1, </text:p>
            <text:p>  "set"=&gt;0), </text:p>
            <text:p/>
          </table:table-cell>
          <table:table-cell table:style-name="Default" table:formula="of:=MOD( [.A17]-[.$A$2];10)" office:value-type="float" office:value="5" calcext:value-type="float">
            <text:p>5</text:p>
          </table:table-cell>
          <table:table-cell table:formula="of:=INT(([.A17]-[.$A$2])/10)" office:value-type="float" office:value="1" calcext:value-type="float">
            <text:p>1</text:p>
          </table:table-cell>
          <table:table-cell table:formula="of:=&quot;.card.card_&quot;&amp;[.$A17]&amp;&quot; {  background-position: -&quot;&amp;[.O17]*192&amp;&quot;px -&quot;&amp;([.P17])*[.Q$1]&amp;&quot;px ; }&quot;" office:value-type="string" office:string-value=".card.card_416 {  background-position: -960px -294px ; }" calcext:value-type="string">
            <text:p>.card.card_416 { <text:s/>background-position: -960px -294px ; }</text:p>
          </table:table-cell>
          <table:table-cell table:formula="of:=&quot;.card.small.card_&quot;&amp;[.$A17]&amp;&quot; {  background-position: -&quot;&amp;[.O17]*96&amp;&quot;px -&quot;&amp;([.P17])*[.R$1]&amp;&quot;px ; }&quot;" office:value-type="string" office:string-value=".card.small.card_416 {  background-position: -480px -147px ; }" calcext:value-type="string">
            <text:p>.card.small.card_416 { <text:s/>background-position: -480px -147px ; }</text:p>
          </table:table-cell>
          <table:table-cell table:formula="of:=IF([.B17]&lt;[.C17];&quot;ko&quot;;&quot;&quot;)">
            <text:p/>
          </table:table-cell>
          <table:table-cell table:formula="of:=IF([.C17]&lt;[.D17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18] &amp; &quot;=&gt;array( &quot;&amp;CHAR(10)&amp; &quot;  &quot;&quot;key&quot;&quot;=&gt;&quot;&amp;[.A18]&amp;&quot;, &quot;&amp;CHAR(10)&amp; &quot;  &quot;&quot;red1&quot;&quot;=&gt;&quot;&amp;[.B18]&amp;&quot;, &quot;&amp;CHAR(10)&amp;  &quot;   &quot;&quot;red2&quot;&quot;=&gt;&quot;&amp;[.C18]&amp;&quot;, &quot;&amp;CHAR(10)&amp; &quot;  &quot;&quot;red3&quot;&quot;=&gt;&quot;&amp;[.D18]&amp;&quot;, &quot;&amp;CHAR(10) &amp;  &quot;  &quot;&quot;white1&quot;&quot;=&gt;&quot;&amp;[.E18]&amp;&quot;, &quot;&amp;CHAR(10) &amp;  &quot;  &quot;&quot;white2&quot;&quot;=&gt;&quot;&amp;[.F18]&amp;&quot;, &quot;&amp;CHAR(10) &amp;&quot;  &quot;&quot;white3&quot;&quot;=&gt;&quot;&amp;[.G18]&amp;&quot;, &quot;&amp;CHAR(10) &amp;&quot;  &quot;&quot;blush1&quot;&quot;=&gt;&quot;&amp;[.H18]&amp;&quot;, &quot;&amp;CHAR(10) &amp;&quot;  &quot;&quot;blush2&quot;&quot;=&gt;&quot;&amp;[.I18]&amp;&quot;, &quot;&amp;CHAR(10) &amp;&quot;  &quot;&quot;sparkling&quot;&quot;=&gt;&quot;&amp;[.J18]&amp;&quot;, &quot;&amp;CHAR(10)&amp;&quot;  &quot;&quot;vp&quot;&quot;=&gt;&quot;&amp;[.K18]&amp;&quot;, &quot;&amp;CHAR(10)  &amp;&quot;  &quot;&quot;resid&quot;&quot;=&gt;&quot;&amp;[.L18]&amp;&quot;, &quot;&amp;CHAR(10)&amp;&quot;  &quot;&quot;set&quot;&quot;=&gt;&quot;&amp;[.M18]&amp;&quot;), &quot;&amp;CHAR(10)" office:value-type="string" office:string-value="417=&gt;array( &#10;  &quot;key&quot;=&gt;417, &#10;  &quot;red1&quot;=&gt;3, &#10;   &quot;red2&quot;=&gt;0, &#10;  &quot;red3&quot;=&gt;0, &#10;  &quot;white1&quot;=&gt;5, &#10;  &quot;white2&quot;=&gt;0, &#10;  &quot;white3&quot;=&gt;0, &#10;  &quot;blush1&quot;=&gt;0, &#10;  &quot;blush2&quot;=&gt;0, &#10;  &quot;sparkling&quot;=&gt;0, &#10;  &quot;vp&quot;=&gt;4, &#10;  &quot;resid&quot;=&gt;1, &#10;  &quot;set&quot;=&gt;0), &#10;" calcext:value-type="string">
            <text:p>417=&gt;array( </text:p>
            <text:p>  "key"=&gt;417, </text:p>
            <text:p>  "red1"=&gt;3, </text:p>
            <text:p>   "red2"=&gt;0, </text:p>
            <text:p>  "red3"=&gt;0, </text:p>
            <text:p>  "white1"=&gt;5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4, </text:p>
            <text:p>  "resid"=&gt;1, </text:p>
            <text:p>  "set"=&gt;0), </text:p>
            <text:p/>
          </table:table-cell>
          <table:table-cell table:style-name="Default" table:formula="of:=MOD( [.A18]-[.$A$2];10)" office:value-type="float" office:value="6" calcext:value-type="float">
            <text:p>6</text:p>
          </table:table-cell>
          <table:table-cell table:formula="of:=INT(([.A18]-[.$A$2])/10)" office:value-type="float" office:value="1" calcext:value-type="float">
            <text:p>1</text:p>
          </table:table-cell>
          <table:table-cell table:formula="of:=&quot;.card.card_&quot;&amp;[.$A18]&amp;&quot; {  background-position: -&quot;&amp;[.O18]*192&amp;&quot;px -&quot;&amp;([.P18])*[.Q$1]&amp;&quot;px ; }&quot;" office:value-type="string" office:string-value=".card.card_417 {  background-position: -1152px -294px ; }" calcext:value-type="string">
            <text:p>.card.card_417 { <text:s/>background-position: -1152px -294px ; }</text:p>
          </table:table-cell>
          <table:table-cell table:formula="of:=&quot;.card.small.card_&quot;&amp;[.$A18]&amp;&quot; {  background-position: -&quot;&amp;[.O18]*96&amp;&quot;px -&quot;&amp;([.P18])*[.R$1]&amp;&quot;px ; }&quot;" office:value-type="string" office:string-value=".card.small.card_417 {  background-position: -576px -147px ; }" calcext:value-type="string">
            <text:p>.card.small.card_417 { <text:s/>background-position: -576px -147px ; }</text:p>
          </table:table-cell>
          <table:table-cell table:formula="of:=IF([.B18]&lt;[.C18];&quot;ko&quot;;&quot;&quot;)">
            <text:p/>
          </table:table-cell>
          <table:table-cell table:formula="of:=IF([.C18]&lt;[.D18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18" calcext:value-type="float">
            <text:p>4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19] &amp; &quot;=&gt;array( &quot;&amp;CHAR(10)&amp; &quot;  &quot;&quot;key&quot;&quot;=&gt;&quot;&amp;[.A19]&amp;&quot;, &quot;&amp;CHAR(10)&amp; &quot;  &quot;&quot;red1&quot;&quot;=&gt;&quot;&amp;[.B19]&amp;&quot;, &quot;&amp;CHAR(10)&amp;  &quot;   &quot;&quot;red2&quot;&quot;=&gt;&quot;&amp;[.C19]&amp;&quot;, &quot;&amp;CHAR(10)&amp; &quot;  &quot;&quot;red3&quot;&quot;=&gt;&quot;&amp;[.D19]&amp;&quot;, &quot;&amp;CHAR(10) &amp;  &quot;  &quot;&quot;white1&quot;&quot;=&gt;&quot;&amp;[.E19]&amp;&quot;, &quot;&amp;CHAR(10) &amp;  &quot;  &quot;&quot;white2&quot;&quot;=&gt;&quot;&amp;[.F19]&amp;&quot;, &quot;&amp;CHAR(10) &amp;&quot;  &quot;&quot;white3&quot;&quot;=&gt;&quot;&amp;[.G19]&amp;&quot;, &quot;&amp;CHAR(10) &amp;&quot;  &quot;&quot;blush1&quot;&quot;=&gt;&quot;&amp;[.H19]&amp;&quot;, &quot;&amp;CHAR(10) &amp;&quot;  &quot;&quot;blush2&quot;&quot;=&gt;&quot;&amp;[.I19]&amp;&quot;, &quot;&amp;CHAR(10) &amp;&quot;  &quot;&quot;sparkling&quot;&quot;=&gt;&quot;&amp;[.J19]&amp;&quot;, &quot;&amp;CHAR(10)&amp;&quot;  &quot;&quot;vp&quot;&quot;=&gt;&quot;&amp;[.K19]&amp;&quot;, &quot;&amp;CHAR(10)  &amp;&quot;  &quot;&quot;resid&quot;&quot;=&gt;&quot;&amp;[.L19]&amp;&quot;, &quot;&amp;CHAR(10)&amp;&quot;  &quot;&quot;set&quot;&quot;=&gt;&quot;&amp;[.M19]&amp;&quot;), &quot;&amp;CHAR(10)" office:value-type="string" office:string-value="418=&gt;array( &#10;  &quot;key&quot;=&gt;418, &#10;  &quot;red1&quot;=&gt;4, &#10;   &quot;red2&quot;=&gt;0, &#10;  &quot;red3&quot;=&gt;0, &#10;  &quot;white1&quot;=&gt;0, &#10;  &quot;white2&quot;=&gt;0, &#10;  &quot;white3&quot;=&gt;0, &#10;  &quot;blush1&quot;=&gt;4, &#10;  &quot;blush2&quot;=&gt;0, &#10;  &quot;sparkling&quot;=&gt;0, &#10;  &quot;vp&quot;=&gt;4, &#10;  &quot;resid&quot;=&gt;1, &#10;  &quot;set&quot;=&gt;0), &#10;" calcext:value-type="string">
            <text:p>418=&gt;array( </text:p>
            <text:p>  "key"=&gt;418, </text:p>
            <text:p>  "red1"=&gt;4, </text:p>
            <text:p>   "red2"=&gt;0, </text:p>
            <text:p>  "red3"=&gt;0, </text:p>
            <text:p>  "white1"=&gt;0, </text:p>
            <text:p>  "white2"=&gt;0, </text:p>
            <text:p>  "white3"=&gt;0, </text:p>
            <text:p>  "blush1"=&gt;4, </text:p>
            <text:p>  "blush2"=&gt;0, </text:p>
            <text:p>  "sparkling"=&gt;0, </text:p>
            <text:p>  "vp"=&gt;4, </text:p>
            <text:p>  "resid"=&gt;1, </text:p>
            <text:p>  "set"=&gt;0), </text:p>
            <text:p/>
          </table:table-cell>
          <table:table-cell table:style-name="Default" table:formula="of:=MOD( [.A19]-[.$A$2];10)" office:value-type="float" office:value="7" calcext:value-type="float">
            <text:p>7</text:p>
          </table:table-cell>
          <table:table-cell table:formula="of:=INT(([.A19]-[.$A$2])/10)" office:value-type="float" office:value="1" calcext:value-type="float">
            <text:p>1</text:p>
          </table:table-cell>
          <table:table-cell table:formula="of:=&quot;.card.card_&quot;&amp;[.$A19]&amp;&quot; {  background-position: -&quot;&amp;[.O19]*192&amp;&quot;px -&quot;&amp;([.P19])*[.Q$1]&amp;&quot;px ; }&quot;" office:value-type="string" office:string-value=".card.card_418 {  background-position: -1344px -294px ; }" calcext:value-type="string">
            <text:p>.card.card_418 { <text:s/>background-position: -1344px -294px ; }</text:p>
          </table:table-cell>
          <table:table-cell table:formula="of:=&quot;.card.small.card_&quot;&amp;[.$A19]&amp;&quot; {  background-position: -&quot;&amp;[.O19]*96&amp;&quot;px -&quot;&amp;([.P19])*[.R$1]&amp;&quot;px ; }&quot;" office:value-type="string" office:string-value=".card.small.card_418 {  background-position: -672px -147px ; }" calcext:value-type="string">
            <text:p>.card.small.card_418 { <text:s/>background-position: -672px -147px ; }</text:p>
          </table:table-cell>
          <table:table-cell table:formula="of:=IF([.B19]&lt;[.C19];&quot;ko&quot;;&quot;&quot;)">
            <text:p/>
          </table:table-cell>
          <table:table-cell table:formula="of:=IF([.C19]&lt;[.D19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19" calcext:value-type="float">
            <text:p>4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20] &amp; &quot;=&gt;array( &quot;&amp;CHAR(10)&amp; &quot;  &quot;&quot;key&quot;&quot;=&gt;&quot;&amp;[.A20]&amp;&quot;, &quot;&amp;CHAR(10)&amp; &quot;  &quot;&quot;red1&quot;&quot;=&gt;&quot;&amp;[.B20]&amp;&quot;, &quot;&amp;CHAR(10)&amp;  &quot;   &quot;&quot;red2&quot;&quot;=&gt;&quot;&amp;[.C20]&amp;&quot;, &quot;&amp;CHAR(10)&amp; &quot;  &quot;&quot;red3&quot;&quot;=&gt;&quot;&amp;[.D20]&amp;&quot;, &quot;&amp;CHAR(10) &amp;  &quot;  &quot;&quot;white1&quot;&quot;=&gt;&quot;&amp;[.E20]&amp;&quot;, &quot;&amp;CHAR(10) &amp;  &quot;  &quot;&quot;white2&quot;&quot;=&gt;&quot;&amp;[.F20]&amp;&quot;, &quot;&amp;CHAR(10) &amp;&quot;  &quot;&quot;white3&quot;&quot;=&gt;&quot;&amp;[.G20]&amp;&quot;, &quot;&amp;CHAR(10) &amp;&quot;  &quot;&quot;blush1&quot;&quot;=&gt;&quot;&amp;[.H20]&amp;&quot;, &quot;&amp;CHAR(10) &amp;&quot;  &quot;&quot;blush2&quot;&quot;=&gt;&quot;&amp;[.I20]&amp;&quot;, &quot;&amp;CHAR(10) &amp;&quot;  &quot;&quot;sparkling&quot;&quot;=&gt;&quot;&amp;[.J20]&amp;&quot;, &quot;&amp;CHAR(10)&amp;&quot;  &quot;&quot;vp&quot;&quot;=&gt;&quot;&amp;[.K20]&amp;&quot;, &quot;&amp;CHAR(10)  &amp;&quot;  &quot;&quot;resid&quot;&quot;=&gt;&quot;&amp;[.L20]&amp;&quot;, &quot;&amp;CHAR(10)&amp;&quot;  &quot;&quot;set&quot;&quot;=&gt;&quot;&amp;[.M20]&amp;&quot;), &quot;&amp;CHAR(10)" office:value-type="string" office:string-value="419=&gt;array( &#10;  &quot;key&quot;=&gt;419, &#10;  &quot;red1&quot;=&gt;4, &#10;   &quot;red2&quot;=&gt;3, &#10;  &quot;red3&quot;=&gt;2, &#10;  &quot;white1&quot;=&gt;0, &#10;  &quot;white2&quot;=&gt;0, &#10;  &quot;white3&quot;=&gt;0, &#10;  &quot;blush1&quot;=&gt;0, &#10;  &quot;blush2&quot;=&gt;0, &#10;  &quot;sparkling&quot;=&gt;0, &#10;  &quot;vp&quot;=&gt;4, &#10;  &quot;resid&quot;=&gt;1, &#10;  &quot;set&quot;=&gt;0), &#10;" calcext:value-type="string">
            <text:p>419=&gt;array( </text:p>
            <text:p>  "key"=&gt;419, </text:p>
            <text:p>  "red1"=&gt;4, </text:p>
            <text:p>   "red2"=&gt;3, </text:p>
            <text:p>  "red3"=&gt;2, </text:p>
            <text:p>  "white1"=&gt;0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4, </text:p>
            <text:p>  "resid"=&gt;1, </text:p>
            <text:p>  "set"=&gt;0), </text:p>
            <text:p/>
          </table:table-cell>
          <table:table-cell table:style-name="Default" table:formula="of:=MOD( [.A20]-[.$A$2];10)" office:value-type="float" office:value="8" calcext:value-type="float">
            <text:p>8</text:p>
          </table:table-cell>
          <table:table-cell table:formula="of:=INT(([.A20]-[.$A$2])/10)" office:value-type="float" office:value="1" calcext:value-type="float">
            <text:p>1</text:p>
          </table:table-cell>
          <table:table-cell table:formula="of:=&quot;.card.card_&quot;&amp;[.$A20]&amp;&quot; {  background-position: -&quot;&amp;[.O20]*192&amp;&quot;px -&quot;&amp;([.P20])*[.Q$1]&amp;&quot;px ; }&quot;" office:value-type="string" office:string-value=".card.card_419 {  background-position: -1536px -294px ; }" calcext:value-type="string">
            <text:p>.card.card_419 { <text:s/>background-position: -1536px -294px ; }</text:p>
          </table:table-cell>
          <table:table-cell table:formula="of:=&quot;.card.small.card_&quot;&amp;[.$A20]&amp;&quot; {  background-position: -&quot;&amp;[.O20]*96&amp;&quot;px -&quot;&amp;([.P20])*[.R$1]&amp;&quot;px ; }&quot;" office:value-type="string" office:string-value=".card.small.card_419 {  background-position: -768px -147px ; }" calcext:value-type="string">
            <text:p>.card.small.card_419 { <text:s/>background-position: -768px -147px ; }</text:p>
          </table:table-cell>
          <table:table-cell table:formula="of:=IF([.B20]&lt;[.C20];&quot;ko&quot;;&quot;&quot;)">
            <text:p/>
          </table:table-cell>
          <table:table-cell table:formula="of:=IF([.C20]&lt;[.D20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21] &amp; &quot;=&gt;array( &quot;&amp;CHAR(10)&amp; &quot;  &quot;&quot;key&quot;&quot;=&gt;&quot;&amp;[.A21]&amp;&quot;, &quot;&amp;CHAR(10)&amp; &quot;  &quot;&quot;red1&quot;&quot;=&gt;&quot;&amp;[.B21]&amp;&quot;, &quot;&amp;CHAR(10)&amp;  &quot;   &quot;&quot;red2&quot;&quot;=&gt;&quot;&amp;[.C21]&amp;&quot;, &quot;&amp;CHAR(10)&amp; &quot;  &quot;&quot;red3&quot;&quot;=&gt;&quot;&amp;[.D21]&amp;&quot;, &quot;&amp;CHAR(10) &amp;  &quot;  &quot;&quot;white1&quot;&quot;=&gt;&quot;&amp;[.E21]&amp;&quot;, &quot;&amp;CHAR(10) &amp;  &quot;  &quot;&quot;white2&quot;&quot;=&gt;&quot;&amp;[.F21]&amp;&quot;, &quot;&amp;CHAR(10) &amp;&quot;  &quot;&quot;white3&quot;&quot;=&gt;&quot;&amp;[.G21]&amp;&quot;, &quot;&amp;CHAR(10) &amp;&quot;  &quot;&quot;blush1&quot;&quot;=&gt;&quot;&amp;[.H21]&amp;&quot;, &quot;&amp;CHAR(10) &amp;&quot;  &quot;&quot;blush2&quot;&quot;=&gt;&quot;&amp;[.I21]&amp;&quot;, &quot;&amp;CHAR(10) &amp;&quot;  &quot;&quot;sparkling&quot;&quot;=&gt;&quot;&amp;[.J21]&amp;&quot;, &quot;&amp;CHAR(10)&amp;&quot;  &quot;&quot;vp&quot;&quot;=&gt;&quot;&amp;[.K21]&amp;&quot;, &quot;&amp;CHAR(10)  &amp;&quot;  &quot;&quot;resid&quot;&quot;=&gt;&quot;&amp;[.L21]&amp;&quot;, &quot;&amp;CHAR(10)&amp;&quot;  &quot;&quot;set&quot;&quot;=&gt;&quot;&amp;[.M21]&amp;&quot;), &quot;&amp;CHAR(10)" office:value-type="string" office:string-value="420=&gt;array( &#10;  &quot;key&quot;=&gt;420, &#10;  &quot;red1&quot;=&gt;0, &#10;   &quot;red2&quot;=&gt;0, &#10;  &quot;red3&quot;=&gt;0, &#10;  &quot;white1&quot;=&gt;8, &#10;  &quot;white2&quot;=&gt;0, &#10;  &quot;white3&quot;=&gt;0, &#10;  &quot;blush1&quot;=&gt;0, &#10;  &quot;blush2&quot;=&gt;0, &#10;  &quot;sparkling&quot;=&gt;0, &#10;  &quot;vp&quot;=&gt;4, &#10;  &quot;resid&quot;=&gt;1, &#10;  &quot;set&quot;=&gt;0), &#10;" calcext:value-type="string">
            <text:p>420=&gt;array( </text:p>
            <text:p>  "key"=&gt;420, </text:p>
            <text:p>  "red1"=&gt;0, </text:p>
            <text:p>   "red2"=&gt;0, </text:p>
            <text:p>  "red3"=&gt;0, </text:p>
            <text:p>  "white1"=&gt;8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4, </text:p>
            <text:p>  "resid"=&gt;1, </text:p>
            <text:p>  "set"=&gt;0), </text:p>
            <text:p/>
          </table:table-cell>
          <table:table-cell table:style-name="Default" table:formula="of:=MOD( [.A21]-[.$A$2];10)" office:value-type="float" office:value="9" calcext:value-type="float">
            <text:p>9</text:p>
          </table:table-cell>
          <table:table-cell table:formula="of:=INT(([.A21]-[.$A$2])/10)" office:value-type="float" office:value="1" calcext:value-type="float">
            <text:p>1</text:p>
          </table:table-cell>
          <table:table-cell table:formula="of:=&quot;.card.card_&quot;&amp;[.$A21]&amp;&quot; {  background-position: -&quot;&amp;[.O21]*192&amp;&quot;px -&quot;&amp;([.P21])*[.Q$1]&amp;&quot;px ; }&quot;" office:value-type="string" office:string-value=".card.card_420 {  background-position: -1728px -294px ; }" calcext:value-type="string">
            <text:p>.card.card_420 { <text:s/>background-position: -1728px -294px ; }</text:p>
          </table:table-cell>
          <table:table-cell table:formula="of:=&quot;.card.small.card_&quot;&amp;[.$A21]&amp;&quot; {  background-position: -&quot;&amp;[.O21]*96&amp;&quot;px -&quot;&amp;([.P21])*[.R$1]&amp;&quot;px ; }&quot;" office:value-type="string" office:string-value=".card.small.card_420 {  background-position: -864px -147px ; }" calcext:value-type="string">
            <text:p>.card.small.card_420 { <text:s/>background-position: -864px -147px ; }</text:p>
          </table:table-cell>
          <table:table-cell table:formula="of:=IF([.B21]&lt;[.C21];&quot;ko&quot;;&quot;&quot;)">
            <text:p/>
          </table:table-cell>
          <table:table-cell table:formula="of:=IF([.C21]&lt;[.D21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21" calcext:value-type="float">
            <text:p>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22] &amp; &quot;=&gt;array( &quot;&amp;CHAR(10)&amp; &quot;  &quot;&quot;key&quot;&quot;=&gt;&quot;&amp;[.A22]&amp;&quot;, &quot;&amp;CHAR(10)&amp; &quot;  &quot;&quot;red1&quot;&quot;=&gt;&quot;&amp;[.B22]&amp;&quot;, &quot;&amp;CHAR(10)&amp;  &quot;   &quot;&quot;red2&quot;&quot;=&gt;&quot;&amp;[.C22]&amp;&quot;, &quot;&amp;CHAR(10)&amp; &quot;  &quot;&quot;red3&quot;&quot;=&gt;&quot;&amp;[.D22]&amp;&quot;, &quot;&amp;CHAR(10) &amp;  &quot;  &quot;&quot;white1&quot;&quot;=&gt;&quot;&amp;[.E22]&amp;&quot;, &quot;&amp;CHAR(10) &amp;  &quot;  &quot;&quot;white2&quot;&quot;=&gt;&quot;&amp;[.F22]&amp;&quot;, &quot;&amp;CHAR(10) &amp;&quot;  &quot;&quot;white3&quot;&quot;=&gt;&quot;&amp;[.G22]&amp;&quot;, &quot;&amp;CHAR(10) &amp;&quot;  &quot;&quot;blush1&quot;&quot;=&gt;&quot;&amp;[.H22]&amp;&quot;, &quot;&amp;CHAR(10) &amp;&quot;  &quot;&quot;blush2&quot;&quot;=&gt;&quot;&amp;[.I22]&amp;&quot;, &quot;&amp;CHAR(10) &amp;&quot;  &quot;&quot;sparkling&quot;&quot;=&gt;&quot;&amp;[.J22]&amp;&quot;, &quot;&amp;CHAR(10)&amp;&quot;  &quot;&quot;vp&quot;&quot;=&gt;&quot;&amp;[.K22]&amp;&quot;, &quot;&amp;CHAR(10)  &amp;&quot;  &quot;&quot;resid&quot;&quot;=&gt;&quot;&amp;[.L22]&amp;&quot;, &quot;&amp;CHAR(10)&amp;&quot;  &quot;&quot;set&quot;&quot;=&gt;&quot;&amp;[.M22]&amp;&quot;), &quot;&amp;CHAR(10)" office:value-type="string" office:string-value="421=&gt;array( &#10;  &quot;key&quot;=&gt;421, &#10;  &quot;red1&quot;=&gt;0, &#10;   &quot;red2&quot;=&gt;0, &#10;  &quot;red3&quot;=&gt;0, &#10;  &quot;white1&quot;=&gt;4, &#10;  &quot;white2&quot;=&gt;0, &#10;  &quot;white3&quot;=&gt;0, &#10;  &quot;blush1&quot;=&gt;4, &#10;  &quot;blush2&quot;=&gt;0, &#10;  &quot;sparkling&quot;=&gt;0, &#10;  &quot;vp&quot;=&gt;4, &#10;  &quot;resid&quot;=&gt;1, &#10;  &quot;set&quot;=&gt;0), &#10;" calcext:value-type="string">
            <text:p>421=&gt;array( </text:p>
            <text:p>  "key"=&gt;421, </text:p>
            <text:p>  "red1"=&gt;0, </text:p>
            <text:p>   "red2"=&gt;0, </text:p>
            <text:p>  "red3"=&gt;0, </text:p>
            <text:p>  "white1"=&gt;4, </text:p>
            <text:p>  "white2"=&gt;0, </text:p>
            <text:p>  "white3"=&gt;0, </text:p>
            <text:p>  "blush1"=&gt;4, </text:p>
            <text:p>  "blush2"=&gt;0, </text:p>
            <text:p>  "sparkling"=&gt;0, </text:p>
            <text:p>  "vp"=&gt;4, </text:p>
            <text:p>  "resid"=&gt;1, </text:p>
            <text:p>  "set"=&gt;0), </text:p>
            <text:p/>
          </table:table-cell>
          <table:table-cell table:style-name="Default" table:formula="of:=MOD( [.A22]-[.$A$2];10)" office:value-type="float" office:value="0" calcext:value-type="float">
            <text:p>0</text:p>
          </table:table-cell>
          <table:table-cell table:formula="of:=INT(([.A22]-[.$A$2])/10)" office:value-type="float" office:value="2" calcext:value-type="float">
            <text:p>2</text:p>
          </table:table-cell>
          <table:table-cell table:formula="of:=&quot;.card.card_&quot;&amp;[.$A22]&amp;&quot; {  background-position: -&quot;&amp;[.O22]*192&amp;&quot;px -&quot;&amp;([.P22])*[.Q$1]&amp;&quot;px ; }&quot;" office:value-type="string" office:string-value=".card.card_421 {  background-position: -0px -588px ; }" calcext:value-type="string">
            <text:p>.card.card_421 { <text:s/>background-position: -0px -588px ; }</text:p>
          </table:table-cell>
          <table:table-cell table:formula="of:=&quot;.card.small.card_&quot;&amp;[.$A22]&amp;&quot; {  background-position: -&quot;&amp;[.O22]*96&amp;&quot;px -&quot;&amp;([.P22])*[.R$1]&amp;&quot;px ; }&quot;" office:value-type="string" office:string-value=".card.small.card_421 {  background-position: -0px -294px ; }" calcext:value-type="string">
            <text:p>.card.small.card_421 { <text:s/>background-position: -0px -294px ; }</text:p>
          </table:table-cell>
          <table:table-cell table:formula="of:=IF([.B22]&lt;[.C22];&quot;ko&quot;;&quot;&quot;)">
            <text:p/>
          </table:table-cell>
          <table:table-cell table:formula="of:=IF([.C22]&lt;[.D22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22" calcext:value-type="float">
            <text:p>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23] &amp; &quot;=&gt;array( &quot;&amp;CHAR(10)&amp; &quot;  &quot;&quot;key&quot;&quot;=&gt;&quot;&amp;[.A23]&amp;&quot;, &quot;&amp;CHAR(10)&amp; &quot;  &quot;&quot;red1&quot;&quot;=&gt;&quot;&amp;[.B23]&amp;&quot;, &quot;&amp;CHAR(10)&amp;  &quot;   &quot;&quot;red2&quot;&quot;=&gt;&quot;&amp;[.C23]&amp;&quot;, &quot;&amp;CHAR(10)&amp; &quot;  &quot;&quot;red3&quot;&quot;=&gt;&quot;&amp;[.D23]&amp;&quot;, &quot;&amp;CHAR(10) &amp;  &quot;  &quot;&quot;white1&quot;&quot;=&gt;&quot;&amp;[.E23]&amp;&quot;, &quot;&amp;CHAR(10) &amp;  &quot;  &quot;&quot;white2&quot;&quot;=&gt;&quot;&amp;[.F23]&amp;&quot;, &quot;&amp;CHAR(10) &amp;&quot;  &quot;&quot;white3&quot;&quot;=&gt;&quot;&amp;[.G23]&amp;&quot;, &quot;&amp;CHAR(10) &amp;&quot;  &quot;&quot;blush1&quot;&quot;=&gt;&quot;&amp;[.H23]&amp;&quot;, &quot;&amp;CHAR(10) &amp;&quot;  &quot;&quot;blush2&quot;&quot;=&gt;&quot;&amp;[.I23]&amp;&quot;, &quot;&amp;CHAR(10) &amp;&quot;  &quot;&quot;sparkling&quot;&quot;=&gt;&quot;&amp;[.J23]&amp;&quot;, &quot;&amp;CHAR(10)&amp;&quot;  &quot;&quot;vp&quot;&quot;=&gt;&quot;&amp;[.K23]&amp;&quot;, &quot;&amp;CHAR(10)  &amp;&quot;  &quot;&quot;resid&quot;&quot;=&gt;&quot;&amp;[.L23]&amp;&quot;, &quot;&amp;CHAR(10)&amp;&quot;  &quot;&quot;set&quot;&quot;=&gt;&quot;&amp;[.M23]&amp;&quot;), &quot;&amp;CHAR(10)" office:value-type="string" office:string-value="422=&gt;array( &#10;  &quot;key&quot;=&gt;422, &#10;  &quot;red1&quot;=&gt;0, &#10;   &quot;red2&quot;=&gt;0, &#10;  &quot;red3&quot;=&gt;0, &#10;  &quot;white1&quot;=&gt;4, &#10;  &quot;white2&quot;=&gt;3, &#10;  &quot;white3&quot;=&gt;2, &#10;  &quot;blush1&quot;=&gt;0, &#10;  &quot;blush2&quot;=&gt;0, &#10;  &quot;sparkling&quot;=&gt;0, &#10;  &quot;vp&quot;=&gt;4, &#10;  &quot;resid&quot;=&gt;1, &#10;  &quot;set&quot;=&gt;0), &#10;" calcext:value-type="string">
            <text:p>422=&gt;array( </text:p>
            <text:p>  "key"=&gt;422, </text:p>
            <text:p>  "red1"=&gt;0, </text:p>
            <text:p>   "red2"=&gt;0, </text:p>
            <text:p>  "red3"=&gt;0, </text:p>
            <text:p>  "white1"=&gt;4, </text:p>
            <text:p>  "white2"=&gt;3, </text:p>
            <text:p>  "white3"=&gt;2, </text:p>
            <text:p>  "blush1"=&gt;0, </text:p>
            <text:p>  "blush2"=&gt;0, </text:p>
            <text:p>  "sparkling"=&gt;0, </text:p>
            <text:p>  "vp"=&gt;4, </text:p>
            <text:p>  "resid"=&gt;1, </text:p>
            <text:p>  "set"=&gt;0), </text:p>
            <text:p/>
          </table:table-cell>
          <table:table-cell table:style-name="Default" table:formula="of:=MOD( [.A23]-[.$A$2];10)" office:value-type="float" office:value="1" calcext:value-type="float">
            <text:p>1</text:p>
          </table:table-cell>
          <table:table-cell table:formula="of:=INT(([.A23]-[.$A$2])/10)" office:value-type="float" office:value="2" calcext:value-type="float">
            <text:p>2</text:p>
          </table:table-cell>
          <table:table-cell table:formula="of:=&quot;.card.card_&quot;&amp;[.$A23]&amp;&quot; {  background-position: -&quot;&amp;[.O23]*192&amp;&quot;px -&quot;&amp;([.P23])*[.Q$1]&amp;&quot;px ; }&quot;" office:value-type="string" office:string-value=".card.card_422 {  background-position: -192px -588px ; }" calcext:value-type="string">
            <text:p>.card.card_422 { <text:s/>background-position: -192px -588px ; }</text:p>
          </table:table-cell>
          <table:table-cell table:formula="of:=&quot;.card.small.card_&quot;&amp;[.$A23]&amp;&quot; {  background-position: -&quot;&amp;[.O23]*96&amp;&quot;px -&quot;&amp;([.P23])*[.R$1]&amp;&quot;px ; }&quot;" office:value-type="string" office:string-value=".card.small.card_422 {  background-position: -96px -294px ; }" calcext:value-type="string">
            <text:p>.card.small.card_422 { <text:s/>background-position: -96px -294px ; }</text:p>
          </table:table-cell>
          <table:table-cell table:formula="of:=IF([.B23]&lt;[.C23];&quot;ko&quot;;&quot;&quot;)">
            <text:p/>
          </table:table-cell>
          <table:table-cell table:formula="of:=IF([.C23]&lt;[.D23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23" calcext:value-type="float">
            <text:p>4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24] &amp; &quot;=&gt;array( &quot;&amp;CHAR(10)&amp; &quot;  &quot;&quot;key&quot;&quot;=&gt;&quot;&amp;[.A24]&amp;&quot;, &quot;&amp;CHAR(10)&amp; &quot;  &quot;&quot;red1&quot;&quot;=&gt;&quot;&amp;[.B24]&amp;&quot;, &quot;&amp;CHAR(10)&amp;  &quot;   &quot;&quot;red2&quot;&quot;=&gt;&quot;&amp;[.C24]&amp;&quot;, &quot;&amp;CHAR(10)&amp; &quot;  &quot;&quot;red3&quot;&quot;=&gt;&quot;&amp;[.D24]&amp;&quot;, &quot;&amp;CHAR(10) &amp;  &quot;  &quot;&quot;white1&quot;&quot;=&gt;&quot;&amp;[.E24]&amp;&quot;, &quot;&amp;CHAR(10) &amp;  &quot;  &quot;&quot;white2&quot;&quot;=&gt;&quot;&amp;[.F24]&amp;&quot;, &quot;&amp;CHAR(10) &amp;&quot;  &quot;&quot;white3&quot;&quot;=&gt;&quot;&amp;[.G24]&amp;&quot;, &quot;&amp;CHAR(10) &amp;&quot;  &quot;&quot;blush1&quot;&quot;=&gt;&quot;&amp;[.H24]&amp;&quot;, &quot;&amp;CHAR(10) &amp;&quot;  &quot;&quot;blush2&quot;&quot;=&gt;&quot;&amp;[.I24]&amp;&quot;, &quot;&amp;CHAR(10) &amp;&quot;  &quot;&quot;sparkling&quot;&quot;=&gt;&quot;&amp;[.J24]&amp;&quot;, &quot;&amp;CHAR(10)&amp;&quot;  &quot;&quot;vp&quot;&quot;=&gt;&quot;&amp;[.K24]&amp;&quot;, &quot;&amp;CHAR(10)  &amp;&quot;  &quot;&quot;resid&quot;&quot;=&gt;&quot;&amp;[.L24]&amp;&quot;, &quot;&amp;CHAR(10)&amp;&quot;  &quot;&quot;set&quot;&quot;=&gt;&quot;&amp;[.M24]&amp;&quot;), &quot;&amp;CHAR(10)" office:value-type="string" office:string-value="423=&gt;array( &#10;  &quot;key&quot;=&gt;423, &#10;  &quot;red1&quot;=&gt;0, &#10;   &quot;red2&quot;=&gt;0, &#10;  &quot;red3&quot;=&gt;0, &#10;  &quot;white1&quot;=&gt;0, &#10;  &quot;white2&quot;=&gt;0, &#10;  &quot;white3&quot;=&gt;0, &#10;  &quot;blush1&quot;=&gt;8, &#10;  &quot;blush2&quot;=&gt;0, &#10;  &quot;sparkling&quot;=&gt;0, &#10;  &quot;vp&quot;=&gt;4, &#10;  &quot;resid&quot;=&gt;1, &#10;  &quot;set&quot;=&gt;0), &#10;" calcext:value-type="string">
            <text:p>423=&gt;array( </text:p>
            <text:p>  "key"=&gt;423, </text:p>
            <text:p>  "red1"=&gt;0, </text:p>
            <text:p>   "red2"=&gt;0, </text:p>
            <text:p>  "red3"=&gt;0, </text:p>
            <text:p>  "white1"=&gt;0, </text:p>
            <text:p>  "white2"=&gt;0, </text:p>
            <text:p>  "white3"=&gt;0, </text:p>
            <text:p>  "blush1"=&gt;8, </text:p>
            <text:p>  "blush2"=&gt;0, </text:p>
            <text:p>  "sparkling"=&gt;0, </text:p>
            <text:p>  "vp"=&gt;4, </text:p>
            <text:p>  "resid"=&gt;1, </text:p>
            <text:p>  "set"=&gt;0), </text:p>
            <text:p/>
          </table:table-cell>
          <table:table-cell table:style-name="Default" table:formula="of:=MOD( [.A24]-[.$A$2];10)" office:value-type="float" office:value="2" calcext:value-type="float">
            <text:p>2</text:p>
          </table:table-cell>
          <table:table-cell table:formula="of:=INT(([.A24]-[.$A$2])/10)" office:value-type="float" office:value="2" calcext:value-type="float">
            <text:p>2</text:p>
          </table:table-cell>
          <table:table-cell table:formula="of:=&quot;.card.card_&quot;&amp;[.$A24]&amp;&quot; {  background-position: -&quot;&amp;[.O24]*192&amp;&quot;px -&quot;&amp;([.P24])*[.Q$1]&amp;&quot;px ; }&quot;" office:value-type="string" office:string-value=".card.card_423 {  background-position: -384px -588px ; }" calcext:value-type="string">
            <text:p>.card.card_423 { <text:s/>background-position: -384px -588px ; }</text:p>
          </table:table-cell>
          <table:table-cell table:formula="of:=&quot;.card.small.card_&quot;&amp;[.$A24]&amp;&quot; {  background-position: -&quot;&amp;[.O24]*96&amp;&quot;px -&quot;&amp;([.P24])*[.R$1]&amp;&quot;px ; }&quot;" office:value-type="string" office:string-value=".card.small.card_423 {  background-position: -192px -294px ; }" calcext:value-type="string">
            <text:p>.card.small.card_423 { <text:s/>background-position: -192px -294px ; }</text:p>
          </table:table-cell>
          <table:table-cell table:formula="of:=IF([.B24]&lt;[.C24];&quot;ko&quot;;&quot;&quot;)">
            <text:p/>
          </table:table-cell>
          <table:table-cell table:formula="of:=IF([.C24]&lt;[.D24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24" calcext:value-type="float">
            <text:p>4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25] &amp; &quot;=&gt;array( &quot;&amp;CHAR(10)&amp; &quot;  &quot;&quot;key&quot;&quot;=&gt;&quot;&amp;[.A25]&amp;&quot;, &quot;&amp;CHAR(10)&amp; &quot;  &quot;&quot;red1&quot;&quot;=&gt;&quot;&amp;[.B25]&amp;&quot;, &quot;&amp;CHAR(10)&amp;  &quot;   &quot;&quot;red2&quot;&quot;=&gt;&quot;&amp;[.C25]&amp;&quot;, &quot;&amp;CHAR(10)&amp; &quot;  &quot;&quot;red3&quot;&quot;=&gt;&quot;&amp;[.D25]&amp;&quot;, &quot;&amp;CHAR(10) &amp;  &quot;  &quot;&quot;white1&quot;&quot;=&gt;&quot;&amp;[.E25]&amp;&quot;, &quot;&amp;CHAR(10) &amp;  &quot;  &quot;&quot;white2&quot;&quot;=&gt;&quot;&amp;[.F25]&amp;&quot;, &quot;&amp;CHAR(10) &amp;&quot;  &quot;&quot;white3&quot;&quot;=&gt;&quot;&amp;[.G25]&amp;&quot;, &quot;&amp;CHAR(10) &amp;&quot;  &quot;&quot;blush1&quot;&quot;=&gt;&quot;&amp;[.H25]&amp;&quot;, &quot;&amp;CHAR(10) &amp;&quot;  &quot;&quot;blush2&quot;&quot;=&gt;&quot;&amp;[.I25]&amp;&quot;, &quot;&amp;CHAR(10) &amp;&quot;  &quot;&quot;sparkling&quot;&quot;=&gt;&quot;&amp;[.J25]&amp;&quot;, &quot;&amp;CHAR(10)&amp;&quot;  &quot;&quot;vp&quot;&quot;=&gt;&quot;&amp;[.K25]&amp;&quot;, &quot;&amp;CHAR(10)  &amp;&quot;  &quot;&quot;resid&quot;&quot;=&gt;&quot;&amp;[.L25]&amp;&quot;, &quot;&amp;CHAR(10)&amp;&quot;  &quot;&quot;set&quot;&quot;=&gt;&quot;&amp;[.M25]&amp;&quot;), &quot;&amp;CHAR(10)" office:value-type="string" office:string-value="424=&gt;array( &#10;  &quot;key&quot;=&gt;424, &#10;  &quot;red1&quot;=&gt;0, &#10;   &quot;red2&quot;=&gt;0, &#10;  &quot;red3&quot;=&gt;0, &#10;  &quot;white1&quot;=&gt;0, &#10;  &quot;white2&quot;=&gt;0, &#10;  &quot;white3&quot;=&gt;0, &#10;  &quot;blush1&quot;=&gt;0, &#10;  &quot;blush2&quot;=&gt;0, &#10;  &quot;sparkling&quot;=&gt;7, &#10;  &quot;vp&quot;=&gt;4, &#10;  &quot;resid&quot;=&gt;1, &#10;  &quot;set&quot;=&gt;0), &#10;" calcext:value-type="string">
            <text:p>424=&gt;array( </text:p>
            <text:p>  "key"=&gt;424, </text:p>
            <text:p>  "red1"=&gt;0, </text:p>
            <text:p>   "red2"=&gt;0, </text:p>
            <text:p>  "red3"=&gt;0, </text:p>
            <text:p>  "white1"=&gt;0, </text:p>
            <text:p>  "white2"=&gt;0, </text:p>
            <text:p>  "white3"=&gt;0, </text:p>
            <text:p>  "blush1"=&gt;0, </text:p>
            <text:p>  "blush2"=&gt;0, </text:p>
            <text:p>  "sparkling"=&gt;7, </text:p>
            <text:p>  "vp"=&gt;4, </text:p>
            <text:p>  "resid"=&gt;1, </text:p>
            <text:p>  "set"=&gt;0), </text:p>
            <text:p/>
          </table:table-cell>
          <table:table-cell table:style-name="Default" table:formula="of:=MOD( [.A25]-[.$A$2];10)" office:value-type="float" office:value="3" calcext:value-type="float">
            <text:p>3</text:p>
          </table:table-cell>
          <table:table-cell table:formula="of:=INT(([.A25]-[.$A$2])/10)" office:value-type="float" office:value="2" calcext:value-type="float">
            <text:p>2</text:p>
          </table:table-cell>
          <table:table-cell table:formula="of:=&quot;.card.card_&quot;&amp;[.$A25]&amp;&quot; {  background-position: -&quot;&amp;[.O25]*192&amp;&quot;px -&quot;&amp;([.P25])*[.Q$1]&amp;&quot;px ; }&quot;" office:value-type="string" office:string-value=".card.card_424 {  background-position: -576px -588px ; }" calcext:value-type="string">
            <text:p>.card.card_424 { <text:s/>background-position: -576px -588px ; }</text:p>
          </table:table-cell>
          <table:table-cell table:formula="of:=&quot;.card.small.card_&quot;&amp;[.$A25]&amp;&quot; {  background-position: -&quot;&amp;[.O25]*96&amp;&quot;px -&quot;&amp;([.P25])*[.R$1]&amp;&quot;px ; }&quot;" office:value-type="string" office:string-value=".card.small.card_424 {  background-position: -288px -294px ; }" calcext:value-type="string">
            <text:p>.card.small.card_424 { <text:s/>background-position: -288px -294px ; }</text:p>
          </table:table-cell>
          <table:table-cell table:formula="of:=IF([.B25]&lt;[.C25];&quot;ko&quot;;&quot;&quot;)">
            <text:p/>
          </table:table-cell>
          <table:table-cell table:formula="of:=IF([.C25]&lt;[.D25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&quot; &amp; [.A26] &amp; &quot;=&gt;array( &quot;&amp;CHAR(10)&amp; &quot;  &quot;&quot;key&quot;&quot;=&gt;&quot;&amp;[.A26]&amp;&quot;, &quot;&amp;CHAR(10)&amp; &quot;  &quot;&quot;red1&quot;&quot;=&gt;&quot;&amp;[.B26]&amp;&quot;, &quot;&amp;CHAR(10)&amp;  &quot;   &quot;&quot;red2&quot;&quot;=&gt;&quot;&amp;[.C26]&amp;&quot;, &quot;&amp;CHAR(10)&amp; &quot;  &quot;&quot;red3&quot;&quot;=&gt;&quot;&amp;[.D26]&amp;&quot;, &quot;&amp;CHAR(10) &amp;  &quot;  &quot;&quot;white1&quot;&quot;=&gt;&quot;&amp;[.E26]&amp;&quot;, &quot;&amp;CHAR(10) &amp;  &quot;  &quot;&quot;white2&quot;&quot;=&gt;&quot;&amp;[.F26]&amp;&quot;, &quot;&amp;CHAR(10) &amp;&quot;  &quot;&quot;white3&quot;&quot;=&gt;&quot;&amp;[.G26]&amp;&quot;, &quot;&amp;CHAR(10) &amp;&quot;  &quot;&quot;blush1&quot;&quot;=&gt;&quot;&amp;[.H26]&amp;&quot;, &quot;&amp;CHAR(10) &amp;&quot;  &quot;&quot;blush2&quot;&quot;=&gt;&quot;&amp;[.I26]&amp;&quot;, &quot;&amp;CHAR(10) &amp;&quot;  &quot;&quot;sparkling&quot;&quot;=&gt;&quot;&amp;[.J26]&amp;&quot;, &quot;&amp;CHAR(10)&amp;&quot;  &quot;&quot;vp&quot;&quot;=&gt;&quot;&amp;[.K26]&amp;&quot;, &quot;&amp;CHAR(10)  &amp;&quot;  &quot;&quot;resid&quot;&quot;=&gt;&quot;&amp;[.L26]&amp;&quot;, &quot;&amp;CHAR(10)&amp;&quot;  &quot;&quot;set&quot;&quot;=&gt;&quot;&amp;[.M26]&amp;&quot;), &quot;&amp;CHAR(10)" office:value-type="string" office:string-value="425=&gt;array( &#10;  &quot;key&quot;=&gt;425, &#10;  &quot;red1&quot;=&gt;2, &#10;   &quot;red2&quot;=&gt;0, &#10;  &quot;red3&quot;=&gt;0, &#10;  &quot;white1&quot;=&gt;2, &#10;  &quot;white2&quot;=&gt;0, &#10;  &quot;white3&quot;=&gt;0, &#10;  &quot;blush1&quot;=&gt;5, &#10;  &quot;blush2&quot;=&gt;0, &#10;  &quot;sparkling&quot;=&gt;0, &#10;  &quot;vp&quot;=&gt;5, &#10;  &quot;resid&quot;=&gt;2, &#10;  &quot;set&quot;=&gt;0), &#10;" calcext:value-type="string">
            <text:p>425=&gt;array( </text:p>
            <text:p>  "key"=&gt;425, </text:p>
            <text:p>  "red1"=&gt;2, </text:p>
            <text:p>   "red2"=&gt;0, </text:p>
            <text:p>  "red3"=&gt;0, </text:p>
            <text:p>  "white1"=&gt;2, </text:p>
            <text:p>  "white2"=&gt;0, </text:p>
            <text:p>  "white3"=&gt;0, </text:p>
            <text:p>  "blush1"=&gt;5, </text:p>
            <text:p>  "blush2"=&gt;0, </text:p>
            <text:p>  "sparkling"=&gt;0, </text:p>
            <text:p>  "vp"=&gt;5, </text:p>
            <text:p>  "resid"=&gt;2, </text:p>
            <text:p>  "set"=&gt;0), </text:p>
            <text:p/>
          </table:table-cell>
          <table:table-cell table:style-name="Default" table:formula="of:=MOD( [.A26]-[.$A$2];10)" office:value-type="float" office:value="4" calcext:value-type="float">
            <text:p>4</text:p>
          </table:table-cell>
          <table:table-cell table:formula="of:=INT(([.A26]-[.$A$2])/10)" office:value-type="float" office:value="2" calcext:value-type="float">
            <text:p>2</text:p>
          </table:table-cell>
          <table:table-cell table:formula="of:=&quot;.card.card_&quot;&amp;[.$A26]&amp;&quot; {  background-position: -&quot;&amp;[.O26]*192&amp;&quot;px -&quot;&amp;([.P26])*[.Q$1]&amp;&quot;px ; }&quot;" office:value-type="string" office:string-value=".card.card_425 {  background-position: -768px -588px ; }" calcext:value-type="string">
            <text:p>.card.card_425 { <text:s/>background-position: -768px -588px ; }</text:p>
          </table:table-cell>
          <table:table-cell table:formula="of:=&quot;.card.small.card_&quot;&amp;[.$A26]&amp;&quot; {  background-position: -&quot;&amp;[.O26]*96&amp;&quot;px -&quot;&amp;([.P26])*[.R$1]&amp;&quot;px ; }&quot;" office:value-type="string" office:string-value=".card.small.card_425 {  background-position: -384px -294px ; }" calcext:value-type="string">
            <text:p>.card.small.card_425 { <text:s/>background-position: -384px -294px ; }</text:p>
          </table:table-cell>
          <table:table-cell table:formula="of:=IF([.B26]&lt;[.C26];&quot;ko&quot;;&quot;&quot;)">
            <text:p/>
          </table:table-cell>
          <table:table-cell table:formula="of:=IF([.C26]&lt;[.D26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26" calcext:value-type="float">
            <text:p>4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&quot; &amp; [.A27] &amp; &quot;=&gt;array( &quot;&amp;CHAR(10)&amp; &quot;  &quot;&quot;key&quot;&quot;=&gt;&quot;&amp;[.A27]&amp;&quot;, &quot;&amp;CHAR(10)&amp; &quot;  &quot;&quot;red1&quot;&quot;=&gt;&quot;&amp;[.B27]&amp;&quot;, &quot;&amp;CHAR(10)&amp;  &quot;   &quot;&quot;red2&quot;&quot;=&gt;&quot;&amp;[.C27]&amp;&quot;, &quot;&amp;CHAR(10)&amp; &quot;  &quot;&quot;red3&quot;&quot;=&gt;&quot;&amp;[.D27]&amp;&quot;, &quot;&amp;CHAR(10) &amp;  &quot;  &quot;&quot;white1&quot;&quot;=&gt;&quot;&amp;[.E27]&amp;&quot;, &quot;&amp;CHAR(10) &amp;  &quot;  &quot;&quot;white2&quot;&quot;=&gt;&quot;&amp;[.F27]&amp;&quot;, &quot;&amp;CHAR(10) &amp;&quot;  &quot;&quot;white3&quot;&quot;=&gt;&quot;&amp;[.G27]&amp;&quot;, &quot;&amp;CHAR(10) &amp;&quot;  &quot;&quot;blush1&quot;&quot;=&gt;&quot;&amp;[.H27]&amp;&quot;, &quot;&amp;CHAR(10) &amp;&quot;  &quot;&quot;blush2&quot;&quot;=&gt;&quot;&amp;[.I27]&amp;&quot;, &quot;&amp;CHAR(10) &amp;&quot;  &quot;&quot;sparkling&quot;&quot;=&gt;&quot;&amp;[.J27]&amp;&quot;, &quot;&amp;CHAR(10)&amp;&quot;  &quot;&quot;vp&quot;&quot;=&gt;&quot;&amp;[.K27]&amp;&quot;, &quot;&amp;CHAR(10)  &amp;&quot;  &quot;&quot;resid&quot;&quot;=&gt;&quot;&amp;[.L27]&amp;&quot;, &quot;&amp;CHAR(10)&amp;&quot;  &quot;&quot;set&quot;&quot;=&gt;&quot;&amp;[.M27]&amp;&quot;), &quot;&amp;CHAR(10)" office:value-type="string" office:string-value="426=&gt;array( &#10;  &quot;key&quot;=&gt;426, &#10;  &quot;red1&quot;=&gt;7, &#10;   &quot;red2&quot;=&gt;6, &#10;  &quot;red3&quot;=&gt;0, &#10;  &quot;white1&quot;=&gt;0, &#10;  &quot;white2&quot;=&gt;0, &#10;  &quot;white3&quot;=&gt;0, &#10;  &quot;blush1&quot;=&gt;0, &#10;  &quot;blush2&quot;=&gt;0, &#10;  &quot;sparkling&quot;=&gt;0, &#10;  &quot;vp&quot;=&gt;5, &#10;  &quot;resid&quot;=&gt;2, &#10;  &quot;set&quot;=&gt;0), &#10;" calcext:value-type="string">
            <text:p>426=&gt;array( </text:p>
            <text:p>  "key"=&gt;426, </text:p>
            <text:p>  "red1"=&gt;7, </text:p>
            <text:p>   "red2"=&gt;6, </text:p>
            <text:p>  "red3"=&gt;0, </text:p>
            <text:p>  "white1"=&gt;0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5, </text:p>
            <text:p>  "resid"=&gt;2, </text:p>
            <text:p>  "set"=&gt;0), </text:p>
            <text:p/>
          </table:table-cell>
          <table:table-cell table:style-name="Default" table:formula="of:=MOD( [.A27]-[.$A$2];10)" office:value-type="float" office:value="5" calcext:value-type="float">
            <text:p>5</text:p>
          </table:table-cell>
          <table:table-cell table:formula="of:=INT(([.A27]-[.$A$2])/10)" office:value-type="float" office:value="2" calcext:value-type="float">
            <text:p>2</text:p>
          </table:table-cell>
          <table:table-cell table:formula="of:=&quot;.card.card_&quot;&amp;[.$A27]&amp;&quot; {  background-position: -&quot;&amp;[.O27]*192&amp;&quot;px -&quot;&amp;([.P27])*[.Q$1]&amp;&quot;px ; }&quot;" office:value-type="string" office:string-value=".card.card_426 {  background-position: -960px -588px ; }" calcext:value-type="string">
            <text:p>.card.card_426 { <text:s/>background-position: -960px -588px ; }</text:p>
          </table:table-cell>
          <table:table-cell table:formula="of:=&quot;.card.small.card_&quot;&amp;[.$A27]&amp;&quot; {  background-position: -&quot;&amp;[.O27]*96&amp;&quot;px -&quot;&amp;([.P27])*[.R$1]&amp;&quot;px ; }&quot;" office:value-type="string" office:string-value=".card.small.card_426 {  background-position: -480px -294px ; }" calcext:value-type="string">
            <text:p>.card.small.card_426 { <text:s/>background-position: -480px -294px ; }</text:p>
          </table:table-cell>
          <table:table-cell table:formula="of:=IF([.B27]&lt;[.C27];&quot;ko&quot;;&quot;&quot;)">
            <text:p/>
          </table:table-cell>
          <table:table-cell table:formula="of:=IF([.C27]&lt;[.D27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27" calcext:value-type="float">
            <text:p>4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&quot; &amp; [.A28] &amp; &quot;=&gt;array( &quot;&amp;CHAR(10)&amp; &quot;  &quot;&quot;key&quot;&quot;=&gt;&quot;&amp;[.A28]&amp;&quot;, &quot;&amp;CHAR(10)&amp; &quot;  &quot;&quot;red1&quot;&quot;=&gt;&quot;&amp;[.B28]&amp;&quot;, &quot;&amp;CHAR(10)&amp;  &quot;   &quot;&quot;red2&quot;&quot;=&gt;&quot;&amp;[.C28]&amp;&quot;, &quot;&amp;CHAR(10)&amp; &quot;  &quot;&quot;red3&quot;&quot;=&gt;&quot;&amp;[.D28]&amp;&quot;, &quot;&amp;CHAR(10) &amp;  &quot;  &quot;&quot;white1&quot;&quot;=&gt;&quot;&amp;[.E28]&amp;&quot;, &quot;&amp;CHAR(10) &amp;  &quot;  &quot;&quot;white2&quot;&quot;=&gt;&quot;&amp;[.F28]&amp;&quot;, &quot;&amp;CHAR(10) &amp;&quot;  &quot;&quot;white3&quot;&quot;=&gt;&quot;&amp;[.G28]&amp;&quot;, &quot;&amp;CHAR(10) &amp;&quot;  &quot;&quot;blush1&quot;&quot;=&gt;&quot;&amp;[.H28]&amp;&quot;, &quot;&amp;CHAR(10) &amp;&quot;  &quot;&quot;blush2&quot;&quot;=&gt;&quot;&amp;[.I28]&amp;&quot;, &quot;&amp;CHAR(10) &amp;&quot;  &quot;&quot;sparkling&quot;&quot;=&gt;&quot;&amp;[.J28]&amp;&quot;, &quot;&amp;CHAR(10)&amp;&quot;  &quot;&quot;vp&quot;&quot;=&gt;&quot;&amp;[.K28]&amp;&quot;, &quot;&amp;CHAR(10)  &amp;&quot;  &quot;&quot;resid&quot;&quot;=&gt;&quot;&amp;[.L28]&amp;&quot;, &quot;&amp;CHAR(10)&amp;&quot;  &quot;&quot;set&quot;&quot;=&gt;&quot;&amp;[.M28]&amp;&quot;), &quot;&amp;CHAR(10)" office:value-type="string" office:string-value="427=&gt;array( &#10;  &quot;key&quot;=&gt;427, &#10;  &quot;red1&quot;=&gt;6, &#10;   &quot;red2&quot;=&gt;0, &#10;  &quot;red3&quot;=&gt;0, &#10;  &quot;white1&quot;=&gt;6, &#10;  &quot;white2&quot;=&gt;0, &#10;  &quot;white3&quot;=&gt;0, &#10;  &quot;blush1&quot;=&gt;0, &#10;  &quot;blush2&quot;=&gt;0, &#10;  &quot;sparkling&quot;=&gt;0, &#10;  &quot;vp&quot;=&gt;5, &#10;  &quot;resid&quot;=&gt;2, &#10;  &quot;set&quot;=&gt;0), &#10;" calcext:value-type="string">
            <text:p>427=&gt;array( </text:p>
            <text:p>  "key"=&gt;427, </text:p>
            <text:p>  "red1"=&gt;6, </text:p>
            <text:p>   "red2"=&gt;0, </text:p>
            <text:p>  "red3"=&gt;0, </text:p>
            <text:p>  "white1"=&gt;6, </text:p>
            <text:p>  "white2"=&gt;0, </text:p>
            <text:p>  "white3"=&gt;0, </text:p>
            <text:p>  "blush1"=&gt;0, </text:p>
            <text:p>  "blush2"=&gt;0, </text:p>
            <text:p>  "sparkling"=&gt;0, </text:p>
            <text:p>  "vp"=&gt;5, </text:p>
            <text:p>  "resid"=&gt;2, </text:p>
            <text:p>  "set"=&gt;0), </text:p>
            <text:p/>
          </table:table-cell>
          <table:table-cell table:style-name="Default" table:formula="of:=MOD( [.A28]-[.$A$2];10)" office:value-type="float" office:value="6" calcext:value-type="float">
            <text:p>6</text:p>
          </table:table-cell>
          <table:table-cell table:formula="of:=INT(([.A28]-[.$A$2])/10)" office:value-type="float" office:value="2" calcext:value-type="float">
            <text:p>2</text:p>
          </table:table-cell>
          <table:table-cell table:formula="of:=&quot;.card.card_&quot;&amp;[.$A28]&amp;&quot; {  background-position: -&quot;&amp;[.O28]*192&amp;&quot;px -&quot;&amp;([.P28])*[.Q$1]&amp;&quot;px ; }&quot;" office:value-type="string" office:string-value=".card.card_427 {  background-position: -1152px -588px ; }" calcext:value-type="string">
            <text:p>.card.card_427 { <text:s/>background-position: -1152px -588px ; }</text:p>
          </table:table-cell>
          <table:table-cell table:formula="of:=&quot;.card.small.card_&quot;&amp;[.$A28]&amp;&quot; {  background-position: -&quot;&amp;[.O28]*96&amp;&quot;px -&quot;&amp;([.P28])*[.R$1]&amp;&quot;px ; }&quot;" office:value-type="string" office:string-value=".card.small.card_427 {  background-position: -576px -294px ; }" calcext:value-type="string">
            <text:p>.card.small.card_427 { <text:s/>background-position: -576px -294px ; }</text:p>
          </table:table-cell>
          <table:table-cell table:formula="of:=IF([.B28]&lt;[.C28];&quot;ko&quot;;&quot;&quot;)">
            <text:p/>
          </table:table-cell>
          <table:table-cell table:formula="of:=IF([.C28]&lt;[.D28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28" calcext:value-type="float">
            <text:p>42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&quot; &amp; [.A29] &amp; &quot;=&gt;array( &quot;&amp;CHAR(10)&amp; &quot;  &quot;&quot;key&quot;&quot;=&gt;&quot;&amp;[.A29]&amp;&quot;, &quot;&amp;CHAR(10)&amp; &quot;  &quot;&quot;red1&quot;&quot;=&gt;&quot;&amp;[.B29]&amp;&quot;, &quot;&amp;CHAR(10)&amp;  &quot;   &quot;&quot;red2&quot;&quot;=&gt;&quot;&amp;[.C29]&amp;&quot;, &quot;&amp;CHAR(10)&amp; &quot;  &quot;&quot;red3&quot;&quot;=&gt;&quot;&amp;[.D29]&amp;&quot;, &quot;&amp;CHAR(10) &amp;  &quot;  &quot;&quot;white1&quot;&quot;=&gt;&quot;&amp;[.E29]&amp;&quot;, &quot;&amp;CHAR(10) &amp;  &quot;  &quot;&quot;white2&quot;&quot;=&gt;&quot;&amp;[.F29]&amp;&quot;, &quot;&amp;CHAR(10) &amp;&quot;  &quot;&quot;white3&quot;&quot;=&gt;&quot;&amp;[.G29]&amp;&quot;, &quot;&amp;CHAR(10) &amp;&quot;  &quot;&quot;blush1&quot;&quot;=&gt;&quot;&amp;[.H29]&amp;&quot;, &quot;&amp;CHAR(10) &amp;&quot;  &quot;&quot;blush2&quot;&quot;=&gt;&quot;&amp;[.I29]&amp;&quot;, &quot;&amp;CHAR(10) &amp;&quot;  &quot;&quot;sparkling&quot;&quot;=&gt;&quot;&amp;[.J29]&amp;&quot;, &quot;&amp;CHAR(10)&amp;&quot;  &quot;&quot;vp&quot;&quot;=&gt;&quot;&amp;[.K29]&amp;&quot;, &quot;&amp;CHAR(10)  &amp;&quot;  &quot;&quot;resid&quot;&quot;=&gt;&quot;&amp;[.L29]&amp;&quot;, &quot;&amp;CHAR(10)&amp;&quot;  &quot;&quot;set&quot;&quot;=&gt;&quot;&amp;[.M29]&amp;&quot;), &quot;&amp;CHAR(10)" office:value-type="string" office:string-value="428=&gt;array( &#10;  &quot;key&quot;=&gt;428, &#10;  &quot;red1&quot;=&gt;3, &#10;   &quot;red2&quot;=&gt;0, &#10;  &quot;red3&quot;=&gt;0, &#10;  &quot;white1&quot;=&gt;0, &#10;  &quot;white2&quot;=&gt;0, &#10;  &quot;white3&quot;=&gt;0, &#10;  &quot;blush1&quot;=&gt;7, &#10;  &quot;blush2&quot;=&gt;0, &#10;  &quot;sparkling&quot;=&gt;0, &#10;  &quot;vp&quot;=&gt;5, &#10;  &quot;resid&quot;=&gt;2, &#10;  &quot;set&quot;=&gt;0), &#10;" calcext:value-type="string">
            <text:p>428=&gt;array( </text:p>
            <text:p>  "key"=&gt;428, </text:p>
            <text:p>  "red1"=&gt;3, </text:p>
            <text:p>   "red2"=&gt;0, </text:p>
            <text:p>  "red3"=&gt;0, </text:p>
            <text:p>  "white1"=&gt;0, </text:p>
            <text:p>  "white2"=&gt;0, </text:p>
            <text:p>  "white3"=&gt;0, </text:p>
            <text:p>  "blush1"=&gt;7, </text:p>
            <text:p>  "blush2"=&gt;0, </text:p>
            <text:p>  "sparkling"=&gt;0, </text:p>
            <text:p>  "vp"=&gt;5, </text:p>
            <text:p>  "resid"=&gt;2, </text:p>
            <text:p>  "set"=&gt;0), </text:p>
            <text:p/>
          </table:table-cell>
          <table:table-cell table:style-name="Default" table:formula="of:=MOD( [.A29]-[.$A$2];10)" office:value-type="float" office:value="7" calcext:value-type="float">
            <text:p>7</text:p>
          </table:table-cell>
          <table:table-cell table:formula="of:=INT(([.A29]-[.$A$2])/10)" office:value-type="float" office:value="2" calcext:value-type="float">
            <text:p>2</text:p>
          </table:table-cell>
          <table:table-cell table:formula="of:=&quot;.card.card_&quot;&amp;[.$A29]&amp;&quot; {  background-position: -&quot;&amp;[.O29]*192&amp;&quot;px -&quot;&amp;([.P29])*[.Q$1]&amp;&quot;px ; }&quot;" office:value-type="string" office:string-value=".card.card_428 {  background-position: -1344px -588px ; }" calcext:value-type="string">
            <text:p>.card.card_428 { <text:s/>background-position: -1344px -588px ; }</text:p>
          </table:table-cell>
          <table:table-cell table:formula="of:=&quot;.card.small.card_&quot;&amp;[.$A29]&amp;&quot; {  background-position: -&quot;&amp;[.O29]*96&amp;&quot;px -&quot;&amp;([.P29])*[.R$1]&amp;&quot;px ; }&quot;" office:value-type="string" office:string-value=".card.small.card_428 {  background-position: -672px -294px ; }" calcext:value-type="string">
            <text:p>.card.small.card_428 { <text:s/>background-position: -672px -294px ; }</text:p>
          </table:table-cell>
          <table:table-cell table:formula="of:=IF([.B29]&lt;[.C29];&quot;ko&quot;;&quot;&quot;)">
            <text:p/>
          </table:table-cell>
          <table:table-cell table:formula="of:=IF([.C29]&lt;[.D29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29" calcext:value-type="float">
            <text:p>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&quot; &amp; [.A30] &amp; &quot;=&gt;array( &quot;&amp;CHAR(10)&amp; &quot;  &quot;&quot;key&quot;&quot;=&gt;&quot;&amp;[.A30]&amp;&quot;, &quot;&amp;CHAR(10)&amp; &quot;  &quot;&quot;red1&quot;&quot;=&gt;&quot;&amp;[.B30]&amp;&quot;, &quot;&amp;CHAR(10)&amp;  &quot;   &quot;&quot;red2&quot;&quot;=&gt;&quot;&amp;[.C30]&amp;&quot;, &quot;&amp;CHAR(10)&amp; &quot;  &quot;&quot;red3&quot;&quot;=&gt;&quot;&amp;[.D30]&amp;&quot;, &quot;&amp;CHAR(10) &amp;  &quot;  &quot;&quot;white1&quot;&quot;=&gt;&quot;&amp;[.E30]&amp;&quot;, &quot;&amp;CHAR(10) &amp;  &quot;  &quot;&quot;white2&quot;&quot;=&gt;&quot;&amp;[.F30]&amp;&quot;, &quot;&amp;CHAR(10) &amp;&quot;  &quot;&quot;white3&quot;&quot;=&gt;&quot;&amp;[.G30]&amp;&quot;, &quot;&amp;CHAR(10) &amp;&quot;  &quot;&quot;blush1&quot;&quot;=&gt;&quot;&amp;[.H30]&amp;&quot;, &quot;&amp;CHAR(10) &amp;&quot;  &quot;&quot;blush2&quot;&quot;=&gt;&quot;&amp;[.I30]&amp;&quot;, &quot;&amp;CHAR(10) &amp;&quot;  &quot;&quot;sparkling&quot;&quot;=&gt;&quot;&amp;[.J30]&amp;&quot;, &quot;&amp;CHAR(10)&amp;&quot;  &quot;&quot;vp&quot;&quot;=&gt;&quot;&amp;[.K30]&amp;&quot;, &quot;&amp;CHAR(10)  &amp;&quot;  &quot;&quot;resid&quot;&quot;=&gt;&quot;&amp;[.L30]&amp;&quot;, &quot;&amp;CHAR(10)&amp;&quot;  &quot;&quot;set&quot;&quot;=&gt;&quot;&amp;[.M30]&amp;&quot;), &quot;&amp;CHAR(10)" office:value-type="string" office:string-value="429=&gt;array( &#10;  &quot;key&quot;=&gt;429, &#10;  &quot;red1&quot;=&gt;0, &#10;   &quot;red2&quot;=&gt;0, &#10;  &quot;red3&quot;=&gt;0, &#10;  &quot;white1&quot;=&gt;3, &#10;  &quot;white2&quot;=&gt;0, &#10;  &quot;white3&quot;=&gt;0, &#10;  &quot;blush1&quot;=&gt;7, &#10;  &quot;blush2&quot;=&gt;0, &#10;  &quot;sparkling&quot;=&gt;0, &#10;  &quot;vp&quot;=&gt;5, &#10;  &quot;resid&quot;=&gt;2, &#10;  &quot;set&quot;=&gt;0), &#10;" calcext:value-type="string">
            <text:p>429=&gt;array( </text:p>
            <text:p>  "key"=&gt;429, </text:p>
            <text:p>  "red1"=&gt;0, </text:p>
            <text:p>   "red2"=&gt;0, </text:p>
            <text:p>  "red3"=&gt;0, </text:p>
            <text:p>  "white1"=&gt;3, </text:p>
            <text:p>  "white2"=&gt;0, </text:p>
            <text:p>  "white3"=&gt;0, </text:p>
            <text:p>  "blush1"=&gt;7, </text:p>
            <text:p>  "blush2"=&gt;0, </text:p>
            <text:p>  "sparkling"=&gt;0, </text:p>
            <text:p>  "vp"=&gt;5, </text:p>
            <text:p>  "resid"=&gt;2, </text:p>
            <text:p>  "set"=&gt;0), </text:p>
            <text:p/>
          </table:table-cell>
          <table:table-cell table:style-name="Default" table:formula="of:=MOD( [.A30]-[.$A$2];10)" office:value-type="float" office:value="8" calcext:value-type="float">
            <text:p>8</text:p>
          </table:table-cell>
          <table:table-cell table:formula="of:=INT(([.A30]-[.$A$2])/10)" office:value-type="float" office:value="2" calcext:value-type="float">
            <text:p>2</text:p>
          </table:table-cell>
          <table:table-cell table:formula="of:=&quot;.card.card_&quot;&amp;[.$A30]&amp;&quot; {  background-position: -&quot;&amp;[.O30]*192&amp;&quot;px -&quot;&amp;([.P30])*[.Q$1]&amp;&quot;px ; }&quot;" office:value-type="string" office:string-value=".card.card_429 {  background-position: -1536px -588px ; }" calcext:value-type="string">
            <text:p>.card.card_429 { <text:s/>background-position: -1536px -588px ; }</text:p>
          </table:table-cell>
          <table:table-cell table:formula="of:=&quot;.card.small.card_&quot;&amp;[.$A30]&amp;&quot; {  background-position: -&quot;&amp;[.O30]*96&amp;&quot;px -&quot;&amp;([.P30])*[.R$1]&amp;&quot;px ; }&quot;" office:value-type="string" office:string-value=".card.small.card_429 {  background-position: -768px -294px ; }" calcext:value-type="string">
            <text:p>.card.small.card_429 { <text:s/>background-position: -768px -294px ; }</text:p>
          </table:table-cell>
          <table:table-cell table:formula="of:=IF([.B30]&lt;[.C30];&quot;ko&quot;;&quot;&quot;)">
            <text:p/>
          </table:table-cell>
          <table:table-cell table:formula="of:=IF([.C30]&lt;[.D30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30" calcext:value-type="float">
            <text:p>4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&quot; &amp; [.A31] &amp; &quot;=&gt;array( &quot;&amp;CHAR(10)&amp; &quot;  &quot;&quot;key&quot;&quot;=&gt;&quot;&amp;[.A31]&amp;&quot;, &quot;&amp;CHAR(10)&amp; &quot;  &quot;&quot;red1&quot;&quot;=&gt;&quot;&amp;[.B31]&amp;&quot;, &quot;&amp;CHAR(10)&amp;  &quot;   &quot;&quot;red2&quot;&quot;=&gt;&quot;&amp;[.C31]&amp;&quot;, &quot;&amp;CHAR(10)&amp; &quot;  &quot;&quot;red3&quot;&quot;=&gt;&quot;&amp;[.D31]&amp;&quot;, &quot;&amp;CHAR(10) &amp;  &quot;  &quot;&quot;white1&quot;&quot;=&gt;&quot;&amp;[.E31]&amp;&quot;, &quot;&amp;CHAR(10) &amp;  &quot;  &quot;&quot;white2&quot;&quot;=&gt;&quot;&amp;[.F31]&amp;&quot;, &quot;&amp;CHAR(10) &amp;&quot;  &quot;&quot;white3&quot;&quot;=&gt;&quot;&amp;[.G31]&amp;&quot;, &quot;&amp;CHAR(10) &amp;&quot;  &quot;&quot;blush1&quot;&quot;=&gt;&quot;&amp;[.H31]&amp;&quot;, &quot;&amp;CHAR(10) &amp;&quot;  &quot;&quot;blush2&quot;&quot;=&gt;&quot;&amp;[.I31]&amp;&quot;, &quot;&amp;CHAR(10) &amp;&quot;  &quot;&quot;sparkling&quot;&quot;=&gt;&quot;&amp;[.J31]&amp;&quot;, &quot;&amp;CHAR(10)&amp;&quot;  &quot;&quot;vp&quot;&quot;=&gt;&quot;&amp;[.K31]&amp;&quot;, &quot;&amp;CHAR(10)  &amp;&quot;  &quot;&quot;resid&quot;&quot;=&gt;&quot;&amp;[.L31]&amp;&quot;, &quot;&amp;CHAR(10)&amp;&quot;  &quot;&quot;set&quot;&quot;=&gt;&quot;&amp;[.M31]&amp;&quot;), &quot;&amp;CHAR(10)" office:value-type="string" office:string-value="430=&gt;array( &#10;  &quot;key&quot;=&gt;430, &#10;  &quot;red1&quot;=&gt;0, &#10;   &quot;red2&quot;=&gt;0, &#10;  &quot;red3&quot;=&gt;0, &#10;  &quot;white1&quot;=&gt;7, &#10;  &quot;white2&quot;=&gt;6, &#10;  &quot;white3&quot;=&gt;0, &#10;  &quot;blush1&quot;=&gt;0, &#10;  &quot;blush2&quot;=&gt;0, &#10;  &quot;sparkling&quot;=&gt;0, &#10;  &quot;vp&quot;=&gt;5, &#10;  &quot;resid&quot;=&gt;2, &#10;  &quot;set&quot;=&gt;0), &#10;" calcext:value-type="string">
            <text:p>430=&gt;array( </text:p>
            <text:p>  "key"=&gt;430, </text:p>
            <text:p>  "red1"=&gt;0, </text:p>
            <text:p>   "red2"=&gt;0, </text:p>
            <text:p>  "red3"=&gt;0, </text:p>
            <text:p>  "white1"=&gt;7, </text:p>
            <text:p>  "white2"=&gt;6, </text:p>
            <text:p>  "white3"=&gt;0, </text:p>
            <text:p>  "blush1"=&gt;0, </text:p>
            <text:p>  "blush2"=&gt;0, </text:p>
            <text:p>  "sparkling"=&gt;0, </text:p>
            <text:p>  "vp"=&gt;5, </text:p>
            <text:p>  "resid"=&gt;2, </text:p>
            <text:p>  "set"=&gt;0), </text:p>
            <text:p/>
          </table:table-cell>
          <table:table-cell table:style-name="Default" table:formula="of:=MOD( [.A31]-[.$A$2];10)" office:value-type="float" office:value="9" calcext:value-type="float">
            <text:p>9</text:p>
          </table:table-cell>
          <table:table-cell table:formula="of:=INT(([.A31]-[.$A$2])/10)" office:value-type="float" office:value="2" calcext:value-type="float">
            <text:p>2</text:p>
          </table:table-cell>
          <table:table-cell table:formula="of:=&quot;.card.card_&quot;&amp;[.$A31]&amp;&quot; {  background-position: -&quot;&amp;[.O31]*192&amp;&quot;px -&quot;&amp;([.P31])*[.Q$1]&amp;&quot;px ; }&quot;" office:value-type="string" office:string-value=".card.card_430 {  background-position: -1728px -588px ; }" calcext:value-type="string">
            <text:p>.card.card_430 { <text:s/>background-position: -1728px -588px ; }</text:p>
          </table:table-cell>
          <table:table-cell table:formula="of:=&quot;.card.small.card_&quot;&amp;[.$A31]&amp;&quot; {  background-position: -&quot;&amp;[.O31]*96&amp;&quot;px -&quot;&amp;([.P31])*[.R$1]&amp;&quot;px ; }&quot;" office:value-type="string" office:string-value=".card.small.card_430 {  background-position: -864px -294px ; }" calcext:value-type="string">
            <text:p>.card.small.card_430 { <text:s/>background-position: -864px -294px ; }</text:p>
          </table:table-cell>
          <table:table-cell table:formula="of:=IF([.B31]&lt;[.C31];&quot;ko&quot;;&quot;&quot;)">
            <text:p/>
          </table:table-cell>
          <table:table-cell table:formula="of:=IF([.C31]&lt;[.D31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31" calcext:value-type="float">
            <text:p>4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&quot; &amp; [.A32] &amp; &quot;=&gt;array( &quot;&amp;CHAR(10)&amp; &quot;  &quot;&quot;key&quot;&quot;=&gt;&quot;&amp;[.A32]&amp;&quot;, &quot;&amp;CHAR(10)&amp; &quot;  &quot;&quot;red1&quot;&quot;=&gt;&quot;&amp;[.B32]&amp;&quot;, &quot;&amp;CHAR(10)&amp;  &quot;   &quot;&quot;red2&quot;&quot;=&gt;&quot;&amp;[.C32]&amp;&quot;, &quot;&amp;CHAR(10)&amp; &quot;  &quot;&quot;red3&quot;&quot;=&gt;&quot;&amp;[.D32]&amp;&quot;, &quot;&amp;CHAR(10) &amp;  &quot;  &quot;&quot;white1&quot;&quot;=&gt;&quot;&amp;[.E32]&amp;&quot;, &quot;&amp;CHAR(10) &amp;  &quot;  &quot;&quot;white2&quot;&quot;=&gt;&quot;&amp;[.F32]&amp;&quot;, &quot;&amp;CHAR(10) &amp;&quot;  &quot;&quot;white3&quot;&quot;=&gt;&quot;&amp;[.G32]&amp;&quot;, &quot;&amp;CHAR(10) &amp;&quot;  &quot;&quot;blush1&quot;&quot;=&gt;&quot;&amp;[.H32]&amp;&quot;, &quot;&amp;CHAR(10) &amp;&quot;  &quot;&quot;blush2&quot;&quot;=&gt;&quot;&amp;[.I32]&amp;&quot;, &quot;&amp;CHAR(10) &amp;&quot;  &quot;&quot;sparkling&quot;&quot;=&gt;&quot;&amp;[.J32]&amp;&quot;, &quot;&amp;CHAR(10)&amp;&quot;  &quot;&quot;vp&quot;&quot;=&gt;&quot;&amp;[.K32]&amp;&quot;, &quot;&amp;CHAR(10)  &amp;&quot;  &quot;&quot;resid&quot;&quot;=&gt;&quot;&amp;[.L32]&amp;&quot;, &quot;&amp;CHAR(10)&amp;&quot;  &quot;&quot;set&quot;&quot;=&gt;&quot;&amp;[.M32]&amp;&quot;), &quot;&amp;CHAR(10)" office:value-type="string" office:string-value="431=&gt;array( &#10;  &quot;key&quot;=&gt;431, &#10;  &quot;red1&quot;=&gt;0, &#10;   &quot;red2&quot;=&gt;0, &#10;  &quot;red3&quot;=&gt;0, &#10;  &quot;white1&quot;=&gt;0, &#10;  &quot;white2&quot;=&gt;0, &#10;  &quot;white3&quot;=&gt;0, &#10;  &quot;blush1&quot;=&gt;0, &#10;  &quot;blush2&quot;=&gt;0, &#10;  &quot;sparkling&quot;=&gt;9, &#10;  &quot;vp&quot;=&gt;5, &#10;  &quot;resid&quot;=&gt;2, &#10;  &quot;set&quot;=&gt;0), &#10;" calcext:value-type="string">
            <text:p>431=&gt;array( </text:p>
            <text:p>  "key"=&gt;431, </text:p>
            <text:p>  "red1"=&gt;0, </text:p>
            <text:p>   "red2"=&gt;0, </text:p>
            <text:p>  "red3"=&gt;0, </text:p>
            <text:p>  "white1"=&gt;0, </text:p>
            <text:p>  "white2"=&gt;0, </text:p>
            <text:p>  "white3"=&gt;0, </text:p>
            <text:p>  "blush1"=&gt;0, </text:p>
            <text:p>  "blush2"=&gt;0, </text:p>
            <text:p>  "sparkling"=&gt;9, </text:p>
            <text:p>  "vp"=&gt;5, </text:p>
            <text:p>  "resid"=&gt;2, </text:p>
            <text:p>  "set"=&gt;0), </text:p>
            <text:p/>
          </table:table-cell>
          <table:table-cell table:style-name="Default" table:formula="of:=MOD( [.A32]-[.$A$2];10)" office:value-type="float" office:value="0" calcext:value-type="float">
            <text:p>0</text:p>
          </table:table-cell>
          <table:table-cell table:formula="of:=INT(([.A32]-[.$A$2])/10)" office:value-type="float" office:value="3" calcext:value-type="float">
            <text:p>3</text:p>
          </table:table-cell>
          <table:table-cell table:formula="of:=&quot;.card.card_&quot;&amp;[.$A32]&amp;&quot; {  background-position: -&quot;&amp;[.O32]*192&amp;&quot;px -&quot;&amp;([.P32])*[.Q$1]&amp;&quot;px ; }&quot;" office:value-type="string" office:string-value=".card.card_431 {  background-position: -0px -882px ; }" calcext:value-type="string">
            <text:p>.card.card_431 { <text:s/>background-position: -0px -882px ; }</text:p>
          </table:table-cell>
          <table:table-cell table:formula="of:=&quot;.card.small.card_&quot;&amp;[.$A32]&amp;&quot; {  background-position: -&quot;&amp;[.O32]*96&amp;&quot;px -&quot;&amp;([.P32])*[.R$1]&amp;&quot;px ; }&quot;" office:value-type="string" office:string-value=".card.small.card_431 {  background-position: -0px -441px ; }" calcext:value-type="string">
            <text:p>.card.small.card_431 { <text:s/>background-position: -0px -441px ; }</text:p>
          </table:table-cell>
          <table:table-cell table:formula="of:=IF([.B32]&lt;[.C32];&quot;ko&quot;;&quot;&quot;)">
            <text:p/>
          </table:table-cell>
          <table:table-cell table:formula="of:=IF([.C32]&lt;[.D32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32" calcext:value-type="float">
            <text:p>4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&quot; &amp; [.A33] &amp; &quot;=&gt;array( &quot;&amp;CHAR(10)&amp; &quot;  &quot;&quot;key&quot;&quot;=&gt;&quot;&amp;[.A33]&amp;&quot;, &quot;&amp;CHAR(10)&amp; &quot;  &quot;&quot;red1&quot;&quot;=&gt;&quot;&amp;[.B33]&amp;&quot;, &quot;&amp;CHAR(10)&amp;  &quot;   &quot;&quot;red2&quot;&quot;=&gt;&quot;&amp;[.C33]&amp;&quot;, &quot;&amp;CHAR(10)&amp; &quot;  &quot;&quot;red3&quot;&quot;=&gt;&quot;&amp;[.D33]&amp;&quot;, &quot;&amp;CHAR(10) &amp;  &quot;  &quot;&quot;white1&quot;&quot;=&gt;&quot;&amp;[.E33]&amp;&quot;, &quot;&amp;CHAR(10) &amp;  &quot;  &quot;&quot;white2&quot;&quot;=&gt;&quot;&amp;[.F33]&amp;&quot;, &quot;&amp;CHAR(10) &amp;&quot;  &quot;&quot;white3&quot;&quot;=&gt;&quot;&amp;[.G33]&amp;&quot;, &quot;&amp;CHAR(10) &amp;&quot;  &quot;&quot;blush1&quot;&quot;=&gt;&quot;&amp;[.H33]&amp;&quot;, &quot;&amp;CHAR(10) &amp;&quot;  &quot;&quot;blush2&quot;&quot;=&gt;&quot;&amp;[.I33]&amp;&quot;, &quot;&amp;CHAR(10) &amp;&quot;  &quot;&quot;sparkling&quot;&quot;=&gt;&quot;&amp;[.J33]&amp;&quot;, &quot;&amp;CHAR(10)&amp;&quot;  &quot;&quot;vp&quot;&quot;=&gt;&quot;&amp;[.K33]&amp;&quot;, &quot;&amp;CHAR(10)  &amp;&quot;  &quot;&quot;resid&quot;&quot;=&gt;&quot;&amp;[.L33]&amp;&quot;, &quot;&amp;CHAR(10)&amp;&quot;  &quot;&quot;set&quot;&quot;=&gt;&quot;&amp;[.M33]&amp;&quot;), &quot;&amp;CHAR(10)" office:value-type="string" office:string-value="432=&gt;array( &#10;  &quot;key&quot;=&gt;432, &#10;  &quot;red1&quot;=&gt;0, &#10;   &quot;red2&quot;=&gt;0, &#10;  &quot;red3&quot;=&gt;0, &#10;  &quot;white1&quot;=&gt;0, &#10;  &quot;white2&quot;=&gt;0, &#10;  &quot;white3&quot;=&gt;0, &#10;  &quot;blush1&quot;=&gt;6, &#10;  &quot;blush2&quot;=&gt;5, &#10;  &quot;sparkling&quot;=&gt;0, &#10;  &quot;vp&quot;=&gt;6, &#10;  &quot;resid&quot;=&gt;2, &#10;  &quot;set&quot;=&gt;0), &#10;" calcext:value-type="string">
            <text:p>432=&gt;array( </text:p>
            <text:p>  "key"=&gt;432, </text:p>
            <text:p>  "red1"=&gt;0, </text:p>
            <text:p>   "red2"=&gt;0, </text:p>
            <text:p>  "red3"=&gt;0, </text:p>
            <text:p>  "white1"=&gt;0, </text:p>
            <text:p>  "white2"=&gt;0, </text:p>
            <text:p>  "white3"=&gt;0, </text:p>
            <text:p>  "blush1"=&gt;6, </text:p>
            <text:p>  "blush2"=&gt;5, </text:p>
            <text:p>  "sparkling"=&gt;0, </text:p>
            <text:p>  "vp"=&gt;6, </text:p>
            <text:p>  "resid"=&gt;2, </text:p>
            <text:p>  "set"=&gt;0), </text:p>
            <text:p/>
          </table:table-cell>
          <table:table-cell table:style-name="Default" table:formula="of:=MOD( [.A33]-[.$A$2];10)" office:value-type="float" office:value="1" calcext:value-type="float">
            <text:p>1</text:p>
          </table:table-cell>
          <table:table-cell table:formula="of:=INT(([.A33]-[.$A$2])/10)" office:value-type="float" office:value="3" calcext:value-type="float">
            <text:p>3</text:p>
          </table:table-cell>
          <table:table-cell table:formula="of:=&quot;.card.card_&quot;&amp;[.$A33]&amp;&quot; {  background-position: -&quot;&amp;[.O33]*192&amp;&quot;px -&quot;&amp;([.P33])*[.Q$1]&amp;&quot;px ; }&quot;" office:value-type="string" office:string-value=".card.card_432 {  background-position: -192px -882px ; }" calcext:value-type="string">
            <text:p>.card.card_432 { <text:s/>background-position: -192px -882px ; }</text:p>
          </table:table-cell>
          <table:table-cell table:formula="of:=&quot;.card.small.card_&quot;&amp;[.$A33]&amp;&quot; {  background-position: -&quot;&amp;[.O33]*96&amp;&quot;px -&quot;&amp;([.P33])*[.R$1]&amp;&quot;px ; }&quot;" office:value-type="string" office:string-value=".card.small.card_432 {  background-position: -96px -441px ; }" calcext:value-type="string">
            <text:p>.card.small.card_432 { <text:s/>background-position: -96px -441px ; }</text:p>
          </table:table-cell>
          <table:table-cell table:formula="of:=IF([.B33]&lt;[.C33];&quot;ko&quot;;&quot;&quot;)">
            <text:p/>
          </table:table-cell>
          <table:table-cell table:formula="of:=IF([.C33]&lt;[.D33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33" calcext:value-type="float">
            <text:p>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&quot; &amp; [.A34] &amp; &quot;=&gt;array( &quot;&amp;CHAR(10)&amp; &quot;  &quot;&quot;key&quot;&quot;=&gt;&quot;&amp;[.A34]&amp;&quot;, &quot;&amp;CHAR(10)&amp; &quot;  &quot;&quot;red1&quot;&quot;=&gt;&quot;&amp;[.B34]&amp;&quot;, &quot;&amp;CHAR(10)&amp;  &quot;   &quot;&quot;red2&quot;&quot;=&gt;&quot;&amp;[.C34]&amp;&quot;, &quot;&amp;CHAR(10)&amp; &quot;  &quot;&quot;red3&quot;&quot;=&gt;&quot;&amp;[.D34]&amp;&quot;, &quot;&amp;CHAR(10) &amp;  &quot;  &quot;&quot;white1&quot;&quot;=&gt;&quot;&amp;[.E34]&amp;&quot;, &quot;&amp;CHAR(10) &amp;  &quot;  &quot;&quot;white2&quot;&quot;=&gt;&quot;&amp;[.F34]&amp;&quot;, &quot;&amp;CHAR(10) &amp;&quot;  &quot;&quot;white3&quot;&quot;=&gt;&quot;&amp;[.G34]&amp;&quot;, &quot;&amp;CHAR(10) &amp;&quot;  &quot;&quot;blush1&quot;&quot;=&gt;&quot;&amp;[.H34]&amp;&quot;, &quot;&amp;CHAR(10) &amp;&quot;  &quot;&quot;blush2&quot;&quot;=&gt;&quot;&amp;[.I34]&amp;&quot;, &quot;&amp;CHAR(10) &amp;&quot;  &quot;&quot;sparkling&quot;&quot;=&gt;&quot;&amp;[.J34]&amp;&quot;, &quot;&amp;CHAR(10)&amp;&quot;  &quot;&quot;vp&quot;&quot;=&gt;&quot;&amp;[.K34]&amp;&quot;, &quot;&amp;CHAR(10)  &amp;&quot;  &quot;&quot;resid&quot;&quot;=&gt;&quot;&amp;[.L34]&amp;&quot;, &quot;&amp;CHAR(10)&amp;&quot;  &quot;&quot;set&quot;&quot;=&gt;&quot;&amp;[.M34]&amp;&quot;), &quot;&amp;CHAR(10)" office:value-type="string" office:string-value="433=&gt;array( &#10;  &quot;key&quot;=&gt;433, &#10;  &quot;red1&quot;=&gt;0, &#10;   &quot;red2&quot;=&gt;0, &#10;  &quot;red3&quot;=&gt;0, &#10;  &quot;white1&quot;=&gt;4, &#10;  &quot;white2&quot;=&gt;0, &#10;  &quot;white3&quot;=&gt;0, &#10;  &quot;blush1&quot;=&gt;0, &#10;  &quot;blush2&quot;=&gt;0, &#10;  &quot;sparkling&quot;=&gt;7, &#10;  &quot;vp&quot;=&gt;6, &#10;  &quot;resid&quot;=&gt;2, &#10;  &quot;set&quot;=&gt;0), &#10;" calcext:value-type="string">
            <text:p>433=&gt;array( </text:p>
            <text:p>  "key"=&gt;433, </text:p>
            <text:p>  "red1"=&gt;0, </text:p>
            <text:p>   "red2"=&gt;0, </text:p>
            <text:p>  "red3"=&gt;0, </text:p>
            <text:p>  "white1"=&gt;4, </text:p>
            <text:p>  "white2"=&gt;0, </text:p>
            <text:p>  "white3"=&gt;0, </text:p>
            <text:p>  "blush1"=&gt;0, </text:p>
            <text:p>  "blush2"=&gt;0, </text:p>
            <text:p>  "sparkling"=&gt;7, </text:p>
            <text:p>  "vp"=&gt;6, </text:p>
            <text:p>  "resid"=&gt;2, </text:p>
            <text:p>  "set"=&gt;0), </text:p>
            <text:p/>
          </table:table-cell>
          <table:table-cell table:style-name="Default" table:formula="of:=MOD( [.A34]-[.$A$2];10)" office:value-type="float" office:value="2" calcext:value-type="float">
            <text:p>2</text:p>
          </table:table-cell>
          <table:table-cell table:formula="of:=INT(([.A34]-[.$A$2])/10)" office:value-type="float" office:value="3" calcext:value-type="float">
            <text:p>3</text:p>
          </table:table-cell>
          <table:table-cell table:formula="of:=&quot;.card.card_&quot;&amp;[.$A34]&amp;&quot; {  background-position: -&quot;&amp;[.O34]*192&amp;&quot;px -&quot;&amp;([.P34])*[.Q$1]&amp;&quot;px ; }&quot;" office:value-type="string" office:string-value=".card.card_433 {  background-position: -384px -882px ; }" calcext:value-type="string">
            <text:p>.card.card_433 { <text:s/>background-position: -384px -882px ; }</text:p>
          </table:table-cell>
          <table:table-cell table:formula="of:=&quot;.card.small.card_&quot;&amp;[.$A34]&amp;&quot; {  background-position: -&quot;&amp;[.O34]*96&amp;&quot;px -&quot;&amp;([.P34])*[.R$1]&amp;&quot;px ; }&quot;" office:value-type="string" office:string-value=".card.small.card_433 {  background-position: -192px -441px ; }" calcext:value-type="string">
            <text:p>.card.small.card_433 { <text:s/>background-position: -192px -441px ; }</text:p>
          </table:table-cell>
          <table:table-cell table:formula="of:=IF([.B34]&lt;[.C34];&quot;ko&quot;;&quot;&quot;)">
            <text:p/>
          </table:table-cell>
          <table:table-cell table:formula="of:=IF([.C34]&lt;[.D34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34" calcext:value-type="float">
            <text:p>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&quot; &amp; [.A35] &amp; &quot;=&gt;array( &quot;&amp;CHAR(10)&amp; &quot;  &quot;&quot;key&quot;&quot;=&gt;&quot;&amp;[.A35]&amp;&quot;, &quot;&amp;CHAR(10)&amp; &quot;  &quot;&quot;red1&quot;&quot;=&gt;&quot;&amp;[.B35]&amp;&quot;, &quot;&amp;CHAR(10)&amp;  &quot;   &quot;&quot;red2&quot;&quot;=&gt;&quot;&amp;[.C35]&amp;&quot;, &quot;&amp;CHAR(10)&amp; &quot;  &quot;&quot;red3&quot;&quot;=&gt;&quot;&amp;[.D35]&amp;&quot;, &quot;&amp;CHAR(10) &amp;  &quot;  &quot;&quot;white1&quot;&quot;=&gt;&quot;&amp;[.E35]&amp;&quot;, &quot;&amp;CHAR(10) &amp;  &quot;  &quot;&quot;white2&quot;&quot;=&gt;&quot;&amp;[.F35]&amp;&quot;, &quot;&amp;CHAR(10) &amp;&quot;  &quot;&quot;white3&quot;&quot;=&gt;&quot;&amp;[.G35]&amp;&quot;, &quot;&amp;CHAR(10) &amp;&quot;  &quot;&quot;blush1&quot;&quot;=&gt;&quot;&amp;[.H35]&amp;&quot;, &quot;&amp;CHAR(10) &amp;&quot;  &quot;&quot;blush2&quot;&quot;=&gt;&quot;&amp;[.I35]&amp;&quot;, &quot;&amp;CHAR(10) &amp;&quot;  &quot;&quot;sparkling&quot;&quot;=&gt;&quot;&amp;[.J35]&amp;&quot;, &quot;&amp;CHAR(10)&amp;&quot;  &quot;&quot;vp&quot;&quot;=&gt;&quot;&amp;[.K35]&amp;&quot;, &quot;&amp;CHAR(10)  &amp;&quot;  &quot;&quot;resid&quot;&quot;=&gt;&quot;&amp;[.L35]&amp;&quot;, &quot;&amp;CHAR(10)&amp;&quot;  &quot;&quot;set&quot;&quot;=&gt;&quot;&amp;[.M35]&amp;&quot;), &quot;&amp;CHAR(10)" office:value-type="string" office:string-value="434=&gt;array( &#10;  &quot;key&quot;=&gt;434, &#10;  &quot;red1&quot;=&gt;0, &#10;   &quot;red2&quot;=&gt;0, &#10;  &quot;red3&quot;=&gt;0, &#10;  &quot;white1&quot;=&gt;3, &#10;  &quot;white2&quot;=&gt;0, &#10;  &quot;white3&quot;=&gt;0, &#10;  &quot;blush1&quot;=&gt;0, &#10;  &quot;blush2&quot;=&gt;0, &#10;  &quot;sparkling&quot;=&gt;7, &#10;  &quot;vp&quot;=&gt;6, &#10;  &quot;resid&quot;=&gt;2, &#10;  &quot;set&quot;=&gt;0), &#10;" calcext:value-type="string">
            <text:p>434=&gt;array( </text:p>
            <text:p>  "key"=&gt;434, </text:p>
            <text:p>  "red1"=&gt;0, </text:p>
            <text:p>   "red2"=&gt;0, </text:p>
            <text:p>  "red3"=&gt;0, </text:p>
            <text:p>  "white1"=&gt;3, </text:p>
            <text:p>  "white2"=&gt;0, </text:p>
            <text:p>  "white3"=&gt;0, </text:p>
            <text:p>  "blush1"=&gt;0, </text:p>
            <text:p>  "blush2"=&gt;0, </text:p>
            <text:p>  "sparkling"=&gt;7, </text:p>
            <text:p>  "vp"=&gt;6, </text:p>
            <text:p>  "resid"=&gt;2, </text:p>
            <text:p>  "set"=&gt;0), </text:p>
            <text:p/>
          </table:table-cell>
          <table:table-cell table:style-name="Default" table:formula="of:=MOD( [.A35]-[.$A$2];10)" office:value-type="float" office:value="3" calcext:value-type="float">
            <text:p>3</text:p>
          </table:table-cell>
          <table:table-cell table:formula="of:=INT(([.A35]-[.$A$2])/10)" office:value-type="float" office:value="3" calcext:value-type="float">
            <text:p>3</text:p>
          </table:table-cell>
          <table:table-cell table:formula="of:=&quot;.card.card_&quot;&amp;[.$A35]&amp;&quot; {  background-position: -&quot;&amp;[.O35]*192&amp;&quot;px -&quot;&amp;([.P35])*[.Q$1]&amp;&quot;px ; }&quot;" office:value-type="string" office:string-value=".card.card_434 {  background-position: -576px -882px ; }" calcext:value-type="string">
            <text:p>.card.card_434 { <text:s/>background-position: -576px -882px ; }</text:p>
          </table:table-cell>
          <table:table-cell table:formula="of:=&quot;.card.small.card_&quot;&amp;[.$A35]&amp;&quot; {  background-position: -&quot;&amp;[.O35]*96&amp;&quot;px -&quot;&amp;([.P35])*[.R$1]&amp;&quot;px ; }&quot;" office:value-type="string" office:string-value=".card.small.card_434 {  background-position: -288px -441px ; }" calcext:value-type="string">
            <text:p>.card.small.card_434 { <text:s/>background-position: -288px -441px ; }</text:p>
          </table:table-cell>
          <table:table-cell table:formula="of:=IF([.B35]&lt;[.C35];&quot;ko&quot;;&quot;&quot;)">
            <text:p/>
          </table:table-cell>
          <table:table-cell table:formula="of:=IF([.C35]&lt;[.D35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&quot; &amp; [.A36] &amp; &quot;=&gt;array( &quot;&amp;CHAR(10)&amp; &quot;  &quot;&quot;key&quot;&quot;=&gt;&quot;&amp;[.A36]&amp;&quot;, &quot;&amp;CHAR(10)&amp; &quot;  &quot;&quot;red1&quot;&quot;=&gt;&quot;&amp;[.B36]&amp;&quot;, &quot;&amp;CHAR(10)&amp;  &quot;   &quot;&quot;red2&quot;&quot;=&gt;&quot;&amp;[.C36]&amp;&quot;, &quot;&amp;CHAR(10)&amp; &quot;  &quot;&quot;red3&quot;&quot;=&gt;&quot;&amp;[.D36]&amp;&quot;, &quot;&amp;CHAR(10) &amp;  &quot;  &quot;&quot;white1&quot;&quot;=&gt;&quot;&amp;[.E36]&amp;&quot;, &quot;&amp;CHAR(10) &amp;  &quot;  &quot;&quot;white2&quot;&quot;=&gt;&quot;&amp;[.F36]&amp;&quot;, &quot;&amp;CHAR(10) &amp;&quot;  &quot;&quot;white3&quot;&quot;=&gt;&quot;&amp;[.G36]&amp;&quot;, &quot;&amp;CHAR(10) &amp;&quot;  &quot;&quot;blush1&quot;&quot;=&gt;&quot;&amp;[.H36]&amp;&quot;, &quot;&amp;CHAR(10) &amp;&quot;  &quot;&quot;blush2&quot;&quot;=&gt;&quot;&amp;[.I36]&amp;&quot;, &quot;&amp;CHAR(10) &amp;&quot;  &quot;&quot;sparkling&quot;&quot;=&gt;&quot;&amp;[.J36]&amp;&quot;, &quot;&amp;CHAR(10)&amp;&quot;  &quot;&quot;vp&quot;&quot;=&gt;&quot;&amp;[.K36]&amp;&quot;, &quot;&amp;CHAR(10)  &amp;&quot;  &quot;&quot;resid&quot;&quot;=&gt;&quot;&amp;[.L36]&amp;&quot;, &quot;&amp;CHAR(10)&amp;&quot;  &quot;&quot;set&quot;&quot;=&gt;&quot;&amp;[.M36]&amp;&quot;), &quot;&amp;CHAR(10)" office:value-type="string" office:string-value="435=&gt;array( &#10;  &quot;key&quot;=&gt;435, &#10;  &quot;red1&quot;=&gt;0, &#10;   &quot;red2&quot;=&gt;0, &#10;  &quot;red3&quot;=&gt;0, &#10;  &quot;white1&quot;=&gt;3, &#10;  &quot;white2&quot;=&gt;0, &#10;  &quot;white3&quot;=&gt;0, &#10;  &quot;blush1&quot;=&gt;0, &#10;  &quot;blush2&quot;=&gt;0, &#10;  &quot;sparkling&quot;=&gt;8, &#10;  &quot;vp&quot;=&gt;6, &#10;  &quot;resid&quot;=&gt;2, &#10;  &quot;set&quot;=&gt;0), &#10;" calcext:value-type="string">
            <text:p>435=&gt;array( </text:p>
            <text:p>  "key"=&gt;435, </text:p>
            <text:p>  "red1"=&gt;0, </text:p>
            <text:p>   "red2"=&gt;0, </text:p>
            <text:p>  "red3"=&gt;0, </text:p>
            <text:p>  "white1"=&gt;3, </text:p>
            <text:p>  "white2"=&gt;0, </text:p>
            <text:p>  "white3"=&gt;0, </text:p>
            <text:p>  "blush1"=&gt;0, </text:p>
            <text:p>  "blush2"=&gt;0, </text:p>
            <text:p>  "sparkling"=&gt;8, </text:p>
            <text:p>  "vp"=&gt;6, </text:p>
            <text:p>  "resid"=&gt;2, </text:p>
            <text:p>  "set"=&gt;0), </text:p>
            <text:p/>
          </table:table-cell>
          <table:table-cell table:style-name="Default" table:formula="of:=MOD( [.A36]-[.$A$2];10)" office:value-type="float" office:value="4" calcext:value-type="float">
            <text:p>4</text:p>
          </table:table-cell>
          <table:table-cell table:formula="of:=INT(([.A36]-[.$A$2])/10)" office:value-type="float" office:value="3" calcext:value-type="float">
            <text:p>3</text:p>
          </table:table-cell>
          <table:table-cell table:formula="of:=&quot;.card.card_&quot;&amp;[.$A36]&amp;&quot; {  background-position: -&quot;&amp;[.O36]*192&amp;&quot;px -&quot;&amp;([.P36])*[.Q$1]&amp;&quot;px ; }&quot;" office:value-type="string" office:string-value=".card.card_435 {  background-position: -768px -882px ; }" calcext:value-type="string">
            <text:p>.card.card_435 { <text:s/>background-position: -768px -882px ; }</text:p>
          </table:table-cell>
          <table:table-cell table:formula="of:=&quot;.card.small.card_&quot;&amp;[.$A36]&amp;&quot; {  background-position: -&quot;&amp;[.O36]*96&amp;&quot;px -&quot;&amp;([.P36])*[.R$1]&amp;&quot;px ; }&quot;" office:value-type="string" office:string-value=".card.small.card_435 {  background-position: -384px -441px ; }" calcext:value-type="string">
            <text:p>.card.small.card_435 { <text:s/>background-position: -384px -441px ; }</text:p>
          </table:table-cell>
          <table:table-cell table:formula="of:=IF([.B36]&lt;[.C36];&quot;ko&quot;;&quot;&quot;)">
            <text:p/>
          </table:table-cell>
          <table:table-cell table:formula="of:=IF([.C36]&lt;[.D36];&quot;ko&quot;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436" calcext:value-type="float">
            <text:p>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&quot; &amp; [.A37] &amp; &quot;=&gt;array( &quot;&amp;CHAR(10)&amp; &quot;  &quot;&quot;key&quot;&quot;=&gt;&quot;&amp;[.A37]&amp;&quot;, &quot;&amp;CHAR(10)&amp; &quot;  &quot;&quot;red1&quot;&quot;=&gt;&quot;&amp;[.B37]&amp;&quot;, &quot;&amp;CHAR(10)&amp;  &quot;   &quot;&quot;red2&quot;&quot;=&gt;&quot;&amp;[.C37]&amp;&quot;, &quot;&amp;CHAR(10)&amp; &quot;  &quot;&quot;red3&quot;&quot;=&gt;&quot;&amp;[.D37]&amp;&quot;, &quot;&amp;CHAR(10) &amp;  &quot;  &quot;&quot;white1&quot;&quot;=&gt;&quot;&amp;[.E37]&amp;&quot;, &quot;&amp;CHAR(10) &amp;  &quot;  &quot;&quot;white2&quot;&quot;=&gt;&quot;&amp;[.F37]&amp;&quot;, &quot;&amp;CHAR(10) &amp;&quot;  &quot;&quot;white3&quot;&quot;=&gt;&quot;&amp;[.G37]&amp;&quot;, &quot;&amp;CHAR(10) &amp;&quot;  &quot;&quot;blush1&quot;&quot;=&gt;&quot;&amp;[.H37]&amp;&quot;, &quot;&amp;CHAR(10) &amp;&quot;  &quot;&quot;blush2&quot;&quot;=&gt;&quot;&amp;[.I37]&amp;&quot;, &quot;&amp;CHAR(10) &amp;&quot;  &quot;&quot;sparkling&quot;&quot;=&gt;&quot;&amp;[.J37]&amp;&quot;, &quot;&amp;CHAR(10)&amp;&quot;  &quot;&quot;vp&quot;&quot;=&gt;&quot;&amp;[.K37]&amp;&quot;, &quot;&amp;CHAR(10)  &amp;&quot;  &quot;&quot;resid&quot;&quot;=&gt;&quot;&amp;[.L37]&amp;&quot;, &quot;&amp;CHAR(10)&amp;&quot;  &quot;&quot;set&quot;&quot;=&gt;&quot;&amp;[.M37]&amp;&quot;), &quot;&amp;CHAR(10)" office:value-type="string" office:string-value="436=&gt;array( &#10;  &quot;key&quot;=&gt;436, &#10;  &quot;red1&quot;=&gt;0, &#10;   &quot;red2&quot;=&gt;0, &#10;  &quot;red3&quot;=&gt;0, &#10;  &quot;white1&quot;=&gt;2, &#10;  &quot;white2&quot;=&gt;0, &#10;  &quot;white3&quot;=&gt;0, &#10;  &quot;blush1&quot;=&gt;0, &#10;  &quot;blush2&quot;=&gt;0, &#10;  &quot;sparkling&quot;=&gt;8, &#10;  &quot;vp&quot;=&gt;6, &#10;  &quot;resid&quot;=&gt;2, &#10;  &quot;set&quot;=&gt;0), &#10;" calcext:value-type="string">
            <text:p>436=&gt;array( </text:p>
            <text:p>  "key"=&gt;436, </text:p>
            <text:p>  "red1"=&gt;0, </text:p>
            <text:p>   "red2"=&gt;0, </text:p>
            <text:p>  "red3"=&gt;0, </text:p>
            <text:p>  "white1"=&gt;2, </text:p>
            <text:p>  "white2"=&gt;0, </text:p>
            <text:p>  "white3"=&gt;0, </text:p>
            <text:p>  "blush1"=&gt;0, </text:p>
            <text:p>  "blush2"=&gt;0, </text:p>
            <text:p>  "sparkling"=&gt;8, </text:p>
            <text:p>  "vp"=&gt;6, </text:p>
            <text:p>  "resid"=&gt;2, </text:p>
            <text:p>  "set"=&gt;0), </text:p>
            <text:p/>
          </table:table-cell>
          <table:table-cell table:style-name="Default" table:formula="of:=MOD( [.A37]-[.$A$2];10)" office:value-type="float" office:value="5" calcext:value-type="float">
            <text:p>5</text:p>
          </table:table-cell>
          <table:table-cell table:formula="of:=INT(([.A37]-[.$A$2])/10)" office:value-type="float" office:value="3" calcext:value-type="float">
            <text:p>3</text:p>
          </table:table-cell>
          <table:table-cell table:formula="of:=&quot;.card.card_&quot;&amp;[.$A37]&amp;&quot; {  background-position: -&quot;&amp;[.O37]*192&amp;&quot;px -&quot;&amp;([.P37])*[.Q$1]&amp;&quot;px ; }&quot;" office:value-type="string" office:string-value=".card.card_436 {  background-position: -960px -882px ; }" calcext:value-type="string">
            <text:p>.card.card_436 { <text:s/>background-position: -960px -882px ; }</text:p>
          </table:table-cell>
          <table:table-cell table:formula="of:=&quot;.card.small.card_&quot;&amp;[.$A37]&amp;&quot; {  background-position: -&quot;&amp;[.O37]*96&amp;&quot;px -&quot;&amp;([.P37])*[.R$1]&amp;&quot;px ; }&quot;" office:value-type="string" office:string-value=".card.small.card_436 {  background-position: -480px -441px ; }" calcext:value-type="string">
            <text:p>.card.small.card_436 { <text:s/>background-position: -480px -441px ; }</text:p>
          </table:table-cell>
          <table:table-cell table:formula="of:=IF([.B37]&lt;[.C37];&quot;ko&quot;;&quot;&quot;)">
            <text:p/>
          </table:table-cell>
          <table:table-cell table:formula="of:=IF([.C37]&lt;[.D37];&quot;ko&quot;;&quot;&quot;)">
            <text:p/>
          </table:table-cell>
          <table:table-cell table:number-columns-repeated="100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urple_(wine_order)'.B1:'purple_(wine_order)'.M1048576">
            <calcext:condition calcext:apply-style-name="Senza nome1" calcext:value="=0" calcext:base-cell-address="'purple_(wine_order)'.B1"/>
          </calcext:conditional-format>
        </calcext:conditional-formats>
      </table:table>
      <table:table table:name="yellow_(summer_visitor)" table:style-name="ta1">
        <office:forms form:automatic-focus="false" form:apply-design-mode="false"/>
        <table:table-column table:style-name="co1" table:default-cell-style-name="ce17"/>
        <table:table-column table:style-name="co24" table:default-cell-style-name="ce17"/>
        <table:table-column table:style-name="co25" table:default-cell-style-name="ce23"/>
        <table:table-column table:style-name="co26" table:visibility="collapse" table:default-cell-style-name="ce23"/>
        <table:table-column table:style-name="co1" table:number-columns-repeated="4" table:default-cell-style-name="ce17"/>
        <table:table-column table:style-name="co27" table:default-cell-style-name="ce17"/>
        <table:table-column table:style-name="co1" table:number-columns-repeated="3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21" table:default-cell-style-name="ce17"/>
        <table:table-column table:style-name="co31" table:default-cell-style-name="ce17"/>
        <table:table-column table:style-name="co32" table:default-cell-style-name="ce17"/>
        <table:table-column table:style-name="co1" table:number-columns-repeated="1005" table:default-cell-style-name="ce17"/>
        <table:table-column table:style-name="co1" table:default-cell-style-name="Default"/>
        <table:table-row table:style-name="ro1">
          <table:table-cell office:value-type="string" calcext:value-type="string">
            <text:p>progr</text:p>
          </table:table-cell>
          <table:table-cell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original_descrip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lose_1vp_todo_all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hoices_total</text:p>
          </table:table-cell>
          <table:table-cell office:value-type="string" calcext:value-type="string">
            <text:p>possibilities</text:p>
          </table:table-cell>
          <table:table-cell office:value-type="string" calcext:value-type="string">
            <text:p>interactive</text:p>
          </table:table-cell>
          <table:table-cell office:value-type="string" calcext:value-type="string">
            <text:p>other players</text:p>
          </table:table-cell>
          <table:table-cell office:value-type="string" calcext:value-type="string">
            <text:p>solo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float" office:value="294" calcext:value-type="float">
            <text:p>29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dev</text:p>
          </table:table-cell>
          <table:table-cell office:value-type="string" calcext:value-type="string">
            <text:p>tested</text:p>
          </table:table-cell>
          <table:table-cell table:number-columns-repeated="1003"/>
        </table:table-row>
        <table:table-row table:style-name="ro7">
          <table:table-cell office:value-type="float" office:value="601" calcext:value-type="float">
            <text:p>601</text:p>
          </table:table-cell>
          <table:table-cell table:style-name="ce21" office:value-type="string" calcext:value-type="string">
            <text:p>Surveyor</text:p>
          </table:table-cell>
          <table:table-cell office:value-type="string" calcext:value-type="string">
            <text:p>Gain ${token_lira2} for each empty field you own OR gain ${token_vp1} for each planted field you own.</text:p>
          </table:table-cell>
          <table:table-cell office:value-type="string" calcext:value-type="string">
            <text:p>Gain 2 Lira for each empty field you own OR gain 1 victory point for each planted field you own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] &amp; &quot;=&gt;array( &quot;&amp;CHAR(10)&amp; &quot;  &quot;&quot;key&quot;&quot;=&gt;&quot;&amp;[.A2]&amp;&quot;, &quot;&amp;CHAR(10)&amp;  &quot;  &quot;&quot;name&quot;&quot;=&gt;clienttranslate(&quot;&quot;&quot;&amp;[.B2]&amp;&quot;&quot;&quot;), &quot;&amp;CHAR(10)&amp;  &quot;  &quot;&quot;description&quot;&quot;=&gt;clienttranslate('&quot;&amp;SUBSTITUTE ([.C2];&quot;'&quot;;&quot;\'&quot;)&amp;&quot;'),&quot;&amp;CHAR(10)&amp; &quot;  &quot;&quot;solo&quot;&quot;=&gt;&quot;&amp;[.L2]&amp;&quot;, &quot;&amp;CHAR(10)&amp;  &quot;  &quot;&quot;set&quot;&quot;=&gt;&quot;&amp;[.E2]&amp;&quot;),&quot;" office:value-type="string" office:string-value="601=&gt;array( &#10;  &quot;key&quot;=&gt;601, &#10;  &quot;name&quot;=&gt;clienttranslate(&quot;Surveyor&quot;), &#10;  &quot;description&quot;=&gt;clienttranslate('Gain ${token_lira2} for each empty field you own OR gain ${token_vp1} for each planted field you own.'),&#10;  &quot;solo&quot;=&gt;1, &#10;  &quot;set&quot;=&gt;0)," calcext:value-type="string">
            <text:p>601=&gt;array( </text:p>
            <text:p>  "key"=&gt;601, </text:p>
            <text:p>  "name"=&gt;clienttranslate("Surveyor"), </text:p>
            <text:p>  "description"=&gt;clienttranslate('Gain ${token_lira2} for each empty field you own OR gain ${token_vp1} for each planted field you own.'),</text:p>
            <text:p>  "solo"=&gt;1, </text:p>
            <text:p>  "set"=&gt;0),</text:p>
          </table:table-cell>
          <table:table-cell table:style-name="Default" table:formula="of:=&quot;  case &quot;&amp;[.A2]&amp;&quot;: //&quot;&amp;[.B2]&amp;CHAR(13)&amp;&quot;  //&quot;&amp;[.C2]&amp;CHAR(13)&amp;&quot;  //&quot;&amp;[.I2]&amp;CHAR(13)&amp;&quot;  //TODO: TBD YELLOW CARD &quot;&amp;[.A2]&amp;&quot; &quot; &amp; [.B2]&amp;CHAR(13)&amp;&quot;  break;&quot;&amp;CHAR(13)&amp;CHAR(13)" office:value-type="string" office:string-value="  case 601: //Surveyor&#13;  //Gain ${token_lira2} for each empty field you own OR gain ${token_vp1} for each planted field you own.&#13;  //**special**&#13;  //TODO: TBD YELLOW CARD 601 Surveyor&#13;  break;&#13;&#13;" calcext:value-type="string">
            <text:p><text:s text:c="2"/>case 601: //Surveyor <text:s/>//Gain ${token_lira2} for each empty field you own OR gain ${token_vp1} for each planted field you own. <text:s/>//**special** <text:s/>//TODO: TBD YELLOW CARD 601 Surveyor <text:s/>break;</text:p>
          </table:table-cell>
          <table:table-cell table:style-name="Default" table:formula="of:=MOD( [.A2]-[.$A$2];10)" office:value-type="float" office:value="0" calcext:value-type="float">
            <text:p>0</text:p>
          </table:table-cell>
          <table:table-cell table:formula="of:=INT(([.A2]-[.$A$2])/10)" office:value-type="float" office:value="0" calcext:value-type="float">
            <text:p>0</text:p>
          </table:table-cell>
          <table:table-cell table:formula="of:=&quot;.card.card_&quot;&amp;[.$A2]&amp;&quot; {  background-position: -&quot;&amp;[.O2]*192&amp;&quot;px -&quot;&amp;([.P2])*[.Q$1]&amp;&quot;px ; }&quot;" office:value-type="string" office:string-value=".card.card_601 {  background-position: -0px -0px ; }" calcext:value-type="string">
            <text:p>.card.card_601 { <text:s/>background-position: -0px -0px ; }</text:p>
          </table:table-cell>
          <table:table-cell table:formula="of:=&quot;.card.small.card_&quot;&amp;[.$A2]&amp;&quot; {  background-position: -&quot;&amp;[.O2]*96&amp;&quot;px -&quot;&amp;([.P2])*[.R$1]&amp;&quot;px ; }&quot;" office:value-type="string" office:string-value=".card.small.card_601 {  background-position: -0px -0px ; }" calcext:value-type="string">
            <text:p>.card.small.card_601 { <text:s/>background-position: -0px -0px ; }</text:p>
          </table:table-cell>
          <table:table-cell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02" calcext:value-type="float">
            <text:p>602</text:p>
          </table:table-cell>
          <table:table-cell table:style-name="ce21" office:value-type="string" calcext:value-type="string">
            <text:p>Broker</text:p>
          </table:table-cell>
          <table:table-cell office:value-type="string" calcext:value-type="string">
            <text:p>Pay ${token_lira9} to gain ${token_vp3} OR lose ${token_vp2} to gain ${token_lira6} </text:p>
          </table:table-cell>
          <table:table-cell office:value-type="string" calcext:value-type="string">
            <text:p>Pay 9 Lira to gain 3 victory points OR lose 2 victory points to gain 6 Li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Lira_9+getVp_3|loseVp_2+getLira_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] &amp; &quot;=&gt;array( &quot;&amp;CHAR(10)&amp; &quot;  &quot;&quot;key&quot;&quot;=&gt;&quot;&amp;[.A3]&amp;&quot;, &quot;&amp;CHAR(10)&amp;  &quot;  &quot;&quot;name&quot;&quot;=&gt;clienttranslate(&quot;&quot;&quot;&amp;[.B3]&amp;&quot;&quot;&quot;), &quot;&amp;CHAR(10)&amp;  &quot;  &quot;&quot;description&quot;&quot;=&gt;clienttranslate('&quot;&amp;SUBSTITUTE ([.C3];&quot;'&quot;;&quot;\'&quot;)&amp;&quot;'),&quot;&amp;CHAR(10)&amp; &quot;  &quot;&quot;solo&quot;&quot;=&gt;&quot;&amp;[.L3]&amp;&quot;, &quot;&amp;CHAR(10)&amp;  &quot;  &quot;&quot;set&quot;&quot;=&gt;&quot;&amp;[.E3]&amp;&quot;),&quot;" office:value-type="string" office:string-value="602=&gt;array( &#10;  &quot;key&quot;=&gt;602, &#10;  &quot;name&quot;=&gt;clienttranslate(&quot;Broker&quot;), &#10;  &quot;description&quot;=&gt;clienttranslate('Pay ${token_lira9} to gain ${token_vp3} OR lose ${token_vp2} to gain ${token_lira6} '),&#10;  &quot;solo&quot;=&gt;1, &#10;  &quot;set&quot;=&gt;0)," calcext:value-type="string">
            <text:p>602=&gt;array( </text:p>
            <text:p>  "key"=&gt;602, </text:p>
            <text:p>  "name"=&gt;clienttranslate("Broker"), </text:p>
            <text:p>  "description"=&gt;clienttranslate('Pay ${token_lira9} to gain ${token_vp3} OR lose ${token_vp2} to gain ${token_lira6} '),</text:p>
            <text:p>  "solo"=&gt;1, </text:p>
            <text:p>  "set"=&gt;0),</text:p>
          </table:table-cell>
          <table:table-cell table:style-name="Default" table:formula="of:=&quot;  case &quot;&amp;[.A3]&amp;&quot;: //&quot;&amp;[.B3]&amp;CHAR(13)&amp;&quot;  //&quot;&amp;[.C3]&amp;CHAR(13)&amp;&quot;  //&quot;&amp;[.I3]&amp;CHAR(13)&amp;&quot;  //TODO: TBD YELLOW CARD &quot;&amp;[.A3]&amp;&quot; &quot; &amp; [.B3]&amp;CHAR(13)&amp;&quot;  break;&quot;&amp;CHAR(13)&amp;CHAR(13)" office:value-type="string" office:string-value="  case 602: //Broker&#13;  //Pay ${token_lira9} to gain ${token_vp3} OR lose ${token_vp2} to gain ${token_lira6} &#13;  //payLira_9+getVp_3|loseVp_2+getLira_6&#13;  //TODO: TBD YELLOW CARD 602 Broker&#13;  break;&#13;&#13;" calcext:value-type="string">
            <text:p><text:s text:c="2"/>case 602: //Broker <text:s/>//Pay ${token_lira9} to gain ${token_vp3} OR lose ${token_vp2} to gain ${token_lira6}  <text:s/>//payLira_9+getVp_3|loseVp_2+getLira_6 <text:s/>//TODO: TBD YELLOW CARD 602 Broker <text:s/>break;</text:p>
          </table:table-cell>
          <table:table-cell table:style-name="Default" table:formula="of:=MOD( [.A3]-[.$A$2];10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&quot;.card.card_&quot;&amp;[.$A3]&amp;&quot; {  background-position: -&quot;&amp;[.O3]*192&amp;&quot;px -&quot;&amp;([.P3])*[.Q$1]&amp;&quot;px ; }&quot;" office:value-type="string" office:string-value=".card.card_602 {  background-position: -192px -147px ; }" calcext:value-type="string">
            <text:p>.card.card_602 { <text:s/>background-position: -192px -147px ; }</text:p>
          </table:table-cell>
          <table:table-cell table:formula="of:=&quot;.card.small.card_&quot;&amp;[.$A3]&amp;&quot; {  background-position: -&quot;&amp;[.O3]*96&amp;&quot;px -&quot;&amp;([.P3])*[.R$1]&amp;&quot;px ; }&quot;" office:value-type="string" office:string-value=".card.small.card_602 {  background-position: -96px -73,5px ; }" calcext:value-type="string">
            <text:p>.card.small.card_602 { <text:s/>background-position: -96px -73,5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03" calcext:value-type="float">
            <text:p>603</text:p>
          </table:table-cell>
          <table:table-cell table:style-name="ce21" office:value-type="string" calcext:value-type="string">
            <text:p>Wine Critic</text:p>
          </table:table-cell>
          <table:table-cell office:value-type="string" calcext:value-type="string">
            <text:p>Draw 2 ${token_blueCardPlus} OR discard 1 ${token_wineAny} of value 7 or more to gain ${token_vp4}</text:p>
          </table:table-cell>
          <table:table-cell office:value-type="string" calcext:value-type="string">
            <text:p>Draw 2 winter visitor cards OR discard 1 wine token of value 7 or more to gain 4 victory poi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BlueCard_2|dicardWineAny_1_7+getVp_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4] &amp; &quot;=&gt;array( &quot;&amp;CHAR(10)&amp; &quot;  &quot;&quot;key&quot;&quot;=&gt;&quot;&amp;[.A4]&amp;&quot;, &quot;&amp;CHAR(10)&amp;  &quot;  &quot;&quot;name&quot;&quot;=&gt;clienttranslate(&quot;&quot;&quot;&amp;[.B4]&amp;&quot;&quot;&quot;), &quot;&amp;CHAR(10)&amp;  &quot;  &quot;&quot;description&quot;&quot;=&gt;clienttranslate('&quot;&amp;SUBSTITUTE ([.C4];&quot;'&quot;;&quot;\'&quot;)&amp;&quot;'),&quot;&amp;CHAR(10)&amp; &quot;  &quot;&quot;solo&quot;&quot;=&gt;&quot;&amp;[.L4]&amp;&quot;, &quot;&amp;CHAR(10)&amp;  &quot;  &quot;&quot;set&quot;&quot;=&gt;&quot;&amp;[.E4]&amp;&quot;),&quot;" office:value-type="string" office:string-value="603=&gt;array( &#10;  &quot;key&quot;=&gt;603, &#10;  &quot;name&quot;=&gt;clienttranslate(&quot;Wine Critic&quot;), &#10;  &quot;description&quot;=&gt;clienttranslate('Draw 2 ${token_blueCardPlus} OR discard 1 ${token_wineAny} of value 7 or more to gain ${token_vp4}'),&#10;  &quot;solo&quot;=&gt;1, &#10;  &quot;set&quot;=&gt;0)," calcext:value-type="string">
            <text:p>603=&gt;array( </text:p>
            <text:p>  "key"=&gt;603, </text:p>
            <text:p>  "name"=&gt;clienttranslate("Wine Critic"), </text:p>
            <text:p>  "description"=&gt;clienttranslate('Draw 2 ${token_blueCardPlus} OR discard 1 ${token_wineAny} of value 7 or more to gain ${token_vp4}'),</text:p>
            <text:p>  "solo"=&gt;1, </text:p>
            <text:p>  "set"=&gt;0),</text:p>
          </table:table-cell>
          <table:table-cell table:style-name="Default" table:formula="of:=&quot;  case &quot;&amp;[.A4]&amp;&quot;: //&quot;&amp;[.B4]&amp;CHAR(13)&amp;&quot;  //&quot;&amp;[.C4]&amp;CHAR(13)&amp;&quot;  //&quot;&amp;[.I4]&amp;CHAR(13)&amp;&quot;  //TODO: TBD YELLOW CARD &quot;&amp;[.A4]&amp;&quot; &quot; &amp; [.B4]&amp;CHAR(13)&amp;&quot;  break;&quot;&amp;CHAR(13)&amp;CHAR(13)" office:value-type="string" office:string-value="  case 603: //Wine Critic&#13;  //Draw 2 ${token_blueCardPlus} OR discard 1 ${token_wineAny} of value 7 or more to gain ${token_vp4}&#13;  //drawBlueCard_2|dicardWineAny_1_7+getVp_4&#13;  //TODO: TBD YELLOW CARD 603 Wine Critic&#13;  break;&#13;&#13;" calcext:value-type="string">
            <text:p><text:s text:c="2"/>case 603: //Wine Critic <text:s/>//Draw 2 ${token_blueCardPlus} OR discard 1 ${token_wineAny} of value 7 or more to gain ${token_vp4} <text:s/>//drawBlueCard_2|dicardWineAny_1_7+getVp_4 <text:s/>//TODO: TBD YELLOW CARD 603 Wine Critic <text:s/>break;</text:p>
          </table:table-cell>
          <table:table-cell table:style-name="Default" table:formula="of:=MOD( [.A4]-[.$A$2];10)" office:value-type="float" office:value="2" calcext:value-type="float">
            <text:p>2</text:p>
          </table:table-cell>
          <table:table-cell table:formula="of:=INT(([.A4]-[.$A$2])/10)" office:value-type="float" office:value="0" calcext:value-type="float">
            <text:p>0</text:p>
          </table:table-cell>
          <table:table-cell table:formula="of:=&quot;.card.card_&quot;&amp;[.$A4]&amp;&quot; {  background-position: -&quot;&amp;[.O4]*192&amp;&quot;px -&quot;&amp;([.P4])*[.Q$1]&amp;&quot;px ; }&quot;" office:value-type="string" office:string-value=".card.card_603 {  background-position: -384px -0px ; }" calcext:value-type="string">
            <text:p>.card.card_603 { <text:s/>background-position: -384px -0px ; }</text:p>
          </table:table-cell>
          <table:table-cell table:formula="of:=&quot;.card.small.card_&quot;&amp;[.$A4]&amp;&quot; {  background-position: -&quot;&amp;[.O4]*96&amp;&quot;px -&quot;&amp;([.P4])*[.R$1]&amp;&quot;px ; }&quot;" office:value-type="string" office:string-value=".card.small.card_603 {  background-position: -192px -0px ; }" calcext:value-type="string">
            <text:p>.card.small.card_603 { <text:s/>background-position: -192px -0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04" calcext:value-type="float">
            <text:p>604</text:p>
          </table:table-cell>
          <table:table-cell table:style-name="ce21" office:value-type="string" calcext:value-type="string">
            <text:p>Blacksmith</text:p>
          </table:table-cell>
          <table:table-cell office:value-type="string" calcext:value-type="string">
            <text:p>Build a structure at a ${token_lira2} discount. If it is a ${token_lira5} or ${token_lira6} structure, also gain ${token_vp1}.</text:p>
          </table:table-cell>
          <table:table-cell office:value-type="string" calcext:value-type="string">
            <text:p>Build a structure at a 2 Lira discount. If it is a 5 Lira or 6 Lira structure, also gain 1 victory point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ildStructure_1_2_ifgreat5_1v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5] &amp; &quot;=&gt;array( &quot;&amp;CHAR(10)&amp; &quot;  &quot;&quot;key&quot;&quot;=&gt;&quot;&amp;[.A5]&amp;&quot;, &quot;&amp;CHAR(10)&amp;  &quot;  &quot;&quot;name&quot;&quot;=&gt;clienttranslate(&quot;&quot;&quot;&amp;[.B5]&amp;&quot;&quot;&quot;), &quot;&amp;CHAR(10)&amp;  &quot;  &quot;&quot;description&quot;&quot;=&gt;clienttranslate('&quot;&amp;SUBSTITUTE ([.C5];&quot;'&quot;;&quot;\'&quot;)&amp;&quot;'),&quot;&amp;CHAR(10)&amp; &quot;  &quot;&quot;solo&quot;&quot;=&gt;&quot;&amp;[.L5]&amp;&quot;, &quot;&amp;CHAR(10)&amp;  &quot;  &quot;&quot;set&quot;&quot;=&gt;&quot;&amp;[.E5]&amp;&quot;),&quot;" office:value-type="string" office:string-value="604=&gt;array( &#10;  &quot;key&quot;=&gt;604, &#10;  &quot;name&quot;=&gt;clienttranslate(&quot;Blacksmith&quot;), &#10;  &quot;description&quot;=&gt;clienttranslate('Build a structure at a ${token_lira2} discount. If it is a ${token_lira5} or ${token_lira6} structure, also gain ${token_vp1}.'),&#10;  &quot;solo&quot;=&gt;1, &#10;  &quot;set&quot;=&gt;0)," calcext:value-type="string">
            <text:p>604=&gt;array( </text:p>
            <text:p>  "key"=&gt;604, </text:p>
            <text:p>  "name"=&gt;clienttranslate("Blacksmith"), </text:p>
            <text:p>  "description"=&gt;clienttranslate('Build a structure at a ${token_lira2} discount. If it is a ${token_lira5} or ${token_lira6} structure, also gain ${token_vp1}.'),</text:p>
            <text:p>  "solo"=&gt;1, </text:p>
            <text:p>  "set"=&gt;0),</text:p>
          </table:table-cell>
          <table:table-cell table:style-name="Default" table:formula="of:=&quot;  case &quot;&amp;[.A5]&amp;&quot;: //&quot;&amp;[.B5]&amp;CHAR(13)&amp;&quot;  //&quot;&amp;[.C5]&amp;CHAR(13)&amp;&quot;  //&quot;&amp;[.I5]&amp;CHAR(13)&amp;&quot;  //TODO: TBD YELLOW CARD &quot;&amp;[.A5]&amp;&quot; &quot; &amp; [.B5]&amp;CHAR(13)&amp;&quot;  break;&quot;&amp;CHAR(13)&amp;CHAR(13)" office:value-type="string" office:string-value="  case 604: //Blacksmith&#13;  //Build a structure at a ${token_lira2} discount. If it is a ${token_lira5} or ${token_lira6} structure, also gain ${token_vp1}.&#13;  //buildStructure_1_2_ifgreat5_1vp&#13;  //TODO: TBD YELLOW CARD 604 Blacksmith&#13;  break;&#13;&#13;" calcext:value-type="string">
            <text:p><text:s text:c="2"/>case 604: //Blacksmith <text:s/>//Build a structure at a ${token_lira2} discount. If it is a ${token_lira5} or ${token_lira6} structure, also gain ${token_vp1}. <text:s/>//buildStructure_1_2_ifgreat5_1vp <text:s/>//TODO: TBD YELLOW CARD 604 Blacksmith <text:s/>break;</text:p>
          </table:table-cell>
          <table:table-cell table:style-name="Default" table:formula="of:=MOD( [.A5]-[.$A$2];10)" office:value-type="float" office:value="3" calcext:value-type="float">
            <text:p>3</text:p>
          </table:table-cell>
          <table:table-cell table:formula="of:=INT(([.A5]-[.$A$2])/10)" office:value-type="float" office:value="0" calcext:value-type="float">
            <text:p>0</text:p>
          </table:table-cell>
          <table:table-cell table:formula="of:=&quot;.card.card_&quot;&amp;[.$A5]&amp;&quot; {  background-position: -&quot;&amp;[.O5]*192&amp;&quot;px -&quot;&amp;([.P5])*[.Q$1]&amp;&quot;px ; }&quot;" office:value-type="string" office:string-value=".card.card_604 {  background-position: -576px -0px ; }" calcext:value-type="string">
            <text:p>.card.card_604 { <text:s/>background-position: -576px -0px ; }</text:p>
          </table:table-cell>
          <table:table-cell table:formula="of:=&quot;.card.small.card_&quot;&amp;[.$A5]&amp;&quot; {  background-position: -&quot;&amp;[.O5]*96&amp;&quot;px -&quot;&amp;([.P5])*[.R$1]&amp;&quot;px ; }&quot;" office:value-type="string" office:string-value=".card.small.card_604 {  background-position: -288px -0px ; }" calcext:value-type="string">
            <text:p>.card.small.card_604 { <text:s/>background-position: -288px -0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05" calcext:value-type="float">
            <text:p>605</text:p>
          </table:table-cell>
          <table:table-cell table:style-name="ce21" office:value-type="string" calcext:value-type="string">
            <text:p>Contractor</text:p>
          </table:table-cell>
          <table:table-cell office:value-type="string" calcext:value-type="string">
            <text:p>Choose 2: Gain ${token_vp1}, build 1 structure, or plant 1 ${token_greenCard}.</text:p>
          </table:table-cell>
          <table:table-cell office:value-type="string" calcext:value-type="string">
            <text:p>Choose 2: Gain 1 victory point, build 1 structure, or plant 1 vine card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Vp1|buildStructure_1|plant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6] &amp; &quot;=&gt;array( &quot;&amp;CHAR(10)&amp; &quot;  &quot;&quot;key&quot;&quot;=&gt;&quot;&amp;[.A6]&amp;&quot;, &quot;&amp;CHAR(10)&amp;  &quot;  &quot;&quot;name&quot;&quot;=&gt;clienttranslate(&quot;&quot;&quot;&amp;[.B6]&amp;&quot;&quot;&quot;), &quot;&amp;CHAR(10)&amp;  &quot;  &quot;&quot;description&quot;&quot;=&gt;clienttranslate('&quot;&amp;SUBSTITUTE ([.C6];&quot;'&quot;;&quot;\'&quot;)&amp;&quot;'),&quot;&amp;CHAR(10)&amp; &quot;  &quot;&quot;solo&quot;&quot;=&gt;&quot;&amp;[.L6]&amp;&quot;, &quot;&amp;CHAR(10)&amp;  &quot;  &quot;&quot;set&quot;&quot;=&gt;&quot;&amp;[.E6]&amp;&quot;),&quot;" office:value-type="string" office:string-value="605=&gt;array( &#10;  &quot;key&quot;=&gt;605, &#10;  &quot;name&quot;=&gt;clienttranslate(&quot;Contractor&quot;), &#10;  &quot;description&quot;=&gt;clienttranslate('Choose 2: Gain ${token_vp1}, build 1 structure, or plant 1 ${token_greenCard}.'),&#10;  &quot;solo&quot;=&gt;1, &#10;  &quot;set&quot;=&gt;0)," calcext:value-type="string">
            <text:p>605=&gt;array( </text:p>
            <text:p>  "key"=&gt;605, </text:p>
            <text:p>  "name"=&gt;clienttranslate("Contractor"), </text:p>
            <text:p>  "description"=&gt;clienttranslate('Choose 2: Gain ${token_vp1}, build 1 structure, or plant 1 ${token_greenCard}.'),</text:p>
            <text:p>  "solo"=&gt;1, </text:p>
            <text:p>  "set"=&gt;0),</text:p>
          </table:table-cell>
          <table:table-cell table:style-name="Default" table:formula="of:=&quot;  case &quot;&amp;[.A6]&amp;&quot;: //&quot;&amp;[.B6]&amp;CHAR(13)&amp;&quot;  //&quot;&amp;[.C6]&amp;CHAR(13)&amp;&quot;  //&quot;&amp;[.I6]&amp;CHAR(13)&amp;&quot;  //TODO: TBD YELLOW CARD &quot;&amp;[.A6]&amp;&quot; &quot; &amp; [.B6]&amp;CHAR(13)&amp;&quot;  break;&quot;&amp;CHAR(13)&amp;CHAR(13)" office:value-type="string" office:string-value="  case 605: //Contractor&#13;  //Choose 2: Gain ${token_vp1}, build 1 structure, or plant 1 ${token_greenCard}.&#13;  //getVp1|buildStructure_1|plant_1&#13;  //TODO: TBD YELLOW CARD 605 Contractor&#13;  break;&#13;&#13;" calcext:value-type="string">
            <text:p><text:s text:c="2"/>case 605: //Contractor <text:s/>//Choose 2: Gain ${token_vp1}, build 1 structure, or plant 1 ${token_greenCard}. <text:s/>//getVp1|buildStructure_1|plant_1 <text:s/>//TODO: TBD YELLOW CARD 605 Contractor <text:s/>break;</text:p>
          </table:table-cell>
          <table:table-cell table:style-name="Default" table:formula="of:=MOD( [.A6]-[.$A$2];10)" office:value-type="float" office:value="4" calcext:value-type="float">
            <text:p>4</text:p>
          </table:table-cell>
          <table:table-cell table:formula="of:=INT(([.A6]-[.$A$2])/10)" office:value-type="float" office:value="0" calcext:value-type="float">
            <text:p>0</text:p>
          </table:table-cell>
          <table:table-cell table:formula="of:=&quot;.card.card_&quot;&amp;[.$A6]&amp;&quot; {  background-position: -&quot;&amp;[.O6]*192&amp;&quot;px -&quot;&amp;([.P6])*[.Q$1]&amp;&quot;px ; }&quot;" office:value-type="string" office:string-value=".card.card_605 {  background-position: -768px -0px ; }" calcext:value-type="string">
            <text:p>.card.card_605 { <text:s/>background-position: -768px -0px ; }</text:p>
          </table:table-cell>
          <table:table-cell table:formula="of:=&quot;.card.small.card_&quot;&amp;[.$A6]&amp;&quot; {  background-position: -&quot;&amp;[.O6]*96&amp;&quot;px -&quot;&amp;([.P6])*[.R$1]&amp;&quot;px ; }&quot;" office:value-type="string" office:string-value=".card.small.card_605 {  background-position: -384px -0px ; }" calcext:value-type="string">
            <text:p>.card.small.card_605 { <text:s/>background-position: -384px -0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06" calcext:value-type="float">
            <text:p>606</text:p>
          </table:table-cell>
          <table:table-cell table:style-name="ce21" office:value-type="string" calcext:value-type="string">
            <text:p>Tour Guide</text:p>
          </table:table-cell>
          <table:table-cell office:value-type="string" calcext:value-type="string">
            <text:p>Gain ${token_lira4} OR harvest 1 field.</text:p>
          </table:table-cell>
          <table:table-cell office:value-type="string" calcext:value-type="string">
            <text:p>Gain 4 Lira OR harvest 1 field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Lira_4|harvestField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7] &amp; &quot;=&gt;array( &quot;&amp;CHAR(10)&amp; &quot;  &quot;&quot;key&quot;&quot;=&gt;&quot;&amp;[.A7]&amp;&quot;, &quot;&amp;CHAR(10)&amp;  &quot;  &quot;&quot;name&quot;&quot;=&gt;clienttranslate(&quot;&quot;&quot;&amp;[.B7]&amp;&quot;&quot;&quot;), &quot;&amp;CHAR(10)&amp;  &quot;  &quot;&quot;description&quot;&quot;=&gt;clienttranslate('&quot;&amp;SUBSTITUTE ([.C7];&quot;'&quot;;&quot;\'&quot;)&amp;&quot;'),&quot;&amp;CHAR(10)&amp; &quot;  &quot;&quot;solo&quot;&quot;=&gt;&quot;&amp;[.L7]&amp;&quot;, &quot;&amp;CHAR(10)&amp;  &quot;  &quot;&quot;set&quot;&quot;=&gt;&quot;&amp;[.E7]&amp;&quot;),&quot;" office:value-type="string" office:string-value="606=&gt;array( &#10;  &quot;key&quot;=&gt;606, &#10;  &quot;name&quot;=&gt;clienttranslate(&quot;Tour Guide&quot;), &#10;  &quot;description&quot;=&gt;clienttranslate('Gain ${token_lira4} OR harvest 1 field.'),&#10;  &quot;solo&quot;=&gt;1, &#10;  &quot;set&quot;=&gt;0)," calcext:value-type="string">
            <text:p>606=&gt;array( </text:p>
            <text:p>  "key"=&gt;606, </text:p>
            <text:p>  "name"=&gt;clienttranslate("Tour Guide"), </text:p>
            <text:p>  "description"=&gt;clienttranslate('Gain ${token_lira4} OR harvest 1 field.'),</text:p>
            <text:p>  "solo"=&gt;1, </text:p>
            <text:p>  "set"=&gt;0),</text:p>
          </table:table-cell>
          <table:table-cell table:style-name="Default" table:formula="of:=&quot;  case &quot;&amp;[.A7]&amp;&quot;: //&quot;&amp;[.B7]&amp;CHAR(13)&amp;&quot;  //&quot;&amp;[.C7]&amp;CHAR(13)&amp;&quot;  //&quot;&amp;[.I7]&amp;CHAR(13)&amp;&quot;  //TODO: TBD YELLOW CARD &quot;&amp;[.A7]&amp;&quot; &quot; &amp; [.B7]&amp;CHAR(13)&amp;&quot;  break;&quot;&amp;CHAR(13)&amp;CHAR(13)" office:value-type="string" office:string-value="  case 606: //Tour Guide&#13;  //Gain ${token_lira4} OR harvest 1 field.&#13;  //getLira_4|harvestField_1&#13;  //TODO: TBD YELLOW CARD 606 Tour Guide&#13;  break;&#13;&#13;" calcext:value-type="string">
            <text:p><text:s text:c="2"/>case 606: //Tour Guide <text:s/>//Gain ${token_lira4} OR harvest 1 field. <text:s/>//getLira_4|harvestField_1 <text:s/>//TODO: TBD YELLOW CARD 606 Tour Guide <text:s/>break;</text:p>
          </table:table-cell>
          <table:table-cell table:style-name="Default" table:formula="of:=MOD( [.A7]-[.$A$2];10)" office:value-type="float" office:value="5" calcext:value-type="float">
            <text:p>5</text:p>
          </table:table-cell>
          <table:table-cell table:formula="of:=INT(([.A7]-[.$A$2])/10)" office:value-type="float" office:value="0" calcext:value-type="float">
            <text:p>0</text:p>
          </table:table-cell>
          <table:table-cell table:formula="of:=&quot;.card.card_&quot;&amp;[.$A7]&amp;&quot; {  background-position: -&quot;&amp;[.O7]*192&amp;&quot;px -&quot;&amp;([.P7])*[.Q$1]&amp;&quot;px ; }&quot;" office:value-type="string" office:string-value=".card.card_606 {  background-position: -960px -0px ; }" calcext:value-type="string">
            <text:p>.card.card_606 { <text:s/>background-position: -960px -0px ; }</text:p>
          </table:table-cell>
          <table:table-cell table:formula="of:=&quot;.card.small.card_&quot;&amp;[.$A7]&amp;&quot; {  background-position: -&quot;&amp;[.O7]*96&amp;&quot;px -&quot;&amp;([.P7])*[.R$1]&amp;&quot;px ; }&quot;" office:value-type="string" office:string-value=".card.small.card_606 {  background-position: -480px -0px ; }" calcext:value-type="string">
            <text:p>.card.small.card_606 { <text:s/>background-position: -480px -0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07" calcext:value-type="float">
            <text:p>607</text:p>
          </table:table-cell>
          <table:table-cell table:style-name="ce21" office:value-type="string" calcext:value-type="string">
            <text:p>Novice Guide</text:p>
          </table:table-cell>
          <table:table-cell office:value-type="string" calcext:value-type="string">
            <text:p>Gain ${token_lira3} OR make up to 2 ${token_wineAny}</text:p>
          </table:table-cell>
          <table:table-cell office:value-type="string" calcext:value-type="string">
            <text:p>Gain 3 Lira OR make up to 2 wine toke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Lira_3|makeWine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8] &amp; &quot;=&gt;array( &quot;&amp;CHAR(10)&amp; &quot;  &quot;&quot;key&quot;&quot;=&gt;&quot;&amp;[.A8]&amp;&quot;, &quot;&amp;CHAR(10)&amp;  &quot;  &quot;&quot;name&quot;&quot;=&gt;clienttranslate(&quot;&quot;&quot;&amp;[.B8]&amp;&quot;&quot;&quot;), &quot;&amp;CHAR(10)&amp;  &quot;  &quot;&quot;description&quot;&quot;=&gt;clienttranslate('&quot;&amp;SUBSTITUTE ([.C8];&quot;'&quot;;&quot;\'&quot;)&amp;&quot;'),&quot;&amp;CHAR(10)&amp; &quot;  &quot;&quot;solo&quot;&quot;=&gt;&quot;&amp;[.L8]&amp;&quot;, &quot;&amp;CHAR(10)&amp;  &quot;  &quot;&quot;set&quot;&quot;=&gt;&quot;&amp;[.E8]&amp;&quot;),&quot;" office:value-type="string" office:string-value="607=&gt;array( &#10;  &quot;key&quot;=&gt;607, &#10;  &quot;name&quot;=&gt;clienttranslate(&quot;Novice Guide&quot;), &#10;  &quot;description&quot;=&gt;clienttranslate('Gain ${token_lira3} OR make up to 2 ${token_wineAny}'),&#10;  &quot;solo&quot;=&gt;1, &#10;  &quot;set&quot;=&gt;0)," calcext:value-type="string">
            <text:p>607=&gt;array( </text:p>
            <text:p>  "key"=&gt;607, </text:p>
            <text:p>  "name"=&gt;clienttranslate("Novice Guide"), </text:p>
            <text:p>  "description"=&gt;clienttranslate('Gain ${token_lira3} OR make up to 2 ${token_wineAny}'),</text:p>
            <text:p>  "solo"=&gt;1, </text:p>
            <text:p>  "set"=&gt;0),</text:p>
          </table:table-cell>
          <table:table-cell table:style-name="Default" table:formula="of:=&quot;  case &quot;&amp;[.A8]&amp;&quot;: //&quot;&amp;[.B8]&amp;CHAR(13)&amp;&quot;  //&quot;&amp;[.C8]&amp;CHAR(13)&amp;&quot;  //&quot;&amp;[.I8]&amp;CHAR(13)&amp;&quot;  //TODO: TBD YELLOW CARD &quot;&amp;[.A8]&amp;&quot; &quot; &amp; [.B8]&amp;CHAR(13)&amp;&quot;  break;&quot;&amp;CHAR(13)&amp;CHAR(13)" office:value-type="string" office:string-value="  case 607: //Novice Guide&#13;  //Gain ${token_lira3} OR make up to 2 ${token_wineAny}&#13;  //getLira_3|makeWine_2&#13;  //TODO: TBD YELLOW CARD 607 Novice Guide&#13;  break;&#13;&#13;" calcext:value-type="string">
            <text:p><text:s text:c="2"/>case 607: //Novice Guide <text:s/>//Gain ${token_lira3} OR make up to 2 ${token_wineAny} <text:s/>//getLira_3|makeWine_2 <text:s/>//TODO: TBD YELLOW CARD 607 Novice Guide <text:s/>break;</text:p>
          </table:table-cell>
          <table:table-cell table:style-name="Default" table:formula="of:=MOD( [.A8]-[.$A$2];10)" office:value-type="float" office:value="6" calcext:value-type="float">
            <text:p>6</text:p>
          </table:table-cell>
          <table:table-cell table:formula="of:=INT(([.A8]-[.$A$2])/10)" office:value-type="float" office:value="0" calcext:value-type="float">
            <text:p>0</text:p>
          </table:table-cell>
          <table:table-cell table:formula="of:=&quot;.card.card_&quot;&amp;[.$A8]&amp;&quot; {  background-position: -&quot;&amp;[.O8]*192&amp;&quot;px -&quot;&amp;([.P8])*[.Q$1]&amp;&quot;px ; }&quot;" office:value-type="string" office:string-value=".card.card_607 {  background-position: -1152px -0px ; }" calcext:value-type="string">
            <text:p>.card.card_607 { <text:s/>background-position: -1152px -0px ; }</text:p>
          </table:table-cell>
          <table:table-cell table:formula="of:=&quot;.card.small.card_&quot;&amp;[.$A8]&amp;&quot; {  background-position: -&quot;&amp;[.O8]*96&amp;&quot;px -&quot;&amp;([.P8])*[.R$1]&amp;&quot;px ; }&quot;" office:value-type="string" office:string-value=".card.small.card_607 {  background-position: -576px -0px ; }" calcext:value-type="string">
            <text:p>.card.small.card_607 { <text:s/>background-position: -576px -0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08" calcext:value-type="float">
            <text:p>608</text:p>
          </table:table-cell>
          <table:table-cell table:style-name="ce21" office:value-type="string" calcext:value-type="string">
            <text:p>Uncertified Broker </text:p>
          </table:table-cell>
          <table:table-cell office:value-type="string" calcext:value-type="string">
            <text:p><text:span text:style-name="T1">Lose ${token_vp3}</text:span>  to gain ${token_lira9} OR pay ${token_lira6} to gain ${token_vp2}.</text:p>
          </table:table-cell>
          <table:table-cell office:value-type="string" calcext:value-type="string">
            <text:p>3 victory points to gain 9 Lira OR pay 6 Lira to gain 2 victory point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eVp_3+getLira_9|payLira_6+getVp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9] &amp; &quot;=&gt;array( &quot;&amp;CHAR(10)&amp; &quot;  &quot;&quot;key&quot;&quot;=&gt;&quot;&amp;[.A9]&amp;&quot;, &quot;&amp;CHAR(10)&amp;  &quot;  &quot;&quot;name&quot;&quot;=&gt;clienttranslate(&quot;&quot;&quot;&amp;[.B9]&amp;&quot;&quot;&quot;), &quot;&amp;CHAR(10)&amp;  &quot;  &quot;&quot;description&quot;&quot;=&gt;clienttranslate('&quot;&amp;SUBSTITUTE ([.C9];&quot;'&quot;;&quot;\'&quot;)&amp;&quot;'),&quot;&amp;CHAR(10)&amp; &quot;  &quot;&quot;solo&quot;&quot;=&gt;&quot;&amp;[.L9]&amp;&quot;, &quot;&amp;CHAR(10)&amp;  &quot;  &quot;&quot;set&quot;&quot;=&gt;&quot;&amp;[.E9]&amp;&quot;),&quot;" office:value-type="string" office:string-value="608=&gt;array( &#10;  &quot;key&quot;=&gt;608, &#10;  &quot;name&quot;=&gt;clienttranslate(&quot;Uncertified Broker &quot;), &#10;  &quot;description&quot;=&gt;clienttranslate('Lose ${token_vp3}  to gain ${token_lira9} OR pay ${token_lira6} to gain ${token_vp2}.'),&#10;  &quot;solo&quot;=&gt;1, &#10;  &quot;set&quot;=&gt;0)," calcext:value-type="string">
            <text:p>608=&gt;array( </text:p>
            <text:p>  "key"=&gt;608, </text:p>
            <text:p>  "name"=&gt;clienttranslate("Uncertified Broker "), </text:p>
            <text:p>  "description"=&gt;clienttranslate('Lose ${token_vp3}  to gain ${token_lira9} OR pay ${token_lira6} to gain ${token_vp2}.'),</text:p>
            <text:p>  "solo"=&gt;1, </text:p>
            <text:p>  "set"=&gt;0),</text:p>
          </table:table-cell>
          <table:table-cell table:style-name="Default" table:formula="of:=&quot;  case &quot;&amp;[.A9]&amp;&quot;: //&quot;&amp;[.B9]&amp;CHAR(13)&amp;&quot;  //&quot;&amp;[.C9]&amp;CHAR(13)&amp;&quot;  //&quot;&amp;[.I9]&amp;CHAR(13)&amp;&quot;  //TODO: TBD YELLOW CARD &quot;&amp;[.A9]&amp;&quot; &quot; &amp; [.B9]&amp;CHAR(13)&amp;&quot;  break;&quot;&amp;CHAR(13)&amp;CHAR(13)" office:value-type="string" office:string-value="  case 608: //Uncertified Broker &#13;  //Lose ${token_vp3}  to gain ${token_lira9} OR pay ${token_lira6} to gain ${token_vp2}.&#13;  //loseVp_3+getLira_9|payLira_6+getVp_2&#13;  //TODO: TBD YELLOW CARD 608 Uncertified Broker &#13;  break;&#13;&#13;" calcext:value-type="string">
            <text:p><text:s text:c="2"/>case 608: //Uncertified Broker  <text:s/>//Lose ${token_vp3} <text:s/>to gain ${token_lira9} OR pay ${token_lira6} to gain ${token_vp2}. <text:s/>//loseVp_3+getLira_9|payLira_6+getVp_2 <text:s/>//TODO: TBD YELLOW CARD 608 Uncertified Broker  <text:s/>break;</text:p>
          </table:table-cell>
          <table:table-cell table:style-name="Default" table:formula="of:=MOD( [.A9]-[.$A$2];10)" office:value-type="float" office:value="7" calcext:value-type="float">
            <text:p>7</text:p>
          </table:table-cell>
          <table:table-cell table:formula="of:=INT(([.A9]-[.$A$2])/10)" office:value-type="float" office:value="0" calcext:value-type="float">
            <text:p>0</text:p>
          </table:table-cell>
          <table:table-cell table:formula="of:=&quot;.card.card_&quot;&amp;[.$A9]&amp;&quot; {  background-position: -&quot;&amp;[.O9]*192&amp;&quot;px -&quot;&amp;([.P9])*[.Q$1]&amp;&quot;px ; }&quot;" office:value-type="string" office:string-value=".card.card_608 {  background-position: -1344px -0px ; }" calcext:value-type="string">
            <text:p>.card.card_608 { <text:s/>background-position: -1344px -0px ; }</text:p>
          </table:table-cell>
          <table:table-cell table:formula="of:=&quot;.card.small.card_&quot;&amp;[.$A9]&amp;&quot; {  background-position: -&quot;&amp;[.O9]*96&amp;&quot;px -&quot;&amp;([.P9])*[.R$1]&amp;&quot;px ; }&quot;" office:value-type="string" office:string-value=".card.small.card_608 {  background-position: -672px -0px ; }" calcext:value-type="string">
            <text:p>.card.small.card_608 { <text:s/>background-position: -672px -0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09" calcext:value-type="float">
            <text:p>609</text:p>
          </table:table-cell>
          <table:table-cell table:style-name="ce21" office:value-type="string" calcext:value-type="string">
            <text:p>Planter</text:p>
          </table:table-cell>
          <table:table-cell office:value-type="string" calcext:value-type="string">
            <text:p>Plant up to 2 ${token_greenCard} and gain ${token_lira1} OR uproot and discard 1 ${token_greenCard} to gain ${token_vp2}.</text:p>
          </table:table-cell>
          <table:table-cell office:value-type="string" calcext:value-type="string">
            <text:p>Plant up to 2 vines and gain 1 Lira OR uproot and discard 1 vine to gain 2 victory point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_2+getLira_1|uprootAndDiscard_1+getVp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10] &amp; &quot;=&gt;array( &quot;&amp;CHAR(10)&amp; &quot;  &quot;&quot;key&quot;&quot;=&gt;&quot;&amp;[.A10]&amp;&quot;, &quot;&amp;CHAR(10)&amp;  &quot;  &quot;&quot;name&quot;&quot;=&gt;clienttranslate(&quot;&quot;&quot;&amp;[.B10]&amp;&quot;&quot;&quot;), &quot;&amp;CHAR(10)&amp;  &quot;  &quot;&quot;description&quot;&quot;=&gt;clienttranslate('&quot;&amp;SUBSTITUTE ([.C10];&quot;'&quot;;&quot;\'&quot;)&amp;&quot;'),&quot;&amp;CHAR(10)&amp; &quot;  &quot;&quot;solo&quot;&quot;=&gt;&quot;&amp;[.L10]&amp;&quot;, &quot;&amp;CHAR(10)&amp;  &quot;  &quot;&quot;set&quot;&quot;=&gt;&quot;&amp;[.E10]&amp;&quot;),&quot;" office:value-type="string" office:string-value="609=&gt;array( &#10;  &quot;key&quot;=&gt;609, &#10;  &quot;name&quot;=&gt;clienttranslate(&quot;Planter&quot;), &#10;  &quot;description&quot;=&gt;clienttranslate('Plant up to 2 ${token_greenCard} and gain ${token_lira1} OR uproot and discard 1 ${token_greenCard} to gain ${token_vp2}.'),&#10;  &quot;solo&quot;=&gt;1, &#10;  &quot;set&quot;=&gt;0)," calcext:value-type="string">
            <text:p>609=&gt;array( </text:p>
            <text:p>  "key"=&gt;609, </text:p>
            <text:p>  "name"=&gt;clienttranslate("Planter"), </text:p>
            <text:p>  "description"=&gt;clienttranslate('Plant up to 2 ${token_greenCard} and gain ${token_lira1} OR uproot and discard 1 ${token_greenCard} to gain ${token_vp2}.'),</text:p>
            <text:p>  "solo"=&gt;1, </text:p>
            <text:p>  "set"=&gt;0),</text:p>
          </table:table-cell>
          <table:table-cell table:style-name="Default" table:formula="of:=&quot;  case &quot;&amp;[.A10]&amp;&quot;: //&quot;&amp;[.B10]&amp;CHAR(13)&amp;&quot;  //&quot;&amp;[.C10]&amp;CHAR(13)&amp;&quot;  //&quot;&amp;[.I10]&amp;CHAR(13)&amp;&quot;  //TODO: TBD YELLOW CARD &quot;&amp;[.A10]&amp;&quot; &quot; &amp; [.B10]&amp;CHAR(13)&amp;&quot;  break;&quot;&amp;CHAR(13)&amp;CHAR(13)" office:value-type="string" office:string-value="  case 609: //Planter&#13;  //Plant up to 2 ${token_greenCard} and gain ${token_lira1} OR uproot and discard 1 ${token_greenCard} to gain ${token_vp2}.&#13;  //plant_2+getLira_1|uprootAndDiscard_1+getVp_2&#13;  //TODO: TBD YELLOW CARD 609 Planter&#13;  break;&#13;&#13;" calcext:value-type="string">
            <text:p><text:s text:c="2"/>case 609: //Planter <text:s/>//Plant up to 2 ${token_greenCard} and gain ${token_lira1} OR uproot and discard 1 ${token_greenCard} to gain ${token_vp2}. <text:s/>//plant_2+getLira_1|uprootAndDiscard_1+getVp_2 <text:s/>//TODO: TBD YELLOW CARD 609 Planter <text:s/>break;</text:p>
          </table:table-cell>
          <table:table-cell table:style-name="Default" table:formula="of:=MOD( [.A10]-[.$A$2];10)" office:value-type="float" office:value="8" calcext:value-type="float">
            <text:p>8</text:p>
          </table:table-cell>
          <table:table-cell table:formula="of:=INT(([.A10]-[.$A$2])/10)" office:value-type="float" office:value="0" calcext:value-type="float">
            <text:p>0</text:p>
          </table:table-cell>
          <table:table-cell table:formula="of:=&quot;.card.card_&quot;&amp;[.$A10]&amp;&quot; {  background-position: -&quot;&amp;[.O10]*192&amp;&quot;px -&quot;&amp;([.P10])*[.Q$1]&amp;&quot;px ; }&quot;" office:value-type="string" office:string-value=".card.card_609 {  background-position: -1536px -0px ; }" calcext:value-type="string">
            <text:p>.card.card_609 { <text:s/>background-position: -1536px -0px ; }</text:p>
          </table:table-cell>
          <table:table-cell table:formula="of:=&quot;.card.small.card_&quot;&amp;[.$A10]&amp;&quot; {  background-position: -&quot;&amp;[.O10]*96&amp;&quot;px -&quot;&amp;([.P10])*[.R$1]&amp;&quot;px ; }&quot;" office:value-type="string" office:string-value=".card.small.card_609 {  background-position: -768px -0px ; }" calcext:value-type="string">
            <text:p>.card.small.card_609 { <text:s/>background-position: -768px -0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10" calcext:value-type="float">
            <text:p>610</text:p>
          </table:table-cell>
          <table:table-cell table:style-name="ce21" office:value-type="string" calcext:value-type="string">
            <text:p>Buyer</text:p>
          </table:table-cell>
          <table:table-cell table:style-name="ce24" office:value-type="string" calcext:value-type="string">
            <text:p><text:span text:style-name="T2">Pay ${token_lira2} to place a ${token_grapeAny1} on your crush pad OR discard 1 ${token_grapeAny} </text:span><text:span text:style-name="T3">to gain ${token_lira2} and ${token_vp1}.</text:span></text:p>
          </table:table-cell>
          <table:table-cell office:value-type="string" calcext:value-type="string">
            <text:p>Pay 2 Lira to place a one value grape token on your crush pad OR discard 1 grape token to gain 2 Lira and 1 victory point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payLira_2+getGrapeRed_1|payLira_2+getGrapeWhite_1|discardGrapeAny_1+getLira_2+getVp_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11] &amp; &quot;=&gt;array( &quot;&amp;CHAR(10)&amp; &quot;  &quot;&quot;key&quot;&quot;=&gt;&quot;&amp;[.A11]&amp;&quot;, &quot;&amp;CHAR(10)&amp;  &quot;  &quot;&quot;name&quot;&quot;=&gt;clienttranslate(&quot;&quot;&quot;&amp;[.B11]&amp;&quot;&quot;&quot;), &quot;&amp;CHAR(10)&amp;  &quot;  &quot;&quot;description&quot;&quot;=&gt;clienttranslate('&quot;&amp;SUBSTITUTE ([.C11];&quot;'&quot;;&quot;\'&quot;)&amp;&quot;'),&quot;&amp;CHAR(10)&amp; &quot;  &quot;&quot;solo&quot;&quot;=&gt;&quot;&amp;[.L11]&amp;&quot;, &quot;&amp;CHAR(10)&amp;  &quot;  &quot;&quot;set&quot;&quot;=&gt;&quot;&amp;[.E11]&amp;&quot;),&quot;" office:value-type="string" office:string-value="610=&gt;array( &#10;  &quot;key&quot;=&gt;610, &#10;  &quot;name&quot;=&gt;clienttranslate(&quot;Buyer&quot;), &#10;  &quot;description&quot;=&gt;clienttranslate('Pay ${token_lira2} to place a ${token_grapeAny1} on your crush pad OR discard 1 ${token_grapeAny} to gain ${token_lira2} and ${token_vp1}.'),&#10;  &quot;solo&quot;=&gt;1, &#10;  &quot;set&quot;=&gt;0)," calcext:value-type="string">
            <text:p>610=&gt;array( </text:p>
            <text:p>  "key"=&gt;610, </text:p>
            <text:p>  "name"=&gt;clienttranslate("Buyer"), </text:p>
            <text:p>  "description"=&gt;clienttranslate('Pay ${token_lira2} to place a ${token_grapeAny1} on your crush pad OR discard 1 ${token_grapeAny} to gain ${token_lira2} and ${token_vp1}.'),</text:p>
            <text:p>  "solo"=&gt;1, </text:p>
            <text:p>  "set"=&gt;0),</text:p>
          </table:table-cell>
          <table:table-cell table:style-name="Default" table:formula="of:=&quot;  case &quot;&amp;[.A11]&amp;&quot;: //&quot;&amp;[.B11]&amp;CHAR(13)&amp;&quot;  //&quot;&amp;[.C11]&amp;CHAR(13)&amp;&quot;  //&quot;&amp;[.I11]&amp;CHAR(13)&amp;&quot;  //TODO: TBD YELLOW CARD &quot;&amp;[.A11]&amp;&quot; &quot; &amp; [.B11]&amp;CHAR(13)&amp;&quot;  break;&quot;&amp;CHAR(13)&amp;CHAR(13)" office:value-type="string" office:string-value="  case 610: //Buyer&#13;  //Pay ${token_lira2} to place a ${token_grapeAny1} on your crush pad OR discard 1 ${token_grapeAny} to gain ${token_lira2} and ${token_vp1}.&#13;  //payLira_2+getGrapeRed_1|payLira_2+getGrapeWhite_1|discardGrapeAny_1+getLira_2+getVp_1 &#13;  //TODO: TBD YELLOW CARD 610 Buyer&#13;  break;&#13;&#13;" calcext:value-type="string">
            <text:p><text:s text:c="2"/>case 610: //Buyer <text:s/>//Pay ${token_lira2} to place a ${token_grapeAny1} on your crush pad OR discard 1 ${token_grapeAny} to gain ${token_lira2} and ${token_vp1}. <text:s/>//payLira_2+getGrapeRed_1|payLira_2+getGrapeWhite_1|discardGrapeAny_1+getLira_2+getVp_1  <text:s/>//TODO: TBD YELLOW CARD 610 Buyer <text:s/>break;</text:p>
          </table:table-cell>
          <table:table-cell table:style-name="Default" table:formula="of:=MOD( [.A11]-[.$A$2];10)" office:value-type="float" office:value="9" calcext:value-type="float">
            <text:p>9</text:p>
          </table:table-cell>
          <table:table-cell table:formula="of:=INT(([.A11]-[.$A$2])/10)" office:value-type="float" office:value="0" calcext:value-type="float">
            <text:p>0</text:p>
          </table:table-cell>
          <table:table-cell table:formula="of:=&quot;.card.card_&quot;&amp;[.$A11]&amp;&quot; {  background-position: -&quot;&amp;[.O11]*192&amp;&quot;px -&quot;&amp;([.P11])*[.Q$1]&amp;&quot;px ; }&quot;" office:value-type="string" office:string-value=".card.card_610 {  background-position: -1728px -0px ; }" calcext:value-type="string">
            <text:p>.card.card_610 { <text:s/>background-position: -1728px -0px ; }</text:p>
          </table:table-cell>
          <table:table-cell table:formula="of:=&quot;.card.small.card_&quot;&amp;[.$A11]&amp;&quot; {  background-position: -&quot;&amp;[.O11]*96&amp;&quot;px -&quot;&amp;([.P11])*[.R$1]&amp;&quot;px ; }&quot;" office:value-type="string" office:string-value=".card.small.card_610 {  background-position: -864px -0px ; }" calcext:value-type="string">
            <text:p>.card.small.card_610 { <text:s/>background-position: -864px -0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11" calcext:value-type="float">
            <text:p>611</text:p>
          </table:table-cell>
          <table:table-cell table:style-name="ce21" office:value-type="string" calcext:value-type="string">
            <text:p>Landscaper</text:p>
          </table:table-cell>
          <table:table-cell office:value-type="string" calcext:value-type="string">
            <text:p>Draw 1 ${token_greenCardPlus} and plant up to 1 ${token_greenCard} OR switch 2 ${token_greenCard} on your fields.</text:p>
          </table:table-cell>
          <table:table-cell office:value-type="string" calcext:value-type="string">
            <text:p>Draw 1 vine card and plant up to 1 vine OR switch 2 vines on your field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12] &amp; &quot;=&gt;array( &quot;&amp;CHAR(10)&amp; &quot;  &quot;&quot;key&quot;&quot;=&gt;&quot;&amp;[.A12]&amp;&quot;, &quot;&amp;CHAR(10)&amp;  &quot;  &quot;&quot;name&quot;&quot;=&gt;clienttranslate(&quot;&quot;&quot;&amp;[.B12]&amp;&quot;&quot;&quot;), &quot;&amp;CHAR(10)&amp;  &quot;  &quot;&quot;description&quot;&quot;=&gt;clienttranslate('&quot;&amp;SUBSTITUTE ([.C12];&quot;'&quot;;&quot;\'&quot;)&amp;&quot;'),&quot;&amp;CHAR(10)&amp; &quot;  &quot;&quot;solo&quot;&quot;=&gt;&quot;&amp;[.L12]&amp;&quot;, &quot;&amp;CHAR(10)&amp;  &quot;  &quot;&quot;set&quot;&quot;=&gt;&quot;&amp;[.E12]&amp;&quot;),&quot;" office:value-type="string" office:string-value="611=&gt;array( &#10;  &quot;key&quot;=&gt;611, &#10;  &quot;name&quot;=&gt;clienttranslate(&quot;Landscaper&quot;), &#10;  &quot;description&quot;=&gt;clienttranslate('Draw 1 ${token_greenCardPlus} and plant up to 1 ${token_greenCard} OR switch 2 ${token_greenCard} on your fields.'),&#10;  &quot;solo&quot;=&gt;1, &#10;  &quot;set&quot;=&gt;0)," calcext:value-type="string">
            <text:p>611=&gt;array( </text:p>
            <text:p>  "key"=&gt;611, </text:p>
            <text:p>  "name"=&gt;clienttranslate("Landscaper"), </text:p>
            <text:p>  "description"=&gt;clienttranslate('Draw 1 ${token_greenCardPlus} and plant up to 1 ${token_greenCard} OR switch 2 ${token_greenCard} on your fields.'),</text:p>
            <text:p>  "solo"=&gt;1, </text:p>
            <text:p>  "set"=&gt;0),</text:p>
          </table:table-cell>
          <table:table-cell table:style-name="Default" table:formula="of:=&quot;  case &quot;&amp;[.A12]&amp;&quot;: //&quot;&amp;[.B12]&amp;CHAR(13)&amp;&quot;  //&quot;&amp;[.C12]&amp;CHAR(13)&amp;&quot;  //&quot;&amp;[.I12]&amp;CHAR(13)&amp;&quot;  //TODO: TBD YELLOW CARD &quot;&amp;[.A12]&amp;&quot; &quot; &amp; [.B12]&amp;CHAR(13)&amp;&quot;  break;&quot;&amp;CHAR(13)&amp;CHAR(13)" office:value-type="string" office:string-value="  case 611: //Landscaper&#13;  //Draw 1 ${token_greenCardPlus} and plant up to 1 ${token_greenCard} OR switch 2 ${token_greenCard} on your fields.&#13;  //**special**&#13;  //TODO: TBD YELLOW CARD 611 Landscaper&#13;  break;&#13;&#13;" calcext:value-type="string">
            <text:p><text:s text:c="2"/>case 611: //Landscaper <text:s/>//Draw 1 ${token_greenCardPlus} and plant up to 1 ${token_greenCard} OR switch 2 ${token_greenCard} on your fields. <text:s/>//**special** <text:s/>//TODO: TBD YELLOW CARD 611 Landscaper <text:s/>break;</text:p>
          </table:table-cell>
          <table:table-cell table:style-name="Default" table:formula="of:=MOD( [.A12]-[.$A$2];10)" office:value-type="float" office:value="0" calcext:value-type="float">
            <text:p>0</text:p>
          </table:table-cell>
          <table:table-cell table:formula="of:=INT(([.A12]-[.$A$2])/10)" office:value-type="float" office:value="1" calcext:value-type="float">
            <text:p>1</text:p>
          </table:table-cell>
          <table:table-cell table:formula="of:=&quot;.card.card_&quot;&amp;[.$A12]&amp;&quot; {  background-position: -&quot;&amp;[.O12]*192&amp;&quot;px -&quot;&amp;([.P12])*[.Q$1]&amp;&quot;px ; }&quot;" office:value-type="string" office:string-value=".card.card_611 {  background-position: -0px -294px ; }" calcext:value-type="string">
            <text:p>.card.card_611 { <text:s/>background-position: -0px -294px ; }</text:p>
          </table:table-cell>
          <table:table-cell table:formula="of:=&quot;.card.small.card_&quot;&amp;[.$A12]&amp;&quot; {  background-position: -&quot;&amp;[.O12]*96&amp;&quot;px -&quot;&amp;([.P12])*[.R$1]&amp;&quot;px ; }&quot;" office:value-type="string" office:string-value=".card.small.card_611 {  background-position: -0px -147px ; }" calcext:value-type="string">
            <text:p>.card.small.card_611 { <text:s/>background-position: -0px -147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12" calcext:value-type="float">
            <text:p>612</text:p>
          </table:table-cell>
          <table:table-cell table:style-name="ce21" office:value-type="string" calcext:value-type="string">
            <text:p>Architect</text:p>
          </table:table-cell>
          <table:table-cell office:value-type="string" calcext:value-type="string">
            <text:p>Build a structure at a ${token_lira3} discount OR gain ${token_vp1} for each ${token_lira4} structure you have built.</text:p>
          </table:table-cell>
          <table:table-cell office:value-type="string" calcext:value-type="string">
            <text:p>Build a structure at a 3 Lira discount OR gain 1 victory point for each 4 Lira structure you have built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Structure_1_3|getVp_buildings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13] &amp; &quot;=&gt;array( &quot;&amp;CHAR(10)&amp; &quot;  &quot;&quot;key&quot;&quot;=&gt;&quot;&amp;[.A13]&amp;&quot;, &quot;&amp;CHAR(10)&amp;  &quot;  &quot;&quot;name&quot;&quot;=&gt;clienttranslate(&quot;&quot;&quot;&amp;[.B13]&amp;&quot;&quot;&quot;), &quot;&amp;CHAR(10)&amp;  &quot;  &quot;&quot;description&quot;&quot;=&gt;clienttranslate('&quot;&amp;SUBSTITUTE ([.C13];&quot;'&quot;;&quot;\'&quot;)&amp;&quot;'),&quot;&amp;CHAR(10)&amp; &quot;  &quot;&quot;solo&quot;&quot;=&gt;&quot;&amp;[.L13]&amp;&quot;, &quot;&amp;CHAR(10)&amp;  &quot;  &quot;&quot;set&quot;&quot;=&gt;&quot;&amp;[.E13]&amp;&quot;),&quot;" office:value-type="string" office:string-value="612=&gt;array( &#10;  &quot;key&quot;=&gt;612, &#10;  &quot;name&quot;=&gt;clienttranslate(&quot;Architect&quot;), &#10;  &quot;description&quot;=&gt;clienttranslate('Build a structure at a ${token_lira3} discount OR gain ${token_vp1} for each ${token_lira4} structure you have built.'),&#10;  &quot;solo&quot;=&gt;1, &#10;  &quot;set&quot;=&gt;0)," calcext:value-type="string">
            <text:p>612=&gt;array( </text:p>
            <text:p>  "key"=&gt;612, </text:p>
            <text:p>  "name"=&gt;clienttranslate("Architect"), </text:p>
            <text:p>  "description"=&gt;clienttranslate('Build a structure at a ${token_lira3} discount OR gain ${token_vp1} for each ${token_lira4} structure you have built.'),</text:p>
            <text:p>  "solo"=&gt;1, </text:p>
            <text:p>  "set"=&gt;0),</text:p>
          </table:table-cell>
          <table:table-cell table:style-name="Default" table:formula="of:=&quot;  case &quot;&amp;[.A13]&amp;&quot;: //&quot;&amp;[.B13]&amp;CHAR(13)&amp;&quot;  //&quot;&amp;[.C13]&amp;CHAR(13)&amp;&quot;  //&quot;&amp;[.I13]&amp;CHAR(13)&amp;&quot;  //TODO: TBD YELLOW CARD &quot;&amp;[.A13]&amp;&quot; &quot; &amp; [.B13]&amp;CHAR(13)&amp;&quot;  break;&quot;&amp;CHAR(13)&amp;CHAR(13)" office:value-type="string" office:string-value="  case 612: //Architect&#13;  //Build a structure at a ${token_lira3} discount OR gain ${token_vp1} for each ${token_lira4} structure you have built.&#13;  //buildStructure_1_3|getVp_buildings4&#13;  //TODO: TBD YELLOW CARD 612 Architect&#13;  break;&#13;&#13;" calcext:value-type="string">
            <text:p><text:s text:c="2"/>case 612: //Architect <text:s/>//Build a structure at a ${token_lira3} discount OR gain ${token_vp1} for each ${token_lira4} structure you have built. <text:s/>//buildStructure_1_3|getVp_buildings4 <text:s/>//TODO: TBD YELLOW CARD 612 Architect <text:s/>break;</text:p>
          </table:table-cell>
          <table:table-cell table:style-name="Default" table:formula="of:=MOD( [.A13]-[.$A$2];10)" office:value-type="float" office:value="1" calcext:value-type="float">
            <text:p>1</text:p>
          </table:table-cell>
          <table:table-cell table:formula="of:=INT(([.A13]-[.$A$2])/10)" office:value-type="float" office:value="1" calcext:value-type="float">
            <text:p>1</text:p>
          </table:table-cell>
          <table:table-cell table:formula="of:=&quot;.card.card_&quot;&amp;[.$A13]&amp;&quot; {  background-position: -&quot;&amp;[.O13]*192&amp;&quot;px -&quot;&amp;([.P13])*[.Q$1]&amp;&quot;px ; }&quot;" office:value-type="string" office:string-value=".card.card_612 {  background-position: -192px -294px ; }" calcext:value-type="string">
            <text:p>.card.card_612 { <text:s/>background-position: -192px -294px ; }</text:p>
          </table:table-cell>
          <table:table-cell table:formula="of:=&quot;.card.small.card_&quot;&amp;[.$A13]&amp;&quot; {  background-position: -&quot;&amp;[.O13]*96&amp;&quot;px -&quot;&amp;([.P13])*[.R$1]&amp;&quot;px ; }&quot;" office:value-type="string" office:string-value=".card.small.card_612 {  background-position: -96px -147px ; }" calcext:value-type="string">
            <text:p>.card.small.card_612 { <text:s/>background-position: -96px -147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13" calcext:value-type="float">
            <text:p>613</text:p>
          </table:table-cell>
          <table:table-cell table:style-name="ce21" office:value-type="string" calcext:value-type="string">
            <text:p>Uncertified Architect</text:p>
          </table:table-cell>
          <table:table-cell office:value-type="string" calcext:value-type="string">
            <text:p>Lose ${token_vp1} to build a ${token_lira2} or ${token_lira3} structure OR lose ${token_vp2} to build any structure.</text:p>
          </table:table-cell>
          <table:table-cell office:value-type="string" calcext:value-type="string">
            <text:p>Lose 1 victory point to build a 2 Lira or 3 Lira structure OR lose 2 victory points to build any structure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14] &amp; &quot;=&gt;array( &quot;&amp;CHAR(10)&amp; &quot;  &quot;&quot;key&quot;&quot;=&gt;&quot;&amp;[.A14]&amp;&quot;, &quot;&amp;CHAR(10)&amp;  &quot;  &quot;&quot;name&quot;&quot;=&gt;clienttranslate(&quot;&quot;&quot;&amp;[.B14]&amp;&quot;&quot;&quot;), &quot;&amp;CHAR(10)&amp;  &quot;  &quot;&quot;description&quot;&quot;=&gt;clienttranslate('&quot;&amp;SUBSTITUTE ([.C14];&quot;'&quot;;&quot;\'&quot;)&amp;&quot;'),&quot;&amp;CHAR(10)&amp; &quot;  &quot;&quot;solo&quot;&quot;=&gt;&quot;&amp;[.L14]&amp;&quot;, &quot;&amp;CHAR(10)&amp;  &quot;  &quot;&quot;set&quot;&quot;=&gt;&quot;&amp;[.E14]&amp;&quot;),&quot;" office:value-type="string" office:string-value="613=&gt;array( &#10;  &quot;key&quot;=&gt;613, &#10;  &quot;name&quot;=&gt;clienttranslate(&quot;Uncertified Architect&quot;), &#10;  &quot;description&quot;=&gt;clienttranslate('Lose ${token_vp1} to build a ${token_lira2} or ${token_lira3} structure OR lose ${token_vp2} to build any structure.'),&#10;  &quot;solo&quot;=&gt;1, &#10;  &quot;set&quot;=&gt;0)," calcext:value-type="string">
            <text:p>613=&gt;array( </text:p>
            <text:p>  "key"=&gt;613, </text:p>
            <text:p>  "name"=&gt;clienttranslate("Uncertified Architect"), </text:p>
            <text:p>  "description"=&gt;clienttranslate('Lose ${token_vp1} to build a ${token_lira2} or ${token_lira3} structure OR lose ${token_vp2} to build any structure.'),</text:p>
            <text:p>  "solo"=&gt;1, </text:p>
            <text:p>  "set"=&gt;0),</text:p>
          </table:table-cell>
          <table:table-cell table:style-name="Default" table:formula="of:=&quot;  case &quot;&amp;[.A14]&amp;&quot;: //&quot;&amp;[.B14]&amp;CHAR(13)&amp;&quot;  //&quot;&amp;[.C14]&amp;CHAR(13)&amp;&quot;  //&quot;&amp;[.I14]&amp;CHAR(13)&amp;&quot;  //TODO: TBD YELLOW CARD &quot;&amp;[.A14]&amp;&quot; &quot; &amp; [.B14]&amp;CHAR(13)&amp;&quot;  break;&quot;&amp;CHAR(13)&amp;CHAR(13)" office:value-type="string" office:string-value="  case 613: //Uncertified Architect&#13;  //Lose ${token_vp1} to build a ${token_lira2} or ${token_lira3} structure OR lose ${token_vp2} to build any structure.&#13;  //**special**&#13;  //TODO: TBD YELLOW CARD 613 Uncertified Architect&#13;  break;&#13;&#13;" calcext:value-type="string">
            <text:p><text:s text:c="2"/>case 613: //Uncertified Architect <text:s/>//Lose ${token_vp1} to build a ${token_lira2} or ${token_lira3} structure OR lose ${token_vp2} to build any structure. <text:s/>//**special** <text:s/>//TODO: TBD YELLOW CARD 613 Uncertified Architect <text:s/>break;</text:p>
          </table:table-cell>
          <table:table-cell table:style-name="Default" table:formula="of:=MOD( [.A14]-[.$A$2];10)" office:value-type="float" office:value="2" calcext:value-type="float">
            <text:p>2</text:p>
          </table:table-cell>
          <table:table-cell table:formula="of:=INT(([.A14]-[.$A$2])/10)" office:value-type="float" office:value="1" calcext:value-type="float">
            <text:p>1</text:p>
          </table:table-cell>
          <table:table-cell table:formula="of:=&quot;.card.card_&quot;&amp;[.$A14]&amp;&quot; {  background-position: -&quot;&amp;[.O14]*192&amp;&quot;px -&quot;&amp;([.P14])*[.Q$1]&amp;&quot;px ; }&quot;" office:value-type="string" office:string-value=".card.card_613 {  background-position: -384px -294px ; }" calcext:value-type="string">
            <text:p>.card.card_613 { <text:s/>background-position: -384px -294px ; }</text:p>
          </table:table-cell>
          <table:table-cell table:formula="of:=&quot;.card.small.card_&quot;&amp;[.$A14]&amp;&quot; {  background-position: -&quot;&amp;[.O14]*96&amp;&quot;px -&quot;&amp;([.P14])*[.R$1]&amp;&quot;px ; }&quot;" office:value-type="string" office:string-value=".card.small.card_613 {  background-position: -192px -147px ; }" calcext:value-type="string">
            <text:p>.card.small.card_613 { <text:s/>background-position: -192px -147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14" calcext:value-type="float">
            <text:p>614</text:p>
          </table:table-cell>
          <table:table-cell table:style-name="ce21" office:value-type="string" calcext:value-type="string">
            <text:p>Patron</text:p>
          </table:table-cell>
          <table:table-cell office:value-type="string" calcext:value-type="string">
            <text:p>Gain ${token_lira4} OR draw 1 ${token_purpleCardPlus} card and 1 ${token_blueCard}.</text:p>
          </table:table-cell>
          <table:table-cell office:value-type="string" calcext:value-type="string">
            <text:p>Gain 4 Lira OR draw 1 wine order card and 1 winter visitor card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Lira_4|drawPurpleCard_1+drawBlueCard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15] &amp; &quot;=&gt;array( &quot;&amp;CHAR(10)&amp; &quot;  &quot;&quot;key&quot;&quot;=&gt;&quot;&amp;[.A15]&amp;&quot;, &quot;&amp;CHAR(10)&amp;  &quot;  &quot;&quot;name&quot;&quot;=&gt;clienttranslate(&quot;&quot;&quot;&amp;[.B15]&amp;&quot;&quot;&quot;), &quot;&amp;CHAR(10)&amp;  &quot;  &quot;&quot;description&quot;&quot;=&gt;clienttranslate('&quot;&amp;SUBSTITUTE ([.C15];&quot;'&quot;;&quot;\'&quot;)&amp;&quot;'),&quot;&amp;CHAR(10)&amp; &quot;  &quot;&quot;solo&quot;&quot;=&gt;&quot;&amp;[.L15]&amp;&quot;, &quot;&amp;CHAR(10)&amp;  &quot;  &quot;&quot;set&quot;&quot;=&gt;&quot;&amp;[.E15]&amp;&quot;),&quot;" office:value-type="string" office:string-value="614=&gt;array( &#10;  &quot;key&quot;=&gt;614, &#10;  &quot;name&quot;=&gt;clienttranslate(&quot;Patron&quot;), &#10;  &quot;description&quot;=&gt;clienttranslate('Gain ${token_lira4} OR draw 1 ${token_purpleCardPlus} card and 1 ${token_blueCard}.'),&#10;  &quot;solo&quot;=&gt;1, &#10;  &quot;set&quot;=&gt;0)," calcext:value-type="string">
            <text:p>614=&gt;array( </text:p>
            <text:p>  "key"=&gt;614, </text:p>
            <text:p>  "name"=&gt;clienttranslate("Patron"), </text:p>
            <text:p>  "description"=&gt;clienttranslate('Gain ${token_lira4} OR draw 1 ${token_purpleCardPlus} card and 1 ${token_blueCard}.'),</text:p>
            <text:p>  "solo"=&gt;1, </text:p>
            <text:p>  "set"=&gt;0),</text:p>
          </table:table-cell>
          <table:table-cell table:style-name="Default" table:formula="of:=&quot;  case &quot;&amp;[.A15]&amp;&quot;: //&quot;&amp;[.B15]&amp;CHAR(13)&amp;&quot;  //&quot;&amp;[.C15]&amp;CHAR(13)&amp;&quot;  //&quot;&amp;[.I15]&amp;CHAR(13)&amp;&quot;  //TODO: TBD YELLOW CARD &quot;&amp;[.A15]&amp;&quot; &quot; &amp; [.B15]&amp;CHAR(13)&amp;&quot;  break;&quot;&amp;CHAR(13)&amp;CHAR(13)" office:value-type="string" office:string-value="  case 614: //Patron&#13;  //Gain ${token_lira4} OR draw 1 ${token_purpleCardPlus} card and 1 ${token_blueCard}.&#13;  //getLira_4|drawPurpleCard_1+drawBlueCard_1&#13;  //TODO: TBD YELLOW CARD 614 Patron&#13;  break;&#13;&#13;" calcext:value-type="string">
            <text:p><text:s text:c="2"/>case 614: //Patron <text:s/>//Gain ${token_lira4} OR draw 1 ${token_purpleCardPlus} card and 1 ${token_blueCard}. <text:s/>//getLira_4|drawPurpleCard_1+drawBlueCard_1 <text:s/>//TODO: TBD YELLOW CARD 614 Patron <text:s/>break;</text:p>
          </table:table-cell>
          <table:table-cell table:style-name="Default" table:formula="of:=MOD( [.A15]-[.$A$2];10)" office:value-type="float" office:value="3" calcext:value-type="float">
            <text:p>3</text:p>
          </table:table-cell>
          <table:table-cell table:formula="of:=INT(([.A15]-[.$A$2])/10)" office:value-type="float" office:value="1" calcext:value-type="float">
            <text:p>1</text:p>
          </table:table-cell>
          <table:table-cell table:formula="of:=&quot;.card.card_&quot;&amp;[.$A15]&amp;&quot; {  background-position: -&quot;&amp;[.O15]*192&amp;&quot;px -&quot;&amp;([.P15])*[.Q$1]&amp;&quot;px ; }&quot;" office:value-type="string" office:string-value=".card.card_614 {  background-position: -576px -294px ; }" calcext:value-type="string">
            <text:p>.card.card_614 { <text:s/>background-position: -576px -294px ; }</text:p>
          </table:table-cell>
          <table:table-cell table:formula="of:=&quot;.card.small.card_&quot;&amp;[.$A15]&amp;&quot; {  background-position: -&quot;&amp;[.O15]*96&amp;&quot;px -&quot;&amp;([.P15])*[.R$1]&amp;&quot;px ; }&quot;" office:value-type="string" office:string-value=".card.small.card_614 {  background-position: -288px -147px ; }" calcext:value-type="string">
            <text:p>.card.small.card_614 { <text:s/>background-position: -288px -147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15" calcext:value-type="float">
            <text:p>615</text:p>
          </table:table-cell>
          <table:table-cell table:style-name="ce21" office:value-type="string" calcext:value-type="string">
            <text:p>Auctioneer</text:p>
          </table:table-cell>
          <table:table-cell office:value-type="string" calcext:value-type="string">
            <text:p>Discard 2 ${token_anyCard} to gain ${token_lira4} OR discard 4 ${token_anyCard} to gain ${token_vp3}.</text:p>
          </table:table-cell>
          <table:table-cell office:value-type="string" calcext:value-type="string">
            <text:p>Discard 2 cards to gain 4 Lira OR discard 4 cards to gain 3 victory point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ardCard_2+getLira_4|discardCard_4+getVp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16] &amp; &quot;=&gt;array( &quot;&amp;CHAR(10)&amp; &quot;  &quot;&quot;key&quot;&quot;=&gt;&quot;&amp;[.A16]&amp;&quot;, &quot;&amp;CHAR(10)&amp;  &quot;  &quot;&quot;name&quot;&quot;=&gt;clienttranslate(&quot;&quot;&quot;&amp;[.B16]&amp;&quot;&quot;&quot;), &quot;&amp;CHAR(10)&amp;  &quot;  &quot;&quot;description&quot;&quot;=&gt;clienttranslate('&quot;&amp;SUBSTITUTE ([.C16];&quot;'&quot;;&quot;\'&quot;)&amp;&quot;'),&quot;&amp;CHAR(10)&amp; &quot;  &quot;&quot;solo&quot;&quot;=&gt;&quot;&amp;[.L16]&amp;&quot;, &quot;&amp;CHAR(10)&amp;  &quot;  &quot;&quot;set&quot;&quot;=&gt;&quot;&amp;[.E16]&amp;&quot;),&quot;" office:value-type="string" office:string-value="615=&gt;array( &#10;  &quot;key&quot;=&gt;615, &#10;  &quot;name&quot;=&gt;clienttranslate(&quot;Auctioneer&quot;), &#10;  &quot;description&quot;=&gt;clienttranslate('Discard 2 ${token_anyCard} to gain ${token_lira4} OR discard 4 ${token_anyCard} to gain ${token_vp3}.'),&#10;  &quot;solo&quot;=&gt;1, &#10;  &quot;set&quot;=&gt;0)," calcext:value-type="string">
            <text:p>615=&gt;array( </text:p>
            <text:p>  "key"=&gt;615, </text:p>
            <text:p>  "name"=&gt;clienttranslate("Auctioneer"), </text:p>
            <text:p>  "description"=&gt;clienttranslate('Discard 2 ${token_anyCard} to gain ${token_lira4} OR discard 4 ${token_anyCard} to gain ${token_vp3}.'),</text:p>
            <text:p>  "solo"=&gt;1, </text:p>
            <text:p>  "set"=&gt;0),</text:p>
          </table:table-cell>
          <table:table-cell table:style-name="Default" table:formula="of:=&quot;  case &quot;&amp;[.A16]&amp;&quot;: //&quot;&amp;[.B16]&amp;CHAR(13)&amp;&quot;  //&quot;&amp;[.C16]&amp;CHAR(13)&amp;&quot;  //&quot;&amp;[.I16]&amp;CHAR(13)&amp;&quot;  //TODO: TBD YELLOW CARD &quot;&amp;[.A16]&amp;&quot; &quot; &amp; [.B16]&amp;CHAR(13)&amp;&quot;  break;&quot;&amp;CHAR(13)&amp;CHAR(13)" office:value-type="string" office:string-value="  case 615: //Auctioneer&#13;  //Discard 2 ${token_anyCard} to gain ${token_lira4} OR discard 4 ${token_anyCard} to gain ${token_vp3}.&#13;  //discardCard_2+getLira_4|discardCard_4+getVp_3&#13;  //TODO: TBD YELLOW CARD 615 Auctioneer&#13;  break;&#13;&#13;" calcext:value-type="string">
            <text:p><text:s text:c="2"/>case 615: //Auctioneer <text:s/>//Discard 2 ${token_anyCard} to gain ${token_lira4} OR discard 4 ${token_anyCard} to gain ${token_vp3}. <text:s/>//discardCard_2+getLira_4|discardCard_4+getVp_3 <text:s/>//TODO: TBD YELLOW CARD 615 Auctioneer <text:s/>break;</text:p>
          </table:table-cell>
          <table:table-cell table:style-name="Default" table:formula="of:=MOD( [.A16]-[.$A$2];10)" office:value-type="float" office:value="4" calcext:value-type="float">
            <text:p>4</text:p>
          </table:table-cell>
          <table:table-cell table:formula="of:=INT(([.A16]-[.$A$2])/10)" office:value-type="float" office:value="1" calcext:value-type="float">
            <text:p>1</text:p>
          </table:table-cell>
          <table:table-cell table:formula="of:=&quot;.card.card_&quot;&amp;[.$A16]&amp;&quot; {  background-position: -&quot;&amp;[.O16]*192&amp;&quot;px -&quot;&amp;([.P16])*[.Q$1]&amp;&quot;px ; }&quot;" office:value-type="string" office:string-value=".card.card_615 {  background-position: -768px -294px ; }" calcext:value-type="string">
            <text:p>.card.card_615 { <text:s/>background-position: -768px -294px ; }</text:p>
          </table:table-cell>
          <table:table-cell table:formula="of:=&quot;.card.small.card_&quot;&amp;[.$A16]&amp;&quot; {  background-position: -&quot;&amp;[.O16]*96&amp;&quot;px -&quot;&amp;([.P16])*[.R$1]&amp;&quot;px ; }&quot;" office:value-type="string" office:string-value=".card.small.card_615 {  background-position: -384px -147px ; }" calcext:value-type="string">
            <text:p>.card.small.card_615 { <text:s/>background-position: -384px -147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16" calcext:value-type="float">
            <text:p>616</text:p>
          </table:table-cell>
          <table:table-cell table:style-name="ce21" office:value-type="string" calcext:value-type="string">
            <text:p>Entertainer</text:p>
          </table:table-cell>
          <table:table-cell office:value-type="string" calcext:value-type="string">
            <text:p>Pay ${token_lira4} to draw 3 ${token_blueCardPlus} OR discard 1 ${token_wineAny} and 3 visitor cards to gain ${token_vp3}.</text:p>
          </table:table-cell>
          <table:table-cell office:value-type="string" calcext:value-type="string">
            <text:p>Pay 4 Lira to draw 3 winter visitor cards OR discard 1 wine token and 3 visitor cards to gain 3 victory point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17] &amp; &quot;=&gt;array( &quot;&amp;CHAR(10)&amp; &quot;  &quot;&quot;key&quot;&quot;=&gt;&quot;&amp;[.A17]&amp;&quot;, &quot;&amp;CHAR(10)&amp;  &quot;  &quot;&quot;name&quot;&quot;=&gt;clienttranslate(&quot;&quot;&quot;&amp;[.B17]&amp;&quot;&quot;&quot;), &quot;&amp;CHAR(10)&amp;  &quot;  &quot;&quot;description&quot;&quot;=&gt;clienttranslate('&quot;&amp;SUBSTITUTE ([.C17];&quot;'&quot;;&quot;\'&quot;)&amp;&quot;'),&quot;&amp;CHAR(10)&amp; &quot;  &quot;&quot;solo&quot;&quot;=&gt;&quot;&amp;[.L17]&amp;&quot;, &quot;&amp;CHAR(10)&amp;  &quot;  &quot;&quot;set&quot;&quot;=&gt;&quot;&amp;[.E17]&amp;&quot;),&quot;" office:value-type="string" office:string-value="616=&gt;array( &#10;  &quot;key&quot;=&gt;616, &#10;  &quot;name&quot;=&gt;clienttranslate(&quot;Entertainer&quot;), &#10;  &quot;description&quot;=&gt;clienttranslate('Pay ${token_lira4} to draw 3 ${token_blueCardPlus} OR discard 1 ${token_wineAny} and 3 visitor cards to gain ${token_vp3}.'),&#10;  &quot;solo&quot;=&gt;1, &#10;  &quot;set&quot;=&gt;0)," calcext:value-type="string">
            <text:p>616=&gt;array( </text:p>
            <text:p>  "key"=&gt;616, </text:p>
            <text:p>  "name"=&gt;clienttranslate("Entertainer"), </text:p>
            <text:p>  "description"=&gt;clienttranslate('Pay ${token_lira4} to draw 3 ${token_blueCardPlus} OR discard 1 ${token_wineAny} and 3 visitor cards to gain ${token_vp3}.'),</text:p>
            <text:p>  "solo"=&gt;1, </text:p>
            <text:p>  "set"=&gt;0),</text:p>
          </table:table-cell>
          <table:table-cell table:style-name="Default" table:formula="of:=&quot;  case &quot;&amp;[.A17]&amp;&quot;: //&quot;&amp;[.B17]&amp;CHAR(13)&amp;&quot;  //&quot;&amp;[.C17]&amp;CHAR(13)&amp;&quot;  //&quot;&amp;[.I17]&amp;CHAR(13)&amp;&quot;  //TODO: TBD YELLOW CARD &quot;&amp;[.A17]&amp;&quot; &quot; &amp; [.B17]&amp;CHAR(13)&amp;&quot;  break;&quot;&amp;CHAR(13)&amp;CHAR(13)" office:value-type="string" office:string-value="  case 616: //Entertainer&#13;  //Pay ${token_lira4} to draw 3 ${token_blueCardPlus} OR discard 1 ${token_wineAny} and 3 visitor cards to gain ${token_vp3}.&#13;  //**special**&#13;  //TODO: TBD YELLOW CARD 616 Entertainer&#13;  break;&#13;&#13;" calcext:value-type="string">
            <text:p><text:s text:c="2"/>case 616: //Entertainer <text:s/>//Pay ${token_lira4} to draw 3 ${token_blueCardPlus} OR discard 1 ${token_wineAny} and 3 visitor cards to gain ${token_vp3}. <text:s/>//**special** <text:s/>//TODO: TBD YELLOW CARD 616 Entertainer <text:s/>break;</text:p>
          </table:table-cell>
          <table:table-cell table:style-name="Default" table:formula="of:=MOD( [.A17]-[.$A$2];10)" office:value-type="float" office:value="5" calcext:value-type="float">
            <text:p>5</text:p>
          </table:table-cell>
          <table:table-cell table:formula="of:=INT(([.A17]-[.$A$2])/10)" office:value-type="float" office:value="1" calcext:value-type="float">
            <text:p>1</text:p>
          </table:table-cell>
          <table:table-cell table:formula="of:=&quot;.card.card_&quot;&amp;[.$A17]&amp;&quot; {  background-position: -&quot;&amp;[.O17]*192&amp;&quot;px -&quot;&amp;([.P17])*[.Q$1]&amp;&quot;px ; }&quot;" office:value-type="string" office:string-value=".card.card_616 {  background-position: -960px -294px ; }" calcext:value-type="string">
            <text:p>.card.card_616 { <text:s/>background-position: -960px -294px ; }</text:p>
          </table:table-cell>
          <table:table-cell table:formula="of:=&quot;.card.small.card_&quot;&amp;[.$A17]&amp;&quot; {  background-position: -&quot;&amp;[.O17]*96&amp;&quot;px -&quot;&amp;([.P17])*[.R$1]&amp;&quot;px ; }&quot;" office:value-type="string" office:string-value=".card.small.card_616 {  background-position: -480px -147px ; }" calcext:value-type="string">
            <text:p>.card.small.card_616 { <text:s/>background-position: -480px -147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17" calcext:value-type="float">
            <text:p>617</text:p>
          </table:table-cell>
          <table:table-cell table:style-name="ce21" office:value-type="string" calcext:value-type="string">
            <text:p>Vendor</text:p>
          </table:table-cell>
          <table:table-cell office:value-type="string" calcext:value-type="string">
            <text:p>Draw 1 ${token_greenCardPlus} , 1 ${token_purpleCardPlus}, and 1 ${token_blueCardPlus}. Each opponent may draw 1 ${token_yellowCardPlus}.</text:p>
          </table:table-cell>
          <table:table-cell office:value-type="string" calcext:value-type="string">
            <text:p>Draw 1 vine card, 1 wine order card, and 1 winter visitor card. Each opponent may draw 1 summer visitor card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wGreenCard_1+drawPurpleCard_1+drawBlueCar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formula="of:=&quot;&quot; &amp; [.A18] &amp; &quot;=&gt;array( &quot;&amp;CHAR(10)&amp; &quot;  &quot;&quot;key&quot;&quot;=&gt;&quot;&amp;[.A18]&amp;&quot;, &quot;&amp;CHAR(10)&amp;  &quot;  &quot;&quot;name&quot;&quot;=&gt;clienttranslate(&quot;&quot;&quot;&amp;[.B18]&amp;&quot;&quot;&quot;), &quot;&amp;CHAR(10)&amp;  &quot;  &quot;&quot;description&quot;&quot;=&gt;clienttranslate('&quot;&amp;SUBSTITUTE ([.C18];&quot;'&quot;;&quot;\'&quot;)&amp;&quot;'),&quot;&amp;CHAR(10)&amp; &quot;  &quot;&quot;solo&quot;&quot;=&gt;&quot;&amp;[.L18]&amp;&quot;, &quot;&amp;CHAR(10)&amp;  &quot;  &quot;&quot;set&quot;&quot;=&gt;&quot;&amp;[.E18]&amp;&quot;),&quot;" office:value-type="string" office:string-value="617=&gt;array( &#10;  &quot;key&quot;=&gt;617, &#10;  &quot;name&quot;=&gt;clienttranslate(&quot;Vendor&quot;), &#10;  &quot;description&quot;=&gt;clienttranslate('Draw 1 ${token_greenCardPlus} , 1 ${token_purpleCardPlus}, and 1 ${token_blueCardPlus}. Each opponent may draw 1 ${token_yellowCardPlus}.'),&#10;  &quot;solo&quot;=&gt;1, &#10;  &quot;set&quot;=&gt;0)," calcext:value-type="string">
            <text:p>617=&gt;array( </text:p>
            <text:p>  "key"=&gt;617, </text:p>
            <text:p>  "name"=&gt;clienttranslate("Vendor"), </text:p>
            <text:p>  "description"=&gt;clienttranslate('Draw 1 ${token_greenCardPlus} , 1 ${token_purpleCardPlus}, and 1 ${token_blueCardPlus}. Each opponent may draw 1 ${token_yellowCardPlus}.'),</text:p>
            <text:p>  "solo"=&gt;1, </text:p>
            <text:p>  "set"=&gt;0),</text:p>
          </table:table-cell>
          <table:table-cell table:style-name="Default" table:formula="of:=&quot;  case &quot;&amp;[.A18]&amp;&quot;: //&quot;&amp;[.B18]&amp;CHAR(13)&amp;&quot;  //&quot;&amp;[.C18]&amp;CHAR(13)&amp;&quot;  //&quot;&amp;[.I18]&amp;CHAR(13)&amp;&quot;  //TODO: TBD YELLOW CARD &quot;&amp;[.A18]&amp;&quot; &quot; &amp; [.B18]&amp;CHAR(13)&amp;&quot;  break;&quot;&amp;CHAR(13)&amp;CHAR(13)" office:value-type="string" office:string-value="  case 617: //Vendor&#13;  //Draw 1 ${token_greenCardPlus} , 1 ${token_purpleCardPlus}, and 1 ${token_blueCardPlus}. Each opponent may draw 1 ${token_yellowCardPlus}.&#13;  //drawGreenCard_1+drawPurpleCard_1+drawBlueCard_1&#13;  //TODO: TBD YELLOW CARD 617 Vendor&#13;  break;&#13;&#13;" calcext:value-type="string">
            <text:p><text:s text:c="2"/>case 617: //Vendor <text:s/>//Draw 1 ${token_greenCardPlus} , 1 ${token_purpleCardPlus}, and 1 ${token_blueCardPlus}. Each opponent may draw 1 ${token_yellowCardPlus}. <text:s/>//drawGreenCard_1+drawPurpleCard_1+drawBlueCard_1 <text:s/>//TODO: TBD YELLOW CARD 617 Vendor <text:s/>break;</text:p>
          </table:table-cell>
          <table:table-cell table:style-name="Default" table:formula="of:=MOD( [.A18]-[.$A$2];10)" office:value-type="float" office:value="6" calcext:value-type="float">
            <text:p>6</text:p>
          </table:table-cell>
          <table:table-cell table:formula="of:=INT(([.A18]-[.$A$2])/10)" office:value-type="float" office:value="1" calcext:value-type="float">
            <text:p>1</text:p>
          </table:table-cell>
          <table:table-cell table:formula="of:=&quot;.card.card_&quot;&amp;[.$A18]&amp;&quot; {  background-position: -&quot;&amp;[.O18]*192&amp;&quot;px -&quot;&amp;([.P18])*[.Q$1]&amp;&quot;px ; }&quot;" office:value-type="string" office:string-value=".card.card_617 {  background-position: -1152px -294px ; }" calcext:value-type="string">
            <text:p>.card.card_617 { <text:s/>background-position: -1152px -294px ; }</text:p>
          </table:table-cell>
          <table:table-cell table:formula="of:=&quot;.card.small.card_&quot;&amp;[.$A18]&amp;&quot; {  background-position: -&quot;&amp;[.O18]*96&amp;&quot;px -&quot;&amp;([.P18])*[.R$1]&amp;&quot;px ; }&quot;" office:value-type="string" office:string-value=".card.small.card_617 {  background-position: -576px -147px ; }" calcext:value-type="string">
            <text:p>.card.small.card_617 { <text:s/>background-position: -576px -147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18" calcext:value-type="float">
            <text:p>618</text:p>
          </table:table-cell>
          <table:table-cell table:style-name="ce21" office:value-type="string" calcext:value-type="string">
            <text:p>Handyman</text:p>
          </table:table-cell>
          <table:table-cell office:value-type="string" calcext:value-type="string">
            <text:p>All players may build 1 structure at a ${token_lira2} discount. You gain ${token_vp1} for each opponent who does this.</text:p>
          </table:table-cell>
          <table:table-cell office:value-type="string" calcext:value-type="string">
            <text:p>All players may build 1 structure at a 2 Lira discount. You gain 1 victory point for each opponent who does this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formula="of:=&quot;&quot; &amp; [.A19] &amp; &quot;=&gt;array( &quot;&amp;CHAR(10)&amp; &quot;  &quot;&quot;key&quot;&quot;=&gt;&quot;&amp;[.A19]&amp;&quot;, &quot;&amp;CHAR(10)&amp;  &quot;  &quot;&quot;name&quot;&quot;=&gt;clienttranslate(&quot;&quot;&quot;&amp;[.B19]&amp;&quot;&quot;&quot;), &quot;&amp;CHAR(10)&amp;  &quot;  &quot;&quot;description&quot;&quot;=&gt;clienttranslate('&quot;&amp;SUBSTITUTE ([.C19];&quot;'&quot;;&quot;\'&quot;)&amp;&quot;'),&quot;&amp;CHAR(10)&amp; &quot;  &quot;&quot;solo&quot;&quot;=&gt;&quot;&amp;[.L19]&amp;&quot;, &quot;&amp;CHAR(10)&amp;  &quot;  &quot;&quot;set&quot;&quot;=&gt;&quot;&amp;[.E19]&amp;&quot;),&quot;" office:value-type="string" office:string-value="618=&gt;array( &#10;  &quot;key&quot;=&gt;618, &#10;  &quot;name&quot;=&gt;clienttranslate(&quot;Handyman&quot;), &#10;  &quot;description&quot;=&gt;clienttranslate('All players may build 1 structure at a ${token_lira2} discount. You gain ${token_vp1} for each opponent who does this.'),&#10;  &quot;solo&quot;=&gt;1, &#10;  &quot;set&quot;=&gt;0)," calcext:value-type="string">
            <text:p>618=&gt;array( </text:p>
            <text:p>  "key"=&gt;618, </text:p>
            <text:p>  "name"=&gt;clienttranslate("Handyman"), </text:p>
            <text:p>  "description"=&gt;clienttranslate('All players may build 1 structure at a ${token_lira2} discount. You gain ${token_vp1} for each opponent who does this.'),</text:p>
            <text:p>  "solo"=&gt;1, </text:p>
            <text:p>  "set"=&gt;0),</text:p>
          </table:table-cell>
          <table:table-cell table:style-name="Default" table:formula="of:=&quot;  case &quot;&amp;[.A19]&amp;&quot;: //&quot;&amp;[.B19]&amp;CHAR(13)&amp;&quot;  //&quot;&amp;[.C19]&amp;CHAR(13)&amp;&quot;  //&quot;&amp;[.I19]&amp;CHAR(13)&amp;&quot;  //TODO: TBD YELLOW CARD &quot;&amp;[.A19]&amp;&quot; &quot; &amp; [.B19]&amp;CHAR(13)&amp;&quot;  break;&quot;&amp;CHAR(13)&amp;CHAR(13)" office:value-type="string" office:string-value="  case 618: //Handyman&#13;  //All players may build 1 structure at a ${token_lira2} discount. You gain ${token_vp1} for each opponent who does this.&#13;  //**special**&#13;  //TODO: TBD YELLOW CARD 618 Handyman&#13;  break;&#13;&#13;" calcext:value-type="string">
            <text:p><text:s text:c="2"/>case 618: //Handyman <text:s/>//All players may build 1 structure at a ${token_lira2} discount. You gain ${token_vp1} for each opponent who does this. <text:s/>//**special** <text:s/>//TODO: TBD YELLOW CARD 618 Handyman <text:s/>break;</text:p>
          </table:table-cell>
          <table:table-cell table:style-name="Default" table:formula="of:=MOD( [.A19]-[.$A$2];10)" office:value-type="float" office:value="7" calcext:value-type="float">
            <text:p>7</text:p>
          </table:table-cell>
          <table:table-cell table:formula="of:=INT(([.A19]-[.$A$2])/10)" office:value-type="float" office:value="1" calcext:value-type="float">
            <text:p>1</text:p>
          </table:table-cell>
          <table:table-cell table:formula="of:=&quot;.card.card_&quot;&amp;[.$A19]&amp;&quot; {  background-position: -&quot;&amp;[.O19]*192&amp;&quot;px -&quot;&amp;([.P19])*[.Q$1]&amp;&quot;px ; }&quot;" office:value-type="string" office:string-value=".card.card_618 {  background-position: -1344px -294px ; }" calcext:value-type="string">
            <text:p>.card.card_618 { <text:s/>background-position: -1344px -294px ; }</text:p>
          </table:table-cell>
          <table:table-cell table:formula="of:=&quot;.card.small.card_&quot;&amp;[.$A19]&amp;&quot; {  background-position: -&quot;&amp;[.O19]*96&amp;&quot;px -&quot;&amp;([.P19])*[.R$1]&amp;&quot;px ; }&quot;" office:value-type="string" office:string-value=".card.small.card_618 {  background-position: -672px -147px ; }" calcext:value-type="string">
            <text:p>.card.small.card_618 { <text:s/>background-position: -672px -147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19" calcext:value-type="float">
            <text:p>619</text:p>
          </table:table-cell>
          <table:table-cell table:style-name="ce21" office:value-type="string" calcext:value-type="string">
            <text:p>Horticulturist</text:p>
          </table:table-cell>
          <table:table-cell office:value-type="string" calcext:value-type="string">
            <text:p>Plant 1 ${token_greenCard} even if you don't have the required structure(s) OR uproot and discard 2 ${token_greenCard} to gain ${token_vp3}.</text:p>
          </table:table-cell>
          <table:table-cell office:value-type="string" calcext:value-type="string">
            <text:p>Plant 1 vine even if you don't have the required structure(s) OR uproot and discard 2 vine cards to gain 3 victory points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0] &amp; &quot;=&gt;array( &quot;&amp;CHAR(10)&amp; &quot;  &quot;&quot;key&quot;&quot;=&gt;&quot;&amp;[.A20]&amp;&quot;, &quot;&amp;CHAR(10)&amp;  &quot;  &quot;&quot;name&quot;&quot;=&gt;clienttranslate(&quot;&quot;&quot;&amp;[.B20]&amp;&quot;&quot;&quot;), &quot;&amp;CHAR(10)&amp;  &quot;  &quot;&quot;description&quot;&quot;=&gt;clienttranslate('&quot;&amp;SUBSTITUTE ([.C20];&quot;'&quot;;&quot;\'&quot;)&amp;&quot;'),&quot;&amp;CHAR(10)&amp; &quot;  &quot;&quot;solo&quot;&quot;=&gt;&quot;&amp;[.L20]&amp;&quot;, &quot;&amp;CHAR(10)&amp;  &quot;  &quot;&quot;set&quot;&quot;=&gt;&quot;&amp;[.E20]&amp;&quot;),&quot;" office:value-type="string" office:string-value="619=&gt;array( &#10;  &quot;key&quot;=&gt;619, &#10;  &quot;name&quot;=&gt;clienttranslate(&quot;Horticulturist&quot;), &#10;  &quot;description&quot;=&gt;clienttranslate('Plant 1 ${token_greenCard} even if you don\'t have the required structure(s) OR uproot and discard 2 ${token_greenCard} to gain ${token_vp3}.'),&#10;  &quot;solo&quot;=&gt;1, &#10;  &quot;set&quot;=&gt;0)," calcext:value-type="string">
            <text:p>619=&gt;array( </text:p>
            <text:p>  "key"=&gt;619, </text:p>
            <text:p>  "name"=&gt;clienttranslate("Horticulturist"), </text:p>
            <text:p>  "description"=&gt;clienttranslate('Plant 1 ${token_greenCard} even if you don\'t have the required structure(s) OR uproot and discard 2 ${token_greenCard} to gain ${token_vp3}.'),</text:p>
            <text:p>  "solo"=&gt;1, </text:p>
            <text:p>  "set"=&gt;0),</text:p>
          </table:table-cell>
          <table:table-cell table:style-name="Default" table:formula="of:=&quot;  case &quot;&amp;[.A20]&amp;&quot;: //&quot;&amp;[.B20]&amp;CHAR(13)&amp;&quot;  //&quot;&amp;[.C20]&amp;CHAR(13)&amp;&quot;  //&quot;&amp;[.I20]&amp;CHAR(13)&amp;&quot;  //TODO: TBD YELLOW CARD &quot;&amp;[.A20]&amp;&quot; &quot; &amp; [.B20]&amp;CHAR(13)&amp;&quot;  break;&quot;&amp;CHAR(13)&amp;CHAR(13)" office:value-type="string" office:string-value="  case 619: //Horticulturist&#13;  //Plant 1 ${token_greenCard} even if you don't have the required structure(s) OR uproot and discard 2 ${token_greenCard} to gain ${token_vp3}.&#13;  //**special**&#13;  //TODO: TBD YELLOW CARD 619 Horticulturist&#13;  break;&#13;&#13;" calcext:value-type="string">
            <text:p><text:s text:c="2"/>case 619: //Horticulturist <text:s/>//Plant 1 ${token_greenCard} even if you don't have the required structure(s) OR uproot and discard 2 ${token_greenCard} to gain ${token_vp3}. <text:s/>//**special** <text:s/>//TODO: TBD YELLOW CARD 619 Horticulturist <text:s/>break;</text:p>
          </table:table-cell>
          <table:table-cell table:style-name="Default" table:formula="of:=MOD( [.A20]-[.$A$2];10)" office:value-type="float" office:value="8" calcext:value-type="float">
            <text:p>8</text:p>
          </table:table-cell>
          <table:table-cell table:formula="of:=INT(([.A20]-[.$A$2])/10)" office:value-type="float" office:value="1" calcext:value-type="float">
            <text:p>1</text:p>
          </table:table-cell>
          <table:table-cell table:formula="of:=&quot;.card.card_&quot;&amp;[.$A20]&amp;&quot; {  background-position: -&quot;&amp;[.O20]*192&amp;&quot;px -&quot;&amp;([.P20])*[.Q$1]&amp;&quot;px ; }&quot;" office:value-type="string" office:string-value=".card.card_619 {  background-position: -1536px -294px ; }" calcext:value-type="string">
            <text:p>.card.card_619 { <text:s/>background-position: -1536px -294px ; }</text:p>
          </table:table-cell>
          <table:table-cell table:formula="of:=&quot;.card.small.card_&quot;&amp;[.$A20]&amp;&quot; {  background-position: -&quot;&amp;[.O20]*96&amp;&quot;px -&quot;&amp;([.P20])*[.R$1]&amp;&quot;px ; }&quot;" office:value-type="string" office:string-value=".card.small.card_619 {  background-position: -768px -147px ; }" calcext:value-type="string">
            <text:p>.card.small.card_619 { <text:s/>background-position: -768px -147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20" calcext:value-type="float">
            <text:p>620</text:p>
          </table:table-cell>
          <table:table-cell table:style-name="ce21" office:value-type="string" calcext:value-type="string">
            <text:p>Peddler</text:p>
          </table:table-cell>
          <table:table-cell office:value-type="string" calcext:value-type="string">
            <text:p>Discard 2 ${token_anyCard} to draw 1 of each type of card.</text:p>
          </table:table-cell>
          <table:table-cell office:value-type="string" calcext:value-type="string">
            <text:p>Discard 2 cards to draw 1 of each type of card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1] &amp; &quot;=&gt;array( &quot;&amp;CHAR(10)&amp; &quot;  &quot;&quot;key&quot;&quot;=&gt;&quot;&amp;[.A21]&amp;&quot;, &quot;&amp;CHAR(10)&amp;  &quot;  &quot;&quot;name&quot;&quot;=&gt;clienttranslate(&quot;&quot;&quot;&amp;[.B21]&amp;&quot;&quot;&quot;), &quot;&amp;CHAR(10)&amp;  &quot;  &quot;&quot;description&quot;&quot;=&gt;clienttranslate('&quot;&amp;SUBSTITUTE ([.C21];&quot;'&quot;;&quot;\'&quot;)&amp;&quot;'),&quot;&amp;CHAR(10)&amp; &quot;  &quot;&quot;solo&quot;&quot;=&gt;&quot;&amp;[.L21]&amp;&quot;, &quot;&amp;CHAR(10)&amp;  &quot;  &quot;&quot;set&quot;&quot;=&gt;&quot;&amp;[.E21]&amp;&quot;),&quot;" office:value-type="string" office:string-value="620=&gt;array( &#10;  &quot;key&quot;=&gt;620, &#10;  &quot;name&quot;=&gt;clienttranslate(&quot;Peddler&quot;), &#10;  &quot;description&quot;=&gt;clienttranslate('Discard 2 ${token_anyCard} to draw 1 of each type of card.'),&#10;  &quot;solo&quot;=&gt;1, &#10;  &quot;set&quot;=&gt;0)," calcext:value-type="string">
            <text:p>620=&gt;array( </text:p>
            <text:p>  "key"=&gt;620, </text:p>
            <text:p>  "name"=&gt;clienttranslate("Peddler"), </text:p>
            <text:p>  "description"=&gt;clienttranslate('Discard 2 ${token_anyCard} to draw 1 of each type of card.'),</text:p>
            <text:p>  "solo"=&gt;1, </text:p>
            <text:p>  "set"=&gt;0),</text:p>
          </table:table-cell>
          <table:table-cell table:style-name="Default" table:formula="of:=&quot;  case &quot;&amp;[.A21]&amp;&quot;: //&quot;&amp;[.B21]&amp;CHAR(13)&amp;&quot;  //&quot;&amp;[.C21]&amp;CHAR(13)&amp;&quot;  //&quot;&amp;[.I21]&amp;CHAR(13)&amp;&quot;  //TODO: TBD YELLOW CARD &quot;&amp;[.A21]&amp;&quot; &quot; &amp; [.B21]&amp;CHAR(13)&amp;&quot;  break;&quot;&amp;CHAR(13)&amp;CHAR(13)" office:value-type="string" office:string-value="  case 620: //Peddler&#13;  //Discard 2 ${token_anyCard} to draw 1 of each type of card.&#13;  //**special**&#13;  //TODO: TBD YELLOW CARD 620 Peddler&#13;  break;&#13;&#13;" calcext:value-type="string">
            <text:p><text:s text:c="2"/>case 620: //Peddler <text:s/>//Discard 2 ${token_anyCard} to draw 1 of each type of card. <text:s/>//**special** <text:s/>//TODO: TBD YELLOW CARD 620 Peddler <text:s/>break;</text:p>
          </table:table-cell>
          <table:table-cell table:style-name="Default" table:formula="of:=MOD( [.A21]-[.$A$2];10)" office:value-type="float" office:value="9" calcext:value-type="float">
            <text:p>9</text:p>
          </table:table-cell>
          <table:table-cell table:formula="of:=INT(([.A21]-[.$A$2])/10)" office:value-type="float" office:value="1" calcext:value-type="float">
            <text:p>1</text:p>
          </table:table-cell>
          <table:table-cell table:formula="of:=&quot;.card.card_&quot;&amp;[.$A21]&amp;&quot; {  background-position: -&quot;&amp;[.O21]*192&amp;&quot;px -&quot;&amp;([.P21])*[.Q$1]&amp;&quot;px ; }&quot;" office:value-type="string" office:string-value=".card.card_620 {  background-position: -1728px -294px ; }" calcext:value-type="string">
            <text:p>.card.card_620 { <text:s/>background-position: -1728px -294px ; }</text:p>
          </table:table-cell>
          <table:table-cell table:formula="of:=&quot;.card.small.card_&quot;&amp;[.$A21]&amp;&quot; {  background-position: -&quot;&amp;[.O21]*96&amp;&quot;px -&quot;&amp;([.P21])*[.R$1]&amp;&quot;px ; }&quot;" office:value-type="string" office:string-value=".card.small.card_620 {  background-position: -864px -147px ; }" calcext:value-type="string">
            <text:p>.card.small.card_620 { <text:s/>background-position: -864px -147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21" calcext:value-type="float">
            <text:p>621</text:p>
          </table:table-cell>
          <table:table-cell table:style-name="ce21" office:value-type="string" calcext:value-type="string">
            <text:p>Banker</text:p>
          </table:table-cell>
          <table:table-cell office:value-type="string" calcext:value-type="string">
            <text:p>Gain ${token_lira5}. Each opponent may lose ${token_vp1} to gain ${token_lira3}.</text:p>
          </table:table-cell>
          <table:table-cell office:value-type="string" calcext:value-type="string">
            <text:p>Gain 5 Lira. Each opponent may lose 1 victory point to gain 3 Lira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formula="of:=&quot;&quot; &amp; [.A22] &amp; &quot;=&gt;array( &quot;&amp;CHAR(10)&amp; &quot;  &quot;&quot;key&quot;&quot;=&gt;&quot;&amp;[.A22]&amp;&quot;, &quot;&amp;CHAR(10)&amp;  &quot;  &quot;&quot;name&quot;&quot;=&gt;clienttranslate(&quot;&quot;&quot;&amp;[.B22]&amp;&quot;&quot;&quot;), &quot;&amp;CHAR(10)&amp;  &quot;  &quot;&quot;description&quot;&quot;=&gt;clienttranslate('&quot;&amp;SUBSTITUTE ([.C22];&quot;'&quot;;&quot;\'&quot;)&amp;&quot;'),&quot;&amp;CHAR(10)&amp; &quot;  &quot;&quot;solo&quot;&quot;=&gt;&quot;&amp;[.L22]&amp;&quot;, &quot;&amp;CHAR(10)&amp;  &quot;  &quot;&quot;set&quot;&quot;=&gt;&quot;&amp;[.E22]&amp;&quot;),&quot;" office:value-type="string" office:string-value="621=&gt;array( &#10;  &quot;key&quot;=&gt;621, &#10;  &quot;name&quot;=&gt;clienttranslate(&quot;Banker&quot;), &#10;  &quot;description&quot;=&gt;clienttranslate('Gain ${token_lira5}. Each opponent may lose ${token_vp1} to gain ${token_lira3}.'),&#10;  &quot;solo&quot;=&gt;1, &#10;  &quot;set&quot;=&gt;0)," calcext:value-type="string">
            <text:p>621=&gt;array( </text:p>
            <text:p>  "key"=&gt;621, </text:p>
            <text:p>  "name"=&gt;clienttranslate("Banker"), </text:p>
            <text:p>  "description"=&gt;clienttranslate('Gain ${token_lira5}. Each opponent may lose ${token_vp1} to gain ${token_lira3}.'),</text:p>
            <text:p>  "solo"=&gt;1, </text:p>
            <text:p>  "set"=&gt;0),</text:p>
          </table:table-cell>
          <table:table-cell table:style-name="Default" table:formula="of:=&quot;  case &quot;&amp;[.A22]&amp;&quot;: //&quot;&amp;[.B22]&amp;CHAR(13)&amp;&quot;  //&quot;&amp;[.C22]&amp;CHAR(13)&amp;&quot;  //&quot;&amp;[.I22]&amp;CHAR(13)&amp;&quot;  //TODO: TBD YELLOW CARD &quot;&amp;[.A22]&amp;&quot; &quot; &amp; [.B22]&amp;CHAR(13)&amp;&quot;  break;&quot;&amp;CHAR(13)&amp;CHAR(13)" office:value-type="string" office:string-value="  case 621: //Banker&#13;  //Gain ${token_lira5}. Each opponent may lose ${token_vp1} to gain ${token_lira3}.&#13;  //**special**&#13;  //TODO: TBD YELLOW CARD 621 Banker&#13;  break;&#13;&#13;" calcext:value-type="string">
            <text:p><text:s text:c="2"/>case 621: //Banker <text:s/>//Gain ${token_lira5}. Each opponent may lose ${token_vp1} to gain ${token_lira3}. <text:s/>//**special** <text:s/>//TODO: TBD YELLOW CARD 621 Banker <text:s/>break;</text:p>
          </table:table-cell>
          <table:table-cell table:style-name="Default" table:formula="of:=MOD( [.A22]-[.$A$2];10)" office:value-type="float" office:value="0" calcext:value-type="float">
            <text:p>0</text:p>
          </table:table-cell>
          <table:table-cell table:formula="of:=INT(([.A22]-[.$A$2])/10)" office:value-type="float" office:value="2" calcext:value-type="float">
            <text:p>2</text:p>
          </table:table-cell>
          <table:table-cell table:formula="of:=&quot;.card.card_&quot;&amp;[.$A22]&amp;&quot; {  background-position: -&quot;&amp;[.O22]*192&amp;&quot;px -&quot;&amp;([.P22])*[.Q$1]&amp;&quot;px ; }&quot;" office:value-type="string" office:string-value=".card.card_621 {  background-position: -0px -588px ; }" calcext:value-type="string">
            <text:p>.card.card_621 { <text:s/>background-position: -0px -588px ; }</text:p>
          </table:table-cell>
          <table:table-cell table:formula="of:=&quot;.card.small.card_&quot;&amp;[.$A22]&amp;&quot; {  background-position: -&quot;&amp;[.O22]*96&amp;&quot;px -&quot;&amp;([.P22])*[.R$1]&amp;&quot;px ; }&quot;" office:value-type="string" office:string-value=".card.small.card_621 {  background-position: -0px -294px ; }" calcext:value-type="string">
            <text:p>.card.small.card_621 { <text:s/>background-position: -0px -294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22" calcext:value-type="float">
            <text:p>622</text:p>
          </table:table-cell>
          <table:table-cell table:style-name="ce21" office:value-type="string" calcext:value-type="string">
            <text:p>Overseer</text:p>
          </table:table-cell>
          <table:table-cell office:value-type="string" calcext:value-type="string">
            <text:p>Build 1 structure at its regular cost and plant 1 ${token_greenCard}. If it is a 4-value ${token_greenCard}, gain ${token_vp1}.</text:p>
          </table:table-cell>
          <table:table-cell office:value-type="string" calcext:value-type="string">
            <text:p>Build 1 structure at its regular cost and plant 1 vine. If it is a 4-value vine, gain 1 victory point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ildStructure_1+plant_1_ifgreat4_1v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3] &amp; &quot;=&gt;array( &quot;&amp;CHAR(10)&amp; &quot;  &quot;&quot;key&quot;&quot;=&gt;&quot;&amp;[.A23]&amp;&quot;, &quot;&amp;CHAR(10)&amp;  &quot;  &quot;&quot;name&quot;&quot;=&gt;clienttranslate(&quot;&quot;&quot;&amp;[.B23]&amp;&quot;&quot;&quot;), &quot;&amp;CHAR(10)&amp;  &quot;  &quot;&quot;description&quot;&quot;=&gt;clienttranslate('&quot;&amp;SUBSTITUTE ([.C23];&quot;'&quot;;&quot;\'&quot;)&amp;&quot;'),&quot;&amp;CHAR(10)&amp; &quot;  &quot;&quot;solo&quot;&quot;=&gt;&quot;&amp;[.L23]&amp;&quot;, &quot;&amp;CHAR(10)&amp;  &quot;  &quot;&quot;set&quot;&quot;=&gt;&quot;&amp;[.E23]&amp;&quot;),&quot;" office:value-type="string" office:string-value="622=&gt;array( &#10;  &quot;key&quot;=&gt;622, &#10;  &quot;name&quot;=&gt;clienttranslate(&quot;Overseer&quot;), &#10;  &quot;description&quot;=&gt;clienttranslate('Build 1 structure at its regular cost and plant 1 ${token_greenCard}. If it is a 4-value ${token_greenCard}, gain ${token_vp1}.'),&#10;  &quot;solo&quot;=&gt;1, &#10;  &quot;set&quot;=&gt;0)," calcext:value-type="string">
            <text:p>622=&gt;array( </text:p>
            <text:p>  "key"=&gt;622, </text:p>
            <text:p>  "name"=&gt;clienttranslate("Overseer"), </text:p>
            <text:p>  "description"=&gt;clienttranslate('Build 1 structure at its regular cost and plant 1 ${token_greenCard}. If it is a 4-value ${token_greenCard}, gain ${token_vp1}.'),</text:p>
            <text:p>  "solo"=&gt;1, </text:p>
            <text:p>  "set"=&gt;0),</text:p>
          </table:table-cell>
          <table:table-cell table:style-name="Default" table:formula="of:=&quot;  case &quot;&amp;[.A23]&amp;&quot;: //&quot;&amp;[.B23]&amp;CHAR(13)&amp;&quot;  //&quot;&amp;[.C23]&amp;CHAR(13)&amp;&quot;  //&quot;&amp;[.I23]&amp;CHAR(13)&amp;&quot;  //TODO: TBD YELLOW CARD &quot;&amp;[.A23]&amp;&quot; &quot; &amp; [.B23]&amp;CHAR(13)&amp;&quot;  break;&quot;&amp;CHAR(13)&amp;CHAR(13)" office:value-type="string" office:string-value="  case 622: //Overseer&#13;  //Build 1 structure at its regular cost and plant 1 ${token_greenCard}. If it is a 4-value ${token_greenCard}, gain ${token_vp1}.&#13;  //buildStructure_1+plant_1_ifgreat4_1vp&#13;  //TODO: TBD YELLOW CARD 622 Overseer&#13;  break;&#13;&#13;" calcext:value-type="string">
            <text:p><text:s text:c="2"/>case 622: //Overseer <text:s/>//Build 1 structure at its regular cost and plant 1 ${token_greenCard}. If it is a 4-value ${token_greenCard}, gain ${token_vp1}. <text:s/>//buildStructure_1+plant_1_ifgreat4_1vp <text:s/>//TODO: TBD YELLOW CARD 622 Overseer <text:s/>break;</text:p>
          </table:table-cell>
          <table:table-cell table:style-name="Default" table:formula="of:=MOD( [.A23]-[.$A$2];10)" office:value-type="float" office:value="1" calcext:value-type="float">
            <text:p>1</text:p>
          </table:table-cell>
          <table:table-cell table:formula="of:=INT(([.A23]-[.$A$2])/10)" office:value-type="float" office:value="2" calcext:value-type="float">
            <text:p>2</text:p>
          </table:table-cell>
          <table:table-cell table:formula="of:=&quot;.card.card_&quot;&amp;[.$A23]&amp;&quot; {  background-position: -&quot;&amp;[.O23]*192&amp;&quot;px -&quot;&amp;([.P23])*[.Q$1]&amp;&quot;px ; }&quot;" office:value-type="string" office:string-value=".card.card_622 {  background-position: -192px -588px ; }" calcext:value-type="string">
            <text:p>.card.card_622 { <text:s/>background-position: -192px -588px ; }</text:p>
          </table:table-cell>
          <table:table-cell table:formula="of:=&quot;.card.small.card_&quot;&amp;[.$A23]&amp;&quot; {  background-position: -&quot;&amp;[.O23]*96&amp;&quot;px -&quot;&amp;([.P23])*[.R$1]&amp;&quot;px ; }&quot;" office:value-type="string" office:string-value=".card.small.card_622 {  background-position: -96px -294px ; }" calcext:value-type="string">
            <text:p>.card.small.card_622 { <text:s/>background-position: -96px -294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23" calcext:value-type="float">
            <text:p>623</text:p>
          </table:table-cell>
          <table:table-cell table:style-name="ce21" office:value-type="string" calcext:value-type="string">
            <text:p>Importer</text:p>
          </table:table-cell>
          <table:table-cell office:value-type="string" calcext:value-type="string">
            <text:p><text:span text:style-name="T1">Draw 3 ${token_blueCardPlus} cards unless all opponents combine to give you 3 ${token_blueCard}</text:span> (total).</text:p>
          </table:table-cell>
          <table:table-cell office:value-type="string" calcext:value-type="string">
            <text:p>Draw 3 winter visitor cards unless all opponents combine to give you 3 visitor cards (total)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formula="of:=&quot;&quot; &amp; [.A24] &amp; &quot;=&gt;array( &quot;&amp;CHAR(10)&amp; &quot;  &quot;&quot;key&quot;&quot;=&gt;&quot;&amp;[.A24]&amp;&quot;, &quot;&amp;CHAR(10)&amp;  &quot;  &quot;&quot;name&quot;&quot;=&gt;clienttranslate(&quot;&quot;&quot;&amp;[.B24]&amp;&quot;&quot;&quot;), &quot;&amp;CHAR(10)&amp;  &quot;  &quot;&quot;description&quot;&quot;=&gt;clienttranslate('&quot;&amp;SUBSTITUTE ([.C24];&quot;'&quot;;&quot;\'&quot;)&amp;&quot;'),&quot;&amp;CHAR(10)&amp; &quot;  &quot;&quot;solo&quot;&quot;=&gt;&quot;&amp;[.L24]&amp;&quot;, &quot;&amp;CHAR(10)&amp;  &quot;  &quot;&quot;set&quot;&quot;=&gt;&quot;&amp;[.E24]&amp;&quot;),&quot;" office:value-type="string" office:string-value="623=&gt;array( &#10;  &quot;key&quot;=&gt;623, &#10;  &quot;name&quot;=&gt;clienttranslate(&quot;Importer&quot;), &#10;  &quot;description&quot;=&gt;clienttranslate('Draw 3 ${token_blueCardPlus} cards unless all opponents combine to give you 3 ${token_blueCard} (total).'),&#10;  &quot;solo&quot;=&gt;1, &#10;  &quot;set&quot;=&gt;0)," calcext:value-type="string">
            <text:p>623=&gt;array( </text:p>
            <text:p>  "key"=&gt;623, </text:p>
            <text:p>  "name"=&gt;clienttranslate("Importer"), </text:p>
            <text:p>  "description"=&gt;clienttranslate('Draw 3 ${token_blueCardPlus} cards unless all opponents combine to give you 3 ${token_blueCard} (total).'),</text:p>
            <text:p>  "solo"=&gt;1, </text:p>
            <text:p>  "set"=&gt;0),</text:p>
          </table:table-cell>
          <table:table-cell table:style-name="Default" table:formula="of:=&quot;  case &quot;&amp;[.A24]&amp;&quot;: //&quot;&amp;[.B24]&amp;CHAR(13)&amp;&quot;  //&quot;&amp;[.C24]&amp;CHAR(13)&amp;&quot;  //&quot;&amp;[.I24]&amp;CHAR(13)&amp;&quot;  //TODO: TBD YELLOW CARD &quot;&amp;[.A24]&amp;&quot; &quot; &amp; [.B24]&amp;CHAR(13)&amp;&quot;  break;&quot;&amp;CHAR(13)&amp;CHAR(13)" office:value-type="string" office:string-value="  case 623: //Importer&#13;  //Draw 3 ${token_blueCardPlus} cards unless all opponents combine to give you 3 ${token_blueCard} (total).&#13;  //**special**&#13;  //TODO: TBD YELLOW CARD 623 Importer&#13;  break;&#13;&#13;" calcext:value-type="string">
            <text:p><text:s text:c="2"/>case 623: //Importer <text:s/>//Draw 3 ${token_blueCardPlus} cards unless all opponents combine to give you 3 ${token_blueCard} (total). <text:s/>//**special** <text:s/>//TODO: TBD YELLOW CARD 623 Importer <text:s/>break;</text:p>
          </table:table-cell>
          <table:table-cell table:style-name="Default" table:formula="of:=MOD( [.A24]-[.$A$2];10)" office:value-type="float" office:value="2" calcext:value-type="float">
            <text:p>2</text:p>
          </table:table-cell>
          <table:table-cell table:formula="of:=INT(([.A24]-[.$A$2])/10)" office:value-type="float" office:value="2" calcext:value-type="float">
            <text:p>2</text:p>
          </table:table-cell>
          <table:table-cell table:formula="of:=&quot;.card.card_&quot;&amp;[.$A24]&amp;&quot; {  background-position: -&quot;&amp;[.O24]*192&amp;&quot;px -&quot;&amp;([.P24])*[.Q$1]&amp;&quot;px ; }&quot;" office:value-type="string" office:string-value=".card.card_623 {  background-position: -384px -588px ; }" calcext:value-type="string">
            <text:p>.card.card_623 { <text:s/>background-position: -384px -588px ; }</text:p>
          </table:table-cell>
          <table:table-cell table:formula="of:=&quot;.card.small.card_&quot;&amp;[.$A24]&amp;&quot; {  background-position: -&quot;&amp;[.O24]*96&amp;&quot;px -&quot;&amp;([.P24])*[.R$1]&amp;&quot;px ; }&quot;" office:value-type="string" office:string-value=".card.small.card_623 {  background-position: -192px -294px ; }" calcext:value-type="string">
            <text:p>.card.small.card_623 { <text:s/>background-position: -192px -294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24" calcext:value-type="float">
            <text:p>624</text:p>
          </table:table-cell>
          <table:table-cell table:style-name="ce21" office:value-type="string" calcext:value-type="string">
            <text:p>Sharecropper</text:p>
          </table:table-cell>
          <table:table-cell office:value-type="string" calcext:value-type="string">
            <text:p>Plant 1 ${token_greenCard} even if you don't have the required structure(s) OR uproot and discard 1 ${token_greenCard} to gain ${token_vp2}.</text:p>
          </table:table-cell>
          <table:table-cell office:value-type="string" calcext:value-type="string">
            <text:p>Plant 1 vine even if you don't have the required structure(s) OR uproot and discard 1 vine card to gain 2 victory point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plant_1_noStructure|uprootAndDiscard</text:span>_1+getVp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5] &amp; &quot;=&gt;array( &quot;&amp;CHAR(10)&amp; &quot;  &quot;&quot;key&quot;&quot;=&gt;&quot;&amp;[.A25]&amp;&quot;, &quot;&amp;CHAR(10)&amp;  &quot;  &quot;&quot;name&quot;&quot;=&gt;clienttranslate(&quot;&quot;&quot;&amp;[.B25]&amp;&quot;&quot;&quot;), &quot;&amp;CHAR(10)&amp;  &quot;  &quot;&quot;description&quot;&quot;=&gt;clienttranslate('&quot;&amp;SUBSTITUTE ([.C25];&quot;'&quot;;&quot;\'&quot;)&amp;&quot;'),&quot;&amp;CHAR(10)&amp; &quot;  &quot;&quot;solo&quot;&quot;=&gt;&quot;&amp;[.L25]&amp;&quot;, &quot;&amp;CHAR(10)&amp;  &quot;  &quot;&quot;set&quot;&quot;=&gt;&quot;&amp;[.E25]&amp;&quot;),&quot;" office:value-type="string" office:string-value="624=&gt;array( &#10;  &quot;key&quot;=&gt;624, &#10;  &quot;name&quot;=&gt;clienttranslate(&quot;Sharecropper&quot;), &#10;  &quot;description&quot;=&gt;clienttranslate('Plant 1 ${token_greenCard} even if you don\'t have the required structure(s) OR uproot and discard 1 ${token_greenCard} to gain ${token_vp2}.'),&#10;  &quot;solo&quot;=&gt;1, &#10;  &quot;set&quot;=&gt;0)," calcext:value-type="string">
            <text:p>624=&gt;array( </text:p>
            <text:p>  "key"=&gt;624, </text:p>
            <text:p>  "name"=&gt;clienttranslate("Sharecropper"), </text:p>
            <text:p>  "description"=&gt;clienttranslate('Plant 1 ${token_greenCard} even if you don\'t have the required structure(s) OR uproot and discard 1 ${token_greenCard} to gain ${token_vp2}.'),</text:p>
            <text:p>  "solo"=&gt;1, </text:p>
            <text:p>  "set"=&gt;0),</text:p>
          </table:table-cell>
          <table:table-cell table:style-name="Default" table:formula="of:=&quot;  case &quot;&amp;[.A25]&amp;&quot;: //&quot;&amp;[.B25]&amp;CHAR(13)&amp;&quot;  //&quot;&amp;[.C25]&amp;CHAR(13)&amp;&quot;  //&quot;&amp;[.I25]&amp;CHAR(13)&amp;&quot;  //TODO: TBD YELLOW CARD &quot;&amp;[.A25]&amp;&quot; &quot; &amp; [.B25]&amp;CHAR(13)&amp;&quot;  break;&quot;&amp;CHAR(13)&amp;CHAR(13)" office:value-type="string" office:string-value="  case 624: //Sharecropper&#13;  //Plant 1 ${token_greenCard} even if you don't have the required structure(s) OR uproot and discard 1 ${token_greenCard} to gain ${token_vp2}.&#13;  //plant_1_noStructure|uprootAndDiscard_1+getVp_2&#13;  //TODO: TBD YELLOW CARD 624 Sharecropper&#13;  break;&#13;&#13;" calcext:value-type="string">
            <text:p><text:s text:c="2"/>case 624: //Sharecropper <text:s/>//Plant 1 ${token_greenCard} even if you don't have the required structure(s) OR uproot and discard 1 ${token_greenCard} to gain ${token_vp2}. <text:s/>//plant_1_noStructure|uprootAndDiscard_1+getVp_2 <text:s/>//TODO: TBD YELLOW CARD 624 Sharecropper <text:s/>break;</text:p>
          </table:table-cell>
          <table:table-cell table:style-name="Default" table:formula="of:=MOD( [.A25]-[.$A$2];10)" office:value-type="float" office:value="3" calcext:value-type="float">
            <text:p>3</text:p>
          </table:table-cell>
          <table:table-cell table:formula="of:=INT(([.A25]-[.$A$2])/10)" office:value-type="float" office:value="2" calcext:value-type="float">
            <text:p>2</text:p>
          </table:table-cell>
          <table:table-cell table:formula="of:=&quot;.card.card_&quot;&amp;[.$A25]&amp;&quot; {  background-position: -&quot;&amp;[.O25]*192&amp;&quot;px -&quot;&amp;([.P25])*[.Q$1]&amp;&quot;px ; }&quot;" office:value-type="string" office:string-value=".card.card_624 {  background-position: -576px -588px ; }" calcext:value-type="string">
            <text:p>.card.card_624 { <text:s/>background-position: -576px -588px ; }</text:p>
          </table:table-cell>
          <table:table-cell table:formula="of:=&quot;.card.small.card_&quot;&amp;[.$A25]&amp;&quot; {  background-position: -&quot;&amp;[.O25]*96&amp;&quot;px -&quot;&amp;([.P25])*[.R$1]&amp;&quot;px ; }&quot;" office:value-type="string" office:string-value=".card.small.card_624 {  background-position: -288px -294px ; }" calcext:value-type="string">
            <text:p>.card.small.card_624 { <text:s/>background-position: -288px -294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25" calcext:value-type="float">
            <text:p>625</text:p>
          </table:table-cell>
          <table:table-cell table:style-name="ce21" office:value-type="string" calcext:value-type="string">
            <text:p>Grower</text:p>
          </table:table-cell>
          <table:table-cell office:value-type="string" calcext:value-type="string">
            <text:p>Plant 1 ${token_greenCard}. Then, if you have planted a total of at least 6 ${token_greenCard}, gain ${token_vp2}.</text:p>
          </table:table-cell>
          <table:table-cell office:value-type="string" calcext:value-type="string">
            <text:p>Plant 1 vine. Then, if you have planted a total of at least 6 vine value, gain 2 victory points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_1_iftotalgreat_6_vp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6] &amp; &quot;=&gt;array( &quot;&amp;CHAR(10)&amp; &quot;  &quot;&quot;key&quot;&quot;=&gt;&quot;&amp;[.A26]&amp;&quot;, &quot;&amp;CHAR(10)&amp;  &quot;  &quot;&quot;name&quot;&quot;=&gt;clienttranslate(&quot;&quot;&quot;&amp;[.B26]&amp;&quot;&quot;&quot;), &quot;&amp;CHAR(10)&amp;  &quot;  &quot;&quot;description&quot;&quot;=&gt;clienttranslate('&quot;&amp;SUBSTITUTE ([.C26];&quot;'&quot;;&quot;\'&quot;)&amp;&quot;'),&quot;&amp;CHAR(10)&amp; &quot;  &quot;&quot;solo&quot;&quot;=&gt;&quot;&amp;[.L26]&amp;&quot;, &quot;&amp;CHAR(10)&amp;  &quot;  &quot;&quot;set&quot;&quot;=&gt;&quot;&amp;[.E26]&amp;&quot;),&quot;" office:value-type="string" office:string-value="625=&gt;array( &#10;  &quot;key&quot;=&gt;625, &#10;  &quot;name&quot;=&gt;clienttranslate(&quot;Grower&quot;), &#10;  &quot;description&quot;=&gt;clienttranslate('Plant 1 ${token_greenCard}. Then, if you have planted a total of at least 6 ${token_greenCard}, gain ${token_vp2}.'),&#10;  &quot;solo&quot;=&gt;1, &#10;  &quot;set&quot;=&gt;0)," calcext:value-type="string">
            <text:p>625=&gt;array( </text:p>
            <text:p>  "key"=&gt;625, </text:p>
            <text:p>  "name"=&gt;clienttranslate("Grower"), </text:p>
            <text:p>  "description"=&gt;clienttranslate('Plant 1 ${token_greenCard}. Then, if you have planted a total of at least 6 ${token_greenCard}, gain ${token_vp2}.'),</text:p>
            <text:p>  "solo"=&gt;1, </text:p>
            <text:p>  "set"=&gt;0),</text:p>
          </table:table-cell>
          <table:table-cell table:style-name="Default" table:formula="of:=&quot;  case &quot;&amp;[.A26]&amp;&quot;: //&quot;&amp;[.B26]&amp;CHAR(13)&amp;&quot;  //&quot;&amp;[.C26]&amp;CHAR(13)&amp;&quot;  //&quot;&amp;[.I26]&amp;CHAR(13)&amp;&quot;  //TODO: TBD YELLOW CARD &quot;&amp;[.A26]&amp;&quot; &quot; &amp; [.B26]&amp;CHAR(13)&amp;&quot;  break;&quot;&amp;CHAR(13)&amp;CHAR(13)" office:value-type="string" office:string-value="  case 625: //Grower&#13;  //Plant 1 ${token_greenCard}. Then, if you have planted a total of at least 6 ${token_greenCard}, gain ${token_vp2}.&#13;  //plant_1_iftotalgreat_6_vp2&#13;  //TODO: TBD YELLOW CARD 625 Grower&#13;  break;&#13;&#13;" calcext:value-type="string">
            <text:p><text:s text:c="2"/>case 625: //Grower <text:s/>//Plant 1 ${token_greenCard}. Then, if you have planted a total of at least 6 ${token_greenCard}, gain ${token_vp2}. <text:s/>//plant_1_iftotalgreat_6_vp2 <text:s/>//TODO: TBD YELLOW CARD 625 Grower <text:s/>break;</text:p>
          </table:table-cell>
          <table:table-cell table:style-name="Default" table:formula="of:=MOD( [.A26]-[.$A$2];10)" office:value-type="float" office:value="4" calcext:value-type="float">
            <text:p>4</text:p>
          </table:table-cell>
          <table:table-cell table:formula="of:=INT(([.A26]-[.$A$2])/10)" office:value-type="float" office:value="2" calcext:value-type="float">
            <text:p>2</text:p>
          </table:table-cell>
          <table:table-cell table:formula="of:=&quot;.card.card_&quot;&amp;[.$A26]&amp;&quot; {  background-position: -&quot;&amp;[.O26]*192&amp;&quot;px -&quot;&amp;([.P26])*[.Q$1]&amp;&quot;px ; }&quot;" office:value-type="string" office:string-value=".card.card_625 {  background-position: -768px -588px ; }" calcext:value-type="string">
            <text:p>.card.card_625 { <text:s/>background-position: -768px -588px ; }</text:p>
          </table:table-cell>
          <table:table-cell table:formula="of:=&quot;.card.small.card_&quot;&amp;[.$A26]&amp;&quot; {  background-position: -&quot;&amp;[.O26]*96&amp;&quot;px -&quot;&amp;([.P26])*[.R$1]&amp;&quot;px ; }&quot;" office:value-type="string" office:string-value=".card.small.card_625 {  background-position: -384px -294px ; }" calcext:value-type="string">
            <text:p>.card.small.card_625 { <text:s/>background-position: -384px -294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26" calcext:value-type="float">
            <text:p>626</text:p>
          </table:table-cell>
          <table:table-cell table:style-name="ce21" office:value-type="string" calcext:value-type="string">
            <text:p>Negotiator</text:p>
          </table:table-cell>
          <table:table-cell office:value-type="string" calcext:value-type="string">
            <text:p>Discard 1 ${token_grapeAny} to gain ${token_residualPayment1} OR discard 1 ${token_wineAny} to gain ${token_residualPayment2} .</text:p>
          </table:table-cell>
          <table:table-cell office:value-type="string" calcext:value-type="string">
            <text:p>Discard 1 grape token to gain 1 Lira residual income OR discard 1 wine token to gain 2 Lira residual income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ardGrape_1+getResidualPayment_1|discardWine_1+getResidualPayment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7] &amp; &quot;=&gt;array( &quot;&amp;CHAR(10)&amp; &quot;  &quot;&quot;key&quot;&quot;=&gt;&quot;&amp;[.A27]&amp;&quot;, &quot;&amp;CHAR(10)&amp;  &quot;  &quot;&quot;name&quot;&quot;=&gt;clienttranslate(&quot;&quot;&quot;&amp;[.B27]&amp;&quot;&quot;&quot;), &quot;&amp;CHAR(10)&amp;  &quot;  &quot;&quot;description&quot;&quot;=&gt;clienttranslate('&quot;&amp;SUBSTITUTE ([.C27];&quot;'&quot;;&quot;\'&quot;)&amp;&quot;'),&quot;&amp;CHAR(10)&amp; &quot;  &quot;&quot;solo&quot;&quot;=&gt;&quot;&amp;[.L27]&amp;&quot;, &quot;&amp;CHAR(10)&amp;  &quot;  &quot;&quot;set&quot;&quot;=&gt;&quot;&amp;[.E27]&amp;&quot;),&quot;" office:value-type="string" office:string-value="626=&gt;array( &#10;  &quot;key&quot;=&gt;626, &#10;  &quot;name&quot;=&gt;clienttranslate(&quot;Negotiator&quot;), &#10;  &quot;description&quot;=&gt;clienttranslate('Discard 1 ${token_grapeAny} to gain ${token_residualPayment1} OR discard 1 ${token_wineAny} to gain ${token_residualPayment2} .'),&#10;  &quot;solo&quot;=&gt;1, &#10;  &quot;set&quot;=&gt;0)," calcext:value-type="string">
            <text:p>626=&gt;array( </text:p>
            <text:p>  "key"=&gt;626, </text:p>
            <text:p>  "name"=&gt;clienttranslate("Negotiator"), </text:p>
            <text:p>  "description"=&gt;clienttranslate('Discard 1 ${token_grapeAny} to gain ${token_residualPayment1} OR discard 1 ${token_wineAny} to gain ${token_residualPayment2} .'),</text:p>
            <text:p>  "solo"=&gt;1, </text:p>
            <text:p>  "set"=&gt;0),</text:p>
          </table:table-cell>
          <table:table-cell table:style-name="Default" table:formula="of:=&quot;  case &quot;&amp;[.A27]&amp;&quot;: //&quot;&amp;[.B27]&amp;CHAR(13)&amp;&quot;  //&quot;&amp;[.C27]&amp;CHAR(13)&amp;&quot;  //&quot;&amp;[.I27]&amp;CHAR(13)&amp;&quot;  //TODO: TBD YELLOW CARD &quot;&amp;[.A27]&amp;&quot; &quot; &amp; [.B27]&amp;CHAR(13)&amp;&quot;  break;&quot;&amp;CHAR(13)&amp;CHAR(13)" office:value-type="string" office:string-value="  case 626: //Negotiator&#13;  //Discard 1 ${token_grapeAny} to gain ${token_residualPayment1} OR discard 1 ${token_wineAny} to gain ${token_residualPayment2} .&#13;  //discardGrape_1+getResidualPayment_1|discardWine_1+getResidualPayment_2&#13;  //TODO: TBD YELLOW CARD 626 Negotiator&#13;  break;&#13;&#13;" calcext:value-type="string">
            <text:p><text:s text:c="2"/>case 626: //Negotiator <text:s/>//Discard 1 ${token_grapeAny} to gain ${token_residualPayment1} OR discard 1 ${token_wineAny} to gain ${token_residualPayment2} . <text:s/>//discardGrape_1+getResidualPayment_1|discardWine_1+getResidualPayment_2 <text:s/>//TODO: TBD YELLOW CARD 626 Negotiator <text:s/>break;</text:p>
          </table:table-cell>
          <table:table-cell table:style-name="Default" table:formula="of:=MOD( [.A27]-[.$A$2];10)" office:value-type="float" office:value="5" calcext:value-type="float">
            <text:p>5</text:p>
          </table:table-cell>
          <table:table-cell table:formula="of:=INT(([.A27]-[.$A$2])/10)" office:value-type="float" office:value="2" calcext:value-type="float">
            <text:p>2</text:p>
          </table:table-cell>
          <table:table-cell table:formula="of:=&quot;.card.card_&quot;&amp;[.$A27]&amp;&quot; {  background-position: -&quot;&amp;[.O27]*192&amp;&quot;px -&quot;&amp;([.P27])*[.Q$1]&amp;&quot;px ; }&quot;" office:value-type="string" office:string-value=".card.card_626 {  background-position: -960px -588px ; }" calcext:value-type="string">
            <text:p>.card.card_626 { <text:s/>background-position: -960px -588px ; }</text:p>
          </table:table-cell>
          <table:table-cell table:formula="of:=&quot;.card.small.card_&quot;&amp;[.$A27]&amp;&quot; {  background-position: -&quot;&amp;[.O27]*96&amp;&quot;px -&quot;&amp;([.P27])*[.R$1]&amp;&quot;px ; }&quot;" office:value-type="string" office:string-value=".card.small.card_626 {  background-position: -480px -294px ; }" calcext:value-type="string">
            <text:p>.card.small.card_626 { <text:s/>background-position: -480px -294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27" calcext:value-type="float">
            <text:p>627</text:p>
          </table:table-cell>
          <table:table-cell table:style-name="ce21" office:value-type="string" calcext:value-type="string">
            <text:p>Cultivator</text:p>
          </table:table-cell>
          <table:table-cell office:value-type="string" calcext:value-type="string">
            <text:p>Plant 1 ${token_greenCard}. You may plant it on a field even if the total value of that field exceeds the max vine value.</text:p>
          </table:table-cell>
          <table:table-cell office:value-type="string" calcext:value-type="string">
            <text:p>Plant 1 vine. You may plant it on a field even if the total value of that field exceeds the max vine value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_1_overMa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8] &amp; &quot;=&gt;array( &quot;&amp;CHAR(10)&amp; &quot;  &quot;&quot;key&quot;&quot;=&gt;&quot;&amp;[.A28]&amp;&quot;, &quot;&amp;CHAR(10)&amp;  &quot;  &quot;&quot;name&quot;&quot;=&gt;clienttranslate(&quot;&quot;&quot;&amp;[.B28]&amp;&quot;&quot;&quot;), &quot;&amp;CHAR(10)&amp;  &quot;  &quot;&quot;description&quot;&quot;=&gt;clienttranslate('&quot;&amp;SUBSTITUTE ([.C28];&quot;'&quot;;&quot;\'&quot;)&amp;&quot;'),&quot;&amp;CHAR(10)&amp; &quot;  &quot;&quot;solo&quot;&quot;=&gt;&quot;&amp;[.L28]&amp;&quot;, &quot;&amp;CHAR(10)&amp;  &quot;  &quot;&quot;set&quot;&quot;=&gt;&quot;&amp;[.E28]&amp;&quot;),&quot;" office:value-type="string" office:string-value="627=&gt;array( &#10;  &quot;key&quot;=&gt;627, &#10;  &quot;name&quot;=&gt;clienttranslate(&quot;Cultivator&quot;), &#10;  &quot;description&quot;=&gt;clienttranslate('Plant 1 ${token_greenCard}. You may plant it on a field even if the total value of that field exceeds the max vine value.'),&#10;  &quot;solo&quot;=&gt;1, &#10;  &quot;set&quot;=&gt;0)," calcext:value-type="string">
            <text:p>627=&gt;array( </text:p>
            <text:p>  "key"=&gt;627, </text:p>
            <text:p>  "name"=&gt;clienttranslate("Cultivator"), </text:p>
            <text:p>  "description"=&gt;clienttranslate('Plant 1 ${token_greenCard}. You may plant it on a field even if the total value of that field exceeds the max vine value.'),</text:p>
            <text:p>  "solo"=&gt;1, </text:p>
            <text:p>  "set"=&gt;0),</text:p>
          </table:table-cell>
          <table:table-cell table:style-name="Default" table:formula="of:=&quot;  case &quot;&amp;[.A28]&amp;&quot;: //&quot;&amp;[.B28]&amp;CHAR(13)&amp;&quot;  //&quot;&amp;[.C28]&amp;CHAR(13)&amp;&quot;  //&quot;&amp;[.I28]&amp;CHAR(13)&amp;&quot;  //TODO: TBD YELLOW CARD &quot;&amp;[.A28]&amp;&quot; &quot; &amp; [.B28]&amp;CHAR(13)&amp;&quot;  break;&quot;&amp;CHAR(13)&amp;CHAR(13)" office:value-type="string" office:string-value="  case 627: //Cultivator&#13;  //Plant 1 ${token_greenCard}. You may plant it on a field even if the total value of that field exceeds the max vine value.&#13;  //plant_1_overMax&#13;  //TODO: TBD YELLOW CARD 627 Cultivator&#13;  break;&#13;&#13;" calcext:value-type="string">
            <text:p><text:s text:c="2"/>case 627: //Cultivator <text:s/>//Plant 1 ${token_greenCard}. You may plant it on a field even if the total value of that field exceeds the max vine value. <text:s/>//plant_1_overMax <text:s/>//TODO: TBD YELLOW CARD 627 Cultivator <text:s/>break;</text:p>
          </table:table-cell>
          <table:table-cell table:style-name="Default" table:formula="of:=MOD( [.A28]-[.$A$2];10)" office:value-type="float" office:value="6" calcext:value-type="float">
            <text:p>6</text:p>
          </table:table-cell>
          <table:table-cell table:formula="of:=INT(([.A28]-[.$A$2])/10)" office:value-type="float" office:value="2" calcext:value-type="float">
            <text:p>2</text:p>
          </table:table-cell>
          <table:table-cell table:formula="of:=&quot;.card.card_&quot;&amp;[.$A28]&amp;&quot; {  background-position: -&quot;&amp;[.O28]*192&amp;&quot;px -&quot;&amp;([.P28])*[.Q$1]&amp;&quot;px ; }&quot;" office:value-type="string" office:string-value=".card.card_627 {  background-position: -1152px -588px ; }" calcext:value-type="string">
            <text:p>.card.card_627 { <text:s/>background-position: -1152px -588px ; }</text:p>
          </table:table-cell>
          <table:table-cell table:formula="of:=&quot;.card.small.card_&quot;&amp;[.$A28]&amp;&quot; {  background-position: -&quot;&amp;[.O28]*96&amp;&quot;px -&quot;&amp;([.P28])*[.R$1]&amp;&quot;px ; }&quot;" office:value-type="string" office:string-value=".card.small.card_627 {  background-position: -576px -294px ; }" calcext:value-type="string">
            <text:p>.card.small.card_627 { <text:s/>background-position: -576px -294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28" calcext:value-type="float">
            <text:p>628</text:p>
          </table:table-cell>
          <table:table-cell table:style-name="ce21" office:value-type="string" calcext:value-type="string">
            <text:p>Homesteader</text:p>
          </table:table-cell>
          <table:table-cell office:value-type="string" calcext:value-type="string">
            <text:p>Build 1 structure at a ${token_lira3} discount OR plant up to 2 ${token_greenCard}. You may lose ${token_vp1} to do both.</text:p>
          </table:table-cell>
          <table:table-cell office:value-type="string" calcext:value-type="string">
            <text:p>Build 1 structure at a 3 Lira discount OR plant up to 2 vines. You may lose 1 victory point to do both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Structure_1_3|plant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9] &amp; &quot;=&gt;array( &quot;&amp;CHAR(10)&amp; &quot;  &quot;&quot;key&quot;&quot;=&gt;&quot;&amp;[.A29]&amp;&quot;, &quot;&amp;CHAR(10)&amp;  &quot;  &quot;&quot;name&quot;&quot;=&gt;clienttranslate(&quot;&quot;&quot;&amp;[.B29]&amp;&quot;&quot;&quot;), &quot;&amp;CHAR(10)&amp;  &quot;  &quot;&quot;description&quot;&quot;=&gt;clienttranslate('&quot;&amp;SUBSTITUTE ([.C29];&quot;'&quot;;&quot;\'&quot;)&amp;&quot;'),&quot;&amp;CHAR(10)&amp; &quot;  &quot;&quot;solo&quot;&quot;=&gt;&quot;&amp;[.L29]&amp;&quot;, &quot;&amp;CHAR(10)&amp;  &quot;  &quot;&quot;set&quot;&quot;=&gt;&quot;&amp;[.E29]&amp;&quot;),&quot;" office:value-type="string" office:string-value="628=&gt;array( &#10;  &quot;key&quot;=&gt;628, &#10;  &quot;name&quot;=&gt;clienttranslate(&quot;Homesteader&quot;), &#10;  &quot;description&quot;=&gt;clienttranslate('Build 1 structure at a ${token_lira3} discount OR plant up to 2 ${token_greenCard}. You may lose ${token_vp1} to do both.'),&#10;  &quot;solo&quot;=&gt;1, &#10;  &quot;set&quot;=&gt;0)," calcext:value-type="string">
            <text:p>628=&gt;array( </text:p>
            <text:p>  "key"=&gt;628, </text:p>
            <text:p>  "name"=&gt;clienttranslate("Homesteader"), </text:p>
            <text:p>  "description"=&gt;clienttranslate('Build 1 structure at a ${token_lira3} discount OR plant up to 2 ${token_greenCard}. You may lose ${token_vp1} to do both.'),</text:p>
            <text:p>  "solo"=&gt;1, </text:p>
            <text:p>  "set"=&gt;0),</text:p>
          </table:table-cell>
          <table:table-cell table:style-name="Default" table:formula="of:=&quot;  case &quot;&amp;[.A29]&amp;&quot;: //&quot;&amp;[.B29]&amp;CHAR(13)&amp;&quot;  //&quot;&amp;[.C29]&amp;CHAR(13)&amp;&quot;  //&quot;&amp;[.I29]&amp;CHAR(13)&amp;&quot;  //TODO: TBD YELLOW CARD &quot;&amp;[.A29]&amp;&quot; &quot; &amp; [.B29]&amp;CHAR(13)&amp;&quot;  break;&quot;&amp;CHAR(13)&amp;CHAR(13)" office:value-type="string" office:string-value="  case 628: //Homesteader&#13;  //Build 1 structure at a ${token_lira3} discount OR plant up to 2 ${token_greenCard}. You may lose ${token_vp1} to do both.&#13;  //buildStructure_1_3|plant_2&#13;  //TODO: TBD YELLOW CARD 628 Homesteader&#13;  break;&#13;&#13;" calcext:value-type="string">
            <text:p><text:s text:c="2"/>case 628: //Homesteader <text:s/>//Build 1 structure at a ${token_lira3} discount OR plant up to 2 ${token_greenCard}. You may lose ${token_vp1} to do both. <text:s/>//buildStructure_1_3|plant_2 <text:s/>//TODO: TBD YELLOW CARD 628 Homesteader <text:s/>break;</text:p>
          </table:table-cell>
          <table:table-cell table:style-name="Default" table:formula="of:=MOD( [.A29]-[.$A$2];10)" office:value-type="float" office:value="7" calcext:value-type="float">
            <text:p>7</text:p>
          </table:table-cell>
          <table:table-cell table:formula="of:=INT(([.A29]-[.$A$2])/10)" office:value-type="float" office:value="2" calcext:value-type="float">
            <text:p>2</text:p>
          </table:table-cell>
          <table:table-cell table:formula="of:=&quot;.card.card_&quot;&amp;[.$A29]&amp;&quot; {  background-position: -&quot;&amp;[.O29]*192&amp;&quot;px -&quot;&amp;([.P29])*[.Q$1]&amp;&quot;px ; }&quot;" office:value-type="string" office:string-value=".card.card_628 {  background-position: -1344px -588px ; }" calcext:value-type="string">
            <text:p>.card.card_628 { <text:s/>background-position: -1344px -588px ; }</text:p>
          </table:table-cell>
          <table:table-cell table:formula="of:=&quot;.card.small.card_&quot;&amp;[.$A29]&amp;&quot; {  background-position: -&quot;&amp;[.O29]*96&amp;&quot;px -&quot;&amp;([.P29])*[.R$1]&amp;&quot;px ; }&quot;" office:value-type="string" office:string-value=".card.small.card_628 {  background-position: -672px -294px ; }" calcext:value-type="string">
            <text:p>.card.small.card_628 { <text:s/>background-position: -672px -294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29" calcext:value-type="float">
            <text:p>629</text:p>
          </table:table-cell>
          <table:table-cell table:style-name="ce21" office:value-type="string" calcext:value-type="string">
            <text:p>Planner</text:p>
          </table:table-cell>
          <table:table-cell table:number-columns-repeated="2" office:value-type="string" calcext:value-type="string">
            <text:p>Place a worker on an action in a future season. Take that action at the beginning of that season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0] &amp; &quot;=&gt;array( &quot;&amp;CHAR(10)&amp; &quot;  &quot;&quot;key&quot;&quot;=&gt;&quot;&amp;[.A30]&amp;&quot;, &quot;&amp;CHAR(10)&amp;  &quot;  &quot;&quot;name&quot;&quot;=&gt;clienttranslate(&quot;&quot;&quot;&amp;[.B30]&amp;&quot;&quot;&quot;), &quot;&amp;CHAR(10)&amp;  &quot;  &quot;&quot;description&quot;&quot;=&gt;clienttranslate('&quot;&amp;SUBSTITUTE ([.C30];&quot;'&quot;;&quot;\'&quot;)&amp;&quot;'),&quot;&amp;CHAR(10)&amp; &quot;  &quot;&quot;solo&quot;&quot;=&gt;&quot;&amp;[.L30]&amp;&quot;, &quot;&amp;CHAR(10)&amp;  &quot;  &quot;&quot;set&quot;&quot;=&gt;&quot;&amp;[.E30]&amp;&quot;),&quot;" office:value-type="string" office:string-value="629=&gt;array( &#10;  &quot;key&quot;=&gt;629, &#10;  &quot;name&quot;=&gt;clienttranslate(&quot;Planner&quot;), &#10;  &quot;description&quot;=&gt;clienttranslate('Place a worker on an action in a future season. Take that action at the beginning of that season.'),&#10;  &quot;solo&quot;=&gt;1, &#10;  &quot;set&quot;=&gt;0)," calcext:value-type="string">
            <text:p>629=&gt;array( </text:p>
            <text:p>  "key"=&gt;629, </text:p>
            <text:p>  "name"=&gt;clienttranslate("Planner"), </text:p>
            <text:p>  "description"=&gt;clienttranslate('Place a worker on an action in a future season. Take that action at the beginning of that season.'),</text:p>
            <text:p>  "solo"=&gt;1, </text:p>
            <text:p>  "set"=&gt;0),</text:p>
          </table:table-cell>
          <table:table-cell table:style-name="Default" table:formula="of:=&quot;  case &quot;&amp;[.A30]&amp;&quot;: //&quot;&amp;[.B30]&amp;CHAR(13)&amp;&quot;  //&quot;&amp;[.C30]&amp;CHAR(13)&amp;&quot;  //&quot;&amp;[.I30]&amp;CHAR(13)&amp;&quot;  //TODO: TBD YELLOW CARD &quot;&amp;[.A30]&amp;&quot; &quot; &amp; [.B30]&amp;CHAR(13)&amp;&quot;  break;&quot;&amp;CHAR(13)&amp;CHAR(13)" office:value-type="string" office:string-value="  case 629: //Planner&#13;  //Place a worker on an action in a future season. Take that action at the beginning of that season.&#13;  //**special**&#13;  //TODO: TBD YELLOW CARD 629 Planner&#13;  break;&#13;&#13;" calcext:value-type="string">
            <text:p><text:s text:c="2"/>case 629: //Planner <text:s/>//Place a worker on an action in a future season. Take that action at the beginning of that season. <text:s/>//**special** <text:s/>//TODO: TBD YELLOW CARD 629 Planner <text:s/>break;</text:p>
          </table:table-cell>
          <table:table-cell table:style-name="Default" table:formula="of:=MOD( [.A30]-[.$A$2];10)" office:value-type="float" office:value="8" calcext:value-type="float">
            <text:p>8</text:p>
          </table:table-cell>
          <table:table-cell table:formula="of:=INT(([.A30]-[.$A$2])/10)" office:value-type="float" office:value="2" calcext:value-type="float">
            <text:p>2</text:p>
          </table:table-cell>
          <table:table-cell table:formula="of:=&quot;.card.card_&quot;&amp;[.$A30]&amp;&quot; {  background-position: -&quot;&amp;[.O30]*192&amp;&quot;px -&quot;&amp;([.P30])*[.Q$1]&amp;&quot;px ; }&quot;" office:value-type="string" office:string-value=".card.card_629 {  background-position: -1536px -588px ; }" calcext:value-type="string">
            <text:p>.card.card_629 { <text:s/>background-position: -1536px -588px ; }</text:p>
          </table:table-cell>
          <table:table-cell table:formula="of:=&quot;.card.small.card_&quot;&amp;[.$A30]&amp;&quot; {  background-position: -&quot;&amp;[.O30]*96&amp;&quot;px -&quot;&amp;([.P30])*[.R$1]&amp;&quot;px ; }&quot;" office:value-type="string" office:string-value=".card.small.card_629 {  background-position: -768px -294px ; }" calcext:value-type="string">
            <text:p>.card.small.card_629 { <text:s/>background-position: -768px -294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30" calcext:value-type="float">
            <text:p>630</text:p>
          </table:table-cell>
          <table:table-cell table:style-name="ce21" office:value-type="string" calcext:value-type="string">
            <text:p>Agriculturist</text:p>
          </table:table-cell>
          <table:table-cell office:value-type="string" calcext:value-type="string">
            <text:p>Plant 1 ${token_greenCard}. Then, if you have at least 3 different types of ${token_greenCard} planted on that field, gain ${token_vp2}.</text:p>
          </table:table-cell>
          <table:table-cell office:value-type="string" calcext:value-type="string">
            <text:p>Plant 1 vine. Then, if you have at least 3 different types of vines planted on that field, gain 2 victory ponts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1] &amp; &quot;=&gt;array( &quot;&amp;CHAR(10)&amp; &quot;  &quot;&quot;key&quot;&quot;=&gt;&quot;&amp;[.A31]&amp;&quot;, &quot;&amp;CHAR(10)&amp;  &quot;  &quot;&quot;name&quot;&quot;=&gt;clienttranslate(&quot;&quot;&quot;&amp;[.B31]&amp;&quot;&quot;&quot;), &quot;&amp;CHAR(10)&amp;  &quot;  &quot;&quot;description&quot;&quot;=&gt;clienttranslate('&quot;&amp;SUBSTITUTE ([.C31];&quot;'&quot;;&quot;\'&quot;)&amp;&quot;'),&quot;&amp;CHAR(10)&amp; &quot;  &quot;&quot;solo&quot;&quot;=&gt;&quot;&amp;[.L31]&amp;&quot;, &quot;&amp;CHAR(10)&amp;  &quot;  &quot;&quot;set&quot;&quot;=&gt;&quot;&amp;[.E31]&amp;&quot;),&quot;" office:value-type="string" office:string-value="630=&gt;array( &#10;  &quot;key&quot;=&gt;630, &#10;  &quot;name&quot;=&gt;clienttranslate(&quot;Agriculturist&quot;), &#10;  &quot;description&quot;=&gt;clienttranslate('Plant 1 ${token_greenCard}. Then, if you have at least 3 different types of ${token_greenCard} planted on that field, gain ${token_vp2}.'),&#10;  &quot;solo&quot;=&gt;1, &#10;  &quot;set&quot;=&gt;0)," calcext:value-type="string">
            <text:p>630=&gt;array( </text:p>
            <text:p>  "key"=&gt;630, </text:p>
            <text:p>  "name"=&gt;clienttranslate("Agriculturist"), </text:p>
            <text:p>  "description"=&gt;clienttranslate('Plant 1 ${token_greenCard}. Then, if you have at least 3 different types of ${token_greenCard} planted on that field, gain ${token_vp2}.'),</text:p>
            <text:p>  "solo"=&gt;1, </text:p>
            <text:p>  "set"=&gt;0),</text:p>
          </table:table-cell>
          <table:table-cell table:style-name="Default" table:formula="of:=&quot;  case &quot;&amp;[.A31]&amp;&quot;: //&quot;&amp;[.B31]&amp;CHAR(13)&amp;&quot;  //&quot;&amp;[.C31]&amp;CHAR(13)&amp;&quot;  //&quot;&amp;[.I31]&amp;CHAR(13)&amp;&quot;  //TODO: TBD YELLOW CARD &quot;&amp;[.A31]&amp;&quot; &quot; &amp; [.B31]&amp;CHAR(13)&amp;&quot;  break;&quot;&amp;CHAR(13)&amp;CHAR(13)" office:value-type="string" office:string-value="  case 630: //Agriculturist&#13;  //Plant 1 ${token_greenCard}. Then, if you have at least 3 different types of ${token_greenCard} planted on that field, gain ${token_vp2}.&#13;  //**special**&#13;  //TODO: TBD YELLOW CARD 630 Agriculturist&#13;  break;&#13;&#13;" calcext:value-type="string">
            <text:p><text:s text:c="2"/>case 630: //Agriculturist <text:s/>//Plant 1 ${token_greenCard}. Then, if you have at least 3 different types of ${token_greenCard} planted on that field, gain ${token_vp2}. <text:s/>//**special** <text:s/>//TODO: TBD YELLOW CARD 630 Agriculturist <text:s/>break;</text:p>
          </table:table-cell>
          <table:table-cell table:style-name="Default" table:formula="of:=MOD( [.A31]-[.$A$2];10)" office:value-type="float" office:value="9" calcext:value-type="float">
            <text:p>9</text:p>
          </table:table-cell>
          <table:table-cell table:formula="of:=INT(([.A31]-[.$A$2])/10)" office:value-type="float" office:value="2" calcext:value-type="float">
            <text:p>2</text:p>
          </table:table-cell>
          <table:table-cell table:formula="of:=&quot;.card.card_&quot;&amp;[.$A31]&amp;&quot; {  background-position: -&quot;&amp;[.O31]*192&amp;&quot;px -&quot;&amp;([.P31])*[.Q$1]&amp;&quot;px ; }&quot;" office:value-type="string" office:string-value=".card.card_630 {  background-position: -1728px -588px ; }" calcext:value-type="string">
            <text:p>.card.card_630 { <text:s/>background-position: -1728px -588px ; }</text:p>
          </table:table-cell>
          <table:table-cell table:formula="of:=&quot;.card.small.card_&quot;&amp;[.$A31]&amp;&quot; {  background-position: -&quot;&amp;[.O31]*96&amp;&quot;px -&quot;&amp;([.P31])*[.R$1]&amp;&quot;px ; }&quot;" office:value-type="string" office:string-value=".card.small.card_630 {  background-position: -864px -294px ; }" calcext:value-type="string">
            <text:p>.card.small.card_630 { <text:s/>background-position: -864px -294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31" calcext:value-type="float">
            <text:p>631</text:p>
          </table:table-cell>
          <table:table-cell table:style-name="ce21" office:value-type="string" calcext:value-type="string">
            <text:p>Swindler</text:p>
          </table:table-cell>
          <table:table-cell office:value-type="string" calcext:value-type="string">
            <text:p>Each opponent may give you ${token_lira2}. For each opponent who does not, gain ${token_vp1}.</text:p>
          </table:table-cell>
          <table:table-cell office:value-type="string" calcext:value-type="string">
            <text:p>Each opponent may give you 2 Lira. For each opponent who does not, gain 1 victory point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32] &amp; &quot;=&gt;array( &quot;&amp;CHAR(10)&amp; &quot;  &quot;&quot;key&quot;&quot;=&gt;&quot;&amp;[.A32]&amp;&quot;, &quot;&amp;CHAR(10)&amp;  &quot;  &quot;&quot;name&quot;&quot;=&gt;clienttranslate(&quot;&quot;&quot;&amp;[.B32]&amp;&quot;&quot;&quot;), &quot;&amp;CHAR(10)&amp;  &quot;  &quot;&quot;description&quot;&quot;=&gt;clienttranslate('&quot;&amp;SUBSTITUTE ([.C32];&quot;'&quot;;&quot;\'&quot;)&amp;&quot;'),&quot;&amp;CHAR(10)&amp; &quot;  &quot;&quot;solo&quot;&quot;=&gt;&quot;&amp;[.L32]&amp;&quot;, &quot;&amp;CHAR(10)&amp;  &quot;  &quot;&quot;set&quot;&quot;=&gt;&quot;&amp;[.E32]&amp;&quot;),&quot;" office:value-type="string" office:string-value="631=&gt;array( &#10;  &quot;key&quot;=&gt;631, &#10;  &quot;name&quot;=&gt;clienttranslate(&quot;Swindler&quot;), &#10;  &quot;description&quot;=&gt;clienttranslate('Each opponent may give you ${token_lira2}. For each opponent who does not, gain ${token_vp1}.'),&#10;  &quot;solo&quot;=&gt;0, &#10;  &quot;set&quot;=&gt;0)," calcext:value-type="string">
            <text:p>631=&gt;array( </text:p>
            <text:p>  "key"=&gt;631, </text:p>
            <text:p>  "name"=&gt;clienttranslate("Swindler"), </text:p>
            <text:p>  "description"=&gt;clienttranslate('Each opponent may give you ${token_lira2}. For each opponent who does not, gain ${token_vp1}.'),</text:p>
            <text:p>  "solo"=&gt;0, </text:p>
            <text:p>  "set"=&gt;0),</text:p>
          </table:table-cell>
          <table:table-cell table:style-name="Default" table:formula="of:=&quot;  case &quot;&amp;[.A32]&amp;&quot;: //&quot;&amp;[.B32]&amp;CHAR(13)&amp;&quot;  //&quot;&amp;[.C32]&amp;CHAR(13)&amp;&quot;  //&quot;&amp;[.I32]&amp;CHAR(13)&amp;&quot;  //TODO: TBD YELLOW CARD &quot;&amp;[.A32]&amp;&quot; &quot; &amp; [.B32]&amp;CHAR(13)&amp;&quot;  break;&quot;&amp;CHAR(13)&amp;CHAR(13)" office:value-type="string" office:string-value="  case 631: //Swindler&#13;  //Each opponent may give you ${token_lira2}. For each opponent who does not, gain ${token_vp1}.&#13;  //**special**&#13;  //TODO: TBD YELLOW CARD 631 Swindler&#13;  break;&#13;&#13;" calcext:value-type="string">
            <text:p><text:s text:c="2"/>case 631: //Swindler <text:s/>//Each opponent may give you ${token_lira2}. For each opponent who does not, gain ${token_vp1}. <text:s/>//**special** <text:s/>//TODO: TBD YELLOW CARD 631 Swindler <text:s/>break;</text:p>
          </table:table-cell>
          <table:table-cell table:style-name="Default" table:formula="of:=MOD( [.A32]-[.$A$2];10)" office:value-type="float" office:value="0" calcext:value-type="float">
            <text:p>0</text:p>
          </table:table-cell>
          <table:table-cell table:formula="of:=INT(([.A32]-[.$A$2])/10)" office:value-type="float" office:value="3" calcext:value-type="float">
            <text:p>3</text:p>
          </table:table-cell>
          <table:table-cell table:formula="of:=&quot;.card.card_&quot;&amp;[.$A32]&amp;&quot; {  background-position: -&quot;&amp;[.O32]*192&amp;&quot;px -&quot;&amp;([.P32])*[.Q$1]&amp;&quot;px ; }&quot;" office:value-type="string" office:string-value=".card.card_631 {  background-position: -0px -882px ; }" calcext:value-type="string">
            <text:p>.card.card_631 { <text:s/>background-position: -0px -882px ; }</text:p>
          </table:table-cell>
          <table:table-cell table:formula="of:=&quot;.card.small.card_&quot;&amp;[.$A32]&amp;&quot; {  background-position: -&quot;&amp;[.O32]*96&amp;&quot;px -&quot;&amp;([.P32])*[.R$1]&amp;&quot;px ; }&quot;" office:value-type="string" office:string-value=".card.small.card_631 {  background-position: -0px -441px ; }" calcext:value-type="string">
            <text:p>.card.small.card_631 { <text:s/>background-position: -0px -441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32" calcext:value-type="float">
            <text:p>632</text:p>
          </table:table-cell>
          <table:table-cell table:style-name="ce21" office:value-type="string" calcext:value-type="string">
            <text:p>Producer</text:p>
          </table:table-cell>
          <table:table-cell office:value-type="string" calcext:value-type="string">
            <text:p>Pay ${token_lira2} to retrieve up to 2 ${token_worker} from other actions. They may be used again this year.</text:p>
          </table:table-cell>
          <table:table-cell office:value-type="string" calcext:value-type="string">
            <text:p>Pay 2 Lira to retrieve up to 2 workers from other actions. They may be used again this year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3] &amp; &quot;=&gt;array( &quot;&amp;CHAR(10)&amp; &quot;  &quot;&quot;key&quot;&quot;=&gt;&quot;&amp;[.A33]&amp;&quot;, &quot;&amp;CHAR(10)&amp;  &quot;  &quot;&quot;name&quot;&quot;=&gt;clienttranslate(&quot;&quot;&quot;&amp;[.B33]&amp;&quot;&quot;&quot;), &quot;&amp;CHAR(10)&amp;  &quot;  &quot;&quot;description&quot;&quot;=&gt;clienttranslate('&quot;&amp;SUBSTITUTE ([.C33];&quot;'&quot;;&quot;\'&quot;)&amp;&quot;'),&quot;&amp;CHAR(10)&amp; &quot;  &quot;&quot;solo&quot;&quot;=&gt;&quot;&amp;[.L33]&amp;&quot;, &quot;&amp;CHAR(10)&amp;  &quot;  &quot;&quot;set&quot;&quot;=&gt;&quot;&amp;[.E33]&amp;&quot;),&quot;" office:value-type="string" office:string-value="632=&gt;array( &#10;  &quot;key&quot;=&gt;632, &#10;  &quot;name&quot;=&gt;clienttranslate(&quot;Producer&quot;), &#10;  &quot;description&quot;=&gt;clienttranslate('Pay ${token_lira2} to retrieve up to 2 ${token_worker} from other actions. They may be used again this year.'),&#10;  &quot;solo&quot;=&gt;1, &#10;  &quot;set&quot;=&gt;0)," calcext:value-type="string">
            <text:p>632=&gt;array( </text:p>
            <text:p>  "key"=&gt;632, </text:p>
            <text:p>  "name"=&gt;clienttranslate("Producer"), </text:p>
            <text:p>  "description"=&gt;clienttranslate('Pay ${token_lira2} to retrieve up to 2 ${token_worker} from other actions. They may be used again this year.'),</text:p>
            <text:p>  "solo"=&gt;1, </text:p>
            <text:p>  "set"=&gt;0),</text:p>
          </table:table-cell>
          <table:table-cell table:style-name="Default" table:formula="of:=&quot;  case &quot;&amp;[.A33]&amp;&quot;: //&quot;&amp;[.B33]&amp;CHAR(13)&amp;&quot;  //&quot;&amp;[.C33]&amp;CHAR(13)&amp;&quot;  //&quot;&amp;[.I33]&amp;CHAR(13)&amp;&quot;  //TODO: TBD YELLOW CARD &quot;&amp;[.A33]&amp;&quot; &quot; &amp; [.B33]&amp;CHAR(13)&amp;&quot;  break;&quot;&amp;CHAR(13)&amp;CHAR(13)" office:value-type="string" office:string-value="  case 632: //Producer&#13;  //Pay ${token_lira2} to retrieve up to 2 ${token_worker} from other actions. They may be used again this year.&#13;  //**special**&#13;  //TODO: TBD YELLOW CARD 632 Producer&#13;  break;&#13;&#13;" calcext:value-type="string">
            <text:p><text:s text:c="2"/>case 632: //Producer <text:s/>//Pay ${token_lira2} to retrieve up to 2 ${token_worker} from other actions. They may be used again this year. <text:s/>//**special** <text:s/>//TODO: TBD YELLOW CARD 632 Producer <text:s/>break;</text:p>
          </table:table-cell>
          <table:table-cell table:style-name="Default" table:formula="of:=MOD( [.A33]-[.$A$2];10)" office:value-type="float" office:value="1" calcext:value-type="float">
            <text:p>1</text:p>
          </table:table-cell>
          <table:table-cell table:formula="of:=INT(([.A33]-[.$A$2])/10)" office:value-type="float" office:value="3" calcext:value-type="float">
            <text:p>3</text:p>
          </table:table-cell>
          <table:table-cell table:formula="of:=&quot;.card.card_&quot;&amp;[.$A33]&amp;&quot; {  background-position: -&quot;&amp;[.O33]*192&amp;&quot;px -&quot;&amp;([.P33])*[.Q$1]&amp;&quot;px ; }&quot;" office:value-type="string" office:string-value=".card.card_632 {  background-position: -192px -882px ; }" calcext:value-type="string">
            <text:p>.card.card_632 { <text:s/>background-position: -192px -882px ; }</text:p>
          </table:table-cell>
          <table:table-cell table:formula="of:=&quot;.card.small.card_&quot;&amp;[.$A33]&amp;&quot; {  background-position: -&quot;&amp;[.O33]*96&amp;&quot;px -&quot;&amp;([.P33])*[.R$1]&amp;&quot;px ; }&quot;" office:value-type="string" office:string-value=".card.small.card_632 {  background-position: -96px -441px ; }" calcext:value-type="string">
            <text:p>.card.small.card_632 { <text:s/>background-position: -96px -441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33" calcext:value-type="float">
            <text:p>633</text:p>
          </table:table-cell>
          <table:table-cell table:style-name="ce21" office:value-type="string" calcext:value-type="string">
            <text:p>Organizer</text:p>
          </table:table-cell>
          <table:table-cell office:value-type="string" calcext:value-type="string">
            <text:p>Move your ${token_rooster} piece to an empty row on the wake-up chart, take the bonus, then pass to the next season.</text:p>
          </table:table-cell>
          <table:table-cell office:value-type="string" calcext:value-type="string">
            <text:p>Move your Rooster piece to an empty row on the wake-up chart, take the bonus, then pass to the next season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4] &amp; &quot;=&gt;array( &quot;&amp;CHAR(10)&amp; &quot;  &quot;&quot;key&quot;&quot;=&gt;&quot;&amp;[.A34]&amp;&quot;, &quot;&amp;CHAR(10)&amp;  &quot;  &quot;&quot;name&quot;&quot;=&gt;clienttranslate(&quot;&quot;&quot;&amp;[.B34]&amp;&quot;&quot;&quot;), &quot;&amp;CHAR(10)&amp;  &quot;  &quot;&quot;description&quot;&quot;=&gt;clienttranslate('&quot;&amp;SUBSTITUTE ([.C34];&quot;'&quot;;&quot;\'&quot;)&amp;&quot;'),&quot;&amp;CHAR(10)&amp; &quot;  &quot;&quot;solo&quot;&quot;=&gt;&quot;&amp;[.L34]&amp;&quot;, &quot;&amp;CHAR(10)&amp;  &quot;  &quot;&quot;set&quot;&quot;=&gt;&quot;&amp;[.E34]&amp;&quot;),&quot;" office:value-type="string" office:string-value="633=&gt;array( &#10;  &quot;key&quot;=&gt;633, &#10;  &quot;name&quot;=&gt;clienttranslate(&quot;Organizer&quot;), &#10;  &quot;description&quot;=&gt;clienttranslate('Move your ${token_rooster} piece to an empty row on the wake-up chart, take the bonus, then pass to the next season.'),&#10;  &quot;solo&quot;=&gt;1, &#10;  &quot;set&quot;=&gt;0)," calcext:value-type="string">
            <text:p>633=&gt;array( </text:p>
            <text:p>  "key"=&gt;633, </text:p>
            <text:p>  "name"=&gt;clienttranslate("Organizer"), </text:p>
            <text:p>  "description"=&gt;clienttranslate('Move your ${token_rooster} piece to an empty row on the wake-up chart, take the bonus, then pass to the next season.'),</text:p>
            <text:p>  "solo"=&gt;1, </text:p>
            <text:p>  "set"=&gt;0),</text:p>
          </table:table-cell>
          <table:table-cell table:style-name="Default" table:formula="of:=&quot;  case &quot;&amp;[.A34]&amp;&quot;: //&quot;&amp;[.B34]&amp;CHAR(13)&amp;&quot;  //&quot;&amp;[.C34]&amp;CHAR(13)&amp;&quot;  //&quot;&amp;[.I34]&amp;CHAR(13)&amp;&quot;  //TODO: TBD YELLOW CARD &quot;&amp;[.A34]&amp;&quot; &quot; &amp; [.B34]&amp;CHAR(13)&amp;&quot;  break;&quot;&amp;CHAR(13)&amp;CHAR(13)" office:value-type="string" office:string-value="  case 633: //Organizer&#13;  //Move your ${token_rooster} piece to an empty row on the wake-up chart, take the bonus, then pass to the next season.&#13;  //**special**&#13;  //TODO: TBD YELLOW CARD 633 Organizer&#13;  break;&#13;&#13;" calcext:value-type="string">
            <text:p><text:s text:c="2"/>case 633: //Organizer <text:s/>//Move your ${token_rooster} piece to an empty row on the wake-up chart, take the bonus, then pass to the next season. <text:s/>//**special** <text:s/>//TODO: TBD YELLOW CARD 633 Organizer <text:s/>break;</text:p>
          </table:table-cell>
          <table:table-cell table:style-name="Default" table:formula="of:=MOD( [.A34]-[.$A$2];10)" office:value-type="float" office:value="2" calcext:value-type="float">
            <text:p>2</text:p>
          </table:table-cell>
          <table:table-cell table:formula="of:=INT(([.A34]-[.$A$2])/10)" office:value-type="float" office:value="3" calcext:value-type="float">
            <text:p>3</text:p>
          </table:table-cell>
          <table:table-cell table:formula="of:=&quot;.card.card_&quot;&amp;[.$A34]&amp;&quot; {  background-position: -&quot;&amp;[.O34]*192&amp;&quot;px -&quot;&amp;([.P34])*[.Q$1]&amp;&quot;px ; }&quot;" office:value-type="string" office:string-value=".card.card_633 {  background-position: -384px -882px ; }" calcext:value-type="string">
            <text:p>.card.card_633 { <text:s/>background-position: -384px -882px ; }</text:p>
          </table:table-cell>
          <table:table-cell table:formula="of:=&quot;.card.small.card_&quot;&amp;[.$A34]&amp;&quot; {  background-position: -&quot;&amp;[.O34]*96&amp;&quot;px -&quot;&amp;([.P34])*[.R$1]&amp;&quot;px ; }&quot;" office:value-type="string" office:string-value=".card.small.card_633 {  background-position: -192px -441px ; }" calcext:value-type="string">
            <text:p>.card.small.card_633 { <text:s/>background-position: -192px -441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34" calcext:value-type="float">
            <text:p>634</text:p>
          </table:table-cell>
          <table:table-cell table:style-name="ce21" office:value-type="string" calcext:value-type="string">
            <text:p>Sponsor</text:p>
          </table:table-cell>
          <table:table-cell office:value-type="string" calcext:value-type="string">
            <text:p>Draw 2 ${token_greenCardPlus} OR gain ${token_lira3}. You may lose ${token_vp1} to do both.</text:p>
          </table:table-cell>
          <table:table-cell office:value-type="string" calcext:value-type="string">
            <text:p>Draw 2 vine cards OR gain 3 Lira. You may lose 1 victory point to do both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GreenCard_2|getLira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5] &amp; &quot;=&gt;array( &quot;&amp;CHAR(10)&amp; &quot;  &quot;&quot;key&quot;&quot;=&gt;&quot;&amp;[.A35]&amp;&quot;, &quot;&amp;CHAR(10)&amp;  &quot;  &quot;&quot;name&quot;&quot;=&gt;clienttranslate(&quot;&quot;&quot;&amp;[.B35]&amp;&quot;&quot;&quot;), &quot;&amp;CHAR(10)&amp;  &quot;  &quot;&quot;description&quot;&quot;=&gt;clienttranslate('&quot;&amp;SUBSTITUTE ([.C35];&quot;'&quot;;&quot;\'&quot;)&amp;&quot;'),&quot;&amp;CHAR(10)&amp; &quot;  &quot;&quot;solo&quot;&quot;=&gt;&quot;&amp;[.L35]&amp;&quot;, &quot;&amp;CHAR(10)&amp;  &quot;  &quot;&quot;set&quot;&quot;=&gt;&quot;&amp;[.E35]&amp;&quot;),&quot;" office:value-type="string" office:string-value="634=&gt;array( &#10;  &quot;key&quot;=&gt;634, &#10;  &quot;name&quot;=&gt;clienttranslate(&quot;Sponsor&quot;), &#10;  &quot;description&quot;=&gt;clienttranslate('Draw 2 ${token_greenCardPlus} OR gain ${token_lira3}. You may lose ${token_vp1} to do both.'),&#10;  &quot;solo&quot;=&gt;1, &#10;  &quot;set&quot;=&gt;0)," calcext:value-type="string">
            <text:p>634=&gt;array( </text:p>
            <text:p>  "key"=&gt;634, </text:p>
            <text:p>  "name"=&gt;clienttranslate("Sponsor"), </text:p>
            <text:p>  "description"=&gt;clienttranslate('Draw 2 ${token_greenCardPlus} OR gain ${token_lira3}. You may lose ${token_vp1} to do both.'),</text:p>
            <text:p>  "solo"=&gt;1, </text:p>
            <text:p>  "set"=&gt;0),</text:p>
          </table:table-cell>
          <table:table-cell table:style-name="Default" table:formula="of:=&quot;  case &quot;&amp;[.A35]&amp;&quot;: //&quot;&amp;[.B35]&amp;CHAR(13)&amp;&quot;  //&quot;&amp;[.C35]&amp;CHAR(13)&amp;&quot;  //&quot;&amp;[.I35]&amp;CHAR(13)&amp;&quot;  //TODO: TBD YELLOW CARD &quot;&amp;[.A35]&amp;&quot; &quot; &amp; [.B35]&amp;CHAR(13)&amp;&quot;  break;&quot;&amp;CHAR(13)&amp;CHAR(13)" office:value-type="string" office:string-value="  case 634: //Sponsor&#13;  //Draw 2 ${token_greenCardPlus} OR gain ${token_lira3}. You may lose ${token_vp1} to do both.&#13;  //drawGreenCard_2|getLira_3&#13;  //TODO: TBD YELLOW CARD 634 Sponsor&#13;  break;&#13;&#13;" calcext:value-type="string">
            <text:p><text:s text:c="2"/>case 634: //Sponsor <text:s/>//Draw 2 ${token_greenCardPlus} OR gain ${token_lira3}. You may lose ${token_vp1} to do both. <text:s/>//drawGreenCard_2|getLira_3 <text:s/>//TODO: TBD YELLOW CARD 634 Sponsor <text:s/>break;</text:p>
          </table:table-cell>
          <table:table-cell table:style-name="Default" table:formula="of:=MOD( [.A35]-[.$A$2];10)" office:value-type="float" office:value="3" calcext:value-type="float">
            <text:p>3</text:p>
          </table:table-cell>
          <table:table-cell table:formula="of:=INT(([.A35]-[.$A$2])/10)" office:value-type="float" office:value="3" calcext:value-type="float">
            <text:p>3</text:p>
          </table:table-cell>
          <table:table-cell table:formula="of:=&quot;.card.card_&quot;&amp;[.$A35]&amp;&quot; {  background-position: -&quot;&amp;[.O35]*192&amp;&quot;px -&quot;&amp;([.P35])*[.Q$1]&amp;&quot;px ; }&quot;" office:value-type="string" office:string-value=".card.card_634 {  background-position: -576px -882px ; }" calcext:value-type="string">
            <text:p>.card.card_634 { <text:s/>background-position: -576px -882px ; }</text:p>
          </table:table-cell>
          <table:table-cell table:formula="of:=&quot;.card.small.card_&quot;&amp;[.$A35]&amp;&quot; {  background-position: -&quot;&amp;[.O35]*96&amp;&quot;px -&quot;&amp;([.P35])*[.R$1]&amp;&quot;px ; }&quot;" office:value-type="string" office:string-value=".card.small.card_634 {  background-position: -288px -441px ; }" calcext:value-type="string">
            <text:p>.card.small.card_634 { <text:s/>background-position: -288px -441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35" calcext:value-type="float">
            <text:p>635</text:p>
          </table:table-cell>
          <table:table-cell table:style-name="ce21" office:value-type="string" calcext:value-type="string">
            <text:p>Artisan</text:p>
          </table:table-cell>
          <table:table-cell office:value-type="string" calcext:value-type="string">
            <text:p>Choose 1: Gain ${token_lira3}, build a structure at a ${token_lira1} discount, or plant up to 2 ${token_greenCard}.</text:p>
          </table:table-cell>
          <table:table-cell office:value-type="string" calcext:value-type="string">
            <text:p>Choose 1: Gain 3 Lira, build a structure at a 1 Lira discount, or plant up to 2 vine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Lira_3|buildStructure_1_1|plant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6] &amp; &quot;=&gt;array( &quot;&amp;CHAR(10)&amp; &quot;  &quot;&quot;key&quot;&quot;=&gt;&quot;&amp;[.A36]&amp;&quot;, &quot;&amp;CHAR(10)&amp;  &quot;  &quot;&quot;name&quot;&quot;=&gt;clienttranslate(&quot;&quot;&quot;&amp;[.B36]&amp;&quot;&quot;&quot;), &quot;&amp;CHAR(10)&amp;  &quot;  &quot;&quot;description&quot;&quot;=&gt;clienttranslate('&quot;&amp;SUBSTITUTE ([.C36];&quot;'&quot;;&quot;\'&quot;)&amp;&quot;'),&quot;&amp;CHAR(10)&amp; &quot;  &quot;&quot;solo&quot;&quot;=&gt;&quot;&amp;[.L36]&amp;&quot;, &quot;&amp;CHAR(10)&amp;  &quot;  &quot;&quot;set&quot;&quot;=&gt;&quot;&amp;[.E36]&amp;&quot;),&quot;" office:value-type="string" office:string-value="635=&gt;array( &#10;  &quot;key&quot;=&gt;635, &#10;  &quot;name&quot;=&gt;clienttranslate(&quot;Artisan&quot;), &#10;  &quot;description&quot;=&gt;clienttranslate('Choose 1: Gain ${token_lira3}, build a structure at a ${token_lira1} discount, or plant up to 2 ${token_greenCard}.'),&#10;  &quot;solo&quot;=&gt;1, &#10;  &quot;set&quot;=&gt;0)," calcext:value-type="string">
            <text:p>635=&gt;array( </text:p>
            <text:p>  "key"=&gt;635, </text:p>
            <text:p>  "name"=&gt;clienttranslate("Artisan"), </text:p>
            <text:p>  "description"=&gt;clienttranslate('Choose 1: Gain ${token_lira3}, build a structure at a ${token_lira1} discount, or plant up to 2 ${token_greenCard}.'),</text:p>
            <text:p>  "solo"=&gt;1, </text:p>
            <text:p>  "set"=&gt;0),</text:p>
          </table:table-cell>
          <table:table-cell table:style-name="Default" table:formula="of:=&quot;  case &quot;&amp;[.A36]&amp;&quot;: //&quot;&amp;[.B36]&amp;CHAR(13)&amp;&quot;  //&quot;&amp;[.C36]&amp;CHAR(13)&amp;&quot;  //&quot;&amp;[.I36]&amp;CHAR(13)&amp;&quot;  //TODO: TBD YELLOW CARD &quot;&amp;[.A36]&amp;&quot; &quot; &amp; [.B36]&amp;CHAR(13)&amp;&quot;  break;&quot;&amp;CHAR(13)&amp;CHAR(13)" office:value-type="string" office:string-value="  case 635: //Artisan&#13;  //Choose 1: Gain ${token_lira3}, build a structure at a ${token_lira1} discount, or plant up to 2 ${token_greenCard}.&#13;  //getLira_3|buildStructure_1_1|plant_2&#13;  //TODO: TBD YELLOW CARD 635 Artisan&#13;  break;&#13;&#13;" calcext:value-type="string">
            <text:p><text:s text:c="2"/>case 635: //Artisan <text:s/>//Choose 1: Gain ${token_lira3}, build a structure at a ${token_lira1} discount, or plant up to 2 ${token_greenCard}. <text:s/>//getLira_3|buildStructure_1_1|plant_2 <text:s/>//TODO: TBD YELLOW CARD 635 Artisan <text:s/>break;</text:p>
          </table:table-cell>
          <table:table-cell table:style-name="Default" table:formula="of:=MOD( [.A36]-[.$A$2];10)" office:value-type="float" office:value="4" calcext:value-type="float">
            <text:p>4</text:p>
          </table:table-cell>
          <table:table-cell table:formula="of:=INT(([.A36]-[.$A$2])/10)" office:value-type="float" office:value="3" calcext:value-type="float">
            <text:p>3</text:p>
          </table:table-cell>
          <table:table-cell table:formula="of:=&quot;.card.card_&quot;&amp;[.$A36]&amp;&quot; {  background-position: -&quot;&amp;[.O36]*192&amp;&quot;px -&quot;&amp;([.P36])*[.Q$1]&amp;&quot;px ; }&quot;" office:value-type="string" office:string-value=".card.card_635 {  background-position: -768px -882px ; }" calcext:value-type="string">
            <text:p>.card.card_635 { <text:s/>background-position: -768px -882px ; }</text:p>
          </table:table-cell>
          <table:table-cell table:formula="of:=&quot;.card.small.card_&quot;&amp;[.$A36]&amp;&quot; {  background-position: -&quot;&amp;[.O36]*96&amp;&quot;px -&quot;&amp;([.P36])*[.R$1]&amp;&quot;px ; }&quot;" office:value-type="string" office:string-value=".card.small.card_635 {  background-position: -384px -441px ; }" calcext:value-type="string">
            <text:p>.card.small.card_635 { <text:s/>background-position: -384px -441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36" calcext:value-type="float">
            <text:p>636</text:p>
          </table:table-cell>
          <table:table-cell table:style-name="ce21" office:value-type="string" calcext:value-type="string">
            <text:p>Stonemason</text:p>
          </table:table-cell>
          <table:table-cell office:value-type="string" calcext:value-type="string">
            <text:p>Pay ${token_lira8} to build any 2 structures (ignore their regular costs)</text:p>
          </table:table-cell>
          <table:table-cell office:value-type="string" calcext:value-type="string">
            <text:p>Pay 8 Lira to build any 2 structures (ignore their regular cos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yLira_8+buildStructure_2_f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7] &amp; &quot;=&gt;array( &quot;&amp;CHAR(10)&amp; &quot;  &quot;&quot;key&quot;&quot;=&gt;&quot;&amp;[.A37]&amp;&quot;, &quot;&amp;CHAR(10)&amp;  &quot;  &quot;&quot;name&quot;&quot;=&gt;clienttranslate(&quot;&quot;&quot;&amp;[.B37]&amp;&quot;&quot;&quot;), &quot;&amp;CHAR(10)&amp;  &quot;  &quot;&quot;description&quot;&quot;=&gt;clienttranslate('&quot;&amp;SUBSTITUTE ([.C37];&quot;'&quot;;&quot;\'&quot;)&amp;&quot;'),&quot;&amp;CHAR(10)&amp; &quot;  &quot;&quot;solo&quot;&quot;=&gt;&quot;&amp;[.L37]&amp;&quot;, &quot;&amp;CHAR(10)&amp;  &quot;  &quot;&quot;set&quot;&quot;=&gt;&quot;&amp;[.E37]&amp;&quot;),&quot;" office:value-type="string" office:string-value="636=&gt;array( &#10;  &quot;key&quot;=&gt;636, &#10;  &quot;name&quot;=&gt;clienttranslate(&quot;Stonemason&quot;), &#10;  &quot;description&quot;=&gt;clienttranslate('Pay ${token_lira8} to build any 2 structures (ignore their regular costs)'),&#10;  &quot;solo&quot;=&gt;1, &#10;  &quot;set&quot;=&gt;0)," calcext:value-type="string">
            <text:p>636=&gt;array( </text:p>
            <text:p>  "key"=&gt;636, </text:p>
            <text:p>  "name"=&gt;clienttranslate("Stonemason"), </text:p>
            <text:p>  "description"=&gt;clienttranslate('Pay ${token_lira8} to build any 2 structures (ignore their regular costs)'),</text:p>
            <text:p>  "solo"=&gt;1, </text:p>
            <text:p>  "set"=&gt;0),</text:p>
          </table:table-cell>
          <table:table-cell table:style-name="Default" table:formula="of:=&quot;  case &quot;&amp;[.A37]&amp;&quot;: //&quot;&amp;[.B37]&amp;CHAR(13)&amp;&quot;  //&quot;&amp;[.C37]&amp;CHAR(13)&amp;&quot;  //&quot;&amp;[.I37]&amp;CHAR(13)&amp;&quot;  //TODO: TBD YELLOW CARD &quot;&amp;[.A37]&amp;&quot; &quot; &amp; [.B37]&amp;CHAR(13)&amp;&quot;  break;&quot;&amp;CHAR(13)&amp;CHAR(13)" office:value-type="string" office:string-value="  case 636: //Stonemason&#13;  //Pay ${token_lira8} to build any 2 structures (ignore their regular costs)&#13;  //payLira_8+buildStructure_2_free&#13;  //TODO: TBD YELLOW CARD 636 Stonemason&#13;  break;&#13;&#13;" calcext:value-type="string">
            <text:p><text:s text:c="2"/>case 636: //Stonemason <text:s/>//Pay ${token_lira8} to build any 2 structures (ignore their regular costs) <text:s/>//payLira_8+buildStructure_2_free <text:s/>//TODO: TBD YELLOW CARD 636 Stonemason <text:s/>break;</text:p>
          </table:table-cell>
          <table:table-cell table:style-name="Default" table:formula="of:=MOD( [.A37]-[.$A$2];10)" office:value-type="float" office:value="5" calcext:value-type="float">
            <text:p>5</text:p>
          </table:table-cell>
          <table:table-cell table:formula="of:=INT(([.A37]-[.$A$2])/10)" office:value-type="float" office:value="3" calcext:value-type="float">
            <text:p>3</text:p>
          </table:table-cell>
          <table:table-cell table:formula="of:=&quot;.card.card_&quot;&amp;[.$A37]&amp;&quot; {  background-position: -&quot;&amp;[.O37]*192&amp;&quot;px -&quot;&amp;([.P37])*[.Q$1]&amp;&quot;px ; }&quot;" office:value-type="string" office:string-value=".card.card_636 {  background-position: -960px -882px ; }" calcext:value-type="string">
            <text:p>.card.card_636 { <text:s/>background-position: -960px -882px ; }</text:p>
          </table:table-cell>
          <table:table-cell table:formula="of:=&quot;.card.small.card_&quot;&amp;[.$A37]&amp;&quot; {  background-position: -&quot;&amp;[.O37]*96&amp;&quot;px -&quot;&amp;([.P37])*[.R$1]&amp;&quot;px ; }&quot;" office:value-type="string" office:string-value=".card.small.card_636 {  background-position: -480px -441px ; }" calcext:value-type="string">
            <text:p>.card.small.card_636 { <text:s/>background-position: -480px -441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37" calcext:value-type="float">
            <text:p>637</text:p>
          </table:table-cell>
          <table:table-cell table:style-name="ce21" office:value-type="string" calcext:value-type="string">
            <text:p>Volunteer Crew</text:p>
          </table:table-cell>
          <table:table-cell office:value-type="string" calcext:value-type="string">
            <text:p>All players may plant 1 ${token_greenCard}. Gain ${token_lira2} for each opponent who does this.</text:p>
          </table:table-cell>
          <table:table-cell office:value-type="string" calcext:value-type="string">
            <text:p>Crew All players may plant 1 vine. Gain 2 Lira for each opponent who does this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formula="of:=&quot;&quot; &amp; [.A38] &amp; &quot;=&gt;array( &quot;&amp;CHAR(10)&amp; &quot;  &quot;&quot;key&quot;&quot;=&gt;&quot;&amp;[.A38]&amp;&quot;, &quot;&amp;CHAR(10)&amp;  &quot;  &quot;&quot;name&quot;&quot;=&gt;clienttranslate(&quot;&quot;&quot;&amp;[.B38]&amp;&quot;&quot;&quot;), &quot;&amp;CHAR(10)&amp;  &quot;  &quot;&quot;description&quot;&quot;=&gt;clienttranslate('&quot;&amp;SUBSTITUTE ([.C38];&quot;'&quot;;&quot;\'&quot;)&amp;&quot;'),&quot;&amp;CHAR(10)&amp; &quot;  &quot;&quot;solo&quot;&quot;=&gt;&quot;&amp;[.L38]&amp;&quot;, &quot;&amp;CHAR(10)&amp;  &quot;  &quot;&quot;set&quot;&quot;=&gt;&quot;&amp;[.E38]&amp;&quot;),&quot;" office:value-type="string" office:string-value="637=&gt;array( &#10;  &quot;key&quot;=&gt;637, &#10;  &quot;name&quot;=&gt;clienttranslate(&quot;Volunteer Crew&quot;), &#10;  &quot;description&quot;=&gt;clienttranslate('All players may plant 1 ${token_greenCard}. Gain ${token_lira2} for each opponent who does this.'),&#10;  &quot;solo&quot;=&gt;1, &#10;  &quot;set&quot;=&gt;0)," calcext:value-type="string">
            <text:p>637=&gt;array( </text:p>
            <text:p>  "key"=&gt;637, </text:p>
            <text:p>  "name"=&gt;clienttranslate("Volunteer Crew"), </text:p>
            <text:p>  "description"=&gt;clienttranslate('All players may plant 1 ${token_greenCard}. Gain ${token_lira2} for each opponent who does this.'),</text:p>
            <text:p>  "solo"=&gt;1, </text:p>
            <text:p>  "set"=&gt;0),</text:p>
          </table:table-cell>
          <table:table-cell table:style-name="Default" table:formula="of:=&quot;  case &quot;&amp;[.A38]&amp;&quot;: //&quot;&amp;[.B38]&amp;CHAR(13)&amp;&quot;  //&quot;&amp;[.C38]&amp;CHAR(13)&amp;&quot;  //&quot;&amp;[.I38]&amp;CHAR(13)&amp;&quot;  //TODO: TBD YELLOW CARD &quot;&amp;[.A38]&amp;&quot; &quot; &amp; [.B38]&amp;CHAR(13)&amp;&quot;  break;&quot;&amp;CHAR(13)&amp;CHAR(13)" office:value-type="string" office:string-value="  case 637: //Volunteer Crew&#13;  //All players may plant 1 ${token_greenCard}. Gain ${token_lira2} for each opponent who does this.&#13;  //**special**&#13;  //TODO: TBD YELLOW CARD 637 Volunteer Crew&#13;  break;&#13;&#13;" calcext:value-type="string">
            <text:p><text:s text:c="2"/>case 637: //Volunteer Crew <text:s/>//All players may plant 1 ${token_greenCard}. Gain ${token_lira2} for each opponent who does this. <text:s/>//**special** <text:s/>//TODO: TBD YELLOW CARD 637 Volunteer Crew <text:s/>break;</text:p>
          </table:table-cell>
          <table:table-cell table:style-name="Default" table:formula="of:=MOD( [.A38]-[.$A$2];10)" office:value-type="float" office:value="6" calcext:value-type="float">
            <text:p>6</text:p>
          </table:table-cell>
          <table:table-cell table:formula="of:=INT(([.A38]-[.$A$2])/10)" office:value-type="float" office:value="3" calcext:value-type="float">
            <text:p>3</text:p>
          </table:table-cell>
          <table:table-cell table:formula="of:=&quot;.card.card_&quot;&amp;[.$A38]&amp;&quot; {  background-position: -&quot;&amp;[.O38]*192&amp;&quot;px -&quot;&amp;([.P38])*[.Q$1]&amp;&quot;px ; }&quot;" office:value-type="string" office:string-value=".card.card_637 {  background-position: -1152px -882px ; }" calcext:value-type="string">
            <text:p>.card.card_637 { <text:s/>background-position: -1152px -882px ; }</text:p>
          </table:table-cell>
          <table:table-cell table:formula="of:=&quot;.card.small.card_&quot;&amp;[.$A38]&amp;&quot; {  background-position: -&quot;&amp;[.O38]*96&amp;&quot;px -&quot;&amp;([.P38])*[.R$1]&amp;&quot;px ; }&quot;" office:value-type="string" office:string-value=".card.small.card_637 {  background-position: -576px -441px ; }" calcext:value-type="string">
            <text:p>.card.small.card_637 { <text:s/>background-position: -576px -441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638" calcext:value-type="float">
            <text:p>638</text:p>
          </table:table-cell>
          <table:table-cell table:style-name="ce21" office:value-type="string" calcext:value-type="string">
            <text:p>Wedding Party</text:p>
          </table:table-cell>
          <table:table-cell office:value-type="string" calcext:value-type="string">
            <text:p>Pay up to 3 opponents ${token_lira2} each. Gain ${token_vp1} for each of those opponents.</text:p>
          </table:table-cell>
          <table:table-cell office:value-type="string" calcext:value-type="string">
            <text:p>Pay up to 3 opponents 2 Lira each. Gain 1 victory point for each of those opponents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&quot; &amp; [.A39] &amp; &quot;=&gt;array( &quot;&amp;CHAR(10)&amp; &quot;  &quot;&quot;key&quot;&quot;=&gt;&quot;&amp;[.A39]&amp;&quot;, &quot;&amp;CHAR(10)&amp;  &quot;  &quot;&quot;name&quot;&quot;=&gt;clienttranslate(&quot;&quot;&quot;&amp;[.B39]&amp;&quot;&quot;&quot;), &quot;&amp;CHAR(10)&amp;  &quot;  &quot;&quot;description&quot;&quot;=&gt;clienttranslate('&quot;&amp;SUBSTITUTE ([.C39];&quot;'&quot;;&quot;\'&quot;)&amp;&quot;'),&quot;&amp;CHAR(10)&amp; &quot;  &quot;&quot;solo&quot;&quot;=&gt;&quot;&amp;[.L39]&amp;&quot;, &quot;&amp;CHAR(10)&amp;  &quot;  &quot;&quot;set&quot;&quot;=&gt;&quot;&amp;[.E39]&amp;&quot;),&quot;" office:value-type="string" office:string-value="638=&gt;array( &#10;  &quot;key&quot;=&gt;638, &#10;  &quot;name&quot;=&gt;clienttranslate(&quot;Wedding Party&quot;), &#10;  &quot;description&quot;=&gt;clienttranslate('Pay up to 3 opponents ${token_lira2} each. Gain ${token_vp1} for each of those opponents.'),&#10;  &quot;solo&quot;=&gt;0, &#10;  &quot;set&quot;=&gt;0)," calcext:value-type="string">
            <text:p>638=&gt;array( </text:p>
            <text:p>  "key"=&gt;638, </text:p>
            <text:p>  "name"=&gt;clienttranslate("Wedding Party"), </text:p>
            <text:p>  "description"=&gt;clienttranslate('Pay up to 3 opponents ${token_lira2} each. Gain ${token_vp1} for each of those opponents.'),</text:p>
            <text:p>  "solo"=&gt;0, </text:p>
            <text:p>  "set"=&gt;0),</text:p>
          </table:table-cell>
          <table:table-cell table:style-name="Default" table:formula="of:=&quot;  case &quot;&amp;[.A39]&amp;&quot;: //&quot;&amp;[.B39]&amp;CHAR(13)&amp;&quot;  //&quot;&amp;[.C39]&amp;CHAR(13)&amp;&quot;  //&quot;&amp;[.I39]&amp;CHAR(13)&amp;&quot;  //TODO: TBD YELLOW CARD &quot;&amp;[.A39]&amp;&quot; &quot; &amp; [.B39]&amp;CHAR(13)&amp;&quot;  break;&quot;&amp;CHAR(13)&amp;CHAR(13)" office:value-type="string" office:string-value="  case 638: //Wedding Party&#13;  //Pay up to 3 opponents ${token_lira2} each. Gain ${token_vp1} for each of those opponents.&#13;  //**special**&#13;  //TODO: TBD YELLOW CARD 638 Wedding Party&#13;  break;&#13;&#13;" calcext:value-type="string">
            <text:p><text:s text:c="2"/>case 638: //Wedding Party <text:s/>//Pay up to 3 opponents ${token_lira2} each. Gain ${token_vp1} for each of those opponents. <text:s/>//**special** <text:s/>//TODO: TBD YELLOW CARD 638 Wedding Party <text:s/>break;</text:p>
          </table:table-cell>
          <table:table-cell table:style-name="Default" table:formula="of:=MOD( [.A39]-[.$A$2];10)" office:value-type="float" office:value="7" calcext:value-type="float">
            <text:p>7</text:p>
          </table:table-cell>
          <table:table-cell table:formula="of:=INT(([.A39]-[.$A$2])/10)" office:value-type="float" office:value="3" calcext:value-type="float">
            <text:p>3</text:p>
          </table:table-cell>
          <table:table-cell table:formula="of:=&quot;.card.card_&quot;&amp;[.$A39]&amp;&quot; {  background-position: -&quot;&amp;[.O39]*192&amp;&quot;px -&quot;&amp;([.P39])*[.Q$1]&amp;&quot;px ; }&quot;" office:value-type="string" office:string-value=".card.card_638 {  background-position: -1344px -882px ; }" calcext:value-type="string">
            <text:p>.card.card_638 { <text:s/>background-position: -1344px -882px ; }</text:p>
          </table:table-cell>
          <table:table-cell table:formula="of:=&quot;.card.small.card_&quot;&amp;[.$A39]&amp;&quot; {  background-position: -&quot;&amp;[.O39]*96&amp;&quot;px -&quot;&amp;([.P39])*[.R$1]&amp;&quot;px ; }&quot;" office:value-type="string" office:string-value=".card.small.card_638 {  background-position: -672px -441px ; }" calcext:value-type="string">
            <text:p>.card.small.card_638 { <text:s/>background-position: -672px -441px ; }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formula="of:=SUM([.T2:.T39])" office:value-type="float" office:value="38" calcext:value-type="float">
            <text:p>38</text:p>
          </table:table-cell>
          <table:table-cell table:formula="of:=SUM([.U2:.U39])" office:value-type="float" office:value="38" calcext:value-type="float">
            <text:p>38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formula="of:=38-[.T40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ellow_(summer_visitor)'.T2:'yellow_(summer_visitor)'.U2">
            <calcext:condition calcext:apply-style-name="Accent" calcext:value="=1" calcext:base-cell-address="'yellow_(summer_visitor)'.T2"/>
          </calcext:conditional-format>
          <calcext:conditional-format calcext:target-range-address="'yellow_(summer_visitor)'.T2:'yellow_(summer_visitor)'.U39">
            <calcext:condition calcext:apply-style-name="Warning" calcext:value="=0" calcext:base-cell-address="'yellow_(summer_visitor)'.T2"/>
          </calcext:conditional-format>
        </calcext:conditional-formats>
      </table:table>
      <table:table table:name="blue_(winter_visitor)" table:style-name="ta1">
        <office:forms form:automatic-focus="false" form:apply-design-mode="false"/>
        <table:table-column table:style-name="co15" table:default-cell-style-name="ce17"/>
        <table:table-column table:style-name="co33" table:default-cell-style-name="ce17"/>
        <table:table-column table:style-name="co34" table:default-cell-style-name="ce12"/>
        <table:table-column table:style-name="co35" table:visibility="collapse" table:default-cell-style-name="ce12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39" table:default-cell-style-name="ce17"/>
        <table:table-column table:style-name="co40" table:default-cell-style-name="ce17"/>
        <table:table-column table:style-name="co41" table:default-cell-style-name="ce17"/>
        <table:table-column table:style-name="co42" table:default-cell-style-name="ce17"/>
        <table:table-column table:style-name="co21" table:default-cell-style-name="ce17"/>
        <table:table-column table:style-name="co43" table:default-cell-style-name="ce17"/>
        <table:table-column table:style-name="co44" table:default-cell-style-name="ce17"/>
        <table:table-column table:style-name="co30" table:default-cell-style-name="ce17"/>
        <table:table-column table:style-name="co21" table:default-cell-style-name="ce17"/>
        <table:table-column table:style-name="co45" table:default-cell-style-name="ce17"/>
        <table:table-column table:style-name="co46" table:default-cell-style-name="ce17"/>
        <table:table-column table:style-name="co47" table:default-cell-style-name="ce17"/>
        <table:table-column table:style-name="co21" table:number-columns-repeated="2" table:default-cell-style-name="ce17"/>
        <table:table-column table:style-name="co48" table:number-columns-repeated="1003" table:default-cell-style-name="ce17"/>
        <table:table-row table:style-name="ro1">
          <table:table-cell office:value-type="string" calcext:value-type="string">
            <text:p>progr</text:p>
          </table:table-cell>
          <table:table-cell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original descrip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lose_1vp_todo_all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hoices_total</text:p>
          </table:table-cell>
          <table:table-cell office:value-type="string" calcext:value-type="string">
            <text:p>possibilities</text:p>
          </table:table-cell>
          <table:table-cell office:value-type="string" calcext:value-type="string">
            <text:p>interactive</text:p>
          </table:table-cell>
          <table:table-cell office:value-type="string" calcext:value-type="string">
            <text:p>other players</text:p>
          </table:table-cell>
          <table:table-cell office:value-type="string" calcext:value-type="string">
            <text:p>solo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float" office:value="294" calcext:value-type="float">
            <text:p>29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dev</text:p>
          </table:table-cell>
          <table:table-cell office:value-type="string" calcext:value-type="string">
            <text:p>tested</text:p>
          </table:table-cell>
          <table:table-cell table:number-columns-repeated="1003"/>
        </table:table-row>
        <table:table-row table:style-name="ro7">
          <table:table-cell office:value-type="float" office:value="801" calcext:value-type="float">
            <text:p>801</text:p>
          </table:table-cell>
          <table:table-cell table:style-name="ce21" office:value-type="string" calcext:value-type="string">
            <text:p>Merchant</text:p>
          </table:table-cell>
          <table:table-cell office:value-type="string" calcext:value-type="string">
            <text:p><text:span text:style-name="T1">Pay ${token_lira3} to place a ${token_grapeRed1} and a ${token_grapeWhite1}  on your crush pad OR fill 1 ${token_purpleCard} and gain ${token_vp1}</text:span> extra.</text:p>
          </table:table-cell>
          <table:table-cell office:value-type="string" calcext:value-type="string">
            <text:p>Pay 3 Lira to pace a 1-value red grape token and a 1-value white grape token on your crush pad OR fill 1 wine order and gain 1 victory point extra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Lira_3+getGrapeRed_1+getGrapeWhite_1|fillOrder_1+getVp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] &amp; &quot;=&gt;array( &quot;&amp;CHAR(10)&amp; &quot;  &quot;&quot;key&quot;&quot;=&gt;&quot;&amp;[.A2]&amp;&quot;, &quot;&amp;CHAR(10)&amp;  &quot;  &quot;&quot;name&quot;&quot;=&gt;clienttranslate(&quot;&quot;&quot;&amp;[.B2]&amp;&quot;&quot;&quot;), &quot;&amp;CHAR(10)&amp;  &quot;  &quot;&quot;description&quot;&quot;=&gt;clienttranslate('&quot;&amp;SUBSTITUTE ([.C2];&quot;'&quot;;&quot;\'&quot;)&amp;&quot;'),&quot;&amp;CHAR(10)&amp; &quot;  &quot;&quot;solo&quot;&quot;=&gt;&quot;&amp;[.L2]&amp;&quot;, &quot;&amp;CHAR(10)&amp;  &quot;  &quot;&quot;set&quot;&quot;=&gt;&quot;&amp;[.E2]&amp;&quot;),&quot;" office:value-type="string" office:string-value="801=&gt;array( &#10;  &quot;key&quot;=&gt;801, &#10;  &quot;name&quot;=&gt;clienttranslate(&quot;Merchant&quot;), &#10;  &quot;description&quot;=&gt;clienttranslate('Pay ${token_lira3} to place a ${token_grapeRed1} and a ${token_grapeWhite1}  on your crush pad OR fill 1 ${token_purpleCard} and gain ${token_vp1} extra.'),&#10;  &quot;solo&quot;=&gt;1, &#10;  &quot;set&quot;=&gt;0)," calcext:value-type="string">
            <text:p>801=&gt;array( </text:p>
            <text:p>  "key"=&gt;801, </text:p>
            <text:p>  "name"=&gt;clienttranslate("Merchant"), </text:p>
            <text:p>  "description"=&gt;clienttranslate('Pay ${token_lira3} to place a ${token_grapeRed1} and a ${token_grapeWhite1}  on your crush pad OR fill 1 ${token_purpleCard} and gain ${token_vp1} extra.'),</text:p>
            <text:p>  "solo"=&gt;1, </text:p>
            <text:p>  "set"=&gt;0),</text:p>
          </table:table-cell>
          <table:table-cell table:formula="of:=&quot;  case &quot;&amp;[.A2]&amp;&quot;: //&quot;&amp;[.B2]&amp;CHAR(13)&amp;&quot;  //&quot;&amp;[.C2]&amp;CHAR(13)&amp;&quot;  //&quot;&amp;[.I2]&amp;CHAR(13)&amp;&quot;  //TODO: TBD YELLOW CARD &quot;&amp;[.A2]&amp;&quot; &quot; &amp; [.B2]&amp;CHAR(13)&amp;&quot;  break;&quot;&amp;CHAR(13)&amp;CHAR(13)" office:value-type="string" office:string-value="  case 801: //Merchant&#13;  //Pay ${token_lira3} to place a ${token_grapeRed1} and a ${token_grapeWhite1}  on your crush pad OR fill 1 ${token_purpleCard} and gain ${token_vp1} extra.&#13;  //payLira_3+getGrapeRed_1+getGrapeWhite_1|fillOrder_1+getVp_1&#13;  //TODO: TBD YELLOW CARD 801 Merchant&#13;  break;&#13;&#13;" calcext:value-type="string">
            <text:p><text:s text:c="2"/>case 801: //Merchant <text:s/>//Pay ${token_lira3} to place a ${token_grapeRed1} and a ${token_grapeWhite1} <text:s/>on your crush pad OR fill 1 ${token_purpleCard} and gain ${token_vp1} extra. <text:s/>//payLira_3+getGrapeRed_1+getGrapeWhite_1|fillOrder_1+getVp_1 <text:s/>//TODO: TBD YELLOW CARD 801 Merchant <text:s/>break;</text:p>
          </table:table-cell>
          <table:table-cell table:style-name="Default" table:formula="of:=MOD( [.A2]-[.$A$2];10)" office:value-type="float" office:value="0" calcext:value-type="float">
            <text:p>0</text:p>
          </table:table-cell>
          <table:table-cell table:formula="of:=INT(([.A2]-[.$A$2])/10)" office:value-type="float" office:value="0" calcext:value-type="float">
            <text:p>0</text:p>
          </table:table-cell>
          <table:table-cell table:formula="of:=&quot;.card.card_&quot;&amp;[.$A2]&amp;&quot; {  background-position: -&quot;&amp;[.O2]*192&amp;&quot;px -&quot;&amp;([.P2])*[.Q$1]&amp;&quot;px ; }&quot;" office:value-type="string" office:string-value=".card.card_801 {  background-position: -0px -0px ; }" calcext:value-type="string">
            <text:p>.card.card_801 { <text:s/>background-position: -0px -0px ; }</text:p>
          </table:table-cell>
          <table:table-cell table:formula="of:=&quot;.card.small.card_&quot;&amp;[.$A2]&amp;&quot; {  background-position: -&quot;&amp;[.O2]*96&amp;&quot;px -&quot;&amp;([.P2])*[.R$1]&amp;&quot;px ; }&quot;" office:value-type="string" office:string-value=".card.small.card_801 {  background-position: -0px -0px ; }" calcext:value-type="string">
            <text:p>.card.small.card_801 { <text:s/>background-position: -0px -0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02" calcext:value-type="float">
            <text:p>802</text:p>
          </table:table-cell>
          <table:table-cell table:style-name="ce21" office:value-type="string" calcext:value-type="string">
            <text:p>Crusher</text:p>
          </table:table-cell>
          <table:table-cell office:value-type="string" calcext:value-type="string">
            <text:p><text:span text:style-name="T1">Gain ${token_lira3} and draw 1 ${token_yellowCard} OR draw 1 ${token_purpleCard} and make up to 2 ${token_wineAny}</text:span>.</text:p>
          </table:table-cell>
          <table:table-cell office:value-type="string" calcext:value-type="string">
            <text:p>Gain 3 Lira and draw 1 summer visitor card OR draw 1 wine order card and make up to 2 wine token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Lira_3+drawYellowCard_1|drawPurpleCard_1+makeWine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] &amp; &quot;=&gt;array( &quot;&amp;CHAR(10)&amp; &quot;  &quot;&quot;key&quot;&quot;=&gt;&quot;&amp;[.A3]&amp;&quot;, &quot;&amp;CHAR(10)&amp;  &quot;  &quot;&quot;name&quot;&quot;=&gt;clienttranslate(&quot;&quot;&quot;&amp;[.B3]&amp;&quot;&quot;&quot;), &quot;&amp;CHAR(10)&amp;  &quot;  &quot;&quot;description&quot;&quot;=&gt;clienttranslate('&quot;&amp;SUBSTITUTE ([.C3];&quot;'&quot;;&quot;\'&quot;)&amp;&quot;'),&quot;&amp;CHAR(10)&amp; &quot;  &quot;&quot;solo&quot;&quot;=&gt;&quot;&amp;[.L3]&amp;&quot;, &quot;&amp;CHAR(10)&amp;  &quot;  &quot;&quot;set&quot;&quot;=&gt;&quot;&amp;[.E3]&amp;&quot;),&quot;" office:value-type="string" office:string-value="802=&gt;array( &#10;  &quot;key&quot;=&gt;802, &#10;  &quot;name&quot;=&gt;clienttranslate(&quot;Crusher&quot;), &#10;  &quot;description&quot;=&gt;clienttranslate('Gain ${token_lira3} and draw 1 ${token_yellowCard} OR draw 1 ${token_purpleCard} and make up to 2 ${token_wineAny}.'),&#10;  &quot;solo&quot;=&gt;1, &#10;  &quot;set&quot;=&gt;0)," calcext:value-type="string">
            <text:p>802=&gt;array( </text:p>
            <text:p>  "key"=&gt;802, </text:p>
            <text:p>  "name"=&gt;clienttranslate("Crusher"), </text:p>
            <text:p>  "description"=&gt;clienttranslate('Gain ${token_lira3} and draw 1 ${token_yellowCard} OR draw 1 ${token_purpleCard} and make up to 2 ${token_wineAny}.'),</text:p>
            <text:p>  "solo"=&gt;1, </text:p>
            <text:p>  "set"=&gt;0),</text:p>
          </table:table-cell>
          <table:table-cell table:formula="of:=&quot;  case &quot;&amp;[.A3]&amp;&quot;: //&quot;&amp;[.B3]&amp;CHAR(13)&amp;&quot;  //&quot;&amp;[.C3]&amp;CHAR(13)&amp;&quot;  //&quot;&amp;[.I3]&amp;CHAR(13)&amp;&quot;  //TODO: TBD YELLOW CARD &quot;&amp;[.A3]&amp;&quot; &quot; &amp; [.B3]&amp;CHAR(13)&amp;&quot;  break;&quot;&amp;CHAR(13)&amp;CHAR(13)" office:value-type="string" office:string-value="  case 802: //Crusher&#13;  //Gain ${token_lira3} and draw 1 ${token_yellowCard} OR draw 1 ${token_purpleCard} and make up to 2 ${token_wineAny}.&#13;  //GetLira_3+drawYellowCard_1|drawPurpleCard_1+makeWine_2&#13;  //TODO: TBD YELLOW CARD 802 Crusher&#13;  break;&#13;&#13;" calcext:value-type="string">
            <text:p><text:s text:c="2"/>case 802: //Crusher <text:s/>//Gain ${token_lira3} and draw 1 ${token_yellowCard} OR draw 1 ${token_purpleCard} and make up to 2 ${token_wineAny}. <text:s/>//GetLira_3+drawYellowCard_1|drawPurpleCard_1+makeWine_2 <text:s/>//TODO: TBD YELLOW CARD 802 Crusher <text:s/>break;</text:p>
          </table:table-cell>
          <table:table-cell table:style-name="Default" table:formula="of:=MOD( [.A3]-[.$A$2];10)" office:value-type="float" office:value="1" calcext:value-type="float">
            <text:p>1</text:p>
          </table:table-cell>
          <table:table-cell table:formula="of:=INT(([.A3]-[.$A$2])/10)" office:value-type="float" office:value="0" calcext:value-type="float">
            <text:p>0</text:p>
          </table:table-cell>
          <table:table-cell table:formula="of:=&quot;.card.card_&quot;&amp;[.$A3]&amp;&quot; {  background-position: -&quot;&amp;[.O3]*192&amp;&quot;px -&quot;&amp;([.P3])*[.Q$1]&amp;&quot;px ; }&quot;" office:value-type="string" office:string-value=".card.card_802 {  background-position: -192px -0px ; }" calcext:value-type="string">
            <text:p>.card.card_802 { <text:s/>background-position: -192px -0px ; }</text:p>
          </table:table-cell>
          <table:table-cell table:formula="of:=&quot;.card.small.card_&quot;&amp;[.$A3]&amp;&quot; {  background-position: -&quot;&amp;[.O3]*96&amp;&quot;px -&quot;&amp;([.P3])*[.R$1]&amp;&quot;px ; }&quot;" office:value-type="string" office:string-value=".card.small.card_802 {  background-position: -96px -0px ; }" calcext:value-type="string">
            <text:p>.card.small.card_802 { <text:s/>background-position: -96px -0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03" calcext:value-type="float">
            <text:p>803</text:p>
          </table:table-cell>
          <table:table-cell table:style-name="ce21" office:value-type="string" calcext:value-type="string">
            <text:p>Judge</text:p>
          </table:table-cell>
          <table:table-cell table:style-name="ce11" office:value-type="string" calcext:value-type="string">
            <text:p><text:span text:style-name="T1">Draw 2 ${token_yellowCardPlus} OR discard 1 ${token_wineAny} of value 4 or more to gain ${token_vp3}</text:span>.</text:p>
          </table:table-cell>
          <table:table-cell table:style-name="ce11" office:value-type="string" calcext:value-type="string">
            <text:p>Draw 2 summer visitor cards OR discard 1 wine token of value 4 or more to gain 3 victory point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YellowCard_2|discardWineAny_1_value4+getVp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4] &amp; &quot;=&gt;array( &quot;&amp;CHAR(10)&amp; &quot;  &quot;&quot;key&quot;&quot;=&gt;&quot;&amp;[.A4]&amp;&quot;, &quot;&amp;CHAR(10)&amp;  &quot;  &quot;&quot;name&quot;&quot;=&gt;clienttranslate(&quot;&quot;&quot;&amp;[.B4]&amp;&quot;&quot;&quot;), &quot;&amp;CHAR(10)&amp;  &quot;  &quot;&quot;description&quot;&quot;=&gt;clienttranslate('&quot;&amp;SUBSTITUTE ([.C4];&quot;'&quot;;&quot;\'&quot;)&amp;&quot;'),&quot;&amp;CHAR(10)&amp; &quot;  &quot;&quot;solo&quot;&quot;=&gt;&quot;&amp;[.L4]&amp;&quot;, &quot;&amp;CHAR(10)&amp;  &quot;  &quot;&quot;set&quot;&quot;=&gt;&quot;&amp;[.E4]&amp;&quot;),&quot;" office:value-type="string" office:string-value="803=&gt;array( &#10;  &quot;key&quot;=&gt;803, &#10;  &quot;name&quot;=&gt;clienttranslate(&quot;Judge&quot;), &#10;  &quot;description&quot;=&gt;clienttranslate('Draw 2 ${token_yellowCardPlus} OR discard 1 ${token_wineAny} of value 4 or more to gain ${token_vp3}.'),&#10;  &quot;solo&quot;=&gt;1, &#10;  &quot;set&quot;=&gt;0)," calcext:value-type="string">
            <text:p>803=&gt;array( </text:p>
            <text:p>  "key"=&gt;803, </text:p>
            <text:p>  "name"=&gt;clienttranslate("Judge"), </text:p>
            <text:p>  "description"=&gt;clienttranslate('Draw 2 ${token_yellowCardPlus} OR discard 1 ${token_wineAny} of value 4 or more to gain ${token_vp3}.'),</text:p>
            <text:p>  "solo"=&gt;1, </text:p>
            <text:p>  "set"=&gt;0),</text:p>
          </table:table-cell>
          <table:table-cell table:formula="of:=&quot;  case &quot;&amp;[.A4]&amp;&quot;: //&quot;&amp;[.B4]&amp;CHAR(13)&amp;&quot;  //&quot;&amp;[.C4]&amp;CHAR(13)&amp;&quot;  //&quot;&amp;[.I4]&amp;CHAR(13)&amp;&quot;  //TODO: TBD YELLOW CARD &quot;&amp;[.A4]&amp;&quot; &quot; &amp; [.B4]&amp;CHAR(13)&amp;&quot;  break;&quot;&amp;CHAR(13)&amp;CHAR(13)" office:value-type="string" office:string-value="  case 803: //Judge&#13;  //Draw 2 ${token_yellowCardPlus} OR discard 1 ${token_wineAny} of value 4 or more to gain ${token_vp3}.&#13;  //drawYellowCard_2|discardWineAny_1_value4+getVp_3&#13;  //TODO: TBD YELLOW CARD 803 Judge&#13;  break;&#13;&#13;" calcext:value-type="string">
            <text:p><text:s text:c="2"/>case 803: //Judge <text:s/>//Draw 2 ${token_yellowCardPlus} OR discard 1 ${token_wineAny} of value 4 or more to gain ${token_vp3}. <text:s/>//drawYellowCard_2|discardWineAny_1_value4+getVp_3 <text:s/>//TODO: TBD YELLOW CARD 803 Judge <text:s/>break;</text:p>
          </table:table-cell>
          <table:table-cell table:style-name="Default" table:formula="of:=MOD( [.A4]-[.$A$2];10)" office:value-type="float" office:value="2" calcext:value-type="float">
            <text:p>2</text:p>
          </table:table-cell>
          <table:table-cell table:formula="of:=INT(([.A4]-[.$A$2])/10)" office:value-type="float" office:value="0" calcext:value-type="float">
            <text:p>0</text:p>
          </table:table-cell>
          <table:table-cell table:formula="of:=&quot;.card.card_&quot;&amp;[.$A4]&amp;&quot; {  background-position: -&quot;&amp;[.O4]*192&amp;&quot;px -&quot;&amp;([.P4])*[.Q$1]&amp;&quot;px ; }&quot;" office:value-type="string" office:string-value=".card.card_803 {  background-position: -384px -0px ; }" calcext:value-type="string">
            <text:p>.card.card_803 { <text:s/>background-position: -384px -0px ; }</text:p>
          </table:table-cell>
          <table:table-cell table:formula="of:=&quot;.card.small.card_&quot;&amp;[.$A4]&amp;&quot; {  background-position: -&quot;&amp;[.O4]*96&amp;&quot;px -&quot;&amp;([.P4])*[.R$1]&amp;&quot;px ; }&quot;" office:value-type="string" office:string-value=".card.small.card_803 {  background-position: -192px -0px ; }" calcext:value-type="string">
            <text:p>.card.small.card_803 { <text:s/>background-position: -192px -0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04" calcext:value-type="float">
            <text:p>804</text:p>
          </table:table-cell>
          <table:table-cell table:style-name="ce21" office:value-type="string" calcext:value-type="string">
            <text:p>Oenologist</text:p>
          </table:table-cell>
          <table:table-cell office:value-type="string" calcext:value-type="string">
            <text:p><text:span text:style-name="T1">Age all ${token_wineAny} in your cellar twice OR pay ${token_lira3}</text:span> to upgrade your cellar to the next level.</text:p>
          </table:table-cell>
          <table:table-cell office:value-type="string" calcext:value-type="string">
            <text:p>Age all wine tokens in your cellar twice OR pay 3 Lira to upgrade your cellar to the next level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eWines_2|payLira_2+upgradeCel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5] &amp; &quot;=&gt;array( &quot;&amp;CHAR(10)&amp; &quot;  &quot;&quot;key&quot;&quot;=&gt;&quot;&amp;[.A5]&amp;&quot;, &quot;&amp;CHAR(10)&amp;  &quot;  &quot;&quot;name&quot;&quot;=&gt;clienttranslate(&quot;&quot;&quot;&amp;[.B5]&amp;&quot;&quot;&quot;), &quot;&amp;CHAR(10)&amp;  &quot;  &quot;&quot;description&quot;&quot;=&gt;clienttranslate('&quot;&amp;SUBSTITUTE ([.C5];&quot;'&quot;;&quot;\'&quot;)&amp;&quot;'),&quot;&amp;CHAR(10)&amp; &quot;  &quot;&quot;solo&quot;&quot;=&gt;&quot;&amp;[.L5]&amp;&quot;, &quot;&amp;CHAR(10)&amp;  &quot;  &quot;&quot;set&quot;&quot;=&gt;&quot;&amp;[.E5]&amp;&quot;),&quot;" office:value-type="string" office:string-value="804=&gt;array( &#10;  &quot;key&quot;=&gt;804, &#10;  &quot;name&quot;=&gt;clienttranslate(&quot;Oenologist&quot;), &#10;  &quot;description&quot;=&gt;clienttranslate('Age all ${token_wineAny} in your cellar twice OR pay ${token_lira3} to upgrade your cellar to the next level.'),&#10;  &quot;solo&quot;=&gt;1, &#10;  &quot;set&quot;=&gt;0)," calcext:value-type="string">
            <text:p>804=&gt;array( </text:p>
            <text:p>  "key"=&gt;804, </text:p>
            <text:p>  "name"=&gt;clienttranslate("Oenologist"), </text:p>
            <text:p>  "description"=&gt;clienttranslate('Age all ${token_wineAny} in your cellar twice OR pay ${token_lira3} to upgrade your cellar to the next level.'),</text:p>
            <text:p>  "solo"=&gt;1, </text:p>
            <text:p>  "set"=&gt;0),</text:p>
          </table:table-cell>
          <table:table-cell table:formula="of:=&quot;  case &quot;&amp;[.A5]&amp;&quot;: //&quot;&amp;[.B5]&amp;CHAR(13)&amp;&quot;  //&quot;&amp;[.C5]&amp;CHAR(13)&amp;&quot;  //&quot;&amp;[.I5]&amp;CHAR(13)&amp;&quot;  //TODO: TBD YELLOW CARD &quot;&amp;[.A5]&amp;&quot; &quot; &amp; [.B5]&amp;CHAR(13)&amp;&quot;  break;&quot;&amp;CHAR(13)&amp;CHAR(13)" office:value-type="string" office:string-value="  case 804: //Oenologist&#13;  //Age all ${token_wineAny} in your cellar twice OR pay ${token_lira3} to upgrade your cellar to the next level.&#13;  //ageWines_2|payLira_2+upgradeCellar&#13;  //TODO: TBD YELLOW CARD 804 Oenologist&#13;  break;&#13;&#13;" calcext:value-type="string">
            <text:p><text:s text:c="2"/>case 804: //Oenologist <text:s/>//Age all ${token_wineAny} in your cellar twice OR pay ${token_lira3} to upgrade your cellar to the next level. <text:s/>//ageWines_2|payLira_2+upgradeCellar <text:s/>//TODO: TBD YELLOW CARD 804 Oenologist <text:s/>break;</text:p>
          </table:table-cell>
          <table:table-cell table:style-name="Default" table:formula="of:=MOD( [.A5]-[.$A$2];10)" office:value-type="float" office:value="3" calcext:value-type="float">
            <text:p>3</text:p>
          </table:table-cell>
          <table:table-cell table:formula="of:=INT(([.A5]-[.$A$2])/10)" office:value-type="float" office:value="0" calcext:value-type="float">
            <text:p>0</text:p>
          </table:table-cell>
          <table:table-cell table:formula="of:=&quot;.card.card_&quot;&amp;[.$A5]&amp;&quot; {  background-position: -&quot;&amp;[.O5]*192&amp;&quot;px -&quot;&amp;([.P5])*[.Q$1]&amp;&quot;px ; }&quot;" office:value-type="string" office:string-value=".card.card_804 {  background-position: -576px -0px ; }" calcext:value-type="string">
            <text:p>.card.card_804 { <text:s/>background-position: -576px -0px ; }</text:p>
          </table:table-cell>
          <table:table-cell table:formula="of:=&quot;.card.small.card_&quot;&amp;[.$A5]&amp;&quot; {  background-position: -&quot;&amp;[.O5]*96&amp;&quot;px -&quot;&amp;([.P5])*[.R$1]&amp;&quot;px ; }&quot;" office:value-type="string" office:string-value=".card.small.card_804 {  background-position: -288px -0px ; }" calcext:value-type="string">
            <text:p>.card.small.card_804 { <text:s/>background-position: -288px -0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7">
          <table:table-cell office:value-type="float" office:value="805" calcext:value-type="float">
            <text:p>805</text:p>
          </table:table-cell>
          <table:table-cell table:style-name="ce21" office:value-type="string" calcext:value-type="string">
            <text:p>Marketer</text:p>
          </table:table-cell>
          <table:table-cell office:value-type="string" calcext:value-type="string">
            <text:p><text:span text:style-name="T1">Draw 2 ${token_yellowCardPlus} and gain ${token_lira1} OR fill 1 ${token_purpleCard} and gain ${token_vp1}</text:span> extra.</text:p>
          </table:table-cell>
          <table:table-cell office:value-type="string" calcext:value-type="string">
            <text:p>Draw 2 summer visitor cards and gain 1 Lira OR fill 1 wine order and gain 1 victory point extra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YellowCard_2+getLira_1|fillOrder_1+getVp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6] &amp; &quot;=&gt;array( &quot;&amp;CHAR(10)&amp; &quot;  &quot;&quot;key&quot;&quot;=&gt;&quot;&amp;[.A6]&amp;&quot;, &quot;&amp;CHAR(10)&amp;  &quot;  &quot;&quot;name&quot;&quot;=&gt;clienttranslate(&quot;&quot;&quot;&amp;[.B6]&amp;&quot;&quot;&quot;), &quot;&amp;CHAR(10)&amp;  &quot;  &quot;&quot;description&quot;&quot;=&gt;clienttranslate('&quot;&amp;SUBSTITUTE ([.C6];&quot;'&quot;;&quot;\'&quot;)&amp;&quot;'),&quot;&amp;CHAR(10)&amp; &quot;  &quot;&quot;solo&quot;&quot;=&gt;&quot;&amp;[.L6]&amp;&quot;, &quot;&amp;CHAR(10)&amp;  &quot;  &quot;&quot;set&quot;&quot;=&gt;&quot;&amp;[.E6]&amp;&quot;),&quot;" office:value-type="string" office:string-value="805=&gt;array( &#10;  &quot;key&quot;=&gt;805, &#10;  &quot;name&quot;=&gt;clienttranslate(&quot;Marketer&quot;), &#10;  &quot;description&quot;=&gt;clienttranslate('Draw 2 ${token_yellowCardPlus} and gain ${token_lira1} OR fill 1 ${token_purpleCard} and gain ${token_vp1} extra.'),&#10;  &quot;solo&quot;=&gt;1, &#10;  &quot;set&quot;=&gt;0)," calcext:value-type="string">
            <text:p>805=&gt;array( </text:p>
            <text:p>  "key"=&gt;805, </text:p>
            <text:p>  "name"=&gt;clienttranslate("Marketer"), </text:p>
            <text:p>  "description"=&gt;clienttranslate('Draw 2 ${token_yellowCardPlus} and gain ${token_lira1} OR fill 1 ${token_purpleCard} and gain ${token_vp1} extra.'),</text:p>
            <text:p>  "solo"=&gt;1, </text:p>
            <text:p>  "set"=&gt;0),</text:p>
          </table:table-cell>
          <table:table-cell table:formula="of:=&quot;  case &quot;&amp;[.A6]&amp;&quot;: //&quot;&amp;[.B6]&amp;CHAR(13)&amp;&quot;  //&quot;&amp;[.C6]&amp;CHAR(13)&amp;&quot;  //&quot;&amp;[.I6]&amp;CHAR(13)&amp;&quot;  //TODO: TBD YELLOW CARD &quot;&amp;[.A6]&amp;&quot; &quot; &amp; [.B6]&amp;CHAR(13)&amp;&quot;  break;&quot;&amp;CHAR(13)&amp;CHAR(13)" office:value-type="string" office:string-value="  case 805: //Marketer&#13;  //Draw 2 ${token_yellowCardPlus} and gain ${token_lira1} OR fill 1 ${token_purpleCard} and gain ${token_vp1} extra.&#13;  //drawYellowCard_2+getLira_1|fillOrder_1+getVp_1&#13;  //TODO: TBD YELLOW CARD 805 Marketer&#13;  break;&#13;&#13;" calcext:value-type="string">
            <text:p><text:s text:c="2"/>case 805: //Marketer <text:s/>//Draw 2 ${token_yellowCardPlus} and gain ${token_lira1} OR fill 1 ${token_purpleCard} and gain ${token_vp1} extra. <text:s/>//drawYellowCard_2+getLira_1|fillOrder_1+getVp_1 <text:s/>//TODO: TBD YELLOW CARD 805 Marketer <text:s/>break;</text:p>
          </table:table-cell>
          <table:table-cell table:style-name="Default" table:formula="of:=MOD( [.A6]-[.$A$2];10)" office:value-type="float" office:value="4" calcext:value-type="float">
            <text:p>4</text:p>
          </table:table-cell>
          <table:table-cell table:formula="of:=INT(([.A6]-[.$A$2])/10)" office:value-type="float" office:value="0" calcext:value-type="float">
            <text:p>0</text:p>
          </table:table-cell>
          <table:table-cell table:formula="of:=&quot;.card.card_&quot;&amp;[.$A6]&amp;&quot; {  background-position: -&quot;&amp;[.O6]*192&amp;&quot;px -&quot;&amp;([.P6])*[.Q$1]&amp;&quot;px ; }&quot;" office:value-type="string" office:string-value=".card.card_805 {  background-position: -768px -0px ; }" calcext:value-type="string">
            <text:p>.card.card_805 { <text:s/>background-position: -768px -0px ; }</text:p>
          </table:table-cell>
          <table:table-cell table:formula="of:=&quot;.card.small.card_&quot;&amp;[.$A6]&amp;&quot; {  background-position: -&quot;&amp;[.O6]*96&amp;&quot;px -&quot;&amp;([.P6])*[.R$1]&amp;&quot;px ; }&quot;" office:value-type="string" office:string-value=".card.small.card_805 {  background-position: -384px -0px ; }" calcext:value-type="string">
            <text:p>.card.small.card_805 { <text:s/>background-position: -384px -0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06" calcext:value-type="float">
            <text:p>806</text:p>
          </table:table-cell>
          <table:table-cell table:style-name="ce21" office:value-type="string" calcext:value-type="string">
            <text:p>Crush Expert</text:p>
          </table:table-cell>
          <table:table-cell office:value-type="string" calcext:value-type="string">
            <text:p><text:span text:style-name="T1">Gain ${token_lira3} and draw 1 ${token_purpleCard} OR make up to 3 ${token_wineAny}</text:span>.</text:p>
          </table:table-cell>
          <table:table-cell office:value-type="string" calcext:value-type="string">
            <text:p>Gain 3 Lira and draw 1 wine order OR make up to 3 wine token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Lira_3+drawPurpleCard|makeWine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7] &amp; &quot;=&gt;array( &quot;&amp;CHAR(10)&amp; &quot;  &quot;&quot;key&quot;&quot;=&gt;&quot;&amp;[.A7]&amp;&quot;, &quot;&amp;CHAR(10)&amp;  &quot;  &quot;&quot;name&quot;&quot;=&gt;clienttranslate(&quot;&quot;&quot;&amp;[.B7]&amp;&quot;&quot;&quot;), &quot;&amp;CHAR(10)&amp;  &quot;  &quot;&quot;description&quot;&quot;=&gt;clienttranslate('&quot;&amp;SUBSTITUTE ([.C7];&quot;'&quot;;&quot;\'&quot;)&amp;&quot;'),&quot;&amp;CHAR(10)&amp; &quot;  &quot;&quot;solo&quot;&quot;=&gt;&quot;&amp;[.L7]&amp;&quot;, &quot;&amp;CHAR(10)&amp;  &quot;  &quot;&quot;set&quot;&quot;=&gt;&quot;&amp;[.E7]&amp;&quot;),&quot;" office:value-type="string" office:string-value="806=&gt;array( &#10;  &quot;key&quot;=&gt;806, &#10;  &quot;name&quot;=&gt;clienttranslate(&quot;Crush Expert&quot;), &#10;  &quot;description&quot;=&gt;clienttranslate('Gain ${token_lira3} and draw 1 ${token_purpleCard} OR make up to 3 ${token_wineAny}.'),&#10;  &quot;solo&quot;=&gt;1, &#10;  &quot;set&quot;=&gt;0)," calcext:value-type="string">
            <text:p>806=&gt;array( </text:p>
            <text:p>  "key"=&gt;806, </text:p>
            <text:p>  "name"=&gt;clienttranslate("Crush Expert"), </text:p>
            <text:p>  "description"=&gt;clienttranslate('Gain ${token_lira3} and draw 1 ${token_purpleCard} OR make up to 3 ${token_wineAny}.'),</text:p>
            <text:p>  "solo"=&gt;1, </text:p>
            <text:p>  "set"=&gt;0),</text:p>
          </table:table-cell>
          <table:table-cell table:formula="of:=&quot;  case &quot;&amp;[.A7]&amp;&quot;: //&quot;&amp;[.B7]&amp;CHAR(13)&amp;&quot;  //&quot;&amp;[.C7]&amp;CHAR(13)&amp;&quot;  //&quot;&amp;[.I7]&amp;CHAR(13)&amp;&quot;  //TODO: TBD YELLOW CARD &quot;&amp;[.A7]&amp;&quot; &quot; &amp; [.B7]&amp;CHAR(13)&amp;&quot;  break;&quot;&amp;CHAR(13)&amp;CHAR(13)" office:value-type="string" office:string-value="  case 806: //Crush Expert&#13;  //Gain ${token_lira3} and draw 1 ${token_purpleCard} OR make up to 3 ${token_wineAny}.&#13;  //getLira_3+drawPurpleCard|makeWine_3&#13;  //TODO: TBD YELLOW CARD 806 Crush Expert&#13;  break;&#13;&#13;" calcext:value-type="string">
            <text:p><text:s text:c="2"/>case 806: //Crush Expert <text:s/>//Gain ${token_lira3} and draw 1 ${token_purpleCard} OR make up to 3 ${token_wineAny}. <text:s/>//getLira_3+drawPurpleCard|makeWine_3 <text:s/>//TODO: TBD YELLOW CARD 806 Crush Expert <text:s/>break;</text:p>
          </table:table-cell>
          <table:table-cell table:style-name="Default" table:formula="of:=MOD( [.A7]-[.$A$2];10)" office:value-type="float" office:value="5" calcext:value-type="float">
            <text:p>5</text:p>
          </table:table-cell>
          <table:table-cell table:formula="of:=INT(([.A7]-[.$A$2])/10)" office:value-type="float" office:value="0" calcext:value-type="float">
            <text:p>0</text:p>
          </table:table-cell>
          <table:table-cell table:formula="of:=&quot;.card.card_&quot;&amp;[.$A7]&amp;&quot; {  background-position: -&quot;&amp;[.O7]*192&amp;&quot;px -&quot;&amp;([.P7])*[.Q$1]&amp;&quot;px ; }&quot;" office:value-type="string" office:string-value=".card.card_806 {  background-position: -960px -0px ; }" calcext:value-type="string">
            <text:p>.card.card_806 { <text:s/>background-position: -960px -0px ; }</text:p>
          </table:table-cell>
          <table:table-cell table:formula="of:=&quot;.card.small.card_&quot;&amp;[.$A7]&amp;&quot; {  background-position: -&quot;&amp;[.O7]*96&amp;&quot;px -&quot;&amp;([.P7])*[.R$1]&amp;&quot;px ; }&quot;" office:value-type="string" office:string-value=".card.small.card_806 {  background-position: -480px -0px ; }" calcext:value-type="string">
            <text:p>.card.small.card_806 { <text:s/>background-position: -480px -0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07" calcext:value-type="float">
            <text:p>807</text:p>
          </table:table-cell>
          <table:table-cell table:style-name="ce21" office:value-type="string" calcext:value-type="string">
            <text:p>Uncertified Teacher</text:p>
          </table:table-cell>
          <table:table-cell office:value-type="string" calcext:value-type="string">
            <text:p><text:span text:style-name="T1">Lose ${token_vp1} to train a ${token_worker} OR gain ${token_vp1} for each opponent who has a total of 6 ${token_worker}</text:span>.</text:p>
          </table:table-cell>
          <table:table-cell office:value-type="string" calcext:value-type="string">
            <text:p>Lose 1 victory point to train a worker OR gain 1 victory point for each opponent who has a total of 6 worker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&quot;&quot; &amp; [.A8] &amp; &quot;=&gt;array( &quot;&amp;CHAR(10)&amp; &quot;  &quot;&quot;key&quot;&quot;=&gt;&quot;&amp;[.A8]&amp;&quot;, &quot;&amp;CHAR(10)&amp;  &quot;  &quot;&quot;name&quot;&quot;=&gt;clienttranslate(&quot;&quot;&quot;&amp;[.B8]&amp;&quot;&quot;&quot;), &quot;&amp;CHAR(10)&amp;  &quot;  &quot;&quot;description&quot;&quot;=&gt;clienttranslate('&quot;&amp;SUBSTITUTE ([.C8];&quot;'&quot;;&quot;\'&quot;)&amp;&quot;'),&quot;&amp;CHAR(10)&amp; &quot;  &quot;&quot;solo&quot;&quot;=&gt;&quot;&amp;[.L8]&amp;&quot;, &quot;&amp;CHAR(10)&amp;  &quot;  &quot;&quot;set&quot;&quot;=&gt;&quot;&amp;[.E8]&amp;&quot;),&quot;" office:value-type="string" office:string-value="807=&gt;array( &#10;  &quot;key&quot;=&gt;807, &#10;  &quot;name&quot;=&gt;clienttranslate(&quot;Uncertified Teacher&quot;), &#10;  &quot;description&quot;=&gt;clienttranslate('Lose ${token_vp1} to train a ${token_worker} OR gain ${token_vp1} for each opponent who has a total of 6 ${token_worker}.'),&#10;  &quot;solo&quot;=&gt;1, &#10;  &quot;set&quot;=&gt;0)," calcext:value-type="string">
            <text:p>807=&gt;array( </text:p>
            <text:p>  "key"=&gt;807, </text:p>
            <text:p>  "name"=&gt;clienttranslate("Uncertified Teacher"), </text:p>
            <text:p>  "description"=&gt;clienttranslate('Lose ${token_vp1} to train a ${token_worker} OR gain ${token_vp1} for each opponent who has a total of 6 ${token_worker}.'),</text:p>
            <text:p>  "solo"=&gt;1, </text:p>
            <text:p>  "set"=&gt;0),</text:p>
          </table:table-cell>
          <table:table-cell table:formula="of:=&quot;  case &quot;&amp;[.A8]&amp;&quot;: //&quot;&amp;[.B8]&amp;CHAR(13)&amp;&quot;  //&quot;&amp;[.C8]&amp;CHAR(13)&amp;&quot;  //&quot;&amp;[.I8]&amp;CHAR(13)&amp;&quot;  //TODO: TBD YELLOW CARD &quot;&amp;[.A8]&amp;&quot; &quot; &amp; [.B8]&amp;CHAR(13)&amp;&quot;  break;&quot;&amp;CHAR(13)&amp;CHAR(13)" office:value-type="string" office:string-value="  case 807: //Uncertified Teacher&#13;  //Lose ${token_vp1} to train a ${token_worker} OR gain ${token_vp1} for each opponent who has a total of 6 ${token_worker}.&#13;  //**special**&#13;  //TODO: TBD YELLOW CARD 807 Uncertified Teacher&#13;  break;&#13;&#13;" calcext:value-type="string">
            <text:p><text:s text:c="2"/>case 807: //Uncertified Teacher <text:s/>//Lose ${token_vp1} to train a ${token_worker} OR gain ${token_vp1} for each opponent who has a total of 6 ${token_worker}. <text:s/>//**special** <text:s/>//TODO: TBD YELLOW CARD 807 Uncertified Teacher <text:s/>break;</text:p>
          </table:table-cell>
          <table:table-cell table:style-name="Default" table:formula="of:=MOD( [.A8]-[.$A$2];10)" office:value-type="float" office:value="6" calcext:value-type="float">
            <text:p>6</text:p>
          </table:table-cell>
          <table:table-cell table:formula="of:=INT(([.A8]-[.$A$2])/10)" office:value-type="float" office:value="0" calcext:value-type="float">
            <text:p>0</text:p>
          </table:table-cell>
          <table:table-cell table:formula="of:=&quot;.card.card_&quot;&amp;[.$A8]&amp;&quot; {  background-position: -&quot;&amp;[.O8]*192&amp;&quot;px -&quot;&amp;([.P8])*[.Q$1]&amp;&quot;px ; }&quot;" office:value-type="string" office:string-value=".card.card_807 {  background-position: -1152px -0px ; }" calcext:value-type="string">
            <text:p>.card.card_807 { <text:s/>background-position: -1152px -0px ; }</text:p>
          </table:table-cell>
          <table:table-cell table:formula="of:=&quot;.card.small.card_&quot;&amp;[.$A8]&amp;&quot; {  background-position: -&quot;&amp;[.O8]*96&amp;&quot;px -&quot;&amp;([.P8])*[.R$1]&amp;&quot;px ; }&quot;" office:value-type="string" office:string-value=".card.small.card_807 {  background-position: -576px -0px ; }" calcext:value-type="string">
            <text:p>.card.small.card_807 { <text:s/>background-position: -576px -0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08" calcext:value-type="float">
            <text:p>808</text:p>
          </table:table-cell>
          <table:table-cell table:style-name="ce21" office:value-type="string" calcext:value-type="string">
            <text:p>Teacher</text:p>
          </table:table-cell>
          <table:table-cell office:value-type="string" calcext:value-type="string">
            <text:p>Make up to 2 ${token_wineAny} OR pay ${token_lira2} to train 1 worker.</text:p>
          </table:table-cell>
          <table:table-cell office:value-type="string" calcext:value-type="string">
            <text:p>Make up to 2 wine tokens OR pay 2 Lira to train 1 worker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Wine_2|trainWorker_1_price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9] &amp; &quot;=&gt;array( &quot;&amp;CHAR(10)&amp; &quot;  &quot;&quot;key&quot;&quot;=&gt;&quot;&amp;[.A9]&amp;&quot;, &quot;&amp;CHAR(10)&amp;  &quot;  &quot;&quot;name&quot;&quot;=&gt;clienttranslate(&quot;&quot;&quot;&amp;[.B9]&amp;&quot;&quot;&quot;), &quot;&amp;CHAR(10)&amp;  &quot;  &quot;&quot;description&quot;&quot;=&gt;clienttranslate('&quot;&amp;SUBSTITUTE ([.C9];&quot;'&quot;;&quot;\'&quot;)&amp;&quot;'),&quot;&amp;CHAR(10)&amp; &quot;  &quot;&quot;solo&quot;&quot;=&gt;&quot;&amp;[.L9]&amp;&quot;, &quot;&amp;CHAR(10)&amp;  &quot;  &quot;&quot;set&quot;&quot;=&gt;&quot;&amp;[.E9]&amp;&quot;),&quot;" office:value-type="string" office:string-value="808=&gt;array( &#10;  &quot;key&quot;=&gt;808, &#10;  &quot;name&quot;=&gt;clienttranslate(&quot;Teacher&quot;), &#10;  &quot;description&quot;=&gt;clienttranslate('Make up to 2 ${token_wineAny} OR pay ${token_lira2} to train 1 worker.'),&#10;  &quot;solo&quot;=&gt;1, &#10;  &quot;set&quot;=&gt;0)," calcext:value-type="string">
            <text:p>808=&gt;array( </text:p>
            <text:p>  "key"=&gt;808, </text:p>
            <text:p>  "name"=&gt;clienttranslate("Teacher"), </text:p>
            <text:p>  "description"=&gt;clienttranslate('Make up to 2 ${token_wineAny} OR pay ${token_lira2} to train 1 worker.'),</text:p>
            <text:p>  "solo"=&gt;1, </text:p>
            <text:p>  "set"=&gt;0),</text:p>
          </table:table-cell>
          <table:table-cell table:formula="of:=&quot;  case &quot;&amp;[.A9]&amp;&quot;: //&quot;&amp;[.B9]&amp;CHAR(13)&amp;&quot;  //&quot;&amp;[.C9]&amp;CHAR(13)&amp;&quot;  //&quot;&amp;[.I9]&amp;CHAR(13)&amp;&quot;  //TODO: TBD YELLOW CARD &quot;&amp;[.A9]&amp;&quot; &quot; &amp; [.B9]&amp;CHAR(13)&amp;&quot;  break;&quot;&amp;CHAR(13)&amp;CHAR(13)" office:value-type="string" office:string-value="  case 808: //Teacher&#13;  //Make up to 2 ${token_wineAny} OR pay ${token_lira2} to train 1 worker.&#13;  //makeWine_2|trainWorker_1_price2&#13;  //TODO: TBD YELLOW CARD 808 Teacher&#13;  break;&#13;&#13;" calcext:value-type="string">
            <text:p><text:s text:c="2"/>case 808: //Teacher <text:s/>//Make up to 2 ${token_wineAny} OR pay ${token_lira2} to train 1 worker. <text:s/>//makeWine_2|trainWorker_1_price2 <text:s/>//TODO: TBD YELLOW CARD 808 Teacher <text:s/>break;</text:p>
          </table:table-cell>
          <table:table-cell table:style-name="Default" table:formula="of:=MOD( [.A9]-[.$A$2];10)" office:value-type="float" office:value="7" calcext:value-type="float">
            <text:p>7</text:p>
          </table:table-cell>
          <table:table-cell table:formula="of:=INT(([.A9]-[.$A$2])/10)" office:value-type="float" office:value="0" calcext:value-type="float">
            <text:p>0</text:p>
          </table:table-cell>
          <table:table-cell table:formula="of:=&quot;.card.card_&quot;&amp;[.$A9]&amp;&quot; {  background-position: -&quot;&amp;[.O9]*192&amp;&quot;px -&quot;&amp;([.P9])*[.Q$1]&amp;&quot;px ; }&quot;" office:value-type="string" office:string-value=".card.card_808 {  background-position: -1344px -0px ; }" calcext:value-type="string">
            <text:p>.card.card_808 { <text:s/>background-position: -1344px -0px ; }</text:p>
          </table:table-cell>
          <table:table-cell table:formula="of:=&quot;.card.small.card_&quot;&amp;[.$A9]&amp;&quot; {  background-position: -&quot;&amp;[.O9]*96&amp;&quot;px -&quot;&amp;([.P9])*[.R$1]&amp;&quot;px ; }&quot;" office:value-type="string" office:string-value=".card.small.card_808 {  background-position: -672px -0px ; }" calcext:value-type="string">
            <text:p>.card.small.card_808 { <text:s/>background-position: -672px -0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09" calcext:value-type="float">
            <text:p>809</text:p>
          </table:table-cell>
          <table:table-cell table:style-name="ce21" office:value-type="string" calcext:value-type="string">
            <text:p>Benefactor</text:p>
          </table:table-cell>
          <table:table-cell office:value-type="string" calcext:value-type="string">
            <text:p><text:span text:style-name="T1">Draw 1 ${token_greenCard} and 1 ${token_yellowCard} card OR discard 2 visitor cards to gain ${token_vp2}</text:span>.</text:p>
          </table:table-cell>
          <table:table-cell office:value-type="string" calcext:value-type="string">
            <text:p>Draw 1 vine card and 1 summer visitor card OR discard 2 visitor cards to gain 2 victory point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GreenCard+drawYellowCard|discardCard_2+get2V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10] &amp; &quot;=&gt;array( &quot;&amp;CHAR(10)&amp; &quot;  &quot;&quot;key&quot;&quot;=&gt;&quot;&amp;[.A10]&amp;&quot;, &quot;&amp;CHAR(10)&amp;  &quot;  &quot;&quot;name&quot;&quot;=&gt;clienttranslate(&quot;&quot;&quot;&amp;[.B10]&amp;&quot;&quot;&quot;), &quot;&amp;CHAR(10)&amp;  &quot;  &quot;&quot;description&quot;&quot;=&gt;clienttranslate('&quot;&amp;SUBSTITUTE ([.C10];&quot;'&quot;;&quot;\'&quot;)&amp;&quot;'),&quot;&amp;CHAR(10)&amp; &quot;  &quot;&quot;solo&quot;&quot;=&gt;&quot;&amp;[.L10]&amp;&quot;, &quot;&amp;CHAR(10)&amp;  &quot;  &quot;&quot;set&quot;&quot;=&gt;&quot;&amp;[.E10]&amp;&quot;),&quot;" office:value-type="string" office:string-value="809=&gt;array( &#10;  &quot;key&quot;=&gt;809, &#10;  &quot;name&quot;=&gt;clienttranslate(&quot;Benefactor&quot;), &#10;  &quot;description&quot;=&gt;clienttranslate('Draw 1 ${token_greenCard} and 1 ${token_yellowCard} card OR discard 2 visitor cards to gain ${token_vp2}.'),&#10;  &quot;solo&quot;=&gt;1, &#10;  &quot;set&quot;=&gt;0)," calcext:value-type="string">
            <text:p>809=&gt;array( </text:p>
            <text:p>  "key"=&gt;809, </text:p>
            <text:p>  "name"=&gt;clienttranslate("Benefactor"), </text:p>
            <text:p>  "description"=&gt;clienttranslate('Draw 1 ${token_greenCard} and 1 ${token_yellowCard} card OR discard 2 visitor cards to gain ${token_vp2}.'),</text:p>
            <text:p>  "solo"=&gt;1, </text:p>
            <text:p>  "set"=&gt;0),</text:p>
          </table:table-cell>
          <table:table-cell table:formula="of:=&quot;  case &quot;&amp;[.A10]&amp;&quot;: //&quot;&amp;[.B10]&amp;CHAR(13)&amp;&quot;  //&quot;&amp;[.C10]&amp;CHAR(13)&amp;&quot;  //&quot;&amp;[.I10]&amp;CHAR(13)&amp;&quot;  //TODO: TBD YELLOW CARD &quot;&amp;[.A10]&amp;&quot; &quot; &amp; [.B10]&amp;CHAR(13)&amp;&quot;  break;&quot;&amp;CHAR(13)&amp;CHAR(13)" office:value-type="string" office:string-value="  case 809: //Benefactor&#13;  //Draw 1 ${token_greenCard} and 1 ${token_yellowCard} card OR discard 2 visitor cards to gain ${token_vp2}.&#13;  //drawGreenCard+drawYellowCard|discardCard_2+get2Vp&#13;  //TODO: TBD YELLOW CARD 809 Benefactor&#13;  break;&#13;&#13;" calcext:value-type="string">
            <text:p><text:s text:c="2"/>case 809: //Benefactor <text:s/>//Draw 1 ${token_greenCard} and 1 ${token_yellowCard} card OR discard 2 visitor cards to gain ${token_vp2}. <text:s/>//drawGreenCard+drawYellowCard|discardCard_2+get2Vp <text:s/>//TODO: TBD YELLOW CARD 809 Benefactor <text:s/>break;</text:p>
          </table:table-cell>
          <table:table-cell table:style-name="Default" table:formula="of:=MOD( [.A10]-[.$A$2];10)" office:value-type="float" office:value="8" calcext:value-type="float">
            <text:p>8</text:p>
          </table:table-cell>
          <table:table-cell table:formula="of:=INT(([.A10]-[.$A$2])/10)" office:value-type="float" office:value="0" calcext:value-type="float">
            <text:p>0</text:p>
          </table:table-cell>
          <table:table-cell table:formula="of:=&quot;.card.card_&quot;&amp;[.$A10]&amp;&quot; {  background-position: -&quot;&amp;[.O10]*192&amp;&quot;px -&quot;&amp;([.P10])*[.Q$1]&amp;&quot;px ; }&quot;" office:value-type="string" office:string-value=".card.card_809 {  background-position: -1536px -0px ; }" calcext:value-type="string">
            <text:p>.card.card_809 { <text:s/>background-position: -1536px -0px ; }</text:p>
          </table:table-cell>
          <table:table-cell table:formula="of:=&quot;.card.small.card_&quot;&amp;[.$A10]&amp;&quot; {  background-position: -&quot;&amp;[.O10]*96&amp;&quot;px -&quot;&amp;([.P10])*[.R$1]&amp;&quot;px ; }&quot;" office:value-type="string" office:string-value=".card.small.card_809 {  background-position: -768px -0px ; }" calcext:value-type="string">
            <text:p>.card.small.card_809 { <text:s/>background-position: -768px -0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10" calcext:value-type="float">
            <text:p>810</text:p>
          </table:table-cell>
          <table:table-cell table:style-name="ce21" office:value-type="string" calcext:value-type="string">
            <text:p>Assessor</text:p>
          </table:table-cell>
          <table:table-cell office:value-type="string" calcext:value-type="string">
            <text:p><text:span text:style-name="T1">Gain ${token_lira1} for each card in your hand OR discard your hand (min of 1 card) to gain ${token_vp2}</text:span>.</text:p>
          </table:table-cell>
          <table:table-cell office:value-type="string" calcext:value-type="string">
            <text:p>Gain 1 Lira for each card in your hand OR discard your hand (min of 1 card) to gain 2 victory point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11] &amp; &quot;=&gt;array( &quot;&amp;CHAR(10)&amp; &quot;  &quot;&quot;key&quot;&quot;=&gt;&quot;&amp;[.A11]&amp;&quot;, &quot;&amp;CHAR(10)&amp;  &quot;  &quot;&quot;name&quot;&quot;=&gt;clienttranslate(&quot;&quot;&quot;&amp;[.B11]&amp;&quot;&quot;&quot;), &quot;&amp;CHAR(10)&amp;  &quot;  &quot;&quot;description&quot;&quot;=&gt;clienttranslate('&quot;&amp;SUBSTITUTE ([.C11];&quot;'&quot;;&quot;\'&quot;)&amp;&quot;'),&quot;&amp;CHAR(10)&amp; &quot;  &quot;&quot;solo&quot;&quot;=&gt;&quot;&amp;[.L11]&amp;&quot;, &quot;&amp;CHAR(10)&amp;  &quot;  &quot;&quot;set&quot;&quot;=&gt;&quot;&amp;[.E11]&amp;&quot;),&quot;" office:value-type="string" office:string-value="810=&gt;array( &#10;  &quot;key&quot;=&gt;810, &#10;  &quot;name&quot;=&gt;clienttranslate(&quot;Assessor&quot;), &#10;  &quot;description&quot;=&gt;clienttranslate('Gain ${token_lira1} for each card in your hand OR discard your hand (min of 1 card) to gain ${token_vp2}.'),&#10;  &quot;solo&quot;=&gt;1, &#10;  &quot;set&quot;=&gt;0)," calcext:value-type="string">
            <text:p>810=&gt;array( </text:p>
            <text:p>  "key"=&gt;810, </text:p>
            <text:p>  "name"=&gt;clienttranslate("Assessor"), </text:p>
            <text:p>  "description"=&gt;clienttranslate('Gain ${token_lira1} for each card in your hand OR discard your hand (min of 1 card) to gain ${token_vp2}.'),</text:p>
            <text:p>  "solo"=&gt;1, </text:p>
            <text:p>  "set"=&gt;0),</text:p>
          </table:table-cell>
          <table:table-cell table:formula="of:=&quot;  case &quot;&amp;[.A11]&amp;&quot;: //&quot;&amp;[.B11]&amp;CHAR(13)&amp;&quot;  //&quot;&amp;[.C11]&amp;CHAR(13)&amp;&quot;  //&quot;&amp;[.I11]&amp;CHAR(13)&amp;&quot;  //TODO: TBD YELLOW CARD &quot;&amp;[.A11]&amp;&quot; &quot; &amp; [.B11]&amp;CHAR(13)&amp;&quot;  break;&quot;&amp;CHAR(13)&amp;CHAR(13)" office:value-type="string" office:string-value="  case 810: //Assessor&#13;  //Gain ${token_lira1} for each card in your hand OR discard your hand (min of 1 card) to gain ${token_vp2}.&#13;  //**special**&#13;  //TODO: TBD YELLOW CARD 810 Assessor&#13;  break;&#13;&#13;" calcext:value-type="string">
            <text:p><text:s text:c="2"/>case 810: //Assessor <text:s/>//Gain ${token_lira1} for each card in your hand OR discard your hand (min of 1 card) to gain ${token_vp2}. <text:s/>//**special** <text:s/>//TODO: TBD YELLOW CARD 810 Assessor <text:s/>break;</text:p>
          </table:table-cell>
          <table:table-cell table:style-name="Default" table:formula="of:=MOD( [.A11]-[.$A$2];10)" office:value-type="float" office:value="9" calcext:value-type="float">
            <text:p>9</text:p>
          </table:table-cell>
          <table:table-cell table:formula="of:=INT(([.A11]-[.$A$2])/10)" office:value-type="float" office:value="0" calcext:value-type="float">
            <text:p>0</text:p>
          </table:table-cell>
          <table:table-cell table:formula="of:=&quot;.card.card_&quot;&amp;[.$A11]&amp;&quot; {  background-position: -&quot;&amp;[.O11]*192&amp;&quot;px -&quot;&amp;([.P11])*[.Q$1]&amp;&quot;px ; }&quot;" office:value-type="string" office:string-value=".card.card_810 {  background-position: -1728px -0px ; }" calcext:value-type="string">
            <text:p>.card.card_810 { <text:s/>background-position: -1728px -0px ; }</text:p>
          </table:table-cell>
          <table:table-cell table:formula="of:=&quot;.card.small.card_&quot;&amp;[.$A11]&amp;&quot; {  background-position: -&quot;&amp;[.O11]*96&amp;&quot;px -&quot;&amp;([.P11])*[.R$1]&amp;&quot;px ; }&quot;" office:value-type="string" office:string-value=".card.small.card_810 {  background-position: -864px -0px ; }" calcext:value-type="string">
            <text:p>.card.small.card_810 { <text:s/>background-position: -864px -0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11" calcext:value-type="float">
            <text:p>811</text:p>
          </table:table-cell>
          <table:table-cell table:style-name="ce21" office:value-type="string" calcext:value-type="string">
            <text:p>Queen</text:p>
          </table:table-cell>
          <table:table-cell office:value-type="string" calcext:value-type="string">
            <text:p>The player on your right <text:s/>${playerNameRight} must choose 1: lose ${token_vp1}, give you 2 ${token_anyCard}, or pay you ${token_lira3}.</text:p>
          </table:table-cell>
          <table:table-cell office:value-type="string" calcext:value-type="string">
            <text:p>The player on your right must choose 1: lose 1 victory point, give you 2 visitor cards, or pay you 3 Lira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12] &amp; &quot;=&gt;array( &quot;&amp;CHAR(10)&amp; &quot;  &quot;&quot;key&quot;&quot;=&gt;&quot;&amp;[.A12]&amp;&quot;, &quot;&amp;CHAR(10)&amp;  &quot;  &quot;&quot;name&quot;&quot;=&gt;clienttranslate(&quot;&quot;&quot;&amp;[.B12]&amp;&quot;&quot;&quot;), &quot;&amp;CHAR(10)&amp;  &quot;  &quot;&quot;description&quot;&quot;=&gt;clienttranslate('&quot;&amp;SUBSTITUTE ([.C12];&quot;'&quot;;&quot;\'&quot;)&amp;&quot;'),&quot;&amp;CHAR(10)&amp; &quot;  &quot;&quot;solo&quot;&quot;=&gt;&quot;&amp;[.L12]&amp;&quot;, &quot;&amp;CHAR(10)&amp;  &quot;  &quot;&quot;set&quot;&quot;=&gt;&quot;&amp;[.E12]&amp;&quot;),&quot;" office:value-type="string" office:string-value="811=&gt;array( &#10;  &quot;key&quot;=&gt;811, &#10;  &quot;name&quot;=&gt;clienttranslate(&quot;Queen&quot;), &#10;  &quot;description&quot;=&gt;clienttranslate('The player on your right  ${playerNameRight} must choose 1: lose ${token_vp1}, give you 2 ${token_anyCard}, or pay you ${token_lira3}.'),&#10;  &quot;solo&quot;=&gt;0, &#10;  &quot;set&quot;=&gt;0)," calcext:value-type="string">
            <text:p>811=&gt;array( </text:p>
            <text:p>  "key"=&gt;811, </text:p>
            <text:p>  "name"=&gt;clienttranslate("Queen"), </text:p>
            <text:p>  "description"=&gt;clienttranslate('The player on your right  ${playerNameRight} must choose 1: lose ${token_vp1}, give you 2 ${token_anyCard}, or pay you ${token_lira3}.'),</text:p>
            <text:p>  "solo"=&gt;0, </text:p>
            <text:p>  "set"=&gt;0),</text:p>
          </table:table-cell>
          <table:table-cell table:formula="of:=&quot;  case &quot;&amp;[.A12]&amp;&quot;: //&quot;&amp;[.B12]&amp;CHAR(13)&amp;&quot;  //&quot;&amp;[.C12]&amp;CHAR(13)&amp;&quot;  //&quot;&amp;[.I12]&amp;CHAR(13)&amp;&quot;  //TODO: TBD YELLOW CARD &quot;&amp;[.A12]&amp;&quot; &quot; &amp; [.B12]&amp;CHAR(13)&amp;&quot;  break;&quot;&amp;CHAR(13)&amp;CHAR(13)" office:value-type="string" office:string-value="  case 811: //Queen&#13;  //The player on your right  ${playerNameRight} must choose 1: lose ${token_vp1}, give you 2 ${token_anyCard}, or pay you ${token_lira3}.&#13;  //**special**&#13;  //TODO: TBD YELLOW CARD 811 Queen&#13;  break;&#13;&#13;" calcext:value-type="string">
            <text:p><text:s text:c="2"/>case 811: //Queen <text:s/>//The player on your right <text:s/>${playerNameRight} must choose 1: lose ${token_vp1}, give you 2 ${token_anyCard}, or pay you ${token_lira3}. <text:s/>//**special** <text:s/>//TODO: TBD YELLOW CARD 811 Queen <text:s/>break;</text:p>
          </table:table-cell>
          <table:table-cell table:style-name="Default" table:formula="of:=MOD( [.A12]-[.$A$2];10)" office:value-type="float" office:value="0" calcext:value-type="float">
            <text:p>0</text:p>
          </table:table-cell>
          <table:table-cell table:formula="of:=INT(([.A12]-[.$A$2])/10)" office:value-type="float" office:value="1" calcext:value-type="float">
            <text:p>1</text:p>
          </table:table-cell>
          <table:table-cell table:formula="of:=&quot;.card.card_&quot;&amp;[.$A12]&amp;&quot; {  background-position: -&quot;&amp;[.O12]*192&amp;&quot;px -&quot;&amp;([.P12])*[.Q$1]&amp;&quot;px ; }&quot;" office:value-type="string" office:string-value=".card.card_811 {  background-position: -0px -294px ; }" calcext:value-type="string">
            <text:p>.card.card_811 { <text:s/>background-position: -0px -294px ; }</text:p>
          </table:table-cell>
          <table:table-cell table:formula="of:=&quot;.card.small.card_&quot;&amp;[.$A12]&amp;&quot; {  background-position: -&quot;&amp;[.O12]*96&amp;&quot;px -&quot;&amp;([.P12])*[.R$1]&amp;&quot;px ; }&quot;" office:value-type="string" office:string-value=".card.small.card_811 {  background-position: -0px -147px ; }" calcext:value-type="string">
            <text:p>.card.small.card_811 { <text:s/>background-position: -0px -147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12" calcext:value-type="float">
            <text:p>812</text:p>
          </table:table-cell>
          <table:table-cell table:style-name="ce21" office:value-type="string" calcext:value-type="string">
            <text:p>Harvester</text:p>
          </table:table-cell>
          <table:table-cell office:value-type="string" calcext:value-type="string">
            <text:p><text:span text:style-name="T1">Harvest up to 2 fields and choose 1: Gain ${token_lira2} or gain ${token_vp1}</text:span>.</text:p>
          </table:table-cell>
          <table:table-cell office:value-type="string" calcext:value-type="string">
            <text:p>Harvest up to 2 fields and choose 1: Gain 2 Lira or gain 1 victory point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vestField_2+getLira_2|harvestField_2+getVp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13] &amp; &quot;=&gt;array( &quot;&amp;CHAR(10)&amp; &quot;  &quot;&quot;key&quot;&quot;=&gt;&quot;&amp;[.A13]&amp;&quot;, &quot;&amp;CHAR(10)&amp;  &quot;  &quot;&quot;name&quot;&quot;=&gt;clienttranslate(&quot;&quot;&quot;&amp;[.B13]&amp;&quot;&quot;&quot;), &quot;&amp;CHAR(10)&amp;  &quot;  &quot;&quot;description&quot;&quot;=&gt;clienttranslate('&quot;&amp;SUBSTITUTE ([.C13];&quot;'&quot;;&quot;\'&quot;)&amp;&quot;'),&quot;&amp;CHAR(10)&amp; &quot;  &quot;&quot;solo&quot;&quot;=&gt;&quot;&amp;[.L13]&amp;&quot;, &quot;&amp;CHAR(10)&amp;  &quot;  &quot;&quot;set&quot;&quot;=&gt;&quot;&amp;[.E13]&amp;&quot;),&quot;" office:value-type="string" office:string-value="812=&gt;array( &#10;  &quot;key&quot;=&gt;812, &#10;  &quot;name&quot;=&gt;clienttranslate(&quot;Harvester&quot;), &#10;  &quot;description&quot;=&gt;clienttranslate('Harvest up to 2 fields and choose 1: Gain ${token_lira2} or gain ${token_vp1}.'),&#10;  &quot;solo&quot;=&gt;1, &#10;  &quot;set&quot;=&gt;0)," calcext:value-type="string">
            <text:p>812=&gt;array( </text:p>
            <text:p>  "key"=&gt;812, </text:p>
            <text:p>  "name"=&gt;clienttranslate("Harvester"), </text:p>
            <text:p>  "description"=&gt;clienttranslate('Harvest up to 2 fields and choose 1: Gain ${token_lira2} or gain ${token_vp1}.'),</text:p>
            <text:p>  "solo"=&gt;1, </text:p>
            <text:p>  "set"=&gt;0),</text:p>
          </table:table-cell>
          <table:table-cell table:formula="of:=&quot;  case &quot;&amp;[.A13]&amp;&quot;: //&quot;&amp;[.B13]&amp;CHAR(13)&amp;&quot;  //&quot;&amp;[.C13]&amp;CHAR(13)&amp;&quot;  //&quot;&amp;[.I13]&amp;CHAR(13)&amp;&quot;  //TODO: TBD YELLOW CARD &quot;&amp;[.A13]&amp;&quot; &quot; &amp; [.B13]&amp;CHAR(13)&amp;&quot;  break;&quot;&amp;CHAR(13)&amp;CHAR(13)" office:value-type="string" office:string-value="  case 812: //Harvester&#13;  //Harvest up to 2 fields and choose 1: Gain ${token_lira2} or gain ${token_vp1}.&#13;  //harvestField_2+getLira_2|harvestField_2+getVp_1&#13;  //TODO: TBD YELLOW CARD 812 Harvester&#13;  break;&#13;&#13;" calcext:value-type="string">
            <text:p><text:s text:c="2"/>case 812: //Harvester <text:s/>//Harvest up to 2 fields and choose 1: Gain ${token_lira2} or gain ${token_vp1}. <text:s/>//harvestField_2+getLira_2|harvestField_2+getVp_1 <text:s/>//TODO: TBD YELLOW CARD 812 Harvester <text:s/>break;</text:p>
          </table:table-cell>
          <table:table-cell table:style-name="Default" table:formula="of:=MOD( [.A13]-[.$A$2];10)" office:value-type="float" office:value="1" calcext:value-type="float">
            <text:p>1</text:p>
          </table:table-cell>
          <table:table-cell table:formula="of:=INT(([.A13]-[.$A$2])/10)" office:value-type="float" office:value="1" calcext:value-type="float">
            <text:p>1</text:p>
          </table:table-cell>
          <table:table-cell table:formula="of:=&quot;.card.card_&quot;&amp;[.$A13]&amp;&quot; {  background-position: -&quot;&amp;[.O13]*192&amp;&quot;px -&quot;&amp;([.P13])*[.Q$1]&amp;&quot;px ; }&quot;" office:value-type="string" office:string-value=".card.card_812 {  background-position: -192px -294px ; }" calcext:value-type="string">
            <text:p>.card.card_812 { <text:s/>background-position: -192px -294px ; }</text:p>
          </table:table-cell>
          <table:table-cell table:formula="of:=&quot;.card.small.card_&quot;&amp;[.$A13]&amp;&quot; {  background-position: -&quot;&amp;[.O13]*96&amp;&quot;px -&quot;&amp;([.P13])*[.R$1]&amp;&quot;px ; }&quot;" office:value-type="string" office:string-value=".card.small.card_812 {  background-position: -96px -147px ; }" calcext:value-type="string">
            <text:p>.card.small.card_812 { <text:s/>background-position: -96px -147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13" calcext:value-type="float">
            <text:p>813</text:p>
          </table:table-cell>
          <table:table-cell table:style-name="ce21" office:value-type="string" calcext:value-type="string">
            <text:p>Professor</text:p>
          </table:table-cell>
          <table:table-cell office:value-type="string" calcext:value-type="string">
            <text:p><text:span text:style-name="T1">Pay ${token_lira2} to train 1 ${token_worker} OR gain ${token_vp2} if you have a total of 6 ${token_worker}</text:span>.</text:p>
          </table:table-cell>
          <table:table-cell office:value-type="string" calcext:value-type="string">
            <text:p>Pay 2 Lira to train 1 worker OR gain 2 victory points if you have a total of 6 worker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14] &amp; &quot;=&gt;array( &quot;&amp;CHAR(10)&amp; &quot;  &quot;&quot;key&quot;&quot;=&gt;&quot;&amp;[.A14]&amp;&quot;, &quot;&amp;CHAR(10)&amp;  &quot;  &quot;&quot;name&quot;&quot;=&gt;clienttranslate(&quot;&quot;&quot;&amp;[.B14]&amp;&quot;&quot;&quot;), &quot;&amp;CHAR(10)&amp;  &quot;  &quot;&quot;description&quot;&quot;=&gt;clienttranslate('&quot;&amp;SUBSTITUTE ([.C14];&quot;'&quot;;&quot;\'&quot;)&amp;&quot;'),&quot;&amp;CHAR(10)&amp; &quot;  &quot;&quot;solo&quot;&quot;=&gt;&quot;&amp;[.L14]&amp;&quot;, &quot;&amp;CHAR(10)&amp;  &quot;  &quot;&quot;set&quot;&quot;=&gt;&quot;&amp;[.E14]&amp;&quot;),&quot;" office:value-type="string" office:string-value="813=&gt;array( &#10;  &quot;key&quot;=&gt;813, &#10;  &quot;name&quot;=&gt;clienttranslate(&quot;Professor&quot;), &#10;  &quot;description&quot;=&gt;clienttranslate('Pay ${token_lira2} to train 1 ${token_worker} OR gain ${token_vp2} if you have a total of 6 ${token_worker}.'),&#10;  &quot;solo&quot;=&gt;1, &#10;  &quot;set&quot;=&gt;0)," calcext:value-type="string">
            <text:p>813=&gt;array( </text:p>
            <text:p>  "key"=&gt;813, </text:p>
            <text:p>  "name"=&gt;clienttranslate("Professor"), </text:p>
            <text:p>  "description"=&gt;clienttranslate('Pay ${token_lira2} to train 1 ${token_worker} OR gain ${token_vp2} if you have a total of 6 ${token_worker}.'),</text:p>
            <text:p>  "solo"=&gt;1, </text:p>
            <text:p>  "set"=&gt;0),</text:p>
          </table:table-cell>
          <table:table-cell table:formula="of:=&quot;  case &quot;&amp;[.A14]&amp;&quot;: //&quot;&amp;[.B14]&amp;CHAR(13)&amp;&quot;  //&quot;&amp;[.C14]&amp;CHAR(13)&amp;&quot;  //&quot;&amp;[.I14]&amp;CHAR(13)&amp;&quot;  //TODO: TBD YELLOW CARD &quot;&amp;[.A14]&amp;&quot; &quot; &amp; [.B14]&amp;CHAR(13)&amp;&quot;  break;&quot;&amp;CHAR(13)&amp;CHAR(13)" office:value-type="string" office:string-value="  case 813: //Professor&#13;  //Pay ${token_lira2} to train 1 ${token_worker} OR gain ${token_vp2} if you have a total of 6 ${token_worker}.&#13;  //**special**&#13;  //TODO: TBD YELLOW CARD 813 Professor&#13;  break;&#13;&#13;" calcext:value-type="string">
            <text:p><text:s text:c="2"/>case 813: //Professor <text:s/>//Pay ${token_lira2} to train 1 ${token_worker} OR gain ${token_vp2} if you have a total of 6 ${token_worker}. <text:s/>//**special** <text:s/>//TODO: TBD YELLOW CARD 813 Professor <text:s/>break;</text:p>
          </table:table-cell>
          <table:table-cell table:style-name="Default" table:formula="of:=MOD( [.A14]-[.$A$2];10)" office:value-type="float" office:value="2" calcext:value-type="float">
            <text:p>2</text:p>
          </table:table-cell>
          <table:table-cell table:formula="of:=INT(([.A14]-[.$A$2])/10)" office:value-type="float" office:value="1" calcext:value-type="float">
            <text:p>1</text:p>
          </table:table-cell>
          <table:table-cell table:formula="of:=&quot;.card.card_&quot;&amp;[.$A14]&amp;&quot; {  background-position: -&quot;&amp;[.O14]*192&amp;&quot;px -&quot;&amp;([.P14])*[.Q$1]&amp;&quot;px ; }&quot;" office:value-type="string" office:string-value=".card.card_813 {  background-position: -384px -294px ; }" calcext:value-type="string">
            <text:p>.card.card_813 { <text:s/>background-position: -384px -294px ; }</text:p>
          </table:table-cell>
          <table:table-cell table:formula="of:=&quot;.card.small.card_&quot;&amp;[.$A14]&amp;&quot; {  background-position: -&quot;&amp;[.O14]*96&amp;&quot;px -&quot;&amp;([.P14])*[.R$1]&amp;&quot;px ; }&quot;" office:value-type="string" office:string-value=".card.small.card_813 {  background-position: -192px -147px ; }" calcext:value-type="string">
            <text:p>.card.small.card_813 { <text:s/>background-position: -192px -147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14" calcext:value-type="float">
            <text:p>814</text:p>
          </table:table-cell>
          <table:table-cell table:style-name="ce21" office:value-type="string" calcext:value-type="string">
            <text:p>Master Vintner</text:p>
          </table:table-cell>
          <table:table-cell office:value-type="string" calcext:value-type="string">
            <text:p>Upgrade your cellar to the next level at a ${token_lira2} discount OR age 1 ${token_wineAny} and fill 1 ${token_purpleCard}.</text:p>
          </table:table-cell>
          <table:table-cell office:value-type="string" calcext:value-type="string">
            <text:p>Upgrade your cellar to the next level at a 2 Lira discount OR age 1 wine token and fill 1 wine order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gradeCellar_discount2|ageWine1+fillOrder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15] &amp; &quot;=&gt;array( &quot;&amp;CHAR(10)&amp; &quot;  &quot;&quot;key&quot;&quot;=&gt;&quot;&amp;[.A15]&amp;&quot;, &quot;&amp;CHAR(10)&amp;  &quot;  &quot;&quot;name&quot;&quot;=&gt;clienttranslate(&quot;&quot;&quot;&amp;[.B15]&amp;&quot;&quot;&quot;), &quot;&amp;CHAR(10)&amp;  &quot;  &quot;&quot;description&quot;&quot;=&gt;clienttranslate('&quot;&amp;SUBSTITUTE ([.C15];&quot;'&quot;;&quot;\'&quot;)&amp;&quot;'),&quot;&amp;CHAR(10)&amp; &quot;  &quot;&quot;solo&quot;&quot;=&gt;&quot;&amp;[.L15]&amp;&quot;, &quot;&amp;CHAR(10)&amp;  &quot;  &quot;&quot;set&quot;&quot;=&gt;&quot;&amp;[.E15]&amp;&quot;),&quot;" office:value-type="string" office:string-value="814=&gt;array( &#10;  &quot;key&quot;=&gt;814, &#10;  &quot;name&quot;=&gt;clienttranslate(&quot;Master Vintner&quot;), &#10;  &quot;description&quot;=&gt;clienttranslate('Upgrade your cellar to the next level at a ${token_lira2} discount OR age 1 ${token_wineAny} and fill 1 ${token_purpleCard}.'),&#10;  &quot;solo&quot;=&gt;1, &#10;  &quot;set&quot;=&gt;0)," calcext:value-type="string">
            <text:p>814=&gt;array( </text:p>
            <text:p>  "key"=&gt;814, </text:p>
            <text:p>  "name"=&gt;clienttranslate("Master Vintner"), </text:p>
            <text:p>  "description"=&gt;clienttranslate('Upgrade your cellar to the next level at a ${token_lira2} discount OR age 1 ${token_wineAny} and fill 1 ${token_purpleCard}.'),</text:p>
            <text:p>  "solo"=&gt;1, </text:p>
            <text:p>  "set"=&gt;0),</text:p>
          </table:table-cell>
          <table:table-cell table:formula="of:=&quot;  case &quot;&amp;[.A15]&amp;&quot;: //&quot;&amp;[.B15]&amp;CHAR(13)&amp;&quot;  //&quot;&amp;[.C15]&amp;CHAR(13)&amp;&quot;  //&quot;&amp;[.I15]&amp;CHAR(13)&amp;&quot;  //TODO: TBD YELLOW CARD &quot;&amp;[.A15]&amp;&quot; &quot; &amp; [.B15]&amp;CHAR(13)&amp;&quot;  break;&quot;&amp;CHAR(13)&amp;CHAR(13)" office:value-type="string" office:string-value="  case 814: //Master Vintner&#13;  //Upgrade your cellar to the next level at a ${token_lira2} discount OR age 1 ${token_wineAny} and fill 1 ${token_purpleCard}.&#13;  //upgradeCellar_discount2|ageWine1+fillOrder_1&#13;  //TODO: TBD YELLOW CARD 814 Master Vintner&#13;  break;&#13;&#13;" calcext:value-type="string">
            <text:p><text:s text:c="2"/>case 814: //Master Vintner <text:s/>//Upgrade your cellar to the next level at a ${token_lira2} discount OR age 1 ${token_wineAny} and fill 1 ${token_purpleCard}. <text:s/>//upgradeCellar_discount2|ageWine1+fillOrder_1 <text:s/>//TODO: TBD YELLOW CARD 814 Master Vintner <text:s/>break;</text:p>
          </table:table-cell>
          <table:table-cell table:style-name="Default" table:formula="of:=MOD( [.A15]-[.$A$2];10)" office:value-type="float" office:value="3" calcext:value-type="float">
            <text:p>3</text:p>
          </table:table-cell>
          <table:table-cell table:formula="of:=INT(([.A15]-[.$A$2])/10)" office:value-type="float" office:value="1" calcext:value-type="float">
            <text:p>1</text:p>
          </table:table-cell>
          <table:table-cell table:formula="of:=&quot;.card.card_&quot;&amp;[.$A15]&amp;&quot; {  background-position: -&quot;&amp;[.O15]*192&amp;&quot;px -&quot;&amp;([.P15])*[.Q$1]&amp;&quot;px ; }&quot;" office:value-type="string" office:string-value=".card.card_814 {  background-position: -576px -294px ; }" calcext:value-type="string">
            <text:p>.card.card_814 { <text:s/>background-position: -576px -294px ; }</text:p>
          </table:table-cell>
          <table:table-cell table:formula="of:=&quot;.card.small.card_&quot;&amp;[.$A15]&amp;&quot; {  background-position: -&quot;&amp;[.O15]*96&amp;&quot;px -&quot;&amp;([.P15])*[.R$1]&amp;&quot;px ; }&quot;" office:value-type="string" office:string-value=".card.small.card_814 {  background-position: -288px -147px ; }" calcext:value-type="string">
            <text:p>.card.small.card_814 { <text:s/>background-position: -288px -147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15" calcext:value-type="float">
            <text:p>815</text:p>
          </table:table-cell>
          <table:table-cell table:style-name="ce21" office:value-type="string" calcext:value-type="string">
            <text:p>Uncertified Oenologist</text:p>
          </table:table-cell>
          <table:table-cell office:value-type="string" calcext:value-type="string">
            <text:p><text:span text:style-name="T1">Age all ${token_wineAny} in your cellar twice OR lose ${token_vp1}</text:span> to upgrade your cellar to the next level.</text:p>
          </table:table-cell>
          <table:table-cell office:value-type="string" calcext:value-type="string">
            <text:p>Age all wine tokens in your cellar twice OR lose 1 victory point to upgrade your cellar to the next level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eWines_2|payLVp_1+upgradeCel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16] &amp; &quot;=&gt;array( &quot;&amp;CHAR(10)&amp; &quot;  &quot;&quot;key&quot;&quot;=&gt;&quot;&amp;[.A16]&amp;&quot;, &quot;&amp;CHAR(10)&amp;  &quot;  &quot;&quot;name&quot;&quot;=&gt;clienttranslate(&quot;&quot;&quot;&amp;[.B16]&amp;&quot;&quot;&quot;), &quot;&amp;CHAR(10)&amp;  &quot;  &quot;&quot;description&quot;&quot;=&gt;clienttranslate('&quot;&amp;SUBSTITUTE ([.C16];&quot;'&quot;;&quot;\'&quot;)&amp;&quot;'),&quot;&amp;CHAR(10)&amp; &quot;  &quot;&quot;solo&quot;&quot;=&gt;&quot;&amp;[.L16]&amp;&quot;, &quot;&amp;CHAR(10)&amp;  &quot;  &quot;&quot;set&quot;&quot;=&gt;&quot;&amp;[.E16]&amp;&quot;),&quot;" office:value-type="string" office:string-value="815=&gt;array( &#10;  &quot;key&quot;=&gt;815, &#10;  &quot;name&quot;=&gt;clienttranslate(&quot;Uncertified Oenologist&quot;), &#10;  &quot;description&quot;=&gt;clienttranslate('Age all ${token_wineAny} in your cellar twice OR lose ${token_vp1} to upgrade your cellar to the next level.'),&#10;  &quot;solo&quot;=&gt;1, &#10;  &quot;set&quot;=&gt;0)," calcext:value-type="string">
            <text:p>815=&gt;array( </text:p>
            <text:p>  "key"=&gt;815, </text:p>
            <text:p>  "name"=&gt;clienttranslate("Uncertified Oenologist"), </text:p>
            <text:p>  "description"=&gt;clienttranslate('Age all ${token_wineAny} in your cellar twice OR lose ${token_vp1} to upgrade your cellar to the next level.'),</text:p>
            <text:p>  "solo"=&gt;1, </text:p>
            <text:p>  "set"=&gt;0),</text:p>
          </table:table-cell>
          <table:table-cell table:formula="of:=&quot;  case &quot;&amp;[.A16]&amp;&quot;: //&quot;&amp;[.B16]&amp;CHAR(13)&amp;&quot;  //&quot;&amp;[.C16]&amp;CHAR(13)&amp;&quot;  //&quot;&amp;[.I16]&amp;CHAR(13)&amp;&quot;  //TODO: TBD YELLOW CARD &quot;&amp;[.A16]&amp;&quot; &quot; &amp; [.B16]&amp;CHAR(13)&amp;&quot;  break;&quot;&amp;CHAR(13)&amp;CHAR(13)" office:value-type="string" office:string-value="  case 815: //Uncertified Oenologist&#13;  //Age all ${token_wineAny} in your cellar twice OR lose ${token_vp1} to upgrade your cellar to the next level.&#13;  //ageWines_2|payLVp_1+upgradeCellar&#13;  //TODO: TBD YELLOW CARD 815 Uncertified Oenologist&#13;  break;&#13;&#13;" calcext:value-type="string">
            <text:p><text:s text:c="2"/>case 815: //Uncertified Oenologist <text:s/>//Age all ${token_wineAny} in your cellar twice OR lose ${token_vp1} to upgrade your cellar to the next level. <text:s/>//ageWines_2|payLVp_1+upgradeCellar <text:s/>//TODO: TBD YELLOW CARD 815 Uncertified Oenologist <text:s/>break;</text:p>
          </table:table-cell>
          <table:table-cell table:style-name="Default" table:formula="of:=MOD( [.A16]-[.$A$2];10)" office:value-type="float" office:value="4" calcext:value-type="float">
            <text:p>4</text:p>
          </table:table-cell>
          <table:table-cell table:formula="of:=INT(([.A16]-[.$A$2])/10)" office:value-type="float" office:value="1" calcext:value-type="float">
            <text:p>1</text:p>
          </table:table-cell>
          <table:table-cell table:formula="of:=&quot;.card.card_&quot;&amp;[.$A16]&amp;&quot; {  background-position: -&quot;&amp;[.O16]*192&amp;&quot;px -&quot;&amp;([.P16])*[.Q$1]&amp;&quot;px ; }&quot;" office:value-type="string" office:string-value=".card.card_815 {  background-position: -768px -294px ; }" calcext:value-type="string">
            <text:p>.card.card_815 { <text:s/>background-position: -768px -294px ; }</text:p>
          </table:table-cell>
          <table:table-cell table:formula="of:=&quot;.card.small.card_&quot;&amp;[.$A16]&amp;&quot; {  background-position: -&quot;&amp;[.O16]*96&amp;&quot;px -&quot;&amp;([.P16])*[.R$1]&amp;&quot;px ; }&quot;" office:value-type="string" office:string-value=".card.small.card_815 {  background-position: -384px -147px ; }" calcext:value-type="string">
            <text:p>.card.small.card_815 { <text:s/>background-position: -384px -147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16" calcext:value-type="float">
            <text:p>816</text:p>
          </table:table-cell>
          <table:table-cell table:style-name="ce21" office:value-type="string" calcext:value-type="string">
            <text:p>Promoter</text:p>
          </table:table-cell>
          <table:table-cell office:value-type="string" calcext:value-type="string">
            <text:p>Discard a ${token_grapeAny} or ${token_wineAny} to gain ${token_vp1} and ${token_residualPayment1}.</text:p>
          </table:table-cell>
          <table:table-cell office:value-type="string" calcext:value-type="string">
            <text:p>Discard a grape token or wine token to gain 1 victory point and 1 Lira residual income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discardGrapeAny_1+getVp_1+getResidualPayment_1|d</text:span>iscardWineAny_1+getVp_1+getResidualPayment_1|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17] &amp; &quot;=&gt;array( &quot;&amp;CHAR(10)&amp; &quot;  &quot;&quot;key&quot;&quot;=&gt;&quot;&amp;[.A17]&amp;&quot;, &quot;&amp;CHAR(10)&amp;  &quot;  &quot;&quot;name&quot;&quot;=&gt;clienttranslate(&quot;&quot;&quot;&amp;[.B17]&amp;&quot;&quot;&quot;), &quot;&amp;CHAR(10)&amp;  &quot;  &quot;&quot;description&quot;&quot;=&gt;clienttranslate('&quot;&amp;SUBSTITUTE ([.C17];&quot;'&quot;;&quot;\'&quot;)&amp;&quot;'),&quot;&amp;CHAR(10)&amp; &quot;  &quot;&quot;solo&quot;&quot;=&gt;&quot;&amp;[.L17]&amp;&quot;, &quot;&amp;CHAR(10)&amp;  &quot;  &quot;&quot;set&quot;&quot;=&gt;&quot;&amp;[.E17]&amp;&quot;),&quot;" office:value-type="string" office:string-value="816=&gt;array( &#10;  &quot;key&quot;=&gt;816, &#10;  &quot;name&quot;=&gt;clienttranslate(&quot;Promoter&quot;), &#10;  &quot;description&quot;=&gt;clienttranslate('Discard a ${token_grapeAny} or ${token_wineAny} to gain ${token_vp1} and ${token_residualPayment1}.'),&#10;  &quot;solo&quot;=&gt;1, &#10;  &quot;set&quot;=&gt;0)," calcext:value-type="string">
            <text:p>816=&gt;array( </text:p>
            <text:p>  "key"=&gt;816, </text:p>
            <text:p>  "name"=&gt;clienttranslate("Promoter"), </text:p>
            <text:p>  "description"=&gt;clienttranslate('Discard a ${token_grapeAny} or ${token_wineAny} to gain ${token_vp1} and ${token_residualPayment1}.'),</text:p>
            <text:p>  "solo"=&gt;1, </text:p>
            <text:p>  "set"=&gt;0),</text:p>
          </table:table-cell>
          <table:table-cell table:formula="of:=&quot;  case &quot;&amp;[.A17]&amp;&quot;: //&quot;&amp;[.B17]&amp;CHAR(13)&amp;&quot;  //&quot;&amp;[.C17]&amp;CHAR(13)&amp;&quot;  //&quot;&amp;[.I17]&amp;CHAR(13)&amp;&quot;  //TODO: TBD YELLOW CARD &quot;&amp;[.A17]&amp;&quot; &quot; &amp; [.B17]&amp;CHAR(13)&amp;&quot;  break;&quot;&amp;CHAR(13)&amp;CHAR(13)" office:value-type="string" office:string-value="  case 816: //Promoter&#13;  //Discard a ${token_grapeAny} or ${token_wineAny} to gain ${token_vp1} and ${token_residualPayment1}.&#13;  //discardGrapeAny_1+getVp_1+getResidualPayment_1|discardWineAny_1+getVp_1+getResidualPayment_1|&#13;  //TODO: TBD YELLOW CARD 816 Promoter&#13;  break;&#13;&#13;" calcext:value-type="string">
            <text:p><text:s text:c="2"/>case 816: //Promoter <text:s/>//Discard a ${token_grapeAny} or ${token_wineAny} to gain ${token_vp1} and ${token_residualPayment1}. <text:s/>//discardGrapeAny_1+getVp_1+getResidualPayment_1|discardWineAny_1+getVp_1+getResidualPayment_1| <text:s/>//TODO: TBD YELLOW CARD 816 Promoter <text:s/>break;</text:p>
          </table:table-cell>
          <table:table-cell table:style-name="Default" table:formula="of:=MOD( [.A17]-[.$A$2];10)" office:value-type="float" office:value="5" calcext:value-type="float">
            <text:p>5</text:p>
          </table:table-cell>
          <table:table-cell table:formula="of:=INT(([.A17]-[.$A$2])/10)" office:value-type="float" office:value="1" calcext:value-type="float">
            <text:p>1</text:p>
          </table:table-cell>
          <table:table-cell table:formula="of:=&quot;.card.card_&quot;&amp;[.$A17]&amp;&quot; {  background-position: -&quot;&amp;[.O17]*192&amp;&quot;px -&quot;&amp;([.P17])*[.Q$1]&amp;&quot;px ; }&quot;" office:value-type="string" office:string-value=".card.card_816 {  background-position: -960px -294px ; }" calcext:value-type="string">
            <text:p>.card.card_816 { <text:s/>background-position: -960px -294px ; }</text:p>
          </table:table-cell>
          <table:table-cell table:formula="of:=&quot;.card.small.card_&quot;&amp;[.$A17]&amp;&quot; {  background-position: -&quot;&amp;[.O17]*96&amp;&quot;px -&quot;&amp;([.P17])*[.R$1]&amp;&quot;px ; }&quot;" office:value-type="string" office:string-value=".card.small.card_816 {  background-position: -480px -147px ; }" calcext:value-type="string">
            <text:p>.card.small.card_816 { <text:s/>background-position: -480px -147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17" calcext:value-type="float">
            <text:p>817</text:p>
          </table:table-cell>
          <table:table-cell table:style-name="ce21" office:value-type="string" calcext:value-type="string">
            <text:p>Mentor</text:p>
          </table:table-cell>
          <table:table-cell office:value-type="string" calcext:value-type="string">
            <text:p><text:span text:style-name="T1">All players may make up to 2 ${token_wineAny}. Draw 1 ${token_greenCardPlus} or ${token_yellowCardPlus}</text:span> card for each opponent who does this.</text:p>
          </table:table-cell>
          <table:table-cell office:value-type="string" calcext:value-type="string">
            <text:p>All players may make up to 2 wine tokens. Draw 1 vine card or summer visitor card for each opponent who does thi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*special**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formula="of:=&quot;&quot; &amp; [.A18] &amp; &quot;=&gt;array( &quot;&amp;CHAR(10)&amp; &quot;  &quot;&quot;key&quot;&quot;=&gt;&quot;&amp;[.A18]&amp;&quot;, &quot;&amp;CHAR(10)&amp;  &quot;  &quot;&quot;name&quot;&quot;=&gt;clienttranslate(&quot;&quot;&quot;&amp;[.B18]&amp;&quot;&quot;&quot;), &quot;&amp;CHAR(10)&amp;  &quot;  &quot;&quot;description&quot;&quot;=&gt;clienttranslate('&quot;&amp;SUBSTITUTE ([.C18];&quot;'&quot;;&quot;\'&quot;)&amp;&quot;'),&quot;&amp;CHAR(10)&amp; &quot;  &quot;&quot;solo&quot;&quot;=&gt;&quot;&amp;[.L18]&amp;&quot;, &quot;&amp;CHAR(10)&amp;  &quot;  &quot;&quot;set&quot;&quot;=&gt;&quot;&amp;[.E18]&amp;&quot;),&quot;" office:value-type="string" office:string-value="817=&gt;array( &#10;  &quot;key&quot;=&gt;817, &#10;  &quot;name&quot;=&gt;clienttranslate(&quot;Mentor&quot;), &#10;  &quot;description&quot;=&gt;clienttranslate('All players may make up to 2 ${token_wineAny}. Draw 1 ${token_greenCardPlus} or ${token_yellowCardPlus} card for each opponent who does this.'),&#10;  &quot;solo&quot;=&gt;1, &#10;  &quot;set&quot;=&gt;0)," calcext:value-type="string">
            <text:p>817=&gt;array( </text:p>
            <text:p>  "key"=&gt;817, </text:p>
            <text:p>  "name"=&gt;clienttranslate("Mentor"), </text:p>
            <text:p>  "description"=&gt;clienttranslate('All players may make up to 2 ${token_wineAny}. Draw 1 ${token_greenCardPlus} or ${token_yellowCardPlus} card for each opponent who does this.'),</text:p>
            <text:p>  "solo"=&gt;1, </text:p>
            <text:p>  "set"=&gt;0),</text:p>
          </table:table-cell>
          <table:table-cell table:formula="of:=&quot;  case &quot;&amp;[.A18]&amp;&quot;: //&quot;&amp;[.B18]&amp;CHAR(13)&amp;&quot;  //&quot;&amp;[.C18]&amp;CHAR(13)&amp;&quot;  //&quot;&amp;[.I18]&amp;CHAR(13)&amp;&quot;  //TODO: TBD YELLOW CARD &quot;&amp;[.A18]&amp;&quot; &quot; &amp; [.B18]&amp;CHAR(13)&amp;&quot;  break;&quot;&amp;CHAR(13)&amp;CHAR(13)" office:value-type="string" office:string-value="  case 817: //Mentor&#13;  //All players may make up to 2 ${token_wineAny}. Draw 1 ${token_greenCardPlus} or ${token_yellowCardPlus} card for each opponent who does this.&#13;  //**special**&#13;  //TODO: TBD YELLOW CARD 817 Mentor&#13;  break;&#13;&#13;" calcext:value-type="string">
            <text:p><text:s text:c="2"/>case 817: //Mentor <text:s/>//All players may make up to 2 ${token_wineAny}. Draw 1 ${token_greenCardPlus} or ${token_yellowCardPlus} card for each opponent who does this. <text:s/>//**special** <text:s/>//TODO: TBD YELLOW CARD 817 Mentor <text:s/>break;</text:p>
          </table:table-cell>
          <table:table-cell table:style-name="Default" table:formula="of:=MOD( [.A18]-[.$A$2];10)" office:value-type="float" office:value="6" calcext:value-type="float">
            <text:p>6</text:p>
          </table:table-cell>
          <table:table-cell table:formula="of:=INT(([.A18]-[.$A$2])/10)" office:value-type="float" office:value="1" calcext:value-type="float">
            <text:p>1</text:p>
          </table:table-cell>
          <table:table-cell table:formula="of:=&quot;.card.card_&quot;&amp;[.$A18]&amp;&quot; {  background-position: -&quot;&amp;[.O18]*192&amp;&quot;px -&quot;&amp;([.P18])*[.Q$1]&amp;&quot;px ; }&quot;" office:value-type="string" office:string-value=".card.card_817 {  background-position: -1152px -294px ; }" calcext:value-type="string">
            <text:p>.card.card_817 { <text:s/>background-position: -1152px -294px ; }</text:p>
          </table:table-cell>
          <table:table-cell table:formula="of:=&quot;.card.small.card_&quot;&amp;[.$A18]&amp;&quot; {  background-position: -&quot;&amp;[.O18]*96&amp;&quot;px -&quot;&amp;([.P18])*[.R$1]&amp;&quot;px ; }&quot;" office:value-type="string" office:string-value=".card.small.card_817 {  background-position: -576px -147px ; }" calcext:value-type="string">
            <text:p>.card.small.card_817 { <text:s/>background-position: -576px -147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18" calcext:value-type="float">
            <text:p>818</text:p>
          </table:table-cell>
          <table:table-cell table:style-name="ce21" office:value-type="string" calcext:value-type="string">
            <text:p>Harvest Expert</text:p>
          </table:table-cell>
          <table:table-cell office:value-type="string" calcext:value-type="string">
            <text:p><text:span text:style-name="T1">Harvest 1 field and either draw 1 ${token_greenCardPlus} or pay ${token_lira1}</text:span> to build a Yoke.</text:p>
          </table:table-cell>
          <table:table-cell office:value-type="string" calcext:value-type="string">
            <text:p>Harvest 1 field and eithe draw 1 vine or pay 1 Lira to build a Yoke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vestField_1+drawGreenCard_1|harvestField_1+buildStructure_1_yoke_price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19] &amp; &quot;=&gt;array( &quot;&amp;CHAR(10)&amp; &quot;  &quot;&quot;key&quot;&quot;=&gt;&quot;&amp;[.A19]&amp;&quot;, &quot;&amp;CHAR(10)&amp;  &quot;  &quot;&quot;name&quot;&quot;=&gt;clienttranslate(&quot;&quot;&quot;&amp;[.B19]&amp;&quot;&quot;&quot;), &quot;&amp;CHAR(10)&amp;  &quot;  &quot;&quot;description&quot;&quot;=&gt;clienttranslate('&quot;&amp;SUBSTITUTE ([.C19];&quot;'&quot;;&quot;\'&quot;)&amp;&quot;'),&quot;&amp;CHAR(10)&amp; &quot;  &quot;&quot;solo&quot;&quot;=&gt;&quot;&amp;[.L19]&amp;&quot;, &quot;&amp;CHAR(10)&amp;  &quot;  &quot;&quot;set&quot;&quot;=&gt;&quot;&amp;[.E19]&amp;&quot;),&quot;" office:value-type="string" office:string-value="818=&gt;array( &#10;  &quot;key&quot;=&gt;818, &#10;  &quot;name&quot;=&gt;clienttranslate(&quot;Harvest Expert&quot;), &#10;  &quot;description&quot;=&gt;clienttranslate('Harvest 1 field and either draw 1 ${token_greenCardPlus} or pay ${token_lira1} to build a Yoke.'),&#10;  &quot;solo&quot;=&gt;1, &#10;  &quot;set&quot;=&gt;0)," calcext:value-type="string">
            <text:p>818=&gt;array( </text:p>
            <text:p>  "key"=&gt;818, </text:p>
            <text:p>  "name"=&gt;clienttranslate("Harvest Expert"), </text:p>
            <text:p>  "description"=&gt;clienttranslate('Harvest 1 field and either draw 1 ${token_greenCardPlus} or pay ${token_lira1} to build a Yoke.'),</text:p>
            <text:p>  "solo"=&gt;1, </text:p>
            <text:p>  "set"=&gt;0),</text:p>
          </table:table-cell>
          <table:table-cell table:formula="of:=&quot;  case &quot;&amp;[.A19]&amp;&quot;: //&quot;&amp;[.B19]&amp;CHAR(13)&amp;&quot;  //&quot;&amp;[.C19]&amp;CHAR(13)&amp;&quot;  //&quot;&amp;[.I19]&amp;CHAR(13)&amp;&quot;  //TODO: TBD YELLOW CARD &quot;&amp;[.A19]&amp;&quot; &quot; &amp; [.B19]&amp;CHAR(13)&amp;&quot;  break;&quot;&amp;CHAR(13)&amp;CHAR(13)" office:value-type="string" office:string-value="  case 818: //Harvest Expert&#13;  //Harvest 1 field and either draw 1 ${token_greenCardPlus} or pay ${token_lira1} to build a Yoke.&#13;  //harvestField_1+drawGreenCard_1|harvestField_1+buildStructure_1_yoke_price1&#13;  //TODO: TBD YELLOW CARD 818 Harvest Expert&#13;  break;&#13;&#13;" calcext:value-type="string">
            <text:p><text:s text:c="2"/>case 818: //Harvest Expert <text:s/>//Harvest 1 field and either draw 1 ${token_greenCardPlus} or pay ${token_lira1} to build a Yoke. <text:s/>//harvestField_1+drawGreenCard_1|harvestField_1+buildStructure_1_yoke_price1 <text:s/>//TODO: TBD YELLOW CARD 818 Harvest Expert <text:s/>break;</text:p>
          </table:table-cell>
          <table:table-cell table:style-name="Default" table:formula="of:=MOD( [.A19]-[.$A$2];10)" office:value-type="float" office:value="7" calcext:value-type="float">
            <text:p>7</text:p>
          </table:table-cell>
          <table:table-cell table:formula="of:=INT(([.A19]-[.$A$2])/10)" office:value-type="float" office:value="1" calcext:value-type="float">
            <text:p>1</text:p>
          </table:table-cell>
          <table:table-cell table:formula="of:=&quot;.card.card_&quot;&amp;[.$A19]&amp;&quot; {  background-position: -&quot;&amp;[.O19]*192&amp;&quot;px -&quot;&amp;([.P19])*[.Q$1]&amp;&quot;px ; }&quot;" office:value-type="string" office:string-value=".card.card_818 {  background-position: -1344px -294px ; }" calcext:value-type="string">
            <text:p>.card.card_818 { <text:s/>background-position: -1344px -294px ; }</text:p>
          </table:table-cell>
          <table:table-cell table:formula="of:=&quot;.card.small.card_&quot;&amp;[.$A19]&amp;&quot; {  background-position: -&quot;&amp;[.O19]*96&amp;&quot;px -&quot;&amp;([.P19])*[.R$1]&amp;&quot;px ; }&quot;" office:value-type="string" office:string-value=".card.small.card_818 {  background-position: -672px -147px ; }" calcext:value-type="string">
            <text:p>.card.small.card_818 { <text:s/>background-position: -672px -147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19" calcext:value-type="float">
            <text:p>819</text:p>
          </table:table-cell>
          <table:table-cell table:style-name="ce21" office:value-type="string" calcext:value-type="string">
            <text:p>Innkeeper</text:p>
          </table:table-cell>
          <table:table-cell table:number-columns-repeated="2" office:value-type="string" calcext:value-type="string">
            <text:p>As you play this card, put the top card of 2 different discard piles in your hand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DiscardCard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0] &amp; &quot;=&gt;array( &quot;&amp;CHAR(10)&amp; &quot;  &quot;&quot;key&quot;&quot;=&gt;&quot;&amp;[.A20]&amp;&quot;, &quot;&amp;CHAR(10)&amp;  &quot;  &quot;&quot;name&quot;&quot;=&gt;clienttranslate(&quot;&quot;&quot;&amp;[.B20]&amp;&quot;&quot;&quot;), &quot;&amp;CHAR(10)&amp;  &quot;  &quot;&quot;description&quot;&quot;=&gt;clienttranslate('&quot;&amp;SUBSTITUTE ([.C20];&quot;'&quot;;&quot;\'&quot;)&amp;&quot;'),&quot;&amp;CHAR(10)&amp; &quot;  &quot;&quot;solo&quot;&quot;=&gt;&quot;&amp;[.L20]&amp;&quot;, &quot;&amp;CHAR(10)&amp;  &quot;  &quot;&quot;set&quot;&quot;=&gt;&quot;&amp;[.E20]&amp;&quot;),&quot;" office:value-type="string" office:string-value="819=&gt;array( &#10;  &quot;key&quot;=&gt;819, &#10;  &quot;name&quot;=&gt;clienttranslate(&quot;Innkeeper&quot;), &#10;  &quot;description&quot;=&gt;clienttranslate('As you play this card, put the top card of 2 different discard piles in your hand.'),&#10;  &quot;solo&quot;=&gt;1, &#10;  &quot;set&quot;=&gt;0)," calcext:value-type="string">
            <text:p>819=&gt;array( </text:p>
            <text:p>  "key"=&gt;819, </text:p>
            <text:p>  "name"=&gt;clienttranslate("Innkeeper"), </text:p>
            <text:p>  "description"=&gt;clienttranslate('As you play this card, put the top card of 2 different discard piles in your hand.'),</text:p>
            <text:p>  "solo"=&gt;1, </text:p>
            <text:p>  "set"=&gt;0),</text:p>
          </table:table-cell>
          <table:table-cell table:formula="of:=&quot;  case &quot;&amp;[.A20]&amp;&quot;: //&quot;&amp;[.B20]&amp;CHAR(13)&amp;&quot;  //&quot;&amp;[.C20]&amp;CHAR(13)&amp;&quot;  //&quot;&amp;[.I20]&amp;CHAR(13)&amp;&quot;  //TODO: TBD YELLOW CARD &quot;&amp;[.A20]&amp;&quot; &quot; &amp; [.B20]&amp;CHAR(13)&amp;&quot;  break;&quot;&amp;CHAR(13)&amp;CHAR(13)" office:value-type="string" office:string-value="  case 819: //Innkeeper&#13;  //As you play this card, put the top card of 2 different discard piles in your hand.&#13;  //GetDiscardCard_2&#13;  //TODO: TBD YELLOW CARD 819 Innkeeper&#13;  break;&#13;&#13;" calcext:value-type="string">
            <text:p><text:s text:c="2"/>case 819: //Innkeeper <text:s/>//As you play this card, put the top card of 2 different discard piles in your hand. <text:s/>//GetDiscardCard_2 <text:s/>//TODO: TBD YELLOW CARD 819 Innkeeper <text:s/>break;</text:p>
          </table:table-cell>
          <table:table-cell table:style-name="Default" table:formula="of:=MOD( [.A20]-[.$A$2];10)" office:value-type="float" office:value="8" calcext:value-type="float">
            <text:p>8</text:p>
          </table:table-cell>
          <table:table-cell table:formula="of:=INT(([.A20]-[.$A$2])/10)" office:value-type="float" office:value="1" calcext:value-type="float">
            <text:p>1</text:p>
          </table:table-cell>
          <table:table-cell table:formula="of:=&quot;.card.card_&quot;&amp;[.$A20]&amp;&quot; {  background-position: -&quot;&amp;[.O20]*192&amp;&quot;px -&quot;&amp;([.P20])*[.Q$1]&amp;&quot;px ; }&quot;" office:value-type="string" office:string-value=".card.card_819 {  background-position: -1536px -294px ; }" calcext:value-type="string">
            <text:p>.card.card_819 { <text:s/>background-position: -1536px -294px ; }</text:p>
          </table:table-cell>
          <table:table-cell table:formula="of:=&quot;.card.small.card_&quot;&amp;[.$A20]&amp;&quot; {  background-position: -&quot;&amp;[.O20]*96&amp;&quot;px -&quot;&amp;([.P20])*[.R$1]&amp;&quot;px ; }&quot;" office:value-type="string" office:string-value=".card.small.card_819 {  background-position: -768px -147px ; }" calcext:value-type="string">
            <text:p>.card.small.card_819 { <text:s/>background-position: -768px -147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20" calcext:value-type="float">
            <text:p>820</text:p>
          </table:table-cell>
          <table:table-cell table:style-name="ce21" office:value-type="string" calcext:value-type="string">
            <text:p>Jack-of-all-trades</text:p>
          </table:table-cell>
          <table:table-cell office:value-type="string" calcext:value-type="string">
            <text:p><text:span text:style-name="T1">Choose 2: Harvest 1 field, make up to 2 ${token_wineAny}</text:span>, or fill 1 ${token_purpleCard}.</text:p>
          </table:table-cell>
          <table:table-cell office:value-type="string" calcext:value-type="string">
            <text:p>Choose 2: Harvest 1 field, make up to 2 wine tokens, or fill 1 wine order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vestField_1|makeWine_2|fillOrder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1] &amp; &quot;=&gt;array( &quot;&amp;CHAR(10)&amp; &quot;  &quot;&quot;key&quot;&quot;=&gt;&quot;&amp;[.A21]&amp;&quot;, &quot;&amp;CHAR(10)&amp;  &quot;  &quot;&quot;name&quot;&quot;=&gt;clienttranslate(&quot;&quot;&quot;&amp;[.B21]&amp;&quot;&quot;&quot;), &quot;&amp;CHAR(10)&amp;  &quot;  &quot;&quot;description&quot;&quot;=&gt;clienttranslate('&quot;&amp;SUBSTITUTE ([.C21];&quot;'&quot;;&quot;\'&quot;)&amp;&quot;'),&quot;&amp;CHAR(10)&amp; &quot;  &quot;&quot;solo&quot;&quot;=&gt;&quot;&amp;[.L21]&amp;&quot;, &quot;&amp;CHAR(10)&amp;  &quot;  &quot;&quot;set&quot;&quot;=&gt;&quot;&amp;[.E21]&amp;&quot;),&quot;" office:value-type="string" office:string-value="820=&gt;array( &#10;  &quot;key&quot;=&gt;820, &#10;  &quot;name&quot;=&gt;clienttranslate(&quot;Jack-of-all-trades&quot;), &#10;  &quot;description&quot;=&gt;clienttranslate('Choose 2: Harvest 1 field, make up to 2 ${token_wineAny}, or fill 1 ${token_purpleCard}.'),&#10;  &quot;solo&quot;=&gt;1, &#10;  &quot;set&quot;=&gt;0)," calcext:value-type="string">
            <text:p>820=&gt;array( </text:p>
            <text:p>  "key"=&gt;820, </text:p>
            <text:p>  "name"=&gt;clienttranslate("Jack-of-all-trades"), </text:p>
            <text:p>  "description"=&gt;clienttranslate('Choose 2: Harvest 1 field, make up to 2 ${token_wineAny}, or fill 1 ${token_purpleCard}.'),</text:p>
            <text:p>  "solo"=&gt;1, </text:p>
            <text:p>  "set"=&gt;0),</text:p>
          </table:table-cell>
          <table:table-cell table:formula="of:=&quot;  case &quot;&amp;[.A21]&amp;&quot;: //&quot;&amp;[.B21]&amp;CHAR(13)&amp;&quot;  //&quot;&amp;[.C21]&amp;CHAR(13)&amp;&quot;  //&quot;&amp;[.I21]&amp;CHAR(13)&amp;&quot;  //TODO: TBD YELLOW CARD &quot;&amp;[.A21]&amp;&quot; &quot; &amp; [.B21]&amp;CHAR(13)&amp;&quot;  break;&quot;&amp;CHAR(13)&amp;CHAR(13)" office:value-type="string" office:string-value="  case 820: //Jack-of-all-trades&#13;  //Choose 2: Harvest 1 field, make up to 2 ${token_wineAny}, or fill 1 ${token_purpleCard}.&#13;  //HarvestField_1|makeWine_2|fillOrder_1&#13;  //TODO: TBD YELLOW CARD 820 Jack-of-all-trades&#13;  break;&#13;&#13;" calcext:value-type="string">
            <text:p><text:s text:c="2"/>case 820: //Jack-of-all-trades <text:s/>//Choose 2: Harvest 1 field, make up to 2 ${token_wineAny}, or fill 1 ${token_purpleCard}. <text:s/>//HarvestField_1|makeWine_2|fillOrder_1 <text:s/>//TODO: TBD YELLOW CARD 820 Jack-of-all-trades <text:s/>break;</text:p>
          </table:table-cell>
          <table:table-cell table:style-name="Default" table:formula="of:=MOD( [.A21]-[.$A$2];10)" office:value-type="float" office:value="9" calcext:value-type="float">
            <text:p>9</text:p>
          </table:table-cell>
          <table:table-cell table:formula="of:=INT(([.A21]-[.$A$2])/10)" office:value-type="float" office:value="1" calcext:value-type="float">
            <text:p>1</text:p>
          </table:table-cell>
          <table:table-cell table:formula="of:=&quot;.card.card_&quot;&amp;[.$A21]&amp;&quot; {  background-position: -&quot;&amp;[.O21]*192&amp;&quot;px -&quot;&amp;([.P21])*[.Q$1]&amp;&quot;px ; }&quot;" office:value-type="string" office:string-value=".card.card_820 {  background-position: -1728px -294px ; }" calcext:value-type="string">
            <text:p>.card.card_820 { <text:s/>background-position: -1728px -294px ; }</text:p>
          </table:table-cell>
          <table:table-cell table:formula="of:=&quot;.card.small.card_&quot;&amp;[.$A21]&amp;&quot; {  background-position: -&quot;&amp;[.O21]*96&amp;&quot;px -&quot;&amp;([.P21])*[.R$1]&amp;&quot;px ; }&quot;" office:value-type="string" office:string-value=".card.small.card_820 {  background-position: -864px -147px ; }" calcext:value-type="string">
            <text:p>.card.small.card_820 { <text:s/>background-position: -864px -147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21" calcext:value-type="float">
            <text:p>821</text:p>
          </table:table-cell>
          <table:table-cell table:style-name="ce21" office:value-type="string" calcext:value-type="string">
            <text:p>Politician</text:p>
          </table:table-cell>
          <table:table-cell office:value-type="string" calcext:value-type="string">
            <text:p><text:span text:style-name="T1">If you have less than 0${token_vp}, gain ${token_lira6}. Otherwise, draw 1 ${token_greenCardPlus}, 1 ${token_yellowCardPlus}, and 1 ${token_purpleCardPlus}</text:span>.</text:p>
          </table:table-cell>
          <table:table-cell office:value-type="string" calcext:value-type="string">
            <text:p>If you have less than 0 victory points, gain 6 Lira. Otherwise, draw 1 vine card, 1 summer visitor card, and 1 wine order card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2] &amp; &quot;=&gt;array( &quot;&amp;CHAR(10)&amp; &quot;  &quot;&quot;key&quot;&quot;=&gt;&quot;&amp;[.A22]&amp;&quot;, &quot;&amp;CHAR(10)&amp;  &quot;  &quot;&quot;name&quot;&quot;=&gt;clienttranslate(&quot;&quot;&quot;&amp;[.B22]&amp;&quot;&quot;&quot;), &quot;&amp;CHAR(10)&amp;  &quot;  &quot;&quot;description&quot;&quot;=&gt;clienttranslate('&quot;&amp;SUBSTITUTE ([.C22];&quot;'&quot;;&quot;\'&quot;)&amp;&quot;'),&quot;&amp;CHAR(10)&amp; &quot;  &quot;&quot;solo&quot;&quot;=&gt;&quot;&amp;[.L22]&amp;&quot;, &quot;&amp;CHAR(10)&amp;  &quot;  &quot;&quot;set&quot;&quot;=&gt;&quot;&amp;[.E22]&amp;&quot;),&quot;" office:value-type="string" office:string-value="821=&gt;array( &#10;  &quot;key&quot;=&gt;821, &#10;  &quot;name&quot;=&gt;clienttranslate(&quot;Politician&quot;), &#10;  &quot;description&quot;=&gt;clienttranslate('If you have less than 0${token_vp}, gain ${token_lira6}. Otherwise, draw 1 ${token_greenCardPlus}, 1 ${token_yellowCardPlus}, and 1 ${token_purpleCardPlus}.'),&#10;  &quot;solo&quot;=&gt;1, &#10;  &quot;set&quot;=&gt;0)," calcext:value-type="string">
            <text:p>821=&gt;array( </text:p>
            <text:p>  "key"=&gt;821, </text:p>
            <text:p>  "name"=&gt;clienttranslate("Politician"), </text:p>
            <text:p>  "description"=&gt;clienttranslate('If you have less than 0${token_vp}, gain ${token_lira6}. Otherwise, draw 1 ${token_greenCardPlus}, 1 ${token_yellowCardPlus}, and 1 ${token_purpleCardPlus}.'),</text:p>
            <text:p>  "solo"=&gt;1, </text:p>
            <text:p>  "set"=&gt;0),</text:p>
          </table:table-cell>
          <table:table-cell table:formula="of:=&quot;  case &quot;&amp;[.A22]&amp;&quot;: //&quot;&amp;[.B22]&amp;CHAR(13)&amp;&quot;  //&quot;&amp;[.C22]&amp;CHAR(13)&amp;&quot;  //&quot;&amp;[.I22]&amp;CHAR(13)&amp;&quot;  //TODO: TBD YELLOW CARD &quot;&amp;[.A22]&amp;&quot; &quot; &amp; [.B22]&amp;CHAR(13)&amp;&quot;  break;&quot;&amp;CHAR(13)&amp;CHAR(13)" office:value-type="string" office:string-value="  case 821: //Politician&#13;  //If you have less than 0${token_vp}, gain ${token_lira6}. Otherwise, draw 1 ${token_greenCardPlus}, 1 ${token_yellowCardPlus}, and 1 ${token_purpleCardPlus}.&#13;  //**special**&#13;  //TODO: TBD YELLOW CARD 821 Politician&#13;  break;&#13;&#13;" calcext:value-type="string">
            <text:p><text:s text:c="2"/>case 821: //Politician <text:s/>//If you have less than 0${token_vp}, gain ${token_lira6}. Otherwise, draw 1 ${token_greenCardPlus}, 1 ${token_yellowCardPlus}, and 1 ${token_purpleCardPlus}. <text:s/>//**special** <text:s/>//TODO: TBD YELLOW CARD 821 Politician <text:s/>break;</text:p>
          </table:table-cell>
          <table:table-cell table:style-name="Default" table:formula="of:=MOD( [.A22]-[.$A$2];10)" office:value-type="float" office:value="0" calcext:value-type="float">
            <text:p>0</text:p>
          </table:table-cell>
          <table:table-cell table:formula="of:=INT(([.A22]-[.$A$2])/10)" office:value-type="float" office:value="2" calcext:value-type="float">
            <text:p>2</text:p>
          </table:table-cell>
          <table:table-cell table:formula="of:=&quot;.card.card_&quot;&amp;[.$A22]&amp;&quot; {  background-position: -&quot;&amp;[.O22]*192&amp;&quot;px -&quot;&amp;([.P22])*[.Q$1]&amp;&quot;px ; }&quot;" office:value-type="string" office:string-value=".card.card_821 {  background-position: -0px -588px ; }" calcext:value-type="string">
            <text:p>.card.card_821 { <text:s/>background-position: -0px -588px ; }</text:p>
          </table:table-cell>
          <table:table-cell table:formula="of:=&quot;.card.small.card_&quot;&amp;[.$A22]&amp;&quot; {  background-position: -&quot;&amp;[.O22]*96&amp;&quot;px -&quot;&amp;([.P22])*[.R$1]&amp;&quot;px ; }&quot;" office:value-type="string" office:string-value=".card.small.card_821 {  background-position: -0px -294px ; }" calcext:value-type="string">
            <text:p>.card.small.card_821 { <text:s/>background-position: -0px -294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22" calcext:value-type="float">
            <text:p>822</text:p>
          </table:table-cell>
          <table:table-cell table:style-name="ce21" office:value-type="string" calcext:value-type="string">
            <text:p>Supervisor</text:p>
          </table:table-cell>
          <table:table-cell office:value-type="string" calcext:value-type="string">
            <text:p><text:span text:style-name="T1">Make up to 2 ${token_wineAny}. Gain${token_vp1} </text:span>for each sparkling wine token you make.</text:p>
          </table:table-cell>
          <table:table-cell office:value-type="string" calcext:value-type="string">
            <text:p>Make up to 2 wine tokens. Gain 1 victory point for each sparkling wine token you make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keWine_2_ifmakesparklingwineeach_1v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3] &amp; &quot;=&gt;array( &quot;&amp;CHAR(10)&amp; &quot;  &quot;&quot;key&quot;&quot;=&gt;&quot;&amp;[.A23]&amp;&quot;, &quot;&amp;CHAR(10)&amp;  &quot;  &quot;&quot;name&quot;&quot;=&gt;clienttranslate(&quot;&quot;&quot;&amp;[.B23]&amp;&quot;&quot;&quot;), &quot;&amp;CHAR(10)&amp;  &quot;  &quot;&quot;description&quot;&quot;=&gt;clienttranslate('&quot;&amp;SUBSTITUTE ([.C23];&quot;'&quot;;&quot;\'&quot;)&amp;&quot;'),&quot;&amp;CHAR(10)&amp; &quot;  &quot;&quot;solo&quot;&quot;=&gt;&quot;&amp;[.L23]&amp;&quot;, &quot;&amp;CHAR(10)&amp;  &quot;  &quot;&quot;set&quot;&quot;=&gt;&quot;&amp;[.E23]&amp;&quot;),&quot;" office:value-type="string" office:string-value="822=&gt;array( &#10;  &quot;key&quot;=&gt;822, &#10;  &quot;name&quot;=&gt;clienttranslate(&quot;Supervisor&quot;), &#10;  &quot;description&quot;=&gt;clienttranslate('Make up to 2 ${token_wineAny}. Gain${token_vp1} for each sparkling wine token you make.'),&#10;  &quot;solo&quot;=&gt;1, &#10;  &quot;set&quot;=&gt;0)," calcext:value-type="string">
            <text:p>822=&gt;array( </text:p>
            <text:p>  "key"=&gt;822, </text:p>
            <text:p>  "name"=&gt;clienttranslate("Supervisor"), </text:p>
            <text:p>  "description"=&gt;clienttranslate('Make up to 2 ${token_wineAny}. Gain${token_vp1} for each sparkling wine token you make.'),</text:p>
            <text:p>  "solo"=&gt;1, </text:p>
            <text:p>  "set"=&gt;0),</text:p>
          </table:table-cell>
          <table:table-cell table:formula="of:=&quot;  case &quot;&amp;[.A23]&amp;&quot;: //&quot;&amp;[.B23]&amp;CHAR(13)&amp;&quot;  //&quot;&amp;[.C23]&amp;CHAR(13)&amp;&quot;  //&quot;&amp;[.I23]&amp;CHAR(13)&amp;&quot;  //TODO: TBD YELLOW CARD &quot;&amp;[.A23]&amp;&quot; &quot; &amp; [.B23]&amp;CHAR(13)&amp;&quot;  break;&quot;&amp;CHAR(13)&amp;CHAR(13)" office:value-type="string" office:string-value="  case 822: //Supervisor&#13;  //Make up to 2 ${token_wineAny}. Gain${token_vp1} for each sparkling wine token you make.&#13;  //makeWine_2_ifmakesparklingwineeach_1vp&#13;  //TODO: TBD YELLOW CARD 822 Supervisor&#13;  break;&#13;&#13;" calcext:value-type="string">
            <text:p><text:s text:c="2"/>case 822: //Supervisor <text:s/>//Make up to 2 ${token_wineAny}. Gain${token_vp1} for each sparkling wine token you make. <text:s/>//makeWine_2_ifmakesparklingwineeach_1vp <text:s/>//TODO: TBD YELLOW CARD 822 Supervisor <text:s/>break;</text:p>
          </table:table-cell>
          <table:table-cell table:style-name="Default" table:formula="of:=MOD( [.A23]-[.$A$2];10)" office:value-type="float" office:value="1" calcext:value-type="float">
            <text:p>1</text:p>
          </table:table-cell>
          <table:table-cell table:formula="of:=INT(([.A23]-[.$A$2])/10)" office:value-type="float" office:value="2" calcext:value-type="float">
            <text:p>2</text:p>
          </table:table-cell>
          <table:table-cell table:formula="of:=&quot;.card.card_&quot;&amp;[.$A23]&amp;&quot; {  background-position: -&quot;&amp;[.O23]*192&amp;&quot;px -&quot;&amp;([.P23])*[.Q$1]&amp;&quot;px ; }&quot;" office:value-type="string" office:string-value=".card.card_822 {  background-position: -192px -588px ; }" calcext:value-type="string">
            <text:p>.card.card_822 { <text:s/>background-position: -192px -588px ; }</text:p>
          </table:table-cell>
          <table:table-cell table:formula="of:=&quot;.card.small.card_&quot;&amp;[.$A23]&amp;&quot; {  background-position: -&quot;&amp;[.O23]*96&amp;&quot;px -&quot;&amp;([.P23])*[.R$1]&amp;&quot;px ; }&quot;" office:value-type="string" office:string-value=".card.small.card_822 {  background-position: -96px -294px ; }" calcext:value-type="string">
            <text:p>.card.small.card_822 { <text:s/>background-position: -96px -294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23" calcext:value-type="float">
            <text:p>823</text:p>
          </table:table-cell>
          <table:table-cell table:style-name="ce21" office:value-type="string" calcext:value-type="string">
            <text:p>Scholar</text:p>
          </table:table-cell>
          <table:table-cell office:value-type="string" calcext:value-type="string">
            <text:p><text:span text:style-name="T1">Draw 2 ${token_purpleCard} OR pay ${token_lira3} to train 1 ${token_worker}. You may lose ${token_vp1}</text:span> to do both.</text:p>
          </table:table-cell>
          <table:table-cell office:value-type="string" calcext:value-type="string">
            <text:p>Draw 2 wine orders OR pay 3 Lira to train 1 worker. You may lose 1 victory point to do both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PurpleCard_2|trainWorker_1_price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4] &amp; &quot;=&gt;array( &quot;&amp;CHAR(10)&amp; &quot;  &quot;&quot;key&quot;&quot;=&gt;&quot;&amp;[.A24]&amp;&quot;, &quot;&amp;CHAR(10)&amp;  &quot;  &quot;&quot;name&quot;&quot;=&gt;clienttranslate(&quot;&quot;&quot;&amp;[.B24]&amp;&quot;&quot;&quot;), &quot;&amp;CHAR(10)&amp;  &quot;  &quot;&quot;description&quot;&quot;=&gt;clienttranslate('&quot;&amp;SUBSTITUTE ([.C24];&quot;'&quot;;&quot;\'&quot;)&amp;&quot;'),&quot;&amp;CHAR(10)&amp; &quot;  &quot;&quot;solo&quot;&quot;=&gt;&quot;&amp;[.L24]&amp;&quot;, &quot;&amp;CHAR(10)&amp;  &quot;  &quot;&quot;set&quot;&quot;=&gt;&quot;&amp;[.E24]&amp;&quot;),&quot;" office:value-type="string" office:string-value="823=&gt;array( &#10;  &quot;key&quot;=&gt;823, &#10;  &quot;name&quot;=&gt;clienttranslate(&quot;Scholar&quot;), &#10;  &quot;description&quot;=&gt;clienttranslate('Draw 2 ${token_purpleCard} OR pay ${token_lira3} to train 1 ${token_worker}. You may lose ${token_vp1} to do both.'),&#10;  &quot;solo&quot;=&gt;1, &#10;  &quot;set&quot;=&gt;0)," calcext:value-type="string">
            <text:p>823=&gt;array( </text:p>
            <text:p>  "key"=&gt;823, </text:p>
            <text:p>  "name"=&gt;clienttranslate("Scholar"), </text:p>
            <text:p>  "description"=&gt;clienttranslate('Draw 2 ${token_purpleCard} OR pay ${token_lira3} to train 1 ${token_worker}. You may lose ${token_vp1} to do both.'),</text:p>
            <text:p>  "solo"=&gt;1, </text:p>
            <text:p>  "set"=&gt;0),</text:p>
          </table:table-cell>
          <table:table-cell table:formula="of:=&quot;  case &quot;&amp;[.A24]&amp;&quot;: //&quot;&amp;[.B24]&amp;CHAR(13)&amp;&quot;  //&quot;&amp;[.C24]&amp;CHAR(13)&amp;&quot;  //&quot;&amp;[.I24]&amp;CHAR(13)&amp;&quot;  //TODO: TBD YELLOW CARD &quot;&amp;[.A24]&amp;&quot; &quot; &amp; [.B24]&amp;CHAR(13)&amp;&quot;  break;&quot;&amp;CHAR(13)&amp;CHAR(13)" office:value-type="string" office:string-value="  case 823: //Scholar&#13;  //Draw 2 ${token_purpleCard} OR pay ${token_lira3} to train 1 ${token_worker}. You may lose ${token_vp1} to do both.&#13;  //drawPurpleCard_2|trainWorker_1_price1&#13;  //TODO: TBD YELLOW CARD 823 Scholar&#13;  break;&#13;&#13;" calcext:value-type="string">
            <text:p><text:s text:c="2"/>case 823: //Scholar <text:s/>//Draw 2 ${token_purpleCard} OR pay ${token_lira3} to train 1 ${token_worker}. You may lose ${token_vp1} to do both. <text:s/>//drawPurpleCard_2|trainWorker_1_price1 <text:s/>//TODO: TBD YELLOW CARD 823 Scholar <text:s/>break;</text:p>
          </table:table-cell>
          <table:table-cell table:style-name="Default" table:formula="of:=MOD( [.A24]-[.$A$2];10)" office:value-type="float" office:value="2" calcext:value-type="float">
            <text:p>2</text:p>
          </table:table-cell>
          <table:table-cell table:formula="of:=INT(([.A24]-[.$A$2])/10)" office:value-type="float" office:value="2" calcext:value-type="float">
            <text:p>2</text:p>
          </table:table-cell>
          <table:table-cell table:formula="of:=&quot;.card.card_&quot;&amp;[.$A24]&amp;&quot; {  background-position: -&quot;&amp;[.O24]*192&amp;&quot;px -&quot;&amp;([.P24])*[.Q$1]&amp;&quot;px ; }&quot;" office:value-type="string" office:string-value=".card.card_823 {  background-position: -384px -588px ; }" calcext:value-type="string">
            <text:p>.card.card_823 { <text:s/>background-position: -384px -588px ; }</text:p>
          </table:table-cell>
          <table:table-cell table:formula="of:=&quot;.card.small.card_&quot;&amp;[.$A24]&amp;&quot; {  background-position: -&quot;&amp;[.O24]*96&amp;&quot;px -&quot;&amp;([.P24])*[.R$1]&amp;&quot;px ; }&quot;" office:value-type="string" office:string-value=".card.small.card_823 {  background-position: -192px -294px ; }" calcext:value-type="string">
            <text:p>.card.small.card_823 { <text:s/>background-position: -192px -294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24" calcext:value-type="float">
            <text:p>824</text:p>
          </table:table-cell>
          <table:table-cell table:style-name="ce21" office:value-type="string" calcext:value-type="string">
            <text:p>Reaper</text:p>
          </table:table-cell>
          <table:table-cell office:value-type="string" calcext:value-type="string">
            <text:p><text:span text:style-name="T1">Harvest up to 3 fields. If you harvest 3 fields, gain ${token_vp2}</text:span>.</text:p>
          </table:table-cell>
          <table:table-cell office:value-type="string" calcext:value-type="string">
            <text:p>Harvest up to 3 fields. If you harvest 3 fields, gain 2 victory points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vestField_3_ifharvested3fields_2v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5] &amp; &quot;=&gt;array( &quot;&amp;CHAR(10)&amp; &quot;  &quot;&quot;key&quot;&quot;=&gt;&quot;&amp;[.A25]&amp;&quot;, &quot;&amp;CHAR(10)&amp;  &quot;  &quot;&quot;name&quot;&quot;=&gt;clienttranslate(&quot;&quot;&quot;&amp;[.B25]&amp;&quot;&quot;&quot;), &quot;&amp;CHAR(10)&amp;  &quot;  &quot;&quot;description&quot;&quot;=&gt;clienttranslate('&quot;&amp;SUBSTITUTE ([.C25];&quot;'&quot;;&quot;\'&quot;)&amp;&quot;'),&quot;&amp;CHAR(10)&amp; &quot;  &quot;&quot;solo&quot;&quot;=&gt;&quot;&amp;[.L25]&amp;&quot;, &quot;&amp;CHAR(10)&amp;  &quot;  &quot;&quot;set&quot;&quot;=&gt;&quot;&amp;[.E25]&amp;&quot;),&quot;" office:value-type="string" office:string-value="824=&gt;array( &#10;  &quot;key&quot;=&gt;824, &#10;  &quot;name&quot;=&gt;clienttranslate(&quot;Reaper&quot;), &#10;  &quot;description&quot;=&gt;clienttranslate('Harvest up to 3 fields. If you harvest 3 fields, gain ${token_vp2}.'),&#10;  &quot;solo&quot;=&gt;1, &#10;  &quot;set&quot;=&gt;0)," calcext:value-type="string">
            <text:p>824=&gt;array( </text:p>
            <text:p>  "key"=&gt;824, </text:p>
            <text:p>  "name"=&gt;clienttranslate("Reaper"), </text:p>
            <text:p>  "description"=&gt;clienttranslate('Harvest up to 3 fields. If you harvest 3 fields, gain ${token_vp2}.'),</text:p>
            <text:p>  "solo"=&gt;1, </text:p>
            <text:p>  "set"=&gt;0),</text:p>
          </table:table-cell>
          <table:table-cell table:formula="of:=&quot;  case &quot;&amp;[.A25]&amp;&quot;: //&quot;&amp;[.B25]&amp;CHAR(13)&amp;&quot;  //&quot;&amp;[.C25]&amp;CHAR(13)&amp;&quot;  //&quot;&amp;[.I25]&amp;CHAR(13)&amp;&quot;  //TODO: TBD YELLOW CARD &quot;&amp;[.A25]&amp;&quot; &quot; &amp; [.B25]&amp;CHAR(13)&amp;&quot;  break;&quot;&amp;CHAR(13)&amp;CHAR(13)" office:value-type="string" office:string-value="  case 824: //Reaper&#13;  //Harvest up to 3 fields. If you harvest 3 fields, gain ${token_vp2}.&#13;  //harvestField_3_ifharvested3fields_2vp&#13;  //TODO: TBD YELLOW CARD 824 Reaper&#13;  break;&#13;&#13;" calcext:value-type="string">
            <text:p><text:s text:c="2"/>case 824: //Reaper <text:s/>//Harvest up to 3 fields. If you harvest 3 fields, gain ${token_vp2}. <text:s/>//harvestField_3_ifharvested3fields_2vp <text:s/>//TODO: TBD YELLOW CARD 824 Reaper <text:s/>break;</text:p>
          </table:table-cell>
          <table:table-cell table:style-name="Default" table:formula="of:=MOD( [.A25]-[.$A$2];10)" office:value-type="float" office:value="3" calcext:value-type="float">
            <text:p>3</text:p>
          </table:table-cell>
          <table:table-cell table:formula="of:=INT(([.A25]-[.$A$2])/10)" office:value-type="float" office:value="2" calcext:value-type="float">
            <text:p>2</text:p>
          </table:table-cell>
          <table:table-cell table:formula="of:=&quot;.card.card_&quot;&amp;[.$A25]&amp;&quot; {  background-position: -&quot;&amp;[.O25]*192&amp;&quot;px -&quot;&amp;([.P25])*[.Q$1]&amp;&quot;px ; }&quot;" office:value-type="string" office:string-value=".card.card_824 {  background-position: -576px -588px ; }" calcext:value-type="string">
            <text:p>.card.card_824 { <text:s/>background-position: -576px -588px ; }</text:p>
          </table:table-cell>
          <table:table-cell table:formula="of:=&quot;.card.small.card_&quot;&amp;[.$A25]&amp;&quot; {  background-position: -&quot;&amp;[.O25]*96&amp;&quot;px -&quot;&amp;([.P25])*[.R$1]&amp;&quot;px ; }&quot;" office:value-type="string" office:string-value=".card.small.card_824 {  background-position: -288px -294px ; }" calcext:value-type="string">
            <text:p>.card.small.card_824 { <text:s/>background-position: -288px -294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25" calcext:value-type="float">
            <text:p>825</text:p>
          </table:table-cell>
          <table:table-cell table:style-name="ce21" office:value-type="string" calcext:value-type="string">
            <text:p>Motivator</text:p>
          </table:table-cell>
          <table:table-cell table:style-name="ce19" office:value-type="string" calcext:value-type="string">
            <text:p><text:span text:style-name="T1">Each player may retrieve their grande worker. Gain ${token_vp1}</text:span> for each opponent who does this.</text:p>
          </table:table-cell>
          <table:table-cell office:value-type="string" calcext:value-type="string">
            <text:p>Each player may retrieve their grander worker. Gain 1 victory point for each opponent who does this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formula="of:=&quot;&quot; &amp; [.A26] &amp; &quot;=&gt;array( &quot;&amp;CHAR(10)&amp; &quot;  &quot;&quot;key&quot;&quot;=&gt;&quot;&amp;[.A26]&amp;&quot;, &quot;&amp;CHAR(10)&amp;  &quot;  &quot;&quot;name&quot;&quot;=&gt;clienttranslate(&quot;&quot;&quot;&amp;[.B26]&amp;&quot;&quot;&quot;), &quot;&amp;CHAR(10)&amp;  &quot;  &quot;&quot;description&quot;&quot;=&gt;clienttranslate('&quot;&amp;SUBSTITUTE ([.C26];&quot;'&quot;;&quot;\'&quot;)&amp;&quot;'),&quot;&amp;CHAR(10)&amp; &quot;  &quot;&quot;solo&quot;&quot;=&gt;&quot;&amp;[.L26]&amp;&quot;, &quot;&amp;CHAR(10)&amp;  &quot;  &quot;&quot;set&quot;&quot;=&gt;&quot;&amp;[.E26]&amp;&quot;),&quot;" office:value-type="string" office:string-value="825=&gt;array( &#10;  &quot;key&quot;=&gt;825, &#10;  &quot;name&quot;=&gt;clienttranslate(&quot;Motivator&quot;), &#10;  &quot;description&quot;=&gt;clienttranslate('Each player may retrieve their grande worker. Gain ${token_vp1} for each opponent who does this.'),&#10;  &quot;solo&quot;=&gt;1, &#10;  &quot;set&quot;=&gt;0)," calcext:value-type="string">
            <text:p>825=&gt;array( </text:p>
            <text:p>  "key"=&gt;825, </text:p>
            <text:p>  "name"=&gt;clienttranslate("Motivator"), </text:p>
            <text:p>  "description"=&gt;clienttranslate('Each player may retrieve their grande worker. Gain ${token_vp1} for each opponent who does this.'),</text:p>
            <text:p>  "solo"=&gt;1, </text:p>
            <text:p>  "set"=&gt;0),</text:p>
          </table:table-cell>
          <table:table-cell table:formula="of:=&quot;  case &quot;&amp;[.A26]&amp;&quot;: //&quot;&amp;[.B26]&amp;CHAR(13)&amp;&quot;  //&quot;&amp;[.C26]&amp;CHAR(13)&amp;&quot;  //&quot;&amp;[.I26]&amp;CHAR(13)&amp;&quot;  //TODO: TBD YELLOW CARD &quot;&amp;[.A26]&amp;&quot; &quot; &amp; [.B26]&amp;CHAR(13)&amp;&quot;  break;&quot;&amp;CHAR(13)&amp;CHAR(13)" office:value-type="string" office:string-value="  case 825: //Motivator&#13;  //Each player may retrieve their grande worker. Gain ${token_vp1} for each opponent who does this.&#13;  //**special**&#13;  //TODO: TBD YELLOW CARD 825 Motivator&#13;  break;&#13;&#13;" calcext:value-type="string">
            <text:p><text:s text:c="2"/>case 825: //Motivator <text:s/>//Each player may retrieve their grande worker. Gain ${token_vp1} for each opponent who does this. <text:s/>//**special** <text:s/>//TODO: TBD YELLOW CARD 825 Motivator <text:s/>break;</text:p>
          </table:table-cell>
          <table:table-cell table:style-name="Default" table:formula="of:=MOD( [.A26]-[.$A$2];10)" office:value-type="float" office:value="4" calcext:value-type="float">
            <text:p>4</text:p>
          </table:table-cell>
          <table:table-cell table:formula="of:=INT(([.A26]-[.$A$2])/10)" office:value-type="float" office:value="2" calcext:value-type="float">
            <text:p>2</text:p>
          </table:table-cell>
          <table:table-cell table:formula="of:=&quot;.card.card_&quot;&amp;[.$A26]&amp;&quot; {  background-position: -&quot;&amp;[.O26]*192&amp;&quot;px -&quot;&amp;([.P26])*[.Q$1]&amp;&quot;px ; }&quot;" office:value-type="string" office:string-value=".card.card_825 {  background-position: -768px -588px ; }" calcext:value-type="string">
            <text:p>.card.card_825 { <text:s/>background-position: -768px -588px ; }</text:p>
          </table:table-cell>
          <table:table-cell table:formula="of:=&quot;.card.small.card_&quot;&amp;[.$A26]&amp;&quot; {  background-position: -&quot;&amp;[.O26]*96&amp;&quot;px -&quot;&amp;([.P26])*[.R$1]&amp;&quot;px ; }&quot;" office:value-type="string" office:string-value=".card.small.card_825 {  background-position: -384px -294px ; }" calcext:value-type="string">
            <text:p>.card.small.card_825 { <text:s/>background-position: -384px -294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26" calcext:value-type="float">
            <text:p>826</text:p>
          </table:table-cell>
          <table:table-cell table:style-name="ce21" office:value-type="string" calcext:value-type="string">
            <text:p>Bottler</text:p>
          </table:table-cell>
          <table:table-cell office:value-type="string" calcext:value-type="string">
            <text:p><text:span text:style-name="T1">Make up to 3 ${token_wineAny}</text:span>. Gain ${token_vp1} for each type of wine you make.</text:p>
          </table:table-cell>
          <table:table-cell office:value-type="string" calcext:value-type="string">
            <text:p>Make up to 3 wine tokens. Gain 1 victory point for each type of wine you make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keWine_3_ifdistincttype_get1vp **<text:span text:style-name="T4">needs history of wines**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7] &amp; &quot;=&gt;array( &quot;&amp;CHAR(10)&amp; &quot;  &quot;&quot;key&quot;&quot;=&gt;&quot;&amp;[.A27]&amp;&quot;, &quot;&amp;CHAR(10)&amp;  &quot;  &quot;&quot;name&quot;&quot;=&gt;clienttranslate(&quot;&quot;&quot;&amp;[.B27]&amp;&quot;&quot;&quot;), &quot;&amp;CHAR(10)&amp;  &quot;  &quot;&quot;description&quot;&quot;=&gt;clienttranslate('&quot;&amp;SUBSTITUTE ([.C27];&quot;'&quot;;&quot;\'&quot;)&amp;&quot;'),&quot;&amp;CHAR(10)&amp; &quot;  &quot;&quot;solo&quot;&quot;=&gt;&quot;&amp;[.L27]&amp;&quot;, &quot;&amp;CHAR(10)&amp;  &quot;  &quot;&quot;set&quot;&quot;=&gt;&quot;&amp;[.E27]&amp;&quot;),&quot;" office:value-type="string" office:string-value="826=&gt;array( &#10;  &quot;key&quot;=&gt;826, &#10;  &quot;name&quot;=&gt;clienttranslate(&quot;Bottler&quot;), &#10;  &quot;description&quot;=&gt;clienttranslate('Make up to 3 ${token_wineAny}. Gain ${token_vp1} for each type of wine you make.'),&#10;  &quot;solo&quot;=&gt;1, &#10;  &quot;set&quot;=&gt;0)," calcext:value-type="string">
            <text:p>826=&gt;array( </text:p>
            <text:p>  "key"=&gt;826, </text:p>
            <text:p>  "name"=&gt;clienttranslate("Bottler"), </text:p>
            <text:p>  "description"=&gt;clienttranslate('Make up to 3 ${token_wineAny}. Gain ${token_vp1} for each type of wine you make.'),</text:p>
            <text:p>  "solo"=&gt;1, </text:p>
            <text:p>  "set"=&gt;0),</text:p>
          </table:table-cell>
          <table:table-cell table:formula="of:=&quot;  case &quot;&amp;[.A27]&amp;&quot;: //&quot;&amp;[.B27]&amp;CHAR(13)&amp;&quot;  //&quot;&amp;[.C27]&amp;CHAR(13)&amp;&quot;  //&quot;&amp;[.I27]&amp;CHAR(13)&amp;&quot;  //TODO: TBD YELLOW CARD &quot;&amp;[.A27]&amp;&quot; &quot; &amp; [.B27]&amp;CHAR(13)&amp;&quot;  break;&quot;&amp;CHAR(13)&amp;CHAR(13)" office:value-type="string" office:string-value="  case 826: //Bottler&#13;  //Make up to 3 ${token_wineAny}. Gain ${token_vp1} for each type of wine you make.&#13;  //makeWine_3_ifdistincttype_get1vp **needs history of wines**&#13;  //TODO: TBD YELLOW CARD 826 Bottler&#13;  break;&#13;&#13;" calcext:value-type="string">
            <text:p><text:s text:c="2"/>case 826: //Bottler <text:s/>//Make up to 3 ${token_wineAny}. Gain ${token_vp1} for each type of wine you make. <text:s/>//makeWine_3_ifdistincttype_get1vp **needs history of wines** <text:s/>//TODO: TBD YELLOW CARD 826 Bottler <text:s/>break;</text:p>
          </table:table-cell>
          <table:table-cell table:style-name="Default" table:formula="of:=MOD( [.A27]-[.$A$2];10)" office:value-type="float" office:value="5" calcext:value-type="float">
            <text:p>5</text:p>
          </table:table-cell>
          <table:table-cell table:formula="of:=INT(([.A27]-[.$A$2])/10)" office:value-type="float" office:value="2" calcext:value-type="float">
            <text:p>2</text:p>
          </table:table-cell>
          <table:table-cell table:formula="of:=&quot;.card.card_&quot;&amp;[.$A27]&amp;&quot; {  background-position: -&quot;&amp;[.O27]*192&amp;&quot;px -&quot;&amp;([.P27])*[.Q$1]&amp;&quot;px ; }&quot;" office:value-type="string" office:string-value=".card.card_826 {  background-position: -960px -588px ; }" calcext:value-type="string">
            <text:p>.card.card_826 { <text:s/>background-position: -960px -588px ; }</text:p>
          </table:table-cell>
          <table:table-cell table:formula="of:=&quot;.card.small.card_&quot;&amp;[.$A27]&amp;&quot; {  background-position: -&quot;&amp;[.O27]*96&amp;&quot;px -&quot;&amp;([.P27])*[.R$1]&amp;&quot;px ; }&quot;" office:value-type="string" office:string-value=".card.small.card_826 {  background-position: -480px -294px ; }" calcext:value-type="string">
            <text:p>.card.small.card_826 { <text:s/>background-position: -480px -294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27" calcext:value-type="float">
            <text:p>827</text:p>
          </table:table-cell>
          <table:table-cell table:style-name="ce21" office:value-type="string" calcext:value-type="string">
            <text:p>Craftsman</text:p>
          </table:table-cell>
          <table:table-cell office:value-type="string" calcext:value-type="string">
            <text:p><text:span text:style-name="T1">Choose 2: Draw 1 ${token_purpleCard}, upgrade your cellar at the regular cost, or gain ${token_vp1}</text:span>.</text:p>
          </table:table-cell>
          <table:table-cell office:value-type="string" calcext:value-type="string">
            <text:p>Choose 2: Draw 1 wine order card, upgrade your cellar at the regular cost, or gain 1 victory point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PurpleCard_1|upgradeCellar|getVp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8] &amp; &quot;=&gt;array( &quot;&amp;CHAR(10)&amp; &quot;  &quot;&quot;key&quot;&quot;=&gt;&quot;&amp;[.A28]&amp;&quot;, &quot;&amp;CHAR(10)&amp;  &quot;  &quot;&quot;name&quot;&quot;=&gt;clienttranslate(&quot;&quot;&quot;&amp;[.B28]&amp;&quot;&quot;&quot;), &quot;&amp;CHAR(10)&amp;  &quot;  &quot;&quot;description&quot;&quot;=&gt;clienttranslate('&quot;&amp;SUBSTITUTE ([.C28];&quot;'&quot;;&quot;\'&quot;)&amp;&quot;'),&quot;&amp;CHAR(10)&amp; &quot;  &quot;&quot;solo&quot;&quot;=&gt;&quot;&amp;[.L28]&amp;&quot;, &quot;&amp;CHAR(10)&amp;  &quot;  &quot;&quot;set&quot;&quot;=&gt;&quot;&amp;[.E28]&amp;&quot;),&quot;" office:value-type="string" office:string-value="827=&gt;array( &#10;  &quot;key&quot;=&gt;827, &#10;  &quot;name&quot;=&gt;clienttranslate(&quot;Craftsman&quot;), &#10;  &quot;description&quot;=&gt;clienttranslate('Choose 2: Draw 1 ${token_purpleCard}, upgrade your cellar at the regular cost, or gain ${token_vp1}.'),&#10;  &quot;solo&quot;=&gt;1, &#10;  &quot;set&quot;=&gt;0)," calcext:value-type="string">
            <text:p>827=&gt;array( </text:p>
            <text:p>  "key"=&gt;827, </text:p>
            <text:p>  "name"=&gt;clienttranslate("Craftsman"), </text:p>
            <text:p>  "description"=&gt;clienttranslate('Choose 2: Draw 1 ${token_purpleCard}, upgrade your cellar at the regular cost, or gain ${token_vp1}.'),</text:p>
            <text:p>  "solo"=&gt;1, </text:p>
            <text:p>  "set"=&gt;0),</text:p>
          </table:table-cell>
          <table:table-cell table:formula="of:=&quot;  case &quot;&amp;[.A28]&amp;&quot;: //&quot;&amp;[.B28]&amp;CHAR(13)&amp;&quot;  //&quot;&amp;[.C28]&amp;CHAR(13)&amp;&quot;  //&quot;&amp;[.I28]&amp;CHAR(13)&amp;&quot;  //TODO: TBD YELLOW CARD &quot;&amp;[.A28]&amp;&quot; &quot; &amp; [.B28]&amp;CHAR(13)&amp;&quot;  break;&quot;&amp;CHAR(13)&amp;CHAR(13)" office:value-type="string" office:string-value="  case 827: //Craftsman&#13;  //Choose 2: Draw 1 ${token_purpleCard}, upgrade your cellar at the regular cost, or gain ${token_vp1}.&#13;  //drawPurpleCard_1|upgradeCellar|getVp_1&#13;  //TODO: TBD YELLOW CARD 827 Craftsman&#13;  break;&#13;&#13;" calcext:value-type="string">
            <text:p><text:s text:c="2"/>case 827: //Craftsman <text:s/>//Choose 2: Draw 1 ${token_purpleCard}, upgrade your cellar at the regular cost, or gain ${token_vp1}. <text:s/>//drawPurpleCard_1|upgradeCellar|getVp_1 <text:s/>//TODO: TBD YELLOW CARD 827 Craftsman <text:s/>break;</text:p>
          </table:table-cell>
          <table:table-cell table:style-name="Default" table:formula="of:=MOD( [.A28]-[.$A$2];10)" office:value-type="float" office:value="6" calcext:value-type="float">
            <text:p>6</text:p>
          </table:table-cell>
          <table:table-cell table:formula="of:=INT(([.A28]-[.$A$2])/10)" office:value-type="float" office:value="2" calcext:value-type="float">
            <text:p>2</text:p>
          </table:table-cell>
          <table:table-cell table:formula="of:=&quot;.card.card_&quot;&amp;[.$A28]&amp;&quot; {  background-position: -&quot;&amp;[.O28]*192&amp;&quot;px -&quot;&amp;([.P28])*[.Q$1]&amp;&quot;px ; }&quot;" office:value-type="string" office:string-value=".card.card_827 {  background-position: -1152px -588px ; }" calcext:value-type="string">
            <text:p>.card.card_827 { <text:s/>background-position: -1152px -588px ; }</text:p>
          </table:table-cell>
          <table:table-cell table:formula="of:=&quot;.card.small.card_&quot;&amp;[.$A28]&amp;&quot; {  background-position: -&quot;&amp;[.O28]*96&amp;&quot;px -&quot;&amp;([.P28])*[.R$1]&amp;&quot;px ; }&quot;" office:value-type="string" office:string-value=".card.small.card_827 {  background-position: -576px -294px ; }" calcext:value-type="string">
            <text:p>.card.small.card_827 { <text:s/>background-position: -576px -294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28" calcext:value-type="float">
            <text:p>828</text:p>
          </table:table-cell>
          <table:table-cell table:style-name="ce21" office:value-type="string" calcext:value-type="string">
            <text:p>Exporter</text:p>
          </table:table-cell>
          <table:table-cell office:value-type="string" calcext:value-type="string">
            <text:p><text:span text:style-name="T1">Choose 1: Make up to 2 ${token_wineAny}, fill 1 ${token_purpleCard}, or discard 1 ${token_grapeAny} to gain ${token_vp2}</text:span>.</text:p>
          </table:table-cell>
          <table:table-cell office:value-type="string" calcext:value-type="string">
            <text:p>Choose 1: Make up to 2 wine tokens, fill 1 wine order, or discard 1 grake token to gain 2 victory point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keWine_2|fillOrder_1|discardGrapeAny+getVp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29] &amp; &quot;=&gt;array( &quot;&amp;CHAR(10)&amp; &quot;  &quot;&quot;key&quot;&quot;=&gt;&quot;&amp;[.A29]&amp;&quot;, &quot;&amp;CHAR(10)&amp;  &quot;  &quot;&quot;name&quot;&quot;=&gt;clienttranslate(&quot;&quot;&quot;&amp;[.B29]&amp;&quot;&quot;&quot;), &quot;&amp;CHAR(10)&amp;  &quot;  &quot;&quot;description&quot;&quot;=&gt;clienttranslate('&quot;&amp;SUBSTITUTE ([.C29];&quot;'&quot;;&quot;\'&quot;)&amp;&quot;'),&quot;&amp;CHAR(10)&amp; &quot;  &quot;&quot;solo&quot;&quot;=&gt;&quot;&amp;[.L29]&amp;&quot;, &quot;&amp;CHAR(10)&amp;  &quot;  &quot;&quot;set&quot;&quot;=&gt;&quot;&amp;[.E29]&amp;&quot;),&quot;" office:value-type="string" office:string-value="828=&gt;array( &#10;  &quot;key&quot;=&gt;828, &#10;  &quot;name&quot;=&gt;clienttranslate(&quot;Exporter&quot;), &#10;  &quot;description&quot;=&gt;clienttranslate('Choose 1: Make up to 2 ${token_wineAny}, fill 1 ${token_purpleCard}, or discard 1 ${token_grapeAny} to gain ${token_vp2}.'),&#10;  &quot;solo&quot;=&gt;1, &#10;  &quot;set&quot;=&gt;0)," calcext:value-type="string">
            <text:p>828=&gt;array( </text:p>
            <text:p>  "key"=&gt;828, </text:p>
            <text:p>  "name"=&gt;clienttranslate("Exporter"), </text:p>
            <text:p>  "description"=&gt;clienttranslate('Choose 1: Make up to 2 ${token_wineAny}, fill 1 ${token_purpleCard}, or discard 1 ${token_grapeAny} to gain ${token_vp2}.'),</text:p>
            <text:p>  "solo"=&gt;1, </text:p>
            <text:p>  "set"=&gt;0),</text:p>
          </table:table-cell>
          <table:table-cell table:formula="of:=&quot;  case &quot;&amp;[.A29]&amp;&quot;: //&quot;&amp;[.B29]&amp;CHAR(13)&amp;&quot;  //&quot;&amp;[.C29]&amp;CHAR(13)&amp;&quot;  //&quot;&amp;[.I29]&amp;CHAR(13)&amp;&quot;  //TODO: TBD YELLOW CARD &quot;&amp;[.A29]&amp;&quot; &quot; &amp; [.B29]&amp;CHAR(13)&amp;&quot;  break;&quot;&amp;CHAR(13)&amp;CHAR(13)" office:value-type="string" office:string-value="  case 828: //Exporter&#13;  //Choose 1: Make up to 2 ${token_wineAny}, fill 1 ${token_purpleCard}, or discard 1 ${token_grapeAny} to gain ${token_vp2}.&#13;  //makeWine_2|fillOrder_1|discardGrapeAny+getVp_2&#13;  //TODO: TBD YELLOW CARD 828 Exporter&#13;  break;&#13;&#13;" calcext:value-type="string">
            <text:p><text:s text:c="2"/>case 828: //Exporter <text:s/>//Choose 1: Make up to 2 ${token_wineAny}, fill 1 ${token_purpleCard}, or discard 1 ${token_grapeAny} to gain ${token_vp2}. <text:s/>//makeWine_2|fillOrder_1|discardGrapeAny+getVp_2 <text:s/>//TODO: TBD YELLOW CARD 828 Exporter <text:s/>break;</text:p>
          </table:table-cell>
          <table:table-cell table:style-name="Default" table:formula="of:=MOD( [.A29]-[.$A$2];10)" office:value-type="float" office:value="7" calcext:value-type="float">
            <text:p>7</text:p>
          </table:table-cell>
          <table:table-cell table:formula="of:=INT(([.A29]-[.$A$2])/10)" office:value-type="float" office:value="2" calcext:value-type="float">
            <text:p>2</text:p>
          </table:table-cell>
          <table:table-cell table:formula="of:=&quot;.card.card_&quot;&amp;[.$A29]&amp;&quot; {  background-position: -&quot;&amp;[.O29]*192&amp;&quot;px -&quot;&amp;([.P29])*[.Q$1]&amp;&quot;px ; }&quot;" office:value-type="string" office:string-value=".card.card_828 {  background-position: -1344px -588px ; }" calcext:value-type="string">
            <text:p>.card.card_828 { <text:s/>background-position: -1344px -588px ; }</text:p>
          </table:table-cell>
          <table:table-cell table:formula="of:=&quot;.card.small.card_&quot;&amp;[.$A29]&amp;&quot; {  background-position: -&quot;&amp;[.O29]*96&amp;&quot;px -&quot;&amp;([.P29])*[.R$1]&amp;&quot;px ; }&quot;" office:value-type="string" office:string-value=".card.small.card_828 {  background-position: -672px -294px ; }" calcext:value-type="string">
            <text:p>.card.small.card_828 { <text:s/>background-position: -672px -294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29" calcext:value-type="float">
            <text:p>829</text:p>
          </table:table-cell>
          <table:table-cell table:style-name="ce21" office:value-type="string" calcext:value-type="string">
            <text:p>Laborer</text:p>
          </table:table-cell>
          <table:table-cell office:value-type="string" calcext:value-type="string">
            <text:p><text:span text:style-name="T1">Harvest up to 2 fields OR make up to 3 ${token_wineAny}. You may lose ${token_vp1}</text:span> to do both.</text:p>
          </table:table-cell>
          <table:table-cell office:value-type="string" calcext:value-type="string">
            <text:p>Harvest up to 2 fields OR make up to 3 wine tokens. You may lose 1 victory point to do both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vestField_2|makeWine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0] &amp; &quot;=&gt;array( &quot;&amp;CHAR(10)&amp; &quot;  &quot;&quot;key&quot;&quot;=&gt;&quot;&amp;[.A30]&amp;&quot;, &quot;&amp;CHAR(10)&amp;  &quot;  &quot;&quot;name&quot;&quot;=&gt;clienttranslate(&quot;&quot;&quot;&amp;[.B30]&amp;&quot;&quot;&quot;), &quot;&amp;CHAR(10)&amp;  &quot;  &quot;&quot;description&quot;&quot;=&gt;clienttranslate('&quot;&amp;SUBSTITUTE ([.C30];&quot;'&quot;;&quot;\'&quot;)&amp;&quot;'),&quot;&amp;CHAR(10)&amp; &quot;  &quot;&quot;solo&quot;&quot;=&gt;&quot;&amp;[.L30]&amp;&quot;, &quot;&amp;CHAR(10)&amp;  &quot;  &quot;&quot;set&quot;&quot;=&gt;&quot;&amp;[.E30]&amp;&quot;),&quot;" office:value-type="string" office:string-value="829=&gt;array( &#10;  &quot;key&quot;=&gt;829, &#10;  &quot;name&quot;=&gt;clienttranslate(&quot;Laborer&quot;), &#10;  &quot;description&quot;=&gt;clienttranslate('Harvest up to 2 fields OR make up to 3 ${token_wineAny}. You may lose ${token_vp1} to do both.'),&#10;  &quot;solo&quot;=&gt;1, &#10;  &quot;set&quot;=&gt;0)," calcext:value-type="string">
            <text:p>829=&gt;array( </text:p>
            <text:p>  "key"=&gt;829, </text:p>
            <text:p>  "name"=&gt;clienttranslate("Laborer"), </text:p>
            <text:p>  "description"=&gt;clienttranslate('Harvest up to 2 fields OR make up to 3 ${token_wineAny}. You may lose ${token_vp1} to do both.'),</text:p>
            <text:p>  "solo"=&gt;1, </text:p>
            <text:p>  "set"=&gt;0),</text:p>
          </table:table-cell>
          <table:table-cell table:formula="of:=&quot;  case &quot;&amp;[.A30]&amp;&quot;: //&quot;&amp;[.B30]&amp;CHAR(13)&amp;&quot;  //&quot;&amp;[.C30]&amp;CHAR(13)&amp;&quot;  //&quot;&amp;[.I30]&amp;CHAR(13)&amp;&quot;  //TODO: TBD YELLOW CARD &quot;&amp;[.A30]&amp;&quot; &quot; &amp; [.B30]&amp;CHAR(13)&amp;&quot;  break;&quot;&amp;CHAR(13)&amp;CHAR(13)" office:value-type="string" office:string-value="  case 829: //Laborer&#13;  //Harvest up to 2 fields OR make up to 3 ${token_wineAny}. You may lose ${token_vp1} to do both.&#13;  //harvestField_2|makeWine_3&#13;  //TODO: TBD YELLOW CARD 829 Laborer&#13;  break;&#13;&#13;" calcext:value-type="string">
            <text:p><text:s text:c="2"/>case 829: //Laborer <text:s/>//Harvest up to 2 fields OR make up to 3 ${token_wineAny}. You may lose ${token_vp1} to do both. <text:s/>//harvestField_2|makeWine_3 <text:s/>//TODO: TBD YELLOW CARD 829 Laborer <text:s/>break;</text:p>
          </table:table-cell>
          <table:table-cell table:style-name="Default" table:formula="of:=MOD( [.A30]-[.$A$2];10)" office:value-type="float" office:value="8" calcext:value-type="float">
            <text:p>8</text:p>
          </table:table-cell>
          <table:table-cell table:formula="of:=INT(([.A30]-[.$A$2])/10)" office:value-type="float" office:value="2" calcext:value-type="float">
            <text:p>2</text:p>
          </table:table-cell>
          <table:table-cell table:formula="of:=&quot;.card.card_&quot;&amp;[.$A30]&amp;&quot; {  background-position: -&quot;&amp;[.O30]*192&amp;&quot;px -&quot;&amp;([.P30])*[.Q$1]&amp;&quot;px ; }&quot;" office:value-type="string" office:string-value=".card.card_829 {  background-position: -1536px -588px ; }" calcext:value-type="string">
            <text:p>.card.card_829 { <text:s/>background-position: -1536px -588px ; }</text:p>
          </table:table-cell>
          <table:table-cell table:formula="of:=&quot;.card.small.card_&quot;&amp;[.$A30]&amp;&quot; {  background-position: -&quot;&amp;[.O30]*96&amp;&quot;px -&quot;&amp;([.P30])*[.R$1]&amp;&quot;px ; }&quot;" office:value-type="string" office:string-value=".card.small.card_829 {  background-position: -768px -294px ; }" calcext:value-type="string">
            <text:p>.card.small.card_829 { <text:s/>background-position: -768px -294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30" calcext:value-type="float">
            <text:p>830</text:p>
          </table:table-cell>
          <table:table-cell table:style-name="ce21" office:value-type="string" calcext:value-type="string">
            <text:p>Designer</text:p>
          </table:table-cell>
          <table:table-cell office:value-type="string" calcext:value-type="string">
            <text:p>Build 1 structure at its regular cost. Then, if you have at least 6 structures, gain ${token_vp2}.</text:p>
          </table:table-cell>
          <table:table-cell office:value-type="string" calcext:value-type="string">
            <text:p>Build 1 structure at its regular cost. Then, if you have at least 6 structures, gain 2 victory points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ildStructure_1_ifstructuturesgt_6_vp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1] &amp; &quot;=&gt;array( &quot;&amp;CHAR(10)&amp; &quot;  &quot;&quot;key&quot;&quot;=&gt;&quot;&amp;[.A31]&amp;&quot;, &quot;&amp;CHAR(10)&amp;  &quot;  &quot;&quot;name&quot;&quot;=&gt;clienttranslate(&quot;&quot;&quot;&amp;[.B31]&amp;&quot;&quot;&quot;), &quot;&amp;CHAR(10)&amp;  &quot;  &quot;&quot;description&quot;&quot;=&gt;clienttranslate('&quot;&amp;SUBSTITUTE ([.C31];&quot;'&quot;;&quot;\'&quot;)&amp;&quot;'),&quot;&amp;CHAR(10)&amp; &quot;  &quot;&quot;solo&quot;&quot;=&gt;&quot;&amp;[.L31]&amp;&quot;, &quot;&amp;CHAR(10)&amp;  &quot;  &quot;&quot;set&quot;&quot;=&gt;&quot;&amp;[.E31]&amp;&quot;),&quot;" office:value-type="string" office:string-value="830=&gt;array( &#10;  &quot;key&quot;=&gt;830, &#10;  &quot;name&quot;=&gt;clienttranslate(&quot;Designer&quot;), &#10;  &quot;description&quot;=&gt;clienttranslate('Build 1 structure at its regular cost. Then, if you have at least 6 structures, gain ${token_vp2}.'),&#10;  &quot;solo&quot;=&gt;1, &#10;  &quot;set&quot;=&gt;0)," calcext:value-type="string">
            <text:p>830=&gt;array( </text:p>
            <text:p>  "key"=&gt;830, </text:p>
            <text:p>  "name"=&gt;clienttranslate("Designer"), </text:p>
            <text:p>  "description"=&gt;clienttranslate('Build 1 structure at its regular cost. Then, if you have at least 6 structures, gain ${token_vp2}.'),</text:p>
            <text:p>  "solo"=&gt;1, </text:p>
            <text:p>  "set"=&gt;0),</text:p>
          </table:table-cell>
          <table:table-cell table:formula="of:=&quot;  case &quot;&amp;[.A31]&amp;&quot;: //&quot;&amp;[.B31]&amp;CHAR(13)&amp;&quot;  //&quot;&amp;[.C31]&amp;CHAR(13)&amp;&quot;  //&quot;&amp;[.I31]&amp;CHAR(13)&amp;&quot;  //TODO: TBD YELLOW CARD &quot;&amp;[.A31]&amp;&quot; &quot; &amp; [.B31]&amp;CHAR(13)&amp;&quot;  break;&quot;&amp;CHAR(13)&amp;CHAR(13)" office:value-type="string" office:string-value="  case 830: //Designer&#13;  //Build 1 structure at its regular cost. Then, if you have at least 6 structures, gain ${token_vp2}.&#13;  //buildStructure_1_ifstructuturesgt_6_vp2&#13;  //TODO: TBD YELLOW CARD 830 Designer&#13;  break;&#13;&#13;" calcext:value-type="string">
            <text:p><text:s text:c="2"/>case 830: //Designer <text:s/>//Build 1 structure at its regular cost. Then, if you have at least 6 structures, gain ${token_vp2}. <text:s/>//buildStructure_1_ifstructuturesgt_6_vp2 <text:s/>//TODO: TBD YELLOW CARD 830 Designer <text:s/>break;</text:p>
          </table:table-cell>
          <table:table-cell table:style-name="Default" table:formula="of:=MOD( [.A31]-[.$A$2];10)" office:value-type="float" office:value="9" calcext:value-type="float">
            <text:p>9</text:p>
          </table:table-cell>
          <table:table-cell table:formula="of:=INT(([.A31]-[.$A$2])/10)" office:value-type="float" office:value="2" calcext:value-type="float">
            <text:p>2</text:p>
          </table:table-cell>
          <table:table-cell table:formula="of:=&quot;.card.card_&quot;&amp;[.$A31]&amp;&quot; {  background-position: -&quot;&amp;[.O31]*192&amp;&quot;px -&quot;&amp;([.P31])*[.Q$1]&amp;&quot;px ; }&quot;" office:value-type="string" office:string-value=".card.card_830 {  background-position: -1728px -588px ; }" calcext:value-type="string">
            <text:p>.card.card_830 { <text:s/>background-position: -1728px -588px ; }</text:p>
          </table:table-cell>
          <table:table-cell table:formula="of:=&quot;.card.small.card_&quot;&amp;[.$A31]&amp;&quot; {  background-position: -&quot;&amp;[.O31]*96&amp;&quot;px -&quot;&amp;([.P31])*[.R$1]&amp;&quot;px ; }&quot;" office:value-type="string" office:string-value=".card.small.card_830 {  background-position: -864px -294px ; }" calcext:value-type="string">
            <text:p>.card.small.card_830 { <text:s/>background-position: -864px -294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31" calcext:value-type="float">
            <text:p>831</text:p>
          </table:table-cell>
          <table:table-cell table:style-name="ce21" office:value-type="string" calcext:value-type="string">
            <text:p>Governess</text:p>
          </table:table-cell>
          <table:table-cell office:value-type="string" calcext:value-type="string">
            <text:p><text:span text:style-name="T1">Pay ${token_lira3} to train 1 ${token_worker} that you may use this year OR discard 1 ${token_wineAny} to gain ${token_vp2}</text:span>.</text:p>
          </table:table-cell>
          <table:table-cell office:value-type="string" calcext:value-type="string">
            <text:p>Pay 3 Lira to train 1 worker that you may use this year OR discard 1 wine token to gain 2 victory point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2] &amp; &quot;=&gt;array( &quot;&amp;CHAR(10)&amp; &quot;  &quot;&quot;key&quot;&quot;=&gt;&quot;&amp;[.A32]&amp;&quot;, &quot;&amp;CHAR(10)&amp;  &quot;  &quot;&quot;name&quot;&quot;=&gt;clienttranslate(&quot;&quot;&quot;&amp;[.B32]&amp;&quot;&quot;&quot;), &quot;&amp;CHAR(10)&amp;  &quot;  &quot;&quot;description&quot;&quot;=&gt;clienttranslate('&quot;&amp;SUBSTITUTE ([.C32];&quot;'&quot;;&quot;\'&quot;)&amp;&quot;'),&quot;&amp;CHAR(10)&amp; &quot;  &quot;&quot;solo&quot;&quot;=&gt;&quot;&amp;[.L32]&amp;&quot;, &quot;&amp;CHAR(10)&amp;  &quot;  &quot;&quot;set&quot;&quot;=&gt;&quot;&amp;[.E32]&amp;&quot;),&quot;" office:value-type="string" office:string-value="831=&gt;array( &#10;  &quot;key&quot;=&gt;831, &#10;  &quot;name&quot;=&gt;clienttranslate(&quot;Governess&quot;), &#10;  &quot;description&quot;=&gt;clienttranslate('Pay ${token_lira3} to train 1 ${token_worker} that you may use this year OR discard 1 ${token_wineAny} to gain ${token_vp2}.'),&#10;  &quot;solo&quot;=&gt;1, &#10;  &quot;set&quot;=&gt;0)," calcext:value-type="string">
            <text:p>831=&gt;array( </text:p>
            <text:p>  "key"=&gt;831, </text:p>
            <text:p>  "name"=&gt;clienttranslate("Governess"), </text:p>
            <text:p>  "description"=&gt;clienttranslate('Pay ${token_lira3} to train 1 ${token_worker} that you may use this year OR discard 1 ${token_wineAny} to gain ${token_vp2}.'),</text:p>
            <text:p>  "solo"=&gt;1, </text:p>
            <text:p>  "set"=&gt;0),</text:p>
          </table:table-cell>
          <table:table-cell table:formula="of:=&quot;  case &quot;&amp;[.A32]&amp;&quot;: //&quot;&amp;[.B32]&amp;CHAR(13)&amp;&quot;  //&quot;&amp;[.C32]&amp;CHAR(13)&amp;&quot;  //&quot;&amp;[.I32]&amp;CHAR(13)&amp;&quot;  //TODO: TBD YELLOW CARD &quot;&amp;[.A32]&amp;&quot; &quot; &amp; [.B32]&amp;CHAR(13)&amp;&quot;  break;&quot;&amp;CHAR(13)&amp;CHAR(13)" office:value-type="string" office:string-value="  case 831: //Governess&#13;  //Pay ${token_lira3} to train 1 ${token_worker} that you may use this year OR discard 1 ${token_wineAny} to gain ${token_vp2}.&#13;  //**special**&#13;  //TODO: TBD YELLOW CARD 831 Governess&#13;  break;&#13;&#13;" calcext:value-type="string">
            <text:p><text:s text:c="2"/>case 831: //Governess <text:s/>//Pay ${token_lira3} to train 1 ${token_worker} that you may use this year OR discard 1 ${token_wineAny} to gain ${token_vp2}. <text:s/>//**special** <text:s/>//TODO: TBD YELLOW CARD 831 Governess <text:s/>break;</text:p>
          </table:table-cell>
          <table:table-cell table:style-name="Default" table:formula="of:=MOD( [.A32]-[.$A$2];10)" office:value-type="float" office:value="0" calcext:value-type="float">
            <text:p>0</text:p>
          </table:table-cell>
          <table:table-cell table:formula="of:=INT(([.A32]-[.$A$2])/10)" office:value-type="float" office:value="3" calcext:value-type="float">
            <text:p>3</text:p>
          </table:table-cell>
          <table:table-cell table:formula="of:=&quot;.card.card_&quot;&amp;[.$A32]&amp;&quot; {  background-position: -&quot;&amp;[.O32]*192&amp;&quot;px -&quot;&amp;([.P32])*[.Q$1]&amp;&quot;px ; }&quot;" office:value-type="string" office:string-value=".card.card_831 {  background-position: -0px -882px ; }" calcext:value-type="string">
            <text:p>.card.card_831 { <text:s/>background-position: -0px -882px ; }</text:p>
          </table:table-cell>
          <table:table-cell table:formula="of:=&quot;.card.small.card_&quot;&amp;[.$A32]&amp;&quot; {  background-position: -&quot;&amp;[.O32]*96&amp;&quot;px -&quot;&amp;([.P32])*[.R$1]&amp;&quot;px ; }&quot;" office:value-type="string" office:string-value=".card.small.card_831 {  background-position: -0px -441px ; }" calcext:value-type="string">
            <text:p>.card.small.card_831 { <text:s/>background-position: -0px -441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32" calcext:value-type="float">
            <text:p>832</text:p>
          </table:table-cell>
          <table:table-cell table:style-name="ce21" office:value-type="string" calcext:value-type="string">
            <text:p>Manager</text:p>
          </table:table-cell>
          <table:table-cell table:number-columns-repeated="2" office:value-type="string" calcext:value-type="string">
            <text:p>Take any action (no bonus) from a previous season without placing a worker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3] &amp; &quot;=&gt;array( &quot;&amp;CHAR(10)&amp; &quot;  &quot;&quot;key&quot;&quot;=&gt;&quot;&amp;[.A33]&amp;&quot;, &quot;&amp;CHAR(10)&amp;  &quot;  &quot;&quot;name&quot;&quot;=&gt;clienttranslate(&quot;&quot;&quot;&amp;[.B33]&amp;&quot;&quot;&quot;), &quot;&amp;CHAR(10)&amp;  &quot;  &quot;&quot;description&quot;&quot;=&gt;clienttranslate('&quot;&amp;SUBSTITUTE ([.C33];&quot;'&quot;;&quot;\'&quot;)&amp;&quot;'),&quot;&amp;CHAR(10)&amp; &quot;  &quot;&quot;solo&quot;&quot;=&gt;&quot;&amp;[.L33]&amp;&quot;, &quot;&amp;CHAR(10)&amp;  &quot;  &quot;&quot;set&quot;&quot;=&gt;&quot;&amp;[.E33]&amp;&quot;),&quot;" office:value-type="string" office:string-value="832=&gt;array( &#10;  &quot;key&quot;=&gt;832, &#10;  &quot;name&quot;=&gt;clienttranslate(&quot;Manager&quot;), &#10;  &quot;description&quot;=&gt;clienttranslate('Take any action (no bonus) from a previous season without placing a worker.'),&#10;  &quot;solo&quot;=&gt;1, &#10;  &quot;set&quot;=&gt;0)," calcext:value-type="string">
            <text:p>832=&gt;array( </text:p>
            <text:p>  "key"=&gt;832, </text:p>
            <text:p>  "name"=&gt;clienttranslate("Manager"), </text:p>
            <text:p>  "description"=&gt;clienttranslate('Take any action (no bonus) from a previous season without placing a worker.'),</text:p>
            <text:p>  "solo"=&gt;1, </text:p>
            <text:p>  "set"=&gt;0),</text:p>
          </table:table-cell>
          <table:table-cell table:formula="of:=&quot;  case &quot;&amp;[.A33]&amp;&quot;: //&quot;&amp;[.B33]&amp;CHAR(13)&amp;&quot;  //&quot;&amp;[.C33]&amp;CHAR(13)&amp;&quot;  //&quot;&amp;[.I33]&amp;CHAR(13)&amp;&quot;  //TODO: TBD YELLOW CARD &quot;&amp;[.A33]&amp;&quot; &quot; &amp; [.B33]&amp;CHAR(13)&amp;&quot;  break;&quot;&amp;CHAR(13)&amp;CHAR(13)" office:value-type="string" office:string-value="  case 832: //Manager&#13;  //Take any action (no bonus) from a previous season without placing a worker.&#13;  //**special**&#13;  //TODO: TBD YELLOW CARD 832 Manager&#13;  break;&#13;&#13;" calcext:value-type="string">
            <text:p><text:s text:c="2"/>case 832: //Manager <text:s/>//Take any action (no bonus) from a previous season without placing a worker. <text:s/>//**special** <text:s/>//TODO: TBD YELLOW CARD 832 Manager <text:s/>break;</text:p>
          </table:table-cell>
          <table:table-cell table:style-name="Default" table:formula="of:=MOD( [.A33]-[.$A$2];10)" office:value-type="float" office:value="1" calcext:value-type="float">
            <text:p>1</text:p>
          </table:table-cell>
          <table:table-cell table:formula="of:=INT(([.A33]-[.$A$2])/10)" office:value-type="float" office:value="3" calcext:value-type="float">
            <text:p>3</text:p>
          </table:table-cell>
          <table:table-cell table:formula="of:=&quot;.card.card_&quot;&amp;[.$A33]&amp;&quot; {  background-position: -&quot;&amp;[.O33]*192&amp;&quot;px -&quot;&amp;([.P33])*[.Q$1]&amp;&quot;px ; }&quot;" office:value-type="string" office:string-value=".card.card_832 {  background-position: -192px -882px ; }" calcext:value-type="string">
            <text:p>.card.card_832 { <text:s/>background-position: -192px -882px ; }</text:p>
          </table:table-cell>
          <table:table-cell table:formula="of:=&quot;.card.small.card_&quot;&amp;[.$A33]&amp;&quot; {  background-position: -&quot;&amp;[.O33]*96&amp;&quot;px -&quot;&amp;([.P33])*[.R$1]&amp;&quot;px ; }&quot;" office:value-type="string" office:string-value=".card.small.card_832 {  background-position: -96px -441px ; }" calcext:value-type="string">
            <text:p>.card.small.card_832 { <text:s/>background-position: -96px -441px ; }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,5</text:p>
          </table:table-cell>
          <table:table-cell table:number-columns-repeated="1003"/>
        </table:table-row>
        <table:table-row table:style-name="ro7">
          <table:table-cell office:value-type="float" office:value="833" calcext:value-type="float">
            <text:p>833</text:p>
          </table:table-cell>
          <table:table-cell table:style-name="ce21" office:value-type="string" calcext:value-type="string">
            <text:p>Zymologist</text:p>
          </table:table-cell>
          <table:table-cell office:value-type="string" calcext:value-type="string">
            <text:p><text:span text:style-name="T1">Make up to 2 ${token_wineAny}</text:span> of value 4 or greater, even if you haven't upgraded your cellar.</text:p>
          </table:table-cell>
          <table:table-cell office:value-type="string" calcext:value-type="string">
            <text:p>Make up to 2 wine tokens of value 4 or greater, even if you haven't upgraded your cellar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keWine_2_value4withouthmediumcel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4] &amp; &quot;=&gt;array( &quot;&amp;CHAR(10)&amp; &quot;  &quot;&quot;key&quot;&quot;=&gt;&quot;&amp;[.A34]&amp;&quot;, &quot;&amp;CHAR(10)&amp;  &quot;  &quot;&quot;name&quot;&quot;=&gt;clienttranslate(&quot;&quot;&quot;&amp;[.B34]&amp;&quot;&quot;&quot;), &quot;&amp;CHAR(10)&amp;  &quot;  &quot;&quot;description&quot;&quot;=&gt;clienttranslate('&quot;&amp;SUBSTITUTE ([.C34];&quot;'&quot;;&quot;\'&quot;)&amp;&quot;'),&quot;&amp;CHAR(10)&amp; &quot;  &quot;&quot;solo&quot;&quot;=&gt;&quot;&amp;[.L34]&amp;&quot;, &quot;&amp;CHAR(10)&amp;  &quot;  &quot;&quot;set&quot;&quot;=&gt;&quot;&amp;[.E34]&amp;&quot;),&quot;" office:value-type="string" office:string-value="833=&gt;array( &#10;  &quot;key&quot;=&gt;833, &#10;  &quot;name&quot;=&gt;clienttranslate(&quot;Zymologist&quot;), &#10;  &quot;description&quot;=&gt;clienttranslate('Make up to 2 ${token_wineAny} of value 4 or greater, even if you haven\'t upgraded your cellar.'),&#10;  &quot;solo&quot;=&gt;1, &#10;  &quot;set&quot;=&gt;0)," calcext:value-type="string">
            <text:p>833=&gt;array( </text:p>
            <text:p>  "key"=&gt;833, </text:p>
            <text:p>  "name"=&gt;clienttranslate("Zymologist"), </text:p>
            <text:p>  "description"=&gt;clienttranslate('Make up to 2 ${token_wineAny} of value 4 or greater, even if you haven\'t upgraded your cellar.'),</text:p>
            <text:p>  "solo"=&gt;1, </text:p>
            <text:p>  "set"=&gt;0),</text:p>
          </table:table-cell>
          <table:table-cell table:formula="of:=&quot;  case &quot;&amp;[.A34]&amp;&quot;: //&quot;&amp;[.B34]&amp;CHAR(13)&amp;&quot;  //&quot;&amp;[.C34]&amp;CHAR(13)&amp;&quot;  //&quot;&amp;[.I34]&amp;CHAR(13)&amp;&quot;  //TODO: TBD YELLOW CARD &quot;&amp;[.A34]&amp;&quot; &quot; &amp; [.B34]&amp;CHAR(13)&amp;&quot;  break;&quot;&amp;CHAR(13)&amp;CHAR(13)" office:value-type="string" office:string-value="  case 833: //Zymologist&#13;  //Make up to 2 ${token_wineAny} of value 4 or greater, even if you haven't upgraded your cellar.&#13;  //makeWine_2_value4withouthmediumcellar&#13;  //TODO: TBD YELLOW CARD 833 Zymologist&#13;  break;&#13;&#13;" calcext:value-type="string">
            <text:p><text:s text:c="2"/>case 833: //Zymologist <text:s/>//Make up to 2 ${token_wineAny} of value 4 or greater, even if you haven't upgraded your cellar. <text:s/>//makeWine_2_value4withouthmediumcellar <text:s/>//TODO: TBD YELLOW CARD 833 Zymologist <text:s/>break;</text:p>
          </table:table-cell>
          <table:table-cell table:style-name="Default" table:formula="of:=MOD( [.A34]-[.$A$2];10)" office:value-type="float" office:value="2" calcext:value-type="float">
            <text:p>2</text:p>
          </table:table-cell>
          <table:table-cell table:formula="of:=INT(([.A34]-[.$A$2])/10)" office:value-type="float" office:value="3" calcext:value-type="float">
            <text:p>3</text:p>
          </table:table-cell>
          <table:table-cell table:formula="of:=&quot;.card.card_&quot;&amp;[.$A34]&amp;&quot; {  background-position: -&quot;&amp;[.O34]*192&amp;&quot;px -&quot;&amp;([.P34])*[.Q$1]&amp;&quot;px ; }&quot;" office:value-type="string" office:string-value=".card.card_833 {  background-position: -384px -882px ; }" calcext:value-type="string">
            <text:p>.card.card_833 { <text:s/>background-position: -384px -882px ; }</text:p>
          </table:table-cell>
          <table:table-cell table:formula="of:=&quot;.card.small.card_&quot;&amp;[.$A34]&amp;&quot; {  background-position: -&quot;&amp;[.O34]*96&amp;&quot;px -&quot;&amp;([.P34])*[.R$1]&amp;&quot;px ; }&quot;" office:value-type="string" office:string-value=".card.small.card_833 {  background-position: -192px -441px ; }" calcext:value-type="string">
            <text:p>.card.small.card_833 { <text:s/>background-position: -192px -441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34" calcext:value-type="float">
            <text:p>834</text:p>
          </table:table-cell>
          <table:table-cell table:style-name="ce21" office:value-type="string" calcext:value-type="string">
            <text:p>Noble</text:p>
          </table:table-cell>
          <table:table-cell office:value-type="string" calcext:value-type="string">
            <text:p><text:span text:style-name="T1">Pay ${token_lira1} to gain ${token_residualPayment1} OR lose ${token_residualPayment2} to gain ${token_vp2}</text:span>.</text:p>
          </table:table-cell>
          <table:table-cell office:value-type="string" calcext:value-type="string">
            <text:p>Pay 1 Lira to gain 1 Lira residual income OR lose 2 Lira residual income to gain 2 victory point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Lira_1+getResidualPayment_1|payResidualPayment_2+getVp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5] &amp; &quot;=&gt;array( &quot;&amp;CHAR(10)&amp; &quot;  &quot;&quot;key&quot;&quot;=&gt;&quot;&amp;[.A35]&amp;&quot;, &quot;&amp;CHAR(10)&amp;  &quot;  &quot;&quot;name&quot;&quot;=&gt;clienttranslate(&quot;&quot;&quot;&amp;[.B35]&amp;&quot;&quot;&quot;), &quot;&amp;CHAR(10)&amp;  &quot;  &quot;&quot;description&quot;&quot;=&gt;clienttranslate('&quot;&amp;SUBSTITUTE ([.C35];&quot;'&quot;;&quot;\'&quot;)&amp;&quot;'),&quot;&amp;CHAR(10)&amp; &quot;  &quot;&quot;solo&quot;&quot;=&gt;&quot;&amp;[.L35]&amp;&quot;, &quot;&amp;CHAR(10)&amp;  &quot;  &quot;&quot;set&quot;&quot;=&gt;&quot;&amp;[.E35]&amp;&quot;),&quot;" office:value-type="string" office:string-value="834=&gt;array( &#10;  &quot;key&quot;=&gt;834, &#10;  &quot;name&quot;=&gt;clienttranslate(&quot;Noble&quot;), &#10;  &quot;description&quot;=&gt;clienttranslate('Pay ${token_lira1} to gain ${token_residualPayment1} OR lose ${token_residualPayment2} to gain ${token_vp2}.'),&#10;  &quot;solo&quot;=&gt;1, &#10;  &quot;set&quot;=&gt;0)," calcext:value-type="string">
            <text:p>834=&gt;array( </text:p>
            <text:p>  "key"=&gt;834, </text:p>
            <text:p>  "name"=&gt;clienttranslate("Noble"), </text:p>
            <text:p>  "description"=&gt;clienttranslate('Pay ${token_lira1} to gain ${token_residualPayment1} OR lose ${token_residualPayment2} to gain ${token_vp2}.'),</text:p>
            <text:p>  "solo"=&gt;1, </text:p>
            <text:p>  "set"=&gt;0),</text:p>
          </table:table-cell>
          <table:table-cell table:formula="of:=&quot;  case &quot;&amp;[.A35]&amp;&quot;: //&quot;&amp;[.B35]&amp;CHAR(13)&amp;&quot;  //&quot;&amp;[.C35]&amp;CHAR(13)&amp;&quot;  //&quot;&amp;[.I35]&amp;CHAR(13)&amp;&quot;  //TODO: TBD YELLOW CARD &quot;&amp;[.A35]&amp;&quot; &quot; &amp; [.B35]&amp;CHAR(13)&amp;&quot;  break;&quot;&amp;CHAR(13)&amp;CHAR(13)" office:value-type="string" office:string-value="  case 834: //Noble&#13;  //Pay ${token_lira1} to gain ${token_residualPayment1} OR lose ${token_residualPayment2} to gain ${token_vp2}.&#13;  //payLira_1+getResidualPayment_1|payResidualPayment_2+getVp_2&#13;  //TODO: TBD YELLOW CARD 834 Noble&#13;  break;&#13;&#13;" calcext:value-type="string">
            <text:p><text:s text:c="2"/>case 834: //Noble <text:s/>//Pay ${token_lira1} to gain ${token_residualPayment1} OR lose ${token_residualPayment2} to gain ${token_vp2}. <text:s/>//payLira_1+getResidualPayment_1|payResidualPayment_2+getVp_2 <text:s/>//TODO: TBD YELLOW CARD 834 Noble <text:s/>break;</text:p>
          </table:table-cell>
          <table:table-cell table:style-name="Default" table:formula="of:=MOD( [.A35]-[.$A$2];10)" office:value-type="float" office:value="3" calcext:value-type="float">
            <text:p>3</text:p>
          </table:table-cell>
          <table:table-cell table:formula="of:=INT(([.A35]-[.$A$2])/10)" office:value-type="float" office:value="3" calcext:value-type="float">
            <text:p>3</text:p>
          </table:table-cell>
          <table:table-cell table:formula="of:=&quot;.card.card_&quot;&amp;[.$A35]&amp;&quot; {  background-position: -&quot;&amp;[.O35]*192&amp;&quot;px -&quot;&amp;([.P35])*[.Q$1]&amp;&quot;px ; }&quot;" office:value-type="string" office:string-value=".card.card_834 {  background-position: -576px -882px ; }" calcext:value-type="string">
            <text:p>.card.card_834 { <text:s/>background-position: -576px -882px ; }</text:p>
          </table:table-cell>
          <table:table-cell table:formula="of:=&quot;.card.small.card_&quot;&amp;[.$A35]&amp;&quot; {  background-position: -&quot;&amp;[.O35]*96&amp;&quot;px -&quot;&amp;([.P35])*[.R$1]&amp;&quot;px ; }&quot;" office:value-type="string" office:string-value=".card.small.card_834 {  background-position: -288px -441px ; }" calcext:value-type="string">
            <text:p>.card.small.card_834 { <text:s/>background-position: -288px -441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35" calcext:value-type="float">
            <text:p>835</text:p>
          </table:table-cell>
          <table:table-cell table:style-name="ce21" office:value-type="string" calcext:value-type="string">
            <text:p>Governor</text:p>
          </table:table-cell>
          <table:table-cell office:value-type="string" calcext:value-type="string">
            <text:p><text:span text:style-name="T1">Choose up to 3 opponents to each give you 1 ${token_yellowCard}. Gain ${token_vp1}</text:span> for each of them who cannot.</text:p>
          </table:table-cell>
          <table:table-cell office:value-type="string" calcext:value-type="string">
            <text:p>Choose up to 3 opponents to each give you 1 summer visitor card. Gain 1 victory point for each of them who cannot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&quot; &amp; [.A36] &amp; &quot;=&gt;array( &quot;&amp;CHAR(10)&amp; &quot;  &quot;&quot;key&quot;&quot;=&gt;&quot;&amp;[.A36]&amp;&quot;, &quot;&amp;CHAR(10)&amp;  &quot;  &quot;&quot;name&quot;&quot;=&gt;clienttranslate(&quot;&quot;&quot;&amp;[.B36]&amp;&quot;&quot;&quot;), &quot;&amp;CHAR(10)&amp;  &quot;  &quot;&quot;description&quot;&quot;=&gt;clienttranslate('&quot;&amp;SUBSTITUTE ([.C36];&quot;'&quot;;&quot;\'&quot;)&amp;&quot;'),&quot;&amp;CHAR(10)&amp; &quot;  &quot;&quot;solo&quot;&quot;=&gt;&quot;&amp;[.L36]&amp;&quot;, &quot;&amp;CHAR(10)&amp;  &quot;  &quot;&quot;set&quot;&quot;=&gt;&quot;&amp;[.E36]&amp;&quot;),&quot;" office:value-type="string" office:string-value="835=&gt;array( &#10;  &quot;key&quot;=&gt;835, &#10;  &quot;name&quot;=&gt;clienttranslate(&quot;Governor&quot;), &#10;  &quot;description&quot;=&gt;clienttranslate('Choose up to 3 opponents to each give you 1 ${token_yellowCard}. Gain ${token_vp1} for each of them who cannot.'),&#10;  &quot;solo&quot;=&gt;0, &#10;  &quot;set&quot;=&gt;0)," calcext:value-type="string">
            <text:p>835=&gt;array( </text:p>
            <text:p>  "key"=&gt;835, </text:p>
            <text:p>  "name"=&gt;clienttranslate("Governor"), </text:p>
            <text:p>  "description"=&gt;clienttranslate('Choose up to 3 opponents to each give you 1 ${token_yellowCard}. Gain ${token_vp1} for each of them who cannot.'),</text:p>
            <text:p>  "solo"=&gt;0, </text:p>
            <text:p>  "set"=&gt;0),</text:p>
          </table:table-cell>
          <table:table-cell table:formula="of:=&quot;  case &quot;&amp;[.A36]&amp;&quot;: //&quot;&amp;[.B36]&amp;CHAR(13)&amp;&quot;  //&quot;&amp;[.C36]&amp;CHAR(13)&amp;&quot;  //&quot;&amp;[.I36]&amp;CHAR(13)&amp;&quot;  //TODO: TBD YELLOW CARD &quot;&amp;[.A36]&amp;&quot; &quot; &amp; [.B36]&amp;CHAR(13)&amp;&quot;  break;&quot;&amp;CHAR(13)&amp;CHAR(13)" office:value-type="string" office:string-value="  case 835: //Governor&#13;  //Choose up to 3 opponents to each give you 1 ${token_yellowCard}. Gain ${token_vp1} for each of them who cannot.&#13;  //**special**&#13;  //TODO: TBD YELLOW CARD 835 Governor&#13;  break;&#13;&#13;" calcext:value-type="string">
            <text:p><text:s text:c="2"/>case 835: //Governor <text:s/>//Choose up to 3 opponents to each give you 1 ${token_yellowCard}. Gain ${token_vp1} for each of them who cannot. <text:s/>//**special** <text:s/>//TODO: TBD YELLOW CARD 835 Governor <text:s/>break;</text:p>
          </table:table-cell>
          <table:table-cell table:style-name="Default" table:formula="of:=MOD( [.A36]-[.$A$2];10)" office:value-type="float" office:value="4" calcext:value-type="float">
            <text:p>4</text:p>
          </table:table-cell>
          <table:table-cell table:formula="of:=INT(([.A36]-[.$A$2])/10)" office:value-type="float" office:value="3" calcext:value-type="float">
            <text:p>3</text:p>
          </table:table-cell>
          <table:table-cell table:formula="of:=&quot;.card.card_&quot;&amp;[.$A36]&amp;&quot; {  background-position: -&quot;&amp;[.O36]*192&amp;&quot;px -&quot;&amp;([.P36])*[.Q$1]&amp;&quot;px ; }&quot;" office:value-type="string" office:string-value=".card.card_835 {  background-position: -768px -882px ; }" calcext:value-type="string">
            <text:p>.card.card_835 { <text:s/>background-position: -768px -882px ; }</text:p>
          </table:table-cell>
          <table:table-cell table:formula="of:=&quot;.card.small.card_&quot;&amp;[.$A36]&amp;&quot; {  background-position: -&quot;&amp;[.O36]*96&amp;&quot;px -&quot;&amp;([.P36])*[.R$1]&amp;&quot;px ; }&quot;" office:value-type="string" office:string-value=".card.small.card_835 {  background-position: -384px -441px ; }" calcext:value-type="string">
            <text:p>.card.small.card_835 { <text:s/>background-position: -384px -441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36" calcext:value-type="float">
            <text:p>836</text:p>
          </table:table-cell>
          <table:table-cell table:style-name="ce21" office:value-type="string" calcext:value-type="string">
            <text:p>Taster</text:p>
          </table:table-cell>
          <table:table-cell office:value-type="string" calcext:value-type="string">
            <text:p><text:span text:style-name="T1">Discard 1 ${token_wineAny} to gain ${token_lira4}. If it is the most valuable wine token in any player's cellar (no ties), gain 2 ${token_vp2}</text:span>.</text:p>
          </table:table-cell>
          <table:table-cell office:value-type="string" calcext:value-type="string">
            <text:p>Discard 1 wine token to gain 4 Lira. If it is the most valuable wine token in any player's cellar (no ties), gain 2 victory points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7] &amp; &quot;=&gt;array( &quot;&amp;CHAR(10)&amp; &quot;  &quot;&quot;key&quot;&quot;=&gt;&quot;&amp;[.A37]&amp;&quot;, &quot;&amp;CHAR(10)&amp;  &quot;  &quot;&quot;name&quot;&quot;=&gt;clienttranslate(&quot;&quot;&quot;&amp;[.B37]&amp;&quot;&quot;&quot;), &quot;&amp;CHAR(10)&amp;  &quot;  &quot;&quot;description&quot;&quot;=&gt;clienttranslate('&quot;&amp;SUBSTITUTE ([.C37];&quot;'&quot;;&quot;\'&quot;)&amp;&quot;'),&quot;&amp;CHAR(10)&amp; &quot;  &quot;&quot;solo&quot;&quot;=&gt;&quot;&amp;[.L37]&amp;&quot;, &quot;&amp;CHAR(10)&amp;  &quot;  &quot;&quot;set&quot;&quot;=&gt;&quot;&amp;[.E37]&amp;&quot;),&quot;" office:value-type="string" office:string-value="836=&gt;array( &#10;  &quot;key&quot;=&gt;836, &#10;  &quot;name&quot;=&gt;clienttranslate(&quot;Taster&quot;), &#10;  &quot;description&quot;=&gt;clienttranslate('Discard 1 ${token_wineAny} to gain ${token_lira4}. If it is the most valuable wine token in any player\'s cellar (no ties), gain 2 ${token_vp2}.'),&#10;  &quot;solo&quot;=&gt;1, &#10;  &quot;set&quot;=&gt;0)," calcext:value-type="string">
            <text:p>836=&gt;array( </text:p>
            <text:p>  "key"=&gt;836, </text:p>
            <text:p>  "name"=&gt;clienttranslate("Taster"), </text:p>
            <text:p>  "description"=&gt;clienttranslate('Discard 1 ${token_wineAny} to gain ${token_lira4}. If it is the most valuable wine token in any player\'s cellar (no ties), gain 2 ${token_vp2}.'),</text:p>
            <text:p>  "solo"=&gt;1, </text:p>
            <text:p>  "set"=&gt;0),</text:p>
          </table:table-cell>
          <table:table-cell table:formula="of:=&quot;  case &quot;&amp;[.A37]&amp;&quot;: //&quot;&amp;[.B37]&amp;CHAR(13)&amp;&quot;  //&quot;&amp;[.C37]&amp;CHAR(13)&amp;&quot;  //&quot;&amp;[.I37]&amp;CHAR(13)&amp;&quot;  //TODO: TBD YELLOW CARD &quot;&amp;[.A37]&amp;&quot; &quot; &amp; [.B37]&amp;CHAR(13)&amp;&quot;  break;&quot;&amp;CHAR(13)&amp;CHAR(13)" office:value-type="string" office:string-value="  case 836: //Taster&#13;  //Discard 1 ${token_wineAny} to gain ${token_lira4}. If it is the most valuable wine token in any player's cellar (no ties), gain 2 ${token_vp2}.&#13;  //**special**&#13;  //TODO: TBD YELLOW CARD 836 Taster&#13;  break;&#13;&#13;" calcext:value-type="string">
            <text:p><text:s text:c="2"/>case 836: //Taster <text:s/>//Discard 1 ${token_wineAny} to gain ${token_lira4}. If it is the most valuable wine token in any player's cellar (no ties), gain 2 ${token_vp2}. <text:s/>//**special** <text:s/>//TODO: TBD YELLOW CARD 836 Taster <text:s/>break;</text:p>
          </table:table-cell>
          <table:table-cell table:style-name="Default" table:formula="of:=MOD( [.A37]-[.$A$2];10)" office:value-type="float" office:value="5" calcext:value-type="float">
            <text:p>5</text:p>
          </table:table-cell>
          <table:table-cell table:formula="of:=INT(([.A37]-[.$A$2])/10)" office:value-type="float" office:value="3" calcext:value-type="float">
            <text:p>3</text:p>
          </table:table-cell>
          <table:table-cell table:formula="of:=&quot;.card.card_&quot;&amp;[.$A37]&amp;&quot; {  background-position: -&quot;&amp;[.O37]*192&amp;&quot;px -&quot;&amp;([.P37])*[.Q$1]&amp;&quot;px ; }&quot;" office:value-type="string" office:string-value=".card.card_836 {  background-position: -960px -882px ; }" calcext:value-type="string">
            <text:p>.card.card_836 { <text:s/>background-position: -960px -882px ; }</text:p>
          </table:table-cell>
          <table:table-cell table:formula="of:=&quot;.card.small.card_&quot;&amp;[.$A37]&amp;&quot; {  background-position: -&quot;&amp;[.O37]*96&amp;&quot;px -&quot;&amp;([.P37])*[.R$1]&amp;&quot;px ; }&quot;" office:value-type="string" office:string-value=".card.small.card_836 {  background-position: -480px -441px ; }" calcext:value-type="string">
            <text:p>.card.small.card_836 { <text:s/>background-position: -480px -441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37" calcext:value-type="float">
            <text:p>837</text:p>
          </table:table-cell>
          <table:table-cell table:style-name="ce21" office:value-type="string" calcext:value-type="string">
            <text:p>Caravan</text:p>
          </table:table-cell>
          <table:table-cell table:number-columns-repeated="2" office:value-type="string" calcext:value-type="string">
            <text:p>Turn the top card of each deck face up. Draw 2 of those cards and discard the others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 requires state with first card of de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 &amp; [.A38] &amp; &quot;=&gt;array( &quot;&amp;CHAR(10)&amp; &quot;  &quot;&quot;key&quot;&quot;=&gt;&quot;&amp;[.A38]&amp;&quot;, &quot;&amp;CHAR(10)&amp;  &quot;  &quot;&quot;name&quot;&quot;=&gt;clienttranslate(&quot;&quot;&quot;&amp;[.B38]&amp;&quot;&quot;&quot;), &quot;&amp;CHAR(10)&amp;  &quot;  &quot;&quot;description&quot;&quot;=&gt;clienttranslate('&quot;&amp;SUBSTITUTE ([.C38];&quot;'&quot;;&quot;\'&quot;)&amp;&quot;'),&quot;&amp;CHAR(10)&amp; &quot;  &quot;&quot;solo&quot;&quot;=&gt;&quot;&amp;[.L38]&amp;&quot;, &quot;&amp;CHAR(10)&amp;  &quot;  &quot;&quot;set&quot;&quot;=&gt;&quot;&amp;[.E38]&amp;&quot;),&quot;" office:value-type="string" office:string-value="837=&gt;array( &#10;  &quot;key&quot;=&gt;837, &#10;  &quot;name&quot;=&gt;clienttranslate(&quot;Caravan&quot;), &#10;  &quot;description&quot;=&gt;clienttranslate('Turn the top card of each deck face up. Draw 2 of those cards and discard the others.'),&#10;  &quot;solo&quot;=&gt;1, &#10;  &quot;set&quot;=&gt;0)," calcext:value-type="string">
            <text:p>837=&gt;array( </text:p>
            <text:p>  "key"=&gt;837, </text:p>
            <text:p>  "name"=&gt;clienttranslate("Caravan"), </text:p>
            <text:p>  "description"=&gt;clienttranslate('Turn the top card of each deck face up. Draw 2 of those cards and discard the others.'),</text:p>
            <text:p>  "solo"=&gt;1, </text:p>
            <text:p>  "set"=&gt;0),</text:p>
          </table:table-cell>
          <table:table-cell table:formula="of:=&quot;  case &quot;&amp;[.A38]&amp;&quot;: //&quot;&amp;[.B38]&amp;CHAR(13)&amp;&quot;  //&quot;&amp;[.C38]&amp;CHAR(13)&amp;&quot;  //&quot;&amp;[.I38]&amp;CHAR(13)&amp;&quot;  //TODO: TBD YELLOW CARD &quot;&amp;[.A38]&amp;&quot; &quot; &amp; [.B38]&amp;CHAR(13)&amp;&quot;  break;&quot;&amp;CHAR(13)&amp;CHAR(13)" office:value-type="string" office:string-value="  case 837: //Caravan&#13;  //Turn the top card of each deck face up. Draw 2 of those cards and discard the others.&#13;  //**special** requires state with first card of deck&#13;  //TODO: TBD YELLOW CARD 837 Caravan&#13;  break;&#13;&#13;" calcext:value-type="string">
            <text:p><text:s text:c="2"/>case 837: //Caravan <text:s/>//Turn the top card of each deck face up. Draw 2 of those cards and discard the others. <text:s/>//**special** requires state with first card of deck <text:s/>//TODO: TBD YELLOW CARD 837 Caravan <text:s/>break;</text:p>
          </table:table-cell>
          <table:table-cell table:style-name="Default" table:formula="of:=MOD( [.A38]-[.$A$2];10)" office:value-type="float" office:value="6" calcext:value-type="float">
            <text:p>6</text:p>
          </table:table-cell>
          <table:table-cell table:formula="of:=INT(([.A38]-[.$A$2])/10)" office:value-type="float" office:value="3" calcext:value-type="float">
            <text:p>3</text:p>
          </table:table-cell>
          <table:table-cell table:formula="of:=&quot;.card.card_&quot;&amp;[.$A38]&amp;&quot; {  background-position: -&quot;&amp;[.O38]*192&amp;&quot;px -&quot;&amp;([.P38])*[.Q$1]&amp;&quot;px ; }&quot;" office:value-type="string" office:string-value=".card.card_837 {  background-position: -1152px -882px ; }" calcext:value-type="string">
            <text:p>.card.card_837 { <text:s/>background-position: -1152px -882px ; }</text:p>
          </table:table-cell>
          <table:table-cell table:formula="of:=&quot;.card.small.card_&quot;&amp;[.$A38]&amp;&quot; {  background-position: -&quot;&amp;[.O38]*96&amp;&quot;px -&quot;&amp;([.P38])*[.R$1]&amp;&quot;px ; }&quot;" office:value-type="string" office:string-value=".card.small.card_837 {  background-position: -576px -441px ; }" calcext:value-type="string">
            <text:p>.card.small.card_837 { <text:s/>background-position: -576px -441px ; }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3"/>
        </table:table-row>
        <table:table-row table:style-name="ro7">
          <table:table-cell office:value-type="float" office:value="838" calcext:value-type="float">
            <text:p>838</text:p>
          </table:table-cell>
          <table:table-cell table:style-name="ce21" office:value-type="string" calcext:value-type="string">
            <text:p>Guest Speaker</text:p>
          </table:table-cell>
          <table:table-cell office:value-type="string" calcext:value-type="string">
            <text:p><text:span text:style-name="T1">All players may pay ${token_lira1} to train ${token_worker}. Gain ${token_vp1}</text:span> for each opponent who does this.</text:p>
          </table:table-cell>
          <table:table-cell office:value-type="string" calcext:value-type="string">
            <text:p>All players may pay 1 Lira to train 1 worker. Gain 1 victory point for each opponent who does this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*special**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formula="of:=&quot;&quot; &amp; [.A39] &amp; &quot;=&gt;array( &quot;&amp;CHAR(10)&amp; &quot;  &quot;&quot;key&quot;&quot;=&gt;&quot;&amp;[.A39]&amp;&quot;, &quot;&amp;CHAR(10)&amp;  &quot;  &quot;&quot;name&quot;&quot;=&gt;clienttranslate(&quot;&quot;&quot;&amp;[.B39]&amp;&quot;&quot;&quot;), &quot;&amp;CHAR(10)&amp;  &quot;  &quot;&quot;description&quot;&quot;=&gt;clienttranslate('&quot;&amp;SUBSTITUTE ([.C39];&quot;'&quot;;&quot;\'&quot;)&amp;&quot;'),&quot;&amp;CHAR(10)&amp; &quot;  &quot;&quot;solo&quot;&quot;=&gt;&quot;&amp;[.L39]&amp;&quot;, &quot;&amp;CHAR(10)&amp;  &quot;  &quot;&quot;set&quot;&quot;=&gt;&quot;&amp;[.E39]&amp;&quot;),&quot;" office:value-type="string" office:string-value="838=&gt;array( &#10;  &quot;key&quot;=&gt;838, &#10;  &quot;name&quot;=&gt;clienttranslate(&quot;Guest Speaker&quot;), &#10;  &quot;description&quot;=&gt;clienttranslate('All players may pay ${token_lira1} to train ${token_worker}. Gain ${token_vp1} for each opponent who does this.'),&#10;  &quot;solo&quot;=&gt;1, &#10;  &quot;set&quot;=&gt;0)," calcext:value-type="string">
            <text:p>838=&gt;array( </text:p>
            <text:p>  "key"=&gt;838, </text:p>
            <text:p>  "name"=&gt;clienttranslate("Guest Speaker"), </text:p>
            <text:p>  "description"=&gt;clienttranslate('All players may pay ${token_lira1} to train ${token_worker}. Gain ${token_vp1} for each opponent who does this.'),</text:p>
            <text:p>  "solo"=&gt;1, </text:p>
            <text:p>  "set"=&gt;0),</text:p>
          </table:table-cell>
          <table:table-cell table:formula="of:=&quot;  case &quot;&amp;[.A39]&amp;&quot;: //&quot;&amp;[.B39]&amp;CHAR(13)&amp;&quot;  //&quot;&amp;[.C39]&amp;CHAR(13)&amp;&quot;  //&quot;&amp;[.I39]&amp;CHAR(13)&amp;&quot;  //TODO: TBD YELLOW CARD &quot;&amp;[.A39]&amp;&quot; &quot; &amp; [.B39]&amp;CHAR(13)&amp;&quot;  break;&quot;&amp;CHAR(13)&amp;CHAR(13)" office:value-type="string" office:string-value="  case 838: //Guest Speaker&#13;  //All players may pay ${token_lira1} to train ${token_worker}. Gain ${token_vp1} for each opponent who does this.&#13;  //**special**&#13;  //TODO: TBD YELLOW CARD 838 Guest Speaker&#13;  break;&#13;&#13;" calcext:value-type="string">
            <text:p><text:s text:c="2"/>case 838: //Guest Speaker <text:s/>//All players may pay ${token_lira1} to train ${token_worker}. Gain ${token_vp1} for each opponent who does this. <text:s/>//**special** <text:s/>//TODO: TBD YELLOW CARD 838 Guest Speaker <text:s/>break;</text:p>
          </table:table-cell>
          <table:table-cell table:style-name="Default" table:formula="of:=MOD( [.A39]-[.$A$2];10)" office:value-type="float" office:value="7" calcext:value-type="float">
            <text:p>7</text:p>
          </table:table-cell>
          <table:table-cell table:formula="of:=INT(([.A39]-[.$A$2])/10)" office:value-type="float" office:value="3" calcext:value-type="float">
            <text:p>3</text:p>
          </table:table-cell>
          <table:table-cell table:formula="of:=&quot;.card.card_&quot;&amp;[.$A39]&amp;&quot; {  background-position: -&quot;&amp;[.O39]*192&amp;&quot;px -&quot;&amp;([.P39])*[.Q$1]&amp;&quot;px ; }&quot;" office:value-type="string" office:string-value=".card.card_838 {  background-position: -1344px -882px ; }" calcext:value-type="string">
            <text:p>.card.card_838 { <text:s/>background-position: -1344px -882px ; }</text:p>
          </table:table-cell>
          <table:table-cell table:formula="of:=&quot;.card.small.card_&quot;&amp;[.$A39]&amp;&quot; {  background-position: -&quot;&amp;[.O39]*96&amp;&quot;px -&quot;&amp;([.P39])*[.R$1]&amp;&quot;px ; }&quot;" office:value-type="string" office:string-value=".card.small.card_838 {  background-position: -672px -441px ; }" calcext:value-type="string">
            <text:p>.card.small.card_838 { <text:s/>background-position: -672px -441px ; }</text:p>
          </table:table-cell>
          <table:table-cell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formula="of:=SUM([.T2:.T39])" office:value-type="float" office:value="38" calcext:value-type="float">
            <text:p>38</text:p>
          </table:table-cell>
          <table:table-cell table:formula="of:=SUM([.U2:.U39])" office:value-type="float" office:value="37.5" calcext:value-type="float">
            <text:p>37,5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formula="of:=38-[.T40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lue_(winter_visitor)'.T2:'blue_(winter_visitor)'.U2 'blue_(winter_visitor)'.T4:'blue_(winter_visitor)'.U4 'blue_(winter_visitor)'.T6:'blue_(winter_visitor)'.U6 'blue_(winter_visitor)'.T8:'blue_(winter_visitor)'.U8 'blue_(winter_visitor)'.T10:'blue_(winter_visitor)'.U10 'blue_(winter_visitor)'.T12:'blue_(winter_visitor)'.U12 'blue_(winter_visitor)'.T14:'blue_(winter_visitor)'.U14 'blue_(winter_visitor)'.T16:'blue_(winter_visitor)'.U16 'blue_(winter_visitor)'.T18:'blue_(winter_visitor)'.U18 'blue_(winter_visitor)'.T20:'blue_(winter_visitor)'.U20 'blue_(winter_visitor)'.T22:'blue_(winter_visitor)'.U22 'blue_(winter_visitor)'.T24:'blue_(winter_visitor)'.U24 'blue_(winter_visitor)'.T26:'blue_(winter_visitor)'.U26 'blue_(winter_visitor)'.T28:'blue_(winter_visitor)'.U28 'blue_(winter_visitor)'.T30:'blue_(winter_visitor)'.U30 'blue_(winter_visitor)'.T32:'blue_(winter_visitor)'.U32 'blue_(winter_visitor)'.T34:'blue_(winter_visitor)'.U34 'blue_(winter_visitor)'.T36:'blue_(winter_visitor)'.U36 'blue_(winter_visitor)'.T38:'blue_(winter_visitor)'.U38">
            <calcext:condition calcext:apply-style-name="Accent" calcext:value="=1" calcext:base-cell-address="'blue_(winter_visitor)'.T2"/>
          </calcext:conditional-format>
          <calcext:conditional-format calcext:target-range-address="'blue_(winter_visitor)'.T2:'blue_(winter_visitor)'.U39">
            <calcext:condition calcext:apply-style-name="Warning" calcext:value="=0" calcext:base-cell-address="'blue_(winter_visitor)'.T2"/>
          </calcext:conditional-format>
        </calcext:conditional-formats>
      </table:table>
      <table:table table:name="player_tokens" table:style-name="ta3">
        <office:forms form:automatic-focus="false" form:apply-design-mode="false"/>
        <table:table-column table:style-name="co21" table:number-columns-repeated="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row table:style-name="ro1">
          <table:table-cell office:value-type="string" calcext:value-type="string">
            <text:p>prog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og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sBuilding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utoma</text:p>
          </table:table-cell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Grande Worker</text:p>
          </table:table-cell>
          <table:table-cell office:value-type="string" calcext:value-type="string">
            <text:p>worker_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yer</text:p>
          </table:table-cell>
          <table:table-cell table:style-name="ce17" table:formula="of:=&quot;&quot; &amp; [.A2] &amp; &quot;=&gt;array( &quot;&amp;CHAR(10)&amp; &quot;  &quot;&quot;key&quot;&quot;=&gt;&quot;&amp;[.A2]&amp;&quot;, &quot;&amp;CHAR(10)&amp;  &quot;  &quot;&quot;name&quot;&quot;=&gt;clienttranslate(&quot;&quot;&quot;&amp;[.B2]&amp;&quot;&quot;&quot;), &quot;&amp;CHAR(10)&amp;  &quot;  &quot;&quot;type&quot;&quot;=&gt;&quot;&quot;&quot;&amp;[.C2]&amp;&quot;&quot;&quot;, &quot;&amp;CHAR(10)&amp;  &quot;  &quot;&quot;type_arg&quot;&quot;=&gt;&quot;&amp;[.D2]&amp;&quot;, &quot;&amp;CHAR(10)&amp;  &quot;  &quot;&quot;location&quot;&quot;=&gt;&quot;&quot;&quot;&amp;[.E2]&amp;&quot;&quot;&quot;, &quot;&amp;CHAR(10)&amp;  &quot;  &quot;&quot;set&quot;&quot;=&gt;&quot;&amp;[.F2]&amp;&quot;, &quot;&amp;CHAR(10)&amp;  &quot;  &quot;&quot;isBuilding&quot;&quot;=&gt;&quot;&amp;[.G2]&amp;&quot;, &quot;&amp;CHAR(10)&amp;  &quot;  &quot;&quot;price&quot;&quot;=&gt;&quot;&amp;[.H2]&amp;&quot;, &quot;&amp;CHAR(10) &amp;  &quot;  &quot;&quot;automa&quot;&quot;=&gt;&quot;&quot;&quot;&amp;[.I2]&amp;&quot;&quot;&quot; &quot;&amp;CHAR(10) &amp; &quot;),&quot;" office:value-type="string" office:string-value="1=&gt;array( &#10;  &quot;key&quot;=&gt;1, &#10;  &quot;name&quot;=&gt;clienttranslate(&quot;Grande Worker&quot;), &#10;  &quot;type&quot;=&gt;&quot;worker_g&quot;, &#10;  &quot;type_arg&quot;=&gt;1, &#10;  &quot;location&quot;=&gt;&quot;player&quot;, &#10;  &quot;set&quot;=&gt;0, &#10;  &quot;isBuilding&quot;=&gt;false, &#10;  &quot;price&quot;=&gt;4, &#10;  &quot;automa&quot;=&gt;&quot;player&quot; &#10;)," calcext:value-type="string">
            <text:p>1=&gt;array( </text:p>
            <text:p>  "key"=&gt;1, </text:p>
            <text:p>  "name"=&gt;clienttranslate("Grande Worker"), </text:p>
            <text:p>  "type"=&gt;"worker_g", </text:p>
            <text:p>  "type_arg"=&gt;1, </text:p>
            <text:p>  "location"=&gt;"player", </text:p>
            <text:p>  "set"=&gt;0, </text:p>
            <text:p>  "isBuilding"=&gt;false, </text:p>
            <text:p>  "price"=&gt;4, </text:p>
            <text:p>  "automa"=&gt;"player" </text:p>
            <text:p>),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worker_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y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yer</text:p>
          </table:table-cell>
          <table:table-cell table:style-name="ce17" table:formula="of:=&quot;&quot; &amp; [.A3] &amp; &quot;=&gt;array( &quot;&amp;CHAR(10)&amp; &quot;  &quot;&quot;key&quot;&quot;=&gt;&quot;&amp;[.A3]&amp;&quot;, &quot;&amp;CHAR(10)&amp;  &quot;  &quot;&quot;name&quot;&quot;=&gt;clienttranslate(&quot;&quot;&quot;&amp;[.B3]&amp;&quot;&quot;&quot;), &quot;&amp;CHAR(10)&amp;  &quot;  &quot;&quot;type&quot;&quot;=&gt;&quot;&quot;&quot;&amp;[.C3]&amp;&quot;&quot;&quot;, &quot;&amp;CHAR(10)&amp;  &quot;  &quot;&quot;type_arg&quot;&quot;=&gt;&quot;&amp;[.D3]&amp;&quot;, &quot;&amp;CHAR(10)&amp;  &quot;  &quot;&quot;location&quot;&quot;=&gt;&quot;&quot;&quot;&amp;[.E3]&amp;&quot;&quot;&quot;, &quot;&amp;CHAR(10)&amp;  &quot;  &quot;&quot;set&quot;&quot;=&gt;&quot;&amp;[.F3]&amp;&quot;, &quot;&amp;CHAR(10)&amp;  &quot;  &quot;&quot;isBuilding&quot;&quot;=&gt;&quot;&amp;[.G3]&amp;&quot;, &quot;&amp;CHAR(10)&amp;  &quot;  &quot;&quot;price&quot;&quot;=&gt;&quot;&amp;[.H3]&amp;&quot;, &quot;&amp;CHAR(10) &amp;  &quot;  &quot;&quot;automa&quot;&quot;=&gt;&quot;&quot;&quot;&amp;[.I3]&amp;&quot;&quot;&quot; &quot;&amp;CHAR(10) &amp; &quot;),&quot;" office:value-type="string" office:string-value="2=&gt;array( &#10;  &quot;key&quot;=&gt;2, &#10;  &quot;name&quot;=&gt;clienttranslate(&quot;Worker&quot;), &#10;  &quot;type&quot;=&gt;&quot;worker_1&quot;, &#10;  &quot;type_arg&quot;=&gt;2, &#10;  &quot;location&quot;=&gt;&quot;player&quot;, &#10;  &quot;set&quot;=&gt;0, &#10;  &quot;isBuilding&quot;=&gt;false, &#10;  &quot;price&quot;=&gt;4, &#10;  &quot;automa&quot;=&gt;&quot;player&quot; &#10;)," calcext:value-type="string">
            <text:p>2=&gt;array( </text:p>
            <text:p>  "key"=&gt;2, </text:p>
            <text:p>  "name"=&gt;clienttranslate("Worker"), </text:p>
            <text:p>  "type"=&gt;"worker_1", </text:p>
            <text:p>  "type_arg"=&gt;2, </text:p>
            <text:p>  "location"=&gt;"player", </text:p>
            <text:p>  "set"=&gt;0, </text:p>
            <text:p>  "isBuilding"=&gt;false, </text:p>
            <text:p>  "price"=&gt;4, </text:p>
            <text:p>  "automa"=&gt;"player" </text:p>
            <text:p>),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worker_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y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yer</text:p>
          </table:table-cell>
          <table:table-cell table:style-name="ce17" table:formula="of:=&quot;&quot; &amp; [.A4] &amp; &quot;=&gt;array( &quot;&amp;CHAR(10)&amp; &quot;  &quot;&quot;key&quot;&quot;=&gt;&quot;&amp;[.A4]&amp;&quot;, &quot;&amp;CHAR(10)&amp;  &quot;  &quot;&quot;name&quot;&quot;=&gt;clienttranslate(&quot;&quot;&quot;&amp;[.B4]&amp;&quot;&quot;&quot;), &quot;&amp;CHAR(10)&amp;  &quot;  &quot;&quot;type&quot;&quot;=&gt;&quot;&quot;&quot;&amp;[.C4]&amp;&quot;&quot;&quot;, &quot;&amp;CHAR(10)&amp;  &quot;  &quot;&quot;type_arg&quot;&quot;=&gt;&quot;&amp;[.D4]&amp;&quot;, &quot;&amp;CHAR(10)&amp;  &quot;  &quot;&quot;location&quot;&quot;=&gt;&quot;&quot;&quot;&amp;[.E4]&amp;&quot;&quot;&quot;, &quot;&amp;CHAR(10)&amp;  &quot;  &quot;&quot;set&quot;&quot;=&gt;&quot;&amp;[.F4]&amp;&quot;, &quot;&amp;CHAR(10)&amp;  &quot;  &quot;&quot;isBuilding&quot;&quot;=&gt;&quot;&amp;[.G4]&amp;&quot;, &quot;&amp;CHAR(10)&amp;  &quot;  &quot;&quot;price&quot;&quot;=&gt;&quot;&amp;[.H4]&amp;&quot;, &quot;&amp;CHAR(10) &amp;  &quot;  &quot;&quot;automa&quot;&quot;=&gt;&quot;&quot;&quot;&amp;[.I4]&amp;&quot;&quot;&quot; &quot;&amp;CHAR(10) &amp; &quot;),&quot;" office:value-type="string" office:string-value="3=&gt;array( &#10;  &quot;key&quot;=&gt;3, &#10;  &quot;name&quot;=&gt;clienttranslate(&quot;Worker&quot;), &#10;  &quot;type&quot;=&gt;&quot;worker_2&quot;, &#10;  &quot;type_arg&quot;=&gt;3, &#10;  &quot;location&quot;=&gt;&quot;player&quot;, &#10;  &quot;set&quot;=&gt;0, &#10;  &quot;isBuilding&quot;=&gt;false, &#10;  &quot;price&quot;=&gt;4, &#10;  &quot;automa&quot;=&gt;&quot;player&quot; &#10;)," calcext:value-type="string">
            <text:p>3=&gt;array( </text:p>
            <text:p>  "key"=&gt;3, </text:p>
            <text:p>  "name"=&gt;clienttranslate("Worker"), </text:p>
            <text:p>  "type"=&gt;"worker_2", </text:p>
            <text:p>  "type_arg"=&gt;3, </text:p>
            <text:p>  "location"=&gt;"player", </text:p>
            <text:p>  "set"=&gt;0, </text:p>
            <text:p>  "isBuilding"=&gt;false, </text:p>
            <text:p>  "price"=&gt;4, </text:p>
            <text:p>  "automa"=&gt;"player" </text:p>
            <text:p>),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worker_3</text:p>
          </table:table-cell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player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yer</text:p>
          </table:table-cell>
          <table:table-cell table:style-name="ce17" table:formula="of:=&quot;&quot; &amp; [.A5] &amp; &quot;=&gt;array( &quot;&amp;CHAR(10)&amp; &quot;  &quot;&quot;key&quot;&quot;=&gt;&quot;&amp;[.A5]&amp;&quot;, &quot;&amp;CHAR(10)&amp;  &quot;  &quot;&quot;name&quot;&quot;=&gt;clienttranslate(&quot;&quot;&quot;&amp;[.B5]&amp;&quot;&quot;&quot;), &quot;&amp;CHAR(10)&amp;  &quot;  &quot;&quot;type&quot;&quot;=&gt;&quot;&quot;&quot;&amp;[.C5]&amp;&quot;&quot;&quot;, &quot;&amp;CHAR(10)&amp;  &quot;  &quot;&quot;type_arg&quot;&quot;=&gt;&quot;&amp;[.D5]&amp;&quot;, &quot;&amp;CHAR(10)&amp;  &quot;  &quot;&quot;location&quot;&quot;=&gt;&quot;&quot;&quot;&amp;[.E5]&amp;&quot;&quot;&quot;, &quot;&amp;CHAR(10)&amp;  &quot;  &quot;&quot;set&quot;&quot;=&gt;&quot;&amp;[.F5]&amp;&quot;, &quot;&amp;CHAR(10)&amp;  &quot;  &quot;&quot;isBuilding&quot;&quot;=&gt;&quot;&amp;[.G5]&amp;&quot;, &quot;&amp;CHAR(10)&amp;  &quot;  &quot;&quot;price&quot;&quot;=&gt;&quot;&amp;[.H5]&amp;&quot;, &quot;&amp;CHAR(10) &amp;  &quot;  &quot;&quot;automa&quot;&quot;=&gt;&quot;&quot;&quot;&amp;[.I5]&amp;&quot;&quot;&quot; &quot;&amp;CHAR(10) &amp; &quot;),&quot;" office:value-type="string" office:string-value="4=&gt;array( &#10;  &quot;key&quot;=&gt;4, &#10;  &quot;name&quot;=&gt;clienttranslate(&quot;Worker&quot;), &#10;  &quot;type&quot;=&gt;&quot;worker_3&quot;, &#10;  &quot;type_arg&quot;=&gt;4, &#10;  &quot;location&quot;=&gt;&quot;playerOff&quot;, &#10;  &quot;set&quot;=&gt;0, &#10;  &quot;isBuilding&quot;=&gt;false, &#10;  &quot;price&quot;=&gt;4, &#10;  &quot;automa&quot;=&gt;&quot;player&quot; &#10;)," calcext:value-type="string">
            <text:p>4=&gt;array( </text:p>
            <text:p>  "key"=&gt;4, </text:p>
            <text:p>  "name"=&gt;clienttranslate("Worker"), </text:p>
            <text:p>  "type"=&gt;"worker_3", </text:p>
            <text:p>  "type_arg"=&gt;4, </text:p>
            <text:p>  "location"=&gt;"playerOff", </text:p>
            <text:p>  "set"=&gt;0, </text:p>
            <text:p>  "isBuilding"=&gt;false, </text:p>
            <text:p>  "price"=&gt;4, </text:p>
            <text:p>  "automa"=&gt;"player" </text:p>
            <text:p>),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worker_4</text:p>
          </table:table-cell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player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yer</text:p>
          </table:table-cell>
          <table:table-cell table:style-name="ce17" table:formula="of:=&quot;&quot; &amp; [.A6] &amp; &quot;=&gt;array( &quot;&amp;CHAR(10)&amp; &quot;  &quot;&quot;key&quot;&quot;=&gt;&quot;&amp;[.A6]&amp;&quot;, &quot;&amp;CHAR(10)&amp;  &quot;  &quot;&quot;name&quot;&quot;=&gt;clienttranslate(&quot;&quot;&quot;&amp;[.B6]&amp;&quot;&quot;&quot;), &quot;&amp;CHAR(10)&amp;  &quot;  &quot;&quot;type&quot;&quot;=&gt;&quot;&quot;&quot;&amp;[.C6]&amp;&quot;&quot;&quot;, &quot;&amp;CHAR(10)&amp;  &quot;  &quot;&quot;type_arg&quot;&quot;=&gt;&quot;&amp;[.D6]&amp;&quot;, &quot;&amp;CHAR(10)&amp;  &quot;  &quot;&quot;location&quot;&quot;=&gt;&quot;&quot;&quot;&amp;[.E6]&amp;&quot;&quot;&quot;, &quot;&amp;CHAR(10)&amp;  &quot;  &quot;&quot;set&quot;&quot;=&gt;&quot;&amp;[.F6]&amp;&quot;, &quot;&amp;CHAR(10)&amp;  &quot;  &quot;&quot;isBuilding&quot;&quot;=&gt;&quot;&amp;[.G6]&amp;&quot;, &quot;&amp;CHAR(10)&amp;  &quot;  &quot;&quot;price&quot;&quot;=&gt;&quot;&amp;[.H6]&amp;&quot;, &quot;&amp;CHAR(10) &amp;  &quot;  &quot;&quot;automa&quot;&quot;=&gt;&quot;&quot;&quot;&amp;[.I6]&amp;&quot;&quot;&quot; &quot;&amp;CHAR(10) &amp; &quot;),&quot;" office:value-type="string" office:string-value="5=&gt;array( &#10;  &quot;key&quot;=&gt;5, &#10;  &quot;name&quot;=&gt;clienttranslate(&quot;Worker&quot;), &#10;  &quot;type&quot;=&gt;&quot;worker_4&quot;, &#10;  &quot;type_arg&quot;=&gt;5, &#10;  &quot;location&quot;=&gt;&quot;playerOff&quot;, &#10;  &quot;set&quot;=&gt;0, &#10;  &quot;isBuilding&quot;=&gt;false, &#10;  &quot;price&quot;=&gt;4, &#10;  &quot;automa&quot;=&gt;&quot;player&quot; &#10;)," calcext:value-type="string">
            <text:p>5=&gt;array( </text:p>
            <text:p>  "key"=&gt;5, </text:p>
            <text:p>  "name"=&gt;clienttranslate("Worker"), </text:p>
            <text:p>  "type"=&gt;"worker_4", </text:p>
            <text:p>  "type_arg"=&gt;5, </text:p>
            <text:p>  "location"=&gt;"playerOff", </text:p>
            <text:p>  "set"=&gt;0, </text:p>
            <text:p>  "isBuilding"=&gt;false, </text:p>
            <text:p>  "price"=&gt;4, </text:p>
            <text:p>  "automa"=&gt;"player" </text:p>
            <text:p>),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worker_5</text:p>
          </table:table-cell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player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yer</text:p>
          </table:table-cell>
          <table:table-cell table:style-name="ce17" table:formula="of:=&quot;&quot; &amp; [.A7] &amp; &quot;=&gt;array( &quot;&amp;CHAR(10)&amp; &quot;  &quot;&quot;key&quot;&quot;=&gt;&quot;&amp;[.A7]&amp;&quot;, &quot;&amp;CHAR(10)&amp;  &quot;  &quot;&quot;name&quot;&quot;=&gt;clienttranslate(&quot;&quot;&quot;&amp;[.B7]&amp;&quot;&quot;&quot;), &quot;&amp;CHAR(10)&amp;  &quot;  &quot;&quot;type&quot;&quot;=&gt;&quot;&quot;&quot;&amp;[.C7]&amp;&quot;&quot;&quot;, &quot;&amp;CHAR(10)&amp;  &quot;  &quot;&quot;type_arg&quot;&quot;=&gt;&quot;&amp;[.D7]&amp;&quot;, &quot;&amp;CHAR(10)&amp;  &quot;  &quot;&quot;location&quot;&quot;=&gt;&quot;&quot;&quot;&amp;[.E7]&amp;&quot;&quot;&quot;, &quot;&amp;CHAR(10)&amp;  &quot;  &quot;&quot;set&quot;&quot;=&gt;&quot;&amp;[.F7]&amp;&quot;, &quot;&amp;CHAR(10)&amp;  &quot;  &quot;&quot;isBuilding&quot;&quot;=&gt;&quot;&amp;[.G7]&amp;&quot;, &quot;&amp;CHAR(10)&amp;  &quot;  &quot;&quot;price&quot;&quot;=&gt;&quot;&amp;[.H7]&amp;&quot;, &quot;&amp;CHAR(10) &amp;  &quot;  &quot;&quot;automa&quot;&quot;=&gt;&quot;&quot;&quot;&amp;[.I7]&amp;&quot;&quot;&quot; &quot;&amp;CHAR(10) &amp; &quot;),&quot;" office:value-type="string" office:string-value="6=&gt;array( &#10;  &quot;key&quot;=&gt;6, &#10;  &quot;name&quot;=&gt;clienttranslate(&quot;Worker&quot;), &#10;  &quot;type&quot;=&gt;&quot;worker_5&quot;, &#10;  &quot;type_arg&quot;=&gt;6, &#10;  &quot;location&quot;=&gt;&quot;playerOff&quot;, &#10;  &quot;set&quot;=&gt;0, &#10;  &quot;isBuilding&quot;=&gt;false, &#10;  &quot;price&quot;=&gt;4, &#10;  &quot;automa&quot;=&gt;&quot;player&quot; &#10;)," calcext:value-type="string">
            <text:p>6=&gt;array( </text:p>
            <text:p>  "key"=&gt;6, </text:p>
            <text:p>  "name"=&gt;clienttranslate("Worker"), </text:p>
            <text:p>  "type"=&gt;"worker_5", </text:p>
            <text:p>  "type_arg"=&gt;6, </text:p>
            <text:p>  "location"=&gt;"playerOff", </text:p>
            <text:p>  "set"=&gt;0, </text:p>
            <text:p>  "isBuilding"=&gt;false, </text:p>
            <text:p>  "price"=&gt;4, </text:p>
            <text:p>  "automa"=&gt;"player" </text:p>
            <text:p>),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Trellis</text:p>
          </table:table-cell>
          <table:table-cell office:value-type="string" calcext:value-type="string">
            <text:p>trellis</text:p>
          </table:table-cell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player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7" table:formula="of:=&quot;&quot; &amp; [.A8] &amp; &quot;=&gt;array( &quot;&amp;CHAR(10)&amp; &quot;  &quot;&quot;key&quot;&quot;=&gt;&quot;&amp;[.A8]&amp;&quot;, &quot;&amp;CHAR(10)&amp;  &quot;  &quot;&quot;name&quot;&quot;=&gt;clienttranslate(&quot;&quot;&quot;&amp;[.B8]&amp;&quot;&quot;&quot;), &quot;&amp;CHAR(10)&amp;  &quot;  &quot;&quot;type&quot;&quot;=&gt;&quot;&quot;&quot;&amp;[.C8]&amp;&quot;&quot;&quot;, &quot;&amp;CHAR(10)&amp;  &quot;  &quot;&quot;type_arg&quot;&quot;=&gt;&quot;&amp;[.D8]&amp;&quot;, &quot;&amp;CHAR(10)&amp;  &quot;  &quot;&quot;location&quot;&quot;=&gt;&quot;&quot;&quot;&amp;[.E8]&amp;&quot;&quot;&quot;, &quot;&amp;CHAR(10)&amp;  &quot;  &quot;&quot;set&quot;&quot;=&gt;&quot;&amp;[.F8]&amp;&quot;, &quot;&amp;CHAR(10)&amp;  &quot;  &quot;&quot;isBuilding&quot;&quot;=&gt;&quot;&amp;[.G8]&amp;&quot;, &quot;&amp;CHAR(10)&amp;  &quot;  &quot;&quot;price&quot;&quot;=&gt;&quot;&amp;[.H8]&amp;&quot;, &quot;&amp;CHAR(10) &amp;  &quot;  &quot;&quot;automa&quot;&quot;=&gt;&quot;&quot;&quot;&amp;[.I8]&amp;&quot;&quot;&quot; &quot;&amp;CHAR(10) &amp; &quot;),&quot;" office:value-type="string" office:string-value="7=&gt;array( &#10;  &quot;key&quot;=&gt;7, &#10;  &quot;name&quot;=&gt;clienttranslate(&quot;Trellis&quot;), &#10;  &quot;type&quot;=&gt;&quot;trellis&quot;, &#10;  &quot;type_arg&quot;=&gt;7, &#10;  &quot;location&quot;=&gt;&quot;playerOff&quot;, &#10;  &quot;set&quot;=&gt;0, &#10;  &quot;isBuilding&quot;=&gt;true, &#10;  &quot;price&quot;=&gt;2, &#10;  &quot;automa&quot;=&gt;&quot;NO&quot; &#10;)," calcext:value-type="string">
            <text:p>7=&gt;array( </text:p>
            <text:p>  "key"=&gt;7, </text:p>
            <text:p>  "name"=&gt;clienttranslate("Trellis"), </text:p>
            <text:p>  "type"=&gt;"trellis", </text:p>
            <text:p>  "type_arg"=&gt;7, </text:p>
            <text:p>  "location"=&gt;"playerOff", </text:p>
            <text:p>  "set"=&gt;0, </text:p>
            <text:p>  "isBuilding"=&gt;true, </text:p>
            <text:p>  "price"=&gt;2, </text:p>
            <text:p>  "automa"=&gt;"NO" </text:p>
            <text:p>),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Windmill</text:p>
          </table:table-cell>
          <table:table-cell office:value-type="string" calcext:value-type="string">
            <text:p>windm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yer_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7" table:formula="of:=&quot;&quot; &amp; [.A9] &amp; &quot;=&gt;array( &quot;&amp;CHAR(10)&amp; &quot;  &quot;&quot;key&quot;&quot;=&gt;&quot;&amp;[.A9]&amp;&quot;, &quot;&amp;CHAR(10)&amp;  &quot;  &quot;&quot;name&quot;&quot;=&gt;clienttranslate(&quot;&quot;&quot;&amp;[.B9]&amp;&quot;&quot;&quot;), &quot;&amp;CHAR(10)&amp;  &quot;  &quot;&quot;type&quot;&quot;=&gt;&quot;&quot;&quot;&amp;[.C9]&amp;&quot;&quot;&quot;, &quot;&amp;CHAR(10)&amp;  &quot;  &quot;&quot;type_arg&quot;&quot;=&gt;&quot;&amp;[.D9]&amp;&quot;, &quot;&amp;CHAR(10)&amp;  &quot;  &quot;&quot;location&quot;&quot;=&gt;&quot;&quot;&quot;&amp;[.E9]&amp;&quot;&quot;&quot;, &quot;&amp;CHAR(10)&amp;  &quot;  &quot;&quot;set&quot;&quot;=&gt;&quot;&amp;[.F9]&amp;&quot;, &quot;&amp;CHAR(10)&amp;  &quot;  &quot;&quot;isBuilding&quot;&quot;=&gt;&quot;&amp;[.G9]&amp;&quot;, &quot;&amp;CHAR(10)&amp;  &quot;  &quot;&quot;price&quot;&quot;=&gt;&quot;&amp;[.H9]&amp;&quot;, &quot;&amp;CHAR(10) &amp;  &quot;  &quot;&quot;automa&quot;&quot;=&gt;&quot;&quot;&quot;&amp;[.I9]&amp;&quot;&quot;&quot; &quot;&amp;CHAR(10) &amp; &quot;),&quot;" office:value-type="string" office:string-value="8=&gt;array( &#10;  &quot;key&quot;=&gt;8, &#10;  &quot;name&quot;=&gt;clienttranslate(&quot;Windmill&quot;), &#10;  &quot;type&quot;=&gt;&quot;windmill&quot;, &#10;  &quot;type_arg&quot;=&gt;8, &#10;  &quot;location&quot;=&gt;&quot;player_off&quot;, &#10;  &quot;set&quot;=&gt;0, &#10;  &quot;isBuilding&quot;=&gt;true, &#10;  &quot;price&quot;=&gt;5, &#10;  &quot;automa&quot;=&gt;&quot;NO&quot; &#10;)," calcext:value-type="string">
            <text:p>8=&gt;array( </text:p>
            <text:p>  "key"=&gt;8, </text:p>
            <text:p>  "name"=&gt;clienttranslate("Windmill"), </text:p>
            <text:p>  "type"=&gt;"windmill", </text:p>
            <text:p>  "type_arg"=&gt;8, </text:p>
            <text:p>  "location"=&gt;"player_off", </text:p>
            <text:p>  "set"=&gt;0, </text:p>
            <text:p>  "isBuilding"=&gt;true, </text:p>
            <text:p>  "price"=&gt;5, </text:p>
            <text:p>  "automa"=&gt;"NO" </text:p>
            <text:p>),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Irrigation</text:p>
          </table:table-cell>
          <table:table-cell office:value-type="string" calcext:value-type="string">
            <text:p>irrigation</text:p>
          </table:table-cell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player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7" table:formula="of:=&quot;&quot; &amp; [.A10] &amp; &quot;=&gt;array( &quot;&amp;CHAR(10)&amp; &quot;  &quot;&quot;key&quot;&quot;=&gt;&quot;&amp;[.A10]&amp;&quot;, &quot;&amp;CHAR(10)&amp;  &quot;  &quot;&quot;name&quot;&quot;=&gt;clienttranslate(&quot;&quot;&quot;&amp;[.B10]&amp;&quot;&quot;&quot;), &quot;&amp;CHAR(10)&amp;  &quot;  &quot;&quot;type&quot;&quot;=&gt;&quot;&quot;&quot;&amp;[.C10]&amp;&quot;&quot;&quot;, &quot;&amp;CHAR(10)&amp;  &quot;  &quot;&quot;type_arg&quot;&quot;=&gt;&quot;&amp;[.D10]&amp;&quot;, &quot;&amp;CHAR(10)&amp;  &quot;  &quot;&quot;location&quot;&quot;=&gt;&quot;&quot;&quot;&amp;[.E10]&amp;&quot;&quot;&quot;, &quot;&amp;CHAR(10)&amp;  &quot;  &quot;&quot;set&quot;&quot;=&gt;&quot;&amp;[.F10]&amp;&quot;, &quot;&amp;CHAR(10)&amp;  &quot;  &quot;&quot;isBuilding&quot;&quot;=&gt;&quot;&amp;[.G10]&amp;&quot;, &quot;&amp;CHAR(10)&amp;  &quot;  &quot;&quot;price&quot;&quot;=&gt;&quot;&amp;[.H10]&amp;&quot;, &quot;&amp;CHAR(10) &amp;  &quot;  &quot;&quot;automa&quot;&quot;=&gt;&quot;&quot;&quot;&amp;[.I10]&amp;&quot;&quot;&quot; &quot;&amp;CHAR(10) &amp; &quot;),&quot;" office:value-type="string" office:string-value="9=&gt;array( &#10;  &quot;key&quot;=&gt;9, &#10;  &quot;name&quot;=&gt;clienttranslate(&quot;Irrigation&quot;), &#10;  &quot;type&quot;=&gt;&quot;irrigation&quot;, &#10;  &quot;type_arg&quot;=&gt;9, &#10;  &quot;location&quot;=&gt;&quot;playerOff&quot;, &#10;  &quot;set&quot;=&gt;0, &#10;  &quot;isBuilding&quot;=&gt;true, &#10;  &quot;price&quot;=&gt;3, &#10;  &quot;automa&quot;=&gt;&quot;NO&quot; &#10;)," calcext:value-type="string">
            <text:p>9=&gt;array( </text:p>
            <text:p>  "key"=&gt;9, </text:p>
            <text:p>  "name"=&gt;clienttranslate("Irrigation"), </text:p>
            <text:p>  "type"=&gt;"irrigation", </text:p>
            <text:p>  "type_arg"=&gt;9, </text:p>
            <text:p>  "location"=&gt;"playerOff", </text:p>
            <text:p>  "set"=&gt;0, </text:p>
            <text:p>  "isBuilding"=&gt;true, </text:p>
            <text:p>  "price"=&gt;3, </text:p>
            <text:p>  "automa"=&gt;"NO" </text:p>
            <text:p>),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yoke</text:p>
          </table:table-cell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player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7" table:formula="of:=&quot;&quot; &amp; [.A11] &amp; &quot;=&gt;array( &quot;&amp;CHAR(10)&amp; &quot;  &quot;&quot;key&quot;&quot;=&gt;&quot;&amp;[.A11]&amp;&quot;, &quot;&amp;CHAR(10)&amp;  &quot;  &quot;&quot;name&quot;&quot;=&gt;clienttranslate(&quot;&quot;&quot;&amp;[.B11]&amp;&quot;&quot;&quot;), &quot;&amp;CHAR(10)&amp;  &quot;  &quot;&quot;type&quot;&quot;=&gt;&quot;&quot;&quot;&amp;[.C11]&amp;&quot;&quot;&quot;, &quot;&amp;CHAR(10)&amp;  &quot;  &quot;&quot;type_arg&quot;&quot;=&gt;&quot;&amp;[.D11]&amp;&quot;, &quot;&amp;CHAR(10)&amp;  &quot;  &quot;&quot;location&quot;&quot;=&gt;&quot;&quot;&quot;&amp;[.E11]&amp;&quot;&quot;&quot;, &quot;&amp;CHAR(10)&amp;  &quot;  &quot;&quot;set&quot;&quot;=&gt;&quot;&amp;[.F11]&amp;&quot;, &quot;&amp;CHAR(10)&amp;  &quot;  &quot;&quot;isBuilding&quot;&quot;=&gt;&quot;&amp;[.G11]&amp;&quot;, &quot;&amp;CHAR(10)&amp;  &quot;  &quot;&quot;price&quot;&quot;=&gt;&quot;&amp;[.H11]&amp;&quot;, &quot;&amp;CHAR(10) &amp;  &quot;  &quot;&quot;automa&quot;&quot;=&gt;&quot;&quot;&quot;&amp;[.I11]&amp;&quot;&quot;&quot; &quot;&amp;CHAR(10) &amp; &quot;),&quot;" office:value-type="string" office:string-value="10=&gt;array( &#10;  &quot;key&quot;=&gt;10, &#10;  &quot;name&quot;=&gt;clienttranslate(&quot;Yoke&quot;), &#10;  &quot;type&quot;=&gt;&quot;yoke&quot;, &#10;  &quot;type_arg&quot;=&gt;10, &#10;  &quot;location&quot;=&gt;&quot;playerOff&quot;, &#10;  &quot;set&quot;=&gt;0, &#10;  &quot;isBuilding&quot;=&gt;true, &#10;  &quot;price&quot;=&gt;2, &#10;  &quot;automa&quot;=&gt;&quot;NO&quot; &#10;)," calcext:value-type="string">
            <text:p>10=&gt;array( </text:p>
            <text:p>  "key"=&gt;10, </text:p>
            <text:p>  "name"=&gt;clienttranslate("Yoke"), </text:p>
            <text:p>  "type"=&gt;"yoke", </text:p>
            <text:p>  "type_arg"=&gt;10, </text:p>
            <text:p>  "location"=&gt;"playerOff", </text:p>
            <text:p>  "set"=&gt;0, </text:p>
            <text:p>  "isBuilding"=&gt;true, </text:p>
            <text:p>  "price"=&gt;2, </text:p>
            <text:p>  "automa"=&gt;"NO" </text:p>
            <text:p>),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Tasting Room</text:p>
          </table:table-cell>
          <table:table-cell office:value-type="string" calcext:value-type="string">
            <text:p>tastingRoom</text:p>
          </table:table-cell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player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style-name="ce17" table:formula="of:=&quot;&quot; &amp; [.A12] &amp; &quot;=&gt;array( &quot;&amp;CHAR(10)&amp; &quot;  &quot;&quot;key&quot;&quot;=&gt;&quot;&amp;[.A12]&amp;&quot;, &quot;&amp;CHAR(10)&amp;  &quot;  &quot;&quot;name&quot;&quot;=&gt;clienttranslate(&quot;&quot;&quot;&amp;[.B12]&amp;&quot;&quot;&quot;), &quot;&amp;CHAR(10)&amp;  &quot;  &quot;&quot;type&quot;&quot;=&gt;&quot;&quot;&quot;&amp;[.C12]&amp;&quot;&quot;&quot;, &quot;&amp;CHAR(10)&amp;  &quot;  &quot;&quot;type_arg&quot;&quot;=&gt;&quot;&amp;[.D12]&amp;&quot;, &quot;&amp;CHAR(10)&amp;  &quot;  &quot;&quot;location&quot;&quot;=&gt;&quot;&quot;&quot;&amp;[.E12]&amp;&quot;&quot;&quot;, &quot;&amp;CHAR(10)&amp;  &quot;  &quot;&quot;set&quot;&quot;=&gt;&quot;&amp;[.F12]&amp;&quot;, &quot;&amp;CHAR(10)&amp;  &quot;  &quot;&quot;isBuilding&quot;&quot;=&gt;&quot;&amp;[.G12]&amp;&quot;, &quot;&amp;CHAR(10)&amp;  &quot;  &quot;&quot;price&quot;&quot;=&gt;&quot;&amp;[.H12]&amp;&quot;, &quot;&amp;CHAR(10) &amp;  &quot;  &quot;&quot;automa&quot;&quot;=&gt;&quot;&quot;&quot;&amp;[.I12]&amp;&quot;&quot;&quot; &quot;&amp;CHAR(10) &amp; &quot;),&quot;" office:value-type="string" office:string-value="11=&gt;array( &#10;  &quot;key&quot;=&gt;11, &#10;  &quot;name&quot;=&gt;clienttranslate(&quot;Tasting Room&quot;), &#10;  &quot;type&quot;=&gt;&quot;tastingRoom&quot;, &#10;  &quot;type_arg&quot;=&gt;11, &#10;  &quot;location&quot;=&gt;&quot;playerOff&quot;, &#10;  &quot;set&quot;=&gt;0, &#10;  &quot;isBuilding&quot;=&gt;true, &#10;  &quot;price&quot;=&gt;6, &#10;  &quot;automa&quot;=&gt;&quot;NO&quot; &#10;)," calcext:value-type="string">
            <text:p>11=&gt;array( </text:p>
            <text:p>  "key"=&gt;11, </text:p>
            <text:p>  "name"=&gt;clienttranslate("Tasting Room"), </text:p>
            <text:p>  "type"=&gt;"tastingRoom", </text:p>
            <text:p>  "type_arg"=&gt;11, </text:p>
            <text:p>  "location"=&gt;"playerOff", </text:p>
            <text:p>  "set"=&gt;0, </text:p>
            <text:p>  "isBuilding"=&gt;true, </text:p>
            <text:p>  "price"=&gt;6, </text:p>
            <text:p>  "automa"=&gt;"NO" </text:p>
            <text:p>),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Medium Cellar</text:p>
          </table:table-cell>
          <table:table-cell office:value-type="string" calcext:value-type="string">
            <text:p>mediumCellar</text:p>
          </table:table-cell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player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7" table:formula="of:=&quot;&quot; &amp; [.A13] &amp; &quot;=&gt;array( &quot;&amp;CHAR(10)&amp; &quot;  &quot;&quot;key&quot;&quot;=&gt;&quot;&amp;[.A13]&amp;&quot;, &quot;&amp;CHAR(10)&amp;  &quot;  &quot;&quot;name&quot;&quot;=&gt;clienttranslate(&quot;&quot;&quot;&amp;[.B13]&amp;&quot;&quot;&quot;), &quot;&amp;CHAR(10)&amp;  &quot;  &quot;&quot;type&quot;&quot;=&gt;&quot;&quot;&quot;&amp;[.C13]&amp;&quot;&quot;&quot;, &quot;&amp;CHAR(10)&amp;  &quot;  &quot;&quot;type_arg&quot;&quot;=&gt;&quot;&amp;[.D13]&amp;&quot;, &quot;&amp;CHAR(10)&amp;  &quot;  &quot;&quot;location&quot;&quot;=&gt;&quot;&quot;&quot;&amp;[.E13]&amp;&quot;&quot;&quot;, &quot;&amp;CHAR(10)&amp;  &quot;  &quot;&quot;set&quot;&quot;=&gt;&quot;&amp;[.F13]&amp;&quot;, &quot;&amp;CHAR(10)&amp;  &quot;  &quot;&quot;isBuilding&quot;&quot;=&gt;&quot;&amp;[.G13]&amp;&quot;, &quot;&amp;CHAR(10)&amp;  &quot;  &quot;&quot;price&quot;&quot;=&gt;&quot;&amp;[.H13]&amp;&quot;, &quot;&amp;CHAR(10) &amp;  &quot;  &quot;&quot;automa&quot;&quot;=&gt;&quot;&quot;&quot;&amp;[.I13]&amp;&quot;&quot;&quot; &quot;&amp;CHAR(10) &amp; &quot;),&quot;" office:value-type="string" office:string-value="12=&gt;array( &#10;  &quot;key&quot;=&gt;12, &#10;  &quot;name&quot;=&gt;clienttranslate(&quot;Medium Cellar&quot;), &#10;  &quot;type&quot;=&gt;&quot;mediumCellar&quot;, &#10;  &quot;type_arg&quot;=&gt;12, &#10;  &quot;location&quot;=&gt;&quot;playerOff&quot;, &#10;  &quot;set&quot;=&gt;0, &#10;  &quot;isBuilding&quot;=&gt;true, &#10;  &quot;price&quot;=&gt;4, &#10;  &quot;automa&quot;=&gt;&quot;NO&quot; &#10;)," calcext:value-type="string">
            <text:p>12=&gt;array( </text:p>
            <text:p>  "key"=&gt;12, </text:p>
            <text:p>  "name"=&gt;clienttranslate("Medium Cellar"), </text:p>
            <text:p>  "type"=&gt;"mediumCellar", </text:p>
            <text:p>  "type_arg"=&gt;12, </text:p>
            <text:p>  "location"=&gt;"playerOff", </text:p>
            <text:p>  "set"=&gt;0, </text:p>
            <text:p>  "isBuilding"=&gt;true, </text:p>
            <text:p>  "price"=&gt;4, </text:p>
            <text:p>  "automa"=&gt;"NO" </text:p>
            <text:p>),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Large Cellar</text:p>
          </table:table-cell>
          <table:table-cell office:value-type="string" calcext:value-type="string">
            <text:p>largeCellar</text:p>
          </table:table-cell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player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style-name="ce17" table:formula="of:=&quot;&quot; &amp; [.A14] &amp; &quot;=&gt;array( &quot;&amp;CHAR(10)&amp; &quot;  &quot;&quot;key&quot;&quot;=&gt;&quot;&amp;[.A14]&amp;&quot;, &quot;&amp;CHAR(10)&amp;  &quot;  &quot;&quot;name&quot;&quot;=&gt;clienttranslate(&quot;&quot;&quot;&amp;[.B14]&amp;&quot;&quot;&quot;), &quot;&amp;CHAR(10)&amp;  &quot;  &quot;&quot;type&quot;&quot;=&gt;&quot;&quot;&quot;&amp;[.C14]&amp;&quot;&quot;&quot;, &quot;&amp;CHAR(10)&amp;  &quot;  &quot;&quot;type_arg&quot;&quot;=&gt;&quot;&amp;[.D14]&amp;&quot;, &quot;&amp;CHAR(10)&amp;  &quot;  &quot;&quot;location&quot;&quot;=&gt;&quot;&quot;&quot;&amp;[.E14]&amp;&quot;&quot;&quot;, &quot;&amp;CHAR(10)&amp;  &quot;  &quot;&quot;set&quot;&quot;=&gt;&quot;&amp;[.F14]&amp;&quot;, &quot;&amp;CHAR(10)&amp;  &quot;  &quot;&quot;isBuilding&quot;&quot;=&gt;&quot;&amp;[.G14]&amp;&quot;, &quot;&amp;CHAR(10)&amp;  &quot;  &quot;&quot;price&quot;&quot;=&gt;&quot;&amp;[.H14]&amp;&quot;, &quot;&amp;CHAR(10) &amp;  &quot;  &quot;&quot;automa&quot;&quot;=&gt;&quot;&quot;&quot;&amp;[.I14]&amp;&quot;&quot;&quot; &quot;&amp;CHAR(10) &amp; &quot;),&quot;" office:value-type="string" office:string-value="13=&gt;array( &#10;  &quot;key&quot;=&gt;13, &#10;  &quot;name&quot;=&gt;clienttranslate(&quot;Large Cellar&quot;), &#10;  &quot;type&quot;=&gt;&quot;largeCellar&quot;, &#10;  &quot;type_arg&quot;=&gt;13, &#10;  &quot;location&quot;=&gt;&quot;playerOff&quot;, &#10;  &quot;set&quot;=&gt;0, &#10;  &quot;isBuilding&quot;=&gt;true, &#10;  &quot;price&quot;=&gt;6, &#10;  &quot;automa&quot;=&gt;&quot;NO&quot; &#10;)," calcext:value-type="string">
            <text:p>13=&gt;array( </text:p>
            <text:p>  "key"=&gt;13, </text:p>
            <text:p>  "name"=&gt;clienttranslate("Large Cellar"), </text:p>
            <text:p>  "type"=&gt;"largeCellar", </text:p>
            <text:p>  "type_arg"=&gt;13, </text:p>
            <text:p>  "location"=&gt;"playerOff", </text:p>
            <text:p>  "set"=&gt;0, </text:p>
            <text:p>  "isBuilding"=&gt;true, </text:p>
            <text:p>  "price"=&gt;6, </text:p>
            <text:p>  "automa"=&gt;"NO" </text:p>
            <text:p>),</text:p>
          </table:table-cell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cottage</text:p>
          </table:table-cell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player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7" table:formula="of:=&quot;&quot; &amp; [.A15] &amp; &quot;=&gt;array( &quot;&amp;CHAR(10)&amp; &quot;  &quot;&quot;key&quot;&quot;=&gt;&quot;&amp;[.A15]&amp;&quot;, &quot;&amp;CHAR(10)&amp;  &quot;  &quot;&quot;name&quot;&quot;=&gt;clienttranslate(&quot;&quot;&quot;&amp;[.B15]&amp;&quot;&quot;&quot;), &quot;&amp;CHAR(10)&amp;  &quot;  &quot;&quot;type&quot;&quot;=&gt;&quot;&quot;&quot;&amp;[.C15]&amp;&quot;&quot;&quot;, &quot;&amp;CHAR(10)&amp;  &quot;  &quot;&quot;type_arg&quot;&quot;=&gt;&quot;&amp;[.D15]&amp;&quot;, &quot;&amp;CHAR(10)&amp;  &quot;  &quot;&quot;location&quot;&quot;=&gt;&quot;&quot;&quot;&amp;[.E15]&amp;&quot;&quot;&quot;, &quot;&amp;CHAR(10)&amp;  &quot;  &quot;&quot;set&quot;&quot;=&gt;&quot;&amp;[.F15]&amp;&quot;, &quot;&amp;CHAR(10)&amp;  &quot;  &quot;&quot;isBuilding&quot;&quot;=&gt;&quot;&amp;[.G15]&amp;&quot;, &quot;&amp;CHAR(10)&amp;  &quot;  &quot;&quot;price&quot;&quot;=&gt;&quot;&amp;[.H15]&amp;&quot;, &quot;&amp;CHAR(10) &amp;  &quot;  &quot;&quot;automa&quot;&quot;=&gt;&quot;&quot;&quot;&amp;[.I15]&amp;&quot;&quot;&quot; &quot;&amp;CHAR(10) &amp; &quot;),&quot;" office:value-type="string" office:string-value="14=&gt;array( &#10;  &quot;key&quot;=&gt;14, &#10;  &quot;name&quot;=&gt;clienttranslate(&quot;Cottage&quot;), &#10;  &quot;type&quot;=&gt;&quot;cottage&quot;, &#10;  &quot;type_arg&quot;=&gt;14, &#10;  &quot;location&quot;=&gt;&quot;playerOff&quot;, &#10;  &quot;set&quot;=&gt;0, &#10;  &quot;isBuilding&quot;=&gt;true, &#10;  &quot;price&quot;=&gt;4, &#10;  &quot;automa&quot;=&gt;&quot;NO&quot; &#10;)," calcext:value-type="string">
            <text:p>14=&gt;array( </text:p>
            <text:p>  "key"=&gt;14, </text:p>
            <text:p>  "name"=&gt;clienttranslate("Cottage"), </text:p>
            <text:p>  "type"=&gt;"cottage", </text:p>
            <text:p>  "type_arg"=&gt;14, </text:p>
            <text:p>  "location"=&gt;"playerOff", </text:p>
            <text:p>  "set"=&gt;0, </text:p>
            <text:p>  "isBuilding"=&gt;true, </text:p>
            <text:p>  "price"=&gt;4, </text:p>
            <text:p>  "automa"=&gt;"NO" </text:p>
            <text:p>),</text:p>
          </table:table-cell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roos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ay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17" table:formula="of:=&quot;&quot; &amp; [.A16] &amp; &quot;=&gt;array( &quot;&amp;CHAR(10)&amp; &quot;  &quot;&quot;key&quot;&quot;=&gt;&quot;&amp;[.A16]&amp;&quot;, &quot;&amp;CHAR(10)&amp;  &quot;  &quot;&quot;name&quot;&quot;=&gt;clienttranslate(&quot;&quot;&quot;&amp;[.B16]&amp;&quot;&quot;&quot;), &quot;&amp;CHAR(10)&amp;  &quot;  &quot;&quot;type&quot;&quot;=&gt;&quot;&quot;&quot;&amp;[.C16]&amp;&quot;&quot;&quot;, &quot;&amp;CHAR(10)&amp;  &quot;  &quot;&quot;type_arg&quot;&quot;=&gt;&quot;&amp;[.D16]&amp;&quot;, &quot;&amp;CHAR(10)&amp;  &quot;  &quot;&quot;location&quot;&quot;=&gt;&quot;&quot;&quot;&amp;[.E16]&amp;&quot;&quot;&quot;, &quot;&amp;CHAR(10)&amp;  &quot;  &quot;&quot;set&quot;&quot;=&gt;&quot;&amp;[.F16]&amp;&quot;, &quot;&amp;CHAR(10)&amp;  &quot;  &quot;&quot;isBuilding&quot;&quot;=&gt;&quot;&amp;[.G16]&amp;&quot;, &quot;&amp;CHAR(10)&amp;  &quot;  &quot;&quot;price&quot;&quot;=&gt;&quot;&amp;[.H16]&amp;&quot;, &quot;&amp;CHAR(10) &amp;  &quot;  &quot;&quot;automa&quot;&quot;=&gt;&quot;&quot;&quot;&amp;[.I16]&amp;&quot;&quot;&quot; &quot;&amp;CHAR(10) &amp; &quot;),&quot;" office:value-type="string" office:string-value="15=&gt;array( &#10;  &quot;key&quot;=&gt;15, &#10;  &quot;name&quot;=&gt;clienttranslate(&quot;Rooster&quot;), &#10;  &quot;type&quot;=&gt;&quot;rooster&quot;, &#10;  &quot;type_arg&quot;=&gt;15, &#10;  &quot;location&quot;=&gt;&quot;player&quot;, &#10;  &quot;set&quot;=&gt;0, &#10;  &quot;isBuilding&quot;=&gt;false, &#10;  &quot;price&quot;=&gt;0, &#10;  &quot;automa&quot;=&gt;&quot;NO&quot; &#10;)," calcext:value-type="string">
            <text:p>15=&gt;array( </text:p>
            <text:p>  "key"=&gt;15, </text:p>
            <text:p>  "name"=&gt;clienttranslate("Rooster"), </text:p>
            <text:p>  "type"=&gt;"rooster", </text:p>
            <text:p>  "type_arg"=&gt;15, </text:p>
            <text:p>  "location"=&gt;"player", </text:p>
            <text:p>  "set"=&gt;0, </text:p>
            <text:p>  "isBuilding"=&gt;false, </text:p>
            <text:p>  "price"=&gt;0, </text:p>
            <text:p>  "automa"=&gt;"NO" </text:p>
            <text:p>),</text:p>
          </table:table-cell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oard locations" table:style-name="ta3">
        <office:forms form:automatic-focus="false" form:apply-design-mode="false"/>
        <table:table-column table:style-name="co21" table:number-columns-repeated="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number-columns-repeated="11" table:default-cell-style-name="Default"/>
        <table:table-row table:style-name="ro1">
          <table:table-cell office:value-type="string" calcext:value-type="string">
            <text:p>progr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des</text:p>
          </table:table-cell>
          <table:table-cell table:number-columns-repeated="6"/>
        </table:table-row>
        <table:table-row table:style-name="ro8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yYellowCard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play_yellow_card</text:p>
          </table:table-cell>
          <table:table-cell table:style-name="ce21" office:value-type="string" calcext:value-type="string">
            <text:p>Play a summer visitor card ${token_yellowCard}</text:p>
          </table:table-cell>
          <table:table-cell table:style-name="ce17" table:formula="of:=&quot;&quot; &amp; [.A2] &amp; &quot;=&gt;array( &quot;&amp;CHAR(10)&amp; &quot;  &quot;&quot;key&quot;&quot;=&gt;&quot;&amp;[.A2]&amp;&quot;, &quot;&amp;CHAR(10)&amp;  &quot;  &quot;&quot;players&quot;&quot;=&gt;&quot;&amp;[.B2]&amp;&quot;, &quot;&amp;CHAR(10)&amp;  &quot;  &quot;&quot;season&quot;&quot;=&gt;&quot;&amp;[.C2]&amp;&quot;, &quot;&amp;CHAR(10)&amp;  &quot;  &quot;&quot;action&quot;&quot;=&gt;&quot;&quot;&quot;&amp;[.D2]&amp;&quot;&quot;&quot;, &quot;&amp;CHAR(10)&amp;  &quot;  &quot;&quot;bonus&quot;&quot;=&gt;&quot;&quot;&quot;&amp;[.E2]&amp;&quot;&quot;&quot;, &quot;&amp;CHAR(10)&amp;  &quot;  &quot;&quot;max&quot;&quot;=&gt;&quot;&amp;[.F2]&amp;&quot;, &quot;&amp;CHAR(10)&amp;  &quot;  &quot;&quot;stat&quot;&quot;=&gt;&quot;&quot;&quot;&amp;[.I2]&amp;&quot;&quot;&quot;,&quot;&amp;CHAR(10)&amp;   &quot;  &quot;&quot;int&quot;&quot;=&gt;&quot;&amp;[.G2]&amp;&quot;,&quot;&amp;CHAR(10)&amp; &quot;  &quot;&quot;set&quot;&quot;=&gt;&quot;&amp;[.H2]&amp;&quot;,&quot;&amp;CHAR(10)&amp; &quot; &quot;&quot;des&quot;&quot;=&gt;clienttranslate('&quot;&amp;SUBSTITUTE ([.J2];&quot;'&quot;;&quot;\'&quot;)&amp;&quot;')),&quot;" office:value-type="string" office:string-value="101=&gt;array( &#10;  &quot;key&quot;=&gt;101, &#10;  &quot;players&quot;=&gt;1, &#10;  &quot;season&quot;=&gt;2, &#10;  &quot;action&quot;=&gt;&quot;playYellowCard_1&quot;, &#10;  &quot;bonus&quot;=&gt;&quot;&quot;, &#10;  &quot;max&quot;=&gt;1, &#10;  &quot;stat&quot;=&gt;&quot;vit_action_play_yellow_card&quot;,&#10;  &quot;int&quot;=&gt;1,&#10;  &quot;set&quot;=&gt;0,&#10; &quot;des&quot;=&gt;clienttranslate('Play a summer visitor card ${token_yellowCard}'))," calcext:value-type="string">
            <text:p>101=&gt;array( </text:p>
            <text:p>  "key"=&gt;101, </text:p>
            <text:p>  "players"=&gt;1, </text:p>
            <text:p>  "season"=&gt;2, </text:p>
            <text:p>  "action"=&gt;"playYellowCard_1", </text:p>
            <text:p>  "bonus"=&gt;"", </text:p>
            <text:p>  "max"=&gt;1, </text:p>
            <text:p>  "stat"=&gt;"vit_action_play_yellow_card",</text:p>
            <text:p>  "int"=&gt;1,</text:p>
            <text:p>  "set"=&gt;0,</text:p>
            <text:p> "des"=&gt;clienttranslate('Play a summer visitor card ${token_yellowCard}')),</text:p>
          </table:table-cell>
          <table:table-cell/>
          <table:table-cell table:formula="of:=&quot;  &quot;&amp;[.A2]&amp;&quot;:{x:0,y:0}, //&quot;&amp;[.B2]&amp;&quot; : &quot;&amp;[.D2]" office:value-type="string" office:string-value="  101:{x:0,y:0}, //1 : playYellowCard_1" calcext:value-type="string">
            <text:p><text:s text:c="2"/>101:{x:0,y:0}, //1 : playYellowCard_1</text:p>
          </table:table-cell>
          <table:table-cell table:number-columns-repeated="2"/>
          <table:table-cell table:formula="of:=&quot;  case '&quot;&amp;[.D2]&amp;&quot;+&quot;&amp;[.E2]&amp;&quot;':&quot;" office:value-type="string" office:string-value="  case 'playYellowCard_1+':" calcext:value-type="string">
            <text:p><text:s text:c="2"/>case 'playYellowCard_1+':</text:p>
          </table:table-cell>
        </table:table-row>
        <table:table-row table:style-name="ro8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layYellowCard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play_yellow_card</text:p>
          </table:table-cell>
          <table:table-cell table:style-name="ce21" office:value-type="string" calcext:value-type="string">
            <text:p>Play two summer visitor cards ${token_yellowCard}</text:p>
          </table:table-cell>
          <table:table-cell table:style-name="ce17" table:formula="of:=&quot;&quot; &amp; [.A3] &amp; &quot;=&gt;array( &quot;&amp;CHAR(10)&amp; &quot;  &quot;&quot;key&quot;&quot;=&gt;&quot;&amp;[.A3]&amp;&quot;, &quot;&amp;CHAR(10)&amp;  &quot;  &quot;&quot;players&quot;&quot;=&gt;&quot;&amp;[.B3]&amp;&quot;, &quot;&amp;CHAR(10)&amp;  &quot;  &quot;&quot;season&quot;&quot;=&gt;&quot;&amp;[.C3]&amp;&quot;, &quot;&amp;CHAR(10)&amp;  &quot;  &quot;&quot;action&quot;&quot;=&gt;&quot;&quot;&quot;&amp;[.D3]&amp;&quot;&quot;&quot;, &quot;&amp;CHAR(10)&amp;  &quot;  &quot;&quot;bonus&quot;&quot;=&gt;&quot;&quot;&quot;&amp;[.E3]&amp;&quot;&quot;&quot;, &quot;&amp;CHAR(10)&amp;  &quot;  &quot;&quot;max&quot;&quot;=&gt;&quot;&amp;[.F3]&amp;&quot;, &quot;&amp;CHAR(10)&amp;  &quot;  &quot;&quot;stat&quot;&quot;=&gt;&quot;&quot;&quot;&amp;[.I3]&amp;&quot;&quot;&quot;,&quot;&amp;CHAR(10)&amp;   &quot;  &quot;&quot;int&quot;&quot;=&gt;&quot;&amp;[.G3]&amp;&quot;,&quot;&amp;CHAR(10)&amp; &quot;  &quot;&quot;set&quot;&quot;=&gt;&quot;&amp;[.H3]&amp;&quot;,&quot;&amp;CHAR(10)&amp; &quot; &quot;&quot;des&quot;&quot;=&gt;clienttranslate('&quot;&amp;SUBSTITUTE ([.J3];&quot;'&quot;;&quot;\'&quot;)&amp;&quot;')),&quot;" office:value-type="string" office:string-value="102=&gt;array( &#10;  &quot;key&quot;=&gt;102, &#10;  &quot;players&quot;=&gt;3, &#10;  &quot;season&quot;=&gt;2, &#10;  &quot;action&quot;=&gt;&quot;playYellowCard_1&quot;, &#10;  &quot;bonus&quot;=&gt;&quot;playYellowCard_1&quot;, &#10;  &quot;max&quot;=&gt;1, &#10;  &quot;stat&quot;=&gt;&quot;vit_action_play_yellow_card&quot;,&#10;  &quot;int&quot;=&gt;1,&#10;  &quot;set&quot;=&gt;0,&#10; &quot;des&quot;=&gt;clienttranslate('Play two summer visitor cards ${token_yellowCard}'))," calcext:value-type="string">
            <text:p>102=&gt;array( </text:p>
            <text:p>  "key"=&gt;102, </text:p>
            <text:p>  "players"=&gt;3, </text:p>
            <text:p>  "season"=&gt;2, </text:p>
            <text:p>  "action"=&gt;"playYellowCard_1", </text:p>
            <text:p>  "bonus"=&gt;"playYellowCard_1", </text:p>
            <text:p>  "max"=&gt;1, </text:p>
            <text:p>  "stat"=&gt;"vit_action_play_yellow_card",</text:p>
            <text:p>  "int"=&gt;1,</text:p>
            <text:p>  "set"=&gt;0,</text:p>
            <text:p> "des"=&gt;clienttranslate('Play two summer visitor cards ${token_yellowCard}')),</text:p>
          </table:table-cell>
          <table:table-cell/>
          <table:table-cell table:formula="of:=&quot;  &quot;&amp;[.A3]&amp;&quot;:{x:0,y:0}, //&quot;&amp;[.B3]&amp;&quot; : &quot;&amp;[.D3]" office:value-type="string" office:string-value="  102:{x:0,y:0}, //3 : playYellowCard_1" calcext:value-type="string">
            <text:p><text:s text:c="2"/>102:{x:0,y:0}, //3 : playYellowCard_1</text:p>
          </table:table-cell>
          <table:table-cell table:number-columns-repeated="2"/>
          <table:table-cell table:formula="of:=&quot;  case '&quot;&amp;[.D3]&amp;&quot;+&quot;&amp;[.E3]&amp;&quot;':&quot;" office:value-type="string" office:string-value="  case 'playYellowCard_1+playYellowCard_1':" calcext:value-type="string">
            <text:p><text:s text:c="2"/>case 'playYellowCard_1+playYellowCard_1':</text:p>
          </table:table-cell>
        </table:table-row>
        <table:table-row table:style-name="ro8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yYellowCard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play_yellow_card</text:p>
          </table:table-cell>
          <table:table-cell table:style-name="ce21" office:value-type="string" calcext:value-type="string">
            <text:p>Play a summer visitor card ${token_yellowCard}</text:p>
          </table:table-cell>
          <table:table-cell table:style-name="ce17" table:formula="of:=&quot;&quot; &amp; [.A4] &amp; &quot;=&gt;array( &quot;&amp;CHAR(10)&amp; &quot;  &quot;&quot;key&quot;&quot;=&gt;&quot;&amp;[.A4]&amp;&quot;, &quot;&amp;CHAR(10)&amp;  &quot;  &quot;&quot;players&quot;&quot;=&gt;&quot;&amp;[.B4]&amp;&quot;, &quot;&amp;CHAR(10)&amp;  &quot;  &quot;&quot;season&quot;&quot;=&gt;&quot;&amp;[.C4]&amp;&quot;, &quot;&amp;CHAR(10)&amp;  &quot;  &quot;&quot;action&quot;&quot;=&gt;&quot;&quot;&quot;&amp;[.D4]&amp;&quot;&quot;&quot;, &quot;&amp;CHAR(10)&amp;  &quot;  &quot;&quot;bonus&quot;&quot;=&gt;&quot;&quot;&quot;&amp;[.E4]&amp;&quot;&quot;&quot;, &quot;&amp;CHAR(10)&amp;  &quot;  &quot;&quot;max&quot;&quot;=&gt;&quot;&amp;[.F4]&amp;&quot;, &quot;&amp;CHAR(10)&amp;  &quot;  &quot;&quot;stat&quot;&quot;=&gt;&quot;&quot;&quot;&amp;[.I4]&amp;&quot;&quot;&quot;,&quot;&amp;CHAR(10)&amp;   &quot;  &quot;&quot;int&quot;&quot;=&gt;&quot;&amp;[.G4]&amp;&quot;,&quot;&amp;CHAR(10)&amp; &quot;  &quot;&quot;set&quot;&quot;=&gt;&quot;&amp;[.H4]&amp;&quot;,&quot;&amp;CHAR(10)&amp; &quot; &quot;&quot;des&quot;&quot;=&gt;clienttranslate('&quot;&amp;SUBSTITUTE ([.J4];&quot;'&quot;;&quot;\'&quot;)&amp;&quot;')),&quot;" office:value-type="string" office:string-value="103=&gt;array( &#10;  &quot;key&quot;=&gt;103, &#10;  &quot;players&quot;=&gt;5, &#10;  &quot;season&quot;=&gt;2, &#10;  &quot;action&quot;=&gt;&quot;playYellowCard_1&quot;, &#10;  &quot;bonus&quot;=&gt;&quot;&quot;, &#10;  &quot;max&quot;=&gt;1, &#10;  &quot;stat&quot;=&gt;&quot;vit_action_play_yellow_card&quot;,&#10;  &quot;int&quot;=&gt;1,&#10;  &quot;set&quot;=&gt;0,&#10; &quot;des&quot;=&gt;clienttranslate('Play a summer visitor card ${token_yellowCard}'))," calcext:value-type="string">
            <text:p>103=&gt;array( </text:p>
            <text:p>  "key"=&gt;103, </text:p>
            <text:p>  "players"=&gt;5, </text:p>
            <text:p>  "season"=&gt;2, </text:p>
            <text:p>  "action"=&gt;"playYellowCard_1", </text:p>
            <text:p>  "bonus"=&gt;"", </text:p>
            <text:p>  "max"=&gt;1, </text:p>
            <text:p>  "stat"=&gt;"vit_action_play_yellow_card",</text:p>
            <text:p>  "int"=&gt;1,</text:p>
            <text:p>  "set"=&gt;0,</text:p>
            <text:p> "des"=&gt;clienttranslate('Play a summer visitor card ${token_yellowCard}')),</text:p>
          </table:table-cell>
          <table:table-cell/>
          <table:table-cell table:formula="of:=&quot;  &quot;&amp;[.A4]&amp;&quot;:{x:0,y:0}, //&quot;&amp;[.B4]&amp;&quot; : &quot;&amp;[.D4]" office:value-type="string" office:string-value="  103:{x:0,y:0}, //5 : playYellowCard_1" calcext:value-type="string">
            <text:p><text:s text:c="2"/>103:{x:0,y:0}, //5 : playYellowCard_1</text:p>
          </table:table-cell>
          <table:table-cell table:number-columns-repeated="2"/>
          <table:table-cell table:formula="of:=&quot;  case '&quot;&amp;[.D4]&amp;&quot;+&quot;&amp;[.E4]&amp;&quot;':&quot;" office:value-type="string" office:string-value="  case 'playYellowCard_1+':" calcext:value-type="string">
            <text:p><text:s text:c="2"/>case 'playYellowCard_1+':</text:p>
          </table:table-cell>
        </table:table-row>
        <table:table-row table:style-name="ro8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GreenCard_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vit_action_draw_green_card</text:p>
          </table:table-cell>
          <table:table-cell table:style-name="ce21" office:value-type="string" calcext:value-type="string">
            <text:p>Draw a vine card ${token_greenCardPlus}</text:p>
          </table:table-cell>
          <table:table-cell table:style-name="ce17" table:formula="of:=&quot;&quot; &amp; [.A5] &amp; &quot;=&gt;array( &quot;&amp;CHAR(10)&amp; &quot;  &quot;&quot;key&quot;&quot;=&gt;&quot;&amp;[.A5]&amp;&quot;, &quot;&amp;CHAR(10)&amp;  &quot;  &quot;&quot;players&quot;&quot;=&gt;&quot;&amp;[.B5]&amp;&quot;, &quot;&amp;CHAR(10)&amp;  &quot;  &quot;&quot;season&quot;&quot;=&gt;&quot;&amp;[.C5]&amp;&quot;, &quot;&amp;CHAR(10)&amp;  &quot;  &quot;&quot;action&quot;&quot;=&gt;&quot;&quot;&quot;&amp;[.D5]&amp;&quot;&quot;&quot;, &quot;&amp;CHAR(10)&amp;  &quot;  &quot;&quot;bonus&quot;&quot;=&gt;&quot;&quot;&quot;&amp;[.E5]&amp;&quot;&quot;&quot;, &quot;&amp;CHAR(10)&amp;  &quot;  &quot;&quot;max&quot;&quot;=&gt;&quot;&amp;[.F5]&amp;&quot;, &quot;&amp;CHAR(10)&amp;  &quot;  &quot;&quot;stat&quot;&quot;=&gt;&quot;&quot;&quot;&amp;[.I5]&amp;&quot;&quot;&quot;,&quot;&amp;CHAR(10)&amp;   &quot;  &quot;&quot;int&quot;&quot;=&gt;&quot;&amp;[.G5]&amp;&quot;,&quot;&amp;CHAR(10)&amp; &quot;  &quot;&quot;set&quot;&quot;=&gt;&quot;&amp;[.H5]&amp;&quot;,&quot;&amp;CHAR(10)&amp; &quot; &quot;&quot;des&quot;&quot;=&gt;clienttranslate('&quot;&amp;SUBSTITUTE ([.J5];&quot;'&quot;;&quot;\'&quot;)&amp;&quot;')),&quot;" office:value-type="string" office:string-value="111=&gt;array( &#10;  &quot;key&quot;=&gt;111, &#10;  &quot;players&quot;=&gt;1, &#10;  &quot;season&quot;=&gt;2, &#10;  &quot;action&quot;=&gt;&quot;drawGreenCard_1&quot;, &#10;  &quot;bonus&quot;=&gt;&quot;&quot;, &#10;  &quot;max&quot;=&gt;1, &#10;  &quot;stat&quot;=&gt;&quot;vit_action_draw_green_card&quot;,&#10;  &quot;int&quot;=&gt;0,&#10;  &quot;set&quot;=&gt;0,&#10; &quot;des&quot;=&gt;clienttranslate('Draw a vine card ${token_greenCardPlus}'))," calcext:value-type="string">
            <text:p>111=&gt;array( </text:p>
            <text:p>  "key"=&gt;111, </text:p>
            <text:p>  "players"=&gt;1, </text:p>
            <text:p>  "season"=&gt;2, </text:p>
            <text:p>  "action"=&gt;"drawGreenCard_1", </text:p>
            <text:p>  "bonus"=&gt;"", </text:p>
            <text:p>  "max"=&gt;1, </text:p>
            <text:p>  "stat"=&gt;"vit_action_draw_green_card",</text:p>
            <text:p>  "int"=&gt;0,</text:p>
            <text:p>  "set"=&gt;0,</text:p>
            <text:p> "des"=&gt;clienttranslate('Draw a vine card ${token_greenCardPlus}')),</text:p>
          </table:table-cell>
          <table:table-cell/>
          <table:table-cell table:formula="of:=&quot;  &quot;&amp;[.A5]&amp;&quot;:{x:0,y:0}, //&quot;&amp;[.B5]&amp;&quot; : &quot;&amp;[.D5]" office:value-type="string" office:string-value="  111:{x:0,y:0}, //1 : drawGreenCard_1" calcext:value-type="string">
            <text:p><text:s text:c="2"/>111:{x:0,y:0}, //1 : drawGreenCard_1</text:p>
          </table:table-cell>
          <table:table-cell table:number-columns-repeated="2"/>
          <table:table-cell table:formula="of:=&quot;  case '&quot;&amp;[.D5]&amp;&quot;+&quot;&amp;[.E5]&amp;&quot;':&quot;" office:value-type="string" office:string-value="  case 'drawGreenCard_1+':" calcext:value-type="string">
            <text:p><text:s text:c="2"/>case 'drawGreenCard_1+':</text:p>
          </table:table-cell>
        </table:table-row>
        <table:table-row table:style-name="ro8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rawGreenCard_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vit_action_draw_green_card</text:p>
          </table:table-cell>
          <table:table-cell table:style-name="ce21" office:value-type="string" calcext:value-type="string">
            <text:p>Draw two vine cards ${token_greenCardPlus}</text:p>
          </table:table-cell>
          <table:table-cell table:style-name="ce17" table:formula="of:=&quot;&quot; &amp; [.A6] &amp; &quot;=&gt;array( &quot;&amp;CHAR(10)&amp; &quot;  &quot;&quot;key&quot;&quot;=&gt;&quot;&amp;[.A6]&amp;&quot;, &quot;&amp;CHAR(10)&amp;  &quot;  &quot;&quot;players&quot;&quot;=&gt;&quot;&amp;[.B6]&amp;&quot;, &quot;&amp;CHAR(10)&amp;  &quot;  &quot;&quot;season&quot;&quot;=&gt;&quot;&amp;[.C6]&amp;&quot;, &quot;&amp;CHAR(10)&amp;  &quot;  &quot;&quot;action&quot;&quot;=&gt;&quot;&quot;&quot;&amp;[.D6]&amp;&quot;&quot;&quot;, &quot;&amp;CHAR(10)&amp;  &quot;  &quot;&quot;bonus&quot;&quot;=&gt;&quot;&quot;&quot;&amp;[.E6]&amp;&quot;&quot;&quot;, &quot;&amp;CHAR(10)&amp;  &quot;  &quot;&quot;max&quot;&quot;=&gt;&quot;&amp;[.F6]&amp;&quot;, &quot;&amp;CHAR(10)&amp;  &quot;  &quot;&quot;stat&quot;&quot;=&gt;&quot;&quot;&quot;&amp;[.I6]&amp;&quot;&quot;&quot;,&quot;&amp;CHAR(10)&amp;   &quot;  &quot;&quot;int&quot;&quot;=&gt;&quot;&amp;[.G6]&amp;&quot;,&quot;&amp;CHAR(10)&amp; &quot;  &quot;&quot;set&quot;&quot;=&gt;&quot;&amp;[.H6]&amp;&quot;,&quot;&amp;CHAR(10)&amp; &quot; &quot;&quot;des&quot;&quot;=&gt;clienttranslate('&quot;&amp;SUBSTITUTE ([.J6];&quot;'&quot;;&quot;\'&quot;)&amp;&quot;')),&quot;" office:value-type="string" office:string-value="112=&gt;array( &#10;  &quot;key&quot;=&gt;112, &#10;  &quot;players&quot;=&gt;3, &#10;  &quot;season&quot;=&gt;2, &#10;  &quot;action&quot;=&gt;&quot;drawGreenCard_1&quot;, &#10;  &quot;bonus&quot;=&gt;&quot;drawGreenCard_1&quot;, &#10;  &quot;max&quot;=&gt;1, &#10;  &quot;stat&quot;=&gt;&quot;vit_action_draw_green_card&quot;,&#10;  &quot;int&quot;=&gt;0,&#10;  &quot;set&quot;=&gt;0,&#10; &quot;des&quot;=&gt;clienttranslate('Draw two vine cards ${token_greenCardPlus}'))," calcext:value-type="string">
            <text:p>112=&gt;array( </text:p>
            <text:p>  "key"=&gt;112, </text:p>
            <text:p>  "players"=&gt;3, </text:p>
            <text:p>  "season"=&gt;2, </text:p>
            <text:p>  "action"=&gt;"drawGreenCard_1", </text:p>
            <text:p>  "bonus"=&gt;"drawGreenCard_1", </text:p>
            <text:p>  "max"=&gt;1, </text:p>
            <text:p>  "stat"=&gt;"vit_action_draw_green_card",</text:p>
            <text:p>  "int"=&gt;0,</text:p>
            <text:p>  "set"=&gt;0,</text:p>
            <text:p> "des"=&gt;clienttranslate('Draw two vine cards ${token_greenCardPlus}')),</text:p>
          </table:table-cell>
          <table:table-cell/>
          <table:table-cell table:formula="of:=&quot;  &quot;&amp;[.A6]&amp;&quot;:{x:0,y:0}, //&quot;&amp;[.B6]&amp;&quot; : &quot;&amp;[.D6]" office:value-type="string" office:string-value="  112:{x:0,y:0}, //3 : drawGreenCard_1" calcext:value-type="string">
            <text:p><text:s text:c="2"/>112:{x:0,y:0}, //3 : drawGreenCard_1</text:p>
          </table:table-cell>
          <table:table-cell table:number-columns-repeated="2"/>
          <table:table-cell table:formula="of:=&quot;  case '&quot;&amp;[.D6]&amp;&quot;+&quot;&amp;[.E6]&amp;&quot;':&quot;" office:value-type="string" office:string-value="  case 'drawGreenCard_1+drawGreenCard_1':" calcext:value-type="string">
            <text:p><text:s text:c="2"/>case 'drawGreenCard_1+drawGreenCard_1':</text:p>
          </table:table-cell>
        </table:table-row>
        <table:table-row table:style-name="ro8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GreenCard_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vit_action_draw_green_card</text:p>
          </table:table-cell>
          <table:table-cell table:style-name="ce21" office:value-type="string" calcext:value-type="string">
            <text:p>Draw a vine card ${token_greenCardPlus}</text:p>
          </table:table-cell>
          <table:table-cell table:style-name="ce17" table:formula="of:=&quot;&quot; &amp; [.A7] &amp; &quot;=&gt;array( &quot;&amp;CHAR(10)&amp; &quot;  &quot;&quot;key&quot;&quot;=&gt;&quot;&amp;[.A7]&amp;&quot;, &quot;&amp;CHAR(10)&amp;  &quot;  &quot;&quot;players&quot;&quot;=&gt;&quot;&amp;[.B7]&amp;&quot;, &quot;&amp;CHAR(10)&amp;  &quot;  &quot;&quot;season&quot;&quot;=&gt;&quot;&amp;[.C7]&amp;&quot;, &quot;&amp;CHAR(10)&amp;  &quot;  &quot;&quot;action&quot;&quot;=&gt;&quot;&quot;&quot;&amp;[.D7]&amp;&quot;&quot;&quot;, &quot;&amp;CHAR(10)&amp;  &quot;  &quot;&quot;bonus&quot;&quot;=&gt;&quot;&quot;&quot;&amp;[.E7]&amp;&quot;&quot;&quot;, &quot;&amp;CHAR(10)&amp;  &quot;  &quot;&quot;max&quot;&quot;=&gt;&quot;&amp;[.F7]&amp;&quot;, &quot;&amp;CHAR(10)&amp;  &quot;  &quot;&quot;stat&quot;&quot;=&gt;&quot;&quot;&quot;&amp;[.I7]&amp;&quot;&quot;&quot;,&quot;&amp;CHAR(10)&amp;   &quot;  &quot;&quot;int&quot;&quot;=&gt;&quot;&amp;[.G7]&amp;&quot;,&quot;&amp;CHAR(10)&amp; &quot;  &quot;&quot;set&quot;&quot;=&gt;&quot;&amp;[.H7]&amp;&quot;,&quot;&amp;CHAR(10)&amp; &quot; &quot;&quot;des&quot;&quot;=&gt;clienttranslate('&quot;&amp;SUBSTITUTE ([.J7];&quot;'&quot;;&quot;\'&quot;)&amp;&quot;')),&quot;" office:value-type="string" office:string-value="113=&gt;array( &#10;  &quot;key&quot;=&gt;113, &#10;  &quot;players&quot;=&gt;5, &#10;  &quot;season&quot;=&gt;2, &#10;  &quot;action&quot;=&gt;&quot;drawGreenCard_1&quot;, &#10;  &quot;bonus&quot;=&gt;&quot;&quot;, &#10;  &quot;max&quot;=&gt;1, &#10;  &quot;stat&quot;=&gt;&quot;vit_action_draw_green_card&quot;,&#10;  &quot;int&quot;=&gt;0,&#10;  &quot;set&quot;=&gt;0,&#10; &quot;des&quot;=&gt;clienttranslate('Draw a vine card ${token_greenCardPlus}'))," calcext:value-type="string">
            <text:p>113=&gt;array( </text:p>
            <text:p>  "key"=&gt;113, </text:p>
            <text:p>  "players"=&gt;5, </text:p>
            <text:p>  "season"=&gt;2, </text:p>
            <text:p>  "action"=&gt;"drawGreenCard_1", </text:p>
            <text:p>  "bonus"=&gt;"", </text:p>
            <text:p>  "max"=&gt;1, </text:p>
            <text:p>  "stat"=&gt;"vit_action_draw_green_card",</text:p>
            <text:p>  "int"=&gt;0,</text:p>
            <text:p>  "set"=&gt;0,</text:p>
            <text:p> "des"=&gt;clienttranslate('Draw a vine card ${token_greenCardPlus}')),</text:p>
          </table:table-cell>
          <table:table-cell/>
          <table:table-cell table:formula="of:=&quot;  &quot;&amp;[.A7]&amp;&quot;:{x:0,y:0}, //&quot;&amp;[.B7]&amp;&quot; : &quot;&amp;[.D7]" office:value-type="string" office:string-value="  113:{x:0,y:0}, //5 : drawGreenCard_1" calcext:value-type="string">
            <text:p><text:s text:c="2"/>113:{x:0,y:0}, //5 : drawGreenCard_1</text:p>
          </table:table-cell>
          <table:table-cell table:number-columns-repeated="2"/>
          <table:table-cell table:formula="of:=&quot;  case '&quot;&amp;[.D7]&amp;&quot;+&quot;&amp;[.E7]&amp;&quot;':&quot;" office:value-type="string" office:string-value="  case 'drawGreenCard_1+':" calcext:value-type="string">
            <text:p><text:s text:c="2"/>case 'drawGreenCard_1+':</text:p>
          </table:table-cell>
        </table:table-row>
        <table:table-row table:style-name="ro8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Lira_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vit_action_give_tour</text:p>
          </table:table-cell>
          <table:table-cell table:style-name="ce21" office:value-type="string" calcext:value-type="string">
            <text:p>Give tour to gain ${token_lira2}</text:p>
          </table:table-cell>
          <table:table-cell table:style-name="ce17" table:formula="of:=&quot;&quot; &amp; [.A8] &amp; &quot;=&gt;array( &quot;&amp;CHAR(10)&amp; &quot;  &quot;&quot;key&quot;&quot;=&gt;&quot;&amp;[.A8]&amp;&quot;, &quot;&amp;CHAR(10)&amp;  &quot;  &quot;&quot;players&quot;&quot;=&gt;&quot;&amp;[.B8]&amp;&quot;, &quot;&amp;CHAR(10)&amp;  &quot;  &quot;&quot;season&quot;&quot;=&gt;&quot;&amp;[.C8]&amp;&quot;, &quot;&amp;CHAR(10)&amp;  &quot;  &quot;&quot;action&quot;&quot;=&gt;&quot;&quot;&quot;&amp;[.D8]&amp;&quot;&quot;&quot;, &quot;&amp;CHAR(10)&amp;  &quot;  &quot;&quot;bonus&quot;&quot;=&gt;&quot;&quot;&quot;&amp;[.E8]&amp;&quot;&quot;&quot;, &quot;&amp;CHAR(10)&amp;  &quot;  &quot;&quot;max&quot;&quot;=&gt;&quot;&amp;[.F8]&amp;&quot;, &quot;&amp;CHAR(10)&amp;  &quot;  &quot;&quot;stat&quot;&quot;=&gt;&quot;&quot;&quot;&amp;[.I8]&amp;&quot;&quot;&quot;,&quot;&amp;CHAR(10)&amp;   &quot;  &quot;&quot;int&quot;&quot;=&gt;&quot;&amp;[.G8]&amp;&quot;,&quot;&amp;CHAR(10)&amp; &quot;  &quot;&quot;set&quot;&quot;=&gt;&quot;&amp;[.H8]&amp;&quot;,&quot;&amp;CHAR(10)&amp; &quot; &quot;&quot;des&quot;&quot;=&gt;clienttranslate('&quot;&amp;SUBSTITUTE ([.J8];&quot;'&quot;;&quot;\'&quot;)&amp;&quot;')),&quot;" office:value-type="string" office:string-value="121=&gt;array( &#10;  &quot;key&quot;=&gt;121, &#10;  &quot;players&quot;=&gt;1, &#10;  &quot;season&quot;=&gt;2, &#10;  &quot;action&quot;=&gt;&quot;getLira_2&quot;, &#10;  &quot;bonus&quot;=&gt;&quot;&quot;, &#10;  &quot;max&quot;=&gt;1, &#10;  &quot;stat&quot;=&gt;&quot;vit_action_give_tour&quot;,&#10;  &quot;int&quot;=&gt;0,&#10;  &quot;set&quot;=&gt;0,&#10; &quot;des&quot;=&gt;clienttranslate('Give tour to gain ${token_lira2}'))," calcext:value-type="string">
            <text:p>121=&gt;array( </text:p>
            <text:p>  "key"=&gt;121, </text:p>
            <text:p>  "players"=&gt;1, </text:p>
            <text:p>  "season"=&gt;2, </text:p>
            <text:p>  "action"=&gt;"getLira_2", </text:p>
            <text:p>  "bonus"=&gt;"", </text:p>
            <text:p>  "max"=&gt;1, </text:p>
            <text:p>  "stat"=&gt;"vit_action_give_tour",</text:p>
            <text:p>  "int"=&gt;0,</text:p>
            <text:p>  "set"=&gt;0,</text:p>
            <text:p> "des"=&gt;clienttranslate('Give tour to gain ${token_lira2}')),</text:p>
          </table:table-cell>
          <table:table-cell/>
          <table:table-cell table:formula="of:=&quot;  &quot;&amp;[.A8]&amp;&quot;:{x:0,y:0}, //&quot;&amp;[.B8]&amp;&quot; : &quot;&amp;[.D8]" office:value-type="string" office:string-value="  121:{x:0,y:0}, //1 : getLira_2" calcext:value-type="string">
            <text:p><text:s text:c="2"/>121:{x:0,y:0}, //1 : getLira_2</text:p>
          </table:table-cell>
          <table:table-cell table:number-columns-repeated="2"/>
          <table:table-cell table:formula="of:=&quot;  case '&quot;&amp;[.D8]&amp;&quot;+&quot;&amp;[.E8]&amp;&quot;':&quot;" office:value-type="string" office:string-value="  case 'getLira_2+':" calcext:value-type="string">
            <text:p><text:s text:c="2"/>case 'getLira_2+':</text:p>
          </table:table-cell>
        </table:table-row>
        <table:table-row table:style-name="ro8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Lira_2</text:p>
          </table:table-cell>
          <table:table-cell office:value-type="string" calcext:value-type="string">
            <text:p>getLira_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vit_action_give_tour</text:p>
          </table:table-cell>
          <table:table-cell table:style-name="ce21" office:value-type="string" calcext:value-type="string">
            <text:p><text:span text:style-name="T1">Give tour to gain</text:span> ${token_lira3}</text:p>
          </table:table-cell>
          <table:table-cell table:style-name="ce17" table:formula="of:=&quot;&quot; &amp; [.A9] &amp; &quot;=&gt;array( &quot;&amp;CHAR(10)&amp; &quot;  &quot;&quot;key&quot;&quot;=&gt;&quot;&amp;[.A9]&amp;&quot;, &quot;&amp;CHAR(10)&amp;  &quot;  &quot;&quot;players&quot;&quot;=&gt;&quot;&amp;[.B9]&amp;&quot;, &quot;&amp;CHAR(10)&amp;  &quot;  &quot;&quot;season&quot;&quot;=&gt;&quot;&amp;[.C9]&amp;&quot;, &quot;&amp;CHAR(10)&amp;  &quot;  &quot;&quot;action&quot;&quot;=&gt;&quot;&quot;&quot;&amp;[.D9]&amp;&quot;&quot;&quot;, &quot;&amp;CHAR(10)&amp;  &quot;  &quot;&quot;bonus&quot;&quot;=&gt;&quot;&quot;&quot;&amp;[.E9]&amp;&quot;&quot;&quot;, &quot;&amp;CHAR(10)&amp;  &quot;  &quot;&quot;max&quot;&quot;=&gt;&quot;&amp;[.F9]&amp;&quot;, &quot;&amp;CHAR(10)&amp;  &quot;  &quot;&quot;stat&quot;&quot;=&gt;&quot;&quot;&quot;&amp;[.I9]&amp;&quot;&quot;&quot;,&quot;&amp;CHAR(10)&amp;   &quot;  &quot;&quot;int&quot;&quot;=&gt;&quot;&amp;[.G9]&amp;&quot;,&quot;&amp;CHAR(10)&amp; &quot;  &quot;&quot;set&quot;&quot;=&gt;&quot;&amp;[.H9]&amp;&quot;,&quot;&amp;CHAR(10)&amp; &quot; &quot;&quot;des&quot;&quot;=&gt;clienttranslate('&quot;&amp;SUBSTITUTE ([.J9];&quot;'&quot;;&quot;\'&quot;)&amp;&quot;')),&quot;" office:value-type="string" office:string-value="122=&gt;array( &#10;  &quot;key&quot;=&gt;122, &#10;  &quot;players&quot;=&gt;3, &#10;  &quot;season&quot;=&gt;2, &#10;  &quot;action&quot;=&gt;&quot;getLira_2&quot;, &#10;  &quot;bonus&quot;=&gt;&quot;getLira_1&quot;, &#10;  &quot;max&quot;=&gt;1, &#10;  &quot;stat&quot;=&gt;&quot;vit_action_give_tour&quot;,&#10;  &quot;int&quot;=&gt;0,&#10;  &quot;set&quot;=&gt;0,&#10; &quot;des&quot;=&gt;clienttranslate('Give tour to gain ${token_lira3}'))," calcext:value-type="string">
            <text:p>122=&gt;array( </text:p>
            <text:p>  "key"=&gt;122, </text:p>
            <text:p>  "players"=&gt;3, </text:p>
            <text:p>  "season"=&gt;2, </text:p>
            <text:p>  "action"=&gt;"getLira_2", </text:p>
            <text:p>  "bonus"=&gt;"getLira_1", </text:p>
            <text:p>  "max"=&gt;1, </text:p>
            <text:p>  "stat"=&gt;"vit_action_give_tour",</text:p>
            <text:p>  "int"=&gt;0,</text:p>
            <text:p>  "set"=&gt;0,</text:p>
            <text:p> "des"=&gt;clienttranslate('Give tour to gain ${token_lira3}')),</text:p>
          </table:table-cell>
          <table:table-cell/>
          <table:table-cell table:formula="of:=&quot;  &quot;&amp;[.A9]&amp;&quot;:{x:0,y:0}, //&quot;&amp;[.B9]&amp;&quot; : &quot;&amp;[.D9]" office:value-type="string" office:string-value="  122:{x:0,y:0}, //3 : getLira_2" calcext:value-type="string">
            <text:p><text:s text:c="2"/>122:{x:0,y:0}, //3 : getLira_2</text:p>
          </table:table-cell>
          <table:table-cell table:number-columns-repeated="2"/>
          <table:table-cell table:formula="of:=&quot;  case '&quot;&amp;[.D9]&amp;&quot;+&quot;&amp;[.E9]&amp;&quot;':&quot;" office:value-type="string" office:string-value="  case 'getLira_2+getLira_1':" calcext:value-type="string">
            <text:p><text:s text:c="2"/>case 'getLira_2+getLira_1':</text:p>
          </table:table-cell>
        </table:table-row>
        <table:table-row table:style-name="ro8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Lira_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vit_action_give_tour</text:p>
          </table:table-cell>
          <table:table-cell table:style-name="ce21" office:value-type="string" calcext:value-type="string">
            <text:p><text:span text:style-name="T1">Give tour to gain</text:span> ${token_lira2}</text:p>
          </table:table-cell>
          <table:table-cell table:style-name="ce17" table:formula="of:=&quot;&quot; &amp; [.A10] &amp; &quot;=&gt;array( &quot;&amp;CHAR(10)&amp; &quot;  &quot;&quot;key&quot;&quot;=&gt;&quot;&amp;[.A10]&amp;&quot;, &quot;&amp;CHAR(10)&amp;  &quot;  &quot;&quot;players&quot;&quot;=&gt;&quot;&amp;[.B10]&amp;&quot;, &quot;&amp;CHAR(10)&amp;  &quot;  &quot;&quot;season&quot;&quot;=&gt;&quot;&amp;[.C10]&amp;&quot;, &quot;&amp;CHAR(10)&amp;  &quot;  &quot;&quot;action&quot;&quot;=&gt;&quot;&quot;&quot;&amp;[.D10]&amp;&quot;&quot;&quot;, &quot;&amp;CHAR(10)&amp;  &quot;  &quot;&quot;bonus&quot;&quot;=&gt;&quot;&quot;&quot;&amp;[.E10]&amp;&quot;&quot;&quot;, &quot;&amp;CHAR(10)&amp;  &quot;  &quot;&quot;max&quot;&quot;=&gt;&quot;&amp;[.F10]&amp;&quot;, &quot;&amp;CHAR(10)&amp;  &quot;  &quot;&quot;stat&quot;&quot;=&gt;&quot;&quot;&quot;&amp;[.I10]&amp;&quot;&quot;&quot;,&quot;&amp;CHAR(10)&amp;   &quot;  &quot;&quot;int&quot;&quot;=&gt;&quot;&amp;[.G10]&amp;&quot;,&quot;&amp;CHAR(10)&amp; &quot;  &quot;&quot;set&quot;&quot;=&gt;&quot;&amp;[.H10]&amp;&quot;,&quot;&amp;CHAR(10)&amp; &quot; &quot;&quot;des&quot;&quot;=&gt;clienttranslate('&quot;&amp;SUBSTITUTE ([.J10];&quot;'&quot;;&quot;\'&quot;)&amp;&quot;')),&quot;" office:value-type="string" office:string-value="123=&gt;array( &#10;  &quot;key&quot;=&gt;123, &#10;  &quot;players&quot;=&gt;5, &#10;  &quot;season&quot;=&gt;2, &#10;  &quot;action&quot;=&gt;&quot;getLira_2&quot;, &#10;  &quot;bonus&quot;=&gt;&quot;&quot;, &#10;  &quot;max&quot;=&gt;1, &#10;  &quot;stat&quot;=&gt;&quot;vit_action_give_tour&quot;,&#10;  &quot;int&quot;=&gt;0,&#10;  &quot;set&quot;=&gt;0,&#10; &quot;des&quot;=&gt;clienttranslate('Give tour to gain ${token_lira2}'))," calcext:value-type="string">
            <text:p>123=&gt;array( </text:p>
            <text:p>  "key"=&gt;123, </text:p>
            <text:p>  "players"=&gt;5, </text:p>
            <text:p>  "season"=&gt;2, </text:p>
            <text:p>  "action"=&gt;"getLira_2", </text:p>
            <text:p>  "bonus"=&gt;"", </text:p>
            <text:p>  "max"=&gt;1, </text:p>
            <text:p>  "stat"=&gt;"vit_action_give_tour",</text:p>
            <text:p>  "int"=&gt;0,</text:p>
            <text:p>  "set"=&gt;0,</text:p>
            <text:p> "des"=&gt;clienttranslate('Give tour to gain ${token_lira2}')),</text:p>
          </table:table-cell>
          <table:table-cell/>
          <table:table-cell table:formula="of:=&quot;  &quot;&amp;[.A10]&amp;&quot;:{x:0,y:0}, //&quot;&amp;[.B10]&amp;&quot; : &quot;&amp;[.D10]" office:value-type="string" office:string-value="  123:{x:0,y:0}, //5 : getLira_2" calcext:value-type="string">
            <text:p><text:s text:c="2"/>123:{x:0,y:0}, //5 : getLira_2</text:p>
          </table:table-cell>
          <table:table-cell table:number-columns-repeated="2"/>
          <table:table-cell table:formula="of:=&quot;  case '&quot;&amp;[.D10]&amp;&quot;+&quot;&amp;[.E10]&amp;&quot;':&quot;" office:value-type="string" office:string-value="  case 'getLira_2+':" calcext:value-type="string">
            <text:p><text:s text:c="2"/>case 'getLira_2+':</text:p>
          </table:table-cell>
        </table:table-row>
        <table:table-row table:style-name="ro8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Structure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build_structure</text:p>
          </table:table-cell>
          <table:table-cell table:style-name="ce21" office:value-type="string" calcext:value-type="string">
            <text:p>Build one structure</text:p>
          </table:table-cell>
          <table:table-cell table:style-name="ce17" table:formula="of:=&quot;&quot; &amp; [.A11] &amp; &quot;=&gt;array( &quot;&amp;CHAR(10)&amp; &quot;  &quot;&quot;key&quot;&quot;=&gt;&quot;&amp;[.A11]&amp;&quot;, &quot;&amp;CHAR(10)&amp;  &quot;  &quot;&quot;players&quot;&quot;=&gt;&quot;&amp;[.B11]&amp;&quot;, &quot;&amp;CHAR(10)&amp;  &quot;  &quot;&quot;season&quot;&quot;=&gt;&quot;&amp;[.C11]&amp;&quot;, &quot;&amp;CHAR(10)&amp;  &quot;  &quot;&quot;action&quot;&quot;=&gt;&quot;&quot;&quot;&amp;[.D11]&amp;&quot;&quot;&quot;, &quot;&amp;CHAR(10)&amp;  &quot;  &quot;&quot;bonus&quot;&quot;=&gt;&quot;&quot;&quot;&amp;[.E11]&amp;&quot;&quot;&quot;, &quot;&amp;CHAR(10)&amp;  &quot;  &quot;&quot;max&quot;&quot;=&gt;&quot;&amp;[.F11]&amp;&quot;, &quot;&amp;CHAR(10)&amp;  &quot;  &quot;&quot;stat&quot;&quot;=&gt;&quot;&quot;&quot;&amp;[.I11]&amp;&quot;&quot;&quot;,&quot;&amp;CHAR(10)&amp;   &quot;  &quot;&quot;int&quot;&quot;=&gt;&quot;&amp;[.G11]&amp;&quot;,&quot;&amp;CHAR(10)&amp; &quot;  &quot;&quot;set&quot;&quot;=&gt;&quot;&amp;[.H11]&amp;&quot;,&quot;&amp;CHAR(10)&amp; &quot; &quot;&quot;des&quot;&quot;=&gt;clienttranslate('&quot;&amp;SUBSTITUTE ([.J11];&quot;'&quot;;&quot;\'&quot;)&amp;&quot;')),&quot;" office:value-type="string" office:string-value="131=&gt;array( &#10;  &quot;key&quot;=&gt;131, &#10;  &quot;players&quot;=&gt;1, &#10;  &quot;season&quot;=&gt;2, &#10;  &quot;action&quot;=&gt;&quot;buildStructure_1&quot;, &#10;  &quot;bonus&quot;=&gt;&quot;&quot;, &#10;  &quot;max&quot;=&gt;1, &#10;  &quot;stat&quot;=&gt;&quot;vit_action_build_structure&quot;,&#10;  &quot;int&quot;=&gt;1,&#10;  &quot;set&quot;=&gt;0,&#10; &quot;des&quot;=&gt;clienttranslate('Build one structure'))," calcext:value-type="string">
            <text:p>131=&gt;array( </text:p>
            <text:p>  "key"=&gt;131, </text:p>
            <text:p>  "players"=&gt;1, </text:p>
            <text:p>  "season"=&gt;2, </text:p>
            <text:p>  "action"=&gt;"buildStructure_1", </text:p>
            <text:p>  "bonus"=&gt;"", </text:p>
            <text:p>  "max"=&gt;1, </text:p>
            <text:p>  "stat"=&gt;"vit_action_build_structure",</text:p>
            <text:p>  "int"=&gt;1,</text:p>
            <text:p>  "set"=&gt;0,</text:p>
            <text:p> "des"=&gt;clienttranslate('Build one structure')),</text:p>
          </table:table-cell>
          <table:table-cell/>
          <table:table-cell table:formula="of:=&quot;  &quot;&amp;[.A11]&amp;&quot;:{x:0,y:0}, //&quot;&amp;[.B11]&amp;&quot; : &quot;&amp;[.D11]" office:value-type="string" office:string-value="  131:{x:0,y:0}, //1 : buildStructure_1" calcext:value-type="string">
            <text:p><text:s text:c="2"/>131:{x:0,y:0}, //1 : buildStructure_1</text:p>
          </table:table-cell>
          <table:table-cell table:number-columns-repeated="2"/>
          <table:table-cell table:formula="of:=&quot;  case '&quot;&amp;[.D11]&amp;&quot;+&quot;&amp;[.E11]&amp;&quot;':&quot;" office:value-type="string" office:string-value="  case 'buildStructure_1+':" calcext:value-type="string">
            <text:p><text:s text:c="2"/>case 'buildStructure_1+':</text:p>
          </table:table-cell>
        </table:table-row>
        <table:table-row table:style-name="ro8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Structure_1</text:p>
          </table:table-cell>
          <table:table-cell office:value-type="string" calcext:value-type="string">
            <text:p>getDiscountLir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build_structure</text:p>
          </table:table-cell>
          <table:table-cell table:style-name="ce21" office:value-type="string" calcext:value-type="string">
            <text:p>Gain ${token_lira1} and build one structure</text:p>
          </table:table-cell>
          <table:table-cell table:style-name="ce17" table:formula="of:=&quot;&quot; &amp; [.A12] &amp; &quot;=&gt;array( &quot;&amp;CHAR(10)&amp; &quot;  &quot;&quot;key&quot;&quot;=&gt;&quot;&amp;[.A12]&amp;&quot;, &quot;&amp;CHAR(10)&amp;  &quot;  &quot;&quot;players&quot;&quot;=&gt;&quot;&amp;[.B12]&amp;&quot;, &quot;&amp;CHAR(10)&amp;  &quot;  &quot;&quot;season&quot;&quot;=&gt;&quot;&amp;[.C12]&amp;&quot;, &quot;&amp;CHAR(10)&amp;  &quot;  &quot;&quot;action&quot;&quot;=&gt;&quot;&quot;&quot;&amp;[.D12]&amp;&quot;&quot;&quot;, &quot;&amp;CHAR(10)&amp;  &quot;  &quot;&quot;bonus&quot;&quot;=&gt;&quot;&quot;&quot;&amp;[.E12]&amp;&quot;&quot;&quot;, &quot;&amp;CHAR(10)&amp;  &quot;  &quot;&quot;max&quot;&quot;=&gt;&quot;&amp;[.F12]&amp;&quot;, &quot;&amp;CHAR(10)&amp;  &quot;  &quot;&quot;stat&quot;&quot;=&gt;&quot;&quot;&quot;&amp;[.I12]&amp;&quot;&quot;&quot;,&quot;&amp;CHAR(10)&amp;   &quot;  &quot;&quot;int&quot;&quot;=&gt;&quot;&amp;[.G12]&amp;&quot;,&quot;&amp;CHAR(10)&amp; &quot;  &quot;&quot;set&quot;&quot;=&gt;&quot;&amp;[.H12]&amp;&quot;,&quot;&amp;CHAR(10)&amp; &quot; &quot;&quot;des&quot;&quot;=&gt;clienttranslate('&quot;&amp;SUBSTITUTE ([.J12];&quot;'&quot;;&quot;\'&quot;)&amp;&quot;')),&quot;" office:value-type="string" office:string-value="132=&gt;array( &#10;  &quot;key&quot;=&gt;132, &#10;  &quot;players&quot;=&gt;3, &#10;  &quot;season&quot;=&gt;2, &#10;  &quot;action&quot;=&gt;&quot;buildStructure_1&quot;, &#10;  &quot;bonus&quot;=&gt;&quot;getDiscountLira1&quot;, &#10;  &quot;max&quot;=&gt;1, &#10;  &quot;stat&quot;=&gt;&quot;vit_action_build_structure&quot;,&#10;  &quot;int&quot;=&gt;1,&#10;  &quot;set&quot;=&gt;0,&#10; &quot;des&quot;=&gt;clienttranslate('Gain ${token_lira1} and build one structure'))," calcext:value-type="string">
            <text:p>132=&gt;array( </text:p>
            <text:p>  "key"=&gt;132, </text:p>
            <text:p>  "players"=&gt;3, </text:p>
            <text:p>  "season"=&gt;2, </text:p>
            <text:p>  "action"=&gt;"buildStructure_1", </text:p>
            <text:p>  "bonus"=&gt;"getDiscountLira1", </text:p>
            <text:p>  "max"=&gt;1, </text:p>
            <text:p>  "stat"=&gt;"vit_action_build_structure",</text:p>
            <text:p>  "int"=&gt;1,</text:p>
            <text:p>  "set"=&gt;0,</text:p>
            <text:p> "des"=&gt;clienttranslate('Gain ${token_lira1} and build one structure')),</text:p>
          </table:table-cell>
          <table:table-cell/>
          <table:table-cell table:formula="of:=&quot;  &quot;&amp;[.A12]&amp;&quot;:{x:0,y:0}, //&quot;&amp;[.B12]&amp;&quot; : &quot;&amp;[.D12]" office:value-type="string" office:string-value="  132:{x:0,y:0}, //3 : buildStructure_1" calcext:value-type="string">
            <text:p><text:s text:c="2"/>132:{x:0,y:0}, //3 : buildStructure_1</text:p>
          </table:table-cell>
          <table:table-cell table:number-columns-repeated="2"/>
          <table:table-cell table:formula="of:=&quot;  case '&quot;&amp;[.D12]&amp;&quot;+&quot;&amp;[.E12]&amp;&quot;':&quot;" office:value-type="string" office:string-value="  case 'buildStructure_1+getDiscountLira1':" calcext:value-type="string">
            <text:p><text:s text:c="2"/>case 'buildStructure_1+getDiscountLira1':</text:p>
          </table:table-cell>
        </table:table-row>
        <table:table-row table:style-name="ro8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Structure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build_structure</text:p>
          </table:table-cell>
          <table:table-cell table:style-name="ce21" office:value-type="string" calcext:value-type="string">
            <text:p>Build one structure</text:p>
          </table:table-cell>
          <table:table-cell table:style-name="ce17" table:formula="of:=&quot;&quot; &amp; [.A13] &amp; &quot;=&gt;array( &quot;&amp;CHAR(10)&amp; &quot;  &quot;&quot;key&quot;&quot;=&gt;&quot;&amp;[.A13]&amp;&quot;, &quot;&amp;CHAR(10)&amp;  &quot;  &quot;&quot;players&quot;&quot;=&gt;&quot;&amp;[.B13]&amp;&quot;, &quot;&amp;CHAR(10)&amp;  &quot;  &quot;&quot;season&quot;&quot;=&gt;&quot;&amp;[.C13]&amp;&quot;, &quot;&amp;CHAR(10)&amp;  &quot;  &quot;&quot;action&quot;&quot;=&gt;&quot;&quot;&quot;&amp;[.D13]&amp;&quot;&quot;&quot;, &quot;&amp;CHAR(10)&amp;  &quot;  &quot;&quot;bonus&quot;&quot;=&gt;&quot;&quot;&quot;&amp;[.E13]&amp;&quot;&quot;&quot;, &quot;&amp;CHAR(10)&amp;  &quot;  &quot;&quot;max&quot;&quot;=&gt;&quot;&amp;[.F13]&amp;&quot;, &quot;&amp;CHAR(10)&amp;  &quot;  &quot;&quot;stat&quot;&quot;=&gt;&quot;&quot;&quot;&amp;[.I13]&amp;&quot;&quot;&quot;,&quot;&amp;CHAR(10)&amp;   &quot;  &quot;&quot;int&quot;&quot;=&gt;&quot;&amp;[.G13]&amp;&quot;,&quot;&amp;CHAR(10)&amp; &quot;  &quot;&quot;set&quot;&quot;=&gt;&quot;&amp;[.H13]&amp;&quot;,&quot;&amp;CHAR(10)&amp; &quot; &quot;&quot;des&quot;&quot;=&gt;clienttranslate('&quot;&amp;SUBSTITUTE ([.J13];&quot;'&quot;;&quot;\'&quot;)&amp;&quot;')),&quot;" office:value-type="string" office:string-value="133=&gt;array( &#10;  &quot;key&quot;=&gt;133, &#10;  &quot;players&quot;=&gt;5, &#10;  &quot;season&quot;=&gt;2, &#10;  &quot;action&quot;=&gt;&quot;buildStructure_1&quot;, &#10;  &quot;bonus&quot;=&gt;&quot;&quot;, &#10;  &quot;max&quot;=&gt;1, &#10;  &quot;stat&quot;=&gt;&quot;vit_action_build_structure&quot;,&#10;  &quot;int&quot;=&gt;1,&#10;  &quot;set&quot;=&gt;0,&#10; &quot;des&quot;=&gt;clienttranslate('Build one structure'))," calcext:value-type="string">
            <text:p>133=&gt;array( </text:p>
            <text:p>  "key"=&gt;133, </text:p>
            <text:p>  "players"=&gt;5, </text:p>
            <text:p>  "season"=&gt;2, </text:p>
            <text:p>  "action"=&gt;"buildStructure_1", </text:p>
            <text:p>  "bonus"=&gt;"", </text:p>
            <text:p>  "max"=&gt;1, </text:p>
            <text:p>  "stat"=&gt;"vit_action_build_structure",</text:p>
            <text:p>  "int"=&gt;1,</text:p>
            <text:p>  "set"=&gt;0,</text:p>
            <text:p> "des"=&gt;clienttranslate('Build one structure')),</text:p>
          </table:table-cell>
          <table:table-cell/>
          <table:table-cell table:formula="of:=&quot;  &quot;&amp;[.A13]&amp;&quot;:{x:0,y:0}, //&quot;&amp;[.B13]&amp;&quot; : &quot;&amp;[.D13]" office:value-type="string" office:string-value="  133:{x:0,y:0}, //5 : buildStructure_1" calcext:value-type="string">
            <text:p><text:s text:c="2"/>133:{x:0,y:0}, //5 : buildStructure_1</text:p>
          </table:table-cell>
          <table:table-cell table:number-columns-repeated="2"/>
          <table:table-cell table:formula="of:=&quot;  case '&quot;&amp;[.D13]&amp;&quot;+&quot;&amp;[.E13]&amp;&quot;':&quot;" office:value-type="string" office:string-value="  case 'buildStructure_1+':" calcext:value-type="string">
            <text:p><text:s text:c="2"/>case 'buildStructure_1+':</text:p>
          </table:table-cell>
        </table:table-row>
        <table:table-row table:style-name="ro8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Grapes_1|buySellVine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sell_grape_or_buy_sell_field</text:p>
          </table:table-cell>
          <table:table-cell table:style-name="ce21" office:value-type="string" calcext:value-type="string">
            <text:p>Sell at least one grape or buy/sell one field </text:p>
          </table:table-cell>
          <table:table-cell table:style-name="ce17" table:formula="of:=&quot;&quot; &amp; [.A14] &amp; &quot;=&gt;array( &quot;&amp;CHAR(10)&amp; &quot;  &quot;&quot;key&quot;&quot;=&gt;&quot;&amp;[.A14]&amp;&quot;, &quot;&amp;CHAR(10)&amp;  &quot;  &quot;&quot;players&quot;&quot;=&gt;&quot;&amp;[.B14]&amp;&quot;, &quot;&amp;CHAR(10)&amp;  &quot;  &quot;&quot;season&quot;&quot;=&gt;&quot;&amp;[.C14]&amp;&quot;, &quot;&amp;CHAR(10)&amp;  &quot;  &quot;&quot;action&quot;&quot;=&gt;&quot;&quot;&quot;&amp;[.D14]&amp;&quot;&quot;&quot;, &quot;&amp;CHAR(10)&amp;  &quot;  &quot;&quot;bonus&quot;&quot;=&gt;&quot;&quot;&quot;&amp;[.E14]&amp;&quot;&quot;&quot;, &quot;&amp;CHAR(10)&amp;  &quot;  &quot;&quot;max&quot;&quot;=&gt;&quot;&amp;[.F14]&amp;&quot;, &quot;&amp;CHAR(10)&amp;  &quot;  &quot;&quot;stat&quot;&quot;=&gt;&quot;&quot;&quot;&amp;[.I14]&amp;&quot;&quot;&quot;,&quot;&amp;CHAR(10)&amp;   &quot;  &quot;&quot;int&quot;&quot;=&gt;&quot;&amp;[.G14]&amp;&quot;,&quot;&amp;CHAR(10)&amp; &quot;  &quot;&quot;set&quot;&quot;=&gt;&quot;&amp;[.H14]&amp;&quot;,&quot;&amp;CHAR(10)&amp; &quot; &quot;&quot;des&quot;&quot;=&gt;clienttranslate('&quot;&amp;SUBSTITUTE ([.J14];&quot;'&quot;;&quot;\'&quot;)&amp;&quot;')),&quot;" office:value-type="string" office:string-value="141=&gt;array( &#10;  &quot;key&quot;=&gt;141, &#10;  &quot;players&quot;=&gt;1, &#10;  &quot;season&quot;=&gt;2, &#10;  &quot;action&quot;=&gt;&quot;sellGrapes_1|buySellVine_1&quot;, &#10;  &quot;bonus&quot;=&gt;&quot;&quot;, &#10;  &quot;max&quot;=&gt;1, &#10;  &quot;stat&quot;=&gt;&quot;vit_action_sell_grape_or_buy_sell_field&quot;,&#10;  &quot;int&quot;=&gt;1,&#10;  &quot;set&quot;=&gt;0,&#10; &quot;des&quot;=&gt;clienttranslate('Sell at least one grape or buy/sell one field '))," calcext:value-type="string">
            <text:p>141=&gt;array( </text:p>
            <text:p>  "key"=&gt;141, </text:p>
            <text:p>  "players"=&gt;1, </text:p>
            <text:p>  "season"=&gt;2, </text:p>
            <text:p>  "action"=&gt;"sellGrapes_1|buySellVine_1", </text:p>
            <text:p>  "bonus"=&gt;"", </text:p>
            <text:p>  "max"=&gt;1, </text:p>
            <text:p>  "stat"=&gt;"vit_action_sell_grape_or_buy_sell_field",</text:p>
            <text:p>  "int"=&gt;1,</text:p>
            <text:p>  "set"=&gt;0,</text:p>
            <text:p> "des"=&gt;clienttranslate('Sell at least one grape or buy/sell one field ')),</text:p>
          </table:table-cell>
          <table:table-cell/>
          <table:table-cell table:formula="of:=&quot;  &quot;&amp;[.A14]&amp;&quot;:{x:0,y:0}, //&quot;&amp;[.B14]&amp;&quot; : &quot;&amp;[.D14]" office:value-type="string" office:string-value="  141:{x:0,y:0}, //1 : sellGrapes_1|buySellVine_1" calcext:value-type="string">
            <text:p><text:s text:c="2"/>141:{x:0,y:0}, //1 : sellGrapes_1|buySellVine_1</text:p>
          </table:table-cell>
          <table:table-cell table:number-columns-repeated="2"/>
          <table:table-cell table:formula="of:=&quot;  case '&quot;&amp;[.D14]&amp;&quot;+&quot;&amp;[.E14]&amp;&quot;':&quot;" office:value-type="string" office:string-value="  case 'sellGrapes_1|buySellVine_1+':" calcext:value-type="string">
            <text:p><text:s text:c="2"/>case 'sellGrapes_1|buySellVine_1+':</text:p>
          </table:table-cell>
        </table:table-row>
        <table:table-row table:style-name="ro8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Grapes_1|buySellVine_1</text:p>
          </table:table-cell>
          <table:table-cell office:value-type="string" calcext:value-type="string">
            <text:p>getVp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sell_grape_or_buy_sell_field</text:p>
          </table:table-cell>
          <table:table-cell table:style-name="ce21" office:value-type="string" calcext:value-type="string">
            <text:p>Sell at least one grape or buy/sell one field and get a victory point <text:s/>${token_vp1}</text:p>
          </table:table-cell>
          <table:table-cell table:style-name="ce17" table:formula="of:=&quot;&quot; &amp; [.A15] &amp; &quot;=&gt;array( &quot;&amp;CHAR(10)&amp; &quot;  &quot;&quot;key&quot;&quot;=&gt;&quot;&amp;[.A15]&amp;&quot;, &quot;&amp;CHAR(10)&amp;  &quot;  &quot;&quot;players&quot;&quot;=&gt;&quot;&amp;[.B15]&amp;&quot;, &quot;&amp;CHAR(10)&amp;  &quot;  &quot;&quot;season&quot;&quot;=&gt;&quot;&amp;[.C15]&amp;&quot;, &quot;&amp;CHAR(10)&amp;  &quot;  &quot;&quot;action&quot;&quot;=&gt;&quot;&quot;&quot;&amp;[.D15]&amp;&quot;&quot;&quot;, &quot;&amp;CHAR(10)&amp;  &quot;  &quot;&quot;bonus&quot;&quot;=&gt;&quot;&quot;&quot;&amp;[.E15]&amp;&quot;&quot;&quot;, &quot;&amp;CHAR(10)&amp;  &quot;  &quot;&quot;max&quot;&quot;=&gt;&quot;&amp;[.F15]&amp;&quot;, &quot;&amp;CHAR(10)&amp;  &quot;  &quot;&quot;stat&quot;&quot;=&gt;&quot;&quot;&quot;&amp;[.I15]&amp;&quot;&quot;&quot;,&quot;&amp;CHAR(10)&amp;   &quot;  &quot;&quot;int&quot;&quot;=&gt;&quot;&amp;[.G15]&amp;&quot;,&quot;&amp;CHAR(10)&amp; &quot;  &quot;&quot;set&quot;&quot;=&gt;&quot;&amp;[.H15]&amp;&quot;,&quot;&amp;CHAR(10)&amp; &quot; &quot;&quot;des&quot;&quot;=&gt;clienttranslate('&quot;&amp;SUBSTITUTE ([.J15];&quot;'&quot;;&quot;\'&quot;)&amp;&quot;')),&quot;" office:value-type="string" office:string-value="142=&gt;array( &#10;  &quot;key&quot;=&gt;142, &#10;  &quot;players&quot;=&gt;3, &#10;  &quot;season&quot;=&gt;2, &#10;  &quot;action&quot;=&gt;&quot;sellGrapes_1|buySellVine_1&quot;, &#10;  &quot;bonus&quot;=&gt;&quot;getVp_1&quot;, &#10;  &quot;max&quot;=&gt;1, &#10;  &quot;stat&quot;=&gt;&quot;vit_action_sell_grape_or_buy_sell_field&quot;,&#10;  &quot;int&quot;=&gt;1,&#10;  &quot;set&quot;=&gt;0,&#10; &quot;des&quot;=&gt;clienttranslate('Sell at least one grape or buy/sell one field and get a victory point  ${token_vp1}'))," calcext:value-type="string">
            <text:p>142=&gt;array( </text:p>
            <text:p>  "key"=&gt;142, </text:p>
            <text:p>  "players"=&gt;3, </text:p>
            <text:p>  "season"=&gt;2, </text:p>
            <text:p>  "action"=&gt;"sellGrapes_1|buySellVine_1", </text:p>
            <text:p>  "bonus"=&gt;"getVp_1", </text:p>
            <text:p>  "max"=&gt;1, </text:p>
            <text:p>  "stat"=&gt;"vit_action_sell_grape_or_buy_sell_field",</text:p>
            <text:p>  "int"=&gt;1,</text:p>
            <text:p>  "set"=&gt;0,</text:p>
            <text:p> "des"=&gt;clienttranslate('Sell at least one grape or buy/sell one field and get a victory point  ${token_vp1}')),</text:p>
          </table:table-cell>
          <table:table-cell/>
          <table:table-cell table:formula="of:=&quot;  &quot;&amp;[.A15]&amp;&quot;:{x:0,y:0}, //&quot;&amp;[.B15]&amp;&quot; : &quot;&amp;[.D15]" office:value-type="string" office:string-value="  142:{x:0,y:0}, //3 : sellGrapes_1|buySellVine_1" calcext:value-type="string">
            <text:p><text:s text:c="2"/>142:{x:0,y:0}, //3 : sellGrapes_1|buySellVine_1</text:p>
          </table:table-cell>
          <table:table-cell table:number-columns-repeated="2"/>
          <table:table-cell table:formula="of:=&quot;  case '&quot;&amp;[.D15]&amp;&quot;+&quot;&amp;[.E15]&amp;&quot;':&quot;" office:value-type="string" office:string-value="  case 'sellGrapes_1|buySellVine_1+getVp_1':" calcext:value-type="string">
            <text:p><text:s text:c="2"/>case 'sellGrapes_1|buySellVine_1+getVp_1':</text:p>
          </table:table-cell>
        </table:table-row>
        <table:table-row table:style-name="ro8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Grapes_1|buySellVine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sell_grape_or_buy_sell_field</text:p>
          </table:table-cell>
          <table:table-cell table:style-name="ce21" office:value-type="string" calcext:value-type="string">
            <text:p>Sell at least one grape or buy/sell one field </text:p>
          </table:table-cell>
          <table:table-cell table:style-name="ce17" table:formula="of:=&quot;&quot; &amp; [.A16] &amp; &quot;=&gt;array( &quot;&amp;CHAR(10)&amp; &quot;  &quot;&quot;key&quot;&quot;=&gt;&quot;&amp;[.A16]&amp;&quot;, &quot;&amp;CHAR(10)&amp;  &quot;  &quot;&quot;players&quot;&quot;=&gt;&quot;&amp;[.B16]&amp;&quot;, &quot;&amp;CHAR(10)&amp;  &quot;  &quot;&quot;season&quot;&quot;=&gt;&quot;&amp;[.C16]&amp;&quot;, &quot;&amp;CHAR(10)&amp;  &quot;  &quot;&quot;action&quot;&quot;=&gt;&quot;&quot;&quot;&amp;[.D16]&amp;&quot;&quot;&quot;, &quot;&amp;CHAR(10)&amp;  &quot;  &quot;&quot;bonus&quot;&quot;=&gt;&quot;&quot;&quot;&amp;[.E16]&amp;&quot;&quot;&quot;, &quot;&amp;CHAR(10)&amp;  &quot;  &quot;&quot;max&quot;&quot;=&gt;&quot;&amp;[.F16]&amp;&quot;, &quot;&amp;CHAR(10)&amp;  &quot;  &quot;&quot;stat&quot;&quot;=&gt;&quot;&quot;&quot;&amp;[.I16]&amp;&quot;&quot;&quot;,&quot;&amp;CHAR(10)&amp;   &quot;  &quot;&quot;int&quot;&quot;=&gt;&quot;&amp;[.G16]&amp;&quot;,&quot;&amp;CHAR(10)&amp; &quot;  &quot;&quot;set&quot;&quot;=&gt;&quot;&amp;[.H16]&amp;&quot;,&quot;&amp;CHAR(10)&amp; &quot; &quot;&quot;des&quot;&quot;=&gt;clienttranslate('&quot;&amp;SUBSTITUTE ([.J16];&quot;'&quot;;&quot;\'&quot;)&amp;&quot;')),&quot;" office:value-type="string" office:string-value="143=&gt;array( &#10;  &quot;key&quot;=&gt;143, &#10;  &quot;players&quot;=&gt;5, &#10;  &quot;season&quot;=&gt;2, &#10;  &quot;action&quot;=&gt;&quot;sellGrapes_1|buySellVine_1&quot;, &#10;  &quot;bonus&quot;=&gt;&quot;&quot;, &#10;  &quot;max&quot;=&gt;1, &#10;  &quot;stat&quot;=&gt;&quot;vit_action_sell_grape_or_buy_sell_field&quot;,&#10;  &quot;int&quot;=&gt;1,&#10;  &quot;set&quot;=&gt;0,&#10; &quot;des&quot;=&gt;clienttranslate('Sell at least one grape or buy/sell one field '))," calcext:value-type="string">
            <text:p>143=&gt;array( </text:p>
            <text:p>  "key"=&gt;143, </text:p>
            <text:p>  "players"=&gt;5, </text:p>
            <text:p>  "season"=&gt;2, </text:p>
            <text:p>  "action"=&gt;"sellGrapes_1|buySellVine_1", </text:p>
            <text:p>  "bonus"=&gt;"", </text:p>
            <text:p>  "max"=&gt;1, </text:p>
            <text:p>  "stat"=&gt;"vit_action_sell_grape_or_buy_sell_field",</text:p>
            <text:p>  "int"=&gt;1,</text:p>
            <text:p>  "set"=&gt;0,</text:p>
            <text:p> "des"=&gt;clienttranslate('Sell at least one grape or buy/sell one field ')),</text:p>
          </table:table-cell>
          <table:table-cell/>
          <table:table-cell table:formula="of:=&quot;  &quot;&amp;[.A16]&amp;&quot;:{x:0,y:0}, //&quot;&amp;[.B16]&amp;&quot; : &quot;&amp;[.D16]" office:value-type="string" office:string-value="  143:{x:0,y:0}, //5 : sellGrapes_1|buySellVine_1" calcext:value-type="string">
            <text:p><text:s text:c="2"/>143:{x:0,y:0}, //5 : sellGrapes_1|buySellVine_1</text:p>
          </table:table-cell>
          <table:table-cell table:number-columns-repeated="2"/>
          <table:table-cell table:formula="of:=&quot;  case '&quot;&amp;[.D16]&amp;&quot;+&quot;&amp;[.E16]&amp;&quot;':&quot;" office:value-type="string" office:string-value="  case 'sellGrapes_1|buySellVine_1+':" calcext:value-type="string">
            <text:p><text:s text:c="2"/>case 'sellGrapes_1|buySellVine_1+':</text:p>
          </table:table-cell>
        </table:table-row>
        <table:table-row table:style-name="ro8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plant</text:p>
          </table:table-cell>
          <table:table-cell table:style-name="ce21" office:value-type="string" calcext:value-type="string">
            <text:p>Plant a vine card ${token_greenCard}</text:p>
          </table:table-cell>
          <table:table-cell table:style-name="ce17" table:formula="of:=&quot;&quot; &amp; [.A17] &amp; &quot;=&gt;array( &quot;&amp;CHAR(10)&amp; &quot;  &quot;&quot;key&quot;&quot;=&gt;&quot;&amp;[.A17]&amp;&quot;, &quot;&amp;CHAR(10)&amp;  &quot;  &quot;&quot;players&quot;&quot;=&gt;&quot;&amp;[.B17]&amp;&quot;, &quot;&amp;CHAR(10)&amp;  &quot;  &quot;&quot;season&quot;&quot;=&gt;&quot;&amp;[.C17]&amp;&quot;, &quot;&amp;CHAR(10)&amp;  &quot;  &quot;&quot;action&quot;&quot;=&gt;&quot;&quot;&quot;&amp;[.D17]&amp;&quot;&quot;&quot;, &quot;&amp;CHAR(10)&amp;  &quot;  &quot;&quot;bonus&quot;&quot;=&gt;&quot;&quot;&quot;&amp;[.E17]&amp;&quot;&quot;&quot;, &quot;&amp;CHAR(10)&amp;  &quot;  &quot;&quot;max&quot;&quot;=&gt;&quot;&amp;[.F17]&amp;&quot;, &quot;&amp;CHAR(10)&amp;  &quot;  &quot;&quot;stat&quot;&quot;=&gt;&quot;&quot;&quot;&amp;[.I17]&amp;&quot;&quot;&quot;,&quot;&amp;CHAR(10)&amp;   &quot;  &quot;&quot;int&quot;&quot;=&gt;&quot;&amp;[.G17]&amp;&quot;,&quot;&amp;CHAR(10)&amp; &quot;  &quot;&quot;set&quot;&quot;=&gt;&quot;&amp;[.H17]&amp;&quot;,&quot;&amp;CHAR(10)&amp; &quot; &quot;&quot;des&quot;&quot;=&gt;clienttranslate('&quot;&amp;SUBSTITUTE ([.J17];&quot;'&quot;;&quot;\'&quot;)&amp;&quot;')),&quot;" office:value-type="string" office:string-value="151=&gt;array( &#10;  &quot;key&quot;=&gt;151, &#10;  &quot;players&quot;=&gt;1, &#10;  &quot;season&quot;=&gt;2, &#10;  &quot;action&quot;=&gt;&quot;plant_1&quot;, &#10;  &quot;bonus&quot;=&gt;&quot;&quot;, &#10;  &quot;max&quot;=&gt;1, &#10;  &quot;stat&quot;=&gt;&quot;vit_action_plant&quot;,&#10;  &quot;int&quot;=&gt;1,&#10;  &quot;set&quot;=&gt;0,&#10; &quot;des&quot;=&gt;clienttranslate('Plant a vine card ${token_greenCard}'))," calcext:value-type="string">
            <text:p>151=&gt;array( </text:p>
            <text:p>  "key"=&gt;151, </text:p>
            <text:p>  "players"=&gt;1, </text:p>
            <text:p>  "season"=&gt;2, </text:p>
            <text:p>  "action"=&gt;"plant_1", </text:p>
            <text:p>  "bonus"=&gt;"", </text:p>
            <text:p>  "max"=&gt;1, </text:p>
            <text:p>  "stat"=&gt;"vit_action_plant",</text:p>
            <text:p>  "int"=&gt;1,</text:p>
            <text:p>  "set"=&gt;0,</text:p>
            <text:p> "des"=&gt;clienttranslate('Plant a vine card ${token_greenCard}')),</text:p>
          </table:table-cell>
          <table:table-cell/>
          <table:table-cell table:formula="of:=&quot;  &quot;&amp;[.A17]&amp;&quot;:{x:0,y:0}, //&quot;&amp;[.B17]&amp;&quot; : &quot;&amp;[.D17]" office:value-type="string" office:string-value="  151:{x:0,y:0}, //1 : plant_1" calcext:value-type="string">
            <text:p><text:s text:c="2"/>151:{x:0,y:0}, //1 : plant_1</text:p>
          </table:table-cell>
          <table:table-cell table:number-columns-repeated="2"/>
          <table:table-cell table:formula="of:=&quot;  case '&quot;&amp;[.D17]&amp;&quot;+&quot;&amp;[.E17]&amp;&quot;':&quot;" office:value-type="string" office:string-value="  case 'plant_1+':" calcext:value-type="string">
            <text:p><text:s text:c="2"/>case 'plant_1+':</text:p>
          </table:table-cell>
        </table:table-row>
        <table:table-row table:style-name="ro8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lant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plant</text:p>
          </table:table-cell>
          <table:table-cell table:style-name="ce21" office:value-type="string" calcext:value-type="string">
            <text:p>Plant two vine cards ${token_greenCard}</text:p>
          </table:table-cell>
          <table:table-cell table:style-name="ce17" table:formula="of:=&quot;&quot; &amp; [.A18] &amp; &quot;=&gt;array( &quot;&amp;CHAR(10)&amp; &quot;  &quot;&quot;key&quot;&quot;=&gt;&quot;&amp;[.A18]&amp;&quot;, &quot;&amp;CHAR(10)&amp;  &quot;  &quot;&quot;players&quot;&quot;=&gt;&quot;&amp;[.B18]&amp;&quot;, &quot;&amp;CHAR(10)&amp;  &quot;  &quot;&quot;season&quot;&quot;=&gt;&quot;&amp;[.C18]&amp;&quot;, &quot;&amp;CHAR(10)&amp;  &quot;  &quot;&quot;action&quot;&quot;=&gt;&quot;&quot;&quot;&amp;[.D18]&amp;&quot;&quot;&quot;, &quot;&amp;CHAR(10)&amp;  &quot;  &quot;&quot;bonus&quot;&quot;=&gt;&quot;&quot;&quot;&amp;[.E18]&amp;&quot;&quot;&quot;, &quot;&amp;CHAR(10)&amp;  &quot;  &quot;&quot;max&quot;&quot;=&gt;&quot;&amp;[.F18]&amp;&quot;, &quot;&amp;CHAR(10)&amp;  &quot;  &quot;&quot;stat&quot;&quot;=&gt;&quot;&quot;&quot;&amp;[.I18]&amp;&quot;&quot;&quot;,&quot;&amp;CHAR(10)&amp;   &quot;  &quot;&quot;int&quot;&quot;=&gt;&quot;&amp;[.G18]&amp;&quot;,&quot;&amp;CHAR(10)&amp; &quot;  &quot;&quot;set&quot;&quot;=&gt;&quot;&amp;[.H18]&amp;&quot;,&quot;&amp;CHAR(10)&amp; &quot; &quot;&quot;des&quot;&quot;=&gt;clienttranslate('&quot;&amp;SUBSTITUTE ([.J18];&quot;'&quot;;&quot;\'&quot;)&amp;&quot;')),&quot;" office:value-type="string" office:string-value="152=&gt;array( &#10;  &quot;key&quot;=&gt;152, &#10;  &quot;players&quot;=&gt;3, &#10;  &quot;season&quot;=&gt;2, &#10;  &quot;action&quot;=&gt;&quot;plant_1&quot;, &#10;  &quot;bonus&quot;=&gt;&quot;plant_1&quot;, &#10;  &quot;max&quot;=&gt;1, &#10;  &quot;stat&quot;=&gt;&quot;vit_action_plant&quot;,&#10;  &quot;int&quot;=&gt;1,&#10;  &quot;set&quot;=&gt;0,&#10; &quot;des&quot;=&gt;clienttranslate('Plant two vine cards ${token_greenCard}'))," calcext:value-type="string">
            <text:p>152=&gt;array( </text:p>
            <text:p>  "key"=&gt;152, </text:p>
            <text:p>  "players"=&gt;3, </text:p>
            <text:p>  "season"=&gt;2, </text:p>
            <text:p>  "action"=&gt;"plant_1", </text:p>
            <text:p>  "bonus"=&gt;"plant_1", </text:p>
            <text:p>  "max"=&gt;1, </text:p>
            <text:p>  "stat"=&gt;"vit_action_plant",</text:p>
            <text:p>  "int"=&gt;1,</text:p>
            <text:p>  "set"=&gt;0,</text:p>
            <text:p> "des"=&gt;clienttranslate('Plant two vine cards ${token_greenCard}')),</text:p>
          </table:table-cell>
          <table:table-cell/>
          <table:table-cell table:formula="of:=&quot;  &quot;&amp;[.A18]&amp;&quot;:{x:0,y:0}, //&quot;&amp;[.B18]&amp;&quot; : &quot;&amp;[.D18]" office:value-type="string" office:string-value="  152:{x:0,y:0}, //3 : plant_1" calcext:value-type="string">
            <text:p><text:s text:c="2"/>152:{x:0,y:0}, //3 : plant_1</text:p>
          </table:table-cell>
          <table:table-cell table:number-columns-repeated="2"/>
          <table:table-cell table:formula="of:=&quot;  case '&quot;&amp;[.D18]&amp;&quot;+&quot;&amp;[.E18]&amp;&quot;':&quot;" office:value-type="string" office:string-value="  case 'plant_1+plant_1':" calcext:value-type="string">
            <text:p><text:s text:c="2"/>case 'plant_1+plant_1':</text:p>
          </table:table-cell>
        </table:table-row>
        <table:table-row table:style-name="ro8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plant</text:p>
          </table:table-cell>
          <table:table-cell table:style-name="ce21" office:value-type="string" calcext:value-type="string">
            <text:p>Plant a vine card ${token_greenCard}</text:p>
          </table:table-cell>
          <table:table-cell table:style-name="ce17" table:formula="of:=&quot;&quot; &amp; [.A19] &amp; &quot;=&gt;array( &quot;&amp;CHAR(10)&amp; &quot;  &quot;&quot;key&quot;&quot;=&gt;&quot;&amp;[.A19]&amp;&quot;, &quot;&amp;CHAR(10)&amp;  &quot;  &quot;&quot;players&quot;&quot;=&gt;&quot;&amp;[.B19]&amp;&quot;, &quot;&amp;CHAR(10)&amp;  &quot;  &quot;&quot;season&quot;&quot;=&gt;&quot;&amp;[.C19]&amp;&quot;, &quot;&amp;CHAR(10)&amp;  &quot;  &quot;&quot;action&quot;&quot;=&gt;&quot;&quot;&quot;&amp;[.D19]&amp;&quot;&quot;&quot;, &quot;&amp;CHAR(10)&amp;  &quot;  &quot;&quot;bonus&quot;&quot;=&gt;&quot;&quot;&quot;&amp;[.E19]&amp;&quot;&quot;&quot;, &quot;&amp;CHAR(10)&amp;  &quot;  &quot;&quot;max&quot;&quot;=&gt;&quot;&amp;[.F19]&amp;&quot;, &quot;&amp;CHAR(10)&amp;  &quot;  &quot;&quot;stat&quot;&quot;=&gt;&quot;&quot;&quot;&amp;[.I19]&amp;&quot;&quot;&quot;,&quot;&amp;CHAR(10)&amp;   &quot;  &quot;&quot;int&quot;&quot;=&gt;&quot;&amp;[.G19]&amp;&quot;,&quot;&amp;CHAR(10)&amp; &quot;  &quot;&quot;set&quot;&quot;=&gt;&quot;&amp;[.H19]&amp;&quot;,&quot;&amp;CHAR(10)&amp; &quot; &quot;&quot;des&quot;&quot;=&gt;clienttranslate('&quot;&amp;SUBSTITUTE ([.J19];&quot;'&quot;;&quot;\'&quot;)&amp;&quot;')),&quot;" office:value-type="string" office:string-value="153=&gt;array( &#10;  &quot;key&quot;=&gt;153, &#10;  &quot;players&quot;=&gt;5, &#10;  &quot;season&quot;=&gt;2, &#10;  &quot;action&quot;=&gt;&quot;plant_1&quot;, &#10;  &quot;bonus&quot;=&gt;&quot;&quot;, &#10;  &quot;max&quot;=&gt;1, &#10;  &quot;stat&quot;=&gt;&quot;vit_action_plant&quot;,&#10;  &quot;int&quot;=&gt;1,&#10;  &quot;set&quot;=&gt;0,&#10; &quot;des&quot;=&gt;clienttranslate('Plant a vine card ${token_greenCard}'))," calcext:value-type="string">
            <text:p>153=&gt;array( </text:p>
            <text:p>  "key"=&gt;153, </text:p>
            <text:p>  "players"=&gt;5, </text:p>
            <text:p>  "season"=&gt;2, </text:p>
            <text:p>  "action"=&gt;"plant_1", </text:p>
            <text:p>  "bonus"=&gt;"", </text:p>
            <text:p>  "max"=&gt;1, </text:p>
            <text:p>  "stat"=&gt;"vit_action_plant",</text:p>
            <text:p>  "int"=&gt;1,</text:p>
            <text:p>  "set"=&gt;0,</text:p>
            <text:p> "des"=&gt;clienttranslate('Plant a vine card ${token_greenCard}')),</text:p>
          </table:table-cell>
          <table:table-cell/>
          <table:table-cell table:formula="of:=&quot;  &quot;&amp;[.A19]&amp;&quot;:{x:0,y:0}, //&quot;&amp;[.B19]&amp;&quot; : &quot;&amp;[.D19]" office:value-type="string" office:string-value="  153:{x:0,y:0}, //5 : plant_1" calcext:value-type="string">
            <text:p><text:s text:c="2"/>153:{x:0,y:0}, //5 : plant_1</text:p>
          </table:table-cell>
          <table:table-cell table:number-columns-repeated="2"/>
          <table:table-cell table:formula="of:=&quot;  case '&quot;&amp;[.D19]&amp;&quot;+&quot;&amp;[.E19]&amp;&quot;':&quot;" office:value-type="string" office:string-value="  case 'plant_1+':" calcext:value-type="string">
            <text:p><text:s text:c="2"/>case 'plant_1+':</text:p>
          </table:table-cell>
        </table:table-row>
        <table:table-row table:style-name="ro8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PurpleCard_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vit_action_draw_purple_card</text:p>
          </table:table-cell>
          <table:table-cell table:style-name="ce21" office:value-type="string" calcext:value-type="string">
            <text:p>Draw a wine order card ${token_purpleCardPlus}</text:p>
          </table:table-cell>
          <table:table-cell table:style-name="ce17" table:formula="of:=&quot;&quot; &amp; [.A20] &amp; &quot;=&gt;array( &quot;&amp;CHAR(10)&amp; &quot;  &quot;&quot;key&quot;&quot;=&gt;&quot;&amp;[.A20]&amp;&quot;, &quot;&amp;CHAR(10)&amp;  &quot;  &quot;&quot;players&quot;&quot;=&gt;&quot;&amp;[.B20]&amp;&quot;, &quot;&amp;CHAR(10)&amp;  &quot;  &quot;&quot;season&quot;&quot;=&gt;&quot;&amp;[.C20]&amp;&quot;, &quot;&amp;CHAR(10)&amp;  &quot;  &quot;&quot;action&quot;&quot;=&gt;&quot;&quot;&quot;&amp;[.D20]&amp;&quot;&quot;&quot;, &quot;&amp;CHAR(10)&amp;  &quot;  &quot;&quot;bonus&quot;&quot;=&gt;&quot;&quot;&quot;&amp;[.E20]&amp;&quot;&quot;&quot;, &quot;&amp;CHAR(10)&amp;  &quot;  &quot;&quot;max&quot;&quot;=&gt;&quot;&amp;[.F20]&amp;&quot;, &quot;&amp;CHAR(10)&amp;  &quot;  &quot;&quot;stat&quot;&quot;=&gt;&quot;&quot;&quot;&amp;[.I20]&amp;&quot;&quot;&quot;,&quot;&amp;CHAR(10)&amp;   &quot;  &quot;&quot;int&quot;&quot;=&gt;&quot;&amp;[.G20]&amp;&quot;,&quot;&amp;CHAR(10)&amp; &quot;  &quot;&quot;set&quot;&quot;=&gt;&quot;&amp;[.H20]&amp;&quot;,&quot;&amp;CHAR(10)&amp; &quot; &quot;&quot;des&quot;&quot;=&gt;clienttranslate('&quot;&amp;SUBSTITUTE ([.J20];&quot;'&quot;;&quot;\'&quot;)&amp;&quot;')),&quot;" office:value-type="string" office:string-value="301=&gt;array( &#10;  &quot;key&quot;=&gt;301, &#10;  &quot;players&quot;=&gt;1, &#10;  &quot;season&quot;=&gt;4, &#10;  &quot;action&quot;=&gt;&quot;drawPurpleCard_1&quot;, &#10;  &quot;bonus&quot;=&gt;&quot;&quot;, &#10;  &quot;max&quot;=&gt;1, &#10;  &quot;stat&quot;=&gt;&quot;vit_action_draw_purple_card&quot;,&#10;  &quot;int&quot;=&gt;0,&#10;  &quot;set&quot;=&gt;0,&#10; &quot;des&quot;=&gt;clienttranslate('Draw a wine order card ${token_purpleCardPlus}'))," calcext:value-type="string">
            <text:p>301=&gt;array( </text:p>
            <text:p>  "key"=&gt;301, </text:p>
            <text:p>  "players"=&gt;1, </text:p>
            <text:p>  "season"=&gt;4, </text:p>
            <text:p>  "action"=&gt;"drawPurpleCard_1", </text:p>
            <text:p>  "bonus"=&gt;"", </text:p>
            <text:p>  "max"=&gt;1, </text:p>
            <text:p>  "stat"=&gt;"vit_action_draw_purple_card",</text:p>
            <text:p>  "int"=&gt;0,</text:p>
            <text:p>  "set"=&gt;0,</text:p>
            <text:p> "des"=&gt;clienttranslate('Draw a wine order card ${token_purpleCardPlus}')),</text:p>
          </table:table-cell>
          <table:table-cell/>
          <table:table-cell table:formula="of:=&quot;  &quot;&amp;[.A20]&amp;&quot;:{x:0,y:0}, //&quot;&amp;[.B20]&amp;&quot; : &quot;&amp;[.D20]" office:value-type="string" office:string-value="  301:{x:0,y:0}, //1 : drawPurpleCard_1" calcext:value-type="string">
            <text:p><text:s text:c="2"/>301:{x:0,y:0}, //1 : drawPurpleCard_1</text:p>
          </table:table-cell>
          <table:table-cell table:number-columns-repeated="2"/>
          <table:table-cell table:formula="of:=&quot;  case '&quot;&amp;[.D20]&amp;&quot;+&quot;&amp;[.E20]&amp;&quot;':&quot;" office:value-type="string" office:string-value="  case 'drawPurpleCard_1+':" calcext:value-type="string">
            <text:p><text:s text:c="2"/>case 'drawPurpleCard_1+':</text:p>
          </table:table-cell>
        </table:table-row>
        <table:table-row table:style-name="ro8"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rawPurpleCard_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vit_action_draw_purple_card</text:p>
          </table:table-cell>
          <table:table-cell table:style-name="ce21" office:value-type="string" calcext:value-type="string">
            <text:p>Draw two wine orders ${token_purpleCardPlus}</text:p>
          </table:table-cell>
          <table:table-cell table:style-name="ce17" table:formula="of:=&quot;&quot; &amp; [.A21] &amp; &quot;=&gt;array( &quot;&amp;CHAR(10)&amp; &quot;  &quot;&quot;key&quot;&quot;=&gt;&quot;&amp;[.A21]&amp;&quot;, &quot;&amp;CHAR(10)&amp;  &quot;  &quot;&quot;players&quot;&quot;=&gt;&quot;&amp;[.B21]&amp;&quot;, &quot;&amp;CHAR(10)&amp;  &quot;  &quot;&quot;season&quot;&quot;=&gt;&quot;&amp;[.C21]&amp;&quot;, &quot;&amp;CHAR(10)&amp;  &quot;  &quot;&quot;action&quot;&quot;=&gt;&quot;&quot;&quot;&amp;[.D21]&amp;&quot;&quot;&quot;, &quot;&amp;CHAR(10)&amp;  &quot;  &quot;&quot;bonus&quot;&quot;=&gt;&quot;&quot;&quot;&amp;[.E21]&amp;&quot;&quot;&quot;, &quot;&amp;CHAR(10)&amp;  &quot;  &quot;&quot;max&quot;&quot;=&gt;&quot;&amp;[.F21]&amp;&quot;, &quot;&amp;CHAR(10)&amp;  &quot;  &quot;&quot;stat&quot;&quot;=&gt;&quot;&quot;&quot;&amp;[.I21]&amp;&quot;&quot;&quot;,&quot;&amp;CHAR(10)&amp;   &quot;  &quot;&quot;int&quot;&quot;=&gt;&quot;&amp;[.G21]&amp;&quot;,&quot;&amp;CHAR(10)&amp; &quot;  &quot;&quot;set&quot;&quot;=&gt;&quot;&amp;[.H21]&amp;&quot;,&quot;&amp;CHAR(10)&amp; &quot; &quot;&quot;des&quot;&quot;=&gt;clienttranslate('&quot;&amp;SUBSTITUTE ([.J21];&quot;'&quot;;&quot;\'&quot;)&amp;&quot;')),&quot;" office:value-type="string" office:string-value="302=&gt;array( &#10;  &quot;key&quot;=&gt;302, &#10;  &quot;players&quot;=&gt;3, &#10;  &quot;season&quot;=&gt;4, &#10;  &quot;action&quot;=&gt;&quot;drawPurpleCard_1&quot;, &#10;  &quot;bonus&quot;=&gt;&quot;drawPurpleCard_1&quot;, &#10;  &quot;max&quot;=&gt;1, &#10;  &quot;stat&quot;=&gt;&quot;vit_action_draw_purple_card&quot;,&#10;  &quot;int&quot;=&gt;0,&#10;  &quot;set&quot;=&gt;0,&#10; &quot;des&quot;=&gt;clienttranslate('Draw two wine orders ${token_purpleCardPlus}'))," calcext:value-type="string">
            <text:p>302=&gt;array( </text:p>
            <text:p>  "key"=&gt;302, </text:p>
            <text:p>  "players"=&gt;3, </text:p>
            <text:p>  "season"=&gt;4, </text:p>
            <text:p>  "action"=&gt;"drawPurpleCard_1", </text:p>
            <text:p>  "bonus"=&gt;"drawPurpleCard_1", </text:p>
            <text:p>  "max"=&gt;1, </text:p>
            <text:p>  "stat"=&gt;"vit_action_draw_purple_card",</text:p>
            <text:p>  "int"=&gt;0,</text:p>
            <text:p>  "set"=&gt;0,</text:p>
            <text:p> "des"=&gt;clienttranslate('Draw two wine orders ${token_purpleCardPlus}')),</text:p>
          </table:table-cell>
          <table:table-cell/>
          <table:table-cell table:formula="of:=&quot;  &quot;&amp;[.A21]&amp;&quot;:{x:0,y:0}, //&quot;&amp;[.B21]&amp;&quot; : &quot;&amp;[.D21]" office:value-type="string" office:string-value="  302:{x:0,y:0}, //3 : drawPurpleCard_1" calcext:value-type="string">
            <text:p><text:s text:c="2"/>302:{x:0,y:0}, //3 : drawPurpleCard_1</text:p>
          </table:table-cell>
          <table:table-cell table:number-columns-repeated="2"/>
          <table:table-cell table:formula="of:=&quot;  case '&quot;&amp;[.D21]&amp;&quot;+&quot;&amp;[.E21]&amp;&quot;':&quot;" office:value-type="string" office:string-value="  case 'drawPurpleCard_1+drawPurpleCard_1':" calcext:value-type="string">
            <text:p><text:s text:c="2"/>case 'drawPurpleCard_1+drawPurpleCard_1':</text:p>
          </table:table-cell>
        </table:table-row>
        <table:table-row table:style-name="ro8"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PurpleCard_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vit_action_draw_purple_card</text:p>
          </table:table-cell>
          <table:table-cell table:style-name="ce21" office:value-type="string" calcext:value-type="string">
            <text:p>Draw a wine order card ${token_purpleCardPlus}</text:p>
          </table:table-cell>
          <table:table-cell table:style-name="ce17" table:formula="of:=&quot;&quot; &amp; [.A22] &amp; &quot;=&gt;array( &quot;&amp;CHAR(10)&amp; &quot;  &quot;&quot;key&quot;&quot;=&gt;&quot;&amp;[.A22]&amp;&quot;, &quot;&amp;CHAR(10)&amp;  &quot;  &quot;&quot;players&quot;&quot;=&gt;&quot;&amp;[.B22]&amp;&quot;, &quot;&amp;CHAR(10)&amp;  &quot;  &quot;&quot;season&quot;&quot;=&gt;&quot;&amp;[.C22]&amp;&quot;, &quot;&amp;CHAR(10)&amp;  &quot;  &quot;&quot;action&quot;&quot;=&gt;&quot;&quot;&quot;&amp;[.D22]&amp;&quot;&quot;&quot;, &quot;&amp;CHAR(10)&amp;  &quot;  &quot;&quot;bonus&quot;&quot;=&gt;&quot;&quot;&quot;&amp;[.E22]&amp;&quot;&quot;&quot;, &quot;&amp;CHAR(10)&amp;  &quot;  &quot;&quot;max&quot;&quot;=&gt;&quot;&amp;[.F22]&amp;&quot;, &quot;&amp;CHAR(10)&amp;  &quot;  &quot;&quot;stat&quot;&quot;=&gt;&quot;&quot;&quot;&amp;[.I22]&amp;&quot;&quot;&quot;,&quot;&amp;CHAR(10)&amp;   &quot;  &quot;&quot;int&quot;&quot;=&gt;&quot;&amp;[.G22]&amp;&quot;,&quot;&amp;CHAR(10)&amp; &quot;  &quot;&quot;set&quot;&quot;=&gt;&quot;&amp;[.H22]&amp;&quot;,&quot;&amp;CHAR(10)&amp; &quot; &quot;&quot;des&quot;&quot;=&gt;clienttranslate('&quot;&amp;SUBSTITUTE ([.J22];&quot;'&quot;;&quot;\'&quot;)&amp;&quot;')),&quot;" office:value-type="string" office:string-value="303=&gt;array( &#10;  &quot;key&quot;=&gt;303, &#10;  &quot;players&quot;=&gt;5, &#10;  &quot;season&quot;=&gt;4, &#10;  &quot;action&quot;=&gt;&quot;drawPurpleCard_1&quot;, &#10;  &quot;bonus&quot;=&gt;&quot;&quot;, &#10;  &quot;max&quot;=&gt;1, &#10;  &quot;stat&quot;=&gt;&quot;vit_action_draw_purple_card&quot;,&#10;  &quot;int&quot;=&gt;0,&#10;  &quot;set&quot;=&gt;0,&#10; &quot;des&quot;=&gt;clienttranslate('Draw a wine order card ${token_purpleCardPlus}'))," calcext:value-type="string">
            <text:p>303=&gt;array( </text:p>
            <text:p>  "key"=&gt;303, </text:p>
            <text:p>  "players"=&gt;5, </text:p>
            <text:p>  "season"=&gt;4, </text:p>
            <text:p>  "action"=&gt;"drawPurpleCard_1", </text:p>
            <text:p>  "bonus"=&gt;"", </text:p>
            <text:p>  "max"=&gt;1, </text:p>
            <text:p>  "stat"=&gt;"vit_action_draw_purple_card",</text:p>
            <text:p>  "int"=&gt;0,</text:p>
            <text:p>  "set"=&gt;0,</text:p>
            <text:p> "des"=&gt;clienttranslate('Draw a wine order card ${token_purpleCardPlus}')),</text:p>
          </table:table-cell>
          <table:table-cell/>
          <table:table-cell table:formula="of:=&quot;  &quot;&amp;[.A22]&amp;&quot;:{x:0,y:0}, //&quot;&amp;[.B22]&amp;&quot; : &quot;&amp;[.D22]" office:value-type="string" office:string-value="  303:{x:0,y:0}, //5 : drawPurpleCard_1" calcext:value-type="string">
            <text:p><text:s text:c="2"/>303:{x:0,y:0}, //5 : drawPurpleCard_1</text:p>
          </table:table-cell>
          <table:table-cell table:number-columns-repeated="2"/>
          <table:table-cell table:formula="of:=&quot;  case '&quot;&amp;[.D22]&amp;&quot;+&quot;&amp;[.E22]&amp;&quot;':&quot;" office:value-type="string" office:string-value="  case 'drawPurpleCard_1+':" calcext:value-type="string">
            <text:p><text:s text:c="2"/>case 'drawPurpleCard_1+':</text:p>
          </table:table-cell>
        </table:table-row>
        <table:table-row table:style-name="ro8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vestField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harvest</text:p>
          </table:table-cell>
          <table:table-cell table:style-name="ce21" office:value-type="string" calcext:value-type="string">
            <text:p>Harvest one field</text:p>
          </table:table-cell>
          <table:table-cell table:style-name="ce17" table:formula="of:=&quot;&quot; &amp; [.A23] &amp; &quot;=&gt;array( &quot;&amp;CHAR(10)&amp; &quot;  &quot;&quot;key&quot;&quot;=&gt;&quot;&amp;[.A23]&amp;&quot;, &quot;&amp;CHAR(10)&amp;  &quot;  &quot;&quot;players&quot;&quot;=&gt;&quot;&amp;[.B23]&amp;&quot;, &quot;&amp;CHAR(10)&amp;  &quot;  &quot;&quot;season&quot;&quot;=&gt;&quot;&amp;[.C23]&amp;&quot;, &quot;&amp;CHAR(10)&amp;  &quot;  &quot;&quot;action&quot;&quot;=&gt;&quot;&quot;&quot;&amp;[.D23]&amp;&quot;&quot;&quot;, &quot;&amp;CHAR(10)&amp;  &quot;  &quot;&quot;bonus&quot;&quot;=&gt;&quot;&quot;&quot;&amp;[.E23]&amp;&quot;&quot;&quot;, &quot;&amp;CHAR(10)&amp;  &quot;  &quot;&quot;max&quot;&quot;=&gt;&quot;&amp;[.F23]&amp;&quot;, &quot;&amp;CHAR(10)&amp;  &quot;  &quot;&quot;stat&quot;&quot;=&gt;&quot;&quot;&quot;&amp;[.I23]&amp;&quot;&quot;&quot;,&quot;&amp;CHAR(10)&amp;   &quot;  &quot;&quot;int&quot;&quot;=&gt;&quot;&amp;[.G23]&amp;&quot;,&quot;&amp;CHAR(10)&amp; &quot;  &quot;&quot;set&quot;&quot;=&gt;&quot;&amp;[.H23]&amp;&quot;,&quot;&amp;CHAR(10)&amp; &quot; &quot;&quot;des&quot;&quot;=&gt;clienttranslate('&quot;&amp;SUBSTITUTE ([.J23];&quot;'&quot;;&quot;\'&quot;)&amp;&quot;')),&quot;" office:value-type="string" office:string-value="311=&gt;array( &#10;  &quot;key&quot;=&gt;311, &#10;  &quot;players&quot;=&gt;1, &#10;  &quot;season&quot;=&gt;4, &#10;  &quot;action&quot;=&gt;&quot;harvestField_1&quot;, &#10;  &quot;bonus&quot;=&gt;&quot;&quot;, &#10;  &quot;max&quot;=&gt;1, &#10;  &quot;stat&quot;=&gt;&quot;vit_action_harvest&quot;,&#10;  &quot;int&quot;=&gt;1,&#10;  &quot;set&quot;=&gt;0,&#10; &quot;des&quot;=&gt;clienttranslate('Harvest one field'))," calcext:value-type="string">
            <text:p>311=&gt;array( </text:p>
            <text:p>  "key"=&gt;311, </text:p>
            <text:p>  "players"=&gt;1, </text:p>
            <text:p>  "season"=&gt;4, </text:p>
            <text:p>  "action"=&gt;"harvestField_1", </text:p>
            <text:p>  "bonus"=&gt;"", </text:p>
            <text:p>  "max"=&gt;1, </text:p>
            <text:p>  "stat"=&gt;"vit_action_harvest",</text:p>
            <text:p>  "int"=&gt;1,</text:p>
            <text:p>  "set"=&gt;0,</text:p>
            <text:p> "des"=&gt;clienttranslate('Harvest one field')),</text:p>
          </table:table-cell>
          <table:table-cell/>
          <table:table-cell table:formula="of:=&quot;  &quot;&amp;[.A23]&amp;&quot;:{x:0,y:0}, //&quot;&amp;[.B23]&amp;&quot; : &quot;&amp;[.D23]" office:value-type="string" office:string-value="  311:{x:0,y:0}, //1 : harvestField_1" calcext:value-type="string">
            <text:p><text:s text:c="2"/>311:{x:0,y:0}, //1 : harvestField_1</text:p>
          </table:table-cell>
          <table:table-cell table:number-columns-repeated="2"/>
          <table:table-cell table:formula="of:=&quot;  case '&quot;&amp;[.D23]&amp;&quot;+&quot;&amp;[.E23]&amp;&quot;':&quot;" office:value-type="string" office:string-value="  case 'harvestField_1+':" calcext:value-type="string">
            <text:p><text:s text:c="2"/>case 'harvestField_1+':</text:p>
          </table:table-cell>
        </table:table-row>
        <table:table-row table:style-name="ro8"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arvestField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harvest</text:p>
          </table:table-cell>
          <table:table-cell table:style-name="ce21" office:value-type="string" calcext:value-type="string">
            <text:p>Harvest two fields</text:p>
          </table:table-cell>
          <table:table-cell table:style-name="ce17" table:formula="of:=&quot;&quot; &amp; [.A24] &amp; &quot;=&gt;array( &quot;&amp;CHAR(10)&amp; &quot;  &quot;&quot;key&quot;&quot;=&gt;&quot;&amp;[.A24]&amp;&quot;, &quot;&amp;CHAR(10)&amp;  &quot;  &quot;&quot;players&quot;&quot;=&gt;&quot;&amp;[.B24]&amp;&quot;, &quot;&amp;CHAR(10)&amp;  &quot;  &quot;&quot;season&quot;&quot;=&gt;&quot;&amp;[.C24]&amp;&quot;, &quot;&amp;CHAR(10)&amp;  &quot;  &quot;&quot;action&quot;&quot;=&gt;&quot;&quot;&quot;&amp;[.D24]&amp;&quot;&quot;&quot;, &quot;&amp;CHAR(10)&amp;  &quot;  &quot;&quot;bonus&quot;&quot;=&gt;&quot;&quot;&quot;&amp;[.E24]&amp;&quot;&quot;&quot;, &quot;&amp;CHAR(10)&amp;  &quot;  &quot;&quot;max&quot;&quot;=&gt;&quot;&amp;[.F24]&amp;&quot;, &quot;&amp;CHAR(10)&amp;  &quot;  &quot;&quot;stat&quot;&quot;=&gt;&quot;&quot;&quot;&amp;[.I24]&amp;&quot;&quot;&quot;,&quot;&amp;CHAR(10)&amp;   &quot;  &quot;&quot;int&quot;&quot;=&gt;&quot;&amp;[.G24]&amp;&quot;,&quot;&amp;CHAR(10)&amp; &quot;  &quot;&quot;set&quot;&quot;=&gt;&quot;&amp;[.H24]&amp;&quot;,&quot;&amp;CHAR(10)&amp; &quot; &quot;&quot;des&quot;&quot;=&gt;clienttranslate('&quot;&amp;SUBSTITUTE ([.J24];&quot;'&quot;;&quot;\'&quot;)&amp;&quot;')),&quot;" office:value-type="string" office:string-value="312=&gt;array( &#10;  &quot;key&quot;=&gt;312, &#10;  &quot;players&quot;=&gt;3, &#10;  &quot;season&quot;=&gt;4, &#10;  &quot;action&quot;=&gt;&quot;harvestField_1&quot;, &#10;  &quot;bonus&quot;=&gt;&quot;harvestField_1&quot;, &#10;  &quot;max&quot;=&gt;1, &#10;  &quot;stat&quot;=&gt;&quot;vit_action_harvest&quot;,&#10;  &quot;int&quot;=&gt;1,&#10;  &quot;set&quot;=&gt;0,&#10; &quot;des&quot;=&gt;clienttranslate('Harvest two fields'))," calcext:value-type="string">
            <text:p>312=&gt;array( </text:p>
            <text:p>  "key"=&gt;312, </text:p>
            <text:p>  "players"=&gt;3, </text:p>
            <text:p>  "season"=&gt;4, </text:p>
            <text:p>  "action"=&gt;"harvestField_1", </text:p>
            <text:p>  "bonus"=&gt;"harvestField_1", </text:p>
            <text:p>  "max"=&gt;1, </text:p>
            <text:p>  "stat"=&gt;"vit_action_harvest",</text:p>
            <text:p>  "int"=&gt;1,</text:p>
            <text:p>  "set"=&gt;0,</text:p>
            <text:p> "des"=&gt;clienttranslate('Harvest two fields')),</text:p>
          </table:table-cell>
          <table:table-cell/>
          <table:table-cell table:formula="of:=&quot;  &quot;&amp;[.A24]&amp;&quot;:{x:0,y:0}, //&quot;&amp;[.B24]&amp;&quot; : &quot;&amp;[.D24]" office:value-type="string" office:string-value="  312:{x:0,y:0}, //3 : harvestField_1" calcext:value-type="string">
            <text:p><text:s text:c="2"/>312:{x:0,y:0}, //3 : harvestField_1</text:p>
          </table:table-cell>
          <table:table-cell table:number-columns-repeated="2"/>
          <table:table-cell table:formula="of:=&quot;  case '&quot;&amp;[.D24]&amp;&quot;+&quot;&amp;[.E24]&amp;&quot;':&quot;" office:value-type="string" office:string-value="  case 'harvestField_1+harvestField_1':" calcext:value-type="string">
            <text:p><text:s text:c="2"/>case 'harvestField_1+harvestField_1':</text:p>
          </table:table-cell>
        </table:table-row>
        <table:table-row table:style-name="ro8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vestField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harvest</text:p>
          </table:table-cell>
          <table:table-cell table:style-name="ce21" office:value-type="string" calcext:value-type="string">
            <text:p>Harvest one field</text:p>
          </table:table-cell>
          <table:table-cell table:style-name="ce17" table:formula="of:=&quot;&quot; &amp; [.A25] &amp; &quot;=&gt;array( &quot;&amp;CHAR(10)&amp; &quot;  &quot;&quot;key&quot;&quot;=&gt;&quot;&amp;[.A25]&amp;&quot;, &quot;&amp;CHAR(10)&amp;  &quot;  &quot;&quot;players&quot;&quot;=&gt;&quot;&amp;[.B25]&amp;&quot;, &quot;&amp;CHAR(10)&amp;  &quot;  &quot;&quot;season&quot;&quot;=&gt;&quot;&amp;[.C25]&amp;&quot;, &quot;&amp;CHAR(10)&amp;  &quot;  &quot;&quot;action&quot;&quot;=&gt;&quot;&quot;&quot;&amp;[.D25]&amp;&quot;&quot;&quot;, &quot;&amp;CHAR(10)&amp;  &quot;  &quot;&quot;bonus&quot;&quot;=&gt;&quot;&quot;&quot;&amp;[.E25]&amp;&quot;&quot;&quot;, &quot;&amp;CHAR(10)&amp;  &quot;  &quot;&quot;max&quot;&quot;=&gt;&quot;&amp;[.F25]&amp;&quot;, &quot;&amp;CHAR(10)&amp;  &quot;  &quot;&quot;stat&quot;&quot;=&gt;&quot;&quot;&quot;&amp;[.I25]&amp;&quot;&quot;&quot;,&quot;&amp;CHAR(10)&amp;   &quot;  &quot;&quot;int&quot;&quot;=&gt;&quot;&amp;[.G25]&amp;&quot;,&quot;&amp;CHAR(10)&amp; &quot;  &quot;&quot;set&quot;&quot;=&gt;&quot;&amp;[.H25]&amp;&quot;,&quot;&amp;CHAR(10)&amp; &quot; &quot;&quot;des&quot;&quot;=&gt;clienttranslate('&quot;&amp;SUBSTITUTE ([.J25];&quot;'&quot;;&quot;\'&quot;)&amp;&quot;')),&quot;" office:value-type="string" office:string-value="313=&gt;array( &#10;  &quot;key&quot;=&gt;313, &#10;  &quot;players&quot;=&gt;5, &#10;  &quot;season&quot;=&gt;4, &#10;  &quot;action&quot;=&gt;&quot;harvestField_1&quot;, &#10;  &quot;bonus&quot;=&gt;&quot;&quot;, &#10;  &quot;max&quot;=&gt;1, &#10;  &quot;stat&quot;=&gt;&quot;vit_action_harvest&quot;,&#10;  &quot;int&quot;=&gt;1,&#10;  &quot;set&quot;=&gt;0,&#10; &quot;des&quot;=&gt;clienttranslate('Harvest one field'))," calcext:value-type="string">
            <text:p>313=&gt;array( </text:p>
            <text:p>  "key"=&gt;313, </text:p>
            <text:p>  "players"=&gt;5, </text:p>
            <text:p>  "season"=&gt;4, </text:p>
            <text:p>  "action"=&gt;"harvestField_1", </text:p>
            <text:p>  "bonus"=&gt;"", </text:p>
            <text:p>  "max"=&gt;1, </text:p>
            <text:p>  "stat"=&gt;"vit_action_harvest",</text:p>
            <text:p>  "int"=&gt;1,</text:p>
            <text:p>  "set"=&gt;0,</text:p>
            <text:p> "des"=&gt;clienttranslate('Harvest one field')),</text:p>
          </table:table-cell>
          <table:table-cell/>
          <table:table-cell table:formula="of:=&quot;  &quot;&amp;[.A25]&amp;&quot;:{x:0,y:0}, //&quot;&amp;[.B25]&amp;&quot; : &quot;&amp;[.D25]" office:value-type="string" office:string-value="  313:{x:0,y:0}, //5 : harvestField_1" calcext:value-type="string">
            <text:p><text:s text:c="2"/>313:{x:0,y:0}, //5 : harvestField_1</text:p>
          </table:table-cell>
          <table:table-cell table:number-columns-repeated="2"/>
          <table:table-cell table:formula="of:=&quot;  case '&quot;&amp;[.D25]&amp;&quot;+&quot;&amp;[.E25]&amp;&quot;':&quot;" office:value-type="string" office:string-value="  case 'harvestField_1+':" calcext:value-type="string">
            <text:p><text:s text:c="2"/>case 'harvestField_1+':</text:p>
          </table:table-cell>
        </table:table-row>
        <table:table-row table:style-name="ro8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inWorker_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vit_action_train_worker</text:p>
          </table:table-cell>
          <table:table-cell table:style-name="ce21" office:value-type="string" calcext:value-type="string">
            <text:p>Train a worker ${token_worker} for ${token_lira4}</text:p>
          </table:table-cell>
          <table:table-cell table:style-name="ce17" table:formula="of:=&quot;&quot; &amp; [.A26] &amp; &quot;=&gt;array( &quot;&amp;CHAR(10)&amp; &quot;  &quot;&quot;key&quot;&quot;=&gt;&quot;&amp;[.A26]&amp;&quot;, &quot;&amp;CHAR(10)&amp;  &quot;  &quot;&quot;players&quot;&quot;=&gt;&quot;&amp;[.B26]&amp;&quot;, &quot;&amp;CHAR(10)&amp;  &quot;  &quot;&quot;season&quot;&quot;=&gt;&quot;&amp;[.C26]&amp;&quot;, &quot;&amp;CHAR(10)&amp;  &quot;  &quot;&quot;action&quot;&quot;=&gt;&quot;&quot;&quot;&amp;[.D26]&amp;&quot;&quot;&quot;, &quot;&amp;CHAR(10)&amp;  &quot;  &quot;&quot;bonus&quot;&quot;=&gt;&quot;&quot;&quot;&amp;[.E26]&amp;&quot;&quot;&quot;, &quot;&amp;CHAR(10)&amp;  &quot;  &quot;&quot;max&quot;&quot;=&gt;&quot;&amp;[.F26]&amp;&quot;, &quot;&amp;CHAR(10)&amp;  &quot;  &quot;&quot;stat&quot;&quot;=&gt;&quot;&quot;&quot;&amp;[.I26]&amp;&quot;&quot;&quot;,&quot;&amp;CHAR(10)&amp;   &quot;  &quot;&quot;int&quot;&quot;=&gt;&quot;&amp;[.G26]&amp;&quot;,&quot;&amp;CHAR(10)&amp; &quot;  &quot;&quot;set&quot;&quot;=&gt;&quot;&amp;[.H26]&amp;&quot;,&quot;&amp;CHAR(10)&amp; &quot; &quot;&quot;des&quot;&quot;=&gt;clienttranslate('&quot;&amp;SUBSTITUTE ([.J26];&quot;'&quot;;&quot;\'&quot;)&amp;&quot;')),&quot;" office:value-type="string" office:string-value="321=&gt;array( &#10;  &quot;key&quot;=&gt;321, &#10;  &quot;players&quot;=&gt;1, &#10;  &quot;season&quot;=&gt;4, &#10;  &quot;action&quot;=&gt;&quot;trainWorker_1&quot;, &#10;  &quot;bonus&quot;=&gt;&quot;&quot;, &#10;  &quot;max&quot;=&gt;1, &#10;  &quot;stat&quot;=&gt;&quot;vit_action_train_worker&quot;,&#10;  &quot;int&quot;=&gt;0,&#10;  &quot;set&quot;=&gt;0,&#10; &quot;des&quot;=&gt;clienttranslate('Train a worker ${token_worker} for ${token_lira4}'))," calcext:value-type="string">
            <text:p>321=&gt;array( </text:p>
            <text:p>  "key"=&gt;321, </text:p>
            <text:p>  "players"=&gt;1, </text:p>
            <text:p>  "season"=&gt;4, </text:p>
            <text:p>  "action"=&gt;"trainWorker_1", </text:p>
            <text:p>  "bonus"=&gt;"", </text:p>
            <text:p>  "max"=&gt;1, </text:p>
            <text:p>  "stat"=&gt;"vit_action_train_worker",</text:p>
            <text:p>  "int"=&gt;0,</text:p>
            <text:p>  "set"=&gt;0,</text:p>
            <text:p> "des"=&gt;clienttranslate('Train a worker ${token_worker} for ${token_lira4}')),</text:p>
          </table:table-cell>
          <table:table-cell/>
          <table:table-cell table:formula="of:=&quot;  &quot;&amp;[.A26]&amp;&quot;:{x:0,y:0}, //&quot;&amp;[.B26]&amp;&quot; : &quot;&amp;[.D26]" office:value-type="string" office:string-value="  321:{x:0,y:0}, //1 : trainWorker_1" calcext:value-type="string">
            <text:p><text:s text:c="2"/>321:{x:0,y:0}, //1 : trainWorker_1</text:p>
          </table:table-cell>
          <table:table-cell table:number-columns-repeated="2"/>
          <table:table-cell table:formula="of:=&quot;  case '&quot;&amp;[.D26]&amp;&quot;+&quot;&amp;[.E26]&amp;&quot;':&quot;" office:value-type="string" office:string-value="  case 'trainWorker_1+':" calcext:value-type="string">
            <text:p><text:s text:c="2"/>case 'trainWorker_1+':</text:p>
          </table:table-cell>
        </table:table-row>
        <table:table-row table:style-name="ro8"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inWorker_1</text:p>
          </table:table-cell>
          <table:table-cell office:value-type="string" calcext:value-type="string">
            <text:p>getDiscountLir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vit_action_train_worker</text:p>
          </table:table-cell>
          <table:table-cell table:style-name="ce21" office:value-type="string" calcext:value-type="string">
            <text:p>Train a worker ${token_worker} for ${token_lira3}</text:p>
          </table:table-cell>
          <table:table-cell table:style-name="ce17" table:formula="of:=&quot;&quot; &amp; [.A27] &amp; &quot;=&gt;array( &quot;&amp;CHAR(10)&amp; &quot;  &quot;&quot;key&quot;&quot;=&gt;&quot;&amp;[.A27]&amp;&quot;, &quot;&amp;CHAR(10)&amp;  &quot;  &quot;&quot;players&quot;&quot;=&gt;&quot;&amp;[.B27]&amp;&quot;, &quot;&amp;CHAR(10)&amp;  &quot;  &quot;&quot;season&quot;&quot;=&gt;&quot;&amp;[.C27]&amp;&quot;, &quot;&amp;CHAR(10)&amp;  &quot;  &quot;&quot;action&quot;&quot;=&gt;&quot;&quot;&quot;&amp;[.D27]&amp;&quot;&quot;&quot;, &quot;&amp;CHAR(10)&amp;  &quot;  &quot;&quot;bonus&quot;&quot;=&gt;&quot;&quot;&quot;&amp;[.E27]&amp;&quot;&quot;&quot;, &quot;&amp;CHAR(10)&amp;  &quot;  &quot;&quot;max&quot;&quot;=&gt;&quot;&amp;[.F27]&amp;&quot;, &quot;&amp;CHAR(10)&amp;  &quot;  &quot;&quot;stat&quot;&quot;=&gt;&quot;&quot;&quot;&amp;[.I27]&amp;&quot;&quot;&quot;,&quot;&amp;CHAR(10)&amp;   &quot;  &quot;&quot;int&quot;&quot;=&gt;&quot;&amp;[.G27]&amp;&quot;,&quot;&amp;CHAR(10)&amp; &quot;  &quot;&quot;set&quot;&quot;=&gt;&quot;&amp;[.H27]&amp;&quot;,&quot;&amp;CHAR(10)&amp; &quot; &quot;&quot;des&quot;&quot;=&gt;clienttranslate('&quot;&amp;SUBSTITUTE ([.J27];&quot;'&quot;;&quot;\'&quot;)&amp;&quot;')),&quot;" office:value-type="string" office:string-value="322=&gt;array( &#10;  &quot;key&quot;=&gt;322, &#10;  &quot;players&quot;=&gt;3, &#10;  &quot;season&quot;=&gt;4, &#10;  &quot;action&quot;=&gt;&quot;trainWorker_1&quot;, &#10;  &quot;bonus&quot;=&gt;&quot;getDiscountLira1&quot;, &#10;  &quot;max&quot;=&gt;1, &#10;  &quot;stat&quot;=&gt;&quot;vit_action_train_worker&quot;,&#10;  &quot;int&quot;=&gt;0,&#10;  &quot;set&quot;=&gt;0,&#10; &quot;des&quot;=&gt;clienttranslate('Train a worker ${token_worker} for ${token_lira3}'))," calcext:value-type="string">
            <text:p>322=&gt;array( </text:p>
            <text:p>  "key"=&gt;322, </text:p>
            <text:p>  "players"=&gt;3, </text:p>
            <text:p>  "season"=&gt;4, </text:p>
            <text:p>  "action"=&gt;"trainWorker_1", </text:p>
            <text:p>  "bonus"=&gt;"getDiscountLira1", </text:p>
            <text:p>  "max"=&gt;1, </text:p>
            <text:p>  "stat"=&gt;"vit_action_train_worker",</text:p>
            <text:p>  "int"=&gt;0,</text:p>
            <text:p>  "set"=&gt;0,</text:p>
            <text:p> "des"=&gt;clienttranslate('Train a worker ${token_worker} for ${token_lira3}')),</text:p>
          </table:table-cell>
          <table:table-cell/>
          <table:table-cell table:formula="of:=&quot;  &quot;&amp;[.A27]&amp;&quot;:{x:0,y:0}, //&quot;&amp;[.B27]&amp;&quot; : &quot;&amp;[.D27]" office:value-type="string" office:string-value="  322:{x:0,y:0}, //3 : trainWorker_1" calcext:value-type="string">
            <text:p><text:s text:c="2"/>322:{x:0,y:0}, //3 : trainWorker_1</text:p>
          </table:table-cell>
          <table:table-cell table:number-columns-repeated="2"/>
          <table:table-cell table:formula="of:=&quot;  case '&quot;&amp;[.D27]&amp;&quot;+&quot;&amp;[.E27]&amp;&quot;':&quot;" office:value-type="string" office:string-value="  case 'trainWorker_1+getDiscountLira1':" calcext:value-type="string">
            <text:p><text:s text:c="2"/>case 'trainWorker_1+getDiscountLira1':</text:p>
          </table:table-cell>
        </table:table-row>
        <table:table-row table:style-name="ro8"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inWorker_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vit_action_train_worker</text:p>
          </table:table-cell>
          <table:table-cell table:style-name="ce21" office:value-type="string" calcext:value-type="string">
            <text:p>Train a worker ${token_worker} for ${token_lira4}</text:p>
          </table:table-cell>
          <table:table-cell table:style-name="ce17" table:formula="of:=&quot;&quot; &amp; [.A28] &amp; &quot;=&gt;array( &quot;&amp;CHAR(10)&amp; &quot;  &quot;&quot;key&quot;&quot;=&gt;&quot;&amp;[.A28]&amp;&quot;, &quot;&amp;CHAR(10)&amp;  &quot;  &quot;&quot;players&quot;&quot;=&gt;&quot;&amp;[.B28]&amp;&quot;, &quot;&amp;CHAR(10)&amp;  &quot;  &quot;&quot;season&quot;&quot;=&gt;&quot;&amp;[.C28]&amp;&quot;, &quot;&amp;CHAR(10)&amp;  &quot;  &quot;&quot;action&quot;&quot;=&gt;&quot;&quot;&quot;&amp;[.D28]&amp;&quot;&quot;&quot;, &quot;&amp;CHAR(10)&amp;  &quot;  &quot;&quot;bonus&quot;&quot;=&gt;&quot;&quot;&quot;&amp;[.E28]&amp;&quot;&quot;&quot;, &quot;&amp;CHAR(10)&amp;  &quot;  &quot;&quot;max&quot;&quot;=&gt;&quot;&amp;[.F28]&amp;&quot;, &quot;&amp;CHAR(10)&amp;  &quot;  &quot;&quot;stat&quot;&quot;=&gt;&quot;&quot;&quot;&amp;[.I28]&amp;&quot;&quot;&quot;,&quot;&amp;CHAR(10)&amp;   &quot;  &quot;&quot;int&quot;&quot;=&gt;&quot;&amp;[.G28]&amp;&quot;,&quot;&amp;CHAR(10)&amp; &quot;  &quot;&quot;set&quot;&quot;=&gt;&quot;&amp;[.H28]&amp;&quot;,&quot;&amp;CHAR(10)&amp; &quot; &quot;&quot;des&quot;&quot;=&gt;clienttranslate('&quot;&amp;SUBSTITUTE ([.J28];&quot;'&quot;;&quot;\'&quot;)&amp;&quot;')),&quot;" office:value-type="string" office:string-value="323=&gt;array( &#10;  &quot;key&quot;=&gt;323, &#10;  &quot;players&quot;=&gt;5, &#10;  &quot;season&quot;=&gt;4, &#10;  &quot;action&quot;=&gt;&quot;trainWorker_1&quot;, &#10;  &quot;bonus&quot;=&gt;&quot;&quot;, &#10;  &quot;max&quot;=&gt;1, &#10;  &quot;stat&quot;=&gt;&quot;vit_action_train_worker&quot;,&#10;  &quot;int&quot;=&gt;0,&#10;  &quot;set&quot;=&gt;0,&#10; &quot;des&quot;=&gt;clienttranslate('Train a worker ${token_worker} for ${token_lira4}'))," calcext:value-type="string">
            <text:p>323=&gt;array( </text:p>
            <text:p>  "key"=&gt;323, </text:p>
            <text:p>  "players"=&gt;5, </text:p>
            <text:p>  "season"=&gt;4, </text:p>
            <text:p>  "action"=&gt;"trainWorker_1", </text:p>
            <text:p>  "bonus"=&gt;"", </text:p>
            <text:p>  "max"=&gt;1, </text:p>
            <text:p>  "stat"=&gt;"vit_action_train_worker",</text:p>
            <text:p>  "int"=&gt;0,</text:p>
            <text:p>  "set"=&gt;0,</text:p>
            <text:p> "des"=&gt;clienttranslate('Train a worker ${token_worker} for ${token_lira4}')),</text:p>
          </table:table-cell>
          <table:table-cell/>
          <table:table-cell table:formula="of:=&quot;  &quot;&amp;[.A28]&amp;&quot;:{x:0,y:0}, //&quot;&amp;[.B28]&amp;&quot; : &quot;&amp;[.D28]" office:value-type="string" office:string-value="  323:{x:0,y:0}, //5 : trainWorker_1" calcext:value-type="string">
            <text:p><text:s text:c="2"/>323:{x:0,y:0}, //5 : trainWorker_1</text:p>
          </table:table-cell>
          <table:table-cell table:number-columns-repeated="2"/>
          <table:table-cell table:formula="of:=&quot;  case '&quot;&amp;[.D28]&amp;&quot;+&quot;&amp;[.E28]&amp;&quot;':&quot;" office:value-type="string" office:string-value="  case 'trainWorker_1+':" calcext:value-type="string">
            <text:p><text:s text:c="2"/>case 'trainWorker_1+':</text:p>
          </table:table-cell>
        </table:table-row>
        <table:table-row table:style-name="ro8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lOrder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fill_order</text:p>
          </table:table-cell>
          <table:table-cell table:style-name="ce21" office:value-type="string" calcext:value-type="string">
            <text:p>Fill a wine order card ${token_purpleCard}</text:p>
          </table:table-cell>
          <table:table-cell table:style-name="ce17" table:formula="of:=&quot;&quot; &amp; [.A29] &amp; &quot;=&gt;array( &quot;&amp;CHAR(10)&amp; &quot;  &quot;&quot;key&quot;&quot;=&gt;&quot;&amp;[.A29]&amp;&quot;, &quot;&amp;CHAR(10)&amp;  &quot;  &quot;&quot;players&quot;&quot;=&gt;&quot;&amp;[.B29]&amp;&quot;, &quot;&amp;CHAR(10)&amp;  &quot;  &quot;&quot;season&quot;&quot;=&gt;&quot;&amp;[.C29]&amp;&quot;, &quot;&amp;CHAR(10)&amp;  &quot;  &quot;&quot;action&quot;&quot;=&gt;&quot;&quot;&quot;&amp;[.D29]&amp;&quot;&quot;&quot;, &quot;&amp;CHAR(10)&amp;  &quot;  &quot;&quot;bonus&quot;&quot;=&gt;&quot;&quot;&quot;&amp;[.E29]&amp;&quot;&quot;&quot;, &quot;&amp;CHAR(10)&amp;  &quot;  &quot;&quot;max&quot;&quot;=&gt;&quot;&amp;[.F29]&amp;&quot;, &quot;&amp;CHAR(10)&amp;  &quot;  &quot;&quot;stat&quot;&quot;=&gt;&quot;&quot;&quot;&amp;[.I29]&amp;&quot;&quot;&quot;,&quot;&amp;CHAR(10)&amp;   &quot;  &quot;&quot;int&quot;&quot;=&gt;&quot;&amp;[.G29]&amp;&quot;,&quot;&amp;CHAR(10)&amp; &quot;  &quot;&quot;set&quot;&quot;=&gt;&quot;&amp;[.H29]&amp;&quot;,&quot;&amp;CHAR(10)&amp; &quot; &quot;&quot;des&quot;&quot;=&gt;clienttranslate('&quot;&amp;SUBSTITUTE ([.J29];&quot;'&quot;;&quot;\'&quot;)&amp;&quot;')),&quot;" office:value-type="string" office:string-value="331=&gt;array( &#10;  &quot;key&quot;=&gt;331, &#10;  &quot;players&quot;=&gt;1, &#10;  &quot;season&quot;=&gt;4, &#10;  &quot;action&quot;=&gt;&quot;fillOrder_1&quot;, &#10;  &quot;bonus&quot;=&gt;&quot;&quot;, &#10;  &quot;max&quot;=&gt;1, &#10;  &quot;stat&quot;=&gt;&quot;vit_action_fill_order&quot;,&#10;  &quot;int&quot;=&gt;1,&#10;  &quot;set&quot;=&gt;0,&#10; &quot;des&quot;=&gt;clienttranslate('Fill a wine order card ${token_purpleCard}'))," calcext:value-type="string">
            <text:p>331=&gt;array( </text:p>
            <text:p>  "key"=&gt;331, </text:p>
            <text:p>  "players"=&gt;1, </text:p>
            <text:p>  "season"=&gt;4, </text:p>
            <text:p>  "action"=&gt;"fillOrder_1", </text:p>
            <text:p>  "bonus"=&gt;"", </text:p>
            <text:p>  "max"=&gt;1, </text:p>
            <text:p>  "stat"=&gt;"vit_action_fill_order",</text:p>
            <text:p>  "int"=&gt;1,</text:p>
            <text:p>  "set"=&gt;0,</text:p>
            <text:p> "des"=&gt;clienttranslate('Fill a wine order card ${token_purpleCard}')),</text:p>
          </table:table-cell>
          <table:table-cell/>
          <table:table-cell table:formula="of:=&quot;  &quot;&amp;[.A29]&amp;&quot;:{x:0,y:0}, //&quot;&amp;[.B29]&amp;&quot; : &quot;&amp;[.D29]" office:value-type="string" office:string-value="  331:{x:0,y:0}, //1 : fillOrder_1" calcext:value-type="string">
            <text:p><text:s text:c="2"/>331:{x:0,y:0}, //1 : fillOrder_1</text:p>
          </table:table-cell>
          <table:table-cell table:number-columns-repeated="2"/>
          <table:table-cell table:formula="of:=&quot;  case '&quot;&amp;[.D29]&amp;&quot;+&quot;&amp;[.E29]&amp;&quot;':&quot;" office:value-type="string" office:string-value="  case 'fillOrder_1+':" calcext:value-type="string">
            <text:p><text:s text:c="2"/>case 'fillOrder_1+':</text:p>
          </table:table-cell>
        </table:table-row>
        <table:table-row table:style-name="ro8"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lOrder_1</text:p>
          </table:table-cell>
          <table:table-cell office:value-type="string" calcext:value-type="string">
            <text:p>getVp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fill_order</text:p>
          </table:table-cell>
          <table:table-cell table:style-name="ce21" office:value-type="string" calcext:value-type="string">
            <text:p>Fill a wine order <text:s/>${token_purpleCard} and get a victory point ${token_vp1}</text:p>
          </table:table-cell>
          <table:table-cell table:style-name="ce17" table:formula="of:=&quot;&quot; &amp; [.A30] &amp; &quot;=&gt;array( &quot;&amp;CHAR(10)&amp; &quot;  &quot;&quot;key&quot;&quot;=&gt;&quot;&amp;[.A30]&amp;&quot;, &quot;&amp;CHAR(10)&amp;  &quot;  &quot;&quot;players&quot;&quot;=&gt;&quot;&amp;[.B30]&amp;&quot;, &quot;&amp;CHAR(10)&amp;  &quot;  &quot;&quot;season&quot;&quot;=&gt;&quot;&amp;[.C30]&amp;&quot;, &quot;&amp;CHAR(10)&amp;  &quot;  &quot;&quot;action&quot;&quot;=&gt;&quot;&quot;&quot;&amp;[.D30]&amp;&quot;&quot;&quot;, &quot;&amp;CHAR(10)&amp;  &quot;  &quot;&quot;bonus&quot;&quot;=&gt;&quot;&quot;&quot;&amp;[.E30]&amp;&quot;&quot;&quot;, &quot;&amp;CHAR(10)&amp;  &quot;  &quot;&quot;max&quot;&quot;=&gt;&quot;&amp;[.F30]&amp;&quot;, &quot;&amp;CHAR(10)&amp;  &quot;  &quot;&quot;stat&quot;&quot;=&gt;&quot;&quot;&quot;&amp;[.I30]&amp;&quot;&quot;&quot;,&quot;&amp;CHAR(10)&amp;   &quot;  &quot;&quot;int&quot;&quot;=&gt;&quot;&amp;[.G30]&amp;&quot;,&quot;&amp;CHAR(10)&amp; &quot;  &quot;&quot;set&quot;&quot;=&gt;&quot;&amp;[.H30]&amp;&quot;,&quot;&amp;CHAR(10)&amp; &quot; &quot;&quot;des&quot;&quot;=&gt;clienttranslate('&quot;&amp;SUBSTITUTE ([.J30];&quot;'&quot;;&quot;\'&quot;)&amp;&quot;')),&quot;" office:value-type="string" office:string-value="332=&gt;array( &#10;  &quot;key&quot;=&gt;332, &#10;  &quot;players&quot;=&gt;3, &#10;  &quot;season&quot;=&gt;4, &#10;  &quot;action&quot;=&gt;&quot;fillOrder_1&quot;, &#10;  &quot;bonus&quot;=&gt;&quot;getVp_1&quot;, &#10;  &quot;max&quot;=&gt;1, &#10;  &quot;stat&quot;=&gt;&quot;vit_action_fill_order&quot;,&#10;  &quot;int&quot;=&gt;1,&#10;  &quot;set&quot;=&gt;0,&#10; &quot;des&quot;=&gt;clienttranslate('Fill a wine order  ${token_purpleCard} and get a victory point ${token_vp1}'))," calcext:value-type="string">
            <text:p>332=&gt;array( </text:p>
            <text:p>  "key"=&gt;332, </text:p>
            <text:p>  "players"=&gt;3, </text:p>
            <text:p>  "season"=&gt;4, </text:p>
            <text:p>  "action"=&gt;"fillOrder_1", </text:p>
            <text:p>  "bonus"=&gt;"getVp_1", </text:p>
            <text:p>  "max"=&gt;1, </text:p>
            <text:p>  "stat"=&gt;"vit_action_fill_order",</text:p>
            <text:p>  "int"=&gt;1,</text:p>
            <text:p>  "set"=&gt;0,</text:p>
            <text:p> "des"=&gt;clienttranslate('Fill a wine order  ${token_purpleCard} and get a victory point ${token_vp1}')),</text:p>
          </table:table-cell>
          <table:table-cell/>
          <table:table-cell table:formula="of:=&quot;  &quot;&amp;[.A30]&amp;&quot;:{x:0,y:0}, //&quot;&amp;[.B30]&amp;&quot; : &quot;&amp;[.D30]" office:value-type="string" office:string-value="  332:{x:0,y:0}, //3 : fillOrder_1" calcext:value-type="string">
            <text:p><text:s text:c="2"/>332:{x:0,y:0}, //3 : fillOrder_1</text:p>
          </table:table-cell>
          <table:table-cell table:number-columns-repeated="2"/>
          <table:table-cell table:formula="of:=&quot;  case '&quot;&amp;[.D30]&amp;&quot;+&quot;&amp;[.E30]&amp;&quot;':&quot;" office:value-type="string" office:string-value="  case 'fillOrder_1+getVp_1':" calcext:value-type="string">
            <text:p><text:s text:c="2"/>case 'fillOrder_1+getVp_1':</text:p>
          </table:table-cell>
        </table:table-row>
        <table:table-row table:style-name="ro8"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lOrder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fill_order</text:p>
          </table:table-cell>
          <table:table-cell table:style-name="ce21" office:value-type="string" calcext:value-type="string">
            <text:p>Fill a wine order ${token_purpleCard}</text:p>
          </table:table-cell>
          <table:table-cell table:style-name="ce17" table:formula="of:=&quot;&quot; &amp; [.A31] &amp; &quot;=&gt;array( &quot;&amp;CHAR(10)&amp; &quot;  &quot;&quot;key&quot;&quot;=&gt;&quot;&amp;[.A31]&amp;&quot;, &quot;&amp;CHAR(10)&amp;  &quot;  &quot;&quot;players&quot;&quot;=&gt;&quot;&amp;[.B31]&amp;&quot;, &quot;&amp;CHAR(10)&amp;  &quot;  &quot;&quot;season&quot;&quot;=&gt;&quot;&amp;[.C31]&amp;&quot;, &quot;&amp;CHAR(10)&amp;  &quot;  &quot;&quot;action&quot;&quot;=&gt;&quot;&quot;&quot;&amp;[.D31]&amp;&quot;&quot;&quot;, &quot;&amp;CHAR(10)&amp;  &quot;  &quot;&quot;bonus&quot;&quot;=&gt;&quot;&quot;&quot;&amp;[.E31]&amp;&quot;&quot;&quot;, &quot;&amp;CHAR(10)&amp;  &quot;  &quot;&quot;max&quot;&quot;=&gt;&quot;&amp;[.F31]&amp;&quot;, &quot;&amp;CHAR(10)&amp;  &quot;  &quot;&quot;stat&quot;&quot;=&gt;&quot;&quot;&quot;&amp;[.I31]&amp;&quot;&quot;&quot;,&quot;&amp;CHAR(10)&amp;   &quot;  &quot;&quot;int&quot;&quot;=&gt;&quot;&amp;[.G31]&amp;&quot;,&quot;&amp;CHAR(10)&amp; &quot;  &quot;&quot;set&quot;&quot;=&gt;&quot;&amp;[.H31]&amp;&quot;,&quot;&amp;CHAR(10)&amp; &quot; &quot;&quot;des&quot;&quot;=&gt;clienttranslate('&quot;&amp;SUBSTITUTE ([.J31];&quot;'&quot;;&quot;\'&quot;)&amp;&quot;')),&quot;" office:value-type="string" office:string-value="333=&gt;array( &#10;  &quot;key&quot;=&gt;333, &#10;  &quot;players&quot;=&gt;5, &#10;  &quot;season&quot;=&gt;4, &#10;  &quot;action&quot;=&gt;&quot;fillOrder_1&quot;, &#10;  &quot;bonus&quot;=&gt;&quot;&quot;, &#10;  &quot;max&quot;=&gt;1, &#10;  &quot;stat&quot;=&gt;&quot;vit_action_fill_order&quot;,&#10;  &quot;int&quot;=&gt;1,&#10;  &quot;set&quot;=&gt;0,&#10; &quot;des&quot;=&gt;clienttranslate('Fill a wine order ${token_purpleCard}'))," calcext:value-type="string">
            <text:p>333=&gt;array( </text:p>
            <text:p>  "key"=&gt;333, </text:p>
            <text:p>  "players"=&gt;5, </text:p>
            <text:p>  "season"=&gt;4, </text:p>
            <text:p>  "action"=&gt;"fillOrder_1", </text:p>
            <text:p>  "bonus"=&gt;"", </text:p>
            <text:p>  "max"=&gt;1, </text:p>
            <text:p>  "stat"=&gt;"vit_action_fill_order",</text:p>
            <text:p>  "int"=&gt;1,</text:p>
            <text:p>  "set"=&gt;0,</text:p>
            <text:p> "des"=&gt;clienttranslate('Fill a wine order ${token_purpleCard}')),</text:p>
          </table:table-cell>
          <table:table-cell/>
          <table:table-cell table:formula="of:=&quot;  &quot;&amp;[.A31]&amp;&quot;:{x:0,y:0}, //&quot;&amp;[.B31]&amp;&quot; : &quot;&amp;[.D31]" office:value-type="string" office:string-value="  333:{x:0,y:0}, //5 : fillOrder_1" calcext:value-type="string">
            <text:p><text:s text:c="2"/>333:{x:0,y:0}, //5 : fillOrder_1</text:p>
          </table:table-cell>
          <table:table-cell table:number-columns-repeated="2"/>
          <table:table-cell table:formula="of:=&quot;  case '&quot;&amp;[.D31]&amp;&quot;+&quot;&amp;[.E31]&amp;&quot;':&quot;" office:value-type="string" office:string-value="  case 'fillOrder_1+':" calcext:value-type="string">
            <text:p><text:s text:c="2"/>case 'fillOrder_1+':</text:p>
          </table:table-cell>
        </table:table-row>
        <table:table-row table:style-name="ro8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Wine_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make_wine</text:p>
          </table:table-cell>
          <table:table-cell table:style-name="ce21" office:value-type="string" calcext:value-type="string">
            <text:p>Make up to two wines</text:p>
          </table:table-cell>
          <table:table-cell table:style-name="ce17" table:formula="of:=&quot;&quot; &amp; [.A32] &amp; &quot;=&gt;array( &quot;&amp;CHAR(10)&amp; &quot;  &quot;&quot;key&quot;&quot;=&gt;&quot;&amp;[.A32]&amp;&quot;, &quot;&amp;CHAR(10)&amp;  &quot;  &quot;&quot;players&quot;&quot;=&gt;&quot;&amp;[.B32]&amp;&quot;, &quot;&amp;CHAR(10)&amp;  &quot;  &quot;&quot;season&quot;&quot;=&gt;&quot;&amp;[.C32]&amp;&quot;, &quot;&amp;CHAR(10)&amp;  &quot;  &quot;&quot;action&quot;&quot;=&gt;&quot;&quot;&quot;&amp;[.D32]&amp;&quot;&quot;&quot;, &quot;&amp;CHAR(10)&amp;  &quot;  &quot;&quot;bonus&quot;&quot;=&gt;&quot;&quot;&quot;&amp;[.E32]&amp;&quot;&quot;&quot;, &quot;&amp;CHAR(10)&amp;  &quot;  &quot;&quot;max&quot;&quot;=&gt;&quot;&amp;[.F32]&amp;&quot;, &quot;&amp;CHAR(10)&amp;  &quot;  &quot;&quot;stat&quot;&quot;=&gt;&quot;&quot;&quot;&amp;[.I32]&amp;&quot;&quot;&quot;,&quot;&amp;CHAR(10)&amp;   &quot;  &quot;&quot;int&quot;&quot;=&gt;&quot;&amp;[.G32]&amp;&quot;,&quot;&amp;CHAR(10)&amp; &quot;  &quot;&quot;set&quot;&quot;=&gt;&quot;&amp;[.H32]&amp;&quot;,&quot;&amp;CHAR(10)&amp; &quot; &quot;&quot;des&quot;&quot;=&gt;clienttranslate('&quot;&amp;SUBSTITUTE ([.J32];&quot;'&quot;;&quot;\'&quot;)&amp;&quot;')),&quot;" office:value-type="string" office:string-value="341=&gt;array( &#10;  &quot;key&quot;=&gt;341, &#10;  &quot;players&quot;=&gt;1, &#10;  &quot;season&quot;=&gt;4, &#10;  &quot;action&quot;=&gt;&quot;makeWine_2&quot;, &#10;  &quot;bonus&quot;=&gt;&quot;&quot;, &#10;  &quot;max&quot;=&gt;1, &#10;  &quot;stat&quot;=&gt;&quot;vit_action_make_wine&quot;,&#10;  &quot;int&quot;=&gt;1,&#10;  &quot;set&quot;=&gt;0,&#10; &quot;des&quot;=&gt;clienttranslate('Make up to two wines'))," calcext:value-type="string">
            <text:p>341=&gt;array( </text:p>
            <text:p>  "key"=&gt;341, </text:p>
            <text:p>  "players"=&gt;1, </text:p>
            <text:p>  "season"=&gt;4, </text:p>
            <text:p>  "action"=&gt;"makeWine_2", </text:p>
            <text:p>  "bonus"=&gt;"", </text:p>
            <text:p>  "max"=&gt;1, </text:p>
            <text:p>  "stat"=&gt;"vit_action_make_wine",</text:p>
            <text:p>  "int"=&gt;1,</text:p>
            <text:p>  "set"=&gt;0,</text:p>
            <text:p> "des"=&gt;clienttranslate('Make up to two wines')),</text:p>
          </table:table-cell>
          <table:table-cell/>
          <table:table-cell table:formula="of:=&quot;  &quot;&amp;[.A32]&amp;&quot;:{x:0,y:0}, //&quot;&amp;[.B32]&amp;&quot; : &quot;&amp;[.D32]" office:value-type="string" office:string-value="  341:{x:0,y:0}, //1 : makeWine_2" calcext:value-type="string">
            <text:p><text:s text:c="2"/>341:{x:0,y:0}, //1 : makeWine_2</text:p>
          </table:table-cell>
          <table:table-cell table:number-columns-repeated="2"/>
          <table:table-cell table:formula="of:=&quot;  case '&quot;&amp;[.D32]&amp;&quot;+&quot;&amp;[.E32]&amp;&quot;':&quot;" office:value-type="string" office:string-value="  case 'makeWine_2+':" calcext:value-type="string">
            <text:p><text:s text:c="2"/>case 'makeWine_2+':</text:p>
          </table:table-cell>
        </table:table-row>
        <table:table-row table:style-name="ro8"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Wine_2</text:p>
          </table:table-cell>
          <table:table-cell office:value-type="string" calcext:value-type="string">
            <text:p>makeWine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make_wine</text:p>
          </table:table-cell>
          <table:table-cell table:style-name="ce21" office:value-type="string" calcext:value-type="string">
            <text:p>Make up to three wines</text:p>
          </table:table-cell>
          <table:table-cell table:style-name="ce17" table:formula="of:=&quot;&quot; &amp; [.A33] &amp; &quot;=&gt;array( &quot;&amp;CHAR(10)&amp; &quot;  &quot;&quot;key&quot;&quot;=&gt;&quot;&amp;[.A33]&amp;&quot;, &quot;&amp;CHAR(10)&amp;  &quot;  &quot;&quot;players&quot;&quot;=&gt;&quot;&amp;[.B33]&amp;&quot;, &quot;&amp;CHAR(10)&amp;  &quot;  &quot;&quot;season&quot;&quot;=&gt;&quot;&amp;[.C33]&amp;&quot;, &quot;&amp;CHAR(10)&amp;  &quot;  &quot;&quot;action&quot;&quot;=&gt;&quot;&quot;&quot;&amp;[.D33]&amp;&quot;&quot;&quot;, &quot;&amp;CHAR(10)&amp;  &quot;  &quot;&quot;bonus&quot;&quot;=&gt;&quot;&quot;&quot;&amp;[.E33]&amp;&quot;&quot;&quot;, &quot;&amp;CHAR(10)&amp;  &quot;  &quot;&quot;max&quot;&quot;=&gt;&quot;&amp;[.F33]&amp;&quot;, &quot;&amp;CHAR(10)&amp;  &quot;  &quot;&quot;stat&quot;&quot;=&gt;&quot;&quot;&quot;&amp;[.I33]&amp;&quot;&quot;&quot;,&quot;&amp;CHAR(10)&amp;   &quot;  &quot;&quot;int&quot;&quot;=&gt;&quot;&amp;[.G33]&amp;&quot;,&quot;&amp;CHAR(10)&amp; &quot;  &quot;&quot;set&quot;&quot;=&gt;&quot;&amp;[.H33]&amp;&quot;,&quot;&amp;CHAR(10)&amp; &quot; &quot;&quot;des&quot;&quot;=&gt;clienttranslate('&quot;&amp;SUBSTITUTE ([.J33];&quot;'&quot;;&quot;\'&quot;)&amp;&quot;')),&quot;" office:value-type="string" office:string-value="342=&gt;array( &#10;  &quot;key&quot;=&gt;342, &#10;  &quot;players&quot;=&gt;3, &#10;  &quot;season&quot;=&gt;4, &#10;  &quot;action&quot;=&gt;&quot;makeWine_2&quot;, &#10;  &quot;bonus&quot;=&gt;&quot;makeWine_1&quot;, &#10;  &quot;max&quot;=&gt;1, &#10;  &quot;stat&quot;=&gt;&quot;vit_action_make_wine&quot;,&#10;  &quot;int&quot;=&gt;1,&#10;  &quot;set&quot;=&gt;0,&#10; &quot;des&quot;=&gt;clienttranslate('Make up to three wines'))," calcext:value-type="string">
            <text:p>342=&gt;array( </text:p>
            <text:p>  "key"=&gt;342, </text:p>
            <text:p>  "players"=&gt;3, </text:p>
            <text:p>  "season"=&gt;4, </text:p>
            <text:p>  "action"=&gt;"makeWine_2", </text:p>
            <text:p>  "bonus"=&gt;"makeWine_1", </text:p>
            <text:p>  "max"=&gt;1, </text:p>
            <text:p>  "stat"=&gt;"vit_action_make_wine",</text:p>
            <text:p>  "int"=&gt;1,</text:p>
            <text:p>  "set"=&gt;0,</text:p>
            <text:p> "des"=&gt;clienttranslate('Make up to three wines')),</text:p>
          </table:table-cell>
          <table:table-cell/>
          <table:table-cell table:formula="of:=&quot;  &quot;&amp;[.A33]&amp;&quot;:{x:0,y:0}, //&quot;&amp;[.B33]&amp;&quot; : &quot;&amp;[.D33]" office:value-type="string" office:string-value="  342:{x:0,y:0}, //3 : makeWine_2" calcext:value-type="string">
            <text:p><text:s text:c="2"/>342:{x:0,y:0}, //3 : makeWine_2</text:p>
          </table:table-cell>
          <table:table-cell table:number-columns-repeated="2"/>
          <table:table-cell table:formula="of:=&quot;  case '&quot;&amp;[.D33]&amp;&quot;+&quot;&amp;[.E33]&amp;&quot;':&quot;" office:value-type="string" office:string-value="  case 'makeWine_2+makeWine_1':" calcext:value-type="string">
            <text:p><text:s text:c="2"/>case 'makeWine_2+makeWine_1':</text:p>
          </table:table-cell>
        </table:table-row>
        <table:table-row table:style-name="ro8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Wine_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make_wine</text:p>
          </table:table-cell>
          <table:table-cell table:style-name="ce21" office:value-type="string" calcext:value-type="string">
            <text:p>Make up to two wines</text:p>
          </table:table-cell>
          <table:table-cell table:style-name="ce17" table:formula="of:=&quot;&quot; &amp; [.A34] &amp; &quot;=&gt;array( &quot;&amp;CHAR(10)&amp; &quot;  &quot;&quot;key&quot;&quot;=&gt;&quot;&amp;[.A34]&amp;&quot;, &quot;&amp;CHAR(10)&amp;  &quot;  &quot;&quot;players&quot;&quot;=&gt;&quot;&amp;[.B34]&amp;&quot;, &quot;&amp;CHAR(10)&amp;  &quot;  &quot;&quot;season&quot;&quot;=&gt;&quot;&amp;[.C34]&amp;&quot;, &quot;&amp;CHAR(10)&amp;  &quot;  &quot;&quot;action&quot;&quot;=&gt;&quot;&quot;&quot;&amp;[.D34]&amp;&quot;&quot;&quot;, &quot;&amp;CHAR(10)&amp;  &quot;  &quot;&quot;bonus&quot;&quot;=&gt;&quot;&quot;&quot;&amp;[.E34]&amp;&quot;&quot;&quot;, &quot;&amp;CHAR(10)&amp;  &quot;  &quot;&quot;max&quot;&quot;=&gt;&quot;&amp;[.F34]&amp;&quot;, &quot;&amp;CHAR(10)&amp;  &quot;  &quot;&quot;stat&quot;&quot;=&gt;&quot;&quot;&quot;&amp;[.I34]&amp;&quot;&quot;&quot;,&quot;&amp;CHAR(10)&amp;   &quot;  &quot;&quot;int&quot;&quot;=&gt;&quot;&amp;[.G34]&amp;&quot;,&quot;&amp;CHAR(10)&amp; &quot;  &quot;&quot;set&quot;&quot;=&gt;&quot;&amp;[.H34]&amp;&quot;,&quot;&amp;CHAR(10)&amp; &quot; &quot;&quot;des&quot;&quot;=&gt;clienttranslate('&quot;&amp;SUBSTITUTE ([.J34];&quot;'&quot;;&quot;\'&quot;)&amp;&quot;')),&quot;" office:value-type="string" office:string-value="343=&gt;array( &#10;  &quot;key&quot;=&gt;343, &#10;  &quot;players&quot;=&gt;5, &#10;  &quot;season&quot;=&gt;4, &#10;  &quot;action&quot;=&gt;&quot;makeWine_2&quot;, &#10;  &quot;bonus&quot;=&gt;&quot;&quot;, &#10;  &quot;max&quot;=&gt;1, &#10;  &quot;stat&quot;=&gt;&quot;vit_action_make_wine&quot;,&#10;  &quot;int&quot;=&gt;1,&#10;  &quot;set&quot;=&gt;0,&#10; &quot;des&quot;=&gt;clienttranslate('Make up to two wines'))," calcext:value-type="string">
            <text:p>343=&gt;array( </text:p>
            <text:p>  "key"=&gt;343, </text:p>
            <text:p>  "players"=&gt;5, </text:p>
            <text:p>  "season"=&gt;4, </text:p>
            <text:p>  "action"=&gt;"makeWine_2", </text:p>
            <text:p>  "bonus"=&gt;"", </text:p>
            <text:p>  "max"=&gt;1, </text:p>
            <text:p>  "stat"=&gt;"vit_action_make_wine",</text:p>
            <text:p>  "int"=&gt;1,</text:p>
            <text:p>  "set"=&gt;0,</text:p>
            <text:p> "des"=&gt;clienttranslate('Make up to two wines')),</text:p>
          </table:table-cell>
          <table:table-cell/>
          <table:table-cell table:formula="of:=&quot;  &quot;&amp;[.A34]&amp;&quot;:{x:0,y:0}, //&quot;&amp;[.B34]&amp;&quot; : &quot;&amp;[.D34]" office:value-type="string" office:string-value="  343:{x:0,y:0}, //5 : makeWine_2" calcext:value-type="string">
            <text:p><text:s text:c="2"/>343:{x:0,y:0}, //5 : makeWine_2</text:p>
          </table:table-cell>
          <table:table-cell table:number-columns-repeated="2"/>
          <table:table-cell table:formula="of:=&quot;  case '&quot;&amp;[.D34]&amp;&quot;+&quot;&amp;[.E34]&amp;&quot;':&quot;" office:value-type="string" office:string-value="  case 'makeWine_2+':" calcext:value-type="string">
            <text:p><text:s text:c="2"/>case 'makeWine_2+':</text:p>
          </table:table-cell>
        </table:table-row>
        <table:table-row table:style-name="ro8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yBlueCard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play_blue_card</text:p>
          </table:table-cell>
          <table:table-cell table:style-name="ce21" office:value-type="string" calcext:value-type="string">
            <text:p>Play a winter visitor card ${token_blueCard}</text:p>
          </table:table-cell>
          <table:table-cell table:style-name="ce17" table:formula="of:=&quot;&quot; &amp; [.A35] &amp; &quot;=&gt;array( &quot;&amp;CHAR(10)&amp; &quot;  &quot;&quot;key&quot;&quot;=&gt;&quot;&amp;[.A35]&amp;&quot;, &quot;&amp;CHAR(10)&amp;  &quot;  &quot;&quot;players&quot;&quot;=&gt;&quot;&amp;[.B35]&amp;&quot;, &quot;&amp;CHAR(10)&amp;  &quot;  &quot;&quot;season&quot;&quot;=&gt;&quot;&amp;[.C35]&amp;&quot;, &quot;&amp;CHAR(10)&amp;  &quot;  &quot;&quot;action&quot;&quot;=&gt;&quot;&quot;&quot;&amp;[.D35]&amp;&quot;&quot;&quot;, &quot;&amp;CHAR(10)&amp;  &quot;  &quot;&quot;bonus&quot;&quot;=&gt;&quot;&quot;&quot;&amp;[.E35]&amp;&quot;&quot;&quot;, &quot;&amp;CHAR(10)&amp;  &quot;  &quot;&quot;max&quot;&quot;=&gt;&quot;&amp;[.F35]&amp;&quot;, &quot;&amp;CHAR(10)&amp;  &quot;  &quot;&quot;stat&quot;&quot;=&gt;&quot;&quot;&quot;&amp;[.I35]&amp;&quot;&quot;&quot;,&quot;&amp;CHAR(10)&amp;   &quot;  &quot;&quot;int&quot;&quot;=&gt;&quot;&amp;[.G35]&amp;&quot;,&quot;&amp;CHAR(10)&amp; &quot;  &quot;&quot;set&quot;&quot;=&gt;&quot;&amp;[.H35]&amp;&quot;,&quot;&amp;CHAR(10)&amp; &quot; &quot;&quot;des&quot;&quot;=&gt;clienttranslate('&quot;&amp;SUBSTITUTE ([.J35];&quot;'&quot;;&quot;\'&quot;)&amp;&quot;')),&quot;" office:value-type="string" office:string-value="351=&gt;array( &#10;  &quot;key&quot;=&gt;351, &#10;  &quot;players&quot;=&gt;1, &#10;  &quot;season&quot;=&gt;4, &#10;  &quot;action&quot;=&gt;&quot;playBlueCard_1&quot;, &#10;  &quot;bonus&quot;=&gt;&quot;&quot;, &#10;  &quot;max&quot;=&gt;1, &#10;  &quot;stat&quot;=&gt;&quot;vit_action_play_blue_card&quot;,&#10;  &quot;int&quot;=&gt;1,&#10;  &quot;set&quot;=&gt;0,&#10; &quot;des&quot;=&gt;clienttranslate('Play a winter visitor card ${token_blueCard}'))," calcext:value-type="string">
            <text:p>351=&gt;array( </text:p>
            <text:p>  "key"=&gt;351, </text:p>
            <text:p>  "players"=&gt;1, </text:p>
            <text:p>  "season"=&gt;4, </text:p>
            <text:p>  "action"=&gt;"playBlueCard_1", </text:p>
            <text:p>  "bonus"=&gt;"", </text:p>
            <text:p>  "max"=&gt;1, </text:p>
            <text:p>  "stat"=&gt;"vit_action_play_blue_card",</text:p>
            <text:p>  "int"=&gt;1,</text:p>
            <text:p>  "set"=&gt;0,</text:p>
            <text:p> "des"=&gt;clienttranslate('Play a winter visitor card ${token_blueCard}')),</text:p>
          </table:table-cell>
          <table:table-cell/>
          <table:table-cell table:formula="of:=&quot;  &quot;&amp;[.A35]&amp;&quot;:{x:0,y:0}, //&quot;&amp;[.B35]&amp;&quot; : &quot;&amp;[.D35]" office:value-type="string" office:string-value="  351:{x:0,y:0}, //1 : playBlueCard_1" calcext:value-type="string">
            <text:p><text:s text:c="2"/>351:{x:0,y:0}, //1 : playBlueCard_1</text:p>
          </table:table-cell>
          <table:table-cell table:number-columns-repeated="2"/>
          <table:table-cell table:formula="of:=&quot;  case '&quot;&amp;[.D35]&amp;&quot;+&quot;&amp;[.E35]&amp;&quot;':&quot;" office:value-type="string" office:string-value="  case 'playBlueCard_1+':" calcext:value-type="string">
            <text:p><text:s text:c="2"/>case 'playBlueCard_1+':</text:p>
          </table:table-cell>
        </table:table-row>
        <table:table-row table:style-name="ro8"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layBlueCard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play_blue_card</text:p>
          </table:table-cell>
          <table:table-cell table:style-name="ce21" office:value-type="string" calcext:value-type="string">
            <text:p>Play two winter visitor cards ${token_blueCard}</text:p>
          </table:table-cell>
          <table:table-cell table:style-name="ce17" table:formula="of:=&quot;&quot; &amp; [.A36] &amp; &quot;=&gt;array( &quot;&amp;CHAR(10)&amp; &quot;  &quot;&quot;key&quot;&quot;=&gt;&quot;&amp;[.A36]&amp;&quot;, &quot;&amp;CHAR(10)&amp;  &quot;  &quot;&quot;players&quot;&quot;=&gt;&quot;&amp;[.B36]&amp;&quot;, &quot;&amp;CHAR(10)&amp;  &quot;  &quot;&quot;season&quot;&quot;=&gt;&quot;&amp;[.C36]&amp;&quot;, &quot;&amp;CHAR(10)&amp;  &quot;  &quot;&quot;action&quot;&quot;=&gt;&quot;&quot;&quot;&amp;[.D36]&amp;&quot;&quot;&quot;, &quot;&amp;CHAR(10)&amp;  &quot;  &quot;&quot;bonus&quot;&quot;=&gt;&quot;&quot;&quot;&amp;[.E36]&amp;&quot;&quot;&quot;, &quot;&amp;CHAR(10)&amp;  &quot;  &quot;&quot;max&quot;&quot;=&gt;&quot;&amp;[.F36]&amp;&quot;, &quot;&amp;CHAR(10)&amp;  &quot;  &quot;&quot;stat&quot;&quot;=&gt;&quot;&quot;&quot;&amp;[.I36]&amp;&quot;&quot;&quot;,&quot;&amp;CHAR(10)&amp;   &quot;  &quot;&quot;int&quot;&quot;=&gt;&quot;&amp;[.G36]&amp;&quot;,&quot;&amp;CHAR(10)&amp; &quot;  &quot;&quot;set&quot;&quot;=&gt;&quot;&amp;[.H36]&amp;&quot;,&quot;&amp;CHAR(10)&amp; &quot; &quot;&quot;des&quot;&quot;=&gt;clienttranslate('&quot;&amp;SUBSTITUTE ([.J36];&quot;'&quot;;&quot;\'&quot;)&amp;&quot;')),&quot;" office:value-type="string" office:string-value="352=&gt;array( &#10;  &quot;key&quot;=&gt;352, &#10;  &quot;players&quot;=&gt;3, &#10;  &quot;season&quot;=&gt;4, &#10;  &quot;action&quot;=&gt;&quot;playBlueCard_1&quot;, &#10;  &quot;bonus&quot;=&gt;&quot;playBlueCard_1&quot;, &#10;  &quot;max&quot;=&gt;1, &#10;  &quot;stat&quot;=&gt;&quot;vit_action_play_blue_card&quot;,&#10;  &quot;int&quot;=&gt;1,&#10;  &quot;set&quot;=&gt;0,&#10; &quot;des&quot;=&gt;clienttranslate('Play two winter visitor cards ${token_blueCard}'))," calcext:value-type="string">
            <text:p>352=&gt;array( </text:p>
            <text:p>  "key"=&gt;352, </text:p>
            <text:p>  "players"=&gt;3, </text:p>
            <text:p>  "season"=&gt;4, </text:p>
            <text:p>  "action"=&gt;"playBlueCard_1", </text:p>
            <text:p>  "bonus"=&gt;"playBlueCard_1", </text:p>
            <text:p>  "max"=&gt;1, </text:p>
            <text:p>  "stat"=&gt;"vit_action_play_blue_card",</text:p>
            <text:p>  "int"=&gt;1,</text:p>
            <text:p>  "set"=&gt;0,</text:p>
            <text:p> "des"=&gt;clienttranslate('Play two winter visitor cards ${token_blueCard}')),</text:p>
          </table:table-cell>
          <table:table-cell/>
          <table:table-cell table:formula="of:=&quot;  &quot;&amp;[.A36]&amp;&quot;:{x:0,y:0}, //&quot;&amp;[.B36]&amp;&quot; : &quot;&amp;[.D36]" office:value-type="string" office:string-value="  352:{x:0,y:0}, //3 : playBlueCard_1" calcext:value-type="string">
            <text:p><text:s text:c="2"/>352:{x:0,y:0}, //3 : playBlueCard_1</text:p>
          </table:table-cell>
          <table:table-cell table:number-columns-repeated="2"/>
          <table:table-cell table:formula="of:=&quot;  case '&quot;&amp;[.D36]&amp;&quot;+&quot;&amp;[.E36]&amp;&quot;':&quot;" office:value-type="string" office:string-value="  case 'playBlueCard_1+playBlueCard_1':" calcext:value-type="string">
            <text:p><text:s text:c="2"/>case 'playBlueCard_1+playBlueCard_1':</text:p>
          </table:table-cell>
        </table:table-row>
        <table:table-row table:style-name="ro8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yBlueCard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play_blue_card</text:p>
          </table:table-cell>
          <table:table-cell table:style-name="ce21" office:value-type="string" calcext:value-type="string">
            <text:p>Play a winter visitor card ${token_blueCard}</text:p>
          </table:table-cell>
          <table:table-cell table:style-name="ce17" table:formula="of:=&quot;&quot; &amp; [.A37] &amp; &quot;=&gt;array( &quot;&amp;CHAR(10)&amp; &quot;  &quot;&quot;key&quot;&quot;=&gt;&quot;&amp;[.A37]&amp;&quot;, &quot;&amp;CHAR(10)&amp;  &quot;  &quot;&quot;players&quot;&quot;=&gt;&quot;&amp;[.B37]&amp;&quot;, &quot;&amp;CHAR(10)&amp;  &quot;  &quot;&quot;season&quot;&quot;=&gt;&quot;&amp;[.C37]&amp;&quot;, &quot;&amp;CHAR(10)&amp;  &quot;  &quot;&quot;action&quot;&quot;=&gt;&quot;&quot;&quot;&amp;[.D37]&amp;&quot;&quot;&quot;, &quot;&amp;CHAR(10)&amp;  &quot;  &quot;&quot;bonus&quot;&quot;=&gt;&quot;&quot;&quot;&amp;[.E37]&amp;&quot;&quot;&quot;, &quot;&amp;CHAR(10)&amp;  &quot;  &quot;&quot;max&quot;&quot;=&gt;&quot;&amp;[.F37]&amp;&quot;, &quot;&amp;CHAR(10)&amp;  &quot;  &quot;&quot;stat&quot;&quot;=&gt;&quot;&quot;&quot;&amp;[.I37]&amp;&quot;&quot;&quot;,&quot;&amp;CHAR(10)&amp;   &quot;  &quot;&quot;int&quot;&quot;=&gt;&quot;&amp;[.G37]&amp;&quot;,&quot;&amp;CHAR(10)&amp; &quot;  &quot;&quot;set&quot;&quot;=&gt;&quot;&amp;[.H37]&amp;&quot;,&quot;&amp;CHAR(10)&amp; &quot; &quot;&quot;des&quot;&quot;=&gt;clienttranslate('&quot;&amp;SUBSTITUTE ([.J37];&quot;'&quot;;&quot;\'&quot;)&amp;&quot;')),&quot;" office:value-type="string" office:string-value="353=&gt;array( &#10;  &quot;key&quot;=&gt;353, &#10;  &quot;players&quot;=&gt;5, &#10;  &quot;season&quot;=&gt;4, &#10;  &quot;action&quot;=&gt;&quot;playBlueCard_1&quot;, &#10;  &quot;bonus&quot;=&gt;&quot;&quot;, &#10;  &quot;max&quot;=&gt;1, &#10;  &quot;stat&quot;=&gt;&quot;vit_action_play_blue_card&quot;,&#10;  &quot;int&quot;=&gt;1,&#10;  &quot;set&quot;=&gt;0,&#10; &quot;des&quot;=&gt;clienttranslate('Play a winter visitor card ${token_blueCard}'))," calcext:value-type="string">
            <text:p>353=&gt;array( </text:p>
            <text:p>  "key"=&gt;353, </text:p>
            <text:p>  "players"=&gt;5, </text:p>
            <text:p>  "season"=&gt;4, </text:p>
            <text:p>  "action"=&gt;"playBlueCard_1", </text:p>
            <text:p>  "bonus"=&gt;"", </text:p>
            <text:p>  "max"=&gt;1, </text:p>
            <text:p>  "stat"=&gt;"vit_action_play_blue_card",</text:p>
            <text:p>  "int"=&gt;1,</text:p>
            <text:p>  "set"=&gt;0,</text:p>
            <text:p> "des"=&gt;clienttranslate('Play a winter visitor card ${token_blueCard}')),</text:p>
          </table:table-cell>
          <table:table-cell/>
          <table:table-cell table:formula="of:=&quot;  &quot;&amp;[.A37]&amp;&quot;:{x:0,y:0}, //&quot;&amp;[.B37]&amp;&quot; : &quot;&amp;[.D37]" office:value-type="string" office:string-value="  353:{x:0,y:0}, //5 : playBlueCard_1" calcext:value-type="string">
            <text:p><text:s text:c="2"/>353:{x:0,y:0}, //5 : playBlueCard_1</text:p>
          </table:table-cell>
          <table:table-cell table:number-columns-repeated="2"/>
          <table:table-cell table:formula="of:=&quot;  case '&quot;&amp;[.D37]&amp;&quot;+&quot;&amp;[.E37]&amp;&quot;':&quot;" office:value-type="string" office:string-value="  case 'playBlueCard_1+':" calcext:value-type="string">
            <text:p><text:s text:c="2"/>case 'playBlueCard_1+':</text:p>
          </table:table-cell>
        </table:table-row>
        <table:table-row table:style-name="ro8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tLira_1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vit_action_get_lira</text:p>
          </table:table-cell>
          <table:table-cell table:style-name="ce21" office:value-type="string" calcext:value-type="string">
            <text:p>Gain ${token_lira1}</text:p>
          </table:table-cell>
          <table:table-cell table:style-name="ce17" table:formula="of:=&quot;&quot; &amp; [.A38] &amp; &quot;=&gt;array( &quot;&amp;CHAR(10)&amp; &quot;  &quot;&quot;key&quot;&quot;=&gt;&quot;&amp;[.A38]&amp;&quot;, &quot;&amp;CHAR(10)&amp;  &quot;  &quot;&quot;players&quot;&quot;=&gt;&quot;&amp;[.B38]&amp;&quot;, &quot;&amp;CHAR(10)&amp;  &quot;  &quot;&quot;season&quot;&quot;=&gt;&quot;&amp;[.C38]&amp;&quot;, &quot;&amp;CHAR(10)&amp;  &quot;  &quot;&quot;action&quot;&quot;=&gt;&quot;&quot;&quot;&amp;[.D38]&amp;&quot;&quot;&quot;, &quot;&amp;CHAR(10)&amp;  &quot;  &quot;&quot;bonus&quot;&quot;=&gt;&quot;&quot;&quot;&amp;[.E38]&amp;&quot;&quot;&quot;, &quot;&amp;CHAR(10)&amp;  &quot;  &quot;&quot;max&quot;&quot;=&gt;&quot;&amp;[.F38]&amp;&quot;, &quot;&amp;CHAR(10)&amp;  &quot;  &quot;&quot;stat&quot;&quot;=&gt;&quot;&quot;&quot;&amp;[.I38]&amp;&quot;&quot;&quot;,&quot;&amp;CHAR(10)&amp;   &quot;  &quot;&quot;int&quot;&quot;=&gt;&quot;&amp;[.G38]&amp;&quot;,&quot;&amp;CHAR(10)&amp; &quot;  &quot;&quot;set&quot;&quot;=&gt;&quot;&amp;[.H38]&amp;&quot;,&quot;&amp;CHAR(10)&amp; &quot; &quot;&quot;des&quot;&quot;=&gt;clienttranslate('&quot;&amp;SUBSTITUTE ([.J38];&quot;'&quot;;&quot;\'&quot;)&amp;&quot;')),&quot;" office:value-type="string" office:string-value="801=&gt;array( &#10;  &quot;key&quot;=&gt;801, &#10;  &quot;players&quot;=&gt;1, &#10;  &quot;season&quot;=&gt;9, &#10;  &quot;action&quot;=&gt;&quot;getLira_1&quot;, &#10;  &quot;bonus&quot;=&gt;&quot;&quot;, &#10;  &quot;max&quot;=&gt;99, &#10;  &quot;stat&quot;=&gt;&quot;vit_action_get_lira&quot;,&#10;  &quot;int&quot;=&gt;0,&#10;  &quot;set&quot;=&gt;0,&#10; &quot;des&quot;=&gt;clienttranslate('Gain ${token_lira1}'))," calcext:value-type="string">
            <text:p>801=&gt;array( </text:p>
            <text:p>  "key"=&gt;801, </text:p>
            <text:p>  "players"=&gt;1, </text:p>
            <text:p>  "season"=&gt;9, </text:p>
            <text:p>  "action"=&gt;"getLira_1", </text:p>
            <text:p>  "bonus"=&gt;"", </text:p>
            <text:p>  "max"=&gt;99, </text:p>
            <text:p>  "stat"=&gt;"vit_action_get_lira",</text:p>
            <text:p>  "int"=&gt;0,</text:p>
            <text:p>  "set"=&gt;0,</text:p>
            <text:p> "des"=&gt;clienttranslate('Gain ${token_lira1}')),</text:p>
          </table:table-cell>
          <table:table-cell/>
          <table:table-cell table:formula="of:=&quot;  &quot;&amp;[.A38]&amp;&quot;:{x:0,y:0}, //&quot;&amp;[.B38]&amp;&quot; : &quot;&amp;[.D38]" office:value-type="string" office:string-value="  801:{x:0,y:0}, //1 : getLira_1" calcext:value-type="string">
            <text:p><text:s text:c="2"/>801:{x:0,y:0}, //1 : getLira_1</text:p>
          </table:table-cell>
          <table:table-cell table:number-columns-repeated="2"/>
          <table:table-cell table:formula="of:=&quot;  case '&quot;&amp;[.D38]&amp;&quot;+&quot;&amp;[.E38]&amp;&quot;':&quot;" office:value-type="string" office:string-value="  case 'getLira_1+':" calcext:value-type="string">
            <text:p><text:s text:c="2"/>case 'getLira_1+':</text:p>
          </table:table-cell>
        </table:table-row>
        <table:table-row table:style-name="ro8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proot_1|harvestField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vit_action_yoke</text:p>
          </table:table-cell>
          <table:table-cell table:style-name="ce21" office:value-type="string" calcext:value-type="string">
            <text:p>Uproot one vine or harvest one field</text:p>
          </table:table-cell>
          <table:table-cell table:style-name="ce17" table:formula="of:=&quot;&quot; &amp; [.A39] &amp; &quot;=&gt;array( &quot;&amp;CHAR(10)&amp; &quot;  &quot;&quot;key&quot;&quot;=&gt;&quot;&amp;[.A39]&amp;&quot;, &quot;&amp;CHAR(10)&amp;  &quot;  &quot;&quot;players&quot;&quot;=&gt;&quot;&amp;[.B39]&amp;&quot;, &quot;&amp;CHAR(10)&amp;  &quot;  &quot;&quot;season&quot;&quot;=&gt;&quot;&amp;[.C39]&amp;&quot;, &quot;&amp;CHAR(10)&amp;  &quot;  &quot;&quot;action&quot;&quot;=&gt;&quot;&quot;&quot;&amp;[.D39]&amp;&quot;&quot;&quot;, &quot;&amp;CHAR(10)&amp;  &quot;  &quot;&quot;bonus&quot;&quot;=&gt;&quot;&quot;&quot;&amp;[.E39]&amp;&quot;&quot;&quot;, &quot;&amp;CHAR(10)&amp;  &quot;  &quot;&quot;max&quot;&quot;=&gt;&quot;&amp;[.F39]&amp;&quot;, &quot;&amp;CHAR(10)&amp;  &quot;  &quot;&quot;stat&quot;&quot;=&gt;&quot;&quot;&quot;&amp;[.I39]&amp;&quot;&quot;&quot;,&quot;&amp;CHAR(10)&amp;   &quot;  &quot;&quot;int&quot;&quot;=&gt;&quot;&amp;[.G39]&amp;&quot;,&quot;&amp;CHAR(10)&amp; &quot;  &quot;&quot;set&quot;&quot;=&gt;&quot;&amp;[.H39]&amp;&quot;,&quot;&amp;CHAR(10)&amp; &quot; &quot;&quot;des&quot;&quot;=&gt;clienttranslate('&quot;&amp;SUBSTITUTE ([.J39];&quot;'&quot;;&quot;\'&quot;)&amp;&quot;')),&quot;" office:value-type="string" office:string-value="901=&gt;array( &#10;  &quot;key&quot;=&gt;901, &#10;  &quot;players&quot;=&gt;1, &#10;  &quot;season&quot;=&gt;9, &#10;  &quot;action&quot;=&gt;&quot;uproot_1|harvestField_1&quot;, &#10;  &quot;bonus&quot;=&gt;&quot;&quot;, &#10;  &quot;max&quot;=&gt;1, &#10;  &quot;stat&quot;=&gt;&quot;vit_action_yoke&quot;,&#10;  &quot;int&quot;=&gt;1,&#10;  &quot;set&quot;=&gt;0,&#10; &quot;des&quot;=&gt;clienttranslate('Uproot one vine or harvest one field'))," calcext:value-type="string">
            <text:p>901=&gt;array( </text:p>
            <text:p>  "key"=&gt;901, </text:p>
            <text:p>  "players"=&gt;1, </text:p>
            <text:p>  "season"=&gt;9, </text:p>
            <text:p>  "action"=&gt;"uproot_1|harvestField_1", </text:p>
            <text:p>  "bonus"=&gt;"", </text:p>
            <text:p>  "max"=&gt;1, </text:p>
            <text:p>  "stat"=&gt;"vit_action_yoke",</text:p>
            <text:p>  "int"=&gt;1,</text:p>
            <text:p>  "set"=&gt;0,</text:p>
            <text:p> "des"=&gt;clienttranslate('Uproot one vine or harvest one field')),</text:p>
          </table:table-cell>
          <table:table-cell/>
          <table:table-cell table:formula="of:=&quot;  &quot;&amp;[.A39]&amp;&quot;:{x:0,y:0}, //&quot;&amp;[.B39]&amp;&quot; : &quot;&amp;[.D39]" office:value-type="string" office:string-value="  901:{x:0,y:0}, //1 : uproot_1|harvestField_1" calcext:value-type="string">
            <text:p><text:s text:c="2"/>901:{x:0,y:0}, //1 : uproot_1|harvestField_1</text:p>
          </table:table-cell>
          <table:table-cell table:number-columns-repeated="2"/>
          <table:table-cell table:formula="of:=&quot;  case '&quot;&amp;[.D39]&amp;&quot;+&quot;&amp;[.E39]&amp;&quot;':&quot;" office:value-type="string" office:string-value="  case 'uproot_1|harvestField_1+':" calcext:value-type="string">
            <text:p><text:s text:c="2"/>case 'uproot_1|harvestField_1+':</text:p>
          </table:table-cell>
        </table:table-row>
        <table:table-row table:style-name="ro1" table:number-rows-repeated="104853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image_size" table:style-name="ta3">
        <office:forms form:automatic-focus="false" form:apply-design-mode="false"/>
        <table:table-column table:style-name="co21" table:number-columns-repeated="6" table:default-cell-style-name="Default"/>
        <table:table-row table:style-name="ro1"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new_width</text:p>
          </table:table-cell>
          <table:table-cell office:value-type="string" calcext:value-type="string">
            <text:p>new_height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float" office:value="1600" calcext:value-type="float">
            <text:p>1600</text:p>
          </table:table-cell>
          <table:table-cell office:value-type="float" office:value="1272" calcext:value-type="float">
            <text:p>1272</text:p>
          </table:table-cell>
          <table:table-cell table:formula="of:=[.B2]/[.C2]" office:value-type="float" office:value="1.25786163522013" calcext:value-type="float">
            <text:p>1,25786163522013</text:p>
          </table:table-cell>
          <table:table-cell office:value-type="float" office:value="1024" calcext:value-type="float">
            <text:p>1024</text:p>
          </table:table-cell>
          <table:table-cell table:formula="of:=[.E2]/[.D2]" office:value-type="float" office:value="814.08" calcext:value-type="float">
            <text:p>814,08</text:p>
          </table:table-cell>
        </table:table-row>
        <table:table-row table:style-name="ro1">
          <table:table-cell office:value-type="string" calcext:value-type="string">
            <text:p>player_board</text:p>
          </table:table-cell>
          <table:table-cell office:value-type="float" office:value="1200" calcext:value-type="float">
            <text:p>1200</text:p>
          </table:table-cell>
          <table:table-cell office:value-type="float" office:value="815" calcext:value-type="float">
            <text:p>815</text:p>
          </table:table-cell>
          <table:table-cell table:formula="of:=[.B3]/[.C3]" office:value-type="float" office:value="1.47239263803681" calcext:value-type="float">
            <text:p>1,47239263803681</text:p>
          </table:table-cell>
          <table:table-cell office:value-type="float" office:value="590" calcext:value-type="float">
            <text:p>590</text:p>
          </table:table-cell>
          <table:table-cell table:formula="of:=[.E3]/[.D3]" office:value-type="float" office:value="400.708333333333" calcext:value-type="float">
            <text:p>400,70833333333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ard small</text:p>
          </table:table-cell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</text:p>
          </table:table-cell>
          <table:table-cell office:value-type="float" office:value="192" calcext:value-type="float">
            <text:p>192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mapapa small</text:p>
          </table:table-cell>
          <table:table-cell office:value-type="float" office:value="146" calcext:value-type="float">
            <text:p>146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apapa</text:p>
          </table:table-cell>
          <table:table-cell office:value-type="float" office:value="292" calcext:value-type="float">
            <text:p>292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9" table:number-rows-repeated="4">
          <table:table-cell table:number-columns-repeated="6"/>
        </table:table-row>
        <table:table-row table:style-name="ro9">
          <table:table-cell office:value-type="string" calcext:value-type="string">
            <text:p>automa</text:p>
          </table:table-cell>
          <table:table-cell office:value-type="float" office:value="339" calcext:value-type="float">
            <text:p>339</text:p>
          </table:table-cell>
          <table:table-cell office:value-type="float" office:value="519" calcext:value-type="float">
            <text:p>519</text:p>
          </table:table-cell>
          <table:table-cell table:formula="of:=[.B15]/[.C15]" office:value-type="float" office:value="0.653179190751445" calcext:value-type="float">
            <text:p>0,653179190751445</text:p>
          </table:table-cell>
          <table:table-cell table:formula="of:=[.F15]*[.D15]" office:value-type="float" office:value="380.150289017341" calcext:value-type="float">
            <text:p>380,150289017341</text:p>
          </table:table-cell>
          <table:table-cell office:value-type="float" office:value="582" calcext:value-type="float">
            <text:p>582</text:p>
          </table:table-cell>
        </table:table-row>
        <table:table-row table:style-name="ro9">
          <table:table-cell office:value-type="string" calcext:value-type="string">
            <text:p>automa</text:p>
          </table:table-cell>
          <table:table-cell table:number-columns-repeated="5"/>
        </table:table-row>
      </table:table>
      <table:table table:name="tokens" table:style-name="ta3">
        <office:forms form:automatic-focus="false" form:apply-design-mode="false"/>
        <table:table-column table:style-name="co55" table:number-columns-repeated="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1" table:number-columns-repeated="2" table:default-cell-style-name="Default"/>
        <table:table-column table:style-name="co59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pr</text:p>
          </table:table-cell>
          <table:table-cell table:style-name="ce32" office:value-type="string" calcext:value-type="string">
            <text:p>progr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player color</text:p>
          </table:table-cell>
          <table:table-cell office:value-type="string" calcext:value-type="string">
            <text:p>player_to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000</text:p>
          </table:table-cell>
          <table:table-cell office:value-type="string" calcext:value-type="string">
            <text:p>lira</text:p>
          </table:table-cell>
          <table:table-cell table:number-columns-repeated="2"/>
          <table:table-cell table:formula="of:=MOD( [.A2];10)" office:value-type="float" office:value="0" calcext:value-type="float">
            <text:p>0</text:p>
          </table:table-cell>
          <table:table-cell table:formula="of:=INT([.A2]/10)" office:value-type="float" office:value="0" calcext:value-type="float">
            <text:p>0</text:p>
          </table:table-cell>
          <table:table-cell table:style-name="ce17" table:formula="of:=&quot;.token.&quot;&amp;[.$C2]&amp;[.E2]&amp;&quot; {  background-position: -&quot;&amp;([.$F2]*30)&amp;&quot;px -&quot;&amp;([.$G2]*30)&amp;&quot;px ; }&quot;" office:value-type="string" office:string-value=".token.lira {  background-position: -0px -0px ; }" calcext:value-type="string">
            <text:p>.token.lira { <text:s/>background-position: -0px -0px ; }</text:p>
          </table:table-cell>
          <table:table-cell table:formula="of:=&quot;.token.small.&quot;&amp;[.$C2]&amp;[.E2]&amp;&quot; {  background-position: -&quot;&amp;([.$F2]*20)&amp;&quot;px -&quot;&amp;([.$G2]*20)&amp;&quot;px ; }&quot;" office:value-type="string" office:string-value=".token.small.lira {  background-position: -0px -0px ; }" calcext:value-type="string">
            <text:p>.token.small.lira { <text:s/>background-position: -0px -0px ; 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001</text:p>
          </table:table-cell>
          <table:table-cell office:value-type="string" calcext:value-type="string">
            <text:p>lira1</text:p>
          </table:table-cell>
          <table:table-cell table:number-columns-repeated="2"/>
          <table:table-cell table:formula="of:=MOD( [.A3];10)" office:value-type="float" office:value="1" calcext:value-type="float">
            <text:p>1</text:p>
          </table:table-cell>
          <table:table-cell table:formula="of:=INT([.A3]/10)" office:value-type="float" office:value="0" calcext:value-type="float">
            <text:p>0</text:p>
          </table:table-cell>
          <table:table-cell table:style-name="ce17" table:formula="of:=&quot;.token.&quot;&amp;[.$C3]&amp;[.E3]&amp;&quot; {  background-position: -&quot;&amp;([.$F3]*30)&amp;&quot;px -&quot;&amp;([.$G3]*30)&amp;&quot;px ; }&quot;" office:value-type="string" office:string-value=".token.lira1 {  background-position: -30px -0px ; }" calcext:value-type="string">
            <text:p>.token.lira1 { <text:s/>background-position: -30px -0px ; }</text:p>
          </table:table-cell>
          <table:table-cell table:formula="of:=&quot;.token.small.&quot;&amp;[.$C3]&amp;[.E3]&amp;&quot; {  background-position: -&quot;&amp;([.$F3]*20)&amp;&quot;px -&quot;&amp;([.$G3]*20)&amp;&quot;px ; }&quot;" office:value-type="string" office:string-value=".token.small.lira1 {  background-position: -20px -0px ; }" calcext:value-type="string">
            <text:p>.token.small.lira1 { <text:s/>background-position: -20px -0px ;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002</text:p>
          </table:table-cell>
          <table:table-cell office:value-type="string" calcext:value-type="string">
            <text:p>lira2</text:p>
          </table:table-cell>
          <table:table-cell table:number-columns-repeated="2"/>
          <table:table-cell table:formula="of:=MOD( [.A4];10)" office:value-type="float" office:value="2" calcext:value-type="float">
            <text:p>2</text:p>
          </table:table-cell>
          <table:table-cell table:formula="of:=INT([.A4]/10)" office:value-type="float" office:value="0" calcext:value-type="float">
            <text:p>0</text:p>
          </table:table-cell>
          <table:table-cell table:style-name="ce17" table:formula="of:=&quot;.token.&quot;&amp;[.$C4]&amp;[.E4]&amp;&quot; {  background-position: -&quot;&amp;([.$F4]*30)&amp;&quot;px -&quot;&amp;([.$G4]*30)&amp;&quot;px ; }&quot;" office:value-type="string" office:string-value=".token.lira2 {  background-position: -60px -0px ; }" calcext:value-type="string">
            <text:p>.token.lira2 { <text:s/>background-position: -60px -0px ; }</text:p>
          </table:table-cell>
          <table:table-cell table:formula="of:=&quot;.token.small.&quot;&amp;[.$C4]&amp;[.E4]&amp;&quot; {  background-position: -&quot;&amp;([.$F4]*20)&amp;&quot;px -&quot;&amp;([.$G4]*20)&amp;&quot;px ; }&quot;" office:value-type="string" office:string-value=".token.small.lira2 {  background-position: -40px -0px ; }" calcext:value-type="string">
            <text:p>.token.small.lira2 { <text:s/>background-position: -40px -0px ; 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003</text:p>
          </table:table-cell>
          <table:table-cell office:value-type="string" calcext:value-type="string">
            <text:p>lira3</text:p>
          </table:table-cell>
          <table:table-cell table:number-columns-repeated="2"/>
          <table:table-cell table:formula="of:=MOD( [.A5];10)" office:value-type="float" office:value="3" calcext:value-type="float">
            <text:p>3</text:p>
          </table:table-cell>
          <table:table-cell table:formula="of:=INT([.A5]/10)" office:value-type="float" office:value="0" calcext:value-type="float">
            <text:p>0</text:p>
          </table:table-cell>
          <table:table-cell table:style-name="ce17" table:formula="of:=&quot;.token.&quot;&amp;[.$C5]&amp;[.E5]&amp;&quot; {  background-position: -&quot;&amp;([.$F5]*30)&amp;&quot;px -&quot;&amp;([.$G5]*30)&amp;&quot;px ; }&quot;" office:value-type="string" office:string-value=".token.lira3 {  background-position: -90px -0px ; }" calcext:value-type="string">
            <text:p>.token.lira3 { <text:s/>background-position: -90px -0px ; }</text:p>
          </table:table-cell>
          <table:table-cell table:formula="of:=&quot;.token.small.&quot;&amp;[.$C5]&amp;[.E5]&amp;&quot; {  background-position: -&quot;&amp;([.$F5]*20)&amp;&quot;px -&quot;&amp;([.$G5]*20)&amp;&quot;px ; }&quot;" office:value-type="string" office:string-value=".token.small.lira3 {  background-position: -60px -0px ; }" calcext:value-type="string">
            <text:p>.token.small.lira3 { <text:s/>background-position: -60px -0px ; 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004</text:p>
          </table:table-cell>
          <table:table-cell office:value-type="string" calcext:value-type="string">
            <text:p>lira4</text:p>
          </table:table-cell>
          <table:table-cell table:number-columns-repeated="2"/>
          <table:table-cell table:formula="of:=MOD( [.A6];10)" office:value-type="float" office:value="4" calcext:value-type="float">
            <text:p>4</text:p>
          </table:table-cell>
          <table:table-cell table:formula="of:=INT([.A6]/10)" office:value-type="float" office:value="0" calcext:value-type="float">
            <text:p>0</text:p>
          </table:table-cell>
          <table:table-cell table:style-name="ce17" table:formula="of:=&quot;.token.&quot;&amp;[.$C6]&amp;[.E6]&amp;&quot; {  background-position: -&quot;&amp;([.$F6]*30)&amp;&quot;px -&quot;&amp;([.$G6]*30)&amp;&quot;px ; }&quot;" office:value-type="string" office:string-value=".token.lira4 {  background-position: -120px -0px ; }" calcext:value-type="string">
            <text:p>.token.lira4 { <text:s/>background-position: -120px -0px ; }</text:p>
          </table:table-cell>
          <table:table-cell table:formula="of:=&quot;.token.small.&quot;&amp;[.$C6]&amp;[.E6]&amp;&quot; {  background-position: -&quot;&amp;([.$F6]*20)&amp;&quot;px -&quot;&amp;([.$G6]*20)&amp;&quot;px ; }&quot;" office:value-type="string" office:string-value=".token.small.lira4 {  background-position: -80px -0px ; }" calcext:value-type="string">
            <text:p>.token.small.lira4 { <text:s/>background-position: -80px -0px ; 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005</text:p>
          </table:table-cell>
          <table:table-cell office:value-type="string" calcext:value-type="string">
            <text:p>lira5</text:p>
          </table:table-cell>
          <table:table-cell table:number-columns-repeated="2"/>
          <table:table-cell table:formula="of:=MOD( [.A7];10)" office:value-type="float" office:value="5" calcext:value-type="float">
            <text:p>5</text:p>
          </table:table-cell>
          <table:table-cell table:formula="of:=INT([.A7]/10)" office:value-type="float" office:value="0" calcext:value-type="float">
            <text:p>0</text:p>
          </table:table-cell>
          <table:table-cell table:style-name="ce17" table:formula="of:=&quot;.token.&quot;&amp;[.$C7]&amp;[.E7]&amp;&quot; {  background-position: -&quot;&amp;([.$F7]*30)&amp;&quot;px -&quot;&amp;([.$G7]*30)&amp;&quot;px ; }&quot;" office:value-type="string" office:string-value=".token.lira5 {  background-position: -150px -0px ; }" calcext:value-type="string">
            <text:p>.token.lira5 { <text:s/>background-position: -150px -0px ; }</text:p>
          </table:table-cell>
          <table:table-cell table:formula="of:=&quot;.token.small.&quot;&amp;[.$C7]&amp;[.E7]&amp;&quot; {  background-position: -&quot;&amp;([.$F7]*20)&amp;&quot;px -&quot;&amp;([.$G7]*20)&amp;&quot;px ; }&quot;" office:value-type="string" office:string-value=".token.small.lira5 {  background-position: -100px -0px ; }" calcext:value-type="string">
            <text:p>.token.small.lira5 { <text:s/>background-position: -100px -0px ; 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2" office:value-type="string" calcext:value-type="string">
            <text:p>006</text:p>
          </table:table-cell>
          <table:table-cell office:value-type="string" calcext:value-type="string">
            <text:p>lira6</text:p>
          </table:table-cell>
          <table:table-cell table:number-columns-repeated="2"/>
          <table:table-cell table:formula="of:=MOD( [.A8];10)" office:value-type="float" office:value="6" calcext:value-type="float">
            <text:p>6</text:p>
          </table:table-cell>
          <table:table-cell table:formula="of:=INT([.A8]/10)" office:value-type="float" office:value="0" calcext:value-type="float">
            <text:p>0</text:p>
          </table:table-cell>
          <table:table-cell table:style-name="ce17" table:formula="of:=&quot;.token.&quot;&amp;[.$C8]&amp;[.E8]&amp;&quot; {  background-position: -&quot;&amp;([.$F8]*30)&amp;&quot;px -&quot;&amp;([.$G8]*30)&amp;&quot;px ; }&quot;" office:value-type="string" office:string-value=".token.lira6 {  background-position: -180px -0px ; }" calcext:value-type="string">
            <text:p>.token.lira6 { <text:s/>background-position: -180px -0px ; }</text:p>
          </table:table-cell>
          <table:table-cell table:formula="of:=&quot;.token.small.&quot;&amp;[.$C8]&amp;[.E8]&amp;&quot; {  background-position: -&quot;&amp;([.$F8]*20)&amp;&quot;px -&quot;&amp;([.$G8]*20)&amp;&quot;px ; }&quot;" office:value-type="string" office:string-value=".token.small.lira6 {  background-position: -120px -0px ; }" calcext:value-type="string">
            <text:p>.token.small.lira6 { <text:s/>background-position: -120px -0px ; 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2" office:value-type="string" calcext:value-type="string">
            <text:p>007</text:p>
          </table:table-cell>
          <table:table-cell office:value-type="string" calcext:value-type="string">
            <text:p>lira7</text:p>
          </table:table-cell>
          <table:table-cell table:number-columns-repeated="2"/>
          <table:table-cell table:formula="of:=MOD( [.A9];10)" office:value-type="float" office:value="7" calcext:value-type="float">
            <text:p>7</text:p>
          </table:table-cell>
          <table:table-cell table:formula="of:=INT([.A9]/10)" office:value-type="float" office:value="0" calcext:value-type="float">
            <text:p>0</text:p>
          </table:table-cell>
          <table:table-cell table:style-name="ce17" table:formula="of:=&quot;.token.&quot;&amp;[.$C9]&amp;[.E9]&amp;&quot; {  background-position: -&quot;&amp;([.$F9]*30)&amp;&quot;px -&quot;&amp;([.$G9]*30)&amp;&quot;px ; }&quot;" office:value-type="string" office:string-value=".token.lira7 {  background-position: -210px -0px ; }" calcext:value-type="string">
            <text:p>.token.lira7 { <text:s/>background-position: -210px -0px ; }</text:p>
          </table:table-cell>
          <table:table-cell table:formula="of:=&quot;.token.small.&quot;&amp;[.$C9]&amp;[.E9]&amp;&quot; {  background-position: -&quot;&amp;([.$F9]*20)&amp;&quot;px -&quot;&amp;([.$G9]*20)&amp;&quot;px ; }&quot;" office:value-type="string" office:string-value=".token.small.lira7 {  background-position: -140px -0px ; }" calcext:value-type="string">
            <text:p>.token.small.lira7 { <text:s/>background-position: -140px -0px ; 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2" office:value-type="string" calcext:value-type="string">
            <text:p>008</text:p>
          </table:table-cell>
          <table:table-cell office:value-type="string" calcext:value-type="string">
            <text:p>lira8</text:p>
          </table:table-cell>
          <table:table-cell table:number-columns-repeated="2"/>
          <table:table-cell table:formula="of:=MOD( [.A10];10)" office:value-type="float" office:value="8" calcext:value-type="float">
            <text:p>8</text:p>
          </table:table-cell>
          <table:table-cell table:formula="of:=INT([.A10]/10)" office:value-type="float" office:value="0" calcext:value-type="float">
            <text:p>0</text:p>
          </table:table-cell>
          <table:table-cell table:style-name="ce17" table:formula="of:=&quot;.token.&quot;&amp;[.$C10]&amp;[.E10]&amp;&quot; {  background-position: -&quot;&amp;([.$F10]*30)&amp;&quot;px -&quot;&amp;([.$G10]*30)&amp;&quot;px ; }&quot;" office:value-type="string" office:string-value=".token.lira8 {  background-position: -240px -0px ; }" calcext:value-type="string">
            <text:p>.token.lira8 { <text:s/>background-position: -240px -0px ; }</text:p>
          </table:table-cell>
          <table:table-cell table:formula="of:=&quot;.token.small.&quot;&amp;[.$C10]&amp;[.E10]&amp;&quot; {  background-position: -&quot;&amp;([.$F10]*20)&amp;&quot;px -&quot;&amp;([.$G10]*20)&amp;&quot;px ; }&quot;" office:value-type="string" office:string-value=".token.small.lira8 {  background-position: -160px -0px ; }" calcext:value-type="string">
            <text:p>.token.small.lira8 { <text:s/>background-position: -160px -0px ; 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2" office:value-type="string" calcext:value-type="string">
            <text:p>009</text:p>
          </table:table-cell>
          <table:table-cell office:value-type="string" calcext:value-type="string">
            <text:p>lira9</text:p>
          </table:table-cell>
          <table:table-cell table:number-columns-repeated="2"/>
          <table:table-cell table:formula="of:=MOD( [.A11];10)" office:value-type="float" office:value="9" calcext:value-type="float">
            <text:p>9</text:p>
          </table:table-cell>
          <table:table-cell table:formula="of:=INT([.A11]/10)" office:value-type="float" office:value="0" calcext:value-type="float">
            <text:p>0</text:p>
          </table:table-cell>
          <table:table-cell table:style-name="ce17" table:formula="of:=&quot;.token.&quot;&amp;[.$C11]&amp;[.E11]&amp;&quot; {  background-position: -&quot;&amp;([.$F11]*30)&amp;&quot;px -&quot;&amp;([.$G11]*30)&amp;&quot;px ; }&quot;" office:value-type="string" office:string-value=".token.lira9 {  background-position: -270px -0px ; }" calcext:value-type="string">
            <text:p>.token.lira9 { <text:s/>background-position: -270px -0px ; }</text:p>
          </table:table-cell>
          <table:table-cell table:formula="of:=&quot;.token.small.&quot;&amp;[.$C11]&amp;[.E11]&amp;&quot; {  background-position: -&quot;&amp;([.$F11]*20)&amp;&quot;px -&quot;&amp;([.$G11]*20)&amp;&quot;px ; }&quot;" office:value-type="string" office:string-value=".token.small.lira9 {  background-position: -180px -0px ; }" calcext:value-type="string">
            <text:p>.token.small.lira9 { <text:s/>background-position: -180px -0px ; 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010</text:p>
          </table:table-cell>
          <table:table-cell office:value-type="string" calcext:value-type="string">
            <text:p>vp</text:p>
          </table:table-cell>
          <table:table-cell table:number-columns-repeated="2"/>
          <table:table-cell table:formula="of:=MOD( [.A12];10)" office:value-type="float" office:value="0" calcext:value-type="float">
            <text:p>0</text:p>
          </table:table-cell>
          <table:table-cell table:formula="of:=INT([.A12]/10)" office:value-type="float" office:value="1" calcext:value-type="float">
            <text:p>1</text:p>
          </table:table-cell>
          <table:table-cell table:style-name="ce17" table:formula="of:=&quot;.token.&quot;&amp;[.$C12]&amp;[.E12]&amp;&quot; {  background-position: -&quot;&amp;([.$F12]*30)&amp;&quot;px -&quot;&amp;([.$G12]*30)&amp;&quot;px ; }&quot;" office:value-type="string" office:string-value=".token.vp {  background-position: -0px -30px ; }" calcext:value-type="string">
            <text:p>.token.vp { <text:s/>background-position: -0px -30px ; }</text:p>
          </table:table-cell>
          <table:table-cell table:formula="of:=&quot;.token.small.&quot;&amp;[.$C12]&amp;[.E12]&amp;&quot; {  background-position: -&quot;&amp;([.$F12]*20)&amp;&quot;px -&quot;&amp;([.$G12]*20)&amp;&quot;px ; }&quot;" office:value-type="string" office:string-value=".token.small.vp {  background-position: -0px -20px ; }" calcext:value-type="string">
            <text:p>.token.small.vp { <text:s/>background-position: -0px -20px ; 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011</text:p>
          </table:table-cell>
          <table:table-cell office:value-type="string" calcext:value-type="string">
            <text:p>vp1</text:p>
          </table:table-cell>
          <table:table-cell table:number-columns-repeated="2"/>
          <table:table-cell table:formula="of:=MOD( [.A13];10)" office:value-type="float" office:value="1" calcext:value-type="float">
            <text:p>1</text:p>
          </table:table-cell>
          <table:table-cell table:formula="of:=INT([.A13]/10)" office:value-type="float" office:value="1" calcext:value-type="float">
            <text:p>1</text:p>
          </table:table-cell>
          <table:table-cell table:style-name="ce17" table:formula="of:=&quot;.token.&quot;&amp;[.$C13]&amp;[.E13]&amp;&quot; {  background-position: -&quot;&amp;([.$F13]*30)&amp;&quot;px -&quot;&amp;([.$G13]*30)&amp;&quot;px ; }&quot;" office:value-type="string" office:string-value=".token.vp1 {  background-position: -30px -30px ; }" calcext:value-type="string">
            <text:p>.token.vp1 { <text:s/>background-position: -30px -30px ; }</text:p>
          </table:table-cell>
          <table:table-cell table:formula="of:=&quot;.token.small.&quot;&amp;[.$C13]&amp;[.E13]&amp;&quot; {  background-position: -&quot;&amp;([.$F13]*20)&amp;&quot;px -&quot;&amp;([.$G13]*20)&amp;&quot;px ; }&quot;" office:value-type="string" office:string-value=".token.small.vp1 {  background-position: -20px -20px ; }" calcext:value-type="string">
            <text:p>.token.small.vp1 { <text:s/>background-position: -20px -20px ; 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2" office:value-type="string" calcext:value-type="string">
            <text:p>012</text:p>
          </table:table-cell>
          <table:table-cell office:value-type="string" calcext:value-type="string">
            <text:p>vp2</text:p>
          </table:table-cell>
          <table:table-cell table:number-columns-repeated="2"/>
          <table:table-cell table:formula="of:=MOD( [.A14];10)" office:value-type="float" office:value="2" calcext:value-type="float">
            <text:p>2</text:p>
          </table:table-cell>
          <table:table-cell table:formula="of:=INT([.A14]/10)" office:value-type="float" office:value="1" calcext:value-type="float">
            <text:p>1</text:p>
          </table:table-cell>
          <table:table-cell table:style-name="ce17" table:formula="of:=&quot;.token.&quot;&amp;[.$C14]&amp;[.E14]&amp;&quot; {  background-position: -&quot;&amp;([.$F14]*30)&amp;&quot;px -&quot;&amp;([.$G14]*30)&amp;&quot;px ; }&quot;" office:value-type="string" office:string-value=".token.vp2 {  background-position: -60px -30px ; }" calcext:value-type="string">
            <text:p>.token.vp2 { <text:s/>background-position: -60px -30px ; }</text:p>
          </table:table-cell>
          <table:table-cell table:formula="of:=&quot;.token.small.&quot;&amp;[.$C14]&amp;[.E14]&amp;&quot; {  background-position: -&quot;&amp;([.$F14]*20)&amp;&quot;px -&quot;&amp;([.$G14]*20)&amp;&quot;px ; }&quot;" office:value-type="string" office:string-value=".token.small.vp2 {  background-position: -40px -20px ; }" calcext:value-type="string">
            <text:p>.token.small.vp2 { <text:s/>background-position: -40px -20px ; 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2" office:value-type="string" calcext:value-type="string">
            <text:p>013</text:p>
          </table:table-cell>
          <table:table-cell office:value-type="string" calcext:value-type="string">
            <text:p>vp3</text:p>
          </table:table-cell>
          <table:table-cell table:number-columns-repeated="2"/>
          <table:table-cell table:formula="of:=MOD( [.A15];10)" office:value-type="float" office:value="3" calcext:value-type="float">
            <text:p>3</text:p>
          </table:table-cell>
          <table:table-cell table:formula="of:=INT([.A15]/10)" office:value-type="float" office:value="1" calcext:value-type="float">
            <text:p>1</text:p>
          </table:table-cell>
          <table:table-cell table:style-name="ce17" table:formula="of:=&quot;.token.&quot;&amp;[.$C15]&amp;[.E15]&amp;&quot; {  background-position: -&quot;&amp;([.$F15]*30)&amp;&quot;px -&quot;&amp;([.$G15]*30)&amp;&quot;px ; }&quot;" office:value-type="string" office:string-value=".token.vp3 {  background-position: -90px -30px ; }" calcext:value-type="string">
            <text:p>.token.vp3 { <text:s/>background-position: -90px -30px ; }</text:p>
          </table:table-cell>
          <table:table-cell table:formula="of:=&quot;.token.small.&quot;&amp;[.$C15]&amp;[.E15]&amp;&quot; {  background-position: -&quot;&amp;([.$F15]*20)&amp;&quot;px -&quot;&amp;([.$G15]*20)&amp;&quot;px ; }&quot;" office:value-type="string" office:string-value=".token.small.vp3 {  background-position: -60px -20px ; }" calcext:value-type="string">
            <text:p>.token.small.vp3 { <text:s/>background-position: -60px -20px ; 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2" office:value-type="string" calcext:value-type="string">
            <text:p>014</text:p>
          </table:table-cell>
          <table:table-cell office:value-type="string" calcext:value-type="string">
            <text:p>vp4</text:p>
          </table:table-cell>
          <table:table-cell table:number-columns-repeated="2"/>
          <table:table-cell table:formula="of:=MOD( [.A16];10)" office:value-type="float" office:value="4" calcext:value-type="float">
            <text:p>4</text:p>
          </table:table-cell>
          <table:table-cell table:formula="of:=INT([.A16]/10)" office:value-type="float" office:value="1" calcext:value-type="float">
            <text:p>1</text:p>
          </table:table-cell>
          <table:table-cell table:style-name="ce17" table:formula="of:=&quot;.token.&quot;&amp;[.$C16]&amp;[.E16]&amp;&quot; {  background-position: -&quot;&amp;([.$F16]*30)&amp;&quot;px -&quot;&amp;([.$G16]*30)&amp;&quot;px ; }&quot;" office:value-type="string" office:string-value=".token.vp4 {  background-position: -120px -30px ; }" calcext:value-type="string">
            <text:p>.token.vp4 { <text:s/>background-position: -120px -30px ; }</text:p>
          </table:table-cell>
          <table:table-cell table:formula="of:=&quot;.token.small.&quot;&amp;[.$C16]&amp;[.E16]&amp;&quot; {  background-position: -&quot;&amp;([.$F16]*20)&amp;&quot;px -&quot;&amp;([.$G16]*20)&amp;&quot;px ; }&quot;" office:value-type="string" office:string-value=".token.small.vp4 {  background-position: -80px -20px ; }" calcext:value-type="string">
            <text:p>.token.small.vp4 { <text:s/>background-position: -80px -20px ; 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2" office:value-type="string" calcext:value-type="string">
            <text:p>015</text:p>
          </table:table-cell>
          <table:table-cell office:value-type="string" calcext:value-type="string">
            <text:p>vp5</text:p>
          </table:table-cell>
          <table:table-cell table:number-columns-repeated="2"/>
          <table:table-cell table:formula="of:=MOD( [.A17];10)" office:value-type="float" office:value="5" calcext:value-type="float">
            <text:p>5</text:p>
          </table:table-cell>
          <table:table-cell table:formula="of:=INT([.A17]/10)" office:value-type="float" office:value="1" calcext:value-type="float">
            <text:p>1</text:p>
          </table:table-cell>
          <table:table-cell table:style-name="ce17" table:formula="of:=&quot;.token.&quot;&amp;[.$C17]&amp;[.E17]&amp;&quot; {  background-position: -&quot;&amp;([.$F17]*30)&amp;&quot;px -&quot;&amp;([.$G17]*30)&amp;&quot;px ; }&quot;" office:value-type="string" office:string-value=".token.vp5 {  background-position: -150px -30px ; }" calcext:value-type="string">
            <text:p>.token.vp5 { <text:s/>background-position: -150px -30px ; }</text:p>
          </table:table-cell>
          <table:table-cell table:formula="of:=&quot;.token.small.&quot;&amp;[.$C17]&amp;[.E17]&amp;&quot; {  background-position: -&quot;&amp;([.$F17]*20)&amp;&quot;px -&quot;&amp;([.$G17]*20)&amp;&quot;px ; }&quot;" office:value-type="string" office:string-value=".token.small.vp5 {  background-position: -100px -20px ; }" calcext:value-type="string">
            <text:p>.token.small.vp5 { <text:s/>background-position: -100px -20px ; 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016</text:p>
          </table:table-cell>
          <table:table-cell office:value-type="string" calcext:value-type="string">
            <text:p>vp6</text:p>
          </table:table-cell>
          <table:table-cell table:number-columns-repeated="2"/>
          <table:table-cell table:formula="of:=MOD( [.A18];10)" office:value-type="float" office:value="6" calcext:value-type="float">
            <text:p>6</text:p>
          </table:table-cell>
          <table:table-cell table:formula="of:=INT([.A18]/10)" office:value-type="float" office:value="1" calcext:value-type="float">
            <text:p>1</text:p>
          </table:table-cell>
          <table:table-cell table:style-name="ce17" table:formula="of:=&quot;.token.&quot;&amp;[.$C18]&amp;[.E18]&amp;&quot; {  background-position: -&quot;&amp;([.$F18]*30)&amp;&quot;px -&quot;&amp;([.$G18]*30)&amp;&quot;px ; }&quot;" office:value-type="string" office:string-value=".token.vp6 {  background-position: -180px -30px ; }" calcext:value-type="string">
            <text:p>.token.vp6 { <text:s/>background-position: -180px -30px ; }</text:p>
          </table:table-cell>
          <table:table-cell table:formula="of:=&quot;.token.small.&quot;&amp;[.$C18]&amp;[.E18]&amp;&quot; {  background-position: -&quot;&amp;([.$F18]*20)&amp;&quot;px -&quot;&amp;([.$G18]*20)&amp;&quot;px ; }&quot;" office:value-type="string" office:string-value=".token.small.vp6 {  background-position: -120px -20px ; }" calcext:value-type="string">
            <text:p>.token.small.vp6 { <text:s/>background-position: -120px -20px ; 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2" office:value-type="string" calcext:value-type="string">
            <text:p>020</text:p>
          </table:table-cell>
          <table:table-cell office:value-type="string" calcext:value-type="string">
            <text:p>residualPayment1</text:p>
          </table:table-cell>
          <table:table-cell table:number-columns-repeated="2"/>
          <table:table-cell table:formula="of:=MOD( [.A19];10)" office:value-type="float" office:value="7" calcext:value-type="float">
            <text:p>7</text:p>
          </table:table-cell>
          <table:table-cell table:formula="of:=INT([.A19]/10)" office:value-type="float" office:value="1" calcext:value-type="float">
            <text:p>1</text:p>
          </table:table-cell>
          <table:table-cell table:style-name="ce17" table:formula="of:=&quot;.token.&quot;&amp;[.$C19]&amp;[.E19]&amp;&quot; {  background-position: -&quot;&amp;([.$F19]*30)&amp;&quot;px -&quot;&amp;([.$G19]*30)&amp;&quot;px ; }&quot;" office:value-type="string" office:string-value=".token.residualPayment1 {  background-position: -210px -30px ; }" calcext:value-type="string">
            <text:p>.token.residualPayment1 { <text:s/>background-position: -210px -30px ; }</text:p>
          </table:table-cell>
          <table:table-cell table:formula="of:=&quot;.token.small.&quot;&amp;[.$C19]&amp;[.E19]&amp;&quot; {  background-position: -&quot;&amp;([.$F19]*20)&amp;&quot;px -&quot;&amp;([.$G19]*20)&amp;&quot;px ; }&quot;" office:value-type="string" office:string-value=".token.small.residualPayment1 {  background-position: -140px -20px ; }" calcext:value-type="string">
            <text:p>.token.small.residualPayment1 { <text:s/>background-position: -140px -20px ; 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2" office:value-type="string" calcext:value-type="string">
            <text:p>021</text:p>
          </table:table-cell>
          <table:table-cell office:value-type="string" calcext:value-type="string">
            <text:p>residualPayment2</text:p>
          </table:table-cell>
          <table:table-cell table:number-columns-repeated="2"/>
          <table:table-cell table:formula="of:=MOD( [.A20];10)" office:value-type="float" office:value="8" calcext:value-type="float">
            <text:p>8</text:p>
          </table:table-cell>
          <table:table-cell table:formula="of:=INT([.A20]/10)" office:value-type="float" office:value="1" calcext:value-type="float">
            <text:p>1</text:p>
          </table:table-cell>
          <table:table-cell table:style-name="ce17" table:formula="of:=&quot;.token.&quot;&amp;[.$C20]&amp;[.E20]&amp;&quot; {  background-position: -&quot;&amp;([.$F20]*30)&amp;&quot;px -&quot;&amp;([.$G20]*30)&amp;&quot;px ; }&quot;" office:value-type="string" office:string-value=".token.residualPayment2 {  background-position: -240px -30px ; }" calcext:value-type="string">
            <text:p>.token.residualPayment2 { <text:s/>background-position: -240px -30px ; }</text:p>
          </table:table-cell>
          <table:table-cell table:formula="of:=&quot;.token.small.&quot;&amp;[.$C20]&amp;[.E20]&amp;&quot; {  background-position: -&quot;&amp;([.$F20]*20)&amp;&quot;px -&quot;&amp;([.$G20]*20)&amp;&quot;px ; }&quot;" office:value-type="string" office:string-value=".token.small.residualPayment2 {  background-position: -160px -20px ; }" calcext:value-type="string">
            <text:p>.token.small.residualPayment2 { <text:s/>background-position: -160px -20px ; 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2" office:value-type="string" calcext:value-type="string">
            <text:p>022</text:p>
          </table:table-cell>
          <table:table-cell office:value-type="string" calcext:value-type="string">
            <text:p>residualPayment</text:p>
          </table:table-cell>
          <table:table-cell table:number-columns-repeated="2"/>
          <table:table-cell table:formula="of:=MOD( [.A21];10)" office:value-type="float" office:value="9" calcext:value-type="float">
            <text:p>9</text:p>
          </table:table-cell>
          <table:table-cell table:formula="of:=INT([.A21]/10)" office:value-type="float" office:value="1" calcext:value-type="float">
            <text:p>1</text:p>
          </table:table-cell>
          <table:table-cell table:style-name="ce17" table:formula="of:=&quot;.token.&quot;&amp;[.$C21]&amp;[.E21]&amp;&quot; {  background-position: -&quot;&amp;([.$F21]*30)&amp;&quot;px -&quot;&amp;([.$G21]*30)&amp;&quot;px ; }&quot;" office:value-type="string" office:string-value=".token.residualPayment {  background-position: -270px -30px ; }" calcext:value-type="string">
            <text:p>.token.residualPayment { <text:s/>background-position: -270px -30px ; }</text:p>
          </table:table-cell>
          <table:table-cell table:formula="of:=&quot;.token.small.&quot;&amp;[.$C21]&amp;[.E21]&amp;&quot; {  background-position: -&quot;&amp;([.$F21]*20)&amp;&quot;px -&quot;&amp;([.$G21]*20)&amp;&quot;px ; }&quot;" office:value-type="string" office:string-value=".token.small.residualPayment {  background-position: -180px -20px ; }" calcext:value-type="string">
            <text:p>.token.small.residualPayment { <text:s/>background-position: -180px -20px ; 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2" office:value-type="string" calcext:value-type="string">
            <text:p>030</text:p>
          </table:table-cell>
          <table:table-cell office:value-type="string" calcext:value-type="string">
            <text:p>grapeAny</text:p>
          </table:table-cell>
          <table:table-cell table:number-columns-repeated="2"/>
          <table:table-cell table:formula="of:=MOD( [.A22];10)" office:value-type="float" office:value="0" calcext:value-type="float">
            <text:p>0</text:p>
          </table:table-cell>
          <table:table-cell table:formula="of:=INT([.A22]/10)" office:value-type="float" office:value="2" calcext:value-type="float">
            <text:p>2</text:p>
          </table:table-cell>
          <table:table-cell table:style-name="ce17" table:formula="of:=&quot;.token.&quot;&amp;[.$C22]&amp;[.E22]&amp;&quot; {  background-position: -&quot;&amp;([.$F22]*30)&amp;&quot;px -&quot;&amp;([.$G22]*30)&amp;&quot;px ; }&quot;" office:value-type="string" office:string-value=".token.grapeAny {  background-position: -0px -60px ; }" calcext:value-type="string">
            <text:p>.token.grapeAny { <text:s/>background-position: -0px -60px ; }</text:p>
          </table:table-cell>
          <table:table-cell table:formula="of:=&quot;.token.small.&quot;&amp;[.$C22]&amp;[.E22]&amp;&quot; {  background-position: -&quot;&amp;([.$F22]*20)&amp;&quot;px -&quot;&amp;([.$G22]*20)&amp;&quot;px ; }&quot;" office:value-type="string" office:string-value=".token.small.grapeAny {  background-position: -0px -40px ; }" calcext:value-type="string">
            <text:p>.token.small.grapeAny { <text:s/>background-position: -0px -40px ; 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2" office:value-type="string" calcext:value-type="string">
            <text:p>031</text:p>
          </table:table-cell>
          <table:table-cell office:value-type="string" calcext:value-type="string">
            <text:p>grapeAny1</text:p>
          </table:table-cell>
          <table:table-cell table:number-columns-repeated="2"/>
          <table:table-cell table:formula="of:=MOD( [.A23];10)" office:value-type="float" office:value="1" calcext:value-type="float">
            <text:p>1</text:p>
          </table:table-cell>
          <table:table-cell table:formula="of:=INT([.A23]/10)" office:value-type="float" office:value="2" calcext:value-type="float">
            <text:p>2</text:p>
          </table:table-cell>
          <table:table-cell table:style-name="ce17" table:formula="of:=&quot;.token.&quot;&amp;[.$C23]&amp;[.E23]&amp;&quot; {  background-position: -&quot;&amp;([.$F23]*30)&amp;&quot;px -&quot;&amp;([.$G23]*30)&amp;&quot;px ; }&quot;" office:value-type="string" office:string-value=".token.grapeAny1 {  background-position: -30px -60px ; }" calcext:value-type="string">
            <text:p>.token.grapeAny1 { <text:s/>background-position: -30px -60px ; }</text:p>
          </table:table-cell>
          <table:table-cell table:formula="of:=&quot;.token.small.&quot;&amp;[.$C23]&amp;[.E23]&amp;&quot; {  background-position: -&quot;&amp;([.$F23]*20)&amp;&quot;px -&quot;&amp;([.$G23]*20)&amp;&quot;px ; }&quot;" office:value-type="string" office:string-value=".token.small.grapeAny1 {  background-position: -20px -40px ; }" calcext:value-type="string">
            <text:p>.token.small.grapeAny1 { <text:s/>background-position: -20px -40px ; 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2" office:value-type="string" calcext:value-type="string">
            <text:p>032</text:p>
          </table:table-cell>
          <table:table-cell office:value-type="string" calcext:value-type="string">
            <text:p>wineAny</text:p>
          </table:table-cell>
          <table:table-cell table:number-columns-repeated="2"/>
          <table:table-cell table:formula="of:=MOD( [.A24];10)" office:value-type="float" office:value="2" calcext:value-type="float">
            <text:p>2</text:p>
          </table:table-cell>
          <table:table-cell table:formula="of:=INT([.A24]/10)" office:value-type="float" office:value="2" calcext:value-type="float">
            <text:p>2</text:p>
          </table:table-cell>
          <table:table-cell table:style-name="ce17" table:formula="of:=&quot;.token.&quot;&amp;[.$C24]&amp;[.E24]&amp;&quot; {  background-position: -&quot;&amp;([.$F24]*30)&amp;&quot;px -&quot;&amp;([.$G24]*30)&amp;&quot;px ; }&quot;" office:value-type="string" office:string-value=".token.wineAny {  background-position: -60px -60px ; }" calcext:value-type="string">
            <text:p>.token.wineAny { <text:s/>background-position: -60px -60px ; }</text:p>
          </table:table-cell>
          <table:table-cell table:formula="of:=&quot;.token.small.&quot;&amp;[.$C24]&amp;[.E24]&amp;&quot; {  background-position: -&quot;&amp;([.$F24]*20)&amp;&quot;px -&quot;&amp;([.$G24]*20)&amp;&quot;px ; }&quot;" office:value-type="string" office:string-value=".token.small.wineAny {  background-position: -40px -40px ; }" calcext:value-type="string">
            <text:p>.token.small.wineAny { <text:s/>background-position: -40px -40px ; }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2" office:value-type="string" calcext:value-type="string">
            <text:p>033</text:p>
          </table:table-cell>
          <table:table-cell office:value-type="string" calcext:value-type="string">
            <text:p>firstPlayer</text:p>
          </table:table-cell>
          <table:table-cell table:number-columns-repeated="2"/>
          <table:table-cell table:formula="of:=MOD( [.A25];10)" office:value-type="float" office:value="3" calcext:value-type="float">
            <text:p>3</text:p>
          </table:table-cell>
          <table:table-cell table:formula="of:=INT([.A25]/10)" office:value-type="float" office:value="2" calcext:value-type="float">
            <text:p>2</text:p>
          </table:table-cell>
          <table:table-cell table:style-name="ce17" table:formula="of:=&quot;.token.&quot;&amp;[.$C25]&amp;[.E25]&amp;&quot; {  background-position: -&quot;&amp;([.$F25]*30)&amp;&quot;px -&quot;&amp;([.$G25]*30)&amp;&quot;px ; }&quot;" office:value-type="string" office:string-value=".token.firstPlayer {  background-position: -90px -60px ; }" calcext:value-type="string">
            <text:p>.token.firstPlayer { <text:s/>background-position: -90px -60px ; }</text:p>
          </table:table-cell>
          <table:table-cell table:formula="of:=&quot;.token.small.&quot;&amp;[.$C25]&amp;[.E25]&amp;&quot; {  background-position: -&quot;&amp;([.$F25]*20)&amp;&quot;px -&quot;&amp;([.$G25]*20)&amp;&quot;px ; }&quot;" office:value-type="string" office:string-value=".token.small.firstPlayer {  background-position: -60px -40px ; }" calcext:value-type="string">
            <text:p>.token.small.firstPlayer { <text:s/>background-position: -60px -40px ; 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2" office:value-type="string" calcext:value-type="string">
            <text:p>034</text:p>
          </table:table-cell>
          <table:table-cell office:value-type="string" calcext:value-type="string">
            <text:p>marker</text:p>
          </table:table-cell>
          <table:table-cell table:number-columns-repeated="2"/>
          <table:table-cell table:formula="of:=MOD( [.A26];10)" office:value-type="float" office:value="4" calcext:value-type="float">
            <text:p>4</text:p>
          </table:table-cell>
          <table:table-cell table:formula="of:=INT([.A26]/10)" office:value-type="float" office:value="2" calcext:value-type="float">
            <text:p>2</text:p>
          </table:table-cell>
          <table:table-cell table:style-name="ce17" table:formula="of:=&quot;.token.&quot;&amp;[.$C26]&amp;[.E26]&amp;&quot; {  background-position: -&quot;&amp;([.$F26]*30)&amp;&quot;px -&quot;&amp;([.$G26]*30)&amp;&quot;px ; }&quot;" office:value-type="string" office:string-value=".token.marker {  background-position: -120px -60px ; }" calcext:value-type="string">
            <text:p>.token.marker { <text:s/>background-position: -120px -60px ; }</text:p>
          </table:table-cell>
          <table:table-cell table:formula="of:=&quot;.token.small.&quot;&amp;[.$C26]&amp;[.E26]&amp;&quot; {  background-position: -&quot;&amp;([.$F26]*20)&amp;&quot;px -&quot;&amp;([.$G26]*20)&amp;&quot;px ; }&quot;" office:value-type="string" office:string-value=".token.small.marker {  background-position: -80px -40px ; }" calcext:value-type="string">
            <text:p>.token.small.marker { <text:s/>background-position: -80px -40px ; 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2" office:value-type="string" calcext:value-type="string">
            <text:p>035</text:p>
          </table:table-cell>
          <table:table-cell office:value-type="string" calcext:value-type="string">
            <text:p>summerSlots</text:p>
          </table:table-cell>
          <table:table-cell table:number-columns-repeated="2"/>
          <table:table-cell table:formula="of:=MOD( [.A27];10)" office:value-type="float" office:value="5" calcext:value-type="float">
            <text:p>5</text:p>
          </table:table-cell>
          <table:table-cell table:formula="of:=INT([.A27]/10)" office:value-type="float" office:value="2" calcext:value-type="float">
            <text:p>2</text:p>
          </table:table-cell>
          <table:table-cell table:style-name="ce17" table:formula="of:=&quot;.token.&quot;&amp;[.$C27]&amp;[.E27]&amp;&quot; {  background-position: -&quot;&amp;([.$F27]*30)&amp;&quot;px -&quot;&amp;([.$G27]*30)&amp;&quot;px ; }&quot;" office:value-type="string" office:string-value=".token.summerSlots {  background-position: -150px -60px ; }" calcext:value-type="string">
            <text:p>.token.summerSlots { <text:s/>background-position: -150px -60px ; }</text:p>
          </table:table-cell>
          <table:table-cell table:formula="of:=&quot;.token.small.&quot;&amp;[.$C27]&amp;[.E27]&amp;&quot; {  background-position: -&quot;&amp;([.$F27]*20)&amp;&quot;px -&quot;&amp;([.$G27]*20)&amp;&quot;px ; }&quot;" office:value-type="string" office:string-value=".token.small.summerSlots {  background-position: -100px -40px ; }" calcext:value-type="string">
            <text:p>.token.small.summerSlots { <text:s/>background-position: -100px -40px ; }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2" office:value-type="string" calcext:value-type="string">
            <text:p>036</text:p>
          </table:table-cell>
          <table:table-cell office:value-type="string" calcext:value-type="string">
            <text:p>winterSlots</text:p>
          </table:table-cell>
          <table:table-cell table:number-columns-repeated="2"/>
          <table:table-cell table:formula="of:=MOD( [.A28];10)" office:value-type="float" office:value="6" calcext:value-type="float">
            <text:p>6</text:p>
          </table:table-cell>
          <table:table-cell table:formula="of:=INT([.A28]/10)" office:value-type="float" office:value="2" calcext:value-type="float">
            <text:p>2</text:p>
          </table:table-cell>
          <table:table-cell table:style-name="ce17" table:formula="of:=&quot;.token.&quot;&amp;[.$C28]&amp;[.E28]&amp;&quot; {  background-position: -&quot;&amp;([.$F28]*30)&amp;&quot;px -&quot;&amp;([.$G28]*30)&amp;&quot;px ; }&quot;" office:value-type="string" office:string-value=".token.winterSlots {  background-position: -180px -60px ; }" calcext:value-type="string">
            <text:p>.token.winterSlots { <text:s/>background-position: -180px -60px ; }</text:p>
          </table:table-cell>
          <table:table-cell table:formula="of:=&quot;.token.small.&quot;&amp;[.$C28]&amp;[.E28]&amp;&quot; {  background-position: -&quot;&amp;([.$F28]*20)&amp;&quot;px -&quot;&amp;([.$G28]*20)&amp;&quot;px ; }&quot;" office:value-type="string" office:string-value=".token.small.winterSlots {  background-position: -120px -40px ; }" calcext:value-type="string">
            <text:p>.token.small.winterSlots { <text:s/>background-position: -120px -40px ; }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2" office:value-type="string" calcext:value-type="string">
            <text:p>037</text:p>
          </table:table-cell>
          <table:table-cell office:value-type="string" calcext:value-type="string">
            <text:p>worker_t</text:p>
          </table:table-cell>
          <table:table-cell table:number-columns-repeated="2"/>
          <table:table-cell table:formula="of:=MOD( [.A29];10)" office:value-type="float" office:value="7" calcext:value-type="float">
            <text:p>7</text:p>
          </table:table-cell>
          <table:table-cell table:formula="of:=INT([.A29]/10)" office:value-type="float" office:value="2" calcext:value-type="float">
            <text:p>2</text:p>
          </table:table-cell>
          <table:table-cell table:style-name="ce17" table:formula="of:=&quot;.token.&quot;&amp;[.$C29]&amp;[.E29]&amp;&quot; {  background-position: -&quot;&amp;([.$F29]*30)&amp;&quot;px -&quot;&amp;([.$G29]*30)&amp;&quot;px ; }&quot;" office:value-type="string" office:string-value=".token.worker_t {  background-position: -210px -60px ; }" calcext:value-type="string">
            <text:p>.token.worker_t { <text:s/>background-position: -210px -60px ; }</text:p>
          </table:table-cell>
          <table:table-cell table:formula="of:=&quot;.token.small.&quot;&amp;[.$C29]&amp;[.E29]&amp;&quot; {  background-position: -&quot;&amp;([.$F29]*20)&amp;&quot;px -&quot;&amp;([.$G29]*20)&amp;&quot;px ; }&quot;" office:value-type="string" office:string-value=".token.small.worker_t {  background-position: -140px -40px ; }" calcext:value-type="string">
            <text:p>.token.small.worker_t { <text:s/>background-position: -140px -40px ; 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2" office:value-type="string" calcext:value-type="string">
            <text:p>040</text:p>
          </table:table-cell>
          <table:table-cell office:value-type="string" calcext:value-type="string">
            <text:p>grapeRed</text:p>
          </table:table-cell>
          <table:table-cell table:number-columns-repeated="2"/>
          <table:table-cell table:formula="of:=MOD( [.A30];10)" office:value-type="float" office:value="8" calcext:value-type="float">
            <text:p>8</text:p>
          </table:table-cell>
          <table:table-cell table:formula="of:=INT([.A30]/10)" office:value-type="float" office:value="2" calcext:value-type="float">
            <text:p>2</text:p>
          </table:table-cell>
          <table:table-cell table:style-name="ce17" table:formula="of:=&quot;.token.&quot;&amp;[.$C30]&amp;[.E30]&amp;&quot; {  background-position: -&quot;&amp;([.$F30]*30)&amp;&quot;px -&quot;&amp;([.$G30]*30)&amp;&quot;px ; }&quot;" office:value-type="string" office:string-value=".token.grapeRed {  background-position: -240px -60px ; }" calcext:value-type="string">
            <text:p>.token.grapeRed { <text:s/>background-position: -240px -60px ; }</text:p>
          </table:table-cell>
          <table:table-cell table:formula="of:=&quot;.token.small.&quot;&amp;[.$C30]&amp;[.E30]&amp;&quot; {  background-position: -&quot;&amp;([.$F30]*20)&amp;&quot;px -&quot;&amp;([.$G30]*20)&amp;&quot;px ; }&quot;" office:value-type="string" office:string-value=".token.small.grapeRed {  background-position: -160px -40px ; }" calcext:value-type="string">
            <text:p>.token.small.grapeRed { <text:s/>background-position: -160px -40px ; }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2" office:value-type="string" calcext:value-type="string">
            <text:p>041</text:p>
          </table:table-cell>
          <table:table-cell office:value-type="string" calcext:value-type="string">
            <text:p>grapeRed1</text:p>
          </table:table-cell>
          <table:table-cell table:number-columns-repeated="2"/>
          <table:table-cell table:formula="of:=MOD( [.A31];10)" office:value-type="float" office:value="9" calcext:value-type="float">
            <text:p>9</text:p>
          </table:table-cell>
          <table:table-cell table:formula="of:=INT([.A31]/10)" office:value-type="float" office:value="2" calcext:value-type="float">
            <text:p>2</text:p>
          </table:table-cell>
          <table:table-cell table:style-name="ce17" table:formula="of:=&quot;.token.&quot;&amp;[.$C31]&amp;[.E31]&amp;&quot; {  background-position: -&quot;&amp;([.$F31]*30)&amp;&quot;px -&quot;&amp;([.$G31]*30)&amp;&quot;px ; }&quot;" office:value-type="string" office:string-value=".token.grapeRed1 {  background-position: -270px -60px ; }" calcext:value-type="string">
            <text:p>.token.grapeRed1 { <text:s/>background-position: -270px -60px ; }</text:p>
          </table:table-cell>
          <table:table-cell table:formula="of:=&quot;.token.small.&quot;&amp;[.$C31]&amp;[.E31]&amp;&quot; {  background-position: -&quot;&amp;([.$F31]*20)&amp;&quot;px -&quot;&amp;([.$G31]*20)&amp;&quot;px ; }&quot;" office:value-type="string" office:string-value=".token.small.grapeRed1 {  background-position: -180px -40px ; }" calcext:value-type="string">
            <text:p>.token.small.grapeRed1 { <text:s/>background-position: -180px -40px ; 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2" office:value-type="string" calcext:value-type="string">
            <text:p>042</text:p>
          </table:table-cell>
          <table:table-cell office:value-type="string" calcext:value-type="string">
            <text:p>grapeRed2</text:p>
          </table:table-cell>
          <table:table-cell table:number-columns-repeated="2"/>
          <table:table-cell table:formula="of:=MOD( [.A32];10)" office:value-type="float" office:value="0" calcext:value-type="float">
            <text:p>0</text:p>
          </table:table-cell>
          <table:table-cell table:formula="of:=INT([.A32]/10)" office:value-type="float" office:value="3" calcext:value-type="float">
            <text:p>3</text:p>
          </table:table-cell>
          <table:table-cell table:style-name="ce17" table:formula="of:=&quot;.token.&quot;&amp;[.$C32]&amp;[.E32]&amp;&quot; {  background-position: -&quot;&amp;([.$F32]*30)&amp;&quot;px -&quot;&amp;([.$G32]*30)&amp;&quot;px ; }&quot;" office:value-type="string" office:string-value=".token.grapeRed2 {  background-position: -0px -90px ; }" calcext:value-type="string">
            <text:p>.token.grapeRed2 { <text:s/>background-position: -0px -90px ; }</text:p>
          </table:table-cell>
          <table:table-cell table:formula="of:=&quot;.token.small.&quot;&amp;[.$C32]&amp;[.E32]&amp;&quot; {  background-position: -&quot;&amp;([.$F32]*20)&amp;&quot;px -&quot;&amp;([.$G32]*20)&amp;&quot;px ; }&quot;" office:value-type="string" office:string-value=".token.small.grapeRed2 {  background-position: -0px -60px ; }" calcext:value-type="string">
            <text:p>.token.small.grapeRed2 { <text:s/>background-position: -0px -60px ; 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2" office:value-type="string" calcext:value-type="string">
            <text:p>043</text:p>
          </table:table-cell>
          <table:table-cell office:value-type="string" calcext:value-type="string">
            <text:p>grapeRed3</text:p>
          </table:table-cell>
          <table:table-cell table:number-columns-repeated="2"/>
          <table:table-cell table:formula="of:=MOD( [.A33];10)" office:value-type="float" office:value="1" calcext:value-type="float">
            <text:p>1</text:p>
          </table:table-cell>
          <table:table-cell table:formula="of:=INT([.A33]/10)" office:value-type="float" office:value="3" calcext:value-type="float">
            <text:p>3</text:p>
          </table:table-cell>
          <table:table-cell table:style-name="ce17" table:formula="of:=&quot;.token.&quot;&amp;[.$C33]&amp;[.E33]&amp;&quot; {  background-position: -&quot;&amp;([.$F33]*30)&amp;&quot;px -&quot;&amp;([.$G33]*30)&amp;&quot;px ; }&quot;" office:value-type="string" office:string-value=".token.grapeRed3 {  background-position: -30px -90px ; }" calcext:value-type="string">
            <text:p>.token.grapeRed3 { <text:s/>background-position: -30px -90px ; }</text:p>
          </table:table-cell>
          <table:table-cell table:formula="of:=&quot;.token.small.&quot;&amp;[.$C33]&amp;[.E33]&amp;&quot; {  background-position: -&quot;&amp;([.$F33]*20)&amp;&quot;px -&quot;&amp;([.$G33]*20)&amp;&quot;px ; }&quot;" office:value-type="string" office:string-value=".token.small.grapeRed3 {  background-position: -20px -60px ; }" calcext:value-type="string">
            <text:p>.token.small.grapeRed3 { <text:s/>background-position: -20px -60px ; }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2" office:value-type="string" calcext:value-type="string">
            <text:p>044</text:p>
          </table:table-cell>
          <table:table-cell office:value-type="string" calcext:value-type="string">
            <text:p>grapeRed4</text:p>
          </table:table-cell>
          <table:table-cell table:number-columns-repeated="2"/>
          <table:table-cell table:formula="of:=MOD( [.A34];10)" office:value-type="float" office:value="2" calcext:value-type="float">
            <text:p>2</text:p>
          </table:table-cell>
          <table:table-cell table:formula="of:=INT([.A34]/10)" office:value-type="float" office:value="3" calcext:value-type="float">
            <text:p>3</text:p>
          </table:table-cell>
          <table:table-cell table:style-name="ce17" table:formula="of:=&quot;.token.&quot;&amp;[.$C34]&amp;[.E34]&amp;&quot; {  background-position: -&quot;&amp;([.$F34]*30)&amp;&quot;px -&quot;&amp;([.$G34]*30)&amp;&quot;px ; }&quot;" office:value-type="string" office:string-value=".token.grapeRed4 {  background-position: -60px -90px ; }" calcext:value-type="string">
            <text:p>.token.grapeRed4 { <text:s/>background-position: -60px -90px ; }</text:p>
          </table:table-cell>
          <table:table-cell table:formula="of:=&quot;.token.small.&quot;&amp;[.$C34]&amp;[.E34]&amp;&quot; {  background-position: -&quot;&amp;([.$F34]*20)&amp;&quot;px -&quot;&amp;([.$G34]*20)&amp;&quot;px ; }&quot;" office:value-type="string" office:string-value=".token.small.grapeRed4 {  background-position: -40px -60px ; }" calcext:value-type="string">
            <text:p>.token.small.grapeRed4 { <text:s/>background-position: -40px -60px ; 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2" office:value-type="string" calcext:value-type="string">
            <text:p>050</text:p>
          </table:table-cell>
          <table:table-cell office:value-type="string" calcext:value-type="string">
            <text:p>grapeWhite</text:p>
          </table:table-cell>
          <table:table-cell table:number-columns-repeated="2"/>
          <table:table-cell table:formula="of:=MOD( [.A35];10)" office:value-type="float" office:value="3" calcext:value-type="float">
            <text:p>3</text:p>
          </table:table-cell>
          <table:table-cell table:formula="of:=INT([.A35]/10)" office:value-type="float" office:value="3" calcext:value-type="float">
            <text:p>3</text:p>
          </table:table-cell>
          <table:table-cell table:style-name="ce17" table:formula="of:=&quot;.token.&quot;&amp;[.$C35]&amp;[.E35]&amp;&quot; {  background-position: -&quot;&amp;([.$F35]*30)&amp;&quot;px -&quot;&amp;([.$G35]*30)&amp;&quot;px ; }&quot;" office:value-type="string" office:string-value=".token.grapeWhite {  background-position: -90px -90px ; }" calcext:value-type="string">
            <text:p>.token.grapeWhite { <text:s/>background-position: -90px -90px ; }</text:p>
          </table:table-cell>
          <table:table-cell table:formula="of:=&quot;.token.small.&quot;&amp;[.$C35]&amp;[.E35]&amp;&quot; {  background-position: -&quot;&amp;([.$F35]*20)&amp;&quot;px -&quot;&amp;([.$G35]*20)&amp;&quot;px ; }&quot;" office:value-type="string" office:string-value=".token.small.grapeWhite {  background-position: -60px -60px ; }" calcext:value-type="string">
            <text:p>.token.small.grapeWhite { <text:s/>background-position: -60px -60px ; 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2" office:value-type="string" calcext:value-type="string">
            <text:p>051</text:p>
          </table:table-cell>
          <table:table-cell office:value-type="string" calcext:value-type="string">
            <text:p>grapeWhite1</text:p>
          </table:table-cell>
          <table:table-cell table:number-columns-repeated="2"/>
          <table:table-cell table:formula="of:=MOD( [.A36];10)" office:value-type="float" office:value="4" calcext:value-type="float">
            <text:p>4</text:p>
          </table:table-cell>
          <table:table-cell table:formula="of:=INT([.A36]/10)" office:value-type="float" office:value="3" calcext:value-type="float">
            <text:p>3</text:p>
          </table:table-cell>
          <table:table-cell table:style-name="ce17" table:formula="of:=&quot;.token.&quot;&amp;[.$C36]&amp;[.E36]&amp;&quot; {  background-position: -&quot;&amp;([.$F36]*30)&amp;&quot;px -&quot;&amp;([.$G36]*30)&amp;&quot;px ; }&quot;" office:value-type="string" office:string-value=".token.grapeWhite1 {  background-position: -120px -90px ; }" calcext:value-type="string">
            <text:p>.token.grapeWhite1 { <text:s/>background-position: -120px -90px ; }</text:p>
          </table:table-cell>
          <table:table-cell table:formula="of:=&quot;.token.small.&quot;&amp;[.$C36]&amp;[.E36]&amp;&quot; {  background-position: -&quot;&amp;([.$F36]*20)&amp;&quot;px -&quot;&amp;([.$G36]*20)&amp;&quot;px ; }&quot;" office:value-type="string" office:string-value=".token.small.grapeWhite1 {  background-position: -80px -60px ; }" calcext:value-type="string">
            <text:p>.token.small.grapeWhite1 { <text:s/>background-position: -80px -60px ; }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2" office:value-type="string" calcext:value-type="string">
            <text:p>052</text:p>
          </table:table-cell>
          <table:table-cell office:value-type="string" calcext:value-type="string">
            <text:p>grapeWhite2</text:p>
          </table:table-cell>
          <table:table-cell table:number-columns-repeated="2"/>
          <table:table-cell table:formula="of:=MOD( [.A37];10)" office:value-type="float" office:value="5" calcext:value-type="float">
            <text:p>5</text:p>
          </table:table-cell>
          <table:table-cell table:formula="of:=INT([.A37]/10)" office:value-type="float" office:value="3" calcext:value-type="float">
            <text:p>3</text:p>
          </table:table-cell>
          <table:table-cell table:style-name="ce17" table:formula="of:=&quot;.token.&quot;&amp;[.$C37]&amp;[.E37]&amp;&quot; {  background-position: -&quot;&amp;([.$F37]*30)&amp;&quot;px -&quot;&amp;([.$G37]*30)&amp;&quot;px ; }&quot;" office:value-type="string" office:string-value=".token.grapeWhite2 {  background-position: -150px -90px ; }" calcext:value-type="string">
            <text:p>.token.grapeWhite2 { <text:s/>background-position: -150px -90px ; }</text:p>
          </table:table-cell>
          <table:table-cell table:formula="of:=&quot;.token.small.&quot;&amp;[.$C37]&amp;[.E37]&amp;&quot; {  background-position: -&quot;&amp;([.$F37]*20)&amp;&quot;px -&quot;&amp;([.$G37]*20)&amp;&quot;px ; }&quot;" office:value-type="string" office:string-value=".token.small.grapeWhite2 {  background-position: -100px -60px ; }" calcext:value-type="string">
            <text:p>.token.small.grapeWhite2 { <text:s/>background-position: -100px -60px ; }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2" office:value-type="string" calcext:value-type="string">
            <text:p>0453</text:p>
          </table:table-cell>
          <table:table-cell office:value-type="string" calcext:value-type="string">
            <text:p>grapeWhite3</text:p>
          </table:table-cell>
          <table:table-cell table:number-columns-repeated="2"/>
          <table:table-cell table:formula="of:=MOD( [.A38];10)" office:value-type="float" office:value="6" calcext:value-type="float">
            <text:p>6</text:p>
          </table:table-cell>
          <table:table-cell table:formula="of:=INT([.A38]/10)" office:value-type="float" office:value="3" calcext:value-type="float">
            <text:p>3</text:p>
          </table:table-cell>
          <table:table-cell table:style-name="ce17" table:formula="of:=&quot;.token.&quot;&amp;[.$C38]&amp;[.E38]&amp;&quot; {  background-position: -&quot;&amp;([.$F38]*30)&amp;&quot;px -&quot;&amp;([.$G38]*30)&amp;&quot;px ; }&quot;" office:value-type="string" office:string-value=".token.grapeWhite3 {  background-position: -180px -90px ; }" calcext:value-type="string">
            <text:p>.token.grapeWhite3 { <text:s/>background-position: -180px -90px ; }</text:p>
          </table:table-cell>
          <table:table-cell table:formula="of:=&quot;.token.small.&quot;&amp;[.$C38]&amp;[.E38]&amp;&quot; {  background-position: -&quot;&amp;([.$F38]*20)&amp;&quot;px -&quot;&amp;([.$G38]*20)&amp;&quot;px ; }&quot;" office:value-type="string" office:string-value=".token.small.grapeWhite3 {  background-position: -120px -60px ; }" calcext:value-type="string">
            <text:p>.token.small.grapeWhite3 { <text:s/>background-position: -120px -60px ; }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2" office:value-type="string" calcext:value-type="string">
            <text:p>054</text:p>
          </table:table-cell>
          <table:table-cell office:value-type="string" calcext:value-type="string">
            <text:p>grapeWhite4</text:p>
          </table:table-cell>
          <table:table-cell table:number-columns-repeated="2"/>
          <table:table-cell table:formula="of:=MOD( [.A39];10)" office:value-type="float" office:value="7" calcext:value-type="float">
            <text:p>7</text:p>
          </table:table-cell>
          <table:table-cell table:formula="of:=INT([.A39]/10)" office:value-type="float" office:value="3" calcext:value-type="float">
            <text:p>3</text:p>
          </table:table-cell>
          <table:table-cell table:style-name="ce17" table:formula="of:=&quot;.token.&quot;&amp;[.$C39]&amp;[.E39]&amp;&quot; {  background-position: -&quot;&amp;([.$F39]*30)&amp;&quot;px -&quot;&amp;([.$G39]*30)&amp;&quot;px ; }&quot;" office:value-type="string" office:string-value=".token.grapeWhite4 {  background-position: -210px -90px ; }" calcext:value-type="string">
            <text:p>.token.grapeWhite4 { <text:s/>background-position: -210px -90px ; }</text:p>
          </table:table-cell>
          <table:table-cell table:formula="of:=&quot;.token.small.&quot;&amp;[.$C39]&amp;[.E39]&amp;&quot; {  background-position: -&quot;&amp;([.$F39]*20)&amp;&quot;px -&quot;&amp;([.$G39]*20)&amp;&quot;px ; }&quot;" office:value-type="string" office:string-value=".token.small.grapeWhite4 {  background-position: -140px -60px ; }" calcext:value-type="string">
            <text:p>.token.small.grapeWhite4 { <text:s/>background-position: -140px -60px ; 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2" office:value-type="string" calcext:value-type="string">
            <text:p>060</text:p>
          </table:table-cell>
          <table:table-cell office:value-type="string" calcext:value-type="string">
            <text:p>wineRed1</text:p>
          </table:table-cell>
          <table:table-cell table:number-columns-repeated="2"/>
          <table:table-cell table:formula="of:=MOD( [.A40];10)" office:value-type="float" office:value="8" calcext:value-type="float">
            <text:p>8</text:p>
          </table:table-cell>
          <table:table-cell table:formula="of:=INT([.A40]/10)" office:value-type="float" office:value="3" calcext:value-type="float">
            <text:p>3</text:p>
          </table:table-cell>
          <table:table-cell table:style-name="ce17" table:formula="of:=&quot;.token.&quot;&amp;[.$C40]&amp;[.E40]&amp;&quot; {  background-position: -&quot;&amp;([.$F40]*30)&amp;&quot;px -&quot;&amp;([.$G40]*30)&amp;&quot;px ; }&quot;" office:value-type="string" office:string-value=".token.wineRed1 {  background-position: -240px -90px ; }" calcext:value-type="string">
            <text:p>.token.wineRed1 { <text:s/>background-position: -240px -90px ; }</text:p>
          </table:table-cell>
          <table:table-cell table:formula="of:=&quot;.token.small.&quot;&amp;[.$C40]&amp;[.E40]&amp;&quot; {  background-position: -&quot;&amp;([.$F40]*20)&amp;&quot;px -&quot;&amp;([.$G40]*20)&amp;&quot;px ; }&quot;" office:value-type="string" office:string-value=".token.small.wineRed1 {  background-position: -160px -60px ; }" calcext:value-type="string">
            <text:p>.token.small.wineRed1 { <text:s/>background-position: -160px -60px ; }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2" office:value-type="string" calcext:value-type="string">
            <text:p>061</text:p>
          </table:table-cell>
          <table:table-cell office:value-type="string" calcext:value-type="string">
            <text:p>wineRed2</text:p>
          </table:table-cell>
          <table:table-cell table:number-columns-repeated="2"/>
          <table:table-cell table:formula="of:=MOD( [.A41];10)" office:value-type="float" office:value="9" calcext:value-type="float">
            <text:p>9</text:p>
          </table:table-cell>
          <table:table-cell table:formula="of:=INT([.A41]/10)" office:value-type="float" office:value="3" calcext:value-type="float">
            <text:p>3</text:p>
          </table:table-cell>
          <table:table-cell table:style-name="ce17" table:formula="of:=&quot;.token.&quot;&amp;[.$C41]&amp;[.E41]&amp;&quot; {  background-position: -&quot;&amp;([.$F41]*30)&amp;&quot;px -&quot;&amp;([.$G41]*30)&amp;&quot;px ; }&quot;" office:value-type="string" office:string-value=".token.wineRed2 {  background-position: -270px -90px ; }" calcext:value-type="string">
            <text:p>.token.wineRed2 { <text:s/>background-position: -270px -90px ; }</text:p>
          </table:table-cell>
          <table:table-cell table:formula="of:=&quot;.token.small.&quot;&amp;[.$C41]&amp;[.E41]&amp;&quot; {  background-position: -&quot;&amp;([.$F41]*20)&amp;&quot;px -&quot;&amp;([.$G41]*20)&amp;&quot;px ; }&quot;" office:value-type="string" office:string-value=".token.small.wineRed2 {  background-position: -180px -60px ; }" calcext:value-type="string">
            <text:p>.token.small.wineRed2 { <text:s/>background-position: -180px -60px ; }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2" office:value-type="string" calcext:value-type="string">
            <text:p>062</text:p>
          </table:table-cell>
          <table:table-cell office:value-type="string" calcext:value-type="string">
            <text:p>wineRed3</text:p>
          </table:table-cell>
          <table:table-cell table:number-columns-repeated="2"/>
          <table:table-cell table:formula="of:=MOD( [.A42];10)" office:value-type="float" office:value="0" calcext:value-type="float">
            <text:p>0</text:p>
          </table:table-cell>
          <table:table-cell table:formula="of:=INT([.A42]/10)" office:value-type="float" office:value="4" calcext:value-type="float">
            <text:p>4</text:p>
          </table:table-cell>
          <table:table-cell table:style-name="ce17" table:formula="of:=&quot;.token.&quot;&amp;[.$C42]&amp;[.E42]&amp;&quot; {  background-position: -&quot;&amp;([.$F42]*30)&amp;&quot;px -&quot;&amp;([.$G42]*30)&amp;&quot;px ; }&quot;" office:value-type="string" office:string-value=".token.wineRed3 {  background-position: -0px -120px ; }" calcext:value-type="string">
            <text:p>.token.wineRed3 { <text:s/>background-position: -0px -120px ; }</text:p>
          </table:table-cell>
          <table:table-cell table:formula="of:=&quot;.token.small.&quot;&amp;[.$C42]&amp;[.E42]&amp;&quot; {  background-position: -&quot;&amp;([.$F42]*20)&amp;&quot;px -&quot;&amp;([.$G42]*20)&amp;&quot;px ; }&quot;" office:value-type="string" office:string-value=".token.small.wineRed3 {  background-position: -0px -80px ; }" calcext:value-type="string">
            <text:p>.token.small.wineRed3 { <text:s/>background-position: -0px -80px ; }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2" office:value-type="string" calcext:value-type="string">
            <text:p>063</text:p>
          </table:table-cell>
          <table:table-cell office:value-type="string" calcext:value-type="string">
            <text:p>wineRed4</text:p>
          </table:table-cell>
          <table:table-cell table:number-columns-repeated="2"/>
          <table:table-cell table:formula="of:=MOD( [.A43];10)" office:value-type="float" office:value="1" calcext:value-type="float">
            <text:p>1</text:p>
          </table:table-cell>
          <table:table-cell table:formula="of:=INT([.A43]/10)" office:value-type="float" office:value="4" calcext:value-type="float">
            <text:p>4</text:p>
          </table:table-cell>
          <table:table-cell table:style-name="ce17" table:formula="of:=&quot;.token.&quot;&amp;[.$C43]&amp;[.E43]&amp;&quot; {  background-position: -&quot;&amp;([.$F43]*30)&amp;&quot;px -&quot;&amp;([.$G43]*30)&amp;&quot;px ; }&quot;" office:value-type="string" office:string-value=".token.wineRed4 {  background-position: -30px -120px ; }" calcext:value-type="string">
            <text:p>.token.wineRed4 { <text:s/>background-position: -30px -120px ; }</text:p>
          </table:table-cell>
          <table:table-cell table:formula="of:=&quot;.token.small.&quot;&amp;[.$C43]&amp;[.E43]&amp;&quot; {  background-position: -&quot;&amp;([.$F43]*20)&amp;&quot;px -&quot;&amp;([.$G43]*20)&amp;&quot;px ; }&quot;" office:value-type="string" office:string-value=".token.small.wineRed4 {  background-position: -20px -80px ; }" calcext:value-type="string">
            <text:p>.token.small.wineRed4 { <text:s/>background-position: -20px -80px ; 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2" office:value-type="string" calcext:value-type="string">
            <text:p>064</text:p>
          </table:table-cell>
          <table:table-cell office:value-type="string" calcext:value-type="string">
            <text:p>wineRed5</text:p>
          </table:table-cell>
          <table:table-cell table:number-columns-repeated="2"/>
          <table:table-cell table:formula="of:=MOD( [.A44];10)" office:value-type="float" office:value="2" calcext:value-type="float">
            <text:p>2</text:p>
          </table:table-cell>
          <table:table-cell table:formula="of:=INT([.A44]/10)" office:value-type="float" office:value="4" calcext:value-type="float">
            <text:p>4</text:p>
          </table:table-cell>
          <table:table-cell table:style-name="ce17" table:formula="of:=&quot;.token.&quot;&amp;[.$C44]&amp;[.E44]&amp;&quot; {  background-position: -&quot;&amp;([.$F44]*30)&amp;&quot;px -&quot;&amp;([.$G44]*30)&amp;&quot;px ; }&quot;" office:value-type="string" office:string-value=".token.wineRed5 {  background-position: -60px -120px ; }" calcext:value-type="string">
            <text:p>.token.wineRed5 { <text:s/>background-position: -60px -120px ; }</text:p>
          </table:table-cell>
          <table:table-cell table:formula="of:=&quot;.token.small.&quot;&amp;[.$C44]&amp;[.E44]&amp;&quot; {  background-position: -&quot;&amp;([.$F44]*20)&amp;&quot;px -&quot;&amp;([.$G44]*20)&amp;&quot;px ; }&quot;" office:value-type="string" office:string-value=".token.small.wineRed5 {  background-position: -40px -80px ; }" calcext:value-type="string">
            <text:p>.token.small.wineRed5 { <text:s/>background-position: -40px -80px ; }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2" office:value-type="string" calcext:value-type="string">
            <text:p>065</text:p>
          </table:table-cell>
          <table:table-cell office:value-type="string" calcext:value-type="string">
            <text:p>wineRed6</text:p>
          </table:table-cell>
          <table:table-cell table:number-columns-repeated="2"/>
          <table:table-cell table:formula="of:=MOD( [.A45];10)" office:value-type="float" office:value="3" calcext:value-type="float">
            <text:p>3</text:p>
          </table:table-cell>
          <table:table-cell table:formula="of:=INT([.A45]/10)" office:value-type="float" office:value="4" calcext:value-type="float">
            <text:p>4</text:p>
          </table:table-cell>
          <table:table-cell table:style-name="ce17" table:formula="of:=&quot;.token.&quot;&amp;[.$C45]&amp;[.E45]&amp;&quot; {  background-position: -&quot;&amp;([.$F45]*30)&amp;&quot;px -&quot;&amp;([.$G45]*30)&amp;&quot;px ; }&quot;" office:value-type="string" office:string-value=".token.wineRed6 {  background-position: -90px -120px ; }" calcext:value-type="string">
            <text:p>.token.wineRed6 { <text:s/>background-position: -90px -120px ; }</text:p>
          </table:table-cell>
          <table:table-cell table:formula="of:=&quot;.token.small.&quot;&amp;[.$C45]&amp;[.E45]&amp;&quot; {  background-position: -&quot;&amp;([.$F45]*20)&amp;&quot;px -&quot;&amp;([.$G45]*20)&amp;&quot;px ; }&quot;" office:value-type="string" office:string-value=".token.small.wineRed6 {  background-position: -60px -80px ; }" calcext:value-type="string">
            <text:p>.token.small.wineRed6 { <text:s/>background-position: -60px -80px ; 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2" office:value-type="string" calcext:value-type="string">
            <text:p>066</text:p>
          </table:table-cell>
          <table:table-cell office:value-type="string" calcext:value-type="string">
            <text:p>wineRed7</text:p>
          </table:table-cell>
          <table:table-cell table:number-columns-repeated="2"/>
          <table:table-cell table:formula="of:=MOD( [.A46];10)" office:value-type="float" office:value="4" calcext:value-type="float">
            <text:p>4</text:p>
          </table:table-cell>
          <table:table-cell table:formula="of:=INT([.A46]/10)" office:value-type="float" office:value="4" calcext:value-type="float">
            <text:p>4</text:p>
          </table:table-cell>
          <table:table-cell table:style-name="ce17" table:formula="of:=&quot;.token.&quot;&amp;[.$C46]&amp;[.E46]&amp;&quot; {  background-position: -&quot;&amp;([.$F46]*30)&amp;&quot;px -&quot;&amp;([.$G46]*30)&amp;&quot;px ; }&quot;" office:value-type="string" office:string-value=".token.wineRed7 {  background-position: -120px -120px ; }" calcext:value-type="string">
            <text:p>.token.wineRed7 { <text:s/>background-position: -120px -120px ; }</text:p>
          </table:table-cell>
          <table:table-cell table:formula="of:=&quot;.token.small.&quot;&amp;[.$C46]&amp;[.E46]&amp;&quot; {  background-position: -&quot;&amp;([.$F46]*20)&amp;&quot;px -&quot;&amp;([.$G46]*20)&amp;&quot;px ; }&quot;" office:value-type="string" office:string-value=".token.small.wineRed7 {  background-position: -80px -80px ; }" calcext:value-type="string">
            <text:p>.token.small.wineRed7 { <text:s/>background-position: -80px -80px ; }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2" office:value-type="string" calcext:value-type="string">
            <text:p>067</text:p>
          </table:table-cell>
          <table:table-cell office:value-type="string" calcext:value-type="string">
            <text:p>wineRed8</text:p>
          </table:table-cell>
          <table:table-cell table:number-columns-repeated="2"/>
          <table:table-cell table:formula="of:=MOD( [.A47];10)" office:value-type="float" office:value="5" calcext:value-type="float">
            <text:p>5</text:p>
          </table:table-cell>
          <table:table-cell table:formula="of:=INT([.A47]/10)" office:value-type="float" office:value="4" calcext:value-type="float">
            <text:p>4</text:p>
          </table:table-cell>
          <table:table-cell table:style-name="ce17" table:formula="of:=&quot;.token.&quot;&amp;[.$C47]&amp;[.E47]&amp;&quot; {  background-position: -&quot;&amp;([.$F47]*30)&amp;&quot;px -&quot;&amp;([.$G47]*30)&amp;&quot;px ; }&quot;" office:value-type="string" office:string-value=".token.wineRed8 {  background-position: -150px -120px ; }" calcext:value-type="string">
            <text:p>.token.wineRed8 { <text:s/>background-position: -150px -120px ; }</text:p>
          </table:table-cell>
          <table:table-cell table:formula="of:=&quot;.token.small.&quot;&amp;[.$C47]&amp;[.E47]&amp;&quot; {  background-position: -&quot;&amp;([.$F47]*20)&amp;&quot;px -&quot;&amp;([.$G47]*20)&amp;&quot;px ; }&quot;" office:value-type="string" office:string-value=".token.small.wineRed8 {  background-position: -100px -80px ; }" calcext:value-type="string">
            <text:p>.token.small.wineRed8 { <text:s/>background-position: -100px -80px ; }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2" office:value-type="string" calcext:value-type="string">
            <text:p>068</text:p>
          </table:table-cell>
          <table:table-cell office:value-type="string" calcext:value-type="string">
            <text:p>wineRed9</text:p>
          </table:table-cell>
          <table:table-cell table:number-columns-repeated="2"/>
          <table:table-cell table:formula="of:=MOD( [.A48];10)" office:value-type="float" office:value="6" calcext:value-type="float">
            <text:p>6</text:p>
          </table:table-cell>
          <table:table-cell table:formula="of:=INT([.A48]/10)" office:value-type="float" office:value="4" calcext:value-type="float">
            <text:p>4</text:p>
          </table:table-cell>
          <table:table-cell table:style-name="ce17" table:formula="of:=&quot;.token.&quot;&amp;[.$C48]&amp;[.E48]&amp;&quot; {  background-position: -&quot;&amp;([.$F48]*30)&amp;&quot;px -&quot;&amp;([.$G48]*30)&amp;&quot;px ; }&quot;" office:value-type="string" office:string-value=".token.wineRed9 {  background-position: -180px -120px ; }" calcext:value-type="string">
            <text:p>.token.wineRed9 { <text:s/>background-position: -180px -120px ; }</text:p>
          </table:table-cell>
          <table:table-cell table:formula="of:=&quot;.token.small.&quot;&amp;[.$C48]&amp;[.E48]&amp;&quot; {  background-position: -&quot;&amp;([.$F48]*20)&amp;&quot;px -&quot;&amp;([.$G48]*20)&amp;&quot;px ; }&quot;" office:value-type="string" office:string-value=".token.small.wineRed9 {  background-position: -120px -80px ; }" calcext:value-type="string">
            <text:p>.token.small.wineRed9 { <text:s/>background-position: -120px -80px ; 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2" office:value-type="string" calcext:value-type="string">
            <text:p>070</text:p>
          </table:table-cell>
          <table:table-cell office:value-type="string" calcext:value-type="string">
            <text:p>wineWhite1</text:p>
          </table:table-cell>
          <table:table-cell table:number-columns-repeated="2"/>
          <table:table-cell table:formula="of:=MOD( [.A49];10)" office:value-type="float" office:value="7" calcext:value-type="float">
            <text:p>7</text:p>
          </table:table-cell>
          <table:table-cell table:formula="of:=INT([.A49]/10)" office:value-type="float" office:value="4" calcext:value-type="float">
            <text:p>4</text:p>
          </table:table-cell>
          <table:table-cell table:style-name="ce17" table:formula="of:=&quot;.token.&quot;&amp;[.$C49]&amp;[.E49]&amp;&quot; {  background-position: -&quot;&amp;([.$F49]*30)&amp;&quot;px -&quot;&amp;([.$G49]*30)&amp;&quot;px ; }&quot;" office:value-type="string" office:string-value=".token.wineWhite1 {  background-position: -210px -120px ; }" calcext:value-type="string">
            <text:p>.token.wineWhite1 { <text:s/>background-position: -210px -120px ; }</text:p>
          </table:table-cell>
          <table:table-cell table:formula="of:=&quot;.token.small.&quot;&amp;[.$C49]&amp;[.E49]&amp;&quot; {  background-position: -&quot;&amp;([.$F49]*20)&amp;&quot;px -&quot;&amp;([.$G49]*20)&amp;&quot;px ; }&quot;" office:value-type="string" office:string-value=".token.small.wineWhite1 {  background-position: -140px -80px ; }" calcext:value-type="string">
            <text:p>.token.small.wineWhite1 { <text:s/>background-position: -140px -80px ; }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2" office:value-type="string" calcext:value-type="string">
            <text:p>071</text:p>
          </table:table-cell>
          <table:table-cell office:value-type="string" calcext:value-type="string">
            <text:p>wineWhite2</text:p>
          </table:table-cell>
          <table:table-cell table:number-columns-repeated="2"/>
          <table:table-cell table:formula="of:=MOD( [.A50];10)" office:value-type="float" office:value="8" calcext:value-type="float">
            <text:p>8</text:p>
          </table:table-cell>
          <table:table-cell table:formula="of:=INT([.A50]/10)" office:value-type="float" office:value="4" calcext:value-type="float">
            <text:p>4</text:p>
          </table:table-cell>
          <table:table-cell table:style-name="ce17" table:formula="of:=&quot;.token.&quot;&amp;[.$C50]&amp;[.E50]&amp;&quot; {  background-position: -&quot;&amp;([.$F50]*30)&amp;&quot;px -&quot;&amp;([.$G50]*30)&amp;&quot;px ; }&quot;" office:value-type="string" office:string-value=".token.wineWhite2 {  background-position: -240px -120px ; }" calcext:value-type="string">
            <text:p>.token.wineWhite2 { <text:s/>background-position: -240px -120px ; }</text:p>
          </table:table-cell>
          <table:table-cell table:formula="of:=&quot;.token.small.&quot;&amp;[.$C50]&amp;[.E50]&amp;&quot; {  background-position: -&quot;&amp;([.$F50]*20)&amp;&quot;px -&quot;&amp;([.$G50]*20)&amp;&quot;px ; }&quot;" office:value-type="string" office:string-value=".token.small.wineWhite2 {  background-position: -160px -80px ; }" calcext:value-type="string">
            <text:p>.token.small.wineWhite2 { <text:s/>background-position: -160px -80px ; }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2" office:value-type="string" calcext:value-type="string">
            <text:p>072</text:p>
          </table:table-cell>
          <table:table-cell office:value-type="string" calcext:value-type="string">
            <text:p>wineWhite3</text:p>
          </table:table-cell>
          <table:table-cell table:number-columns-repeated="2"/>
          <table:table-cell table:formula="of:=MOD( [.A51];10)" office:value-type="float" office:value="9" calcext:value-type="float">
            <text:p>9</text:p>
          </table:table-cell>
          <table:table-cell table:formula="of:=INT([.A51]/10)" office:value-type="float" office:value="4" calcext:value-type="float">
            <text:p>4</text:p>
          </table:table-cell>
          <table:table-cell table:style-name="ce17" table:formula="of:=&quot;.token.&quot;&amp;[.$C51]&amp;[.E51]&amp;&quot; {  background-position: -&quot;&amp;([.$F51]*30)&amp;&quot;px -&quot;&amp;([.$G51]*30)&amp;&quot;px ; }&quot;" office:value-type="string" office:string-value=".token.wineWhite3 {  background-position: -270px -120px ; }" calcext:value-type="string">
            <text:p>.token.wineWhite3 { <text:s/>background-position: -270px -120px ; }</text:p>
          </table:table-cell>
          <table:table-cell table:formula="of:=&quot;.token.small.&quot;&amp;[.$C51]&amp;[.E51]&amp;&quot; {  background-position: -&quot;&amp;([.$F51]*20)&amp;&quot;px -&quot;&amp;([.$G51]*20)&amp;&quot;px ; }&quot;" office:value-type="string" office:string-value=".token.small.wineWhite3 {  background-position: -180px -80px ; }" calcext:value-type="string">
            <text:p>.token.small.wineWhite3 { <text:s/>background-position: -180px -80px ; }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2" office:value-type="string" calcext:value-type="string">
            <text:p>073</text:p>
          </table:table-cell>
          <table:table-cell office:value-type="string" calcext:value-type="string">
            <text:p>wineWhite4</text:p>
          </table:table-cell>
          <table:table-cell table:number-columns-repeated="2"/>
          <table:table-cell table:formula="of:=MOD( [.A52];10)" office:value-type="float" office:value="0" calcext:value-type="float">
            <text:p>0</text:p>
          </table:table-cell>
          <table:table-cell table:formula="of:=INT([.A52]/10)" office:value-type="float" office:value="5" calcext:value-type="float">
            <text:p>5</text:p>
          </table:table-cell>
          <table:table-cell table:style-name="ce17" table:formula="of:=&quot;.token.&quot;&amp;[.$C52]&amp;[.E52]&amp;&quot; {  background-position: -&quot;&amp;([.$F52]*30)&amp;&quot;px -&quot;&amp;([.$G52]*30)&amp;&quot;px ; }&quot;" office:value-type="string" office:string-value=".token.wineWhite4 {  background-position: -0px -150px ; }" calcext:value-type="string">
            <text:p>.token.wineWhite4 { <text:s/>background-position: -0px -150px ; }</text:p>
          </table:table-cell>
          <table:table-cell table:formula="of:=&quot;.token.small.&quot;&amp;[.$C52]&amp;[.E52]&amp;&quot; {  background-position: -&quot;&amp;([.$F52]*20)&amp;&quot;px -&quot;&amp;([.$G52]*20)&amp;&quot;px ; }&quot;" office:value-type="string" office:string-value=".token.small.wineWhite4 {  background-position: -0px -100px ; }" calcext:value-type="string">
            <text:p>.token.small.wineWhite4 { <text:s/>background-position: -0px -100px ; }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2" office:value-type="string" calcext:value-type="string">
            <text:p>074</text:p>
          </table:table-cell>
          <table:table-cell office:value-type="string" calcext:value-type="string">
            <text:p>wineWhite5</text:p>
          </table:table-cell>
          <table:table-cell table:number-columns-repeated="2"/>
          <table:table-cell table:formula="of:=MOD( [.A53];10)" office:value-type="float" office:value="1" calcext:value-type="float">
            <text:p>1</text:p>
          </table:table-cell>
          <table:table-cell table:formula="of:=INT([.A53]/10)" office:value-type="float" office:value="5" calcext:value-type="float">
            <text:p>5</text:p>
          </table:table-cell>
          <table:table-cell table:style-name="ce17" table:formula="of:=&quot;.token.&quot;&amp;[.$C53]&amp;[.E53]&amp;&quot; {  background-position: -&quot;&amp;([.$F53]*30)&amp;&quot;px -&quot;&amp;([.$G53]*30)&amp;&quot;px ; }&quot;" office:value-type="string" office:string-value=".token.wineWhite5 {  background-position: -30px -150px ; }" calcext:value-type="string">
            <text:p>.token.wineWhite5 { <text:s/>background-position: -30px -150px ; }</text:p>
          </table:table-cell>
          <table:table-cell table:formula="of:=&quot;.token.small.&quot;&amp;[.$C53]&amp;[.E53]&amp;&quot; {  background-position: -&quot;&amp;([.$F53]*20)&amp;&quot;px -&quot;&amp;([.$G53]*20)&amp;&quot;px ; }&quot;" office:value-type="string" office:string-value=".token.small.wineWhite5 {  background-position: -20px -100px ; }" calcext:value-type="string">
            <text:p>.token.small.wineWhite5 { <text:s/>background-position: -20px -100px ; }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2" office:value-type="string" calcext:value-type="string">
            <text:p>075</text:p>
          </table:table-cell>
          <table:table-cell office:value-type="string" calcext:value-type="string">
            <text:p>wineWhite6</text:p>
          </table:table-cell>
          <table:table-cell table:number-columns-repeated="2"/>
          <table:table-cell table:formula="of:=MOD( [.A54];10)" office:value-type="float" office:value="2" calcext:value-type="float">
            <text:p>2</text:p>
          </table:table-cell>
          <table:table-cell table:formula="of:=INT([.A54]/10)" office:value-type="float" office:value="5" calcext:value-type="float">
            <text:p>5</text:p>
          </table:table-cell>
          <table:table-cell table:style-name="ce17" table:formula="of:=&quot;.token.&quot;&amp;[.$C54]&amp;[.E54]&amp;&quot; {  background-position: -&quot;&amp;([.$F54]*30)&amp;&quot;px -&quot;&amp;([.$G54]*30)&amp;&quot;px ; }&quot;" office:value-type="string" office:string-value=".token.wineWhite6 {  background-position: -60px -150px ; }" calcext:value-type="string">
            <text:p>.token.wineWhite6 { <text:s/>background-position: -60px -150px ; }</text:p>
          </table:table-cell>
          <table:table-cell table:formula="of:=&quot;.token.small.&quot;&amp;[.$C54]&amp;[.E54]&amp;&quot; {  background-position: -&quot;&amp;([.$F54]*20)&amp;&quot;px -&quot;&amp;([.$G54]*20)&amp;&quot;px ; }&quot;" office:value-type="string" office:string-value=".token.small.wineWhite6 {  background-position: -40px -100px ; }" calcext:value-type="string">
            <text:p>.token.small.wineWhite6 { <text:s/>background-position: -40px -100px ; }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2" office:value-type="string" calcext:value-type="string">
            <text:p>076</text:p>
          </table:table-cell>
          <table:table-cell office:value-type="string" calcext:value-type="string">
            <text:p>wineWhite7</text:p>
          </table:table-cell>
          <table:table-cell table:number-columns-repeated="2"/>
          <table:table-cell table:formula="of:=MOD( [.A55];10)" office:value-type="float" office:value="3" calcext:value-type="float">
            <text:p>3</text:p>
          </table:table-cell>
          <table:table-cell table:formula="of:=INT([.A55]/10)" office:value-type="float" office:value="5" calcext:value-type="float">
            <text:p>5</text:p>
          </table:table-cell>
          <table:table-cell table:style-name="ce17" table:formula="of:=&quot;.token.&quot;&amp;[.$C55]&amp;[.E55]&amp;&quot; {  background-position: -&quot;&amp;([.$F55]*30)&amp;&quot;px -&quot;&amp;([.$G55]*30)&amp;&quot;px ; }&quot;" office:value-type="string" office:string-value=".token.wineWhite7 {  background-position: -90px -150px ; }" calcext:value-type="string">
            <text:p>.token.wineWhite7 { <text:s/>background-position: -90px -150px ; }</text:p>
          </table:table-cell>
          <table:table-cell table:formula="of:=&quot;.token.small.&quot;&amp;[.$C55]&amp;[.E55]&amp;&quot; {  background-position: -&quot;&amp;([.$F55]*20)&amp;&quot;px -&quot;&amp;([.$G55]*20)&amp;&quot;px ; }&quot;" office:value-type="string" office:string-value=".token.small.wineWhite7 {  background-position: -60px -100px ; }" calcext:value-type="string">
            <text:p>.token.small.wineWhite7 { <text:s/>background-position: -60px -100px ; }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2" office:value-type="string" calcext:value-type="string">
            <text:p>078</text:p>
          </table:table-cell>
          <table:table-cell office:value-type="string" calcext:value-type="string">
            <text:p>wineWhite8</text:p>
          </table:table-cell>
          <table:table-cell table:number-columns-repeated="2"/>
          <table:table-cell table:formula="of:=MOD( [.A56];10)" office:value-type="float" office:value="4" calcext:value-type="float">
            <text:p>4</text:p>
          </table:table-cell>
          <table:table-cell table:formula="of:=INT([.A56]/10)" office:value-type="float" office:value="5" calcext:value-type="float">
            <text:p>5</text:p>
          </table:table-cell>
          <table:table-cell table:style-name="ce17" table:formula="of:=&quot;.token.&quot;&amp;[.$C56]&amp;[.E56]&amp;&quot; {  background-position: -&quot;&amp;([.$F56]*30)&amp;&quot;px -&quot;&amp;([.$G56]*30)&amp;&quot;px ; }&quot;" office:value-type="string" office:string-value=".token.wineWhite8 {  background-position: -120px -150px ; }" calcext:value-type="string">
            <text:p>.token.wineWhite8 { <text:s/>background-position: -120px -150px ; }</text:p>
          </table:table-cell>
          <table:table-cell table:formula="of:=&quot;.token.small.&quot;&amp;[.$C56]&amp;[.E56]&amp;&quot; {  background-position: -&quot;&amp;([.$F56]*20)&amp;&quot;px -&quot;&amp;([.$G56]*20)&amp;&quot;px ; }&quot;" office:value-type="string" office:string-value=".token.small.wineWhite8 {  background-position: -80px -100px ; }" calcext:value-type="string">
            <text:p>.token.small.wineWhite8 { <text:s/>background-position: -80px -100px ; }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2" office:value-type="string" calcext:value-type="string">
            <text:p>079</text:p>
          </table:table-cell>
          <table:table-cell office:value-type="string" calcext:value-type="string">
            <text:p>wineWhite9</text:p>
          </table:table-cell>
          <table:table-cell table:number-columns-repeated="2"/>
          <table:table-cell table:formula="of:=MOD( [.A57];10)" office:value-type="float" office:value="5" calcext:value-type="float">
            <text:p>5</text:p>
          </table:table-cell>
          <table:table-cell table:formula="of:=INT([.A57]/10)" office:value-type="float" office:value="5" calcext:value-type="float">
            <text:p>5</text:p>
          </table:table-cell>
          <table:table-cell table:style-name="ce17" table:formula="of:=&quot;.token.&quot;&amp;[.$C57]&amp;[.E57]&amp;&quot; {  background-position: -&quot;&amp;([.$F57]*30)&amp;&quot;px -&quot;&amp;([.$G57]*30)&amp;&quot;px ; }&quot;" office:value-type="string" office:string-value=".token.wineWhite9 {  background-position: -150px -150px ; }" calcext:value-type="string">
            <text:p>.token.wineWhite9 { <text:s/>background-position: -150px -150px ; }</text:p>
          </table:table-cell>
          <table:table-cell table:formula="of:=&quot;.token.small.&quot;&amp;[.$C57]&amp;[.E57]&amp;&quot; {  background-position: -&quot;&amp;([.$F57]*20)&amp;&quot;px -&quot;&amp;([.$G57]*20)&amp;&quot;px ; }&quot;" office:value-type="string" office:string-value=".token.small.wineWhite9 {  background-position: -100px -100px ; }" calcext:value-type="string">
            <text:p>.token.small.wineWhite9 { <text:s/>background-position: -100px -100px ; }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2" office:value-type="string" calcext:value-type="string">
            <text:p>080</text:p>
          </table:table-cell>
          <table:table-cell office:value-type="string" calcext:value-type="string">
            <text:p>wineBlush4</text:p>
          </table:table-cell>
          <table:table-cell table:number-columns-repeated="2"/>
          <table:table-cell table:formula="of:=MOD( [.A58];10)" office:value-type="float" office:value="6" calcext:value-type="float">
            <text:p>6</text:p>
          </table:table-cell>
          <table:table-cell table:formula="of:=INT([.A58]/10)" office:value-type="float" office:value="5" calcext:value-type="float">
            <text:p>5</text:p>
          </table:table-cell>
          <table:table-cell table:style-name="ce17" table:formula="of:=&quot;.token.&quot;&amp;[.$C58]&amp;[.E58]&amp;&quot; {  background-position: -&quot;&amp;([.$F58]*30)&amp;&quot;px -&quot;&amp;([.$G58]*30)&amp;&quot;px ; }&quot;" office:value-type="string" office:string-value=".token.wineBlush4 {  background-position: -180px -150px ; }" calcext:value-type="string">
            <text:p>.token.wineBlush4 { <text:s/>background-position: -180px -150px ; }</text:p>
          </table:table-cell>
          <table:table-cell table:formula="of:=&quot;.token.small.&quot;&amp;[.$C58]&amp;[.E58]&amp;&quot; {  background-position: -&quot;&amp;([.$F58]*20)&amp;&quot;px -&quot;&amp;([.$G58]*20)&amp;&quot;px ; }&quot;" office:value-type="string" office:string-value=".token.small.wineBlush4 {  background-position: -120px -100px ; }" calcext:value-type="string">
            <text:p>.token.small.wineBlush4 { <text:s/>background-position: -120px -100px ; }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2" office:value-type="string" calcext:value-type="string">
            <text:p>081</text:p>
          </table:table-cell>
          <table:table-cell office:value-type="string" calcext:value-type="string">
            <text:p>wineBlush5</text:p>
          </table:table-cell>
          <table:table-cell table:number-columns-repeated="2"/>
          <table:table-cell table:formula="of:=MOD( [.A59];10)" office:value-type="float" office:value="7" calcext:value-type="float">
            <text:p>7</text:p>
          </table:table-cell>
          <table:table-cell table:formula="of:=INT([.A59]/10)" office:value-type="float" office:value="5" calcext:value-type="float">
            <text:p>5</text:p>
          </table:table-cell>
          <table:table-cell table:style-name="ce17" table:formula="of:=&quot;.token.&quot;&amp;[.$C59]&amp;[.E59]&amp;&quot; {  background-position: -&quot;&amp;([.$F59]*30)&amp;&quot;px -&quot;&amp;([.$G59]*30)&amp;&quot;px ; }&quot;" office:value-type="string" office:string-value=".token.wineBlush5 {  background-position: -210px -150px ; }" calcext:value-type="string">
            <text:p>.token.wineBlush5 { <text:s/>background-position: -210px -150px ; }</text:p>
          </table:table-cell>
          <table:table-cell table:formula="of:=&quot;.token.small.&quot;&amp;[.$C59]&amp;[.E59]&amp;&quot; {  background-position: -&quot;&amp;([.$F59]*20)&amp;&quot;px -&quot;&amp;([.$G59]*20)&amp;&quot;px ; }&quot;" office:value-type="string" office:string-value=".token.small.wineBlush5 {  background-position: -140px -100px ; }" calcext:value-type="string">
            <text:p>.token.small.wineBlush5 { <text:s/>background-position: -140px -100px ; }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2" office:value-type="string" calcext:value-type="string">
            <text:p>082</text:p>
          </table:table-cell>
          <table:table-cell office:value-type="string" calcext:value-type="string">
            <text:p>wineBlush6</text:p>
          </table:table-cell>
          <table:table-cell table:number-columns-repeated="2"/>
          <table:table-cell table:formula="of:=MOD( [.A60];10)" office:value-type="float" office:value="8" calcext:value-type="float">
            <text:p>8</text:p>
          </table:table-cell>
          <table:table-cell table:formula="of:=INT([.A60]/10)" office:value-type="float" office:value="5" calcext:value-type="float">
            <text:p>5</text:p>
          </table:table-cell>
          <table:table-cell table:style-name="ce17" table:formula="of:=&quot;.token.&quot;&amp;[.$C60]&amp;[.E60]&amp;&quot; {  background-position: -&quot;&amp;([.$F60]*30)&amp;&quot;px -&quot;&amp;([.$G60]*30)&amp;&quot;px ; }&quot;" office:value-type="string" office:string-value=".token.wineBlush6 {  background-position: -240px -150px ; }" calcext:value-type="string">
            <text:p>.token.wineBlush6 { <text:s/>background-position: -240px -150px ; }</text:p>
          </table:table-cell>
          <table:table-cell table:formula="of:=&quot;.token.small.&quot;&amp;[.$C60]&amp;[.E60]&amp;&quot; {  background-position: -&quot;&amp;([.$F60]*20)&amp;&quot;px -&quot;&amp;([.$G60]*20)&amp;&quot;px ; }&quot;" office:value-type="string" office:string-value=".token.small.wineBlush6 {  background-position: -160px -100px ; }" calcext:value-type="string">
            <text:p>.token.small.wineBlush6 { <text:s/>background-position: -160px -100px ; }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2" office:value-type="string" calcext:value-type="string">
            <text:p>083</text:p>
          </table:table-cell>
          <table:table-cell office:value-type="string" calcext:value-type="string">
            <text:p>wineBlush7</text:p>
          </table:table-cell>
          <table:table-cell table:number-columns-repeated="2"/>
          <table:table-cell table:formula="of:=MOD( [.A61];10)" office:value-type="float" office:value="9" calcext:value-type="float">
            <text:p>9</text:p>
          </table:table-cell>
          <table:table-cell table:formula="of:=INT([.A61]/10)" office:value-type="float" office:value="5" calcext:value-type="float">
            <text:p>5</text:p>
          </table:table-cell>
          <table:table-cell table:style-name="ce17" table:formula="of:=&quot;.token.&quot;&amp;[.$C61]&amp;[.E61]&amp;&quot; {  background-position: -&quot;&amp;([.$F61]*30)&amp;&quot;px -&quot;&amp;([.$G61]*30)&amp;&quot;px ; }&quot;" office:value-type="string" office:string-value=".token.wineBlush7 {  background-position: -270px -150px ; }" calcext:value-type="string">
            <text:p>.token.wineBlush7 { <text:s/>background-position: -270px -150px ; }</text:p>
          </table:table-cell>
          <table:table-cell table:formula="of:=&quot;.token.small.&quot;&amp;[.$C61]&amp;[.E61]&amp;&quot; {  background-position: -&quot;&amp;([.$F61]*20)&amp;&quot;px -&quot;&amp;([.$G61]*20)&amp;&quot;px ; }&quot;" office:value-type="string" office:string-value=".token.small.wineBlush7 {  background-position: -180px -100px ; }" calcext:value-type="string">
            <text:p>.token.small.wineBlush7 { <text:s/>background-position: -180px -100px ; }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2" office:value-type="string" calcext:value-type="string">
            <text:p>084</text:p>
          </table:table-cell>
          <table:table-cell office:value-type="string" calcext:value-type="string">
            <text:p>wineBlush8</text:p>
          </table:table-cell>
          <table:table-cell table:number-columns-repeated="2"/>
          <table:table-cell table:formula="of:=MOD( [.A62];10)" office:value-type="float" office:value="0" calcext:value-type="float">
            <text:p>0</text:p>
          </table:table-cell>
          <table:table-cell table:formula="of:=INT([.A62]/10)" office:value-type="float" office:value="6" calcext:value-type="float">
            <text:p>6</text:p>
          </table:table-cell>
          <table:table-cell table:style-name="ce17" table:formula="of:=&quot;.token.&quot;&amp;[.$C62]&amp;[.E62]&amp;&quot; {  background-position: -&quot;&amp;([.$F62]*30)&amp;&quot;px -&quot;&amp;([.$G62]*30)&amp;&quot;px ; }&quot;" office:value-type="string" office:string-value=".token.wineBlush8 {  background-position: -0px -180px ; }" calcext:value-type="string">
            <text:p>.token.wineBlush8 { <text:s/>background-position: -0px -180px ; }</text:p>
          </table:table-cell>
          <table:table-cell table:formula="of:=&quot;.token.small.&quot;&amp;[.$C62]&amp;[.E62]&amp;&quot; {  background-position: -&quot;&amp;([.$F62]*20)&amp;&quot;px -&quot;&amp;([.$G62]*20)&amp;&quot;px ; }&quot;" office:value-type="string" office:string-value=".token.small.wineBlush8 {  background-position: -0px -120px ; }" calcext:value-type="string">
            <text:p>.token.small.wineBlush8 { <text:s/>background-position: -0px -120px ; }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2" office:value-type="string" calcext:value-type="string">
            <text:p>085</text:p>
          </table:table-cell>
          <table:table-cell office:value-type="string" calcext:value-type="string">
            <text:p>wineBlush9</text:p>
          </table:table-cell>
          <table:table-cell table:number-columns-repeated="2"/>
          <table:table-cell table:formula="of:=MOD( [.A63];10)" office:value-type="float" office:value="1" calcext:value-type="float">
            <text:p>1</text:p>
          </table:table-cell>
          <table:table-cell table:formula="of:=INT([.A63]/10)" office:value-type="float" office:value="6" calcext:value-type="float">
            <text:p>6</text:p>
          </table:table-cell>
          <table:table-cell table:style-name="ce17" table:formula="of:=&quot;.token.&quot;&amp;[.$C63]&amp;[.E63]&amp;&quot; {  background-position: -&quot;&amp;([.$F63]*30)&amp;&quot;px -&quot;&amp;([.$G63]*30)&amp;&quot;px ; }&quot;" office:value-type="string" office:string-value=".token.wineBlush9 {  background-position: -30px -180px ; }" calcext:value-type="string">
            <text:p>.token.wineBlush9 { <text:s/>background-position: -30px -180px ; }</text:p>
          </table:table-cell>
          <table:table-cell table:formula="of:=&quot;.token.small.&quot;&amp;[.$C63]&amp;[.E63]&amp;&quot; {  background-position: -&quot;&amp;([.$F63]*20)&amp;&quot;px -&quot;&amp;([.$G63]*20)&amp;&quot;px ; }&quot;" office:value-type="string" office:string-value=".token.small.wineBlush9 {  background-position: -20px -120px ; }" calcext:value-type="string">
            <text:p>.token.small.wineBlush9 { <text:s/>background-position: -20px -120px ; }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2" office:value-type="string" calcext:value-type="string">
            <text:p>090</text:p>
          </table:table-cell>
          <table:table-cell office:value-type="string" calcext:value-type="string">
            <text:p>wineSparkling7</text:p>
          </table:table-cell>
          <table:table-cell table:number-columns-repeated="2"/>
          <table:table-cell table:formula="of:=MOD( [.A64];10)" office:value-type="float" office:value="2" calcext:value-type="float">
            <text:p>2</text:p>
          </table:table-cell>
          <table:table-cell table:formula="of:=INT([.A64]/10)" office:value-type="float" office:value="6" calcext:value-type="float">
            <text:p>6</text:p>
          </table:table-cell>
          <table:table-cell table:style-name="ce17" table:formula="of:=&quot;.token.&quot;&amp;[.$C64]&amp;[.E64]&amp;&quot; {  background-position: -&quot;&amp;([.$F64]*30)&amp;&quot;px -&quot;&amp;([.$G64]*30)&amp;&quot;px ; }&quot;" office:value-type="string" office:string-value=".token.wineSparkling7 {  background-position: -60px -180px ; }" calcext:value-type="string">
            <text:p>.token.wineSparkling7 { <text:s/>background-position: -60px -180px ; }</text:p>
          </table:table-cell>
          <table:table-cell table:formula="of:=&quot;.token.small.&quot;&amp;[.$C64]&amp;[.E64]&amp;&quot; {  background-position: -&quot;&amp;([.$F64]*20)&amp;&quot;px -&quot;&amp;([.$G64]*20)&amp;&quot;px ; }&quot;" office:value-type="string" office:string-value=".token.small.wineSparkling7 {  background-position: -40px -120px ; }" calcext:value-type="string">
            <text:p>.token.small.wineSparkling7 { <text:s/>background-position: -40px -120px ; }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2" office:value-type="string" calcext:value-type="string">
            <text:p>091</text:p>
          </table:table-cell>
          <table:table-cell office:value-type="string" calcext:value-type="string">
            <text:p>wineSparkling8</text:p>
          </table:table-cell>
          <table:table-cell table:number-columns-repeated="2"/>
          <table:table-cell table:formula="of:=MOD( [.A65];10)" office:value-type="float" office:value="3" calcext:value-type="float">
            <text:p>3</text:p>
          </table:table-cell>
          <table:table-cell table:formula="of:=INT([.A65]/10)" office:value-type="float" office:value="6" calcext:value-type="float">
            <text:p>6</text:p>
          </table:table-cell>
          <table:table-cell table:style-name="ce17" table:formula="of:=&quot;.token.&quot;&amp;[.$C65]&amp;[.E65]&amp;&quot; {  background-position: -&quot;&amp;([.$F65]*30)&amp;&quot;px -&quot;&amp;([.$G65]*30)&amp;&quot;px ; }&quot;" office:value-type="string" office:string-value=".token.wineSparkling8 {  background-position: -90px -180px ; }" calcext:value-type="string">
            <text:p>.token.wineSparkling8 { <text:s/>background-position: -90px -180px ; }</text:p>
          </table:table-cell>
          <table:table-cell table:formula="of:=&quot;.token.small.&quot;&amp;[.$C65]&amp;[.E65]&amp;&quot; {  background-position: -&quot;&amp;([.$F65]*20)&amp;&quot;px -&quot;&amp;([.$G65]*20)&amp;&quot;px ; }&quot;" office:value-type="string" office:string-value=".token.small.wineSparkling8 {  background-position: -60px -120px ; }" calcext:value-type="string">
            <text:p>.token.small.wineSparkling8 { <text:s/>background-position: -60px -120px ; }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2" office:value-type="string" calcext:value-type="string">
            <text:p>092</text:p>
          </table:table-cell>
          <table:table-cell office:value-type="string" calcext:value-type="string">
            <text:p>wineSparkling9</text:p>
          </table:table-cell>
          <table:table-cell table:number-columns-repeated="2"/>
          <table:table-cell table:formula="of:=MOD( [.A66];10)" office:value-type="float" office:value="4" calcext:value-type="float">
            <text:p>4</text:p>
          </table:table-cell>
          <table:table-cell table:formula="of:=INT([.A66]/10)" office:value-type="float" office:value="6" calcext:value-type="float">
            <text:p>6</text:p>
          </table:table-cell>
          <table:table-cell table:style-name="ce17" table:formula="of:=&quot;.token.&quot;&amp;[.$C66]&amp;[.E66]&amp;&quot; {  background-position: -&quot;&amp;([.$F66]*30)&amp;&quot;px -&quot;&amp;([.$G66]*30)&amp;&quot;px ; }&quot;" office:value-type="string" office:string-value=".token.wineSparkling9 {  background-position: -120px -180px ; }" calcext:value-type="string">
            <text:p>.token.wineSparkling9 { <text:s/>background-position: -120px -180px ; }</text:p>
          </table:table-cell>
          <table:table-cell table:formula="of:=&quot;.token.small.&quot;&amp;[.$C66]&amp;[.E66]&amp;&quot; {  background-position: -&quot;&amp;([.$F66]*20)&amp;&quot;px -&quot;&amp;([.$G66]*20)&amp;&quot;px ; }&quot;" office:value-type="string" office:string-value=".token.small.wineSparkling9 {  background-position: -80px -120px ; }" calcext:value-type="string">
            <text:p>.token.small.wineSparkling9 { <text:s/>background-position: -80px -120px ; }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2" office:value-type="string" calcext:value-type="string">
            <text:p>100</text:p>
          </table:table-cell>
          <table:table-cell office:value-type="string" calcext:value-type="string">
            <text:p>anyCard</text:p>
          </table:table-cell>
          <table:table-cell table:number-columns-repeated="2"/>
          <table:table-cell table:formula="of:=MOD( [.A67];10)" office:value-type="float" office:value="5" calcext:value-type="float">
            <text:p>5</text:p>
          </table:table-cell>
          <table:table-cell table:formula="of:=INT([.A67]/10)" office:value-type="float" office:value="6" calcext:value-type="float">
            <text:p>6</text:p>
          </table:table-cell>
          <table:table-cell table:style-name="ce17" table:formula="of:=&quot;.token.&quot;&amp;[.$C67]&amp;[.E67]&amp;&quot; {  background-position: -&quot;&amp;([.$F67]*30)&amp;&quot;px -&quot;&amp;([.$G67]*30)&amp;&quot;px ; }&quot;" office:value-type="string" office:string-value=".token.anyCard {  background-position: -150px -180px ; }" calcext:value-type="string">
            <text:p>.token.anyCard { <text:s/>background-position: -150px -180px ; }</text:p>
          </table:table-cell>
          <table:table-cell table:formula="of:=&quot;.token.small.&quot;&amp;[.$C67]&amp;[.E67]&amp;&quot; {  background-position: -&quot;&amp;([.$F67]*20)&amp;&quot;px -&quot;&amp;([.$G67]*20)&amp;&quot;px ; }&quot;" office:value-type="string" office:string-value=".token.small.anyCard {  background-position: -100px -120px ; }" calcext:value-type="string">
            <text:p>.token.small.anyCard { <text:s/>background-position: -100px -120px ; }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2" office:value-type="string" calcext:value-type="string">
            <text:p>101</text:p>
          </table:table-cell>
          <table:table-cell office:value-type="string" calcext:value-type="string">
            <text:p>greenCard</text:p>
          </table:table-cell>
          <table:table-cell table:number-columns-repeated="2"/>
          <table:table-cell table:formula="of:=MOD( [.A68];10)" office:value-type="float" office:value="6" calcext:value-type="float">
            <text:p>6</text:p>
          </table:table-cell>
          <table:table-cell table:formula="of:=INT([.A68]/10)" office:value-type="float" office:value="6" calcext:value-type="float">
            <text:p>6</text:p>
          </table:table-cell>
          <table:table-cell table:style-name="ce17" table:formula="of:=&quot;.token.&quot;&amp;[.$C68]&amp;[.E68]&amp;&quot; {  background-position: -&quot;&amp;([.$F68]*30)&amp;&quot;px -&quot;&amp;([.$G68]*30)&amp;&quot;px ; }&quot;" office:value-type="string" office:string-value=".token.greenCard {  background-position: -180px -180px ; }" calcext:value-type="string">
            <text:p>.token.greenCard { <text:s/>background-position: -180px -180px ; }</text:p>
          </table:table-cell>
          <table:table-cell table:formula="of:=&quot;.token.small.&quot;&amp;[.$C68]&amp;[.E68]&amp;&quot; {  background-position: -&quot;&amp;([.$F68]*20)&amp;&quot;px -&quot;&amp;([.$G68]*20)&amp;&quot;px ; }&quot;" office:value-type="string" office:string-value=".token.small.greenCard {  background-position: -120px -120px ; }" calcext:value-type="string">
            <text:p>.token.small.greenCard { <text:s/>background-position: -120px -120px ; }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2" office:value-type="string" calcext:value-type="string">
            <text:p>102</text:p>
          </table:table-cell>
          <table:table-cell office:value-type="string" calcext:value-type="string">
            <text:p>greenCardPlus</text:p>
          </table:table-cell>
          <table:table-cell table:number-columns-repeated="2"/>
          <table:table-cell table:formula="of:=MOD( [.A69];10)" office:value-type="float" office:value="7" calcext:value-type="float">
            <text:p>7</text:p>
          </table:table-cell>
          <table:table-cell table:formula="of:=INT([.A69]/10)" office:value-type="float" office:value="6" calcext:value-type="float">
            <text:p>6</text:p>
          </table:table-cell>
          <table:table-cell table:style-name="ce17" table:formula="of:=&quot;.token.&quot;&amp;[.$C69]&amp;[.E69]&amp;&quot; {  background-position: -&quot;&amp;([.$F69]*30)&amp;&quot;px -&quot;&amp;([.$G69]*30)&amp;&quot;px ; }&quot;" office:value-type="string" office:string-value=".token.greenCardPlus {  background-position: -210px -180px ; }" calcext:value-type="string">
            <text:p>.token.greenCardPlus { <text:s/>background-position: -210px -180px ; }</text:p>
          </table:table-cell>
          <table:table-cell table:formula="of:=&quot;.token.small.&quot;&amp;[.$C69]&amp;[.E69]&amp;&quot; {  background-position: -&quot;&amp;([.$F69]*20)&amp;&quot;px -&quot;&amp;([.$G69]*20)&amp;&quot;px ; }&quot;" office:value-type="string" office:string-value=".token.small.greenCardPlus {  background-position: -140px -120px ; }" calcext:value-type="string">
            <text:p>.token.small.greenCardPlus { <text:s/>background-position: -140px -120px ; }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2" office:value-type="string" calcext:value-type="string">
            <text:p>103</text:p>
          </table:table-cell>
          <table:table-cell office:value-type="string" calcext:value-type="string">
            <text:p>yellowCard</text:p>
          </table:table-cell>
          <table:table-cell table:number-columns-repeated="2"/>
          <table:table-cell table:formula="of:=MOD( [.A70];10)" office:value-type="float" office:value="8" calcext:value-type="float">
            <text:p>8</text:p>
          </table:table-cell>
          <table:table-cell table:formula="of:=INT([.A70]/10)" office:value-type="float" office:value="6" calcext:value-type="float">
            <text:p>6</text:p>
          </table:table-cell>
          <table:table-cell table:style-name="ce17" table:formula="of:=&quot;.token.&quot;&amp;[.$C70]&amp;[.E70]&amp;&quot; {  background-position: -&quot;&amp;([.$F70]*30)&amp;&quot;px -&quot;&amp;([.$G70]*30)&amp;&quot;px ; }&quot;" office:value-type="string" office:string-value=".token.yellowCard {  background-position: -240px -180px ; }" calcext:value-type="string">
            <text:p>.token.yellowCard { <text:s/>background-position: -240px -180px ; }</text:p>
          </table:table-cell>
          <table:table-cell table:formula="of:=&quot;.token.small.&quot;&amp;[.$C70]&amp;[.E70]&amp;&quot; {  background-position: -&quot;&amp;([.$F70]*20)&amp;&quot;px -&quot;&amp;([.$G70]*20)&amp;&quot;px ; }&quot;" office:value-type="string" office:string-value=".token.small.yellowCard {  background-position: -160px -120px ; }" calcext:value-type="string">
            <text:p>.token.small.yellowCard { <text:s/>background-position: -160px -120px ; }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2" office:value-type="string" calcext:value-type="string">
            <text:p>104</text:p>
          </table:table-cell>
          <table:table-cell office:value-type="string" calcext:value-type="string">
            <text:p>yellowCardPlus</text:p>
          </table:table-cell>
          <table:table-cell table:number-columns-repeated="2"/>
          <table:table-cell table:formula="of:=MOD( [.A71];10)" office:value-type="float" office:value="9" calcext:value-type="float">
            <text:p>9</text:p>
          </table:table-cell>
          <table:table-cell table:formula="of:=INT([.A71]/10)" office:value-type="float" office:value="6" calcext:value-type="float">
            <text:p>6</text:p>
          </table:table-cell>
          <table:table-cell table:style-name="ce17" table:formula="of:=&quot;.token.&quot;&amp;[.$C71]&amp;[.E71]&amp;&quot; {  background-position: -&quot;&amp;([.$F71]*30)&amp;&quot;px -&quot;&amp;([.$G71]*30)&amp;&quot;px ; }&quot;" office:value-type="string" office:string-value=".token.yellowCardPlus {  background-position: -270px -180px ; }" calcext:value-type="string">
            <text:p>.token.yellowCardPlus { <text:s/>background-position: -270px -180px ; }</text:p>
          </table:table-cell>
          <table:table-cell table:formula="of:=&quot;.token.small.&quot;&amp;[.$C71]&amp;[.E71]&amp;&quot; {  background-position: -&quot;&amp;([.$F71]*20)&amp;&quot;px -&quot;&amp;([.$G71]*20)&amp;&quot;px ; }&quot;" office:value-type="string" office:string-value=".token.small.yellowCardPlus {  background-position: -180px -120px ; }" calcext:value-type="string">
            <text:p>.token.small.yellowCardPlus { <text:s/>background-position: -180px -120px ; }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2" office:value-type="string" calcext:value-type="string">
            <text:p>105</text:p>
          </table:table-cell>
          <table:table-cell office:value-type="string" calcext:value-type="string">
            <text:p>purpleCard</text:p>
          </table:table-cell>
          <table:table-cell table:number-columns-repeated="2"/>
          <table:table-cell table:formula="of:=MOD( [.A72];10)" office:value-type="float" office:value="0" calcext:value-type="float">
            <text:p>0</text:p>
          </table:table-cell>
          <table:table-cell table:formula="of:=INT([.A72]/10)" office:value-type="float" office:value="7" calcext:value-type="float">
            <text:p>7</text:p>
          </table:table-cell>
          <table:table-cell table:style-name="ce17" table:formula="of:=&quot;.token.&quot;&amp;[.$C72]&amp;[.E72]&amp;&quot; {  background-position: -&quot;&amp;([.$F72]*30)&amp;&quot;px -&quot;&amp;([.$G72]*30)&amp;&quot;px ; }&quot;" office:value-type="string" office:string-value=".token.purpleCard {  background-position: -0px -210px ; }" calcext:value-type="string">
            <text:p>.token.purpleCard { <text:s/>background-position: -0px -210px ; }</text:p>
          </table:table-cell>
          <table:table-cell table:formula="of:=&quot;.token.small.&quot;&amp;[.$C72]&amp;[.E72]&amp;&quot; {  background-position: -&quot;&amp;([.$F72]*20)&amp;&quot;px -&quot;&amp;([.$G72]*20)&amp;&quot;px ; }&quot;" office:value-type="string" office:string-value=".token.small.purpleCard {  background-position: -0px -140px ; }" calcext:value-type="string">
            <text:p>.token.small.purpleCard { <text:s/>background-position: -0px -140px ; }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2" office:value-type="string" calcext:value-type="string">
            <text:p>106</text:p>
          </table:table-cell>
          <table:table-cell office:value-type="string" calcext:value-type="string">
            <text:p>purpleCardPlus</text:p>
          </table:table-cell>
          <table:table-cell table:number-columns-repeated="2"/>
          <table:table-cell table:formula="of:=MOD( [.A73];10)" office:value-type="float" office:value="1" calcext:value-type="float">
            <text:p>1</text:p>
          </table:table-cell>
          <table:table-cell table:formula="of:=INT([.A73]/10)" office:value-type="float" office:value="7" calcext:value-type="float">
            <text:p>7</text:p>
          </table:table-cell>
          <table:table-cell table:style-name="ce17" table:formula="of:=&quot;.token.&quot;&amp;[.$C73]&amp;[.E73]&amp;&quot; {  background-position: -&quot;&amp;([.$F73]*30)&amp;&quot;px -&quot;&amp;([.$G73]*30)&amp;&quot;px ; }&quot;" office:value-type="string" office:string-value=".token.purpleCardPlus {  background-position: -30px -210px ; }" calcext:value-type="string">
            <text:p>.token.purpleCardPlus { <text:s/>background-position: -30px -210px ; }</text:p>
          </table:table-cell>
          <table:table-cell table:formula="of:=&quot;.token.small.&quot;&amp;[.$C73]&amp;[.E73]&amp;&quot; {  background-position: -&quot;&amp;([.$F73]*20)&amp;&quot;px -&quot;&amp;([.$G73]*20)&amp;&quot;px ; }&quot;" office:value-type="string" office:string-value=".token.small.purpleCardPlus {  background-position: -20px -140px ; }" calcext:value-type="string">
            <text:p>.token.small.purpleCardPlus { <text:s/>background-position: -20px -140px ; }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2" office:value-type="string" calcext:value-type="string">
            <text:p>107</text:p>
          </table:table-cell>
          <table:table-cell office:value-type="string" calcext:value-type="string">
            <text:p>blueCard</text:p>
          </table:table-cell>
          <table:table-cell table:number-columns-repeated="2"/>
          <table:table-cell table:formula="of:=MOD( [.A74];10)" office:value-type="float" office:value="2" calcext:value-type="float">
            <text:p>2</text:p>
          </table:table-cell>
          <table:table-cell table:formula="of:=INT([.A74]/10)" office:value-type="float" office:value="7" calcext:value-type="float">
            <text:p>7</text:p>
          </table:table-cell>
          <table:table-cell table:style-name="ce17" table:formula="of:=&quot;.token.&quot;&amp;[.$C74]&amp;[.E74]&amp;&quot; {  background-position: -&quot;&amp;([.$F74]*30)&amp;&quot;px -&quot;&amp;([.$G74]*30)&amp;&quot;px ; }&quot;" office:value-type="string" office:string-value=".token.blueCard {  background-position: -60px -210px ; }" calcext:value-type="string">
            <text:p>.token.blueCard { <text:s/>background-position: -60px -210px ; }</text:p>
          </table:table-cell>
          <table:table-cell table:formula="of:=&quot;.token.small.&quot;&amp;[.$C74]&amp;[.E74]&amp;&quot; {  background-position: -&quot;&amp;([.$F74]*20)&amp;&quot;px -&quot;&amp;([.$G74]*20)&amp;&quot;px ; }&quot;" office:value-type="string" office:string-value=".token.small.blueCard {  background-position: -40px -140px ; }" calcext:value-type="string">
            <text:p>.token.small.blueCard { <text:s/>background-position: -40px -140px ; }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2" office:value-type="string" calcext:value-type="string">
            <text:p>108</text:p>
          </table:table-cell>
          <table:table-cell office:value-type="string" calcext:value-type="string">
            <text:p>blueCardPlus</text:p>
          </table:table-cell>
          <table:table-cell table:number-columns-repeated="2"/>
          <table:table-cell table:formula="of:=MOD( [.A75];10)" office:value-type="float" office:value="3" calcext:value-type="float">
            <text:p>3</text:p>
          </table:table-cell>
          <table:table-cell table:formula="of:=INT([.A75]/10)" office:value-type="float" office:value="7" calcext:value-type="float">
            <text:p>7</text:p>
          </table:table-cell>
          <table:table-cell table:style-name="ce17" table:formula="of:=&quot;.token.&quot;&amp;[.$C75]&amp;[.E75]&amp;&quot; {  background-position: -&quot;&amp;([.$F75]*30)&amp;&quot;px -&quot;&amp;([.$G75]*30)&amp;&quot;px ; }&quot;" office:value-type="string" office:string-value=".token.blueCardPlus {  background-position: -90px -210px ; }" calcext:value-type="string">
            <text:p>.token.blueCardPlus { <text:s/>background-position: -90px -210px ; }</text:p>
          </table:table-cell>
          <table:table-cell table:formula="of:=&quot;.token.small.&quot;&amp;[.$C75]&amp;[.E75]&amp;&quot; {  background-position: -&quot;&amp;([.$F75]*20)&amp;&quot;px -&quot;&amp;([.$G75]*20)&amp;&quot;px ; }&quot;" office:value-type="string" office:string-value=".token.small.blueCardPlus {  background-position: -60px -140px ; }" calcext:value-type="string">
            <text:p>.token.small.blueCardPlus { <text:s/>background-position: -60px -140px ; }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2" office:value-type="string" calcext:value-type="string">
            <text:p>200</text:p>
          </table:table-cell>
          <table:table-cell office:value-type="string" calcext:value-type="string">
            <text:p>rooster</text:p>
          </table:table-cell>
          <table:table-cell table:number-columns-repeated="2"/>
          <table:table-cell table:formula="of:=MOD( [.A76];10)" office:value-type="float" office:value="4" calcext:value-type="float">
            <text:p>4</text:p>
          </table:table-cell>
          <table:table-cell table:formula="of:=INT([.A76]/10)" office:value-type="float" office:value="7" calcext:value-type="float">
            <text:p>7</text:p>
          </table:table-cell>
          <table:table-cell table:style-name="ce17" table:formula="of:=&quot;.token.&quot;&amp;[.$C76]&amp;[.E76]&amp;&quot; {  background-position: -&quot;&amp;([.$F76]*30)&amp;&quot;px -&quot;&amp;([.$G76]*30)&amp;&quot;px ; }&quot;" office:value-type="string" office:string-value=".token.rooster {  background-position: -120px -210px ; }" calcext:value-type="string">
            <text:p>.token.rooster { <text:s/>background-position: -120px -210px ; }</text:p>
          </table:table-cell>
          <table:table-cell table:formula="of:=&quot;.token.small.&quot;&amp;[.$C76]&amp;[.E76]&amp;&quot; {  background-position: -&quot;&amp;([.$F76]*20)&amp;&quot;px -&quot;&amp;([.$G76]*20)&amp;&quot;px ; }&quot;" office:value-type="string" office:string-value=".token.small.rooster {  background-position: -80px -140px ; }" calcext:value-type="string">
            <text:p>.token.small.rooster { <text:s/>background-position: -80px -140px ; }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2" office:value-type="string" calcext:value-type="string">
            <text:p>201</text:p>
          </table:table-cell>
          <table:table-cell office:value-type="string" calcext:value-type="string">
            <text:p>worker</text:p>
          </table:table-cell>
          <table:table-cell table:number-columns-repeated="2"/>
          <table:table-cell table:formula="of:=MOD( [.A77];10)" office:value-type="float" office:value="5" calcext:value-type="float">
            <text:p>5</text:p>
          </table:table-cell>
          <table:table-cell table:formula="of:=INT([.A77]/10)" office:value-type="float" office:value="7" calcext:value-type="float">
            <text:p>7</text:p>
          </table:table-cell>
          <table:table-cell table:style-name="ce17" table:formula="of:=&quot;.token.&quot;&amp;[.$C77]&amp;[.E77]&amp;&quot; {  background-position: -&quot;&amp;([.$F77]*30)&amp;&quot;px -&quot;&amp;([.$G77]*30)&amp;&quot;px ; }&quot;" office:value-type="string" office:string-value=".token.worker {  background-position: -150px -210px ; }" calcext:value-type="string">
            <text:p>.token.worker { <text:s/>background-position: -150px -210px ; }</text:p>
          </table:table-cell>
          <table:table-cell table:formula="of:=&quot;.token.small.&quot;&amp;[.$C77]&amp;[.E77]&amp;&quot; {  background-position: -&quot;&amp;([.$F77]*20)&amp;&quot;px -&quot;&amp;([.$G77]*20)&amp;&quot;px ; }&quot;" office:value-type="string" office:string-value=".token.small.worker {  background-position: -100px -140px ; }" calcext:value-type="string">
            <text:p>.token.small.worker { <text:s/>background-position: -100px -140px ; }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2" office:value-type="string" calcext:value-type="string">
            <text:p>202</text:p>
          </table:table-cell>
          <table:table-cell office:value-type="string" calcext:value-type="string">
            <text:p>workerGrande</text:p>
          </table:table-cell>
          <table:table-cell table:number-columns-repeated="2"/>
          <table:table-cell table:formula="of:=MOD( [.A78];10)" office:value-type="float" office:value="6" calcext:value-type="float">
            <text:p>6</text:p>
          </table:table-cell>
          <table:table-cell table:formula="of:=INT([.A78]/10)" office:value-type="float" office:value="7" calcext:value-type="float">
            <text:p>7</text:p>
          </table:table-cell>
          <table:table-cell table:style-name="ce17" table:formula="of:=&quot;.token.&quot;&amp;[.$C78]&amp;[.E78]&amp;&quot; {  background-position: -&quot;&amp;([.$F78]*30)&amp;&quot;px -&quot;&amp;([.$G78]*30)&amp;&quot;px ; }&quot;" office:value-type="string" office:string-value=".token.workerGrande {  background-position: -180px -210px ; }" calcext:value-type="string">
            <text:p>.token.workerGrande { <text:s/>background-position: -180px -210px ; }</text:p>
          </table:table-cell>
          <table:table-cell table:formula="of:=&quot;.token.small.&quot;&amp;[.$C78]&amp;[.E78]&amp;&quot; {  background-position: -&quot;&amp;([.$F78]*20)&amp;&quot;px -&quot;&amp;([.$G78]*20)&amp;&quot;px ; }&quot;" office:value-type="string" office:string-value=".token.small.workerGrande {  background-position: -120px -140px ; }" calcext:value-type="string">
            <text:p>.token.small.workerGrande { <text:s/>background-position: -120px -140px ; }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2" office:value-type="string" calcext:value-type="string">
            <text:p>203</text:p>
          </table:table-cell>
          <table:table-cell office:value-type="string" calcext:value-type="string">
            <text:p>trellis</text:p>
          </table:table-cell>
          <table:table-cell table:number-columns-repeated="2"/>
          <table:table-cell table:formula="of:=MOD( [.A79];10)" office:value-type="float" office:value="7" calcext:value-type="float">
            <text:p>7</text:p>
          </table:table-cell>
          <table:table-cell table:formula="of:=INT([.A79]/10)" office:value-type="float" office:value="7" calcext:value-type="float">
            <text:p>7</text:p>
          </table:table-cell>
          <table:table-cell table:style-name="ce17" table:formula="of:=&quot;.token.&quot;&amp;[.$C79]&amp;[.E79]&amp;&quot; {  background-position: -&quot;&amp;([.$F79]*30)&amp;&quot;px -&quot;&amp;([.$G79]*30)&amp;&quot;px ; }&quot;" office:value-type="string" office:string-value=".token.trellis {  background-position: -210px -210px ; }" calcext:value-type="string">
            <text:p>.token.trellis { <text:s/>background-position: -210px -210px ; }</text:p>
          </table:table-cell>
          <table:table-cell table:formula="of:=&quot;.token.small.&quot;&amp;[.$C79]&amp;[.E79]&amp;&quot; {  background-position: -&quot;&amp;([.$F79]*20)&amp;&quot;px -&quot;&amp;([.$G79]*20)&amp;&quot;px ; }&quot;" office:value-type="string" office:string-value=".token.small.trellis {  background-position: -140px -140px ; }" calcext:value-type="string">
            <text:p>.token.small.trellis { <text:s/>background-position: -140px -140px ; }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2" office:value-type="string" calcext:value-type="string">
            <text:p>204</text:p>
          </table:table-cell>
          <table:table-cell office:value-type="string" calcext:value-type="string">
            <text:p>windmill</text:p>
          </table:table-cell>
          <table:table-cell table:number-columns-repeated="2"/>
          <table:table-cell table:formula="of:=MOD( [.A80];10)" office:value-type="float" office:value="8" calcext:value-type="float">
            <text:p>8</text:p>
          </table:table-cell>
          <table:table-cell table:formula="of:=INT([.A80]/10)" office:value-type="float" office:value="7" calcext:value-type="float">
            <text:p>7</text:p>
          </table:table-cell>
          <table:table-cell table:style-name="ce17" table:formula="of:=&quot;.token.&quot;&amp;[.$C80]&amp;[.E80]&amp;&quot; {  background-position: -&quot;&amp;([.$F80]*30)&amp;&quot;px -&quot;&amp;([.$G80]*30)&amp;&quot;px ; }&quot;" office:value-type="string" office:string-value=".token.windmill {  background-position: -240px -210px ; }" calcext:value-type="string">
            <text:p>.token.windmill { <text:s/>background-position: -240px -210px ; }</text:p>
          </table:table-cell>
          <table:table-cell table:formula="of:=&quot;.token.small.&quot;&amp;[.$C80]&amp;[.E80]&amp;&quot; {  background-position: -&quot;&amp;([.$F80]*20)&amp;&quot;px -&quot;&amp;([.$G80]*20)&amp;&quot;px ; }&quot;" office:value-type="string" office:string-value=".token.small.windmill {  background-position: -160px -140px ; }" calcext:value-type="string">
            <text:p>.token.small.windmill { <text:s/>background-position: -160px -140px ; }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2" office:value-type="string" calcext:value-type="string">
            <text:p>205</text:p>
          </table:table-cell>
          <table:table-cell office:value-type="string" calcext:value-type="string">
            <text:p>irrigation</text:p>
          </table:table-cell>
          <table:table-cell table:number-columns-repeated="2"/>
          <table:table-cell table:formula="of:=MOD( [.A81];10)" office:value-type="float" office:value="9" calcext:value-type="float">
            <text:p>9</text:p>
          </table:table-cell>
          <table:table-cell table:formula="of:=INT([.A81]/10)" office:value-type="float" office:value="7" calcext:value-type="float">
            <text:p>7</text:p>
          </table:table-cell>
          <table:table-cell table:style-name="ce17" table:formula="of:=&quot;.token.&quot;&amp;[.$C81]&amp;[.E81]&amp;&quot; {  background-position: -&quot;&amp;([.$F81]*30)&amp;&quot;px -&quot;&amp;([.$G81]*30)&amp;&quot;px ; }&quot;" office:value-type="string" office:string-value=".token.irrigation {  background-position: -270px -210px ; }" calcext:value-type="string">
            <text:p>.token.irrigation { <text:s/>background-position: -270px -210px ; }</text:p>
          </table:table-cell>
          <table:table-cell table:formula="of:=&quot;.token.small.&quot;&amp;[.$C81]&amp;[.E81]&amp;&quot; {  background-position: -&quot;&amp;([.$F81]*20)&amp;&quot;px -&quot;&amp;([.$G81]*20)&amp;&quot;px ; }&quot;" office:value-type="string" office:string-value=".token.small.irrigation {  background-position: -180px -140px ; }" calcext:value-type="string">
            <text:p>.token.small.irrigation { <text:s/>background-position: -180px -140px ; }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2" office:value-type="string" calcext:value-type="string">
            <text:p>206</text:p>
          </table:table-cell>
          <table:table-cell office:value-type="string" calcext:value-type="string">
            <text:p>cottage</text:p>
          </table:table-cell>
          <table:table-cell table:number-columns-repeated="2"/>
          <table:table-cell table:formula="of:=MOD( [.A82];10)" office:value-type="float" office:value="0" calcext:value-type="float">
            <text:p>0</text:p>
          </table:table-cell>
          <table:table-cell table:formula="of:=INT([.A82]/10)" office:value-type="float" office:value="8" calcext:value-type="float">
            <text:p>8</text:p>
          </table:table-cell>
          <table:table-cell table:style-name="ce17" table:formula="of:=&quot;.token.&quot;&amp;[.$C82]&amp;[.E82]&amp;&quot; {  background-position: -&quot;&amp;([.$F82]*30)&amp;&quot;px -&quot;&amp;([.$G82]*30)&amp;&quot;px ; }&quot;" office:value-type="string" office:string-value=".token.cottage {  background-position: -0px -240px ; }" calcext:value-type="string">
            <text:p>.token.cottage { <text:s/>background-position: -0px -240px ; }</text:p>
          </table:table-cell>
          <table:table-cell table:formula="of:=&quot;.token.small.&quot;&amp;[.$C82]&amp;[.E82]&amp;&quot; {  background-position: -&quot;&amp;([.$F82]*20)&amp;&quot;px -&quot;&amp;([.$G82]*20)&amp;&quot;px ; }&quot;" office:value-type="string" office:string-value=".token.small.cottage {  background-position: -0px -160px ; }" calcext:value-type="string">
            <text:p>.token.small.cottage { <text:s/>background-position: -0px -160px ; }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2" office:value-type="string" calcext:value-type="string">
            <text:p>207</text:p>
          </table:table-cell>
          <table:table-cell office:value-type="string" calcext:value-type="string">
            <text:p>tastingRoom</text:p>
          </table:table-cell>
          <table:table-cell table:number-columns-repeated="2"/>
          <table:table-cell table:formula="of:=MOD( [.A83];10)" office:value-type="float" office:value="1" calcext:value-type="float">
            <text:p>1</text:p>
          </table:table-cell>
          <table:table-cell table:formula="of:=INT([.A83]/10)" office:value-type="float" office:value="8" calcext:value-type="float">
            <text:p>8</text:p>
          </table:table-cell>
          <table:table-cell table:style-name="ce17" table:formula="of:=&quot;.token.&quot;&amp;[.$C83]&amp;[.E83]&amp;&quot; {  background-position: -&quot;&amp;([.$F83]*30)&amp;&quot;px -&quot;&amp;([.$G83]*30)&amp;&quot;px ; }&quot;" office:value-type="string" office:string-value=".token.tastingRoom {  background-position: -30px -240px ; }" calcext:value-type="string">
            <text:p>.token.tastingRoom { <text:s/>background-position: -30px -240px ; }</text:p>
          </table:table-cell>
          <table:table-cell table:formula="of:=&quot;.token.small.&quot;&amp;[.$C83]&amp;[.E83]&amp;&quot; {  background-position: -&quot;&amp;([.$F83]*20)&amp;&quot;px -&quot;&amp;([.$G83]*20)&amp;&quot;px ; }&quot;" office:value-type="string" office:string-value=".token.small.tastingRoom {  background-position: -20px -160px ; }" calcext:value-type="string">
            <text:p>.token.small.tastingRoom { <text:s/>background-position: -20px -160px ; }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2" office:value-type="string" calcext:value-type="string">
            <text:p>208</text:p>
          </table:table-cell>
          <table:table-cell office:value-type="string" calcext:value-type="string">
            <text:p>cellar</text:p>
          </table:table-cell>
          <table:table-cell/>
          <table:table-cell office:value-type="string" calcext:value-type="string">
            <text:p>, .token.mediumCellar</text:p>
          </table:table-cell>
          <table:table-cell table:formula="of:=MOD( [.A84];10)" office:value-type="float" office:value="2" calcext:value-type="float">
            <text:p>2</text:p>
          </table:table-cell>
          <table:table-cell table:formula="of:=INT([.A84]/10)" office:value-type="float" office:value="8" calcext:value-type="float">
            <text:p>8</text:p>
          </table:table-cell>
          <table:table-cell table:style-name="ce17" table:formula="of:=&quot;.token.&quot;&amp;[.$C84]&amp;[.E84]&amp;&quot; {  background-position: -&quot;&amp;([.$F84]*30)&amp;&quot;px -&quot;&amp;([.$G84]*30)&amp;&quot;px ; }&quot;" office:value-type="string" office:string-value=".token.cellar, .token.mediumCellar {  background-position: -60px -240px ; }" calcext:value-type="string">
            <text:p>.token.cellar, .token.mediumCellar { <text:s/>background-position: -60px -240px ; }</text:p>
          </table:table-cell>
          <table:table-cell table:formula="of:=&quot;.token.small.&quot;&amp;[.$C84]&amp;[.E84]&amp;&quot; {  background-position: -&quot;&amp;([.$F84]*20)&amp;&quot;px -&quot;&amp;([.$G84]*20)&amp;&quot;px ; }&quot;" office:value-type="string" office:string-value=".token.small.cellar, .token.mediumCellar {  background-position: -40px -160px ; }" calcext:value-type="string">
            <text:p>.token.small.cellar, .token.mediumCellar { <text:s/>background-position: -40px -160px ; }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2" office:value-type="string" calcext:value-type="string">
            <text:p>209</text:p>
          </table:table-cell>
          <table:table-cell office:value-type="string" calcext:value-type="string">
            <text:p>largeCellar</text:p>
          </table:table-cell>
          <table:table-cell table:number-columns-repeated="2"/>
          <table:table-cell table:formula="of:=MOD( [.A85];10)" office:value-type="float" office:value="3" calcext:value-type="float">
            <text:p>3</text:p>
          </table:table-cell>
          <table:table-cell table:formula="of:=INT([.A85]/10)" office:value-type="float" office:value="8" calcext:value-type="float">
            <text:p>8</text:p>
          </table:table-cell>
          <table:table-cell table:style-name="ce17" table:formula="of:=&quot;.token.&quot;&amp;[.$C85]&amp;[.E85]&amp;&quot; {  background-position: -&quot;&amp;([.$F85]*30)&amp;&quot;px -&quot;&amp;([.$G85]*30)&amp;&quot;px ; }&quot;" office:value-type="string" office:string-value=".token.largeCellar {  background-position: -90px -240px ; }" calcext:value-type="string">
            <text:p>.token.largeCellar { <text:s/>background-position: -90px -240px ; }</text:p>
          </table:table-cell>
          <table:table-cell table:formula="of:=&quot;.token.small.&quot;&amp;[.$C85]&amp;[.E85]&amp;&quot; {  background-position: -&quot;&amp;([.$F85]*20)&amp;&quot;px -&quot;&amp;([.$G85]*20)&amp;&quot;px ; }&quot;" office:value-type="string" office:string-value=".token.small.largeCellar {  background-position: -60px -160px ; }" calcext:value-type="string">
            <text:p>.token.small.largeCellar { <text:s/>background-position: -60px -160px ; }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2" office:value-type="string" calcext:value-type="string">
            <text:p>210</text:p>
          </table:table-cell>
          <table:table-cell office:value-type="string" calcext:value-type="string">
            <text:p>yoke</text:p>
          </table:table-cell>
          <table:table-cell table:number-columns-repeated="2"/>
          <table:table-cell table:formula="of:=MOD( [.A86];10)" office:value-type="float" office:value="4" calcext:value-type="float">
            <text:p>4</text:p>
          </table:table-cell>
          <table:table-cell table:formula="of:=INT([.A86]/10)" office:value-type="float" office:value="8" calcext:value-type="float">
            <text:p>8</text:p>
          </table:table-cell>
          <table:table-cell table:style-name="ce17" table:formula="of:=&quot;.token.&quot;&amp;[.$C86]&amp;[.E86]&amp;&quot; {  background-position: -&quot;&amp;([.$F86]*30)&amp;&quot;px -&quot;&amp;([.$G86]*30)&amp;&quot;px ; }&quot;" office:value-type="string" office:string-value=".token.yoke {  background-position: -120px -240px ; }" calcext:value-type="string">
            <text:p>.token.yoke { <text:s/>background-position: -120px -240px ; }</text:p>
          </table:table-cell>
          <table:table-cell table:formula="of:=&quot;.token.small.&quot;&amp;[.$C86]&amp;[.E86]&amp;&quot; {  background-position: -&quot;&amp;([.$F86]*20)&amp;&quot;px -&quot;&amp;([.$G86]*20)&amp;&quot;px ; }&quot;" office:value-type="string" office:string-value=".token.small.yoke {  background-position: -80px -160px ; }" calcext:value-type="string">
            <text:p>.token.small.yoke { <text:s/>background-position: -80px -160px ; }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2" office:value-type="string" calcext:value-type="string">
            <text:p>211</text:p>
          </table:table-cell>
          <table:table-cell office:value-type="string" calcext:value-type="string">
            <text:p>bottle</text:p>
          </table:table-cell>
          <table:table-cell table:number-columns-repeated="2"/>
          <table:table-cell table:formula="of:=MOD( [.A87];10)" office:value-type="float" office:value="5" calcext:value-type="float">
            <text:p>5</text:p>
          </table:table-cell>
          <table:table-cell table:formula="of:=INT([.A87]/10)" office:value-type="float" office:value="8" calcext:value-type="float">
            <text:p>8</text:p>
          </table:table-cell>
          <table:table-cell table:style-name="ce17" table:formula="of:=&quot;.token.&quot;&amp;[.$C87]&amp;[.E87]&amp;&quot; {  background-position: -&quot;&amp;([.$F87]*30)&amp;&quot;px -&quot;&amp;([.$G87]*30)&amp;&quot;px ; }&quot;" office:value-type="string" office:string-value=".token.bottle {  background-position: -150px -240px ; }" calcext:value-type="string">
            <text:p>.token.bottle { <text:s/>background-position: -150px -240px ; }</text:p>
          </table:table-cell>
          <table:table-cell table:formula="of:=&quot;.token.small.&quot;&amp;[.$C87]&amp;[.E87]&amp;&quot; {  background-position: -&quot;&amp;([.$F87]*20)&amp;&quot;px -&quot;&amp;([.$G87]*20)&amp;&quot;px ; }&quot;" office:value-type="string" office:string-value=".token.small.bottle {  background-position: -100px -160px ; }" calcext:value-type="string">
            <text:p>.token.small.bottle { <text:s/>background-position: -100px -160px ; }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2" office:value-type="string" calcext:value-type="string">
            <text:p>212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MOD( [.A88];10)" office:value-type="float" office:value="6" calcext:value-type="float">
            <text:p>6</text:p>
          </table:table-cell>
          <table:table-cell table:formula="of:=INT([.A88]/10)" office:value-type="float" office:value="8" calcext:value-type="float">
            <text:p>8</text:p>
          </table:table-cell>
          <table:table-cell table:style-name="ce17" table:formula="of:=&quot;.token.&quot;&amp;[.$C88]&amp;[.E88]&amp;&quot; {  background-position: -&quot;&amp;([.$F88]*30)&amp;&quot;px -&quot;&amp;([.$G88]*30)&amp;&quot;px ; }&quot;" office:value-type="string" office:string-value=".token.star {  background-position: -180px -240px ; }" calcext:value-type="string">
            <text:p>.token.star { <text:s/>background-position: -180px -240px ; }</text:p>
          </table:table-cell>
          <table:table-cell table:formula="of:=&quot;.token.small.&quot;&amp;[.$C88]&amp;[.E88]&amp;&quot; {  background-position: -&quot;&amp;([.$F88]*20)&amp;&quot;px -&quot;&amp;([.$G88]*20)&amp;&quot;px ; }&quot;" office:value-type="string" office:string-value=".token.small.star {  background-position: -120px -160px ; }" calcext:value-type="string">
            <text:p>.token.small.star { <text:s/>background-position: -120px -160px ; }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2" office:value-type="string" calcext:value-type="string">
            <text:p>213</text:p>
          </table:table-cell>
          <table:table-cell office:value-type="string" calcext:value-type="string">
            <text:p>workerSpecialMan</text:p>
          </table:table-cell>
          <table:table-cell table:number-columns-repeated="2"/>
          <table:table-cell table:formula="of:=MOD( [.A89];10)" office:value-type="float" office:value="7" calcext:value-type="float">
            <text:p>7</text:p>
          </table:table-cell>
          <table:table-cell table:formula="of:=INT([.A89]/10)" office:value-type="float" office:value="8" calcext:value-type="float">
            <text:p>8</text:p>
          </table:table-cell>
          <table:table-cell table:style-name="ce17" table:formula="of:=&quot;.token.&quot;&amp;[.$C89]&amp;[.E89]&amp;&quot; {  background-position: -&quot;&amp;([.$F89]*30)&amp;&quot;px -&quot;&amp;([.$G89]*30)&amp;&quot;px ; }&quot;" office:value-type="string" office:string-value=".token.workerSpecialMan {  background-position: -210px -240px ; }" calcext:value-type="string">
            <text:p>.token.workerSpecialMan { <text:s/>background-position: -210px -240px ; }</text:p>
          </table:table-cell>
          <table:table-cell table:formula="of:=&quot;.token.small.&quot;&amp;[.$C89]&amp;[.E89]&amp;&quot; {  background-position: -&quot;&amp;([.$F89]*20)&amp;&quot;px -&quot;&amp;([.$G89]*20)&amp;&quot;px ; }&quot;" office:value-type="string" office:string-value=".token.small.workerSpecialMan {  background-position: -140px -160px ; }" calcext:value-type="string">
            <text:p>.token.small.workerSpecialMan { <text:s/>background-position: -140px -160px ; }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2" office:value-type="string" calcext:value-type="string">
            <text:p>214</text:p>
          </table:table-cell>
          <table:table-cell office:value-type="string" calcext:value-type="string">
            <text:p>workerSpecialWoman</text:p>
          </table:table-cell>
          <table:table-cell table:number-columns-repeated="2"/>
          <table:table-cell table:formula="of:=MOD( [.A90];10)" office:value-type="float" office:value="8" calcext:value-type="float">
            <text:p>8</text:p>
          </table:table-cell>
          <table:table-cell table:formula="of:=INT([.A90]/10)" office:value-type="float" office:value="8" calcext:value-type="float">
            <text:p>8</text:p>
          </table:table-cell>
          <table:table-cell table:style-name="ce17" table:formula="of:=&quot;.token.&quot;&amp;[.$C90]&amp;[.E90]&amp;&quot; {  background-position: -&quot;&amp;([.$F90]*30)&amp;&quot;px -&quot;&amp;([.$G90]*30)&amp;&quot;px ; }&quot;" office:value-type="string" office:string-value=".token.workerSpecialWoman {  background-position: -240px -240px ; }" calcext:value-type="string">
            <text:p>.token.workerSpecialWoman { <text:s/>background-position: -240px -240px ; }</text:p>
          </table:table-cell>
          <table:table-cell table:formula="of:=&quot;.token.small.&quot;&amp;[.$C90]&amp;[.E90]&amp;&quot; {  background-position: -&quot;&amp;([.$F90]*20)&amp;&quot;px -&quot;&amp;([.$G90]*20)&amp;&quot;px ; }&quot;" office:value-type="string" office:string-value=".token.small.workerSpecialWoman {  background-position: -160px -160px ; }" calcext:value-type="string">
            <text:p>.token.small.workerSpecialWoman { <text:s/>background-position: -160px -160px ; }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2" office:value-type="string" calcext:value-type="string">
            <text:p>300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ff0000</text:p>
          </table:table-cell>
          <table:table-cell table:formula="of:=&quot;.&quot;&amp;[.C91]&amp;&quot;_&quot;&amp;[.D91]" office:value-type="string" office:string-value=".rooster_ff0000" calcext:value-type="string">
            <text:p>.rooster_ff0000</text:p>
          </table:table-cell>
          <table:table-cell table:formula="of:=MOD( [.A91];10)" office:value-type="float" office:value="9" calcext:value-type="float">
            <text:p>9</text:p>
          </table:table-cell>
          <table:table-cell table:formula="of:=INT([.A91]/10)" office:value-type="float" office:value="8" calcext:value-type="float">
            <text:p>8</text:p>
          </table:table-cell>
          <table:table-cell table:style-name="ce17" table:formula="of:=&quot;.token.&quot;&amp;[.$C91]&amp;[.E91]&amp;&quot; {  background-position: -&quot;&amp;([.$F91]*30)&amp;&quot;px -&quot;&amp;([.$G91]*30)&amp;&quot;px ; }&quot;" office:value-type="string" office:string-value=".token.rooster.rooster_ff0000 {  background-position: -270px -240px ; }" calcext:value-type="string">
            <text:p>.token.rooster.rooster_ff0000 { <text:s/>background-position: -270px -240px ; }</text:p>
          </table:table-cell>
          <table:table-cell table:formula="of:=&quot;.token.small.&quot;&amp;[.$C91]&amp;[.E91]&amp;&quot; {  background-position: -&quot;&amp;([.$F91]*20)&amp;&quot;px -&quot;&amp;([.$G91]*20)&amp;&quot;px ; }&quot;" office:value-type="string" office:string-value=".token.small.rooster.rooster_ff0000 {  background-position: -180px -160px ; }" calcext:value-type="string">
            <text:p>.token.small.rooster.rooster_ff0000 { <text:s/>background-position: -180px -160px ; }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2" office:value-type="string" calcext:value-type="string">
            <text:p>301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ff0000</text:p>
          </table:table-cell>
          <table:table-cell table:formula="of:=&quot;.&quot;&amp;[.C92]&amp;&quot;_&quot;&amp;[.D92]" office:value-type="string" office:string-value=".worker_ff0000" calcext:value-type="string">
            <text:p>.worker_ff0000</text:p>
          </table:table-cell>
          <table:table-cell table:formula="of:=MOD( [.A92];10)" office:value-type="float" office:value="0" calcext:value-type="float">
            <text:p>0</text:p>
          </table:table-cell>
          <table:table-cell table:formula="of:=INT([.A92]/10)" office:value-type="float" office:value="9" calcext:value-type="float">
            <text:p>9</text:p>
          </table:table-cell>
          <table:table-cell table:style-name="ce17" table:formula="of:=&quot;.token.&quot;&amp;[.$C92]&amp;[.E92]&amp;&quot; {  background-position: -&quot;&amp;([.$F92]*30)&amp;&quot;px -&quot;&amp;([.$G92]*30)&amp;&quot;px ; }&quot;" office:value-type="string" office:string-value=".token.worker.worker_ff0000 {  background-position: -0px -270px ; }" calcext:value-type="string">
            <text:p>.token.worker.worker_ff0000 { <text:s/>background-position: -0px -270px ; }</text:p>
          </table:table-cell>
          <table:table-cell table:formula="of:=&quot;.token.small.&quot;&amp;[.$C92]&amp;[.E92]&amp;&quot; {  background-position: -&quot;&amp;([.$F92]*20)&amp;&quot;px -&quot;&amp;([.$G92]*20)&amp;&quot;px ; }&quot;" office:value-type="string" office:string-value=".token.small.worker.worker_ff0000 {  background-position: -0px -180px ; }" calcext:value-type="string">
            <text:p>.token.small.worker.worker_ff0000 { <text:s/>background-position: -0px -180px ; }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2" office:value-type="string" calcext:value-type="string">
            <text:p>302</text:p>
          </table:table-cell>
          <table:table-cell office:value-type="string" calcext:value-type="string">
            <text:p>worker_g</text:p>
          </table:table-cell>
          <table:table-cell office:value-type="string" calcext:value-type="string">
            <text:p>ff0000</text:p>
          </table:table-cell>
          <table:table-cell table:formula="of:=&quot;.&quot;&amp;[.C93]&amp;&quot;_&quot;&amp;[.D93]" office:value-type="string" office:string-value=".worker_g_ff0000" calcext:value-type="string">
            <text:p>.worker_g_ff0000</text:p>
          </table:table-cell>
          <table:table-cell table:formula="of:=MOD( [.A93];10)" office:value-type="float" office:value="1" calcext:value-type="float">
            <text:p>1</text:p>
          </table:table-cell>
          <table:table-cell table:formula="of:=INT([.A93]/10)" office:value-type="float" office:value="9" calcext:value-type="float">
            <text:p>9</text:p>
          </table:table-cell>
          <table:table-cell table:style-name="ce17" table:formula="of:=&quot;.token.&quot;&amp;[.$C93]&amp;[.E93]&amp;&quot; {  background-position: -&quot;&amp;([.$F93]*30)&amp;&quot;px -&quot;&amp;([.$G93]*30)&amp;&quot;px ; }&quot;" office:value-type="string" office:string-value=".token.worker_g.worker_g_ff0000 {  background-position: -30px -270px ; }" calcext:value-type="string">
            <text:p>.token.worker_g.worker_g_ff0000 { <text:s/>background-position: -30px -270px ; }</text:p>
          </table:table-cell>
          <table:table-cell table:formula="of:=&quot;.token.small.&quot;&amp;[.$C93]&amp;[.E93]&amp;&quot; {  background-position: -&quot;&amp;([.$F93]*20)&amp;&quot;px -&quot;&amp;([.$G93]*20)&amp;&quot;px ; }&quot;" office:value-type="string" office:string-value=".token.small.worker_g.worker_g_ff0000 {  background-position: -20px -180px ; }" calcext:value-type="string">
            <text:p>.token.small.worker_g.worker_g_ff0000 { <text:s/>background-position: -20px -180px ; }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2" office:value-type="string" calcext:value-type="string">
            <text:p>303</text:p>
          </table:table-cell>
          <table:table-cell office:value-type="string" calcext:value-type="string">
            <text:p>trellis</text:p>
          </table:table-cell>
          <table:table-cell office:value-type="string" calcext:value-type="string">
            <text:p>ff0000</text:p>
          </table:table-cell>
          <table:table-cell table:formula="of:=&quot;.&quot;&amp;[.C94]&amp;&quot;_&quot;&amp;[.D94]" office:value-type="string" office:string-value=".trellis_ff0000" calcext:value-type="string">
            <text:p>.trellis_ff0000</text:p>
          </table:table-cell>
          <table:table-cell table:formula="of:=MOD( [.A94];10)" office:value-type="float" office:value="2" calcext:value-type="float">
            <text:p>2</text:p>
          </table:table-cell>
          <table:table-cell table:formula="of:=INT([.A94]/10)" office:value-type="float" office:value="9" calcext:value-type="float">
            <text:p>9</text:p>
          </table:table-cell>
          <table:table-cell table:style-name="ce17" table:formula="of:=&quot;.token.&quot;&amp;[.$C94]&amp;[.E94]&amp;&quot; {  background-position: -&quot;&amp;([.$F94]*30)&amp;&quot;px -&quot;&amp;([.$G94]*30)&amp;&quot;px ; }&quot;" office:value-type="string" office:string-value=".token.trellis.trellis_ff0000 {  background-position: -60px -270px ; }" calcext:value-type="string">
            <text:p>.token.trellis.trellis_ff0000 { <text:s/>background-position: -60px -270px ; }</text:p>
          </table:table-cell>
          <table:table-cell table:formula="of:=&quot;.token.small.&quot;&amp;[.$C94]&amp;[.E94]&amp;&quot; {  background-position: -&quot;&amp;([.$F94]*20)&amp;&quot;px -&quot;&amp;([.$G94]*20)&amp;&quot;px ; }&quot;" office:value-type="string" office:string-value=".token.small.trellis.trellis_ff0000 {  background-position: -40px -180px ; }" calcext:value-type="string">
            <text:p>.token.small.trellis.trellis_ff0000 { <text:s/>background-position: -40px -180px ; }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2" office:value-type="string" calcext:value-type="string">
            <text:p>304</text:p>
          </table:table-cell>
          <table:table-cell office:value-type="string" calcext:value-type="string">
            <text:p>windmill</text:p>
          </table:table-cell>
          <table:table-cell office:value-type="string" calcext:value-type="string">
            <text:p>ff0000</text:p>
          </table:table-cell>
          <table:table-cell table:formula="of:=&quot;.&quot;&amp;[.C95]&amp;&quot;_&quot;&amp;[.D95]" office:value-type="string" office:string-value=".windmill_ff0000" calcext:value-type="string">
            <text:p>.windmill_ff0000</text:p>
          </table:table-cell>
          <table:table-cell table:formula="of:=MOD( [.A95];10)" office:value-type="float" office:value="3" calcext:value-type="float">
            <text:p>3</text:p>
          </table:table-cell>
          <table:table-cell table:formula="of:=INT([.A95]/10)" office:value-type="float" office:value="9" calcext:value-type="float">
            <text:p>9</text:p>
          </table:table-cell>
          <table:table-cell table:style-name="ce17" table:formula="of:=&quot;.token.&quot;&amp;[.$C95]&amp;[.E95]&amp;&quot; {  background-position: -&quot;&amp;([.$F95]*30)&amp;&quot;px -&quot;&amp;([.$G95]*30)&amp;&quot;px ; }&quot;" office:value-type="string" office:string-value=".token.windmill.windmill_ff0000 {  background-position: -90px -270px ; }" calcext:value-type="string">
            <text:p>.token.windmill.windmill_ff0000 { <text:s/>background-position: -90px -270px ; }</text:p>
          </table:table-cell>
          <table:table-cell table:formula="of:=&quot;.token.small.&quot;&amp;[.$C95]&amp;[.E95]&amp;&quot; {  background-position: -&quot;&amp;([.$F95]*20)&amp;&quot;px -&quot;&amp;([.$G95]*20)&amp;&quot;px ; }&quot;" office:value-type="string" office:string-value=".token.small.windmill.windmill_ff0000 {  background-position: -60px -180px ; }" calcext:value-type="string">
            <text:p>.token.small.windmill.windmill_ff0000 { <text:s/>background-position: -60px -180px ; }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2" office:value-type="string" calcext:value-type="string">
            <text:p>305</text:p>
          </table:table-cell>
          <table:table-cell office:value-type="string" calcext:value-type="string">
            <text:p>irrigation</text:p>
          </table:table-cell>
          <table:table-cell office:value-type="string" calcext:value-type="string">
            <text:p>ff0000</text:p>
          </table:table-cell>
          <table:table-cell table:formula="of:=&quot;.&quot;&amp;[.C96]&amp;&quot;_&quot;&amp;[.D96]" office:value-type="string" office:string-value=".irrigation_ff0000" calcext:value-type="string">
            <text:p>.irrigation_ff0000</text:p>
          </table:table-cell>
          <table:table-cell table:formula="of:=MOD( [.A96];10)" office:value-type="float" office:value="4" calcext:value-type="float">
            <text:p>4</text:p>
          </table:table-cell>
          <table:table-cell table:formula="of:=INT([.A96]/10)" office:value-type="float" office:value="9" calcext:value-type="float">
            <text:p>9</text:p>
          </table:table-cell>
          <table:table-cell table:style-name="ce17" table:formula="of:=&quot;.token.&quot;&amp;[.$C96]&amp;[.E96]&amp;&quot; {  background-position: -&quot;&amp;([.$F96]*30)&amp;&quot;px -&quot;&amp;([.$G96]*30)&amp;&quot;px ; }&quot;" office:value-type="string" office:string-value=".token.irrigation.irrigation_ff0000 {  background-position: -120px -270px ; }" calcext:value-type="string">
            <text:p>.token.irrigation.irrigation_ff0000 { <text:s/>background-position: -120px -270px ; }</text:p>
          </table:table-cell>
          <table:table-cell table:formula="of:=&quot;.token.small.&quot;&amp;[.$C96]&amp;[.E96]&amp;&quot; {  background-position: -&quot;&amp;([.$F96]*20)&amp;&quot;px -&quot;&amp;([.$G96]*20)&amp;&quot;px ; }&quot;" office:value-type="string" office:string-value=".token.small.irrigation.irrigation_ff0000 {  background-position: -80px -180px ; }" calcext:value-type="string">
            <text:p>.token.small.irrigation.irrigation_ff0000 { <text:s/>background-position: -80px -180px ; }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2" office:value-type="string" calcext:value-type="string">
            <text:p>306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ff0000</text:p>
          </table:table-cell>
          <table:table-cell table:formula="of:=&quot;.&quot;&amp;[.C97]&amp;&quot;_&quot;&amp;[.D97]" office:value-type="string" office:string-value=".cottage_ff0000" calcext:value-type="string">
            <text:p>.cottage_ff0000</text:p>
          </table:table-cell>
          <table:table-cell table:formula="of:=MOD( [.A97];10)" office:value-type="float" office:value="5" calcext:value-type="float">
            <text:p>5</text:p>
          </table:table-cell>
          <table:table-cell table:formula="of:=INT([.A97]/10)" office:value-type="float" office:value="9" calcext:value-type="float">
            <text:p>9</text:p>
          </table:table-cell>
          <table:table-cell table:style-name="ce17" table:formula="of:=&quot;.token.&quot;&amp;[.$C97]&amp;[.E97]&amp;&quot; {  background-position: -&quot;&amp;([.$F97]*30)&amp;&quot;px -&quot;&amp;([.$G97]*30)&amp;&quot;px ; }&quot;" office:value-type="string" office:string-value=".token.cottage.cottage_ff0000 {  background-position: -150px -270px ; }" calcext:value-type="string">
            <text:p>.token.cottage.cottage_ff0000 { <text:s/>background-position: -150px -270px ; }</text:p>
          </table:table-cell>
          <table:table-cell table:formula="of:=&quot;.token.small.&quot;&amp;[.$C97]&amp;[.E97]&amp;&quot; {  background-position: -&quot;&amp;([.$F97]*20)&amp;&quot;px -&quot;&amp;([.$G97]*20)&amp;&quot;px ; }&quot;" office:value-type="string" office:string-value=".token.small.cottage.cottage_ff0000 {  background-position: -100px -180px ; }" calcext:value-type="string">
            <text:p>.token.small.cottage.cottage_ff0000 { <text:s/>background-position: -100px -180px ; }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2" office:value-type="string" calcext:value-type="string">
            <text:p>307</text:p>
          </table:table-cell>
          <table:table-cell office:value-type="string" calcext:value-type="string">
            <text:p>tastingRoom</text:p>
          </table:table-cell>
          <table:table-cell office:value-type="string" calcext:value-type="string">
            <text:p>ff0000</text:p>
          </table:table-cell>
          <table:table-cell table:formula="of:=&quot;.&quot;&amp;[.C98]&amp;&quot;_&quot;&amp;[.D98]" office:value-type="string" office:string-value=".tastingRoom_ff0000" calcext:value-type="string">
            <text:p>.tastingRoom_ff0000</text:p>
          </table:table-cell>
          <table:table-cell table:formula="of:=MOD( [.A98];10)" office:value-type="float" office:value="6" calcext:value-type="float">
            <text:p>6</text:p>
          </table:table-cell>
          <table:table-cell table:formula="of:=INT([.A98]/10)" office:value-type="float" office:value="9" calcext:value-type="float">
            <text:p>9</text:p>
          </table:table-cell>
          <table:table-cell table:style-name="ce17" table:formula="of:=&quot;.token.&quot;&amp;[.$C98]&amp;[.E98]&amp;&quot; {  background-position: -&quot;&amp;([.$F98]*30)&amp;&quot;px -&quot;&amp;([.$G98]*30)&amp;&quot;px ; }&quot;" office:value-type="string" office:string-value=".token.tastingRoom.tastingRoom_ff0000 {  background-position: -180px -270px ; }" calcext:value-type="string">
            <text:p>.token.tastingRoom.tastingRoom_ff0000 { <text:s/>background-position: -180px -270px ; }</text:p>
          </table:table-cell>
          <table:table-cell table:formula="of:=&quot;.token.small.&quot;&amp;[.$C98]&amp;[.E98]&amp;&quot; {  background-position: -&quot;&amp;([.$F98]*20)&amp;&quot;px -&quot;&amp;([.$G98]*20)&amp;&quot;px ; }&quot;" office:value-type="string" office:string-value=".token.small.tastingRoom.tastingRoom_ff0000 {  background-position: -120px -180px ; }" calcext:value-type="string">
            <text:p>.token.small.tastingRoom.tastingRoom_ff0000 { <text:s/>background-position: -120px -180px ; }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2" office:value-type="string" calcext:value-type="string">
            <text:p>308</text:p>
          </table:table-cell>
          <table:table-cell office:value-type="string" calcext:value-type="string">
            <text:p>mediumCellar</text:p>
          </table:table-cell>
          <table:table-cell office:value-type="string" calcext:value-type="string">
            <text:p>ff0000</text:p>
          </table:table-cell>
          <table:table-cell table:formula="of:=&quot;.&quot;&amp;[.C99]&amp;&quot;_&quot;&amp;[.D99]" office:value-type="string" office:string-value=".mediumCellar_ff0000" calcext:value-type="string">
            <text:p>.mediumCellar_ff0000</text:p>
          </table:table-cell>
          <table:table-cell table:formula="of:=MOD( [.A99];10)" office:value-type="float" office:value="7" calcext:value-type="float">
            <text:p>7</text:p>
          </table:table-cell>
          <table:table-cell table:formula="of:=INT([.A99]/10)" office:value-type="float" office:value="9" calcext:value-type="float">
            <text:p>9</text:p>
          </table:table-cell>
          <table:table-cell table:style-name="ce17" table:formula="of:=&quot;.token.&quot;&amp;[.$C99]&amp;[.E99]&amp;&quot; {  background-position: -&quot;&amp;([.$F99]*30)&amp;&quot;px -&quot;&amp;([.$G99]*30)&amp;&quot;px ; }&quot;" office:value-type="string" office:string-value=".token.mediumCellar.mediumCellar_ff0000 {  background-position: -210px -270px ; }" calcext:value-type="string">
            <text:p>.token.mediumCellar.mediumCellar_ff0000 { <text:s/>background-position: -210px -270px ; }</text:p>
          </table:table-cell>
          <table:table-cell table:formula="of:=&quot;.token.small.&quot;&amp;[.$C99]&amp;[.E99]&amp;&quot; {  background-position: -&quot;&amp;([.$F99]*20)&amp;&quot;px -&quot;&amp;([.$G99]*20)&amp;&quot;px ; }&quot;" office:value-type="string" office:string-value=".token.small.mediumCellar.mediumCellar_ff0000 {  background-position: -140px -180px ; }" calcext:value-type="string">
            <text:p>.token.small.mediumCellar.mediumCellar_ff0000 { <text:s/>background-position: -140px -180px ; }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2" office:value-type="string" calcext:value-type="string">
            <text:p>309</text:p>
          </table:table-cell>
          <table:table-cell office:value-type="string" calcext:value-type="string">
            <text:p>largeCellar</text:p>
          </table:table-cell>
          <table:table-cell office:value-type="string" calcext:value-type="string">
            <text:p>ff0000</text:p>
          </table:table-cell>
          <table:table-cell table:formula="of:=&quot;.&quot;&amp;[.C100]&amp;&quot;_&quot;&amp;[.D100]" office:value-type="string" office:string-value=".largeCellar_ff0000" calcext:value-type="string">
            <text:p>.largeCellar_ff0000</text:p>
          </table:table-cell>
          <table:table-cell table:formula="of:=MOD( [.A100];10)" office:value-type="float" office:value="8" calcext:value-type="float">
            <text:p>8</text:p>
          </table:table-cell>
          <table:table-cell table:formula="of:=INT([.A100]/10)" office:value-type="float" office:value="9" calcext:value-type="float">
            <text:p>9</text:p>
          </table:table-cell>
          <table:table-cell table:style-name="ce17" table:formula="of:=&quot;.token.&quot;&amp;[.$C100]&amp;[.E100]&amp;&quot; {  background-position: -&quot;&amp;([.$F100]*30)&amp;&quot;px -&quot;&amp;([.$G100]*30)&amp;&quot;px ; }&quot;" office:value-type="string" office:string-value=".token.largeCellar.largeCellar_ff0000 {  background-position: -240px -270px ; }" calcext:value-type="string">
            <text:p>.token.largeCellar.largeCellar_ff0000 { <text:s/>background-position: -240px -270px ; }</text:p>
          </table:table-cell>
          <table:table-cell table:formula="of:=&quot;.token.small.&quot;&amp;[.$C100]&amp;[.E100]&amp;&quot; {  background-position: -&quot;&amp;([.$F100]*20)&amp;&quot;px -&quot;&amp;([.$G100]*20)&amp;&quot;px ; }&quot;" office:value-type="string" office:string-value=".token.small.largeCellar.largeCellar_ff0000 {  background-position: -160px -180px ; }" calcext:value-type="string">
            <text:p>.token.small.largeCellar.largeCellar_ff0000 { <text:s/>background-position: -160px -180px ; }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2" office:value-type="string" calcext:value-type="string">
            <text:p>310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ff0000</text:p>
          </table:table-cell>
          <table:table-cell table:formula="of:=&quot;.&quot;&amp;[.C101]&amp;&quot;_&quot;&amp;[.D101]" office:value-type="string" office:string-value=".yoke_ff0000" calcext:value-type="string">
            <text:p>.yoke_ff0000</text:p>
          </table:table-cell>
          <table:table-cell table:formula="of:=MOD( [.A101];10)" office:value-type="float" office:value="9" calcext:value-type="float">
            <text:p>9</text:p>
          </table:table-cell>
          <table:table-cell table:formula="of:=INT([.A101]/10)" office:value-type="float" office:value="9" calcext:value-type="float">
            <text:p>9</text:p>
          </table:table-cell>
          <table:table-cell table:style-name="ce17" table:formula="of:=&quot;.token.&quot;&amp;[.$C101]&amp;[.E101]&amp;&quot; {  background-position: -&quot;&amp;([.$F101]*30)&amp;&quot;px -&quot;&amp;([.$G101]*30)&amp;&quot;px ; }&quot;" office:value-type="string" office:string-value=".token.yoke.yoke_ff0000 {  background-position: -270px -270px ; }" calcext:value-type="string">
            <text:p>.token.yoke.yoke_ff0000 { <text:s/>background-position: -270px -270px ; }</text:p>
          </table:table-cell>
          <table:table-cell table:formula="of:=&quot;.token.small.&quot;&amp;[.$C101]&amp;[.E101]&amp;&quot; {  background-position: -&quot;&amp;([.$F101]*20)&amp;&quot;px -&quot;&amp;([.$G101]*20)&amp;&quot;px ; }&quot;" office:value-type="string" office:string-value=".token.small.yoke.yoke_ff0000 {  background-position: -180px -180px ; }" calcext:value-type="string">
            <text:p>.token.small.yoke.yoke_ff0000 { <text:s/>background-position: -180px -180px ; }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2" office:value-type="string" calcext:value-type="string">
            <text:p>31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ff0000</text:p>
          </table:table-cell>
          <table:table-cell table:formula="of:=&quot;.&quot;&amp;[.C102]&amp;&quot;_&quot;&amp;[.D102]" office:value-type="string" office:string-value=".bottle_ff0000" calcext:value-type="string">
            <text:p>.bottle_ff0000</text:p>
          </table:table-cell>
          <table:table-cell table:formula="of:=MOD( [.A102];10)" office:value-type="float" office:value="0" calcext:value-type="float">
            <text:p>0</text:p>
          </table:table-cell>
          <table:table-cell table:formula="of:=INT([.A102]/10)" office:value-type="float" office:value="10" calcext:value-type="float">
            <text:p>10</text:p>
          </table:table-cell>
          <table:table-cell table:style-name="ce17" table:formula="of:=&quot;.token.&quot;&amp;[.$C102]&amp;[.E102]&amp;&quot; {  background-position: -&quot;&amp;([.$F102]*30)&amp;&quot;px -&quot;&amp;([.$G102]*30)&amp;&quot;px ; }&quot;" office:value-type="string" office:string-value=".token.bottle.bottle_ff0000 {  background-position: -0px -300px ; }" calcext:value-type="string">
            <text:p>.token.bottle.bottle_ff0000 { <text:s/>background-position: -0px -300px ; }</text:p>
          </table:table-cell>
          <table:table-cell table:formula="of:=&quot;.token.small.&quot;&amp;[.$C102]&amp;[.E102]&amp;&quot; {  background-position: -&quot;&amp;([.$F102]*20)&amp;&quot;px -&quot;&amp;([.$G102]*20)&amp;&quot;px ; }&quot;" office:value-type="string" office:string-value=".token.small.bottle.bottle_ff0000 {  background-position: -0px -200px ; }" calcext:value-type="string">
            <text:p>.token.small.bottle.bottle_ff0000 { <text:s/>background-position: -0px -200px ; }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2" office:value-type="string" calcext:value-type="string">
            <text:p>312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ff0000</text:p>
          </table:table-cell>
          <table:table-cell table:formula="of:=&quot;.&quot;&amp;[.C103]&amp;&quot;_&quot;&amp;[.D103]" office:value-type="string" office:string-value=".star_ff0000" calcext:value-type="string">
            <text:p>.star_ff0000</text:p>
          </table:table-cell>
          <table:table-cell table:formula="of:=MOD( [.A103];10)" office:value-type="float" office:value="1" calcext:value-type="float">
            <text:p>1</text:p>
          </table:table-cell>
          <table:table-cell table:formula="of:=INT([.A103]/10)" office:value-type="float" office:value="10" calcext:value-type="float">
            <text:p>10</text:p>
          </table:table-cell>
          <table:table-cell table:style-name="ce17" table:formula="of:=&quot;.token.&quot;&amp;[.$C103]&amp;[.E103]&amp;&quot; {  background-position: -&quot;&amp;([.$F103]*30)&amp;&quot;px -&quot;&amp;([.$G103]*30)&amp;&quot;px ; }&quot;" office:value-type="string" office:string-value=".token.star.star_ff0000 {  background-position: -30px -300px ; }" calcext:value-type="string">
            <text:p>.token.star.star_ff0000 { <text:s/>background-position: -30px -300px ; }</text:p>
          </table:table-cell>
          <table:table-cell table:formula="of:=&quot;.token.small.&quot;&amp;[.$C103]&amp;[.E103]&amp;&quot; {  background-position: -&quot;&amp;([.$F103]*20)&amp;&quot;px -&quot;&amp;([.$G103]*20)&amp;&quot;px ; }&quot;" office:value-type="string" office:string-value=".token.small.star.star_ff0000 {  background-position: -20px -200px ; }" calcext:value-type="string">
            <text:p>.token.small.star.star_ff0000 { <text:s/>background-position: -20px -200px ; }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2" office:value-type="string" calcext:value-type="string">
            <text:p>313</text:p>
          </table:table-cell>
          <table:table-cell office:value-type="string" calcext:value-type="string">
            <text:p>workerSpecialMan</text:p>
          </table:table-cell>
          <table:table-cell office:value-type="string" calcext:value-type="string">
            <text:p>ff0000</text:p>
          </table:table-cell>
          <table:table-cell table:formula="of:=&quot;.&quot;&amp;[.C104]&amp;&quot;_&quot;&amp;[.D104]" office:value-type="string" office:string-value=".workerSpecialMan_ff0000" calcext:value-type="string">
            <text:p>.workerSpecialMan_ff0000</text:p>
          </table:table-cell>
          <table:table-cell table:formula="of:=MOD( [.A104];10)" office:value-type="float" office:value="2" calcext:value-type="float">
            <text:p>2</text:p>
          </table:table-cell>
          <table:table-cell table:formula="of:=INT([.A104]/10)" office:value-type="float" office:value="10" calcext:value-type="float">
            <text:p>10</text:p>
          </table:table-cell>
          <table:table-cell table:style-name="ce17" table:formula="of:=&quot;.token.&quot;&amp;[.$C104]&amp;[.E104]&amp;&quot; {  background-position: -&quot;&amp;([.$F104]*30)&amp;&quot;px -&quot;&amp;([.$G104]*30)&amp;&quot;px ; }&quot;" office:value-type="string" office:string-value=".token.workerSpecialMan.workerSpecialMan_ff0000 {  background-position: -60px -300px ; }" calcext:value-type="string">
            <text:p>.token.workerSpecialMan.workerSpecialMan_ff0000 { <text:s/>background-position: -60px -300px ; }</text:p>
          </table:table-cell>
          <table:table-cell table:formula="of:=&quot;.token.small.&quot;&amp;[.$C104]&amp;[.E104]&amp;&quot; {  background-position: -&quot;&amp;([.$F104]*20)&amp;&quot;px -&quot;&amp;([.$G104]*20)&amp;&quot;px ; }&quot;" office:value-type="string" office:string-value=".token.small.workerSpecialMan.workerSpecialMan_ff0000 {  background-position: -40px -200px ; }" calcext:value-type="string">
            <text:p>.token.small.workerSpecialMan.workerSpecialMan_ff0000 { <text:s/>background-position: -40px -200px ; }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2" office:value-type="string" calcext:value-type="string">
            <text:p>314</text:p>
          </table:table-cell>
          <table:table-cell office:value-type="string" calcext:value-type="string">
            <text:p>workerSpecialWoman</text:p>
          </table:table-cell>
          <table:table-cell office:value-type="string" calcext:value-type="string">
            <text:p>ff0000</text:p>
          </table:table-cell>
          <table:table-cell table:formula="of:=&quot;.&quot;&amp;[.C105]&amp;&quot;_&quot;&amp;[.D105]" office:value-type="string" office:string-value=".workerSpecialWoman_ff0000" calcext:value-type="string">
            <text:p>.workerSpecialWoman_ff0000</text:p>
          </table:table-cell>
          <table:table-cell table:formula="of:=MOD( [.A105];10)" office:value-type="float" office:value="3" calcext:value-type="float">
            <text:p>3</text:p>
          </table:table-cell>
          <table:table-cell table:formula="of:=INT([.A105]/10)" office:value-type="float" office:value="10" calcext:value-type="float">
            <text:p>10</text:p>
          </table:table-cell>
          <table:table-cell table:style-name="ce17" table:formula="of:=&quot;.token.&quot;&amp;[.$C105]&amp;[.E105]&amp;&quot; {  background-position: -&quot;&amp;([.$F105]*30)&amp;&quot;px -&quot;&amp;([.$G105]*30)&amp;&quot;px ; }&quot;" office:value-type="string" office:string-value=".token.workerSpecialWoman.workerSpecialWoman_ff0000 {  background-position: -90px -300px ; }" calcext:value-type="string">
            <text:p>.token.workerSpecialWoman.workerSpecialWoman_ff0000 { <text:s/>background-position: -90px -300px ; }</text:p>
          </table:table-cell>
          <table:table-cell table:formula="of:=&quot;.token.small.&quot;&amp;[.$C105]&amp;[.E105]&amp;&quot; {  background-position: -&quot;&amp;([.$F105]*20)&amp;&quot;px -&quot;&amp;([.$G105]*20)&amp;&quot;px ; }&quot;" office:value-type="string" office:string-value=".token.small.workerSpecialWoman.workerSpecialWoman_ff0000 {  background-position: -60px -200px ; }" calcext:value-type="string">
            <text:p>.token.small.workerSpecialWoman.workerSpecialWoman_ff0000 { <text:s/>background-position: -60px -200px ; }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2" office:value-type="string" calcext:value-type="string">
            <text:p>515</text:p>
          </table:table-cell>
          <table:table-cell office:value-type="string" calcext:value-type="string">
            <text:p>scoring</text:p>
          </table:table-cell>
          <table:table-cell office:value-type="string" calcext:value-type="string">
            <text:p>ff0000</text:p>
          </table:table-cell>
          <table:table-cell table:formula="of:=&quot;.&quot;&amp;[.C106]&amp;&quot;_&quot;&amp;[.D106]" office:value-type="string" office:string-value=".scoring_ff0000" calcext:value-type="string">
            <text:p>.scoring_ff0000</text:p>
          </table:table-cell>
          <table:table-cell table:formula="of:=MOD( [.A106];10)" office:value-type="float" office:value="4" calcext:value-type="float">
            <text:p>4</text:p>
          </table:table-cell>
          <table:table-cell table:formula="of:=INT([.A106]/10)" office:value-type="float" office:value="10" calcext:value-type="float">
            <text:p>10</text:p>
          </table:table-cell>
          <table:table-cell table:style-name="ce17" table:formula="of:=&quot;.token.&quot;&amp;[.$C106]&amp;[.E106]&amp;&quot; {  background-position: -&quot;&amp;([.$F106]*30)&amp;&quot;px -&quot;&amp;([.$G106]*30)&amp;&quot;px ; }&quot;" office:value-type="string" office:string-value=".token.scoring.scoring_ff0000 {  background-position: -120px -300px ; }" calcext:value-type="string">
            <text:p>.token.scoring.scoring_ff0000 { <text:s/>background-position: -120px -300px ; }</text:p>
          </table:table-cell>
          <table:table-cell table:formula="of:=&quot;.token.small.&quot;&amp;[.$C106]&amp;[.E106]&amp;&quot; {  background-position: -&quot;&amp;([.$F106]*20)&amp;&quot;px -&quot;&amp;([.$G106]*20)&amp;&quot;px ; }&quot;" office:value-type="string" office:string-value=".token.small.scoring.scoring_ff0000 {  background-position: -80px -200px ; }" calcext:value-type="string">
            <text:p>.token.small.scoring.scoring_ff0000 { <text:s/>background-position: -80px -200px ; }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2" office:value-type="string" calcext:value-type="string">
            <text:p>400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0000ff</text:p>
          </table:table-cell>
          <table:table-cell table:formula="of:=&quot;.&quot;&amp;[.C107]&amp;&quot;_&quot;&amp;[.D107]" office:value-type="string" office:string-value=".rooster_0000ff" calcext:value-type="string">
            <text:p>.rooster_0000ff</text:p>
          </table:table-cell>
          <table:table-cell table:formula="of:=MOD( [.A107];10)" office:value-type="float" office:value="5" calcext:value-type="float">
            <text:p>5</text:p>
          </table:table-cell>
          <table:table-cell table:formula="of:=INT([.A107]/10)" office:value-type="float" office:value="10" calcext:value-type="float">
            <text:p>10</text:p>
          </table:table-cell>
          <table:table-cell table:style-name="ce17" table:formula="of:=&quot;.token.&quot;&amp;[.$C107]&amp;[.E107]&amp;&quot; {  background-position: -&quot;&amp;([.$F107]*30)&amp;&quot;px -&quot;&amp;([.$G107]*30)&amp;&quot;px ; }&quot;" office:value-type="string" office:string-value=".token.rooster.rooster_0000ff {  background-position: -150px -300px ; }" calcext:value-type="string">
            <text:p>.token.rooster.rooster_0000ff { <text:s/>background-position: -150px -300px ; }</text:p>
          </table:table-cell>
          <table:table-cell table:formula="of:=&quot;.token.small.&quot;&amp;[.$C107]&amp;[.E107]&amp;&quot; {  background-position: -&quot;&amp;([.$F107]*20)&amp;&quot;px -&quot;&amp;([.$G107]*20)&amp;&quot;px ; }&quot;" office:value-type="string" office:string-value=".token.small.rooster.rooster_0000ff {  background-position: -100px -200px ; }" calcext:value-type="string">
            <text:p>.token.small.rooster.rooster_0000ff { <text:s/>background-position: -100px -200px ; }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2" office:value-type="string" calcext:value-type="string">
            <text:p>401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0000ff</text:p>
          </table:table-cell>
          <table:table-cell table:formula="of:=&quot;.&quot;&amp;[.C108]&amp;&quot;_&quot;&amp;[.D108]" office:value-type="string" office:string-value=".worker_0000ff" calcext:value-type="string">
            <text:p>.worker_0000ff</text:p>
          </table:table-cell>
          <table:table-cell table:formula="of:=MOD( [.A108];10)" office:value-type="float" office:value="6" calcext:value-type="float">
            <text:p>6</text:p>
          </table:table-cell>
          <table:table-cell table:formula="of:=INT([.A108]/10)" office:value-type="float" office:value="10" calcext:value-type="float">
            <text:p>10</text:p>
          </table:table-cell>
          <table:table-cell table:style-name="ce17" table:formula="of:=&quot;.token.&quot;&amp;[.$C108]&amp;[.E108]&amp;&quot; {  background-position: -&quot;&amp;([.$F108]*30)&amp;&quot;px -&quot;&amp;([.$G108]*30)&amp;&quot;px ; }&quot;" office:value-type="string" office:string-value=".token.worker.worker_0000ff {  background-position: -180px -300px ; }" calcext:value-type="string">
            <text:p>.token.worker.worker_0000ff { <text:s/>background-position: -180px -300px ; }</text:p>
          </table:table-cell>
          <table:table-cell table:formula="of:=&quot;.token.small.&quot;&amp;[.$C108]&amp;[.E108]&amp;&quot; {  background-position: -&quot;&amp;([.$F108]*20)&amp;&quot;px -&quot;&amp;([.$G108]*20)&amp;&quot;px ; }&quot;" office:value-type="string" office:string-value=".token.small.worker.worker_0000ff {  background-position: -120px -200px ; }" calcext:value-type="string">
            <text:p>.token.small.worker.worker_0000ff { <text:s/>background-position: -120px -200px ; }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2" office:value-type="string" calcext:value-type="string">
            <text:p>402</text:p>
          </table:table-cell>
          <table:table-cell office:value-type="string" calcext:value-type="string">
            <text:p>worker_g</text:p>
          </table:table-cell>
          <table:table-cell office:value-type="string" calcext:value-type="string">
            <text:p>0000ff</text:p>
          </table:table-cell>
          <table:table-cell table:formula="of:=&quot;.&quot;&amp;[.C109]&amp;&quot;_&quot;&amp;[.D109]" office:value-type="string" office:string-value=".worker_g_0000ff" calcext:value-type="string">
            <text:p>.worker_g_0000ff</text:p>
          </table:table-cell>
          <table:table-cell table:formula="of:=MOD( [.A109];10)" office:value-type="float" office:value="7" calcext:value-type="float">
            <text:p>7</text:p>
          </table:table-cell>
          <table:table-cell table:formula="of:=INT([.A109]/10)" office:value-type="float" office:value="10" calcext:value-type="float">
            <text:p>10</text:p>
          </table:table-cell>
          <table:table-cell table:style-name="ce17" table:formula="of:=&quot;.token.&quot;&amp;[.$C109]&amp;[.E109]&amp;&quot; {  background-position: -&quot;&amp;([.$F109]*30)&amp;&quot;px -&quot;&amp;([.$G109]*30)&amp;&quot;px ; }&quot;" office:value-type="string" office:string-value=".token.worker_g.worker_g_0000ff {  background-position: -210px -300px ; }" calcext:value-type="string">
            <text:p>.token.worker_g.worker_g_0000ff { <text:s/>background-position: -210px -300px ; }</text:p>
          </table:table-cell>
          <table:table-cell table:formula="of:=&quot;.token.small.&quot;&amp;[.$C109]&amp;[.E109]&amp;&quot; {  background-position: -&quot;&amp;([.$F109]*20)&amp;&quot;px -&quot;&amp;([.$G109]*20)&amp;&quot;px ; }&quot;" office:value-type="string" office:string-value=".token.small.worker_g.worker_g_0000ff {  background-position: -140px -200px ; }" calcext:value-type="string">
            <text:p>.token.small.worker_g.worker_g_0000ff { <text:s/>background-position: -140px -200px ; }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2" office:value-type="string" calcext:value-type="string">
            <text:p>403</text:p>
          </table:table-cell>
          <table:table-cell office:value-type="string" calcext:value-type="string">
            <text:p>trellis</text:p>
          </table:table-cell>
          <table:table-cell office:value-type="string" calcext:value-type="string">
            <text:p>0000ff</text:p>
          </table:table-cell>
          <table:table-cell table:formula="of:=&quot;.&quot;&amp;[.C110]&amp;&quot;_&quot;&amp;[.D110]" office:value-type="string" office:string-value=".trellis_0000ff" calcext:value-type="string">
            <text:p>.trellis_0000ff</text:p>
          </table:table-cell>
          <table:table-cell table:formula="of:=MOD( [.A110];10)" office:value-type="float" office:value="8" calcext:value-type="float">
            <text:p>8</text:p>
          </table:table-cell>
          <table:table-cell table:formula="of:=INT([.A110]/10)" office:value-type="float" office:value="10" calcext:value-type="float">
            <text:p>10</text:p>
          </table:table-cell>
          <table:table-cell table:style-name="ce17" table:formula="of:=&quot;.token.&quot;&amp;[.$C110]&amp;[.E110]&amp;&quot; {  background-position: -&quot;&amp;([.$F110]*30)&amp;&quot;px -&quot;&amp;([.$G110]*30)&amp;&quot;px ; }&quot;" office:value-type="string" office:string-value=".token.trellis.trellis_0000ff {  background-position: -240px -300px ; }" calcext:value-type="string">
            <text:p>.token.trellis.trellis_0000ff { <text:s/>background-position: -240px -300px ; }</text:p>
          </table:table-cell>
          <table:table-cell table:formula="of:=&quot;.token.small.&quot;&amp;[.$C110]&amp;[.E110]&amp;&quot; {  background-position: -&quot;&amp;([.$F110]*20)&amp;&quot;px -&quot;&amp;([.$G110]*20)&amp;&quot;px ; }&quot;" office:value-type="string" office:string-value=".token.small.trellis.trellis_0000ff {  background-position: -160px -200px ; }" calcext:value-type="string">
            <text:p>.token.small.trellis.trellis_0000ff { <text:s/>background-position: -160px -200px ; }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2" office:value-type="string" calcext:value-type="string">
            <text:p>404</text:p>
          </table:table-cell>
          <table:table-cell office:value-type="string" calcext:value-type="string">
            <text:p>windmill</text:p>
          </table:table-cell>
          <table:table-cell office:value-type="string" calcext:value-type="string">
            <text:p>0000ff</text:p>
          </table:table-cell>
          <table:table-cell table:formula="of:=&quot;.&quot;&amp;[.C111]&amp;&quot;_&quot;&amp;[.D111]" office:value-type="string" office:string-value=".windmill_0000ff" calcext:value-type="string">
            <text:p>.windmill_0000ff</text:p>
          </table:table-cell>
          <table:table-cell table:formula="of:=MOD( [.A111];10)" office:value-type="float" office:value="9" calcext:value-type="float">
            <text:p>9</text:p>
          </table:table-cell>
          <table:table-cell table:formula="of:=INT([.A111]/10)" office:value-type="float" office:value="10" calcext:value-type="float">
            <text:p>10</text:p>
          </table:table-cell>
          <table:table-cell table:style-name="ce17" table:formula="of:=&quot;.token.&quot;&amp;[.$C111]&amp;[.E111]&amp;&quot; {  background-position: -&quot;&amp;([.$F111]*30)&amp;&quot;px -&quot;&amp;([.$G111]*30)&amp;&quot;px ; }&quot;" office:value-type="string" office:string-value=".token.windmill.windmill_0000ff {  background-position: -270px -300px ; }" calcext:value-type="string">
            <text:p>.token.windmill.windmill_0000ff { <text:s/>background-position: -270px -300px ; }</text:p>
          </table:table-cell>
          <table:table-cell table:formula="of:=&quot;.token.small.&quot;&amp;[.$C111]&amp;[.E111]&amp;&quot; {  background-position: -&quot;&amp;([.$F111]*20)&amp;&quot;px -&quot;&amp;([.$G111]*20)&amp;&quot;px ; }&quot;" office:value-type="string" office:string-value=".token.small.windmill.windmill_0000ff {  background-position: -180px -200px ; }" calcext:value-type="string">
            <text:p>.token.small.windmill.windmill_0000ff { <text:s/>background-position: -180px -200px ; }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2" office:value-type="string" calcext:value-type="string">
            <text:p>405</text:p>
          </table:table-cell>
          <table:table-cell office:value-type="string" calcext:value-type="string">
            <text:p>irrigation</text:p>
          </table:table-cell>
          <table:table-cell office:value-type="string" calcext:value-type="string">
            <text:p>0000ff</text:p>
          </table:table-cell>
          <table:table-cell table:formula="of:=&quot;.&quot;&amp;[.C112]&amp;&quot;_&quot;&amp;[.D112]" office:value-type="string" office:string-value=".irrigation_0000ff" calcext:value-type="string">
            <text:p>.irrigation_0000ff</text:p>
          </table:table-cell>
          <table:table-cell table:formula="of:=MOD( [.A112];10)" office:value-type="float" office:value="0" calcext:value-type="float">
            <text:p>0</text:p>
          </table:table-cell>
          <table:table-cell table:formula="of:=INT([.A112]/10)" office:value-type="float" office:value="11" calcext:value-type="float">
            <text:p>11</text:p>
          </table:table-cell>
          <table:table-cell table:style-name="ce17" table:formula="of:=&quot;.token.&quot;&amp;[.$C112]&amp;[.E112]&amp;&quot; {  background-position: -&quot;&amp;([.$F112]*30)&amp;&quot;px -&quot;&amp;([.$G112]*30)&amp;&quot;px ; }&quot;" office:value-type="string" office:string-value=".token.irrigation.irrigation_0000ff {  background-position: -0px -330px ; }" calcext:value-type="string">
            <text:p>.token.irrigation.irrigation_0000ff { <text:s/>background-position: -0px -330px ; }</text:p>
          </table:table-cell>
          <table:table-cell table:formula="of:=&quot;.token.small.&quot;&amp;[.$C112]&amp;[.E112]&amp;&quot; {  background-position: -&quot;&amp;([.$F112]*20)&amp;&quot;px -&quot;&amp;([.$G112]*20)&amp;&quot;px ; }&quot;" office:value-type="string" office:string-value=".token.small.irrigation.irrigation_0000ff {  background-position: -0px -220px ; }" calcext:value-type="string">
            <text:p>.token.small.irrigation.irrigation_0000ff { <text:s/>background-position: -0px -220px ; }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2" office:value-type="string" calcext:value-type="string">
            <text:p>406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0000ff</text:p>
          </table:table-cell>
          <table:table-cell table:formula="of:=&quot;.&quot;&amp;[.C113]&amp;&quot;_&quot;&amp;[.D113]" office:value-type="string" office:string-value=".cottage_0000ff" calcext:value-type="string">
            <text:p>.cottage_0000ff</text:p>
          </table:table-cell>
          <table:table-cell table:formula="of:=MOD( [.A113];10)" office:value-type="float" office:value="1" calcext:value-type="float">
            <text:p>1</text:p>
          </table:table-cell>
          <table:table-cell table:formula="of:=INT([.A113]/10)" office:value-type="float" office:value="11" calcext:value-type="float">
            <text:p>11</text:p>
          </table:table-cell>
          <table:table-cell table:style-name="ce17" table:formula="of:=&quot;.token.&quot;&amp;[.$C113]&amp;[.E113]&amp;&quot; {  background-position: -&quot;&amp;([.$F113]*30)&amp;&quot;px -&quot;&amp;([.$G113]*30)&amp;&quot;px ; }&quot;" office:value-type="string" office:string-value=".token.cottage.cottage_0000ff {  background-position: -30px -330px ; }" calcext:value-type="string">
            <text:p>.token.cottage.cottage_0000ff { <text:s/>background-position: -30px -330px ; }</text:p>
          </table:table-cell>
          <table:table-cell table:formula="of:=&quot;.token.small.&quot;&amp;[.$C113]&amp;[.E113]&amp;&quot; {  background-position: -&quot;&amp;([.$F113]*20)&amp;&quot;px -&quot;&amp;([.$G113]*20)&amp;&quot;px ; }&quot;" office:value-type="string" office:string-value=".token.small.cottage.cottage_0000ff {  background-position: -20px -220px ; }" calcext:value-type="string">
            <text:p>.token.small.cottage.cottage_0000ff { <text:s/>background-position: -20px -220px ; }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2" office:value-type="string" calcext:value-type="string">
            <text:p>407</text:p>
          </table:table-cell>
          <table:table-cell office:value-type="string" calcext:value-type="string">
            <text:p>tastingRoom</text:p>
          </table:table-cell>
          <table:table-cell office:value-type="string" calcext:value-type="string">
            <text:p>0000ff</text:p>
          </table:table-cell>
          <table:table-cell table:formula="of:=&quot;.&quot;&amp;[.C114]&amp;&quot;_&quot;&amp;[.D114]" office:value-type="string" office:string-value=".tastingRoom_0000ff" calcext:value-type="string">
            <text:p>.tastingRoom_0000ff</text:p>
          </table:table-cell>
          <table:table-cell table:formula="of:=MOD( [.A114];10)" office:value-type="float" office:value="2" calcext:value-type="float">
            <text:p>2</text:p>
          </table:table-cell>
          <table:table-cell table:formula="of:=INT([.A114]/10)" office:value-type="float" office:value="11" calcext:value-type="float">
            <text:p>11</text:p>
          </table:table-cell>
          <table:table-cell table:style-name="ce17" table:formula="of:=&quot;.token.&quot;&amp;[.$C114]&amp;[.E114]&amp;&quot; {  background-position: -&quot;&amp;([.$F114]*30)&amp;&quot;px -&quot;&amp;([.$G114]*30)&amp;&quot;px ; }&quot;" office:value-type="string" office:string-value=".token.tastingRoom.tastingRoom_0000ff {  background-position: -60px -330px ; }" calcext:value-type="string">
            <text:p>.token.tastingRoom.tastingRoom_0000ff { <text:s/>background-position: -60px -330px ; }</text:p>
          </table:table-cell>
          <table:table-cell table:formula="of:=&quot;.token.small.&quot;&amp;[.$C114]&amp;[.E114]&amp;&quot; {  background-position: -&quot;&amp;([.$F114]*20)&amp;&quot;px -&quot;&amp;([.$G114]*20)&amp;&quot;px ; }&quot;" office:value-type="string" office:string-value=".token.small.tastingRoom.tastingRoom_0000ff {  background-position: -40px -220px ; }" calcext:value-type="string">
            <text:p>.token.small.tastingRoom.tastingRoom_0000ff { <text:s/>background-position: -40px -220px ; }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2" office:value-type="string" calcext:value-type="string">
            <text:p>408</text:p>
          </table:table-cell>
          <table:table-cell office:value-type="string" calcext:value-type="string">
            <text:p>mediumCellar</text:p>
          </table:table-cell>
          <table:table-cell office:value-type="string" calcext:value-type="string">
            <text:p>0000ff</text:p>
          </table:table-cell>
          <table:table-cell table:formula="of:=&quot;.&quot;&amp;[.C115]&amp;&quot;_&quot;&amp;[.D115]" office:value-type="string" office:string-value=".mediumCellar_0000ff" calcext:value-type="string">
            <text:p>.mediumCellar_0000ff</text:p>
          </table:table-cell>
          <table:table-cell table:formula="of:=MOD( [.A115];10)" office:value-type="float" office:value="3" calcext:value-type="float">
            <text:p>3</text:p>
          </table:table-cell>
          <table:table-cell table:formula="of:=INT([.A115]/10)" office:value-type="float" office:value="11" calcext:value-type="float">
            <text:p>11</text:p>
          </table:table-cell>
          <table:table-cell table:style-name="ce17" table:formula="of:=&quot;.token.&quot;&amp;[.$C115]&amp;[.E115]&amp;&quot; {  background-position: -&quot;&amp;([.$F115]*30)&amp;&quot;px -&quot;&amp;([.$G115]*30)&amp;&quot;px ; }&quot;" office:value-type="string" office:string-value=".token.mediumCellar.mediumCellar_0000ff {  background-position: -90px -330px ; }" calcext:value-type="string">
            <text:p>.token.mediumCellar.mediumCellar_0000ff { <text:s/>background-position: -90px -330px ; }</text:p>
          </table:table-cell>
          <table:table-cell table:formula="of:=&quot;.token.small.&quot;&amp;[.$C115]&amp;[.E115]&amp;&quot; {  background-position: -&quot;&amp;([.$F115]*20)&amp;&quot;px -&quot;&amp;([.$G115]*20)&amp;&quot;px ; }&quot;" office:value-type="string" office:string-value=".token.small.mediumCellar.mediumCellar_0000ff {  background-position: -60px -220px ; }" calcext:value-type="string">
            <text:p>.token.small.mediumCellar.mediumCellar_0000ff { <text:s/>background-position: -60px -220px ; }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2" office:value-type="string" calcext:value-type="string">
            <text:p>409</text:p>
          </table:table-cell>
          <table:table-cell office:value-type="string" calcext:value-type="string">
            <text:p>largeCellar</text:p>
          </table:table-cell>
          <table:table-cell office:value-type="string" calcext:value-type="string">
            <text:p>0000ff</text:p>
          </table:table-cell>
          <table:table-cell table:formula="of:=&quot;.&quot;&amp;[.C116]&amp;&quot;_&quot;&amp;[.D116]" office:value-type="string" office:string-value=".largeCellar_0000ff" calcext:value-type="string">
            <text:p>.largeCellar_0000ff</text:p>
          </table:table-cell>
          <table:table-cell table:formula="of:=MOD( [.A116];10)" office:value-type="float" office:value="4" calcext:value-type="float">
            <text:p>4</text:p>
          </table:table-cell>
          <table:table-cell table:formula="of:=INT([.A116]/10)" office:value-type="float" office:value="11" calcext:value-type="float">
            <text:p>11</text:p>
          </table:table-cell>
          <table:table-cell table:style-name="ce17" table:formula="of:=&quot;.token.&quot;&amp;[.$C116]&amp;[.E116]&amp;&quot; {  background-position: -&quot;&amp;([.$F116]*30)&amp;&quot;px -&quot;&amp;([.$G116]*30)&amp;&quot;px ; }&quot;" office:value-type="string" office:string-value=".token.largeCellar.largeCellar_0000ff {  background-position: -120px -330px ; }" calcext:value-type="string">
            <text:p>.token.largeCellar.largeCellar_0000ff { <text:s/>background-position: -120px -330px ; }</text:p>
          </table:table-cell>
          <table:table-cell table:formula="of:=&quot;.token.small.&quot;&amp;[.$C116]&amp;[.E116]&amp;&quot; {  background-position: -&quot;&amp;([.$F116]*20)&amp;&quot;px -&quot;&amp;([.$G116]*20)&amp;&quot;px ; }&quot;" office:value-type="string" office:string-value=".token.small.largeCellar.largeCellar_0000ff {  background-position: -80px -220px ; }" calcext:value-type="string">
            <text:p>.token.small.largeCellar.largeCellar_0000ff { <text:s/>background-position: -80px -220px ; }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2" office:value-type="string" calcext:value-type="string">
            <text:p>410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0000ff</text:p>
          </table:table-cell>
          <table:table-cell table:formula="of:=&quot;.&quot;&amp;[.C117]&amp;&quot;_&quot;&amp;[.D117]" office:value-type="string" office:string-value=".yoke_0000ff" calcext:value-type="string">
            <text:p>.yoke_0000ff</text:p>
          </table:table-cell>
          <table:table-cell table:formula="of:=MOD( [.A117];10)" office:value-type="float" office:value="5" calcext:value-type="float">
            <text:p>5</text:p>
          </table:table-cell>
          <table:table-cell table:formula="of:=INT([.A117]/10)" office:value-type="float" office:value="11" calcext:value-type="float">
            <text:p>11</text:p>
          </table:table-cell>
          <table:table-cell table:style-name="ce17" table:formula="of:=&quot;.token.&quot;&amp;[.$C117]&amp;[.E117]&amp;&quot; {  background-position: -&quot;&amp;([.$F117]*30)&amp;&quot;px -&quot;&amp;([.$G117]*30)&amp;&quot;px ; }&quot;" office:value-type="string" office:string-value=".token.yoke.yoke_0000ff {  background-position: -150px -330px ; }" calcext:value-type="string">
            <text:p>.token.yoke.yoke_0000ff { <text:s/>background-position: -150px -330px ; }</text:p>
          </table:table-cell>
          <table:table-cell table:formula="of:=&quot;.token.small.&quot;&amp;[.$C117]&amp;[.E117]&amp;&quot; {  background-position: -&quot;&amp;([.$F117]*20)&amp;&quot;px -&quot;&amp;([.$G117]*20)&amp;&quot;px ; }&quot;" office:value-type="string" office:string-value=".token.small.yoke.yoke_0000ff {  background-position: -100px -220px ; }" calcext:value-type="string">
            <text:p>.token.small.yoke.yoke_0000ff { <text:s/>background-position: -100px -220px ; }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2" office:value-type="string" calcext:value-type="string">
            <text:p>41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0000ff</text:p>
          </table:table-cell>
          <table:table-cell table:formula="of:=&quot;.&quot;&amp;[.C118]&amp;&quot;_&quot;&amp;[.D118]" office:value-type="string" office:string-value=".bottle_0000ff" calcext:value-type="string">
            <text:p>.bottle_0000ff</text:p>
          </table:table-cell>
          <table:table-cell table:formula="of:=MOD( [.A118];10)" office:value-type="float" office:value="6" calcext:value-type="float">
            <text:p>6</text:p>
          </table:table-cell>
          <table:table-cell table:formula="of:=INT([.A118]/10)" office:value-type="float" office:value="11" calcext:value-type="float">
            <text:p>11</text:p>
          </table:table-cell>
          <table:table-cell table:style-name="ce17" table:formula="of:=&quot;.token.&quot;&amp;[.$C118]&amp;[.E118]&amp;&quot; {  background-position: -&quot;&amp;([.$F118]*30)&amp;&quot;px -&quot;&amp;([.$G118]*30)&amp;&quot;px ; }&quot;" office:value-type="string" office:string-value=".token.bottle.bottle_0000ff {  background-position: -180px -330px ; }" calcext:value-type="string">
            <text:p>.token.bottle.bottle_0000ff { <text:s/>background-position: -180px -330px ; }</text:p>
          </table:table-cell>
          <table:table-cell table:formula="of:=&quot;.token.small.&quot;&amp;[.$C118]&amp;[.E118]&amp;&quot; {  background-position: -&quot;&amp;([.$F118]*20)&amp;&quot;px -&quot;&amp;([.$G118]*20)&amp;&quot;px ; }&quot;" office:value-type="string" office:string-value=".token.small.bottle.bottle_0000ff {  background-position: -120px -220px ; }" calcext:value-type="string">
            <text:p>.token.small.bottle.bottle_0000ff { <text:s/>background-position: -120px -220px ; }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2" office:value-type="string" calcext:value-type="string">
            <text:p>412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0000ff</text:p>
          </table:table-cell>
          <table:table-cell table:formula="of:=&quot;.&quot;&amp;[.C119]&amp;&quot;_&quot;&amp;[.D119]" office:value-type="string" office:string-value=".star_0000ff" calcext:value-type="string">
            <text:p>.star_0000ff</text:p>
          </table:table-cell>
          <table:table-cell table:formula="of:=MOD( [.A119];10)" office:value-type="float" office:value="7" calcext:value-type="float">
            <text:p>7</text:p>
          </table:table-cell>
          <table:table-cell table:formula="of:=INT([.A119]/10)" office:value-type="float" office:value="11" calcext:value-type="float">
            <text:p>11</text:p>
          </table:table-cell>
          <table:table-cell table:style-name="ce17" table:formula="of:=&quot;.token.&quot;&amp;[.$C119]&amp;[.E119]&amp;&quot; {  background-position: -&quot;&amp;([.$F119]*30)&amp;&quot;px -&quot;&amp;([.$G119]*30)&amp;&quot;px ; }&quot;" office:value-type="string" office:string-value=".token.star.star_0000ff {  background-position: -210px -330px ; }" calcext:value-type="string">
            <text:p>.token.star.star_0000ff { <text:s/>background-position: -210px -330px ; }</text:p>
          </table:table-cell>
          <table:table-cell table:formula="of:=&quot;.token.small.&quot;&amp;[.$C119]&amp;[.E119]&amp;&quot; {  background-position: -&quot;&amp;([.$F119]*20)&amp;&quot;px -&quot;&amp;([.$G119]*20)&amp;&quot;px ; }&quot;" office:value-type="string" office:string-value=".token.small.star.star_0000ff {  background-position: -140px -220px ; }" calcext:value-type="string">
            <text:p>.token.small.star.star_0000ff { <text:s/>background-position: -140px -220px ; }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2" office:value-type="string" calcext:value-type="string">
            <text:p>413</text:p>
          </table:table-cell>
          <table:table-cell office:value-type="string" calcext:value-type="string">
            <text:p>workerSpecialMan</text:p>
          </table:table-cell>
          <table:table-cell office:value-type="string" calcext:value-type="string">
            <text:p>0000ff</text:p>
          </table:table-cell>
          <table:table-cell table:formula="of:=&quot;.&quot;&amp;[.C120]&amp;&quot;_&quot;&amp;[.D120]" office:value-type="string" office:string-value=".workerSpecialMan_0000ff" calcext:value-type="string">
            <text:p>.workerSpecialMan_0000ff</text:p>
          </table:table-cell>
          <table:table-cell table:formula="of:=MOD( [.A120];10)" office:value-type="float" office:value="8" calcext:value-type="float">
            <text:p>8</text:p>
          </table:table-cell>
          <table:table-cell table:formula="of:=INT([.A120]/10)" office:value-type="float" office:value="11" calcext:value-type="float">
            <text:p>11</text:p>
          </table:table-cell>
          <table:table-cell table:style-name="ce17" table:formula="of:=&quot;.token.&quot;&amp;[.$C120]&amp;[.E120]&amp;&quot; {  background-position: -&quot;&amp;([.$F120]*30)&amp;&quot;px -&quot;&amp;([.$G120]*30)&amp;&quot;px ; }&quot;" office:value-type="string" office:string-value=".token.workerSpecialMan.workerSpecialMan_0000ff {  background-position: -240px -330px ; }" calcext:value-type="string">
            <text:p>.token.workerSpecialMan.workerSpecialMan_0000ff { <text:s/>background-position: -240px -330px ; }</text:p>
          </table:table-cell>
          <table:table-cell table:formula="of:=&quot;.token.small.&quot;&amp;[.$C120]&amp;[.E120]&amp;&quot; {  background-position: -&quot;&amp;([.$F120]*20)&amp;&quot;px -&quot;&amp;([.$G120]*20)&amp;&quot;px ; }&quot;" office:value-type="string" office:string-value=".token.small.workerSpecialMan.workerSpecialMan_0000ff {  background-position: -160px -220px ; }" calcext:value-type="string">
            <text:p>.token.small.workerSpecialMan.workerSpecialMan_0000ff { <text:s/>background-position: -160px -220px ; }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2" office:value-type="string" calcext:value-type="string">
            <text:p>414</text:p>
          </table:table-cell>
          <table:table-cell office:value-type="string" calcext:value-type="string">
            <text:p>workerSpecialWoman</text:p>
          </table:table-cell>
          <table:table-cell office:value-type="string" calcext:value-type="string">
            <text:p>0000ff</text:p>
          </table:table-cell>
          <table:table-cell table:formula="of:=&quot;.&quot;&amp;[.C121]&amp;&quot;_&quot;&amp;[.D121]" office:value-type="string" office:string-value=".workerSpecialWoman_0000ff" calcext:value-type="string">
            <text:p>.workerSpecialWoman_0000ff</text:p>
          </table:table-cell>
          <table:table-cell table:formula="of:=MOD( [.A121];10)" office:value-type="float" office:value="9" calcext:value-type="float">
            <text:p>9</text:p>
          </table:table-cell>
          <table:table-cell table:formula="of:=INT([.A121]/10)" office:value-type="float" office:value="11" calcext:value-type="float">
            <text:p>11</text:p>
          </table:table-cell>
          <table:table-cell table:style-name="ce17" table:formula="of:=&quot;.token.&quot;&amp;[.$C121]&amp;[.E121]&amp;&quot; {  background-position: -&quot;&amp;([.$F121]*30)&amp;&quot;px -&quot;&amp;([.$G121]*30)&amp;&quot;px ; }&quot;" office:value-type="string" office:string-value=".token.workerSpecialWoman.workerSpecialWoman_0000ff {  background-position: -270px -330px ; }" calcext:value-type="string">
            <text:p>.token.workerSpecialWoman.workerSpecialWoman_0000ff { <text:s/>background-position: -270px -330px ; }</text:p>
          </table:table-cell>
          <table:table-cell table:formula="of:=&quot;.token.small.&quot;&amp;[.$C121]&amp;[.E121]&amp;&quot; {  background-position: -&quot;&amp;([.$F121]*20)&amp;&quot;px -&quot;&amp;([.$G121]*20)&amp;&quot;px ; }&quot;" office:value-type="string" office:string-value=".token.small.workerSpecialWoman.workerSpecialWoman_0000ff {  background-position: -180px -220px ; }" calcext:value-type="string">
            <text:p>.token.small.workerSpecialWoman.workerSpecialWoman_0000ff { <text:s/>background-position: -180px -220px ; }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2" office:value-type="string" calcext:value-type="string">
            <text:p>515</text:p>
          </table:table-cell>
          <table:table-cell office:value-type="string" calcext:value-type="string">
            <text:p>scoring</text:p>
          </table:table-cell>
          <table:table-cell office:value-type="string" calcext:value-type="string">
            <text:p>0000ff</text:p>
          </table:table-cell>
          <table:table-cell table:formula="of:=&quot;.&quot;&amp;[.C122]&amp;&quot;_&quot;&amp;[.D122]" office:value-type="string" office:string-value=".scoring_0000ff" calcext:value-type="string">
            <text:p>.scoring_0000ff</text:p>
          </table:table-cell>
          <table:table-cell table:formula="of:=MOD( [.A122];10)" office:value-type="float" office:value="0" calcext:value-type="float">
            <text:p>0</text:p>
          </table:table-cell>
          <table:table-cell table:formula="of:=INT([.A122]/10)" office:value-type="float" office:value="12" calcext:value-type="float">
            <text:p>12</text:p>
          </table:table-cell>
          <table:table-cell table:style-name="ce17" table:formula="of:=&quot;.token.&quot;&amp;[.$C122]&amp;[.E122]&amp;&quot; {  background-position: -&quot;&amp;([.$F122]*30)&amp;&quot;px -&quot;&amp;([.$G122]*30)&amp;&quot;px ; }&quot;" office:value-type="string" office:string-value=".token.scoring.scoring_0000ff {  background-position: -0px -360px ; }" calcext:value-type="string">
            <text:p>.token.scoring.scoring_0000ff { <text:s/>background-position: -0px -360px ; }</text:p>
          </table:table-cell>
          <table:table-cell table:formula="of:=&quot;.token.small.&quot;&amp;[.$C122]&amp;[.E122]&amp;&quot; {  background-position: -&quot;&amp;([.$F122]*20)&amp;&quot;px -&quot;&amp;([.$G122]*20)&amp;&quot;px ; }&quot;" office:value-type="string" office:string-value=".token.small.scoring.scoring_0000ff {  background-position: -0px -240px ; }" calcext:value-type="string">
            <text:p>.token.small.scoring.scoring_0000ff { <text:s/>background-position: -0px -240px ; }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2" office:value-type="string" calcext:value-type="string">
            <text:p>500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ffa500</text:p>
          </table:table-cell>
          <table:table-cell table:formula="of:=&quot;.&quot;&amp;[.C123]&amp;&quot;_&quot;&amp;[.D123]" office:value-type="string" office:string-value=".rooster_ffa500" calcext:value-type="string">
            <text:p>.rooster_ffa500</text:p>
          </table:table-cell>
          <table:table-cell table:formula="of:=MOD( [.A123];10)" office:value-type="float" office:value="1" calcext:value-type="float">
            <text:p>1</text:p>
          </table:table-cell>
          <table:table-cell table:formula="of:=INT([.A123]/10)" office:value-type="float" office:value="12" calcext:value-type="float">
            <text:p>12</text:p>
          </table:table-cell>
          <table:table-cell table:style-name="ce17" table:formula="of:=&quot;.token.&quot;&amp;[.$C123]&amp;[.E123]&amp;&quot; {  background-position: -&quot;&amp;([.$F123]*30)&amp;&quot;px -&quot;&amp;([.$G123]*30)&amp;&quot;px ; }&quot;" office:value-type="string" office:string-value=".token.rooster.rooster_ffa500 {  background-position: -30px -360px ; }" calcext:value-type="string">
            <text:p>.token.rooster.rooster_ffa500 { <text:s/>background-position: -30px -360px ; }</text:p>
          </table:table-cell>
          <table:table-cell table:formula="of:=&quot;.token.small.&quot;&amp;[.$C123]&amp;[.E123]&amp;&quot; {  background-position: -&quot;&amp;([.$F123]*20)&amp;&quot;px -&quot;&amp;([.$G123]*20)&amp;&quot;px ; }&quot;" office:value-type="string" office:string-value=".token.small.rooster.rooster_ffa500 {  background-position: -20px -240px ; }" calcext:value-type="string">
            <text:p>.token.small.rooster.rooster_ffa500 { <text:s/>background-position: -20px -240px ; }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2" office:value-type="string" calcext:value-type="string">
            <text:p>501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ffa500</text:p>
          </table:table-cell>
          <table:table-cell table:formula="of:=&quot;.&quot;&amp;[.C124]&amp;&quot;_&quot;&amp;[.D124]" office:value-type="string" office:string-value=".worker_ffa500" calcext:value-type="string">
            <text:p>.worker_ffa500</text:p>
          </table:table-cell>
          <table:table-cell table:formula="of:=MOD( [.A124];10)" office:value-type="float" office:value="2" calcext:value-type="float">
            <text:p>2</text:p>
          </table:table-cell>
          <table:table-cell table:formula="of:=INT([.A124]/10)" office:value-type="float" office:value="12" calcext:value-type="float">
            <text:p>12</text:p>
          </table:table-cell>
          <table:table-cell table:style-name="ce17" table:formula="of:=&quot;.token.&quot;&amp;[.$C124]&amp;[.E124]&amp;&quot; {  background-position: -&quot;&amp;([.$F124]*30)&amp;&quot;px -&quot;&amp;([.$G124]*30)&amp;&quot;px ; }&quot;" office:value-type="string" office:string-value=".token.worker.worker_ffa500 {  background-position: -60px -360px ; }" calcext:value-type="string">
            <text:p>.token.worker.worker_ffa500 { <text:s/>background-position: -60px -360px ; }</text:p>
          </table:table-cell>
          <table:table-cell table:formula="of:=&quot;.token.small.&quot;&amp;[.$C124]&amp;[.E124]&amp;&quot; {  background-position: -&quot;&amp;([.$F124]*20)&amp;&quot;px -&quot;&amp;([.$G124]*20)&amp;&quot;px ; }&quot;" office:value-type="string" office:string-value=".token.small.worker.worker_ffa500 {  background-position: -40px -240px ; }" calcext:value-type="string">
            <text:p>.token.small.worker.worker_ffa500 { <text:s/>background-position: -40px -240px ; }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2" office:value-type="string" calcext:value-type="string">
            <text:p>502</text:p>
          </table:table-cell>
          <table:table-cell office:value-type="string" calcext:value-type="string">
            <text:p>worker_g</text:p>
          </table:table-cell>
          <table:table-cell office:value-type="string" calcext:value-type="string">
            <text:p>ffa500</text:p>
          </table:table-cell>
          <table:table-cell table:formula="of:=&quot;.&quot;&amp;[.C125]&amp;&quot;_&quot;&amp;[.D125]" office:value-type="string" office:string-value=".worker_g_ffa500" calcext:value-type="string">
            <text:p>.worker_g_ffa500</text:p>
          </table:table-cell>
          <table:table-cell table:formula="of:=MOD( [.A125];10)" office:value-type="float" office:value="3" calcext:value-type="float">
            <text:p>3</text:p>
          </table:table-cell>
          <table:table-cell table:formula="of:=INT([.A125]/10)" office:value-type="float" office:value="12" calcext:value-type="float">
            <text:p>12</text:p>
          </table:table-cell>
          <table:table-cell table:style-name="ce17" table:formula="of:=&quot;.token.&quot;&amp;[.$C125]&amp;[.E125]&amp;&quot; {  background-position: -&quot;&amp;([.$F125]*30)&amp;&quot;px -&quot;&amp;([.$G125]*30)&amp;&quot;px ; }&quot;" office:value-type="string" office:string-value=".token.worker_g.worker_g_ffa500 {  background-position: -90px -360px ; }" calcext:value-type="string">
            <text:p>.token.worker_g.worker_g_ffa500 { <text:s/>background-position: -90px -360px ; }</text:p>
          </table:table-cell>
          <table:table-cell table:formula="of:=&quot;.token.small.&quot;&amp;[.$C125]&amp;[.E125]&amp;&quot; {  background-position: -&quot;&amp;([.$F125]*20)&amp;&quot;px -&quot;&amp;([.$G125]*20)&amp;&quot;px ; }&quot;" office:value-type="string" office:string-value=".token.small.worker_g.worker_g_ffa500 {  background-position: -60px -240px ; }" calcext:value-type="string">
            <text:p>.token.small.worker_g.worker_g_ffa500 { <text:s/>background-position: -60px -240px ; }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2" office:value-type="string" calcext:value-type="string">
            <text:p>503</text:p>
          </table:table-cell>
          <table:table-cell office:value-type="string" calcext:value-type="string">
            <text:p>trellis</text:p>
          </table:table-cell>
          <table:table-cell office:value-type="string" calcext:value-type="string">
            <text:p>ffa500</text:p>
          </table:table-cell>
          <table:table-cell table:formula="of:=&quot;.&quot;&amp;[.C126]&amp;&quot;_&quot;&amp;[.D126]" office:value-type="string" office:string-value=".trellis_ffa500" calcext:value-type="string">
            <text:p>.trellis_ffa500</text:p>
          </table:table-cell>
          <table:table-cell table:formula="of:=MOD( [.A126];10)" office:value-type="float" office:value="4" calcext:value-type="float">
            <text:p>4</text:p>
          </table:table-cell>
          <table:table-cell table:formula="of:=INT([.A126]/10)" office:value-type="float" office:value="12" calcext:value-type="float">
            <text:p>12</text:p>
          </table:table-cell>
          <table:table-cell table:style-name="ce17" table:formula="of:=&quot;.token.&quot;&amp;[.$C126]&amp;[.E126]&amp;&quot; {  background-position: -&quot;&amp;([.$F126]*30)&amp;&quot;px -&quot;&amp;([.$G126]*30)&amp;&quot;px ; }&quot;" office:value-type="string" office:string-value=".token.trellis.trellis_ffa500 {  background-position: -120px -360px ; }" calcext:value-type="string">
            <text:p>.token.trellis.trellis_ffa500 { <text:s/>background-position: -120px -360px ; }</text:p>
          </table:table-cell>
          <table:table-cell table:formula="of:=&quot;.token.small.&quot;&amp;[.$C126]&amp;[.E126]&amp;&quot; {  background-position: -&quot;&amp;([.$F126]*20)&amp;&quot;px -&quot;&amp;([.$G126]*20)&amp;&quot;px ; }&quot;" office:value-type="string" office:string-value=".token.small.trellis.trellis_ffa500 {  background-position: -80px -240px ; }" calcext:value-type="string">
            <text:p>.token.small.trellis.trellis_ffa500 { <text:s/>background-position: -80px -240px ; }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2" office:value-type="string" calcext:value-type="string">
            <text:p>504</text:p>
          </table:table-cell>
          <table:table-cell office:value-type="string" calcext:value-type="string">
            <text:p>windmill</text:p>
          </table:table-cell>
          <table:table-cell office:value-type="string" calcext:value-type="string">
            <text:p>ffa500</text:p>
          </table:table-cell>
          <table:table-cell table:formula="of:=&quot;.&quot;&amp;[.C127]&amp;&quot;_&quot;&amp;[.D127]" office:value-type="string" office:string-value=".windmill_ffa500" calcext:value-type="string">
            <text:p>.windmill_ffa500</text:p>
          </table:table-cell>
          <table:table-cell table:formula="of:=MOD( [.A127];10)" office:value-type="float" office:value="5" calcext:value-type="float">
            <text:p>5</text:p>
          </table:table-cell>
          <table:table-cell table:formula="of:=INT([.A127]/10)" office:value-type="float" office:value="12" calcext:value-type="float">
            <text:p>12</text:p>
          </table:table-cell>
          <table:table-cell table:style-name="ce17" table:formula="of:=&quot;.token.&quot;&amp;[.$C127]&amp;[.E127]&amp;&quot; {  background-position: -&quot;&amp;([.$F127]*30)&amp;&quot;px -&quot;&amp;([.$G127]*30)&amp;&quot;px ; }&quot;" office:value-type="string" office:string-value=".token.windmill.windmill_ffa500 {  background-position: -150px -360px ; }" calcext:value-type="string">
            <text:p>.token.windmill.windmill_ffa500 { <text:s/>background-position: -150px -360px ; }</text:p>
          </table:table-cell>
          <table:table-cell table:formula="of:=&quot;.token.small.&quot;&amp;[.$C127]&amp;[.E127]&amp;&quot; {  background-position: -&quot;&amp;([.$F127]*20)&amp;&quot;px -&quot;&amp;([.$G127]*20)&amp;&quot;px ; }&quot;" office:value-type="string" office:string-value=".token.small.windmill.windmill_ffa500 {  background-position: -100px -240px ; }" calcext:value-type="string">
            <text:p>.token.small.windmill.windmill_ffa500 { <text:s/>background-position: -100px -240px ; }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2" office:value-type="string" calcext:value-type="string">
            <text:p>505</text:p>
          </table:table-cell>
          <table:table-cell office:value-type="string" calcext:value-type="string">
            <text:p>irrigation</text:p>
          </table:table-cell>
          <table:table-cell office:value-type="string" calcext:value-type="string">
            <text:p>ffa500</text:p>
          </table:table-cell>
          <table:table-cell table:formula="of:=&quot;.&quot;&amp;[.C128]&amp;&quot;_&quot;&amp;[.D128]" office:value-type="string" office:string-value=".irrigation_ffa500" calcext:value-type="string">
            <text:p>.irrigation_ffa500</text:p>
          </table:table-cell>
          <table:table-cell table:formula="of:=MOD( [.A128];10)" office:value-type="float" office:value="6" calcext:value-type="float">
            <text:p>6</text:p>
          </table:table-cell>
          <table:table-cell table:formula="of:=INT([.A128]/10)" office:value-type="float" office:value="12" calcext:value-type="float">
            <text:p>12</text:p>
          </table:table-cell>
          <table:table-cell table:style-name="ce17" table:formula="of:=&quot;.token.&quot;&amp;[.$C128]&amp;[.E128]&amp;&quot; {  background-position: -&quot;&amp;([.$F128]*30)&amp;&quot;px -&quot;&amp;([.$G128]*30)&amp;&quot;px ; }&quot;" office:value-type="string" office:string-value=".token.irrigation.irrigation_ffa500 {  background-position: -180px -360px ; }" calcext:value-type="string">
            <text:p>.token.irrigation.irrigation_ffa500 { <text:s/>background-position: -180px -360px ; }</text:p>
          </table:table-cell>
          <table:table-cell table:formula="of:=&quot;.token.small.&quot;&amp;[.$C128]&amp;[.E128]&amp;&quot; {  background-position: -&quot;&amp;([.$F128]*20)&amp;&quot;px -&quot;&amp;([.$G128]*20)&amp;&quot;px ; }&quot;" office:value-type="string" office:string-value=".token.small.irrigation.irrigation_ffa500 {  background-position: -120px -240px ; }" calcext:value-type="string">
            <text:p>.token.small.irrigation.irrigation_ffa500 { <text:s/>background-position: -120px -240px ; }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2" office:value-type="string" calcext:value-type="string">
            <text:p>506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ffa500</text:p>
          </table:table-cell>
          <table:table-cell table:formula="of:=&quot;.&quot;&amp;[.C129]&amp;&quot;_&quot;&amp;[.D129]" office:value-type="string" office:string-value=".cottage_ffa500" calcext:value-type="string">
            <text:p>.cottage_ffa500</text:p>
          </table:table-cell>
          <table:table-cell table:formula="of:=MOD( [.A129];10)" office:value-type="float" office:value="7" calcext:value-type="float">
            <text:p>7</text:p>
          </table:table-cell>
          <table:table-cell table:formula="of:=INT([.A129]/10)" office:value-type="float" office:value="12" calcext:value-type="float">
            <text:p>12</text:p>
          </table:table-cell>
          <table:table-cell table:style-name="ce17" table:formula="of:=&quot;.token.&quot;&amp;[.$C129]&amp;[.E129]&amp;&quot; {  background-position: -&quot;&amp;([.$F129]*30)&amp;&quot;px -&quot;&amp;([.$G129]*30)&amp;&quot;px ; }&quot;" office:value-type="string" office:string-value=".token.cottage.cottage_ffa500 {  background-position: -210px -360px ; }" calcext:value-type="string">
            <text:p>.token.cottage.cottage_ffa500 { <text:s/>background-position: -210px -360px ; }</text:p>
          </table:table-cell>
          <table:table-cell table:formula="of:=&quot;.token.small.&quot;&amp;[.$C129]&amp;[.E129]&amp;&quot; {  background-position: -&quot;&amp;([.$F129]*20)&amp;&quot;px -&quot;&amp;([.$G129]*20)&amp;&quot;px ; }&quot;" office:value-type="string" office:string-value=".token.small.cottage.cottage_ffa500 {  background-position: -140px -240px ; }" calcext:value-type="string">
            <text:p>.token.small.cottage.cottage_ffa500 { <text:s/>background-position: -140px -240px ; }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2" office:value-type="string" calcext:value-type="string">
            <text:p>507</text:p>
          </table:table-cell>
          <table:table-cell office:value-type="string" calcext:value-type="string">
            <text:p>tastingRoom</text:p>
          </table:table-cell>
          <table:table-cell office:value-type="string" calcext:value-type="string">
            <text:p>ffa500</text:p>
          </table:table-cell>
          <table:table-cell table:formula="of:=&quot;.&quot;&amp;[.C130]&amp;&quot;_&quot;&amp;[.D130]" office:value-type="string" office:string-value=".tastingRoom_ffa500" calcext:value-type="string">
            <text:p>.tastingRoom_ffa500</text:p>
          </table:table-cell>
          <table:table-cell table:formula="of:=MOD( [.A130];10)" office:value-type="float" office:value="8" calcext:value-type="float">
            <text:p>8</text:p>
          </table:table-cell>
          <table:table-cell table:formula="of:=INT([.A130]/10)" office:value-type="float" office:value="12" calcext:value-type="float">
            <text:p>12</text:p>
          </table:table-cell>
          <table:table-cell table:style-name="ce17" table:formula="of:=&quot;.token.&quot;&amp;[.$C130]&amp;[.E130]&amp;&quot; {  background-position: -&quot;&amp;([.$F130]*30)&amp;&quot;px -&quot;&amp;([.$G130]*30)&amp;&quot;px ; }&quot;" office:value-type="string" office:string-value=".token.tastingRoom.tastingRoom_ffa500 {  background-position: -240px -360px ; }" calcext:value-type="string">
            <text:p>.token.tastingRoom.tastingRoom_ffa500 { <text:s/>background-position: -240px -360px ; }</text:p>
          </table:table-cell>
          <table:table-cell table:formula="of:=&quot;.token.small.&quot;&amp;[.$C130]&amp;[.E130]&amp;&quot; {  background-position: -&quot;&amp;([.$F130]*20)&amp;&quot;px -&quot;&amp;([.$G130]*20)&amp;&quot;px ; }&quot;" office:value-type="string" office:string-value=".token.small.tastingRoom.tastingRoom_ffa500 {  background-position: -160px -240px ; }" calcext:value-type="string">
            <text:p>.token.small.tastingRoom.tastingRoom_ffa500 { <text:s/>background-position: -160px -240px ; }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2" office:value-type="string" calcext:value-type="string">
            <text:p>508</text:p>
          </table:table-cell>
          <table:table-cell office:value-type="string" calcext:value-type="string">
            <text:p>mediumCellar</text:p>
          </table:table-cell>
          <table:table-cell office:value-type="string" calcext:value-type="string">
            <text:p>ffa500</text:p>
          </table:table-cell>
          <table:table-cell table:formula="of:=&quot;.&quot;&amp;[.C131]&amp;&quot;_&quot;&amp;[.D131]" office:value-type="string" office:string-value=".mediumCellar_ffa500" calcext:value-type="string">
            <text:p>.mediumCellar_ffa500</text:p>
          </table:table-cell>
          <table:table-cell table:formula="of:=MOD( [.A131];10)" office:value-type="float" office:value="9" calcext:value-type="float">
            <text:p>9</text:p>
          </table:table-cell>
          <table:table-cell table:formula="of:=INT([.A131]/10)" office:value-type="float" office:value="12" calcext:value-type="float">
            <text:p>12</text:p>
          </table:table-cell>
          <table:table-cell table:style-name="ce17" table:formula="of:=&quot;.token.&quot;&amp;[.$C131]&amp;[.E131]&amp;&quot; {  background-position: -&quot;&amp;([.$F131]*30)&amp;&quot;px -&quot;&amp;([.$G131]*30)&amp;&quot;px ; }&quot;" office:value-type="string" office:string-value=".token.mediumCellar.mediumCellar_ffa500 {  background-position: -270px -360px ; }" calcext:value-type="string">
            <text:p>.token.mediumCellar.mediumCellar_ffa500 { <text:s/>background-position: -270px -360px ; }</text:p>
          </table:table-cell>
          <table:table-cell table:formula="of:=&quot;.token.small.&quot;&amp;[.$C131]&amp;[.E131]&amp;&quot; {  background-position: -&quot;&amp;([.$F131]*20)&amp;&quot;px -&quot;&amp;([.$G131]*20)&amp;&quot;px ; }&quot;" office:value-type="string" office:string-value=".token.small.mediumCellar.mediumCellar_ffa500 {  background-position: -180px -240px ; }" calcext:value-type="string">
            <text:p>.token.small.mediumCellar.mediumCellar_ffa500 { <text:s/>background-position: -180px -240px ; }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2" office:value-type="string" calcext:value-type="string">
            <text:p>509</text:p>
          </table:table-cell>
          <table:table-cell office:value-type="string" calcext:value-type="string">
            <text:p>largeCellar</text:p>
          </table:table-cell>
          <table:table-cell office:value-type="string" calcext:value-type="string">
            <text:p>ffa500</text:p>
          </table:table-cell>
          <table:table-cell table:formula="of:=&quot;.&quot;&amp;[.C132]&amp;&quot;_&quot;&amp;[.D132]" office:value-type="string" office:string-value=".largeCellar_ffa500" calcext:value-type="string">
            <text:p>.largeCellar_ffa500</text:p>
          </table:table-cell>
          <table:table-cell table:formula="of:=MOD( [.A132];10)" office:value-type="float" office:value="0" calcext:value-type="float">
            <text:p>0</text:p>
          </table:table-cell>
          <table:table-cell table:formula="of:=INT([.A132]/10)" office:value-type="float" office:value="13" calcext:value-type="float">
            <text:p>13</text:p>
          </table:table-cell>
          <table:table-cell table:style-name="ce17" table:formula="of:=&quot;.token.&quot;&amp;[.$C132]&amp;[.E132]&amp;&quot; {  background-position: -&quot;&amp;([.$F132]*30)&amp;&quot;px -&quot;&amp;([.$G132]*30)&amp;&quot;px ; }&quot;" office:value-type="string" office:string-value=".token.largeCellar.largeCellar_ffa500 {  background-position: -0px -390px ; }" calcext:value-type="string">
            <text:p>.token.largeCellar.largeCellar_ffa500 { <text:s/>background-position: -0px -390px ; }</text:p>
          </table:table-cell>
          <table:table-cell table:formula="of:=&quot;.token.small.&quot;&amp;[.$C132]&amp;[.E132]&amp;&quot; {  background-position: -&quot;&amp;([.$F132]*20)&amp;&quot;px -&quot;&amp;([.$G132]*20)&amp;&quot;px ; }&quot;" office:value-type="string" office:string-value=".token.small.largeCellar.largeCellar_ffa500 {  background-position: -0px -260px ; }" calcext:value-type="string">
            <text:p>.token.small.largeCellar.largeCellar_ffa500 { <text:s/>background-position: -0px -260px ; }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2" office:value-type="string" calcext:value-type="string">
            <text:p>510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ffa500</text:p>
          </table:table-cell>
          <table:table-cell table:formula="of:=&quot;.&quot;&amp;[.C133]&amp;&quot;_&quot;&amp;[.D133]" office:value-type="string" office:string-value=".yoke_ffa500" calcext:value-type="string">
            <text:p>.yoke_ffa500</text:p>
          </table:table-cell>
          <table:table-cell table:formula="of:=MOD( [.A133];10)" office:value-type="float" office:value="1" calcext:value-type="float">
            <text:p>1</text:p>
          </table:table-cell>
          <table:table-cell table:formula="of:=INT([.A133]/10)" office:value-type="float" office:value="13" calcext:value-type="float">
            <text:p>13</text:p>
          </table:table-cell>
          <table:table-cell table:style-name="ce17" table:formula="of:=&quot;.token.&quot;&amp;[.$C133]&amp;[.E133]&amp;&quot; {  background-position: -&quot;&amp;([.$F133]*30)&amp;&quot;px -&quot;&amp;([.$G133]*30)&amp;&quot;px ; }&quot;" office:value-type="string" office:string-value=".token.yoke.yoke_ffa500 {  background-position: -30px -390px ; }" calcext:value-type="string">
            <text:p>.token.yoke.yoke_ffa500 { <text:s/>background-position: -30px -390px ; }</text:p>
          </table:table-cell>
          <table:table-cell table:formula="of:=&quot;.token.small.&quot;&amp;[.$C133]&amp;[.E133]&amp;&quot; {  background-position: -&quot;&amp;([.$F133]*20)&amp;&quot;px -&quot;&amp;([.$G133]*20)&amp;&quot;px ; }&quot;" office:value-type="string" office:string-value=".token.small.yoke.yoke_ffa500 {  background-position: -20px -260px ; }" calcext:value-type="string">
            <text:p>.token.small.yoke.yoke_ffa500 { <text:s/>background-position: -20px -260px ; }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2" office:value-type="string" calcext:value-type="string">
            <text:p>51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ffa500</text:p>
          </table:table-cell>
          <table:table-cell table:formula="of:=&quot;.&quot;&amp;[.C134]&amp;&quot;_&quot;&amp;[.D134]" office:value-type="string" office:string-value=".bottle_ffa500" calcext:value-type="string">
            <text:p>.bottle_ffa500</text:p>
          </table:table-cell>
          <table:table-cell table:formula="of:=MOD( [.A134];10)" office:value-type="float" office:value="2" calcext:value-type="float">
            <text:p>2</text:p>
          </table:table-cell>
          <table:table-cell table:formula="of:=INT([.A134]/10)" office:value-type="float" office:value="13" calcext:value-type="float">
            <text:p>13</text:p>
          </table:table-cell>
          <table:table-cell table:style-name="ce17" table:formula="of:=&quot;.token.&quot;&amp;[.$C134]&amp;[.E134]&amp;&quot; {  background-position: -&quot;&amp;([.$F134]*30)&amp;&quot;px -&quot;&amp;([.$G134]*30)&amp;&quot;px ; }&quot;" office:value-type="string" office:string-value=".token.bottle.bottle_ffa500 {  background-position: -60px -390px ; }" calcext:value-type="string">
            <text:p>.token.bottle.bottle_ffa500 { <text:s/>background-position: -60px -390px ; }</text:p>
          </table:table-cell>
          <table:table-cell table:formula="of:=&quot;.token.small.&quot;&amp;[.$C134]&amp;[.E134]&amp;&quot; {  background-position: -&quot;&amp;([.$F134]*20)&amp;&quot;px -&quot;&amp;([.$G134]*20)&amp;&quot;px ; }&quot;" office:value-type="string" office:string-value=".token.small.bottle.bottle_ffa500 {  background-position: -40px -260px ; }" calcext:value-type="string">
            <text:p>.token.small.bottle.bottle_ffa500 { <text:s/>background-position: -40px -260px ; }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2" office:value-type="string" calcext:value-type="string">
            <text:p>512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ffa500</text:p>
          </table:table-cell>
          <table:table-cell table:formula="of:=&quot;.&quot;&amp;[.C135]&amp;&quot;_&quot;&amp;[.D135]" office:value-type="string" office:string-value=".star_ffa500" calcext:value-type="string">
            <text:p>.star_ffa500</text:p>
          </table:table-cell>
          <table:table-cell table:formula="of:=MOD( [.A135];10)" office:value-type="float" office:value="3" calcext:value-type="float">
            <text:p>3</text:p>
          </table:table-cell>
          <table:table-cell table:formula="of:=INT([.A135]/10)" office:value-type="float" office:value="13" calcext:value-type="float">
            <text:p>13</text:p>
          </table:table-cell>
          <table:table-cell table:style-name="ce17" table:formula="of:=&quot;.token.&quot;&amp;[.$C135]&amp;[.E135]&amp;&quot; {  background-position: -&quot;&amp;([.$F135]*30)&amp;&quot;px -&quot;&amp;([.$G135]*30)&amp;&quot;px ; }&quot;" office:value-type="string" office:string-value=".token.star.star_ffa500 {  background-position: -90px -390px ; }" calcext:value-type="string">
            <text:p>.token.star.star_ffa500 { <text:s/>background-position: -90px -390px ; }</text:p>
          </table:table-cell>
          <table:table-cell table:formula="of:=&quot;.token.small.&quot;&amp;[.$C135]&amp;[.E135]&amp;&quot; {  background-position: -&quot;&amp;([.$F135]*20)&amp;&quot;px -&quot;&amp;([.$G135]*20)&amp;&quot;px ; }&quot;" office:value-type="string" office:string-value=".token.small.star.star_ffa500 {  background-position: -60px -260px ; }" calcext:value-type="string">
            <text:p>.token.small.star.star_ffa500 { <text:s/>background-position: -60px -260px ; }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2" office:value-type="string" calcext:value-type="string">
            <text:p>513</text:p>
          </table:table-cell>
          <table:table-cell office:value-type="string" calcext:value-type="string">
            <text:p>workerSpecialMan</text:p>
          </table:table-cell>
          <table:table-cell office:value-type="string" calcext:value-type="string">
            <text:p>ffa500</text:p>
          </table:table-cell>
          <table:table-cell table:formula="of:=&quot;.&quot;&amp;[.C136]&amp;&quot;_&quot;&amp;[.D136]" office:value-type="string" office:string-value=".workerSpecialMan_ffa500" calcext:value-type="string">
            <text:p>.workerSpecialMan_ffa500</text:p>
          </table:table-cell>
          <table:table-cell table:formula="of:=MOD( [.A136];10)" office:value-type="float" office:value="4" calcext:value-type="float">
            <text:p>4</text:p>
          </table:table-cell>
          <table:table-cell table:formula="of:=INT([.A136]/10)" office:value-type="float" office:value="13" calcext:value-type="float">
            <text:p>13</text:p>
          </table:table-cell>
          <table:table-cell table:style-name="ce17" table:formula="of:=&quot;.token.&quot;&amp;[.$C136]&amp;[.E136]&amp;&quot; {  background-position: -&quot;&amp;([.$F136]*30)&amp;&quot;px -&quot;&amp;([.$G136]*30)&amp;&quot;px ; }&quot;" office:value-type="string" office:string-value=".token.workerSpecialMan.workerSpecialMan_ffa500 {  background-position: -120px -390px ; }" calcext:value-type="string">
            <text:p>.token.workerSpecialMan.workerSpecialMan_ffa500 { <text:s/>background-position: -120px -390px ; }</text:p>
          </table:table-cell>
          <table:table-cell table:formula="of:=&quot;.token.small.&quot;&amp;[.$C136]&amp;[.E136]&amp;&quot; {  background-position: -&quot;&amp;([.$F136]*20)&amp;&quot;px -&quot;&amp;([.$G136]*20)&amp;&quot;px ; }&quot;" office:value-type="string" office:string-value=".token.small.workerSpecialMan.workerSpecialMan_ffa500 {  background-position: -80px -260px ; }" calcext:value-type="string">
            <text:p>.token.small.workerSpecialMan.workerSpecialMan_ffa500 { <text:s/>background-position: -80px -260px ; }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2" office:value-type="string" calcext:value-type="string">
            <text:p>514</text:p>
          </table:table-cell>
          <table:table-cell office:value-type="string" calcext:value-type="string">
            <text:p>workerSpecialWoman</text:p>
          </table:table-cell>
          <table:table-cell office:value-type="string" calcext:value-type="string">
            <text:p>ffa500</text:p>
          </table:table-cell>
          <table:table-cell table:formula="of:=&quot;.&quot;&amp;[.C137]&amp;&quot;_&quot;&amp;[.D137]" office:value-type="string" office:string-value=".workerSpecialWoman_ffa500" calcext:value-type="string">
            <text:p>.workerSpecialWoman_ffa500</text:p>
          </table:table-cell>
          <table:table-cell table:formula="of:=MOD( [.A137];10)" office:value-type="float" office:value="5" calcext:value-type="float">
            <text:p>5</text:p>
          </table:table-cell>
          <table:table-cell table:formula="of:=INT([.A137]/10)" office:value-type="float" office:value="13" calcext:value-type="float">
            <text:p>13</text:p>
          </table:table-cell>
          <table:table-cell table:style-name="ce17" table:formula="of:=&quot;.token.&quot;&amp;[.$C137]&amp;[.E137]&amp;&quot; {  background-position: -&quot;&amp;([.$F137]*30)&amp;&quot;px -&quot;&amp;([.$G137]*30)&amp;&quot;px ; }&quot;" office:value-type="string" office:string-value=".token.workerSpecialWoman.workerSpecialWoman_ffa500 {  background-position: -150px -390px ; }" calcext:value-type="string">
            <text:p>.token.workerSpecialWoman.workerSpecialWoman_ffa500 { <text:s/>background-position: -150px -390px ; }</text:p>
          </table:table-cell>
          <table:table-cell table:formula="of:=&quot;.token.small.&quot;&amp;[.$C137]&amp;[.E137]&amp;&quot; {  background-position: -&quot;&amp;([.$F137]*20)&amp;&quot;px -&quot;&amp;([.$G137]*20)&amp;&quot;px ; }&quot;" office:value-type="string" office:string-value=".token.small.workerSpecialWoman.workerSpecialWoman_ffa500 {  background-position: -100px -260px ; }" calcext:value-type="string">
            <text:p>.token.small.workerSpecialWoman.workerSpecialWoman_ffa500 { <text:s/>background-position: -100px -260px ; }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2" office:value-type="string" calcext:value-type="string">
            <text:p>515</text:p>
          </table:table-cell>
          <table:table-cell office:value-type="string" calcext:value-type="string">
            <text:p>scoring</text:p>
          </table:table-cell>
          <table:table-cell office:value-type="string" calcext:value-type="string">
            <text:p>ffa500</text:p>
          </table:table-cell>
          <table:table-cell table:formula="of:=&quot;.&quot;&amp;[.C138]&amp;&quot;_&quot;&amp;[.D138]" office:value-type="string" office:string-value=".scoring_ffa500" calcext:value-type="string">
            <text:p>.scoring_ffa500</text:p>
          </table:table-cell>
          <table:table-cell table:formula="of:=MOD( [.A138];10)" office:value-type="float" office:value="6" calcext:value-type="float">
            <text:p>6</text:p>
          </table:table-cell>
          <table:table-cell table:formula="of:=INT([.A138]/10)" office:value-type="float" office:value="13" calcext:value-type="float">
            <text:p>13</text:p>
          </table:table-cell>
          <table:table-cell table:style-name="ce17" table:formula="of:=&quot;.token.&quot;&amp;[.$C138]&amp;[.E138]&amp;&quot; {  background-position: -&quot;&amp;([.$F138]*30)&amp;&quot;px -&quot;&amp;([.$G138]*30)&amp;&quot;px ; }&quot;" office:value-type="string" office:string-value=".token.scoring.scoring_ffa500 {  background-position: -180px -390px ; }" calcext:value-type="string">
            <text:p>.token.scoring.scoring_ffa500 { <text:s/>background-position: -180px -390px ; }</text:p>
          </table:table-cell>
          <table:table-cell table:formula="of:=&quot;.token.small.&quot;&amp;[.$C138]&amp;[.E138]&amp;&quot; {  background-position: -&quot;&amp;([.$F138]*20)&amp;&quot;px -&quot;&amp;([.$G138]*20)&amp;&quot;px ; }&quot;" office:value-type="string" office:string-value=".token.small.scoring.scoring_ffa500 {  background-position: -120px -260px ; }" calcext:value-type="string">
            <text:p>.token.small.scoring.scoring_ffa500 { <text:s/>background-position: -120px -260px ; }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2" office:value-type="string" calcext:value-type="string">
            <text:p>600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94190</text:p>
          </table:table-cell>
          <table:table-cell table:formula="of:=&quot;.&quot;&amp;[.C139]&amp;&quot;_&quot;&amp;[.D139]" office:value-type="string" office:string-value=".rooster_e94190" calcext:value-type="string">
            <text:p>.rooster_e94190</text:p>
          </table:table-cell>
          <table:table-cell table:formula="of:=MOD( [.A139];10)" office:value-type="float" office:value="7" calcext:value-type="float">
            <text:p>7</text:p>
          </table:table-cell>
          <table:table-cell table:formula="of:=INT([.A139]/10)" office:value-type="float" office:value="13" calcext:value-type="float">
            <text:p>13</text:p>
          </table:table-cell>
          <table:table-cell table:style-name="ce17" table:formula="of:=&quot;.token.&quot;&amp;[.$C139]&amp;[.E139]&amp;&quot; {  background-position: -&quot;&amp;([.$F139]*30)&amp;&quot;px -&quot;&amp;([.$G139]*30)&amp;&quot;px ; }&quot;" office:value-type="string" office:string-value=".token.rooster.rooster_e94190 {  background-position: -210px -390px ; }" calcext:value-type="string">
            <text:p>.token.rooster.rooster_e94190 { <text:s/>background-position: -210px -390px ; }</text:p>
          </table:table-cell>
          <table:table-cell table:formula="of:=&quot;.token.small.&quot;&amp;[.$C139]&amp;[.E139]&amp;&quot; {  background-position: -&quot;&amp;([.$F139]*20)&amp;&quot;px -&quot;&amp;([.$G139]*20)&amp;&quot;px ; }&quot;" office:value-type="string" office:string-value=".token.small.rooster.rooster_e94190 {  background-position: -140px -260px ; }" calcext:value-type="string">
            <text:p>.token.small.rooster.rooster_e94190 { <text:s/>background-position: -140px -260px ; }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2" office:value-type="string" calcext:value-type="string">
            <text:p>601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e94190</text:p>
          </table:table-cell>
          <table:table-cell table:formula="of:=&quot;.&quot;&amp;[.C140]&amp;&quot;_&quot;&amp;[.D140]" office:value-type="string" office:string-value=".worker_e94190" calcext:value-type="string">
            <text:p>.worker_e94190</text:p>
          </table:table-cell>
          <table:table-cell table:formula="of:=MOD( [.A140];10)" office:value-type="float" office:value="8" calcext:value-type="float">
            <text:p>8</text:p>
          </table:table-cell>
          <table:table-cell table:formula="of:=INT([.A140]/10)" office:value-type="float" office:value="13" calcext:value-type="float">
            <text:p>13</text:p>
          </table:table-cell>
          <table:table-cell table:style-name="ce17" table:formula="of:=&quot;.token.&quot;&amp;[.$C140]&amp;[.E140]&amp;&quot; {  background-position: -&quot;&amp;([.$F140]*30)&amp;&quot;px -&quot;&amp;([.$G140]*30)&amp;&quot;px ; }&quot;" office:value-type="string" office:string-value=".token.worker.worker_e94190 {  background-position: -240px -390px ; }" calcext:value-type="string">
            <text:p>.token.worker.worker_e94190 { <text:s/>background-position: -240px -390px ; }</text:p>
          </table:table-cell>
          <table:table-cell table:formula="of:=&quot;.token.small.&quot;&amp;[.$C140]&amp;[.E140]&amp;&quot; {  background-position: -&quot;&amp;([.$F140]*20)&amp;&quot;px -&quot;&amp;([.$G140]*20)&amp;&quot;px ; }&quot;" office:value-type="string" office:string-value=".token.small.worker.worker_e94190 {  background-position: -160px -260px ; }" calcext:value-type="string">
            <text:p>.token.small.worker.worker_e94190 { <text:s/>background-position: -160px -260px ; }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2" office:value-type="string" calcext:value-type="string">
            <text:p>602</text:p>
          </table:table-cell>
          <table:table-cell office:value-type="string" calcext:value-type="string">
            <text:p>worker_g</text:p>
          </table:table-cell>
          <table:table-cell office:value-type="string" calcext:value-type="string">
            <text:p>e94190</text:p>
          </table:table-cell>
          <table:table-cell table:formula="of:=&quot;.&quot;&amp;[.C141]&amp;&quot;_&quot;&amp;[.D141]" office:value-type="string" office:string-value=".worker_g_e94190" calcext:value-type="string">
            <text:p>.worker_g_e94190</text:p>
          </table:table-cell>
          <table:table-cell table:formula="of:=MOD( [.A141];10)" office:value-type="float" office:value="9" calcext:value-type="float">
            <text:p>9</text:p>
          </table:table-cell>
          <table:table-cell table:formula="of:=INT([.A141]/10)" office:value-type="float" office:value="13" calcext:value-type="float">
            <text:p>13</text:p>
          </table:table-cell>
          <table:table-cell table:style-name="ce17" table:formula="of:=&quot;.token.&quot;&amp;[.$C141]&amp;[.E141]&amp;&quot; {  background-position: -&quot;&amp;([.$F141]*30)&amp;&quot;px -&quot;&amp;([.$G141]*30)&amp;&quot;px ; }&quot;" office:value-type="string" office:string-value=".token.worker_g.worker_g_e94190 {  background-position: -270px -390px ; }" calcext:value-type="string">
            <text:p>.token.worker_g.worker_g_e94190 { <text:s/>background-position: -270px -390px ; }</text:p>
          </table:table-cell>
          <table:table-cell table:formula="of:=&quot;.token.small.&quot;&amp;[.$C141]&amp;[.E141]&amp;&quot; {  background-position: -&quot;&amp;([.$F141]*20)&amp;&quot;px -&quot;&amp;([.$G141]*20)&amp;&quot;px ; }&quot;" office:value-type="string" office:string-value=".token.small.worker_g.worker_g_e94190 {  background-position: -180px -260px ; }" calcext:value-type="string">
            <text:p>.token.small.worker_g.worker_g_e94190 { <text:s/>background-position: -180px -260px ; }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2" office:value-type="string" calcext:value-type="string">
            <text:p>603</text:p>
          </table:table-cell>
          <table:table-cell office:value-type="string" calcext:value-type="string">
            <text:p>trellis</text:p>
          </table:table-cell>
          <table:table-cell office:value-type="string" calcext:value-type="string">
            <text:p>e94190</text:p>
          </table:table-cell>
          <table:table-cell table:formula="of:=&quot;.&quot;&amp;[.C142]&amp;&quot;_&quot;&amp;[.D142]" office:value-type="string" office:string-value=".trellis_e94190" calcext:value-type="string">
            <text:p>.trellis_e94190</text:p>
          </table:table-cell>
          <table:table-cell table:formula="of:=MOD( [.A142];10)" office:value-type="float" office:value="0" calcext:value-type="float">
            <text:p>0</text:p>
          </table:table-cell>
          <table:table-cell table:formula="of:=INT([.A142]/10)" office:value-type="float" office:value="14" calcext:value-type="float">
            <text:p>14</text:p>
          </table:table-cell>
          <table:table-cell table:style-name="ce17" table:formula="of:=&quot;.token.&quot;&amp;[.$C142]&amp;[.E142]&amp;&quot; {  background-position: -&quot;&amp;([.$F142]*30)&amp;&quot;px -&quot;&amp;([.$G142]*30)&amp;&quot;px ; }&quot;" office:value-type="string" office:string-value=".token.trellis.trellis_e94190 {  background-position: -0px -420px ; }" calcext:value-type="string">
            <text:p>.token.trellis.trellis_e94190 { <text:s/>background-position: -0px -420px ; }</text:p>
          </table:table-cell>
          <table:table-cell table:formula="of:=&quot;.token.small.&quot;&amp;[.$C142]&amp;[.E142]&amp;&quot; {  background-position: -&quot;&amp;([.$F142]*20)&amp;&quot;px -&quot;&amp;([.$G142]*20)&amp;&quot;px ; }&quot;" office:value-type="string" office:string-value=".token.small.trellis.trellis_e94190 {  background-position: -0px -280px ; }" calcext:value-type="string">
            <text:p>.token.small.trellis.trellis_e94190 { <text:s/>background-position: -0px -280px ; }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2" office:value-type="string" calcext:value-type="string">
            <text:p>604</text:p>
          </table:table-cell>
          <table:table-cell office:value-type="string" calcext:value-type="string">
            <text:p>windmill</text:p>
          </table:table-cell>
          <table:table-cell office:value-type="string" calcext:value-type="string">
            <text:p>e94190</text:p>
          </table:table-cell>
          <table:table-cell table:formula="of:=&quot;.&quot;&amp;[.C143]&amp;&quot;_&quot;&amp;[.D143]" office:value-type="string" office:string-value=".windmill_e94190" calcext:value-type="string">
            <text:p>.windmill_e94190</text:p>
          </table:table-cell>
          <table:table-cell table:formula="of:=MOD( [.A143];10)" office:value-type="float" office:value="1" calcext:value-type="float">
            <text:p>1</text:p>
          </table:table-cell>
          <table:table-cell table:formula="of:=INT([.A143]/10)" office:value-type="float" office:value="14" calcext:value-type="float">
            <text:p>14</text:p>
          </table:table-cell>
          <table:table-cell table:style-name="ce17" table:formula="of:=&quot;.token.&quot;&amp;[.$C143]&amp;[.E143]&amp;&quot; {  background-position: -&quot;&amp;([.$F143]*30)&amp;&quot;px -&quot;&amp;([.$G143]*30)&amp;&quot;px ; }&quot;" office:value-type="string" office:string-value=".token.windmill.windmill_e94190 {  background-position: -30px -420px ; }" calcext:value-type="string">
            <text:p>.token.windmill.windmill_e94190 { <text:s/>background-position: -30px -420px ; }</text:p>
          </table:table-cell>
          <table:table-cell table:formula="of:=&quot;.token.small.&quot;&amp;[.$C143]&amp;[.E143]&amp;&quot; {  background-position: -&quot;&amp;([.$F143]*20)&amp;&quot;px -&quot;&amp;([.$G143]*20)&amp;&quot;px ; }&quot;" office:value-type="string" office:string-value=".token.small.windmill.windmill_e94190 {  background-position: -20px -280px ; }" calcext:value-type="string">
            <text:p>.token.small.windmill.windmill_e94190 { <text:s/>background-position: -20px -280px ; }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2" office:value-type="string" calcext:value-type="string">
            <text:p>605</text:p>
          </table:table-cell>
          <table:table-cell office:value-type="string" calcext:value-type="string">
            <text:p>irrigation</text:p>
          </table:table-cell>
          <table:table-cell office:value-type="string" calcext:value-type="string">
            <text:p>e94190</text:p>
          </table:table-cell>
          <table:table-cell table:formula="of:=&quot;.&quot;&amp;[.C144]&amp;&quot;_&quot;&amp;[.D144]" office:value-type="string" office:string-value=".irrigation_e94190" calcext:value-type="string">
            <text:p>.irrigation_e94190</text:p>
          </table:table-cell>
          <table:table-cell table:formula="of:=MOD( [.A144];10)" office:value-type="float" office:value="2" calcext:value-type="float">
            <text:p>2</text:p>
          </table:table-cell>
          <table:table-cell table:formula="of:=INT([.A144]/10)" office:value-type="float" office:value="14" calcext:value-type="float">
            <text:p>14</text:p>
          </table:table-cell>
          <table:table-cell table:style-name="ce17" table:formula="of:=&quot;.token.&quot;&amp;[.$C144]&amp;[.E144]&amp;&quot; {  background-position: -&quot;&amp;([.$F144]*30)&amp;&quot;px -&quot;&amp;([.$G144]*30)&amp;&quot;px ; }&quot;" office:value-type="string" office:string-value=".token.irrigation.irrigation_e94190 {  background-position: -60px -420px ; }" calcext:value-type="string">
            <text:p>.token.irrigation.irrigation_e94190 { <text:s/>background-position: -60px -420px ; }</text:p>
          </table:table-cell>
          <table:table-cell table:formula="of:=&quot;.token.small.&quot;&amp;[.$C144]&amp;[.E144]&amp;&quot; {  background-position: -&quot;&amp;([.$F144]*20)&amp;&quot;px -&quot;&amp;([.$G144]*20)&amp;&quot;px ; }&quot;" office:value-type="string" office:string-value=".token.small.irrigation.irrigation_e94190 {  background-position: -40px -280px ; }" calcext:value-type="string">
            <text:p>.token.small.irrigation.irrigation_e94190 { <text:s/>background-position: -40px -280px ; }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2" office:value-type="string" calcext:value-type="string">
            <text:p>606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e94190</text:p>
          </table:table-cell>
          <table:table-cell table:formula="of:=&quot;.&quot;&amp;[.C145]&amp;&quot;_&quot;&amp;[.D145]" office:value-type="string" office:string-value=".cottage_e94190" calcext:value-type="string">
            <text:p>.cottage_e94190</text:p>
          </table:table-cell>
          <table:table-cell table:formula="of:=MOD( [.A145];10)" office:value-type="float" office:value="3" calcext:value-type="float">
            <text:p>3</text:p>
          </table:table-cell>
          <table:table-cell table:formula="of:=INT([.A145]/10)" office:value-type="float" office:value="14" calcext:value-type="float">
            <text:p>14</text:p>
          </table:table-cell>
          <table:table-cell table:style-name="ce17" table:formula="of:=&quot;.token.&quot;&amp;[.$C145]&amp;[.E145]&amp;&quot; {  background-position: -&quot;&amp;([.$F145]*30)&amp;&quot;px -&quot;&amp;([.$G145]*30)&amp;&quot;px ; }&quot;" office:value-type="string" office:string-value=".token.cottage.cottage_e94190 {  background-position: -90px -420px ; }" calcext:value-type="string">
            <text:p>.token.cottage.cottage_e94190 { <text:s/>background-position: -90px -420px ; }</text:p>
          </table:table-cell>
          <table:table-cell table:formula="of:=&quot;.token.small.&quot;&amp;[.$C145]&amp;[.E145]&amp;&quot; {  background-position: -&quot;&amp;([.$F145]*20)&amp;&quot;px -&quot;&amp;([.$G145]*20)&amp;&quot;px ; }&quot;" office:value-type="string" office:string-value=".token.small.cottage.cottage_e94190 {  background-position: -60px -280px ; }" calcext:value-type="string">
            <text:p>.token.small.cottage.cottage_e94190 { <text:s/>background-position: -60px -280px ; }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2" office:value-type="string" calcext:value-type="string">
            <text:p>607</text:p>
          </table:table-cell>
          <table:table-cell office:value-type="string" calcext:value-type="string">
            <text:p>tastingRoom</text:p>
          </table:table-cell>
          <table:table-cell office:value-type="string" calcext:value-type="string">
            <text:p>e94190</text:p>
          </table:table-cell>
          <table:table-cell table:formula="of:=&quot;.&quot;&amp;[.C146]&amp;&quot;_&quot;&amp;[.D146]" office:value-type="string" office:string-value=".tastingRoom_e94190" calcext:value-type="string">
            <text:p>.tastingRoom_e94190</text:p>
          </table:table-cell>
          <table:table-cell table:formula="of:=MOD( [.A146];10)" office:value-type="float" office:value="4" calcext:value-type="float">
            <text:p>4</text:p>
          </table:table-cell>
          <table:table-cell table:formula="of:=INT([.A146]/10)" office:value-type="float" office:value="14" calcext:value-type="float">
            <text:p>14</text:p>
          </table:table-cell>
          <table:table-cell table:style-name="ce17" table:formula="of:=&quot;.token.&quot;&amp;[.$C146]&amp;[.E146]&amp;&quot; {  background-position: -&quot;&amp;([.$F146]*30)&amp;&quot;px -&quot;&amp;([.$G146]*30)&amp;&quot;px ; }&quot;" office:value-type="string" office:string-value=".token.tastingRoom.tastingRoom_e94190 {  background-position: -120px -420px ; }" calcext:value-type="string">
            <text:p>.token.tastingRoom.tastingRoom_e94190 { <text:s/>background-position: -120px -420px ; }</text:p>
          </table:table-cell>
          <table:table-cell table:formula="of:=&quot;.token.small.&quot;&amp;[.$C146]&amp;[.E146]&amp;&quot; {  background-position: -&quot;&amp;([.$F146]*20)&amp;&quot;px -&quot;&amp;([.$G146]*20)&amp;&quot;px ; }&quot;" office:value-type="string" office:string-value=".token.small.tastingRoom.tastingRoom_e94190 {  background-position: -80px -280px ; }" calcext:value-type="string">
            <text:p>.token.small.tastingRoom.tastingRoom_e94190 { <text:s/>background-position: -80px -280px ; }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2" office:value-type="string" calcext:value-type="string">
            <text:p>608</text:p>
          </table:table-cell>
          <table:table-cell office:value-type="string" calcext:value-type="string">
            <text:p>mediumCellar</text:p>
          </table:table-cell>
          <table:table-cell office:value-type="string" calcext:value-type="string">
            <text:p>e94190</text:p>
          </table:table-cell>
          <table:table-cell table:formula="of:=&quot;.&quot;&amp;[.C147]&amp;&quot;_&quot;&amp;[.D147]" office:value-type="string" office:string-value=".mediumCellar_e94190" calcext:value-type="string">
            <text:p>.mediumCellar_e94190</text:p>
          </table:table-cell>
          <table:table-cell table:formula="of:=MOD( [.A147];10)" office:value-type="float" office:value="5" calcext:value-type="float">
            <text:p>5</text:p>
          </table:table-cell>
          <table:table-cell table:formula="of:=INT([.A147]/10)" office:value-type="float" office:value="14" calcext:value-type="float">
            <text:p>14</text:p>
          </table:table-cell>
          <table:table-cell table:style-name="ce17" table:formula="of:=&quot;.token.&quot;&amp;[.$C147]&amp;[.E147]&amp;&quot; {  background-position: -&quot;&amp;([.$F147]*30)&amp;&quot;px -&quot;&amp;([.$G147]*30)&amp;&quot;px ; }&quot;" office:value-type="string" office:string-value=".token.mediumCellar.mediumCellar_e94190 {  background-position: -150px -420px ; }" calcext:value-type="string">
            <text:p>.token.mediumCellar.mediumCellar_e94190 { <text:s/>background-position: -150px -420px ; }</text:p>
          </table:table-cell>
          <table:table-cell table:formula="of:=&quot;.token.small.&quot;&amp;[.$C147]&amp;[.E147]&amp;&quot; {  background-position: -&quot;&amp;([.$F147]*20)&amp;&quot;px -&quot;&amp;([.$G147]*20)&amp;&quot;px ; }&quot;" office:value-type="string" office:string-value=".token.small.mediumCellar.mediumCellar_e94190 {  background-position: -100px -280px ; }" calcext:value-type="string">
            <text:p>.token.small.mediumCellar.mediumCellar_e94190 { <text:s/>background-position: -100px -280px ; }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2" office:value-type="string" calcext:value-type="string">
            <text:p>609</text:p>
          </table:table-cell>
          <table:table-cell office:value-type="string" calcext:value-type="string">
            <text:p>largeCellar</text:p>
          </table:table-cell>
          <table:table-cell office:value-type="string" calcext:value-type="string">
            <text:p>e94190</text:p>
          </table:table-cell>
          <table:table-cell table:formula="of:=&quot;.&quot;&amp;[.C148]&amp;&quot;_&quot;&amp;[.D148]" office:value-type="string" office:string-value=".largeCellar_e94190" calcext:value-type="string">
            <text:p>.largeCellar_e94190</text:p>
          </table:table-cell>
          <table:table-cell table:formula="of:=MOD( [.A148];10)" office:value-type="float" office:value="6" calcext:value-type="float">
            <text:p>6</text:p>
          </table:table-cell>
          <table:table-cell table:formula="of:=INT([.A148]/10)" office:value-type="float" office:value="14" calcext:value-type="float">
            <text:p>14</text:p>
          </table:table-cell>
          <table:table-cell table:style-name="ce17" table:formula="of:=&quot;.token.&quot;&amp;[.$C148]&amp;[.E148]&amp;&quot; {  background-position: -&quot;&amp;([.$F148]*30)&amp;&quot;px -&quot;&amp;([.$G148]*30)&amp;&quot;px ; }&quot;" office:value-type="string" office:string-value=".token.largeCellar.largeCellar_e94190 {  background-position: -180px -420px ; }" calcext:value-type="string">
            <text:p>.token.largeCellar.largeCellar_e94190 { <text:s/>background-position: -180px -420px ; }</text:p>
          </table:table-cell>
          <table:table-cell table:formula="of:=&quot;.token.small.&quot;&amp;[.$C148]&amp;[.E148]&amp;&quot; {  background-position: -&quot;&amp;([.$F148]*20)&amp;&quot;px -&quot;&amp;([.$G148]*20)&amp;&quot;px ; }&quot;" office:value-type="string" office:string-value=".token.small.largeCellar.largeCellar_e94190 {  background-position: -120px -280px ; }" calcext:value-type="string">
            <text:p>.token.small.largeCellar.largeCellar_e94190 { <text:s/>background-position: -120px -280px ; }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2" office:value-type="string" calcext:value-type="string">
            <text:p>610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94190</text:p>
          </table:table-cell>
          <table:table-cell table:formula="of:=&quot;.&quot;&amp;[.C149]&amp;&quot;_&quot;&amp;[.D149]" office:value-type="string" office:string-value=".yoke_e94190" calcext:value-type="string">
            <text:p>.yoke_e94190</text:p>
          </table:table-cell>
          <table:table-cell table:formula="of:=MOD( [.A149];10)" office:value-type="float" office:value="7" calcext:value-type="float">
            <text:p>7</text:p>
          </table:table-cell>
          <table:table-cell table:formula="of:=INT([.A149]/10)" office:value-type="float" office:value="14" calcext:value-type="float">
            <text:p>14</text:p>
          </table:table-cell>
          <table:table-cell table:style-name="ce17" table:formula="of:=&quot;.token.&quot;&amp;[.$C149]&amp;[.E149]&amp;&quot; {  background-position: -&quot;&amp;([.$F149]*30)&amp;&quot;px -&quot;&amp;([.$G149]*30)&amp;&quot;px ; }&quot;" office:value-type="string" office:string-value=".token.yoke.yoke_e94190 {  background-position: -210px -420px ; }" calcext:value-type="string">
            <text:p>.token.yoke.yoke_e94190 { <text:s/>background-position: -210px -420px ; }</text:p>
          </table:table-cell>
          <table:table-cell table:formula="of:=&quot;.token.small.&quot;&amp;[.$C149]&amp;[.E149]&amp;&quot; {  background-position: -&quot;&amp;([.$F149]*20)&amp;&quot;px -&quot;&amp;([.$G149]*20)&amp;&quot;px ; }&quot;" office:value-type="string" office:string-value=".token.small.yoke.yoke_e94190 {  background-position: -140px -280px ; }" calcext:value-type="string">
            <text:p>.token.small.yoke.yoke_e94190 { <text:s/>background-position: -140px -280px ; }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2" office:value-type="string" calcext:value-type="string">
            <text:p>61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e94190</text:p>
          </table:table-cell>
          <table:table-cell table:formula="of:=&quot;.&quot;&amp;[.C150]&amp;&quot;_&quot;&amp;[.D150]" office:value-type="string" office:string-value=".bottle_e94190" calcext:value-type="string">
            <text:p>.bottle_e94190</text:p>
          </table:table-cell>
          <table:table-cell table:formula="of:=MOD( [.A150];10)" office:value-type="float" office:value="8" calcext:value-type="float">
            <text:p>8</text:p>
          </table:table-cell>
          <table:table-cell table:formula="of:=INT([.A150]/10)" office:value-type="float" office:value="14" calcext:value-type="float">
            <text:p>14</text:p>
          </table:table-cell>
          <table:table-cell table:style-name="ce17" table:formula="of:=&quot;.token.&quot;&amp;[.$C150]&amp;[.E150]&amp;&quot; {  background-position: -&quot;&amp;([.$F150]*30)&amp;&quot;px -&quot;&amp;([.$G150]*30)&amp;&quot;px ; }&quot;" office:value-type="string" office:string-value=".token.bottle.bottle_e94190 {  background-position: -240px -420px ; }" calcext:value-type="string">
            <text:p>.token.bottle.bottle_e94190 { <text:s/>background-position: -240px -420px ; }</text:p>
          </table:table-cell>
          <table:table-cell table:formula="of:=&quot;.token.small.&quot;&amp;[.$C150]&amp;[.E150]&amp;&quot; {  background-position: -&quot;&amp;([.$F150]*20)&amp;&quot;px -&quot;&amp;([.$G150]*20)&amp;&quot;px ; }&quot;" office:value-type="string" office:string-value=".token.small.bottle.bottle_e94190 {  background-position: -160px -280px ; }" calcext:value-type="string">
            <text:p>.token.small.bottle.bottle_e94190 { <text:s/>background-position: -160px -280px ; }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2" office:value-type="string" calcext:value-type="string">
            <text:p>612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94190</text:p>
          </table:table-cell>
          <table:table-cell table:formula="of:=&quot;.&quot;&amp;[.C151]&amp;&quot;_&quot;&amp;[.D151]" office:value-type="string" office:string-value=".star_e94190" calcext:value-type="string">
            <text:p>.star_e94190</text:p>
          </table:table-cell>
          <table:table-cell table:formula="of:=MOD( [.A151];10)" office:value-type="float" office:value="9" calcext:value-type="float">
            <text:p>9</text:p>
          </table:table-cell>
          <table:table-cell table:formula="of:=INT([.A151]/10)" office:value-type="float" office:value="14" calcext:value-type="float">
            <text:p>14</text:p>
          </table:table-cell>
          <table:table-cell table:style-name="ce17" table:formula="of:=&quot;.token.&quot;&amp;[.$C151]&amp;[.E151]&amp;&quot; {  background-position: -&quot;&amp;([.$F151]*30)&amp;&quot;px -&quot;&amp;([.$G151]*30)&amp;&quot;px ; }&quot;" office:value-type="string" office:string-value=".token.star.star_e94190 {  background-position: -270px -420px ; }" calcext:value-type="string">
            <text:p>.token.star.star_e94190 { <text:s/>background-position: -270px -420px ; }</text:p>
          </table:table-cell>
          <table:table-cell table:formula="of:=&quot;.token.small.&quot;&amp;[.$C151]&amp;[.E151]&amp;&quot; {  background-position: -&quot;&amp;([.$F151]*20)&amp;&quot;px -&quot;&amp;([.$G151]*20)&amp;&quot;px ; }&quot;" office:value-type="string" office:string-value=".token.small.star.star_e94190 {  background-position: -180px -280px ; }" calcext:value-type="string">
            <text:p>.token.small.star.star_e94190 { <text:s/>background-position: -180px -280px ; }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2" office:value-type="string" calcext:value-type="string">
            <text:p>613</text:p>
          </table:table-cell>
          <table:table-cell office:value-type="string" calcext:value-type="string">
            <text:p>workerSpecialMan</text:p>
          </table:table-cell>
          <table:table-cell office:value-type="string" calcext:value-type="string">
            <text:p>e94190</text:p>
          </table:table-cell>
          <table:table-cell table:formula="of:=&quot;.&quot;&amp;[.C152]&amp;&quot;_&quot;&amp;[.D152]" office:value-type="string" office:string-value=".workerSpecialMan_e94190" calcext:value-type="string">
            <text:p>.workerSpecialMan_e94190</text:p>
          </table:table-cell>
          <table:table-cell table:formula="of:=MOD( [.A152];10)" office:value-type="float" office:value="0" calcext:value-type="float">
            <text:p>0</text:p>
          </table:table-cell>
          <table:table-cell table:formula="of:=INT([.A152]/10)" office:value-type="float" office:value="15" calcext:value-type="float">
            <text:p>15</text:p>
          </table:table-cell>
          <table:table-cell table:style-name="ce17" table:formula="of:=&quot;.token.&quot;&amp;[.$C152]&amp;[.E152]&amp;&quot; {  background-position: -&quot;&amp;([.$F152]*30)&amp;&quot;px -&quot;&amp;([.$G152]*30)&amp;&quot;px ; }&quot;" office:value-type="string" office:string-value=".token.workerSpecialMan.workerSpecialMan_e94190 {  background-position: -0px -450px ; }" calcext:value-type="string">
            <text:p>.token.workerSpecialMan.workerSpecialMan_e94190 { <text:s/>background-position: -0px -450px ; }</text:p>
          </table:table-cell>
          <table:table-cell table:formula="of:=&quot;.token.small.&quot;&amp;[.$C152]&amp;[.E152]&amp;&quot; {  background-position: -&quot;&amp;([.$F152]*20)&amp;&quot;px -&quot;&amp;([.$G152]*20)&amp;&quot;px ; }&quot;" office:value-type="string" office:string-value=".token.small.workerSpecialMan.workerSpecialMan_e94190 {  background-position: -0px -300px ; }" calcext:value-type="string">
            <text:p>.token.small.workerSpecialMan.workerSpecialMan_e94190 { <text:s/>background-position: -0px -300px ; }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2" office:value-type="string" calcext:value-type="string">
            <text:p>614</text:p>
          </table:table-cell>
          <table:table-cell office:value-type="string" calcext:value-type="string">
            <text:p>workerSpecialWoman</text:p>
          </table:table-cell>
          <table:table-cell office:value-type="string" calcext:value-type="string">
            <text:p>e94190</text:p>
          </table:table-cell>
          <table:table-cell table:formula="of:=&quot;.&quot;&amp;[.C153]&amp;&quot;_&quot;&amp;[.D153]" office:value-type="string" office:string-value=".workerSpecialWoman_e94190" calcext:value-type="string">
            <text:p>.workerSpecialWoman_e94190</text:p>
          </table:table-cell>
          <table:table-cell table:formula="of:=MOD( [.A153];10)" office:value-type="float" office:value="1" calcext:value-type="float">
            <text:p>1</text:p>
          </table:table-cell>
          <table:table-cell table:formula="of:=INT([.A153]/10)" office:value-type="float" office:value="15" calcext:value-type="float">
            <text:p>15</text:p>
          </table:table-cell>
          <table:table-cell table:style-name="ce17" table:formula="of:=&quot;.token.&quot;&amp;[.$C153]&amp;[.E153]&amp;&quot; {  background-position: -&quot;&amp;([.$F153]*30)&amp;&quot;px -&quot;&amp;([.$G153]*30)&amp;&quot;px ; }&quot;" office:value-type="string" office:string-value=".token.workerSpecialWoman.workerSpecialWoman_e94190 {  background-position: -30px -450px ; }" calcext:value-type="string">
            <text:p>.token.workerSpecialWoman.workerSpecialWoman_e94190 { <text:s/>background-position: -30px -450px ; }</text:p>
          </table:table-cell>
          <table:table-cell table:formula="of:=&quot;.token.small.&quot;&amp;[.$C153]&amp;[.E153]&amp;&quot; {  background-position: -&quot;&amp;([.$F153]*20)&amp;&quot;px -&quot;&amp;([.$G153]*20)&amp;&quot;px ; }&quot;" office:value-type="string" office:string-value=".token.small.workerSpecialWoman.workerSpecialWoman_e94190 {  background-position: -20px -300px ; }" calcext:value-type="string">
            <text:p>.token.small.workerSpecialWoman.workerSpecialWoman_e94190 { <text:s/>background-position: -20px -300px ; }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2" office:value-type="string" calcext:value-type="string">
            <text:p>615</text:p>
          </table:table-cell>
          <table:table-cell office:value-type="string" calcext:value-type="string">
            <text:p>scoring</text:p>
          </table:table-cell>
          <table:table-cell office:value-type="string" calcext:value-type="string">
            <text:p>e94190</text:p>
          </table:table-cell>
          <table:table-cell table:formula="of:=&quot;.&quot;&amp;[.C154]&amp;&quot;_&quot;&amp;[.D154]" office:value-type="string" office:string-value=".scoring_e94190" calcext:value-type="string">
            <text:p>.scoring_e94190</text:p>
          </table:table-cell>
          <table:table-cell table:formula="of:=MOD( [.A154];10)" office:value-type="float" office:value="2" calcext:value-type="float">
            <text:p>2</text:p>
          </table:table-cell>
          <table:table-cell table:formula="of:=INT([.A154]/10)" office:value-type="float" office:value="15" calcext:value-type="float">
            <text:p>15</text:p>
          </table:table-cell>
          <table:table-cell table:style-name="ce17" table:formula="of:=&quot;.token.&quot;&amp;[.$C154]&amp;[.E154]&amp;&quot; {  background-position: -&quot;&amp;([.$F154]*30)&amp;&quot;px -&quot;&amp;([.$G154]*30)&amp;&quot;px ; }&quot;" office:value-type="string" office:string-value=".token.scoring.scoring_e94190 {  background-position: -60px -450px ; }" calcext:value-type="string">
            <text:p>.token.scoring.scoring_e94190 { <text:s/>background-position: -60px -450px ; }</text:p>
          </table:table-cell>
          <table:table-cell table:formula="of:=&quot;.token.small.&quot;&amp;[.$C154]&amp;[.E154]&amp;&quot; {  background-position: -&quot;&amp;([.$F154]*20)&amp;&quot;px -&quot;&amp;([.$G154]*20)&amp;&quot;px ; }&quot;" office:value-type="string" office:string-value=".token.small.scoring.scoring_e94190 {  background-position: -40px -300px ; }" calcext:value-type="string">
            <text:p>.token.small.scoring.scoring_e94190 { <text:s/>background-position: -40px -300px ; }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2" office:value-type="string" calcext:value-type="string">
            <text:p>700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008000</text:p>
          </table:table-cell>
          <table:table-cell table:formula="of:=&quot;.&quot;&amp;[.C155]&amp;&quot;_&quot;&amp;[.D155]" office:value-type="string" office:string-value=".rooster_008000" calcext:value-type="string">
            <text:p>.rooster_008000</text:p>
          </table:table-cell>
          <table:table-cell table:formula="of:=MOD( [.A155];10)" office:value-type="float" office:value="3" calcext:value-type="float">
            <text:p>3</text:p>
          </table:table-cell>
          <table:table-cell table:formula="of:=INT([.A155]/10)" office:value-type="float" office:value="15" calcext:value-type="float">
            <text:p>15</text:p>
          </table:table-cell>
          <table:table-cell table:style-name="ce17" table:formula="of:=&quot;.token.&quot;&amp;[.$C155]&amp;[.E155]&amp;&quot; {  background-position: -&quot;&amp;([.$F155]*30)&amp;&quot;px -&quot;&amp;([.$G155]*30)&amp;&quot;px ; }&quot;" office:value-type="string" office:string-value=".token.rooster.rooster_008000 {  background-position: -90px -450px ; }" calcext:value-type="string">
            <text:p>.token.rooster.rooster_008000 { <text:s/>background-position: -90px -450px ; }</text:p>
          </table:table-cell>
          <table:table-cell table:formula="of:=&quot;.token.small.&quot;&amp;[.$C155]&amp;[.E155]&amp;&quot; {  background-position: -&quot;&amp;([.$F155]*20)&amp;&quot;px -&quot;&amp;([.$G155]*20)&amp;&quot;px ; }&quot;" office:value-type="string" office:string-value=".token.small.rooster.rooster_008000 {  background-position: -60px -300px ; }" calcext:value-type="string">
            <text:p>.token.small.rooster.rooster_008000 { <text:s/>background-position: -60px -300px ; }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2" office:value-type="string" calcext:value-type="string">
            <text:p>701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008000</text:p>
          </table:table-cell>
          <table:table-cell table:formula="of:=&quot;.&quot;&amp;[.C156]&amp;&quot;_&quot;&amp;[.D156]" office:value-type="string" office:string-value=".worker_008000" calcext:value-type="string">
            <text:p>.worker_008000</text:p>
          </table:table-cell>
          <table:table-cell table:formula="of:=MOD( [.A156];10)" office:value-type="float" office:value="4" calcext:value-type="float">
            <text:p>4</text:p>
          </table:table-cell>
          <table:table-cell table:formula="of:=INT([.A156]/10)" office:value-type="float" office:value="15" calcext:value-type="float">
            <text:p>15</text:p>
          </table:table-cell>
          <table:table-cell table:style-name="ce17" table:formula="of:=&quot;.token.&quot;&amp;[.$C156]&amp;[.E156]&amp;&quot; {  background-position: -&quot;&amp;([.$F156]*30)&amp;&quot;px -&quot;&amp;([.$G156]*30)&amp;&quot;px ; }&quot;" office:value-type="string" office:string-value=".token.worker.worker_008000 {  background-position: -120px -450px ; }" calcext:value-type="string">
            <text:p>.token.worker.worker_008000 { <text:s/>background-position: -120px -450px ; }</text:p>
          </table:table-cell>
          <table:table-cell table:formula="of:=&quot;.token.small.&quot;&amp;[.$C156]&amp;[.E156]&amp;&quot; {  background-position: -&quot;&amp;([.$F156]*20)&amp;&quot;px -&quot;&amp;([.$G156]*20)&amp;&quot;px ; }&quot;" office:value-type="string" office:string-value=".token.small.worker.worker_008000 {  background-position: -80px -300px ; }" calcext:value-type="string">
            <text:p>.token.small.worker.worker_008000 { <text:s/>background-position: -80px -300px ; }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2" office:value-type="string" calcext:value-type="string">
            <text:p>702</text:p>
          </table:table-cell>
          <table:table-cell office:value-type="string" calcext:value-type="string">
            <text:p>worker_g</text:p>
          </table:table-cell>
          <table:table-cell office:value-type="string" calcext:value-type="string">
            <text:p>008000</text:p>
          </table:table-cell>
          <table:table-cell table:formula="of:=&quot;.&quot;&amp;[.C157]&amp;&quot;_&quot;&amp;[.D157]" office:value-type="string" office:string-value=".worker_g_008000" calcext:value-type="string">
            <text:p>.worker_g_008000</text:p>
          </table:table-cell>
          <table:table-cell table:formula="of:=MOD( [.A157];10)" office:value-type="float" office:value="5" calcext:value-type="float">
            <text:p>5</text:p>
          </table:table-cell>
          <table:table-cell table:formula="of:=INT([.A157]/10)" office:value-type="float" office:value="15" calcext:value-type="float">
            <text:p>15</text:p>
          </table:table-cell>
          <table:table-cell table:style-name="ce17" table:formula="of:=&quot;.token.&quot;&amp;[.$C157]&amp;[.E157]&amp;&quot; {  background-position: -&quot;&amp;([.$F157]*30)&amp;&quot;px -&quot;&amp;([.$G157]*30)&amp;&quot;px ; }&quot;" office:value-type="string" office:string-value=".token.worker_g.worker_g_008000 {  background-position: -150px -450px ; }" calcext:value-type="string">
            <text:p>.token.worker_g.worker_g_008000 { <text:s/>background-position: -150px -450px ; }</text:p>
          </table:table-cell>
          <table:table-cell table:formula="of:=&quot;.token.small.&quot;&amp;[.$C157]&amp;[.E157]&amp;&quot; {  background-position: -&quot;&amp;([.$F157]*20)&amp;&quot;px -&quot;&amp;([.$G157]*20)&amp;&quot;px ; }&quot;" office:value-type="string" office:string-value=".token.small.worker_g.worker_g_008000 {  background-position: -100px -300px ; }" calcext:value-type="string">
            <text:p>.token.small.worker_g.worker_g_008000 { <text:s/>background-position: -100px -300px ; }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2" office:value-type="string" calcext:value-type="string">
            <text:p>703</text:p>
          </table:table-cell>
          <table:table-cell office:value-type="string" calcext:value-type="string">
            <text:p>trellis</text:p>
          </table:table-cell>
          <table:table-cell office:value-type="string" calcext:value-type="string">
            <text:p>008000</text:p>
          </table:table-cell>
          <table:table-cell table:formula="of:=&quot;.&quot;&amp;[.C158]&amp;&quot;_&quot;&amp;[.D158]" office:value-type="string" office:string-value=".trellis_008000" calcext:value-type="string">
            <text:p>.trellis_008000</text:p>
          </table:table-cell>
          <table:table-cell table:formula="of:=MOD( [.A158];10)" office:value-type="float" office:value="6" calcext:value-type="float">
            <text:p>6</text:p>
          </table:table-cell>
          <table:table-cell table:formula="of:=INT([.A158]/10)" office:value-type="float" office:value="15" calcext:value-type="float">
            <text:p>15</text:p>
          </table:table-cell>
          <table:table-cell table:style-name="ce17" table:formula="of:=&quot;.token.&quot;&amp;[.$C158]&amp;[.E158]&amp;&quot; {  background-position: -&quot;&amp;([.$F158]*30)&amp;&quot;px -&quot;&amp;([.$G158]*30)&amp;&quot;px ; }&quot;" office:value-type="string" office:string-value=".token.trellis.trellis_008000 {  background-position: -180px -450px ; }" calcext:value-type="string">
            <text:p>.token.trellis.trellis_008000 { <text:s/>background-position: -180px -450px ; }</text:p>
          </table:table-cell>
          <table:table-cell table:formula="of:=&quot;.token.small.&quot;&amp;[.$C158]&amp;[.E158]&amp;&quot; {  background-position: -&quot;&amp;([.$F158]*20)&amp;&quot;px -&quot;&amp;([.$G158]*20)&amp;&quot;px ; }&quot;" office:value-type="string" office:string-value=".token.small.trellis.trellis_008000 {  background-position: -120px -300px ; }" calcext:value-type="string">
            <text:p>.token.small.trellis.trellis_008000 { <text:s/>background-position: -120px -300px ; }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2" office:value-type="string" calcext:value-type="string">
            <text:p>704</text:p>
          </table:table-cell>
          <table:table-cell office:value-type="string" calcext:value-type="string">
            <text:p>windmill</text:p>
          </table:table-cell>
          <table:table-cell office:value-type="string" calcext:value-type="string">
            <text:p>008000</text:p>
          </table:table-cell>
          <table:table-cell table:formula="of:=&quot;.&quot;&amp;[.C159]&amp;&quot;_&quot;&amp;[.D159]" office:value-type="string" office:string-value=".windmill_008000" calcext:value-type="string">
            <text:p>.windmill_008000</text:p>
          </table:table-cell>
          <table:table-cell table:formula="of:=MOD( [.A159];10)" office:value-type="float" office:value="7" calcext:value-type="float">
            <text:p>7</text:p>
          </table:table-cell>
          <table:table-cell table:formula="of:=INT([.A159]/10)" office:value-type="float" office:value="15" calcext:value-type="float">
            <text:p>15</text:p>
          </table:table-cell>
          <table:table-cell table:style-name="ce17" table:formula="of:=&quot;.token.&quot;&amp;[.$C159]&amp;[.E159]&amp;&quot; {  background-position: -&quot;&amp;([.$F159]*30)&amp;&quot;px -&quot;&amp;([.$G159]*30)&amp;&quot;px ; }&quot;" office:value-type="string" office:string-value=".token.windmill.windmill_008000 {  background-position: -210px -450px ; }" calcext:value-type="string">
            <text:p>.token.windmill.windmill_008000 { <text:s/>background-position: -210px -450px ; }</text:p>
          </table:table-cell>
          <table:table-cell table:formula="of:=&quot;.token.small.&quot;&amp;[.$C159]&amp;[.E159]&amp;&quot; {  background-position: -&quot;&amp;([.$F159]*20)&amp;&quot;px -&quot;&amp;([.$G159]*20)&amp;&quot;px ; }&quot;" office:value-type="string" office:string-value=".token.small.windmill.windmill_008000 {  background-position: -140px -300px ; }" calcext:value-type="string">
            <text:p>.token.small.windmill.windmill_008000 { <text:s/>background-position: -140px -300px ; }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2" office:value-type="string" calcext:value-type="string">
            <text:p>705</text:p>
          </table:table-cell>
          <table:table-cell office:value-type="string" calcext:value-type="string">
            <text:p>irrigation</text:p>
          </table:table-cell>
          <table:table-cell office:value-type="string" calcext:value-type="string">
            <text:p>008000</text:p>
          </table:table-cell>
          <table:table-cell table:formula="of:=&quot;.&quot;&amp;[.C160]&amp;&quot;_&quot;&amp;[.D160]" office:value-type="string" office:string-value=".irrigation_008000" calcext:value-type="string">
            <text:p>.irrigation_008000</text:p>
          </table:table-cell>
          <table:table-cell table:formula="of:=MOD( [.A160];10)" office:value-type="float" office:value="8" calcext:value-type="float">
            <text:p>8</text:p>
          </table:table-cell>
          <table:table-cell table:formula="of:=INT([.A160]/10)" office:value-type="float" office:value="15" calcext:value-type="float">
            <text:p>15</text:p>
          </table:table-cell>
          <table:table-cell table:style-name="ce17" table:formula="of:=&quot;.token.&quot;&amp;[.$C160]&amp;[.E160]&amp;&quot; {  background-position: -&quot;&amp;([.$F160]*30)&amp;&quot;px -&quot;&amp;([.$G160]*30)&amp;&quot;px ; }&quot;" office:value-type="string" office:string-value=".token.irrigation.irrigation_008000 {  background-position: -240px -450px ; }" calcext:value-type="string">
            <text:p>.token.irrigation.irrigation_008000 { <text:s/>background-position: -240px -450px ; }</text:p>
          </table:table-cell>
          <table:table-cell table:formula="of:=&quot;.token.small.&quot;&amp;[.$C160]&amp;[.E160]&amp;&quot; {  background-position: -&quot;&amp;([.$F160]*20)&amp;&quot;px -&quot;&amp;([.$G160]*20)&amp;&quot;px ; }&quot;" office:value-type="string" office:string-value=".token.small.irrigation.irrigation_008000 {  background-position: -160px -300px ; }" calcext:value-type="string">
            <text:p>.token.small.irrigation.irrigation_008000 { <text:s/>background-position: -160px -300px ; }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2" office:value-type="string" calcext:value-type="string">
            <text:p>706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008000</text:p>
          </table:table-cell>
          <table:table-cell table:formula="of:=&quot;.&quot;&amp;[.C161]&amp;&quot;_&quot;&amp;[.D161]" office:value-type="string" office:string-value=".cottage_008000" calcext:value-type="string">
            <text:p>.cottage_008000</text:p>
          </table:table-cell>
          <table:table-cell table:formula="of:=MOD( [.A161];10)" office:value-type="float" office:value="9" calcext:value-type="float">
            <text:p>9</text:p>
          </table:table-cell>
          <table:table-cell table:formula="of:=INT([.A161]/10)" office:value-type="float" office:value="15" calcext:value-type="float">
            <text:p>15</text:p>
          </table:table-cell>
          <table:table-cell table:style-name="ce17" table:formula="of:=&quot;.token.&quot;&amp;[.$C161]&amp;[.E161]&amp;&quot; {  background-position: -&quot;&amp;([.$F161]*30)&amp;&quot;px -&quot;&amp;([.$G161]*30)&amp;&quot;px ; }&quot;" office:value-type="string" office:string-value=".token.cottage.cottage_008000 {  background-position: -270px -450px ; }" calcext:value-type="string">
            <text:p>.token.cottage.cottage_008000 { <text:s/>background-position: -270px -450px ; }</text:p>
          </table:table-cell>
          <table:table-cell table:formula="of:=&quot;.token.small.&quot;&amp;[.$C161]&amp;[.E161]&amp;&quot; {  background-position: -&quot;&amp;([.$F161]*20)&amp;&quot;px -&quot;&amp;([.$G161]*20)&amp;&quot;px ; }&quot;" office:value-type="string" office:string-value=".token.small.cottage.cottage_008000 {  background-position: -180px -300px ; }" calcext:value-type="string">
            <text:p>.token.small.cottage.cottage_008000 { <text:s/>background-position: -180px -300px ; }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2" office:value-type="string" calcext:value-type="string">
            <text:p>707</text:p>
          </table:table-cell>
          <table:table-cell office:value-type="string" calcext:value-type="string">
            <text:p>tastingRoom</text:p>
          </table:table-cell>
          <table:table-cell office:value-type="string" calcext:value-type="string">
            <text:p>008000</text:p>
          </table:table-cell>
          <table:table-cell table:formula="of:=&quot;.&quot;&amp;[.C162]&amp;&quot;_&quot;&amp;[.D162]" office:value-type="string" office:string-value=".tastingRoom_008000" calcext:value-type="string">
            <text:p>.tastingRoom_008000</text:p>
          </table:table-cell>
          <table:table-cell table:formula="of:=MOD( [.A162];10)" office:value-type="float" office:value="0" calcext:value-type="float">
            <text:p>0</text:p>
          </table:table-cell>
          <table:table-cell table:formula="of:=INT([.A162]/10)" office:value-type="float" office:value="16" calcext:value-type="float">
            <text:p>16</text:p>
          </table:table-cell>
          <table:table-cell table:style-name="ce17" table:formula="of:=&quot;.token.&quot;&amp;[.$C162]&amp;[.E162]&amp;&quot; {  background-position: -&quot;&amp;([.$F162]*30)&amp;&quot;px -&quot;&amp;([.$G162]*30)&amp;&quot;px ; }&quot;" office:value-type="string" office:string-value=".token.tastingRoom.tastingRoom_008000 {  background-position: -0px -480px ; }" calcext:value-type="string">
            <text:p>.token.tastingRoom.tastingRoom_008000 { <text:s/>background-position: -0px -480px ; }</text:p>
          </table:table-cell>
          <table:table-cell table:formula="of:=&quot;.token.small.&quot;&amp;[.$C162]&amp;[.E162]&amp;&quot; {  background-position: -&quot;&amp;([.$F162]*20)&amp;&quot;px -&quot;&amp;([.$G162]*20)&amp;&quot;px ; }&quot;" office:value-type="string" office:string-value=".token.small.tastingRoom.tastingRoom_008000 {  background-position: -0px -320px ; }" calcext:value-type="string">
            <text:p>.token.small.tastingRoom.tastingRoom_008000 { <text:s/>background-position: -0px -320px ; }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2" office:value-type="string" calcext:value-type="string">
            <text:p>708</text:p>
          </table:table-cell>
          <table:table-cell office:value-type="string" calcext:value-type="string">
            <text:p>mediumCellar</text:p>
          </table:table-cell>
          <table:table-cell office:value-type="string" calcext:value-type="string">
            <text:p>008000</text:p>
          </table:table-cell>
          <table:table-cell table:formula="of:=&quot;.&quot;&amp;[.C163]&amp;&quot;_&quot;&amp;[.D163]" office:value-type="string" office:string-value=".mediumCellar_008000" calcext:value-type="string">
            <text:p>.mediumCellar_008000</text:p>
          </table:table-cell>
          <table:table-cell table:formula="of:=MOD( [.A163];10)" office:value-type="float" office:value="1" calcext:value-type="float">
            <text:p>1</text:p>
          </table:table-cell>
          <table:table-cell table:formula="of:=INT([.A163]/10)" office:value-type="float" office:value="16" calcext:value-type="float">
            <text:p>16</text:p>
          </table:table-cell>
          <table:table-cell table:style-name="ce17" table:formula="of:=&quot;.token.&quot;&amp;[.$C163]&amp;[.E163]&amp;&quot; {  background-position: -&quot;&amp;([.$F163]*30)&amp;&quot;px -&quot;&amp;([.$G163]*30)&amp;&quot;px ; }&quot;" office:value-type="string" office:string-value=".token.mediumCellar.mediumCellar_008000 {  background-position: -30px -480px ; }" calcext:value-type="string">
            <text:p>.token.mediumCellar.mediumCellar_008000 { <text:s/>background-position: -30px -480px ; }</text:p>
          </table:table-cell>
          <table:table-cell table:formula="of:=&quot;.token.small.&quot;&amp;[.$C163]&amp;[.E163]&amp;&quot; {  background-position: -&quot;&amp;([.$F163]*20)&amp;&quot;px -&quot;&amp;([.$G163]*20)&amp;&quot;px ; }&quot;" office:value-type="string" office:string-value=".token.small.mediumCellar.mediumCellar_008000 {  background-position: -20px -320px ; }" calcext:value-type="string">
            <text:p>.token.small.mediumCellar.mediumCellar_008000 { <text:s/>background-position: -20px -320px ; }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2" office:value-type="string" calcext:value-type="string">
            <text:p>709</text:p>
          </table:table-cell>
          <table:table-cell office:value-type="string" calcext:value-type="string">
            <text:p>largeCellar</text:p>
          </table:table-cell>
          <table:table-cell office:value-type="string" calcext:value-type="string">
            <text:p>008000</text:p>
          </table:table-cell>
          <table:table-cell table:formula="of:=&quot;.&quot;&amp;[.C164]&amp;&quot;_&quot;&amp;[.D164]" office:value-type="string" office:string-value=".largeCellar_008000" calcext:value-type="string">
            <text:p>.largeCellar_008000</text:p>
          </table:table-cell>
          <table:table-cell table:formula="of:=MOD( [.A164];10)" office:value-type="float" office:value="2" calcext:value-type="float">
            <text:p>2</text:p>
          </table:table-cell>
          <table:table-cell table:formula="of:=INT([.A164]/10)" office:value-type="float" office:value="16" calcext:value-type="float">
            <text:p>16</text:p>
          </table:table-cell>
          <table:table-cell table:style-name="ce17" table:formula="of:=&quot;.token.&quot;&amp;[.$C164]&amp;[.E164]&amp;&quot; {  background-position: -&quot;&amp;([.$F164]*30)&amp;&quot;px -&quot;&amp;([.$G164]*30)&amp;&quot;px ; }&quot;" office:value-type="string" office:string-value=".token.largeCellar.largeCellar_008000 {  background-position: -60px -480px ; }" calcext:value-type="string">
            <text:p>.token.largeCellar.largeCellar_008000 { <text:s/>background-position: -60px -480px ; }</text:p>
          </table:table-cell>
          <table:table-cell table:formula="of:=&quot;.token.small.&quot;&amp;[.$C164]&amp;[.E164]&amp;&quot; {  background-position: -&quot;&amp;([.$F164]*20)&amp;&quot;px -&quot;&amp;([.$G164]*20)&amp;&quot;px ; }&quot;" office:value-type="string" office:string-value=".token.small.largeCellar.largeCellar_008000 {  background-position: -40px -320px ; }" calcext:value-type="string">
            <text:p>.token.small.largeCellar.largeCellar_008000 { <text:s/>background-position: -40px -320px ; }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2" office:value-type="string" calcext:value-type="string">
            <text:p>710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008000</text:p>
          </table:table-cell>
          <table:table-cell table:formula="of:=&quot;.&quot;&amp;[.C165]&amp;&quot;_&quot;&amp;[.D165]" office:value-type="string" office:string-value=".yoke_008000" calcext:value-type="string">
            <text:p>.yoke_008000</text:p>
          </table:table-cell>
          <table:table-cell table:formula="of:=MOD( [.A165];10)" office:value-type="float" office:value="3" calcext:value-type="float">
            <text:p>3</text:p>
          </table:table-cell>
          <table:table-cell table:formula="of:=INT([.A165]/10)" office:value-type="float" office:value="16" calcext:value-type="float">
            <text:p>16</text:p>
          </table:table-cell>
          <table:table-cell table:style-name="ce17" table:formula="of:=&quot;.token.&quot;&amp;[.$C165]&amp;[.E165]&amp;&quot; {  background-position: -&quot;&amp;([.$F165]*30)&amp;&quot;px -&quot;&amp;([.$G165]*30)&amp;&quot;px ; }&quot;" office:value-type="string" office:string-value=".token.yoke.yoke_008000 {  background-position: -90px -480px ; }" calcext:value-type="string">
            <text:p>.token.yoke.yoke_008000 { <text:s/>background-position: -90px -480px ; }</text:p>
          </table:table-cell>
          <table:table-cell table:formula="of:=&quot;.token.small.&quot;&amp;[.$C165]&amp;[.E165]&amp;&quot; {  background-position: -&quot;&amp;([.$F165]*20)&amp;&quot;px -&quot;&amp;([.$G165]*20)&amp;&quot;px ; }&quot;" office:value-type="string" office:string-value=".token.small.yoke.yoke_008000 {  background-position: -60px -320px ; }" calcext:value-type="string">
            <text:p>.token.small.yoke.yoke_008000 { <text:s/>background-position: -60px -320px ; }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2" office:value-type="string" calcext:value-type="string">
            <text:p>71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008000</text:p>
          </table:table-cell>
          <table:table-cell table:formula="of:=&quot;.&quot;&amp;[.C166]&amp;&quot;_&quot;&amp;[.D166]" office:value-type="string" office:string-value=".bottle_008000" calcext:value-type="string">
            <text:p>.bottle_008000</text:p>
          </table:table-cell>
          <table:table-cell table:formula="of:=MOD( [.A166];10)" office:value-type="float" office:value="4" calcext:value-type="float">
            <text:p>4</text:p>
          </table:table-cell>
          <table:table-cell table:formula="of:=INT([.A166]/10)" office:value-type="float" office:value="16" calcext:value-type="float">
            <text:p>16</text:p>
          </table:table-cell>
          <table:table-cell table:style-name="ce17" table:formula="of:=&quot;.token.&quot;&amp;[.$C166]&amp;[.E166]&amp;&quot; {  background-position: -&quot;&amp;([.$F166]*30)&amp;&quot;px -&quot;&amp;([.$G166]*30)&amp;&quot;px ; }&quot;" office:value-type="string" office:string-value=".token.bottle.bottle_008000 {  background-position: -120px -480px ; }" calcext:value-type="string">
            <text:p>.token.bottle.bottle_008000 { <text:s/>background-position: -120px -480px ; }</text:p>
          </table:table-cell>
          <table:table-cell table:formula="of:=&quot;.token.small.&quot;&amp;[.$C166]&amp;[.E166]&amp;&quot; {  background-position: -&quot;&amp;([.$F166]*20)&amp;&quot;px -&quot;&amp;([.$G166]*20)&amp;&quot;px ; }&quot;" office:value-type="string" office:string-value=".token.small.bottle.bottle_008000 {  background-position: -80px -320px ; }" calcext:value-type="string">
            <text:p>.token.small.bottle.bottle_008000 { <text:s/>background-position: -80px -320px ; }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2" office:value-type="string" calcext:value-type="string">
            <text:p>712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008000</text:p>
          </table:table-cell>
          <table:table-cell table:formula="of:=&quot;.&quot;&amp;[.C167]&amp;&quot;_&quot;&amp;[.D167]" office:value-type="string" office:string-value=".star_008000" calcext:value-type="string">
            <text:p>.star_008000</text:p>
          </table:table-cell>
          <table:table-cell table:formula="of:=MOD( [.A167];10)" office:value-type="float" office:value="5" calcext:value-type="float">
            <text:p>5</text:p>
          </table:table-cell>
          <table:table-cell table:formula="of:=INT([.A167]/10)" office:value-type="float" office:value="16" calcext:value-type="float">
            <text:p>16</text:p>
          </table:table-cell>
          <table:table-cell table:style-name="ce17" table:formula="of:=&quot;.token.&quot;&amp;[.$C167]&amp;[.E167]&amp;&quot; {  background-position: -&quot;&amp;([.$F167]*30)&amp;&quot;px -&quot;&amp;([.$G167]*30)&amp;&quot;px ; }&quot;" office:value-type="string" office:string-value=".token.star.star_008000 {  background-position: -150px -480px ; }" calcext:value-type="string">
            <text:p>.token.star.star_008000 { <text:s/>background-position: -150px -480px ; }</text:p>
          </table:table-cell>
          <table:table-cell table:formula="of:=&quot;.token.small.&quot;&amp;[.$C167]&amp;[.E167]&amp;&quot; {  background-position: -&quot;&amp;([.$F167]*20)&amp;&quot;px -&quot;&amp;([.$G167]*20)&amp;&quot;px ; }&quot;" office:value-type="string" office:string-value=".token.small.star.star_008000 {  background-position: -100px -320px ; }" calcext:value-type="string">
            <text:p>.token.small.star.star_008000 { <text:s/>background-position: -100px -320px ; }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2" office:value-type="string" calcext:value-type="string">
            <text:p>713</text:p>
          </table:table-cell>
          <table:table-cell office:value-type="string" calcext:value-type="string">
            <text:p>workerSpecialMan</text:p>
          </table:table-cell>
          <table:table-cell office:value-type="string" calcext:value-type="string">
            <text:p>008000</text:p>
          </table:table-cell>
          <table:table-cell table:formula="of:=&quot;.&quot;&amp;[.C168]&amp;&quot;_&quot;&amp;[.D168]" office:value-type="string" office:string-value=".workerSpecialMan_008000" calcext:value-type="string">
            <text:p>.workerSpecialMan_008000</text:p>
          </table:table-cell>
          <table:table-cell table:formula="of:=MOD( [.A168];10)" office:value-type="float" office:value="6" calcext:value-type="float">
            <text:p>6</text:p>
          </table:table-cell>
          <table:table-cell table:formula="of:=INT([.A168]/10)" office:value-type="float" office:value="16" calcext:value-type="float">
            <text:p>16</text:p>
          </table:table-cell>
          <table:table-cell table:style-name="ce17" table:formula="of:=&quot;.token.&quot;&amp;[.$C168]&amp;[.E168]&amp;&quot; {  background-position: -&quot;&amp;([.$F168]*30)&amp;&quot;px -&quot;&amp;([.$G168]*30)&amp;&quot;px ; }&quot;" office:value-type="string" office:string-value=".token.workerSpecialMan.workerSpecialMan_008000 {  background-position: -180px -480px ; }" calcext:value-type="string">
            <text:p>.token.workerSpecialMan.workerSpecialMan_008000 { <text:s/>background-position: -180px -480px ; }</text:p>
          </table:table-cell>
          <table:table-cell table:formula="of:=&quot;.token.small.&quot;&amp;[.$C168]&amp;[.E168]&amp;&quot; {  background-position: -&quot;&amp;([.$F168]*20)&amp;&quot;px -&quot;&amp;([.$G168]*20)&amp;&quot;px ; }&quot;" office:value-type="string" office:string-value=".token.small.workerSpecialMan.workerSpecialMan_008000 {  background-position: -120px -320px ; }" calcext:value-type="string">
            <text:p>.token.small.workerSpecialMan.workerSpecialMan_008000 { <text:s/>background-position: -120px -320px ; }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2" office:value-type="string" calcext:value-type="string">
            <text:p>714</text:p>
          </table:table-cell>
          <table:table-cell office:value-type="string" calcext:value-type="string">
            <text:p>workerSpecialWoman</text:p>
          </table:table-cell>
          <table:table-cell office:value-type="string" calcext:value-type="string">
            <text:p>008000</text:p>
          </table:table-cell>
          <table:table-cell table:formula="of:=&quot;.&quot;&amp;[.C169]&amp;&quot;_&quot;&amp;[.D169]" office:value-type="string" office:string-value=".workerSpecialWoman_008000" calcext:value-type="string">
            <text:p>.workerSpecialWoman_008000</text:p>
          </table:table-cell>
          <table:table-cell table:formula="of:=MOD( [.A169];10)" office:value-type="float" office:value="7" calcext:value-type="float">
            <text:p>7</text:p>
          </table:table-cell>
          <table:table-cell table:formula="of:=INT([.A169]/10)" office:value-type="float" office:value="16" calcext:value-type="float">
            <text:p>16</text:p>
          </table:table-cell>
          <table:table-cell table:style-name="ce17" table:formula="of:=&quot;.token.&quot;&amp;[.$C169]&amp;[.E169]&amp;&quot; {  background-position: -&quot;&amp;([.$F169]*30)&amp;&quot;px -&quot;&amp;([.$G169]*30)&amp;&quot;px ; }&quot;" office:value-type="string" office:string-value=".token.workerSpecialWoman.workerSpecialWoman_008000 {  background-position: -210px -480px ; }" calcext:value-type="string">
            <text:p>.token.workerSpecialWoman.workerSpecialWoman_008000 { <text:s/>background-position: -210px -480px ; }</text:p>
          </table:table-cell>
          <table:table-cell table:formula="of:=&quot;.token.small.&quot;&amp;[.$C169]&amp;[.E169]&amp;&quot; {  background-position: -&quot;&amp;([.$F169]*20)&amp;&quot;px -&quot;&amp;([.$G169]*20)&amp;&quot;px ; }&quot;" office:value-type="string" office:string-value=".token.small.workerSpecialWoman.workerSpecialWoman_008000 {  background-position: -140px -320px ; }" calcext:value-type="string">
            <text:p>.token.small.workerSpecialWoman.workerSpecialWoman_008000 { <text:s/>background-position: -140px -320px ; }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2" office:value-type="string" calcext:value-type="string">
            <text:p>715</text:p>
          </table:table-cell>
          <table:table-cell office:value-type="string" calcext:value-type="string">
            <text:p>scoring</text:p>
          </table:table-cell>
          <table:table-cell office:value-type="string" calcext:value-type="string">
            <text:p>008000</text:p>
          </table:table-cell>
          <table:table-cell table:formula="of:=&quot;.&quot;&amp;[.C170]&amp;&quot;_&quot;&amp;[.D170]" office:value-type="string" office:string-value=".scoring_008000" calcext:value-type="string">
            <text:p>.scoring_008000</text:p>
          </table:table-cell>
          <table:table-cell table:formula="of:=MOD( [.A170];10)" office:value-type="float" office:value="8" calcext:value-type="float">
            <text:p>8</text:p>
          </table:table-cell>
          <table:table-cell table:formula="of:=INT([.A170]/10)" office:value-type="float" office:value="16" calcext:value-type="float">
            <text:p>16</text:p>
          </table:table-cell>
          <table:table-cell table:style-name="ce17" table:formula="of:=&quot;.token.&quot;&amp;[.$C170]&amp;[.E170]&amp;&quot; {  background-position: -&quot;&amp;([.$F170]*30)&amp;&quot;px -&quot;&amp;([.$G170]*30)&amp;&quot;px ; }&quot;" office:value-type="string" office:string-value=".token.scoring.scoring_008000 {  background-position: -240px -480px ; }" calcext:value-type="string">
            <text:p>.token.scoring.scoring_008000 { <text:s/>background-position: -240px -480px ; }</text:p>
          </table:table-cell>
          <table:table-cell table:formula="of:=&quot;.token.small.&quot;&amp;[.$C170]&amp;[.E170]&amp;&quot; {  background-position: -&quot;&amp;([.$F170]*20)&amp;&quot;px -&quot;&amp;([.$G170]*20)&amp;&quot;px ; }&quot;" office:value-type="string" office:string-value=".token.small.scoring.scoring_008000 {  background-position: -160px -320px ; }" calcext:value-type="string">
            <text:p>.token.small.scoring.scoring_008000 { <text:s/>background-position: -160px -320px ; }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2" office:value-type="string" calcext:value-type="string">
            <text:p>800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ffffff</text:p>
          </table:table-cell>
          <table:table-cell table:formula="of:=&quot;.&quot;&amp;[.C171]&amp;&quot;_&quot;&amp;[.D171]" office:value-type="string" office:string-value=".rooster_ffffff" calcext:value-type="string">
            <text:p>.rooster_ffffff</text:p>
          </table:table-cell>
          <table:table-cell table:formula="of:=MOD( [.A171];10)" office:value-type="float" office:value="9" calcext:value-type="float">
            <text:p>9</text:p>
          </table:table-cell>
          <table:table-cell table:formula="of:=INT([.A171]/10)" office:value-type="float" office:value="16" calcext:value-type="float">
            <text:p>16</text:p>
          </table:table-cell>
          <table:table-cell table:style-name="ce17" table:formula="of:=&quot;.token.&quot;&amp;[.$C171]&amp;[.E171]&amp;&quot; {  background-position: -&quot;&amp;([.$F171]*30)&amp;&quot;px -&quot;&amp;([.$G171]*30)&amp;&quot;px ; }&quot;" office:value-type="string" office:string-value=".token.rooster.rooster_ffffff {  background-position: -270px -480px ; }" calcext:value-type="string">
            <text:p>.token.rooster.rooster_ffffff { <text:s/>background-position: -270px -480px ; }</text:p>
          </table:table-cell>
          <table:table-cell table:formula="of:=&quot;.token.small.&quot;&amp;[.$C171]&amp;[.E171]&amp;&quot; {  background-position: -&quot;&amp;([.$F171]*20)&amp;&quot;px -&quot;&amp;([.$G171]*20)&amp;&quot;px ; }&quot;" office:value-type="string" office:string-value=".token.small.rooster.rooster_ffffff {  background-position: -180px -320px ; }" calcext:value-type="string">
            <text:p>.token.small.rooster.rooster_ffffff { <text:s/>background-position: -180px -320px ; }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2" office:value-type="string" calcext:value-type="string">
            <text:p>801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ffffff</text:p>
          </table:table-cell>
          <table:table-cell table:formula="of:=&quot;.&quot;&amp;[.C172]&amp;&quot;_&quot;&amp;[.D172]" office:value-type="string" office:string-value=".worker_ffffff" calcext:value-type="string">
            <text:p>.worker_ffffff</text:p>
          </table:table-cell>
          <table:table-cell table:formula="of:=MOD( [.A172];10)" office:value-type="float" office:value="0" calcext:value-type="float">
            <text:p>0</text:p>
          </table:table-cell>
          <table:table-cell table:formula="of:=INT([.A172]/10)" office:value-type="float" office:value="17" calcext:value-type="float">
            <text:p>17</text:p>
          </table:table-cell>
          <table:table-cell table:style-name="ce17" table:formula="of:=&quot;.token.&quot;&amp;[.$C172]&amp;[.E172]&amp;&quot; {  background-position: -&quot;&amp;([.$F172]*30)&amp;&quot;px -&quot;&amp;([.$G172]*30)&amp;&quot;px ; }&quot;" office:value-type="string" office:string-value=".token.worker.worker_ffffff {  background-position: -0px -510px ; }" calcext:value-type="string">
            <text:p>.token.worker.worker_ffffff { <text:s/>background-position: -0px -510px ; }</text:p>
          </table:table-cell>
          <table:table-cell table:formula="of:=&quot;.token.small.&quot;&amp;[.$C172]&amp;[.E172]&amp;&quot; {  background-position: -&quot;&amp;([.$F172]*20)&amp;&quot;px -&quot;&amp;([.$G172]*20)&amp;&quot;px ; }&quot;" office:value-type="string" office:string-value=".token.small.worker.worker_ffffff {  background-position: -0px -340px ; }" calcext:value-type="string">
            <text:p>.token.small.worker.worker_ffffff { <text:s/>background-position: -0px -340px ; }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2" office:value-type="string" calcext:value-type="string">
            <text:p>802</text:p>
          </table:table-cell>
          <table:table-cell office:value-type="string" calcext:value-type="string">
            <text:p>worker_g</text:p>
          </table:table-cell>
          <table:table-cell office:value-type="string" calcext:value-type="string">
            <text:p>ffffff</text:p>
          </table:table-cell>
          <table:table-cell table:formula="of:=&quot;.&quot;&amp;[.C173]&amp;&quot;_&quot;&amp;[.D173]" office:value-type="string" office:string-value=".worker_g_ffffff" calcext:value-type="string">
            <text:p>.worker_g_ffffff</text:p>
          </table:table-cell>
          <table:table-cell table:formula="of:=MOD( [.A173];10)" office:value-type="float" office:value="1" calcext:value-type="float">
            <text:p>1</text:p>
          </table:table-cell>
          <table:table-cell table:formula="of:=INT([.A173]/10)" office:value-type="float" office:value="17" calcext:value-type="float">
            <text:p>17</text:p>
          </table:table-cell>
          <table:table-cell table:style-name="ce17" table:formula="of:=&quot;.token.&quot;&amp;[.$C173]&amp;[.E173]&amp;&quot; {  background-position: -&quot;&amp;([.$F173]*30)&amp;&quot;px -&quot;&amp;([.$G173]*30)&amp;&quot;px ; }&quot;" office:value-type="string" office:string-value=".token.worker_g.worker_g_ffffff {  background-position: -30px -510px ; }" calcext:value-type="string">
            <text:p>.token.worker_g.worker_g_ffffff { <text:s/>background-position: -30px -510px ; }</text:p>
          </table:table-cell>
          <table:table-cell table:formula="of:=&quot;.token.small.&quot;&amp;[.$C173]&amp;[.E173]&amp;&quot; {  background-position: -&quot;&amp;([.$F173]*20)&amp;&quot;px -&quot;&amp;([.$G173]*20)&amp;&quot;px ; }&quot;" office:value-type="string" office:string-value=".token.small.worker_g.worker_g_ffffff {  background-position: -20px -340px ; }" calcext:value-type="string">
            <text:p>.token.small.worker_g.worker_g_ffffff { <text:s/>background-position: -20px -340px ; }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2" office:value-type="string" calcext:value-type="string">
            <text:p>803</text:p>
          </table:table-cell>
          <table:table-cell office:value-type="string" calcext:value-type="string">
            <text:p>trellis</text:p>
          </table:table-cell>
          <table:table-cell office:value-type="string" calcext:value-type="string">
            <text:p>ffffff</text:p>
          </table:table-cell>
          <table:table-cell table:formula="of:=&quot;.&quot;&amp;[.C174]&amp;&quot;_&quot;&amp;[.D174]" office:value-type="string" office:string-value=".trellis_ffffff" calcext:value-type="string">
            <text:p>.trellis_ffffff</text:p>
          </table:table-cell>
          <table:table-cell table:formula="of:=MOD( [.A174];10)" office:value-type="float" office:value="2" calcext:value-type="float">
            <text:p>2</text:p>
          </table:table-cell>
          <table:table-cell table:formula="of:=INT([.A174]/10)" office:value-type="float" office:value="17" calcext:value-type="float">
            <text:p>17</text:p>
          </table:table-cell>
          <table:table-cell table:style-name="ce17" table:formula="of:=&quot;.token.&quot;&amp;[.$C174]&amp;[.E174]&amp;&quot; {  background-position: -&quot;&amp;([.$F174]*30)&amp;&quot;px -&quot;&amp;([.$G174]*30)&amp;&quot;px ; }&quot;" office:value-type="string" office:string-value=".token.trellis.trellis_ffffff {  background-position: -60px -510px ; }" calcext:value-type="string">
            <text:p>.token.trellis.trellis_ffffff { <text:s/>background-position: -60px -510px ; }</text:p>
          </table:table-cell>
          <table:table-cell table:formula="of:=&quot;.token.small.&quot;&amp;[.$C174]&amp;[.E174]&amp;&quot; {  background-position: -&quot;&amp;([.$F174]*20)&amp;&quot;px -&quot;&amp;([.$G174]*20)&amp;&quot;px ; }&quot;" office:value-type="string" office:string-value=".token.small.trellis.trellis_ffffff {  background-position: -40px -340px ; }" calcext:value-type="string">
            <text:p>.token.small.trellis.trellis_ffffff { <text:s/>background-position: -40px -340px ; }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2" office:value-type="string" calcext:value-type="string">
            <text:p>804</text:p>
          </table:table-cell>
          <table:table-cell office:value-type="string" calcext:value-type="string">
            <text:p>windmill</text:p>
          </table:table-cell>
          <table:table-cell office:value-type="string" calcext:value-type="string">
            <text:p>ffffff</text:p>
          </table:table-cell>
          <table:table-cell table:formula="of:=&quot;.&quot;&amp;[.C175]&amp;&quot;_&quot;&amp;[.D175]" office:value-type="string" office:string-value=".windmill_ffffff" calcext:value-type="string">
            <text:p>.windmill_ffffff</text:p>
          </table:table-cell>
          <table:table-cell table:formula="of:=MOD( [.A175];10)" office:value-type="float" office:value="3" calcext:value-type="float">
            <text:p>3</text:p>
          </table:table-cell>
          <table:table-cell table:formula="of:=INT([.A175]/10)" office:value-type="float" office:value="17" calcext:value-type="float">
            <text:p>17</text:p>
          </table:table-cell>
          <table:table-cell table:style-name="ce17" table:formula="of:=&quot;.token.&quot;&amp;[.$C175]&amp;[.E175]&amp;&quot; {  background-position: -&quot;&amp;([.$F175]*30)&amp;&quot;px -&quot;&amp;([.$G175]*30)&amp;&quot;px ; }&quot;" office:value-type="string" office:string-value=".token.windmill.windmill_ffffff {  background-position: -90px -510px ; }" calcext:value-type="string">
            <text:p>.token.windmill.windmill_ffffff { <text:s/>background-position: -90px -510px ; }</text:p>
          </table:table-cell>
          <table:table-cell table:formula="of:=&quot;.token.small.&quot;&amp;[.$C175]&amp;[.E175]&amp;&quot; {  background-position: -&quot;&amp;([.$F175]*20)&amp;&quot;px -&quot;&amp;([.$G175]*20)&amp;&quot;px ; }&quot;" office:value-type="string" office:string-value=".token.small.windmill.windmill_ffffff {  background-position: -60px -340px ; }" calcext:value-type="string">
            <text:p>.token.small.windmill.windmill_ffffff { <text:s/>background-position: -60px -340px ; }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2" office:value-type="string" calcext:value-type="string">
            <text:p>805</text:p>
          </table:table-cell>
          <table:table-cell office:value-type="string" calcext:value-type="string">
            <text:p>irrigation</text:p>
          </table:table-cell>
          <table:table-cell office:value-type="string" calcext:value-type="string">
            <text:p>ffffff</text:p>
          </table:table-cell>
          <table:table-cell table:formula="of:=&quot;.&quot;&amp;[.C176]&amp;&quot;_&quot;&amp;[.D176]" office:value-type="string" office:string-value=".irrigation_ffffff" calcext:value-type="string">
            <text:p>.irrigation_ffffff</text:p>
          </table:table-cell>
          <table:table-cell table:formula="of:=MOD( [.A176];10)" office:value-type="float" office:value="4" calcext:value-type="float">
            <text:p>4</text:p>
          </table:table-cell>
          <table:table-cell table:formula="of:=INT([.A176]/10)" office:value-type="float" office:value="17" calcext:value-type="float">
            <text:p>17</text:p>
          </table:table-cell>
          <table:table-cell table:style-name="ce17" table:formula="of:=&quot;.token.&quot;&amp;[.$C176]&amp;[.E176]&amp;&quot; {  background-position: -&quot;&amp;([.$F176]*30)&amp;&quot;px -&quot;&amp;([.$G176]*30)&amp;&quot;px ; }&quot;" office:value-type="string" office:string-value=".token.irrigation.irrigation_ffffff {  background-position: -120px -510px ; }" calcext:value-type="string">
            <text:p>.token.irrigation.irrigation_ffffff { <text:s/>background-position: -120px -510px ; }</text:p>
          </table:table-cell>
          <table:table-cell table:formula="of:=&quot;.token.small.&quot;&amp;[.$C176]&amp;[.E176]&amp;&quot; {  background-position: -&quot;&amp;([.$F176]*20)&amp;&quot;px -&quot;&amp;([.$G176]*20)&amp;&quot;px ; }&quot;" office:value-type="string" office:string-value=".token.small.irrigation.irrigation_ffffff {  background-position: -80px -340px ; }" calcext:value-type="string">
            <text:p>.token.small.irrigation.irrigation_ffffff { <text:s/>background-position: -80px -340px ; }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2" office:value-type="string" calcext:value-type="string">
            <text:p>806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ffffff</text:p>
          </table:table-cell>
          <table:table-cell table:formula="of:=&quot;.&quot;&amp;[.C177]&amp;&quot;_&quot;&amp;[.D177]" office:value-type="string" office:string-value=".cottage_ffffff" calcext:value-type="string">
            <text:p>.cottage_ffffff</text:p>
          </table:table-cell>
          <table:table-cell table:formula="of:=MOD( [.A177];10)" office:value-type="float" office:value="5" calcext:value-type="float">
            <text:p>5</text:p>
          </table:table-cell>
          <table:table-cell table:formula="of:=INT([.A177]/10)" office:value-type="float" office:value="17" calcext:value-type="float">
            <text:p>17</text:p>
          </table:table-cell>
          <table:table-cell table:style-name="ce17" table:formula="of:=&quot;.token.&quot;&amp;[.$C177]&amp;[.E177]&amp;&quot; {  background-position: -&quot;&amp;([.$F177]*30)&amp;&quot;px -&quot;&amp;([.$G177]*30)&amp;&quot;px ; }&quot;" office:value-type="string" office:string-value=".token.cottage.cottage_ffffff {  background-position: -150px -510px ; }" calcext:value-type="string">
            <text:p>.token.cottage.cottage_ffffff { <text:s/>background-position: -150px -510px ; }</text:p>
          </table:table-cell>
          <table:table-cell table:formula="of:=&quot;.token.small.&quot;&amp;[.$C177]&amp;[.E177]&amp;&quot; {  background-position: -&quot;&amp;([.$F177]*20)&amp;&quot;px -&quot;&amp;([.$G177]*20)&amp;&quot;px ; }&quot;" office:value-type="string" office:string-value=".token.small.cottage.cottage_ffffff {  background-position: -100px -340px ; }" calcext:value-type="string">
            <text:p>.token.small.cottage.cottage_ffffff { <text:s/>background-position: -100px -340px ; }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2" office:value-type="string" calcext:value-type="string">
            <text:p>807</text:p>
          </table:table-cell>
          <table:table-cell office:value-type="string" calcext:value-type="string">
            <text:p>tastingRoom</text:p>
          </table:table-cell>
          <table:table-cell office:value-type="string" calcext:value-type="string">
            <text:p>ffffff</text:p>
          </table:table-cell>
          <table:table-cell table:formula="of:=&quot;.&quot;&amp;[.C178]&amp;&quot;_&quot;&amp;[.D178]" office:value-type="string" office:string-value=".tastingRoom_ffffff" calcext:value-type="string">
            <text:p>.tastingRoom_ffffff</text:p>
          </table:table-cell>
          <table:table-cell table:formula="of:=MOD( [.A178];10)" office:value-type="float" office:value="6" calcext:value-type="float">
            <text:p>6</text:p>
          </table:table-cell>
          <table:table-cell table:formula="of:=INT([.A178]/10)" office:value-type="float" office:value="17" calcext:value-type="float">
            <text:p>17</text:p>
          </table:table-cell>
          <table:table-cell table:style-name="ce17" table:formula="of:=&quot;.token.&quot;&amp;[.$C178]&amp;[.E178]&amp;&quot; {  background-position: -&quot;&amp;([.$F178]*30)&amp;&quot;px -&quot;&amp;([.$G178]*30)&amp;&quot;px ; }&quot;" office:value-type="string" office:string-value=".token.tastingRoom.tastingRoom_ffffff {  background-position: -180px -510px ; }" calcext:value-type="string">
            <text:p>.token.tastingRoom.tastingRoom_ffffff { <text:s/>background-position: -180px -510px ; }</text:p>
          </table:table-cell>
          <table:table-cell table:formula="of:=&quot;.token.small.&quot;&amp;[.$C178]&amp;[.E178]&amp;&quot; {  background-position: -&quot;&amp;([.$F178]*20)&amp;&quot;px -&quot;&amp;([.$G178]*20)&amp;&quot;px ; }&quot;" office:value-type="string" office:string-value=".token.small.tastingRoom.tastingRoom_ffffff {  background-position: -120px -340px ; }" calcext:value-type="string">
            <text:p>.token.small.tastingRoom.tastingRoom_ffffff { <text:s/>background-position: -120px -340px ; }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2" office:value-type="string" calcext:value-type="string">
            <text:p>808</text:p>
          </table:table-cell>
          <table:table-cell office:value-type="string" calcext:value-type="string">
            <text:p>mediumCellar</text:p>
          </table:table-cell>
          <table:table-cell office:value-type="string" calcext:value-type="string">
            <text:p>ffffff</text:p>
          </table:table-cell>
          <table:table-cell table:formula="of:=&quot;.&quot;&amp;[.C179]&amp;&quot;_&quot;&amp;[.D179]" office:value-type="string" office:string-value=".mediumCellar_ffffff" calcext:value-type="string">
            <text:p>.mediumCellar_ffffff</text:p>
          </table:table-cell>
          <table:table-cell table:formula="of:=MOD( [.A179];10)" office:value-type="float" office:value="7" calcext:value-type="float">
            <text:p>7</text:p>
          </table:table-cell>
          <table:table-cell table:formula="of:=INT([.A179]/10)" office:value-type="float" office:value="17" calcext:value-type="float">
            <text:p>17</text:p>
          </table:table-cell>
          <table:table-cell table:style-name="ce17" table:formula="of:=&quot;.token.&quot;&amp;[.$C179]&amp;[.E179]&amp;&quot; {  background-position: -&quot;&amp;([.$F179]*30)&amp;&quot;px -&quot;&amp;([.$G179]*30)&amp;&quot;px ; }&quot;" office:value-type="string" office:string-value=".token.mediumCellar.mediumCellar_ffffff {  background-position: -210px -510px ; }" calcext:value-type="string">
            <text:p>.token.mediumCellar.mediumCellar_ffffff { <text:s/>background-position: -210px -510px ; }</text:p>
          </table:table-cell>
          <table:table-cell table:formula="of:=&quot;.token.small.&quot;&amp;[.$C179]&amp;[.E179]&amp;&quot; {  background-position: -&quot;&amp;([.$F179]*20)&amp;&quot;px -&quot;&amp;([.$G179]*20)&amp;&quot;px ; }&quot;" office:value-type="string" office:string-value=".token.small.mediumCellar.mediumCellar_ffffff {  background-position: -140px -340px ; }" calcext:value-type="string">
            <text:p>.token.small.mediumCellar.mediumCellar_ffffff { <text:s/>background-position: -140px -340px ; }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2" office:value-type="string" calcext:value-type="string">
            <text:p>809</text:p>
          </table:table-cell>
          <table:table-cell office:value-type="string" calcext:value-type="string">
            <text:p>largeCellar</text:p>
          </table:table-cell>
          <table:table-cell office:value-type="string" calcext:value-type="string">
            <text:p>ffffff</text:p>
          </table:table-cell>
          <table:table-cell table:formula="of:=&quot;.&quot;&amp;[.C180]&amp;&quot;_&quot;&amp;[.D180]" office:value-type="string" office:string-value=".largeCellar_ffffff" calcext:value-type="string">
            <text:p>.largeCellar_ffffff</text:p>
          </table:table-cell>
          <table:table-cell table:formula="of:=MOD( [.A180];10)" office:value-type="float" office:value="8" calcext:value-type="float">
            <text:p>8</text:p>
          </table:table-cell>
          <table:table-cell table:formula="of:=INT([.A180]/10)" office:value-type="float" office:value="17" calcext:value-type="float">
            <text:p>17</text:p>
          </table:table-cell>
          <table:table-cell table:style-name="ce17" table:formula="of:=&quot;.token.&quot;&amp;[.$C180]&amp;[.E180]&amp;&quot; {  background-position: -&quot;&amp;([.$F180]*30)&amp;&quot;px -&quot;&amp;([.$G180]*30)&amp;&quot;px ; }&quot;" office:value-type="string" office:string-value=".token.largeCellar.largeCellar_ffffff {  background-position: -240px -510px ; }" calcext:value-type="string">
            <text:p>.token.largeCellar.largeCellar_ffffff { <text:s/>background-position: -240px -510px ; }</text:p>
          </table:table-cell>
          <table:table-cell table:formula="of:=&quot;.token.small.&quot;&amp;[.$C180]&amp;[.E180]&amp;&quot; {  background-position: -&quot;&amp;([.$F180]*20)&amp;&quot;px -&quot;&amp;([.$G180]*20)&amp;&quot;px ; }&quot;" office:value-type="string" office:string-value=".token.small.largeCellar.largeCellar_ffffff {  background-position: -160px -340px ; }" calcext:value-type="string">
            <text:p>.token.small.largeCellar.largeCellar_ffffff { <text:s/>background-position: -160px -340px ; }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2" office:value-type="string" calcext:value-type="string">
            <text:p>810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ffffff</text:p>
          </table:table-cell>
          <table:table-cell table:formula="of:=&quot;.&quot;&amp;[.C181]&amp;&quot;_&quot;&amp;[.D181]" office:value-type="string" office:string-value=".yoke_ffffff" calcext:value-type="string">
            <text:p>.yoke_ffffff</text:p>
          </table:table-cell>
          <table:table-cell table:formula="of:=MOD( [.A181];10)" office:value-type="float" office:value="9" calcext:value-type="float">
            <text:p>9</text:p>
          </table:table-cell>
          <table:table-cell table:formula="of:=INT([.A181]/10)" office:value-type="float" office:value="17" calcext:value-type="float">
            <text:p>17</text:p>
          </table:table-cell>
          <table:table-cell table:style-name="ce17" table:formula="of:=&quot;.token.&quot;&amp;[.$C181]&amp;[.E181]&amp;&quot; {  background-position: -&quot;&amp;([.$F181]*30)&amp;&quot;px -&quot;&amp;([.$G181]*30)&amp;&quot;px ; }&quot;" office:value-type="string" office:string-value=".token.yoke.yoke_ffffff {  background-position: -270px -510px ; }" calcext:value-type="string">
            <text:p>.token.yoke.yoke_ffffff { <text:s/>background-position: -270px -510px ; }</text:p>
          </table:table-cell>
          <table:table-cell table:formula="of:=&quot;.token.small.&quot;&amp;[.$C181]&amp;[.E181]&amp;&quot; {  background-position: -&quot;&amp;([.$F181]*20)&amp;&quot;px -&quot;&amp;([.$G181]*20)&amp;&quot;px ; }&quot;" office:value-type="string" office:string-value=".token.small.yoke.yoke_ffffff {  background-position: -180px -340px ; }" calcext:value-type="string">
            <text:p>.token.small.yoke.yoke_ffffff { <text:s/>background-position: -180px -340px ; }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2" office:value-type="string" calcext:value-type="string">
            <text:p>811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ffffff</text:p>
          </table:table-cell>
          <table:table-cell table:formula="of:=&quot;.&quot;&amp;[.C182]&amp;&quot;_&quot;&amp;[.D182]" office:value-type="string" office:string-value=".bottle_ffffff" calcext:value-type="string">
            <text:p>.bottle_ffffff</text:p>
          </table:table-cell>
          <table:table-cell table:formula="of:=MOD( [.A182];10)" office:value-type="float" office:value="0" calcext:value-type="float">
            <text:p>0</text:p>
          </table:table-cell>
          <table:table-cell table:formula="of:=INT([.A182]/10)" office:value-type="float" office:value="18" calcext:value-type="float">
            <text:p>18</text:p>
          </table:table-cell>
          <table:table-cell table:style-name="ce17" table:formula="of:=&quot;.token.&quot;&amp;[.$C182]&amp;[.E182]&amp;&quot; {  background-position: -&quot;&amp;([.$F182]*30)&amp;&quot;px -&quot;&amp;([.$G182]*30)&amp;&quot;px ; }&quot;" office:value-type="string" office:string-value=".token.bottle.bottle_ffffff {  background-position: -0px -540px ; }" calcext:value-type="string">
            <text:p>.token.bottle.bottle_ffffff { <text:s/>background-position: -0px -540px ; }</text:p>
          </table:table-cell>
          <table:table-cell table:formula="of:=&quot;.token.small.&quot;&amp;[.$C182]&amp;[.E182]&amp;&quot; {  background-position: -&quot;&amp;([.$F182]*20)&amp;&quot;px -&quot;&amp;([.$G182]*20)&amp;&quot;px ; }&quot;" office:value-type="string" office:string-value=".token.small.bottle.bottle_ffffff {  background-position: -0px -360px ; }" calcext:value-type="string">
            <text:p>.token.small.bottle.bottle_ffffff { <text:s/>background-position: -0px -360px ; }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2" office:value-type="string" calcext:value-type="string">
            <text:p>812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ffffff</text:p>
          </table:table-cell>
          <table:table-cell table:formula="of:=&quot;.&quot;&amp;[.C183]&amp;&quot;_&quot;&amp;[.D183]" office:value-type="string" office:string-value=".star_ffffff" calcext:value-type="string">
            <text:p>.star_ffffff</text:p>
          </table:table-cell>
          <table:table-cell table:formula="of:=MOD( [.A183];10)" office:value-type="float" office:value="1" calcext:value-type="float">
            <text:p>1</text:p>
          </table:table-cell>
          <table:table-cell table:formula="of:=INT([.A183]/10)" office:value-type="float" office:value="18" calcext:value-type="float">
            <text:p>18</text:p>
          </table:table-cell>
          <table:table-cell table:style-name="ce17" table:formula="of:=&quot;.token.&quot;&amp;[.$C183]&amp;[.E183]&amp;&quot; {  background-position: -&quot;&amp;([.$F183]*30)&amp;&quot;px -&quot;&amp;([.$G183]*30)&amp;&quot;px ; }&quot;" office:value-type="string" office:string-value=".token.star.star_ffffff {  background-position: -30px -540px ; }" calcext:value-type="string">
            <text:p>.token.star.star_ffffff { <text:s/>background-position: -30px -540px ; }</text:p>
          </table:table-cell>
          <table:table-cell table:formula="of:=&quot;.token.small.&quot;&amp;[.$C183]&amp;[.E183]&amp;&quot; {  background-position: -&quot;&amp;([.$F183]*20)&amp;&quot;px -&quot;&amp;([.$G183]*20)&amp;&quot;px ; }&quot;" office:value-type="string" office:string-value=".token.small.star.star_ffffff {  background-position: -20px -360px ; }" calcext:value-type="string">
            <text:p>.token.small.star.star_ffffff { <text:s/>background-position: -20px -360px ; }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2" office:value-type="string" calcext:value-type="string">
            <text:p>813</text:p>
          </table:table-cell>
          <table:table-cell office:value-type="string" calcext:value-type="string">
            <text:p>workerSpecialMan</text:p>
          </table:table-cell>
          <table:table-cell office:value-type="string" calcext:value-type="string">
            <text:p>ffffff</text:p>
          </table:table-cell>
          <table:table-cell table:formula="of:=&quot;.&quot;&amp;[.C184]&amp;&quot;_&quot;&amp;[.D184]" office:value-type="string" office:string-value=".workerSpecialMan_ffffff" calcext:value-type="string">
            <text:p>.workerSpecialMan_ffffff</text:p>
          </table:table-cell>
          <table:table-cell table:formula="of:=MOD( [.A184];10)" office:value-type="float" office:value="2" calcext:value-type="float">
            <text:p>2</text:p>
          </table:table-cell>
          <table:table-cell table:formula="of:=INT([.A184]/10)" office:value-type="float" office:value="18" calcext:value-type="float">
            <text:p>18</text:p>
          </table:table-cell>
          <table:table-cell table:style-name="ce17" table:formula="of:=&quot;.token.&quot;&amp;[.$C184]&amp;[.E184]&amp;&quot; {  background-position: -&quot;&amp;([.$F184]*30)&amp;&quot;px -&quot;&amp;([.$G184]*30)&amp;&quot;px ; }&quot;" office:value-type="string" office:string-value=".token.workerSpecialMan.workerSpecialMan_ffffff {  background-position: -60px -540px ; }" calcext:value-type="string">
            <text:p>.token.workerSpecialMan.workerSpecialMan_ffffff { <text:s/>background-position: -60px -540px ; }</text:p>
          </table:table-cell>
          <table:table-cell table:formula="of:=&quot;.token.small.&quot;&amp;[.$C184]&amp;[.E184]&amp;&quot; {  background-position: -&quot;&amp;([.$F184]*20)&amp;&quot;px -&quot;&amp;([.$G184]*20)&amp;&quot;px ; }&quot;" office:value-type="string" office:string-value=".token.small.workerSpecialMan.workerSpecialMan_ffffff {  background-position: -40px -360px ; }" calcext:value-type="string">
            <text:p>.token.small.workerSpecialMan.workerSpecialMan_ffffff { <text:s/>background-position: -40px -360px ; }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2" office:value-type="string" calcext:value-type="string">
            <text:p>814</text:p>
          </table:table-cell>
          <table:table-cell office:value-type="string" calcext:value-type="string">
            <text:p>workerSpecialWoman</text:p>
          </table:table-cell>
          <table:table-cell office:value-type="string" calcext:value-type="string">
            <text:p>ffffff</text:p>
          </table:table-cell>
          <table:table-cell table:formula="of:=&quot;.&quot;&amp;[.C185]&amp;&quot;_&quot;&amp;[.D185]" office:value-type="string" office:string-value=".workerSpecialWoman_ffffff" calcext:value-type="string">
            <text:p>.workerSpecialWoman_ffffff</text:p>
          </table:table-cell>
          <table:table-cell table:formula="of:=MOD( [.A185];10)" office:value-type="float" office:value="3" calcext:value-type="float">
            <text:p>3</text:p>
          </table:table-cell>
          <table:table-cell table:formula="of:=INT([.A185]/10)" office:value-type="float" office:value="18" calcext:value-type="float">
            <text:p>18</text:p>
          </table:table-cell>
          <table:table-cell table:style-name="ce17" table:formula="of:=&quot;.token.&quot;&amp;[.$C185]&amp;[.E185]&amp;&quot; {  background-position: -&quot;&amp;([.$F185]*30)&amp;&quot;px -&quot;&amp;([.$G185]*30)&amp;&quot;px ; }&quot;" office:value-type="string" office:string-value=".token.workerSpecialWoman.workerSpecialWoman_ffffff {  background-position: -90px -540px ; }" calcext:value-type="string">
            <text:p>.token.workerSpecialWoman.workerSpecialWoman_ffffff { <text:s/>background-position: -90px -540px ; }</text:p>
          </table:table-cell>
          <table:table-cell table:formula="of:=&quot;.token.small.&quot;&amp;[.$C185]&amp;[.E185]&amp;&quot; {  background-position: -&quot;&amp;([.$F185]*20)&amp;&quot;px -&quot;&amp;([.$G185]*20)&amp;&quot;px ; }&quot;" office:value-type="string" office:string-value=".token.small.workerSpecialWoman.workerSpecialWoman_ffffff {  background-position: -60px -360px ; }" calcext:value-type="string">
            <text:p>.token.small.workerSpecialWoman.workerSpecialWoman_ffffff { <text:s/>background-position: -60px -360px ; }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2" office:value-type="string" calcext:value-type="string">
            <text:p>815</text:p>
          </table:table-cell>
          <table:table-cell office:value-type="string" calcext:value-type="string">
            <text:p>scoring</text:p>
          </table:table-cell>
          <table:table-cell office:value-type="string" calcext:value-type="string">
            <text:p>ffffff</text:p>
          </table:table-cell>
          <table:table-cell table:formula="of:=&quot;.&quot;&amp;[.C186]&amp;&quot;_&quot;&amp;[.D186]" office:value-type="string" office:string-value=".scoring_ffffff" calcext:value-type="string">
            <text:p>.scoring_ffffff</text:p>
          </table:table-cell>
          <table:table-cell table:formula="of:=MOD( [.A186];10)" office:value-type="float" office:value="4" calcext:value-type="float">
            <text:p>4</text:p>
          </table:table-cell>
          <table:table-cell table:formula="of:=INT([.A186]/10)" office:value-type="float" office:value="18" calcext:value-type="float">
            <text:p>18</text:p>
          </table:table-cell>
          <table:table-cell table:style-name="ce17" table:formula="of:=&quot;.token.&quot;&amp;[.$C186]&amp;[.E186]&amp;&quot; {  background-position: -&quot;&amp;([.$F186]*30)&amp;&quot;px -&quot;&amp;([.$G186]*30)&amp;&quot;px ; }&quot;" office:value-type="string" office:string-value=".token.scoring.scoring_ffffff {  background-position: -120px -540px ; }" calcext:value-type="string">
            <text:p>.token.scoring.scoring_ffffff { <text:s/>background-position: -120px -540px ; }</text:p>
          </table:table-cell>
          <table:table-cell table:formula="of:=&quot;.token.small.&quot;&amp;[.$C186]&amp;[.E186]&amp;&quot; {  background-position: -&quot;&amp;([.$F186]*20)&amp;&quot;px -&quot;&amp;([.$G186]*20)&amp;&quot;px ; }&quot;" office:value-type="string" office:string-value=".token.small.scoring.scoring_ffffff {  background-position: -80px -360px ; }" calcext:value-type="string">
            <text:p>.token.small.scoring.scoring_ffffff { <text:s/>background-position: -80px -360px ; }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lira0</text:p>
          </table:table-cell>
          <table:table-cell table:number-columns-repeated="2"/>
          <table:table-cell table:formula="of:=MOD( [.A187];10)" office:value-type="float" office:value="5" calcext:value-type="float">
            <text:p>5</text:p>
          </table:table-cell>
          <table:table-cell table:formula="of:=INT([.A187]/10)" office:value-type="float" office:value="18" calcext:value-type="float">
            <text:p>18</text:p>
          </table:table-cell>
          <table:table-cell table:style-name="ce17" table:formula="of:=&quot;.token.&quot;&amp;[.$C187]&amp;[.E187]&amp;&quot; {  background-position: -&quot;&amp;([.$F187]*30)&amp;&quot;px -&quot;&amp;([.$G187]*30)&amp;&quot;px ; }&quot;" office:value-type="string" office:string-value=".token.lira0 {  background-position: -150px -540px ; }" calcext:value-type="string">
            <text:p>.token.lira0 { <text:s/>background-position: -150px -540px ; }</text:p>
          </table:table-cell>
          <table:table-cell table:formula="of:=&quot;.token.small.&quot;&amp;[.$C187]&amp;[.E187]&amp;&quot; {  background-position: -&quot;&amp;([.$F187]*20)&amp;&quot;px -&quot;&amp;([.$G187]*20)&amp;&quot;px ; }&quot;" office:value-type="string" office:string-value=".token.small.lira0 {  background-position: -100px -360px ; }" calcext:value-type="string">
            <text:p>.token.small.lira0 { <text:s/>background-position: -100px -360px ; }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wineRed</text:p>
          </table:table-cell>
          <table:table-cell table:number-columns-repeated="2"/>
          <table:table-cell table:formula="of:=MOD( [.A188];10)" office:value-type="float" office:value="6" calcext:value-type="float">
            <text:p>6</text:p>
          </table:table-cell>
          <table:table-cell table:formula="of:=INT([.A188]/10)" office:value-type="float" office:value="18" calcext:value-type="float">
            <text:p>18</text:p>
          </table:table-cell>
          <table:table-cell table:style-name="ce17" table:formula="of:=&quot;.token.&quot;&amp;[.$C188]&amp;[.E188]&amp;&quot; {  background-position: -&quot;&amp;([.$F188]*30)&amp;&quot;px -&quot;&amp;([.$G188]*30)&amp;&quot;px ; }&quot;" office:value-type="string" office:string-value=".token.wineRed {  background-position: -180px -540px ; }" calcext:value-type="string">
            <text:p>.token.wineRed { <text:s/>background-position: -180px -540px ; }</text:p>
          </table:table-cell>
          <table:table-cell table:formula="of:=&quot;.token.small.&quot;&amp;[.$C188]&amp;[.E188]&amp;&quot; {  background-position: -&quot;&amp;([.$F188]*20)&amp;&quot;px -&quot;&amp;([.$G188]*20)&amp;&quot;px ; }&quot;" office:value-type="string" office:string-value=".token.small.wineRed {  background-position: -120px -360px ; }" calcext:value-type="string">
            <text:p>.token.small.wineRed { <text:s/>background-position: -120px -360px ; }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wineWhite</text:p>
          </table:table-cell>
          <table:table-cell table:number-columns-repeated="2"/>
          <table:table-cell table:formula="of:=MOD( [.A189];10)" office:value-type="float" office:value="7" calcext:value-type="float">
            <text:p>7</text:p>
          </table:table-cell>
          <table:table-cell table:formula="of:=INT([.A189]/10)" office:value-type="float" office:value="18" calcext:value-type="float">
            <text:p>18</text:p>
          </table:table-cell>
          <table:table-cell table:style-name="ce17" table:formula="of:=&quot;.token.&quot;&amp;[.$C189]&amp;[.E189]&amp;&quot; {  background-position: -&quot;&amp;([.$F189]*30)&amp;&quot;px -&quot;&amp;([.$G189]*30)&amp;&quot;px ; }&quot;" office:value-type="string" office:string-value=".token.wineWhite {  background-position: -210px -540px ; }" calcext:value-type="string">
            <text:p>.token.wineWhite { <text:s/>background-position: -210px -540px ; }</text:p>
          </table:table-cell>
          <table:table-cell table:formula="of:=&quot;.token.small.&quot;&amp;[.$C189]&amp;[.E189]&amp;&quot; {  background-position: -&quot;&amp;([.$F189]*20)&amp;&quot;px -&quot;&amp;([.$G189]*20)&amp;&quot;px ; }&quot;" office:value-type="string" office:string-value=".token.small.wineWhite {  background-position: -140px -360px ; }" calcext:value-type="string">
            <text:p>.token.small.wineWhite { <text:s/>background-position: -140px -360px ; }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wineBlush</text:p>
          </table:table-cell>
          <table:table-cell table:number-columns-repeated="2"/>
          <table:table-cell table:formula="of:=MOD( [.A190];10)" office:value-type="float" office:value="8" calcext:value-type="float">
            <text:p>8</text:p>
          </table:table-cell>
          <table:table-cell table:formula="of:=INT([.A190]/10)" office:value-type="float" office:value="18" calcext:value-type="float">
            <text:p>18</text:p>
          </table:table-cell>
          <table:table-cell table:style-name="ce17" table:formula="of:=&quot;.token.&quot;&amp;[.$C190]&amp;[.E190]&amp;&quot; {  background-position: -&quot;&amp;([.$F190]*30)&amp;&quot;px -&quot;&amp;([.$G190]*30)&amp;&quot;px ; }&quot;" office:value-type="string" office:string-value=".token.wineBlush {  background-position: -240px -540px ; }" calcext:value-type="string">
            <text:p>.token.wineBlush { <text:s/>background-position: -240px -540px ; }</text:p>
          </table:table-cell>
          <table:table-cell table:formula="of:=&quot;.token.small.&quot;&amp;[.$C190]&amp;[.E190]&amp;&quot; {  background-position: -&quot;&amp;([.$F190]*20)&amp;&quot;px -&quot;&amp;([.$G190]*20)&amp;&quot;px ; }&quot;" office:value-type="string" office:string-value=".token.small.wineBlush {  background-position: -160px -360px ; }" calcext:value-type="string">
            <text:p>.token.small.wineBlush { <text:s/>background-position: -160px -360px ; }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wineSparkling</text:p>
          </table:table-cell>
          <table:table-cell table:number-columns-repeated="2"/>
          <table:table-cell table:formula="of:=MOD( [.A191];10)" office:value-type="float" office:value="9" calcext:value-type="float">
            <text:p>9</text:p>
          </table:table-cell>
          <table:table-cell table:formula="of:=INT([.A191]/10)" office:value-type="float" office:value="18" calcext:value-type="float">
            <text:p>18</text:p>
          </table:table-cell>
          <table:table-cell table:style-name="ce17" table:formula="of:=&quot;.token.&quot;&amp;[.$C191]&amp;[.E191]&amp;&quot; {  background-position: -&quot;&amp;([.$F191]*30)&amp;&quot;px -&quot;&amp;([.$G191]*30)&amp;&quot;px ; }&quot;" office:value-type="string" office:string-value=".token.wineSparkling {  background-position: -270px -540px ; }" calcext:value-type="string">
            <text:p>.token.wineSparkling { <text:s/>background-position: -270px -540px ; }</text:p>
          </table:table-cell>
          <table:table-cell table:formula="of:=&quot;.token.small.&quot;&amp;[.$C191]&amp;[.E191]&amp;&quot; {  background-position: -&quot;&amp;([.$F191]*20)&amp;&quot;px -&quot;&amp;([.$G191]*20)&amp;&quot;px ; }&quot;" office:value-type="string" office:string-value=".token.small.wineSparkling {  background-position: -180px -360px ; }" calcext:value-type="string">
            <text:p>.token.small.wineSparkling { <text:s/>background-position: -180px -360px ; }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vp7</text:p>
          </table:table-cell>
          <table:table-cell table:number-columns-repeated="2"/>
          <table:table-cell table:formula="of:=MOD( [.A192];10)" office:value-type="float" office:value="0" calcext:value-type="float">
            <text:p>0</text:p>
          </table:table-cell>
          <table:table-cell table:formula="of:=INT([.A192]/10)" office:value-type="float" office:value="19" calcext:value-type="float">
            <text:p>19</text:p>
          </table:table-cell>
          <table:table-cell table:style-name="ce17" table:formula="of:=&quot;.token.&quot;&amp;[.$C192]&amp;[.E192]&amp;&quot; {  background-position: -&quot;&amp;([.$F192]*30)&amp;&quot;px -&quot;&amp;([.$G192]*30)&amp;&quot;px ; }&quot;" office:value-type="string" office:string-value=".token.vp7 {  background-position: -0px -570px ; }" calcext:value-type="string">
            <text:p>.token.vp7 { <text:s/>background-position: -0px -570px ; }</text:p>
          </table:table-cell>
          <table:table-cell table:formula="of:=&quot;.token.small.&quot;&amp;[.$C192]&amp;[.E192]&amp;&quot; {  background-position: -&quot;&amp;([.$F192]*20)&amp;&quot;px -&quot;&amp;([.$G192]*20)&amp;&quot;px ; }&quot;" office:value-type="string" office:string-value=".token.small.vp7 {  background-position: -0px -380px ; }" calcext:value-type="string">
            <text:p>.token.small.vp7 { <text:s/>background-position: -0px -380px ; }</text:p>
          </table:table-cell>
        </table:table-row>
        <table:table-row table:style-name="ro1" table:number-rows-repeated="104838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utoma" table:style-name="ta1">
        <office:forms form:automatic-focus="false" form:apply-design-mode="false"/>
        <table:table-column table:style-name="co15" table:default-cell-style-name="ce17"/>
        <table:table-column table:style-name="co33" table:default-cell-style-name="ce17"/>
        <table:table-column table:style-name="co60" table:default-cell-style-name="ce14"/>
        <table:table-column table:style-name="co61" table:default-cell-style-name="ce14"/>
        <table:table-column table:style-name="co62" table:default-cell-style-name="ce17"/>
        <table:table-column table:style-name="co63" table:default-cell-style-name="ce17"/>
        <table:table-column table:style-name="co38" table:default-cell-style-name="ce17"/>
        <table:table-column table:style-name="co39" table:default-cell-style-name="ce17"/>
        <table:table-column table:style-name="co40" table:default-cell-style-name="ce17"/>
        <table:table-column table:style-name="co41" table:default-cell-style-name="ce17"/>
        <table:table-column table:style-name="co42" table:number-columns-repeated="8" table:default-cell-style-name="ce17"/>
        <table:table-column table:style-name="co43" table:default-cell-style-name="ce17"/>
        <table:table-column table:style-name="co44" table:default-cell-style-name="ce17"/>
        <table:table-column table:style-name="co30" table:default-cell-style-name="ce17"/>
        <table:table-column table:style-name="co21" table:default-cell-style-name="ce17"/>
        <table:table-column table:style-name="co45" table:default-cell-style-name="ce17"/>
        <table:table-column table:style-name="co46" table:default-cell-style-name="ce17"/>
        <table:table-column table:style-name="co47" table:default-cell-style-name="ce17"/>
        <table:table-column table:style-name="co21" table:number-columns-repeated="2" table:default-cell-style-name="ce17"/>
        <table:table-column table:style-name="co48" table:number-columns-repeated="994" table:default-cell-style-name="ce17"/>
        <table:table-column table:style-name="co48" table:number-columns-repeated="3" table:default-cell-style-name="Default"/>
        <table:table-row table:style-name="ro1">
          <table:table-cell office:value-type="string" calcext:value-type="string">
            <text:p>prog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et1</text:p>
          </table:table-cell>
          <table:table-cell office:value-type="string" calcext:value-type="string">
            <text:p>action1</text:p>
          </table:table-cell>
          <table:table-cell office:value-type="string" calcext:value-type="string">
            <text:p>text1</text:p>
          </table:table-cell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set2</text:p>
          </table:table-cell>
          <table:table-cell office:value-type="string" calcext:value-type="string">
            <text:p>action2</text:p>
          </table:table-cell>
          <table:table-cell office:value-type="string" calcext:value-type="string">
            <text:p>text2</text:p>
          </table:table-cell>
          <table:table-cell table:style-name="ce14" office:value-type="string" calcext:value-type="string">
            <text:p>s3</text:p>
          </table:table-cell>
          <table:table-cell table:style-name="ce14" office:value-type="string" calcext:value-type="string">
            <text:p>set3</text:p>
          </table:table-cell>
          <table:table-cell office:value-type="string" calcext:value-type="string">
            <text:p>action3</text:p>
          </table:table-cell>
          <table:table-cell office:value-type="string" calcext:value-type="string">
            <text:p>text3</text:p>
          </table:table-cell>
          <table:table-cell table:style-name="ce14" office:value-type="string" calcext:value-type="string">
            <text:p>s4</text:p>
          </table:table-cell>
          <table:table-cell table:style-name="ce14" office:value-type="string" calcext:value-type="string">
            <text:p>set4</text:p>
          </table:table-cell>
          <table:table-cell office:value-type="string" calcext:value-type="string">
            <text:p>action4</text:p>
          </table:table-cell>
          <table:table-cell office:value-type="string" calcext:value-type="string">
            <text:p>text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float" office:value="294" calcext:value-type="float">
            <text:p>29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dev</text:p>
          </table:table-cell>
          <table:table-cell office:value-type="string" calcext:value-type="string">
            <text:p>tested</text:p>
          </table:table-cell>
          <table:table-cell table:number-columns-repeated="997"/>
        </table:table-row>
        <table:table-row table:style-name="ro10">
          <table:table-cell office:value-type="float" office:value="301" calcext:value-type="float">
            <text:p>301</text:p>
          </table:table-cell>
          <table:table-cell table:style-name="ce21" office:value-type="string" calcext:value-type="string">
            <text:p>Automa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rawGreenCard_1</text:p>
          </table:table-cell>
          <table:table-cell table:style-name="ce21" office:value-type="string" calcext:value-type="string">
            <text:p>Draw a vine card ${token_greenCardPlus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getLira_2</text:p>
          </table:table-cell>
          <table:table-cell table:style-name="ce21" office:value-type="string" calcext:value-type="string">
            <text:p>Give tour to gain ${token_lira2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ySellVine_1</text:p>
          </table:table-cell>
          <table:table-cell office:value-type="string" calcext:value-type="string">
            <text:p>Buy or sell a v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Structure_1|getLira_2</text:p>
          </table:table-cell>
          <table:table-cell office:value-type="string" calcext:value-type="string">
            <text:p>Build one structure or give a tour to get ${token_lira2}</text:p>
          </table:table-cell>
          <table:table-cell table:formula="of:=&quot;&quot; &amp; [.A2] &amp; &quot;=&gt;array( &quot;&amp;CHAR(10)&amp;  &quot;  &quot;&quot;key&quot;&quot;=&gt;&quot;&amp;[.A2]&amp;&quot;, &quot;&amp;CHAR(10)&amp;  &quot;  &quot;&quot;name&quot;&quot;=&gt;&quot;&quot;&quot;&amp;[.B2]&amp;&quot;&quot;&quot;, &quot;&amp;CHAR(10)&amp;  &quot;  &quot;&quot;sea1&quot;&quot;=&gt;&quot;&amp;[.C2]&amp;&quot;, &quot;&amp;CHAR(10)&amp;  &quot;  &quot;&quot;set1&quot;&quot;=&gt;&quot;&amp;[.D2]&amp;&quot;, &quot;&amp;CHAR(10)&amp;  &quot;  &quot;&quot;act1&quot;&quot;=&gt;&quot;&quot;&quot;&amp;[.E2]&amp;&quot;&quot;&quot;, &quot;&amp;CHAR(10)&amp;  &quot;  &quot;&quot;des1&quot;&quot;=&gt;clienttranslate('&quot;&amp;SUBSTITUTE ([.F2];&quot;'&quot;;&quot;\'&quot;)&amp;&quot;'),&quot;&amp;CHAR(10)&amp;  &quot;  &quot;&quot;sea2&quot;&quot;=&gt;&quot;&amp;[.G2]&amp;&quot;, &quot;&amp;CHAR(10)&amp;  &quot;  &quot;&quot;set2&quot;&quot;=&gt;&quot;&amp;[.H2]&amp;&quot;, &quot;&amp;CHAR(10)&amp;  &quot;  &quot;&quot;act2&quot;&quot;=&gt;&quot;&quot;&quot;&amp;[.I2]&amp;&quot;&quot;&quot;, &quot;&amp;CHAR(10)&amp;  &quot;  &quot;&quot;des2&quot;&quot;=&gt;clienttranslate('&quot;&amp;SUBSTITUTE ([.J2];&quot;'&quot;;&quot;\'&quot;)&amp;&quot;'),&quot;&amp;CHAR(10)&amp;  &quot;  &quot;&quot;sea3&quot;&quot;=&gt;&quot;&amp;[.K2]&amp;&quot;, &quot;&amp;CHAR(10)&amp;  &quot;  &quot;&quot;set3&quot;&quot;=&gt;&quot;&amp;[.L2]&amp;&quot;, &quot;&amp;CHAR(10)&amp;  &quot;  &quot;&quot;act3&quot;&quot;=&gt;&quot;&quot;&quot;&amp;[.M2]&amp;&quot;&quot;&quot;, &quot;&amp;CHAR(10)&amp;  &quot;  &quot;&quot;des3&quot;&quot;=&gt;clienttranslate('&quot;&amp;SUBSTITUTE ([.N2];&quot;'&quot;;&quot;\'&quot;)&amp;&quot;'),&quot;&amp;CHAR(10)&amp;  &quot;  &quot;&quot;sea4&quot;&quot;=&gt;&quot;&amp;[.O2]&amp;&quot;, &quot;&amp;CHAR(10)&amp;  &quot;  &quot;&quot;set4&quot;&quot;=&gt;&quot;&amp;[.P2]&amp;&quot;, &quot;&amp;CHAR(10)&amp;  &quot;  &quot;&quot;act4&quot;&quot;=&gt;&quot;&quot;&quot;&amp;[.Q2]&amp;&quot;&quot;&quot;, &quot;&amp;CHAR(10)&amp;  &quot;  &quot;&quot;des4&quot;&quot;=&gt;clienttranslate('&quot;&amp;SUBSTITUTE ([.R2];&quot;'&quot;;&quot;\'&quot;)&amp;&quot;')&quot;&amp;CHAR(10)&amp;  &quot;),&quot;" office:value-type="string" office:string-value="301=&gt;array( &#10;  &quot;key&quot;=&gt;301, &#10;  &quot;name&quot;=&gt;&quot;Automa 1&quot;, &#10;  &quot;sea1&quot;=&gt;1, &#10;  &quot;set1&quot;=&gt;0, &#10;  &quot;act1&quot;=&gt;&quot;drawGreenCard_1&quot;, &#10;  &quot;des1&quot;=&gt;clienttranslate('Draw a vine card ${token_greenCardPlus}'),&#10;  &quot;sea2&quot;=&gt;1, &#10;  &quot;set2&quot;=&gt;0, &#10;  &quot;act2&quot;=&gt;&quot;getLira_2&quot;, &#10;  &quot;des2&quot;=&gt;clienttranslate('Give tour to gain ${token_lira2}'),&#10;  &quot;sea3&quot;=&gt;2, &#10;  &quot;set3&quot;=&gt;1, &#10;  &quot;act3&quot;=&gt;&quot;buySellVine_1&quot;, &#10;  &quot;des3&quot;=&gt;clienttranslate('Buy or sell a vine'),&#10;  &quot;sea4&quot;=&gt;3, &#10;  &quot;set4&quot;=&gt;1, &#10;  &quot;act4&quot;=&gt;&quot;buildStructure_1|getLira_2&quot;, &#10;  &quot;des4&quot;=&gt;clienttranslate('Build one structure or give a tour to get ${token_lira2}')&#10;)," calcext:value-type="string">
            <text:p>301=&gt;array( </text:p>
            <text:p>  "key"=&gt;301, </text:p>
            <text:p>  "name"=&gt;"Automa 1", </text:p>
            <text:p>  "sea1"=&gt;1, </text:p>
            <text:p>  "set1"=&gt;0, </text:p>
            <text:p>  "act1"=&gt;"drawGreenCard_1", </text:p>
            <text:p>  "des1"=&gt;clienttranslate('Draw a vine card ${token_greenCardPlus}'),</text:p>
            <text:p>  "sea2"=&gt;1, </text:p>
            <text:p>  "set2"=&gt;0, </text:p>
            <text:p>  "act2"=&gt;"getLira_2", </text:p>
            <text:p>  "des2"=&gt;clienttranslate('Give tour to gain ${token_lira2}'),</text:p>
            <text:p>  "sea3"=&gt;2, </text:p>
            <text:p>  "set3"=&gt;1, </text:p>
            <text:p>  "act3"=&gt;"buySellVine_1", </text:p>
            <text:p>  "des3"=&gt;clienttranslate('Buy or sell a vine'),</text:p>
            <text:p>  "sea4"=&gt;3, </text:p>
            <text:p>  "set4"=&gt;1, </text:p>
            <text:p>  "act4"=&gt;"buildStructure_1|getLira_2", </text:p>
            <text:p>  "des4"=&gt;clienttranslate('Build one structure or give a tour to get ${token_lira2}')</text:p>
            <text:p>),</text:p>
          </table:table-cell>
          <table:table-cell table:formula="of:=&quot;  case &quot;&amp;[.A2]&amp;&quot;: //&quot;&amp;[.B2]&amp;CHAR(13)&amp;&quot;  //&quot;&amp;[.C2]&amp;CHAR(13)&amp;&quot;  //&quot;&amp;[.I2]&amp;CHAR(13)&amp;&quot;  //TODO: TBD YELLOW CARD &quot;&amp;[.A2]&amp;&quot; &quot; &amp; [.B2]&amp;CHAR(13)&amp;&quot;  break;&quot;&amp;CHAR(13)&amp;CHAR(13)" office:value-type="string" office:string-value="  case 301: //Automa 1&#13;  //1&#13;  //getLira_2&#13;  //TODO: TBD YELLOW CARD 301 Automa 1&#13;  break;&#13;&#13;" calcext:value-type="string">
            <text:p><text:s text:c="2"/>case 301: //Automa 1 <text:s/>//1 <text:s/>//getLira_2 <text:s/>//TODO: TBD YELLOW CARD 301 Automa 1 <text:s/>break;</text:p>
          </table:table-cell>
          <table:table-cell table:style-name="Default" table:formula="of:=MOD( [.A2]-[.$A$2];10)" office:value-type="float" office:value="0" calcext:value-type="float">
            <text:p>0</text:p>
          </table:table-cell>
          <table:table-cell table:formula="of:=INT(([.A2]-[.$A$2])/10)" office:value-type="float" office:value="0" calcext:value-type="float">
            <text:p>0</text:p>
          </table:table-cell>
          <table:table-cell table:formula="of:=&quot;.card.card_&quot;&amp;[.$A2]&amp;&quot; {  background-position: -&quot;&amp;[.U2]*192&amp;&quot;px -&quot;&amp;([.V2])*[.W$1]&amp;&quot;px ; }&quot;" office:value-type="string" office:string-value=".card.card_301 {  background-position: -0px -0px ; }" calcext:value-type="string">
            <text:p>.card.card_301 { <text:s/>background-position: -0px -0px ; }</text:p>
          </table:table-cell>
          <table:table-cell table:formula="of:=&quot;.card.small.card_&quot;&amp;[.$A2]&amp;&quot; {  background-position: -&quot;&amp;[.U2]*96&amp;&quot;px -&quot;&amp;([.V2])*[.X$1]&amp;&quot;px ; }&quot;" office:value-type="string" office:string-value=".card.small.card_301 {  background-position: -0px -0px ; }" calcext:value-type="string">
            <text:p>.card.small.card_301 { <text:s/>background-position: -0px -0px ; }</text:p>
          </table:table-cell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02" calcext:value-type="float">
            <text:p>302</text:p>
          </table:table-cell>
          <table:table-cell table:style-name="ce21" office:value-type="string" calcext:value-type="string">
            <text:p>Automa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rawGreenCard_1</text:p>
          </table:table-cell>
          <table:table-cell table:style-name="ce21" office:value-type="string" calcext:value-type="string">
            <text:p>Draw a vine card ${token_greenCardPlus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uildStructure_1</text:p>
          </table:table-cell>
          <table:table-cell table:style-name="ce21" office:value-type="string" calcext:value-type="string">
            <text:p>Build one structu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nt_1</text:p>
          </table:table-cell>
          <table:table-cell table:style-name="ce21" office:value-type="string" calcext:value-type="string">
            <text:p>Plant a vine card ${token_greenCard}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akeWine_2</text:p>
          </table:table-cell>
          <table:table-cell table:style-name="ce21" office:value-type="string" calcext:value-type="string">
            <text:p>Make up to two wines</text:p>
          </table:table-cell>
          <table:table-cell table:formula="of:=&quot;&quot; &amp; [.A3] &amp; &quot;=&gt;array( &quot;&amp;CHAR(10)&amp;  &quot;  &quot;&quot;key&quot;&quot;=&gt;&quot;&amp;[.A3]&amp;&quot;, &quot;&amp;CHAR(10)&amp;  &quot;  &quot;&quot;name&quot;&quot;=&gt;&quot;&quot;&quot;&amp;[.B3]&amp;&quot;&quot;&quot;, &quot;&amp;CHAR(10)&amp;  &quot;  &quot;&quot;sea1&quot;&quot;=&gt;&quot;&amp;[.C3]&amp;&quot;, &quot;&amp;CHAR(10)&amp;  &quot;  &quot;&quot;set1&quot;&quot;=&gt;&quot;&amp;[.D3]&amp;&quot;, &quot;&amp;CHAR(10)&amp;  &quot;  &quot;&quot;act1&quot;&quot;=&gt;&quot;&quot;&quot;&amp;[.E3]&amp;&quot;&quot;&quot;, &quot;&amp;CHAR(10)&amp;  &quot;  &quot;&quot;des1&quot;&quot;=&gt;clienttranslate('&quot;&amp;SUBSTITUTE ([.F3];&quot;'&quot;;&quot;\'&quot;)&amp;&quot;'),&quot;&amp;CHAR(10)&amp;  &quot;  &quot;&quot;sea2&quot;&quot;=&gt;&quot;&amp;[.G3]&amp;&quot;, &quot;&amp;CHAR(10)&amp;  &quot;  &quot;&quot;set2&quot;&quot;=&gt;&quot;&amp;[.H3]&amp;&quot;, &quot;&amp;CHAR(10)&amp;  &quot;  &quot;&quot;act2&quot;&quot;=&gt;&quot;&quot;&quot;&amp;[.I3]&amp;&quot;&quot;&quot;, &quot;&amp;CHAR(10)&amp;  &quot;  &quot;&quot;des2&quot;&quot;=&gt;clienttranslate('&quot;&amp;SUBSTITUTE ([.J3];&quot;'&quot;;&quot;\'&quot;)&amp;&quot;'),&quot;&amp;CHAR(10)&amp;  &quot;  &quot;&quot;sea3&quot;&quot;=&gt;&quot;&amp;[.K3]&amp;&quot;, &quot;&amp;CHAR(10)&amp;  &quot;  &quot;&quot;set3&quot;&quot;=&gt;&quot;&amp;[.L3]&amp;&quot;, &quot;&amp;CHAR(10)&amp;  &quot;  &quot;&quot;act3&quot;&quot;=&gt;&quot;&quot;&quot;&amp;[.M3]&amp;&quot;&quot;&quot;, &quot;&amp;CHAR(10)&amp;  &quot;  &quot;&quot;des3&quot;&quot;=&gt;clienttranslate('&quot;&amp;SUBSTITUTE ([.N3];&quot;'&quot;;&quot;\'&quot;)&amp;&quot;'),&quot;&amp;CHAR(10)&amp;  &quot;  &quot;&quot;sea4&quot;&quot;=&gt;&quot;&amp;[.O3]&amp;&quot;, &quot;&amp;CHAR(10)&amp;  &quot;  &quot;&quot;set4&quot;&quot;=&gt;&quot;&amp;[.P3]&amp;&quot;, &quot;&amp;CHAR(10)&amp;  &quot;  &quot;&quot;act4&quot;&quot;=&gt;&quot;&quot;&quot;&amp;[.Q3]&amp;&quot;&quot;&quot;, &quot;&amp;CHAR(10)&amp;  &quot;  &quot;&quot;des4&quot;&quot;=&gt;clienttranslate('&quot;&amp;SUBSTITUTE ([.R3];&quot;'&quot;;&quot;\'&quot;)&amp;&quot;')&quot;&amp;CHAR(10)&amp;  &quot;),&quot;" office:value-type="string" office:string-value="302=&gt;array( &#10;  &quot;key&quot;=&gt;302, &#10;  &quot;name&quot;=&gt;&quot;Automa 2&quot;, &#10;  &quot;sea1&quot;=&gt;1, &#10;  &quot;set1&quot;=&gt;0, &#10;  &quot;act1&quot;=&gt;&quot;drawGreenCard_1&quot;, &#10;  &quot;des1&quot;=&gt;clienttranslate('Draw a vine card ${token_greenCardPlus}'),&#10;  &quot;sea2&quot;=&gt;1, &#10;  &quot;set2&quot;=&gt;0, &#10;  &quot;act2&quot;=&gt;&quot;buildStructure_1&quot;, &#10;  &quot;des2&quot;=&gt;clienttranslate('Build one structure'),&#10;  &quot;sea3&quot;=&gt;2, &#10;  &quot;set3&quot;=&gt;0, &#10;  &quot;act3&quot;=&gt;&quot;plant_1&quot;, &#10;  &quot;des3&quot;=&gt;clienttranslate('Plant a vine card ${token_greenCard}'),&#10;  &quot;sea4&quot;=&gt;3, &#10;  &quot;set4&quot;=&gt;0, &#10;  &quot;act4&quot;=&gt;&quot;makeWine_2&quot;, &#10;  &quot;des4&quot;=&gt;clienttranslate('Make up to two wines')&#10;)," calcext:value-type="string">
            <text:p>302=&gt;array( </text:p>
            <text:p>  "key"=&gt;302, </text:p>
            <text:p>  "name"=&gt;"Automa 2", </text:p>
            <text:p>  "sea1"=&gt;1, </text:p>
            <text:p>  "set1"=&gt;0, </text:p>
            <text:p>  "act1"=&gt;"drawGreenCard_1", </text:p>
            <text:p>  "des1"=&gt;clienttranslate('Draw a vine card ${token_greenCardPlus}'),</text:p>
            <text:p>  "sea2"=&gt;1, </text:p>
            <text:p>  "set2"=&gt;0, </text:p>
            <text:p>  "act2"=&gt;"buildStructure_1", </text:p>
            <text:p>  "des2"=&gt;clienttranslate('Build one structure'),</text:p>
            <text:p>  "sea3"=&gt;2, </text:p>
            <text:p>  "set3"=&gt;0, </text:p>
            <text:p>  "act3"=&gt;"plant_1", </text:p>
            <text:p>  "des3"=&gt;clienttranslate('Plant a vine card ${token_greenCard}'),</text:p>
            <text:p>  "sea4"=&gt;3, </text:p>
            <text:p>  "set4"=&gt;0, </text:p>
            <text:p>  "act4"=&gt;"makeWine_2", </text:p>
            <text:p>  "des4"=&gt;clienttranslate('Make up to two wines')</text:p>
            <text:p>),</text:p>
          </table:table-cell>
          <table:table-cell table:formula="of:=&quot;  case &quot;&amp;[.A3]&amp;&quot;: //&quot;&amp;[.B3]&amp;CHAR(13)&amp;&quot;  //&quot;&amp;[.C3]&amp;CHAR(13)&amp;&quot;  //&quot;&amp;[.I3]&amp;CHAR(13)&amp;&quot;  //TODO: TBD YELLOW CARD &quot;&amp;[.A3]&amp;&quot; &quot; &amp; [.B3]&amp;CHAR(13)&amp;&quot;  break;&quot;&amp;CHAR(13)&amp;CHAR(13)" office:value-type="string" office:string-value="  case 302: //Automa 2&#13;  //1&#13;  //buildStructure_1&#13;  //TODO: TBD YELLOW CARD 302 Automa 2&#13;  break;&#13;&#13;" calcext:value-type="string">
            <text:p><text:s text:c="2"/>case 302: //Automa 2 <text:s/>//1 <text:s/>//buildStructure_1 <text:s/>//TODO: TBD YELLOW CARD 302 Automa 2 <text:s/>break;</text:p>
          </table:table-cell>
          <table:table-cell table:style-name="Default" table:formula="of:=MOD( [.A3]-[.$A$2];10)" office:value-type="float" office:value="1" calcext:value-type="float">
            <text:p>1</text:p>
          </table:table-cell>
          <table:table-cell table:formula="of:=INT(([.A3]-[.$A$2])/10)" office:value-type="float" office:value="0" calcext:value-type="float">
            <text:p>0</text:p>
          </table:table-cell>
          <table:table-cell table:formula="of:=&quot;.card.card_&quot;&amp;[.$A3]&amp;&quot; {  background-position: -&quot;&amp;[.U3]*192&amp;&quot;px -&quot;&amp;([.V3])*[.W$1]&amp;&quot;px ; }&quot;" office:value-type="string" office:string-value=".card.card_302 {  background-position: -192px -0px ; }" calcext:value-type="string">
            <text:p>.card.card_302 { <text:s/>background-position: -192px -0px ; }</text:p>
          </table:table-cell>
          <table:table-cell table:formula="of:=&quot;.card.small.card_&quot;&amp;[.$A3]&amp;&quot; {  background-position: -&quot;&amp;[.U3]*96&amp;&quot;px -&quot;&amp;([.V3])*[.X$1]&amp;&quot;px ; }&quot;" office:value-type="string" office:string-value=".card.small.card_302 {  background-position: -96px -0px ; }" calcext:value-type="string">
            <text:p>.card.small.card_302 { <text:s/>background-position: -96px -0px ; }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03" calcext:value-type="float">
            <text:p>303</text:p>
          </table:table-cell>
          <table:table-cell table:style-name="ce21" office:value-type="string" calcext:value-type="string">
            <text:p>Automa 3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rawGreenCard_1</text:p>
          </table:table-cell>
          <table:table-cell table:style-name="ce21" office:value-type="string" calcext:value-type="string">
            <text:p>Draw a vine card ${token_greenCardPlus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ceStar_1|moveSta_1</text:p>
          </table:table-cell>
          <table:table-cell office:value-type="string" calcext:value-type="string">
            <text:p>Place or move ${token_star}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yYellowCard_1</text:p>
          </table:table-cell>
          <table:table-cell table:style-name="ce21" office:value-type="string" calcext:value-type="string">
            <text:p>Play a summer visitor card ${token_yellowCard}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yBlueCard_1</text:p>
          </table:table-cell>
          <table:table-cell table:style-name="ce21" office:value-type="string" calcext:value-type="string">
            <text:p>Play a winter visitor card ${token_blueCard}</text:p>
          </table:table-cell>
          <table:table-cell table:formula="of:=&quot;&quot; &amp; [.A4] &amp; &quot;=&gt;array( &quot;&amp;CHAR(10)&amp;  &quot;  &quot;&quot;key&quot;&quot;=&gt;&quot;&amp;[.A4]&amp;&quot;, &quot;&amp;CHAR(10)&amp;  &quot;  &quot;&quot;name&quot;&quot;=&gt;&quot;&quot;&quot;&amp;[.B4]&amp;&quot;&quot;&quot;, &quot;&amp;CHAR(10)&amp;  &quot;  &quot;&quot;sea1&quot;&quot;=&gt;&quot;&amp;[.C4]&amp;&quot;, &quot;&amp;CHAR(10)&amp;  &quot;  &quot;&quot;set1&quot;&quot;=&gt;&quot;&amp;[.D4]&amp;&quot;, &quot;&amp;CHAR(10)&amp;  &quot;  &quot;&quot;act1&quot;&quot;=&gt;&quot;&quot;&quot;&amp;[.E4]&amp;&quot;&quot;&quot;, &quot;&amp;CHAR(10)&amp;  &quot;  &quot;&quot;des1&quot;&quot;=&gt;clienttranslate('&quot;&amp;SUBSTITUTE ([.F4];&quot;'&quot;;&quot;\'&quot;)&amp;&quot;'),&quot;&amp;CHAR(10)&amp;  &quot;  &quot;&quot;sea2&quot;&quot;=&gt;&quot;&amp;[.G4]&amp;&quot;, &quot;&amp;CHAR(10)&amp;  &quot;  &quot;&quot;set2&quot;&quot;=&gt;&quot;&amp;[.H4]&amp;&quot;, &quot;&amp;CHAR(10)&amp;  &quot;  &quot;&quot;act2&quot;&quot;=&gt;&quot;&quot;&quot;&amp;[.I4]&amp;&quot;&quot;&quot;, &quot;&amp;CHAR(10)&amp;  &quot;  &quot;&quot;des2&quot;&quot;=&gt;clienttranslate('&quot;&amp;SUBSTITUTE ([.J4];&quot;'&quot;;&quot;\'&quot;)&amp;&quot;'),&quot;&amp;CHAR(10)&amp;  &quot;  &quot;&quot;sea3&quot;&quot;=&gt;&quot;&amp;[.K4]&amp;&quot;, &quot;&amp;CHAR(10)&amp;  &quot;  &quot;&quot;set3&quot;&quot;=&gt;&quot;&amp;[.L4]&amp;&quot;, &quot;&amp;CHAR(10)&amp;  &quot;  &quot;&quot;act3&quot;&quot;=&gt;&quot;&quot;&quot;&amp;[.M4]&amp;&quot;&quot;&quot;, &quot;&amp;CHAR(10)&amp;  &quot;  &quot;&quot;des3&quot;&quot;=&gt;clienttranslate('&quot;&amp;SUBSTITUTE ([.N4];&quot;'&quot;;&quot;\'&quot;)&amp;&quot;'),&quot;&amp;CHAR(10)&amp;  &quot;  &quot;&quot;sea4&quot;&quot;=&gt;&quot;&amp;[.O4]&amp;&quot;, &quot;&amp;CHAR(10)&amp;  &quot;  &quot;&quot;set4&quot;&quot;=&gt;&quot;&amp;[.P4]&amp;&quot;, &quot;&amp;CHAR(10)&amp;  &quot;  &quot;&quot;act4&quot;&quot;=&gt;&quot;&quot;&quot;&amp;[.Q4]&amp;&quot;&quot;&quot;, &quot;&amp;CHAR(10)&amp;  &quot;  &quot;&quot;des4&quot;&quot;=&gt;clienttranslate('&quot;&amp;SUBSTITUTE ([.R4];&quot;'&quot;;&quot;\'&quot;)&amp;&quot;')&quot;&amp;CHAR(10)&amp;  &quot;),&quot;" office:value-type="string" office:string-value="303=&gt;array( &#10;  &quot;key&quot;=&gt;303, &#10;  &quot;name&quot;=&gt;&quot;Automa 3&quot;, &#10;  &quot;sea1&quot;=&gt;1, &#10;  &quot;set1&quot;=&gt;0, &#10;  &quot;act1&quot;=&gt;&quot;drawGreenCard_1&quot;, &#10;  &quot;des1&quot;=&gt;clienttranslate('Draw a vine card ${token_greenCardPlus}'),&#10;  &quot;sea2&quot;=&gt;1, &#10;  &quot;set2&quot;=&gt;1, &#10;  &quot;act2&quot;=&gt;&quot;placeStar_1|moveSta_1&quot;, &#10;  &quot;des2&quot;=&gt;clienttranslate('Place or move ${token_star}'),&#10;  &quot;sea3&quot;=&gt;2, &#10;  &quot;set3&quot;=&gt;0, &#10;  &quot;act3&quot;=&gt;&quot;playYellowCard_1&quot;, &#10;  &quot;des3&quot;=&gt;clienttranslate('Play a summer visitor card ${token_yellowCard}'),&#10;  &quot;sea4&quot;=&gt;4, &#10;  &quot;set4&quot;=&gt;0, &#10;  &quot;act4&quot;=&gt;&quot;playBlueCard_1&quot;, &#10;  &quot;des4&quot;=&gt;clienttranslate('Play a winter visitor card ${token_blueCard}')&#10;)," calcext:value-type="string">
            <text:p>303=&gt;array( </text:p>
            <text:p>  "key"=&gt;303, </text:p>
            <text:p>  "name"=&gt;"Automa 3", </text:p>
            <text:p>  "sea1"=&gt;1, </text:p>
            <text:p>  "set1"=&gt;0, </text:p>
            <text:p>  "act1"=&gt;"drawGreenCard_1", </text:p>
            <text:p>  "des1"=&gt;clienttranslate('Draw a vine card ${token_greenCardPlus}'),</text:p>
            <text:p>  "sea2"=&gt;1, </text:p>
            <text:p>  "set2"=&gt;1, </text:p>
            <text:p>  "act2"=&gt;"placeStar_1|moveSta_1", </text:p>
            <text:p>  "des2"=&gt;clienttranslate('Place or move ${token_star}'),</text:p>
            <text:p>  "sea3"=&gt;2, </text:p>
            <text:p>  "set3"=&gt;0, </text:p>
            <text:p>  "act3"=&gt;"playYellowCard_1", </text:p>
            <text:p>  "des3"=&gt;clienttranslate('Play a summer visitor card ${token_yellowCard}'),</text:p>
            <text:p>  "sea4"=&gt;4, </text:p>
            <text:p>  "set4"=&gt;0, </text:p>
            <text:p>  "act4"=&gt;"playBlueCard_1", </text:p>
            <text:p>  "des4"=&gt;clienttranslate('Play a winter visitor card ${token_blueCard}')</text:p>
            <text:p>),</text:p>
          </table:table-cell>
          <table:table-cell table:formula="of:=&quot;  case &quot;&amp;[.A4]&amp;&quot;: //&quot;&amp;[.B4]&amp;CHAR(13)&amp;&quot;  //&quot;&amp;[.C4]&amp;CHAR(13)&amp;&quot;  //&quot;&amp;[.I4]&amp;CHAR(13)&amp;&quot;  //TODO: TBD YELLOW CARD &quot;&amp;[.A4]&amp;&quot; &quot; &amp; [.B4]&amp;CHAR(13)&amp;&quot;  break;&quot;&amp;CHAR(13)&amp;CHAR(13)" office:value-type="string" office:string-value="  case 303: //Automa 3&#13;  //1&#13;  //placeStar_1|moveSta_1&#13;  //TODO: TBD YELLOW CARD 303 Automa 3&#13;  break;&#13;&#13;" calcext:value-type="string">
            <text:p><text:s text:c="2"/>case 303: //Automa 3 <text:s/>//1 <text:s/>//placeStar_1|moveSta_1 <text:s/>//TODO: TBD YELLOW CARD 303 Automa 3 <text:s/>break;</text:p>
          </table:table-cell>
          <table:table-cell table:style-name="Default" table:formula="of:=MOD( [.A4]-[.$A$2];10)" office:value-type="float" office:value="2" calcext:value-type="float">
            <text:p>2</text:p>
          </table:table-cell>
          <table:table-cell table:formula="of:=INT(([.A4]-[.$A$2])/10)" office:value-type="float" office:value="0" calcext:value-type="float">
            <text:p>0</text:p>
          </table:table-cell>
          <table:table-cell table:formula="of:=&quot;.card.card_&quot;&amp;[.$A4]&amp;&quot; {  background-position: -&quot;&amp;[.U4]*192&amp;&quot;px -&quot;&amp;([.V4])*[.W$1]&amp;&quot;px ; }&quot;" office:value-type="string" office:string-value=".card.card_303 {  background-position: -384px -0px ; }" calcext:value-type="string">
            <text:p>.card.card_303 { <text:s/>background-position: -384px -0px ; }</text:p>
          </table:table-cell>
          <table:table-cell table:formula="of:=&quot;.card.small.card_&quot;&amp;[.$A4]&amp;&quot; {  background-position: -&quot;&amp;[.U4]*96&amp;&quot;px -&quot;&amp;([.V4])*[.X$1]&amp;&quot;px ; }&quot;" office:value-type="string" office:string-value=".card.small.card_303 {  background-position: -192px -0px ; }" calcext:value-type="string">
            <text:p>.card.small.card_303 { <text:s/>background-position: -192px -0px ; }</text:p>
          </table:table-cell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04" calcext:value-type="float">
            <text:p>304</text:p>
          </table:table-cell>
          <table:table-cell table:style-name="ce21" office:value-type="string" calcext:value-type="string">
            <text:p>Automa 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getLira_2</text:p>
          </table:table-cell>
          <table:table-cell table:style-name="ce21" office:value-type="string" calcext:value-type="string">
            <text:p>Give tour to gain ${token_lira2}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Default" office:value-type="string" calcext:value-type="string">
            <text:p>buildStructure_1</text:p>
          </table:table-cell>
          <table:table-cell table:style-name="ce21" office:value-type="string" calcext:value-type="string">
            <text:p>Build one structu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ellGrapes_1|buySellVine_1,tradeOneForOne_1</text:p>
          </table:table-cell>
          <table:table-cell table:style-name="ce21" office:value-type="string" calcext:value-type="string">
            <text:p>Sell at least one grape or buy/sell one field. Trade one for on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rainWorker_1</text:p>
          </table:table-cell>
          <table:table-cell table:style-name="ce21" office:value-type="string" calcext:value-type="string">
            <text:p>Train a worker ${token_worker} for ${token_lira4}</text:p>
          </table:table-cell>
          <table:table-cell table:formula="of:=&quot;&quot; &amp; [.A5] &amp; &quot;=&gt;array( &quot;&amp;CHAR(10)&amp;  &quot;  &quot;&quot;key&quot;&quot;=&gt;&quot;&amp;[.A5]&amp;&quot;, &quot;&amp;CHAR(10)&amp;  &quot;  &quot;&quot;name&quot;&quot;=&gt;&quot;&quot;&quot;&amp;[.B5]&amp;&quot;&quot;&quot;, &quot;&amp;CHAR(10)&amp;  &quot;  &quot;&quot;sea1&quot;&quot;=&gt;&quot;&amp;[.C5]&amp;&quot;, &quot;&amp;CHAR(10)&amp;  &quot;  &quot;&quot;set1&quot;&quot;=&gt;&quot;&amp;[.D5]&amp;&quot;, &quot;&amp;CHAR(10)&amp;  &quot;  &quot;&quot;act1&quot;&quot;=&gt;&quot;&quot;&quot;&amp;[.E5]&amp;&quot;&quot;&quot;, &quot;&amp;CHAR(10)&amp;  &quot;  &quot;&quot;des1&quot;&quot;=&gt;clienttranslate('&quot;&amp;SUBSTITUTE ([.F5];&quot;'&quot;;&quot;\'&quot;)&amp;&quot;'),&quot;&amp;CHAR(10)&amp;  &quot;  &quot;&quot;sea2&quot;&quot;=&gt;&quot;&amp;[.G5]&amp;&quot;, &quot;&amp;CHAR(10)&amp;  &quot;  &quot;&quot;set2&quot;&quot;=&gt;&quot;&amp;[.H5]&amp;&quot;, &quot;&amp;CHAR(10)&amp;  &quot;  &quot;&quot;act2&quot;&quot;=&gt;&quot;&quot;&quot;&amp;[.I5]&amp;&quot;&quot;&quot;, &quot;&amp;CHAR(10)&amp;  &quot;  &quot;&quot;des2&quot;&quot;=&gt;clienttranslate('&quot;&amp;SUBSTITUTE ([.J5];&quot;'&quot;;&quot;\'&quot;)&amp;&quot;'),&quot;&amp;CHAR(10)&amp;  &quot;  &quot;&quot;sea3&quot;&quot;=&gt;&quot;&amp;[.K5]&amp;&quot;, &quot;&amp;CHAR(10)&amp;  &quot;  &quot;&quot;set3&quot;&quot;=&gt;&quot;&amp;[.L5]&amp;&quot;, &quot;&amp;CHAR(10)&amp;  &quot;  &quot;&quot;act3&quot;&quot;=&gt;&quot;&quot;&quot;&amp;[.M5]&amp;&quot;&quot;&quot;, &quot;&amp;CHAR(10)&amp;  &quot;  &quot;&quot;des3&quot;&quot;=&gt;clienttranslate('&quot;&amp;SUBSTITUTE ([.N5];&quot;'&quot;;&quot;\'&quot;)&amp;&quot;'),&quot;&amp;CHAR(10)&amp;  &quot;  &quot;&quot;sea4&quot;&quot;=&gt;&quot;&amp;[.O5]&amp;&quot;, &quot;&amp;CHAR(10)&amp;  &quot;  &quot;&quot;set4&quot;&quot;=&gt;&quot;&amp;[.P5]&amp;&quot;, &quot;&amp;CHAR(10)&amp;  &quot;  &quot;&quot;act4&quot;&quot;=&gt;&quot;&quot;&quot;&amp;[.Q5]&amp;&quot;&quot;&quot;, &quot;&amp;CHAR(10)&amp;  &quot;  &quot;&quot;des4&quot;&quot;=&gt;clienttranslate('&quot;&amp;SUBSTITUTE ([.R5];&quot;'&quot;;&quot;\'&quot;)&amp;&quot;')&quot;&amp;CHAR(10)&amp;  &quot;),&quot;" office:value-type="string" office:string-value="304=&gt;array( &#10;  &quot;key&quot;=&gt;304, &#10;  &quot;name&quot;=&gt;&quot;Automa 4&quot;, &#10;  &quot;sea1&quot;=&gt;1, &#10;  &quot;set1&quot;=&gt;0, &#10;  &quot;act1&quot;=&gt;&quot;getLira_2&quot;, &#10;  &quot;des1&quot;=&gt;clienttranslate('Give tour to gain ${token_lira2}'),&#10;  &quot;sea2&quot;=&gt;1, &#10;  &quot;set2&quot;=&gt;0, &#10;  &quot;act2&quot;=&gt;&quot;buildStructure_1&quot;, &#10;  &quot;des2&quot;=&gt;clienttranslate('Build one structure'),&#10;  &quot;sea3&quot;=&gt;2, &#10;  &quot;set3&quot;=&gt;0, &#10;  &quot;act3&quot;=&gt;&quot;sellGrapes_1|buySellVine_1,tradeOneForOne_1&quot;, &#10;  &quot;des3&quot;=&gt;clienttranslate('Sell at least one grape or buy/sell one field. Trade one for one'),&#10;  &quot;sea4&quot;=&gt;4, &#10;  &quot;set4&quot;=&gt;0, &#10;  &quot;act4&quot;=&gt;&quot;trainWorker_1&quot;, &#10;  &quot;des4&quot;=&gt;clienttranslate('Train a worker ${token_worker} for ${token_lira4}')&#10;)," calcext:value-type="string">
            <text:p>304=&gt;array( </text:p>
            <text:p>  "key"=&gt;304, </text:p>
            <text:p>  "name"=&gt;"Automa 4", </text:p>
            <text:p>  "sea1"=&gt;1, </text:p>
            <text:p>  "set1"=&gt;0, </text:p>
            <text:p>  "act1"=&gt;"getLira_2", </text:p>
            <text:p>  "des1"=&gt;clienttranslate('Give tour to gain ${token_lira2}'),</text:p>
            <text:p>  "sea2"=&gt;1, </text:p>
            <text:p>  "set2"=&gt;0, </text:p>
            <text:p>  "act2"=&gt;"buildStructure_1", </text:p>
            <text:p>  "des2"=&gt;clienttranslate('Build one structure'),</text:p>
            <text:p>  "sea3"=&gt;2, </text:p>
            <text:p>  "set3"=&gt;0, </text:p>
            <text:p>  "act3"=&gt;"sellGrapes_1|buySellVine_1,tradeOneForOne_1", </text:p>
            <text:p>  "des3"=&gt;clienttranslate('Sell at least one grape or buy/sell one field. Trade one for one'),</text:p>
            <text:p>  "sea4"=&gt;4, </text:p>
            <text:p>  "set4"=&gt;0, </text:p>
            <text:p>  "act4"=&gt;"trainWorker_1", </text:p>
            <text:p>  "des4"=&gt;clienttranslate('Train a worker ${token_worker} for ${token_lira4}')</text:p>
            <text:p>),</text:p>
          </table:table-cell>
          <table:table-cell table:formula="of:=&quot;  case &quot;&amp;[.A5]&amp;&quot;: //&quot;&amp;[.B5]&amp;CHAR(13)&amp;&quot;  //&quot;&amp;[.C5]&amp;CHAR(13)&amp;&quot;  //&quot;&amp;[.I5]&amp;CHAR(13)&amp;&quot;  //TODO: TBD YELLOW CARD &quot;&amp;[.A5]&amp;&quot; &quot; &amp; [.B5]&amp;CHAR(13)&amp;&quot;  break;&quot;&amp;CHAR(13)&amp;CHAR(13)" office:value-type="string" office:string-value="  case 304: //Automa 4&#13;  //1&#13;  //buildStructure_1&#13;  //TODO: TBD YELLOW CARD 304 Automa 4&#13;  break;&#13;&#13;" calcext:value-type="string">
            <text:p><text:s text:c="2"/>case 304: //Automa 4 <text:s/>//1 <text:s/>//buildStructure_1 <text:s/>//TODO: TBD YELLOW CARD 304 Automa 4 <text:s/>break;</text:p>
          </table:table-cell>
          <table:table-cell table:style-name="Default" table:formula="of:=MOD( [.A5]-[.$A$2];10)" office:value-type="float" office:value="3" calcext:value-type="float">
            <text:p>3</text:p>
          </table:table-cell>
          <table:table-cell table:formula="of:=INT(([.A5]-[.$A$2])/10)" office:value-type="float" office:value="0" calcext:value-type="float">
            <text:p>0</text:p>
          </table:table-cell>
          <table:table-cell table:formula="of:=&quot;.card.card_&quot;&amp;[.$A5]&amp;&quot; {  background-position: -&quot;&amp;[.U5]*192&amp;&quot;px -&quot;&amp;([.V5])*[.W$1]&amp;&quot;px ; }&quot;" office:value-type="string" office:string-value=".card.card_304 {  background-position: -576px -0px ; }" calcext:value-type="string">
            <text:p>.card.card_304 { <text:s/>background-position: -576px -0px ; }</text:p>
          </table:table-cell>
          <table:table-cell table:formula="of:=&quot;.card.small.card_&quot;&amp;[.$A5]&amp;&quot; {  background-position: -&quot;&amp;[.U5]*96&amp;&quot;px -&quot;&amp;([.V5])*[.X$1]&amp;&quot;px ; }&quot;" office:value-type="string" office:string-value=".card.small.card_304 {  background-position: -288px -0px ; }" calcext:value-type="string">
            <text:p>.card.small.card_304 { <text:s/>background-position: -288px -0px ; }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0">
          <table:table-cell office:value-type="float" office:value="305" calcext:value-type="float">
            <text:p>305</text:p>
          </table:table-cell>
          <table:table-cell table:style-name="ce21" office:value-type="string" calcext:value-type="string">
            <text:p>Automa 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getLira_2</text:p>
          </table:table-cell>
          <table:table-cell table:style-name="ce21" office:value-type="string" calcext:value-type="string">
            <text:p>Give tour to gain ${token_lira2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ceStar_1|moveSta_1</text:p>
          </table:table-cell>
          <table:table-cell office:value-type="string" calcext:value-type="string">
            <text:p>Place or move ${token_star}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harvestField_1</text:p>
          </table:table-cell>
          <table:table-cell table:style-name="ce21" office:value-type="string" calcext:value-type="string">
            <text:p>Harvest one fiel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lWine_1</text:p>
          </table:table-cell>
          <table:table-cell office:value-type="string" calcext:value-type="string">
            <text:p>Sell one wine token</text:p>
          </table:table-cell>
          <table:table-cell table:formula="of:=&quot;&quot; &amp; [.A6] &amp; &quot;=&gt;array( &quot;&amp;CHAR(10)&amp;  &quot;  &quot;&quot;key&quot;&quot;=&gt;&quot;&amp;[.A6]&amp;&quot;, &quot;&amp;CHAR(10)&amp;  &quot;  &quot;&quot;name&quot;&quot;=&gt;&quot;&quot;&quot;&amp;[.B6]&amp;&quot;&quot;&quot;, &quot;&amp;CHAR(10)&amp;  &quot;  &quot;&quot;sea1&quot;&quot;=&gt;&quot;&amp;[.C6]&amp;&quot;, &quot;&amp;CHAR(10)&amp;  &quot;  &quot;&quot;set1&quot;&quot;=&gt;&quot;&amp;[.D6]&amp;&quot;, &quot;&amp;CHAR(10)&amp;  &quot;  &quot;&quot;act1&quot;&quot;=&gt;&quot;&quot;&quot;&amp;[.E6]&amp;&quot;&quot;&quot;, &quot;&amp;CHAR(10)&amp;  &quot;  &quot;&quot;des1&quot;&quot;=&gt;clienttranslate('&quot;&amp;SUBSTITUTE ([.F6];&quot;'&quot;;&quot;\'&quot;)&amp;&quot;'),&quot;&amp;CHAR(10)&amp;  &quot;  &quot;&quot;sea2&quot;&quot;=&gt;&quot;&amp;[.G6]&amp;&quot;, &quot;&amp;CHAR(10)&amp;  &quot;  &quot;&quot;set2&quot;&quot;=&gt;&quot;&amp;[.H6]&amp;&quot;, &quot;&amp;CHAR(10)&amp;  &quot;  &quot;&quot;act2&quot;&quot;=&gt;&quot;&quot;&quot;&amp;[.I6]&amp;&quot;&quot;&quot;, &quot;&amp;CHAR(10)&amp;  &quot;  &quot;&quot;des2&quot;&quot;=&gt;clienttranslate('&quot;&amp;SUBSTITUTE ([.J6];&quot;'&quot;;&quot;\'&quot;)&amp;&quot;'),&quot;&amp;CHAR(10)&amp;  &quot;  &quot;&quot;sea3&quot;&quot;=&gt;&quot;&amp;[.K6]&amp;&quot;, &quot;&amp;CHAR(10)&amp;  &quot;  &quot;&quot;set3&quot;&quot;=&gt;&quot;&amp;[.L6]&amp;&quot;, &quot;&amp;CHAR(10)&amp;  &quot;  &quot;&quot;act3&quot;&quot;=&gt;&quot;&quot;&quot;&amp;[.M6]&amp;&quot;&quot;&quot;, &quot;&amp;CHAR(10)&amp;  &quot;  &quot;&quot;des3&quot;&quot;=&gt;clienttranslate('&quot;&amp;SUBSTITUTE ([.N6];&quot;'&quot;;&quot;\'&quot;)&amp;&quot;'),&quot;&amp;CHAR(10)&amp;  &quot;  &quot;&quot;sea4&quot;&quot;=&gt;&quot;&amp;[.O6]&amp;&quot;, &quot;&amp;CHAR(10)&amp;  &quot;  &quot;&quot;set4&quot;&quot;=&gt;&quot;&amp;[.P6]&amp;&quot;, &quot;&amp;CHAR(10)&amp;  &quot;  &quot;&quot;act4&quot;&quot;=&gt;&quot;&quot;&quot;&amp;[.Q6]&amp;&quot;&quot;&quot;, &quot;&amp;CHAR(10)&amp;  &quot;  &quot;&quot;des4&quot;&quot;=&gt;clienttranslate('&quot;&amp;SUBSTITUTE ([.R6];&quot;'&quot;;&quot;\'&quot;)&amp;&quot;')&quot;&amp;CHAR(10)&amp;  &quot;),&quot;" office:value-type="string" office:string-value="305=&gt;array( &#10;  &quot;key&quot;=&gt;305, &#10;  &quot;name&quot;=&gt;&quot;Automa 5&quot;, &#10;  &quot;sea1&quot;=&gt;1, &#10;  &quot;set1&quot;=&gt;0, &#10;  &quot;act1&quot;=&gt;&quot;getLira_2&quot;, &#10;  &quot;des1&quot;=&gt;clienttranslate('Give tour to gain ${token_lira2}'),&#10;  &quot;sea2&quot;=&gt;1, &#10;  &quot;set2&quot;=&gt;1, &#10;  &quot;act2&quot;=&gt;&quot;placeStar_1|moveSta_1&quot;, &#10;  &quot;des2&quot;=&gt;clienttranslate('Place or move ${token_star}'),&#10;  &quot;sea3&quot;=&gt;3, &#10;  &quot;set3&quot;=&gt;0, &#10;  &quot;act3&quot;=&gt;&quot;harvestField_1&quot;, &#10;  &quot;des3&quot;=&gt;clienttranslate('Harvest one field'),&#10;  &quot;sea4&quot;=&gt;4, &#10;  &quot;set4&quot;=&gt;1, &#10;  &quot;act4&quot;=&gt;&quot;sellWine_1&quot;, &#10;  &quot;des4&quot;=&gt;clienttranslate('Sell one wine token')&#10;)," calcext:value-type="string">
            <text:p>305=&gt;array( </text:p>
            <text:p>  "key"=&gt;305, </text:p>
            <text:p>  "name"=&gt;"Automa 5", </text:p>
            <text:p>  "sea1"=&gt;1, </text:p>
            <text:p>  "set1"=&gt;0, </text:p>
            <text:p>  "act1"=&gt;"getLira_2", </text:p>
            <text:p>  "des1"=&gt;clienttranslate('Give tour to gain ${token_lira2}'),</text:p>
            <text:p>  "sea2"=&gt;1, </text:p>
            <text:p>  "set2"=&gt;1, </text:p>
            <text:p>  "act2"=&gt;"placeStar_1|moveSta_1", </text:p>
            <text:p>  "des2"=&gt;clienttranslate('Place or move ${token_star}'),</text:p>
            <text:p>  "sea3"=&gt;3, </text:p>
            <text:p>  "set3"=&gt;0, </text:p>
            <text:p>  "act3"=&gt;"harvestField_1", </text:p>
            <text:p>  "des3"=&gt;clienttranslate('Harvest one field'),</text:p>
            <text:p>  "sea4"=&gt;4, </text:p>
            <text:p>  "set4"=&gt;1, </text:p>
            <text:p>  "act4"=&gt;"sellWine_1", </text:p>
            <text:p>  "des4"=&gt;clienttranslate('Sell one wine token')</text:p>
            <text:p>),</text:p>
          </table:table-cell>
          <table:table-cell table:formula="of:=&quot;  case &quot;&amp;[.A6]&amp;&quot;: //&quot;&amp;[.B6]&amp;CHAR(13)&amp;&quot;  //&quot;&amp;[.C6]&amp;CHAR(13)&amp;&quot;  //&quot;&amp;[.I6]&amp;CHAR(13)&amp;&quot;  //TODO: TBD YELLOW CARD &quot;&amp;[.A6]&amp;&quot; &quot; &amp; [.B6]&amp;CHAR(13)&amp;&quot;  break;&quot;&amp;CHAR(13)&amp;CHAR(13)" office:value-type="string" office:string-value="  case 305: //Automa 5&#13;  //1&#13;  //placeStar_1|moveSta_1&#13;  //TODO: TBD YELLOW CARD 305 Automa 5&#13;  break;&#13;&#13;" calcext:value-type="string">
            <text:p><text:s text:c="2"/>case 305: //Automa 5 <text:s/>//1 <text:s/>//placeStar_1|moveSta_1 <text:s/>//TODO: TBD YELLOW CARD 305 Automa 5 <text:s/>break;</text:p>
          </table:table-cell>
          <table:table-cell table:style-name="Default" table:formula="of:=MOD( [.A6]-[.$A$2];10)" office:value-type="float" office:value="4" calcext:value-type="float">
            <text:p>4</text:p>
          </table:table-cell>
          <table:table-cell table:formula="of:=INT(([.A6]-[.$A$2])/10)" office:value-type="float" office:value="0" calcext:value-type="float">
            <text:p>0</text:p>
          </table:table-cell>
          <table:table-cell table:formula="of:=&quot;.card.card_&quot;&amp;[.$A6]&amp;&quot; {  background-position: -&quot;&amp;[.U6]*192&amp;&quot;px -&quot;&amp;([.V6])*[.W$1]&amp;&quot;px ; }&quot;" office:value-type="string" office:string-value=".card.card_305 {  background-position: -768px -0px ; }" calcext:value-type="string">
            <text:p>.card.card_305 { <text:s/>background-position: -768px -0px ; }</text:p>
          </table:table-cell>
          <table:table-cell table:formula="of:=&quot;.card.small.card_&quot;&amp;[.$A6]&amp;&quot; {  background-position: -&quot;&amp;[.U6]*96&amp;&quot;px -&quot;&amp;([.V6])*[.X$1]&amp;&quot;px ; }&quot;" office:value-type="string" office:string-value=".card.small.card_305 {  background-position: -384px -0px ; }" calcext:value-type="string">
            <text:p>.card.small.card_305 { <text:s/>background-position: -384px -0px ; }</text:p>
          </table:table-cell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06" calcext:value-type="float">
            <text:p>306</text:p>
          </table:table-cell>
          <table:table-cell table:style-name="ce21" office:value-type="string" calcext:value-type="string">
            <text:p>Automa 6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uildStructure_1</text:p>
          </table:table-cell>
          <table:table-cell table:style-name="ce21" office:value-type="string" calcext:value-type="string">
            <text:p>Build one struct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ceStar_1|moveSta_1</text:p>
          </table:table-cell>
          <table:table-cell office:value-type="string" calcext:value-type="string">
            <text:p>Place or move ${token_star}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rawPurpleCard_1</text:p>
          </table:table-cell>
          <table:table-cell table:style-name="ce21" office:value-type="string" calcext:value-type="string">
            <text:p>Draw a wine order card ${token_purpleCardPlus}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illOrder_1</text:p>
          </table:table-cell>
          <table:table-cell table:style-name="ce21" office:value-type="string" calcext:value-type="string">
            <text:p>Fill a wine order ${token_purpleCard}</text:p>
          </table:table-cell>
          <table:table-cell table:formula="of:=&quot;&quot; &amp; [.A7] &amp; &quot;=&gt;array( &quot;&amp;CHAR(10)&amp;  &quot;  &quot;&quot;key&quot;&quot;=&gt;&quot;&amp;[.A7]&amp;&quot;, &quot;&amp;CHAR(10)&amp;  &quot;  &quot;&quot;name&quot;&quot;=&gt;&quot;&quot;&quot;&amp;[.B7]&amp;&quot;&quot;&quot;, &quot;&amp;CHAR(10)&amp;  &quot;  &quot;&quot;sea1&quot;&quot;=&gt;&quot;&amp;[.C7]&amp;&quot;, &quot;&amp;CHAR(10)&amp;  &quot;  &quot;&quot;set1&quot;&quot;=&gt;&quot;&amp;[.D7]&amp;&quot;, &quot;&amp;CHAR(10)&amp;  &quot;  &quot;&quot;act1&quot;&quot;=&gt;&quot;&quot;&quot;&amp;[.E7]&amp;&quot;&quot;&quot;, &quot;&amp;CHAR(10)&amp;  &quot;  &quot;&quot;des1&quot;&quot;=&gt;clienttranslate('&quot;&amp;SUBSTITUTE ([.F7];&quot;'&quot;;&quot;\'&quot;)&amp;&quot;'),&quot;&amp;CHAR(10)&amp;  &quot;  &quot;&quot;sea2&quot;&quot;=&gt;&quot;&amp;[.G7]&amp;&quot;, &quot;&amp;CHAR(10)&amp;  &quot;  &quot;&quot;set2&quot;&quot;=&gt;&quot;&amp;[.H7]&amp;&quot;, &quot;&amp;CHAR(10)&amp;  &quot;  &quot;&quot;act2&quot;&quot;=&gt;&quot;&quot;&quot;&amp;[.I7]&amp;&quot;&quot;&quot;, &quot;&amp;CHAR(10)&amp;  &quot;  &quot;&quot;des2&quot;&quot;=&gt;clienttranslate('&quot;&amp;SUBSTITUTE ([.J7];&quot;'&quot;;&quot;\'&quot;)&amp;&quot;'),&quot;&amp;CHAR(10)&amp;  &quot;  &quot;&quot;sea3&quot;&quot;=&gt;&quot;&amp;[.K7]&amp;&quot;, &quot;&amp;CHAR(10)&amp;  &quot;  &quot;&quot;set3&quot;&quot;=&gt;&quot;&amp;[.L7]&amp;&quot;, &quot;&amp;CHAR(10)&amp;  &quot;  &quot;&quot;act3&quot;&quot;=&gt;&quot;&quot;&quot;&amp;[.M7]&amp;&quot;&quot;&quot;, &quot;&amp;CHAR(10)&amp;  &quot;  &quot;&quot;des3&quot;&quot;=&gt;clienttranslate('&quot;&amp;SUBSTITUTE ([.N7];&quot;'&quot;;&quot;\'&quot;)&amp;&quot;'),&quot;&amp;CHAR(10)&amp;  &quot;  &quot;&quot;sea4&quot;&quot;=&gt;&quot;&amp;[.O7]&amp;&quot;, &quot;&amp;CHAR(10)&amp;  &quot;  &quot;&quot;set4&quot;&quot;=&gt;&quot;&amp;[.P7]&amp;&quot;, &quot;&amp;CHAR(10)&amp;  &quot;  &quot;&quot;act4&quot;&quot;=&gt;&quot;&quot;&quot;&amp;[.Q7]&amp;&quot;&quot;&quot;, &quot;&amp;CHAR(10)&amp;  &quot;  &quot;&quot;des4&quot;&quot;=&gt;clienttranslate('&quot;&amp;SUBSTITUTE ([.R7];&quot;'&quot;;&quot;\'&quot;)&amp;&quot;')&quot;&amp;CHAR(10)&amp;  &quot;),&quot;" office:value-type="string" office:string-value="306=&gt;array( &#10;  &quot;key&quot;=&gt;306, &#10;  &quot;name&quot;=&gt;&quot;Automa 6&quot;, &#10;  &quot;sea1&quot;=&gt;1, &#10;  &quot;set1&quot;=&gt;0, &#10;  &quot;act1&quot;=&gt;&quot;buildStructure_1&quot;, &#10;  &quot;des1&quot;=&gt;clienttranslate('Build one structure'),&#10;  &quot;sea2&quot;=&gt;1, &#10;  &quot;set2&quot;=&gt;1, &#10;  &quot;act2&quot;=&gt;&quot;placeStar_1|moveSta_1&quot;, &#10;  &quot;des2&quot;=&gt;clienttranslate('Place or move ${token_star}'),&#10;  &quot;sea3&quot;=&gt;3, &#10;  &quot;set3&quot;=&gt;0, &#10;  &quot;act3&quot;=&gt;&quot;drawPurpleCard_1&quot;, &#10;  &quot;des3&quot;=&gt;clienttranslate('Draw a wine order card ${token_purpleCardPlus}'),&#10;  &quot;sea4&quot;=&gt;4, &#10;  &quot;set4&quot;=&gt;0, &#10;  &quot;act4&quot;=&gt;&quot;fillOrder_1&quot;, &#10;  &quot;des4&quot;=&gt;clienttranslate('Fill a wine order ${token_purpleCard}')&#10;)," calcext:value-type="string">
            <text:p>306=&gt;array( </text:p>
            <text:p>  "key"=&gt;306, </text:p>
            <text:p>  "name"=&gt;"Automa 6", </text:p>
            <text:p>  "sea1"=&gt;1, </text:p>
            <text:p>  "set1"=&gt;0, </text:p>
            <text:p>  "act1"=&gt;"buildStructure_1", </text:p>
            <text:p>  "des1"=&gt;clienttranslate('Build one structure'),</text:p>
            <text:p>  "sea2"=&gt;1, </text:p>
            <text:p>  "set2"=&gt;1, </text:p>
            <text:p>  "act2"=&gt;"placeStar_1|moveSta_1", </text:p>
            <text:p>  "des2"=&gt;clienttranslate('Place or move ${token_star}'),</text:p>
            <text:p>  "sea3"=&gt;3, </text:p>
            <text:p>  "set3"=&gt;0, </text:p>
            <text:p>  "act3"=&gt;"drawPurpleCard_1", </text:p>
            <text:p>  "des3"=&gt;clienttranslate('Draw a wine order card ${token_purpleCardPlus}'),</text:p>
            <text:p>  "sea4"=&gt;4, </text:p>
            <text:p>  "set4"=&gt;0, </text:p>
            <text:p>  "act4"=&gt;"fillOrder_1", </text:p>
            <text:p>  "des4"=&gt;clienttranslate('Fill a wine order ${token_purpleCard}')</text:p>
            <text:p>),</text:p>
          </table:table-cell>
          <table:table-cell table:formula="of:=&quot;  case &quot;&amp;[.A7]&amp;&quot;: //&quot;&amp;[.B7]&amp;CHAR(13)&amp;&quot;  //&quot;&amp;[.C7]&amp;CHAR(13)&amp;&quot;  //&quot;&amp;[.I7]&amp;CHAR(13)&amp;&quot;  //TODO: TBD YELLOW CARD &quot;&amp;[.A7]&amp;&quot; &quot; &amp; [.B7]&amp;CHAR(13)&amp;&quot;  break;&quot;&amp;CHAR(13)&amp;CHAR(13)" office:value-type="string" office:string-value="  case 306: //Automa 6&#13;  //1&#13;  //placeStar_1|moveSta_1&#13;  //TODO: TBD YELLOW CARD 306 Automa 6&#13;  break;&#13;&#13;" calcext:value-type="string">
            <text:p><text:s text:c="2"/>case 306: //Automa 6 <text:s/>//1 <text:s/>//placeStar_1|moveSta_1 <text:s/>//TODO: TBD YELLOW CARD 306 Automa 6 <text:s/>break;</text:p>
          </table:table-cell>
          <table:table-cell table:style-name="Default" table:formula="of:=MOD( [.A7]-[.$A$2];10)" office:value-type="float" office:value="5" calcext:value-type="float">
            <text:p>5</text:p>
          </table:table-cell>
          <table:table-cell table:formula="of:=INT(([.A7]-[.$A$2])/10)" office:value-type="float" office:value="0" calcext:value-type="float">
            <text:p>0</text:p>
          </table:table-cell>
          <table:table-cell table:formula="of:=&quot;.card.card_&quot;&amp;[.$A7]&amp;&quot; {  background-position: -&quot;&amp;[.U7]*192&amp;&quot;px -&quot;&amp;([.V7])*[.W$1]&amp;&quot;px ; }&quot;" office:value-type="string" office:string-value=".card.card_306 {  background-position: -960px -0px ; }" calcext:value-type="string">
            <text:p>.card.card_306 { <text:s/>background-position: -960px -0px ; }</text:p>
          </table:table-cell>
          <table:table-cell table:formula="of:=&quot;.card.small.card_&quot;&amp;[.$A7]&amp;&quot; {  background-position: -&quot;&amp;[.U7]*96&amp;&quot;px -&quot;&amp;([.V7])*[.X$1]&amp;&quot;px ; }&quot;" office:value-type="string" office:string-value=".card.small.card_306 {  background-position: -480px -0px ; }" calcext:value-type="string">
            <text:p>.card.small.card_306 { <text:s/>background-position: -480px -0px ; }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07" calcext:value-type="float">
            <text:p>307</text:p>
          </table:table-cell>
          <table:table-cell table:style-name="ce21" office:value-type="string" calcext:value-type="string">
            <text:p>Automa 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rawGreenCard_1</text:p>
          </table:table-cell>
          <table:table-cell table:style-name="ce21" office:value-type="string" calcext:value-type="string">
            <text:p>Draw a vine card ${token_greenCardPlus}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yYellowCard_1</text:p>
          </table:table-cell>
          <table:table-cell table:style-name="ce21" office:value-type="string" calcext:value-type="string">
            <text:p>Play a summer visitor card ${token_yellowCard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ySellVine_1</text:p>
          </table:table-cell>
          <table:table-cell office:value-type="string" calcext:value-type="string">
            <text:p>Buy or sell a v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Structure_1|getLira_2</text:p>
          </table:table-cell>
          <table:table-cell office:value-type="string" calcext:value-type="string">
            <text:p>Build one structure or give a tour to get ${token_lira2}</text:p>
          </table:table-cell>
          <table:table-cell table:formula="of:=&quot;&quot; &amp; [.A8] &amp; &quot;=&gt;array( &quot;&amp;CHAR(10)&amp;  &quot;  &quot;&quot;key&quot;&quot;=&gt;&quot;&amp;[.A8]&amp;&quot;, &quot;&amp;CHAR(10)&amp;  &quot;  &quot;&quot;name&quot;&quot;=&gt;&quot;&quot;&quot;&amp;[.B8]&amp;&quot;&quot;&quot;, &quot;&amp;CHAR(10)&amp;  &quot;  &quot;&quot;sea1&quot;&quot;=&gt;&quot;&amp;[.C8]&amp;&quot;, &quot;&amp;CHAR(10)&amp;  &quot;  &quot;&quot;set1&quot;&quot;=&gt;&quot;&amp;[.D8]&amp;&quot;, &quot;&amp;CHAR(10)&amp;  &quot;  &quot;&quot;act1&quot;&quot;=&gt;&quot;&quot;&quot;&amp;[.E8]&amp;&quot;&quot;&quot;, &quot;&amp;CHAR(10)&amp;  &quot;  &quot;&quot;des1&quot;&quot;=&gt;clienttranslate('&quot;&amp;SUBSTITUTE ([.F8];&quot;'&quot;;&quot;\'&quot;)&amp;&quot;'),&quot;&amp;CHAR(10)&amp;  &quot;  &quot;&quot;sea2&quot;&quot;=&gt;&quot;&amp;[.G8]&amp;&quot;, &quot;&amp;CHAR(10)&amp;  &quot;  &quot;&quot;set2&quot;&quot;=&gt;&quot;&amp;[.H8]&amp;&quot;, &quot;&amp;CHAR(10)&amp;  &quot;  &quot;&quot;act2&quot;&quot;=&gt;&quot;&quot;&quot;&amp;[.I8]&amp;&quot;&quot;&quot;, &quot;&amp;CHAR(10)&amp;  &quot;  &quot;&quot;des2&quot;&quot;=&gt;clienttranslate('&quot;&amp;SUBSTITUTE ([.J8];&quot;'&quot;;&quot;\'&quot;)&amp;&quot;'),&quot;&amp;CHAR(10)&amp;  &quot;  &quot;&quot;sea3&quot;&quot;=&gt;&quot;&amp;[.K8]&amp;&quot;, &quot;&amp;CHAR(10)&amp;  &quot;  &quot;&quot;set3&quot;&quot;=&gt;&quot;&amp;[.L8]&amp;&quot;, &quot;&amp;CHAR(10)&amp;  &quot;  &quot;&quot;act3&quot;&quot;=&gt;&quot;&quot;&quot;&amp;[.M8]&amp;&quot;&quot;&quot;, &quot;&amp;CHAR(10)&amp;  &quot;  &quot;&quot;des3&quot;&quot;=&gt;clienttranslate('&quot;&amp;SUBSTITUTE ([.N8];&quot;'&quot;;&quot;\'&quot;)&amp;&quot;'),&quot;&amp;CHAR(10)&amp;  &quot;  &quot;&quot;sea4&quot;&quot;=&gt;&quot;&amp;[.O8]&amp;&quot;, &quot;&amp;CHAR(10)&amp;  &quot;  &quot;&quot;set4&quot;&quot;=&gt;&quot;&amp;[.P8]&amp;&quot;, &quot;&amp;CHAR(10)&amp;  &quot;  &quot;&quot;act4&quot;&quot;=&gt;&quot;&quot;&quot;&amp;[.Q8]&amp;&quot;&quot;&quot;, &quot;&amp;CHAR(10)&amp;  &quot;  &quot;&quot;des4&quot;&quot;=&gt;clienttranslate('&quot;&amp;SUBSTITUTE ([.R8];&quot;'&quot;;&quot;\'&quot;)&amp;&quot;')&quot;&amp;CHAR(10)&amp;  &quot;),&quot;" office:value-type="string" office:string-value="307=&gt;array( &#10;  &quot;key&quot;=&gt;307, &#10;  &quot;name&quot;=&gt;&quot;Automa 7&quot;, &#10;  &quot;sea1&quot;=&gt;1, &#10;  &quot;set1&quot;=&gt;0, &#10;  &quot;act1&quot;=&gt;&quot;drawGreenCard_1&quot;, &#10;  &quot;des1&quot;=&gt;clienttranslate('Draw a vine card ${token_greenCardPlus}'),&#10;  &quot;sea2&quot;=&gt;2, &#10;  &quot;set2&quot;=&gt;0, &#10;  &quot;act2&quot;=&gt;&quot;playYellowCard_1&quot;, &#10;  &quot;des2&quot;=&gt;clienttranslate('Play a summer visitor card ${token_yellowCard}'),&#10;  &quot;sea3&quot;=&gt;2, &#10;  &quot;set3&quot;=&gt;1, &#10;  &quot;act3&quot;=&gt;&quot;buySellVine_1&quot;, &#10;  &quot;des3&quot;=&gt;clienttranslate('Buy or sell a vine'),&#10;  &quot;sea4&quot;=&gt;3, &#10;  &quot;set4&quot;=&gt;1, &#10;  &quot;act4&quot;=&gt;&quot;buildStructure_1|getLira_2&quot;, &#10;  &quot;des4&quot;=&gt;clienttranslate('Build one structure or give a tour to get ${token_lira2}')&#10;)," calcext:value-type="string">
            <text:p>307=&gt;array( </text:p>
            <text:p>  "key"=&gt;307, </text:p>
            <text:p>  "name"=&gt;"Automa 7", </text:p>
            <text:p>  "sea1"=&gt;1, </text:p>
            <text:p>  "set1"=&gt;0, </text:p>
            <text:p>  "act1"=&gt;"drawGreenCard_1", </text:p>
            <text:p>  "des1"=&gt;clienttranslate('Draw a vine card ${token_greenCardPlus}'),</text:p>
            <text:p>  "sea2"=&gt;2, </text:p>
            <text:p>  "set2"=&gt;0, </text:p>
            <text:p>  "act2"=&gt;"playYellowCard_1", </text:p>
            <text:p>  "des2"=&gt;clienttranslate('Play a summer visitor card ${token_yellowCard}'),</text:p>
            <text:p>  "sea3"=&gt;2, </text:p>
            <text:p>  "set3"=&gt;1, </text:p>
            <text:p>  "act3"=&gt;"buySellVine_1", </text:p>
            <text:p>  "des3"=&gt;clienttranslate('Buy or sell a vine'),</text:p>
            <text:p>  "sea4"=&gt;3, </text:p>
            <text:p>  "set4"=&gt;1, </text:p>
            <text:p>  "act4"=&gt;"buildStructure_1|getLira_2", </text:p>
            <text:p>  "des4"=&gt;clienttranslate('Build one structure or give a tour to get ${token_lira2}')</text:p>
            <text:p>),</text:p>
          </table:table-cell>
          <table:table-cell table:formula="of:=&quot;  case &quot;&amp;[.A8]&amp;&quot;: //&quot;&amp;[.B8]&amp;CHAR(13)&amp;&quot;  //&quot;&amp;[.C8]&amp;CHAR(13)&amp;&quot;  //&quot;&amp;[.I8]&amp;CHAR(13)&amp;&quot;  //TODO: TBD YELLOW CARD &quot;&amp;[.A8]&amp;&quot; &quot; &amp; [.B8]&amp;CHAR(13)&amp;&quot;  break;&quot;&amp;CHAR(13)&amp;CHAR(13)" office:value-type="string" office:string-value="  case 307: //Automa 7&#13;  //1&#13;  //playYellowCard_1&#13;  //TODO: TBD YELLOW CARD 307 Automa 7&#13;  break;&#13;&#13;" calcext:value-type="string">
            <text:p><text:s text:c="2"/>case 307: //Automa 7 <text:s/>//1 <text:s/>//playYellowCard_1 <text:s/>//TODO: TBD YELLOW CARD 307 Automa 7 <text:s/>break;</text:p>
          </table:table-cell>
          <table:table-cell table:style-name="Default" table:formula="of:=MOD( [.A8]-[.$A$2];10)" office:value-type="float" office:value="6" calcext:value-type="float">
            <text:p>6</text:p>
          </table:table-cell>
          <table:table-cell table:formula="of:=INT(([.A8]-[.$A$2])/10)" office:value-type="float" office:value="0" calcext:value-type="float">
            <text:p>0</text:p>
          </table:table-cell>
          <table:table-cell table:formula="of:=&quot;.card.card_&quot;&amp;[.$A8]&amp;&quot; {  background-position: -&quot;&amp;[.U8]*192&amp;&quot;px -&quot;&amp;([.V8])*[.W$1]&amp;&quot;px ; }&quot;" office:value-type="string" office:string-value=".card.card_307 {  background-position: -1152px -0px ; }" calcext:value-type="string">
            <text:p>.card.card_307 { <text:s/>background-position: -1152px -0px ; }</text:p>
          </table:table-cell>
          <table:table-cell table:formula="of:=&quot;.card.small.card_&quot;&amp;[.$A8]&amp;&quot; {  background-position: -&quot;&amp;[.U8]*96&amp;&quot;px -&quot;&amp;([.V8])*[.X$1]&amp;&quot;px ; }&quot;" office:value-type="string" office:string-value=".card.small.card_307 {  background-position: -576px -0px ; }" calcext:value-type="string">
            <text:p>.card.small.card_307 { <text:s/>background-position: -576px -0px ; }</text:p>
          </table:table-cell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08" calcext:value-type="float">
            <text:p>308</text:p>
          </table:table-cell>
          <table:table-cell table:style-name="ce21" office:value-type="string" calcext:value-type="string">
            <text:p>Automa 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getLira_2</text:p>
          </table:table-cell>
          <table:table-cell table:style-name="ce21" office:value-type="string" calcext:value-type="string">
            <text:p>Give tour to gain ${token_lira2}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nt_1</text:p>
          </table:table-cell>
          <table:table-cell table:style-name="ce21" office:value-type="string" calcext:value-type="string">
            <text:p>Plant a vine card ${token_greenCard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ySellVine_1</text:p>
          </table:table-cell>
          <table:table-cell office:value-type="string" calcext:value-type="string">
            <text:p>Buy or sell a vi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akeWine_2</text:p>
          </table:table-cell>
          <table:table-cell table:style-name="ce21" office:value-type="string" calcext:value-type="string">
            <text:p>Make up to two wines</text:p>
          </table:table-cell>
          <table:table-cell table:formula="of:=&quot;&quot; &amp; [.A9] &amp; &quot;=&gt;array( &quot;&amp;CHAR(10)&amp;  &quot;  &quot;&quot;key&quot;&quot;=&gt;&quot;&amp;[.A9]&amp;&quot;, &quot;&amp;CHAR(10)&amp;  &quot;  &quot;&quot;name&quot;&quot;=&gt;&quot;&quot;&quot;&amp;[.B9]&amp;&quot;&quot;&quot;, &quot;&amp;CHAR(10)&amp;  &quot;  &quot;&quot;sea1&quot;&quot;=&gt;&quot;&amp;[.C9]&amp;&quot;, &quot;&amp;CHAR(10)&amp;  &quot;  &quot;&quot;set1&quot;&quot;=&gt;&quot;&amp;[.D9]&amp;&quot;, &quot;&amp;CHAR(10)&amp;  &quot;  &quot;&quot;act1&quot;&quot;=&gt;&quot;&quot;&quot;&amp;[.E9]&amp;&quot;&quot;&quot;, &quot;&amp;CHAR(10)&amp;  &quot;  &quot;&quot;des1&quot;&quot;=&gt;clienttranslate('&quot;&amp;SUBSTITUTE ([.F9];&quot;'&quot;;&quot;\'&quot;)&amp;&quot;'),&quot;&amp;CHAR(10)&amp;  &quot;  &quot;&quot;sea2&quot;&quot;=&gt;&quot;&amp;[.G9]&amp;&quot;, &quot;&amp;CHAR(10)&amp;  &quot;  &quot;&quot;set2&quot;&quot;=&gt;&quot;&amp;[.H9]&amp;&quot;, &quot;&amp;CHAR(10)&amp;  &quot;  &quot;&quot;act2&quot;&quot;=&gt;&quot;&quot;&quot;&amp;[.I9]&amp;&quot;&quot;&quot;, &quot;&amp;CHAR(10)&amp;  &quot;  &quot;&quot;des2&quot;&quot;=&gt;clienttranslate('&quot;&amp;SUBSTITUTE ([.J9];&quot;'&quot;;&quot;\'&quot;)&amp;&quot;'),&quot;&amp;CHAR(10)&amp;  &quot;  &quot;&quot;sea3&quot;&quot;=&gt;&quot;&amp;[.K9]&amp;&quot;, &quot;&amp;CHAR(10)&amp;  &quot;  &quot;&quot;set3&quot;&quot;=&gt;&quot;&amp;[.L9]&amp;&quot;, &quot;&amp;CHAR(10)&amp;  &quot;  &quot;&quot;act3&quot;&quot;=&gt;&quot;&quot;&quot;&amp;[.M9]&amp;&quot;&quot;&quot;, &quot;&amp;CHAR(10)&amp;  &quot;  &quot;&quot;des3&quot;&quot;=&gt;clienttranslate('&quot;&amp;SUBSTITUTE ([.N9];&quot;'&quot;;&quot;\'&quot;)&amp;&quot;'),&quot;&amp;CHAR(10)&amp;  &quot;  &quot;&quot;sea4&quot;&quot;=&gt;&quot;&amp;[.O9]&amp;&quot;, &quot;&amp;CHAR(10)&amp;  &quot;  &quot;&quot;set4&quot;&quot;=&gt;&quot;&amp;[.P9]&amp;&quot;, &quot;&amp;CHAR(10)&amp;  &quot;  &quot;&quot;act4&quot;&quot;=&gt;&quot;&quot;&quot;&amp;[.Q9]&amp;&quot;&quot;&quot;, &quot;&amp;CHAR(10)&amp;  &quot;  &quot;&quot;des4&quot;&quot;=&gt;clienttranslate('&quot;&amp;SUBSTITUTE ([.R9];&quot;'&quot;;&quot;\'&quot;)&amp;&quot;')&quot;&amp;CHAR(10)&amp;  &quot;),&quot;" office:value-type="string" office:string-value="308=&gt;array( &#10;  &quot;key&quot;=&gt;308, &#10;  &quot;name&quot;=&gt;&quot;Automa 8&quot;, &#10;  &quot;sea1&quot;=&gt;1, &#10;  &quot;set1&quot;=&gt;0, &#10;  &quot;act1&quot;=&gt;&quot;getLira_2&quot;, &#10;  &quot;des1&quot;=&gt;clienttranslate('Give tour to gain ${token_lira2}'),&#10;  &quot;sea2&quot;=&gt;2, &#10;  &quot;set2&quot;=&gt;0, &#10;  &quot;act2&quot;=&gt;&quot;plant_1&quot;, &#10;  &quot;des2&quot;=&gt;clienttranslate('Plant a vine card ${token_greenCard}'),&#10;  &quot;sea3&quot;=&gt;2, &#10;  &quot;set3&quot;=&gt;1, &#10;  &quot;act3&quot;=&gt;&quot;buySellVine_1&quot;, &#10;  &quot;des3&quot;=&gt;clienttranslate('Buy or sell a vine'),&#10;  &quot;sea4&quot;=&gt;3, &#10;  &quot;set4&quot;=&gt;0, &#10;  &quot;act4&quot;=&gt;&quot;makeWine_2&quot;, &#10;  &quot;des4&quot;=&gt;clienttranslate('Make up to two wines')&#10;)," calcext:value-type="string">
            <text:p>308=&gt;array( </text:p>
            <text:p>  "key"=&gt;308, </text:p>
            <text:p>  "name"=&gt;"Automa 8", </text:p>
            <text:p>  "sea1"=&gt;1, </text:p>
            <text:p>  "set1"=&gt;0, </text:p>
            <text:p>  "act1"=&gt;"getLira_2", </text:p>
            <text:p>  "des1"=&gt;clienttranslate('Give tour to gain ${token_lira2}'),</text:p>
            <text:p>  "sea2"=&gt;2, </text:p>
            <text:p>  "set2"=&gt;0, </text:p>
            <text:p>  "act2"=&gt;"plant_1", </text:p>
            <text:p>  "des2"=&gt;clienttranslate('Plant a vine card ${token_greenCard}'),</text:p>
            <text:p>  "sea3"=&gt;2, </text:p>
            <text:p>  "set3"=&gt;1, </text:p>
            <text:p>  "act3"=&gt;"buySellVine_1", </text:p>
            <text:p>  "des3"=&gt;clienttranslate('Buy or sell a vine'),</text:p>
            <text:p>  "sea4"=&gt;3, </text:p>
            <text:p>  "set4"=&gt;0, </text:p>
            <text:p>  "act4"=&gt;"makeWine_2", </text:p>
            <text:p>  "des4"=&gt;clienttranslate('Make up to two wines')</text:p>
            <text:p>),</text:p>
          </table:table-cell>
          <table:table-cell table:formula="of:=&quot;  case &quot;&amp;[.A9]&amp;&quot;: //&quot;&amp;[.B9]&amp;CHAR(13)&amp;&quot;  //&quot;&amp;[.C9]&amp;CHAR(13)&amp;&quot;  //&quot;&amp;[.I9]&amp;CHAR(13)&amp;&quot;  //TODO: TBD YELLOW CARD &quot;&amp;[.A9]&amp;&quot; &quot; &amp; [.B9]&amp;CHAR(13)&amp;&quot;  break;&quot;&amp;CHAR(13)&amp;CHAR(13)" office:value-type="string" office:string-value="  case 308: //Automa 8&#13;  //1&#13;  //plant_1&#13;  //TODO: TBD YELLOW CARD 308 Automa 8&#13;  break;&#13;&#13;" calcext:value-type="string">
            <text:p><text:s text:c="2"/>case 308: //Automa 8 <text:s/>//1 <text:s/>//plant_1 <text:s/>//TODO: TBD YELLOW CARD 308 Automa 8 <text:s/>break;</text:p>
          </table:table-cell>
          <table:table-cell table:style-name="Default" table:formula="of:=MOD( [.A9]-[.$A$2];10)" office:value-type="float" office:value="7" calcext:value-type="float">
            <text:p>7</text:p>
          </table:table-cell>
          <table:table-cell table:formula="of:=INT(([.A9]-[.$A$2])/10)" office:value-type="float" office:value="0" calcext:value-type="float">
            <text:p>0</text:p>
          </table:table-cell>
          <table:table-cell table:formula="of:=&quot;.card.card_&quot;&amp;[.$A9]&amp;&quot; {  background-position: -&quot;&amp;[.U9]*192&amp;&quot;px -&quot;&amp;([.V9])*[.W$1]&amp;&quot;px ; }&quot;" office:value-type="string" office:string-value=".card.card_308 {  background-position: -1344px -0px ; }" calcext:value-type="string">
            <text:p>.card.card_308 { <text:s/>background-position: -1344px -0px ; }</text:p>
          </table:table-cell>
          <table:table-cell table:formula="of:=&quot;.card.small.card_&quot;&amp;[.$A9]&amp;&quot; {  background-position: -&quot;&amp;[.U9]*96&amp;&quot;px -&quot;&amp;([.V9])*[.X$1]&amp;&quot;px ; }&quot;" office:value-type="string" office:string-value=".card.small.card_308 {  background-position: -672px -0px ; }" calcext:value-type="string">
            <text:p>.card.small.card_308 { <text:s/>background-position: -672px -0px ; }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09" calcext:value-type="float">
            <text:p>309</text:p>
          </table:table-cell>
          <table:table-cell table:style-name="ce21" office:value-type="string" calcext:value-type="string">
            <text:p>Automa 9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uildStructure_1</text:p>
          </table:table-cell>
          <table:table-cell table:style-name="ce21" office:value-type="string" calcext:value-type="string">
            <text:p>Build one structu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ellGrapes_1|buySellVine_1,tradeOneForOne_1</text:p>
          </table:table-cell>
          <table:table-cell table:style-name="ce21" office:value-type="string" calcext:value-type="string">
            <text:p>Sell at least one grape or buy/sell one field. Trade one for o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yYellowCard_1</text:p>
          </table:table-cell>
          <table:table-cell table:style-name="ce21" office:value-type="string" calcext:value-type="string">
            <text:p>Play a summer visitor card ${token_yellowCard}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yBlueCard_1</text:p>
          </table:table-cell>
          <table:table-cell table:style-name="ce21" office:value-type="string" calcext:value-type="string">
            <text:p>Play a winter visitor card ${token_blueCard}</text:p>
          </table:table-cell>
          <table:table-cell table:formula="of:=&quot;&quot; &amp; [.A10] &amp; &quot;=&gt;array( &quot;&amp;CHAR(10)&amp;  &quot;  &quot;&quot;key&quot;&quot;=&gt;&quot;&amp;[.A10]&amp;&quot;, &quot;&amp;CHAR(10)&amp;  &quot;  &quot;&quot;name&quot;&quot;=&gt;&quot;&quot;&quot;&amp;[.B10]&amp;&quot;&quot;&quot;, &quot;&amp;CHAR(10)&amp;  &quot;  &quot;&quot;sea1&quot;&quot;=&gt;&quot;&amp;[.C10]&amp;&quot;, &quot;&amp;CHAR(10)&amp;  &quot;  &quot;&quot;set1&quot;&quot;=&gt;&quot;&amp;[.D10]&amp;&quot;, &quot;&amp;CHAR(10)&amp;  &quot;  &quot;&quot;act1&quot;&quot;=&gt;&quot;&quot;&quot;&amp;[.E10]&amp;&quot;&quot;&quot;, &quot;&amp;CHAR(10)&amp;  &quot;  &quot;&quot;des1&quot;&quot;=&gt;clienttranslate('&quot;&amp;SUBSTITUTE ([.F10];&quot;'&quot;;&quot;\'&quot;)&amp;&quot;'),&quot;&amp;CHAR(10)&amp;  &quot;  &quot;&quot;sea2&quot;&quot;=&gt;&quot;&amp;[.G10]&amp;&quot;, &quot;&amp;CHAR(10)&amp;  &quot;  &quot;&quot;set2&quot;&quot;=&gt;&quot;&amp;[.H10]&amp;&quot;, &quot;&amp;CHAR(10)&amp;  &quot;  &quot;&quot;act2&quot;&quot;=&gt;&quot;&quot;&quot;&amp;[.I10]&amp;&quot;&quot;&quot;, &quot;&amp;CHAR(10)&amp;  &quot;  &quot;&quot;des2&quot;&quot;=&gt;clienttranslate('&quot;&amp;SUBSTITUTE ([.J10];&quot;'&quot;;&quot;\'&quot;)&amp;&quot;'),&quot;&amp;CHAR(10)&amp;  &quot;  &quot;&quot;sea3&quot;&quot;=&gt;&quot;&amp;[.K10]&amp;&quot;, &quot;&amp;CHAR(10)&amp;  &quot;  &quot;&quot;set3&quot;&quot;=&gt;&quot;&amp;[.L10]&amp;&quot;, &quot;&amp;CHAR(10)&amp;  &quot;  &quot;&quot;act3&quot;&quot;=&gt;&quot;&quot;&quot;&amp;[.M10]&amp;&quot;&quot;&quot;, &quot;&amp;CHAR(10)&amp;  &quot;  &quot;&quot;des3&quot;&quot;=&gt;clienttranslate('&quot;&amp;SUBSTITUTE ([.N10];&quot;'&quot;;&quot;\'&quot;)&amp;&quot;'),&quot;&amp;CHAR(10)&amp;  &quot;  &quot;&quot;sea4&quot;&quot;=&gt;&quot;&amp;[.O10]&amp;&quot;, &quot;&amp;CHAR(10)&amp;  &quot;  &quot;&quot;set4&quot;&quot;=&gt;&quot;&amp;[.P10]&amp;&quot;, &quot;&amp;CHAR(10)&amp;  &quot;  &quot;&quot;act4&quot;&quot;=&gt;&quot;&quot;&quot;&amp;[.Q10]&amp;&quot;&quot;&quot;, &quot;&amp;CHAR(10)&amp;  &quot;  &quot;&quot;des4&quot;&quot;=&gt;clienttranslate('&quot;&amp;SUBSTITUTE ([.R10];&quot;'&quot;;&quot;\'&quot;)&amp;&quot;')&quot;&amp;CHAR(10)&amp;  &quot;),&quot;" office:value-type="string" office:string-value="309=&gt;array( &#10;  &quot;key&quot;=&gt;309, &#10;  &quot;name&quot;=&gt;&quot;Automa 9&quot;, &#10;  &quot;sea1&quot;=&gt;1, &#10;  &quot;set1&quot;=&gt;0, &#10;  &quot;act1&quot;=&gt;&quot;buildStructure_1&quot;, &#10;  &quot;des1&quot;=&gt;clienttranslate('Build one structure'),&#10;  &quot;sea2&quot;=&gt;2, &#10;  &quot;set2&quot;=&gt;0, &#10;  &quot;act2&quot;=&gt;&quot;sellGrapes_1|buySellVine_1,tradeOneForOne_1&quot;, &#10;  &quot;des2&quot;=&gt;clienttranslate('Sell at least one grape or buy/sell one field. Trade one for one'),&#10;  &quot;sea3&quot;=&gt;2, &#10;  &quot;set3&quot;=&gt;0, &#10;  &quot;act3&quot;=&gt;&quot;playYellowCard_1&quot;, &#10;  &quot;des3&quot;=&gt;clienttranslate('Play a summer visitor card ${token_yellowCard}'),&#10;  &quot;sea4&quot;=&gt;4, &#10;  &quot;set4&quot;=&gt;0, &#10;  &quot;act4&quot;=&gt;&quot;playBlueCard_1&quot;, &#10;  &quot;des4&quot;=&gt;clienttranslate('Play a winter visitor card ${token_blueCard}')&#10;)," calcext:value-type="string">
            <text:p>309=&gt;array( </text:p>
            <text:p>  "key"=&gt;309, </text:p>
            <text:p>  "name"=&gt;"Automa 9", </text:p>
            <text:p>  "sea1"=&gt;1, </text:p>
            <text:p>  "set1"=&gt;0, </text:p>
            <text:p>  "act1"=&gt;"buildStructure_1", </text:p>
            <text:p>  "des1"=&gt;clienttranslate('Build one structure'),</text:p>
            <text:p>  "sea2"=&gt;2, </text:p>
            <text:p>  "set2"=&gt;0, </text:p>
            <text:p>  "act2"=&gt;"sellGrapes_1|buySellVine_1,tradeOneForOne_1", </text:p>
            <text:p>  "des2"=&gt;clienttranslate('Sell at least one grape or buy/sell one field. Trade one for one'),</text:p>
            <text:p>  "sea3"=&gt;2, </text:p>
            <text:p>  "set3"=&gt;0, </text:p>
            <text:p>  "act3"=&gt;"playYellowCard_1", </text:p>
            <text:p>  "des3"=&gt;clienttranslate('Play a summer visitor card ${token_yellowCard}'),</text:p>
            <text:p>  "sea4"=&gt;4, </text:p>
            <text:p>  "set4"=&gt;0, </text:p>
            <text:p>  "act4"=&gt;"playBlueCard_1", </text:p>
            <text:p>  "des4"=&gt;clienttranslate('Play a winter visitor card ${token_blueCard}')</text:p>
            <text:p>),</text:p>
          </table:table-cell>
          <table:table-cell table:formula="of:=&quot;  case &quot;&amp;[.A10]&amp;&quot;: //&quot;&amp;[.B10]&amp;CHAR(13)&amp;&quot;  //&quot;&amp;[.C10]&amp;CHAR(13)&amp;&quot;  //&quot;&amp;[.I10]&amp;CHAR(13)&amp;&quot;  //TODO: TBD YELLOW CARD &quot;&amp;[.A10]&amp;&quot; &quot; &amp; [.B10]&amp;CHAR(13)&amp;&quot;  break;&quot;&amp;CHAR(13)&amp;CHAR(13)" office:value-type="string" office:string-value="  case 309: //Automa 9&#13;  //1&#13;  //sellGrapes_1|buySellVine_1,tradeOneForOne_1&#13;  //TODO: TBD YELLOW CARD 309 Automa 9&#13;  break;&#13;&#13;" calcext:value-type="string">
            <text:p><text:s text:c="2"/>case 309: //Automa 9 <text:s/>//1 <text:s/>//sellGrapes_1|buySellVine_1,tradeOneForOne_1 <text:s/>//TODO: TBD YELLOW CARD 309 Automa 9 <text:s/>break;</text:p>
          </table:table-cell>
          <table:table-cell table:style-name="Default" table:formula="of:=MOD( [.A10]-[.$A$2];10)" office:value-type="float" office:value="8" calcext:value-type="float">
            <text:p>8</text:p>
          </table:table-cell>
          <table:table-cell table:formula="of:=INT(([.A10]-[.$A$2])/10)" office:value-type="float" office:value="0" calcext:value-type="float">
            <text:p>0</text:p>
          </table:table-cell>
          <table:table-cell table:formula="of:=&quot;.card.card_&quot;&amp;[.$A10]&amp;&quot; {  background-position: -&quot;&amp;[.U10]*192&amp;&quot;px -&quot;&amp;([.V10])*[.W$1]&amp;&quot;px ; }&quot;" office:value-type="string" office:string-value=".card.card_309 {  background-position: -1536px -0px ; }" calcext:value-type="string">
            <text:p>.card.card_309 { <text:s/>background-position: -1536px -0px ; }</text:p>
          </table:table-cell>
          <table:table-cell table:formula="of:=&quot;.card.small.card_&quot;&amp;[.$A10]&amp;&quot; {  background-position: -&quot;&amp;[.U10]*96&amp;&quot;px -&quot;&amp;([.V10])*[.X$1]&amp;&quot;px ; }&quot;" office:value-type="string" office:string-value=".card.small.card_309 {  background-position: -768px -0px ; }" calcext:value-type="string">
            <text:p>.card.small.card_309 { <text:s/>background-position: -768px -0px ; }</text:p>
          </table:table-cell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10" calcext:value-type="float">
            <text:p>310</text:p>
          </table:table-cell>
          <table:table-cell table:style-name="ce21" office:value-type="string" calcext:value-type="string">
            <text:p>Automa 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ceStar_1|moveSta_1</text:p>
          </table:table-cell>
          <table:table-cell office:value-type="string" calcext:value-type="string">
            <text:p>Place or move ${token_star}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nt_1</text:p>
          </table:table-cell>
          <table:table-cell table:style-name="ce21" office:value-type="string" calcext:value-type="string">
            <text:p>Plant a vine card ${token_greenCard}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ellGrapes_1|buySellVine_1,tradeOneForOne_1</text:p>
          </table:table-cell>
          <table:table-cell table:style-name="ce21" office:value-type="string" calcext:value-type="string">
            <text:p>Sell at least one grape or buy/sell one field. Trade one for on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rainWorker_1</text:p>
          </table:table-cell>
          <table:table-cell table:style-name="ce21" office:value-type="string" calcext:value-type="string">
            <text:p>Train a worker ${token_worker} for ${token_lira4}</text:p>
          </table:table-cell>
          <table:table-cell table:formula="of:=&quot;&quot; &amp; [.A11] &amp; &quot;=&gt;array( &quot;&amp;CHAR(10)&amp;  &quot;  &quot;&quot;key&quot;&quot;=&gt;&quot;&amp;[.A11]&amp;&quot;, &quot;&amp;CHAR(10)&amp;  &quot;  &quot;&quot;name&quot;&quot;=&gt;&quot;&quot;&quot;&amp;[.B11]&amp;&quot;&quot;&quot;, &quot;&amp;CHAR(10)&amp;  &quot;  &quot;&quot;sea1&quot;&quot;=&gt;&quot;&amp;[.C11]&amp;&quot;, &quot;&amp;CHAR(10)&amp;  &quot;  &quot;&quot;set1&quot;&quot;=&gt;&quot;&amp;[.D11]&amp;&quot;, &quot;&amp;CHAR(10)&amp;  &quot;  &quot;&quot;act1&quot;&quot;=&gt;&quot;&quot;&quot;&amp;[.E11]&amp;&quot;&quot;&quot;, &quot;&amp;CHAR(10)&amp;  &quot;  &quot;&quot;des1&quot;&quot;=&gt;clienttranslate('&quot;&amp;SUBSTITUTE ([.F11];&quot;'&quot;;&quot;\'&quot;)&amp;&quot;'),&quot;&amp;CHAR(10)&amp;  &quot;  &quot;&quot;sea2&quot;&quot;=&gt;&quot;&amp;[.G11]&amp;&quot;, &quot;&amp;CHAR(10)&amp;  &quot;  &quot;&quot;set2&quot;&quot;=&gt;&quot;&amp;[.H11]&amp;&quot;, &quot;&amp;CHAR(10)&amp;  &quot;  &quot;&quot;act2&quot;&quot;=&gt;&quot;&quot;&quot;&amp;[.I11]&amp;&quot;&quot;&quot;, &quot;&amp;CHAR(10)&amp;  &quot;  &quot;&quot;des2&quot;&quot;=&gt;clienttranslate('&quot;&amp;SUBSTITUTE ([.J11];&quot;'&quot;;&quot;\'&quot;)&amp;&quot;'),&quot;&amp;CHAR(10)&amp;  &quot;  &quot;&quot;sea3&quot;&quot;=&gt;&quot;&amp;[.K11]&amp;&quot;, &quot;&amp;CHAR(10)&amp;  &quot;  &quot;&quot;set3&quot;&quot;=&gt;&quot;&amp;[.L11]&amp;&quot;, &quot;&amp;CHAR(10)&amp;  &quot;  &quot;&quot;act3&quot;&quot;=&gt;&quot;&quot;&quot;&amp;[.M11]&amp;&quot;&quot;&quot;, &quot;&amp;CHAR(10)&amp;  &quot;  &quot;&quot;des3&quot;&quot;=&gt;clienttranslate('&quot;&amp;SUBSTITUTE ([.N11];&quot;'&quot;;&quot;\'&quot;)&amp;&quot;'),&quot;&amp;CHAR(10)&amp;  &quot;  &quot;&quot;sea4&quot;&quot;=&gt;&quot;&amp;[.O11]&amp;&quot;, &quot;&amp;CHAR(10)&amp;  &quot;  &quot;&quot;set4&quot;&quot;=&gt;&quot;&amp;[.P11]&amp;&quot;, &quot;&amp;CHAR(10)&amp;  &quot;  &quot;&quot;act4&quot;&quot;=&gt;&quot;&quot;&quot;&amp;[.Q11]&amp;&quot;&quot;&quot;, &quot;&amp;CHAR(10)&amp;  &quot;  &quot;&quot;des4&quot;&quot;=&gt;clienttranslate('&quot;&amp;SUBSTITUTE ([.R11];&quot;'&quot;;&quot;\'&quot;)&amp;&quot;')&quot;&amp;CHAR(10)&amp;  &quot;),&quot;" office:value-type="string" office:string-value="310=&gt;array( &#10;  &quot;key&quot;=&gt;310, &#10;  &quot;name&quot;=&gt;&quot;Automa 10&quot;, &#10;  &quot;sea1&quot;=&gt;1, &#10;  &quot;set1&quot;=&gt;1, &#10;  &quot;act1&quot;=&gt;&quot;placeStar_1|moveSta_1&quot;, &#10;  &quot;des1&quot;=&gt;clienttranslate('Place or move ${token_star}'),&#10;  &quot;sea2&quot;=&gt;2, &#10;  &quot;set2&quot;=&gt;0, &#10;  &quot;act2&quot;=&gt;&quot;plant_1&quot;, &#10;  &quot;des2&quot;=&gt;clienttranslate('Plant a vine card ${token_greenCard}'),&#10;  &quot;sea3&quot;=&gt;2, &#10;  &quot;set3&quot;=&gt;0, &#10;  &quot;act3&quot;=&gt;&quot;sellGrapes_1|buySellVine_1,tradeOneForOne_1&quot;, &#10;  &quot;des3&quot;=&gt;clienttranslate('Sell at least one grape or buy/sell one field. Trade one for one'),&#10;  &quot;sea4&quot;=&gt;4, &#10;  &quot;set4&quot;=&gt;0, &#10;  &quot;act4&quot;=&gt;&quot;trainWorker_1&quot;, &#10;  &quot;des4&quot;=&gt;clienttranslate('Train a worker ${token_worker} for ${token_lira4}')&#10;)," calcext:value-type="string">
            <text:p>310=&gt;array( </text:p>
            <text:p>  "key"=&gt;310, </text:p>
            <text:p>  "name"=&gt;"Automa 10", </text:p>
            <text:p>  "sea1"=&gt;1, </text:p>
            <text:p>  "set1"=&gt;1, </text:p>
            <text:p>  "act1"=&gt;"placeStar_1|moveSta_1", </text:p>
            <text:p>  "des1"=&gt;clienttranslate('Place or move ${token_star}'),</text:p>
            <text:p>  "sea2"=&gt;2, </text:p>
            <text:p>  "set2"=&gt;0, </text:p>
            <text:p>  "act2"=&gt;"plant_1", </text:p>
            <text:p>  "des2"=&gt;clienttranslate('Plant a vine card ${token_greenCard}'),</text:p>
            <text:p>  "sea3"=&gt;2, </text:p>
            <text:p>  "set3"=&gt;0, </text:p>
            <text:p>  "act3"=&gt;"sellGrapes_1|buySellVine_1,tradeOneForOne_1", </text:p>
            <text:p>  "des3"=&gt;clienttranslate('Sell at least one grape or buy/sell one field. Trade one for one'),</text:p>
            <text:p>  "sea4"=&gt;4, </text:p>
            <text:p>  "set4"=&gt;0, </text:p>
            <text:p>  "act4"=&gt;"trainWorker_1", </text:p>
            <text:p>  "des4"=&gt;clienttranslate('Train a worker ${token_worker} for ${token_lira4}')</text:p>
            <text:p>),</text:p>
          </table:table-cell>
          <table:table-cell table:formula="of:=&quot;  case &quot;&amp;[.A11]&amp;&quot;: //&quot;&amp;[.B11]&amp;CHAR(13)&amp;&quot;  //&quot;&amp;[.C11]&amp;CHAR(13)&amp;&quot;  //&quot;&amp;[.I11]&amp;CHAR(13)&amp;&quot;  //TODO: TBD YELLOW CARD &quot;&amp;[.A11]&amp;&quot; &quot; &amp; [.B11]&amp;CHAR(13)&amp;&quot;  break;&quot;&amp;CHAR(13)&amp;CHAR(13)" office:value-type="string" office:string-value="  case 310: //Automa 10&#13;  //1&#13;  //plant_1&#13;  //TODO: TBD YELLOW CARD 310 Automa 10&#13;  break;&#13;&#13;" calcext:value-type="string">
            <text:p><text:s text:c="2"/>case 310: //Automa 10 <text:s/>//1 <text:s/>//plant_1 <text:s/>//TODO: TBD YELLOW CARD 310 Automa 10 <text:s/>break;</text:p>
          </table:table-cell>
          <table:table-cell table:style-name="Default" table:formula="of:=MOD( [.A11]-[.$A$2];10)" office:value-type="float" office:value="9" calcext:value-type="float">
            <text:p>9</text:p>
          </table:table-cell>
          <table:table-cell table:formula="of:=INT(([.A11]-[.$A$2])/10)" office:value-type="float" office:value="0" calcext:value-type="float">
            <text:p>0</text:p>
          </table:table-cell>
          <table:table-cell table:formula="of:=&quot;.card.card_&quot;&amp;[.$A11]&amp;&quot; {  background-position: -&quot;&amp;[.U11]*192&amp;&quot;px -&quot;&amp;([.V11])*[.W$1]&amp;&quot;px ; }&quot;" office:value-type="string" office:string-value=".card.card_310 {  background-position: -1728px -0px ; }" calcext:value-type="string">
            <text:p>.card.card_310 { <text:s/>background-position: -1728px -0px ; }</text:p>
          </table:table-cell>
          <table:table-cell table:formula="of:=&quot;.card.small.card_&quot;&amp;[.$A11]&amp;&quot; {  background-position: -&quot;&amp;[.U11]*96&amp;&quot;px -&quot;&amp;([.V11])*[.X$1]&amp;&quot;px ; }&quot;" office:value-type="string" office:string-value=".card.small.card_310 {  background-position: -864px -0px ; }" calcext:value-type="string">
            <text:p>.card.small.card_310 { <text:s/>background-position: -864px -0px ; }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11" calcext:value-type="float">
            <text:p>311</text:p>
          </table:table-cell>
          <table:table-cell table:style-name="ce21" office:value-type="string" calcext:value-type="string">
            <text:p>Automa 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yYellowCard_1</text:p>
          </table:table-cell>
          <table:table-cell table:style-name="ce21" office:value-type="string" calcext:value-type="string">
            <text:p>Play a summer visitor card ${token_yellowCard}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ellGrapes_1|buySellVine_1,tradeOneForOne_1</text:p>
          </table:table-cell>
          <table:table-cell table:style-name="ce21" office:value-type="string" calcext:value-type="string">
            <text:p>Sell at least one grape or buy/sell one field. Trade one for o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harvestField_1</text:p>
          </table:table-cell>
          <table:table-cell table:style-name="ce21" office:value-type="string" calcext:value-type="string">
            <text:p>Harvest one fiel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lWine_1</text:p>
          </table:table-cell>
          <table:table-cell office:value-type="string" calcext:value-type="string">
            <text:p>Sell one wine token</text:p>
          </table:table-cell>
          <table:table-cell table:formula="of:=&quot;&quot; &amp; [.A12] &amp; &quot;=&gt;array( &quot;&amp;CHAR(10)&amp;  &quot;  &quot;&quot;key&quot;&quot;=&gt;&quot;&amp;[.A12]&amp;&quot;, &quot;&amp;CHAR(10)&amp;  &quot;  &quot;&quot;name&quot;&quot;=&gt;&quot;&quot;&quot;&amp;[.B12]&amp;&quot;&quot;&quot;, &quot;&amp;CHAR(10)&amp;  &quot;  &quot;&quot;sea1&quot;&quot;=&gt;&quot;&amp;[.C12]&amp;&quot;, &quot;&amp;CHAR(10)&amp;  &quot;  &quot;&quot;set1&quot;&quot;=&gt;&quot;&amp;[.D12]&amp;&quot;, &quot;&amp;CHAR(10)&amp;  &quot;  &quot;&quot;act1&quot;&quot;=&gt;&quot;&quot;&quot;&amp;[.E12]&amp;&quot;&quot;&quot;, &quot;&amp;CHAR(10)&amp;  &quot;  &quot;&quot;des1&quot;&quot;=&gt;clienttranslate('&quot;&amp;SUBSTITUTE ([.F12];&quot;'&quot;;&quot;\'&quot;)&amp;&quot;'),&quot;&amp;CHAR(10)&amp;  &quot;  &quot;&quot;sea2&quot;&quot;=&gt;&quot;&amp;[.G12]&amp;&quot;, &quot;&amp;CHAR(10)&amp;  &quot;  &quot;&quot;set2&quot;&quot;=&gt;&quot;&amp;[.H12]&amp;&quot;, &quot;&amp;CHAR(10)&amp;  &quot;  &quot;&quot;act2&quot;&quot;=&gt;&quot;&quot;&quot;&amp;[.I12]&amp;&quot;&quot;&quot;, &quot;&amp;CHAR(10)&amp;  &quot;  &quot;&quot;des2&quot;&quot;=&gt;clienttranslate('&quot;&amp;SUBSTITUTE ([.J12];&quot;'&quot;;&quot;\'&quot;)&amp;&quot;'),&quot;&amp;CHAR(10)&amp;  &quot;  &quot;&quot;sea3&quot;&quot;=&gt;&quot;&amp;[.K12]&amp;&quot;, &quot;&amp;CHAR(10)&amp;  &quot;  &quot;&quot;set3&quot;&quot;=&gt;&quot;&amp;[.L12]&amp;&quot;, &quot;&amp;CHAR(10)&amp;  &quot;  &quot;&quot;act3&quot;&quot;=&gt;&quot;&quot;&quot;&amp;[.M12]&amp;&quot;&quot;&quot;, &quot;&amp;CHAR(10)&amp;  &quot;  &quot;&quot;des3&quot;&quot;=&gt;clienttranslate('&quot;&amp;SUBSTITUTE ([.N12];&quot;'&quot;;&quot;\'&quot;)&amp;&quot;'),&quot;&amp;CHAR(10)&amp;  &quot;  &quot;&quot;sea4&quot;&quot;=&gt;&quot;&amp;[.O12]&amp;&quot;, &quot;&amp;CHAR(10)&amp;  &quot;  &quot;&quot;set4&quot;&quot;=&gt;&quot;&amp;[.P12]&amp;&quot;, &quot;&amp;CHAR(10)&amp;  &quot;  &quot;&quot;act4&quot;&quot;=&gt;&quot;&quot;&quot;&amp;[.Q12]&amp;&quot;&quot;&quot;, &quot;&amp;CHAR(10)&amp;  &quot;  &quot;&quot;des4&quot;&quot;=&gt;clienttranslate('&quot;&amp;SUBSTITUTE ([.R12];&quot;'&quot;;&quot;\'&quot;)&amp;&quot;')&quot;&amp;CHAR(10)&amp;  &quot;),&quot;" office:value-type="string" office:string-value="311=&gt;array( &#10;  &quot;key&quot;=&gt;311, &#10;  &quot;name&quot;=&gt;&quot;Automa 11&quot;, &#10;  &quot;sea1&quot;=&gt;2, &#10;  &quot;set1&quot;=&gt;0, &#10;  &quot;act1&quot;=&gt;&quot;playYellowCard_1&quot;, &#10;  &quot;des1&quot;=&gt;clienttranslate('Play a summer visitor card ${token_yellowCard}'),&#10;  &quot;sea2&quot;=&gt;2, &#10;  &quot;set2&quot;=&gt;0, &#10;  &quot;act2&quot;=&gt;&quot;sellGrapes_1|buySellVine_1,tradeOneForOne_1&quot;, &#10;  &quot;des2&quot;=&gt;clienttranslate('Sell at least one grape or buy/sell one field. Trade one for one'),&#10;  &quot;sea3&quot;=&gt;3, &#10;  &quot;set3&quot;=&gt;0, &#10;  &quot;act3&quot;=&gt;&quot;harvestField_1&quot;, &#10;  &quot;des3&quot;=&gt;clienttranslate('Harvest one field'),&#10;  &quot;sea4&quot;=&gt;4, &#10;  &quot;set4&quot;=&gt;1, &#10;  &quot;act4&quot;=&gt;&quot;sellWine_1&quot;, &#10;  &quot;des4&quot;=&gt;clienttranslate('Sell one wine token')&#10;)," calcext:value-type="string">
            <text:p>311=&gt;array( </text:p>
            <text:p>  "key"=&gt;311, </text:p>
            <text:p>  "name"=&gt;"Automa 11", </text:p>
            <text:p>  "sea1"=&gt;2, </text:p>
            <text:p>  "set1"=&gt;0, </text:p>
            <text:p>  "act1"=&gt;"playYellowCard_1", </text:p>
            <text:p>  "des1"=&gt;clienttranslate('Play a summer visitor card ${token_yellowCard}'),</text:p>
            <text:p>  "sea2"=&gt;2, </text:p>
            <text:p>  "set2"=&gt;0, </text:p>
            <text:p>  "act2"=&gt;"sellGrapes_1|buySellVine_1,tradeOneForOne_1", </text:p>
            <text:p>  "des2"=&gt;clienttranslate('Sell at least one grape or buy/sell one field. Trade one for one'),</text:p>
            <text:p>  "sea3"=&gt;3, </text:p>
            <text:p>  "set3"=&gt;0, </text:p>
            <text:p>  "act3"=&gt;"harvestField_1", </text:p>
            <text:p>  "des3"=&gt;clienttranslate('Harvest one field'),</text:p>
            <text:p>  "sea4"=&gt;4, </text:p>
            <text:p>  "set4"=&gt;1, </text:p>
            <text:p>  "act4"=&gt;"sellWine_1", </text:p>
            <text:p>  "des4"=&gt;clienttranslate('Sell one wine token')</text:p>
            <text:p>),</text:p>
          </table:table-cell>
          <table:table-cell table:formula="of:=&quot;  case &quot;&amp;[.A12]&amp;&quot;: //&quot;&amp;[.B12]&amp;CHAR(13)&amp;&quot;  //&quot;&amp;[.C12]&amp;CHAR(13)&amp;&quot;  //&quot;&amp;[.I12]&amp;CHAR(13)&amp;&quot;  //TODO: TBD YELLOW CARD &quot;&amp;[.A12]&amp;&quot; &quot; &amp; [.B12]&amp;CHAR(13)&amp;&quot;  break;&quot;&amp;CHAR(13)&amp;CHAR(13)" office:value-type="string" office:string-value="  case 311: //Automa 11&#13;  //2&#13;  //sellGrapes_1|buySellVine_1,tradeOneForOne_1&#13;  //TODO: TBD YELLOW CARD 311 Automa 11&#13;  break;&#13;&#13;" calcext:value-type="string">
            <text:p><text:s text:c="2"/>case 311: //Automa 11 <text:s/>//2 <text:s/>//sellGrapes_1|buySellVine_1,tradeOneForOne_1 <text:s/>//TODO: TBD YELLOW CARD 311 Automa 11 <text:s/>break;</text:p>
          </table:table-cell>
          <table:table-cell table:style-name="Default" table:formula="of:=MOD( [.A12]-[.$A$2];10)" office:value-type="float" office:value="0" calcext:value-type="float">
            <text:p>0</text:p>
          </table:table-cell>
          <table:table-cell table:formula="of:=INT(([.A12]-[.$A$2])/10)" office:value-type="float" office:value="1" calcext:value-type="float">
            <text:p>1</text:p>
          </table:table-cell>
          <table:table-cell table:formula="of:=&quot;.card.card_&quot;&amp;[.$A12]&amp;&quot; {  background-position: -&quot;&amp;[.U12]*192&amp;&quot;px -&quot;&amp;([.V12])*[.W$1]&amp;&quot;px ; }&quot;" office:value-type="string" office:string-value=".card.card_311 {  background-position: -0px -294px ; }" calcext:value-type="string">
            <text:p>.card.card_311 { <text:s/>background-position: -0px -294px ; }</text:p>
          </table:table-cell>
          <table:table-cell table:formula="of:=&quot;.card.small.card_&quot;&amp;[.$A12]&amp;&quot; {  background-position: -&quot;&amp;[.U12]*96&amp;&quot;px -&quot;&amp;([.V12])*[.X$1]&amp;&quot;px ; }&quot;" office:value-type="string" office:string-value=".card.small.card_311 {  background-position: -0px -147px ; }" calcext:value-type="string">
            <text:p>.card.small.card_311 { <text:s/>background-position: -0px -147px ; }</text:p>
          </table:table-cell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12" calcext:value-type="float">
            <text:p>312</text:p>
          </table:table-cell>
          <table:table-cell table:style-name="ce21" office:value-type="string" calcext:value-type="string">
            <text:p>Automa 12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ySellVine_1</text:p>
          </table:table-cell>
          <table:table-cell office:value-type="string" calcext:value-type="string">
            <text:p>Buy or sell a v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nt_1</text:p>
          </table:table-cell>
          <table:table-cell table:style-name="ce21" office:value-type="string" calcext:value-type="string">
            <text:p>Plant a vine card ${token_greenCard}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rawPurpleCard_1</text:p>
          </table:table-cell>
          <table:table-cell table:style-name="ce21" office:value-type="string" calcext:value-type="string">
            <text:p>Draw a wine order card ${token_purpleCardPlus}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illOrder_1</text:p>
          </table:table-cell>
          <table:table-cell table:style-name="ce21" office:value-type="string" calcext:value-type="string">
            <text:p>Fill a wine order ${token_purpleCard}</text:p>
          </table:table-cell>
          <table:table-cell table:formula="of:=&quot;&quot; &amp; [.A13] &amp; &quot;=&gt;array( &quot;&amp;CHAR(10)&amp;  &quot;  &quot;&quot;key&quot;&quot;=&gt;&quot;&amp;[.A13]&amp;&quot;, &quot;&amp;CHAR(10)&amp;  &quot;  &quot;&quot;name&quot;&quot;=&gt;&quot;&quot;&quot;&amp;[.B13]&amp;&quot;&quot;&quot;, &quot;&amp;CHAR(10)&amp;  &quot;  &quot;&quot;sea1&quot;&quot;=&gt;&quot;&amp;[.C13]&amp;&quot;, &quot;&amp;CHAR(10)&amp;  &quot;  &quot;&quot;set1&quot;&quot;=&gt;&quot;&amp;[.D13]&amp;&quot;, &quot;&amp;CHAR(10)&amp;  &quot;  &quot;&quot;act1&quot;&quot;=&gt;&quot;&quot;&quot;&amp;[.E13]&amp;&quot;&quot;&quot;, &quot;&amp;CHAR(10)&amp;  &quot;  &quot;&quot;des1&quot;&quot;=&gt;clienttranslate('&quot;&amp;SUBSTITUTE ([.F13];&quot;'&quot;;&quot;\'&quot;)&amp;&quot;'),&quot;&amp;CHAR(10)&amp;  &quot;  &quot;&quot;sea2&quot;&quot;=&gt;&quot;&amp;[.G13]&amp;&quot;, &quot;&amp;CHAR(10)&amp;  &quot;  &quot;&quot;set2&quot;&quot;=&gt;&quot;&amp;[.H13]&amp;&quot;, &quot;&amp;CHAR(10)&amp;  &quot;  &quot;&quot;act2&quot;&quot;=&gt;&quot;&quot;&quot;&amp;[.I13]&amp;&quot;&quot;&quot;, &quot;&amp;CHAR(10)&amp;  &quot;  &quot;&quot;des2&quot;&quot;=&gt;clienttranslate('&quot;&amp;SUBSTITUTE ([.J13];&quot;'&quot;;&quot;\'&quot;)&amp;&quot;'),&quot;&amp;CHAR(10)&amp;  &quot;  &quot;&quot;sea3&quot;&quot;=&gt;&quot;&amp;[.K13]&amp;&quot;, &quot;&amp;CHAR(10)&amp;  &quot;  &quot;&quot;set3&quot;&quot;=&gt;&quot;&amp;[.L13]&amp;&quot;, &quot;&amp;CHAR(10)&amp;  &quot;  &quot;&quot;act3&quot;&quot;=&gt;&quot;&quot;&quot;&amp;[.M13]&amp;&quot;&quot;&quot;, &quot;&amp;CHAR(10)&amp;  &quot;  &quot;&quot;des3&quot;&quot;=&gt;clienttranslate('&quot;&amp;SUBSTITUTE ([.N13];&quot;'&quot;;&quot;\'&quot;)&amp;&quot;'),&quot;&amp;CHAR(10)&amp;  &quot;  &quot;&quot;sea4&quot;&quot;=&gt;&quot;&amp;[.O13]&amp;&quot;, &quot;&amp;CHAR(10)&amp;  &quot;  &quot;&quot;set4&quot;&quot;=&gt;&quot;&amp;[.P13]&amp;&quot;, &quot;&amp;CHAR(10)&amp;  &quot;  &quot;&quot;act4&quot;&quot;=&gt;&quot;&quot;&quot;&amp;[.Q13]&amp;&quot;&quot;&quot;, &quot;&amp;CHAR(10)&amp;  &quot;  &quot;&quot;des4&quot;&quot;=&gt;clienttranslate('&quot;&amp;SUBSTITUTE ([.R13];&quot;'&quot;;&quot;\'&quot;)&amp;&quot;')&quot;&amp;CHAR(10)&amp;  &quot;),&quot;" office:value-type="string" office:string-value="312=&gt;array( &#10;  &quot;key&quot;=&gt;312, &#10;  &quot;name&quot;=&gt;&quot;Automa 12&quot;, &#10;  &quot;sea1&quot;=&gt;2, &#10;  &quot;set1&quot;=&gt;1, &#10;  &quot;act1&quot;=&gt;&quot;buySellVine_1&quot;, &#10;  &quot;des1&quot;=&gt;clienttranslate('Buy or sell a vine'),&#10;  &quot;sea2&quot;=&gt;2, &#10;  &quot;set2&quot;=&gt;0, &#10;  &quot;act2&quot;=&gt;&quot;plant_1&quot;, &#10;  &quot;des2&quot;=&gt;clienttranslate('Plant a vine card ${token_greenCard}'),&#10;  &quot;sea3&quot;=&gt;3, &#10;  &quot;set3&quot;=&gt;0, &#10;  &quot;act3&quot;=&gt;&quot;drawPurpleCard_1&quot;, &#10;  &quot;des3&quot;=&gt;clienttranslate('Draw a wine order card ${token_purpleCardPlus}'),&#10;  &quot;sea4&quot;=&gt;4, &#10;  &quot;set4&quot;=&gt;0, &#10;  &quot;act4&quot;=&gt;&quot;fillOrder_1&quot;, &#10;  &quot;des4&quot;=&gt;clienttranslate('Fill a wine order ${token_purpleCard}')&#10;)," calcext:value-type="string">
            <text:p>312=&gt;array( </text:p>
            <text:p>  "key"=&gt;312, </text:p>
            <text:p>  "name"=&gt;"Automa 12", </text:p>
            <text:p>  "sea1"=&gt;2, </text:p>
            <text:p>  "set1"=&gt;1, </text:p>
            <text:p>  "act1"=&gt;"buySellVine_1", </text:p>
            <text:p>  "des1"=&gt;clienttranslate('Buy or sell a vine'),</text:p>
            <text:p>  "sea2"=&gt;2, </text:p>
            <text:p>  "set2"=&gt;0, </text:p>
            <text:p>  "act2"=&gt;"plant_1", </text:p>
            <text:p>  "des2"=&gt;clienttranslate('Plant a vine card ${token_greenCard}'),</text:p>
            <text:p>  "sea3"=&gt;3, </text:p>
            <text:p>  "set3"=&gt;0, </text:p>
            <text:p>  "act3"=&gt;"drawPurpleCard_1", </text:p>
            <text:p>  "des3"=&gt;clienttranslate('Draw a wine order card ${token_purpleCardPlus}'),</text:p>
            <text:p>  "sea4"=&gt;4, </text:p>
            <text:p>  "set4"=&gt;0, </text:p>
            <text:p>  "act4"=&gt;"fillOrder_1", </text:p>
            <text:p>  "des4"=&gt;clienttranslate('Fill a wine order ${token_purpleCard}')</text:p>
            <text:p>),</text:p>
          </table:table-cell>
          <table:table-cell table:formula="of:=&quot;  case &quot;&amp;[.A13]&amp;&quot;: //&quot;&amp;[.B13]&amp;CHAR(13)&amp;&quot;  //&quot;&amp;[.C13]&amp;CHAR(13)&amp;&quot;  //&quot;&amp;[.I13]&amp;CHAR(13)&amp;&quot;  //TODO: TBD YELLOW CARD &quot;&amp;[.A13]&amp;&quot; &quot; &amp; [.B13]&amp;CHAR(13)&amp;&quot;  break;&quot;&amp;CHAR(13)&amp;CHAR(13)" office:value-type="string" office:string-value="  case 312: //Automa 12&#13;  //2&#13;  //plant_1&#13;  //TODO: TBD YELLOW CARD 312 Automa 12&#13;  break;&#13;&#13;" calcext:value-type="string">
            <text:p><text:s text:c="2"/>case 312: //Automa 12 <text:s/>//2 <text:s/>//plant_1 <text:s/>//TODO: TBD YELLOW CARD 312 Automa 12 <text:s/>break;</text:p>
          </table:table-cell>
          <table:table-cell table:style-name="Default" table:formula="of:=MOD( [.A13]-[.$A$2];10)" office:value-type="float" office:value="1" calcext:value-type="float">
            <text:p>1</text:p>
          </table:table-cell>
          <table:table-cell table:formula="of:=INT(([.A13]-[.$A$2])/10)" office:value-type="float" office:value="1" calcext:value-type="float">
            <text:p>1</text:p>
          </table:table-cell>
          <table:table-cell table:formula="of:=&quot;.card.card_&quot;&amp;[.$A13]&amp;&quot; {  background-position: -&quot;&amp;[.U13]*192&amp;&quot;px -&quot;&amp;([.V13])*[.W$1]&amp;&quot;px ; }&quot;" office:value-type="string" office:string-value=".card.card_312 {  background-position: -192px -294px ; }" calcext:value-type="string">
            <text:p>.card.card_312 { <text:s/>background-position: -192px -294px ; }</text:p>
          </table:table-cell>
          <table:table-cell table:formula="of:=&quot;.card.small.card_&quot;&amp;[.$A13]&amp;&quot; {  background-position: -&quot;&amp;[.U13]*96&amp;&quot;px -&quot;&amp;([.V13])*[.X$1]&amp;&quot;px ; }&quot;" office:value-type="string" office:string-value=".card.small.card_312 {  background-position: -96px -147px ; }" calcext:value-type="string">
            <text:p>.card.small.card_312 { <text:s/>background-position: -96px -147px ; }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13" calcext:value-type="float">
            <text:p>313</text:p>
          </table:table-cell>
          <table:table-cell table:style-name="ce21" office:value-type="string" calcext:value-type="string">
            <text:p>Automa 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rawGreenCard_1</text:p>
          </table:table-cell>
          <table:table-cell table:style-name="ce21" office:value-type="string" calcext:value-type="string">
            <text:p>Draw a vine card ${token_greenCardPlus}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yYellowCard_1</text:p>
          </table:table-cell>
          <table:table-cell table:style-name="ce21" office:value-type="string" calcext:value-type="string">
            <text:p>Play a summer visitor card ${token_yellowCard}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rawPurpleCard_1</text:p>
          </table:table-cell>
          <table:table-cell table:style-name="ce21" office:value-type="string" calcext:value-type="string">
            <text:p>Draw a wine order card ${token_purpleCardPlus}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harvestField_1</text:p>
          </table:table-cell>
          <table:table-cell table:style-name="ce21" office:value-type="string" calcext:value-type="string">
            <text:p>Harvest one field</text:p>
          </table:table-cell>
          <table:table-cell table:formula="of:=&quot;&quot; &amp; [.A14] &amp; &quot;=&gt;array( &quot;&amp;CHAR(10)&amp;  &quot;  &quot;&quot;key&quot;&quot;=&gt;&quot;&amp;[.A14]&amp;&quot;, &quot;&amp;CHAR(10)&amp;  &quot;  &quot;&quot;name&quot;&quot;=&gt;&quot;&quot;&quot;&amp;[.B14]&amp;&quot;&quot;&quot;, &quot;&amp;CHAR(10)&amp;  &quot;  &quot;&quot;sea1&quot;&quot;=&gt;&quot;&amp;[.C14]&amp;&quot;, &quot;&amp;CHAR(10)&amp;  &quot;  &quot;&quot;set1&quot;&quot;=&gt;&quot;&amp;[.D14]&amp;&quot;, &quot;&amp;CHAR(10)&amp;  &quot;  &quot;&quot;act1&quot;&quot;=&gt;&quot;&quot;&quot;&amp;[.E14]&amp;&quot;&quot;&quot;, &quot;&amp;CHAR(10)&amp;  &quot;  &quot;&quot;des1&quot;&quot;=&gt;clienttranslate('&quot;&amp;SUBSTITUTE ([.F14];&quot;'&quot;;&quot;\'&quot;)&amp;&quot;'),&quot;&amp;CHAR(10)&amp;  &quot;  &quot;&quot;sea2&quot;&quot;=&gt;&quot;&amp;[.G14]&amp;&quot;, &quot;&amp;CHAR(10)&amp;  &quot;  &quot;&quot;set2&quot;&quot;=&gt;&quot;&amp;[.H14]&amp;&quot;, &quot;&amp;CHAR(10)&amp;  &quot;  &quot;&quot;act2&quot;&quot;=&gt;&quot;&quot;&quot;&amp;[.I14]&amp;&quot;&quot;&quot;, &quot;&amp;CHAR(10)&amp;  &quot;  &quot;&quot;des2&quot;&quot;=&gt;clienttranslate('&quot;&amp;SUBSTITUTE ([.J14];&quot;'&quot;;&quot;\'&quot;)&amp;&quot;'),&quot;&amp;CHAR(10)&amp;  &quot;  &quot;&quot;sea3&quot;&quot;=&gt;&quot;&amp;[.K14]&amp;&quot;, &quot;&amp;CHAR(10)&amp;  &quot;  &quot;&quot;set3&quot;&quot;=&gt;&quot;&amp;[.L14]&amp;&quot;, &quot;&amp;CHAR(10)&amp;  &quot;  &quot;&quot;act3&quot;&quot;=&gt;&quot;&quot;&quot;&amp;[.M14]&amp;&quot;&quot;&quot;, &quot;&amp;CHAR(10)&amp;  &quot;  &quot;&quot;des3&quot;&quot;=&gt;clienttranslate('&quot;&amp;SUBSTITUTE ([.N14];&quot;'&quot;;&quot;\'&quot;)&amp;&quot;'),&quot;&amp;CHAR(10)&amp;  &quot;  &quot;&quot;sea4&quot;&quot;=&gt;&quot;&amp;[.O14]&amp;&quot;, &quot;&amp;CHAR(10)&amp;  &quot;  &quot;&quot;set4&quot;&quot;=&gt;&quot;&amp;[.P14]&amp;&quot;, &quot;&amp;CHAR(10)&amp;  &quot;  &quot;&quot;act4&quot;&quot;=&gt;&quot;&quot;&quot;&amp;[.Q14]&amp;&quot;&quot;&quot;, &quot;&amp;CHAR(10)&amp;  &quot;  &quot;&quot;des4&quot;&quot;=&gt;clienttranslate('&quot;&amp;SUBSTITUTE ([.R14];&quot;'&quot;;&quot;\'&quot;)&amp;&quot;')&quot;&amp;CHAR(10)&amp;  &quot;),&quot;" office:value-type="string" office:string-value="313=&gt;array( &#10;  &quot;key&quot;=&gt;313, &#10;  &quot;name&quot;=&gt;&quot;Automa 13&quot;, &#10;  &quot;sea1&quot;=&gt;1, &#10;  &quot;set1&quot;=&gt;0, &#10;  &quot;act1&quot;=&gt;&quot;drawGreenCard_1&quot;, &#10;  &quot;des1&quot;=&gt;clienttranslate('Draw a vine card ${token_greenCardPlus}'),&#10;  &quot;sea2&quot;=&gt;2, &#10;  &quot;set2&quot;=&gt;0, &#10;  &quot;act2&quot;=&gt;&quot;playYellowCard_1&quot;, &#10;  &quot;des2&quot;=&gt;clienttranslate('Play a summer visitor card ${token_yellowCard}'),&#10;  &quot;sea3&quot;=&gt;3, &#10;  &quot;set3&quot;=&gt;0, &#10;  &quot;act3&quot;=&gt;&quot;drawPurpleCard_1&quot;, &#10;  &quot;des3&quot;=&gt;clienttranslate('Draw a wine order card ${token_purpleCardPlus}'),&#10;  &quot;sea4&quot;=&gt;3, &#10;  &quot;set4&quot;=&gt;0, &#10;  &quot;act4&quot;=&gt;&quot;harvestField_1&quot;, &#10;  &quot;des4&quot;=&gt;clienttranslate('Harvest one field')&#10;)," calcext:value-type="string">
            <text:p>313=&gt;array( </text:p>
            <text:p>  "key"=&gt;313, </text:p>
            <text:p>  "name"=&gt;"Automa 13", </text:p>
            <text:p>  "sea1"=&gt;1, </text:p>
            <text:p>  "set1"=&gt;0, </text:p>
            <text:p>  "act1"=&gt;"drawGreenCard_1", </text:p>
            <text:p>  "des1"=&gt;clienttranslate('Draw a vine card ${token_greenCardPlus}'),</text:p>
            <text:p>  "sea2"=&gt;2, </text:p>
            <text:p>  "set2"=&gt;0, </text:p>
            <text:p>  "act2"=&gt;"playYellowCard_1", </text:p>
            <text:p>  "des2"=&gt;clienttranslate('Play a summer visitor card ${token_yellowCard}'),</text:p>
            <text:p>  "sea3"=&gt;3, </text:p>
            <text:p>  "set3"=&gt;0, </text:p>
            <text:p>  "act3"=&gt;"drawPurpleCard_1", </text:p>
            <text:p>  "des3"=&gt;clienttranslate('Draw a wine order card ${token_purpleCardPlus}'),</text:p>
            <text:p>  "sea4"=&gt;3, </text:p>
            <text:p>  "set4"=&gt;0, </text:p>
            <text:p>  "act4"=&gt;"harvestField_1", </text:p>
            <text:p>  "des4"=&gt;clienttranslate('Harvest one field')</text:p>
            <text:p>),</text:p>
          </table:table-cell>
          <table:table-cell table:formula="of:=&quot;  case &quot;&amp;[.A14]&amp;&quot;: //&quot;&amp;[.B14]&amp;CHAR(13)&amp;&quot;  //&quot;&amp;[.C14]&amp;CHAR(13)&amp;&quot;  //&quot;&amp;[.I14]&amp;CHAR(13)&amp;&quot;  //TODO: TBD YELLOW CARD &quot;&amp;[.A14]&amp;&quot; &quot; &amp; [.B14]&amp;CHAR(13)&amp;&quot;  break;&quot;&amp;CHAR(13)&amp;CHAR(13)" office:value-type="string" office:string-value="  case 313: //Automa 13&#13;  //1&#13;  //playYellowCard_1&#13;  //TODO: TBD YELLOW CARD 313 Automa 13&#13;  break;&#13;&#13;" calcext:value-type="string">
            <text:p><text:s text:c="2"/>case 313: //Automa 13 <text:s/>//1 <text:s/>//playYellowCard_1 <text:s/>//TODO: TBD YELLOW CARD 313 Automa 13 <text:s/>break;</text:p>
          </table:table-cell>
          <table:table-cell table:style-name="Default" table:formula="of:=MOD( [.A14]-[.$A$2];10)" office:value-type="float" office:value="2" calcext:value-type="float">
            <text:p>2</text:p>
          </table:table-cell>
          <table:table-cell table:formula="of:=INT(([.A14]-[.$A$2])/10)" office:value-type="float" office:value="1" calcext:value-type="float">
            <text:p>1</text:p>
          </table:table-cell>
          <table:table-cell table:formula="of:=&quot;.card.card_&quot;&amp;[.$A14]&amp;&quot; {  background-position: -&quot;&amp;[.U14]*192&amp;&quot;px -&quot;&amp;([.V14])*[.W$1]&amp;&quot;px ; }&quot;" office:value-type="string" office:string-value=".card.card_313 {  background-position: -384px -294px ; }" calcext:value-type="string">
            <text:p>.card.card_313 { <text:s/>background-position: -384px -294px ; }</text:p>
          </table:table-cell>
          <table:table-cell table:formula="of:=&quot;.card.small.card_&quot;&amp;[.$A14]&amp;&quot; {  background-position: -&quot;&amp;[.U14]*96&amp;&quot;px -&quot;&amp;([.V14])*[.X$1]&amp;&quot;px ; }&quot;" office:value-type="string" office:string-value=".card.small.card_313 {  background-position: -192px -147px ; }" calcext:value-type="string">
            <text:p>.card.small.card_313 { <text:s/>background-position: -192px -147px ; }</text:p>
          </table:table-cell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14" calcext:value-type="float">
            <text:p>314</text:p>
          </table:table-cell>
          <table:table-cell table:style-name="ce21" office:value-type="string" calcext:value-type="string">
            <text:p>Automa 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getLira_2</text:p>
          </table:table-cell>
          <table:table-cell table:style-name="ce21" office:value-type="string" calcext:value-type="string">
            <text:p>Give tour to gain ${token_lira2}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ellGrapes_1|buySellVine_1,tradeOneForOne_1</text:p>
          </table:table-cell>
          <table:table-cell table:style-name="ce21" office:value-type="string" calcext:value-type="string">
            <text:p>Sell at least one grape or buy/sell one field. Trade one for o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rawPurpleCard_1</text:p>
          </table:table-cell>
          <table:table-cell table:style-name="ce21" office:value-type="string" calcext:value-type="string">
            <text:p>Draw a wine order card ${token_purpleCardPlus}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akeWine_2</text:p>
          </table:table-cell>
          <table:table-cell table:style-name="ce21" office:value-type="string" calcext:value-type="string">
            <text:p>Make up to two wines</text:p>
          </table:table-cell>
          <table:table-cell table:formula="of:=&quot;&quot; &amp; [.A15] &amp; &quot;=&gt;array( &quot;&amp;CHAR(10)&amp;  &quot;  &quot;&quot;key&quot;&quot;=&gt;&quot;&amp;[.A15]&amp;&quot;, &quot;&amp;CHAR(10)&amp;  &quot;  &quot;&quot;name&quot;&quot;=&gt;&quot;&quot;&quot;&amp;[.B15]&amp;&quot;&quot;&quot;, &quot;&amp;CHAR(10)&amp;  &quot;  &quot;&quot;sea1&quot;&quot;=&gt;&quot;&amp;[.C15]&amp;&quot;, &quot;&amp;CHAR(10)&amp;  &quot;  &quot;&quot;set1&quot;&quot;=&gt;&quot;&amp;[.D15]&amp;&quot;, &quot;&amp;CHAR(10)&amp;  &quot;  &quot;&quot;act1&quot;&quot;=&gt;&quot;&quot;&quot;&amp;[.E15]&amp;&quot;&quot;&quot;, &quot;&amp;CHAR(10)&amp;  &quot;  &quot;&quot;des1&quot;&quot;=&gt;clienttranslate('&quot;&amp;SUBSTITUTE ([.F15];&quot;'&quot;;&quot;\'&quot;)&amp;&quot;'),&quot;&amp;CHAR(10)&amp;  &quot;  &quot;&quot;sea2&quot;&quot;=&gt;&quot;&amp;[.G15]&amp;&quot;, &quot;&amp;CHAR(10)&amp;  &quot;  &quot;&quot;set2&quot;&quot;=&gt;&quot;&amp;[.H15]&amp;&quot;, &quot;&amp;CHAR(10)&amp;  &quot;  &quot;&quot;act2&quot;&quot;=&gt;&quot;&quot;&quot;&amp;[.I15]&amp;&quot;&quot;&quot;, &quot;&amp;CHAR(10)&amp;  &quot;  &quot;&quot;des2&quot;&quot;=&gt;clienttranslate('&quot;&amp;SUBSTITUTE ([.J15];&quot;'&quot;;&quot;\'&quot;)&amp;&quot;'),&quot;&amp;CHAR(10)&amp;  &quot;  &quot;&quot;sea3&quot;&quot;=&gt;&quot;&amp;[.K15]&amp;&quot;, &quot;&amp;CHAR(10)&amp;  &quot;  &quot;&quot;set3&quot;&quot;=&gt;&quot;&amp;[.L15]&amp;&quot;, &quot;&amp;CHAR(10)&amp;  &quot;  &quot;&quot;act3&quot;&quot;=&gt;&quot;&quot;&quot;&amp;[.M15]&amp;&quot;&quot;&quot;, &quot;&amp;CHAR(10)&amp;  &quot;  &quot;&quot;des3&quot;&quot;=&gt;clienttranslate('&quot;&amp;SUBSTITUTE ([.N15];&quot;'&quot;;&quot;\'&quot;)&amp;&quot;'),&quot;&amp;CHAR(10)&amp;  &quot;  &quot;&quot;sea4&quot;&quot;=&gt;&quot;&amp;[.O15]&amp;&quot;, &quot;&amp;CHAR(10)&amp;  &quot;  &quot;&quot;set4&quot;&quot;=&gt;&quot;&amp;[.P15]&amp;&quot;, &quot;&amp;CHAR(10)&amp;  &quot;  &quot;&quot;act4&quot;&quot;=&gt;&quot;&quot;&quot;&amp;[.Q15]&amp;&quot;&quot;&quot;, &quot;&amp;CHAR(10)&amp;  &quot;  &quot;&quot;des4&quot;&quot;=&gt;clienttranslate('&quot;&amp;SUBSTITUTE ([.R15];&quot;'&quot;;&quot;\'&quot;)&amp;&quot;')&quot;&amp;CHAR(10)&amp;  &quot;),&quot;" office:value-type="string" office:string-value="314=&gt;array( &#10;  &quot;key&quot;=&gt;314, &#10;  &quot;name&quot;=&gt;&quot;Automa 14&quot;, &#10;  &quot;sea1&quot;=&gt;1, &#10;  &quot;set1&quot;=&gt;0, &#10;  &quot;act1&quot;=&gt;&quot;getLira_2&quot;, &#10;  &quot;des1&quot;=&gt;clienttranslate('Give tour to gain ${token_lira2}'),&#10;  &quot;sea2&quot;=&gt;2, &#10;  &quot;set2&quot;=&gt;0, &#10;  &quot;act2&quot;=&gt;&quot;sellGrapes_1|buySellVine_1,tradeOneForOne_1&quot;, &#10;  &quot;des2&quot;=&gt;clienttranslate('Sell at least one grape or buy/sell one field. Trade one for one'),&#10;  &quot;sea3&quot;=&gt;3, &#10;  &quot;set3&quot;=&gt;0, &#10;  &quot;act3&quot;=&gt;&quot;drawPurpleCard_1&quot;, &#10;  &quot;des3&quot;=&gt;clienttranslate('Draw a wine order card ${token_purpleCardPlus}'),&#10;  &quot;sea4&quot;=&gt;3, &#10;  &quot;set4&quot;=&gt;0, &#10;  &quot;act4&quot;=&gt;&quot;makeWine_2&quot;, &#10;  &quot;des4&quot;=&gt;clienttranslate('Make up to two wines')&#10;)," calcext:value-type="string">
            <text:p>314=&gt;array( </text:p>
            <text:p>  "key"=&gt;314, </text:p>
            <text:p>  "name"=&gt;"Automa 14", </text:p>
            <text:p>  "sea1"=&gt;1, </text:p>
            <text:p>  "set1"=&gt;0, </text:p>
            <text:p>  "act1"=&gt;"getLira_2", </text:p>
            <text:p>  "des1"=&gt;clienttranslate('Give tour to gain ${token_lira2}'),</text:p>
            <text:p>  "sea2"=&gt;2, </text:p>
            <text:p>  "set2"=&gt;0, </text:p>
            <text:p>  "act2"=&gt;"sellGrapes_1|buySellVine_1,tradeOneForOne_1", </text:p>
            <text:p>  "des2"=&gt;clienttranslate('Sell at least one grape or buy/sell one field. Trade one for one'),</text:p>
            <text:p>  "sea3"=&gt;3, </text:p>
            <text:p>  "set3"=&gt;0, </text:p>
            <text:p>  "act3"=&gt;"drawPurpleCard_1", </text:p>
            <text:p>  "des3"=&gt;clienttranslate('Draw a wine order card ${token_purpleCardPlus}'),</text:p>
            <text:p>  "sea4"=&gt;3, </text:p>
            <text:p>  "set4"=&gt;0, </text:p>
            <text:p>  "act4"=&gt;"makeWine_2", </text:p>
            <text:p>  "des4"=&gt;clienttranslate('Make up to two wines')</text:p>
            <text:p>),</text:p>
          </table:table-cell>
          <table:table-cell table:formula="of:=&quot;  case &quot;&amp;[.A15]&amp;&quot;: //&quot;&amp;[.B15]&amp;CHAR(13)&amp;&quot;  //&quot;&amp;[.C15]&amp;CHAR(13)&amp;&quot;  //&quot;&amp;[.I15]&amp;CHAR(13)&amp;&quot;  //TODO: TBD YELLOW CARD &quot;&amp;[.A15]&amp;&quot; &quot; &amp; [.B15]&amp;CHAR(13)&amp;&quot;  break;&quot;&amp;CHAR(13)&amp;CHAR(13)" office:value-type="string" office:string-value="  case 314: //Automa 14&#13;  //1&#13;  //sellGrapes_1|buySellVine_1,tradeOneForOne_1&#13;  //TODO: TBD YELLOW CARD 314 Automa 14&#13;  break;&#13;&#13;" calcext:value-type="string">
            <text:p><text:s text:c="2"/>case 314: //Automa 14 <text:s/>//1 <text:s/>//sellGrapes_1|buySellVine_1,tradeOneForOne_1 <text:s/>//TODO: TBD YELLOW CARD 314 Automa 14 <text:s/>break;</text:p>
          </table:table-cell>
          <table:table-cell table:style-name="Default" table:formula="of:=MOD( [.A15]-[.$A$2];10)" office:value-type="float" office:value="3" calcext:value-type="float">
            <text:p>3</text:p>
          </table:table-cell>
          <table:table-cell table:formula="of:=INT(([.A15]-[.$A$2])/10)" office:value-type="float" office:value="1" calcext:value-type="float">
            <text:p>1</text:p>
          </table:table-cell>
          <table:table-cell table:formula="of:=&quot;.card.card_&quot;&amp;[.$A15]&amp;&quot; {  background-position: -&quot;&amp;[.U15]*192&amp;&quot;px -&quot;&amp;([.V15])*[.W$1]&amp;&quot;px ; }&quot;" office:value-type="string" office:string-value=".card.card_314 {  background-position: -576px -294px ; }" calcext:value-type="string">
            <text:p>.card.card_314 { <text:s/>background-position: -576px -294px ; }</text:p>
          </table:table-cell>
          <table:table-cell table:formula="of:=&quot;.card.small.card_&quot;&amp;[.$A15]&amp;&quot; {  background-position: -&quot;&amp;[.U15]*96&amp;&quot;px -&quot;&amp;([.V15])*[.X$1]&amp;&quot;px ; }&quot;" office:value-type="string" office:string-value=".card.small.card_314 {  background-position: -288px -147px ; }" calcext:value-type="string">
            <text:p>.card.small.card_314 { <text:s/>background-position: -288px -147px ; }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15" calcext:value-type="float">
            <text:p>315</text:p>
          </table:table-cell>
          <table:table-cell table:style-name="ce21" office:value-type="string" calcext:value-type="string">
            <text:p>Automa 15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uildStructure_1</text:p>
          </table:table-cell>
          <table:table-cell table:style-name="ce21" office:value-type="string" calcext:value-type="string">
            <text:p>Build one structu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rawPurpleCard_1</text:p>
          </table:table-cell>
          <table:table-cell table:style-name="ce21" office:value-type="string" calcext:value-type="string">
            <text:p>Draw a wine order card ${token_purpleCardPlus}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Structure_1|getLira_2</text:p>
          </table:table-cell>
          <table:table-cell office:value-type="string" calcext:value-type="string">
            <text:p>Build one structure or give a tour to get ${token_lira2}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yBlueCard_1</text:p>
          </table:table-cell>
          <table:table-cell table:style-name="ce21" office:value-type="string" calcext:value-type="string">
            <text:p>Play a winter visitor card ${token_blueCard}</text:p>
          </table:table-cell>
          <table:table-cell table:formula="of:=&quot;&quot; &amp; [.A16] &amp; &quot;=&gt;array( &quot;&amp;CHAR(10)&amp;  &quot;  &quot;&quot;key&quot;&quot;=&gt;&quot;&amp;[.A16]&amp;&quot;, &quot;&amp;CHAR(10)&amp;  &quot;  &quot;&quot;name&quot;&quot;=&gt;&quot;&quot;&quot;&amp;[.B16]&amp;&quot;&quot;&quot;, &quot;&amp;CHAR(10)&amp;  &quot;  &quot;&quot;sea1&quot;&quot;=&gt;&quot;&amp;[.C16]&amp;&quot;, &quot;&amp;CHAR(10)&amp;  &quot;  &quot;&quot;set1&quot;&quot;=&gt;&quot;&amp;[.D16]&amp;&quot;, &quot;&amp;CHAR(10)&amp;  &quot;  &quot;&quot;act1&quot;&quot;=&gt;&quot;&quot;&quot;&amp;[.E16]&amp;&quot;&quot;&quot;, &quot;&amp;CHAR(10)&amp;  &quot;  &quot;&quot;des1&quot;&quot;=&gt;clienttranslate('&quot;&amp;SUBSTITUTE ([.F16];&quot;'&quot;;&quot;\'&quot;)&amp;&quot;'),&quot;&amp;CHAR(10)&amp;  &quot;  &quot;&quot;sea2&quot;&quot;=&gt;&quot;&amp;[.G16]&amp;&quot;, &quot;&amp;CHAR(10)&amp;  &quot;  &quot;&quot;set2&quot;&quot;=&gt;&quot;&amp;[.H16]&amp;&quot;, &quot;&amp;CHAR(10)&amp;  &quot;  &quot;&quot;act2&quot;&quot;=&gt;&quot;&quot;&quot;&amp;[.I16]&amp;&quot;&quot;&quot;, &quot;&amp;CHAR(10)&amp;  &quot;  &quot;&quot;des2&quot;&quot;=&gt;clienttranslate('&quot;&amp;SUBSTITUTE ([.J16];&quot;'&quot;;&quot;\'&quot;)&amp;&quot;'),&quot;&amp;CHAR(10)&amp;  &quot;  &quot;&quot;sea3&quot;&quot;=&gt;&quot;&amp;[.K16]&amp;&quot;, &quot;&amp;CHAR(10)&amp;  &quot;  &quot;&quot;set3&quot;&quot;=&gt;&quot;&amp;[.L16]&amp;&quot;, &quot;&amp;CHAR(10)&amp;  &quot;  &quot;&quot;act3&quot;&quot;=&gt;&quot;&quot;&quot;&amp;[.M16]&amp;&quot;&quot;&quot;, &quot;&amp;CHAR(10)&amp;  &quot;  &quot;&quot;des3&quot;&quot;=&gt;clienttranslate('&quot;&amp;SUBSTITUTE ([.N16];&quot;'&quot;;&quot;\'&quot;)&amp;&quot;'),&quot;&amp;CHAR(10)&amp;  &quot;  &quot;&quot;sea4&quot;&quot;=&gt;&quot;&amp;[.O16]&amp;&quot;, &quot;&amp;CHAR(10)&amp;  &quot;  &quot;&quot;set4&quot;&quot;=&gt;&quot;&amp;[.P16]&amp;&quot;, &quot;&amp;CHAR(10)&amp;  &quot;  &quot;&quot;act4&quot;&quot;=&gt;&quot;&quot;&quot;&amp;[.Q16]&amp;&quot;&quot;&quot;, &quot;&amp;CHAR(10)&amp;  &quot;  &quot;&quot;des4&quot;&quot;=&gt;clienttranslate('&quot;&amp;SUBSTITUTE ([.R16];&quot;'&quot;;&quot;\'&quot;)&amp;&quot;')&quot;&amp;CHAR(10)&amp;  &quot;),&quot;" office:value-type="string" office:string-value="315=&gt;array( &#10;  &quot;key&quot;=&gt;315, &#10;  &quot;name&quot;=&gt;&quot;Automa 15&quot;, &#10;  &quot;sea1&quot;=&gt;1, &#10;  &quot;set1&quot;=&gt;0, &#10;  &quot;act1&quot;=&gt;&quot;buildStructure_1&quot;, &#10;  &quot;des1&quot;=&gt;clienttranslate('Build one structure'),&#10;  &quot;sea2&quot;=&gt;3, &#10;  &quot;set2&quot;=&gt;0, &#10;  &quot;act2&quot;=&gt;&quot;drawPurpleCard_1&quot;, &#10;  &quot;des2&quot;=&gt;clienttranslate('Draw a wine order card ${token_purpleCardPlus}'),&#10;  &quot;sea3&quot;=&gt;3, &#10;  &quot;set3&quot;=&gt;1, &#10;  &quot;act3&quot;=&gt;&quot;buildStructure_1|getLira_2&quot;, &#10;  &quot;des3&quot;=&gt;clienttranslate('Build one structure or give a tour to get ${token_lira2}'),&#10;  &quot;sea4&quot;=&gt;4, &#10;  &quot;set4&quot;=&gt;0, &#10;  &quot;act4&quot;=&gt;&quot;playBlueCard_1&quot;, &#10;  &quot;des4&quot;=&gt;clienttranslate('Play a winter visitor card ${token_blueCard}')&#10;)," calcext:value-type="string">
            <text:p>315=&gt;array( </text:p>
            <text:p>  "key"=&gt;315, </text:p>
            <text:p>  "name"=&gt;"Automa 15", </text:p>
            <text:p>  "sea1"=&gt;1, </text:p>
            <text:p>  "set1"=&gt;0, </text:p>
            <text:p>  "act1"=&gt;"buildStructure_1", </text:p>
            <text:p>  "des1"=&gt;clienttranslate('Build one structure'),</text:p>
            <text:p>  "sea2"=&gt;3, </text:p>
            <text:p>  "set2"=&gt;0, </text:p>
            <text:p>  "act2"=&gt;"drawPurpleCard_1", </text:p>
            <text:p>  "des2"=&gt;clienttranslate('Draw a wine order card ${token_purpleCardPlus}'),</text:p>
            <text:p>  "sea3"=&gt;3, </text:p>
            <text:p>  "set3"=&gt;1, </text:p>
            <text:p>  "act3"=&gt;"buildStructure_1|getLira_2", </text:p>
            <text:p>  "des3"=&gt;clienttranslate('Build one structure or give a tour to get ${token_lira2}'),</text:p>
            <text:p>  "sea4"=&gt;4, </text:p>
            <text:p>  "set4"=&gt;0, </text:p>
            <text:p>  "act4"=&gt;"playBlueCard_1", </text:p>
            <text:p>  "des4"=&gt;clienttranslate('Play a winter visitor card ${token_blueCard}')</text:p>
            <text:p>),</text:p>
          </table:table-cell>
          <table:table-cell table:formula="of:=&quot;  case &quot;&amp;[.A16]&amp;&quot;: //&quot;&amp;[.B16]&amp;CHAR(13)&amp;&quot;  //&quot;&amp;[.C16]&amp;CHAR(13)&amp;&quot;  //&quot;&amp;[.I16]&amp;CHAR(13)&amp;&quot;  //TODO: TBD YELLOW CARD &quot;&amp;[.A16]&amp;&quot; &quot; &amp; [.B16]&amp;CHAR(13)&amp;&quot;  break;&quot;&amp;CHAR(13)&amp;CHAR(13)" office:value-type="string" office:string-value="  case 315: //Automa 15&#13;  //1&#13;  //drawPurpleCard_1&#13;  //TODO: TBD YELLOW CARD 315 Automa 15&#13;  break;&#13;&#13;" calcext:value-type="string">
            <text:p><text:s text:c="2"/>case 315: //Automa 15 <text:s/>//1 <text:s/>//drawPurpleCard_1 <text:s/>//TODO: TBD YELLOW CARD 315 Automa 15 <text:s/>break;</text:p>
          </table:table-cell>
          <table:table-cell table:style-name="Default" table:formula="of:=MOD( [.A16]-[.$A$2];10)" office:value-type="float" office:value="4" calcext:value-type="float">
            <text:p>4</text:p>
          </table:table-cell>
          <table:table-cell table:formula="of:=INT(([.A16]-[.$A$2])/10)" office:value-type="float" office:value="1" calcext:value-type="float">
            <text:p>1</text:p>
          </table:table-cell>
          <table:table-cell table:formula="of:=&quot;.card.card_&quot;&amp;[.$A16]&amp;&quot; {  background-position: -&quot;&amp;[.U16]*192&amp;&quot;px -&quot;&amp;([.V16])*[.W$1]&amp;&quot;px ; }&quot;" office:value-type="string" office:string-value=".card.card_315 {  background-position: -768px -294px ; }" calcext:value-type="string">
            <text:p>.card.card_315 { <text:s/>background-position: -768px -294px ; }</text:p>
          </table:table-cell>
          <table:table-cell table:formula="of:=&quot;.card.small.card_&quot;&amp;[.$A16]&amp;&quot; {  background-position: -&quot;&amp;[.U16]*96&amp;&quot;px -&quot;&amp;([.V16])*[.X$1]&amp;&quot;px ; }&quot;" office:value-type="string" office:string-value=".card.small.card_315 {  background-position: -384px -147px ; }" calcext:value-type="string">
            <text:p>.card.small.card_315 { <text:s/>background-position: -384px -147px ; }</text:p>
          </table:table-cell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16" calcext:value-type="float">
            <text:p>316</text:p>
          </table:table-cell>
          <table:table-cell table:style-name="ce21" office:value-type="string" calcext:value-type="string">
            <text:p>Automa 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ceStar_1|moveSta_1</text:p>
          </table:table-cell>
          <table:table-cell office:value-type="string" calcext:value-type="string">
            <text:p>Place or move ${token_star}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harvestField_1</text:p>
          </table:table-cell>
          <table:table-cell table:style-name="ce21" office:value-type="string" calcext:value-type="string">
            <text:p>Harvest one fiel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akeWine_2</text:p>
          </table:table-cell>
          <table:table-cell table:style-name="ce21" office:value-type="string" calcext:value-type="string">
            <text:p>Make up to two win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lWine_1</text:p>
          </table:table-cell>
          <table:table-cell office:value-type="string" calcext:value-type="string">
            <text:p>Sell one wine token</text:p>
          </table:table-cell>
          <table:table-cell table:formula="of:=&quot;&quot; &amp; [.A17] &amp; &quot;=&gt;array( &quot;&amp;CHAR(10)&amp;  &quot;  &quot;&quot;key&quot;&quot;=&gt;&quot;&amp;[.A17]&amp;&quot;, &quot;&amp;CHAR(10)&amp;  &quot;  &quot;&quot;name&quot;&quot;=&gt;&quot;&quot;&quot;&amp;[.B17]&amp;&quot;&quot;&quot;, &quot;&amp;CHAR(10)&amp;  &quot;  &quot;&quot;sea1&quot;&quot;=&gt;&quot;&amp;[.C17]&amp;&quot;, &quot;&amp;CHAR(10)&amp;  &quot;  &quot;&quot;set1&quot;&quot;=&gt;&quot;&amp;[.D17]&amp;&quot;, &quot;&amp;CHAR(10)&amp;  &quot;  &quot;&quot;act1&quot;&quot;=&gt;&quot;&quot;&quot;&amp;[.E17]&amp;&quot;&quot;&quot;, &quot;&amp;CHAR(10)&amp;  &quot;  &quot;&quot;des1&quot;&quot;=&gt;clienttranslate('&quot;&amp;SUBSTITUTE ([.F17];&quot;'&quot;;&quot;\'&quot;)&amp;&quot;'),&quot;&amp;CHAR(10)&amp;  &quot;  &quot;&quot;sea2&quot;&quot;=&gt;&quot;&amp;[.G17]&amp;&quot;, &quot;&amp;CHAR(10)&amp;  &quot;  &quot;&quot;set2&quot;&quot;=&gt;&quot;&amp;[.H17]&amp;&quot;, &quot;&amp;CHAR(10)&amp;  &quot;  &quot;&quot;act2&quot;&quot;=&gt;&quot;&quot;&quot;&amp;[.I17]&amp;&quot;&quot;&quot;, &quot;&amp;CHAR(10)&amp;  &quot;  &quot;&quot;des2&quot;&quot;=&gt;clienttranslate('&quot;&amp;SUBSTITUTE ([.J17];&quot;'&quot;;&quot;\'&quot;)&amp;&quot;'),&quot;&amp;CHAR(10)&amp;  &quot;  &quot;&quot;sea3&quot;&quot;=&gt;&quot;&amp;[.K17]&amp;&quot;, &quot;&amp;CHAR(10)&amp;  &quot;  &quot;&quot;set3&quot;&quot;=&gt;&quot;&amp;[.L17]&amp;&quot;, &quot;&amp;CHAR(10)&amp;  &quot;  &quot;&quot;act3&quot;&quot;=&gt;&quot;&quot;&quot;&amp;[.M17]&amp;&quot;&quot;&quot;, &quot;&amp;CHAR(10)&amp;  &quot;  &quot;&quot;des3&quot;&quot;=&gt;clienttranslate('&quot;&amp;SUBSTITUTE ([.N17];&quot;'&quot;;&quot;\'&quot;)&amp;&quot;'),&quot;&amp;CHAR(10)&amp;  &quot;  &quot;&quot;sea4&quot;&quot;=&gt;&quot;&amp;[.O17]&amp;&quot;, &quot;&amp;CHAR(10)&amp;  &quot;  &quot;&quot;set4&quot;&quot;=&gt;&quot;&amp;[.P17]&amp;&quot;, &quot;&amp;CHAR(10)&amp;  &quot;  &quot;&quot;act4&quot;&quot;=&gt;&quot;&quot;&quot;&amp;[.Q17]&amp;&quot;&quot;&quot;, &quot;&amp;CHAR(10)&amp;  &quot;  &quot;&quot;des4&quot;&quot;=&gt;clienttranslate('&quot;&amp;SUBSTITUTE ([.R17];&quot;'&quot;;&quot;\'&quot;)&amp;&quot;')&quot;&amp;CHAR(10)&amp;  &quot;),&quot;" office:value-type="string" office:string-value="316=&gt;array( &#10;  &quot;key&quot;=&gt;316, &#10;  &quot;name&quot;=&gt;&quot;Automa 16&quot;, &#10;  &quot;sea1&quot;=&gt;1, &#10;  &quot;set1&quot;=&gt;1, &#10;  &quot;act1&quot;=&gt;&quot;placeStar_1|moveSta_1&quot;, &#10;  &quot;des1&quot;=&gt;clienttranslate('Place or move ${token_star}'),&#10;  &quot;sea2&quot;=&gt;3, &#10;  &quot;set2&quot;=&gt;0, &#10;  &quot;act2&quot;=&gt;&quot;harvestField_1&quot;, &#10;  &quot;des2&quot;=&gt;clienttranslate('Harvest one field'),&#10;  &quot;sea3&quot;=&gt;3, &#10;  &quot;set3&quot;=&gt;0, &#10;  &quot;act3&quot;=&gt;&quot;makeWine_2&quot;, &#10;  &quot;des3&quot;=&gt;clienttranslate('Make up to two wines'),&#10;  &quot;sea4&quot;=&gt;4, &#10;  &quot;set4&quot;=&gt;1, &#10;  &quot;act4&quot;=&gt;&quot;sellWine_1&quot;, &#10;  &quot;des4&quot;=&gt;clienttranslate('Sell one wine token')&#10;)," calcext:value-type="string">
            <text:p>316=&gt;array( </text:p>
            <text:p>  "key"=&gt;316, </text:p>
            <text:p>  "name"=&gt;"Automa 16", </text:p>
            <text:p>  "sea1"=&gt;1, </text:p>
            <text:p>  "set1"=&gt;1, </text:p>
            <text:p>  "act1"=&gt;"placeStar_1|moveSta_1", </text:p>
            <text:p>  "des1"=&gt;clienttranslate('Place or move ${token_star}'),</text:p>
            <text:p>  "sea2"=&gt;3, </text:p>
            <text:p>  "set2"=&gt;0, </text:p>
            <text:p>  "act2"=&gt;"harvestField_1", </text:p>
            <text:p>  "des2"=&gt;clienttranslate('Harvest one field'),</text:p>
            <text:p>  "sea3"=&gt;3, </text:p>
            <text:p>  "set3"=&gt;0, </text:p>
            <text:p>  "act3"=&gt;"makeWine_2", </text:p>
            <text:p>  "des3"=&gt;clienttranslate('Make up to two wines'),</text:p>
            <text:p>  "sea4"=&gt;4, </text:p>
            <text:p>  "set4"=&gt;1, </text:p>
            <text:p>  "act4"=&gt;"sellWine_1", </text:p>
            <text:p>  "des4"=&gt;clienttranslate('Sell one wine token')</text:p>
            <text:p>),</text:p>
          </table:table-cell>
          <table:table-cell table:formula="of:=&quot;  case &quot;&amp;[.A17]&amp;&quot;: //&quot;&amp;[.B17]&amp;CHAR(13)&amp;&quot;  //&quot;&amp;[.C17]&amp;CHAR(13)&amp;&quot;  //&quot;&amp;[.I17]&amp;CHAR(13)&amp;&quot;  //TODO: TBD YELLOW CARD &quot;&amp;[.A17]&amp;&quot; &quot; &amp; [.B17]&amp;CHAR(13)&amp;&quot;  break;&quot;&amp;CHAR(13)&amp;CHAR(13)" office:value-type="string" office:string-value="  case 316: //Automa 16&#13;  //1&#13;  //harvestField_1&#13;  //TODO: TBD YELLOW CARD 316 Automa 16&#13;  break;&#13;&#13;" calcext:value-type="string">
            <text:p><text:s text:c="2"/>case 316: //Automa 16 <text:s/>//1 <text:s/>//harvestField_1 <text:s/>//TODO: TBD YELLOW CARD 316 Automa 16 <text:s/>break;</text:p>
          </table:table-cell>
          <table:table-cell table:style-name="Default" table:formula="of:=MOD( [.A17]-[.$A$2];10)" office:value-type="float" office:value="5" calcext:value-type="float">
            <text:p>5</text:p>
          </table:table-cell>
          <table:table-cell table:formula="of:=INT(([.A17]-[.$A$2])/10)" office:value-type="float" office:value="1" calcext:value-type="float">
            <text:p>1</text:p>
          </table:table-cell>
          <table:table-cell table:formula="of:=&quot;.card.card_&quot;&amp;[.$A17]&amp;&quot; {  background-position: -&quot;&amp;[.U17]*192&amp;&quot;px -&quot;&amp;([.V17])*[.W$1]&amp;&quot;px ; }&quot;" office:value-type="string" office:string-value=".card.card_316 {  background-position: -960px -294px ; }" calcext:value-type="string">
            <text:p>.card.card_316 { <text:s/>background-position: -960px -294px ; }</text:p>
          </table:table-cell>
          <table:table-cell table:formula="of:=&quot;.card.small.card_&quot;&amp;[.$A17]&amp;&quot; {  background-position: -&quot;&amp;[.U17]*96&amp;&quot;px -&quot;&amp;([.V17])*[.X$1]&amp;&quot;px ; }&quot;" office:value-type="string" office:string-value=".card.small.card_316 {  background-position: -480px -147px ; }" calcext:value-type="string">
            <text:p>.card.small.card_316 { <text:s/>background-position: -480px -147px ; }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17" calcext:value-type="float">
            <text:p>317</text:p>
          </table:table-cell>
          <table:table-cell table:style-name="ce21" office:value-type="string" calcext:value-type="string">
            <text:p>Automa 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ySellVine_1</text:p>
          </table:table-cell>
          <table:table-cell office:value-type="string" calcext:value-type="string">
            <text:p>Buy or sell a vi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harvestField_1</text:p>
          </table:table-cell>
          <table:table-cell table:style-name="ce21" office:value-type="string" calcext:value-type="string">
            <text:p>Harvest one fiel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Structure_1|getLira_2</text:p>
          </table:table-cell>
          <table:table-cell office:value-type="string" calcext:value-type="string">
            <text:p>Build one structure or give a tour to get ${token_lira2}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rainWorker_1</text:p>
          </table:table-cell>
          <table:table-cell table:style-name="ce21" office:value-type="string" calcext:value-type="string">
            <text:p>Train a worker ${token_worker} for ${token_lira4}</text:p>
          </table:table-cell>
          <table:table-cell table:formula="of:=&quot;&quot; &amp; [.A18] &amp; &quot;=&gt;array( &quot;&amp;CHAR(10)&amp;  &quot;  &quot;&quot;key&quot;&quot;=&gt;&quot;&amp;[.A18]&amp;&quot;, &quot;&amp;CHAR(10)&amp;  &quot;  &quot;&quot;name&quot;&quot;=&gt;&quot;&quot;&quot;&amp;[.B18]&amp;&quot;&quot;&quot;, &quot;&amp;CHAR(10)&amp;  &quot;  &quot;&quot;sea1&quot;&quot;=&gt;&quot;&amp;[.C18]&amp;&quot;, &quot;&amp;CHAR(10)&amp;  &quot;  &quot;&quot;set1&quot;&quot;=&gt;&quot;&amp;[.D18]&amp;&quot;, &quot;&amp;CHAR(10)&amp;  &quot;  &quot;&quot;act1&quot;&quot;=&gt;&quot;&quot;&quot;&amp;[.E18]&amp;&quot;&quot;&quot;, &quot;&amp;CHAR(10)&amp;  &quot;  &quot;&quot;des1&quot;&quot;=&gt;clienttranslate('&quot;&amp;SUBSTITUTE ([.F18];&quot;'&quot;;&quot;\'&quot;)&amp;&quot;'),&quot;&amp;CHAR(10)&amp;  &quot;  &quot;&quot;sea2&quot;&quot;=&gt;&quot;&amp;[.G18]&amp;&quot;, &quot;&amp;CHAR(10)&amp;  &quot;  &quot;&quot;set2&quot;&quot;=&gt;&quot;&amp;[.H18]&amp;&quot;, &quot;&amp;CHAR(10)&amp;  &quot;  &quot;&quot;act2&quot;&quot;=&gt;&quot;&quot;&quot;&amp;[.I18]&amp;&quot;&quot;&quot;, &quot;&amp;CHAR(10)&amp;  &quot;  &quot;&quot;des2&quot;&quot;=&gt;clienttranslate('&quot;&amp;SUBSTITUTE ([.J18];&quot;'&quot;;&quot;\'&quot;)&amp;&quot;'),&quot;&amp;CHAR(10)&amp;  &quot;  &quot;&quot;sea3&quot;&quot;=&gt;&quot;&amp;[.K18]&amp;&quot;, &quot;&amp;CHAR(10)&amp;  &quot;  &quot;&quot;set3&quot;&quot;=&gt;&quot;&amp;[.L18]&amp;&quot;, &quot;&amp;CHAR(10)&amp;  &quot;  &quot;&quot;act3&quot;&quot;=&gt;&quot;&quot;&quot;&amp;[.M18]&amp;&quot;&quot;&quot;, &quot;&amp;CHAR(10)&amp;  &quot;  &quot;&quot;des3&quot;&quot;=&gt;clienttranslate('&quot;&amp;SUBSTITUTE ([.N18];&quot;'&quot;;&quot;\'&quot;)&amp;&quot;'),&quot;&amp;CHAR(10)&amp;  &quot;  &quot;&quot;sea4&quot;&quot;=&gt;&quot;&amp;[.O18]&amp;&quot;, &quot;&amp;CHAR(10)&amp;  &quot;  &quot;&quot;set4&quot;&quot;=&gt;&quot;&amp;[.P18]&amp;&quot;, &quot;&amp;CHAR(10)&amp;  &quot;  &quot;&quot;act4&quot;&quot;=&gt;&quot;&quot;&quot;&amp;[.Q18]&amp;&quot;&quot;&quot;, &quot;&amp;CHAR(10)&amp;  &quot;  &quot;&quot;des4&quot;&quot;=&gt;clienttranslate('&quot;&amp;SUBSTITUTE ([.R18];&quot;'&quot;;&quot;\'&quot;)&amp;&quot;')&quot;&amp;CHAR(10)&amp;  &quot;),&quot;" office:value-type="string" office:string-value="317=&gt;array( &#10;  &quot;key&quot;=&gt;317, &#10;  &quot;name&quot;=&gt;&quot;Automa 17&quot;, &#10;  &quot;sea1&quot;=&gt;2, &#10;  &quot;set1&quot;=&gt;1, &#10;  &quot;act1&quot;=&gt;&quot;buySellVine_1&quot;, &#10;  &quot;des1&quot;=&gt;clienttranslate('Buy or sell a vine'),&#10;  &quot;sea2&quot;=&gt;3, &#10;  &quot;set2&quot;=&gt;0, &#10;  &quot;act2&quot;=&gt;&quot;harvestField_1&quot;, &#10;  &quot;des2&quot;=&gt;clienttranslate('Harvest one field'),&#10;  &quot;sea3&quot;=&gt;3, &#10;  &quot;set3&quot;=&gt;1, &#10;  &quot;act3&quot;=&gt;&quot;buildStructure_1|getLira_2&quot;, &#10;  &quot;des3&quot;=&gt;clienttranslate('Build one structure or give a tour to get ${token_lira2}'),&#10;  &quot;sea4&quot;=&gt;4, &#10;  &quot;set4&quot;=&gt;0, &#10;  &quot;act4&quot;=&gt;&quot;trainWorker_1&quot;, &#10;  &quot;des4&quot;=&gt;clienttranslate('Train a worker ${token_worker} for ${token_lira4}')&#10;)," calcext:value-type="string">
            <text:p>317=&gt;array( </text:p>
            <text:p>  "key"=&gt;317, </text:p>
            <text:p>  "name"=&gt;"Automa 17", </text:p>
            <text:p>  "sea1"=&gt;2, </text:p>
            <text:p>  "set1"=&gt;1, </text:p>
            <text:p>  "act1"=&gt;"buySellVine_1", </text:p>
            <text:p>  "des1"=&gt;clienttranslate('Buy or sell a vine'),</text:p>
            <text:p>  "sea2"=&gt;3, </text:p>
            <text:p>  "set2"=&gt;0, </text:p>
            <text:p>  "act2"=&gt;"harvestField_1", </text:p>
            <text:p>  "des2"=&gt;clienttranslate('Harvest one field'),</text:p>
            <text:p>  "sea3"=&gt;3, </text:p>
            <text:p>  "set3"=&gt;1, </text:p>
            <text:p>  "act3"=&gt;"buildStructure_1|getLira_2", </text:p>
            <text:p>  "des3"=&gt;clienttranslate('Build one structure or give a tour to get ${token_lira2}'),</text:p>
            <text:p>  "sea4"=&gt;4, </text:p>
            <text:p>  "set4"=&gt;0, </text:p>
            <text:p>  "act4"=&gt;"trainWorker_1", </text:p>
            <text:p>  "des4"=&gt;clienttranslate('Train a worker ${token_worker} for ${token_lira4}')</text:p>
            <text:p>),</text:p>
          </table:table-cell>
          <table:table-cell table:formula="of:=&quot;  case &quot;&amp;[.A18]&amp;&quot;: //&quot;&amp;[.B18]&amp;CHAR(13)&amp;&quot;  //&quot;&amp;[.C18]&amp;CHAR(13)&amp;&quot;  //&quot;&amp;[.I18]&amp;CHAR(13)&amp;&quot;  //TODO: TBD YELLOW CARD &quot;&amp;[.A18]&amp;&quot; &quot; &amp; [.B18]&amp;CHAR(13)&amp;&quot;  break;&quot;&amp;CHAR(13)&amp;CHAR(13)" office:value-type="string" office:string-value="  case 317: //Automa 17&#13;  //2&#13;  //harvestField_1&#13;  //TODO: TBD YELLOW CARD 317 Automa 17&#13;  break;&#13;&#13;" calcext:value-type="string">
            <text:p><text:s text:c="2"/>case 317: //Automa 17 <text:s/>//2 <text:s/>//harvestField_1 <text:s/>//TODO: TBD YELLOW CARD 317 Automa 17 <text:s/>break;</text:p>
          </table:table-cell>
          <table:table-cell table:style-name="Default" table:formula="of:=MOD( [.A18]-[.$A$2];10)" office:value-type="float" office:value="6" calcext:value-type="float">
            <text:p>6</text:p>
          </table:table-cell>
          <table:table-cell table:formula="of:=INT(([.A18]-[.$A$2])/10)" office:value-type="float" office:value="1" calcext:value-type="float">
            <text:p>1</text:p>
          </table:table-cell>
          <table:table-cell table:formula="of:=&quot;.card.card_&quot;&amp;[.$A18]&amp;&quot; {  background-position: -&quot;&amp;[.U18]*192&amp;&quot;px -&quot;&amp;([.V18])*[.W$1]&amp;&quot;px ; }&quot;" office:value-type="string" office:string-value=".card.card_317 {  background-position: -1152px -294px ; }" calcext:value-type="string">
            <text:p>.card.card_317 { <text:s/>background-position: -1152px -294px ; }</text:p>
          </table:table-cell>
          <table:table-cell table:formula="of:=&quot;.card.small.card_&quot;&amp;[.$A18]&amp;&quot; {  background-position: -&quot;&amp;[.U18]*96&amp;&quot;px -&quot;&amp;([.V18])*[.X$1]&amp;&quot;px ; }&quot;" office:value-type="string" office:string-value=".card.small.card_317 {  background-position: -576px -147px ; }" calcext:value-type="string">
            <text:p>.card.small.card_317 { <text:s/>background-position: -576px -147px ; }</text:p>
          </table:table-cell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18" calcext:value-type="float">
            <text:p>318</text:p>
          </table:table-cell>
          <table:table-cell table:style-name="ce21" office:value-type="string" calcext:value-type="string">
            <text:p>Automa 18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nt_1</text:p>
          </table:table-cell>
          <table:table-cell table:style-name="ce21" office:value-type="string" calcext:value-type="string">
            <text:p>Plant a vine card ${token_greenCard}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akeWine_2</text:p>
          </table:table-cell>
          <table:table-cell table:style-name="ce21" office:value-type="string" calcext:value-type="string">
            <text:p>Make up to two win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Structure_1|getLira_2</text:p>
          </table:table-cell>
          <table:table-cell office:value-type="string" calcext:value-type="string">
            <text:p>Build one structure or give a tour to get ${token_lira2}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illOrder_1</text:p>
          </table:table-cell>
          <table:table-cell table:style-name="ce21" office:value-type="string" calcext:value-type="string">
            <text:p>Fill a wine order ${token_purpleCard}</text:p>
          </table:table-cell>
          <table:table-cell table:formula="of:=&quot;&quot; &amp; [.A19] &amp; &quot;=&gt;array( &quot;&amp;CHAR(10)&amp;  &quot;  &quot;&quot;key&quot;&quot;=&gt;&quot;&amp;[.A19]&amp;&quot;, &quot;&amp;CHAR(10)&amp;  &quot;  &quot;&quot;name&quot;&quot;=&gt;&quot;&quot;&quot;&amp;[.B19]&amp;&quot;&quot;&quot;, &quot;&amp;CHAR(10)&amp;  &quot;  &quot;&quot;sea1&quot;&quot;=&gt;&quot;&amp;[.C19]&amp;&quot;, &quot;&amp;CHAR(10)&amp;  &quot;  &quot;&quot;set1&quot;&quot;=&gt;&quot;&amp;[.D19]&amp;&quot;, &quot;&amp;CHAR(10)&amp;  &quot;  &quot;&quot;act1&quot;&quot;=&gt;&quot;&quot;&quot;&amp;[.E19]&amp;&quot;&quot;&quot;, &quot;&amp;CHAR(10)&amp;  &quot;  &quot;&quot;des1&quot;&quot;=&gt;clienttranslate('&quot;&amp;SUBSTITUTE ([.F19];&quot;'&quot;;&quot;\'&quot;)&amp;&quot;'),&quot;&amp;CHAR(10)&amp;  &quot;  &quot;&quot;sea2&quot;&quot;=&gt;&quot;&amp;[.G19]&amp;&quot;, &quot;&amp;CHAR(10)&amp;  &quot;  &quot;&quot;set2&quot;&quot;=&gt;&quot;&amp;[.H19]&amp;&quot;, &quot;&amp;CHAR(10)&amp;  &quot;  &quot;&quot;act2&quot;&quot;=&gt;&quot;&quot;&quot;&amp;[.I19]&amp;&quot;&quot;&quot;, &quot;&amp;CHAR(10)&amp;  &quot;  &quot;&quot;des2&quot;&quot;=&gt;clienttranslate('&quot;&amp;SUBSTITUTE ([.J19];&quot;'&quot;;&quot;\'&quot;)&amp;&quot;'),&quot;&amp;CHAR(10)&amp;  &quot;  &quot;&quot;sea3&quot;&quot;=&gt;&quot;&amp;[.K19]&amp;&quot;, &quot;&amp;CHAR(10)&amp;  &quot;  &quot;&quot;set3&quot;&quot;=&gt;&quot;&amp;[.L19]&amp;&quot;, &quot;&amp;CHAR(10)&amp;  &quot;  &quot;&quot;act3&quot;&quot;=&gt;&quot;&quot;&quot;&amp;[.M19]&amp;&quot;&quot;&quot;, &quot;&amp;CHAR(10)&amp;  &quot;  &quot;&quot;des3&quot;&quot;=&gt;clienttranslate('&quot;&amp;SUBSTITUTE ([.N19];&quot;'&quot;;&quot;\'&quot;)&amp;&quot;'),&quot;&amp;CHAR(10)&amp;  &quot;  &quot;&quot;sea4&quot;&quot;=&gt;&quot;&amp;[.O19]&amp;&quot;, &quot;&amp;CHAR(10)&amp;  &quot;  &quot;&quot;set4&quot;&quot;=&gt;&quot;&amp;[.P19]&amp;&quot;, &quot;&amp;CHAR(10)&amp;  &quot;  &quot;&quot;act4&quot;&quot;=&gt;&quot;&quot;&quot;&amp;[.Q19]&amp;&quot;&quot;&quot;, &quot;&amp;CHAR(10)&amp;  &quot;  &quot;&quot;des4&quot;&quot;=&gt;clienttranslate('&quot;&amp;SUBSTITUTE ([.R19];&quot;'&quot;;&quot;\'&quot;)&amp;&quot;')&quot;&amp;CHAR(10)&amp;  &quot;),&quot;" office:value-type="string" office:string-value="318=&gt;array( &#10;  &quot;key&quot;=&gt;318, &#10;  &quot;name&quot;=&gt;&quot;Automa 18&quot;, &#10;  &quot;sea1&quot;=&gt;2, &#10;  &quot;set1&quot;=&gt;0, &#10;  &quot;act1&quot;=&gt;&quot;plant_1&quot;, &#10;  &quot;des1&quot;=&gt;clienttranslate('Plant a vine card ${token_greenCard}'),&#10;  &quot;sea2&quot;=&gt;3, &#10;  &quot;set2&quot;=&gt;0, &#10;  &quot;act2&quot;=&gt;&quot;makeWine_2&quot;, &#10;  &quot;des2&quot;=&gt;clienttranslate('Make up to two wines'),&#10;  &quot;sea3&quot;=&gt;3, &#10;  &quot;set3&quot;=&gt;1, &#10;  &quot;act3&quot;=&gt;&quot;buildStructure_1|getLira_2&quot;, &#10;  &quot;des3&quot;=&gt;clienttranslate('Build one structure or give a tour to get ${token_lira2}'),&#10;  &quot;sea4&quot;=&gt;4, &#10;  &quot;set4&quot;=&gt;0, &#10;  &quot;act4&quot;=&gt;&quot;fillOrder_1&quot;, &#10;  &quot;des4&quot;=&gt;clienttranslate('Fill a wine order ${token_purpleCard}')&#10;)," calcext:value-type="string">
            <text:p>318=&gt;array( </text:p>
            <text:p>  "key"=&gt;318, </text:p>
            <text:p>  "name"=&gt;"Automa 18", </text:p>
            <text:p>  "sea1"=&gt;2, </text:p>
            <text:p>  "set1"=&gt;0, </text:p>
            <text:p>  "act1"=&gt;"plant_1", </text:p>
            <text:p>  "des1"=&gt;clienttranslate('Plant a vine card ${token_greenCard}'),</text:p>
            <text:p>  "sea2"=&gt;3, </text:p>
            <text:p>  "set2"=&gt;0, </text:p>
            <text:p>  "act2"=&gt;"makeWine_2", </text:p>
            <text:p>  "des2"=&gt;clienttranslate('Make up to two wines'),</text:p>
            <text:p>  "sea3"=&gt;3, </text:p>
            <text:p>  "set3"=&gt;1, </text:p>
            <text:p>  "act3"=&gt;"buildStructure_1|getLira_2", </text:p>
            <text:p>  "des3"=&gt;clienttranslate('Build one structure or give a tour to get ${token_lira2}'),</text:p>
            <text:p>  "sea4"=&gt;4, </text:p>
            <text:p>  "set4"=&gt;0, </text:p>
            <text:p>  "act4"=&gt;"fillOrder_1", </text:p>
            <text:p>  "des4"=&gt;clienttranslate('Fill a wine order ${token_purpleCard}')</text:p>
            <text:p>),</text:p>
          </table:table-cell>
          <table:table-cell table:formula="of:=&quot;  case &quot;&amp;[.A19]&amp;&quot;: //&quot;&amp;[.B19]&amp;CHAR(13)&amp;&quot;  //&quot;&amp;[.C19]&amp;CHAR(13)&amp;&quot;  //&quot;&amp;[.I19]&amp;CHAR(13)&amp;&quot;  //TODO: TBD YELLOW CARD &quot;&amp;[.A19]&amp;&quot; &quot; &amp; [.B19]&amp;CHAR(13)&amp;&quot;  break;&quot;&amp;CHAR(13)&amp;CHAR(13)" office:value-type="string" office:string-value="  case 318: //Automa 18&#13;  //2&#13;  //makeWine_2&#13;  //TODO: TBD YELLOW CARD 318 Automa 18&#13;  break;&#13;&#13;" calcext:value-type="string">
            <text:p><text:s text:c="2"/>case 318: //Automa 18 <text:s/>//2 <text:s/>//makeWine_2 <text:s/>//TODO: TBD YELLOW CARD 318 Automa 18 <text:s/>break;</text:p>
          </table:table-cell>
          <table:table-cell table:style-name="Default" table:formula="of:=MOD( [.A19]-[.$A$2];10)" office:value-type="float" office:value="7" calcext:value-type="float">
            <text:p>7</text:p>
          </table:table-cell>
          <table:table-cell table:formula="of:=INT(([.A19]-[.$A$2])/10)" office:value-type="float" office:value="1" calcext:value-type="float">
            <text:p>1</text:p>
          </table:table-cell>
          <table:table-cell table:formula="of:=&quot;.card.card_&quot;&amp;[.$A19]&amp;&quot; {  background-position: -&quot;&amp;[.U19]*192&amp;&quot;px -&quot;&amp;([.V19])*[.W$1]&amp;&quot;px ; }&quot;" office:value-type="string" office:string-value=".card.card_318 {  background-position: -1344px -294px ; }" calcext:value-type="string">
            <text:p>.card.card_318 { <text:s/>background-position: -1344px -294px ; }</text:p>
          </table:table-cell>
          <table:table-cell table:formula="of:=&quot;.card.small.card_&quot;&amp;[.$A19]&amp;&quot; {  background-position: -&quot;&amp;[.U19]*96&amp;&quot;px -&quot;&amp;([.V19])*[.X$1]&amp;&quot;px ; }&quot;" office:value-type="string" office:string-value=".card.small.card_318 {  background-position: -672px -147px ; }" calcext:value-type="string">
            <text:p>.card.small.card_318 { <text:s/>background-position: -672px -147px ; }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19" calcext:value-type="float">
            <text:p>319</text:p>
          </table:table-cell>
          <table:table-cell table:style-name="ce21" office:value-type="string" calcext:value-type="string">
            <text:p>Automa 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rawGreenCard_1</text:p>
          </table:table-cell>
          <table:table-cell table:style-name="ce21" office:value-type="string" calcext:value-type="string">
            <text:p>Draw a vine card ${token_greenCardPlus}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yYellowCard_1</text:p>
          </table:table-cell>
          <table:table-cell table:style-name="ce21" office:value-type="string" calcext:value-type="string">
            <text:p>Play a summer visitor card ${token_yellowCard}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yBlueCard_1</text:p>
          </table:table-cell>
          <table:table-cell table:style-name="ce21" office:value-type="string" calcext:value-type="string">
            <text:p>Play a winter visitor card ${token_blueCard}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rainWorker_1</text:p>
          </table:table-cell>
          <table:table-cell table:style-name="ce21" office:value-type="string" calcext:value-type="string">
            <text:p>Train a worker ${token_worker} for ${token_lira4}</text:p>
          </table:table-cell>
          <table:table-cell table:formula="of:=&quot;&quot; &amp; [.A20] &amp; &quot;=&gt;array( &quot;&amp;CHAR(10)&amp;  &quot;  &quot;&quot;key&quot;&quot;=&gt;&quot;&amp;[.A20]&amp;&quot;, &quot;&amp;CHAR(10)&amp;  &quot;  &quot;&quot;name&quot;&quot;=&gt;&quot;&quot;&quot;&amp;[.B20]&amp;&quot;&quot;&quot;, &quot;&amp;CHAR(10)&amp;  &quot;  &quot;&quot;sea1&quot;&quot;=&gt;&quot;&amp;[.C20]&amp;&quot;, &quot;&amp;CHAR(10)&amp;  &quot;  &quot;&quot;set1&quot;&quot;=&gt;&quot;&amp;[.D20]&amp;&quot;, &quot;&amp;CHAR(10)&amp;  &quot;  &quot;&quot;act1&quot;&quot;=&gt;&quot;&quot;&quot;&amp;[.E20]&amp;&quot;&quot;&quot;, &quot;&amp;CHAR(10)&amp;  &quot;  &quot;&quot;des1&quot;&quot;=&gt;clienttranslate('&quot;&amp;SUBSTITUTE ([.F20];&quot;'&quot;;&quot;\'&quot;)&amp;&quot;'),&quot;&amp;CHAR(10)&amp;  &quot;  &quot;&quot;sea2&quot;&quot;=&gt;&quot;&amp;[.G20]&amp;&quot;, &quot;&amp;CHAR(10)&amp;  &quot;  &quot;&quot;set2&quot;&quot;=&gt;&quot;&amp;[.H20]&amp;&quot;, &quot;&amp;CHAR(10)&amp;  &quot;  &quot;&quot;act2&quot;&quot;=&gt;&quot;&quot;&quot;&amp;[.I20]&amp;&quot;&quot;&quot;, &quot;&amp;CHAR(10)&amp;  &quot;  &quot;&quot;des2&quot;&quot;=&gt;clienttranslate('&quot;&amp;SUBSTITUTE ([.J20];&quot;'&quot;;&quot;\'&quot;)&amp;&quot;'),&quot;&amp;CHAR(10)&amp;  &quot;  &quot;&quot;sea3&quot;&quot;=&gt;&quot;&amp;[.K20]&amp;&quot;, &quot;&amp;CHAR(10)&amp;  &quot;  &quot;&quot;set3&quot;&quot;=&gt;&quot;&amp;[.L20]&amp;&quot;, &quot;&amp;CHAR(10)&amp;  &quot;  &quot;&quot;act3&quot;&quot;=&gt;&quot;&quot;&quot;&amp;[.M20]&amp;&quot;&quot;&quot;, &quot;&amp;CHAR(10)&amp;  &quot;  &quot;&quot;des3&quot;&quot;=&gt;clienttranslate('&quot;&amp;SUBSTITUTE ([.N20];&quot;'&quot;;&quot;\'&quot;)&amp;&quot;'),&quot;&amp;CHAR(10)&amp;  &quot;  &quot;&quot;sea4&quot;&quot;=&gt;&quot;&amp;[.O20]&amp;&quot;, &quot;&amp;CHAR(10)&amp;  &quot;  &quot;&quot;set4&quot;&quot;=&gt;&quot;&amp;[.P20]&amp;&quot;, &quot;&amp;CHAR(10)&amp;  &quot;  &quot;&quot;act4&quot;&quot;=&gt;&quot;&quot;&quot;&amp;[.Q20]&amp;&quot;&quot;&quot;, &quot;&amp;CHAR(10)&amp;  &quot;  &quot;&quot;des4&quot;&quot;=&gt;clienttranslate('&quot;&amp;SUBSTITUTE ([.R20];&quot;'&quot;;&quot;\'&quot;)&amp;&quot;')&quot;&amp;CHAR(10)&amp;  &quot;),&quot;" office:value-type="string" office:string-value="319=&gt;array( &#10;  &quot;key&quot;=&gt;319, &#10;  &quot;name&quot;=&gt;&quot;Automa 19&quot;, &#10;  &quot;sea1&quot;=&gt;1, &#10;  &quot;set1&quot;=&gt;0, &#10;  &quot;act1&quot;=&gt;&quot;drawGreenCard_1&quot;, &#10;  &quot;des1&quot;=&gt;clienttranslate('Draw a vine card ${token_greenCardPlus}'),&#10;  &quot;sea2&quot;=&gt;2, &#10;  &quot;set2&quot;=&gt;0, &#10;  &quot;act2&quot;=&gt;&quot;playYellowCard_1&quot;, &#10;  &quot;des2&quot;=&gt;clienttranslate('Play a summer visitor card ${token_yellowCard}'),&#10;  &quot;sea3&quot;=&gt;4, &#10;  &quot;set3&quot;=&gt;0, &#10;  &quot;act3&quot;=&gt;&quot;playBlueCard_1&quot;, &#10;  &quot;des3&quot;=&gt;clienttranslate('Play a winter visitor card ${token_blueCard}'),&#10;  &quot;sea4&quot;=&gt;4, &#10;  &quot;set4&quot;=&gt;0, &#10;  &quot;act4&quot;=&gt;&quot;trainWorker_1&quot;, &#10;  &quot;des4&quot;=&gt;clienttranslate('Train a worker ${token_worker} for ${token_lira4}')&#10;)," calcext:value-type="string">
            <text:p>319=&gt;array( </text:p>
            <text:p>  "key"=&gt;319, </text:p>
            <text:p>  "name"=&gt;"Automa 19", </text:p>
            <text:p>  "sea1"=&gt;1, </text:p>
            <text:p>  "set1"=&gt;0, </text:p>
            <text:p>  "act1"=&gt;"drawGreenCard_1", </text:p>
            <text:p>  "des1"=&gt;clienttranslate('Draw a vine card ${token_greenCardPlus}'),</text:p>
            <text:p>  "sea2"=&gt;2, </text:p>
            <text:p>  "set2"=&gt;0, </text:p>
            <text:p>  "act2"=&gt;"playYellowCard_1", </text:p>
            <text:p>  "des2"=&gt;clienttranslate('Play a summer visitor card ${token_yellowCard}'),</text:p>
            <text:p>  "sea3"=&gt;4, </text:p>
            <text:p>  "set3"=&gt;0, </text:p>
            <text:p>  "act3"=&gt;"playBlueCard_1", </text:p>
            <text:p>  "des3"=&gt;clienttranslate('Play a winter visitor card ${token_blueCard}'),</text:p>
            <text:p>  "sea4"=&gt;4, </text:p>
            <text:p>  "set4"=&gt;0, </text:p>
            <text:p>  "act4"=&gt;"trainWorker_1", </text:p>
            <text:p>  "des4"=&gt;clienttranslate('Train a worker ${token_worker} for ${token_lira4}')</text:p>
            <text:p>),</text:p>
          </table:table-cell>
          <table:table-cell table:formula="of:=&quot;  case &quot;&amp;[.A20]&amp;&quot;: //&quot;&amp;[.B20]&amp;CHAR(13)&amp;&quot;  //&quot;&amp;[.C20]&amp;CHAR(13)&amp;&quot;  //&quot;&amp;[.I20]&amp;CHAR(13)&amp;&quot;  //TODO: TBD YELLOW CARD &quot;&amp;[.A20]&amp;&quot; &quot; &amp; [.B20]&amp;CHAR(13)&amp;&quot;  break;&quot;&amp;CHAR(13)&amp;CHAR(13)" office:value-type="string" office:string-value="  case 319: //Automa 19&#13;  //1&#13;  //playYellowCard_1&#13;  //TODO: TBD YELLOW CARD 319 Automa 19&#13;  break;&#13;&#13;" calcext:value-type="string">
            <text:p><text:s text:c="2"/>case 319: //Automa 19 <text:s/>//1 <text:s/>//playYellowCard_1 <text:s/>//TODO: TBD YELLOW CARD 319 Automa 19 <text:s/>break;</text:p>
          </table:table-cell>
          <table:table-cell table:style-name="Default" table:formula="of:=MOD( [.A20]-[.$A$2];10)" office:value-type="float" office:value="8" calcext:value-type="float">
            <text:p>8</text:p>
          </table:table-cell>
          <table:table-cell table:formula="of:=INT(([.A20]-[.$A$2])/10)" office:value-type="float" office:value="1" calcext:value-type="float">
            <text:p>1</text:p>
          </table:table-cell>
          <table:table-cell table:formula="of:=&quot;.card.card_&quot;&amp;[.$A20]&amp;&quot; {  background-position: -&quot;&amp;[.U20]*192&amp;&quot;px -&quot;&amp;([.V20])*[.W$1]&amp;&quot;px ; }&quot;" office:value-type="string" office:string-value=".card.card_319 {  background-position: -1536px -294px ; }" calcext:value-type="string">
            <text:p>.card.card_319 { <text:s/>background-position: -1536px -294px ; }</text:p>
          </table:table-cell>
          <table:table-cell table:formula="of:=&quot;.card.small.card_&quot;&amp;[.$A20]&amp;&quot; {  background-position: -&quot;&amp;[.U20]*96&amp;&quot;px -&quot;&amp;([.V20])*[.X$1]&amp;&quot;px ; }&quot;" office:value-type="string" office:string-value=".card.small.card_319 {  background-position: -768px -147px ; }" calcext:value-type="string">
            <text:p>.card.small.card_319 { <text:s/>background-position: -768px -147px ; }</text:p>
          </table:table-cell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20" calcext:value-type="float">
            <text:p>320</text:p>
          </table:table-cell>
          <table:table-cell table:style-name="ce21" office:value-type="string" calcext:value-type="string">
            <text:p>Automa 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getLira_2</text:p>
          </table:table-cell>
          <table:table-cell table:style-name="ce21" office:value-type="string" calcext:value-type="string">
            <text:p>Give tour to gain ${token_lira2}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ellGrapes_1|buySellVine_1,tradeOneForOne_1</text:p>
          </table:table-cell>
          <table:table-cell table:style-name="ce21" office:value-type="string" calcext:value-type="string">
            <text:p>Sell at least one grape or buy/sell one field. Trade one for on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yBlueCard_1</text:p>
          </table:table-cell>
          <table:table-cell table:style-name="ce21" office:value-type="string" calcext:value-type="string">
            <text:p>Play a winter visitor card ${token_blueCard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lWine_1</text:p>
          </table:table-cell>
          <table:table-cell office:value-type="string" calcext:value-type="string">
            <text:p>Sell one wine token</text:p>
          </table:table-cell>
          <table:table-cell table:formula="of:=&quot;&quot; &amp; [.A21] &amp; &quot;=&gt;array( &quot;&amp;CHAR(10)&amp;  &quot;  &quot;&quot;key&quot;&quot;=&gt;&quot;&amp;[.A21]&amp;&quot;, &quot;&amp;CHAR(10)&amp;  &quot;  &quot;&quot;name&quot;&quot;=&gt;&quot;&quot;&quot;&amp;[.B21]&amp;&quot;&quot;&quot;, &quot;&amp;CHAR(10)&amp;  &quot;  &quot;&quot;sea1&quot;&quot;=&gt;&quot;&amp;[.C21]&amp;&quot;, &quot;&amp;CHAR(10)&amp;  &quot;  &quot;&quot;set1&quot;&quot;=&gt;&quot;&amp;[.D21]&amp;&quot;, &quot;&amp;CHAR(10)&amp;  &quot;  &quot;&quot;act1&quot;&quot;=&gt;&quot;&quot;&quot;&amp;[.E21]&amp;&quot;&quot;&quot;, &quot;&amp;CHAR(10)&amp;  &quot;  &quot;&quot;des1&quot;&quot;=&gt;clienttranslate('&quot;&amp;SUBSTITUTE ([.F21];&quot;'&quot;;&quot;\'&quot;)&amp;&quot;'),&quot;&amp;CHAR(10)&amp;  &quot;  &quot;&quot;sea2&quot;&quot;=&gt;&quot;&amp;[.G21]&amp;&quot;, &quot;&amp;CHAR(10)&amp;  &quot;  &quot;&quot;set2&quot;&quot;=&gt;&quot;&amp;[.H21]&amp;&quot;, &quot;&amp;CHAR(10)&amp;  &quot;  &quot;&quot;act2&quot;&quot;=&gt;&quot;&quot;&quot;&amp;[.I21]&amp;&quot;&quot;&quot;, &quot;&amp;CHAR(10)&amp;  &quot;  &quot;&quot;des2&quot;&quot;=&gt;clienttranslate('&quot;&amp;SUBSTITUTE ([.J21];&quot;'&quot;;&quot;\'&quot;)&amp;&quot;'),&quot;&amp;CHAR(10)&amp;  &quot;  &quot;&quot;sea3&quot;&quot;=&gt;&quot;&amp;[.K21]&amp;&quot;, &quot;&amp;CHAR(10)&amp;  &quot;  &quot;&quot;set3&quot;&quot;=&gt;&quot;&amp;[.L21]&amp;&quot;, &quot;&amp;CHAR(10)&amp;  &quot;  &quot;&quot;act3&quot;&quot;=&gt;&quot;&quot;&quot;&amp;[.M21]&amp;&quot;&quot;&quot;, &quot;&amp;CHAR(10)&amp;  &quot;  &quot;&quot;des3&quot;&quot;=&gt;clienttranslate('&quot;&amp;SUBSTITUTE ([.N21];&quot;'&quot;;&quot;\'&quot;)&amp;&quot;'),&quot;&amp;CHAR(10)&amp;  &quot;  &quot;&quot;sea4&quot;&quot;=&gt;&quot;&amp;[.O21]&amp;&quot;, &quot;&amp;CHAR(10)&amp;  &quot;  &quot;&quot;set4&quot;&quot;=&gt;&quot;&amp;[.P21]&amp;&quot;, &quot;&amp;CHAR(10)&amp;  &quot;  &quot;&quot;act4&quot;&quot;=&gt;&quot;&quot;&quot;&amp;[.Q21]&amp;&quot;&quot;&quot;, &quot;&amp;CHAR(10)&amp;  &quot;  &quot;&quot;des4&quot;&quot;=&gt;clienttranslate('&quot;&amp;SUBSTITUTE ([.R21];&quot;'&quot;;&quot;\'&quot;)&amp;&quot;')&quot;&amp;CHAR(10)&amp;  &quot;),&quot;" office:value-type="string" office:string-value="320=&gt;array( &#10;  &quot;key&quot;=&gt;320, &#10;  &quot;name&quot;=&gt;&quot;Automa 20&quot;, &#10;  &quot;sea1&quot;=&gt;1, &#10;  &quot;set1&quot;=&gt;0, &#10;  &quot;act1&quot;=&gt;&quot;getLira_2&quot;, &#10;  &quot;des1&quot;=&gt;clienttranslate('Give tour to gain ${token_lira2}'),&#10;  &quot;sea2&quot;=&gt;2, &#10;  &quot;set2&quot;=&gt;0, &#10;  &quot;act2&quot;=&gt;&quot;sellGrapes_1|buySellVine_1,tradeOneForOne_1&quot;, &#10;  &quot;des2&quot;=&gt;clienttranslate('Sell at least one grape or buy/sell one field. Trade one for one'),&#10;  &quot;sea3&quot;=&gt;4, &#10;  &quot;set3&quot;=&gt;0, &#10;  &quot;act3&quot;=&gt;&quot;playBlueCard_1&quot;, &#10;  &quot;des3&quot;=&gt;clienttranslate('Play a winter visitor card ${token_blueCard}'),&#10;  &quot;sea4&quot;=&gt;4, &#10;  &quot;set4&quot;=&gt;1, &#10;  &quot;act4&quot;=&gt;&quot;sellWine_1&quot;, &#10;  &quot;des4&quot;=&gt;clienttranslate('Sell one wine token')&#10;)," calcext:value-type="string">
            <text:p>320=&gt;array( </text:p>
            <text:p>  "key"=&gt;320, </text:p>
            <text:p>  "name"=&gt;"Automa 20", </text:p>
            <text:p>  "sea1"=&gt;1, </text:p>
            <text:p>  "set1"=&gt;0, </text:p>
            <text:p>  "act1"=&gt;"getLira_2", </text:p>
            <text:p>  "des1"=&gt;clienttranslate('Give tour to gain ${token_lira2}'),</text:p>
            <text:p>  "sea2"=&gt;2, </text:p>
            <text:p>  "set2"=&gt;0, </text:p>
            <text:p>  "act2"=&gt;"sellGrapes_1|buySellVine_1,tradeOneForOne_1", </text:p>
            <text:p>  "des2"=&gt;clienttranslate('Sell at least one grape or buy/sell one field. Trade one for one'),</text:p>
            <text:p>  "sea3"=&gt;4, </text:p>
            <text:p>  "set3"=&gt;0, </text:p>
            <text:p>  "act3"=&gt;"playBlueCard_1", </text:p>
            <text:p>  "des3"=&gt;clienttranslate('Play a winter visitor card ${token_blueCard}'),</text:p>
            <text:p>  "sea4"=&gt;4, </text:p>
            <text:p>  "set4"=&gt;1, </text:p>
            <text:p>  "act4"=&gt;"sellWine_1", </text:p>
            <text:p>  "des4"=&gt;clienttranslate('Sell one wine token')</text:p>
            <text:p>),</text:p>
          </table:table-cell>
          <table:table-cell table:formula="of:=&quot;  case &quot;&amp;[.A21]&amp;&quot;: //&quot;&amp;[.B21]&amp;CHAR(13)&amp;&quot;  //&quot;&amp;[.C21]&amp;CHAR(13)&amp;&quot;  //&quot;&amp;[.I21]&amp;CHAR(13)&amp;&quot;  //TODO: TBD YELLOW CARD &quot;&amp;[.A21]&amp;&quot; &quot; &amp; [.B21]&amp;CHAR(13)&amp;&quot;  break;&quot;&amp;CHAR(13)&amp;CHAR(13)" office:value-type="string" office:string-value="  case 320: //Automa 20&#13;  //1&#13;  //sellGrapes_1|buySellVine_1,tradeOneForOne_1&#13;  //TODO: TBD YELLOW CARD 320 Automa 20&#13;  break;&#13;&#13;" calcext:value-type="string">
            <text:p><text:s text:c="2"/>case 320: //Automa 20 <text:s/>//1 <text:s/>//sellGrapes_1|buySellVine_1,tradeOneForOne_1 <text:s/>//TODO: TBD YELLOW CARD 320 Automa 20 <text:s/>break;</text:p>
          </table:table-cell>
          <table:table-cell table:style-name="Default" table:formula="of:=MOD( [.A21]-[.$A$2];10)" office:value-type="float" office:value="9" calcext:value-type="float">
            <text:p>9</text:p>
          </table:table-cell>
          <table:table-cell table:formula="of:=INT(([.A21]-[.$A$2])/10)" office:value-type="float" office:value="1" calcext:value-type="float">
            <text:p>1</text:p>
          </table:table-cell>
          <table:table-cell table:formula="of:=&quot;.card.card_&quot;&amp;[.$A21]&amp;&quot; {  background-position: -&quot;&amp;[.U21]*192&amp;&quot;px -&quot;&amp;([.V21])*[.W$1]&amp;&quot;px ; }&quot;" office:value-type="string" office:string-value=".card.card_320 {  background-position: -1728px -294px ; }" calcext:value-type="string">
            <text:p>.card.card_320 { <text:s/>background-position: -1728px -294px ; }</text:p>
          </table:table-cell>
          <table:table-cell table:formula="of:=&quot;.card.small.card_&quot;&amp;[.$A21]&amp;&quot; {  background-position: -&quot;&amp;[.U21]*96&amp;&quot;px -&quot;&amp;([.V21])*[.X$1]&amp;&quot;px ; }&quot;" office:value-type="string" office:string-value=".card.small.card_320 {  background-position: -864px -147px ; }" calcext:value-type="string">
            <text:p>.card.small.card_320 { <text:s/>background-position: -864px -147px ; }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21" calcext:value-type="float">
            <text:p>321</text:p>
          </table:table-cell>
          <table:table-cell table:style-name="ce21" office:value-type="string" calcext:value-type="string">
            <text:p>Automa 2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uildStructure_1</text:p>
          </table:table-cell>
          <table:table-cell table:style-name="ce21" office:value-type="string" calcext:value-type="string">
            <text:p>Build one struc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Structure_1|getLira_2</text:p>
          </table:table-cell>
          <table:table-cell office:value-type="string" calcext:value-type="string">
            <text:p>Build one structure or give a tour to get ${token_lira2}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yBlueCard_1</text:p>
          </table:table-cell>
          <table:table-cell table:style-name="ce21" office:value-type="string" calcext:value-type="string">
            <text:p>Play a winter visitor card ${token_blueCard}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illOrder_1</text:p>
          </table:table-cell>
          <table:table-cell table:style-name="ce21" office:value-type="string" calcext:value-type="string">
            <text:p>Fill a wine order ${token_purpleCard}</text:p>
          </table:table-cell>
          <table:table-cell table:formula="of:=&quot;&quot; &amp; [.A22] &amp; &quot;=&gt;array( &quot;&amp;CHAR(10)&amp;  &quot;  &quot;&quot;key&quot;&quot;=&gt;&quot;&amp;[.A22]&amp;&quot;, &quot;&amp;CHAR(10)&amp;  &quot;  &quot;&quot;name&quot;&quot;=&gt;&quot;&quot;&quot;&amp;[.B22]&amp;&quot;&quot;&quot;, &quot;&amp;CHAR(10)&amp;  &quot;  &quot;&quot;sea1&quot;&quot;=&gt;&quot;&amp;[.C22]&amp;&quot;, &quot;&amp;CHAR(10)&amp;  &quot;  &quot;&quot;set1&quot;&quot;=&gt;&quot;&amp;[.D22]&amp;&quot;, &quot;&amp;CHAR(10)&amp;  &quot;  &quot;&quot;act1&quot;&quot;=&gt;&quot;&quot;&quot;&amp;[.E22]&amp;&quot;&quot;&quot;, &quot;&amp;CHAR(10)&amp;  &quot;  &quot;&quot;des1&quot;&quot;=&gt;clienttranslate('&quot;&amp;SUBSTITUTE ([.F22];&quot;'&quot;;&quot;\'&quot;)&amp;&quot;'),&quot;&amp;CHAR(10)&amp;  &quot;  &quot;&quot;sea2&quot;&quot;=&gt;&quot;&amp;[.G22]&amp;&quot;, &quot;&amp;CHAR(10)&amp;  &quot;  &quot;&quot;set2&quot;&quot;=&gt;&quot;&amp;[.H22]&amp;&quot;, &quot;&amp;CHAR(10)&amp;  &quot;  &quot;&quot;act2&quot;&quot;=&gt;&quot;&quot;&quot;&amp;[.I22]&amp;&quot;&quot;&quot;, &quot;&amp;CHAR(10)&amp;  &quot;  &quot;&quot;des2&quot;&quot;=&gt;clienttranslate('&quot;&amp;SUBSTITUTE ([.J22];&quot;'&quot;;&quot;\'&quot;)&amp;&quot;'),&quot;&amp;CHAR(10)&amp;  &quot;  &quot;&quot;sea3&quot;&quot;=&gt;&quot;&amp;[.K22]&amp;&quot;, &quot;&amp;CHAR(10)&amp;  &quot;  &quot;&quot;set3&quot;&quot;=&gt;&quot;&amp;[.L22]&amp;&quot;, &quot;&amp;CHAR(10)&amp;  &quot;  &quot;&quot;act3&quot;&quot;=&gt;&quot;&quot;&quot;&amp;[.M22]&amp;&quot;&quot;&quot;, &quot;&amp;CHAR(10)&amp;  &quot;  &quot;&quot;des3&quot;&quot;=&gt;clienttranslate('&quot;&amp;SUBSTITUTE ([.N22];&quot;'&quot;;&quot;\'&quot;)&amp;&quot;'),&quot;&amp;CHAR(10)&amp;  &quot;  &quot;&quot;sea4&quot;&quot;=&gt;&quot;&amp;[.O22]&amp;&quot;, &quot;&amp;CHAR(10)&amp;  &quot;  &quot;&quot;set4&quot;&quot;=&gt;&quot;&amp;[.P22]&amp;&quot;, &quot;&amp;CHAR(10)&amp;  &quot;  &quot;&quot;act4&quot;&quot;=&gt;&quot;&quot;&quot;&amp;[.Q22]&amp;&quot;&quot;&quot;, &quot;&amp;CHAR(10)&amp;  &quot;  &quot;&quot;des4&quot;&quot;=&gt;clienttranslate('&quot;&amp;SUBSTITUTE ([.R22];&quot;'&quot;;&quot;\'&quot;)&amp;&quot;')&quot;&amp;CHAR(10)&amp;  &quot;),&quot;" office:value-type="string" office:string-value="321=&gt;array( &#10;  &quot;key&quot;=&gt;321, &#10;  &quot;name&quot;=&gt;&quot;Automa 21&quot;, &#10;  &quot;sea1&quot;=&gt;1, &#10;  &quot;set1&quot;=&gt;0, &#10;  &quot;act1&quot;=&gt;&quot;buildStructure_1&quot;, &#10;  &quot;des1&quot;=&gt;clienttranslate('Build one structure'),&#10;  &quot;sea2&quot;=&gt;3, &#10;  &quot;set2&quot;=&gt;1, &#10;  &quot;act2&quot;=&gt;&quot;buildStructure_1|getLira_2&quot;, &#10;  &quot;des2&quot;=&gt;clienttranslate('Build one structure or give a tour to get ${token_lira2}'),&#10;  &quot;sea3&quot;=&gt;4, &#10;  &quot;set3&quot;=&gt;0, &#10;  &quot;act3&quot;=&gt;&quot;playBlueCard_1&quot;, &#10;  &quot;des3&quot;=&gt;clienttranslate('Play a winter visitor card ${token_blueCard}'),&#10;  &quot;sea4&quot;=&gt;4, &#10;  &quot;set4&quot;=&gt;0, &#10;  &quot;act4&quot;=&gt;&quot;fillOrder_1&quot;, &#10;  &quot;des4&quot;=&gt;clienttranslate('Fill a wine order ${token_purpleCard}')&#10;)," calcext:value-type="string">
            <text:p>321=&gt;array( </text:p>
            <text:p>  "key"=&gt;321, </text:p>
            <text:p>  "name"=&gt;"Automa 21", </text:p>
            <text:p>  "sea1"=&gt;1, </text:p>
            <text:p>  "set1"=&gt;0, </text:p>
            <text:p>  "act1"=&gt;"buildStructure_1", </text:p>
            <text:p>  "des1"=&gt;clienttranslate('Build one structure'),</text:p>
            <text:p>  "sea2"=&gt;3, </text:p>
            <text:p>  "set2"=&gt;1, </text:p>
            <text:p>  "act2"=&gt;"buildStructure_1|getLira_2", </text:p>
            <text:p>  "des2"=&gt;clienttranslate('Build one structure or give a tour to get ${token_lira2}'),</text:p>
            <text:p>  "sea3"=&gt;4, </text:p>
            <text:p>  "set3"=&gt;0, </text:p>
            <text:p>  "act3"=&gt;"playBlueCard_1", </text:p>
            <text:p>  "des3"=&gt;clienttranslate('Play a winter visitor card ${token_blueCard}'),</text:p>
            <text:p>  "sea4"=&gt;4, </text:p>
            <text:p>  "set4"=&gt;0, </text:p>
            <text:p>  "act4"=&gt;"fillOrder_1", </text:p>
            <text:p>  "des4"=&gt;clienttranslate('Fill a wine order ${token_purpleCard}')</text:p>
            <text:p>),</text:p>
          </table:table-cell>
          <table:table-cell table:formula="of:=&quot;  case &quot;&amp;[.A22]&amp;&quot;: //&quot;&amp;[.B22]&amp;CHAR(13)&amp;&quot;  //&quot;&amp;[.C22]&amp;CHAR(13)&amp;&quot;  //&quot;&amp;[.I22]&amp;CHAR(13)&amp;&quot;  //TODO: TBD YELLOW CARD &quot;&amp;[.A22]&amp;&quot; &quot; &amp; [.B22]&amp;CHAR(13)&amp;&quot;  break;&quot;&amp;CHAR(13)&amp;CHAR(13)" office:value-type="string" office:string-value="  case 321: //Automa 21&#13;  //1&#13;  //buildStructure_1|getLira_2&#13;  //TODO: TBD YELLOW CARD 321 Automa 21&#13;  break;&#13;&#13;" calcext:value-type="string">
            <text:p><text:s text:c="2"/>case 321: //Automa 21 <text:s/>//1 <text:s/>//buildStructure_1|getLira_2 <text:s/>//TODO: TBD YELLOW CARD 321 Automa 21 <text:s/>break;</text:p>
          </table:table-cell>
          <table:table-cell table:style-name="Default" table:formula="of:=MOD( [.A22]-[.$A$2];10)" office:value-type="float" office:value="0" calcext:value-type="float">
            <text:p>0</text:p>
          </table:table-cell>
          <table:table-cell table:formula="of:=INT(([.A22]-[.$A$2])/10)" office:value-type="float" office:value="2" calcext:value-type="float">
            <text:p>2</text:p>
          </table:table-cell>
          <table:table-cell table:formula="of:=&quot;.card.card_&quot;&amp;[.$A22]&amp;&quot; {  background-position: -&quot;&amp;[.U22]*192&amp;&quot;px -&quot;&amp;([.V22])*[.W$1]&amp;&quot;px ; }&quot;" office:value-type="string" office:string-value=".card.card_321 {  background-position: -0px -588px ; }" calcext:value-type="string">
            <text:p>.card.card_321 { <text:s/>background-position: -0px -588px ; }</text:p>
          </table:table-cell>
          <table:table-cell table:formula="of:=&quot;.card.small.card_&quot;&amp;[.$A22]&amp;&quot; {  background-position: -&quot;&amp;[.U22]*96&amp;&quot;px -&quot;&amp;([.V22])*[.X$1]&amp;&quot;px ; }&quot;" office:value-type="string" office:string-value=".card.small.card_321 {  background-position: -0px -294px ; }" calcext:value-type="string">
            <text:p>.card.small.card_321 { <text:s/>background-position: -0px -294px ; }</text:p>
          </table:table-cell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22" calcext:value-type="float">
            <text:p>322</text:p>
          </table:table-cell>
          <table:table-cell table:style-name="ce21" office:value-type="string" calcext:value-type="string">
            <text:p>Automa 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ceStar_1|moveSta_1</text:p>
          </table:table-cell>
          <table:table-cell office:value-type="string" calcext:value-type="string">
            <text:p>Place or move ${token_star}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harvestField_1</text:p>
          </table:table-cell>
          <table:table-cell table:style-name="ce21" office:value-type="string" calcext:value-type="string">
            <text:p>Harvest one fiel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rainWorker_1</text:p>
          </table:table-cell>
          <table:table-cell table:style-name="ce21" office:value-type="string" calcext:value-type="string">
            <text:p>Train a worker ${token_worker} for ${token_lira4}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lWine_1</text:p>
          </table:table-cell>
          <table:table-cell office:value-type="string" calcext:value-type="string">
            <text:p>Sell one wine token</text:p>
          </table:table-cell>
          <table:table-cell table:formula="of:=&quot;&quot; &amp; [.A23] &amp; &quot;=&gt;array( &quot;&amp;CHAR(10)&amp;  &quot;  &quot;&quot;key&quot;&quot;=&gt;&quot;&amp;[.A23]&amp;&quot;, &quot;&amp;CHAR(10)&amp;  &quot;  &quot;&quot;name&quot;&quot;=&gt;&quot;&quot;&quot;&amp;[.B23]&amp;&quot;&quot;&quot;, &quot;&amp;CHAR(10)&amp;  &quot;  &quot;&quot;sea1&quot;&quot;=&gt;&quot;&amp;[.C23]&amp;&quot;, &quot;&amp;CHAR(10)&amp;  &quot;  &quot;&quot;set1&quot;&quot;=&gt;&quot;&amp;[.D23]&amp;&quot;, &quot;&amp;CHAR(10)&amp;  &quot;  &quot;&quot;act1&quot;&quot;=&gt;&quot;&quot;&quot;&amp;[.E23]&amp;&quot;&quot;&quot;, &quot;&amp;CHAR(10)&amp;  &quot;  &quot;&quot;des1&quot;&quot;=&gt;clienttranslate('&quot;&amp;SUBSTITUTE ([.F23];&quot;'&quot;;&quot;\'&quot;)&amp;&quot;'),&quot;&amp;CHAR(10)&amp;  &quot;  &quot;&quot;sea2&quot;&quot;=&gt;&quot;&amp;[.G23]&amp;&quot;, &quot;&amp;CHAR(10)&amp;  &quot;  &quot;&quot;set2&quot;&quot;=&gt;&quot;&amp;[.H23]&amp;&quot;, &quot;&amp;CHAR(10)&amp;  &quot;  &quot;&quot;act2&quot;&quot;=&gt;&quot;&quot;&quot;&amp;[.I23]&amp;&quot;&quot;&quot;, &quot;&amp;CHAR(10)&amp;  &quot;  &quot;&quot;des2&quot;&quot;=&gt;clienttranslate('&quot;&amp;SUBSTITUTE ([.J23];&quot;'&quot;;&quot;\'&quot;)&amp;&quot;'),&quot;&amp;CHAR(10)&amp;  &quot;  &quot;&quot;sea3&quot;&quot;=&gt;&quot;&amp;[.K23]&amp;&quot;, &quot;&amp;CHAR(10)&amp;  &quot;  &quot;&quot;set3&quot;&quot;=&gt;&quot;&amp;[.L23]&amp;&quot;, &quot;&amp;CHAR(10)&amp;  &quot;  &quot;&quot;act3&quot;&quot;=&gt;&quot;&quot;&quot;&amp;[.M23]&amp;&quot;&quot;&quot;, &quot;&amp;CHAR(10)&amp;  &quot;  &quot;&quot;des3&quot;&quot;=&gt;clienttranslate('&quot;&amp;SUBSTITUTE ([.N23];&quot;'&quot;;&quot;\'&quot;)&amp;&quot;'),&quot;&amp;CHAR(10)&amp;  &quot;  &quot;&quot;sea4&quot;&quot;=&gt;&quot;&amp;[.O23]&amp;&quot;, &quot;&amp;CHAR(10)&amp;  &quot;  &quot;&quot;set4&quot;&quot;=&gt;&quot;&amp;[.P23]&amp;&quot;, &quot;&amp;CHAR(10)&amp;  &quot;  &quot;&quot;act4&quot;&quot;=&gt;&quot;&quot;&quot;&amp;[.Q23]&amp;&quot;&quot;&quot;, &quot;&amp;CHAR(10)&amp;  &quot;  &quot;&quot;des4&quot;&quot;=&gt;clienttranslate('&quot;&amp;SUBSTITUTE ([.R23];&quot;'&quot;;&quot;\'&quot;)&amp;&quot;')&quot;&amp;CHAR(10)&amp;  &quot;),&quot;" office:value-type="string" office:string-value="322=&gt;array( &#10;  &quot;key&quot;=&gt;322, &#10;  &quot;name&quot;=&gt;&quot;Automa 22&quot;, &#10;  &quot;sea1&quot;=&gt;1, &#10;  &quot;set1&quot;=&gt;0, &#10;  &quot;act1&quot;=&gt;&quot;placeStar_1|moveSta_1&quot;, &#10;  &quot;des1&quot;=&gt;clienttranslate('Place or move ${token_star}'),&#10;  &quot;sea2&quot;=&gt;3, &#10;  &quot;set2&quot;=&gt;0, &#10;  &quot;act2&quot;=&gt;&quot;harvestField_1&quot;, &#10;  &quot;des2&quot;=&gt;clienttranslate('Harvest one field'),&#10;  &quot;sea3&quot;=&gt;4, &#10;  &quot;set3&quot;=&gt;0, &#10;  &quot;act3&quot;=&gt;&quot;trainWorker_1&quot;, &#10;  &quot;des3&quot;=&gt;clienttranslate('Train a worker ${token_worker} for ${token_lira4}'),&#10;  &quot;sea4&quot;=&gt;4, &#10;  &quot;set4&quot;=&gt;0, &#10;  &quot;act4&quot;=&gt;&quot;sellWine_1&quot;, &#10;  &quot;des4&quot;=&gt;clienttranslate('Sell one wine token')&#10;)," calcext:value-type="string">
            <text:p>322=&gt;array( </text:p>
            <text:p>  "key"=&gt;322, </text:p>
            <text:p>  "name"=&gt;"Automa 22", </text:p>
            <text:p>  "sea1"=&gt;1, </text:p>
            <text:p>  "set1"=&gt;0, </text:p>
            <text:p>  "act1"=&gt;"placeStar_1|moveSta_1", </text:p>
            <text:p>  "des1"=&gt;clienttranslate('Place or move ${token_star}'),</text:p>
            <text:p>  "sea2"=&gt;3, </text:p>
            <text:p>  "set2"=&gt;0, </text:p>
            <text:p>  "act2"=&gt;"harvestField_1", </text:p>
            <text:p>  "des2"=&gt;clienttranslate('Harvest one field'),</text:p>
            <text:p>  "sea3"=&gt;4, </text:p>
            <text:p>  "set3"=&gt;0, </text:p>
            <text:p>  "act3"=&gt;"trainWorker_1", </text:p>
            <text:p>  "des3"=&gt;clienttranslate('Train a worker ${token_worker} for ${token_lira4}'),</text:p>
            <text:p>  "sea4"=&gt;4, </text:p>
            <text:p>  "set4"=&gt;0, </text:p>
            <text:p>  "act4"=&gt;"sellWine_1", </text:p>
            <text:p>  "des4"=&gt;clienttranslate('Sell one wine token')</text:p>
            <text:p>),</text:p>
          </table:table-cell>
          <table:table-cell table:formula="of:=&quot;  case &quot;&amp;[.A23]&amp;&quot;: //&quot;&amp;[.B23]&amp;CHAR(13)&amp;&quot;  //&quot;&amp;[.C23]&amp;CHAR(13)&amp;&quot;  //&quot;&amp;[.I23]&amp;CHAR(13)&amp;&quot;  //TODO: TBD YELLOW CARD &quot;&amp;[.A23]&amp;&quot; &quot; &amp; [.B23]&amp;CHAR(13)&amp;&quot;  break;&quot;&amp;CHAR(13)&amp;CHAR(13)" office:value-type="string" office:string-value="  case 322: //Automa 22&#13;  //1&#13;  //harvestField_1&#13;  //TODO: TBD YELLOW CARD 322 Automa 22&#13;  break;&#13;&#13;" calcext:value-type="string">
            <text:p><text:s text:c="2"/>case 322: //Automa 22 <text:s/>//1 <text:s/>//harvestField_1 <text:s/>//TODO: TBD YELLOW CARD 322 Automa 22 <text:s/>break;</text:p>
          </table:table-cell>
          <table:table-cell table:style-name="Default" table:formula="of:=MOD( [.A23]-[.$A$2];10)" office:value-type="float" office:value="1" calcext:value-type="float">
            <text:p>1</text:p>
          </table:table-cell>
          <table:table-cell table:formula="of:=INT(([.A23]-[.$A$2])/10)" office:value-type="float" office:value="2" calcext:value-type="float">
            <text:p>2</text:p>
          </table:table-cell>
          <table:table-cell table:formula="of:=&quot;.card.card_&quot;&amp;[.$A23]&amp;&quot; {  background-position: -&quot;&amp;[.U23]*192&amp;&quot;px -&quot;&amp;([.V23])*[.W$1]&amp;&quot;px ; }&quot;" office:value-type="string" office:string-value=".card.card_322 {  background-position: -192px -588px ; }" calcext:value-type="string">
            <text:p>.card.card_322 { <text:s/>background-position: -192px -588px ; }</text:p>
          </table:table-cell>
          <table:table-cell table:formula="of:=&quot;.card.small.card_&quot;&amp;[.$A23]&amp;&quot; {  background-position: -&quot;&amp;[.U23]*96&amp;&quot;px -&quot;&amp;([.V23])*[.X$1]&amp;&quot;px ; }&quot;" office:value-type="string" office:string-value=".card.small.card_322 {  background-position: -96px -294px ; }" calcext:value-type="string">
            <text:p>.card.small.card_322 { <text:s/>background-position: -96px -294px ; }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23" calcext:value-type="float">
            <text:p>323</text:p>
          </table:table-cell>
          <table:table-cell table:style-name="ce21" office:value-type="string" calcext:value-type="string">
            <text:p>Automa 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ySellVine_1</text:p>
          </table:table-cell>
          <table:table-cell office:value-type="string" calcext:value-type="string">
            <text:p>Buy or sell a vi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rawPurpleCard_1</text:p>
          </table:table-cell>
          <table:table-cell table:style-name="ce21" office:value-type="string" calcext:value-type="string">
            <text:p>Draw a wine order card ${token_purpleCardPlus}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rainWorker_1</text:p>
          </table:table-cell>
          <table:table-cell table:style-name="ce21" office:value-type="string" calcext:value-type="string">
            <text:p>Train a worker ${token_worker} for ${token_lira4}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illOrder_1</text:p>
          </table:table-cell>
          <table:table-cell table:style-name="ce21" office:value-type="string" calcext:value-type="string">
            <text:p>Fill a wine order ${token_purpleCard}</text:p>
          </table:table-cell>
          <table:table-cell table:formula="of:=&quot;&quot; &amp; [.A24] &amp; &quot;=&gt;array( &quot;&amp;CHAR(10)&amp;  &quot;  &quot;&quot;key&quot;&quot;=&gt;&quot;&amp;[.A24]&amp;&quot;, &quot;&amp;CHAR(10)&amp;  &quot;  &quot;&quot;name&quot;&quot;=&gt;&quot;&quot;&quot;&amp;[.B24]&amp;&quot;&quot;&quot;, &quot;&amp;CHAR(10)&amp;  &quot;  &quot;&quot;sea1&quot;&quot;=&gt;&quot;&amp;[.C24]&amp;&quot;, &quot;&amp;CHAR(10)&amp;  &quot;  &quot;&quot;set1&quot;&quot;=&gt;&quot;&amp;[.D24]&amp;&quot;, &quot;&amp;CHAR(10)&amp;  &quot;  &quot;&quot;act1&quot;&quot;=&gt;&quot;&quot;&quot;&amp;[.E24]&amp;&quot;&quot;&quot;, &quot;&amp;CHAR(10)&amp;  &quot;  &quot;&quot;des1&quot;&quot;=&gt;clienttranslate('&quot;&amp;SUBSTITUTE ([.F24];&quot;'&quot;;&quot;\'&quot;)&amp;&quot;'),&quot;&amp;CHAR(10)&amp;  &quot;  &quot;&quot;sea2&quot;&quot;=&gt;&quot;&amp;[.G24]&amp;&quot;, &quot;&amp;CHAR(10)&amp;  &quot;  &quot;&quot;set2&quot;&quot;=&gt;&quot;&amp;[.H24]&amp;&quot;, &quot;&amp;CHAR(10)&amp;  &quot;  &quot;&quot;act2&quot;&quot;=&gt;&quot;&quot;&quot;&amp;[.I24]&amp;&quot;&quot;&quot;, &quot;&amp;CHAR(10)&amp;  &quot;  &quot;&quot;des2&quot;&quot;=&gt;clienttranslate('&quot;&amp;SUBSTITUTE ([.J24];&quot;'&quot;;&quot;\'&quot;)&amp;&quot;'),&quot;&amp;CHAR(10)&amp;  &quot;  &quot;&quot;sea3&quot;&quot;=&gt;&quot;&amp;[.K24]&amp;&quot;, &quot;&amp;CHAR(10)&amp;  &quot;  &quot;&quot;set3&quot;&quot;=&gt;&quot;&amp;[.L24]&amp;&quot;, &quot;&amp;CHAR(10)&amp;  &quot;  &quot;&quot;act3&quot;&quot;=&gt;&quot;&quot;&quot;&amp;[.M24]&amp;&quot;&quot;&quot;, &quot;&amp;CHAR(10)&amp;  &quot;  &quot;&quot;des3&quot;&quot;=&gt;clienttranslate('&quot;&amp;SUBSTITUTE ([.N24];&quot;'&quot;;&quot;\'&quot;)&amp;&quot;'),&quot;&amp;CHAR(10)&amp;  &quot;  &quot;&quot;sea4&quot;&quot;=&gt;&quot;&amp;[.O24]&amp;&quot;, &quot;&amp;CHAR(10)&amp;  &quot;  &quot;&quot;set4&quot;&quot;=&gt;&quot;&amp;[.P24]&amp;&quot;, &quot;&amp;CHAR(10)&amp;  &quot;  &quot;&quot;act4&quot;&quot;=&gt;&quot;&quot;&quot;&amp;[.Q24]&amp;&quot;&quot;&quot;, &quot;&amp;CHAR(10)&amp;  &quot;  &quot;&quot;des4&quot;&quot;=&gt;clienttranslate('&quot;&amp;SUBSTITUTE ([.R24];&quot;'&quot;;&quot;\'&quot;)&amp;&quot;')&quot;&amp;CHAR(10)&amp;  &quot;),&quot;" office:value-type="string" office:string-value="323=&gt;array( &#10;  &quot;key&quot;=&gt;323, &#10;  &quot;name&quot;=&gt;&quot;Automa 23&quot;, &#10;  &quot;sea1&quot;=&gt;2, &#10;  &quot;set1&quot;=&gt;1, &#10;  &quot;act1&quot;=&gt;&quot;buySellVine_1&quot;, &#10;  &quot;des1&quot;=&gt;clienttranslate('Buy or sell a vine'),&#10;  &quot;sea2&quot;=&gt;3, &#10;  &quot;set2&quot;=&gt;0, &#10;  &quot;act2&quot;=&gt;&quot;drawPurpleCard_1&quot;, &#10;  &quot;des2&quot;=&gt;clienttranslate('Draw a wine order card ${token_purpleCardPlus}'),&#10;  &quot;sea3&quot;=&gt;4, &#10;  &quot;set3&quot;=&gt;0, &#10;  &quot;act3&quot;=&gt;&quot;trainWorker_1&quot;, &#10;  &quot;des3&quot;=&gt;clienttranslate('Train a worker ${token_worker} for ${token_lira4}'),&#10;  &quot;sea4&quot;=&gt;4, &#10;  &quot;set4&quot;=&gt;0, &#10;  &quot;act4&quot;=&gt;&quot;fillOrder_1&quot;, &#10;  &quot;des4&quot;=&gt;clienttranslate('Fill a wine order ${token_purpleCard}')&#10;)," calcext:value-type="string">
            <text:p>323=&gt;array( </text:p>
            <text:p>  "key"=&gt;323, </text:p>
            <text:p>  "name"=&gt;"Automa 23", </text:p>
            <text:p>  "sea1"=&gt;2, </text:p>
            <text:p>  "set1"=&gt;1, </text:p>
            <text:p>  "act1"=&gt;"buySellVine_1", </text:p>
            <text:p>  "des1"=&gt;clienttranslate('Buy or sell a vine'),</text:p>
            <text:p>  "sea2"=&gt;3, </text:p>
            <text:p>  "set2"=&gt;0, </text:p>
            <text:p>  "act2"=&gt;"drawPurpleCard_1", </text:p>
            <text:p>  "des2"=&gt;clienttranslate('Draw a wine order card ${token_purpleCardPlus}'),</text:p>
            <text:p>  "sea3"=&gt;4, </text:p>
            <text:p>  "set3"=&gt;0, </text:p>
            <text:p>  "act3"=&gt;"trainWorker_1", </text:p>
            <text:p>  "des3"=&gt;clienttranslate('Train a worker ${token_worker} for ${token_lira4}'),</text:p>
            <text:p>  "sea4"=&gt;4, </text:p>
            <text:p>  "set4"=&gt;0, </text:p>
            <text:p>  "act4"=&gt;"fillOrder_1", </text:p>
            <text:p>  "des4"=&gt;clienttranslate('Fill a wine order ${token_purpleCard}')</text:p>
            <text:p>),</text:p>
          </table:table-cell>
          <table:table-cell table:formula="of:=&quot;  case &quot;&amp;[.A24]&amp;&quot;: //&quot;&amp;[.B24]&amp;CHAR(13)&amp;&quot;  //&quot;&amp;[.C24]&amp;CHAR(13)&amp;&quot;  //&quot;&amp;[.I24]&amp;CHAR(13)&amp;&quot;  //TODO: TBD YELLOW CARD &quot;&amp;[.A24]&amp;&quot; &quot; &amp; [.B24]&amp;CHAR(13)&amp;&quot;  break;&quot;&amp;CHAR(13)&amp;CHAR(13)" office:value-type="string" office:string-value="  case 323: //Automa 23&#13;  //2&#13;  //drawPurpleCard_1&#13;  //TODO: TBD YELLOW CARD 323 Automa 23&#13;  break;&#13;&#13;" calcext:value-type="string">
            <text:p><text:s text:c="2"/>case 323: //Automa 23 <text:s/>//2 <text:s/>//drawPurpleCard_1 <text:s/>//TODO: TBD YELLOW CARD 323 Automa 23 <text:s/>break;</text:p>
          </table:table-cell>
          <table:table-cell table:style-name="Default" table:formula="of:=MOD( [.A24]-[.$A$2];10)" office:value-type="float" office:value="2" calcext:value-type="float">
            <text:p>2</text:p>
          </table:table-cell>
          <table:table-cell table:formula="of:=INT(([.A24]-[.$A$2])/10)" office:value-type="float" office:value="2" calcext:value-type="float">
            <text:p>2</text:p>
          </table:table-cell>
          <table:table-cell table:formula="of:=&quot;.card.card_&quot;&amp;[.$A24]&amp;&quot; {  background-position: -&quot;&amp;[.U24]*192&amp;&quot;px -&quot;&amp;([.V24])*[.W$1]&amp;&quot;px ; }&quot;" office:value-type="string" office:string-value=".card.card_323 {  background-position: -384px -588px ; }" calcext:value-type="string">
            <text:p>.card.card_323 { <text:s/>background-position: -384px -588px ; }</text:p>
          </table:table-cell>
          <table:table-cell table:formula="of:=&quot;.card.small.card_&quot;&amp;[.$A24]&amp;&quot; {  background-position: -&quot;&amp;[.U24]*96&amp;&quot;px -&quot;&amp;([.V24])*[.X$1]&amp;&quot;px ; }&quot;" office:value-type="string" office:string-value=".card.small.card_323 {  background-position: -192px -294px ; }" calcext:value-type="string">
            <text:p>.card.small.card_323 { <text:s/>background-position: -192px -294px ; }</text:p>
          </table:table-cell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 office:value-type="float" office:value="324" calcext:value-type="float">
            <text:p>324</text:p>
          </table:table-cell>
          <table:table-cell table:style-name="ce21" office:value-type="string" calcext:value-type="string">
            <text:p>Automa 24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lant_1</text:p>
          </table:table-cell>
          <table:table-cell table:style-name="ce21" office:value-type="string" calcext:value-type="string">
            <text:p>Plant a vine card ${token_greenCard}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akeWine_2</text:p>
          </table:table-cell>
          <table:table-cell table:style-name="ce21" office:value-type="string" calcext:value-type="string">
            <text:p>Make up to two win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lWine_1</text:p>
          </table:table-cell>
          <table:table-cell office:value-type="string" calcext:value-type="string">
            <text:p>Sell one wine toke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illOrder_1</text:p>
          </table:table-cell>
          <table:table-cell table:style-name="ce21" office:value-type="string" calcext:value-type="string">
            <text:p>Fill a wine order ${token_purpleCard}</text:p>
          </table:table-cell>
          <table:table-cell table:formula="of:=&quot;&quot; &amp; [.A25] &amp; &quot;=&gt;array( &quot;&amp;CHAR(10)&amp;  &quot;  &quot;&quot;key&quot;&quot;=&gt;&quot;&amp;[.A25]&amp;&quot;, &quot;&amp;CHAR(10)&amp;  &quot;  &quot;&quot;name&quot;&quot;=&gt;&quot;&quot;&quot;&amp;[.B25]&amp;&quot;&quot;&quot;, &quot;&amp;CHAR(10)&amp;  &quot;  &quot;&quot;sea1&quot;&quot;=&gt;&quot;&amp;[.C25]&amp;&quot;, &quot;&amp;CHAR(10)&amp;  &quot;  &quot;&quot;set1&quot;&quot;=&gt;&quot;&amp;[.D25]&amp;&quot;, &quot;&amp;CHAR(10)&amp;  &quot;  &quot;&quot;act1&quot;&quot;=&gt;&quot;&quot;&quot;&amp;[.E25]&amp;&quot;&quot;&quot;, &quot;&amp;CHAR(10)&amp;  &quot;  &quot;&quot;des1&quot;&quot;=&gt;clienttranslate('&quot;&amp;SUBSTITUTE ([.F25];&quot;'&quot;;&quot;\'&quot;)&amp;&quot;'),&quot;&amp;CHAR(10)&amp;  &quot;  &quot;&quot;sea2&quot;&quot;=&gt;&quot;&amp;[.G25]&amp;&quot;, &quot;&amp;CHAR(10)&amp;  &quot;  &quot;&quot;set2&quot;&quot;=&gt;&quot;&amp;[.H25]&amp;&quot;, &quot;&amp;CHAR(10)&amp;  &quot;  &quot;&quot;act2&quot;&quot;=&gt;&quot;&quot;&quot;&amp;[.I25]&amp;&quot;&quot;&quot;, &quot;&amp;CHAR(10)&amp;  &quot;  &quot;&quot;des2&quot;&quot;=&gt;clienttranslate('&quot;&amp;SUBSTITUTE ([.J25];&quot;'&quot;;&quot;\'&quot;)&amp;&quot;'),&quot;&amp;CHAR(10)&amp;  &quot;  &quot;&quot;sea3&quot;&quot;=&gt;&quot;&amp;[.K25]&amp;&quot;, &quot;&amp;CHAR(10)&amp;  &quot;  &quot;&quot;set3&quot;&quot;=&gt;&quot;&amp;[.L25]&amp;&quot;, &quot;&amp;CHAR(10)&amp;  &quot;  &quot;&quot;act3&quot;&quot;=&gt;&quot;&quot;&quot;&amp;[.M25]&amp;&quot;&quot;&quot;, &quot;&amp;CHAR(10)&amp;  &quot;  &quot;&quot;des3&quot;&quot;=&gt;clienttranslate('&quot;&amp;SUBSTITUTE ([.N25];&quot;'&quot;;&quot;\'&quot;)&amp;&quot;'),&quot;&amp;CHAR(10)&amp;  &quot;  &quot;&quot;sea4&quot;&quot;=&gt;&quot;&amp;[.O25]&amp;&quot;, &quot;&amp;CHAR(10)&amp;  &quot;  &quot;&quot;set4&quot;&quot;=&gt;&quot;&amp;[.P25]&amp;&quot;, &quot;&amp;CHAR(10)&amp;  &quot;  &quot;&quot;act4&quot;&quot;=&gt;&quot;&quot;&quot;&amp;[.Q25]&amp;&quot;&quot;&quot;, &quot;&amp;CHAR(10)&amp;  &quot;  &quot;&quot;des4&quot;&quot;=&gt;clienttranslate('&quot;&amp;SUBSTITUTE ([.R25];&quot;'&quot;;&quot;\'&quot;)&amp;&quot;')&quot;&amp;CHAR(10)&amp;  &quot;),&quot;" office:value-type="string" office:string-value="324=&gt;array( &#10;  &quot;key&quot;=&gt;324, &#10;  &quot;name&quot;=&gt;&quot;Automa 24&quot;, &#10;  &quot;sea1&quot;=&gt;2, &#10;  &quot;set1&quot;=&gt;0, &#10;  &quot;act1&quot;=&gt;&quot;plant_1&quot;, &#10;  &quot;des1&quot;=&gt;clienttranslate('Plant a vine card ${token_greenCard}'),&#10;  &quot;sea2&quot;=&gt;3, &#10;  &quot;set2&quot;=&gt;0, &#10;  &quot;act2&quot;=&gt;&quot;makeWine_2&quot;, &#10;  &quot;des2&quot;=&gt;clienttranslate('Make up to two wines'),&#10;  &quot;sea3&quot;=&gt;4, &#10;  &quot;set3&quot;=&gt;1, &#10;  &quot;act3&quot;=&gt;&quot;sellWine_1&quot;, &#10;  &quot;des3&quot;=&gt;clienttranslate('Sell one wine token'),&#10;  &quot;sea4&quot;=&gt;4, &#10;  &quot;set4&quot;=&gt;0, &#10;  &quot;act4&quot;=&gt;&quot;fillOrder_1&quot;, &#10;  &quot;des4&quot;=&gt;clienttranslate('Fill a wine order ${token_purpleCard}')&#10;)," calcext:value-type="string">
            <text:p>324=&gt;array( </text:p>
            <text:p>  "key"=&gt;324, </text:p>
            <text:p>  "name"=&gt;"Automa 24", </text:p>
            <text:p>  "sea1"=&gt;2, </text:p>
            <text:p>  "set1"=&gt;0, </text:p>
            <text:p>  "act1"=&gt;"plant_1", </text:p>
            <text:p>  "des1"=&gt;clienttranslate('Plant a vine card ${token_greenCard}'),</text:p>
            <text:p>  "sea2"=&gt;3, </text:p>
            <text:p>  "set2"=&gt;0, </text:p>
            <text:p>  "act2"=&gt;"makeWine_2", </text:p>
            <text:p>  "des2"=&gt;clienttranslate('Make up to two wines'),</text:p>
            <text:p>  "sea3"=&gt;4, </text:p>
            <text:p>  "set3"=&gt;1, </text:p>
            <text:p>  "act3"=&gt;"sellWine_1", </text:p>
            <text:p>  "des3"=&gt;clienttranslate('Sell one wine token'),</text:p>
            <text:p>  "sea4"=&gt;4, </text:p>
            <text:p>  "set4"=&gt;0, </text:p>
            <text:p>  "act4"=&gt;"fillOrder_1", </text:p>
            <text:p>  "des4"=&gt;clienttranslate('Fill a wine order ${token_purpleCard}')</text:p>
            <text:p>),</text:p>
          </table:table-cell>
          <table:table-cell table:formula="of:=&quot;  case &quot;&amp;[.A25]&amp;&quot;: //&quot;&amp;[.B25]&amp;CHAR(13)&amp;&quot;  //&quot;&amp;[.C25]&amp;CHAR(13)&amp;&quot;  //&quot;&amp;[.I25]&amp;CHAR(13)&amp;&quot;  //TODO: TBD YELLOW CARD &quot;&amp;[.A25]&amp;&quot; &quot; &amp; [.B25]&amp;CHAR(13)&amp;&quot;  break;&quot;&amp;CHAR(13)&amp;CHAR(13)" office:value-type="string" office:string-value="  case 324: //Automa 24&#13;  //2&#13;  //makeWine_2&#13;  //TODO: TBD YELLOW CARD 324 Automa 24&#13;  break;&#13;&#13;" calcext:value-type="string">
            <text:p><text:s text:c="2"/>case 324: //Automa 24 <text:s/>//2 <text:s/>//makeWine_2 <text:s/>//TODO: TBD YELLOW CARD 324 Automa 24 <text:s/>break;</text:p>
          </table:table-cell>
          <table:table-cell table:style-name="Default" table:formula="of:=MOD( [.A25]-[.$A$2];10)" office:value-type="float" office:value="3" calcext:value-type="float">
            <text:p>3</text:p>
          </table:table-cell>
          <table:table-cell table:formula="of:=INT(([.A25]-[.$A$2])/10)" office:value-type="float" office:value="2" calcext:value-type="float">
            <text:p>2</text:p>
          </table:table-cell>
          <table:table-cell table:formula="of:=&quot;.card.card_&quot;&amp;[.$A25]&amp;&quot; {  background-position: -&quot;&amp;[.U25]*192&amp;&quot;px -&quot;&amp;([.V25])*[.W$1]&amp;&quot;px ; }&quot;" office:value-type="string" office:string-value=".card.card_324 {  background-position: -576px -588px ; }" calcext:value-type="string">
            <text:p>.card.card_324 { <text:s/>background-position: -576px -588px ; }</text:p>
          </table:table-cell>
          <table:table-cell table:formula="of:=&quot;.card.small.card_&quot;&amp;[.$A25]&amp;&quot; {  background-position: -&quot;&amp;[.U25]*96&amp;&quot;px -&quot;&amp;([.V25])*[.X$1]&amp;&quot;px ; }&quot;" office:value-type="string" office:string-value=".card.small.card_324 {  background-position: -288px -294px ; }" calcext:value-type="string">
            <text:p>.card.small.card_324 { <text:s/>background-position: -288px -294px ; }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997"/>
        </table:table-row>
        <table:table-row table:style-name="ro10">
          <table:table-cell/>
          <table:table-cell table:style-name="ce21"/>
          <table:table-cell table:style-name="ce19" table:number-columns-repeated="2"/>
          <table:table-cell table:number-columns-repeated="16"/>
          <table:table-cell table:style-name="Default"/>
          <table:table-cell table:number-columns-repeated="4"/>
          <table:table-cell table:style-name="ce29" table:number-columns-repeated="2"/>
          <table:table-cell table:number-columns-repeated="997"/>
        </table:table-row>
        <table:table-row table:style-name="ro10">
          <table:table-cell/>
          <table:table-cell table:style-name="ce21"/>
          <table:table-cell table:number-columns-repeated="18"/>
          <table:table-cell table:style-name="Default"/>
          <table:table-cell table:number-columns-repeated="4"/>
          <table:table-cell table:style-name="ce30" table:number-columns-repeated="2"/>
          <table:table-cell table:number-columns-repeated="997"/>
        </table:table-row>
        <table:table-row table:style-name="ro10">
          <table:table-cell/>
          <table:table-cell table:style-name="ce21"/>
          <table:table-cell table:number-columns-repeated="18"/>
          <table:table-cell table:style-name="Default"/>
          <table:table-cell table:number-columns-repeated="4"/>
          <table:table-cell table:style-name="ce29" table:number-columns-repeated="2"/>
          <table:table-cell table:number-columns-repeated="997"/>
        </table:table-row>
        <table:table-row table:style-name="ro10">
          <table:table-cell/>
          <table:table-cell table:style-name="ce21"/>
          <table:table-cell table:number-columns-repeated="18"/>
          <table:table-cell table:style-name="Default"/>
          <table:table-cell table:number-columns-repeated="4"/>
          <table:table-cell table:style-name="ce30" table:number-columns-repeated="2"/>
          <table:table-cell table:number-columns-repeated="997"/>
        </table:table-row>
        <table:table-row table:style-name="ro10">
          <table:table-cell/>
          <table:table-cell table:style-name="ce21"/>
          <table:table-cell table:number-columns-repeated="18"/>
          <table:table-cell table:style-name="Default"/>
          <table:table-cell table:number-columns-repeated="4"/>
          <table:table-cell table:style-name="ce29" table:number-columns-repeated="2"/>
          <table:table-cell table:number-columns-repeated="997"/>
        </table:table-row>
        <table:table-row table:style-name="ro10">
          <table:table-cell/>
          <table:table-cell table:style-name="ce21"/>
          <table:table-cell table:number-columns-repeated="18"/>
          <table:table-cell table:style-name="Default"/>
          <table:table-cell table:number-columns-repeated="4"/>
          <table:table-cell table:style-name="ce30" table:number-columns-repeated="2"/>
          <table:table-cell table:number-columns-repeated="997"/>
        </table:table-row>
        <table:table-row table:style-name="ro10">
          <table:table-cell/>
          <table:table-cell table:style-name="ce21"/>
          <table:table-cell table:number-columns-repeated="18"/>
          <table:table-cell table:style-name="Default"/>
          <table:table-cell table:number-columns-repeated="4"/>
          <table:table-cell table:style-name="ce29" table:number-columns-repeated="2"/>
          <table:table-cell table:number-columns-repeated="997"/>
        </table:table-row>
        <table:table-row table:style-name="ro10">
          <table:table-cell/>
          <table:table-cell table:style-name="ce21"/>
          <table:table-cell table:number-columns-repeated="18"/>
          <table:table-cell table:style-name="Default"/>
          <table:table-cell table:number-columns-repeated="4"/>
          <table:table-cell table:style-name="ce30" table:number-columns-repeated="2"/>
          <table:table-cell table:number-columns-repeated="997"/>
        </table:table-row>
        <table:table-row table:style-name="ro10">
          <table:table-cell/>
          <table:table-cell table:style-name="ce21"/>
          <table:table-cell table:number-columns-repeated="18"/>
          <table:table-cell table:style-name="Default"/>
          <table:table-cell table:number-columns-repeated="4"/>
          <table:table-cell table:style-name="ce29" table:number-columns-repeated="2"/>
          <table:table-cell table:number-columns-repeated="997"/>
        </table:table-row>
        <table:table-row table:style-name="ro10">
          <table:table-cell/>
          <table:table-cell table:style-name="ce21"/>
          <table:table-cell table:number-columns-repeated="18"/>
          <table:table-cell table:style-name="Default"/>
          <table:table-cell table:number-columns-repeated="4"/>
          <table:table-cell table:style-name="ce30" table:number-columns-repeated="2"/>
          <table:table-cell table:number-columns-repeated="997"/>
        </table:table-row>
        <table:table-row table:style-name="ro10">
          <table:table-cell/>
          <table:table-cell table:style-name="ce21"/>
          <table:table-cell table:number-columns-repeated="18"/>
          <table:table-cell table:style-name="Default"/>
          <table:table-cell table:number-columns-repeated="4"/>
          <table:table-cell table:style-name="ce29" table:number-columns-repeated="2"/>
          <table:table-cell table:number-columns-repeated="997"/>
        </table:table-row>
        <table:table-row table:style-name="ro10">
          <table:table-cell/>
          <table:table-cell table:style-name="ce21"/>
          <table:table-cell table:number-columns-repeated="18"/>
          <table:table-cell table:style-name="Default"/>
          <table:table-cell table:number-columns-repeated="4"/>
          <table:table-cell table:style-name="ce30" table:number-columns-repeated="2"/>
          <table:table-cell table:number-columns-repeated="997"/>
        </table:table-row>
        <table:table-row table:style-name="ro10">
          <table:table-cell/>
          <table:table-cell table:style-name="ce21"/>
          <table:table-cell table:number-columns-repeated="18"/>
          <table:table-cell table:style-name="Default"/>
          <table:table-cell table:number-columns-repeated="4"/>
          <table:table-cell table:style-name="ce29" table:number-columns-repeated="2"/>
          <table:table-cell table:number-columns-repeated="997"/>
        </table:table-row>
        <table:table-row table:style-name="ro10">
          <table:table-cell/>
          <table:table-cell table:style-name="ce21"/>
          <table:table-cell table:number-columns-repeated="18"/>
          <table:table-cell table:style-name="Default"/>
          <table:table-cell table:number-columns-repeated="4"/>
          <table:table-cell table:style-name="ce30" table:number-columns-repeated="2"/>
          <table:table-cell table:number-columns-repeated="997"/>
        </table:table-row>
        <table:table-row table:style-name="ro10">
          <table:table-cell table:number-columns-repeated="25"/>
          <table:table-cell table:formula="of:=SUM([.Z2:.Z39])" office:value-type="float" office:value="24" calcext:value-type="float">
            <text:p>24</text:p>
          </table:table-cell>
          <table:table-cell table:formula="of:=SUM([.AA2:.AA39])" office:value-type="float" office:value="24" calcext:value-type="float">
            <text:p>24</text:p>
          </table:table-cell>
          <table:table-cell table:number-columns-repeated="997"/>
        </table:table-row>
        <table:table-row table:style-name="ro10">
          <table:table-cell table:number-columns-repeated="25"/>
          <table:table-cell table:formula="of:=38-[.Z40]" office:value-type="float" office:value="14" calcext:value-type="float">
            <text:p>14</text:p>
          </table:table-cell>
          <table:table-cell table:number-columns-repeated="99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automa.Z2:automa.AA2 automa.Z4:automa.AA4 automa.Z6:automa.AA6 automa.Z8:automa.AA8 automa.Z10:automa.AA10 automa.Z12:automa.AA12 automa.Z14:automa.AA14 automa.Z16:automa.AA16 automa.Z18:automa.AA18 automa.Z20:automa.AA20 automa.Z22:automa.AA22 automa.Z24:automa.AA24 automa.Z26:automa.AA26 automa.Z28:automa.AA28 automa.Z30:automa.AA30 automa.Z32:automa.AA32 automa.Z34:automa.AA34 automa.Z36:automa.AA36 automa.Z38:automa.AA38">
            <calcext:condition calcext:apply-style-name="Accent" calcext:value="=1" calcext:base-cell-address="automa.Z2"/>
          </calcext:conditional-format>
          <calcext:conditional-format calcext:target-range-address="automa.Z2:automa.AA39">
            <calcext:condition calcext:apply-style-name="Warning" calcext:value="=0" calcext:base-cell-address="automa.Z2"/>
          </calcext:conditional-format>
        </calcext:conditional-formats>
      </table:table>
      <table:named-expressions/>
      <table:database-ranges>
        <table:database-range table:name="__Anonymous_Sheet_DB__3" table:target-range-address="'purple_(wine_order)'.A1:'purple_(wine_order)'.N37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yellow_(summer_visitor)'.A1:'yellow_(summer_visitor)'.R39" table:display-filter-buttons="true" table:orientation="column"/>
        <table:database-range table:name="__Anonymous_Sheet_DB__5" table:target-range-address="'blue_(winter_visitor)'.A1:'blue_(winter_visitor)'.R39" table:display-filter-buttons="true" table:orientation="column"/>
        <table:database-range table:name="__Anonymous_Sheet_DB__7" table:target-range-address="'board locations'.A1:'board locations'.K39" table:display-filter-buttons="true" table:orientation="column"/>
        <table:database-range table:name="__Anonymous_Sheet_DB__10" table:target-range-address="automa.A1:automa.X39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ScalaSans-RegularCon" svg:font-family="ScalaSans-RegularCon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nza_20_nome1" style:display-name="Senza nome1" style:family="table-cell" style:parent-style-name="Default">
      <style:text-properties fo:color="#b2b2b2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12:35:45.61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Asi</meta:initial-creator>
    <meta:creation-date>2021-02-08T10:11:01Z</meta:creation-date>
    <dc:date>2021-06-09T09:58:58.112000000</dc:date>
    <meta:editing-duration>P39DT21H36S</meta:editing-duration>
    <meta:editing-cycles>448</meta:editing-cycles>
    <meta:document-statistic meta:table-count="11" meta:cell-count="5713" meta:object-count="0"/>
  </office:meta>
</office:document-meta>
</file>